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cm" fo:margin-right="0cm" fo:text-indent="0.635cm" style:auto-text-indent="false">
        <style:tab-stops>
          <style:tab-stop style:position="7.809cm"/>
          <style:tab-stop style:position="12.744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8.846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9.137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10.356cm"/>
          <style:tab-stop style:position="12.896cm"/>
        </style:tab-stops>
      </style:paragraph-properties>
    </style:style>
    <style:style style:name="P8" style:family="paragraph" style:parent-style-name="Normal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Normal">
      <style:text-properties fo:font-weight="bold" style:font-weight-asian="bold" style:font-weight-complex="bold"/>
    </style:style>
    <style:style style:name="P10" style:family="paragraph" style:parent-style-name="Normal">
      <style:paragraph-properties>
        <style:tab-stops>
          <style:tab-stop style:position="4.565cm"/>
          <style:tab-stop style:position="5.9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6.364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7.235cm"/>
        </style:tab-stops>
      </style:paragraph-properties>
    </style:style>
    <style:style style:name="P13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978cm"/>
        </style:tab-stops>
      </style:paragraph-properties>
    </style:style>
    <style:style style:name="P14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188cm"/>
          <style:tab-stop style:position="12.637cm"/>
        </style:tab-stops>
      </style:paragraph-properties>
    </style:style>
    <style:style style:name="P15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16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17" style:family="paragraph" style:parent-style-name="Normal">
      <style:paragraph-properties fo:break-before="page">
        <style:tab-stops>
          <style:tab-stop style:position="5.239cm"/>
        </style:tab-stops>
      </style:paragraph-properties>
    </style:style>
    <style:style style:name="P18" style:family="paragraph" style:parent-style-name="Normal">
      <style:paragraph-properties fo:break-before="page">
        <style:tab-stops>
          <style:tab-stop style:position="13.399cm"/>
        </style:tab-stops>
      </style:paragraph-properties>
    </style:style>
    <style:style style:name="P19" style:family="paragraph" style:parent-style-name="Normal">
      <style:paragraph-properties fo:margin-left="0cm" fo:margin-right="0cm" fo:text-indent="0.635cm" style:auto-text-indent="false">
        <style:tab-stops>
          <style:tab-stop style:position="4.865cm"/>
          <style:tab-stop style:position="6.396cm"/>
        </style:tab-stops>
      </style:paragraph-properties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118e18"/>
    </style:style>
    <style:style style:name="P21" style:family="paragraph" style:parent-style-name="Normal">
      <style:paragraph-properties fo:margin-left="0cm" fo:margin-right="0cm" fo:text-indent="0.635cm" style:auto-text-indent="false"/>
      <style:text-properties officeooo:paragraph-rsid="00144a94"/>
    </style:style>
    <style:style style:name="P22" style:family="paragraph" style:parent-style-name="Normal">
      <style:paragraph-properties fo:margin-left="0cm" fo:margin-right="0cm" fo:text-indent="0.635cm" style:auto-text-indent="false"/>
      <style:text-properties officeooo:paragraph-rsid="00162c5e"/>
    </style:style>
    <style:style style:name="P23" style:family="paragraph" style:parent-style-name="Normal">
      <style:paragraph-properties fo:break-before="page">
        <style:tab-stops>
          <style:tab-stop style:position="12.852cm"/>
        </style:tab-stops>
      </style:paragraph-properties>
    </style:style>
    <style:style style:name="P24" style:family="paragraph" style:parent-style-name="Normal">
      <style:paragraph-properties fo:margin-left="0cm" fo:margin-right="0cm" fo:text-indent="0.635cm" style:auto-text-indent="false"/>
      <style:text-properties officeooo:paragraph-rsid="001758bc"/>
    </style:style>
    <style:style style:name="P25" style:family="paragraph" style:parent-style-name="Normal">
      <style:paragraph-properties fo:margin-left="0cm" fo:margin-right="0cm" fo:text-indent="0.635cm" style:auto-text-indent="false"/>
      <style:text-properties officeooo:paragraph-rsid="001937a3"/>
    </style:style>
    <style:style style:name="P26" style:family="paragraph" style:parent-style-name="Normal">
      <style:paragraph-properties fo:break-before="page"/>
      <style:text-properties officeooo:paragraph-rsid="001937a3"/>
    </style:style>
    <style:style style:name="P27" style:family="paragraph" style:parent-style-name="Normal">
      <style:text-properties officeooo:paragraph-rsid="001937a3"/>
    </style:style>
    <style:style style:name="P28" style:family="paragraph" style:parent-style-name="Normal">
      <style:paragraph-properties fo:margin-left="0cm" fo:margin-right="0cm" fo:text-indent="0.635cm" style:auto-text-indent="false"/>
      <style:text-properties officeooo:paragraph-rsid="001af378"/>
    </style:style>
    <style:style style:name="P29" style:family="paragraph" style:parent-style-name="Normal">
      <style:paragraph-properties fo:margin-left="0cm" fo:margin-right="0cm" fo:text-indent="0.635cm" style:auto-text-indent="false"/>
      <style:text-properties officeooo:paragraph-rsid="001cf17e"/>
    </style:style>
    <style:style style:name="P30" style:family="paragraph" style:parent-style-name="Normal">
      <style:paragraph-properties fo:margin-left="0cm" fo:margin-right="0cm" fo:text-indent="0.635cm" style:auto-text-indent="false"/>
      <style:text-properties officeooo:paragraph-rsid="001df933"/>
    </style:style>
    <style:style style:name="P31" style:family="paragraph" style:parent-style-name="Normal">
      <style:paragraph-properties fo:margin-left="0cm" fo:margin-right="0cm" fo:text-indent="0.635cm" style:auto-text-indent="false"/>
      <style:text-properties officeooo:paragraph-rsid="001e6c59"/>
    </style:style>
    <style:style style:name="P32" style:family="paragraph" style:parent-style-name="Normal">
      <style:paragraph-properties fo:margin-left="0cm" fo:margin-right="0cm" fo:text-indent="0.635cm" style:auto-text-indent="false"/>
      <style:text-properties officeooo:paragraph-rsid="001f00bb"/>
    </style:style>
    <style:style style:name="P33" style:family="paragraph" style:parent-style-name="Normal">
      <style:paragraph-properties fo:margin-left="0cm" fo:margin-right="0cm" fo:text-indent="0.635cm" style:auto-text-indent="false"/>
      <style:text-properties officeooo:paragraph-rsid="001f6ccd"/>
    </style:style>
    <style:style style:name="P34" style:family="paragraph" style:parent-style-name="Normal">
      <style:paragraph-properties fo:break-before="page"/>
      <style:text-properties officeooo:paragraph-rsid="001f6ccd"/>
    </style:style>
    <style:style style:name="P35" style:family="paragraph" style:parent-style-name="Normal">
      <style:paragraph-properties fo:margin-left="0cm" fo:margin-right="0cm" fo:text-indent="0cm" style:auto-text-indent="false" fo:break-before="page"/>
    </style:style>
    <style:style style:name="P36" style:family="paragraph" style:parent-style-name="Normal">
      <style:paragraph-properties fo:margin-left="0cm" fo:margin-right="0cm" fo:text-indent="0.635cm" style:auto-text-indent="false"/>
      <style:text-properties officeooo:paragraph-rsid="00214bb8"/>
    </style:style>
    <style:style style:name="P37" style:family="paragraph" style:parent-style-name="Normal">
      <style:paragraph-properties fo:margin-left="0cm" fo:margin-right="0cm" fo:text-indent="0.635cm" style:auto-text-indent="false"/>
      <style:text-properties officeooo:paragraph-rsid="00215c10"/>
    </style:style>
    <style:style style:name="P38" style:family="paragraph" style:parent-style-name="Normal">
      <style:paragraph-properties fo:margin-left="0cm" fo:margin-right="0cm" fo:text-indent="0.635cm" style:auto-text-indent="false"/>
      <style:text-properties officeooo:paragraph-rsid="002254cd"/>
    </style:style>
    <style:style style:name="P39" style:family="paragraph" style:parent-style-name="Normal">
      <style:paragraph-properties fo:break-before="page"/>
      <style:text-properties officeooo:paragraph-rsid="0024006a"/>
    </style:style>
    <style:style style:name="P40" style:family="paragraph" style:parent-style-name="Normal">
      <style:paragraph-properties fo:margin-left="0cm" fo:margin-right="0cm" fo:text-indent="0.635cm" style:auto-text-indent="false"/>
      <style:text-properties officeooo:paragraph-rsid="00250664"/>
    </style:style>
    <style:style style:name="P41" style:family="paragraph" style:parent-style-name="Normal">
      <style:paragraph-properties fo:margin-left="0cm" fo:margin-right="0cm" fo:text-indent="0.635cm" style:auto-text-indent="false"/>
      <style:text-properties officeooo:paragraph-rsid="00258b78"/>
    </style:style>
    <style:style style:name="P42" style:family="paragraph" style:parent-style-name="Normal">
      <style:paragraph-properties fo:margin-left="0cm" fo:margin-right="0cm" fo:text-indent="0.635cm" style:auto-text-indent="false"/>
      <style:text-properties officeooo:paragraph-rsid="002595e4"/>
    </style:style>
    <style:style style:name="P43" style:family="paragraph" style:parent-style-name="Heading_20_1" style:master-page-name="MP0">
      <style:paragraph-properties style:page-number="auto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Normal">
      <style:paragraph-properties fo:margin-left="0cm" fo:margin-right="0cm" fo:text-indent="0.635cm" style:auto-text-indent="false"/>
    </style:style>
    <style:style style:name="P47" style:family="paragraph" style:parent-style-name="Normal">
      <style:paragraph-properties fo:break-before="page"/>
      <style:text-properties officeooo:paragraph-rsid="0026b8b6"/>
    </style:style>
    <style:style style:name="P48" style:family="paragraph" style:parent-style-name="Normal">
      <style:paragraph-properties fo:margin-left="0cm" fo:margin-right="0cm" fo:text-indent="0.635cm" style:auto-text-indent="false" fo:break-before="page"/>
    </style:style>
    <style:style style:name="P49" style:family="paragraph" style:parent-style-name="Normal">
      <style:paragraph-properties fo:margin-left="0cm" fo:margin-right="0cm" fo:text-indent="0.635cm" style:auto-text-indent="false"/>
      <style:text-properties officeooo:paragraph-rsid="002745c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d88c" style:font-style-asian="italic" style:font-style-complex="italic"/>
    </style:style>
    <style:style style:name="T3" style:family="text">
      <style:text-properties fo:font-style="italic" officeooo:rsid="001758bc" style:font-style-asian="italic" style:font-style-complex="italic"/>
    </style:style>
    <style:style style:name="T4" style:family="text">
      <style:text-properties fo:font-style="italic" officeooo:rsid="001af378" style:font-style-asian="italic" style:font-style-complex="italic"/>
    </style:style>
    <style:style style:name="T5" style:family="text">
      <style:text-properties fo:font-style="italic" officeooo:rsid="001cf17e" style:font-style-asian="italic" style:font-style-complex="italic"/>
    </style:style>
    <style:style style:name="T6" style:family="text">
      <style:text-properties fo:font-style="italic" officeooo:rsid="001df933" style:font-style-asian="italic" style:font-style-complex="italic"/>
    </style:style>
    <style:style style:name="T7" style:family="text">
      <style:text-properties fo:font-style="italic" officeooo:rsid="002254cd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language-asian="en" style:country-asian="US" style:font-style-asian="italic" style:language-complex="en" style:country-complex="US" style:font-style-complex="italic"/>
    </style:style>
    <style:style style:name="T10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11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2" style:family="text">
      <style:text-properties fo:language="el" fo:country="GR" style:language-asian="el" style:country-asian="GR" style:language-complex="el" style:country-complex="GR"/>
    </style:style>
    <style:style style:name="T13" style:family="text">
      <style:text-properties fo:language="it" fo:country="IT" style:language-asian="el" style:country-asian="GR" style:language-complex="el" style:country-complex="GR"/>
    </style:style>
    <style:style style:name="T14" style:family="text">
      <style:text-properties fo:language="it" fo:country="IT" fo:font-weight="bold" style:language-asian="en" style:country-asian="US" style:font-weight-asian="bold" style:language-complex="en" style:country-complex="US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758bc" style:font-weight-asian="bold" style:font-weight-complex="bold"/>
    </style:style>
    <style:style style:name="T17" style:family="text">
      <style:text-properties fo:font-weight="bold" officeooo:rsid="001937a3" style:font-weight-asian="bold" style:font-weight-complex="bold"/>
    </style:style>
    <style:style style:name="T18" style:family="text">
      <style:text-properties fo:font-weight="bold" officeooo:rsid="001af378" style:font-weight-asian="bold" style:font-weight-complex="bold"/>
    </style:style>
    <style:style style:name="T19" style:family="text">
      <style:text-properties fo:font-weight="bold" officeooo:rsid="001df933" style:font-weight-asian="bold" style:font-weight-complex="bold"/>
    </style:style>
    <style:style style:name="T20" style:family="text">
      <style:text-properties style:language-asian="el" style:country-asian="GR" style:language-complex="el" style:country-complex="GR"/>
    </style:style>
    <style:style style:name="T21" style:family="text">
      <style:text-properties style:language-asian="en" style:country-asian="US" style:language-complex="en" style:country-complex="US"/>
    </style:style>
    <style:style style:name="T2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4" style:family="text">
      <style:text-properties officeooo:rsid="00118e18"/>
    </style:style>
    <style:style style:name="T25" style:family="text">
      <style:text-properties officeooo:rsid="0012d88c"/>
    </style:style>
    <style:style style:name="T26" style:family="text">
      <style:text-properties officeooo:rsid="00144a94"/>
    </style:style>
    <style:style style:name="T27" style:family="text">
      <style:text-properties officeooo:rsid="00162c5e"/>
    </style:style>
    <style:style style:name="T28" style:family="text">
      <style:text-properties officeooo:rsid="001758bc"/>
    </style:style>
    <style:style style:name="T29" style:family="text">
      <style:text-properties officeooo:rsid="001937a3"/>
    </style:style>
    <style:style style:name="T30" style:family="text">
      <style:text-properties officeooo:rsid="001af378"/>
    </style:style>
    <style:style style:name="T31" style:family="text">
      <style:text-properties officeooo:rsid="001cf17e"/>
    </style:style>
    <style:style style:name="T32" style:family="text">
      <style:text-properties officeooo:rsid="001df933"/>
    </style:style>
    <style:style style:name="T33" style:family="text">
      <style:text-properties fo:color="#000000" loext:opacity="100%" fo:language="fr" fo:country="FR" fo:font-weight="bold" officeooo:rsid="001df933" style:language-asian="el" style:country-asian="GR" style:font-weight-asian="bold" style:language-complex="el" style:country-complex="GR" style:font-weight-complex="bold"/>
    </style:style>
    <style:style style:name="T34" style:family="text">
      <style:text-properties officeooo:rsid="001e6c59"/>
    </style:style>
    <style:style style:name="T35" style:family="text">
      <style:text-properties officeooo:rsid="00214bb8"/>
    </style:style>
    <style:style style:name="T36" style:family="text">
      <style:text-properties fo:font-variant="normal" fo:text-transform="none" fo:color="#362412" loext:opacity="100%" style:text-line-through-style="none" style:text-line-through-type="none" style:font-name="Tahoma" fo:font-style="normal" style:text-underline-style="none" fo:font-weight="normal" style:font-style-asian="normal" style:font-weight-asian="normal" style:font-style-complex="italic"/>
    </style:style>
    <style:style style:name="T37" style:family="text">
      <style:text-properties officeooo:rsid="00258b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<text:bookmark-start text:name="bookmark0"/>CALENI DE C<text:span text:style-name="T24">O</text:span>MP<text:span text:style-name="T24">O</text:span>SITIONE MEDICAMENTORUM SECUNDUM LOCOS<text:line-break/>LIBER I.<text:bookmark-end text:name="bookmark0"/></text:h>
      <text:h text:style-name="Heading_20_2" text:outline-level="2">Cap. l. </text:h>
      <text:p text:style-name="P20">Quod non solum is qui curatur allectus<text:line-break/>curationem ipsam indicet, sid quod tum ipsius aegri tempe-<text:line-break/>ramentum tum affectae partis natura non parum indicent,<text:line-break/>antea in commentariis de medendi methodo est monstra-<text:line-break/>tum, quemadmodum etiam quomodo quis ex simplicibus<text:line-break/>medicamentis per te compositum aliquod faciat compendio<text:line-break/>quidem in illis , lusius in vero in septem libris ante hunc</text:p>
      <text:p text:style-name="P3">item editis universalem metlloduln Ostendimus. Nunc vero<text:line-break/>quomodo quis per se methodo medicamentorum facultates<text:line-break/>dirigat ad fingulas corporis partes congruentes atque iis quae<text:line-break/>a prioribus medicis inventae sunt recte utatur, percurrere<text:line-break/>proposltum est, a capite initio sueto, sicuti omnibus, qui nos<text:line-break/>praecesserunt est visum. Accidunt autem ipsi capiti plurimae<text:line-break/>affectiones cum reliquis omnibus partibus communes, verum<text:line-break/>capillorum affectionem cum paucis communem habet; pro-<text:line-break/>pterea quod etiam pilosum esse ex primaria ratione haud<text:line-break/>multis inest. Generatio enim pilorum eadem est quae terrae<text:line-break/>nascentium , quemadmodum in libris de temperamentis est<text:line-break/>demonstratum. Quemadmodum autem in iis quaedam arte<text:line-break/>et arbitrio agricolae, quaedam vero naturalibus causis pro-<text:line-break/>veniunt, eodem modo et in animalium corporibus. Arvo<text:line-break/>enim cuipiam triticum aut hordeum aut quidpiam caetero-<text:line-break/>rum <text:span text:style-name="Default_20_Paragraph_20_Font"><text:span text:style-name="T1">C</text:span></text:span>erealium seminum in se orientium habenti caput assi-<text:line-break/>milatur, aliis vero herbis pili, qui in superiori parte<text:line-break/>nascuntur, qui his qui sunt in toto corpore pilis similem</text:p>
      <text:p text:style-name="P3">habent generationem, non enim secundum primam ratio-<text:line-break/>nem, led per accidens quoddam natura eos generare solet.<text:line-break/>At pili cum palpebrarum tum superciliorum non parvum<text:line-break/>ulutii animalibus exhibere ostendebantur, menti vero et<text:line-break/>pudendorum pili minoris utilitatis gratia producti videntur.<text:line-break/>Quapropter etiam affectiones pilorum in oculis et superciliis<text:line-break/>in primis nos ad sui curationem adhortantur; secundum<text:line-break/>vero locum capitis capillorum allectioile.s habent, deinde<text:line-break/>uri uti et pudendorum. Sunt autem pilorum assectiones per-<text:line-break/>secta perditio et coloris ipsorum alteratio, velut in vitiligine<text:line-break/>alba si lice appellata licii consuevit. At liaec etiam in alo-<text:line-break/>peciis t t opinati non modicum atque indecorum detrimen-<text:line-break/>tum simul cap illisi accedit. Quidam igitur promiserunt ve-<text:line-break/>luti has, sic etiam incipientem calviciem se ne augescant<text:line-break/>prohibituros: lunt autem qui hoc impossibile este dicant.<text:line-break/>Ad alopeciarum autem et ophiasis curationem accedentes<text:line-break/>j barinaca Implerunt, pt r quae pci betam ipsarum sanatio-<text:line-break/>nem pollicentur. At vero plerique medici ex ipsorum usu</text:p>
      <text:p text:style-name="P3">aliquando non solum successu longe frustrantur, sed etiam<text:line-break/>vehementer nocent, ut affectio ipsa incurabilis reddatur,<text:line-break/>quod sane ipfis etiam circa alia pharmaca contingit, quibus<text:line-break/>citra methodi rationem utuntur. Ego vero id quod Hippo-<text:line-break/>crates praecepit in artis operibus facere semper annitor.<text:line-break/>nimirum ut quod auxilii loco adhibetur, velut ille scripsit,<text:line-break/>juvet vel certe non noceat. Quod vero pharmacorum citpa<text:line-break/>methodum usus non solum non prosit, sed frequenter etiam<text:line-break/>Obsit, hinc sane di sacre licet. Jam vero ordiendi quod p<text:span text:style-name="T24">ro</text:span><text:line-break/>posuilnus tempus adest.</text:p>
      <text:h text:style-name="Heading_20_2" text:outline-level="2">Cap. ll. </text:h>
      <text:p text:style-name="P20">[<text:span text:style-name="Default_20_Paragraph_20_Font"><text:span text:style-name="T1">De alopecia, calvitie et ophiaf</text:span></text:span><text:span text:style-name="Default_20_Paragraph_20_Font"><text:span text:style-name="T2">i</text:span></text:span><text:span text:style-name="Default_20_Paragraph_20_Font"><text:span text:style-name="T1">.] </text:span></text:span>Quem..<text:line-break/>admodum plantae aliquae ob humoris inopiam reficcaluo<text:line-break/>corrumpuntur, aliquae vero ob humoris alieni ab ipsarum<text:line-break/>natura commercium, eodem modo et capilli aut propter<text:line-break/>humorum ex quibus nutriti consueverunt inopiam aut pr<text:span text:style-name="T24">o-</text:span><text:line-break/>pter eorundem vitiationem accidit ut corrumpantur. <text:span text:style-name="T24">E</text:span><text:span text:style-name="T25">t</text:span><text:line-break/>propter inopiam sane humorum calviciesi Contingit, propttsp<text:line-break/>vitiatos vero humores alopecia et opinatis, unum quidom</text:p>
      <text:p text:style-name="P3">ambae secundum morbosam affectionem malum, nomina au-<text:line-break/>tem juxta figuram habentes diversa; serpenti enim similis<text:line-break/>laesa capitis pars in opinati apparet, alopecias autem ob id<text:line-break/>appellatas serunt , quod vulpibus frequenter accidant. Nos<text:line-break/>autem propter quid sic appellari contigit non quaerimus,<text:line-break/>unde Utro oriantur causam quaerentes, eam ipsam humo-<text:line-break/>rutu vitiatorum redundantiam comperimus. Quales autem<text:line-break/>tandem sint corrupti humores ex colore cutis capitis cogno-<text:line-break/>stes i aliquibus enim mutata albidior apparet, aliquibus ni-<text:line-break/>grior aut pallidior. Quare in istis primum totius corporis<text:line-break/>purgationem adhibebis aut pharmaco pituitam ducente exhi-<text:line-break/>bito aut quoti bilem pallidam aut nigram tr<text:span text:style-name="Default_20_Paragraph_20_Font"><text:span text:style-name="T1">a</text:span></text:span>hit, coniectura<text:line-break/>redundantis humoris ex colore cutis saeta. Lgo vero sem-<text:line-break/>per Lis rani purgavi, aliquando veratro nigro adjecto , ubi<text:line-break/>attae bilis expurgare volui humorem, aliquando scammonia,<text:line-break/>li amira bilis purganda esset. li vero puuitosnm exuperare<text:line-break/>coniecissem humorem, nihil admiscui. I ales enim, praefer-<text:line-break/>tim ex capite, Iliera ex colocynthide purgare consuevit simul-</text:p>
      <text:p text:style-name="P3">que cum his etiam alios quosdam humores etiam si scammo-,<text:line-break/>nia aut veratrum nigrum aut epithymum non assumpserit.<text:line-break/>Quin et ex aloe catapotia quae tum scammoniam tum colo-<text:line-break/>cyntllidem admixtam habent, utiliter ita affectos purgare<text:line-break/>solent. Caeterum post totius corporis purgationem pituitam<text:line-break/>per os ducere praestat, deinde usque adeo affecto loco reme-<text:line-break/>dia admovenda, de quorum compolitione dicere aggredior.<text:line-break/>Oportet enim velut in aliis, sic et in his affectioni mederi<text:line-break/>cujus symptoma est vitium capillorum. Si quidem igitur<text:line-break/>vitiatus humor Circa unum locum fuerit collectus, fcopus<text:line-break/>medendi erit ut his quam Celerrime evacuetur, priusquam<text:line-break/>ab ipso cutis in quendam malum habitum deducatur, tan-<text:line-break/>tum ut etiam, fi quis vitiatum ipsius humorem evacuet et<text:line-break/>boni sanguinis influxum praeparet, is adeo etiam a malo in<text:line-break/>ipsa habitu prius inducto Corrumpatur. Si itaque vitiatum<text:line-break/>humorem in Cute evacuare volueris, discusseriis pharmacis<text:line-break/>opus habebis. Atqui Contradicet forsan aliquis communem<text:line-break/>scopum in omnibus allectionibus quae ex influxu humorum</text:p>
      <text:p text:style-name="P3">fiunt, Contemni ac subverti ratus repelli ipsos debere asse-<text:line-break/>rens, partem refrigerando ac astringendo non attrahi calefa-<text:line-break/>ciendo, este autem discutienti^ medicamenta omnia facultate<text:line-break/>calida. Et certe affirmamus nos quoque vere liaec dicta<text:line-break/>esse. lncipientes enim ophiafes alopecias per hujusmodi<text:line-break/>pliarmaca prohibere oportet ne augescant, non tamen jam<text:line-break/>principium ipsorum alopeciam aut ophiasin appellari , sicut<text:line-break/>neque scabiem, neque lepram jam appellamus quae ex itn-<text:line-break/>petLine orditur. I.go itaque, quemadmodum nostis, etiam<text:line-break/>jam factas alopecias aliquando purgatione sanavi, nullo ani-<text:line-break/>j dius medicamento post ipsimi ad locum affectum admoto.<text:line-break/>I t autem ampliorem ejus rei experientiam facerem ex ejus-<text:line-break/>modi quopiam successu sum impulsus. Adole situs quispiam<text:line-break/>bonae habitudinis et exercitiis alluetus hanc affectionem in<text:line-break/>capite iussa bat, erat autem latis familiaris milii, ut victus<text:line-break/>rationem etiam ipsius qua jam per tt es aut quatuor menses<text:line-break/>usus erat, probe nossem, explebat enim se quotidie ferme<text:line-break/>f<text:span text:style-name="Default_20_Paragraph_20_Font"><text:span text:style-name="T1">u</text:span></text:span>ngis; Hunc itaque soli hiera ex colocynthide purgavi his</text:p>
      <text:p text:style-name="P3">in quinque diebus, in pluma sane purgatione quatuor ex<text:line-break/>ea drachmis, in secunda quinque exhibitis. Priusquam vero<text:line-break/>ad has purgationes pervenire, catapotia ex aloë undecim ei<text:line-break/>praebui, <text:span text:style-name="Default_20_Paragraph_20_Font"><text:span text:style-name="T1">L</text:span></text:span>icoribus sere magnitudinem parem habentia. Habent<text:line-break/>autem catapotia haec colocynthidis partem, id est aloes et<text:line-break/>scammoniae utriusque partes ii, his ego unam partem succi<text:line-break/>abfinthii milceo. Antea vero etiam mastichen Chiam et<text:line-break/>bdellium adjeci, hoc enim modo Quintus utebatur. Verum<text:line-break/>propter quid ea reiecerim postea alio sermone explicabitur,<text:line-break/>quem in compofitionisi purgantium pharmacorum libros<text:line-break/>reservo. Quum igitur post has tres purgationes homini pi-<text:line-break/>tuitam e capite deducere per apophlegmatismosi vellem,<text:line-break/>atque deinde pharmacum quoddam ad affectam partem adlli-<text:line-break/>here, contigit ipsum derepente in prosectionem quandam<text:line-break/>ablegari, in qua cum boni succi cibis de quibus a me audie-<text:line-break/>rat uteretur, polt dies sorte viginti rediit, ab affectione circa<text:line-break/>capillos penitus curatus. Ex hoc sane successu incitatus<text:line-break/>ego , quum i<text:span text:style-name="Default_20_Paragraph_20_Font"><text:span text:style-name="T1">o</text:span></text:span> aliis eandem curationem fecissem expectavi<text:line-break/>ut viderem quid citra pharmacorum ad caput adlli bi tionem</text:p>
      <text:p text:style-name="P3">esset secuturum. Curati sunt itaque omnes lloc modo, tamen<text:line-break/>in jam inveteratis hujusmodi experientiae periculum siti. Dis-<text:line-break/>siculter enim eluuntur in his cuti admodum insidentes heroli<text:line-break/>humores, multo vero magis in iis quibus jam ipsa cutis ad<text:line-break/>malum habitum pervenit non est fidendum sidis purgationibus.<text:line-break/>Atque llaec quidam necessario praefatus sum. Caeterum de<text:line-break/>pharmacis affectioni huic commodis jam dicere incipiam.<text:line-break/>Evacuativa igitur omnino esse oportet ipsa allligentis humo-<text:line-break/>ris , verum evacuare nihil potest, quod non discutiendi Vi<text:line-break/>sit praeditum, eam vero facultatem citra calesacilionem ha-<text:line-break/>here non potest, sed li quidem ex vehementer calciat dentium<text:line-break/>numero fuerit, cutem exuret, quod li vero non urat, in<text:line-break/>principio quidem praeclare <text:span text:style-name="Default_20_Paragraph_20_Font"><text:span text:style-name="T1">i</text:span></text:span>uvabit , progressu vero tempo-<text:line-break/>ris cuticula capitis super resiccata talis evadet, quasi m in<text:line-break/>calvis videmus. Non tamen simpliciter moderate calidum<text:line-break/>esse pharmacum oportet, sed intra videlicet sines lcopi pro-<text:line-break/>positi accedens. Nam et tenuium partium ipsum este con-<text:line-break/>venit, quod sane in altum sit progressurum, unde radit S</text:p>
      <text:p text:style-name="P3">capillorum generationis suae principium habent, et facultate<text:line-break/>qualem diximus praeditum , propter id quod crassior fit et<text:line-break/>durior capitis cutis et ob id mediCamento opus habeat esii-<text:line-break/>caciore. Itaque fi supra hoc quod vitiatos humores discutiat,<text:line-break/>etiam idoneum fit ad bonum sanguinem attrahendum, veIut<text:line-break/>est thapsia, optimum sane pharmacum est censendum. At vero<text:line-break/>quum thapsia longe calidior fit quam affectioni Iit ex usu,<text:line-break/>merito ejus adhibitionem per se vitamus, exulcerationes<text:line-break/>enim in cute excitare consuevit, et omnino phleglnonosa<text:line-break/>oedemata , quapropter necessario quaedam quae ejus velle-<text:line-break/>mentiam mitigent admiscemus. Id ipsum vero ceratum ex<text:line-break/>oleo apparatum praestare potest: sit autem tenuium partium<text:line-break/>oleum, quale est Sabinum, praestat item moderate esse vetu-<text:line-break/>stum. Ad hanc rem confert item oleum cicinum, quod mox<text:line-break/>ab initio ejusmodi naturam habet, quale praedictum est Sa-<text:line-break/>binum inveteratum. Quod fi neutrum horum ad manum<text:line-break/>sit, ex reliquis Graecis oleis citra olearum germina appara-<text:line-break/>tis, quodcunque tandem admiscemus, praesertim si sit ve tu-</text:p>
      <text:p text:style-name="P3">stum. Perspicuum itaque esse opinor oleum ex Iberis aut<text:line-break/>Hispania, aut quo modo cunque quis eam appellare velit, sil-<text:line-break/>giendum esse, itemque quod ex olivis nondum plene maturis<text:line-break/>apparatur, omotribes et ompllacinum Graecis appellatum.<text:line-break/>Usus sum autem et sola thapsia vehementi ejus facultate larga<text:line-break/>aquae admixtione exoluta. Verum de thapsia qui ipsa uti-<text:line-break/>tur sciat opus ell maximam dillerentiam esse recentis ad<text:line-break/>vetustiorem: vis enim hujus pharmaci post annum multum<text:line-break/>exolvstur, atque amplius adhuc post duos annos, auderet<text:line-break/>autem quispiam dicere, inutilem penitus ejus usum trien-<text:line-break/>nium progressae. Haec igitur haud ignorans imparem aquae<text:line-break/>modum admiscebis. Ad recentem enim plurimum aquae<text:line-break/>addes eamque saepe lingulis diebus illines, ad eam vero quae<text:line-break/>per tempus imbecillior reddita est minus assit ndes, quo et ob<text:line-break/>craffitiem diutius adhaerere et propter liquiditatem non lla-<text:line-break/>tim defluere contingat. Quin et quum compositum pharma..<text:line-break/>cum paras, quod thapsiae admixtionem requirit, quale est<text:line-break/>quo ego assidue utor, non aequale semper pondus thapsiae</text:p>
      <text:p text:style-name="P3">admiscebis , sed quantum pro tempore aetatis ejus convenit,<text:line-break/>tantum ipsum pondus augebis. Caeterum de hac tota re<text:line-break/>paulo post diligentius, quum ad composita pervenero, differe-<text:line-break/>tur, ubi prius omnia fimplicia pharmaca affectioni huic fami-<text:line-break/>halia recensuero. Etenim ex his quae fortiter calefaciunt est<text:line-break/>euphorbium, quae autem sufficienter , laurinum sive oleum<text:line-break/>fixe unguentum aut quocunque tandem nomine id appellare<text:line-break/>velis, nam et his una cum calesaciendi ac discutiendi sacul-<text:line-break/>late inest et facultas attrahendi sanguinem in locum ab ipfis<text:line-break/>calefactum. Licet igitur ipfis et per fe uti, euphorbium<text:line-break/>quidem in oleo Levigando folvendove, laurine vero folo<text:line-break/>citra alterius admixtionem illinendo, si tamen minus fini-<text:line-break/>dum appareat, parum cerae addatur. Quum vero multo casse<text:line-break/>dius fit recens euphorbium , fi quidem eo quod duorum aut<text:line-break/>trium annorum est, uteris, ad libram unam Romanam olei<text:line-break/>eupllorbii unciam unam injicies quae sane duodecima olei<text:line-break/>pars existit. Recenti vero euphorbio parce utaris quam<text:line-break/>minima ejus parte primum admixta, aut etiam cerae uncia</text:p>
      <text:p text:style-name="P3">una insuper addita, quo videas quantum hominem calefaciat,<text:line-break/>licebit enim tibi, ubi rursus uti voles, denuo addere sive<text:line-break/>oleum sive ceram malis. Eodem modo etiam thapsia uten-<text:line-break/>dum est omnibusque fortibus medicamentis. Peccatum<text:line-break/>enim intra modum nullum detrimentum affert , supra vero<text:line-break/>aliquando exasperat, et exulcerat cutem inllammationemque<text:line-break/>suscitat. Et Iane ubi in sequentibus compositis pharmacis<text:line-break/>quandoque euphorbium aut thapsia scribatur , pondus ipso<text:line-break/>russi in vigore existentium ., non veterum intelligere oportet.<text:line-break/>Valde enim vetusta omnino sugere oportet, non solum in<text:line-break/>Ius pharmacis, sed omnibus etiam aliis quae videlicet succi<text:line-break/>et liquores et Hores et solia et fructus et radices et semina<text:line-break/>existunt, quando Iane etiam metallica per longioris tempe-<text:line-break/>ris situm et. ipsa viribus infirmantur. Utimur tamen qui-<text:line-break/>bn.stlam pharmacis viginti aut etiam triginta annorum pro-<text:line-break/>ptcrea quod nondum vergentem omnino habeant aetati m .<text:line-break/>alia enim aliam tum sugentem tum inclinatam aetatem<text:line-break/>habent, atque etiam, li ita dicere libeat, senectam. t num-</text:p>
      <text:p text:style-name="P3">quodque autem proprium vigorem iis qui ea saepe vide-<text:line-break/>runt indicat, tum ex odore tum ex gustu, aliquando etiam<text:line-break/>ex colore et secundum crassitiem compage. Quemadmo-<text:line-break/>dum. in aliis omnibus pharmacis non solum quod calesa-<text:line-break/>Ciant operae pretium est cognoscere, sed et quanta distan-<text:line-break/>tia quant<text:span text:style-name="Default_20_Paragraph_20_Font"><text:span text:style-name="T1">a</text:span></text:span>que ordine id Iaciant. Sic item in iis quae<text:line-break/>alopeciis conserunt pharmacis nosse oportet, quod calidis-<text:line-break/>limum quidem ex eis est eupllorbium. Eo autem minus<text:line-break/>Calidum est thapsia, post thapliam autem sinapi et nastur-<text:line-break/>tium. Juxta alium autem modum Immitis nulli horum<text:line-break/>secundum esii habet autem praeter hanc duas alias appeL<text:line-break/>lationesi, nam et ad<text:span text:style-name="Default_20_Paragraph_20_Font"><text:span text:style-name="T1">l</text:span></text:span>uvium et adarce vocatur. Post haec<text:line-break/>succedunt sulphur et nitri spuma ipsumque nitrum molle<text:line-break/>ustum et quod berenicarium appellatur, quemadmodum et<text:line-break/>aphronitrum album leve ac laxum, quod nullam in se ter-<text:line-break/>reanl asperitatem habet. Deinde veratrum utrumque et eru-<text:line-break/>cae semen et laurinum sive oleum sive unguentum velis<text:line-break/>appellare, ad haec alcyonium utrumque ullum et non</text:p>
      <text:p text:style-name="P3">ustum, praestat tamen ustum, et arundinis radiceS itemque<text:line-break/>cortex ambo usta. Quin et pix liquida et cedrinum, quod<text:line-break/>aliqui cedriam appellant, et murium stercus urfaeque adeps,<text:line-break/>praestat autem si vetustior extet. Quanquam etiam hyae-<text:line-break/>nae leonisque ac pardalis ac anseris adipes conveniunt,<text:line-break/>et quicunque tenuium partium substantiam habent, quo<text:line-break/>prompte in cutis profundum penetrare queant, atque ad<text:line-break/>radices usque capillorum pertingant. Sed et amygdalae<text:line-break/>amarae integrae ustae commode sunt, et thus aceto acer-<text:line-break/>rimo consectum. Consectum autem intellige quum pluri-<text:line-break/>bus diebus et maxime ad solem diutius cum acri aceto<text:line-break/>sit counitum His itaque omnibus pharmacis licet utaris<text:line-break/>atl fortia quidem cerato liquido addito, debilibus vero ole<text:span text:style-name="Default_20_Paragraph_20_Font"><text:span text:style-name="T1">o<text:line-break/></text:span></text:span>taurino imbutis. Et inveteratas quidem ac dissicile cura-<text:line-break/>biles cum f<text:span text:style-name="Default_20_Paragraph_20_Font"><text:span text:style-name="T1">o</text:span></text:span>rtibus persanare conaberis, incipientes autem<text:line-break/>etparvas cum debilibus.</text:p>
      <text:p text:style-name="P1"><text:span text:style-name="Default_20_Paragraph_20_Font"><text:span text:style-name="T1">[-Id alopecias composita medicamenta.] </text:span></text:span>Caeterum</text:p>
      <text:p text:style-name="P3">pharmacia composita quae partim a prioribus medicis qui<text:line-break/>alicu<text:span text:style-name="Default_20_Paragraph_20_Font"><text:span text:style-name="T1">i</text:span></text:span>us aestimationis fuerunt magnopere funt laudata, par-<text:line-break/>sim vero a nobis ipsis per longam experientiam funt ex-<text:line-break/>aminata ac probata; ejusmodi existunt. ♃. Euphorbii tha-<text:line-break/>pilae, laurini, singulorum Ʒ ij. sulphuris vivi, veratri<text:line-break/>utriusque Ʒ j. necpIe relert albo, an nigro veratro quod<text:line-break/>ad manum fit utaris. His admisce cerae Ʒvj. laurino aut csi<text:line-break/>cino aut veteri oleo praeeliquans, utereque hoc ut fortissimo<text:line-break/>pharmaco ad inveteratas et aegre curabiles alopecias. His<text:line-break/>etiam aliquando nasturcii Ʒ j. aut alcyonii usti Ʒ j.<text:line-break/>admiscui. Praestat autem in hunc usum alcyonium quod<text:line-break/>durius est et magis asperum. Quod fi thapsia ucm adsit,<text:line-break/>pro ipsa tantum pondusi seminis nasturtii aut eruoae ad-<text:line-break/>desi aut ipsum adeo nasturtium. Si vero laurinum non<text:line-break/>habeas bonum, picem liquidam adde: laurinum namque<text:line-break/>picem liquidam non multum excellit, thapsia vero resi-<text:line-break/>quorum respectu maximum excelsum habet. H oc sane<text:line-break/>pharmacum omnium quae ad hanc afiectionem esficaciter<text:line-break/>faciunt fortissimum et valentissimum est, quand<text:span text:style-name="Default_20_Paragraph_20_Font"><text:span text:style-name="T1">o</text:span></text:span> videli-</text:p>
      <text:p text:style-name="P3">cet affectio, ut dicebam, aegre recipit curationem. Quae<text:line-break/>enim parva est et incipiens etiamnum, sola purgatione<text:line-break/>sanatur, et per singula quae recensui simplicia ulla lati-<text:line-break/>rino aut cedrino aut liquida pice aut cicino vel veteri<text:line-break/>oleo excepta. Admiscui etiam aliquando mel pro cerato,<text:line-break/>minori tamen copia et pondere, neque ulla ex parte pe-<text:line-break/>jus evasit pharmacum. Quae vero etiam ex adipibus<text:line-break/>componuntur thapsiae pausillum atlhmentia prosunt, prae-<text:line-break/>sertim li eupliorbium et adarcium addatur. Sit autem<text:line-break/>adipis cujusque parsi una; sunt enim tres, leonis, pardalii<text:line-break/>et hyaenae. Si vero hyaenae adeps non adsit, lulticu<text:line-break/>praesentibus reliquis duobus uti anserino admixto. Si<text:line-break/>vero omnes quatuor habeas, simul omnes miscebis addito<text:line-break/>insuper, si adsit, ursino. Ad totam vero eorum molem<text:line-break/>duodecimam thapsiae aut enphorbii partem addere satis<text:line-break/>est, aut, si omnino fortius facere velis, amborum simul<text:line-break/>addes, nam et per experientiam haec ipsa pharmaca esii<text:line-break/>cacia sunt iudicata. Plurimum t niin experientiae habendae<text:line-break/>gratia petentibus subinde medicis a me amicis singulis aliud</text:p>
      <text:p text:style-name="P3">atque aliud eorum quae experientia cognita habui, ex tem-<text:line-break/>pore digestum exhibui , et reperta sunt sane plurima ex cisi<text:line-break/>optime conducentia. Verum ante Omnia vos methodi memi-<text:line-break/>nisse oportet circa eorum usum quae communis in omnibus .<text:line-break/>praesertim sortibus pharmacis existit, quare etiam saepe ejus<text:line-break/>mentionem facio, utpote in qua magna omnino vis lita est.<text:line-break/>Qui enim singulis fortibus pharmacis utitur, in principio<text:line-break/>quidem ipsa molliora adhibebit , admixtione videlicet eorum<text:line-break/>quae vires ipsorum exolvant, qualia sunt oleum et cera et<text:line-break/>ex simplicibus quae diximus debilia, velut est thus et arllll-<text:line-break/>dinis cortex, ac radices exustae et amygdalae amarae et<text:line-break/>quaecunque illius generis existunt. At vero post primum<text:line-break/>usum cum jam secundo adhibere voles, intueri oportet qua-<text:line-break/>Iem alterationem in affeCta particula prius admotum pllar-<text:line-break/>macum fecit, atque illius respectu aut vehementiam faculta-<text:line-break/>tis ejus lenire aut augere. Velut in hac quam jam tracta-<text:line-break/>mus affectione primum quidem capillos novacula tollere<text:line-break/>oportet, deinde affectam Cutem Iter linteolum neque asae-</text:p>
      <text:p text:style-name="P3">rutu, neque molle nimis confricare, ac videre ad quantum<text:line-break/>ruborem per hujusmodi motionem ac conflictionem perve-<text:line-break/>nit. Hoc enim tibi ex usu ad spem curationis est sutorum.<text:line-break/>Namque li per exiguas desrictiones rubebat, moderatam<text:line-break/>asiectiom m opinaris ; li vero per multas, graviorem, praefer-<text:line-break/>tim tum quaedam cuticulae, etiam li multum consumes, non<text:line-break/>rubebant. Manifestum igitur est has omnium difficillime<text:line-break/>cutari, sicut contra facillime quae facile rubescunt, quae<text:line-break/>Utro inter has medio modo habent, tantum inter se dide .<text:line-break/>runt, quantum vel ad pessimas vel moderati bimas accedunt.<text:line-break/>Atque liaec quidem accessionis loco sint dicta, quanquam<text:line-break/>neque neglectui habenda. Bursas itaque ad id quod propo-<text:line-break/>silum erat reversus methodi te commonefaciam quam usus<text:line-break/>pharmacorum requirit. Post primam igitur pharmaci cujus^<text:line-break/>usum elegeris adhibitionem intueri convenit primum quidem,<text:line-break/>an etiam ante consumtionem cutis coloratior appareat, deinde<text:line-break/>autem an cum pauciore quam prius frictione, aut cum aequali<text:line-break/>quidem, magis tamen quam plius rubicunda fiat. Prae om-</text:p>
      <text:p text:style-name="P3">Ilibus vero animadvertere oportet, ne in sortium pharmaco-<text:line-break/>russi admotione cutis ultra quam convenit concalescat, id<text:line-break/>quod tum ex colore ipsius tum digitorum tactu deprehendes,<text:line-break/>colore namque flavior apparebit, et digitorum contactu<text:line-break/>abunde calidam cognosces. Horum itaque animadversionem<text:line-break/>habere oportet: periculum enim est iterum atque iterum<text:line-break/>repetito eorum usu cutem exuri. Quare ad molliora trans-<text:line-break/>eundum est, aut eodem utendum quidem, sed cerati aut<text:line-break/>adipis aut liquoris cujusdem oleosi admixtione vi ipsius ex.-<text:line-break/>oluta. Utendum est et olei calidi dulcis irrigatione et cata-<text:line-break/>plasmate ex pane fomentisque et fcarificationibus ac cucur-<text:line-break/>bitis et cerati illisione, <text:span text:style-name="Default_20_Paragraph_20_Font"><text:span text:style-name="T1">virilem item rescctrice dicta. </text:span></text:span>Caele--<text:line-break/>rum perseverante affectione utendum est assidua rasura et<text:line-break/>rubislcatorio ex sinapi, velut est praedictum itemque frictio-<text:line-break/>nibus praescriptis, et sequentibus diebus illita pice aut oleo<text:line-break/>cedrino et post conflictionem fcarificationibus. Quidam<text:line-break/>vero aciculas colligantes lloc modo, ut aciem ad cutem ver-<text:line-break/>gentem habeant, per ipsas cutem compungunt. Verum post</text:p>
      <text:p text:style-name="P3">rubisicationem per dest actionem inductam et post scalisica-<text:line-break/>tionem pharmacis metasyncriticisi ex alto evocantibus ute-<text:line-break/>mulli lu omnibus autem communis sc<text:span text:style-name="Default_20_Paragraph_20_Font"><text:span text:style-name="T1">a</text:span></text:span>pus hic sit, ut in<text:line-break/>aere calido pharmacum ipsum adhibeamus et maxime li heri<text:line-break/>possit in loco insolam, qui non habeat auram ipsum perllan-<text:line-break/>tenl : hiemis autem tempore praestiterit in balneo Ilis phar-<text:line-break/>macis uti.</text:p>
      <text:p text:style-name="P1"><text:span text:style-name="Default_20_Paragraph_20_Font"><text:span text:style-name="T1">[De pharmacis compostus atl alopet lite assectionem a<text:line-break/>ser..oribus m edint s consortpli,,.] </text:span></text:span>Heras quidem igitur in<text:line-break/>ferula juxta dictionis seriem sic scripsit ad alopecias. Al-<text:line-break/>cyonium quod asperius est ustum ac cum oleo tritum ac<text:line-break/>Levigatum loco illinito. Sit autem oleum maxime ex lucer-<text:line-break/>nisi acceptum. Haec quidem sunt Herae verba: verum nosse<text:line-break/>oportet medium este viribus hoc pharmacum , et propterea<text:line-break/>atl medias magnituthne ali pecias curandas Dissiciens. lnsir-<text:line-break/>muni equidem pharmacum est. li calami radicem aut curti-<text:line-break/>rem aut amygdalas amaras aut ejus generis quippiam ustum<text:line-break/>cum oleo commisceas. l orna vero sunt quae ex euj horbio</text:p>
      <text:p text:style-name="P3">et thapsia et adarce apparantur. In medio vero istorum<text:line-break/>est alcyonium ustum, sid et ipsum moderatius redditur<text:line-break/>oleo admixto, fortius vero liquida pice aut laurino affuso.<text:line-break/>Miscetur item praedictis adipibus. Et sane ego cuidam, qui<text:line-break/>std hanc affectionem ursino adipe utus erat, nec quicquam<text:line-break/>profecerat, alcyonium admiscere consului, a quo postea<text:line-break/>llrevi sanus evasit. Caeterum oleum lucernarum non ob<text:line-break/>siliam rationem aptum est, quam quod magis tenuium par-<text:line-break/>tium existit, id quod ipsi ex lucerna, in qua veluti coqui-<text:line-break/>tur, accedit sltque tum veteri tum cicino adlinnle, veluti fi<text:line-break/>etiam alias ad ignem oleum velis calefacere. Itaque et sor-<text:line-break/>les, quae in lucernis liquido luto similes gignuntur, iis qui<text:line-break/>dpud nos ruri degunt cognitae sunt, ad ulcera in medio<text:line-break/>libitorum pedum curanda efficaces : quae ulcera frequenter<text:line-break/>ilis oboriuntur propter illuviem et negligentiam perluendi<text:line-break/>.os singulis diebus. Ilis itaque foralibus lutosis consului<text:line-break/>missam agresti alopeciam, ubi prius rasisset, quam mihi<text:line-break/>ostenderat, illinire limulque frequenti abrafione uti: qui</text:p>
      <text:p text:style-name="P3">sane ab ipsis persanatus etiam alios tentavit hoc modo<text:line-break/>curare, utpote qui putaret omnem alopeciam ab hoc phar-<text:line-break/>nlaco posse curari. Verum ego quum moderatam ejus alle-<text:line-break/>cilionem essem intuitus, speravi ipsum quidem per illas for-<text:line-break/>des sanitatem consecuturum.</text:p>
      <text:p text:style-name="P1"><text:span text:style-name="Default_20_Paragraph_20_Font"><text:span text:style-name="T1">[Aliud compositum pharmacum IIerae pueris aptum.]<text:line-break/></text:span></text:span>Aliud etiam deinceps pharmacum Heras post praescriptum,<text:line-break/>juxta seriem dictionis hoc modo scripsit. n seminis erucae<text:line-break/>partem j, nasturcii partem j, nitri partem j. ln aliquibus<text:line-break/>autem exemplaribus simpliciter scriptum est ♃ erucae<text:line-break/>partem j, nasturcii partem j, nitri partem j. contritis picem<text:line-break/>liquidam abunde et loco prius Consi irato impone: atque ubi<text:line-break/>abstuleris pharmacum, locum spongia calida imbuta extere.<text:line-break/>Anseres autem bis per diem et in pueris maxume efficax<text:line-break/>conspicitur lioc pharmacum i fortius enim est priore, verum<text:line-break/>inveteratam et aegre cedentem alopeciam non curaverit.<text:line-break/>quod ipsum etiam l Ieras indicat, qui in pueris ipsum ma-<text:line-break/>Ximc efficax adscripsit, hoc est in corporibus molli cute</text:p>
      <text:p text:style-name="P2">praeditis. Ex hujuscemodi enim vitiati humores facile dis-<text:line-break/>cuduntur. Habent autem consimilem pueris cuticulam esse<text:line-break/>nuchi et mulieres.</text:p>
      <text:p text:style-name="P1"><text:span text:style-name="Default_20_Paragraph_20_Font"><text:span text:style-name="T1">[De iis quae Cr</text:span></text:span>A<text:span text:style-name="Default_20_Paragraph_20_Font"><text:span text:style-name="T1">o ad alopecias Conscripsit</text:span></text:span>.] Crito<text:line-break/>vero in tertio libro eorum quae ad corporis ornatum<text:line-break/>pertinent sic scripsit. <text:span text:style-name="Default_20_Paragraph_20_Font"><text:span text:style-name="T1">Ad assectionem alopeciam appella-<text:line-break/>tam, quae capillos devastat et Cutis descrmitatem inducit,<text:line-break/>subscriptis compositionibus utendum est, ut Reraolides<text:line-break/>Parentinae tradit.</text:span></text:span> Amygdalas; amaras cum corticibus ustas,<text:line-break/>ac tritas aceto excipe modico item affusi, melle. Ufn vero<text:line-break/>t expetente, loco per mundum linteolum praefocato assidue<text:line-break/>illinc. Prodest autem maxime etiam assidua rasura, ante-<text:line-break/>i quam pharmacum imponatur. <text:span text:style-name="Default_20_Paragraph_20_Font"><text:span text:style-name="T1">Aliud quo M</text:span></text:span>i<text:span text:style-name="Default_20_Paragraph_20_Font"><text:span text:style-name="T1">sellus usus est.<text:line-break/></text:span></text:span>IErinaceorum marinorum testas exustas et aqua fubactas<text:line-break/>locis praefrsutisi impone. In quibusdam exemplaribus non<text:line-break/>iaqua, Ied adipe ursino excipi debere erinaceorum cinerem<text:line-break/>^reperi, quod mihi magis placuit: hoc enim modo efficacius<text:line-break/>lredditul<text:span text:style-name="Default_20_Paragraph_20_Font"><text:span text:style-name="T1">le Aliud.</text:span></text:span> Calami radices ustasi adipe ursino excipe</text:p>
      <text:p text:style-name="P3">atque impone. <text:span text:style-name="Default_20_Paragraph_20_Font"><text:span text:style-name="T1">Aliud</text:span></text:span> Thapsiae corticem tritum cum aceto<text:line-break/>imponito. <text:span text:style-name="Default_20_Paragraph_20_Font"><text:span text:style-name="T1">Aliud. </text:span></text:span>Chamaeleontis radicem cum aceto diti-<text:line-break/>gen ter tritam imponito. Haec praefatus Criton deinceps ita<text:line-break/>scribit. Quod si vero perseveret affectio, subscriptis compo-<text:line-break/>sitionibus utendum est. Quibus verbis plane indicat per<text:line-break/>praescripta medicamenta moderatas affectiones sanari. Itaque<text:line-break/>deinceps quae ad fortiores affectiones conducunt scribit,<text:line-break/>quae juxta seriem dictionis ipsius lloc modo habent.</text:p>
      <text:p text:style-name="P1"><text:span text:style-name="Default_20_Paragraph_20_Font"><text:span text:style-name="T1">[De scriptis ab IIeraclitle ad alopecias inveteratas-]<text:line-break/></text:span></text:span>Ad alopecias velut lleraclides Tarentinus tradit. Gressi ni ad<text:line-break/>alopecias inveteratas. n Muscerdae Ʒ ij, thuris Ʒ ij, aceto<text:line-break/>acerrimo dissoluta praerasis locis illinc. <text:span text:style-name="Default_20_Paragraph_20_Font"><text:span text:style-name="T1">Aliud. </text:span></text:span>-t l.rinacefle<text:line-break/>rum marinorum una cum testis exustorum Ʒij, gallarum act i-<text:line-break/>barunl tantundem, amygdalarum amararum ustaruin tantum<text:line-break/>dem, muscerdae Ʒ j. aceto dissoluta et probe trita impo-<text:line-break/>nito. <text:span text:style-name="Default_20_Paragraph_20_Font"><text:span text:style-name="T1">Aliud. Cl .stliti. </text:span></text:span>n Pilorum ursi ustorum, abanti<text:line-break/>usti, radicum calami astarum, foliorum fici ustorum, pari-</text:p>
      <text:p text:style-name="P3">culi cilicii usti, fingulorum aequales partes, adipe ursino<text:line-break/>et cedria excipe. Ususi vero tempore loco foto et per fici<text:line-break/>folia conflicto ac per nitrum exterso pharmacum quotidie<text:line-break/>illinc. Cutis vero superficie exulcerata, ceratum ex ovi<text:line-break/>luteo impone et salinarum tritici, ac hordei succum recen-<text:line-break/>tem superflue. <text:span text:style-name="Default_20_Paragraph_20_Font"><text:span text:style-name="T1">Aliud</text:span></text:span> O<text:span text:style-name="Default_20_Paragraph_20_Font"><text:span text:style-name="T1">thonis Siculi accommodatum, ♃.<text:line-break/></text:span></text:span>Cineris ranarum minimarum in ollula ullarum .partem unam:<text:line-break/>muscerssae veratri albi, radicisi calami ustae, piperis albi,<text:line-break/>singulorum aequales portiones aceto excipe et ad praesis-<text:line-break/>ctum ac prae<text:span text:style-name="Default_20_Paragraph_20_Font"><text:span text:style-name="T1">c</text:span></text:span>atum locum utere. <text:span text:style-name="Default_20_Paragraph_20_Font"><text:span text:style-name="T1">Aliud. </text:span></text:span>♃ Cineris usi-<text:line-break/>gularum caprinorum ustarum, succi thapsiae, alcyonii, mu-<text:line-break/>scerdae , spumae nitri, myrrhae, piperis albi, zingiberis,<text:line-break/>singulorum aequas partes probe tritas felle caprino excipe.</text:p>
      <text:p text:style-name="P1"><text:span text:style-name="Default_20_Paragraph_20_Font"><text:span text:style-name="T1">[De iis quae Cleopatra in biblo eorum, quae ad cor.<text:line-break/>poris ornatum pertinent, scripsit</text:span></text:span>.] In libro Cleopatrae de<text:line-break/>ornatu corporis ad alopecias descripta sunt pllarmaca,<text:line-break/>quae juxta illius dictionis seriem hoc modo habent. <text:span text:style-name="Default_20_Paragraph_20_Font"><text:span text:style-name="T1">Ad<text:line-break/>Alopecias. </text:span></text:span>Sandaracham tritam largoque visco quercino</text:p>
      <text:p text:style-name="P3">exceptam et in linteolum inditam, loco per nitrum prius<text:line-break/>praeparato imponito. Ego vero etiam nitri spumam ad<text:line-break/>praedicta admiscui et egregie ellicax pharmacum suit. <text:span text:style-name="Default_20_Paragraph_20_Font"><text:span text:style-name="T1">Aliud.<text:line-break/></text:span></text:span>♃ Scillae Ʒ j, veratri albi Ʒ j , ex aceto trita praerasi^<text:line-break/>et nitro consuletis illinito. <text:span text:style-name="Default_20_Paragraph_20_Font"><text:span text:style-name="T1">Aliud</text:span></text:span> ♃ Sinapis Ʒj, nasim-<text:line-break/>tii Ʒ j , trita ex aceto praerasis et nitro extertis locis im-<text:line-break/>ponito. Praestat autem locum scarisicare. <text:span text:style-name="Default_20_Paragraph_20_Font"><text:span text:style-name="T1">Aliud</text:span></text:span>. ♃ C<text:span text:style-name="Default_20_Paragraph_20_Font"><text:span text:style-name="T1">o</text:span></text:span>r-<text:line-break/>sicis calami Ʒ iiij, spumae nitri Ʒ, iiij, pice liquida<text:line-break/>ceptis utere. Caeterum locum assidue radere oportet et cum<text:line-break/>linteolo confricare, sic enim quam celerrime pilos produ-<text:line-break/>cet. <text:span text:style-name="Default_20_Paragraph_20_Font"><text:span text:style-name="T1">Aliud. </text:span></text:span>Muscarum capita contrita affrica. <text:span text:style-name="Default_20_Paragraph_20_Font"><text:span text:style-name="T1">Aliud. hu-<text:line-break/></text:span></text:span>scerdas tritas illinc, loCo prius per linteoli affrictum sub-<text:line-break/>cruento reddito. <text:span text:style-name="Default_20_Paragraph_20_Font"><text:span text:style-name="T1">Aliud</text:span></text:span>. Amygdalas amaras una cum eor-<text:line-break/>ficibus exustas cum aceto et melle contere et loco per d^<text:line-break/>frictionem subcruenta reddito illinc, idque ipsum assidu<text:span text:style-name="Default_20_Paragraph_20_Font"><text:span text:style-name="T1">e<text:line-break/></text:span></text:span>facere perge : et locum novacula rade, sic enim capilli <text:span text:style-name="Default_20_Paragraph_20_Font"><text:span text:style-name="T1">c</text:span></text:span>in,<text:line-break/>prodibunt. <text:span text:style-name="Default_20_Paragraph_20_Font"><text:span text:style-name="T1">Aliud. </text:span></text:span>Caeterum ea quae sequitur compositi<text:span text:style-name="Default_20_Paragraph_20_Font"><text:span text:style-name="T1">o<text:line-break/></text:span></text:span>omnes vi sua praecellit, faciens item ad prolluvium capit-<text:line-break/>lorum <text:span text:style-name="Default_20_Paragraph_20_Font"><text:span text:style-name="T1">c</text:span></text:span>um aleo aut unguento dissoluta: facit et ad de<text:span text:style-name="Default_20_Paragraph_20_Font"><text:span text:style-name="T1">c</text:span></text:span>i-</text:p>
      <text:p text:style-name="P3">duos in principio palpebrarum pilos et in calviciem pro-<text:line-break/>labentes, estque omnino admirabilis. ♃ Murium domesti-<text:line-break/>corum ustorum partem unam, panniculi ampelini usti par-<text:line-break/>tem unam, dentium equinorum ustorum partem unam, adi-<text:line-break/>pis ursini partem unam, medullae cervinae partem unam<text:line-break/>corticis calami partem unam. Haec omnia arida Levigentur<text:line-break/>et susficienti melle admixto ad crassitudinem mellis redi-<text:line-break/>gantur, indeque adeps et medulla liquesacta addantur: et<text:line-break/>pharmacum ipsum in aeream pyxidem reponatur, ex coque<text:line-break/>alopecia donec capillos producat defricetur. Similiter autem<text:line-break/>et proflui capilli quotidie ex eo illinantur. Porro inter haec<text:line-break/>ipsa pharnlaca itemque ea, quae deinceps describentur, non<text:line-break/>difficile est di<text:span text:style-name="Default_20_Paragraph_20_Font"><text:span text:style-name="T1">i</text:span></text:span>udicare quae acriora ac fortiora rursusque<text:line-break/>quae molliora et imbecilliora existant, modo quis ea, quae<text:line-break/>in principio dixi in memoriam revocet. Ita enim et rectus<text:line-break/>eorum usus continget, nimirum ad mediocres alopecias nle-<text:line-break/>diocribus adhibitis ad fortiores fortioribus i velut etiam ad<text:line-break/>eas quae fortissimae sunt fortissima remedia admoventur.</text:p>
      <text:p text:style-name="P2"><text:span text:style-name="Default_20_Paragraph_20_Font"><text:span text:style-name="T1">[De iis quae ArAtigenes ad alopecias commoda<text:line-break/>medicamenta c</text:span></text:span>o<text:span text:style-name="Default_20_Paragraph_20_Font"><text:span text:style-name="T1">nscripsit.]</text:span></text:span> Archigenes item haec pharmac<text:span text:style-name="Default_20_Paragraph_20_Font"><text:span text:style-name="T1">e.<text:line-break/></text:span></text:span>ad alopecias Ilac verborum serie descripsit. Alopecias lae-<text:line-break/>ves et in superficie haerentes, nitro Consi iratas ac linteolo<text:line-break/>extersas, verbenaca in sole trita acetoque diluta largiter<text:line-break/>illinc. Aut eodem modo extersis betae lolia impone, insu-<text:line-break/>perque linteolo humecto contege, anser autem ea per loci<text:line-break/>humectationem. Caeterum in altum progressas cum aceto,<text:line-break/>nitri gleba aut sepiae piscis testa aut aspera squatinae cute<text:line-break/>aut lici foliis, usque ad dilaniationem despica, deinde de-<text:line-break/>terso sanguine, betam ex vino coctam impone aut caricas<text:line-break/>ustas cum vino, aut lentis farinam cum vino pro cata-<text:line-break/>plasmate adhibe. Aut bupresti cum aceto aut ranunculo aut<text:line-break/>arl radice aut tali quopiam , in cerati formam redactis et .<text:line-break/>per noctem impositis, bullas ex alopecia excita: mane vero i<text:line-break/>bullas compunctas, allio aut buselino aut anemones foliis<text:line-break/>intege. Probe faciunt etiam post excitatas bullas hippo-<text:line-break/>campi marini usti et cum modico atrament<text:span text:style-name="Default_20_Paragraph_20_Font"><text:span text:style-name="T1">o</text:span></text:span> sutorio crudo<text:line-break/>trito inspersi i itemque ossa maxillarum suillarum usta.</text:p>
      <text:p text:style-name="P3"><text:span text:style-name="Default_20_Paragraph_20_Font"><text:span text:style-name="T1">Aliud. </text:span></text:span>ubi deraserisi et Cum nitri spuma deterseris alcyon<text:line-break/>nio, ex acri aceto consrica, donec fanguis emanet, dehinc<text:line-break/>ubi nucum avellallarum putamina usta ex melle laeviga-<text:line-break/>veris, inunge, atque id bisi in die facito. Sedat ac sistit<text:line-break/>eas ut plurimum in diebus decem. Aut mures domesticos<text:line-break/>in olla exustosi tritosque axungia excipe et praescietis cum<text:line-break/>allio alopeciis in splenio impone, idque donec capilli ena-<text:line-break/>fcantur quotidie repete. Aut ranunculos parvos similiter<text:line-break/>exure, eorumque cinerem cum pice faepe fervefacta usque-<text:line-break/>quo crassa facta fit, illinc, loco neque rafo neque prius<text:line-break/>conflicto. Aut mufcerdas et thus aequali portione cum aceto<text:line-break/>ad melliS crassitudinem redacta, loco priusi rubislcato illinc.<text:line-break/>Aut ficuS aridas ustas cum oleo similiter illinc, ubi prius<text:line-break/>laevigaveris. Aut veratrum album, <text:span text:style-name="Default_20_Paragraph_20_Font"><text:span text:style-name="T1">aut</text:span></text:span> piper, <text:span text:style-name="Default_20_Paragraph_20_Font"><text:span text:style-name="T1">aut</text:span></text:span> muscer-<text:line-break/>daS praedeterfis, ac praeraslsi exi aceto illinc. Aut raphano<text:line-break/>et caepis oblique concisis probe confricans illinc. Aut<text:line-break/>alcyonium torresactum cum digito oleo madefacto diligen-<text:line-break/>ter affrica, donec morsum percipiat, et correctam alopeciam<text:line-break/>emendabis, Aut alcyonium ad lucernam torresactum, adh</text:p>
      <text:p text:style-name="P3">pemque ursinum similiter liquefactum, misci<text:span text:style-name="Default_20_Paragraph_20_Font"><text:span text:style-name="T1">t</text:span></text:span> et praesidetis<text:line-break/>ad solem filine. Aut praepunctis pro more caepas tritas<text:line-break/>cum melle cataplasmatis modo impone. Aut raphani cor-<text:line-break/>ticem eodem modo. Aut facta scari si catium:, arundinis cor-<text:line-break/>ticem superiorem, quem Aegyptii lipht h<text:span text:style-name="Default_20_Paragraph_20_Font"><text:span text:style-name="T1">e</text:span></text:span>rium appellant,<text:line-break/>ustum cum pice liquida committe, Ipsimi unique impone et<text:line-break/>quater aut quinquies solve: deinde exterge, ac aliud lple-<text:line-break/>nium impone. Quidam nitrum ad decimam cineris ipsius<text:line-break/>partem admiscent, valdeque ei confert. Aut squamam llo-<text:line-break/>momatis cum aceto et oleo filine eodem modo. Aut felis,<text:line-break/>sive crocodili stercoris Ʒ vj , sinapis Ʒ iiij , cum acri aceto<text:line-break/>illinc. Aut cantliaritlas ustas pice liquida exceptas ad cerati<text:line-break/>liquidi formam redige, praefrictisque ex nitro asse locis<text:line-break/>et extersis, in splenio impone et per noctem sine, mane<text:line-break/>vero tolle, locumquo exiccari permitte usquequo circum-<text:line-break/>circa rumpatur: ubi vero eruperint capilli, eos assidue rade.<text:line-break/>Aut nasturtium, vel ut alii piper, musaerdas, veratrum al-<text:line-break/>bum, aequalibus portionibus ex aceto illinc. Aut cum piscis<text:line-break/>cotio, quale est squatinae, aut solio ficulneo, aut pumice</text:p>
      <text:p text:style-name="P3">laevi, fuperne alopecias cruentas facito, deinde amygdalas<text:line-break/>amaras ustas cum aceto mulso illinito, id que assidue facito<text:line-break/>ac radito, augescent enim statim capilli. Aut testudinis nla-<text:line-break/>rinae sanguinem illinc, ex laudatissimis enim hic est. Aut<text:line-break/>hippopotami colium ustum illinc. Aut nuces ponticas ustas<text:line-break/>et staphidas silvestres cum unguento lamium Hoc enim ab<text:line-break/>Archigene laudatur. Aut muscerdasi et veratrum album<text:line-break/>illinito. Aut corticis arundinis ustae et nitri aequas partes,<text:line-break/>cum pice liquida ad malagmatis formam redige. Aut nuces<text:line-break/>amaras una cum corticibus ustas ex aceto, aut melle fre-<text:line-break/>quenter illinc, idque loco prius per linteolum extersa: post<text:line-break/>vero assidue radito. Aut ammoniacum thymiama cum fucco<text:line-break/>tithymali astricam, aut felis stercus aridum ex aceto, aut<text:line-break/>rhois Ʒ iiij. vel ij. sinapis. Ʒ ij. cum acri aceto illinc.<text:line-break/>Aut amygdalas amaras et pumicem illinc. Dionyfodorus<text:line-break/>autem medicus, colium, inquit, novum ustum cum acri<text:line-break/>aceto illinc. Egregie autem facit ad inveteratas alopecias,<text:line-break/>si thapsiae succum, aut radicem cerato exceptum loco im-</text:p>
      <text:p text:style-name="P3">posueris, etiam si nihil praeterea aliud satias: decedit enim<text:line-break/>superna cutis et sanie limosa madet, capillique sua sponte<text:line-break/>lubnalclintur. t ides Itaque quomodo Arclligenes ex thapsia<text:line-break/>pli.rniaclim collaudet, neque enim aliud eo praestantius<text:line-break/>rej orias. Auget autem fidem commoditatis ejus consona<text:line-break/>historia, quapropter et ego omnia, quae apud medicos ex-<text:line-break/>perseis sunt medicamenta scribo.</text:p>
      <text:p text:style-name="P1"><text:span text:style-name="Default_20_Paragraph_20_Font"><text:span text:style-name="T1">[De tus q u</text:span></text:span>l<text:span text:style-name="Default_20_Paragraph_20_Font"><text:span text:style-name="T1">te Asclepiadi s in libro de Alopecia scri-<text:line-break/>phT] </text:span></text:span>Non recentioris nunc mentionem sacio Alblepiadae,<text:line-break/>qui memorabiles sane pharmacorum compositiones in multis<text:line-break/>libris conldipsit, sid vetustioris, lhtbvni videlicet. llic ita-<text:line-break/>que Asclepiades curandi viam se repetisse gloriatur, perquam<text:line-break/>multos curatu difficiles alopecias habentes sanatos dicit.<text:line-break/>I erum plus ad curationem totam vivendi rationem valere<text:line-break/>quam pharmaca ipsa tradit. Revivendi ratione itaque haec<text:line-break/>scribit. Abstinendum itaque ab omni vino in totum, pro-<text:line-break/>pter itas ipsas caulas. Manifestum vero est inde, ipsum antea<text:line-break/>retulisse Caulas, quas li quis discere velit, ex libri ipsius</text:p>
      <text:p text:style-name="P3">lectione requirat. Deinde subiungit: Abstinendum etiam ni-<text:line-break/>mia repletione. Prohibet autem et carnium esum et casui<text:line-break/>et lactis et leguminum omniumque simpliciter quae etiam<text:line-break/>exigua copia accepta vim habent, qua multum et nutriant<text:line-break/>et instent. Quin et exercitia plurima fugere jubet, velut<text:line-break/>etiam assidue balnea et multas exudationes. Caeterum de<text:line-break/>pharmacis juxta feriem dictionis sic scribit. Est autem pli-<text:line-break/>mum unguentum tale. ♃ Spumae nitri pariles duas, salis<text:line-break/>ammoniaci partem unam, usta trita acerrimoqlle aceto di-<text:line-break/>luta , donec stramentorum crassitudinem accipiant, prae-<text:line-break/>fcalptae leviter alopeciae, quo densatur et cruentus redda-<text:line-break/>tur locus, moderate illinimus, defricalnusque donec caput<text:line-break/>ea concipiat et pharmacum in altum probe deseratur, atque<text:line-break/>ita quiescere usque ad crepusculum linimus, postea ad ve-<text:line-break/>sperant idem repetentes similiterque sequenti ac tertia die<text:line-break/>magnam permutationem reperimus. Sistitur enim depastio<text:line-break/>et capilli dum raduntur, neque vi trahuntur, resistunt et<text:line-break/>non evelluntur. Deinde sequenti die ex aceto praesidetis</text:p>
      <text:p text:style-name="P3">cataplasma apponimus, quoad bullae assurgant et cutis in<text:line-break/>superficie exulceretur. Bullas autem ubi diviserimus, atque<text:line-break/>ad duos dies aquositatem exceperamus, quae ab ipsis alce-<text:line-break/>ribus prodit, inde rursus eodem unguento utimur, ulcera-<text:line-break/>tis tantum locis parcentes, eosque transgredientes. Sanos<text:line-break/>vero apprehendentes, eosque de<text:span text:style-name="Default_20_Paragraph_20_Font"><text:span text:style-name="T1">c</text:span></text:span>adentes, usque ad crepet-<text:line-break/>scutum quiescere linimus, quo idem repetentes multumque<text:line-break/>conspicantes, usque ad septimum aut octavum id facere per-<text:line-break/>gimus diem, quo sane tempore videmus jam ab extremis<text:line-break/>al o peciae non amplius tenues, ut ante, et lanuginosos pro-<text:line-break/>dire pilos. sed robustiores, postea paulatim etiam in paret-<text:line-break/>bus denudatis excrt Ibe n t e, vsuissimque tenues et imbecilles<text:line-break/>defuit ntes. Contingitque simile quiddam quale in ulceratus<text:line-break/>videmus. ln ulceribus enim cicatrix ab extremo initium<text:line-break/>faciens postremum in medio ulcere desinit ac coit. Ita in<text:line-break/>ahq<text:span text:style-name="Default_20_Paragraph_20_Font"><text:span text:style-name="T1">r</text:span></text:span>cia partes pilosis vicinae primum convalescunt et den-<text:line-break/>sae pilis redduntur, quae vero in medio sitae sunt, omnium</text:p>
      <text:p text:style-name="P3">postremo pilosi producunt. Si itaque curatio hoc modo pro-<text:line-break/>cesserit, reliquisi medicamentis nihil opusi habebimus, fed<text:line-break/>ullo hoc per multum tempus semper utimur, ceditque be-<text:line-break/>nigniter affectio, nili omnino magna nuditas existat. Medio<text:line-break/>autem tempore scalpturam per acutum caelum assidue fa-<text:line-break/>cimus. Aliquando etiam cusplde acuti spiculi cute pertusa,<text:line-break/>per fissuras ipsasi sanguinem moderate elicimus. Haec Ilis<text:line-break/>verbis praefatus Afclepiades deinceps de rasura contra<text:line-break/>quam alii tradit: neque enim assidue, fed per intervalla<text:line-break/>affectam partem radere jubet, ubi jam mediocriter densi<text:line-break/>capilli in ea fuerint exorti, prodeuntes autem jam et ad-<text:line-break/>huc tenues rasura non dignatur. Caeterum post rasurae<text:line-break/>factam mentionem deinceps haec verba fclubit. Quod fi<text:line-break/>vero remoretur capillorum exortus, ad fubfcriptasi compo-<text:line-break/>fitionesi confligimus. Sunt autem tales. Erinacii terrestris<text:line-break/>caput, aut corium ustum tritum ac melle subactum illinito.<text:line-break/><text:span text:style-name="Default_20_Paragraph_20_Font"><text:span text:style-name="T1">Aliud</text:span></text:span>. llippocampunl marinum et nitri parum simul exure</text:p>
      <text:p text:style-name="P3">adipeque anserino admixto, loco nitro praeparato illinc.<text:line-break/><text:span text:style-name="Default_20_Paragraph_20_Font"><text:span text:style-name="T1">Aliud. </text:span></text:span>sllapsiam aqua maceratam illinc. <text:span text:style-name="Default_20_Paragraph_20_Font"><text:span text:style-name="T1">Aliud. </text:span></text:span>Murium<text:line-break/>stercora cum aceto trita illinc. <text:span text:style-name="Default_20_Paragraph_20_Font"><text:span text:style-name="T1">Aliud.</text:span></text:span> Calami Cyprii lolia<text:line-break/>in olla exurite, deinde resina pinus cineris plurimum ex-<text:line-break/><text:span text:style-name="Default_20_Paragraph_20_Font"><text:span text:style-name="T1">c</text:span></text:span>upito et pl aesi arilicatae alopeciae imponito ac obligato. Aut<text:line-break/>corticem sive comam arundinum eodem modo praeparato,<text:line-break/>ampliusque nitri parem cineris modum admisceto et pice<text:line-break/>exceptis utitor. I.st autem non invalidum, sed plurimum<text:line-break/>efficax. Post haec vero tiliam muscarum Asclepiades nnmi-<text:line-break/>nit, bibens quam plurima ipsarum capita, mox ubi captae<text:line-break/>sunt, nudis alopeciae partibus alsricari, atque id maxime,<text:line-break/>ubi alopecia suerit exulcerata. l .telum confert, inquit, mu-<text:line-break/>scarum sanguinem irritata tunc per medicamenta, quae ex<text:line-break/>nitro atque sale componuntur , nimirum, inquit, cum non<text:line-break/>mordeant haec ipsa tantum, fid bullas etiam in eis excitent.</text:p>
      <text:p text:style-name="P1"><text:span text:style-name="Default_20_Paragraph_20_Font"><text:span text:style-name="T1">[ De iis quae</text:span></text:span> .c<text:span text:style-name="Default_20_Paragraph_20_Font"><text:span text:style-name="T1">oranus ad alopecias consorlpstt</text:span></text:span>. j Sora-<text:line-break/>nus autem cum praedixisset quaedam, quae juxta propriae</text:p>
      <text:p text:style-name="P3">sectae ductum digessit meminissetque eorum, quae Asclepia-<text:line-break/>desi scripsit, deinde sic hac verborum serie subtexit. Qua-<text:line-break/>propter ubi recens malum est, primum abstinentia proderit,<text:line-break/>deinde simplex exiguus cibus boni succi et irrigatio ex oleo<text:line-break/>dulci calido et pallis in cataplasmate, somentaqlle et fcal-<text:line-break/>pturae et cucurbitae ac cerata. Vires item reparentur. In-<text:line-break/>veterata autem jam allectione assidua rasura et rubislcatio ex<text:line-break/>sinapi et frictiones praescriptae, ita ut in sequentibus diebus<text:line-break/>picem saperdinas, aut oleum cedrinum. Proderit item rubifi-<text:line-break/>catio ex affriCtu soliorum lici, aut caeparum aut linteoli Indici,<text:line-break/>aut pollici obvoluti et post frictionem scarificationesi. Qui-<text:line-break/>danl vero acus colligantes ita, ut cuspides ipsarum in eundem<text:line-break/>locum porrigantur, per ipsas et cutem compungunt. Cae-<text:line-break/>torum post rllbificationem per deflectionem inductam post-<text:line-break/>que scaristcationem pharmaca conveniunt lnetalyncri t.ica,<text:line-break/>tum illita tum emplastri modo impolita. Ejusmodi autem<text:line-break/>multa particulatim existunt. Nam et caepe tritum et raphani<text:line-break/>cortex, utrumque Cum melle emplastri more appositum Ua-<text:line-break/>let. Aut spumae nitri pars una, rhois partes duae, salis</text:p>
      <text:p text:style-name="P3">ammoniaci parsi una, usta et cum acri aceto trita ad sili-<text:line-break/>gmentorum crassitudinem redigantur. Scripta sunt et alia<text:line-break/>multa, inquit, apud Asclepiadem et Ileraclidem l arentinum,<text:line-break/>Elephantidemque ac Moschionem in libro de ornatu. <text:span text:style-name="Default_20_Paragraph_20_Font"><text:span text:style-name="T1">E</text:span></text:span>x<text:line-break/>quibus sane et ipse ea, quae ex Asclepiade praescripta vi-<text:line-break/>edisti, exscripsi et alia item quaedam, quorum deinceps men-<text:line-break/>tionem faciam. n. Adipis ursini partem unam, cineris fo-<text:line-break/>liorum calami ustorum partem unam, squamae stomomatis<text:line-break/>serti partem unam, aceto et oleo veteri subacta istinc.<text:line-break/><text:span text:style-name="Default_20_Paragraph_20_Font"><text:span text:style-name="T1">Aliud.</text:span></text:span> n Stercoris fidis aut crocodili Ʒ vsij, sinapis Ʒ<text:line-break/>iiij , ex acri aceto. <text:span text:style-name="Default_20_Paragraph_20_Font"><text:span text:style-name="T1">Aliud. </text:span></text:span>♃ Hordei usti et muscerdae<text:line-break/>par pondus ex acri aceto. <text:span text:style-name="Default_20_Paragraph_20_Font"><text:span text:style-name="T1">Aliud. </text:span></text:span>♃ Nasturtium et mu-<text:line-break/>fcerdas, veratrum album, piper, aequali menlura ex acer-<text:line-break/>rimo aceto. <text:span text:style-name="Default_20_Paragraph_20_Font"><text:span text:style-name="T1">Aliud.</text:span></text:span> Sinapi et nasturcium aut lpondylmm,<text:line-break/>usta ac trita ex aceto illinc. <text:span text:style-name="Default_20_Paragraph_20_Font"><text:span text:style-name="T1">Aliud</text:span></text:span> ♃ Ranarum astarum<text:line-break/>Ʒ xviij. pumicis usti Ʒ xij , alii xv. habent, sinapis Ʒ<text:line-break/>vsij. nitri Ʒ iiij, nucum ullarum Ʒ xxiiij. <text:span text:style-name="Default_20_Paragraph_20_Font"><text:span text:style-name="T1">.illud</text:span></text:span>. Praestat<text:line-break/>et ceratum ex pipere, p t rctllro, calce viva et oleo myrte<text:span text:style-name="Default_20_Paragraph_20_Font"><text:span text:style-name="T1">o.</text:span></text:span></text:p>
      <text:p text:style-name="P3">Oportet autem et partem affectam praefricare, vel per al-<text:line-break/>cyonium ustum, donec morsum persentiscat, vel per eri-<text:line-break/>nacii marini usti cinerem linteolo involutum, donec locus<text:line-break/>rubebat. Alia pharmaca, quae partim mihi, partim praece-<text:line-break/>ptoribus meis, partim amicis medicis in usu fuerunt. Pu-<text:line-break/>mice rubificatorio praefocato, praefomentatoque et thapsiae<text:line-break/>succum donec cutis elevetur, illinito, deindeque fomento<text:line-break/>adhibito cerat<text:span text:style-name="Default_20_Paragraph_20_Font"><text:span text:style-name="T1">a</text:span></text:span> rosaCeo utitor. <text:span text:style-name="Default_20_Paragraph_20_Font"><text:span text:style-name="T1">Aliud. </text:span></text:span>♃ Foliorum ac radi-<text:line-break/>cis calami ustorum, pilorum ursi, adianti, adipis ursini,<text:line-break/>picis liquidae, pilorum caprarum ustorum, cedriae, omnium<text:line-break/>octo par pondus accipe, liquidaque cum aridis commisse<text:line-break/>et praesectis adhibe. <text:span text:style-name="Default_20_Paragraph_20_Font"><text:span text:style-name="T1">Aliud. </text:span></text:span>Pici folia cum aceto donec<text:line-break/>lanugo prodierit affrica, deinde vero herbae, quae stoebe<text:line-break/><text:span text:style-name="Default_20_Paragraph_20_Font"><text:span text:style-name="T12">ι</text:span></text:span><text:span text:style-name="Default_20_Paragraph_20_Font"><text:span text:style-name="T13"> </text:span></text:span>appellatur, saccum illinc. <text:span text:style-name="Default_20_Paragraph_20_Font"><text:span text:style-name="T1">Aliud</text:span></text:span>. Ranas parvas ustas pici<text:line-break/>liquidae tepidae infperge, deinde neque praerasis neque<text:line-break/>^praefrictis illinc. <text:span text:style-name="Default_20_Paragraph_20_Font"><text:span text:style-name="T1">Aliud</text:span></text:span>. ♃ Spumae nitri Ʒ iiij. stercoris<text:line-break/>Immisi Ʒ isu corticis calami usti Ʒ ij , pice liquida excipite<text:line-break/>Iet fplenium formato, idque praerafo ac cum nitro prae-</text:p>
      <text:p text:style-name="P3">parato loco imponito et ante biduum vel triduum non an-<text:line-break/>fërto. <text:span text:style-name="Default_20_Paragraph_20_Font"><text:span text:style-name="T1">Aliud. </text:span></text:span>♃ Sinapis et stercoris stilis aequas utriusque<text:line-break/>partes loco praesecto illinito. <text:span text:style-name="Default_20_Paragraph_20_Font"><text:span text:style-name="T1">Aliud.</text:span></text:span> Scarilicato ac sepiae<text:line-break/>atramentum illinito, aut niarrubium viride tritum illinito<text:line-break/><text:span text:style-name="Default_20_Paragraph_20_Font"><text:span text:style-name="T1">Aliud</text:span></text:span>. Sphaeritidis solia torresacta et cum aceto Levigata<text:line-break/>imponito. Appellatur autem sphaeritis, cupressus, quae<text:line-break/>sphaeria producit. <text:span text:style-name="Default_20_Paragraph_20_Font"><text:span text:style-name="T1">Aliud</text:span></text:span>. Nuces amaras una cum putamine<text:line-break/>ullas praerasis ex aceto et melle illinc. <text:span text:style-name="Default_20_Paragraph_20_Font"><text:span text:style-name="T1">Aliud</text:span></text:span>. Erinaceo-<text:line-break/>russi marinorum testas ustas ex melle et aceto praerasis<text:line-break/>illinc. <text:span text:style-name="Default_20_Paragraph_20_Font"><text:span text:style-name="T1">Aliud. </text:span></text:span>Alcyonium ustum et murium stercora cum<text:line-break/>porri succo illinc. <text:span text:style-name="Default_20_Paragraph_20_Font"><text:span text:style-name="T1">Aliud</text:span></text:span>. ♃. Radicis thapsiae Ʒ iiij , ra-<text:line-break/>dicis chamaeleontis Ʒ ij , visco probe subacto exCipe, et<text:line-break/>cataplasmatis modo impone, quumque exacerbatus aeger<text:line-break/>fuerit, atlime. <text:span text:style-name="Default_20_Paragraph_20_Font"><text:span text:style-name="T1">Aliud. ♃ </text:span></text:span>Foliorum calami graeci ustorum<text:line-break/>Ʒ iiij, muscerdae ℥ ij , elinaceorum ustorum Ʒj, cum<text:line-break/>aceto trita illinc. <text:span text:style-name="Default_20_Paragraph_20_Font"><text:span text:style-name="T1">Aliud. </text:span></text:span>♃ Salis ammoniaci Ʒj, nitri<text:line-break/>Ʒj, utrumque torresacito, acetoque rigata ter in die illi-<text:line-break/>nito, loCo prius cum nitro praeparato. -<text:span text:style-name="Default_20_Paragraph_20_Font"><text:span text:style-name="T1">Illud. </text:span></text:span>♃ Amy-</text:p>
      <text:p text:style-name="P3">gdalarum amararum fossarum obolos tres, pumicis obolos<text:line-break/>ij, salis ammoniaci obolos tres, similiter illine ex aceto.<text:line-break/><text:span text:style-name="Default_20_Paragraph_20_Font"><text:span text:style-name="T1">Aliud</text:span></text:span>. Piper, muscerdas, veratrum album, aequali pondere<text:line-break/>cum aceto et exiguo oleo illine. <text:span text:style-name="Default_20_Paragraph_20_Font"><text:span text:style-name="T1">Aliud</text:span></text:span>. Squamam stomo-<text:line-break/>matis cum aceto et modico oleo illine. <text:span text:style-name="Default_20_Paragraph_20_Font"><text:span text:style-name="T1">Aliud</text:span></text:span>. Locum per<text:line-break/>pumicem proritato, et falsoris, spumae nitri, ammoniaci, sin-<text:line-break/>gulorum aequas parteS mixtas Cum aceto illinito. <text:span text:style-name="Default_20_Paragraph_20_Font"><text:span text:style-name="T1">Aliud<text:line-break/></text:span></text:span>♃ Alcyonii Ʒj , sulsuris vivi Ʒ vj , muscarum ad ariditas<text:line-break/>tem torresactarum cyathum unum, muscas per se terito,<text:line-break/>itemque sulsur, alcyonium vero aqua coctum una cum sic-<text:line-break/>cis laevigato , felle suillo ac aceto vicissim affusis usquequo<text:line-break/>strigmentosum reddatur. Deinde axungiam a rotis derasam<text:line-break/>et manu emollitam, ut emplastri sorma fiat misceto et prae-<text:line-break/>rasa alopecia ac rubislcata, pharmacum ut optimum conssa<text:line-break/>denter illinito. <text:span text:style-name="Default_20_Paragraph_20_Font"><text:span text:style-name="T1">Aliud. </text:span></text:span>Locum ubi deterseris, alicamque<text:line-break/>aceto irrigatam laevigaveris , addiderisque exiguum cyre-<text:line-break/>naicum liquorem, inunge. <text:span text:style-name="Default_20_Paragraph_20_Font"><text:span text:style-name="T1">Aliud. </text:span></text:span>Loco praesumto ac sca-<text:line-break/>rificato caricas assatas cum passo cataplasmatis modo im-</text:p>
      <text:p text:style-name="P2"><text:span text:style-name="Default_20_Paragraph_20_Font"><text:span text:style-name="T15">ponito. </text:span></text:span><text:span text:style-name="Default_20_Paragraph_20_Font"><text:span text:style-name="T8">Aliud</text:span></text:span><text:span text:style-name="Default_20_Paragraph_20_Font"><text:span text:style-name="T15">. Passum illinito ac deinde ferulam ustam<text:line-break/>inspergito. Quae deinceps </text:span></text:span><text:span text:style-name="Default_20_Paragraph_20_Font"><text:span text:style-name="T8">s</text:span></text:span><text:span text:style-name="Default_20_Paragraph_20_Font"><text:span text:style-name="T15">equuntur duo pharmaco admi-<text:line-break/>rauda sunt, et verbis ejus qui ea prodidit inscripta ad<text:line-break/>alopecias, calviciem, raritatem capillorum aegre curabilem<text:line-break/>in capite, in, mento ac superciliis. ♃ Pilorum ovis unciam<text:line-break/>unam , radicis calami uncias vj , filicis cum radice qua-<text:line-break/>. drantem ac unciae dimidium , castanearum hispidi corticis<text:line-break/>quadrantem, lanarum succidarum quam pinguissimarum,<text:line-break/></text:span></text:span><text:span text:style-name="Default_20_Paragraph_20_Font"><text:span text:style-name="T8">s</text:span></text:span><text:span text:style-name="Default_20_Paragraph_20_Font"><text:span text:style-name="T15">exuncem, capita muscarum numero xxxvj, muscas v ca-<text:line-break/>pitibus resectis. Omnia in novam disam indita in furnum<text:line-break/>mittito, deinde cinerem ip</text:span></text:span><text:span text:style-name="Default_20_Paragraph_20_Font"><text:span text:style-name="T8">s</text:span></text:span><text:span text:style-name="Default_20_Paragraph_20_Font"><text:span text:style-name="T15">orum terito. Sunto autem tibi<text:line-break/>in vino Aminaeo prius trita ladani ℥ j, myrrhae ℥ j, ad-<text:line-break/>jicianturque olei veteris ℥ ij, et cedrini ℥ j, malabathrini<text:line-break/>℥ ij. deinde insparsis aridis tritis medicamentum </text:span></text:span><text:span text:style-name="Default_20_Paragraph_20_Font"><text:span text:style-name="T8">s</text:span></text:span><text:span text:style-name="Default_20_Paragraph_20_Font"><text:span text:style-name="T15">ume, at-<text:line-break/>que ubi linteolo alopeciam praefricueris , deindeque aut<text:line-break/>caepa aut </text:span></text:span><text:span text:style-name="Default_20_Paragraph_20_Font"><text:span text:style-name="T8">s</text:span></text:span><text:span text:style-name="Default_20_Paragraph_20_Font"><text:span text:style-name="T15">cilla vellicaveris , aut fici foliis lente excalpse-<text:line-break/>ris, pharmacum ip</text:span></text:span><text:span text:style-name="Default_20_Paragraph_20_Font"><text:span text:style-name="T8">s</text:span></text:span><text:span text:style-name="Default_20_Paragraph_20_Font"><text:span text:style-name="T15">um iliitu affrica. Lotoque homini in<text:line-break/></text:span></text:span><text:span text:style-name="Default_20_Paragraph_20_Font"><text:span text:style-name="T8">s</text:span></text:span><text:span text:style-name="Default_20_Paragraph_20_Font"><text:span text:style-name="T15">equentibus dieb</text:span></text:span><text:span text:style-name="Default_20_Paragraph_20_Font"><text:span text:style-name="T8">u</text:span></text:span><text:span text:style-name="Default_20_Paragraph_20_Font"><text:span text:style-name="T15">s locum intento linteolo valide consui-<text:line-break/>cato, contentus iIlitione usque ad men</text:span></text:span><text:span text:style-name="Default_20_Paragraph_20_Font"><text:span text:style-name="T8">s</text:span></text:span><text:span text:style-name="Default_20_Paragraph_20_Font"><text:span text:style-name="T15">es duos. Quod li</text:span></text:span></text:p>
      <text:p text:style-name="P3"><text:span text:style-name="Default_20_Paragraph_20_Font"><text:span text:style-name="T15">amplius i</text:span></text:span><text:span text:style-name="Default_20_Paragraph_20_Font"><text:span text:style-name="T8">n</text:span></text:span><text:span text:style-name="Default_20_Paragraph_20_Font"><text:span text:style-name="T15"> hac curatione perseveraveris, etiam calviciem<text:line-break/>ea personabis. ,</text:span></text:span></text:p>
      <text:p text:style-name="P1"><text:span text:style-name="Default_20_Paragraph_20_Font"><text:span text:style-name="T1">[Ad calvescentos praetor aetatem re me</text:span></text:span> i<text:span text:style-name="Default_20_Paragraph_20_Font"><text:span text:style-name="T1">lium</text:span></text:span>.] n Adi .<text:line-break/>pis taurini insolati vj. j, adarcesi ℥ j, Ihooi thapsiae ℥ j<text:line-break/>ẞ, alii ℥ ẞ, habent, myrrhae bonae ℥ j, polytrichi <text:span text:style-name="Default_20_Paragraph_20_Font"><text:span text:style-name="T1">tt</text:span></text:span>l<text:line-break/>calhtrichi <text:span text:style-name="Default_20_Paragraph_20_Font"><text:span text:style-name="T1">T</text:span></text:span> (I. membri asinini su j, splenisi asinini su j,<text:line-break/>ladani tantundem. Ego ladanum in vino pauxillo macera-<text:line-break/>tum contrivi, adipem vero aquae vaporo liquefeci, deinde<text:line-break/>asini membrum assatum donec insumatur radito, splenem<text:line-break/>vero cum callitricho et polytricho in nova olla torrefacito,<text:line-break/>contusisque quae contundi possunt ac cribrati<text:span text:style-name="Default_20_Paragraph_20_Font"><text:span text:style-name="T1">s</text:span></text:span> omnia gleu-<text:line-break/>cino aut sabino excipito et ante balneum utitor, capite<text:line-break/>prius pectinato. Manifestum vero est quod eadem pharmac<text:span text:style-name="Default_20_Paragraph_20_Font"><text:span text:style-name="T1">o<text:line-break/></text:span></text:span>etiam ad menti pilosi non enascentes conducunt. <text:span text:style-name="Default_20_Paragraph_20_Font"><text:span text:style-name="T1">Aliud.<text:line-break/></text:span></text:span>n Foenigraeci sextarios iiij, seminisi lini sextarios ij, la-<text:line-break/>dani bessem, succi aCestciae sexuncem, folii malabatri sexun-<text:line-break/>cem, gallus numero xx, onychis aromatici sextantem, ca-<text:line-break/>lami Syriaci ℥ ij ẞ, asii ℥ j, habent, bdeIIil Ibxtantenla</text:p>
      <text:p text:style-name="P2"><text:span text:style-name="Default_20_Paragraph_20_Font"><text:span text:style-name="T15">myrti ustae sextarium unum, musci, quem alii splanchnon,<text:line-break/>alii bryon aromaticum vocant, quadiantem, iridis astraga-<text:line-break/>litidis, alii lllyricae, sextantem. Singula per se contundito<text:line-break/>ac per cribrum arctius excutito et deinceps ut praelu</text:span></text:span><text:span text:style-name="Default_20_Paragraph_20_Font"><text:span text:style-name="T8">s</text:span></text:span><text:span text:style-name="Default_20_Paragraph_20_Font"><text:span text:style-name="T15">i-<text:line-break/>ptum est misceto. Usu vero expetente pharmaci tertiam<text:line-break/>partem aut quantum sufficit in aereum aut testaceum vas<text:line-break/>conjicito, deinde vini ltalici odorati tantum ut liquidum<text:line-break/>reddatur admisceto, atque ita prunis impositum, donec se-<text:line-break/>mel ebuliiat, cum lignea virga agitato, animadversione ha-<text:line-break/>bita ne comburatur. Post vero illines, aegro cum medica-<text:line-break/>mento in aquam desidere jusso , sensimque in </text:span></text:span><text:span text:style-name="Default_20_Paragraph_20_Font"><text:span text:style-name="T8">s</text:span></text:span><text:span text:style-name="Default_20_Paragraph_20_Font"><text:span text:style-name="T15">olio sedenti<text:line-break/>affricabis, ac pro more capite ex aqua perfuso pharmacum<text:line-break/>ablues. Deinde autem ftaphidem silvestrem per se tusam<text:line-break/>ac cribratam, quatuor diebus iussionis pharmaco admisce-<text:line-break/>bis similiterque coques, eodemque modo illines, parce tamen<text:line-break/>ac caute ne in oc</text:span></text:span><text:span text:style-name="Default_20_Paragraph_20_Font"><text:span text:style-name="T8">u</text:span></text:span><text:span text:style-name="Default_20_Paragraph_20_Font"><text:span text:style-name="T15">los destillet. Unguento autem a balneo<text:line-break/>uteris olei myrtei libra una, cum ladani triente contrita.<text:line-break/>Constans et certa est pharmaci hujus facultas, neque citr</text:span></text:span><text:span text:style-name="Default_20_Paragraph_20_Font"><text:span text:style-name="T8">i<text:line-break/></text:span></text:span><text:span text:style-name="Default_20_Paragraph_20_Font"><text:span text:style-name="T15">effectum dilabitur. </text:span></text:span><text:span text:style-name="Default_20_Paragraph_20_Font"><text:span text:style-name="T8">Aliud ad eadem. </text:span></text:span><text:span text:style-name="Default_20_Paragraph_20_Font"><text:span text:style-name="T15">♃ Perscalamitidis ℥ j.</text:span></text:span></text:p>
      <text:p text:style-name="P3">myropissoceri <text:span text:style-name="Default_20_Paragraph_20_Font"><text:span text:style-name="T20">, </text:span></text:span>fordis barbae hircinae ejus videlicet quae<text:line-break/><text:span text:style-name="Default_20_Paragraph_20_Font"><text:span text:style-name="T15">a </text:span></text:span>pilis, utriusque ℥ ẞ, adipis infantis informis j, fucci<text:line-break/>foliorum dionyfiaci tenerorum, fucci foliorum ladonissisi te-<text:line-break/>nerorum, fucci callicereos, fucci herbae verbenacae, fucci<text:line-break/>foliorum calami, singulorum cyathosi iij ẞ, cyllomori, eri-<text:line-break/>naceorum marinorum ustorum, utriusque fextantem aut am-<text:line-break/>plius, si melius reddere pharmacum velis, acanthionis ter<text:line-break/>Vestris corium ustum. Haec omnia ad plures diesi in pila<text:line-break/>plumbea terere oportet, donec omnia prope Levigata uni-<text:line-break/>antur, atque etiam donec a pila quippiam detritum eis ac-<text:line-break/>cedat. Utere loco acriter ex crudo linteolo ex lino prae-<text:line-break/>fricto, ac deinde cum althaeae radice deterfo illinito. Hoc<text:line-break/>pharmacum eo modo scriptum reperit Claudianus amicus<text:line-break/>noster in libello ex membranis contexto, eo qui pharmaco<text:line-break/>usas fuerat vita defuncto. Multi autem faciebat ejus pos-<text:line-break/>fossionem, propterea quod duos quosdam calvescere jam<text:line-break/>incipienes ex eo curatos conspexisset ita ut neque ulte-<text:line-break/>Lusi calvicies progrederetur, et quod denudatus locus pilis</text:p>
      <text:p text:style-name="P2"><text:span text:style-name="Default_20_Paragraph_20_Font"><text:span text:style-name="T15">densus evaserat, ad haeo quod symbolice scriptus erat. Nos<text:line-break/>hoc nacti singillatim considerabamus quid tandem singusis<text:line-break/>significaretur, cumque jam hoc, jam aliud mente concipe-<text:line-break/>remus, per magnam experientiam tandem nos veritatem<text:line-break/>reperturos sperabamus. Verum in praesens quidem sit po..<text:line-break/>steris scriptum, scripturi etiam in posterum si quid expe-<text:line-break/>nentia cognitum repererimus. In praesens autem pericala-<text:line-break/>mitigem calami corticem dici putamus. Nam et alias ipsum<text:line-break/>ejusmodi affectionibus convenire scimus, maxime ustum,<text:line-break/>novimus item alios scriptores ex ejusmodi pharmaca com-<text:line-break/>posuisse, quapropter credibile est, quoniam cortex calamo<text:line-break/>Circum adhaeret, pericalamitin ipsum appellari. Potest au-<text:line-break/>. tem etiam id, quod ab aliquibus limnestrum, ab aliis adarca<text:line-break/>et adarcium dicitur pericalamitis appellari, propterea quod<text:line-break/>calamis adnascatur. At vero myropissocerum, picem et ce-<text:line-break/>ram dici aestimamus unguento quopiam ad hujusmodi as-<text:line-break/>sectiones congruenti eliquata, veluti est gleucinum et lau-<text:line-break/>rinum, nardinum, lentiscinum, sesaminum et cedrinum.</text:span></text:span></text:p>
      <text:p text:style-name="P3"><text:span text:style-name="Default_20_Paragraph_20_Font"><text:span text:style-name="T15">Caeterum barbae hircinae sordes statim nobis visae sunt de<text:line-break/>ladano dictae esse, nam ad basi aflectionesi convenire in<text:line-break/>consessio est. Et sane generatio ejus circa mentum hircorum<text:line-break/>in quibusdam locis contingit, quod ipsum et ssususi Ephe-<text:line-break/>sius per hos versus indicat:</text:span></text:span></text:p>
      <text:p text:style-name="P1"><text:span text:style-name="Default_20_Paragraph_20_Font"><text:span text:style-name="T15">L</text:span></text:span><text:span text:style-name="Default_20_Paragraph_20_Font"><text:span text:style-name="T1">adanum Fremborum reperitur et altorum in arvis,<text:line-break/>Caprarum circum barbas. Nam pabula capris<text:line-break/>Florentis cipi summae gratissima sirondes.</text:span></text:span></text:p>
      <text:p text:style-name="P1"><text:span text:style-name="Default_20_Paragraph_20_Font"><text:span text:style-name="T1">Illius vero lanu</text:span></text:span>g<text:span text:style-name="Default_20_Paragraph_20_Font"><text:span text:style-name="T1">inis uneruem inhaeret</text:span></text:span></text:p>
      <text:p text:style-name="P1"><text:span text:style-name="Default_20_Paragraph_20_Font"><text:span text:style-name="T1">Caprarum hirsctisque genis, atque undique costis.</text:span></text:span></text:p>
      <text:p text:style-name="P1"><text:span text:style-name="Default_20_Paragraph_20_Font"><text:span text:style-name="T1">Non adeo id morbis prodest, sed spirat odorern</text:span></text:span></text:p>
      <text:p text:style-name="P1"><text:span text:style-name="Default_20_Paragraph_20_Font"><text:span text:style-name="T1">Fxtmtum, quare praestantia pharmaca m.seent</text:span></text:span></text:p>
      <text:p text:style-name="P1"><text:span text:style-name="Default_20_Paragraph_20_Font"><text:span text:style-name="T1">Plurima, Fremborum et tellus fert qualia campis.<text:line-break/></text:span></text:span><text:span text:style-name="Default_20_Paragraph_20_Font"><text:span text:style-name="T15">An quidem igitur hoc solum ladanum is, qui pharmacum<text:line-break/>composuit, injicere jubet non satis manifestum est, possi-<text:line-break/>hile est autem per unam speciem totum genus ab eo de-<text:line-break/>signari. Porro insantem ipsormem videtur mihi ursae di-<text:line-break/>xisse. Ursam enim parere ajunt informem quendam velut</text:span></text:span></text:p>
      <text:p text:style-name="P3">carnis molem, verum post per linctum matris animal for-<text:line-break/>mari ac effigiari. Dionysiacum autem vitem milli dicere<text:line-break/>videtur, quamquam et de hedera dici posse aliquis opinari<text:line-break/>queat. At vero quod ladonidem laurum appellet, nemini<text:line-break/>puto dubium esse. Calliceros autem foenum graecum ap-<text:line-break/>pellare videtur, nominatur autem haec planta apud nos in<text:line-break/>Alia aegoceros. f ynomorum deinde rubum Canis verisimile<text:line-break/>est diti. Acanthiona autem postremum terrestrem crina-<text:line-break/>cium terrestrem appellatum ab eo existimo.</text:p>
      <text:h text:style-name="Heading_20_2" text:outline-level="2">I ap. ll. </text:h>
      <text:p text:style-name="P21">[<text:span text:style-name="Default_20_Paragraph_20_Font"><text:span text:style-name="T1">De destituto capillorum.]</text:span></text:span> sistet alia pilo-<text:line-break/>rum allectio, quae ad raritatem cutis inopiamque substans<text:line-break/>tiae pilos generantis consequitur. Quapropter etiam curatio<text:line-break/>hoc modo laesorum non eundem scopum quem alopeciae<text:line-break/>luibet. lu alopeciis enim ut vitiatus humor consumatur In-<text:line-break/>tentionem summam ac primarium scopum habemus , in Ilis<text:line-break/>vero, ut capitis habitum roboremus et boni Iucci allatio-<text:line-break/>nem procuremus, cutemque ad densitatem ac raritatem llllli<text:line-break/>delatam revocemus. Quamobrem sane ad pharmaca luunt-</text:p>
      <text:p text:style-name="P3">dantia aliquid moderate adstringens admiscere oportet,<text:line-break/>quale est ladanum, quod utraque in se moderate Comple-<text:line-break/>ctitur, quae ad hoc symptoma conveniunt, caliditatem vi-<text:line-break/>delicet mediocrem et astringendi vim juxta eandem pro-<text:line-break/>portionem: propter hoc itaque oleo mixtum, quo illiniri<text:line-break/>possit, symptoma delluvii capillorum sistit. At vero mani-<text:line-break/>festum est capitis frictionem necessario hujus pharmaci ufui<text:line-break/>praemitti et multorum pilorum ablationem, aut fi anni tem-<text:line-break/>pus id fieri permittit, perfectam ablationem. Ita enim in<text:line-break/>affrictu et illitu robusta et calida reddetur cutis et mode-<text:line-break/>ratam densitatem acquiret, eam videlicet quae fecundum<text:line-break/>naturam est. Consuevit autem hic circa pilos affectus saepe<text:line-break/>iis qui aegrotarunt accidere, raro autem citra morbum.<text:line-break/>Et magis Iane victu vires reficiente atque salubri opus<text:line-break/>habet, multique citra medicamentum perfecte sanati funt,<text:line-break/>atque id brevi. Composuerunt tamen medici ejus gratia<text:line-break/>pharmaca moderatam densitatem cuti inducentia, ita tanlen<text:line-break/>ut ne simul eam refrigerent; quae enim vehementer astrin-</text:p>
      <text:p text:style-name="P3">gunt, omnia etiam refugerant et alimenti influxum repri-<text:line-break/>ruunt, propter cujus inopiam capilli desinunt. intentio ita-<text:line-break/>que medicamentorum est sanguinem assilientem non solum<text:line-break/>non praepedire, sed etiam prolectare, cogere alitem sensim<text:line-break/>et astringere rarefact<text:span text:style-name="Default_20_Paragraph_20_Font"><text:span text:style-name="T1">a</text:span></text:span>m cutem. Tale autem sponte naturae<text:line-break/>est ipsum ladanum , quod quia cerae similem compagem<text:line-break/>habet largo as.quo convenienti liquore indiget, quo capiti<text:line-break/>illini possit. Praestat igitur hujusmodi liquorem similem la-<text:line-break/>dano este, hoc est ex contrariis facultatibus mixtum, aura-<text:line-break/>etati a nimirum et coactoria. Nequaquam ergo oleum Sa-<text:line-break/>binum aut vetus aut cicinum ad hanc rem aptum fuerit,<text:line-break/>sed in lberia aut Hispania aut quomodocunque tandem<text:line-break/>appellare velis natum, habet enim et adstrictorum quip-<text:line-break/>piam, atque amplius adhuc eo lentiscinum sponte naturae<text:line-break/>tale existens, quale est ipsum ladanum. Quare neque ex-<text:line-break/>pertusi sum neque mente conCipere possum ullum prae-<text:line-break/>standus pharmaCum fore ad defluos capillos quam est quod<text:line-break/>ex ladano et lentiscino oleo permixtum constat. Manifestum</text:p>
      <text:p text:style-name="P3">.autem est quod raso quidem cuipiam crassiusi admovere<text:line-break/>medicamentum oportet, ad ipsam vero cutem praefectos<text:line-break/>liquidius, quod. enisu comam aiere non oporteat, priusquam<text:line-break/>quis curetur, evidens puto. Quod si vero Iarge defluant<text:line-break/>capilli et conjectare possis multam raritatem cutis capitis<text:line-break/>factam, non ineptum fuerit in praesens myrteum oleum<text:line-break/>pro lentiscino ad ladanum admiscere. Licebit etiam ali-<text:line-break/>quando unguentum nardinum adhibere in aetate frigida et<text:line-break/>tempore hiemali. Bonum autem pharmacum ad haec est<text:line-break/>diUitum soerninarum unguentum , quod Romae vocant fo-<text:line-break/>hiatum. Non minus autem eo commodum est, imo magis,<text:line-break/>quod appellant spicatum. Quare cum his vel soli divites<text:line-break/>ungi jubeto et cum optimo nardino. Ladanum vero in du-<text:line-break/>plo vase liquesacito et liquefacto una cum nardino ex prae-<text:line-break/>dictis pretiosis unguentis quodcunque ad manum suerit ad-<text:line-break/>misceto. Atque haec quidem medicamenta mihi suffecerunt<text:line-break/>una cum resectoria ac salubri diaeta, quae in plerisque<text:line-break/>etiam sola suffecit.. Composuerunt autem, ut dixi, quidam</text:p>
      <text:p text:style-name="P3">ex prioribus medicis pharmaca ad defluos capillos, in quo-<text:line-break/>Tum relatione ubi invicem dissentiant exponam. Primum<text:line-break/>autem reseram compositiones ab llera scriptas, quarum<text:line-break/>priorem quidem laudo, posteriorem vero curiosam praet<text:span text:style-name="Default_20_Paragraph_20_Font"><text:span text:style-name="T1">e</text:span></text:span>r<text:line-break/>rem auctam existimo. De priore vero ita scribit.</text:p>
      <text:p text:style-name="P1"><text:span text:style-name="Default_20_Paragraph_20_Font"><text:span text:style-name="T1">[ Compositiones pharmacorum atl defluos capillos ab<text:line-break/>itera scriptae.]</text:span></text:span> Heras in ferula duo subscripta pharmaca<text:line-break/>habet, juxta hanc ipsam dictionis ipsius seriem, ad boo ut<text:line-break/>capilli in capite ne defluant. Ladanum in vino austero<text:line-break/>rigatum terito et oleo myrteo ac vino vicissim affuso ad<text:line-break/>mellis crassitudinem redigito, ex coque ante et post bal-<text:line-break/>Ileum caput illinito. Praestat autem et polvtrichon, quod<text:line-break/>quidam adiantum vocant, dimidia ladani portione adficere<text:line-break/>et cum myrteo aut nardin<text:span text:style-name="Default_20_Paragraph_20_Font"><text:span text:style-name="T1">a</text:span></text:span> liti. Haec de priore compo-<text:line-break/>sitione locutus Heras deinceps haec scribit.</text:p>
      <text:p text:style-name="P1"><text:span text:style-name="Default_20_Paragraph_20_Font"><text:span text:style-name="T1">[ Comp</text:span></text:span>o<text:span text:style-name="Default_20_Paragraph_20_Font"><text:span text:style-name="T1">sitio olei ad d</text:span></text:span>i<text:span text:style-name="Default_20_Paragraph_20_Font"><text:span text:style-name="T1">ssitos capill</text:span></text:span>o<text:span text:style-name="Default_20_Paragraph_20_Font"><text:span text:style-name="T1">s, quae et nigros<text:line-break/>ci saca.]</text:span></text:span> lutra calendas et idusi fusias nuces Virides ceu..</text:p>
      <text:p text:style-name="P3">tum tundito, eisque olei primarii sextarium j affundi to et<text:line-break/>aluminis liquidi lib. iij. Haec simul in vasi novum testa-<text:line-break/>ceum praemadesactum indito, id ipsumque quam diligen-<text:line-break/>tissinle oblitum in loco neque humecto nimium neque ca-<text:line-break/>sido reponito et per menses tres sub terra situm finito:<text:line-break/>deinde auferto oleoque utitor. Haec ipsa secundi pharmaci<text:line-break/>est descriptio, quae plus quam convenit ipsum pharmacum<text:line-break/>astringens reddit. Quapropter ut vehementem astringendi<text:line-break/>vim ipsius corrigeret is qui primus hoo pharmacum com-<text:line-break/>posuit desodere ac velut putrefacere ipsum jussit, inde<text:line-break/>nimirum magis tenuium partium reddere in eo commixta<text:line-break/>conatus. At vero tale pharmacum in tempore regioneque<text:line-break/>ac natura corporis calidis commodum suerit, adeo ut in<text:line-break/>contrariis noli tutum fit tali uti. Etenim persrigeratas ejus<text:line-break/>usu mulieres vidi, ut inde in gravedinem ac raucedinem<text:line-break/>defluxumque a capite ad pulmonem delaberentur.</text:p>
      <text:p text:style-name="P1"><text:span text:style-name="Default_20_Paragraph_20_Font"><text:span text:style-name="T1">[De iis quae Archigenes ad defluos capillos con-<text:line-break/>scripsit</text:span></text:span>.] Archigenes in primo libro pharmacorum secun-<text:line-break/>dum genus ad defluos capillos in haec verba scripsit. -l</text:p>
      <text:p text:style-name="P3">Ladani et absinthii aequales partes et <text:span text:style-name="Default_20_Paragraph_20_Font"><text:span text:style-name="T1">i</text:span></text:span>uniperi baccas x,<text:line-break/>tritas in linteolum illigato et in oleo per dies v mace-.<text:line-break/>rato , ex eoque caput illinito, et neque capilli defluent<text:line-break/>neque sulfurea habebunt. Aut dum capillos pectis, adian-<text:line-break/>tum cum myrteo aut rosaceo oleo adhibeto. Aut adianti,<text:line-break/>myrti nigrae, aequales partes, gallae duplum, cum oleo<text:line-break/>veteri aut lentiscino aut myrteo ad mellis crassitudinem<text:line-break/>redige ac utere. Aut thus et misy et gallam et adiantum,<text:line-break/>aequis partibus cum vino malis experte ad mellis spissi-^<text:line-break/>tudinem in sole terendo redige. Aut molliter cocta donec<text:line-break/>nigrescat, deindeque cum oleo veteri aut lentiscino aut<text:line-break/>myrteo mixta in usum adllibe. Aut brassicam aridam tusam<text:line-break/>cum aqua impone. Aut loti radicem eodem modo.</text:p>
      <text:p text:style-name="P1"><text:span text:style-name="Default_20_Paragraph_20_Font"><text:span text:style-name="T1">[De as quae Cleopatra in libro de ornatu scripsit.]<text:line-break/></text:span></text:span>Quae a Cleopatra in libro de ornatu scripta sunt illius<text:line-break/>ipsius verbis sic habent. <text:span text:style-name="Default_20_Paragraph_20_Font"><text:span text:style-name="T1">Ad capillorum in capite genera-<text:line-break/>t tonem</text:span></text:span>. ♃ Cal amorum tenellorum radices ubi contuderis,<text:line-break/>succum exprimito, muscasque ubi siccaveris, in pulticula<text:line-break/>nlisceto, simulque ursinum adipem atque oleum cedrinum,</text:p>
      <text:p text:style-name="P3"><text:span text:style-name="Default_20_Paragraph_20_Font"><text:span text:style-name="T15">ubi in unum triveris, atque una miscueris, ad illinendum<text:line-break/>exhibeto. Quo vero odorem obtundas, vinum aut passum<text:line-break/>affundit^. </text:span></text:span><text:span text:style-name="Default_20_Paragraph_20_Font"><text:span text:style-name="T1">Aliud non longe praecedens, his verbis con-<text:line-break/>scriptum</text:span></text:span><text:span text:style-name="Default_20_Paragraph_20_Font"><text:span text:style-name="T15">. Quod capilli enascantur, lini semen succum una<text:line-break/>cum lini stipula exurite, tritumque cum oleo sesamino illi-<text:line-break/>nito. </text:span></text:span><text:span text:style-name="Default_20_Paragraph_20_Font"><text:span text:style-name="T1">Aliud paulo inserat</text:span></text:span>i<text:span text:style-name="Default_20_Paragraph_20_Font"><text:span text:style-name="T1">s scriptum hoc modo</text:span></text:span><text:span text:style-name="Default_20_Paragraph_20_Font"><text:span text:style-name="T15">. Ad defluos<text:line-break/>capillos, terram cimoliam solidissimam vino austero et mo-<text:line-break/>rorum succo tanto, quantum combibere potest, rigato, eique<text:line-break/>hyoscyami tenuissime triti acetabulum adiicito, indeque pa-<text:line-break/>stillos formato, quos in umbra siccatos in vasi figulinum<text:line-break/>novum reponito. Dfu vero postulante, aqua diflolutos illi-<text:line-break/>nere </text:span></text:span><text:span text:style-name="Default_20_Paragraph_20_Font"><text:span text:style-name="T1">i</text:span></text:span><text:span text:style-name="Default_20_Paragraph_20_Font"><text:span text:style-name="T15">ubeto. Deinde cum locus exaruerit, abluatur, quinto<text:line-break/>die id ipfum facito. Facit item ad faciei et colli impetigo-<text:line-break/>nes. </text:span></text:span><text:span text:style-name="Default_20_Paragraph_20_Font"><text:span text:style-name="T1">Aliud capillos augens cilo, denscnsque ac denigra</text:span></text:span>t<text:span text:style-name="Default_20_Paragraph_20_Font"><text:span text:style-name="T1">us.<text:line-break/></text:span></text:span><text:span text:style-name="Default_20_Paragraph_20_Font"><text:span text:style-name="T15">Ladanum cum oleo et vino dulci Levigatum, ac ad mellis<text:line-break/>crassitiem redactum praestrictis illinito. Non longe quoque<text:line-break/>postea aliud pharmacum scriptum est his verbis. </text:span></text:span><text:span text:style-name="Default_20_Paragraph_20_Font"><text:span text:style-name="T1">Ad</text:span></text:span><text:span text:style-name="Default_20_Paragraph_20_Font"><text:span text:style-name="T15"> A</text:span></text:span><text:span text:style-name="Default_20_Paragraph_20_Font"><text:span text:style-name="T1">stu-</text:span></text:span></text:p>
      <text:p text:style-name="P3"><text:span text:style-name="Default_20_Paragraph_20_Font"><text:span text:style-name="T1">tuum capillorum citra morbum accidens</text:span></text:span>. Brassicam aridam<text:line-break/>tritam ex aqua impone, aut loti radicem eodem modo.</text:p>
      <text:p text:style-name="P1"><text:span text:style-name="Default_20_Paragraph_20_Font"><text:span text:style-name="T1">[Quomodo compl</text:span></text:span>u<text:span text:style-name="Default_20_Paragraph_20_Font"><text:span text:style-name="T1">ria ab e</text:span></text:span>a <text:span text:style-name="Default_20_Paragraph_20_Font"><text:span text:style-name="T1">ornatoria medicinae parte<text:line-break/>deflerat.]</text:span></text:span> Comptoriae quidem scopus est, ut pulchritudinem<text:line-break/>acqnisititiam inducat. Lxornatoriae vero medicinae partis,<text:line-break/>ut quicquid secundum naturam est, id omne in corpore<text:line-break/>custodiat, ad quod consequitur etiam naturalis pulchritudo.<text:line-break/>indecoro enim aspectu est caput alopecia vitiatum, velut<text:line-break/>etiam oculi pilis palpebrarum denudati, limiliterque super-<text:line-break/>ciliorum pilorum defluvium. Non solum vero ad pulchri-<text:line-break/>tudinem, sed multo prius ad ipsam partium sanitatem hu..<text:line-break/>juscemodi pili conducunt, quemadmodum in libris de usa<text:line-break/>partium est demonstratum. Quid attinet autem dicere de<text:line-break/>lichenis aut psora aut lepra, quum praeter naturam talia<text:line-break/>existant/ At vero saciei colorem per pharmaca nitidi^..<text:line-break/>rein, aut rubicundiorem facere aut pilos capitis crispos<text:line-break/>aut fulvos aut nigros aut quemadmodum mulieres solent<text:line-break/>in longitudinem auctos, llaec ipsa et quae hujusmodi sunt</text:p>
      <text:p text:style-name="P2">comptorii maleficii existunt, non medicae artis opera. Ve-<text:line-break/>rum propter focietatem quandam, quam cum illisi habent,<text:line-break/>quandoque ad regiarum foeminarum , atque adeo ipsorum<text:line-break/>regum imperium, etiam comptoria adiungimus, utpote cum<text:line-break/>his negare non liceat, docendo tamen comptoriam ab exor-<text:line-break/>natoria medicinae parte differre. Quapropter vifum est mihi<text:line-break/>ea, quae Crito fcripfit pharmaca capillos conservantia, eos-<text:line-break/>demque augentia, ex primo illius de ornatu libro fub-<text:line-break/>l scribere.</text:p>
      <text:p text:style-name="P1"><text:span text:style-name="Default_20_Paragraph_20_Font"><text:span text:style-name="T1">[Quae Crito ad Conservandos ac augendos Capillos<text:line-break/>scripsit t itemque quae a defluvio ipsus praeferrent</text:span></text:span>.] In<text:line-break/>primo libro exornatoriorum statim in principio post prae-<text:line-break/><text:span text:style-name="Default_20_Paragraph_20_Font"><text:span text:style-name="T1">d</text:span></text:span>ationem Gluto haec verba fcripfit. Ad conservandos itaque<text:line-break/>tcapillos fubscriptis compofitionibusi utendum est. <text:span text:style-name="Default_20_Paragraph_20_Font"><text:span text:style-name="T1">pleraclidae<text:line-break/>Parentini conservativa capillorum. </text:span></text:span>Anemones florem cum<text:line-break/>toleo tritum illinc, idem etiam eos denigrat. <text:span text:style-name="Default_20_Paragraph_20_Font"><text:span text:style-name="T1">Aliud. </text:span></text:span>Lada-<text:line-break/>tuum vino austero maceratum, ac tritum oleo myrteo ex-<text:line-break/>tcipe, coque pilos ante balneum subline. <text:span text:style-name="Default_20_Paragraph_20_Font"><text:span text:style-name="T1">Aliud. </text:span></text:span>Verbena-</text:p>
      <text:p text:style-name="P3">cam rectam appellatam una cum radicibus arefactam con-<text:line-break/>tundite et per angustissimum Cribrum concernito, deinde<text:line-break/>oleo admixto, ut strigmenti crassitudinem accipiat, in vas<text:line-break/>aereum reponito, atque ubi computruerit, pro oleo limi-<text:line-break/>liter utitor. <text:span text:style-name="Default_20_Paragraph_20_Font"><text:span text:style-name="T1">Aliud.</text:span></text:span> ♃ Ladani partes duas, polytrichi quod<text:line-break/>quidam adiantum appellant partem j, vini et olei myrtini<text:line-break/>partem unam. Nos autem pro myrteo nardino usi sumus.<text:line-break/><text:span text:style-name="Default_20_Paragraph_20_Font"><text:span text:style-name="T1">Aliud quod ipsum et subnigros reddit</text:span></text:span>. ♃ Baccarum myrti<text:line-break/>nigrarum quadrantem, ladani tantundem, dissoluta cum fissile<text:line-break/>ciae fructus, lloc est siliquarum ipsius spinae appellatarum,<text:line-break/>decocto, contere, atque ubi limi crassitiem acceperint, nar-<text:line-break/>dino aut myrteo, aut aliquo alio odorato unguento excipe.<text:line-break/><text:span text:style-name="Default_20_Paragraph_20_Font"><text:span text:style-name="T1">Aliud unguentum conservans pilos, quod ipsum etiam<text:line-break/>subnigros reddit</text:span></text:span>. ♃ Baccarum myrti nigrarum sextarium<text:line-break/>unum, seminis apii sextarium unum, seminis betae sexta-<text:line-break/>rium unum, virgultorum myrti sextarium unum, adianti<text:line-break/>sextarii dimidium, ladani tantundem, vini nigri sextarios vj,<text:line-break/>usquequo penitus dissolvantur, coquito, atque ubi tertia pars</text:p>
      <text:p text:style-name="P3">superfuerit, olei cujusdam aut odoriferi unguenti sextarios<text:line-break/>ij, aut iij, addito rursum que coquito. Ubi vero bis aut ter<text:line-break/>ebulliere, liquorem exprimito, ac diligenter per saccum<text:line-break/>excolatum in hydriam recondito. Ufu vero expetente in<text:line-break/>praerastsi penitus utitor, illitis ex eo bis per diem capillis.<text:line-break/><text:span text:style-name="Default_20_Paragraph_20_Font"><text:span text:style-name="T1">Aliud</text:span></text:span>. ♃ Passi Cretlci sextarium j, ladani ℥ j, corticis nu-<text:line-break/>cum pinearum usti sextantem, polytrichi usti ℥ j, adipis<text:line-break/>ursini libram j, sacci betae cyathos iii. Ladanum et paf-<text:line-break/>sum donec cogantur in unam compagem coquito, deinde<text:line-break/>reliqua injicito et sublato in vas plumbeum servato. Usus<text:line-break/>autem tempore, quantum susficit in quocunque velis sua-<text:line-break/>veolente unguento diluito. Usus ejus debet esse quotidia-<text:line-break/>nus. Quidam vero raso capiti pharmacum illinerunt nulla<text:line-break/>re dilutum. <text:span text:style-name="Default_20_Paragraph_20_Font"><text:span text:style-name="T1">Aliud</text:span></text:span>. ♃ Ladani ℥ j, passi sextarium j, cor-<text:line-break/>ficis nucum pinearum usti Ʒ ij , alii sesqui drachmam ha-<text:line-break/>bent, spongiam marinam ustam tritam unam, panniculi<text:line-break/>Cilicii usti triti cyathos tres, polytlichi usti triti cyathos<text:line-break/>duos, adipis ursini libram unam, coquito et apparato ut</text:p>
      <text:p text:style-name="P3">dictum est. <text:span text:style-name="Default_20_Paragraph_20_Font"><text:span text:style-name="T1">Aliud quod pilos confert Hu et desinentibus<text:line-break/>quoque auxiliatur. </text:span></text:span>Seminis apii sextantem , callitrichi<text:line-break/>sextantem, thuris sextantem, nuces iuglandes numero xv,<text:line-break/>ladani sextantem, corticis nucis pineae libram j. Omnia in<text:line-break/>novam ollam confecta et cum argilla probe obturata, in<text:line-break/>balnei fornace allato i deinde extracta terito et adjecta adi-<text:line-break/>pis ursini libra una subigito, et in pyxide Picea reponito.<text:line-break/>Usu vero expetente, quantum satis videbitur ex pharmaco<text:line-break/>accipito ac quocunque velis odorato unguento conquassato,<text:line-break/>ex coque caput bis in die illinito. Quidam vero ubi caput<text:line-break/>etiam abraserunt, medicamento excepto adtpe ursino illi-<text:line-break/>nunt. <text:span text:style-name="Default_20_Paragraph_20_Font"><text:span text:style-name="T1">Aliud ad calvi</text:span></text:span>t<text:span text:style-name="Default_20_Paragraph_20_Font"><text:span text:style-name="T1">iem, quo usas est Andromachus frt-.<text:line-break/>ntor.</text:span></text:span> Leporum ventres sex accipito, probeque siccatos in<text:line-break/>testaCeo vale torresucsto, ad eosque baccarum myrti qua-<text:line-break/>drantem et virgultorum ejusdem tantundem conjicito , in-<text:line-break/>deque adianti quadrantem addito, omniaque simul attente<text:line-break/>torresucta tundtto, ac per angustum cribellum excerpito,<text:line-break/>deinde adipis ursi ac phocae aequis partibus adjectis subi-</text:p>
      <text:p text:style-name="P3">gito, fublatumque pharmacum in pyxidem plumbeam re-<text:line-break/>condito. At vero ubi usus tempus institerit, quocunque ve-<text:line-break/>lis lledyfmate, ipsam diluito ac utitor. Atque de his qui-<text:line-break/>dem hactenus.</text:p>
      <text:h text:style-name="Heading_20_2" text:outline-level="2">Cap. HI. </text:h>
      <text:p text:style-name="P21">[<text:span text:style-name="Default_20_Paragraph_20_Font"><text:span text:style-name="T1">De tincturis capillorum</text:span></text:span>.] Quum vero post<text:line-break/>praescripta pharmaca Crito alia quaedam scribat, quae qui-<text:line-break/>dem conferUationem capillorum promittunt, verum primum<text:line-break/>ipso opus est ut tingant ipsos, quo five nigri sive flavi<text:line-break/>reddantur, visum sane est mihi in principio ea relinquere,<text:line-break/>cum omnia talia manisuste comptorii generis existant. Quan-<text:line-break/>doquidem autem haud scio quomodo dogma commune illo-<text:line-break/>luerit, ut vetulae foeminae capitis capillos denigrent, tan-<text:line-break/>quam turpe fit canos habere, atque hoc ipsum etiam ma-<text:line-break/>lbulis est visum, qui molestum esse ajunt aniculam uxorem<text:line-break/>cano capite habere, quaecunque quidem prae deliciis se<text:line-break/>ipsas ornant, harum nulli tale quippiam a me petenti ex-<text:line-break/>bibulo Quaecunque vero magis venerandae, ut notam esse -<text:line-break/>gerent, tum maritorum suorum importunitatem vitarent,</text:p>
      <text:p text:style-name="P3">pilos suos nigros aliquo modo reddere cupierunt , neque<text:line-break/>ex astrictolia vi nigrorem inducentium oblaedi, illisi con-<text:line-break/>salui cedriae usum , ita ut tribus aut quatuor horis ante<text:line-break/>balneum insilirent et postea detergerent, idque per quatuor<text:line-break/>aut quinque dies sacere pergerent. Ad hoc enim quod nihil<text:line-break/>laedit, amplius etiam commoda est eis, quae facile a fri-<text:line-break/>gore ostenduntur, nimirum pharmacum existens cedria quod<text:line-break/>abunde calefaciat. Oportet autem ipsam citra olei admixtio-<text:line-break/>nem adhibere capitibus vehementi resiccatione et calefa-<text:line-break/>ctione indigentibus, quibus scilicet humida et frigida in-<text:line-break/>temperies per se inest, allisi vero oleo mixtum adhibere<text:line-break/>pharmacum oportet. Quin et desinentes capillos corrigit<text:line-break/>et non desilientes auctiores reddit. Caeterum odorem ejus<text:line-break/>vitent delicatae mulierculae, qui sane iniucundus est iis,<text:line-break/>quae sustinent ad consuetudinem usus pervenire. Porro in<text:line-break/>Asia apud nos agrestes mulierculae montana incolentes, non<text:line-break/>cedria solum illinuntur oleo permixta, velum tum corpus<text:line-break/>universum tum caput inungunt. Quin etiam picem liqui-</text:p>
      <text:p text:style-name="P3">dam cum oleo eodem modo permixtam, ad radices capis.<text:line-break/>lorum capitis illinunt, vocantque hoc compositum pharma-<text:line-break/>cum oleum picatum, quod omnino aliud est ab eo quod<text:line-break/>flos picis appellatur, quod ipsum liquidae pici incumbit et<text:line-break/>superstat, tenuium magis partium quam ipsa pix existens<text:line-break/>tum consistentia tum etiam facultate. Hujusmodi itaque<text:line-break/>pharmaca tarde canescere faciunt, nulla utentium oblae-<text:line-break/>sione ; at vero quae ex austeris et acerbis composta funt<text:line-break/>magnopere laedunt. Caeterum materiam ex qua componun-<text:line-break/>tur haec astringentis qualitatis ac facultatisi existentem,<text:line-break/>etiam quippiam tenuium partium habere oportet, quo non<text:line-break/>in fuperficie tantum, fed et in profundo cutem asserent,<text:line-break/>usque ad locum radicum capillorum progrediendo. Atque<text:line-break/>haec quidem est methodus componendi ea. Habes autem in<text:line-break/>simplicium pharmacorum tractatu particulatim materias<text:line-break/>ipsorum, in quibus facultates et qualitates earum dictae<text:line-break/>funt. Quapropter ex illis tum ea, quae jam a prioribus<text:line-break/>composita funt judicare, ac qualinam vi praedita sint in-</text:p>
      <text:p text:style-name="P3">venire potes, tum etiam per te ipsum de integro nova<text:line-break/>componere. I tile autem hoc est et ad cognitionem aste-<text:line-break/>suionum, quas jam incurrerunt aliquae mulieres et ad lu-<text:line-break/>utrarum praenotionem praelentiumque sanationem. Non<text:line-break/>solum enim in periculo versatas saepe Icio loeminas , sid<text:line-break/>et mortuas, ex petili igt ratione capitis per hujusmodi phar-<text:line-break/>maca inducta. Laesio autem cis maxime accidit, aliquando<text:line-break/>quidem in stuporem attonitum aut comitialem aut veter-<text:line-break/>num aut soporem profundiorem aut catochen dilabentibus,<text:line-break/>aliquando vero destillationibus solutu disticdibus capiuntur,<text:line-break/>ut antequam solvantur pulmones male habere incipiant,<text:line-break/>exindeque tabes consequatur. Offenduntur autem citius<text:line-break/>quae frigidius temperamentum capitis habent, tardius vero<text:line-break/>quae calidius, frigidae enim particulae frigidis allectionibus,<text:line-break/>calidae calidis facilius cori sciuntur Atq ui periculum minus<text:line-break/>subeunt, utpote cum a minore caula laedantur quae fii-<text:line-break/>gidius temperamentum habent, at vero calidae propterea<text:line-break/>quod aegre et Vix tandem a Rigid<text:span text:style-name="Default_20_Paragraph_20_Font"><text:span text:style-name="T1">i</text:span></text:span>s caulis laedi possunt,<text:line-break/>tum sane a magnis causis luerint exuperatae, majorem lac-</text:p>
      <text:p text:style-name="P2">sionem incurrunt, quae communi et universali rationi sub-<text:line-break/><text:span text:style-name="Default_20_Paragraph_20_Font"><text:span text:style-name="T1">.i</text:span></text:span>acent, in aphorismis ab Hippocrate relatae. <text:span text:style-name="Default_20_Paragraph_20_Font"><text:span text:style-name="T1">In morbis<text:line-break/>minus periculum subeunt aegrotantes, quibus congruus na-<text:line-break/>turae , aetati, habitui ac tempori austeri</text:span></text:span>s <text:span text:style-name="Default_20_Paragraph_20_Font"><text:span text:style-name="T1">morbus quam<text:line-break/>quibus nihil secundum haec ipsa congruerit.</text:span></text:span></text:p>
      <text:p text:style-name="P1"><text:span text:style-name="Default_20_Paragraph_20_Font"><text:span text:style-name="T1">[De pharmacis capillos denlgrantibus Archigenbs.]<text:line-break/></text:span></text:span>Paulo ante dixi, quod non ex mea sententia medicus ejus-<text:line-break/>modi pharmacia contrectat, verum cum regiae aliquando<text:line-break/>foeminae, quibus minime negare liceG nigrosi aut flavos<text:line-break/>capillos reddere expetant, eam sane ob p;ert etiam Arelli--<text:line-break/>genem puto, quamquam honestissimum virum, de illi<text:span text:style-name="Default_20_Paragraph_20_Font"><text:span text:style-name="T1">s</text:span></text:span> sorsu<text:line-break/>pslsse in haec fere verba. <text:span text:style-name="Default_20_Paragraph_20_Font"><text:span text:style-name="T1">Denigrant capillos ItaPt:. </text:span></text:span>IIadix.<text:line-break/>capparis trita cum muliebri lacte aut ut aliis plaoot asinino<text:line-break/>ad tertias coquito et ad noctem pro cataplasmate impo-<text:line-break/>nito. Aut urina canis in quinque aut sis^ dies asservata<text:line-break/>lavato. Aut corticem radicis incisi doneϽ mollis fiat oo--<text:line-break/>qulto, cumque cataplasmatis modo imponito, cum aqua vero<text:line-break/>decocto lavato. Aut quod lu anemone lntrlnsecusi lllgrum</text:p>
      <text:p text:style-name="P3">est, cum oleo myrteo tritum affricato. Aut spumam argenti<text:line-break/>cimoliam, alumen liquidum pali mensura prael<text:span text:style-name="Default_20_Paragraph_20_Font"><text:span text:style-name="T1">a</text:span></text:span>tis et sic..<text:line-break/>eatis capillis in noctem illinito et betae foliis superne obli-<text:line-break/>gato. Aut Selinuliam teri ain argenti spumam, calcem, cum<text:line-break/>aqua ad mellis crassitudinem redige, et ulli liquido lixivia<text:line-break/>praelaveris, capillum vicissim inunge limilitetque betae fo-<text:line-break/>his impositis obligato, mane vero excusses capillos appla-<text:line-break/>nato. Aut absinthii , ollium palmarum Svriatartun , fabarum<text:line-break/>Aegyptiarum, omnium ustorum cinerem pari mensura cum<text:line-break/>vino Mendesio ad strigmenti crassitudinem redigito et cerato<text:line-break/>myrteo liquido admixto affricato. Aut corticis salicis luc-<text:line-break/>cum cum oleo allricato, summe denigrat. Aut nodos ad<text:line-break/>racemorum similitudinem ex arbore nuce enatos ex oleo<text:line-break/>coquito et bitumine liquido admixto utitor. Post praedicta<text:line-break/>etiam llaec Arcliigenes ascripsit, denigrant barbam. Super<text:line-break/>aridum et plumbum ullum, cum betae crudae succo mel..<text:line-break/>lis spissitudine illita, linito usque ad prandium, deinde<text:line-break/>allluito. Aut lel l l scoriam ac plumbum in aceto cocta ad</text:p>
      <text:p text:style-name="P2">tertias, illinc citra oleum. Post haec Archigenes ex com-<text:line-break/>. ptoria damnata arte accepta haec scripsit; fulvos autem red-<text:line-break/>dunt capillos lupini crudi cum aqua et nitro illiti. Haec<text:line-break/>de flavescentia. De crispantibus autem capillos dicit: eri-<text:line-break/>spos autem reddes capillos, fi spuma salis cum myrrha con-<text:line-break/>fricaveris. Aut succo carpafi .illinc, et manebunt crispi ac<text:line-break/>nigri. Aut myrti baccis, ac betae semine aequali pondere<text:line-break/>cum oleo tritis utitor. Aut asphodeli radicem mero illinc.<text:line-break/>Aut lupinorum cortices, ac parum nitri in aqua ad qua-<text:line-break/>triduum macerato ac utitor. Horum pharmacorum messi-<text:line-break/>tionem ob id feci, ut ostenderem necessario quosdam etiam<text:line-break/>bonestissimos viros talium fibi comptoriorum experientiam<text:line-break/>parare. Quando enim Archigenes haec scribere non est ve-<text:line-break/>ritus, multo amplior venia Critoni danda est, qui in Im-<text:line-break/>peratoriis aedibus est medicus- Apparet autem et Heracli-<text:line-break/>clidem Tarentinum multa et probata pharmaca complosae<text:line-break/>fpeculationis scripsisse, quamquam nondum tantae deliciae<text:line-break/>foeminas occuparant, quantae nunc sunt. Verum Heraclidae</text:p>
      <text:p text:style-name="P3">et Cleopatrae et aliorum quicunque post ipsos interiecto<text:line-break/>tempore medici fuerunt, pharmaca omnia Clito coacerva-<text:line-break/>vu, ad quem sane remitto eos qui quomodo <text:span text:style-name="Default_20_Paragraph_20_Font"><text:span text:style-name="T1">cap</text:span></text:span>illi nigre-<text:line-break/>stant aut flavescant et alia hujusmodi discere volunt. Seri-<text:line-break/>plit enim quatuor de ornatu libros, qui in omnium mani-<text:line-break/>bus versantur. Quid igitur ego nunc ipsa frustra transcri-<text:line-break/>belem, cum possint ex illo discere, qui adeo ea cognoscere<text:line-break/>velint <text:span text:style-name="Default_20_Paragraph_20_Font"><text:span text:style-name="T1">l</text:span></text:span> In primo quidem libro omnia, quae ad capillos<text:line-break/>pertinent, statim in principio scripta sunt, reliqua vero<text:line-break/>deinceps juxta proprium quodque ordinem. Quo itaque<text:line-break/>facile invenire queant lingula talium pharmacorum absque<text:line-break/>longa investigatione, visum milii est capita singulorum li-<text:line-break/>brorum indicare. ln primo itaque libro capita haec sunt.</text:p>
      <text:p text:style-name="P1"><text:span text:style-name="T26">PRIMI</text:span> libri <text:span text:style-name="T26">Cr</text:span>itonis de ornatu capita. Conservantia<text:line-break/>capillos. Augentia capillos. Praeservantia capillos. linctu-<text:line-break/>rae canorum. tincturae flavos et auricolores capillos red-<text:line-break/>dentes. Smegmata capillorum. Illisiones praesio cantes. I a-<text:line-break/>cient erugantia. Illisiones facicul nitidam reddentes. Cata-</text:p>
      <text:p text:style-name="P3">plasmata faciem nitidam reddentia. Superciliorum illitio-<text:line-break/>nes. Supercilia delligrantia. Oculorum illisiones. Illitiones<text:line-break/>ex stibio. Ad graveolentiam narium. Dentifricia. Manduca-<text:line-break/>tiones. Ad foetorem sub alis afflictiones. Manducationes ad<text:line-break/>foetorem oris.</text:p>
      <text:p text:style-name="P1">SECUNDI libri capita. Quae nigredines colli repur-<text:line-break/>gent. illisiones ad exudationes sub alis. Elisiones mammil-<text:line-break/>lasi conservantes. Ventrem purgantia. Smegmata manus ni-<text:line-break/>tidas reddentia. Ad nigredines a partu. Ad rugas a partu.<text:line-break/>Ad fistu<text:span text:style-name="Default_20_Paragraph_20_Font"><text:span text:style-name="T1">c</text:span></text:span>as a partu. Illitiones ad eminentes umbilicos. Quae<text:line-break/>pueros impuberes conservant. Quae virginitatem cousus-<text:line-break/>vant. Assa humectas et frigidas mulierculas. Ad cicatrices<text:line-break/>nigras. Dëpilatoria pilorum. Smegmata attenuantia omnis<text:line-break/>generis. lllitiones capillos abolentes. Smegmata totius cor-<text:line-break/>poris. Repurgatoria nitorem inducentia omnigena. Consper-<text:line-break/>fiones aromaticae vestium. Odoratae tincturae vestium.<text:line-break/>Afperfiones thalamorum et ambulaerorum. Suffimentorum<text:line-break/>omnigenorum compositiones. Illitionum et unguentorum</text:p>
      <text:p text:style-name="P3">omnis generis compositiones, videlicet amygdalini, balanini,<text:line-break/>nucum, salamini, myrtei, lentiscini, laurini, rosacei, gleu-<text:line-break/>cini, melini, oenanthini, sampsuchum , telini, sufini quod<text:line-break/>aliqui liliaceum appellant, cicini, irini, narcissini, phoenici,<text:line-break/>cyprini, crocini, nardini, amaracini, hedychroi, nlendesii,<text:line-break/>nlalabatllrini.</text:p>
      <text:p text:style-name="P1"><text:span text:style-name="T27">TERTII libri</text:span> <text:span text:style-name="T27">C</text:span>ritonis capita. Ad furfures omnigenos.<text:line-break/>Ad c<text:span text:style-name="Default_20_Paragraph_20_Font"><text:span text:style-name="T1">a</text:span></text:span>pitiis eruptiones. Ad ulcera manantia. Ad pediculos<text:line-break/>et tendes. Ad alopecias. Ad scabiosus faciei affectiones. Ad<text:line-break/>lentigines. Ad maculas a sole provocatas. Lotiones faciei.<text:line-break/>Ad stigmata. Ad liventia. Ad sugillata. Ad varos. Ad pu-<text:line-break/>stulas nocte erumpentes. Ad menti tubercula. Ad menti<text:line-break/>impetigines, impetiginum illisiones. Epithemata excoriatoria.<text:line-break/>Emplastra Viridia, quae ali excursatione imponuntur. Em-<text:line-break/>plallra alba ad cicatricem inducendam, Pharmaca emolliens<text:line-break/>tia, quae impeLginibus allricantur.</text:p>
      <text:p text:style-name="P1">Q<text:span text:style-name="T27">UARTI </text:span>libri capita. Ad alphos nigros et albos. Ad<text:line-break/>cicatrices nigras. Ad leucas. Ad lepras. Ad ungues scabio-</text:p>
      <text:p text:style-name="P3"><text:span text:style-name="Default_20_Paragraph_20_Font"><text:span text:style-name="T15">fos. Ad pruriginosi^ affectiones. Ad psydracas et ad ex-<text:line-break/>coriata. Ad serpiginosas affectiones. Ad scabidus. Ad thy-<text:line-break/>IlloS. Ad acrochordona et myrmeciasi. Ad umbilici infla-<text:line-break/>tionem. Ad intestinorum delapsionem. Ad hydrocelas. Ad<text:line-break/>apellas. Ad procidentes anos. Ad chimethla. Ad rimas<text:line-break/>pedum. In his quatuor libris Crsto diligentissime omnia<text:line-break/>ferme exornatoria pharmaca scripsit, appositis etiam com-.<text:line-break/>ptoriis, quae spuriam pulchritudinem, non veram inducunt,<text:line-break/>quapropter etiam ego ea relinquam , solumque mentionem<text:line-break/>eorum saciam, quae pulchritudinem secundum naturam con-<text:line-break/>servant. Quamquam enim vel maxime cognita habeam sme-<text:line-break/>gmata corpori nitorem inducentia, itemque quae in virgi-<text:line-break/>nibus mamillas conservant et quae impuberum puerorum<text:line-break/>testiculos ad multum tempus parvos conservant, similiter<text:line-break/>et quae pilorum exortum cohibent, pudet me tamen ejus-<text:line-break/>modi scribere, atque multo magis eas, quas Crito tradidit<text:line-break/>conspersiones vestium aromaticas, odoratasque vestium in-<text:line-break/>sectiones et aspersiones thalamorum ac ambulacrorum, sus</text:span></text:span></text:p>
      <text:p text:style-name="P3">simentoruln item omnis generis varietates, illitionumque et<text:line-break/>unguentorum. Extra enim medicinae documenta talia exi-<text:line-break/>fiunt. At vero ubi decoris secundum naturam conserva-<text:line-break/>tiva scripsit, si quando locus ita tulerit, ea reseram, ac<text:line-break/>primum quidem quae circa capillos medicis utilia mihi<text:line-break/>videntur docebo.</text:p>
      <text:h text:style-name="Heading_20_2" text:outline-level="2">Cap. IV.</text:h>
      <text:p text:style-name="P22"><text:s/>[<text:span text:style-name="Default_20_Paragraph_20_Font"><text:span text:style-name="T1">De pharmacis pilos corrumpentibus.]</text:span></text:span> Quem-<text:line-break/>admodum ex pharmacis, quae pilos augent, alia medici<text:line-break/>usus, alia comptor^ existunt, eodem modo et qi ae ipsos<text:line-break/>corrumpunt. Aliquando enim et Ius medici necessario utun-<text:line-break/>tur juxta triplicem eorum differentiam, nempe cum quae-<text:line-break/>dam ex eis proprie psilothra appellantur, alia attenuatoria<text:line-break/>Capillorum, alia vero ipsos penitus exstirpantia. Haec itaque<text:line-break/>postremo loco nominata periculosi sunt usus. Ex eis enim<text:line-break/>illitae corporis partes non solum in posterum depiles omn,s<text:line-break/>penitus redduntur, sed et usque ad caput et mentum Iti-<text:line-break/>perciliaque et palpebrarum pilos, nuditas ipsa procedit. Re-<text:line-break/>siquae vero duae dillerentiae usum minime periculosum ha-</text:p>
      <text:p text:style-name="P2">bent. Et quae quidem pilorum denudatoria funt et pro-<text:line-break/>prie, ut dixi, pfilothra vocantur, tantum non quotidie in<text:line-break/>omnium muliercularum, ferme etiam quorundam virorum<text:line-break/>usu habentur. Altera vero, quae tenuiores pilos reddunt<text:line-break/>et minores, eis conveniunt qui duros et magnos multos-<text:line-break/>que et <text:span text:style-name="Default_20_Paragraph_20_Font"><text:span text:style-name="T1">C</text:span></text:span>rassos pilos habent et ob id fuistis non absimiles<text:line-break/>existunt. Caeterum haec ipsa secundum excessum et dele-<text:line-break/>ctum luter se differunt, cum unum genus sit pharmacorum<text:line-break/>quod in hunc usum compeditum est, nimirum eorum quae<text:line-break/>corrumpentem et ustoriam habent facuItatem. Praestant au-<text:line-break/>tem corrumpentem sacultatem habentia, quod minori peri-<text:line-break/>cuio admoventur. PelicuIosiora autem quodammodo sunt<text:line-break/>ustoria, quae fi quis pauIo negligentius adhibeat, bullas ex-<text:line-break/>citant et exulcerant et ahquantuIum cutem exurunt. At<text:line-break/>vero particularem eorum sylvam omnem in commentariis<text:line-break/>de simp<text:span text:style-name="Default_20_Paragraph_20_Font"><text:span text:style-name="T1">l</text:span></text:span>icium pharmacorum sacuItate tradidi, sed tamen<text:line-break/>exempli gratia ea quibus assidue utor recensebo. Ex liqui-<text:line-break/>t dis igitur est lixivium tali vi praeditum : ex aridis autem</text:p>
      <text:p text:style-name="P3">et metallicis arsenicum et sandaracha et calx non extin-<text:line-break/>cta quam plerique vivam, Graeci vero etiam solius non ex-,<text:line-break/>tinctae nomine appellant. Manifestum itaque est, vehemen<text:span text:style-name="Default_20_Paragraph_20_Font"><text:span text:style-name="T1">s-<text:line-break/></text:span></text:span>tem ipsorum vim per admixtionem imbecilliorum pliarma-<text:line-break/>cormn tum liquidorum tum aridorum frangi. Quorum con-<text:line-break/>gruentem mixturae modum coniecturaliter primum faciet<text:line-break/>virium eorum expertus, deinde vero per experientiam de-<text:line-break/>fectum corriget aut etiam addet. Quo vero etiam eorum<text:line-break/>quae per experientiam judicata sunt notitiam habeatis, asari-<text:line-break/>bam ea quae in primo libro de ornatu a t<text:span text:style-name="Default_20_Paragraph_20_Font"><text:span text:style-name="T1">r</text:span></text:span>itone sunt re-<text:line-break/>lata, ubi prius ostendero etiam medicis faepiuscule ipsorum i<text:line-break/>usum necessarium else. Quemadmodum tincturas expete<text:span text:style-name="Default_20_Paragraph_20_Font"><text:span text:style-name="T1">n</text:span></text:span>t-<text:line-break/>tibiis honeste negare possumus, ut quae comptoriae sintt<text:line-break/>malitiei, sic depdatoria negare minime licet. Si enim mo--<text:line-break/>deratos quispiam habeat capillos, non subserviemua ipsi ad.<text:line-break/>superfluas delicias. Si vero admodum multos et longos du-<text:line-break/>rosque habeat, honestum esse videtur et rationabile ipsi<text:span text:style-name="Default_20_Paragraph_20_Font"><text:span text:style-name="T1">u</text:span></text:span>s<text:line-break/>pauciores et tenuiores mollioresque ac rariores facere..<text:line-break/>Contingit autem aliquando necessitas ut eis, qui multos en</text:p>
      <text:p text:style-name="P3">alte fixos, non tamen duros habent, in totum pilos tolla-<text:line-break/>mus, quando aut piatione opus habet totum corpus, quan-<text:line-break/>doque enim hoc praefidio juxta medicinae rationem uti-<text:line-break/>mur, aut quando pharmacum quod meatus obducat impo-<text:line-break/>nere velimus, tunc enim necessario a parte pilos plius tol-<text:line-break/>limus, quod quidem etiam per novaculam sacere licet. Qui-<text:line-break/>dam vero sive re vera five ficte novaculae timorem con-<text:line-break/>fitentur, quoniam periculum fit ex. ea cutem sauciari. Qui-<text:line-break/>dam autem non citra rationem fortasse metuunt, maxime<text:line-break/>quum partes guttulis radi oportet. Quapropter necessarium<text:line-break/>est, medicum etiam hujusmodi pharmacorum experientiam<text:line-break/>habere, tum quod ad compofitionem tum quod ad usum<text:line-break/>attinet.</text:p>
      <text:p text:style-name="P1"><text:span text:style-name="Default_20_Paragraph_20_Font"><text:span text:style-name="T1">[Pstlothra a Critone hac verborum serie conscripta.]<text:line-break/>Psilothra capillorum. </text:span></text:span>n. Auripigmenti auri coloris ) vij,<text:line-break/>aut x, calcis vivae tantundem, amyli sextantem, terrae quae<text:line-break/>Romanis Selinufia appellatur ℥j. Omnia trita et per an-<text:line-break/>gustissimum cribrum excussa reponito. Usus vero tempore</text:p>
      <text:p text:style-name="P3">ex pharmaco, quod sufficit acceptum aqua conquassato,<text:line-break/>deinde illinire jubeto, ac animadvertere ne exurat. <text:span text:style-name="Default_20_Paragraph_20_Font"><text:span text:style-name="T1">Aliud<text:line-break/>e vestigio laev</text:span></text:span>a<text:span text:style-name="Default_20_Paragraph_20_Font"><text:span text:style-name="T1">m reddit</text:span></text:span>. ♃ Calcis vivae partes duas, au-<text:line-break/>ripigmenti partem j. Haec in mortarium plumbeum con-<text:line-break/>jecta aqua aut ptisanae succo affuso terito, atque ubi ni^tr^<text:line-break/>reddentur, calesacta illiniri maxime in balneo jubeto, laev^<text:line-break/>enim corpus reddunt. Quod li vero tenuis capillus ena^<text:line-break/>scena subeat, calcem coquito et auripigmentum cum aqn<text:line-break/>terito et ubi in vas fictile non picatum conieceris, coquito,<text:line-break/>atque ubi coacta fuerint nigraque reddita illinito. <text:span text:style-name="Default_20_Paragraph_20_Font"><text:span text:style-name="T1">Paridis<text:line-break/>saltatoris pfllothrum statim pilos aufert. </text:span></text:span>♃ Sandaraossa<text:line-break/>℥j, calcis vivae sextalium j. Trita cum aqua diligenter<text:line-break/>coquito, atque ubi ebullire coeperint ablatis utitor. E<text:span text:style-name="T27">x</text:span>p-<text:line-break/>ri meo tu m hujus facies, si pinnulam in ipsum psilothrum<text:line-break/>immergas, brevi enim glabra fiet. <text:span text:style-name="Default_20_Paragraph_20_Font"><text:span text:style-name="T1">Aliud. </text:span></text:span>♃ Amyli ℥j,<text:line-break/>calcis vivae ℥j, auripigmenti ℥j, contusa et cribra<text:line-break/>repone utereque ut dictum elL <text:span text:style-name="Default_20_Paragraph_20_Font"><text:span text:style-name="T1">IIeraclidae Paramini pstal<text:line-break/>tothrum e vestigio pilos tollit</text:span></text:span>. ♃ Calcis vivae sextarium j,</text:p>
      <text:p text:style-name="P3">cimoliae sextarium j, pumicis usti sextarium j, auripigmenti<text:line-break/>partes quatuor, trita ac Levigata reponito. Usus vero tem-<text:line-break/>pore aqua dilutis, ut dictum est, utitor. Haec quidem igitur<text:line-break/>Crito scripsit. Caeterum eorum usus melior est, quemad-<text:line-break/>modum nunc mulieres utuntur, post corporis videlicet illi-<text:line-break/>tionem , in tepidam balnei domum ingredientes, atque ubi<text:line-break/>exudare coeperint, strigili pharmacum ex aliqua corporis<text:line-break/>parte detrahentes, deinde quum simul auferri pilos sense-<text:line-break/><text:span text:style-name="Default_20_Paragraph_20_Font"><text:span text:style-name="T1">s</text:span></text:span>int, reliquum corpus omne abluentes.</text:p>
      <text:p text:style-name="P1"><text:span text:style-name="Default_20_Paragraph_20_Font"><text:span text:style-name="T1">[Quae pilos discordant</text:span></text:span>i] Scriptum quoque de iis est<text:line-break/>quae pilos disperdant in compturus libris quae sane jam<text:line-break/>ex medica materia exciderunt. Quapropter et ego simpli-<text:line-break/>cium tantum ex eis faciam mentionem, in fimplicium item<text:line-break/>pharmacorum tractatu a me relatorum. Juxta rationem<text:line-break/>enim proposita pharmaca componunt, ex lepore marino<text:line-break/>hepate tllunni putrefacto, cestria, ranarum in viridibus<text:line-break/>arundinetis degentium cruore sive muco, marinae testudinis<text:line-break/>sanguine, lachryma vitis albae, lachryma hederae similiter-</text:p>
      <text:p text:style-name="P3">que bryoniae ac oleo, quod insulsum appellatur. Ex ma-<text:line-break/>Pinis item scolopendris, ulilicaque marina et stellis marinis<text:line-break/>nitro ac amurca ad haec admixtis. Quin et fortiora his ex<text:line-break/>erinaceis et salamandra componunt in oleo coctis. Admi-<text:line-break/>fcent autem ipsis et alcyonia et sandaracheil et quaecun-<text:line-break/>que alia ejus generis existunt.</text:p>
      <text:h text:style-name="Heading_20_2" text:outline-level="2">Cap. V. </text:h>
      <text:p text:style-name="P22">[<text:span text:style-name="Default_20_Paragraph_20_Font"><text:span text:style-name="T1">Quae pilos attenuant.] </text:span></text:span>litetur etiam <text:span text:style-name="Default_20_Paragraph_20_Font"><text:span text:style-name="T1">a</text:span></text:span>li-<text:line-break/>quando medicus, velut dixi, iis quae pilos attenuant, quae<text:line-break/>non eandem cum depilatoriis facultatem habent. Quam enim<text:line-break/>in simplicium pharmacorum commentariis extersoriam fa-<text:line-break/>cultatem appellavimus, ejusdem funt etiam ea quae pilos<text:line-break/>attenuant. Quemadmodum autem in omnibus ejusdem ge-<text:line-break/>neris pharmacis differentia fecundum excessum et defectum<text:line-break/>existit, sic etiam in exterforiis liabet. Hordei itaque farina<text:line-break/>et fabarum amplinsque ervi, spuma nitri ac ipsum nitrum<text:line-break/>familiaria pharmaca sunt omnibus ad tollendas sordes usur-<text:line-break/>pata. Assiduus autem eorum usus etiam pilos attenuat.<text:line-break/>Quaecun<text:span text:style-name="Default_20_Paragraph_20_Font"><text:span text:style-name="T1">q</text:span></text:span>ue vero fortiori extersoria lacultate praedita sunt,</text:p>
      <text:p text:style-name="P3">in iis qui valde duros et magnos pilosi habent assumpta<text:line-break/>Congruunt. Ejus itaque generis pharmacorum est nitrum<text:line-break/>ustum et nitri spuma et aphronitrum spumosum. In assi-<text:line-break/>duo autem usu faciunt item purpurea appellata vasa ficti-<text:line-break/>lia Alexandriola, contusa videlicet et tenui cribro excreta.<text:line-break/>Caeterum pauperibus ego etiam fictilium et clibanorum in<text:line-break/>quibus aliquid sub textu coquitur, testas, itemque pumicem<text:line-break/>ustum ac non ustum indicavi. Vili autem et gratis habuerit<text:line-break/>quis circa mare degens, aut urbe quapiam non longe a<text:line-break/>mali fita, testas ustas tum buccinorum tum purpurarum<text:line-break/>aliorumque ostreorum, sepiae vero testam etiam citra ustio-<text:line-break/>nem. Atque haec quidem pro valde egenis indico, pro allisi<text:line-break/>vero alcyonium et herbam lanariam utrumque veratrum,<text:line-break/>bryoniae item et dracunculi radicem, aristolochias, Canchry<text:line-break/>et panacis radicem et quaecunque ejus generis existunt,<text:line-break/>plura enim ut dixi, relata sunt in simplicium pharmacorum<text:line-break/>tractatu. At vero si haec ipsa odorata facere volueris,<text:line-break/>cyperum et melilotum rosaSque ficcas et junci odorati Ilo-</text:p>
      <text:p text:style-name="P3">rem, iridem lllvricam, melissophyllumque et <text:span text:style-name="Default_20_Paragraph_20_Font"><text:span text:style-name="T1">C</text:span></text:span>ydoniam her-<text:line-break/>bam eis admiscebis. Et li pro divitibus paraveris spicam<text:line-break/>nardi Indicam Celticamque et montanam injicies , et ter-<text:line-break/>ram Eretriada. Addes etiam solium malabathri, amomum,<text:line-break/>myrrham, crocum, costum et liedychroum. Qui vero pre-<text:line-break/>cio simi materiae parandae non susticit, ei viliores ii qui<text:line-break/>exornatoris composuerunt excogitaverunt. Quorum etiam<text:line-break/>trito meminit in primo de ornatu sic scribens: Gllam<text:line-break/>novam figulinam magnam , operculum habentem accipito<text:line-break/>in eamque cimoliae glebas pro situs ratione conjicito. Com-<text:line-break/>ponantur alitem hae quantum fieri potest ad theatri for-<text:line-break/>mam, ut in medio ipsarum locus vacuus relinquatur. Inter<text:line-break/>glebas autem vicissim mala cotonea recentia viginti locen-<text:line-break/>tur, haec autem per intervalla variare iubeto, deinde ope r--<text:line-break/>culo imposito marcescere ipsa mala sinito. t su autem ex-<text:line-break/>petente, quantum satis videbitur accipito, terito ac uti<text:line-break/>iubeto. Post psilotlnorum vero impositionem suavem quen-<text:line-break/>dara odorem habet. <text:span text:style-name="Default_20_Paragraph_20_Font"><text:span text:style-name="T1">Aliud.</text:span></text:span> Rosas quam odoratissima per</text:p>
      <text:p text:style-name="P3">diem unam in umbra refrigeratas, quo humor saltem ab cisi<text:line-break/>desecetur, in vas figulinum componite, eodemque modo<text:line-break/>ut dictum est glebas cimoliae indito, ita rosae substernan-<text:line-break/>tur rurfusque inter glebas eaedem imponantur, deinde<text:line-break/>operculo addito combibere sinito. Usus jam demonstra-<text:line-break/>tus est.</text:p>
      <text:h text:style-name="Heading_20_2" text:outline-level="2">Cap. VI. </text:h>
      <text:p text:style-name="P22">[<text:span text:style-name="Default_20_Paragraph_20_Font"><text:span text:style-name="T1">De salfuratione</text:span></text:span>.] Quibusdam se scalpen-<text:line-break/>tibusi , furfuribus similia ex capitis cute decidunt et pro-<text:line-break/>pterea fursurationem medici hoc symptoma appellant a<text:line-break/>vitiatis ichoribu^ provenientem, quas consumere scopusi est<text:line-break/>eis, qui malum boe sanare volunt. Manifestum igitur est<text:line-break/>discusserit^ et extersoria pharmaca adhibenda esse, praepa-<text:line-break/>rato prius universo corpore, si vitiatis humoribus repletum<text:line-break/>videatur, iu omnibus enim hujus rei meminisse oportebit,<text:line-break/>etiam fi aliquando in sermone relinquatur. Admiscuerunt<text:line-break/>autem quidam praedictis pharmacis quaedem astringentia,<text:line-break/>quo per e^ affecta parsi corroboretur, ut ne facile in se<text:line-break/>ipsam suscipiat influentes humores ferofos, sed resistat eos-</text:p>
      <text:p text:style-name="P3">que repellat, et ob lloc sane Archigenes in pharmaco ex<text:line-break/>ati amento sutorio composito haec verba adfecit. lloc in-<text:line-break/>quit adeo efficax est , ut neque linat in posterum fieri.<text:line-break/>t rito quidem in tertio libro de ornatu ejusmodi pharma-<text:line-break/>corum silvam scripsit in principio statim ipsius fibri. Quare,<text:line-break/>velut paulo ante dixi, minime necessarium est me ipsa liio<text:line-break/>rursus describere, cum omnes illius habeant libros. Cae-<text:line-break/>telum quae Archigenes scrijtsit, indicabo ob id maxime,<text:line-break/>quod quibusdam ex eis ascripserit, quod non permittant<text:line-break/>symptoma hoc rursus fieri. Scribit autem hoc modo suis<text:line-break/>ipsius verbis. Victus ratio constituatur status expers, nihil<text:line-break/>ex Crassi succi cibis habens, quales sunt tubera, Iungi, bulbi,<text:line-break/>legumina, carnesque maxime bubulae, ac quae similia exi-<text:line-break/>fiunt. Sint autem cibi, quibus vescuntur, boni succi, saci-<text:line-break/>les concoctu et mel iisdem adflatur. intinctus conserunt<text:line-break/>acetum cum lupa. Condimenta cuminum et foeniculum,<text:line-break/>aliis parce utantur et a bellariis omnibus maxime absti<text:line-break/>neant. Vinum conducit cis album et tenue, voluptatis vero</text:p>
      <text:p text:style-name="P3">gratia dulce et vinum mulsum. Ex fructibus optima est uva<text:line-break/>arefacta, deinde ficus, quibus ante cibum reliquum vesci<text:line-break/>praestat. Verum ante omnia bonae concoctionis cura ha-<text:line-break/>benda est. Deambulationes lenes plurimae et mane et ve-<text:line-break/>speri optimae sunt. Lavatio ex srigida balneis praestat. Si<text:line-break/>vero quis calida lavit, incongrua ei est longior in aere<text:line-break/>mora, et perfusio capitis prae solio est eligenda, postea vero<text:line-break/>larga frigidae allllfione refrigerato. Dormire ad satietatem<text:line-break/>usque utile est. lra, indignatio, versatio in sole et vehemens<text:line-break/>refrigeratio vitanda omnia item quae caput replent. <text:span text:style-name="Default_20_Paragraph_20_Font"><text:span text:style-name="T1">Arcili-<text:line-break/>genis ad surstralsonem capitis. </text:span></text:span>Quibus furfures caput<text:line-break/>occuparunt, his cum soenugraeco, betae succo ac nitro prae-<text:line-break/>frictis et exteras cimoliam sedle bubulo aut suillo acetoque<text:line-break/>subactam illinc, Deinde post horam ablue atramentumque<text:line-break/>sutorium ac nitrum cum oleo trita illinc. Aut myrobala-<text:line-break/>num et sabaceam farinam aequali pondere trita in aqua<text:line-break/>coque et affrica. <text:span text:style-name="Default_20_Paragraph_20_Font"><text:span text:style-name="T1">Aliud.</text:span></text:span> Amygdalas amaras decorticans<text:line-break/>cum aqua aut aceto affrica, cumque exaruerint capilli, ca-<text:line-break/>lida ablue. Aut malvam filvestrem aqua marina ad decimae</text:p>
      <text:p text:style-name="P23">partis residuum coctam terito et affricato. Aut nitri spumam<text:line-break/>et atramentum sutorium, aequis partibus cum vino ter aut<text:line-break/>quater in mensa allricato, lioc adeo efficax est, ut neque<text:line-break/>in posterum stant. Aut vini Ithodii faecem et pumicem et<text:line-break/>nitrum, pari pondere cum lupinis affrica. Aut cimoliam<text:line-break/>cum foenigraecu cremore adlube. Aut nitrum alsatum et<text:line-break/>bulbum. Aut haec omnia simul pati pondere laevigata<text:line-break/>affrica. Aut ubi picis liquidae sarum illeveris, alumen in-<text:line-break/>sparge.</text:p>
      <text:h text:style-name="Heading_20_2" text:outline-level="2">Cap. V ll. </text:h>
      <text:p text:style-name="P22">[<text:span text:style-name="Default_20_Paragraph_20_Font"><text:span text:style-name="T1">De morbo pedicular</text:span></text:span>i<text:span text:style-name="Default_20_Paragraph_20_Font"><text:span text:style-name="T1">s</text:span></text:span> <text:span text:style-name="T27">] </text:span>Pediculorum ge-<text:line-break/>neratio quibusdam in capite eontinglt acervatim, ex multis<text:line-break/>Videlicet humoribus calidis quidem, sed non ad tantam<text:line-break/>caliditatem progressis, atl quantam perveniunt acres ichores.<text:line-break/>Quare manilëstum est in profundo cutis pedicularis morbi<text:line-break/>affectionem fieri, ubi etiam animalia haec generati possibile<text:line-break/>est non in superficie cutis, in qua turtures consistere dixi-<text:line-break/>mus- Pharmaca itaque ipsorum necessario exiccantia sunt<text:line-break/>et quae ex alto trahere ac evacuare possunt magis utique<text:line-break/>quam ea quae furfuribus conveniunt. Atque haec quidem</text:p>
      <text:p text:style-name="P3">nlethodus est ea componendi. Verum silva eorum, quae<text:line-break/>experientia constant, oportet enim, ut dixi, in omnibus<text:line-break/>maxime attendere, ac confidere his quibus experimentum<text:line-break/>testimonium praebet, in tertio libro Critonis de ornatu<text:line-break/>scripta est Apponam autem etiam nunc ego ab Archigene<text:line-break/>scripta hac serie verborum. <text:span text:style-name="Default_20_Paragraph_20_Font"><text:span text:style-name="T1">Demedia morbi pedicularis.<text:line-break/></text:span></text:span>Morbo pediculari affectis haec conserunt. -l Staphidis fii-<text:line-break/>vestris partes ij, sandarachae et nitri utriusque partem j,<text:line-break/>cum aceto et oleo capiti illine. Aut Rheon qui in obsonia<text:line-break/>additur, cum oleo tritum similiter illinito. Aut oxylapathi<text:line-break/>radicem cum oleo eodem modo. Aut veratrum album et<text:line-break/>stapllidem silvestrem et nitrum, pari pondere cum oleo in<text:line-break/>balneo adhibe. Aut aqua marina aut muria meraca cum<text:line-break/>aceto pertundito. Quod si nuditas pilorum adsit, silvestrem<text:line-break/>stapllidem emplastri more cum oleo et aceto imponito. Aut<text:line-break/>alumen tritum cum oleo illinito</text:p>
      <text:h text:style-name="Heading_20_2" text:outline-level="2">Cap. VIII. </text:h>
      <text:p text:style-name="P22">[<text:span text:style-name="Default_20_Paragraph_20_Font"><text:span text:style-name="T1">De achoribus.</text:span></text:span>] Inter affectiones cutisi<text:line-break/>capitis connumeratur quoque ea quae achor appellatur,<text:line-break/>ex genere tumorum praeter naturam existens, propriam</text:p>
      <text:p text:style-name="P3">autem et singularem appellationem nacta ob symptomatum<text:line-break/>quae ad eam consequuntur proprietatem, valde enim tenui-<text:line-break/>bus foraminibus eroditur, quae tenuem in sa humorem<text:line-break/>modice viscosum complectuntur. Ad similitudinem vero ejus<text:line-break/>proxime accedit alia cutis allectio, quae favus vocatur,<text:line-break/>majora tantum foramina habens, iit quibus humor melli<text:line-break/>quod est in favis similis continetur. Generatio ipsis ex<text:line-break/>humore mixto est, qui partim tenuem serosumque ac mor-<text:line-break/>dacem , partim vero Crassum lucrum in fe habet. Tenuis<text:line-break/>itaque humor, utpote mordax, primum quidem ad fcalpen-<text:line-break/>dum ipsos impellit, progresse vero temporis ad scalpturam<text:line-break/>tum tumor augescit tum foramina in ipso erumpunt. Ma-<text:line-break/>ossellum igitur est evacuare oportere humores allectionem<text:line-break/>ipsam ellicientes. Qui si etiam insiliant amplius, prohibeo-<text:line-break/>dus primum est ipsorum inmixtis per capitis evacuationem<text:line-break/>atque totius corporis purgationem, velut in alopeciis est<text:line-break/>proditum. At vero si parva affectio existat, sola topica et<text:line-break/>localia appellata remedia, quae scilicet locis affectis adhi-<text:line-break/>beatur, citra totius corporis evacuationem suffecerint. Con-</text:p>
      <text:p text:style-name="P3">venient autem ipsis ob crassitiem videlicet et viscosi tatem<text:line-break/>humoris eas generantis pharmaca quae ipsum incidant<text:line-break/>quaeque sacultate sua necessario discutiant et repellant.<text:line-break/>Atqui acetum ex incidentium ordine existens ultra hoc,<text:line-break/>quod discutit, praecipuum quiddam in se habet quo repri-<text:line-break/>mit ac quod influit depellit, utpote quod substantia sua<text:line-break/>parum calidum est, plurimum vero frigidum et partium<text:line-break/>tenuium : taIi namque facuItate praeditum esse in primo<text:line-break/>de fimpIicium medicamentorum facuItate demonstratum est.<text:line-break/>Sit itaque acetum exquisite acidum, in quo nulla penitus<text:line-break/>vini qualitas appareat, hoc ips<text:span text:style-name="Default_20_Paragraph_20_Font"><text:span text:style-name="T1">o</text:span></text:span> sane pharmaca metallica<text:line-break/>appellata modo hoc modo aliud imbueS achoribusque ex<text:line-break/>eiS medebelis. Incipere autem ab imbecillioribus praestat,<text:line-break/>praesertim si dolor simul ipsis adsit. Cimelia igitur ad hanc<text:line-break/>rem apta est et Cretica I.emniaque terra et Samia, pom-<text:line-break/>pholyxque et spodium, spuma argenti et cadmia tenella.<text:line-break/>Quod fi neque ex hisi quiescat malum , pharmacum ex<text:line-break/>l charta siccum aceto dilutum illinito. Neque obscurum est</text:p>
      <text:p text:style-name="P3">tollendos prius capillos antequam talia admoveas Si Vero<text:line-break/>ac<text:span text:style-name="Default_20_Paragraph_20_Font"><text:span text:style-name="T1">t</text:span></text:span>ius tibi ex charta pharmacum appareat, miscebis ipsi<text:line-break/>argenti spumam, siquidem abunde mordacitatem ejus exol-<text:line-break/>vere velis pari copia, si vero pauxillum mitigare velis,<text:line-break/>minori, quemadmodum etiam li plurimum ejus vim exol-<text:line-break/>vere placeat, maiorem ejus copiam addes. Porro quum<text:line-break/>aliquando ruri degenti milii pharmacum ex cllarta ad illli-<text:line-break/>num non esset, conspecta in aegri domo inutili alias charta<text:line-break/>faculam postulavi, exustaque cllarta ac aceto diluta partem<text:line-break/>affectam illevi llominemque ad me postridie venire iussi;<text:line-break/>sciebam enim, quod quum durae carnis esset, pharmacum<text:line-break/>ferre posset, qui ubi venisset parum aberat quin curatus<text:line-break/>esset, quare ad aliud pharmacum non transivi, sed eodem,<text:line-break/>uti bissum. postera die perfecte sanitati restitutum conspexi.<text:line-break/>Prudenti igitur viro, quod saepe jam dixi, opus est et qui<text:line-break/>tum curandorum morborum substantiam tum aegri natu-<text:line-break/>ru m probe norit. lnsuperque phai macorum facultatem non<text:line-break/>juxta genus tantum, sed et juxta quantitatem cognolcat,</text:p>
      <text:p text:style-name="P3">quo singulis diebus quali praefidio opus sit conjectet. In<text:line-break/>extendenda enim aut exolvenda pharmaci quod prioribus<text:line-break/>diebus admotum fuit facultate, in quantum sane affectio ipfa.<text:line-break/>indicat, congrua curatio confistit. <text:span text:style-name="Default_20_Paragraph_20_Font"><text:span text:style-name="T1">Ad achoras inflammatos.<text:line-break/></text:span></text:span>Quod si quando in ulcus manans inflammatum simul et<text:line-break/>dolorofum incidas, leniesi primum per humidum concocto-<text:line-break/>riumque, ac emolliensi et acrimoniam arcens pharmacum<text:line-break/>dolorem. Tale autem est parygrum appellatum, ab Hera<text:line-break/>aliisque plurimis descriptum. Satis manifestum autem est,<text:line-break/>quod ipsum in manu per specillum latum cum rosaceo<text:line-break/>emollitum et ad unguenti formam redactum, non emplastri<text:line-break/>forma, qualem a principio habebat, adhibere oportet. Con-<text:line-break/>veniunt etiam hoc tempore ea , quae ad fedem ex ulceri-<text:line-break/>bus aut rupturis dolentem faciunt, de quibus privatim<text:line-break/>destinato fernlone ac tempore dicetur. Sicut etiam conve-<text:line-break/>niunt ea, quae cancros mitigant. Haec igitur omnia ubi<text:line-break/>priusi confideraveris , etiam particularem pharmacorum va-<text:line-break/>Pietatem utiliter cognosses. De qua ego quoque dicere ag-</text:p>
      <text:p text:style-name="P3">grediar, medicamenta apud praestantissimum quemque medi-<text:line-break/>cum laudata ordine scripturus.</text:p>
      <text:p text:style-name="P1"><text:span text:style-name="Default_20_Paragraph_20_Font"><text:span text:style-name="T1">[De achorihus Ar</text:span></text:span><text:span text:style-name="Default_20_Paragraph_20_Font"><text:span text:style-name="T3">a</text:span></text:span><text:span text:style-name="Default_20_Paragraph_20_Font"><text:span text:style-name="T1">so eui</text:span></text:span>y.] Archigenes in primo de<text:line-break/>medicamentis secundum genus ad achoras sic scripsit. lu<text:line-break/>qutbus acliores aut papulae si rt ittae aut eruptiones circa<text:line-break/>caput ulcerosae sunt ab omni acri et sallo abstineant item-<text:line-break/>que aceto. Deinde derasis capillis aut ter aut saepius quo-<text:line-break/>tidie ex calida, in qua lln rtus aut lentiscus aut rubus aut<text:line-break/>bryonia aut sycomorus aut lupini aut lentes aut asparagi<text:line-break/>radix incocta sint lotis, et maxime ubi multa sanies eIllu-<text:line-break/>xerit, salicis lolia ex aqua emplastri more apponito, aut<text:line-break/>lentem cum melle aut asparagi radicem coctam eodem modo.<text:line-break/>Aut foenumgraecum betae succo maceratum pinguibus em-<text:line-break/>plastris usu cognitis admisceto ac utitor. <text:span text:style-name="Default_20_Paragraph_20_Font"><text:span text:style-name="T1">Aliud praeclare<text:line-break/>socian</text:span></text:span>s. Pinus corticem cum aceto. Aut cadmiam cum oleo<text:line-break/>veteri illinito. Aut cinnabari similiter emplastri nutre utere<text:line-break/>Levigato. l.ici bit t t Inerti baccas aut hordeum ustum aut<text:line-break/>argenti spumam aut cerussam aut ostreorum testas ullas<text:line-break/>admiscere, singula etiam Cum oleo veteri illinire. Aut</text:p>
      <text:p text:style-name="P3">cinerosam et mannam ex vino. Egregie constanter facit et<text:line-break/>chalcitis cum aceto et oleo veteri illita. Aut betae deco-<text:line-break/>ctum cum exigua cimelia sale et vino admixtis in balneo<text:line-break/>affrica. Aut hyoscyamum et sempervivum minus, trita cum<text:line-break/>rosaceo mellis spissitudine illine. Aut ulceribus ex smellmate<text:line-break/>quopiam repurgatis, terram cimoliam torresactam cum vino<text:line-break/>aut saecem vini Pthodii ustam cum aceto veteri, aut radicis<text:line-break/>cucumeris silvestris decoctum adsundito, ac prolusio aut<text:line-break/>tragacantllam aut argenti spumam aut sandarachae duplum,<text:line-break/>Cum vino aut etiam cum oleo myrteo aut pingui quopiam<text:line-break/>illinito. Aut argenti spumam et calcem pari pondere cum<text:line-break/>aceto et oleo illine. Aut chalcitidem cum myrteo oleo,<text:line-break/>vel suillo sede liquido illine. Haec quidem Archigenesi<text:line-break/>scripsit, doctrinam tradens non modo empiricam, sed etiam<text:line-break/>indefinitam. invenire itaque est apud empiricos, qui sane<text:line-break/>non in contentiofis sermonibus vitam contriverunt, sed in<text:line-break/>medicae artis operibus diligenter versati sunt, quod in qui-.<text:line-break/>bustiam apparentibus cognitionibus evidentia discrimina re-</text:p>
      <text:p text:style-name="P3">tulerunt, qualia et ego paulo ante in alopecia feci. Dico<text:line-break/>autem et nunc in llis quae Archigenes scripsit medica-<text:line-break/>mentis. Quaedam enim ex eis incipientes achoras, citra<text:line-break/>cacochymiam in universo corpore aut plethoram, sanant,<text:line-break/>astringentem nimirum et repellentem facultatem habentia.<text:line-break/>Quaedam vero ubi magnum quoddam malum minantur<text:line-break/>arbores, eos augeri prohibent, simul et quod influit repet..<text:line-break/>lentis, simulque quod jam in eis continetur concoquentis<text:line-break/>et discutienda, quae evidens est mixtae facultatis esse opus.<text:line-break/>tere. Quaedam autem eis, quae in supersicie haerent par--<text:line-break/>visque tantum auxiliantur, quae moderatis viribus praedita<text:line-break/>esse oportet et nihil quod irritet habere ex discussoris ni-<text:line-break/>mirum facultate. Alia autem viribus omnino robustissima<text:line-break/>sunt, adeo ut etiam achoras ex classis ac viscosis humo-<text:line-break/>Vibus obortus ineluibiliterque cuti insertos evacuare pos-<text:line-break/>sint atque id adeo valide, ut etiam si obduratum quid lia-<text:line-break/>beant, id ipsum deturbare valeant, quamvis morbus ipsum<text:line-break/>cutis habitum adeo vitiet, ut quod influit corrumpatur, etiam</text:p>
      <text:p text:style-name="P3">li utile id existat. Haec autem sunt ex efficaci fii misi medi-<text:line-break/>candentis composita, quale retulit Avehigenesi, ubi salem ad<text:line-break/>reliqua discu storia admiscet. Sal enim et chalcitis et vini<text:line-break/>silex usta et landaracha et calx viva fortissima vilibus me-<text:line-break/>dicamenta sunt calesacientia mordentia et disautientia. Ejusi<text:line-break/>generis est etiam sal calidorum et siccorum animalium, quo-<text:line-break/>l illu non meminit ArchigeneS, sed unius suilli tantum, quod<text:line-break/>omnium moderatissimum existit, ad cujus sacultatem etiam<text:line-break/>proxime cin nabli accedit. Propinquum deinde locum habent<text:line-break/>conchae ustae et hordeum et post llaec oleum vetustum.<text:line-break/>Quemadmodum autem llaec emovent, secant et discutiunt<text:line-break/>violenter impactum , sic repellunt astringentia aliqua qui-<text:line-break/>dem simpliciter citra contrariae facultatisi admixtionem, ali-<text:line-break/>qua vero per dominium astringentis in eis sacultatis. Myrti<text:line-break/>quidem earumque baccae et pinus cortex ex eorum numero<text:line-break/>sunt, quae non habent contrariae sacultatis admixtionem,<text:line-break/>velut etiam rubus et sycomorus, quamvis moderatius astrin-<text:line-break/>gant quam myrti earumque baCCae , sed tamen astringendi</text:p>
      <text:p text:style-name="P3">vim sensibiliter in se habent. Mixtae autem facultatis est<text:line-break/>oleum myrteum, nam et ex oleo et ex baccarum myrti,<text:line-break/>aut ipsius etiam myrti succo est compositum. t Ileum autem<text:line-break/>ipsum, emollientem habet facultatem. Myrtus autem ejus-<text:line-break/>que baccae astringentem non mollire, sed cogere et llrin-<text:line-break/>gere natam. Rosaceum item quamquam minus quam myr-<text:line-break/>teum astringat, tamen et ipsum mixtae facultatis existit.<text:line-break/>Quemadmodum autem llaec per praeparationem mixtas<text:line-break/>vires habent, sic alia sponte naturae talia sunt, velut len-<text:line-break/>fiscus cyperus et lentes, quod ipsum in sermone de his est<text:line-break/>dt monstratum. Caeterum discussoris et repurgatoria citra<text:line-break/><text:span text:style-name="Default_20_Paragraph_20_Font"><text:span text:style-name="T21">sanlilnlq.nl </text:span></text:span>caliditatem facultate praestant ex eis, quae jam<text:line-break/>Archigeues retulit, betia ipsa et cimolia ulla, priusquam<text:line-break/>vero uratur, imbecillior viribus quam beta est. Sed fortior<text:line-break/>llis est cucumeris et bryoniae ac asparagi facultas. Spuma<text:line-break/>vero argenti praestantius quidem quam cimolia usta pliar-<text:line-break/>nlacum est, multum vero debilius quam ad propositae alle-<text:line-break/>ctionis sulficiat medelam. Cadmia autem moderate habet</text:p>
      <text:p text:style-name="P3">ad mediae magnitudinis achoras. Citra mordacitatem vero<text:line-break/>reficcat cinerula. Manna autem etiam concoquit. Oleum<text:line-break/>vero, ut jam dixi, laxantem equidem habet vim, sed eam<text:line-break/>non adeo fortem, atque ob id per mixtionem facile exu-<text:line-break/>peratur. Itaque ubi fuerit cum obducentibus meatus et re-^<text:line-break/>frigerantibusi permixtum veIut est cerussa, possibile est hoc<text:line-break/>magis vim silam demonstrare, quae est cogere, obstruere et<text:line-break/>astringere substantiam corporum quae contingit. Porro haec<text:line-break/>omnia in Archigenisi fermone confusa funt, neque in qui-<text:line-break/>bus aclloribus, neque quando eis utendum fit ipso demon-<text:line-break/>strante. Utitur autem et vino in eodem sermone, neque<text:line-break/>apponit quale probet. Atqui multiplex circa vinum diffe-<text:line-break/>rentia existit. Aliud enim austerum, aliud acerbum, aliud<text:line-break/>dulce, aliud acre maniseste est, aliqua etiam plures<text:line-break/>qualitates fimul ex se ostendunt, nimirum et dulce quip-<text:line-break/>piam et astri ingens et acre complectentia. Quando igitur<text:line-break/>simpliciter quisi scribat, dilui debere quippiam vino, lecto-<text:line-break/>rem coniectare oportet, quem scopum pharmaci compositio</text:p>
      <text:p text:style-name="P3">habeat, et ad illum respiciendo, id quod aptum suerit vi-<text:line-break/>nuin eligere, alli ingens .quidem ubi repellere velit, acie<text:line-break/>vero in quibus discutere. Reliquis item utetur, qut madmo-<text:line-break/>dum uniuscujusque vim demonstravimus in loco, ubi de<text:line-break/>vinorum differentiis docuimus. Acetum vero in omni occa-<text:line-break/>lione ad aclioras ajttillimum est, utpote Crassos et viscosos<text:line-break/>humores secans, atque id quod inbuit discutiens et repet-<text:line-break/>lens. ei mil ijdo non utique per se quispiam utetur, si<text:line-break/>quidem non proluere aut expurgare aclioras velit, sid eo<text:line-break/>medicamenta diluet, moderata quidem in quibus incipit et<text:line-break/>adhuc parva est allectio, fortia vero in maioribus et diu-<text:line-break/>turnioribus, lortiora autem adhuc in inveteratis jam et<text:line-break/>aegerrime mirabilibus. 4 erum differentia medicame<text:span text:style-name="Default_20_Paragraph_20_Font"><text:span text:style-name="T1">n</text:span></text:span>torum<text:line-break/>juxta robur jam ante a me relata est. Caeterum ex relatis<text:line-break/>ab Archigene medicamentis in totum non uti exoptem et<text:line-break/>sempervIvo et cerulla; illud enim strenuius LOI sperat<text:line-break/>quam convenit incipientes achoras refrigerari, cerulla vero<text:line-break/>exiguam quidem habet frigiditatem et ex medicamentis est</text:p>
      <text:p text:style-name="P3">emplastris, pro ea autem uti possumnsi cinerula et pom-<text:line-break/>pllolyge.</text:p>
      <text:p text:style-name="P1"><text:span text:style-name="Default_20_Paragraph_20_Font"><text:span text:style-name="T1">[De iis quae Apollonats in primo de bacile para-<text:line-break/>bilibus ad achoras scripsit</text:span></text:span>.] Apolloniusi in primo de facile<text:line-break/>palpabilibus ad achoras primum quidem fio scripsit. Rosaceo<text:line-break/>oleo caput illinc. Deinde post lloc betae succum similiter<text:line-break/>illinc. I erilium deinceps testudinis sanguinem eodem modo<text:line-break/>adhibe. Quartum laurino oleo caput filine. Et quintum<text:line-break/>crocinum unguentum inunge eodem modo. Ex his sane<text:line-break/>primum imbecillimum est, pueris et mulierculis tenerae car-<text:line-break/>nis in principio affectionis utile existens, concoquit enim<text:line-break/>et discutit ac repellit, eaque omnia moderate Iacit. Secula-<text:line-break/>dum vero, ubi betae succo uti consuluit, efficacius quidem<text:line-break/>est rosaeeo discussoriam vim habensi , non tamen ad sortes<text:line-break/>ac jam obfirmatosi achoras sufficit. At vero testudinis san-<text:line-break/>guis curiosum et supervacaneum est medicamentum, neque<text:line-break/>unquam tentavi ejus periculum sacere. Quod vero deinceps</text:p>
      <text:p text:style-name="P3">scriptum est, laurinum, fortiter calefacit et discutit, opus-<text:line-break/>que habet corporis totius et capitis evacuatione, quo dison-<text:line-break/>tiat humores achoras facientes. Crocinum deinde unguen-<text:line-break/>tum discussoriam quiddam habet et astringens t t concreto-<text:line-break/>num , atque ea tria fortiora in ipso sunt quam in rosacei<text:line-break/>natura; ex eis igitur quae de illo dicta sunt etiam de lmc<text:line-break/>ratiocinari licet. Post haec autem ipsius verbis ita scriptum<text:line-break/>est. I auri urinam affrica, deinde sequitur, Iacit et cameli<text:line-break/>urina eodem modo, utendum autem eis, inquit, ad plures<text:line-break/>dies. Verum ego utique dixerim ad ipsum non esse quod<text:line-break/>ad multos dies, sed ne ad unum quidem purus Immo tote-<text:line-break/>rare queat ut illius alicujus ejusmodi animalis urina capio<text:line-break/>ast undatur, praesertim in affectione adeo parva et quae fa-<text:line-break/>cile curari potest. Dis enim per omnia, quod dicitur, distans<text:line-break/>est rosaceo videlicet uti , quod penitus exiguam habet ad<text:line-break/>propositum symptoma facultatem, et tauri ac cameli hrina,<text:line-break/>quae acerrimae gravissimaequc et penitus iniucundae exi-</text:p>
      <text:p text:style-name="P3">stunt. Deinceps vero tale quoddam medicamentum his ver-<text:line-break/>bis scriptum est. Furfurum choellicem medium in aquae<text:line-break/>heminis duabus madefacio, posteaque terito ac succum ex-<text:line-break/>colato , cumque media aceti hemina ad limi spissitudinem<text:line-break/>coquito, et ex eo caput fricato, deinde aqua in qua beta<text:line-break/>aut foenumgraecum aut lupini cocti sint abluito. Unguento<text:line-break/>autem utitor faece irini. Hoc medicamentum difcussorium<text:line-break/>est citra mordacitatem, ex repurgantibus atque extergentibus<text:line-break/>appellatis compositum. Ejusmodi enim facultatis sunt furfur,<text:line-break/>beta et lupini, discutit autem simulque calefacit non velle-<text:line-break/>menter foenumgraecum t ex eo autem genere est et irini<text:line-break/>unguenti faex. De aceti vero facultate antea quoque dictum<text:line-break/>est quod aptum fit ad achorum affectionem, quare hoc ut<text:line-break/>convenientissimo et efficacissimo medicamento utendum est.<text:line-break/>Aliud deinde post hoc medicamentum fcriptum est ab Aposi<text:line-break/>lonio Ilis verbis. Cucumeris filvestris radices decoquito et<text:line-break/>fuccum astricam. Didicimus autem cucumeris radicem pluri-<text:line-break/>munl discutientis facultatis esse. Et p<text:span text:style-name="Default_20_Paragraph_20_Font"><text:span text:style-name="T1">o</text:span></text:span>stea hoc medicamen-</text:p>
      <text:p text:style-name="P3">tum scriptum est. serrae cimoliae, sulphuris vivi par pon-<text:line-break/>dus cum aceto terito et in balneo allricato calidaque absinto.<text:line-break/>Hoc illinire etiam convenit medicamentum non solum, ut<text:line-break/>dixit in balneo adhibere, omnes enim liabet facultates,<text:line-break/>quibus affectio indiget, aceto quidem ipsas habente, velut<text:line-break/>antea est dictum. Solum vero sulfur ulterius quam conve-<text:line-break/>nit calefacere et discutere potest , quapropter cimoliam ei<text:line-break/>admiscuit, quae compositionem ex utroque ad moderatam<text:line-break/>temperiem reducit. Caeterum quod sequitur medicamentum,<text:line-break/>ubi inquit malvam exiccatam et tusam in utinam insper-<text:line-break/>gito ac affricato, reprellendo in quantum etiam superius<text:line-break/>urinae usum detestatus sum, etiam li facultatem ejus alse-<text:line-break/>dioni convenire non negaverim. At quod deinceps seri-<text:line-break/>ptum est, in quo ait, fici solia in aqua coquito et aquam<text:line-break/>insolam, injectaque in ipsam faece ulla allricato, post haec<text:line-break/>vero repurgantibus pilos eluito, acre valde hoc extersorium<text:line-break/>medicamentum est, quod si in balneo tantum adhibeatur,<text:line-break/>non vehementer valet achoras irritare, praesertim si quis.</text:p>
      <text:p text:style-name="P3">ut ipse deinceps jubet prosiliat, hoc est ex aqua dulci caput<text:line-break/>perfundat. Ad illitum vero ejusmodi medicamento uti pe-<text:line-break/>riculosum est, est enim plurimum acre medicamentum faex<text:line-break/>usta, quemadlnodum in libris de simplicium medicamento-<text:line-break/>rum facultate commonstratum est. Quod vero fequitur me-<text:line-break/>dicanlentum securum ufum habet, coque confidenter quis<text:line-break/>utetur ex spuma argenti laurinoque compofito. Miror au-<text:line-break/>tem quomodo ut laurino fimile, oleum fimplex admiscet,<text:line-break/>sic quodammodo fcribensi. Argenti spumam cum oleo albo<text:line-break/>aut laurino tritam, ubi calida praelaveris, circumlinito,<text:line-break/>longe enim deficit a laurini facultate oleum commune,<text:line-break/>quod album appellavit e regione ipsum a laurino distin-<text:line-break/>guens. Quin et quod post hoc feriatum est consimilem ha-<text:line-break/>bet absurditatem. Pro spuma enim argenti cerussa utitur,<text:line-break/>diluit autem ipsam myrteo aut laurino, quum multam<text:line-break/>omnino differentiam haec medicamenta habeant, alterum<text:line-break/>enim repulsorium est, alterum vero plurimum calesacit et<text:line-break/>discutit. Ususque eorum est, repulsorii quidem in principio:<text:line-break/>discussorii vero ubi humor, qui achorasi generat, jam efi</text:p>
      <text:p text:style-name="P3">firmatus. Amplius autem deinceps, quum rubi canini folia<text:line-break/>contundere et exuccare <text:span text:style-name="Default_20_Paragraph_20_Font"><text:span text:style-name="T1">i</text:span></text:span>ubet, deindeque oleo miscere, inl-<text:line-break/>bacillo est medicamentum et incipienti affectioni solummodo<text:line-break/>aptum, utpote quum rubus caninus astringat. tale medi-<text:line-break/>ramentum est etiam plumbago cum cero sta vino subacta,<text:line-break/>usque quo ad compagem quae illini queat redigantur. Porro<text:line-break/>contrariae praedictis facultatis sunt, quorum aequaliter<text:line-break/>nulla distinctione apposita meminit, id videlicet quod ex<text:line-break/>nasturcio et quod ex suilla constat: depriore quidem haec<text:line-break/>Verba tradens, Nasturtii et salis parem modum adipi ansa-<text:line-break/>lino admisceto, terito ac utitor: de altero vero sic sari-<text:line-break/>heus, Scillam in fornace velut cucurbitam cinere obruito,<text:line-break/>quumque mollis stet, expt inlito, deinde ad succum oleo non<text:line-break/>multo admixto illinito. Manifestum vero est, multo velle-<text:line-break/>mentitis esse quam hoc quod ex nasturcio apparatur. Quod<text:line-break/>vero deinceps tradit, ex mitigatoriorunl medicamentorum<text:line-break/>genere est, quod ubi dolor quispiam vehemens cirta acho-<text:line-break/>rasi existit, donec eum leniat, convenienter adhibetur, li vero</text:p>
      <text:p text:style-name="P3"><text:span text:style-name="Default_20_Paragraph_20_Font"><text:span text:style-name="T15">duros et inveteratos achoras difcutere velimus, omnino im-<text:line-break/>becille est. Scripsit autem in hunc modum de eo Apollo-<text:line-break/>nius. Olei quam optimi heminam in pilam plumbeam in-<text:line-break/>fundito et plumbeo pistillo terito, donec </text:span></text:span><text:span text:style-name="Default_20_Paragraph_20_Font"><text:span text:style-name="T8">C</text:span></text:span><text:span text:style-name="Default_20_Paragraph_20_Font"><text:span text:style-name="T15">rassum et fub-<text:line-break/>nigrum reddatur, deinde feorfum spumae argenti lib. unam<text:line-break/>et cerussae tantundem terito, oleoque admisceto. Postea vero<text:line-break/>eloto et siccato Capite, medicamentum illinito. Neque vero<text:line-break/>ex simplici tantum oleo, sed quandoque rosaceo, quando-<text:line-break/>que myrteo apparabis et ad rugas ani intumescentes rimas-<text:line-break/>que ac fissuras fedis, ad ulceraque dolentia omniaque alia,<text:line-break/>quae ex fortiorum medicamentorum ufu exacerbata funt,<text:line-break/>optimum medicamentum habebis. Egregie enim ea lenit,<text:line-break/>etiam li serpendo exedentia, aut etiam cancrosa aut quo-<text:line-break/>modocunque maligna existant. Nequaquam igitur ejus colli-<text:line-break/>positionem nunc fcribere oportuit, sed quemadmodum ego<text:line-break/>antea dixi, fusslciebat illud dicere, quod dolorifici achoresi<text:line-break/>ejusmodi medicamentis mitigantu</text:span></text:span><text:span text:style-name="Default_20_Paragraph_20_Font"><text:span text:style-name="T8">r,</text:span></text:span><text:span text:style-name="Default_20_Paragraph_20_Font"><text:span text:style-name="T15"> commune enim hoc est<text:line-break/>in omnibus dolore affectis, proprie autem faciens ad acho-</text:span></text:span></text:p>
      <text:p text:style-name="P3">res. Deinceps autem tale medicamentum scripsit. ♃ Spu-<text:line-break/>mae argenti Ʒ octo, foliorum rutae tenerorum Ʒ v, olei Ʒ<text:line-break/>octo, aceti heminae quartam partem, simul trita capiti<text:line-break/>illinito. Hoc sane medicamentum multo usti habemus ex-<text:line-break/>ploratum. Propinquum autem ipsi facultate est id, quod<text:line-break/>Consequenter ab eo est conscriptum juxta hanc commen-<text:line-break/>surationem. ♃ Cerussae ℥ vj, spumae argenti Ʒ iiij, cerae<text:line-break/>tantundem, sulphuris Ʒ vj , olei rosacei aut myrtei, quod<text:line-break/>latis est, ut ceratum liquidum stat, arida cum cerato com-<text:line-break/>mittito, caputqne inde illinito. Hoc autem et ad omnes in<text:line-break/>toto corpore eruptiones vehementer commodum est, ut rite<text:line-break/>sit ab Apollonio conscriptum. Quin et quod postea sequi-<text:line-break/>tur plurimum discussori<text:span text:style-name="Default_20_Paragraph_20_Font"><text:span text:style-name="T1">a</text:span></text:span>m est, ut quod spumam nitri lla-<text:line-break/>beat multam, adeo ut, niti olei multitudine castigetur, acrius<text:line-break/>sit quam convenit lubet autem ad unam spumae argenti<text:line-break/>partem quintuplum spumae nitri admisceri, hisque dum<text:line-break/>teruntur paulatim oleum affundi, donec ad consistentiam<text:line-break/>illitioni aptam redigantur.</text:p>
      <text:p text:style-name="P2"><text:span text:style-name="Default_20_Paragraph_20_Font"><text:span text:style-name="T1">[De iis quae Crito ad aclloras medicamerbtis seri-<text:line-break/>pstt.]</text:span></text:span> In methodo de curandis morbis universales saculta-<text:line-break/>tes medicamentorum ad fingulos morbosi recensui, verum<text:line-break/>paucorum definitae materiae exemplorum mentionem feci,<text:line-break/>reiecta illic multitudinis ipsorum commemoratione. At vero<text:line-break/>in praesenti, quam nunc in manibus habemus tractatione<text:line-break/>omnia quidem, quae omnes medicamenta scripserunt, Io n-<text:line-break/>gum fuerit recensere. Quae ver<text:span text:style-name="Default_20_Paragraph_20_Font"><text:span text:style-name="T1">o</text:span></text:span> a probatis medicis per<text:line-break/>experientiam tradita funt, ea omnia visum est mihi con-<text:line-break/>ducibiliusi enumerare, quo etiam inter sa propinqua et quae<text:line-break/>omnino eadem apparent, paululum vero juxta quantitatem<text:line-break/>aut praeparationem evariant ij, qni i<text:span text:style-name="Default_20_Paragraph_20_Font"><text:span text:style-name="T1">n</text:span></text:span> hisi fcriptisi versan-<text:line-break/>tur, cognolcant, eaque maxime praeparent quorum materiae<text:line-break/>in promptu habentur. Contingit euim aliquando ut aut in<text:line-break/>totum ea, quae in compofitionem miscentur non reperia-<text:line-break/>mus, aut talia reperiamus, ut ipsa iniicere non audeamus.<text:line-break/>Caeterum ejus maxime in componendi<text:span text:style-name="Default_20_Paragraph_20_Font"><text:span text:style-name="T1">s</text:span></text:span> pharmacis cura ha-<text:line-break/>benda est, ut bona intergraque et ip, vigore sint omnia quae<text:line-break/>admifcentur. Ob id igitur etiam jam omnium, quae CritL</text:p>
      <text:p text:style-name="P3">tradidit mentionem faciam, nam is sane diligentius achorum<text:line-break/>curam tractasse milli videtur. lu quinque itaque sermones<text:line-break/>doctrinam de ipsis distinxit, quorum primum et ipse re-<text:line-break/>censebo.</text:p>
      <text:p text:style-name="P1">P<text:span text:style-name="T28">R</text:span>lMVS Critonis sermo de achorum curatione. Scri-<text:line-break/>bit itaque trito liaec verba: Ad achoras in capite qontin-<text:line-break/>gentes, qui plerumque furfuribus praecedentibus fiunt et<text:line-break/>firme etiam scabie, in principio subscriptis compositionibus<text:line-break/>utemur. <text:span text:style-name="Default_20_Paragraph_20_Font"><text:span text:style-name="T1">Ad achoras recentes. </text:span></text:span>Gluten fabrile aqua coctum<text:line-break/>obtine. <text:span text:style-name="Default_20_Paragraph_20_Font"><text:span text:style-name="T1">Aliud</text:span></text:span>. Papaveris silvestris et hyoscyami solia cum<text:line-break/>oleo emplastri more appone. <text:span text:style-name="Default_20_Paragraph_20_Font"><text:span text:style-name="T1">Aliud. </text:span></text:span>Fici silvestris vir-<text:line-break/>gusta aut solia tenera trita cum aqua imponito. lu i n ve te-<text:line-break/>ratis vero cum aceto terito. <text:span text:style-name="Default_20_Paragraph_20_Font"><text:span text:style-name="T1">Aliud</text:span></text:span>. Nucum amararum nu-<text:line-break/>cleos in aquam tepidam iniectos et decorticatos cum aqua<text:line-break/>terito et cerati crassitudine praerasis imponito. In invete-<text:line-break/>ratis cum aceto diluito. <text:span text:style-name="Default_20_Paragraph_20_Font"><text:span text:style-name="T1">Aliud. </text:span></text:span>Recrementi ferri et rosa-<text:line-break/>rum par pondus cum vino terito et imponito. Quidam vero<text:line-break/>trita cerato rosaceo excepta adhibent.</text:p>
      <text:p text:style-name="P2">SECUNDVM sermonem ad achorum affectionem his<text:line-break/>verbis conscripsit. Circumtensa autem cute et ob id mole-<text:line-break/>stiam inserente, subjectisi compositionibus utendum est. <text:span text:style-name="Default_20_Paragraph_20_Font"><text:span text:style-name="T1">Pin-<text:line-break/>guis Compositio ad aclloras, pfodracas, papulas fervidas,<text:line-break/>intertrigines; est commoda quoque vitiis sedis</text:span></text:span>. ♃ Spumae<text:line-break/>argenti Ʒ l. foliorum rutae tenerorum Ʒ xxv, aceto diluito,<text:line-break/>et rosaceo aut myrteo excepta, cum penna illinito. <text:span text:style-name="Default_20_Paragraph_20_Font"><text:span text:style-name="T1">Alia.<text:line-break/></text:span></text:span>♃ Spumae argenti Ʒ ec. cerussae Ʒ cl. rutae Ʒ c. staphi-<text:line-break/>dis filvestrisi Ʒ xxv, aceti sextarios iij, myrtei librasi tres,<text:line-break/>palticulatim singula terito et affuso liquore, ut dictum est,<text:line-break/>componito. <text:span text:style-name="Default_20_Paragraph_20_Font"><text:span text:style-name="T1">Alia. </text:span></text:span>♃ Cerussae Ʒ cl. spumae argenti Ʒ c.<text:line-break/>rutae Ʒ c. myrtei sextariosi tres, particulatim tritis aquam<text:line-break/>affundit^. <text:span text:style-name="Default_20_Paragraph_20_Font"><text:span text:style-name="T1">Alia. ♃ </text:span></text:span>Cerussae ustae Ʒ, centum, rutae Ʒ c.<text:line-break/>mannae, thuris tantundem, corticis pinus Ʒ l. olei myrtei<text:line-break/>sextarios ij, aceti tantundem, similiter componito. <text:span text:style-name="Default_20_Paragraph_20_Font"><text:span text:style-name="T1">Aliud<text:line-break/></text:span></text:span>♃ Recrementi plumbi Ʒ c. pampinorum vitis Ʒ c. thuris<text:line-break/>Ʒ c. myrrhae et spumae. nitri tantundem, aceti et myrtei<text:line-break/>quantum sufficit.</text:p>
      <text:p text:style-name="P2">IN TE<text:span text:style-name="T28">R</text:span>TlO autem haec tradit. At ubi affectio invete-<text:line-break/>rata suerit, subscriptis compositionibus utendum est. Et dein-<text:line-break/>ceps ita scribit. <text:span text:style-name="Default_20_Paragraph_20_Font"><text:span text:style-name="T1">Damocratica compositio adacltoras humidos<text:line-break/>et inveteratos</text:span></text:span>. ♃ Ladani Ʒ octo, cerussae tantundem, sulfuris<text:line-break/>vivi Ʒ quatuor, vino et myrteo oleo subactis utitor. <text:span text:style-name="Default_20_Paragraph_20_Font"><text:span text:style-name="T1">Alia.<text:line-break/></text:span></text:span>♃ Spumae argenti Ʒ octo, pampinorum vitis Ʒ octo, succi<text:line-break/>hypocystidis Ʒ quatuor, spumae nitri Ʒ ij, gestarum Ʒ tresi<text:line-break/>aut ij, ex aceto et myrteo adhibe. <text:span text:style-name="Default_20_Paragraph_20_Font"><text:span text:style-name="T1">Alia</text:span></text:span>. ♃ Malicorii, gal-<text:line-break/>farum, acaciae fulvae tantundem, malicorium et gallus vino<text:line-break/>macerata coquito, acaciam vero vino dilutae reliquis probe<text:line-break/>tritis adiicito, cumque recte omnia comparata fuerint, myr-<text:line-break/>teo excipito. <text:span text:style-name="Default_20_Paragraph_20_Font"><text:span text:style-name="T1">Alia</text:span></text:span>. ♃ Spumae argenti, cerussae, hyoscyami,<text:line-break/>nlisyos usti, ramulorum cicutae aequales portiones, thuris<text:line-break/>usti. ramulorum oleae tantundem , aceto et oleo lentiscino<text:line-break/>exceptis utere. <text:span text:style-name="Default_20_Paragraph_20_Font"><text:span text:style-name="T1">Alia valde commoda. </text:span></text:span>n Cerussae ustae Ʒ<text:line-break/>octo, spumae argenti Ʒ octo, atramenti sutorii Ʒ quatuor,<text:line-break/>rhois rubri Ʒ quatuor, sulfuris vivi Ʒ ij, opii Ʒ ij, myrrhae<text:line-break/>Ʒ ij, aceto et lentiscino oleo excipe.</text:p>
      <text:p text:style-name="P3">QUARTVM vero sermonem de achoribus curandis hac<text:line-break/>verborum ferie conscripsit Quando vero ex hisi, quae ad<text:line-break/>-achoras scripta sunt, pleraque reficcant magisque dolorem<text:line-break/>inserunt, utpote cute in ipsis allectis circum tensa, subs<text:span text:style-name="Default_20_Paragraph_20_Font"><text:span text:style-name="T1">e</text:span></text:span>ri-<text:line-break/>ptis compositionibus utendum est, per quasi. citra dolorem<text:line-break/>emendare licet. <text:span text:style-name="Default_20_Paragraph_20_Font"><text:span text:style-name="T1">Deuce emplastrum album inexuperabile,<text:line-break/>sumens ad humidos achoras et qui aegre tolli possunt,<text:line-break/>sulca et ad papulas fervidas et intertrigines. </text:span></text:span>n Spumae<text:line-break/>argenti Ʒ c. cerae Ʒ c. alii quinquaginta habent, cerussae<text:line-break/>Ʒ c, thuris Ʒxxv, aluminis scissi Ʒxvj, terebinthinae Ʒ xxv,<text:line-break/><text:span text:style-name="Default_20_Paragraph_20_Font"><text:span text:style-name="T1">t</text:span></text:span> piperis albi Ʒ tres, olei sextarium unum, arida tundito.<text:line-break/>Oleum vero et argenti spumam ac cerussam in ollam no..<text:line-break/>vasti coniecta ad prunas coquito, atque ubi mutationem<text:line-break/>acceperint, ceram et retinam addito^ donec non inquinet<text:line-break/>amplius manus agitato, deinde ab igne ablatis et quodam-<text:line-break/>modo refrigeratis, arida adiicito et in pilam translata disi-<text:line-break/>genter emollito. Utitor autem in linteolum impactis, folvi-<text:line-break/>toque tertia die. Magis autem contulerit medicamentum</text:p>
      <text:p text:style-name="P3">lloc <text:span text:style-name="Default_20_Paragraph_20_Font"><text:span text:style-name="T20">, </text:span></text:span>fi cum melino emplastro Pusionis fuerit permixtum,<text:line-break/>ita ut <text:span text:style-name="Default_20_Paragraph_20_Font"><text:span text:style-name="T1">emplastri leuces</text:span></text:span> inexuperabilis partes duaes melini<text:line-break/>autem Patronis una pars committantur. <text:span text:style-name="Default_20_Paragraph_20_Font"><text:span text:style-name="T1">Alia</text:span></text:span>. n Cerussae<text:line-break/>Ʒ cxx, spumae argenti Ʒ lxxx, cerae Ʒ xxiiij, terebinthi-<text:line-break/>nae Ʒ xij, mannae Ʒ xvj, aluminis scissilis Ʒ viij, olei he-<text:line-break/>minas ij, committe ut dictum est. <text:span text:style-name="Default_20_Paragraph_20_Font"><text:span text:style-name="T1">Melinum Feuci empla-<text:line-break/>stt uln , quod omnem fluxum resecat iaciens ad acharus<text:line-break/>inveteratos et humectos. </text:span></text:span>n Cerae Ʒ octo, sandarachae<text:line-break/>Ʒ iiij, adipis vitulini Ʒ iiij, terebinthinae Ʒ ij, thuris Ʒ j,<text:line-break/>myrrhae Ʒ j, aluminis scissi usti Ʒ j, corticis pinus Ʒ j,<text:line-break/>olei myrtei, quod latis est, liquefacta cum aridis commit-<text:line-break/>lito. <text:span text:style-name="Default_20_Paragraph_20_Font"><text:span text:style-name="T1">Aliud melinum .IIygieni, resecans omne</text:span></text:span>Y<text:span text:style-name="Default_20_Paragraph_20_Font"><text:span text:style-name="T1">lt lluxum.<text:line-break/></text:span></text:span>Spumae argenti libram j, cerussae Iib. j, salis fossilis lib. j,<text:line-break/>aluminis scissi libiae dimidium, atramenti sutorii sexuncem,<text:line-break/>olei sextarios ij, aceti sextarium j. Oleum, salem, cerussam,<text:line-break/>spumam argenti, donec non inquinent manus coquito, arida<text:line-break/>vero tusa, cribrata, acetoque diluta ad refrigeratum medi-<text:line-break/>cainentum addito paulatim adstlllando ac assidue agitando,</text:p>
      <text:p text:style-name="P3"><text:span text:style-name="Default_20_Paragraph_20_Font"><text:span text:style-name="T15">deinde in pilam translata, ac probe emollita tollito<text:line-break/>ac utitor. </text:span></text:span><text:span text:style-name="Default_20_Paragraph_20_Font"><text:span text:style-name="T1">Thebaei emplastrum ad aclioras humidos. ♃<text:line-break/></text:span></text:span><text:span text:style-name="Default_20_Paragraph_20_Font"><text:span text:style-name="T15">Spumae argenti Ʒ xlviij, cerussae Ʒ xxiiij, corticis thu<text:line-break/>ris Ʒ xij, gaIIae omphacitidisi Ʒ xij , cerae Ʒ octo, resinae<text:line-break/>terebinthinae Ʒ xvj , olei sesiquiheminam , componito, ut<text:line-break/>dictum est.</text:span></text:span></text:p>
      <text:p text:style-name="P1"><text:span text:style-name="Default_20_Paragraph_20_Font"><text:span text:style-name="T15">Q</text:span></text:span><text:span text:style-name="Default_20_Paragraph_20_Font"><text:span text:style-name="T16">U</text:span></text:span><text:span text:style-name="Default_20_Paragraph_20_Font"><text:span text:style-name="T15">INTVM sermonem de achoribus Crito ita orditur.<text:line-break/>Caeterum in declinatione affectus et cicatrice perfecte ob-<text:line-break/>ducta, ad totius mali translationem subsequentibus compo-<text:line-break/>suionibus utendum est. Deinde smegmata plura scribit,<text:line-break/>unumquodque juxta hanc compofitionisi formam. </text:span></text:span><text:span text:style-name="Default_20_Paragraph_20_Font"><text:span text:style-name="T1">Smegma<text:line-break/>ad aoIloras, suysares, asperitates et scabies.</text:span></text:span><text:span text:style-name="Default_20_Paragraph_20_Font"><text:span text:style-name="T15"> ^I. Terrae<text:line-break/>cimoliae lib. j, nitri rubri lib. j, expressioni</text:span></text:span><text:span text:style-name="Default_20_Paragraph_20_Font"><text:span text:style-name="T1">s</text:span></text:span><text:span text:style-name="Default_20_Paragraph_20_Font"><text:span text:style-name="T15"> nucisi unguen-<text:line-break/>tariae fexuncem, alii lib. ẞ habent, myrrhae Ʒ octo, pi-.<text:line-break/>peris albi Ʒ octo, nardi Celticae Ʒ quatuor, casiae Ʒ iiij,<text:line-break/>costi Ʒ iiij, contusa et cribrata repone, ac utere in balneo.<text:line-break/></text:span></text:span><text:span text:style-name="Default_20_Paragraph_20_Font"><text:span text:style-name="T1">Aliud</text:span></text:span><text:span text:style-name="Default_20_Paragraph_20_Font"><text:span text:style-name="T15">. ♃ Nitri rubri lib. iiij , terrae cimoliae tantundem,</text:span></text:span></text:p>
      <text:p text:style-name="P3">expressionis nucis unguentariae lib. ij, cyperi lib. j, alii iiij,<text:line-break/>baccarum lauri lib. j, iridis aridae lib. j, radicis bryoniae,<text:line-break/>alcyonii , amygdalarum repurgatarum , cornu cervini ulli,<text:line-break/>singulorum libiam unam, componito ut dictum est. <text:span text:style-name="Default_20_Paragraph_20_Font"><text:span text:style-name="T1">Aliud.<text:line-break/></text:span></text:span>so faecis vini ustae, quam Romani saeculum appellant lb<text:line-break/>xxiiij, aquae pluvialis sextarios xlviij, thuris lib. ij, terrae<text:line-break/>Samiae lib. ij , olei Sabini lib. iij , alii sextarios iiij, cerae<text:line-break/>lib. iij, et dimidiam. I faecem et aquam in dolium sigulinum<text:line-break/>non picatum conpeta ad dies vij , madescere linito et ter<text:line-break/>in die cum ferula agitato. Sequenti deinde die dissolutum<text:line-break/>et sacco excusatum liquorem in vas aereum splendidum<text:line-break/>transferto et igni impolitum coquito, luculentiore autem<text:line-break/>igne utaris: atque ubi tertia pars reliqua sit, oleum et ce-<text:line-break/>ram injice, rursusque ad lentum ignem decoque, postquam<text:line-break/>vero iniecta suerint liquefacta, thus et terram sannam trita<text:line-break/>addito, conquassato et in vitreum vasi robustum transferto,<text:line-break/>tenuia enim rumpuntur. Usus autem tempore affectos locos</text:p>
      <text:p text:style-name="P3">circumlinens et diligenter conlricans, abluere jube. Prae-<text:line-break/>staret quidem in balneo id sacere, quod fi fieri nequeat,<text:line-break/>in domo abluatur. Commodum est medicamentum ad omnes<text:line-break/>fordes, asperitatemque ac scabiem cutis itemque ad impe-<text:line-break/>tigines. <text:span text:style-name="Default_20_Paragraph_20_Font"><text:span text:style-name="T1">Aliud. </text:span></text:span>n FaeGis vini ustae lib. j, aquae pluviae<text:line-break/>sextarios vj , thuris albi lib. ij, mastiches lib. ij , alcyonii<text:line-break/>Iib. j, ammoniaci thymiamatis lib. ij, terrae Samiae lib. ij,<text:line-break/>olei rosacei lib. ij, cerae Tyrrhenicae albae lib. ij. Faecem<text:line-break/>in aqua , ut dictum est, macerato ter singulis diebus cum<text:line-break/>ferula strenue agitando. Deinde excolatum per saccum li-<text:line-break/>quorem in vas splendidum transferto, pofitumque ad ignem<text:line-break/>ad dimidiam partem coquito, deinde liquabilia adjicito,<text:line-break/>atque ubi dissoluta fuerint, alcyonium tenuissime tritum<text:line-break/>inspergito. Habeas autem ad manum prompta in saeCis<text:line-break/>aqua dissoluta, probeque trita, thus, ammoniacum, mani-<text:line-break/>eheu, terram Samiam, eaque strigmenti sta praedicta crassitie,<text:line-break/>haec ubi adieceris ac diligenter subegeris, insperge et ablatis<text:line-break/>utitor. <text:span text:style-name="Default_20_Paragraph_20_Font"><text:span text:style-name="T1">Aliud diasmyrnum appellatum. </text:span></text:span>Faecis ustae</text:p>
      <text:p text:style-name="P3">lib. xxiiij, aquae pluvialis sextarios xlviij, olei Sabini lib.<text:line-break/>quatuor, cerae lib. quatuor, terrae Samiae lib. ij , thuris<text:line-break/>lib. ij , mastiches libram j, ammoniaci thymiamatis lib. j,<text:line-break/>alcyonii lib. j, myrrhae Ʒ octo. Componito ac utitor ut<text:line-break/>dictum est.</text:p>
      <text:p text:style-name="P1"><text:span text:style-name="Default_20_Paragraph_20_Font"><text:span text:style-name="T1">[De iis quae</text:span></text:span> C<text:span text:style-name="Default_20_Paragraph_20_Font"><text:span text:style-name="T1">leopatra tn libro de ornatu ad aclto-<text:line-break/>rus scrspflt</text:span></text:span>.] Porro quae Cleopatra ad aclloras scripserit,<text:line-break/>ea deinceps reserentur illius ipsius verbis. Foenugraeco<text:line-break/>tenui cocto et in betae nigrae succo macerato caput elua-.<text:line-break/>tur, aut betae decocto, aut terra cimelia in Ilis macerata<text:line-break/>atque evoluta inungatur, aut myrto Levigata ex vino et<text:line-break/>oleo, superneque betae solia imponantur. <text:span text:style-name="Default_20_Paragraph_20_Font"><text:span text:style-name="T1">Aliud ad valde<text:line-break/>ulceratos</text:span></text:span>. ♃. Cerussae frictae Ʒ ij, thuris Ʒ ij, fulturis Ʒ j,<text:line-break/>trita ex oleo illinito. <text:span text:style-name="Default_20_Paragraph_20_Font"><text:span text:style-name="T1">Aliud quod et ad sensuros seca.<text:line-break/></text:span></text:span>Nitri, atramenti sutorii, utriusque Ʒ j, tritis oleum assim-<text:line-break/>dito et illinito. <text:span text:style-name="Default_20_Paragraph_20_Font"><text:span text:style-name="T1">Aliud ad achoras.</text:span></text:span> Myrrham et myrti albae<text:line-break/>solia viridia vino trita illinito. Aut terram cimoliam tor-</text:p>
      <text:p text:style-name="P3"><text:span text:style-name="Default_20_Paragraph_20_Font"><text:span text:style-name="T15">resectam cum vino nigro illinito. Aut cerussae et plumba-<text:line-break/>ginis aequalesi partesi cum myrteo tritasi illinito. Aut ful-<text:line-break/>furis vivi Ʒ vj , thuris mafculi Ʒ j, aluminis scissi, staphidi si<text:line-break/>silvestris, erucae, spumae nitri, singulorum Ʒ j , atramenti<text:line-break/>sutorii Ʒ j, rutae ramulo</text:span></text:span><text:span text:style-name="Default_20_Paragraph_20_Font"><text:span text:style-name="T1">s</text:span></text:span><text:span text:style-name="Default_20_Paragraph_20_Font"><text:span text:style-name="T15"> tres. Terito aceto moderate esu<text:line-break/>fufo, item laurine aut myrteo aut crocino aut oleo veteri<text:line-break/>adstillato, quo pinguis compofito fiat eamque, ubi prius hoc<text:line-break/>fmegma aflricuelisi illinito. </text:span></text:span><text:span text:style-name="Default_20_Paragraph_20_Font"><text:span text:style-name="T1">Smegma</text:span></text:span><text:span text:style-name="Default_20_Paragraph_20_Font"><text:span text:style-name="T15"> n. Hyssopi choenicem<text:line-break/>j, lupinorum choenicesi ij, ptissanae choenicem j, fabae fre-<text:line-break/>fae choenicem i, radicisi cucumerisi fiIveftrisi Ʒ iij. Haec<text:line-break/>trita mifceto et affricanda praebeto. Idem et ad lepram<text:line-break/>et ad varos facit.</text:span></text:span></text:p>
      <text:p text:style-name="P1"><text:span text:style-name="Default_20_Paragraph_20_Font"><text:span text:style-name="T1">[De iis medicame</text:span></text:span>n<text:span text:style-name="Default_20_Paragraph_20_Font"><text:span text:style-name="T1">tis quae S</text:span></text:span><text:span text:style-name="Default_20_Paragraph_20_Font"><text:span text:style-name="T15">u</text:span></text:span><text:span text:style-name="Default_20_Paragraph_20_Font"><text:span text:style-name="T1">ranus ad achoras seri-<text:line-break/>pstt.]</text:span></text:span><text:span text:style-name="Default_20_Paragraph_20_Font"><text:span text:style-name="T15"> Quandoquidem vero et Seranus de achoribusi tum in<text:line-break/>quarto de medicina, tum in unico medendi libro, quem<text:line-break/>monobibIum inscripfit, pharmaoa quaedam tradidit, quae<text:line-break/>etiam nobis per experientiam constant, partim quidem pro-</text:span></text:span></text:p>
      <text:p text:style-name="P3">prio, partim vero praeceptorum aut medicorum amicorum<text:line-break/>usu cognita. Quare etiam ea ipsa hic apponemus juxta<text:line-break/>ipsius dictionem lloc modo tradita. Ubi multus saniei fluor<text:line-break/>existit et vexatio doloris vehementer incumbit, lenticulam<text:line-break/>coctam tritam cum exiguo melle cataplasmatis modo im-<text:line-break/>ponito. Aut panem cum coriandro aut plantagine aut so-<text:line-break/>sano aut solide aut polygono aut perdicio herba. Suranus<text:line-break/>quidem igitur velut in implicata affectione ejusmodi reme-<text:line-break/>dia adhibet, juxta propriam sectam ratiocinatus. Apparent<text:line-break/>autem re vera commoda in principiis et circa generationes<text:line-break/>communi repellendi ratione. Deinceps vero inquit: Ibi<text:line-break/>autem exacerbationes remiserint, radendi sunt loci et foe-<text:line-break/>nigraeci decocto aut betae et similium ex aqua, non urina<text:line-break/>confricandi, quemadmodum etiam nes prius reprehendimus<text:line-break/>eos, qui per urinam ejusmodi frictiones faciunt. Postea<text:line-break/>vero medicamenta scribit etiam nobis, ut dixi, cognita.<text:line-break/>Plumbaginis, sulfuris vivi aequales partes terito, et astuto<text:line-break/>rosaceo aut myrteo aut lentiscino, donec strigmentosum red-</text:p>
      <text:p text:style-name="P3">datur, illinito<text:span text:style-name="Default_20_Paragraph_20_Font"><text:span text:style-name="T1">. Aliud</text:span></text:span>. I. Sulfuris vivi, spumae argenti, ce-<text:line-break/>russae omnium aequales partes, croci dimidiam trita cum<text:line-break/>passe Cretico illinito. <text:span text:style-name="Default_20_Paragraph_20_Font"><text:span text:style-name="T1">Aliud. </text:span></text:span>♃ Rutae Levigatae Ʒ iiij,<text:line-break/>spumae argenti Ʒ viij, aceto et oleo rosaceo admixto illinc.<text:line-break/><text:span text:style-name="Default_20_Paragraph_20_Font"><text:span text:style-name="T1">Aliud</text:span></text:span>. 1 Spumae argenti Ʒ xx, calcis vivae Ʒ xx, aceti<text:line-break/>ac olei heminam unam terito, ac velut pinguem composi-<text:line-break/>tionem illinito. <text:span text:style-name="Default_20_Paragraph_20_Font"><text:span text:style-name="T1">Aliud. </text:span></text:span>Chalcitidis Ʒ ij, Iandarachesi Ʒ<text:line-break/>quatuor, spumae argenti Ʒ j, vino austero et myrteo oleo<text:line-break/>simul trita illinito. Huic vero deinceps Soranusi aliud sorte<text:line-break/>medicamentum scripsit, quod pro suae sectae instituto me-<text:line-break/>tasyncriticum appellavit. Convenit autem in inveterata et<text:line-break/>aegre cedentibusi achoribus, ex ejusque usu quidam medi-<text:line-break/>cus nobis amicus magnum nomen adeptus est. Olei ce-<text:line-break/>drint sextarium j, aceti acris sextarios iij, coquito donec<text:line-break/>exhalet acetum, deinde adiice adipis suilli veteris sale ser-<text:line-break/>vati lib. ii, coque liquefacto ollam ab igne auferto et nitri<text:line-break/>triti bessem, salsuris vivi sexuncem, sandaraGhes ℥ i, infar .</text:p>
      <text:p text:style-name="P3">cito. Postquam vero illitum medicamentum exaruerit, in<text:line-break/>balneo per praedicta smegmata conspicari jube, perque vi-<text:line-break/>num et ova ac nitrum et per radicum cucumeris silvestris<text:line-break/>decoctum, aut faece rhodia et pumice cum aqua calida.</text:p>
      <text:h text:style-name="Heading_20_2" text:outline-level="2">Cap. lX. </text:h>
      <text:p text:style-name="P24"><text:span text:style-name="Default_20_Paragraph_20_Font"><text:span text:style-name="T1">[Ad plydracia et acltoras, pustulasque<text:line-break/>ulcerosus et exanthemata in capue.]</text:span></text:span> Ad praescriptas assa-<text:line-break/>diones convenienti victus ratione uti oportet, corporisque<text:line-break/>ac capitis purgationem adhibere, per pilulas ex aloe colo-<text:line-break/>cyntllide et scammonia, ita ut brassicae succo coactae ex Ilis<text:line-break/>pilulae exhibeantur Deinde ipsa locali curatione utendum<text:line-break/>est, cujus generis est adiantum cum rosaceo illitum. Aut<text:line-break/>foenigraeci decoctum affrictum. Aut malva cum salina hor-<text:line-break/>deacea pro cataplasmate imposita. Aut melilotum cum fa-<text:line-break/>rina foenigraeci ex vino impositum et cicerum decocto,<text:line-break/>ipsumque cicer coctum impositum, nuces amarae comman-<text:line-break/>site et illitae. Discutit autem maxime et silii radix allii-<text:line-break/>cta et thus cum Luo et aqua et lupinorum amarorum</text:p>
      <text:p text:style-name="P3">decoctum affrictum, bulbi cum nitro afflicti thus ex. aceto<text:line-break/>Illitum, putamen mali punici cum Iaurino illitum. Aut<text:line-break/>anchusae radicem ustam et tritam cum oleo, donec stri-<text:line-break/>gmentitiam crassitiem accipiat, cum penna illinito et ae-<text:line-break/>grum juvabisi.</text:p>
      <text:h text:style-name="P44" text:outline-level="1"><text:bookmark-start text:name="bookmark2"/>CALENI DE CoMPoSITIONE MEDIACA<text:span text:style-name="Default_20_Paragraph_20_Font"><text:span text:style-name="T1">M</text:span></text:span>ENT<text:span text:style-name="T28">O</text:span>RUM <text:span text:style-name="Default_20_Paragraph_20_Font"><text:span text:style-name="T1">S</text:span></text:span>ECUNDUM L<text:bookmark-end text:name="bookmark2"/><text:span text:style-name="T28">IRBIS.</text:span></text:h>
      <text:h text:style-name="Heading_20_1" text:outline-level="1"><text:bookmark-start text:name="bookmark4"/>LIBER II.<text:bookmark-end text:name="bookmark4"/></text:h>
      <text:h text:style-name="Heading_20_2" text:outline-level="2"><text:span text:style-name="Default_20_Paragraph_20_Font"><text:span text:style-name="T1">r</text:span></text:span>ap. I. </text:h>
      <text:p text:style-name="P24">Quicunque citra distin<text:span text:style-name="Default_20_Paragraph_20_Font"><text:span text:style-name="T1">c</text:span></text:span>ti<text:span text:style-name="Default_20_Paragraph_20_Font"><text:span text:style-name="T1">o</text:span></text:span>nem dato<text:span text:style-name="Default_20_Paragraph_20_Font"><text:span text:style-name="T1">r</text:span></text:span>is casi<text:line-break/>plus auxilia scripserunt, maius detrimentum quam emo.-<text:line-break/>Iumentum iis qui eis fidem habuerunt attulere. Neqae<text:span text:style-name="Default_20_Paragraph_20_Font"><text:span text:style-name="T1">s<text:line-break/></text:span></text:span>enim omnes ob unum affectum caput dolent, sed tum ipsd<text:line-break/>affectus plures sunt, tum curatio ipsorum singulorum pr<text:span text:style-name="Default_20_Paragraph_20_Font"><text:span text:style-name="T1">e</text:span></text:span>-j<text:line-break/>prsu existit. tinus etenim affectus juxta intemperiem li In- t<text:line-break/>piscem citra humorum complexum, alius juxta liumoruant</text:p>
      <text:p text:style-name="P3">quaIitatem, veIut etiam tertius quispiam astus juxta musti—<text:line-break/>tudinem tantum ipsorum humorum contingit. Quibus acce .<text:line-break/>dit is qui fit, quum humorum aut vaporum viae interci-<text:line-break/>piuntur. Et ad haec alius est, quum in quibusdafn capitis<text:line-break/>partibus, propter imbecillitatem flatuofusi spiritus innasci -<text:line-break/>tur. Quandoque etiam ob causam aliquam externam, velut<text:line-break/>est ardor externus, frigiditas, ebrietas, plaga capitis, dolor<text:line-break/>contingit. Vehementissimi igitur capitis dolores fiunt juxta<text:line-break/>caliditatem et srigiditatem , maxime quum inaequales exi-<text:line-break/>stant, moderati vero juxta siccitatem, ad humiditates vero<text:line-break/>nullus consequitur dolor. Eodem modo quum ob redun-<text:line-break/>dantes humores, sive juxta omnes capitis partes, sive juxta<text:line-break/>unam quamcunque tandem, five duas, dolor contingit Ve-<text:line-break/>hementiov quidem ob calidos et frigidos, moderatior autem<text:line-break/>ob reficcantes citra caliditatem, aut frigiditatem manifestam<text:line-break/>oboritur. Humectantes vero penitus nullum dolorem indu-<text:line-break/>eunt, quantum ad qualitatem ipsorum attinet: ob multitu-<text:line-break/>dinem sane instrumentalium partium morbos faciunt, non<text:line-break/>tamen fimilarium partium ullum aliquem, in quibus solum<text:line-break/>affectus juxta intemperiem simplicem fiunt. At vero affe-</text:p>
      <text:p text:style-name="P3">ctus ob humorum multitudinem citra quidem obstructio-<text:line-break/>nem caput gravant, cum obstructione vero, siquidem ea<text:line-break/>motb l fila luerit, moderatae dolololi, sin sintis, fortiter con-<text:line-break/>tingunt. Quod si etiam mordacem qualitatem humorum<text:line-break/>multitudo complectatur, etiam juxta hanc dolorem augebit.<text:line-break/>Atque hae quidem distet entiae sunt affectuum, quantum ad<text:line-break/>causas attinet eos producenti s. Aliae verti sunt juxta alle-<text:line-break/>etatum partium naturam. Aliquando enim extra calvariam<text:line-break/>affectio est, aliquando intra. l.t quandoque quith In omnium<text:line-break/>exteriorum aut interiorum est, quandoq ne non omnium, sed<text:line-break/>unius tantum corporum generis, arteriarum videlicet aut<text:line-break/>venarum aut nervorum aut membranarum aut cutis aut<text:line-break/>ipsius adeo cerebri. itaque difficillimum est affectum co-<text:line-break/>gnoscere locum, sive liniis sive plures uno existant, aut qui<text:line-break/>tandem ili ipsi extent. Nec vero affectum invenire prom-<text:line-break/>ptum est. sed It hoc exercitato homine indiget, qui tum<text:line-break/>per rationis exercitium, tum per multam et assiduam ailt-<text:line-break/>ctui aegrorum inspectionem, eum cognoscat. Proin <text:span text:style-name="Default_20_Paragraph_20_Font"><text:span text:style-name="T1">i</text:span></text:span>etates</text:p>
      <text:p text:style-name="P3">enim aliquae quidem omnino dici non possent, quaedam<text:line-break/>vero aegre circa aegrotantia corpora ostendi possunt, ut-<text:line-break/>pote quae tantum iis qui eas saepe viderunt cognitae exi-<text:line-break/>stant. Non parum vero ad assectus cognitionem faciunt<text:line-break/>quaedam ex caulis antegressis, quae privatim evidentes me-<text:line-break/>dicis vocantur, velut quum manifestus sensus et offensa<text:line-break/>ardoris aut frigoris aegris contigit, et facile sane ejusmodi<text:line-break/>allectus recentes fanantur, probeque et rite ab eis initium<text:line-break/>sumpserunt medici, qui praesidia ac auxilia morborum cum<text:line-break/>distinctionibus descripserunt Multa quidem igitur a vetu-<text:line-break/>llioribus pharmacia lilnplicia et compofita ad hujusmodi asa<text:line-break/>fectiones defcripta funt. Milli vero ^tiam Ilio fatis erit exi<text:line-break/>recentioribus apponere, qui sane tum ea quae veteres<text:line-break/>invenere conscripserunt, tum ipsi etiam alia quaedam ad-<text:line-break/>diderullt. Equidem universum curationis scopum singulorum<text:line-break/>affectuum ratio nos docet, at vero materiae facultatasi ex-<text:line-break/>perdentia ipsa demonstrat. Per hanc igitur auxiliorum copia<text:line-break/>progressu temporis augetur. Atque adeo nunc tempus adest</text:p>
      <text:p text:style-name="P3">sermoni, propria auxilia juxta singulos affectus describendi<text:line-break/>initium ab iis, quae secundum qualitates solas a naturali<text:line-break/>cujusque partis statu discesserunt facturo.</text:p>
      <text:p text:style-name="P1">[Q<text:span text:style-name="Default_20_Paragraph_20_Font"><text:span text:style-name="T1">uae Apollonats scripsit ad dolorem capitis qui ab<text:line-break/>ardore provenit.]</text:span></text:span> Apollonius igitur in primo de facile pa-<text:line-break/>labilibus ad capitis dolorem ab ardore provenientem sic<text:line-break/>scripsit : rosaceo affidue caput irrigato, aut lanam, sive lin-<text:line-break/>teol sim rosaceo fingito et imponito. <text:span text:style-name="Default_20_Paragraph_20_Font"><text:span text:style-name="T1">Aliud</text:span></text:span>. Narcissino usi-<text:line-break/>guento similiter utitor. <text:span text:style-name="Default_20_Paragraph_20_Font"><text:span text:style-name="T1">Aliud</text:span></text:span> Melino unguento eodem<text:line-break/>modo utitor. <text:span text:style-name="Default_20_Paragraph_20_Font"><text:span text:style-name="T1">Aliud</text:span></text:span>. ^ut mori succo per linteolum ex-<text:line-break/>presso cum pari rosaceo utitor. <text:span text:style-name="Default_20_Paragraph_20_Font"><text:span text:style-name="T1">Aliud</text:span></text:span> Portulacae soliar<text:line-break/>tusa per se et <text:span text:style-name="Default_20_Paragraph_20_Font"><text:span text:style-name="T1">c</text:span></text:span>um polentae flore imponito. <text:span text:style-name="Default_20_Paragraph_20_Font"><text:span text:style-name="T1">Aliud</text:span></text:span>. Ca-<text:line-break/>pressum teneram tritam per se et cum polentae flore im-<text:line-break/>ponito. <text:span text:style-name="Default_20_Paragraph_20_Font"><text:span text:style-name="T1">Aliud. </text:span></text:span>Solanum per se et cum polentae store im-<text:line-break/>ponito. <text:span text:style-name="Default_20_Paragraph_20_Font"><text:span text:style-name="T1">Aliud. </text:span></text:span>Sesamum terito et rosaceo adstillato, im-<text:line-break/>ponito. ..<text:span text:style-name="Default_20_Paragraph_20_Font"><text:span text:style-name="T1">Illud. </text:span></text:span>itis solia cocta trita cum mulsa aqua im-<text:line-break/>ponito. <text:span text:style-name="Default_20_Paragraph_20_Font"><text:span text:style-name="T1">Aliud</text:span></text:span> lolia ricini contusa et in octo aquae hemi-</text:p>
      <text:p text:style-name="P3">nasi conjecta sub dio per noctem exponito et cum aqua<text:line-break/>caput pertundito, et post haec, quae ad hujuscemodi assa-<text:line-break/>ctum scripta sunt, emplastri more apponito. <text:span text:style-name="Default_20_Paragraph_20_Font"><text:span text:style-name="T1">Aliud.</text:span></text:span> Cony-<text:line-break/>zae odorae fasciculum decem et sex digitorum in aouae<text:line-break/>heminas octo con<text:span text:style-name="Default_20_Paragraph_20_Font"><text:span text:style-name="T1">i</text:span></text:span>ectum sub dio per noctem exponito et<text:line-break/>leniter aquam effundit^. Utendum et cibi subtractione et<text:line-break/>ventris evacuatione somnoque et quiete. Vitanda autem ma-<text:line-break/>xime vinum, soI et balneum, amplius autem et fomenta,<text:line-break/>clamor, contentio, omnisque mentis perturbatio et per-<text:line-break/>Gustio. Atque in loco bene perspi<text:span text:style-name="Default_20_Paragraph_20_Font"><text:span text:style-name="T1">c</text:span></text:span>abili degendum.</text:p>
      <text:p text:style-name="P1"><text:span text:style-name="Default_20_Paragraph_20_Font"><text:span text:style-name="T1">[Ad capitis dolorem ex sutgore</text:span></text:span>.] Irino unguento ca-<text:line-break/>sido caput irrigato , utere etiam lanis ac linteolis in eo<text:line-break/>madefactis<text:span text:style-name="Default_20_Paragraph_20_Font"><text:span text:style-name="T1">. Aliud.</text:span></text:span> I.aurino unguento fimiliter utere. <text:span text:style-name="Default_20_Paragraph_20_Font"><text:span text:style-name="T1">Aliud.<text:line-break/></text:span></text:span>Farina cocta cum aqua mulsa utitor. <text:span text:style-name="Default_20_Paragraph_20_Font"><text:span text:style-name="T1">Aliud. </text:span></text:span>Lauri folia<text:line-break/>tenera cum irino unguento trita capiti infunde. <text:span text:style-name="Default_20_Paragraph_20_Font"><text:span text:style-name="T1">Aliud.<text:line-break/></text:span></text:span>Sampfuchocum vino trito aut rosaceo fimiliter utitor. <text:span text:style-name="Default_20_Paragraph_20_Font"><text:span text:style-name="T1">Aliud.<text:line-break/></text:span></text:span>Cyperum tusam adipe anserino admixto capiti illinito.<text:line-break/><text:span text:style-name="Default_20_Paragraph_20_Font"><text:span text:style-name="T1">Aliud</text:span></text:span>. Cornu cervi exurito, ejusque acetabulo vinum odo-</text:p>
      <text:p text:style-name="P3">ratum dupIa mensura admisceto, terito ac illinito. <text:span text:style-name="Default_20_Paragraph_20_Font"><text:span text:style-name="T1">Aliud.<text:line-break/></text:span></text:span>Convenient et fomenta per spongias calida imbutas et ex-<text:line-break/>pressas, maxime li lauri folia tenera in aqua fuerint ineo-<text:line-break/>cta, aut sampsuchi aut cyperi, et lanarum mollium pilei<text:line-break/>unguento irino et Vino rigati, capitique circumpositi. Item<text:line-break/>tegmina et tepor et ciborum subtractio ac ventris evacua-<text:line-break/>tio. Amplius autem et somnus et quies et corporis tran-<text:line-break/>quillitas ac laetitia. Vitanda vero similiter clamor, conum -<text:line-break/>tio, vini potus et frigiditas. Haec quidem auxilia adversus<text:line-break/><text:span text:style-name="Default_20_Paragraph_20_Font"><text:span text:style-name="T1">ca</text:span></text:span>pitis dolorem ex ardore oborto ApoIlonius scripsit. Ap-<text:line-break/>pellant autem ardorem ex sole aestivo circa caput factam<text:line-break/>perseverantem caliditatem. Omnes enim homines in sole<text:line-break/>aestivo diutius versantes capite incalescunt, non tamen<text:line-break/>omnibus aequaliter caliditas permanet, sed statim quiescit,<text:line-break/>quibusdam etiam ante balneum, plerisque vero post lotio-<text:line-break/>nem, quibuscunque autem permanserit, affectum capitis jam<text:line-break/>solutu dissimilem, non vero solutu facilem suctum suissa exi-<text:line-break/>stimantes ardorem appellant. Aliquando igitur sola lntcm-</text:p>
      <text:p text:style-name="P3">peries consistit, affeetu circa caput calidiore facto, aliquando<text:line-break/>vero etiam humorum aut vaporum multitudo ad ipsum<text:line-break/>caput effertur, et maxime quum redundantia quaedam hu-<text:line-break/>Illorum, quam Erafistrati sectatoresi plethoram vocant, i<text:span text:style-name="Default_20_Paragraph_20_Font"><text:span text:style-name="T1">n<text:line-break/></text:span></text:span>toto corpore subalitur. Fit autem haec quatuor humoribus<text:line-break/>ex aequo auctis, aut etiam sanguine solo. Nam quum abusi<text:line-break/>quispiam humor redundarit, velut est pituita et flava bilisi<text:line-break/>itemque nigra, ejusmodi redundantiam non plenitudinem<text:line-break/>neque fimpliciter plenitudinem, sed cum appositione pinu-<text:line-break/>tae aut bilis flaVae aut nigrae, in corpore saetam plenitu-<text:line-break/>dinem dicunt. Caeterum eis, qui ex ardore caput dolent,<text:line-break/>cutis tactui aridior ad primum contactum apparet, oculos-<text:line-break/>que rubros habent, srigidisque tum persufionibusi tum illi-<text:line-break/>tionibus gaudent. Principio igitur repulsor^ curatione uten--<text:line-break/>dum est, ex relligerantibusi et astringentibus constante. Post-.<text:line-break/>ea vero mitigatoria et concoctoria medicamenta repellenti-<text:line-break/>bus admiscere oportet, deinde etiam ex disCussoriisi quip-</text:p>
      <text:p text:style-name="P3">piam addendum, paulatim detractis medicamentis quae re-<text:line-break/>pellunt. Optima autem censenda sunt, quae tenuium par-<text:line-break/>tium substantia praedita adhibentur. Quapropter in princi-<text:line-break/>pio quidem medius est rosaceo probe apparato quam sii-<text:line-break/>gidilsimo caput perfundere, lanae fasciculo in oi beni cir-<text:line-break/>composito, juxta frontem quidem, ubi pilosa ejus pars de-<text:line-break/>finit, jurta utrumque vero ejus latus, ubi pili ipsi ad au-<text:line-break/>res nectuntur, exinde vero post verticem, non tamen longo<text:line-break/>inferius. Neque enim facile exuritur capitis ea pars, quae<text:line-break/>occiput appellatur, neque etiam citra molestiam resrigeran-<text:line-break/>tia sustinet, propterea quod illic principium medullae spi-<text:line-break/>natis existat, ad stipitis modum in multos ramulos divisae<text:line-break/>in sexaginta ferme juxta numerum nervos. At vero regio<text:line-break/>capitis juxta sinciput, propter laxitatem coarticula tinnis<text:line-break/>juxta coronalein suturam et ob ossium tenuitatem et rari-<text:line-break/>tatem , facile tum <text:span text:style-name="Default_20_Paragraph_20_Font"><text:span text:style-name="T1">c</text:span></text:span>aliditatem tum srigiditatem omnium quae<text:line-break/>adhibentur medicamentorum intro distribuit. Quare sive<text:line-break/>t c niger are <text:span text:style-name="Default_20_Paragraph_20_Font"><text:span text:style-name="T1">o</text:span></text:span>portet ex aestu caliditatem, sive calefacere sii-</text:p>
      <text:p text:style-name="P3">giditatem, aptissimus est capitis juxta sinciput locus. Optima<text:line-break/>autem in principio refrigeratio elgi rosaceo frigido, aestivo<text:line-break/>tempore existente, in quo maxime ardoris affectio oboriri<text:line-break/>consuevit. Dictum autem est mlhi de rosaceo jam saepe,<text:line-break/>quod optimum est ex oleo crudo, quod omotribes et om-<text:line-break/>pllacinon bifariam appellant, citra falis admixtionem con-<text:line-break/>fecto, rosis quamplurimis ad ipsius irrigationem praeparati-<text:line-break/>Iis. Sit autem rosaceum non vetus, fed eo ipfo anno con-<text:line-break/>fectum live in vene sive principio aestatis. Proximum a ro-<text:line-break/>saceo chamaemelinum oleum locum habet in iis corpori-<text:line-break/>bus, quibus vehementem frigiditatem inducere veremur,<text:line-break/>qualia fullt heminarum et eunuchorum ac puerorum et<text:line-break/>quicunque mosti carne praediti albumque habentes colo-<text:line-break/>rem soli sunt insueti. Mensuram autem tum rosacei tum<text:line-break/>chamaemelon, quod ad refrigerationem attinet, ex praedi-<text:line-break/>ctis corporis llabitibus et ex ardoris magnitudine invenire<text:line-break/>oportet, confiderata fimus aegfli aetate et ambientis nos<text:line-break/>aeris temperie, non minus autem et domo, in una aeger</text:p>
      <text:p text:style-name="P3">decumbit. Refrigerabis autem quaecunque adbibere voles<text:line-break/>in aqua vehementer frigida collocata, quae si non adsit, ni-<text:line-break/>vem vasculo circumpones; lioc auxilium, sive humorum sive<text:line-break/>vaporum multitudo in caput impetum saciat, praeclare au-<text:line-break/>xiliatur, repellit enim eos insraque in corpus fleti tulit adeo,<text:line-break/>ut ego in sexcentis lloC medendi modo usus nullo alio<text:line-break/>habuerim opus. Nam et frigidorum fontium inulta llomae<text:line-break/>ubertas est et nivis, quemadmodum apud nos in <text:span text:style-name="Default_20_Paragraph_20_Font"><text:span text:style-name="T1">P</text:span></text:span>crgamo<text:line-break/>et in plurimis Asiae Graeciaeque civitatibus. At vero in<text:line-break/>calidis regionibus, qualis est Aegyptus, in qua et sontium<text:line-break/>lrigidorum et nivis penuria est, necessarium est praefinge-<text:line-break/>rato rosaceo per expositionem sub dio per integram no-<text:line-break/>ctem et per obversionem ad aurae alicuius alliatum , ita<text:line-break/>demum addere ei sempervivi succum aut portulacae aut<text:line-break/>lactucae aut psyllii aut polvgoni, quin et solani aliquando<text:line-break/>paululum et pampinorum vitis et uvarum immaturarum,<text:line-break/>tales enim Iunt adhuc tempore aestatis. At papaveris et<text:line-break/>mandragorae succo abstinentium, non enim citra damnum</text:p>
      <text:p text:style-name="P3">restiterat. Vitanda etiam quae cunl refrigeratione manifeste<text:line-break/>astringunt, quare fi quando necessitas postulet, parum quid-<text:line-break/>dam ex eis ad refrigerantia admiseere oportet. Propterea<text:line-break/>sane et solani succum aut nunquam pellitus aut omnino<text:line-break/>parce admiscemus, sic etiam mali punici et mali et mespili.<text:line-break/>ACI hanc tamen rem malorum punicorum acidorum succus<text:line-break/>praestantior est, magisi enim refrigerat. Porro quum ali-<text:line-break/>quando ruri degerem, nillilque horum ad manum esset, cu-<text:line-break/>curbitae ramenta exuccata ad uvae immaturae succum ad-<text:line-break/>miscui. Poterit autem quispiam in tali loco etiam seridisi<text:line-break/>succo uti lactucaeque tum hortensis tum silvestris, quam<text:line-break/>proprie thridacinen appellant, hortensiam enim thridaca vo-<text:line-break/>cant, et mororum succus aptus ad refrigerandum, sint au-<text:line-break/>tem non valde matura. Quod fi calvus fit aeger aut omnino<text:line-break/>breves habeat pilos, maxima ubertas resrigerantium existit.<text:line-break/>Quaecunque enim ad erysipelata auxilia scimus ex cata-<text:line-break/>plasmatis et ceromatis humidis, ea omnia ab ardore exustis<text:line-break/>conveniunt. Caeterum Apollonms ricini folia tenera tusa in</text:p>
      <text:p text:style-name="P3">aquam con<text:span text:style-name="Default_20_Paragraph_20_Font"><text:span text:style-name="T1">i</text:span></text:span>icere jubet, et deinde per totam noctem vascu-<text:line-break/>lum, in quo continentur, sub dio exponere et posteral die<text:line-break/>uti. Ego quidem igitur non valde expertus sum ricini fa-<text:line-break/>Unitatem, verisimile est autem Apollonium, qui longo tem-<text:line-break/>pore in Alexandria vixit, per magnam experientiam vim<text:line-break/>ejus cognovisse. Atqui oleum ex ricino factum maniseste<text:line-break/>cognovi calidius este facultate oleo, quod apud nos est,<text:line-break/>quare etiam li non praesens Iit, veteri utimur. Puto au-<text:line-break/>tem et potamogetonem et niliachm stratioten quiddam re-.<text:line-break/>frigerativum habere, mirorque eorum Apollonium nullam<text:line-break/>mentionem fecisse. Quin et tribulus apud nos. velut etiam<text:line-break/>polvgonum, quiddam refrigerans habent, tenera videlicet et<text:line-break/>nondum dura ac sicca facta. Conyzam autem non lolum<text:line-break/>refrigerare impossibile est. verum et moderate casi Iacere po-<text:line-break/>tentem novi, et miror sine cur Apollonius eam inter res<text:span text:style-name="Default_20_Paragraph_20_Font"><text:span text:style-name="T1">t</text:span></text:span>i-<text:line-break/>rorantia retulerit. Quod si et ah arboribus et fruticibus au-<text:line-break/>xilia ad caput praeter naturam calidius petere oporteat,</text:p>
      <text:p text:style-name="P3">vitex convenientior ad lloc exiliit et vitis et lentiscus et<text:line-break/>platanus, fi quis eorum teneris germinibus acceptis deinde<text:line-break/>tritis ab ipsis succum exprimat. Eralistratus vero magnum<text:line-break/>quoddam praeservativum in calidioribus habitibus tradit,<text:line-break/>quum Videlicet eos solem perferre oportet, fi spongiam la-<text:line-break/>tam et densam ac cavam in aqua madefactam et probe ex-<text:line-break/>pressam capiti imponas. Porro figna dolentium caput ob<text:line-break/>frigiditatem contraria sunt eis, quae ex ardore oboriuntur.<text:line-break/>Nam et subtumida et decolor ipsorum facies existit, et fri-<text:line-break/>gidis neque gaudent, neque ab eis iuvantur. Quemadmodum<text:line-break/>autem ardor non aegre solubilis affectio est, ita neque fri<text:line-break/><text:span text:style-name="T28">g</text:span>iditas ex ambiente nos aëre contracta disliculter curatur.<text:line-break/><text:span text:style-name="T28">s</text:span>i recens est, sed sufficit oleum rosaceum calidum fincipiti<text:line-break/>ut dictum est, affusum persecte hominem liberare. Si vert:<text:line-break/>vehementiori calefactione opus sit, euphorbium in oleum<text:line-break/>coniiciatur et quaecunque ex pipere medicamenta constant<text:line-break/>Inungenda autem est frons aurium et narium meatus hisce<text:line-break/>unguentis, maxime quidem irino et amaracino et nardino</text:p>
      <text:p text:style-name="P3">Quin et comptoria unguenta ex calefaciendum numero exi-<text:line-break/>fiunt, atque adeo ipsa opulentarum soeminarum pretiosa<text:line-break/>unguenta, quae foliata et spicata Romae appellant. Opo-<text:line-break/>balsamum vero saepe experti sumus, nullum manifestum<text:line-break/>commodum ad ullam aliquam affectionem calefactione in-<text:line-break/>digentem conferre. Quemadmodum autem rutaceum oleum<text:line-break/>convenire dixi, sic etiam sampsuchinum et laurinum laudo<text:line-break/>itemque serpvllinum, saepe et in plerisque ipsis usus. Dan-<text:line-break/>dum etiam vinum tenuium partium et motus corporis<text:line-break/>praecipiendus lavacraque calida et quandoque a raphano<text:line-break/>vomitus.</text:p>
      <text:p text:style-name="P1"><text:span text:style-name="Default_20_Paragraph_20_Font"><text:span text:style-name="T3">[</text:span></text:span><text:span text:style-name="Default_20_Paragraph_20_Font"><text:span text:style-name="T1">De inveteratis capias affectibus calidis etsuigidis.]<text:line-break/></text:span></text:span>ln inveteratis capitis doloribus ac affectibus necessario pi-<text:line-break/>los radimus, aut valde ad ipsam usque cutem praebeamus,<text:line-break/>et medicamenta tum emplastrorum ac ceratormn forma tum<text:line-break/>etiam liquida adhibemus. Atque ea quidem quae emplastro-<text:line-break/>rutu ac ceratur<text:span text:style-name="Default_20_Paragraph_20_Font"><text:span text:style-name="T1">a</text:span></text:span>m formam llabent rasis penitus adhibemus,<text:line-break/>liquida vero his, qui brevissime praefectos pilos habent. Lst</text:p>
      <text:p text:style-name="P3">autem et horum materia multiformis, quod partim quidem<text:line-break/>magis, partim vero minus redigerent et calefaciunt. Ea<text:line-break/>igitur quae frigesaciunt, ex iis quae erysipelas curant,<text:line-break/>transferenda sunt, calesacientia vero ex medicamentis cale-<text:line-break/>factori<text:span text:style-name="Default_20_Paragraph_20_Font"><text:span text:style-name="T1">t</text:span></text:span>s componenda, quorum simplicissimum est ex eu-1<text:line-break/>phorbio praeparatum. Sufficit autem unciam euphorbii unam<text:line-break/>ad tres cerae liquefilctae in olei lib. una coniicere: Uten-<text:line-break/>dum autem oleo ad omnes affectus calefactione opus ha-<text:line-break/>hentes, neque omphacino neque eo quod vulgo ab omnibus<text:line-break/>Hispanum appellatur neque omnino eo, quod cum olearum<text:line-break/>germinibus praeparatur, sed eo quod ex maturis oIivis<text:line-break/>conficitur apud plerasque gentes citra germinum iniectio-<text:line-break/>nem: Optimum autem ex eis quae ego noUi est Sabinum<text:line-break/>non procul ab urbe Roma in Sabinorum regione progna-<text:line-break/>Tum. Caeterum medicamenta, quae recentiores medici se ip-<text:line-break/>sos methodicos appellantes, metasyncritica appellant, ea<text:line-break/>lemma ad hujusmodi affectus commoda existunt, ex quibus<text:line-break/>loptima etiam in septimo libro hujuscemodi tractationis;<text:line-break/>siquae ante hanc a me edita est, relata sunt. Tempus igitur</text:p>
      <text:p text:style-name="P3">jam est me ad alium capitis transire affectum, ascripturum<text:line-break/>primo quae ab Apollonio conscripta sunt, quae juxta it-<text:line-break/>lius dictionem hoc modo habent.</text:p>
      <text:p text:style-name="P1">[Q<text:span text:style-name="Default_20_Paragraph_20_Font"><text:span text:style-name="T1">uae Apollonius ad capitis dolarent e</text:span></text:span>.p <text:span text:style-name="Default_20_Paragraph_20_Font"><text:span text:style-name="T1">ebrietate et<text:line-break/>meri p</text:span></text:span>o<text:span text:style-name="Default_20_Paragraph_20_Font"><text:span text:style-name="T1">tu setupsertt.</text:span></text:span>] Utendum est omnibus desii ipsis au-<text:line-break/>Tibia ad dolorem c<text:span text:style-name="Default_20_Paragraph_20_Font"><text:span text:style-name="T1">a</text:span></text:span>piti<text:span text:style-name="Default_20_Paragraph_20_Font"><text:span text:style-name="T1">a</text:span></text:span> ab ardore obortum. Quod si do-<text:line-break/>fores amplius invalescant, rutae folia cum aceto et rosace<text:span text:style-name="Default_20_Paragraph_20_Font"><text:span text:style-name="T1">o<text:line-break/></text:span></text:span>trita strigmenti crassitie capiti illinenda, <text:span text:style-name="Default_20_Paragraph_20_Font"><text:span text:style-name="T1">Aliud</text:span></text:span> Nuces ama-<text:line-break/>rasi cum aceto et rosaceo ad strigmentitiam spissitudinem<text:line-break/>tritas capiti illinito. <text:span text:style-name="Default_20_Paragraph_20_Font"><text:span text:style-name="T1">Aliud. </text:span></text:span>Itidem siccam ac viticem ari-<text:line-break/>dum cum aceto et rosaceo eodem adhibe modo. <text:span text:style-name="Default_20_Paragraph_20_Font"><text:span text:style-name="T1">Aliud.<text:line-break/></text:span></text:span>Lauri baccam et rutae folia cum aceto et rosaceo trita ad.<text:line-break/>Iubeto. Conveniet autem somnus, inedia, quies, corpori<text:span text:style-name="Default_20_Paragraph_20_Font"><text:span text:style-name="T1">s<text:line-break/></text:span></text:span>tranquillitas. In potu aqua calida, aqua mulsa et evacuatio.<text:line-break/>Haec quidem Apollonius scripsit. Atque hujus rei gratia<text:line-break/>laudare virum decet, quod cum discrimine de unoquoqu<text:span text:style-name="Default_20_Paragraph_20_Font"><text:span text:style-name="T1">e<text:line-break/></text:span></text:span>auxilio scripsit, quum neque Archigene^ id ipsum fecerit,</text:p>
      <text:p text:style-name="P3">quem, quum posterior Apollonio natu sit, apponere quid-<text:line-break/>piam ad discriminum certitudinem oportebat, verum quae<text:line-break/>ipsa in priore de medicamentis libro conscripsit, paulo post<text:line-break/>referentur. At vero quae ego per longam experientiam de<text:line-break/>capitis dolore ex vini potu cognovi jam exponam^ utpote<text:line-break/>qui fpem quidem utilitatis ipsorum ex affectu inveni, dih-<text:line-break/>gentem autem comprobationem per multam experientiam<text:line-break/>feci. Capitis itaque dolorem ex vinorum temperie calido-<text:line-break/>rum productum lndicat, quod ipsum caput Omnino vapo-<text:line-break/>ribus repletur, quandoque etiam humoribus calida tem-<text:line-break/>perie praeditis, nam et citra vim potum ejusmodi ad caput<text:line-break/>prompte deseruntur. Curatione itaque opus est, quae loo-<text:line-break/>pum primum universalem et communem omnibus habeat,<text:line-break/>nimirum evacuatione indigentem: Quum vero calidi sint<text:line-break/><text:span text:style-name="Default_20_Paragraph_20_Font"><text:span text:style-name="T1">q</text:span></text:span>ui caput repleverunt humores, etiam refrigerante eos meal<text:line-break/>dela opusi erit; jubendi igitur sunt, si Crudum adhuc in eis<text:line-break/>vinum permaneat, ut tepida aqua hausta vomant, fhr austnP</text:p>
      <text:p text:style-name="P3">et post concoctionem caput doleant, resi iterantibus utendum<text:line-break/>est ac repellentibus, quale est rosaceum per se et cum<text:line-break/>aceto aut hederae aut brassicae succo. Quin et ipsa brassi-<text:line-break/>cae solia calida irrigata capitique circumposita ac obligata<text:line-break/>naturaliter ebrietati resistunt. Caeterum somni ac quietis<text:line-break/>cura in primis habenda est, quod ubi Iactum fuerit per<text:line-break/>totum diem ad vesperam lotum, boni succi cibis, non tamen<text:line-break/>calesacientibus nutrire oportet. Sunt autem tales ptisanae<text:line-break/>succus et sorbitio ex alica et panis ex aqua et ova sor-<text:line-break/>bilia absque garo, admisceatur autem eis ex melle quantum<text:line-break/>ad condimentum satis fuerit, si vero ad mel accipiendum<text:line-break/>non fuerint appositi, sales conditorii miscentor. Ex oleri-.<text:line-break/>bus est lactuca, utpote boni succi et refrigeratoria, et bras-<text:line-break/>sica, ut quae vapores resicceL Sic et ex leguminibus lens<text:line-break/>est. Potu vero omnino aqua utendum est. At vero cum<text:line-break/>stomachus in quibusdam propter aquae potum subvertatur,<text:line-break/>malum panicum eis insuper exhibendum est, aut solum per<text:line-break/>se aut <text:span text:style-name="Default_20_Paragraph_20_Font"><text:span text:style-name="T1">c</text:span></text:span>um alica flaccida calida probe cocta. Quin et mala</text:p>
      <text:p text:style-name="P3"><text:span text:style-name="Default_20_Paragraph_20_Font"><text:span text:style-name="T15">cestsuna appellata in urbe Romana citra coctionem quidem<text:line-break/>funt austera, post coctionem vero stomacho fatis commoda<text:line-break/>fiunt. Coquenda autem sunt ipsa in ollam novam aqua<text:line-break/>modica infusa, deinde malo in olla suspenso, igneque sub<text:line-break/>ollam conjecto, quo vapor ex aqua calidus sublatus eo-<text:line-break/></text:span></text:span><text:span text:style-name="Default_20_Paragraph_20_Font"><text:span text:style-name="T8">c</text:span></text:span><text:span text:style-name="Default_20_Paragraph_20_Font"><text:span text:style-name="T15">ilionem ipsi malo praebeat. Uvae passae etiam et pyra,<text:line-break/>aliqua quidem cruda, aliqua vero ut malum ipsum cocta<text:line-break/>stomachum corroborant. Abstinendum vero a glandibus<text:line-break/>palmarum, proprietatem enim quandam habent capitis do-<text:line-break/>lorem inducendi. Quod fi vero post haec probe dormire<text:line-break/>non possint, ad balneum postridie quam celerrime dedu-<text:line-break/>canthr , calidaque aqua eis in balneo saepe affunditur,<text:line-break/>deinde ubi dormierint aut omnino interposito tempore quie-<text:line-break/>verint, rursum ad balneum ducendi sunt, deinde velut pri-<text:line-break/>die connutliendi. Si vero moderate habeant et aquam bi-<text:line-break/>here non possint, permittendus est eis potus aquosus ex<text:line-break/>aquofis vinis, quale est in Italia Sabinum, in Afia Titaca-<text:line-break/>Tenum et Arsyenium et Ariusium. Quin et moderate ha-</text:span></text:span></text:p>
      <text:p text:style-name="P3">fientibus gallorum testiculi et alae et ex piscibus petrosi et<text:line-break/>teneris carnibus praediti exhibebuntur et columbarum pulli.<text:line-break/>Haec vero omnia citra garum et vinum in albis ac sim-<text:line-break/>plicibus iusculis coquantur, in quibus aqua sola cum oleo<text:line-break/>et anetho aC exiguo porro coctionem perficiat , exiguo<text:line-break/>adsueto sale, non statim in principio coctionis, sed quum<text:line-break/>jam aliquo modo flaccida lucta suerint ac victa. Manile-<text:line-break/>Ilum vero, quod tum lios tum omnes qui caput dolent<text:line-break/>augescente adhuc et vigente dolore quiescere melius est,<text:line-break/>remittente vero ac decrescente in locis aptis deambulare.<text:line-break/>Apti sunt autem iis, qui calefieri opus habent, loci cati-<text:line-break/>diores, qui srigefieri, frigidiores. Et ante cibum quidem<text:line-break/>pluribus deambulationibus utendum, post acceptum vero ci-<text:line-break/>bum brevibus et lentis. Oportet autem neque multa come-<text:line-break/>dele neque statim deambulare, sed post duas aut tre<text:span text:style-name="Default_20_Paragraph_20_Font"><text:span text:style-name="T1">s</text:span></text:span> aut<text:line-break/>etiam plures horas. Quod si quando ex vaporibus et liti-<text:line-break/>moribus in caput sublatis reliquiae quaedam relinquantur<text:line-break/>tenuibus poris ac meatibus impactae et oh id etiam capi-</text:p>
      <text:p text:style-name="P3"><text:span text:style-name="Default_20_Paragraph_20_Font"><text:span text:style-name="T15">tis dolor perseveret , a rosaceo quidem abstinere expedit,<text:line-break/>utendum est autem primum quidem chamaemelino mode-<text:line-break/>rate calido, postea vero irino, maximopere enim hujusmodi<text:line-break/>affectiones iuvant. In balneo vero caput calida persunda-<text:line-break/>tur, non solum ob id, ut quippiam circa ipsum discutia-<text:line-break/>tur, sed et somni conciliandi gratia, quapropter etiam se-<text:line-break/>eundum aut tertium etiam ad vesperam balneum apparan-<text:line-break/>dum est, acceptis ab eo lactucis ex aceto, exiguo aut omnino<text:line-break/>nullo addito garo, verum aqua affusa multa, ut acetum<text:line-break/>plane exaequet, nili omnino aquosum sit acetum; nam et<text:line-break/>hujusmodi magis quam acerrimo opus habent, caliditatem<text:line-break/>enim in se aliquam tale acetum complectitur. Post haec<text:line-break/>vero postera die quae magis caput calesaciant adhibenda,<text:line-break/>ita ut ad irinum aliquando amaracinum unguentum adda-<text:line-break/>mus, aliquando Vero nardinum, quandoque etiam pretiosa,<text:line-break/>quibus opulentae foeminae, etiam si nihil habeant mali, uti<text:line-break/>consueverunt. Per hujusimodi sane medicationis ductum<text:line-break/>capitis dolores ex vini potu obortus in totum persanavi,</text:span></text:span></text:p>
      <text:p text:style-name="P3">nullo ab Apollouio praescripto pharmaco usus. Quum enim<text:line-break/>et per ea quae jam dixi scopum contingerem eorum quae<text:line-break/>scripsit Apollonius nullum recte dictum fuisse milli persuasi<text:line-break/>et supervacaneum amplius erat eorum experimentum facere,<text:line-break/>Caeterum post praedictos tres allectus capitis dolorem in-<text:line-break/>ducentes, Apollonius quartam hanc insuper addidit.</text:p>
      <text:p text:style-name="P1"><text:span text:style-name="Default_20_Paragraph_20_Font"><text:span text:style-name="T1">[Ad dolorem capitis ex plaga aut casa Ap</text:span></text:span>e<text:span text:style-name="Default_20_Paragraph_20_Font"><text:span text:style-name="T1">llant).]<text:line-break/></text:span></text:span>stosaceo et aceto tepefactis caput rigato. <text:span text:style-name="Default_20_Paragraph_20_Font"><text:span text:style-name="T1">Aliud</text:span></text:span> Rosis lic-<text:line-break/>cis maxime coctis aut certe in passo maceratis aut aqua<text:line-break/>multa tritis pro cataplasmate utitor. <text:span text:style-name="Default_20_Paragraph_20_Font"><text:span text:style-name="T1">Aliud. </text:span></text:span>Meliloto limi-<text:line-break/>litor apparato utitor. <text:span text:style-name="Default_20_Paragraph_20_Font"><text:span text:style-name="T1">Aliud</text:span></text:span>. Myrti albae solia tenera cum<text:line-break/>vino et myrrha trita emplastri nutre imponito. <text:span text:style-name="Default_20_Paragraph_20_Font"><text:span text:style-name="T1">Aliud.<text:line-break/></text:span></text:span>Irino unguento et aceto illinito. <text:span text:style-name="Default_20_Paragraph_20_Font"><text:span text:style-name="T1">Aliud</text:span></text:span>. Absinthium tritum<text:line-break/>cum v<text:span text:style-name="Default_20_Paragraph_20_Font"><text:span text:style-name="T1">t</text:span></text:span>no ot myrrha itidem trita imponito. <text:span text:style-name="Default_20_Paragraph_20_Font"><text:span text:style-name="T1">Aliud</text:span></text:span>. Pulegio<text:line-break/>trito ex vino similiter utitor. <text:span text:style-name="Default_20_Paragraph_20_Font"><text:span text:style-name="T1">Aliud</text:span></text:span>. Pulegium et myrrham<text:line-break/>trita similiter adlnbeto. <text:span text:style-name="Default_20_Paragraph_20_Font"><text:span text:style-name="T1">Aliud</text:span></text:span> Apii comas cum vino so-<text:line-break/>ctas ac tritas imponito. <text:span text:style-name="Default_20_Paragraph_20_Font"><text:span text:style-name="T1">Aliud</text:span></text:span>. Mala cotonea coCta ex vino</text:p>
      <text:p text:style-name="P3">imponito. Convenient et fomenta per spongias aqua calida<text:line-break/>imbutas et mollium lanarum fasciculi aceto ot rosa<text:span text:style-name="Default_20_Paragraph_20_Font"><text:span text:style-name="T1">c</text:span></text:span>eo con-.<text:line-break/>spersi. Ad haec et quies et corporis tranquillitas subtra-<text:line-break/>ctio cibi, evacuatio, fuga eorum quae offendero possunt,<text:line-break/>qualia funt sol, balneum, vini potus, clamor, contentio, et<text:line-break/>ex iis quae alimenti loco exhibentur acida et aorsu ac salsa.<text:line-break/>Haec quidem Apolloniusi scripsit de capitis doloribus ex<text:line-break/>conspicua plaga abortis. Verum operae pretium est uosse pqo^<text:line-break/>ejusmodi allectum nullum alium praeter inflammationem<text:line-break/>esse, quae non ex plaga solum aut casu, sed oitpa etiam<text:line-break/>manifestam causam, in omnibus corporis partibus propter<text:line-break/>humorum confluxum fieri consuevit. Siquidem igitur plaga<text:line-break/>vulneris aut contuslonisi causa existat, plures scopi eru<text:span text:style-name="Default_20_Paragraph_20_Font"><text:span text:style-name="T1">n</text:span></text:span>t<text:line-break/>ad remediorum inventionem. Unus quidem in vulnere ad<text:line-break/>quod conglutinantibus et inflammationem arcentibus medi-<text:line-break/>camellus uti oportet, postquam ulceris labia fibulis impo-t<text:line-break/>sitis constrinxelimus. Alter vero in contusione, et tertium<text:line-break/>in doloribus, qui quandoque in ipsis solis percussis parti-</text:p>
      <text:p text:style-name="P3">bus fiunt, plerumque vero etiam ad vicinas partes exten-<text:line-break/>duntur Etenim membrana, quae calvariam ambit et cutis<text:line-break/>quae forinsecus circumtenditur , utraque propriam substans<text:line-break/>tiam continuam habet per omne caput extensam, et ob id<text:line-break/>sane saepe ipsum universum dolore contingit, praesertim si<text:line-break/>usque ali membranam os calvae ambientem plaga penetret,<text:line-break/>quam deducta membrana calvariam ambiente osseque con-<text:line-break/>scalpto obrasove carne generanda Curare oportet. Quod si<text:line-break/>per communionem membranae calvam ambientis, quam ad<text:line-break/>duram cerebri membranam circa suturas habet, etiam intra<text:line-break/>calvariam inflammatio ijtsa distribuatur, non absque peri-<text:line-break/>culo ejusmodi capitis dolor existit. Contingit autem non<text:line-break/>parum saepe in casu, praesertim ex sublimi facto, ut quae-<text:line-break/>dam circa cerebrum aut membranas ejus partes abrumpan-<text:line-break/>tur, quod ubi contigit, etiam amplius capitis dolor iuvate-<text:line-break/>siit ipsaque affectio tota aegre curabilis redditur et peri-<text:line-break/>culum ingens ac praeceps imminet. Optimum itaque suerit<text:line-break/>in llis , nili aetas prohibeat, et nisi vitulis facultas debilis</text:p>
      <text:p text:style-name="P3">appareat, a venae sectione curationis initium sacere, et con-<text:line-break/>venientibus capitis irrigationibus uti, ex lana nimirum oleo<text:line-break/>dulci imbuta capiteque ex ea contecto. Quod si quippiam<text:line-break/>horum five aetas sive virium imbecillitas aut etiam ambo<text:line-break/>simul sanguinis detractionem fieri praepediant, alvum per<text:line-break/>clysterem evaCuabimus, tum ut superflua in ipso recre-<text:line-break/>menta extrahamus tum ut humores, qui ad affectas partes<text:line-break/>inde ferri consueverunt, revellamus, atque inde auxiliis ad<text:line-break/>inflammationes commodis utemur. Si vero membrana cere-<text:line-break/>bri suerit vulnerata, egregie ipsam conglutinat, inquit A r-.<text:line-break/>chigenes, calaminthae succus insulsus et larina milii arida<text:line-break/>inspersa. Deinde butyrum et rosaceum ao adeps suillus<text:line-break/>insulsus vetus tepesacta aC mixtim infusa. Caeterum hoc<text:line-break/>modo affectos a vino et ciliis crassioribus abstinere oportet,<text:line-break/>maxime li sebri fint correpti. Atqui praedictam evacuatio-.<text:line-break/>nem consulit etiam Apollonius, qualem autem fieri opor-<text:line-break/>teat non ostendit. At vero acetum rosaceo admisceri jubet,<text:line-break/>quemadmodum in phreneticis et lethargicis in principio.</text:p>
      <text:p text:style-name="P3">plurimi medici facere consueverunt, verum non recte men-<text:line-break/>luram utriusque dicere reliquit, empiricorum simul trans-<text:line-break/>itione ultis, non indicatione dogmaticorum. Affectus enim<text:line-break/>ipse nobis indicat auxilia, quantitatem autem singulorum<text:line-break/>et particularem materiarum differentiam simul tum affecta<text:line-break/>particula tum aegri temperamentum indicat, et ad haec<text:line-break/>vitalis facultas, deinde aetas et ambientes nos aeris tempe-<text:line-break/>Fies, juxta regiones annique tempora et praedominantem<text:line-break/>anni constitutionem alia atque alia. In phreniticis quidem<text:line-break/>igitur quum omnia, quae extra calvariam circaque cutem<text:line-break/>et pelliculam calvariam ambientem ab affectu immunia<text:line-break/>sint, veteres convenienter acetum admiscuerunt, ea ratione<text:line-break/>persuasi, quam in commentariis de medicamentorum com-<text:line-break/>positione per longum recensui, quando videlicet ad affe-<text:line-break/>ctus in profundo corporis obortus medicamenta diversa ab<text:line-break/>iis, quae ad affectus in superficie haerentes destinata sunt,<text:line-break/>adhiberi oportere dixi. Lxolvitur enim omnium ipsorum</text:p>
      <text:p text:style-name="P3">vis in transitione per profundum et ob id ad propria affe-<text:line-break/>ctus auxilia aliquando contrariae et nocentis facultatis me--<text:line-break/>dicanlenta admiscemus. Quum namque inflammatio dolo-.<text:line-break/>rem lnducat, maxime contrarium est acetum reliquis auxi-<text:line-break/>liis admiscere, utpote quod neque mitigandi neque laxandi<text:line-break/>vim aliquam in se complectatur. Sed quum per sinciput,<text:line-break/>neque enim per aliam quampiam capitis partem transitus<text:line-break/>patet, medicamenti sacultatem intra penetrare velimus,<text:line-break/>tunc sane ad admixtionem alicuius eorum, quae propria<text:line-break/>natura auxiliantur ac i<text:span text:style-name="Default_20_Paragraph_20_Font"><text:span text:style-name="T1">n</text:span></text:span> prosundum ducunt, devenimus,<text:line-break/>tenuium partium substantiam quandam invenientes, quan-<text:line-break/>doque quidem srigidam velut acetum, quandoque vero caa-<text:line-break/>sidam velut eupllorbium allect<text:span text:style-name="Default_20_Paragraph_20_Font"><text:span text:style-name="T1">o</text:span></text:span>, qui curatione subiacet<text:line-break/>perspecto num calesacientibnsi opus habeat an refrigeranti-<text:line-break/>bus. Juxta hanc igitur ratiocinationem, fi quidem crassae<text:line-break/>cerebri membranae nudae rosaceum offeratur, quemadmo<text:span text:style-name="Default_20_Paragraph_20_Font"><text:span text:style-name="T20">-<text:line-break/></text:span></text:span>dum in illis, quibus capitisi ossiculum aliquod excisum est,<text:line-break/>fieri consuevit, solum ipsum leniter tepesactum adhibemus.<text:line-break/>Quum vero citra denudationem per capitisi juxta sinciput</text:p>
      <text:p text:style-name="P3">partem, sana et integra existente calvaria, rosaceum ad ce-<text:line-break/>Febri membranam pervenire velimus, acetum ei, ut eo per—<text:line-break/>ducat, admiscemus, cujus item rursus vehemens facultas tum<text:line-break/>per viarum transitionem tum per rosacei mixturam exul-<text:line-break/>vitulle Quapropter Apollonius in eo quod acetum rosaceo<text:line-break/>indefinite admiscere jussit peccavit. Cutis enim capitis aut<text:line-break/>quae post eam est membranae calvariam ambientis iustam-<text:line-break/><text:span text:style-name="Default_20_Paragraph_20_Font"><text:span text:style-name="T1">s</text:span></text:span>uasiones, citra quidem vehementem dolorem obortae per<text:line-break/>exigui sane aceti ad rosaceum admixtionem juvari possunt,<text:line-break/>laedentur autem tibi magnae suerint, doloremque vehemen--<text:line-break/>tem induxerint. Deliquit amplius Apollonius, quod neque<text:line-break/>tempus usus singulorum ab eo descriptorum auxiliorum<text:line-break/>apposuit. Quaedam enim incipientibus et nascentibus adhuc<text:line-break/>inflammationibus auxiliantur, quaedam etiam in vigore coli-<text:line-break/>sistentibus aut decrescentibus aut etiam induratis opem fe-<text:line-break/>ruat. Rosaceum itaque cum aceto incipientibus, in vigore<text:line-break/>vero consistentibus rosaceum solum adhibemus, quemadmo-<text:line-break/>dum etiam in induratas absinthium ac pulegium ei admi-</text:p>
      <text:p text:style-name="P3">silemus, ac vero quae citra indurationem decrescunt indam-<text:line-break/>mationes, medicamentis laxantibus appellatis solum opus<text:line-break/>habent. Relata est autem tum materia tum compositio<text:line-break/>ipsorum in prioribus hujus tractationis commentariis, quos<text:line-break/>edidi antequam opus aggrederer, in quo afiecti loci mul-<text:line-break/>tam indicationem Iaciunt simul cum ipsis affectibus ad in-<text:line-break/>ventionem remediorum. Quum igitur affectus ab .Apollonio<text:line-break/>descripti quatuor sint, qui capitis dolorem faciunt, ob ma-<text:line-break/>nisestasi causas oborti, deinde vero ex ordine transierit ad<text:line-break/>eos, qui ex obscuris causis producuntur, merito sane quis<text:line-break/>ipsum reprehenderit, non solum quod a dogmatica d e sci--<text:line-break/>velit doctrina, sed quosl neque empirica fit usus. Distin-<text:line-break/>guunt enim etiam hi affectus per symptomatum concur-.<text:line-break/>sus ab ipsis appellatos, qui sane symptomatum quidam<text:line-break/>congestus sunt, quae omnibus eUidenter apparent, in qui-.<text:line-break/>bus concursibus etiam externas causas ipfi comprehen-<text:line-break/>dunt, tanquam palqesi totius concursus existant. Verum<text:line-break/>nullum talem congestum symptomatum vel signorum Apol-</text:p>
      <text:p text:style-name="P3">Iunius scripsit, quemadmodum discemus ubi et ad sequen-<text:line-break/>tem viri doctrinam non minus quam ad priorem animum<text:line-break/>adhibebimus.</text:p>
      <text:p text:style-name="P25"><text:span text:style-name="Default_20_Paragraph_20_Font"><text:span text:style-name="T1">[Continua ex praecedenti Apoll</text:span></text:span>t<text:span text:style-name="Default_20_Paragraph_20_Font"><text:span text:style-name="T1">mii doctrina ad tem-..<text:line-break/>porum ac totius capitis dolores cara nlantsestas causas<text:line-break/>obortas</text:span></text:span>.] lnguento Mendesio caput illinc. <text:span text:style-name="Default_20_Paragraph_20_Font"><text:span text:style-name="T1">Aliud</text:span></text:span>. Adipem<text:line-break/>anserinum Mendesio unguento dilutum illinc. <text:span text:style-name="Default_20_Paragraph_20_Font"><text:span text:style-name="T1">Aliud</text:span></text:span>. Myr-<text:line-break/>rham vino quam optimo tritam et ad succi ptisanae crassi-<text:line-break/>tudinem redactam illinc. <text:span text:style-name="Default_20_Paragraph_20_Font"><text:span text:style-name="T1">Aliud.</text:span></text:span> Myrrham unguento pre-<text:line-break/>notissimo tritam similiter adhibe. In pueris autem sinciput<text:line-break/>dolentibus, myrrha cum oleo trita utitor. <text:span text:style-name="Default_20_Paragraph_20_Font"><text:span text:style-name="T1">Aliud. </text:span></text:span>Viticis<text:line-break/>semen tritum et aqua dilutum imponito, aut linteolo illi-<text:line-break/>tum similiter imponito. <text:span text:style-name="Default_20_Paragraph_20_Font"><text:span text:style-name="T1">Altu d. </text:span></text:span>Lolii farinam cum adipe<text:line-break/>anserino contritam pro cataplasmate imponito, adipe prius<text:line-break/>liquefacto. <text:span text:style-name="Default_20_Paragraph_20_Font"><text:span text:style-name="T1">Aliud.</text:span></text:span> Portulacam per su et cum hui semino<text:line-break/>tritam imponito<text:span text:style-name="Default_20_Paragraph_20_Font"><text:span text:style-name="T1">. Aliud. </text:span></text:span>t lleae folia tenerrima oleo ao vin<text:span text:style-name="Default_20_Paragraph_20_Font"><text:span text:style-name="T1">o<text:line-break/></text:span></text:span>nigro affuso terito ac imponito. <text:span text:style-name="Default_20_Paragraph_20_Font"><text:span text:style-name="T1">Aliud. </text:span></text:span>Cinerem quem-<text:line-break/>cunque haces aceto aut aqua diluno, coque caput fegato<text:span text:style-name="Default_20_Paragraph_20_Font"><text:span text:style-name="T1">s</text:span></text:span></text:p>
      <text:p text:style-name="P3"><text:span text:style-name="Default_20_Paragraph_20_Font"><text:span text:style-name="T1">Aliud. </text:span></text:span><text:span text:style-name="Default_20_Paragraph_20_Font"><text:span text:style-name="T15">Solanum et terram figulinam trita ac laevigata<text:line-break/>imponito. </text:span></text:span><text:span text:style-name="Default_20_Paragraph_20_Font"><text:span text:style-name="T1">Aliud. </text:span></text:span><text:span text:style-name="Default_20_Paragraph_20_Font"><text:span text:style-name="T15">Halicacabi fructum cum adipe anserino<text:line-break/>aut unguento balanino tritum adhibeto. </text:span></text:span><text:span text:style-name="Default_20_Paragraph_20_Font"><text:span text:style-name="T1">Aliud. </text:span></text:span><text:span text:style-name="Default_20_Paragraph_20_Font"><text:span text:style-name="T15">Lentisci<text:line-break/>folia trita ex aqua imponito. </text:span></text:span><text:span text:style-name="Default_20_Paragraph_20_Font"><text:span text:style-name="T1">Aliud. </text:span></text:span><text:span text:style-name="Default_20_Paragraph_20_Font"><text:span text:style-name="T15">Blitum tritum ac oleo<text:line-break/>dilutum adhibeto. </text:span></text:span><text:span text:style-name="Default_20_Paragraph_20_Font"><text:span text:style-name="T1">Aliud</text:span></text:span><text:span text:style-name="Default_20_Paragraph_20_Font"><text:span text:style-name="T15">. Ricini semen aqua tritum impo-<text:line-break/>nito. </text:span></text:span><text:span text:style-name="Default_20_Paragraph_20_Font"><text:span text:style-name="T1">Aliud. </text:span></text:span><text:span text:style-name="Default_20_Paragraph_20_Font"><text:span text:style-name="T15">Coriandri semen et anetlli trita ac melle<text:line-break/>mixta imponito. </text:span></text:span><text:span text:style-name="Default_20_Paragraph_20_Font"><text:span text:style-name="T1">Aliud. </text:span></text:span><text:span text:style-name="Default_20_Paragraph_20_Font"><text:span text:style-name="T15">Melanthium tritum ac oleo dilu-<text:line-break/>tum imponito. </text:span></text:span><text:span text:style-name="Default_20_Paragraph_20_Font"><text:span text:style-name="T1">Aliud</text:span></text:span><text:span text:style-name="Default_20_Paragraph_20_Font"><text:span text:style-name="T15">. Cuminum et adipem anserinum trita<text:line-break/>imponito. </text:span></text:span><text:span text:style-name="Default_20_Paragraph_20_Font"><text:span text:style-name="T1">Aliud</text:span></text:span><text:span text:style-name="Default_20_Paragraph_20_Font"><text:span text:style-name="T15">. Succum papaveris sabae Aegyptiacae quasi-<text:line-break/>titate et salis partes duas et pulegii partem unam cum<text:line-break/>aceto et unguento optimo trita illinito. Convenit item ci-<text:line-break/>bum subtrahere et alvum evacuare, caputque contegere,<text:line-break/>amplius vero et quietem agere, omnemque motum vitare.<text:line-break/>Quod igitur </text:span></text:span><text:span text:style-name="Default_20_Paragraph_20_Font"><text:span text:style-name="T1">N</text:span></text:span><text:span text:style-name="Default_20_Paragraph_20_Font"><text:span text:style-name="T15">pollonius, quemadmodum dixi, indefinite tra-<text:line-break/>dendo haec remedia ad capitis dolores absque manifesta<text:line-break/>causae factos dupliciter peccarit, neque ut dogmaticus vir<text:line-break/>^affectus ^explicans, neque ut empiricus eorum concurfus, id<text:line-break/>iiplum Ax illius ipfius dictione didicimus. Quod vero et</text:span></text:span></text:p>
      <text:p text:style-name="P3">medicamentorum facultates inter se non parum differant,<text:line-break/>ex tota virium ipsorum perpensione discere licet. Etenim<text:line-break/>primum ab eo descriptum simplicis est sacultatis laxantis,<text:line-break/>talis enim est Mendelii unguenti facultas. Secundum vero<text:line-break/>eandem vim intense possidet, in quo atl Mendesium unguen-<text:line-break/>tum anserinus adeps admiscetur. Tertium autem propter<text:line-break/>myrrham quidem resiccatorium est, unaque calefacit, pro-<text:line-break/>pter vinum vero astringit, utile iis existens, in quibus re-<text:line-break/>dundantem humiditatem simul repellere ac discutere propo..<text:line-break/>luimus. Scimus porro myrrhae odorem plurimis etiam sanis<text:line-break/>dolorem capitis inducere, quare sane eos ipsos qui jam<text:line-break/>caput dolent non parum offendet. Ejusdem autem saculta...<text:line-break/>tis est et quod sequitur quartum. Quintum vero non prope<text:line-break/>ad horum vim accedit, ubi scilicet cataplasma ex aqua et<text:line-break/>viticis semine componit, quod non solum ab utraque sacul-<text:line-break/>tate, tum calefaciendi tum resecandi , quibus ea praestant<text:line-break/>quae ex myrrha composita sunt, multum deficit, sed et follem</text:p>
      <text:p text:style-name="P3"><text:span text:style-name="Default_20_Paragraph_20_Font"><text:span text:style-name="T15">trarium facere potest in iis qui Caput ob frigiditatem do-<text:line-break/>lent. Quod vero deinde sequitur ex lolii farina et anserino<text:line-break/>adipe compofitum, in quibus Desiccare intendimus, utile est<text:line-break/>neque in capite folum, fed et in allisi partibusi rationabi-<text:line-break/>liter adhibetur, id ipsam vero ob anserinum adipem citra<text:line-break/>molestiam reficcantem contingit, abunde enim medicamen-<text:line-break/>tum hoc et mitigat et sedat dolorem. Verum quod deinceps<text:line-break/>sequitur, de quo haec verba fcripfit: Portulacam per se et<text:line-break/>cum lini semine tritam imponito, refrigeratorium est medi-<text:line-break/>camentum , praeclare faciens ad affectiones calidas. Quod<text:line-break/>vero post hoc scriptum est hoc modo, oleae folia tenerrima<text:line-break/>oleo ac vino nigro affusa terito et imponito, dolorem qui-<text:line-break/>dem non mitigat, verum humiditates fuccorum evacuat.<text:line-break/>At vero quod deincepsi fcriptum est, forti facultate prae-<text:line-break/>stat, in quo videlicet jubet cinerem aceto aut aqua dilui<text:line-break/>coque caput rigati. Siquidem enim ex aceto praeparetur,<text:line-break/>inveteratos affectus et in scirrhum induratos sanare potest,</text:span></text:span></text:p>
      <text:p text:style-name="P3">non tamen doloris mitigativum existit. Si vero cum aqua<text:line-break/>cinis diluatur ac percolatur, fortitudine quidem plurimum<text:line-break/>ab eo deiiciet, quod ex aceto constat, neque tamen sic do-<text:line-break/>loris mitigativum erit. Quemadmodum neque id quod post-<text:line-break/>ea descriptum est, ex terra sigulina et folano compositum.<text:line-break/>Superfluam autem compositionem Apolloniusi in eo, quod<text:line-break/>ex halicacabi si lictu constat, ostentat, utpote quod neque<text:line-break/>praedictis neque postea dicendis quicquam amplius habeat.<text:line-break/>Quemadmodum Iane ea quae deinceps sequuntur lingula<text:line-break/>alia facultate praedita sunt. Non rite autem facit liaec<text:line-break/>omnia indefinite trahendo. Quid enim limite habeat cata-<text:line-break/>plasma ex blito cum oleo trito, ad illud quod ex ricini<text:line-break/>semine aut coriandri aut cumini aut melanthii componi-<text:line-break/>tur<text:span text:style-name="Default_20_Paragraph_20_Font"><text:span text:style-name="T1">i</text:span></text:span> Calesaciunt enim liaec et resiccant, blitum vero debi .<text:line-break/>liter humectat et frigesacit. Porro quoti in sine sermonis<text:line-break/>ipsius scriptum est, primum neque ab ullo in usum assumi<text:line-break/>experiundi gratia consuluerim, nedum saepe. Baro enim<text:line-break/>cogimur medicamentis ex opio uti, quum videlicet prae do^</text:p>
      <text:p text:style-name="P3">loris vehementia homo de vita periclitatur, quamquam et<text:line-break/>tunc solidae partes ex ejus usu ostendantur, adeo ut post<text:line-break/>haec correctione opus habeant. Sic et ex opio collyria de-<text:line-break/>tlimento fuerunt, adeo ut debilem oculum reddiderint et<text:line-break/>visus hebetudinem induxerint, velut etiam auditus gravita-<text:line-break/>tem inducunt, quaecunque ad vehementem aurium dolorem<text:line-break/>ex papaveris succo composita sunt. At vero ob capitis<text:line-break/>dolorem vehementem nemo unquam animi deliquio compre-<text:line-break/>hensusi mortuus est, neque te ipsum occidit, quemadmodum<text:line-break/>quidam coli dolore vexati sucerunt. Utcunque enim doleant,<text:line-break/>longe minor ipsorum dolor est quam eorum qui coli aut<text:line-break/>auris aut oculi aut dentis dolore vexantur. Mitigantur illi<text:line-break/>ipsi persillionibusi et cataplasmatum impositione.</text:p>
      <text:p text:style-name="P1"><text:span text:style-name="Default_20_Paragraph_20_Font"><text:span text:style-name="T1">[Quae Archigenes ad capitis dolorem remedia Con-<text:line-break/>scripscrit.]</text:span></text:span> Hebeto igitur jam Apollonio ad Arehigenem<text:line-break/>transeamus, qui in priore libro de medicamentis secundum<text:line-break/>.genus ei inscripto, hoc modo scrilpfit: <text:span text:style-name="Default_20_Paragraph_20_Font"><text:span text:style-name="T1">Alohigenis ad capi-<text:line-break/>lis dolores Citra febrem obort</text:span></text:span>u<text:span text:style-name="Default_20_Paragraph_20_Font"><text:span text:style-name="T1">s. </text:span></text:span>Communiter in prinCipio</text:p>
      <text:p text:style-name="P3">auxiliatur eis aquae potus, parcitas cibi, solutio alvi. Haec<text:line-break/>praefatus deinceps medicamenta multiformia conscribit.<text:line-break/>Praestabilius igitur mihi videtur singillatim unamquamque<text:line-break/>ipsius dictionem in manus sumptam considerare, et primum<text:line-break/>sane principium ejus collaudare, in quo manifeste discri-<text:line-break/>men ab eo, quod quis non febliat, inductum distinxit. Init<text:line-break/>itaque Archigenes non quidem vulgaris medicus, velut et<text:line-break/>Mandas et Heraclides empiricus, verum ad diligentiam,<text:line-break/>quam circa artem secit, etiam hoc Arclligeni accessit, quod<text:line-break/>posterior natu illis ipsis fuit. Caeterum maximum lloc ceu-<text:line-break/>seri debet iis, qui artem quamcunque tandem rationalem<text:line-break/>ediscere rite volunt, quum natura apti ad eam suerint <text:span text:style-name="Default_20_Paragraph_20_Font"><text:span text:style-name="T1">J</text:span></text:span>n-<text:line-break/>geniosique et a pueris in primis disciplinis eruditi. Fleri..<text:line-break/>que autem ex iis qui ejusmodi artes tractant, non ut ipsi<text:line-break/>sapientes in iis evadant, sed ut vulgo tales videantur stu-<text:line-break/>dio habent. At vero Arclligenes, ut si quis alius, quae ad<text:line-break/>medicam speculationem attinent, diligenter re vera ediscere<text:line-break/>studuit, atque ob id merito scripta quam plurima memora-<text:line-break/>bilia reliquit. Non tamen in omnibus sane quae tradidit</text:p>
      <text:p text:style-name="P3">irreprehensibilis mihi videtur, verum veluti ipse pleraque<text:line-break/>eorum virorum, a quibus adiutus optimus evafit, reprehendit,<text:line-break/>sic par est ipsum delinquentem a nobis posteris examinari.<text:line-break/>Difficile enim est ut qui homo fit non in multis peccet,<text:line-break/>quaedam videlicet penitus ignorando, quaedam vero male<text:line-break/>judicando et quaedam tandem negligentius scriptis tradendo.<text:line-break/>Quemadmodum sane et nunc milli in distinguendo nonsce-<text:line-break/>brientes a seblicitantibusi peccasse videtur, quum non omnes<text:line-break/>eorum qui non sebriunt distinctiones et discrimina appo-<text:line-break/>suerit.</text:p>
      <text:p text:style-name="P1"><text:span text:style-name="Default_20_Paragraph_20_Font"><text:span text:style-name="T1">[De iis qui ex stomacho caput dolent.]</text:span></text:span> Statim igi-<text:line-break/>tur primum in his discrimen est doloris capitis ex stoma-<text:line-break/>cho producti. Quidam enim etiam si pauxillus quispiam<text:line-break/>humor acris in ventre et praesertim circa os ejus congre-<text:line-break/>getur, statim caput dolent, atque ob id, fi diutius famem<text:line-break/>tolerent, Offenduntur, augetur enim ipsis inediam ferentibus<text:line-break/>ejusmodi humorum malitia. Eos igitur qui hoc modo asili-<text:line-break/>guntur sanare oportet, ita ut nihil remediorum capiti adhi-</text:p>
      <text:p text:style-name="P3">beamus, quandoquidem neque proprius est Ilie capiti aste-<text:line-break/>otus, sed ab humorum in ventre malignos vapores exci-<text:line-break/>santium in ipso ascensu <text:span text:style-name="Default_20_Paragraph_20_Font"><text:span text:style-name="T1">a</text:span></text:span>ffligitur, quemadmodum alii in<text:line-break/>suffusorum symptomata ob hujusmodi humores incidunt.<text:line-break/>Quae igitur horum erit cura <text:span text:style-name="Default_20_Paragraph_20_Font"><text:span text:style-name="T1">I</text:span></text:span> ut videlicet affligentes in<text:line-break/>ventre humores quam celerrime evacuemus. Evacuantur<text:line-break/>autem ad vomitum proclives facile ab aquae potu, aegre<text:line-break/>vomentibus vero disslcilius, adeo ut etiam digitorum sive<text:line-break/>pinnularum immissione venter ad vomitum irritatus qui-<text:line-break/>busdam nihil amplius effuderit. His igitur conabimur quam-<text:line-break/>primum cibum boni succi ac stomacho commodum exili-<text:line-break/>here, si res ita serat, a balneo, fi non, ante balneum tantum<text:line-break/>cibi olim cinus, ut ne laedantur inde postea lavantes. A coena<text:line-break/>autem modicum absinthium in potu dabimus, atque ita et<text:line-break/>postridie faciemus, coque modo in posterum diaetam ipsis<text:line-break/>constituemus, donec valde bene concoquentes ipsos videa-<text:line-break/>mus, atque tum sane panis pauxillum eis praebebimus circa<text:line-break/>tertiam aut quartam horam aut paulo prius, vel etiam se-<text:line-break/>Pius, ut satis amplum spatium ad consuetam balnei horam</text:p>
      <text:p text:style-name="P3">interfit. Quicunque vero panem citra obsonium edere non<text:line-break/>possunt, iis olivas aut palmulas aut uvas aut tale quiddam<text:line-break/>addemus, per experientiam cognoscendo quid ex eis prae-<text:line-break/>stet, quum aliud alio melius fit juxta naturae proprietatem.<text:line-break/>Caeterum ad vitiosorum in ventre humorum redundantiam<text:line-break/>tum sacultatis concoctricisi debilitas tum oris ventris infir-<text:line-break/>Initas plurimum conserunt. Quemadmodum etiam sensus<text:line-break/>exquisitus et ad haec caput ad ejusmodi humorum Vapo-<text:line-break/>resi suscipiendos aptum, quemadmodum et in quibusdam<text:line-break/>oculi. <text:span text:style-name="Default_20_Paragraph_20_Font"><text:span text:style-name="T1">E</text:span></text:span>go quidem igitur saepe et in multis expertus sum<text:line-break/>hanc quam narravi curandi viam , ad capitisi ex stomacho<text:line-break/>dolorem commodam. Archigenes vero quum fimpliciter ad<text:line-break/>omnem capitis dolorem citra sebrem cibi parcitatem auxi-<text:line-break/>starem scribat, palam facit fe nillil de eo, qui ex bilioso<text:line-break/>hunlore oboritur fcire. Quod sane etiam amplius quis ere-<text:line-break/>diderit, qui postremam ejusi dictionem legerit, quae hoc<text:line-break/>modo llabet. <text:span text:style-name="Default_20_Paragraph_20_Font"><text:span text:style-name="T9">Aroltigen.es</text:span></text:span><text:span text:style-name="Default_20_Paragraph_20_Font"><text:span text:style-name="T21">. </text:span></text:span>In llisi vero, qui exi stomacho ca-<text:line-break/>put dolent llatuoseque distenduntur, acetum in quo papave-</text:p>
      <text:p text:style-name="P3">risi capita incocta sint affundito, aut spongias eo imbutas<text:line-break/>imponito, deinde polentam cum mentha et aceto fronti<text:line-break/>pro cataplasmate imponito. Aut puh gium cum iisdem. Aut<text:line-break/>solani succum cum rosaceo illinito. Stomachum quidem os<text:line-break/>ventris appellat, quum et medici hanc partem ita appel-<text:line-break/>lare sint alliuti, qui etiam ltomacllica animi deliquia appel-<text:line-break/>lant, et quosdam stomachicos esse dicunt, a quopiam vide-<text:line-break/>licet in eo loco oborto affectu ita appellantes, velut etiam<text:line-break/>hepaticos ab llepate et colicos a colo et neplIriticos a reni-<text:line-break/>luis et splenicos a splene allectos. Unam autem ex stoma-<text:line-break/>cilo affectionem dolorosam scripsit, quae caput occupet,<text:line-break/>eorum quos ipse llatuose distentos vocavit, quam ex vini<text:line-break/>largi potu magis oboriri scio. Qui enim propter humores<text:line-break/>acres caput dolent, mordacem dolorem non distendentem<text:line-break/>percipiunt. l ames igitur in distensionibus commoda est, at<text:line-break/>non iis qui mordaces humores in ore ventris habent. Quum<text:line-break/>itaque llic mordax humor fudit amarus, pallida et flaVa</text:p>
      <text:p text:style-name="P3">bilis appellatur, quae ob naturalem levitatem ad ventris<text:line-break/>os sursum sertur, quum vero pituitosusi aut acidus aut sal-<text:line-break/>sus suerit, magis in totius ventris spatio continetur, quam<text:line-break/>quod in ore ipfiusi firmetur. Optimum autem fuerit, quan-<text:line-break/>tum sane nunc in his dicere licet, in fundo ventris ipsum<text:line-break/>contineri, facile enim relicto ventre in intestinum delabi-<text:line-break/>tur, pessima autem fit affectio, ubi vitiosi humores in ven-<text:line-break/>tris tunicas ineluibiliter suerint imbibiti, quorum optimum<text:line-break/>remedium.. est ex aloe medicamentum, quod aliqui picram,<text:line-break/>id est amarum, aliqui hieram, id est sacrum, ex aloe appelv<text:line-break/>lant, inque ejus compositionem aloës drachmas centum con--<text:line-break/>jiciunt et sex uniuscujusque reliquorum, quae etiam seXi<text:line-break/>numero existunt, cinnamomum, spica nardi, xylobalsamum,<text:line-break/>mastiche Cllia, asarum, crocus. Praestantius autem fit medi-<text:line-break/>camentum, ubi minus de aloë additur. Visa namque mihi<text:line-break/><text:span text:style-name="Default_20_Paragraph_20_Font"><text:span text:style-name="T15">est, </text:span></text:span>nimia ejus copia centum drachmae esse, ad proportio-<text:line-break/>nem reliquorum, quibus llae adduntur, quapropter etiam<text:line-break/>per <text:span text:style-name="T29">ex</text:span> drachmas ipsum composui et per lxxx. Quin et</text:p>
      <text:p text:style-name="P3">per pauciorem aliquando crocum, propterea quod quidam<text:line-break/>ex ejus usu capite laedantur, quod ipsum saepe ex fido<text:line-break/>croci odore perpetimur. Quare optimam ejus esse compoti-<text:line-break/>donem judicans, quae ex aloes drachmis xc et croci drach-<text:line-break/>mis v constat, hac ego utor. Ilis vero qui neque croci<text:line-break/>odorem citra molestiam serunt, sed statim capite replentur,<text:line-break/>ex quatuor croci drachmis medicamentum compono. Cogor<text:line-break/>autem assidue hoc medicamentum praeparare, propterea<text:line-break/>quod non solum ilis de quibus jam dixi, sed et suffusorum<text:line-break/>speciem patientibus, aut etiam alia svmptomata ex stomachi<text:line-break/>allectione habentibus, id ipsum exhibeam et praeterea iis,<text:line-break/>qui alvo astricta laborant, et mulieribus, quae non probe<text:line-break/>purgantur. lu quibus majorem efficaciam habent, ubi aloes<text:line-break/>drachmae lxxx et croci vj suerint commixtae. Praestat<text:line-break/>autem et carpefium pro asaro conficere, quamquam etiam<text:line-break/>utrisque coniectis aliquando composnerim. Datur ad sum-<text:line-break/>lnum ex medicamento lioc drachma una cum aquae cali-<text:line-break/>dae cyathis non pluribus quam tribus, minimum vero di-</text:p>
      <text:p text:style-name="P3">nlidium ejus praebetur. Datur et intra hos modos quanti-<text:line-break/>tate juxta aetatem, corporis magnitudinem confuetudinem-<text:line-break/>que permutata.</text:p>
      <text:p text:style-name="P1"><text:span text:style-name="Default_20_Paragraph_20_Font"><text:span text:style-name="T1">[Quae Archigenes consequenter ad primam dictio-<text:line-break/>nem scripsit, in quibus est etiam Caleni censura</text:span></text:span>.] De iis<text:line-break/>quidem igitur qui caput ex stomacho dolent haec fuffece-<text:line-break/>rint. Transeundem itaque jam ad ea quae Archigenes post<text:line-break/>primam dictionem deinceps fcripfit. Faciam autem juxta<text:line-break/>singula ipsorum consimilem expensionem, qualem circa pri-<text:line-break/>niam Ieci, connectendo ad ipsa propter rerum consequen-<text:line-break/>tiam etiam ultimam <text:span text:style-name="Default_20_Paragraph_20_Font"><text:span text:style-name="T1">d</text:span></text:span>pfiusi dictionem. Sed nunc a secunda<text:line-break/>initium Iaciam. Irrigationes autem fi quidem a frigore aut<text:line-break/>hieme patiantur, conveniunt oleum tepidum et illino na-<text:line-break/>rium, lucens e baccis lauri expressus, aut oleum laurinum<text:line-break/>aut unguentum Syriacum aut cicinum aut styracinum aut<text:line-break/>gleucinum aut tale aliquod aliud calefactorium. Ut igitur<text:line-break/>a postremo exordiar, opinor ipfum resinam, quae sila sponte<text:line-break/>.emanat, dicere, quae plurima lu Lacedaemone provenit,<text:line-break/>et capnelaeon Ciliciae, et amaracinum ac styracinum in</text:p>
      <text:p text:style-name="P3">tyzico et quod in perga apparatur irinum. His vero nu-<text:line-break/>guentis nares oblinere operae pretium ducit, quo per odo-<text:line-break/>rem ipsorum caput calebat, quod ipsum inde evenire ma-<text:line-break/>niseste apparet adeo, ut et idiotae vulgo llis utantur et<text:line-break/>maxime eis, quae facile parari ponunt. Parabilia autem sunt<text:line-break/>aliis alta, quae videlicet apud singulos redundant. Et apud<text:line-break/>nos Iane in Asia agrestibus et ruri degentibus hominibus<text:line-break/>cedrino appellato uti mos esc et si quando ejus inopia sit,<text:line-break/>pisselaeo, quo nomine id appellant quod ex oleo et liquida<text:line-break/>pice constat. Admiscent autem tum huic tum cedrino<text:line-break/>oleum aliqui Idus, aliqui minus, in quantum virium ipso-<text:line-break/>rum vehementiam exolvere velint. Utuntur autem omnibus<text:line-break/>quae dixi et circa caput et praesertim circa sinciput, veluti<text:line-break/>dixi. Illinunt et spontem ex eis et aurium meatus, quidam<text:line-break/>etiam vestigia pedum ao sedem. Caeterum quum Arcliigenes<text:line-break/>succum e baccis lauri expressam dicit, quod simpliciter lau-<text:line-break/>vinum dicitur, ipsum nominare putandum est, velut id<text:line-break/>quod oleum admixtum habet, laurinum oleum appellatur.</text:p>
      <text:p text:style-name="P3">Syriacum vero unguentum eum dicere Comagenum exi-<text:line-break/>Ili m o, quandoquidem id ipsum nobis ex Syria asportatur.<text:line-break/><text:span text:style-name="Default_20_Paragraph_20_Font"><text:span text:style-name="T1">Architrenes</text:span></text:span>. Aestate vero aut ubi alias aestuoso distendun-<text:line-break/>tur per acetum et oleum aut aquam et rosaceum. Amplius<text:line-break/>vero et per polygoni succum aut portulacae aut solani aut<text:line-break/>aliquo alio ex refrigerantibus irrigato, fpongiasque pofca<text:line-break/>imbutas capiti imponito. In hoc sane fermone videbitur<text:line-break/>forte quibusdam negligentius legentibus, unum simplicem<text:line-break/>affectum Archigenes curare, verum non ita habet. Ex eo<text:line-break/>enim quod <text:span text:style-name="Default_20_Paragraph_20_Font"><text:span text:style-name="T1">aestu</text:span></text:span>osa dicit, calidum affectum indicat, ex eo<text:line-break/>vero quod addit <text:span text:style-name="Default_20_Paragraph_20_Font"><text:span text:style-name="T1">distenduntur</text:span></text:span>, affectionem quae hoc modo<text:line-break/>a flatu ventoso affligitur ostendit, ut non fotum fecundum<text:line-break/>intemperiem mutata fit, fed etiam vaporosis flatus redun-<text:line-break/>dantia adsit. In principio itaque in ejusmodi utrisque asse-<text:line-break/>ctibusi, refrigerantium auxiliorum facultas apta est, quae in-<text:line-break/>temperiem calidam refrigeret et llatulenti spiritus proven-<text:line-break/>tum repellat et retundat. Atque mea quidem opinione prae-<text:line-break/>stiterit diligentiorem rei inquisitionem facere. Aliquando</text:p>
      <text:p text:style-name="P3">etenim ex corpore llatulentus spiritus affertur, quemadmo-<text:line-break/>dum in doloribus capitis ex stomacho relatum est, aliquando<text:line-break/>vero in ipso capite generatur. Venter namque interdum<text:line-break/>aegre solubili modo instatur, interdum vero etiam post ipsum<text:line-break/>sita intestina, quandoque quidem jejunum aut tenue iute-<text:line-break/>stinum, quandoque etiam colum. Nihil igitur mirum est<text:line-break/>neque impossibile eundem allectum in quibusdam juxta ca-<text:line-break/>put partibus obortum flatulentum spiritum generare, cujus<text:line-break/>generationis in locis circa ventrem causam invenimus, tanti<text:line-break/>caloris inopiam, ut ex cibis ac potibus vaporosum et fla-<text:line-break/>talentum spiritum generet, propter infirmitatem vero com-<text:line-break/>prehensivae facultatis interna ita affectarum partium capa-<text:line-break/>citas instetur et expleatur, ut propter expletionem quidem<text:line-break/>distendatur, propter tensionem vero dolore afficiatur. In-<text:line-break/>ventum equidem et hoc nobis in commentariis est, in qui-<text:line-break/>bus communes et generales dolorum causas considerabamus,<text:line-break/>quod ob dissolutionem continuitatis similarium partium do-<text:line-break/>lor oboriatur. Dillolvunt autem ipsam erodentia, incidentia,</text:p>
      <text:p text:style-name="P3">distendenda et vehementer calesaCientia ac refrigerantia;<text:line-break/>Quapropter in doloribusi circa caput aegros interrogare<text:line-break/>consuevi, qualisnam eorum qualitas sit. Quidam enim velut<text:line-break/>erodantur corpora doloris sensum perreptant, quidam vero<text:line-break/>velut distendantur aut graventur aut tundantur aut solius<text:line-break/>vehementer invalescentis caliditatis aut frigiditatis. Siqui-<text:line-break/>dem enim velut erodantur aut pungantur senserint, vel<text:line-break/>humorum vel ejusmodi flatus acrimonia Causa putanda est,<text:line-break/>si vero citra morsum distendantur, repletionem dissensurum<text:line-break/>partium vel per flatulentum spiritum vel per multi hu-<text:line-break/>mollis influxum causam putabimus, in quo genere et iustam-<text:line-break/>matio et erysipelas existit, inflammatio quidem, ubi iustam-<text:line-break/>mata corporis parsi mustum fanguinem in fe continuerit,<text:line-break/>erysipeIas vero, ubi biliosum continuerit humorem, quod<text:line-break/>si ex utrisque redundantibus parsi aIiqua expleatur, aut in-<text:line-break/>flammatio erysipelacea aut erysipeIas inflammatum oborie-<text:line-break/>tur. Et ne existimet quis Iongum nos sermonem de una<text:line-break/>parte juxta unum symptoma affecta facere; communis enim</text:p>
      <text:p text:style-name="P3">omnium dolore assertarum ratio est, et li quis diligenter in<text:line-break/>articulos digesserit, promptior ac expeditior ad auxiliorum<text:line-break/>inventionem in omni affecta parte sueti t. Quod enim artis<text:line-break/>coniecturale est, id maxime in affectuum cognitione con.-<text:line-break/>sistit. Quae ubi inventae luerint, curationem non conjectu..<text:line-break/>taliter, sed scientifice indicant, cum lioc, quod et agnoscere<text:line-break/>datur, quam aegre aliqui allectus medelis cedant, in qui-<text:line-break/>busi rationabiliter juxta indicationem remediis utimur, etiam<text:line-break/>li nihil efficere in principio appareant. Atque lioc est. quod<text:line-break/>in aphorismo dictum est, in quo ait, o<text:span text:style-name="Default_20_Paragraph_20_Font"><text:span text:style-name="T1">mnia secundum ru-<text:line-break/>t tonem iacienti , st juxta rationem non succedat, ad alia<text:line-break/>transeundum non est innuente eo, quod tusum est a prin</text:span></text:span>i.<text:line-break/><text:span text:style-name="Default_20_Paragraph_20_Font"><text:span text:style-name="T1">ctsiio</text:span></text:span>. Aliquando enim adeo vehementer in angustis mea..<text:line-break/>tibus status vapidus insarcitur, atque eo adhuc magis le<text:span text:style-name="Default_20_Paragraph_20_Font"><text:span text:style-name="T1">a-<text:line-break/></text:span></text:span>tus aut crassas humor, ut multo tempore opus Iit ad ni..<text:line-break/>rationem. Etenim quae sic insarcta sunt, attenuare oport<text:span text:style-name="Default_20_Paragraph_20_Font"><text:span text:style-name="T1">e</text:span></text:span>t,<text:line-break/>meatusque dilatare per quos excernantur, habita simul pr<text:span text:style-name="Default_20_Paragraph_20_Font"><text:span text:style-name="T1">o..<text:line-break/></text:span></text:span>videntia ne quid aliud, puta humor aut ejusmodi statuo</text:p>
      <text:p text:style-name="P3">amplius influat, et ad haec corroborandum est affectum<text:line-break/>membrum, ut neque ipfum flatulentum spiritum gignat.<text:line-break/>Qui igitur primi ad ejusmodi affectiones medicamenta com-<text:line-break/>Pofuerunt, merito varia materia opus habuerunt. Siquidem<text:line-break/>influentem substantiam, sive humor sive vapor suerit, repet-<text:line-break/>dele necessarium existit, impactam vero concoquere et at.<text:line-break/>tenuare eandemque issam discutere, atque nihilominus, imo<text:line-break/>magis, circa affectam partem firmitatem inducere, ne vide-<text:line-break/>licet quod influit suscipiat, attenuatum vero excernat, im-<text:line-break/>pactumque concoquat et attenuet. Verum in mixtione me-<text:line-break/>stramentorum hac sacultate praeditorum astus aiio sesi--<text:line-break/>ciore coniectura usus, alius minus, alius magis commodam<text:line-break/>fecit compositionem. Quapropter veIut nostris, ad vos enim<text:line-break/>sodales Ioquar, quibus maxime haec scribuntur, duo omnino<text:line-break/>vidistis mihi praeparata medicamenta eundem effectum pro-<text:line-break/>mittentia, quandoque etiam tria et quatuor et ex horum<text:line-break/>mixtura in aegre CurabiIibus affectibus a me saepe quod</text:p>
      <text:p text:style-name="P26">oportuit Iactum esse. Considero namque in quonam eorum<text:line-break/>copia simplex medicamentum calefaciens superet aut sii<text:line-break/>llesacien.s, velut etiam resecans aut humectans aut tenuium<text:line-break/>partium aut crassarum, deinde contemplans quid esit cepit,<text:line-break/>quod aegro jam suit admotum, secundum usum aut per<text:line-break/>aliud quoddam aut per lioc ipsum Iacio , saepe quidem ad<text:line-break/>aliud quod idem promittit transeo, aliquando vero utraque<text:line-break/>committo, ac medium quiddam ex eis coniicio. talia au-<text:line-break/>tem omnia abunde a me non universim tantum, sed et<text:line-break/>particulatim in medendi methodo relata sunt, nosseque<text:line-break/>oportet, quod et jam ante dixi, hanc tractationem illam se-<text:line-break/>qui. et cogor tamen etiam nunc nudus meminisse, quo ma-<text:line-break/>gis ea quae istic tradidi assequamini. lu praedicto itaque<text:line-break/>affectu, calore doloroso praedominante una cum flatu veli-</text:p>
      <text:p text:style-name="P27">tuso, in principio quidem repostoria curatione utendum est,<text:line-break/>quae ex resrigerantium facultate constat, quod ubi moderate<text:line-break/>factum est, ex muigatoriis ac concoctoriis medicamentis i</text:p>
      <text:p text:style-name="P3">quippiam admiscere ad depulsoria oportet. Deinde etiam<text:line-break/>disc<text:span text:style-name="Default_20_Paragraph_20_Font"><text:span text:style-name="T1">o</text:span></text:span> floria addenda, ita ut paulatim repulsorio medicamenta<text:line-break/>detrahamus, donec ad contrariam mixtionem perveniat nle-<text:line-break/>dicamentum ei, quam a principio habuit, hoc est ut plu-<text:line-break/>rimum quidem disausserium fit et attenuatorium, minus vero<text:line-break/>concmctorium et mitigatorium, minimum autem repulso-<text:line-break/>rium. Portulacam quidem igitur refrigerantis et aquosae<text:line-break/>substantiae este didicistis, minus ea polygonum, in solano<text:line-break/>autenl tantum admixtum esse crassae et terreae, quantum<text:line-break/>astrictione. Acetum vero repulsorium simul et attelluato-<text:line-break/>rianl et discussoriam habet facultatem, tanquam quod tem-<text:line-break/>peramento tenui frigiditate praepolleat, quemadmodum ex-<text:line-break/>acte serenus aquilonaris aer. Didicistis etiam rosacei facul-<text:line-break/>tatem, quod videlicet et repulsorium quiddam habeat, ha-<text:line-break/>bet autem et concoctorium et mitigatorium et ad haec etiam<text:line-break/>discussorum. Merito igitur ArchigeneS in praedicto allecto<text:line-break/>ejusmodi medicamentis utitur, ipsum quidem per se fidum<text:line-break/>acetum neque alibi exhibenti neque hic ob facultatis ipsius</text:p>
      <text:p text:style-name="P3">velit mendam ; admiscet autem est vel rosaceum vel aquam.<text:line-break/>Transeamus autem jam ad sequentem Archigenis dictio-<text:line-break/>nem. <text:span text:style-name="Default_20_Paragraph_20_Font"><text:span text:style-name="T1">Si vero augescat affectus, perfecta cibi abstinentia<text:line-break/>congrua est. Deinde venae sectio e cubito ei alvi evacua-<text:line-break/>t io per validum clysterem. </text:span></text:span>De his auxiliis dictum a me<text:line-break/>prius est, quando Apollonii diota considerabam. Ubi sane<text:line-break/>in biliosis caulis fami renunciavi, velut etiam venae sectio-<text:line-break/>nem in pueris et senibus ac viribus debilitatis fieri pro-<text:line-break/>Inbui, laudavi autem evacuationem per clysterem, non so-<text:line-break/>lum propter evacuationem eorum, quae in intestinis con-<text:line-break/>sinentur, sed etiam ob revullionem eorum quae ad caput<text:line-break/>feruntur. Atque ob id probe in his quae scripsit Arelli-<text:line-break/>genesi non simpliciter dixit Evacuatio alii per clysterem,<text:line-break/>sed addidit validum; multum enim in hujusmodi clystere<text:line-break/>situm est, quantum ad revulsioneni attinet ultra hoc, quod<text:line-break/>non solum ea, quae circa ventrem et mesaraemn sunt, eva-<text:line-break/>enat, sed etiam quae circa hepatis sima haerent. <text:span text:style-name="Default_20_Paragraph_20_Font"><text:span text:style-name="T1">Archi</text:span></text:span>a<text:span text:style-name="Default_20_Paragraph_20_Font"><text:span text:style-name="T1">e-<text:line-break/>tus</text:span></text:span>. Irrigationes autem ruta cum aceto et oleo trita. Me-</text:p>
      <text:p text:style-name="P3">mores affectus ad quem auxilia scribere proposuit, sic ju-<text:line-break/>dicamus unumquodque eorum, quae recensere coepit. Allë-<text:line-break/>ctum itaque sic scripsit; aestate vero aut ubi alias aestuoso<text:line-break/>distenduntur Deinceps vero refrigerantis facultatis auxilia<text:line-break/>subiecit. Et postea inquit. <text:span text:style-name="Default_20_Paragraph_20_Font"><text:span text:style-name="T1">Si vero augescat assectus; per-<text:line-break/>fecta cibi abstinentia. et venae sectio et clyster validus<text:line-break/>adhibeatur</text:span></text:span>. Et post haec propositam conscripsit dictionem,<text:line-break/>in qua cum aceto et oleo tritam rutam adhibere jussit, non<text:line-break/>apponens an viridem an aridam velit, est enim non parva<text:line-break/>disserenda, quum arida multo acrior et calidior quam vi--<text:line-break/>udis existat. Mihi Iane viridem consulere videtur; neque<text:line-break/>enim acervatim subitove a refrigerantibus ad contraria<text:line-break/>transgressus est. Acetum vero ad hoc quod refrigerat ot<text:line-break/>repellit disin storium quid habere antea dictum est. Mitiga-<text:line-break/>toriae autem et laxatdriae facultatis existens oleum merito<text:line-break/>ipsis admiscuit. <text:span text:style-name="Default_20_Paragraph_20_Font"><text:span text:style-name="T1">Alia</text:span></text:span>. Succus. e lauri baccis expressas cum<text:line-break/>aceto et ruta. Haec priore longe efficacior existit, ad sue-<text:line-break/>cum namque e lauri baocisi expressum sortitor calesacien—</text:p>
      <text:p text:style-name="P3">tem rutam admiscuit Cum aceto, relicto oleo<text:span text:style-name="Default_20_Paragraph_20_Font"><text:span text:style-name="T1">. Alia.</text:span></text:span> Succus<text:line-break/>radicum iridis cum aceto. lloc remedium nihil calefactorium<text:line-break/>habet, melius itaque suerat ipsum primum in transitu ad<text:line-break/>praeclariora auxilia positum esse. <text:span text:style-name="Default_20_Paragraph_20_Font"><text:span text:style-name="T1">-Ilia. </text:span></text:span>Salicis solia trita<text:line-break/>cum aqua. Hoc praescripto ex iride imbecillius est, atque<text:line-break/>iis quae omnium primum scripta sunt simile, ut intempe-<text:line-break/>stive nunc ab eo Iit relatum. <text:span text:style-name="Default_20_Paragraph_20_Font"><text:span text:style-name="T1">Ilia.</text:span></text:span> Serpyllum cum aceto<text:line-break/>et oleo tritum. De aceto et oleo prius dictum est, adiecit<text:line-break/>autem nunc eis serpyllum acris qualitatis medicamentum et<text:line-break/>ob id etiam calesactonae facultatis. Negligenter vero etiam<text:line-break/>Ilie reliquit, an vi<text:span text:style-name="Default_20_Paragraph_20_Font"><text:span text:style-name="T1">v</text:span></text:span>ide aut aridum velit; praestiterit autem<text:line-break/>fortassis viride intelligere<text:span text:style-name="Default_20_Paragraph_20_Font"><text:span text:style-name="T1">. Alia</text:span></text:span>. Polygonum cum ruta, oleo<text:line-break/>et aceto dilutum. Polygoni succo primo sermone ut resti-<text:line-break/>gelante usus est, nam et re vera talis existit. Quare etiamt<text:line-break/>ad inveteratos dolores juxta primum transitum rationabi-<text:line-break/>litor quis eo utetur ruta admixta. Animadversione autem<text:line-break/>dignum est in singulis contrariae sacultatis medicamentorum</text:p>
      <text:p text:style-name="P3">mixtionibus, ut in principio parum ex praestantiore admi-<text:line-break/>lceamus , juxta secundum vero et tertium usum copiam<text:line-break/>augeamus. <text:span text:style-name="Default_20_Paragraph_20_Font"><text:span text:style-name="T1">Alia</text:span></text:span>. Amygdalae amarae delibratae tritae cum<text:line-break/>aceto et oleo irrigationis modo adhibitae, aut Cerati crassi-<text:line-break/>tudine in linteolo fronti impositae. Et hoc ad primum transi-<text:line-break/>itum pertinet, didicimus enim discussoriam citra mordaci-<text:line-break/>tatem facultatem amygdalas amaras habere. <text:span text:style-name="Default_20_Paragraph_20_Font"><text:span text:style-name="T1">Alia. </text:span></text:span>Ruta fil-<text:line-break/>vestris cum oleo et aceto eodem modo. Inordinate rursus<text:line-break/>hoc valde sorte medicamentum interposuit, in doloribus<text:line-break/>multum inveteratis merito adhibendum. <text:span text:style-name="Default_20_Paragraph_20_Font"><text:span text:style-name="T1">Alia</text:span></text:span>. Populi albae<text:line-break/>fructus cum aceto tritus. Discussoriae facultatis est albae<text:line-break/>populi fructus. In quibusdam autem exemplaribus non cum<text:line-break/>aceto, sed cum polca scriptum reperitur. <text:span text:style-name="Default_20_Paragraph_20_Font"><text:span text:style-name="T1">Alia. </text:span></text:span>Ocimi se-<text:line-break/>men cum aqua. Ocimi semen calefactoriae et attenuatoriae<text:line-break/>est facultatis, non tamen vehementer, cum aqua autem sola<text:line-break/>in inveterato affectu minimo rationabiliter quis eo utatur,<text:line-break/>melius enim erat oleum <text:span text:style-name="T29">e</text:span>t acetum , velut in aliis dixit,<text:line-break/>esiam huic admiscere. <text:span text:style-name="Default_20_Paragraph_20_Font"><text:span text:style-name="T1">Ali</text:span></text:span>ut. Iacit et balsamum, peucedanum,</text:p>
      <text:p text:style-name="P3">castorium, simulet sigillatim unumquodque cum oleo et aceto.<text:line-break/>iloc medicamentum rursus vehemens est, maxime quum<text:line-break/>iplum peucedanum solum adhibeatur citra castorii adtnix-<text:line-break/>tionem. Quid vero balsamum nunc vocet, non habeo dicere,<text:line-break/>num videlicet plantae st lictum aut succum, quem ttpobalsa-<text:line-break/>mum vocant, aut ramulos ipsius x V lobal l am u m appellatos!<text:line-break/>Mel ius tamen milii videtur opobalsamum accipere, quod<text:line-break/>tenuium partium et dlscussoriae substantiae existit, non ta-<text:line-break/>men manifeste calentis. <text:span text:style-name="Default_20_Paragraph_20_Font"><text:span text:style-name="T1">Alia. </text:span></text:span>Lauti solia et populi albae<text:line-break/>et viticis cum oleo et aceto. Et lioc medicamentum ex sim-<text:line-break/>piscibus facultatibus differentibus composuit, lauri enim solia<text:line-break/>calidissima, viticis vero moderate refrigerantia sunt, in me-<text:line-break/>dio utrorumque populi folia existunt. <text:span text:style-name="Default_20_Paragraph_20_Font"><text:span text:style-name="T1">Aliti</text:span></text:span>. Panacem cum<text:line-break/>oleo illinito. Nihil llic resi sperantium admixtum est, et ob<text:line-break/>iti valde inveteratis affectibus et nihil amplius caliditatis<text:line-break/>habentibus utlle existit. Quapropter merito quis ipsum re-<text:line-break/>prehenderit, citra distinctionem medicamenta conscribentem.</text:p>
      <text:p text:style-name="P3">Panacem vero negligenter nunc ipsum dicere puto panacis<text:line-break/>radicem ; neque enim opopallaca putandum est ab ipso pa-.<text:line-break/>nacem dictum este, differt autem a radice hic non parvo<text:line-break/>caliditatis excessu. <text:span text:style-name="Default_20_Paragraph_20_Font"><text:span text:style-name="T1">Alia. </text:span></text:span>Viticem aut mentham, amygdalas<text:line-break/>amaras, iridem, aequali mensura cum aceto et rosaceo mixta<text:line-break/>adhibeto. Aliorum vires supra relatae sunt, menthae autem<text:line-break/>nunc primum mentionem fecit, medicamenti calesactoliae<text:line-break/>facultatis. <text:span text:style-name="Default_20_Paragraph_20_Font"><text:span text:style-name="T1">Alia. </text:span></text:span>Aut mororum fucco cum aceto admixto<text:line-break/>rigato. Hoc medicamentum evidenter apparet refligeran tiu m<text:line-break/>medicamentorum generls ab ipso conscriptorum esse^ quasv<text:line-break/>incipiente affectu conveniunt minimeque recte nunc ad mo-<text:line-break/>dicamenta auctis affectibus commoda admiscetur. <text:span text:style-name="Default_20_Paragraph_20_Font"><text:span text:style-name="T1">Aliti</text:span></text:span>. In-<text:line-break/>veterato autem affectu pilis denudato illitionibusque eq riga-<text:line-break/>tionibus praedictis, crassius tamen apparatis utitor. <text:span text:style-name="Default_20_Paragraph_20_Font"><text:span text:style-name="T1">Alia.<text:line-break/></text:span></text:span>Resinam cum melle temporibus et fronti illine. Aut musi-<text:line-break/>cerssas cum aceto et rosaceo. Tertium lloc tempusi ^st ot<text:line-break/>opportunitas in capitis remediis adhibendis. Primum nam-<text:line-break/>que erat incipiente affectu, secundum vero, ut ipse scrso</text:p>
      <text:p text:style-name="P3">psit, augescente. Tertium autem hic, quum ait inveterato<text:line-break/>quod ipsum vehementioribus auxiliis opus habet, quorum<text:line-break/>aliqua non recte prioribus admiscuit.</text:p>
      <text:p text:style-name="P1"><text:span text:style-name="Default_20_Paragraph_20_Font"><text:span text:style-name="T1">[Quae Asclepiades ad capitia dolorem in pr</text:span></text:span>u<text:span text:style-name="Default_20_Paragraph_20_Font"><text:span text:style-name="T1">no ex-<text:line-break/>ternorum scripsit.] </text:span></text:span>Ad recentes capitis dolores irrigatio,<text:line-break/>qua usus est Nicomedes. Foliorum rutae drachmas duas,<text:line-break/>menthae drachmas duas, peucedani drachmas quatuor, iridis<text:line-break/>drachmas fluas, seminis ocimi drachmas octo, seminis pa-<text:line-break/>paveris nigri drachmas quatuor, poseae Ileminas duas. Ad<text:line-break/>dimidium coquito , et expressum succum cum rosaceo con .<text:line-break/>quassato, et caput assidue ex eo ii rigato.</text:p>
      <text:p text:style-name="P1"><text:span text:style-name="Default_20_Paragraph_20_Font"><text:span text:style-name="T1">[Aliud, quo usas est Charicles.]</text:span></text:span> Amygdalarum ama<text:line-break/>rarum depuratarum drachmas duas, seminis viticis drach-<text:line-break/>mas duas, peucedani radicis drachmas duas, menthae viri-<text:line-break/>dis sive aridae drachmas duas, ramulorum rutae drachmas<text:line-break/>duas, baccarum lauri depuratarum drachmas duas, serpylli<text:line-break/>drachmas duas, sphondylii drachmas duas, castorii drachmas<text:line-break/>duas, rosarum Viridium aut siccarum drachmas quatuor,</text:p>
      <text:p text:style-name="P3">aceti heminas duas, rosacei quod satis est apparato ac<text:line-break/>utere, ut dictum est.</text:p>
      <text:p text:style-name="P1"><text:span text:style-name="Default_20_Paragraph_20_Font"><text:span text:style-name="T1">[Pastillus ad capilis dolorem, quo usus est Antonius<text:line-break/>herbarius</text:span></text:span>.] Succi peucedani drachmas sex, succi papaveris<text:line-break/>drachmas quatuor, croci drachmas quatuor, myrrhae drach-<text:line-break/>mas quatuor, scammoniae drachmas quatuor, omnia trita<text:line-break/>cum aceto iu pastillos redigito, eosque in umbra reficcato.<text:line-break/>Usus autem tempore aceto dilutos flenti illinito, a tem-<text:line-break/>pore altero initio sumto et usque ad alterum tempus pro-<text:line-break/>grediendo. In febricitantibus ex aqua illinito.</text:p>
      <text:p text:style-name="P1"><text:span text:style-name="Default_20_Paragraph_20_Font"><text:span text:style-name="T1">[Quo Alexander usas esu sto habet</text:span></text:span>.] Peucedani ra-<text:line-break/>dicis aut succi drachmam unam , croci drachmam unam,<text:line-break/>myrrhae drachmam unam, opii drachmam unam, aceto ex-<text:line-break/>cipe ac redige in pastillos; usu vero exigente aceto disto-<text:line-break/>Iutos locis sensum doloris perceptantibusi illinito.</text:p>
      <text:p text:style-name="P1"><text:span text:style-name="Default_20_Paragraph_20_Font"><text:span text:style-name="T1">[Aliud Antlgoni, qui in castris exercitus ipsignts<text:line-break/>medicus sua.]</text:span></text:span> Baccarum lauri siccarum, purgatarum, tri-<text:line-break/>tarum, drachmas quatuor, scammoniae drachmas quatuor,</text:p>
      <text:p text:style-name="P3">sueti papaveris drachmas quatuor, seminis apii drachmas<text:line-break/>octo, croci drachmas octo, myrrhae drachmas quatuor,<text:line-break/>omphacii drachmas quatuor, serpylti draclimas octo, aceti<text:line-break/>quod latis est. praepara et utere, ut dictum est.</text:p>
      <text:p text:style-name="P1"><text:span text:style-name="Default_20_Paragraph_20_Font"><text:span text:style-name="T1">[Ad inveteratum capitis d</text:span></text:span>o<text:span text:style-name="Default_20_Paragraph_20_Font"><text:span text:style-name="T1">lorem. epah</text:span></text:span>i<text:span text:style-name="Default_20_Paragraph_20_Font"><text:span text:style-name="T1">tna. qu</text:span></text:span>o <text:span text:style-name="Default_20_Paragraph_20_Font"><text:span text:style-name="T1">tba-<text:line-break/>ricles usas el</text:span></text:span>isi] Detrimentorum, quae ab expresse irino<text:line-break/>unguento liijrersunt, peucedani, castorii, singulorum partem<text:line-break/>unam, baccarum lauri partes ll seminis viticis partes ll.<text:line-break/>rosarum siccarum partes ll. ramulorum rutae partes O.<text:line-break/>aceto dissoluta cerato ex rosaceo apparato excipi to, deinde<text:line-break/>linteolo impacta praelatis capillis per omne caput impo-<text:line-break/>nito, et lusciosis obligato atuue usque in sequentem diem<text:line-break/>obligata custodito. rui susque imponito.</text:p>
      <text:p text:style-name="P1"><text:span text:style-name="Default_20_Paragraph_20_Font"><text:span text:style-name="T1">[De iis qui</text:span></text:span> o<text:span text:style-name="Default_20_Paragraph_20_Font"><text:span text:style-name="T1">b bilia lttm humorem caput dolent.]</text:span></text:span> Signa<text:line-break/>in his similia sunt eis, quae ex ardore oboriuntur, accedit<text:line-break/>Ilis major morsus et lactei pallor et aliquando olus amaror.<text:line-break/>Aetati autem vigoris et temperamentis calidioribus et vitae<text:line-break/>solicitae et iis qui flavam bilem congregant haec allectio</text:p>
      <text:p text:style-name="P3">praecipue contingere solet. Itaque balnea temperata et Ulle<text:line-break/>ctioneS et potus dilutus eis exhibenda sunt, omnisque vi-<text:line-break/>otus ratio liquidior et boni succi constituenda. Evacuandus<text:line-break/>item biliosus humor per absinthii cremorem aut per aloen<text:line-break/>et per ipsam picram antidotum per se datam aut modica<text:line-break/>addita scammonia, vel per catapotia ex aloë consecta. Illi-<text:line-break/>nenda situlis pastillo croceo aut trigono appellato aut ali-<text:line-break/>quo alio his consimili.</text:p>
      <text:p text:style-name="P1"><text:span text:style-name="Default_20_Paragraph_20_Font"><text:span text:style-name="T1">[De dolore captus per consensum</text:span></text:span>.] Siquidem universo<text:line-break/>corpori caput per consensum coalficitur, illi cum adUersils<text:line-break/>intemperiem tum adversiis exuperantem materiam instan-<text:line-break/>dum. Et fi quidem humorum multitudo et maxime in vellis<text:line-break/>fuerit, venam siccabimus. Si vero qualitas magisi invaluerit,<text:line-break/>purgante medicamento utemur. Si vero uni alicui parti<text:line-break/>condoleat, velut hepati aut ventri aut stomacho, his ipsis<text:line-break/>auxiliabimur: calida quidem in ipsis existente intemperie,<text:line-break/>panem ex vino diluto exhibendo et sorbitiones ex alica,<text:line-break/>et Ibris irrigationes moderate refrigerantes et robur addell-</text:p>
      <text:p text:style-name="P2">tes, velut. antea dictum est. Si vero propter viscosos et<text:line-break/><text:span text:style-name="Default_20_Paragraph_20_Font"><text:span text:style-name="T1">C</text:span></text:span>rassos in stomacho contentos humores caput doleant, etiam<text:line-break/>Ilos eX turbabimus, acetum mulsum 141 potu praebendo, oxy-<text:line-break/>meli dicunt tum simplex tum .lulianium appellatum. lix<text:line-break/>hyssopo etiam ac origano potionibus et quae his adhuc<text:line-break/>fortiores lunt, magisque incidendi vi praeditae, utemur et<text:line-break/>vomitu a raphanis irrigationibusque ac cataplasmatis ca-<text:line-break/>lidiol ibus.</text:p>
      <text:p text:style-name="P1"><text:span text:style-name="Default_20_Paragraph_20_Font"><text:span text:style-name="T1">[De captas in subrisus dolore</text:span></text:span>.] lu doloribus capitis,<text:line-break/>qui in principio cum febribus irruunt, vena secanda est<text:line-break/>post primam aut secundam remissionem, nili quid impediat,<text:line-break/>et praesertim in corporibus boni habitus et multo sanguine<text:line-break/>redundantibus. Animadvertendum autem num ob vapores<text:line-break/>a ventre sublatos aut ob alvi suppressionem capitis dolor<text:line-break/>contingat. Quoti si setius post septimum tandem irruat diem,<text:line-break/>alvo per clysterem, qui aliquid operae pretii Iaciat, praeeva-<text:line-break/>cuata clu ursinae ad occiput, sive cervicem affigantur caput-<text:line-break/>que rigationibus ex oleo mitigetur, rosaceo quidem in casi-<text:line-break/>dioribusi ac hora aestiva et cum exiguo aceto, chamaeme-</text:p>
      <text:p text:style-name="P3"><text:span text:style-name="Default_20_Paragraph_20_Font"><text:span text:style-name="T15">lino vero in frigidioribus habitudinibus ac hieme , quinta<text:line-break/>acesi parte adjecta. Illinenda frons ex cyphi in frigidiora<text:line-break/>bus, ex crocomagmate in calidioribus. Caeterum ad capilis<text:line-break/>dolores ob febris magnitudinem obortus medelae praescri-<text:line-break/>plue </text:span></text:span><text:span text:style-name="Default_20_Paragraph_20_Font"><text:span text:style-name="T1">s</text:span></text:span><text:span text:style-name="Default_20_Paragraph_20_Font"><text:span text:style-name="T15">unL in saluium tractatu. Porro vitare oportet haec,<text:line-break/>non solum in dolore capitis per consens</text:span></text:span><text:span text:style-name="Default_20_Paragraph_20_Font"><text:span text:style-name="T1">u</text:span></text:span><text:span text:style-name="Default_20_Paragraph_20_Font"><text:span text:style-name="T15">m stomachi oborto,<text:line-break/>sed omnibus etiam aliis circa caput obortis affectibus, sunt<text:line-break/>autem ea quae sequuntur, viticis semen, absinthii succus, lac<text:line-break/>in potu, glandes querelose in cibo, olivae nigrae, arbuti<text:line-break/>functus, ervum, quod ipsum etiam articulos dissolvit. Amplius<text:line-break/>autem offend</text:span></text:span><text:span text:style-name="Default_20_Paragraph_20_Font"><text:span text:style-name="T1">u</text:span></text:span><text:span text:style-name="Default_20_Paragraph_20_Font"><text:span text:style-name="T15">nt myrrha, thus, hederae cacumina. Mentem<text:line-break/>etiam perturbant lentisci fructus, crocus, peucedanum, cy-<text:line-break/>claminus sicca cum vino potata. Styrax paucus quidem<text:line-break/>potatus tristitiam vultus di</text:span></text:span><text:span text:style-name="Default_20_Paragraph_20_Font"><text:span text:style-name="T1">s</text:span></text:span><text:span text:style-name="Default_20_Paragraph_20_Font"><text:span text:style-name="T15">cutit, mult</text:span></text:span><text:span text:style-name="Default_20_Paragraph_20_Font"><text:span text:style-name="T1">u</text:span></text:span><text:span text:style-name="Default_20_Paragraph_20_Font"><text:span text:style-name="T15">s vero somnos mnl-<text:line-break/>tum turbulentos inducit.</text:span></text:span></text:p>
      <text:h text:style-name="Heading_20_2" text:outline-level="2"><text:span text:style-name="Default_20_Paragraph_20_Font">Cap. 11. </text:span></text:h>
      <text:p text:style-name="P25"><text:span text:style-name="Default_20_Paragraph_20_Font"><text:span text:style-name="T15">[</text:span></text:span><text:span text:style-name="Default_20_Paragraph_20_Font"><text:span text:style-name="T1">De cephalaea.]</text:span></text:span><text:span text:style-name="Default_20_Paragraph_20_Font"><text:span text:style-name="T15"> Cephalaea inveteratus et<text:line-break/>aegre cedens capitis dolor appeliatur, qui ex facili occa<text:line-break/>sione maximas exacerbationes habet adeo, ut neque stre-</text:span></text:span></text:p>
      <text:p text:style-name="P3">pilus neque vocem vehementiorem neque lumen sistendi-<text:line-break/>dum neque vini potum, neque odoramenta caput replentia<text:line-break/>tolerare possint, neque item motum, sid in quiete et tem -<text:line-break/>bris ob dolorum magnitudinem decumbere velint, tanquam<text:line-break/>a malleo enim pertundi libi videntur. Quidam enim veluti<text:line-break/>contundantur aut distendantur ea, quae circa caput sunt,<text:line-break/>sentiunt, non paucis vero usque ad oculorum radices do-,<text:line-break/>Ior progreditur. Habet autem liaec affectio aliquando qui-<text:line-break/>dem continuos dolores, aliquando vero exacerbationes ett<text:line-break/>intervalla sive ordinata sive inordinata. intermittunt enim<text:line-break/>quandoque ejusmodi exaCerbationes, velut in comitiali morbis<text:line-break/>apprehensis , interceditque tempus aliquod, quod omnino<text:line-break/>accusari non potest. Manifestum igitur est, hunc astëctumi<text:line-break/>consimilem aptitudinem capitis, ut facile laedatur, velut in t<text:line-break/>cephalalgicis habere, verum ad majorem debilitatem deve--<text:line-break/>niunt in lioc affectae capitis partes. Et quidam ex eis ceie.<text:line-break/>bri involucra desistant, quidam vero membranam tantum i<text:line-break/>calvariam ambientem. llotores igitur cum gravitate bunion<text:line-break/>l um multitudinem lignisicant, cum mordacitate ver<text:span text:style-name="Default_20_Paragraph_20_Font"><text:span text:style-name="T1">o</text:span></text:span> aut!</text:p>
      <text:p text:style-name="P3"><text:span text:style-name="Default_20_Paragraph_20_Font"><text:span text:style-name="T15">humorum aut vaporum acredinem , cum pulsis autem in-<text:line-break/>flamlnationem, cum tenfione vero, li quidem citra gravita-<text:line-break/>tem et pulfum fiat, spiritus tenuis et flatulenti multitudi-<text:line-break/>nem demonstrant, cum pulsa vero membranosi corporis<text:line-break/>inflammationem. Si vero cum gravitate distentio fiat hu-<text:line-break/>morum multitudinem intra membranulas contentam et do-<text:line-break/>tores quidem in superficie haerentes, membranae osi calvae<text:line-break/>ambientis affectionem significant, qui vero in profundo funt<text:line-break/>cerebri involucrorum ; quibuscunque enim affectus intra cal-<text:line-break/>variam est, his usque ad oculorum radicesi dolores proce-<text:line-break/>dunt, propterea quod oculorum tunicae ex cerebri iuvo-<text:line-break/>ilucris habeant ortum. Si vero humor putrefactus calidior<text:line-break/>lfiat, cum febre caput dolitant. Febricitant autem omnino<text:line-break/>iet qui ex phlegmone dolent. Si quidem igitur humorum<text:line-break/>aut vaporum multitudinem repereris causam , li quidem<text:line-break/>propter totius corporis repletionem facta est, univerfo cor-<text:line-break/>pore evacuato, capitis dolorem sanabis. Si vero velut de-.<text:line-break/>bile existens caput ad fe fublatosi humores ac vapores fusi-<text:line-break/>ceptet, materiam revellere onortet in totum cornusi alone</text:span></text:span></text:p>
      <text:p text:style-name="P3">ita parti mederi. Per clysteres itaque revulfio fit et liga-<text:line-break/>turis extremitatum et pluribus infernarum partium confri-<text:line-break/>ctionibus, interdum etiam sanguinis ex. cubito detractione,.<text:line-break/>quod li amplius sanguis redundare videatur, etiam ex nari-<text:line-break/>bus aperta vena et quantum sufficere videtur, sanguine eva-<text:line-break/>enato. Deinde hieram dabimus exacutam. Et postea apo-<text:line-break/>phlegmaticis pituitam detrahentibus et medicamentis, quae<text:line-break/>naribus induntur, utendum est, qualia sunt quae exi elate-<text:line-break/>rio et cyclamino cum lacte et porro apparantur. Caput<text:line-break/>autem curabis, quandoquidem revulsoriisi uti oportet per<text:line-break/>repulsores irrigationes. Caeterum post totius corporis eva-<text:line-break/>cautionem jam caput evacuantibus uteris, deinde iisi quae<text:line-break/>firmitatem addere possunt admotis. Repellit igitur oleum<text:line-break/>ompllacinum et rosaceum per se et <text:span text:style-name="Default_20_Paragraph_20_Font"><text:span text:style-name="T1">c</text:span></text:span>um a<text:span text:style-name="Default_20_Paragraph_20_Font"><text:span text:style-name="T1">c</text:span></text:span>eto, et quod ex<text:line-break/>papaveris capitibus et oleae tenet is germinibus et hedelae<text:line-break/>cacuminibus ac menta viridi apparatur. Afferantur autem<text:line-break/>remedia tepida quidem, ubi frigidior <text:span text:style-name="T29">e</text:span>t crudior fuerit hu-<text:line-break/>morum multitudo, frigida vero ubi calidior et biliosior ex-</text:p>
      <text:p text:style-name="P2"><text:span text:style-name="Default_20_Paragraph_20_Font"><text:span text:style-name="T15">titelit Discutit autem oleum dulcissimum calidum et magis<text:line-break/>inveteratum itemque sicyonium. Si vero crassior fit humo-<text:line-break/>rum multitudo, spondylium aut serpillum aut pulegii co-<text:line-break/>lnam aut calaminthen aut mentam oleo incoquendo, mul-<text:line-break/>tstudinem evacuabis. Eadem haec etiam firmitatem parti<text:line-break/>addunt, quapropter usque ad persectam curationum eis uti<text:line-break/>convenit. Omnium porro longe maxime discutit et perfecte<text:line-break/>corroborat verbenaca recta, maxime viridis, imo et arida<text:line-break/>cum radicibus et simul cum serpillo oleo incocta. Conji-<text:line-break/>cienda etiam ad ea crocodiliadis maximae, juxta aquas na-<text:line-break/>l silentis radix. Quin et ipsam per se verbenacam si oleo<text:line-break/>t incoxerit caputque inde ligaveris, omni capitis dolori an.</text:span></text:span></text:p>
      <text:p text:style-name="P1"><text:span text:style-name="Default_20_Paragraph_20_Font"><text:span text:style-name="T15">siquo ex frigiditate, aut ex </text:span></text:span><text:span text:style-name="Default_20_Paragraph_20_Font"><text:span text:style-name="T1">C</text:span></text:span><text:span text:style-name="Default_20_Paragraph_20_Font"><text:span text:style-name="T15">rassis humoribus oborto mede-<text:line-break/>beris. Maxime etiam prosunt sub aquario vase nascentes<text:line-break/>aselli, </text:span></text:span><text:span text:style-name="Default_20_Paragraph_20_Font"><text:span text:style-name="T1">millepedae appellati</text:span></text:span><text:span text:style-name="Default_20_Paragraph_20_Font"><text:span text:style-name="T15">, li oleo incoquantur.</text:span></text:span></text:p>
      <text:p text:style-name="Normal"><text:span text:style-name="Default_20_Paragraph_20_Font"><text:span text:style-name="T1">[Archigenis de apophlegmatilmis.</text:span></text:span><text:span text:style-name="Default_20_Paragraph_20_Font"><text:span text:style-name="T15">] Post haec vero<text:line-break/>apophlegmatismi, quibus pituita a capite detrahitur ex sinapi<text:line-break/>aut hyssopo cum passo cocto, aut ex staphide silvestri cum</text:span></text:span></text:p>
      <text:p text:style-name="P3">pipere et melle trita, aut ex oleo admixto melle, aut ex<text:line-break/>staphide silvestri per se, vel cum melle trita. Medicamen-<text:line-break/>torum quippe, quae pituitam a capite evacuant et medicis<text:line-break/>pro more apophlegmatismi appellantur, materiam postea re-<text:line-break/>feram, nunc autem tantum ostendere commodum suerit,<text:line-break/>quod llocce auxilium pituitae insestantis est medela, quem-<text:line-break/>admodum sane et ipsum nomen ejus ostendit. Archigenes<text:line-break/>autem calidum et llatuosum affectum se curaturum polli-<text:line-break/>citus est, non frigidum et pituitosum. Iuvantur autem plu-<text:line-break/>limum lauri aut rutae aut panacis aut papaveris capitum<text:line-break/>aut baccarum lauri decocto perfusi. Valide calefacientibus<text:line-break/>medicamentis, nescio quomodo papaveris cu<text:span text:style-name="Default_20_Paragraph_20_Font"><text:span text:style-name="T1">p</text:span></text:span>it<text:span text:style-name="Default_20_Paragraph_20_Font"><text:span text:style-name="T1">a</text:span></text:span> non insere-<text:line-break/>nue refrigerantia annumeraverit , quum in sermonis con-<text:line-break/>textu singulis dictis aliquem per se uti posse ostenderit et<text:line-break/>fortasse etiam aliquando simul mixtis, non tamen manise-<text:line-break/>stum fecerit, num quippiam ex papaveris capitibus ipsis<text:line-break/>adiiciendum sit, quo videlicet aliorum medicamentorum ve-<text:line-break/>humentia minuatur et mitigetur, an et salis aliquando uteu-<text:line-break/>dum sit, quod sane incipiente et augescente affectu tempe-</text:p>
      <text:p text:style-name="P3">stivius fieret, inveterato enim affectu non folum non pro-<text:line-break/>silnt, fed etiam noxia capita papaveris existunt. Commo-<text:line-break/>dum est et ex salibus fomentum. Omnem rationem Archi-<text:line-break/>genesi hic confudit, quum fomenti mentionem faciat per me-<text:line-break/>dicamentum desiccans quidem non strenue, verum et cale-<text:line-break/>sectorium quiddam in se habens. Meminisse enim eum opor-<text:line-break/>tebat, quod quum calidum affectum curare assumpsisset aut<text:line-break/>semper ab illo ipso indicationem servaret, aut de trans-<text:line-break/>mutatione in diversam speciem quippiam diceret, juxta<text:line-break/>quam temporisi progressu calore sedato obduratio aut in-<text:line-break/>tenfio aut tale quiddam accessisset, quod contraria curatione<text:line-break/>indigeat et non ea quae in principio luit determinata. Post<text:line-break/>perfusiones vero aut fomenta <text:span text:style-name="Default_20_Paragraph_20_Font"><text:span text:style-name="T1">i</text:span></text:span>uvantur, fi lini femen rola-^<text:line-break/>ceo infa<text:span text:style-name="Default_20_Paragraph_20_Font"><text:span text:style-name="T1">c</text:span></text:span>tum adhibeas, et lanas sordidas ex aceto rosaceo<text:line-break/>calidas circumponas ac obliges. Hoc mitigativum est auxi-<text:line-break/>lium. quum vehementer infestat dolor, una cum lloc quod<text:line-break/>et subjecto conserat affectui. Quare ubi ad intensum capitis<text:line-break/>dolorem remedia scripsit, istic praestiterat etiam de lloc so-<text:line-break/>mento mentionem sacere. Verum pro praetenti temporis</text:p>
      <text:p text:style-name="P3"><text:span text:style-name="Default_20_Paragraph_20_Font"><text:span text:style-name="T15">opportunitate, de qua nunc fermo instat, si quis fomentis<text:line-break/>aut cataplafmatis uti velit, fomenta ex milio meliora fue-<text:line-break/>rint. Quemadmodum enim Hippocrates ait, </text:span></text:span><text:span text:style-name="Default_20_Paragraph_20_Font"><text:span text:style-name="T1">leve et lene<text:line-break/>milium ex</text:span></text:span><text:span text:style-name="Default_20_Paragraph_20_Font"><text:span text:style-name="T15">i</text:span></text:span><text:span text:style-name="Default_20_Paragraph_20_Font"><text:span text:style-name="T1">stit</text:span></text:span><text:span text:style-name="Default_20_Paragraph_20_Font"><text:span text:style-name="T15">. Sales vero ob gravitatem molesti sunt prae-<text:line-break/>sertim capiti admoti.</text:span></text:span></text:p>
      <text:p text:style-name="P1"><text:span text:style-name="Default_20_Paragraph_20_Font"><text:span text:style-name="T1">[De cataplasubati</text:span></text:span><text:span text:style-name="Default_20_Paragraph_20_Font"><text:span text:style-name="T15">o </text:span></text:span><text:span text:style-name="Default_20_Paragraph_20_Font"><text:span text:style-name="T1">in capitis dolore.]</text:span></text:span><text:span text:style-name="Default_20_Paragraph_20_Font"><text:span text:style-name="T15"> Cataplasmatis<text:line-break/>vero utere hordeacea cruda salina, quae iridem contusam<text:line-break/>habeat admixtam. Aut rutae semine eodem modo. Aut foe-<text:line-break/>niculi radice similiter. Aut cruda hordeacea farina cum<text:line-break/>aceto mulso apparata. Aut polenta et pulegio mixtis. Et<text:line-break/>haec cataplasmata ad secundam temporis opportunitatem<text:line-break/>pertinent, quam supra augescente capitis dolore constituit,<text:line-break/>nam et hunc mitigant et affectum </text:span></text:span><text:span text:style-name="Default_20_Paragraph_20_Font"><text:span text:style-name="T1">i</text:span></text:span><text:span text:style-name="Default_20_Paragraph_20_Font"><text:span text:style-name="T15">uvant Aut Nilei alsi-<text:line-break/>stramentum, castorii et iridis decima parte admixta, cum<text:line-break/>aceto et rosaceo imponito. Nilei quidem igitur medicamen-<text:line-break/>tum quod ad emplastri formam paratum est, jam olim no-<text:line-break/>bile et laudatum medicamentum est et ob id omnibus no-<text:line-break/>tum, promittit autem reliquiarum inflammationum in prae-<text:line-break/>cordus inveteratarum curationem, verum eorum quae ei ad-</text:span></text:span></text:p>
      <text:p text:style-name="P3"><text:span text:style-name="Default_20_Paragraph_20_Font"><text:span text:style-name="T15">miscentur, castorii videlicet et iridis, Archigenes obscure<text:line-break/>mixtionem conscripsit, incertum enim num alterius ipsorum<text:line-break/>decimam Niliacei malagmatis partem esse velit an utrius-<text:line-break/>que. Verum mihi praestabilius videtur utriusque decimam<text:line-break/>partem admiscere. Opotet autem castorium atque iridem<text:line-break/>probe trita esse et Nilei medicamento diligenter emollito<text:line-break/>paulatim haec admisceri, manibus partim rosaceo partim<text:line-break/>aceto madefactis. Aut nuces amaras decorticans et rutam<text:line-break/>ac parum ex iride cum aceto et rosaceo committito, et<text:line-break/>malagmatis forma imponito. Quum ejusmodi multa medi..<text:line-break/>camenta circa secundum propositi affectus tempus Arelli-<text:line-break/>genesi conscripserit, facultatis ip forum expositionem illis<text:line-break/>feci. Aut viticis feminis Persaeae viridis foliorum et myr-<text:line-break/>rhae aequales partes cum unguento Aegyptio fronti cata-<text:line-break/>plafmatis modo imponito. In fola Alexandria Persaeae ar-<text:line-break/>horem vidi, et in nulla alia Romanis fubdita gente. Qui-<text:line-break/>dam Persion ipsam appellant, ajuntque in Persis lethalem</text:span></text:span></text:p>
      <text:p text:style-name="P3">ejus arboris fructum esse, quum qui in Aegyptiorum re-<text:line-break/>gione innocuus existat. At vero Aegyptium unguentum non<text:line-break/>solum sic, sed et Mendesium nominatur. Quidam etiam Me-<text:line-break/>gattum vocari ajunt, utroque cognomine a Megalo, qui<text:line-break/>ipsum composuit, accepto, et ab illius quidem proprio no-<text:line-break/>mine in denominativorum forma Megaleum, a patria vero.<text:line-break/>ipsius Mendelium appellari. Est autem laxatorium et sedat<text:line-break/>dolores. Aut sulsur, castorium, baccas lauri, aequis portio.-<text:line-break/>nibus cum cerato rosaceo inserta, temporibus et fronti im-<text:line-break/>ponito. Hoc medicamentum multum calesucit et frigidos as-<text:line-break/>sectus relaxare potest. Aut castorium et peucedanum pari<text:line-break/>mensura. Consimilis est et hujus medicamenti facultas cum<text:line-break/>praescripta. Quod si affectus perseveret, venae sectione a<text:line-break/>nato aut fronte aut cucurbitis ad occiput affixis utitor.<text:line-break/>Sanguinis a locis affectis detractiones in affectionibus inve-<text:line-break/>teratis convenire omnes sere medici confitentur Verum<text:line-break/>cucurbitae ad occiput allixae ex repulsoriis auxiliis sunt,</text:p>
      <text:p text:style-name="P3"><text:span text:style-name="Default_20_Paragraph_20_Font"><text:span text:style-name="T15">quum humores ad oculos aut ad anteriorem capitis par-<text:line-break/>tenl ferri consuetos avertere conamur. Aut sternutatorio<text:line-break/>quopiam concutito, sasciolaque collo circumpofita spiritum<text:line-break/>cohibere </text:span></text:span><text:span text:style-name="Default_20_Paragraph_20_Font"><text:span text:style-name="T8">i</text:span></text:span><text:span text:style-name="Default_20_Paragraph_20_Font"><text:span text:style-name="T15">ubeto. Utilitatem ex hoc auxilio indicavit per<text:line-break/>verbi concutito ad</text:span></text:span><text:span text:style-name="Default_20_Paragraph_20_Font"><text:span text:style-name="T8">i</text:span></text:span><text:span text:style-name="Default_20_Paragraph_20_Font"><text:span text:style-name="T15">ectionem. Quod vero sasciolam collo<text:line-break/>circumdare jubet, ad vehementiorem affectum pertinet. Aut<text:line-break/>per nares purgato. Hoc praesatus deinceps ea, quae per<text:line-break/>nares purgant, recenset, de quibus ego sermonem deinceps<text:line-break/>faciam, velut etiam de apoplllegmatismis , ubi medicamen-<text:line-break/>torum, quae capiti adhibentur tractationem absolvero. At<text:line-break/>vero in vehementer inveteratis sinapi, ut m ori si est, capiti<text:line-break/>adhibe et perure. In omnibus plurimum inVeteratis asse-<text:line-break/>ctionibus, quum nihil profecerint reliqua auxilia, curatio-<text:line-break/>nem metasyncriticam a methodicis appellatam omnes fere<text:line-break/>adhibere consueverunt, prioribus medicis haud scio qua<text:line-break/>ratiocinatione primum ad ejus usum progressis. Ego vero<text:line-break/>quum intemperies quaepiam humida et Irigida aut per se<text:line-break/>ipsam in partibus affectis adest, aut propter ejusmodi hu-</text:span></text:span></text:p>
      <text:p text:style-name="P3">morum frigiditatem fuerit oborta, ex sinapi et thapsia ac<text:line-break/>similibus <text:span text:style-name="Default_20_Paragraph_20_Font"><text:span text:style-name="T1">a</text:span></text:span>dhibeo medicamenta, calidis vero et siccis non<text:line-break/>adhibeo. Caeterum hi qui affectus cognoscere non possent,<text:line-break/>ad ejusmodi medicamenta velut ad sacram appellatam an-<text:line-break/>choram confugiunt et ob id saepe quod convenit persici-<text:line-break/>tur, quod plerosque hominum ejusmodi assectus propter<text:line-break/>pravam diaetam infestent.</text:p>
      <text:p text:style-name="P1"><text:span text:style-name="Default_20_Paragraph_20_Font"><text:span text:style-name="T1">[Archigen</text:span></text:span>e <text:span text:style-name="Default_20_Paragraph_20_Font"><text:span text:style-name="T1">de iis qui ex ebrietate caput dolent.]<text:line-break/></text:span></text:span>In iis qui ex ebrietate caput dolent iridem siccam et viti-<text:line-break/>cis solia ex aceto et rosaceo adhibe, aut apii comas coctas<text:line-break/>in vino impone, aut pulegium ex vino eodem modo, aut<text:line-break/>Mendesium unguentum per se vel cum anserino adipe ir-<text:line-break/>rora, aut myrrham cum vino Mendeslo impone, aut rutae<text:line-break/>folia, baccas lauri, viticem, populi albae fructum aequali<text:line-break/>mensura trita, cum aceto et oleo tepefacta irrora. Caete-<text:line-break/>russi ab ebrietate praeservantia hujusmodi utique essent.<text:line-break/>Absinthium mane jejunis bibendum praebe, aut myrti flo-<text:line-break/>rem et myrrham ac rutam trita ex aqua. De iis qui ex</text:p>
      <text:p text:style-name="P3"><text:span text:style-name="Default_20_Paragraph_20_Font"><text:span text:style-name="T15">ebrietate caput dolent fatis dictum a me est, quum ea quae<text:line-break/>Apolloniusi ad hanc rem tradidit expenderem. At vero post<text:line-break/>hanc praescriptam Archigenis dictionem alia sequitur de<text:line-break/>iis, qui caput ex stomacho dolent, de qua jam dictum est.</text:span></text:span></text:p>
      <text:p text:style-name="P1"><text:span text:style-name="Default_20_Paragraph_20_Font"><text:span text:style-name="T1">[Dlsusdem Archigenis amuleta ad dolorem capitis.]<text:line-break/></text:span></text:span><text:span text:style-name="Default_20_Paragraph_20_Font"><text:span text:style-name="T15">Quandoquidem vero et amuleta adi dolorem capitis Archi-<text:line-break/>genesi fcripfit, quae quidem nullam medicam rationem ha-<text:line-break/>bent, ea his qui talia per experientiam cognoverunt et<text:line-break/>secundum mirabilem quandam antipathiam homini ineo-<text:line-break/>gnitam efficacia esse dicunt relinquam, quae vero ab eo<text:line-break/>juxta medicam rationem tradita funt, selecta reseram tam-<text:line-break/>tum, juxta illius ipsius dictionem, quemadmodum hactenus<text:line-break/>de medicamentis sacere consuevi. .Polygoni duos ramulos<text:line-break/>coronae modo imponito. Quod polygonum calidis et fla-<text:line-break/>tllofis capitis doloribus conveniat ipse prius dixi. Nihil<text:line-break/>itaque mili est in talibus saepe ipsum </text:span></text:span><text:span text:style-name="Default_20_Paragraph_20_Font"><text:span text:style-name="T1">i</text:span></text:span><text:span text:style-name="Default_20_Paragraph_20_Font"><text:span text:style-name="T15">uvisse, nam pro-<text:line-break/>pter ardorem et ebrietatem dolores capitis assidue contin-<text:line-break/>gunt. At vero quod duos omnino ramulos esse oporteat,</text:span></text:span></text:p>
      <text:p text:style-name="P3">ab illis adsertum est, qui polvgoni utilitatem ex incognita<text:line-break/>antipathia et non ex ipsius temperamento procedere vo-<text:line-break/>lunt. Aut cichorium, quod Romani intybum olus appellant,<text:line-break/>aegri capiti imponito, et maxime fi ex ardore doleat. ile-<text:line-break/>ctissime apposuit, li ex ardore, ego vero etiam apponam, li<text:line-break/>ex ebrietate, sic enim et rosaceae coronae juvant. Eas<text:line-break/>igitur volenti itidem licebit ascribere, numerumque quem-<text:line-break/>cunque tandem velit addere et ex totidem rosis nexam<text:line-break/>coronam capiti mederi asseverare. Deinceps callitricho co-<text:line-break/>Tonare caput operae pretium ducit, quod tlichomanes, in-<text:line-break/>quit, quidam appellant. Ego vero eos, qui de herbis scri-<text:line-break/>pserunt, adiantum magis appellare callitrichum s<text:span text:style-name="Default_20_Paragraph_20_Font"><text:span text:style-name="T1">c</text:span></text:span>io quam<text:line-break/>trichomanes, Deinde paulo post philanthropio herba coro-<text:line-break/>nari jubet, et palmulae masculae cortice summo. Et post<text:line-break/>haec in haec verba scribit; aut adversus solem aegrum ex-<text:line-break/>politum, donec dolor quiescat, sinito. ln amuletorum ser-<text:line-break/>mone et lloc ab eo relatum est, quod quidem ex frigidi-<text:line-break/>tate dolens caput juvare potest, si neque humoribus omni-</text:p>
      <text:p text:style-name="P3">bus aequaliter redundet homo, neque ex cruditate laboret<text:line-break/>aut aliquem vitiatum humorem in ventre, maxime circa<text:line-break/>cavitatem ejus, habeat, verum calidos capitis dolores, ex<text:line-break/>quorum numero sunt et ex ardore ac ebrietate oborti,<text:line-break/>non parum laedet. Consimilia his deinceps scribens ad<text:line-break/>chamaemelum pervenit, cujus experientiam habemus, quod<text:line-break/>capitis dolorem juvet siquis eo velut ante dictum queat<text:line-break/>uti. Appellat autem Archigenesi anthemium hanc herbam,<text:line-break/>quemadmodum alii multi , et ait florem quidem ipsius tri-<text:line-break/>tum olfactum prodesse, solia vero olfactu summe nocere.<text:line-break/>Liberat a capitis dolore verbenaca herba, quam aliqui sa-<text:line-break/>cram vocant tum coronae modo circumposita tum illita exi<text:line-break/>rosaceo et aceto. Hoc auxilium oportebat eum non nunc<text:line-break/>inter amuleta, sed prius inter medicamenta reserre, si qui-<text:line-break/>dem re vera ei confidit, per longam experientiam cognito<text:line-break/>et probato. Aut testudinis palustris, quam quidem lutariam<text:line-break/>vocant, sanguinem fincipiti instilla. Et hoc fi quidem verum<text:line-break/>est, inter medicamenta et cum discrimine reserri convenie-</text:p>
      <text:p text:style-name="P3">bat. Nisi sane lloc vult, quod omnem capitis dolorem ju-<text:line-break/>vet, idque omni temporis occasione. Ita enim et nos anti-<text:line-break/>patlliae testimonium ei praebebimus, non efficaciae, quam<text:line-break/>ex temperamento habet. Absoluto igitur de anluletis ser-<text:line-break/>mone deinceps haec scribit.</text:p>
      <text:p text:style-name="P1"><text:span text:style-name="Default_20_Paragraph_20_Font"><text:span text:style-name="T1">[Archigenis de sessuris et contusionibus in capite su-<text:line-break/>ctis.]</text:span></text:span> De vulneribus autem in capite factis deinceps dice-<text:line-break/>tulle Parva autem fissura facta, aliqui myrrham aceto tri-<text:line-break/>tam, aut aloen cum linamentis indunt, glutinaturque ita<text:line-break/>et absque inflammatione mirabiliter asservatur. Caeterum<text:line-break/>in contusionibus. citra disparationem ac fissuram circa caput<text:line-break/>iactis, polenta imposita commoda est. Amplius vero et oesy-<text:line-break/>pum, atque ipsae adeo lanae sordibus sudoris succidae eo-<text:line-break/>dem modo. Magis autem proprie similaginem ex aqua pro<text:line-break/>cataplasmate impones. Aut origanum cum polenta. Haec<text:line-break/>utilia <text:span text:style-name="Default_20_Paragraph_20_Font"><text:span text:style-name="T1">i</text:span></text:span>udicata elle quid attinet referre 7 verum alterius<text:line-break/>negocii atque operis sunt, quam ut ob hujusmodi causam<text:line-break/>caput dolentibus apta esse iudicans, ea ascripsisse putandus</text:p>
      <text:p text:style-name="P3"><text:span text:style-name="Default_20_Paragraph_20_Font"><text:span text:style-name="T15">sit, sed ut quae obortas inflammationes curare aut easdem<text:line-break/>prohibere possint. Atqui in aliquibus exemplaribus haec in<text:line-break/>totum non habentur, velut in aliis etiam plura his in hunc<text:line-break/>modum. In mediocribu</text:span></text:span><text:span text:style-name="Default_20_Paragraph_20_Font"><text:span text:style-name="T17">s</text:span></text:span><text:span text:style-name="Default_20_Paragraph_20_Font"><text:span text:style-name="T15"> capitis vulneribus, aut quae omnino<text:line-break/>legitimo medico non habent opus, in quibus quidem nudi -<text:line-break/>taS per se non adest pilos rademus, fibulisque impositis con-<text:line-break/>stringamus ac glutinantibu</text:span></text:span><text:span text:style-name="Default_20_Paragraph_20_Font"><text:span text:style-name="T17">s</text:span></text:span><text:span text:style-name="Default_20_Paragraph_20_Font"><text:span text:style-name="T15"> experimento cognitiS utemur.<text:line-break/>Egregie glutinat vulneratam cerebri membranam calamin-<text:line-break/>thae succuS inlusus et farina milii arida inspersa, deinde<text:line-break/>butyro et rosaceo ac adipe suillo veteri mixtiS ac tepe-<text:line-break/>l factis infusis. In quibus vero o</text:span></text:span><text:span text:style-name="Default_20_Paragraph_20_Font"><text:span text:style-name="T17">s</text:span></text:span><text:span text:style-name="Default_20_Paragraph_20_Font"><text:span text:style-name="T15"> denudatum est, divisa mem-<text:line-break/>lhrana calvariam ambiente, os ipsam fcalpemus et per su-<text:line-break/>iturae adductionem, tanquam non sit denudatum, curabimus.<text:line-break/>l Si vero non permaneant suturae, juxta syflarcofim velut<text:line-break/>letiam aliorum vulnerum curam saciemuS. Reseretur autem<text:line-break/>hujusmodi curationiS ductuS in proprio loco. Caeterum in<text:line-break/>quibus vulneribus aut propter parvitatem aut alias suturis<text:line-break/>uti non licet, linamentum convulsum cum aceto et oleo</text:span></text:span></text:p>
      <text:p text:style-name="P3">imponito, aut cum myrti succo aut lentisci aut ruhi aut<text:line-break/>Conyzae tenuia solia habentis, ad aliquem eorum exiguo<text:line-break/>admixto melle, ita ut linamentum ex liis imbutum impo-<text:line-break/>nas. Et foliis alicu<text:span text:style-name="Default_20_Paragraph_20_Font"><text:span text:style-name="T1">i</text:span></text:span>us ex praedictis pro cataplasmate utitor.<text:line-break/>Aut spongiam novam aceto et oleo imbutam imponito. Aut<text:line-break/>lanam sordidam eodem nlodo. At vero ad ipsum vulnus<text:line-break/>brassicae folia apponito, aut polentam aceto subactam per<text:line-break/>fe imponito, aut cum brassicae loliis tritis. Haec quidem<text:line-break/>Archigenes scripsit ad capitis dolorem, discriminibus simul<text:line-break/>quibusdam additis, quemadmodum etiam Apollonius fecit.<text:line-break/>Asclepiades vero varia quidem medicamenta scripsit, sed<text:line-break/>eorum discrimina juxta allectus non ita multum apposuit,<text:line-break/>sed saltem in incipientibus et inveteratis, quamquam neque<text:line-break/>hoc in multis fecerit, sid in primo solum et postremis<text:line-break/>duobus. Postrema igitur credere quis possit inveteratis efli-<text:line-break/>cacia esse, utpote ex forubus simplicibus medicamentis com-<text:line-break/>posita. Primum vero ob id fortastis solum quis in usum<text:line-break/>talem assumpserit, quod papaveris succum non paucum ad-</text:p>
      <text:p text:style-name="P3">mixtum habet; hujusmodi autem didicimus non propterea<text:line-break/>quod affectibus prosint, sed quod senfilem facultatem stupe-<text:line-break/>faciant, dolores mitigare sidere. Quare etiam ea omnia<text:line-break/>deinceps a me confcribentur.</text:p>
      <text:p text:style-name="P1">[Q<text:span text:style-name="Default_20_Paragraph_20_Font"><text:span text:style-name="T1">uae Asclepiades ad Capitis dolorem in p r itu o ex-<text:line-break/>ternorum scripsit.] Ad recentes capitis dolores irrigatio<text:line-break/>qua usus est Nicolnede</text:span></text:span>.xi ♃ Foliorum rutae Ʒ ij, menthae<text:line-break/>Ʒ ij, peucedani Ʒ iiij, iridis Ʒ ij, feminis ocimi Ʒ viij, semi-<text:line-break/>nis papaveris nigri Ʒ iiij, alii ℥ vsij, pofcae heminas ij. Ad<text:line-break/>dimidium coquito et expressum fuccum cum rosaceo con-<text:line-break/>quassato, et Caput assidue ex eo irrigato. <text:span text:style-name="Default_20_Paragraph_20_Font"><text:span text:style-name="T1">Aliud quo usus<text:line-break/>est Charicles. </text:span></text:span>♃ Amygdalarum amararum depuratarum<text:line-break/>drach. ij, floris viticis Ʒ duas, radicis peucedani Ʒ ij, nlell-<text:line-break/>thae viridis five aridae Ʒ ij, ramulorum rutae Ʒ ij, hac-<text:line-break/>t carum lauri depuratarum Ʒ isu Iërpilli Ʒ ij, spondylii Ʒ ij,<text:line-break/>castorii Ʒ ij, rosarum viridium aut siccarum Ʒ iiij, aceti he -<text:line-break/>minas duasi, rosacei quod satis est. Apparato ac utere ut<text:line-break/>ldictuln est.</text:p>
      <text:p text:style-name="P2"><text:span text:style-name="Default_20_Paragraph_20_Font"><text:span text:style-name="T1">[Pastillus ad capitis dolorem, quo usus est Antonius<text:line-break/>herbarius, qui multa artis experientia clarus scit.] ♃<text:line-break/></text:span></text:span>Succi peucedani Ʒ sex, succi papaveris Ʒ quatuor, croci Ʒ<text:line-break/>quatuor, plyrrhae Ʒ quatuor, scammoniae Ʒ iiij. Omnia trita<text:line-break/>cum aceto in pastillos redigito, eosique in umbra resiccato.<text:line-break/>Usus autem tempore aceto dilutos fronti illinito, a tempore<text:line-break/>altero initio sumpto et usque ad alterum tempus progre-<text:line-break/>diendo, in febricitantibus ex aqua illinito. Q<text:span text:style-name="Default_20_Paragraph_20_Font"><text:span text:style-name="T1">uo Alexander<text:line-break/>usus est, sic habet. </text:span></text:span>n Peucedani radicis aut succi Ʒ j,<text:line-break/>croci Ʒ j, myrrhae Ʒ j, opii Ʒ j. Aceto excipe ac redige in<text:line-break/>pastillos, usu vero exigente aceto dissolutos locis dolorem<text:line-break/>sentientibus illinito. <text:span text:style-name="Default_20_Paragraph_20_Font"><text:span text:style-name="T1">Aliud Antigoni, qui in castris exor-<text:line-break/>citus tnflgnis medicus scit.</text:span></text:span> n Baccarum lauri siccarum<text:line-break/>purgatarum tritarum Ʒ quatuor, scammoniae Ʒ quatuor,<text:line-break/>succi papaveris Ʒ quatuor, feminis apii Ʒ octo, croci Ʒ octo,<text:line-break/>myrrhae dracln quatuor, omphacii Ʒ quatuor, serpylli<text:line-break/>drach. octo, aceti quod satis est. Praepara ac utere ut<text:line-break/>dictum est.</text:p>
      <text:p text:style-name="P2"><text:span text:style-name="Default_20_Paragraph_20_Font"><text:span text:style-name="T1">[Ad inveteratum capitis dolorem epithema, quo Cha-.<text:line-break/>rudes lessus est.]</text:span></text:span><text:span text:style-name="Default_20_Paragraph_20_Font"><text:span text:style-name="T15"> n Retrimentorum, quae ab expresse irino<text:line-break/>unguento supersunt, peucedani, castorii, singulorum partem<text:line-break/>unam , baccarum lauri partes duas , seminis viticis partes<text:line-break/>duas, rosarum siccarum partes duas, ramulorum rutae par-<text:line-break/>tesi quatuor. Aceto dissoluta cerato ex rosaceo apparato<text:line-break/>excipite, deinde linteolo impacta praerafis capillisi per omne<text:line-break/>caput imponito et sasciola obligato, atque usque in Iequen-<text:line-break/>tem diem obligata custodito rursusique imponito. </text:span></text:span><text:span text:style-name="Default_20_Paragraph_20_Font"><text:span text:style-name="T1">Aliud<text:line-break/>valde bonum. </text:span></text:span><text:span text:style-name="Default_20_Paragraph_20_Font"><text:span text:style-name="T15">-l Amygdalarum amararum, floris viticis,<text:line-break/>peucedani radicis, menthae viridis, ramulorum rutae, hac-<text:line-break/>carum lauri, serpylli, spondylo, castorii, singulorum partem<text:line-break/>unam , rosarum partes duas. Appara et utere ut dictum<text:line-break/>est. Post h aec praescripta medicamenta Archigenes et Apol-<text:line-break/>lenius, itemque Asclepiades, medicamenta conscripserunt<text:line-break/>quorum aliqua per os, aliqua per nares caput purgant.<text:line-break/>Caeterum quae Archigenes tradidit haec sunt juxta illius<text:line-break/>ipsius dictionem.</text:span></text:span></text:p>
      <text:p text:style-name="P2"><text:span text:style-name="Default_20_Paragraph_20_Font"><text:span text:style-name="T1">[A rcll .genis de apopldegmatts</text:span></text:span>Y<text:span text:style-name="Default_20_Paragraph_20_Font"><text:span text:style-name="T1">nts et quae naribus<text:line-break/>blsunduntur.]</text:span></text:span> Post haec vero apophlegmatisimi ex sinapi,<text:line-break/>aut hyssopo cum pasto cocto, aut ex. staphide silvestri cum<text:line-break/>pipere trita, aut ex melle oleo admixto aut ex staphide<text:line-break/>silvestri per se et cum melle trita. Haec quidem Archige-<text:line-break/>nes inter remedia doloris capitis scripsit. Apollonius vero<text:line-break/>de iis, quae ad dentium dolores, in primo passibilium tra-<text:line-break/>didit, haec verba scripsit: Q<text:span text:style-name="Default_20_Paragraph_20_Font"><text:span text:style-name="T1">uae naribus tnlu.ndantur in<text:line-break/>dentium dolore. </text:span></text:span>Badicis betae succum per sa i<text:span text:style-name="Default_20_Paragraph_20_Font"><text:span text:style-name="T1">n</text:span></text:span> nasum in-<text:line-break/>fundito et dolores dentium solvet. <text:span text:style-name="Default_20_Paragraph_20_Font"><text:span text:style-name="T1">Aliud. </text:span></text:span>n Cumini quan-<text:line-break/>tum tribus digitis apprehendi potest et myrrhae ad magni-<text:line-break/>tudmem sabae, medullae cucumeris silvestris duplum, trita<text:line-break/>et lacte muliebri subacta in collyria redigito, eaque in<text:line-break/>utramque narem ludito, delnde quamdiu quis quinque sta—<text:line-break/>dla percurrere possit, attrahere et postea emungere iubeto.<text:line-break/>Hoc medicamentum et ad aurium dolorem facit. Asclepiades<text:line-break/>autem in primo exteriorum ita scripsit: <text:span text:style-name="Default_20_Paragraph_20_Font"><text:span text:style-name="T1">Asclepiades de iis,</text:span></text:span></text:p>
      <text:p text:style-name="P3"><text:span text:style-name="Default_20_Paragraph_20_Font"><text:span text:style-name="T1">quae naribu</text:span></text:span>s <text:span text:style-name="Default_20_Paragraph_20_Font"><text:span text:style-name="T1">induntur et de steruutatoriis et apopltlegma-<text:line-break/>tismis. Errhina quae naribus indita caput purgant. Con-<text:line-break/>serunt etiam veteri ltppitudin oculorum intestatis, faciunt<text:line-break/>et ad Comitiali morbo apprehensus, ducuntque multam<text:line-break/>humiditatem</text:span></text:span>. n Melanthii Ʒ visa palisi ammoniam draoh. j,<text:line-break/>elatern dracln j. trita et quam tenuissime Levigata ficyonio<text:line-break/>oleo, aut irino unguento aut cyprino excipe, quoad cerati<text:line-break/>liquidi crassitudinem perducantur, et reconditisi i<text:span text:style-name="Default_20_Paragraph_20_Font"><text:span text:style-name="T1">n c</text:span></text:span>ornea<text:line-break/>pyxide utitor, subsilis inde naribus atque aegrisi attrahere<text:line-break/>Iussis. <text:span text:style-name="Default_20_Paragraph_20_Font"><text:span text:style-name="T1">Aliud Citra molestiam purgans doloremqu^ p vestigio<text:line-break/>sedans</text:span></text:span>. n Cyclamini ficcae Ʒ visa iridis siccae draoh.ij, nitri<text:line-break/>rubri drach. j. Ego elaterio ususi sum dili^eutor u-ilϽ<text:line-break/>per arundinem insufflare, aegro ipsum attrahere julIsc .u-<text:line-break/>que delude deorsum inclinari, quo videlicet coactus liquor<text:line-break/>destlllet. Post llaec vero Asclepiadesi in haeo verba scripsit.<text:line-break/><text:span text:style-name="Default_20_Paragraph_20_Font"><text:span text:style-name="T1">De sternutaloriis. Slernutaloria caput purgantia Pera-<text:line-break/>cti da e I arundini</text:span></text:span>. n Cumini Aethiopici, piperis albq strutllii,<text:line-break/>castorii, singulorum aequales partesi conmsasi et cribratas in</text:p>
      <text:p text:style-name="P3"><text:span text:style-name="Default_20_Paragraph_20_Font"><text:span text:style-name="T15">aerea pyxide reponito. Usu vero exigente, pyxidem con-<text:line-break/>cutito et apertam naribus admoveto, aut cum digito adin-<text:line-break/>beto, aut etiam per arundinem insufllato. </text:span></text:span><text:span text:style-name="Default_20_Paragraph_20_Font"><text:span text:style-name="T1">Aliud</text:span></text:span><text:span text:style-name="Default_20_Paragraph_20_Font"><text:span text:style-name="T15"> ♃ i</text:span></text:span><text:span text:style-name="Default_20_Paragraph_20_Font"><text:span text:style-name="T1">h</text:span></text:span><text:span text:style-name="Default_20_Paragraph_20_Font"><text:span text:style-name="T15">in-<text:line-break/>giberis drach. ij , struthii drach. ij , piperis albi drach. j,<text:line-break/>casiae drach. j, utere ut dictum est. </text:span></text:span><text:span text:style-name="Default_20_Paragraph_20_Font"><text:span text:style-name="T1">Ad veterem capitis<text:line-break/>dolorem flernutatoria Ptolemaei. Facit ad verti</text:span></text:span><text:span text:style-name="Default_20_Paragraph_20_Font"><text:span text:style-name="T15">g</text:span></text:span><text:span text:style-name="Default_20_Paragraph_20_Font"><text:span text:style-name="T1">inem et<text:line-break/>comitiali assect</text:span></text:span><text:span text:style-name="Default_20_Paragraph_20_Font"><text:span text:style-name="T15">u</text:span></text:span><text:span text:style-name="Default_20_Paragraph_20_Font"><text:span text:style-name="T1">s</text:span></text:span><text:span text:style-name="Default_20_Paragraph_20_Font"><text:span text:style-name="T15">. n. Veratri albi dracln iiij, alii unum lla-<text:line-break/>hent, radicis cucumeris silvestris drach. j, struthii drach. j,<text:line-break/>nitri rubri drach. j, castorii drach. j, piperis albi dra</text:span></text:span><text:span text:style-name="Default_20_Paragraph_20_Font"><text:span text:style-name="T1">c</text:span></text:span><text:span text:style-name="Default_20_Paragraph_20_Font"><text:span text:style-name="T15">h. j.<text:line-break/>Utere ut dictum est. </text:span></text:span><text:span text:style-name="Default_20_Paragraph_20_Font"><text:span text:style-name="T1">Aliud</text:span></text:span><text:span text:style-name="Default_20_Paragraph_20_Font"><text:span text:style-name="T15">. n. Veratri albi, radici</text:span></text:span><text:span text:style-name="Default_20_Paragraph_20_Font"><text:span text:style-name="T1">s c</text:span></text:span><text:span text:style-name="Default_20_Paragraph_20_Font"><text:span text:style-name="T15">nsm-<text:line-break/>meris silvestris, struthii, singulorum partes duas, castorii,<text:line-break/>acori, nitri. rubri, cumini Aethiopici, singulorum partem<text:line-break/>unam, euphorbii partem unam. Tritis ut dictum est utore.<text:line-break/>At vero post dictorum sterllu tatoriorum descriptionem Asusu-<text:line-break/>piades in hunc modum scripsit. Q</text:span></text:span><text:span text:style-name="Default_20_Paragraph_20_Font"><text:span text:style-name="T1">uae mansu caput purgent<text:line-break/>et multam humiditatem ducant. </text:span></text:span><text:span text:style-name="Default_20_Paragraph_20_Font"><text:span text:style-name="T15">n Piperis albi Ʒ ija sta-<text:line-break/>phidis silvestris drach. ij, origani Ʒ ii, casiae ℥ ii. Lx</text:span></text:span><text:span text:style-name="Default_20_Paragraph_20_Font"><text:span text:style-name="T1">e</text:span></text:span><text:span text:style-name="Default_20_Paragraph_20_Font"><text:span text:style-name="T15">ipa<text:line-break/>uvarum passarum exacinatarum aut siCuum pinguium oafue</text:span></text:span></text:p>
      <text:p text:style-name="P3"><text:span text:style-name="Default_20_Paragraph_20_Font"><text:span text:style-name="T15">et mandenda praebe. Mandentes vero deorsum inclinari<text:line-break/>oportet et per intervalla hiare, quo collectus humor desisse<text:line-break/>let. Post vero etiam aqua calida in ore continenda, quae<text:line-break/>etiam, ubi multam perceperint mordacitatem, eis etiam fri-<text:line-break/>gida exhibenda est. </text:span></text:span><text:span text:style-name="Default_20_Paragraph_20_Font"><text:span text:style-name="T1">Aliud</text:span></text:span><text:span text:style-name="Default_20_Paragraph_20_Font"><text:span text:style-name="T15">. ♃ Staphidis silvestris, pyrethri,<text:line-break/>piperis albi, hyssopi, cardamomi, singulorum aequales par-<text:line-break/>tes, polentae duplum. Aqua subigito ac utitor ut dictum<text:line-break/>est. Porro ex subscriptis medicamentis quibusdam praecep-<text:line-break/>tores meos usos scio, quibusdam amiCos, aliqua etiam ipse<text:line-break/>in usum assumpsi, ut ex multo usu fidem suam mihi pro-<text:line-break/>baverint. Sunt autem haec. Foliorum cucumeris silvestris<text:line-break/>succus naribus insunditur tum per se solus, tum betae ad-<text:line-break/>dito decocto aut succo. </text:span></text:span><text:span text:style-name="Default_20_Paragraph_20_Font"><text:span text:style-name="T1">Aliud. </text:span></text:span><text:span text:style-name="Default_20_Paragraph_20_Font"><text:span text:style-name="T15">Myrrham melle coctam<text:line-break/>naribus insundito. </text:span></text:span><text:span text:style-name="Default_20_Paragraph_20_Font"><text:span text:style-name="T1">Aliud</text:span></text:span><text:span text:style-name="Default_20_Paragraph_20_Font"><text:span text:style-name="T15">. ♃ Aloësi, nitri, melanthii, </text:span></text:span><text:span text:style-name="Default_20_Paragraph_20_Font"><text:span text:style-name="T1">nigesu-<text:line-break/>lae,</text:span></text:span><text:span text:style-name="Default_20_Paragraph_20_Font"><text:span text:style-name="T15"> parem mensuram, cum oleo veteri ad stramentorum<text:line-break/>crassitudinem redacta. </text:span></text:span><text:span text:style-name="Default_20_Paragraph_20_Font"><text:span text:style-name="T1">Aliud quod manditur</text:span></text:span><text:span text:style-name="Default_20_Paragraph_20_Font"><text:span text:style-name="T15">. ♃ Nitri se-<text:line-break/>xuncem, anisi trientem, staphidis silvestris quadrantem, so-<text:line-break/>horum lauri viridium et uvae passae exacinatae parem men-</text:span></text:span></text:p>
      <text:p text:style-name="P3">suram, excipe et ex hac mixtura pastillos trium drachma-<text:line-break/>rum coge et singulos usu expetente mandendos praebe.<text:line-break/><text:span text:style-name="Default_20_Paragraph_20_Font"><text:span text:style-name="T1">Aliud quod naribus inditur</text:span></text:span>. ♃ I.upllorbii Ʒ jI. thapsiae Ʒ j,<text:line-break/>iridis Ʒ j, mellis coeti fesquidrachmam, succi radicis betae<text:line-break/>quantum Dissicit. Ex lloc ad milii magnitudinem accipe et<text:line-break/>aqua dilutum, specilloque exceptum naribus infunde. <text:span text:style-name="Default_20_Paragraph_20_Font"><text:span text:style-name="T1">Aliud<text:line-break/>quod naribus insu n da ur. </text:span></text:span>♃ Succi cyclamini cyathos ij,<text:line-break/>succi foliorum hederae cyathum ununq peucedani obolum<text:line-break/>unum, elaterii obolum unum. In vitreo vasa rs condito. usu<text:line-break/>vero expostulante lacte muliebri difloluta naribus infundito.<text:line-break/><text:span text:style-name="Default_20_Paragraph_20_Font"><text:span text:style-name="T1">Aliud.</text:span></text:span> ♃ Myrrhae trientem, euphorbii trientem, piperis<text:line-break/>albi grana xxv. Myrrham aqua prius dissolvito, unaque<text:line-break/>ipsum eupliorbium, deinde piper tritum addito et adjecto<text:line-break/>olei gleucini sexunce utitor. <text:span text:style-name="Default_20_Paragraph_20_Font"><text:span text:style-name="T1">Aliud, quod naribus insessam<text:line-break/>multam pituitam per os detrahit. </text:span></text:span>n Olei communis sex-<text:line-break/>tarios duos, saponis libram unam, resinae frictae sesquili-<text:line-break/>bram, opopanacis ℥ j. Per anchusam colorato ac utitor<text:line-break/>ore prius aqua expleto. <text:span text:style-name="Default_20_Paragraph_20_Font"><text:span text:style-name="T1">Aliud quo os illinitur</text:span></text:span>. Saponem</text:p>
      <text:p text:style-name="P3"><text:span text:style-name="Default_20_Paragraph_20_Font"><text:span text:style-name="T15">betae succo dilutum juxta palatum illinito, atque itidem<text:line-break/>juxta oris columellam. Idem etiam naribus infundi potest.</text:span></text:span></text:p>
      <text:p text:style-name="P1"><text:span text:style-name="Default_20_Paragraph_20_Font"><text:span text:style-name="T1">[Quae Crito in primo de medicamentis scripsit his<text:line-break/>verbis.] Apopltlegmatismt</text:span></text:span><text:span text:style-name="Default_20_Paragraph_20_Font"><text:span text:style-name="T15">. Staphis filvestris per fe et cum<text:line-break/>pulegio mansa. </text:span></text:span><text:span text:style-name="Default_20_Paragraph_20_Font"><text:span text:style-name="T1">Aliud. </text:span></text:span><text:span text:style-name="Default_20_Paragraph_20_Font"><text:span text:style-name="T15">♃ Staphidis silvestris et origani,<text:line-break/>utriusque acetabulum, nitri Ʒ ij , trita cochlearii menfura<text:line-break/>manducanda praebeto, donec os pituita repleatur, deinde<text:line-break/>aperto ore effluere sinito. </text:span></text:span><text:span text:style-name="Default_20_Paragraph_20_Font"><text:span text:style-name="T1">Aliud. </text:span></text:span><text:span text:style-name="Default_20_Paragraph_20_Font"><text:span text:style-name="T15">♃ Origani ℥ iiij, hys-<text:line-break/>sopi Ʒ iiij, staphidis silvestris Ʒ iiij, spumae nitri Ʒ ij, sina-<text:line-break/>pis Ʒ ij, pyrethri drach. iij. tritis utere. </text:span></text:span><text:span text:style-name="Default_20_Paragraph_20_Font"><text:span text:style-name="T1">Aliud</text:span></text:span><text:span text:style-name="Default_20_Paragraph_20_Font"><text:span text:style-name="T15">. ♃ Sinapis<text:line-break/>partem unam, staphidis filvestris partem unam, contusis<text:line-break/>utere. Hoc pharmacopolae utuntur. </text:span></text:span><text:span text:style-name="Default_20_Paragraph_20_Font"><text:span text:style-name="T1">Aliud</text:span></text:span><text:span text:style-name="Default_20_Paragraph_20_Font"><text:span text:style-name="T15">. Hyssopo, thymo,<text:line-break/>origano tum per se tum simul mixtis utere. </text:span></text:span><text:span text:style-name="Default_20_Paragraph_20_Font"><text:span text:style-name="T1">Aliud. </text:span></text:span><text:span text:style-name="Default_20_Paragraph_20_Font"><text:span text:style-name="T15">Me^<text:line-break/>duliae colocynthida in aceto ad multum tempus coctae,<text:line-break/>aut etiam per longum tempus in vino maceratae, liquorem<text:line-break/>in ore contineto. </text:span></text:span><text:span text:style-name="Default_20_Paragraph_20_Font"><text:span text:style-name="T1">Aliud. </text:span></text:span><text:span text:style-name="Default_20_Paragraph_20_Font"><text:span text:style-name="T15">Allia cum erucae semine et nitro.<text:line-break/></text:span></text:span><text:span text:style-name="Default_20_Paragraph_20_Font"><text:span text:style-name="T1">Aliud</text:span></text:span><text:span text:style-name="Default_20_Paragraph_20_Font"><text:span text:style-name="T15">. ♃ Staphidis silvestris drach. vij, pyrethri drach. iiij,</text:span></text:span></text:p>
      <text:p text:style-name="P3"><text:span text:style-name="Default_20_Paragraph_20_Font"><text:span text:style-name="T15">hyssopi Ʒ j, contusa in orbiculares pastilli cogito^ eosique<text:line-break/>drachmae pende</text:span></text:span><text:span text:style-name="Default_20_Paragraph_20_Font"><text:span text:style-name="T1">t</text:span></text:span><text:span text:style-name="Default_20_Paragraph_20_Font"><text:span text:style-name="T15">e formatos manducandus exhibeto.</text:span></text:span></text:p>
      <text:p text:style-name="P1"><text:span text:style-name="Default_20_Paragraph_20_Font"><text:span text:style-name="T15">[Q</text:span></text:span><text:span text:style-name="Default_20_Paragraph_20_Font"><text:span text:style-name="T1">uae medicamenta naribus indenda Crit</text:span></text:span><text:span text:style-name="Default_20_Paragraph_20_Font"><text:span text:style-name="T15">o </text:span></text:span><text:span text:style-name="Default_20_Paragraph_20_Font"><text:span text:style-name="T1">ictericis<text:line-break/>conscripsit.] Medicamentum quod naribus insunditur osi<text:line-break/>tum per nares tuln per os excernit. Ch id ipsum vero<text:line-break/>consternar</text:span></text:span><text:span text:style-name="Default_20_Paragraph_20_Font"><text:span text:style-name="T15">e</text:span></text:span><text:span text:style-name="Default_20_Paragraph_20_Font"><text:span text:style-name="T1">, st palatum calesaciat aut exasper</text:span></text:span><text:span text:style-name="Default_20_Paragraph_20_Font"><text:span text:style-name="T15">a</text:span></text:span><text:span text:style-name="Default_20_Paragraph_20_Font"><text:span text:style-name="T1">t rttsu;<text:line-break/>enim avocat ac transfert humores. </text:span></text:span><text:span text:style-name="Default_20_Paragraph_20_Font"><text:span text:style-name="T15">♃ Staphidis silvestri</text:span></text:span><text:span text:style-name="Default_20_Paragraph_20_Font"><text:span text:style-name="T1">s<text:line-break/></text:span></text:span><text:span text:style-name="Default_20_Paragraph_20_Font"><text:span text:style-name="T15">Ʒ j, melantllii Ʒ ii</text:span></text:span><text:span text:style-name="Default_20_Paragraph_20_Font"><text:span text:style-name="T1">s</text:span></text:span><text:span text:style-name="Default_20_Paragraph_20_Font"><text:span text:style-name="T15"> cum aceto trita, ;td formam strqtmtmu,<text:line-break/>liqui florem redigito et per dies quinque in nartsg infun-<text:line-break/>dito, donec expurgetur aeger, id autem alterni</text:span></text:span><text:span text:style-name="Default_20_Paragraph_20_Font"><text:span text:style-name="T1">s</text:span></text:span><text:span text:style-name="Default_20_Paragraph_20_Font"><text:span text:style-name="T15"> diebus su-<text:line-break/>cito. </text:span></text:span><text:span text:style-name="Default_20_Paragraph_20_Font"><text:span text:style-name="T1">Aliud. </text:span></text:span><text:span text:style-name="Default_20_Paragraph_20_Font"><text:span text:style-name="T15">♃ Hederae folia decem, lauri seilsu decem<text:line-break/>cum oleo terendo ad strigmenti crassitudinem redi^</text:span></text:span><text:span text:style-name="Default_20_Paragraph_20_Font"><text:span text:style-name="T1">t</text:span></text:span><text:span text:style-name="Default_20_Paragraph_20_Font"><text:span text:style-name="T15">itϽ<text:line-break/>naribus similiter instillato. </text:span></text:span><text:span text:style-name="Default_20_Paragraph_20_Font"><text:span text:style-name="T1">Aliud</text:span></text:span><text:span text:style-name="Default_20_Paragraph_20_Font"><text:span text:style-name="T15">. Egregie faou elate-<text:line-break/>Pium inlustlatum in ipsorum nares. Caeterum siquid hem<text:line-break/>citra detrimentum lacere velit, in calidae solium aegrum<text:line-break/>immittet, atque ita toto corpore praeter faciem m<text:line-break/>merso elaterium insufflabit, large enim bilem p</text:span></text:span><text:span text:style-name="Default_20_Paragraph_20_Font"><text:span text:style-name="T18">a</text:span></text:span><text:span text:style-name="Default_20_Paragraph_20_Font"><text:span text:style-name="T15">sp </text:span></text:span><text:span text:style-name="Default_20_Paragraph_20_Font"><text:span text:style-name="T1">n</text:span></text:span><text:span text:style-name="Default_20_Paragraph_20_Font"><text:span text:style-name="T15">aro<text:line-break/>educit. </text:span></text:span><text:span text:style-name="Default_20_Paragraph_20_Font"><text:span text:style-name="T1">Aliud. </text:span></text:span><text:span text:style-name="Default_20_Paragraph_20_Font"><text:span text:style-name="T15">Elaterium ad magnitudinem eri m su</text:span></text:span><text:span text:style-name="Default_20_Paragraph_20_Font"><text:span text:style-name="T18">t</text:span></text:span><text:span text:style-name="Default_20_Paragraph_20_Font"><text:span text:style-name="T15">te<text:line-break/>muliebri dilutum naribus infundito, atque ubi purgatio</text:span></text:span></text:p>
      <text:p text:style-name="P3"><text:span text:style-name="Default_20_Paragraph_20_Font"><text:span text:style-name="T15">prodierit, in calidae labrum demittito ac Iavato et per<text:line-break/>diaetam reficito.</text:span></text:span></text:p>
      <text:p text:style-name="P1"><text:span text:style-name="Default_20_Paragraph_20_Font"><text:span text:style-name="T15">[ Q</text:span></text:span><text:span text:style-name="Default_20_Paragraph_20_Font"><text:span text:style-name="T1">uae Aeneas per experientia</text:span></text:span><text:span text:style-name="Default_20_Paragraph_20_Font"><text:span text:style-name="T15">e </text:span></text:span><text:span text:style-name="Default_20_Paragraph_20_Font"><text:span text:style-name="T1">pituitam detrahentia<text:line-break/>tradidit.]</text:span></text:span><text:span text:style-name="Default_20_Paragraph_20_Font"><text:span text:style-name="T15"> Quorum experientiam per Aeneae usum habeo,<text:line-break/>a quo etiam descriptiones accepi. </text:span></text:span><text:span text:style-name="Default_20_Paragraph_20_Font"><text:span text:style-name="T1">Medicamentum quod na-<text:line-break/>rubus inditur atque pituitam detrahit. </text:span></text:span><text:span text:style-name="Default_20_Paragraph_20_Font"><text:span text:style-name="T15">♃ Saponis ℔ vj,<text:line-break/>adipis caprini ℔ j, cerae lb iij, picis aridae trientem, qui-<text:line-break/>dam vero quadrantem habent, nitri tantundem, lixivii acris<text:line-break/>cyathosi ij, aqua diluito et dum uteris per specillum insun-<text:line-break/>dito attrahereque jubeto. Caput vero irino praeligato et<text:line-break/>post usum aquam mulsam saepe gargarizandam praebeto.<text:line-break/></text:span></text:span><text:span text:style-name="Default_20_Paragraph_20_Font"><text:span text:style-name="T1">Aliud.</text:span></text:span><text:span text:style-name="Default_20_Paragraph_20_Font"><text:span text:style-name="T15"> ♃ Euplrorbii Ʒ vj , lycii Illdici Ʒ iiij , succo betae<text:line-break/>excipe, ac melle addito coge. Usus tempore aqua aut lacte<text:line-break/>dilue. </text:span></text:span><text:span text:style-name="Default_20_Paragraph_20_Font"><text:span text:style-name="T1">Aliud. </text:span></text:span><text:span text:style-name="Default_20_Paragraph_20_Font"><text:span text:style-name="T15">♃ Succi cyclamini cyath. ij, succi cacumi-<text:line-break/>nllm hederae cyath. j, succi peucedani obolum unum, ela--<text:line-break/>terii obolum unum. Utere in balneo cum lacte muliebri.<text:line-break/></text:span></text:span><text:span text:style-name="Default_20_Paragraph_20_Font"><text:span text:style-name="T1">Aliud</text:span></text:span><text:span text:style-name="Default_20_Paragraph_20_Font"><text:span text:style-name="T15">. ♃ Pyrethri, piperis, hyssopi, staphidis filvestrisi pa-<text:line-break/>rem mensuram in pastillos drachmae pondere cogito, quo-<text:line-break/>rum unum manducandum praebeto et post factam ab ipso</text:span></text:span></text:p>
      <text:p text:style-name="P3">purgationem, lale et melle curato. <text:span text:style-name="Default_20_Paragraph_20_Font"><text:span text:style-name="T1">Sternutatoriuln. </text:span></text:span>♃ Pi-<text:line-break/>peris albi, veratri albi, castorii, euphorbii, struthii, succi<text:line-break/>cyclamini aridi, aequali mensura penna praeornatis in-<text:line-break/>sufllato.</text:p>
      <text:p text:style-name="P1"><text:span text:style-name="Default_20_Paragraph_20_Font"><text:span text:style-name="T1">[De usu omnium vehementium medicamentorum.]<text:line-break/></text:span></text:span>Quam utendi rationem de praedictis medicamentis dixero,<text:line-break/>eam ad omnia alia, quaecunque validam vim habent, transi-<text:line-break/>ferre oportet. Non enim statim a principio efficacissima ad-<text:line-break/>lubere convenit, sed a debilioribus auspicari. Quin et ipsa<text:line-break/>valida medicamenta mitigatoriorum admixtione lenita mo-<text:line-break/>derasa fiunt. Et ob id ego quaedam ex eis muliebri lacte<text:line-break/>recenti et aqua diluo et post ho<text:span text:style-name="Default_20_Paragraph_20_Font"><text:span text:style-name="T1">c</text:span></text:span> oleo dulci, deinde betae<text:line-break/>succo et anagallidis, quae coeruleum florem llabet, itidem<text:line-break/>luceo , atque ita sensim in usu eorum progredior, donec<text:line-break/>postremum etiam per opobalsamum talia disselvo. fuo pr,-<text:line-break/>mum quidem lacte admixto adhibeo: quod ubi leviter se--<text:line-break/>runt aegri, etiam citra lactis ad<text:span text:style-name="Default_20_Paragraph_20_Font"><text:span text:style-name="T1">i</text:span></text:span>ectionem admoveo. Porro<text:line-break/>parabili saepe medicamento usus sum, quod naribus insun-</text:p>
      <text:p text:style-name="P3">ditur, melanthio aliquando quidem aceto acri rigato ac<text:line-break/>pridie macerato, deinde sequenti rursus cum aceto trito et<text:line-break/>naribus infuso, aut aegro ipsum absorbere in nares jusso.<text:line-break/>Aliquando vero oleo veteri idem melanthium contrivi, at-<text:line-break/>que ita intro instillans usus sum, quo modo etiam Arelli-<text:line-break/>genes eo utitur in narium obturatione. Priore vero, quod<text:line-break/>cum aceto insunditur, Crito utitur in ictericis.</text:p>
      <text:p text:style-name="P1">Cap. III. [<text:span text:style-name="Default_20_Paragraph_20_Font"><text:span text:style-name="T1">De Fsomicrania.]</text:span></text:span> Hemicrania affectio do-<text:line-break/>lorifica circa dimidiant capitis partem aliquando dexteram,<text:line-break/>aliquando alteram contingit, quae juxta suturam secundum<text:line-break/>longitudinem ejus extensam terminatur et ut plurimum per<text:line-break/>circuitum exacerbatur, influxu vaporum aut humorum five<text:line-break/>.multorum five calidorum sive frigidorum causam dolori sug-<text:line-break/>gerente. Quidam igitur ipsorum circa temporum musculos<text:line-break/>vehementer dolitant et pleraque sane ipsorum pars hoc<text:line-break/>modo affligitur. Quidam vero dolorem ad sublimiora ascen-<text:line-break/>dentem habent. <text:span text:style-name="Default_20_Paragraph_20_Font"><text:span text:style-name="T1">E</text:span></text:span>t quidam adeo vehementer dolent, ut<text:line-break/>neque manuum Contactum facile ferant, in quibus palam</text:p>
      <text:p text:style-name="P3">est, pelliculam calvam ambientem esse affectam et neque<text:line-break/>cutem ipsam omnino ab allectione immunem existere. Ita-<text:line-break/>tionabile igitur est vaporum aut humorum aut utrorumque<text:line-break/>influxum sive per venas sive per arterias sive per utras-<text:line-break/>que contingere, quum interdum ea sola, quae intra calvam<text:line-break/>continentur, hoc est cerebrum ejusque membranae, quod<text:line-break/>in ipsis redundat foras protrudant, interdum vero corpus<text:line-break/>intra caput positum vitiatos vapores aut humores sursum<text:line-break/>mittat. Quapropter ubi quis hemicraniam curare aggreditur,<text:line-break/>prius quali purgatione aut venae sectione aeger opus ha-<text:line-break/>beat consideret, atque ita deinde ad capitis auxilia pro-<text:line-break/>grediendo tum per digitos suae manus tum per linteum<text:line-break/>dimidiam frontis partem, et eam maxime quae circa tem-<text:line-break/>porum musculum est, confricando excalefaciat, atque id ante<text:line-break/>irritationis tempus faciendum est. Post exacerbationem tero<text:line-break/>medicamentis hemicranicis a medicis appellatis utendum, si<text:line-break/>quidem multa caliditas in doloribus percipiatur , iis quae<text:line-break/>resiigerans quippiam habent, citra vero hanc iis quae</text:p>
      <text:p text:style-name="P2"><text:span text:style-name="Default_20_Paragraph_20_Font"><text:span text:style-name="T15">multum excalesaciant. Utriusque vero aliquid ex iis, quae<text:line-break/>robur addunt misceatur, quod astringentem videlicet habeat<text:line-break/>facultatem. Demiror autem quod neque Apollonms neque<text:line-break/>Archigenes neque Asclepiades quicquam de hemicranicis<text:line-break/>medicamentis , quae merito post doloris capitis totius me-<text:line-break/>dicamenta subiicienda erant, conscripserunt. Decebat enim<text:line-break/>ipfos, tametsi nihil priUatim in se habeant, propterea quod<text:line-break/>inter ea quae totius capitis dolori destinata sunt continean-<text:line-break/>tur, id ipsum saltem annotare. Similiter autem et ab Hera<text:line-break/>et a Critone uberior de hac affectione tractatio neglecta<text:line-break/>est. Caeterum per quae medicamenta inveterato capitis do-<text:line-break/>i lori medentur, per eadem constat eos etiam hemicranicis<text:line-break/>. affectibus auxiliari. Heras itaque in medicamentario libro<text:line-break/>statim a principio in haec verba ad capitis dolorem me-<text:line-break/>dicamenta conscripsit.</text:span></text:span></text:p>
      <text:p text:style-name="P1"><text:span text:style-name="Default_20_Paragraph_20_Font"><text:span text:style-name="T1">[Medicamenta ex libris .Perae ad Capitis dolorem.]<text:line-break/></text:span></text:span><text:span text:style-name="Default_20_Paragraph_20_Font"><text:span text:style-name="T15">♃ Crocomagmatis partem j, gallae partem j, trita ex vino<text:line-break/>fronti ac temporibus illinito. </text:span></text:span><text:span text:style-name="Default_20_Paragraph_20_Font"><text:span text:style-name="T1">Pastillus ad capitis dolorem<text:line-break/>egregie faciens , a tempore ad tempus bis aut ter illitus.</text:span></text:span></text:p>
      <text:p text:style-name="P3">♃ Croci Ʒ xv, atramenti sutorii Ʒ x, aluminis scissi Ʒ xiij,<text:line-break/>myrrhae Ʒ iij, opii Ʒ iij, omphacii Ʒ iij, chalcitidis Ʒ isc<text:line-break/>gummi Ʒ xv. Tritis omnibus vini Falerni austeri quod sati,<text:line-break/>est affundi et ut collyrium tere, indeque in pastillos omusa<text:line-break/>redige. Clu vero expetente posca aut a<text:span text:style-name="Default_20_Paragraph_20_Font"><text:span text:style-name="T1">c</text:span></text:span>eto dilutis utopt,.<text:line-break/><text:span text:style-name="Default_20_Paragraph_20_Font"><text:span text:style-name="T1">Malagma ad capitis dolorem. ♃ </text:span></text:span>Aeruginis rasilis Ʒ ini<text:line-break/>aeris usti Ʒ ij, squamae ftomomatis Ʒ ij, cimoliae Ʒ iiij,<text:line-break/>chalcitidis Ʒ iiij, pumicis crudi Ʒ iiij, terebinthinae ℥ j^<text:line-break/>cerae Ʒ xxxvij, et dimidiam, olei veteris cyathos ij. Aridi,<text:line-break/>tenuissime tritis, liquabilia liquefacta affunde, emolli<text:line-break/>utere. Quod fi durius videatur medicamentum, oleo amy-<text:line-break/>gdalino emollito. Haec quidem medicamenta Heras ad ca-<text:line-break/>pitis dolorem scripsit. Utuntur autem eis quidam etiam ad<text:line-break/>hemicranicos dolores, quemadmodum etiam aliis medica-<text:line-break/>mentis, quae praedicti viri ad inveteratos capitis dolores<text:line-break/>destinaverunt Non tamen per omnem Irontem med<text:span text:style-name="Default_20_Paragraph_20_Font"><text:span text:style-name="T1">i</text:span></text:span>camen-<text:line-break/>tum extendunt, sed per affectam solum partem. Caeterum</text:p>
      <text:p text:style-name="P3"><text:span text:style-name="Default_20_Paragraph_20_Font"><text:span text:style-name="T15">ex praeceptoribus nostris quispiam hoc medicamentum ad<text:line-break/>inveteratas hemicranias in usu habebat. ♃ Piperis albiƷ ij,<text:line-break/>crocomagmatis Ʒ ij, euphorbii Ʒ ẞ utere. Porro de euphor-<text:line-break/>hii facultate jam mihi relatum est, quod cito exolvatur,<text:line-break/>quare in ejusmodi medicamenta non vetus conjicere opor-<text:line-break/>tet. Dictum etiam recens albidius esse, quod vero inve-<text:line-break/>teratum est, flavioris aut pallidioris coloris reddi. Verum<text:line-break/>si non valde vetus fit euphorbium, sed duorum aut trium<text:line-break/>annorum, duplum ejus adjicies, hoc estƷ i. Quemadmodum<text:line-break/>autem euphorbium recens conjiciendum est, sic itidem ster-<text:line-break/>coris columbini drachmae dimidium, ex columbis montanis<text:line-break/>quasi in turribuS nutriunt sibi ipfiS victum quaerentes, non<text:line-break/>velut quae in urbibus intra domos nutriuntur. At vero et<text:line-break/>atramenti scriptorii aequa portio, hoc est drachmae dimi-<text:line-break/>dium ad columbinum stercus iniicitur, atque ad hanc rem<text:line-break/>nostrum Pergamenum praestat, eo enim semper praeceptor<text:line-break/>noster utebatur. Aut igitur illud ipsum ex Pergamo atra-</text:span></text:span></text:p>
      <text:p text:style-name="P3">mentum inficere oportet, aut aliquod aliud optime prae-<text:line-break/>paratum. Atque ita omnibus lds mixtis et probe subactis<text:line-break/>acetoque acerrimo imbutis ac dilutis temporis musculus et<text:line-break/>dimidium frontis et affecta capitis pars illinenda est<text:span text:style-name="Default_20_Paragraph_20_Font"><text:span text:style-name="T1">. Aliud<text:line-break/>medicamenturn, quod non solum in llernicrania, scd et in<text:line-break/>olnni inveterato capitis affectu illinitur, in cephalalgiis<text:line-break/>per omnem spontem, in hemicrania vero per mediam ca-<text:line-break/>pais pultem affecta. ♃ </text:span></text:span>Croci Ʒ v, atramenti sutorii drach.<text:line-break/>decem, aluminis scissi drach. nj, myrrhae drachmas tres,<text:line-break/>opii drachmas tres, chalciteos drachmas tres, ompha<text:span text:style-name="Default_20_Paragraph_20_Font"><text:span text:style-name="T1">c</text:span></text:span>ii<text:line-break/>drachmas tres, gummi drach. xv. Omnibus tritis vinum<text:line-break/>Falernum adjice et rursus ut collyrium tere, deindeque in<text:line-break/>pastillos redige. Usus vero tempore p<text:span text:style-name="Default_20_Paragraph_20_Font"><text:span text:style-name="T1">a</text:span></text:span>sca dilutos aut aceto<text:line-break/>illinc. <text:span text:style-name="Default_20_Paragraph_20_Font"><text:span text:style-name="T1">Aliud ad eosdem affectus</text:span></text:span>. ♃ Scammoniae drachmas<text:line-break/>sex, croci drachmas duas, comae hederae drachmas st x,<text:line-break/>sulfuris vivi drachmas quatuor, seminis anili drachmas<text:line-break/>octo, seminis apii drachmas octo, diligenter trita cum ocimi<text:line-break/>succo in pastillos cogito. Hoc medicamentum multo rosaceo</text:p>
      <text:p text:style-name="P3"><text:span text:style-name="Default_20_Paragraph_20_Font"><text:span text:style-name="T15">dissolutum capitibus lethargicorum rigandisi fit commodum.<text:line-break/></text:span></text:span><text:span text:style-name="Default_20_Paragraph_20_Font"><text:span text:style-name="T1">Aliud medicamentum non iisdem conveniens, sed et ver-<text:line-break/>tlginofls auxiliare</text:span></text:span><text:span text:style-name="Default_20_Paragraph_20_Font"><text:span text:style-name="T15">. ♃ Radicisi peucedani Ʒ iiij, iridis llly-<text:line-break/>ricae Ʒ ij, aeruginis Ʒ j, acori Ʒ j, spondyl</text:span></text:span><text:span text:style-name="Default_20_Paragraph_20_Font"><text:span text:style-name="T1">o</text:span></text:span><text:span text:style-name="Default_20_Paragraph_20_Font"><text:span text:style-name="T15"> Ʒ iiij, piperis<text:line-break/>nigri Ʒ ij ẞ7 castorii Ʒ ij ẞ, serpilli Ʒ iiij ẞ, myrrhae Ʒ ij,<text:line-break/>baccarum lauri numero xxxv, rutae vilidisi Ʒ visa menthae<text:line-break/>viridis Ʒ iiij, opii Ʒ j, aceto excipe et in pastillos redige.<text:line-break/>Clu exigente aceto et rosaceo dilutos illinc. Verum cerato<text:line-break/>rosaceo exceptum hoc pharmacum ut malagma imponitur.<text:line-break/></text:span></text:span><text:span text:style-name="Default_20_Paragraph_20_Font"><text:span text:style-name="T1">Pastillus n</text:span></text:span><text:span text:style-name="Default_20_Paragraph_20_Font"><text:span text:style-name="T15">o</text:span></text:span><text:span text:style-name="Default_20_Paragraph_20_Font"><text:span text:style-name="T1">n solum hemicrania laborantibus commodus,<text:line-break/>sed et</text:span></text:span><text:span text:style-name="Default_20_Paragraph_20_Font"><text:span text:style-name="T15"> i</text:span></text:span><text:span text:style-name="Default_20_Paragraph_20_Font"><text:span text:style-name="T1">schiadicis auxiliaris. </text:span></text:span><text:span text:style-name="Default_20_Paragraph_20_Font"><text:span text:style-name="T15">n Thapsiae Ʒ iij, euplmrbii<text:line-break/>S iiij, laseris sive succi medici Ʒ iij, myrrhae Ʒ j, opopa-<text:line-break/>Dacis Ʒ j. Simul contusa in pastillos cogito, quosi deinde<text:line-break/>usus tempore aceto tritos illinito. Haec quidem composita<text:line-break/>sunt medicamenta. Saepe vero et ipsis ac simpliciter eu-<text:line-break/>phorbii illisione usus sum, exigua cera ad consistentiam ad-<text:line-break/>lecta. Sussicit autem in libram olei, sive Sabini sive alterius<text:line-break/>i propinqui, cerae quadrantem in</text:span></text:span><text:span text:style-name="Default_20_Paragraph_20_Font"><text:span text:style-name="T1">i</text:span></text:span><text:span text:style-name="Default_20_Paragraph_20_Font"><text:span text:style-name="T15">icere et euphorbii ℥ j,</text:span></text:span></text:p>
      <text:p text:style-name="P3"><text:span text:style-name="Default_20_Paragraph_20_Font"><text:span text:style-name="T15">atque ex hoc dimidiam frontis partem illinere una cum<text:line-break/>temporis videlicet musculo. Caeterum in quibus suspicio-<text:line-break/>nem llabueris a calidis vaporibus aut humoribus hemicra-<text:line-break/>niam fieri, in his ne admoveris hoc medicamentum, iis<text:line-break/>vero qui ob srigidasi causas infestantur commodissimum adeo<text:line-break/>est, ut saepe semel ante balneum illitum quam citissime affe-<text:line-break/>ctionem persanet, ut a balneo omnino sani aegri evadant.<text:line-break/>Iuvat etiam hos, si oleum tepidum in aurem instilletur,<text:line-break/>modico euphorbio ad oleum insecto, nimirum ad libram<text:line-break/>olei unam, euphorbii uncia dimidia, Ii validum euphorbium<text:line-break/>existat, sivero non, etiam amplius in</text:span></text:span><text:span text:style-name="Default_20_Paragraph_20_Font"><text:span text:style-name="T8">i</text:span></text:span><text:span text:style-name="Default_20_Paragraph_20_Font"><text:span text:style-name="T15">icere convenit. Verum<text:line-break/>in corporibus molli aC tenero sensu praeditis, etiam si mi-<text:line-break/>nus quam dimidiant unciam injeeeris mestus res procedet.</text:span></text:span></text:p>
      <text:h text:style-name="P44" text:outline-level="1"><text:bookmark-start text:name="bookmark6"/>GALENI DE COMPO<text:span text:style-name="Default_20_Paragraph_20_Font"><text:span text:style-name="T1">S</text:span></text:span>ITIONE MEDI-<text:line-break/>C A M E N T O RU M <text:span text:style-name="Default_20_Paragraph_20_Font"><text:span text:style-name="T1">S</text:span></text:span>ECUNDUM LO COS<text:line-break/>LIBER III.<text:bookmark-end text:name="bookmark6"/></text:h>
      <text:h text:style-name="Heading_20_2" text:outline-level="2"><text:span text:style-name="Default_20_Paragraph_20_Font">Cap. I. </text:span></text:h>
      <text:p text:style-name="P28"><text:span text:style-name="Default_20_Paragraph_20_Font"><text:span text:style-name="T15">Aurium dolores aliqui ex srigiditate fiunt,<text:line-break/>quosi sane in peregrinationibus a frigidis ventis perflati<text:line-break/>patiuntur, aliqui vero ex balneis frigidis et quibusdam<text:line-break/>medicatis aquis oboriuntur, in quibus quidam ob delicias<text:line-break/>lavant, quamquam sint qui et ob corpori^ commoditatem<text:line-break/>id saciant. fiunt et auris dolores ex. inflammatione, inter-<text:line-break/>dum quidem solius circa meatum cutis , interdum vero in</text:span></text:span></text:p>
      <text:p text:style-name="P3">profundum progressa, quando videlicet nervus auditores<text:line-break/>ad inflammatam allectionem pervenit. Qua vero ratione<text:line-break/>inflammatio partes inflammatas distendens dolorem produ-<text:line-break/>cit, juxta eundem modum etiam flatulentum spiritus transi-<text:line-break/>tum non habens dolorem excitat. At vero consimilis dolor<text:line-break/>est ex fero sis et saniosis humoribus in corpore aurium ge-<text:line-break/>Iteratis ei, qui ex mordacium humorum illapsu forinsecus<text:line-break/>facto contingit.</text:p>
      <text:p text:style-name="P1"><text:span text:style-name="Default_20_Paragraph_20_Font"><text:span text:style-name="T1">[De dolore auris ex fetgidate.]</text:span></text:span> Dolores quidem igi-<text:line-break/>tur a sola frigiditate obortus calesacientia quam celerrime<text:line-break/>curant. Atque in hunc usum quosdam rurales homines ma-<text:line-break/>gnas caepas exculpere vidi, deinde oleo eas explere et in<text:line-break/>fervente cinere moderate Calefacere, atque ita auribus in-<text:line-break/>fundere. Quosdam vero non caepas tantum , sed et allium<text:line-break/>in oleo contundere vel fervefacere, atque ita Infundere vidi.<text:line-break/>Ego vero euphorbio omnino exiguo ad multum vetus oleum<text:line-break/>admixto utor, vehit etiam pipere exquisitissime trito, au-<text:line-break/>rium enim dolores a frigidit<text:span text:style-name="Default_20_Paragraph_20_Font"><text:span text:style-name="T1">a</text:span></text:span>te inductos ejusmodi calesa-<text:line-break/>cientia magnopere iuvant. Prodest etiam amaracinum oleum</text:p>
      <text:p text:style-name="P3"><text:span text:style-name="Default_20_Paragraph_20_Font"><text:span text:style-name="T15">eis infundi et optimam nardum et quod apud Romanos<text:line-break/>foliatum, itemqu</text:span></text:span><text:span text:style-name="Default_20_Paragraph_20_Font"><text:span text:style-name="T1">e</text:span></text:span><text:span text:style-name="Default_20_Paragraph_20_Font"><text:span text:style-name="T15"> quod spicatum appellatur, prodest eis et<text:line-break/>Commagenum. Atque fi rutam quoque oleo non astringens<text:line-break/>ampliusque tenuium partium incoxeris, velut est Sabinum,<text:line-break/>magnopere iuveris.</text:span></text:span></text:p>
      <text:p text:style-name="P1"><text:span text:style-name="Default_20_Paragraph_20_Font"><text:span text:style-name="T1">[De dolore auris ex aqua medicata.]</text:span></text:span><text:span text:style-name="Default_20_Paragraph_20_Font"><text:span text:style-name="T15"> Quum vero ex<text:line-break/>aqua medicata quippiam circa auditorium meatum conti-<text:line-break/>neatur, oleum assidue infundere convenit, quo ipfum elua-<text:line-break/>mus, deinde lana molli extergere rurfusque infundere. Ma-<text:line-break/>gnifice autem eos mitigat ovi candidum, quo etiam ad lip-<text:line-break/>pitudines utimur, itemque lac muliebre. Manifestum vero<text:line-break/>est, quicquid adhibetur mediocriter calidum esse oportere.<text:line-break/>Plurimum iuvantur quoque ex adipe anserino, atque item<text:line-break/>vulpino.</text:span></text:span></text:p>
      <text:p text:style-name="P1"><text:span text:style-name="Default_20_Paragraph_20_Font"><text:span text:style-name="T1">[De dolore auris. ex ipsian</text:span></text:span><text:span text:style-name="Default_20_Paragraph_20_Font"><text:span text:style-name="T15">i</text:span></text:span><text:span text:style-name="Default_20_Paragraph_20_Font"><text:span text:style-name="T1">matione oborto.]</text:span></text:span><text:span text:style-name="Default_20_Paragraph_20_Font"><text:span text:style-name="T15"> Quod si<text:line-break/>inflammatio adsit, optimum ad eam medicamentum unguen-<text:line-break/>tum nardinum cum exiguo basilico appellato medicamento<text:line-break/>infunditur, idem etiam tetrapharmacum appellatur, et Com-</text:span></text:span></text:p>
      <text:p text:style-name="P3">magenum quoque aptum est, et ex.adipibus medicamentum,<text:line-break/>cujus compositionem paulo post describam. Cogente vero<text:line-break/>dolore necessarium est etiam iis quae sensum stupefaciunt<text:line-break/>uti, quemadmodum etiam in iis, qui col<text:span text:style-name="Default_20_Paragraph_20_Font"><text:span text:style-name="T1">u</text:span></text:span>m alit renes aut<text:line-break/>quamcunque tandem partem allecti vehementi dolore allsi-<text:line-break/>guntur, facere consuevimus. Miscetur autem opium muliebri<text:line-break/>lacti et ovi candido, quae ipsa et per se saepe aulium in-<text:line-break/>flammationibus profuere,, miscetur et castorio opium. Ve-<text:line-break/>russi multo ante usum tempore, sive pati pondere sive da-<text:line-break/>plo, castorio admisceatur, praeparatum id esse convenit et<text:line-break/>miscetur quidem in vehementissimis doloribus pari, in mi-<text:line-break/>nuribus vero duplo. Liquor vero, quo haec diluuntur, ex<text:line-break/>musto sapa sit: multo enim magis quam dulcia vina do-<text:line-break/>lorem liaec sedat. Statim itaque in principio praedicta me-<text:line-break/>dicamenta diligenter trita cum sapa misceantur , castorium<text:line-break/>quidem diligenter prius tritum et Levigatum, papaveris<text:line-break/>vero saccus ipsa sapa dissolutus, atque ita llaec tria nnxta<text:line-break/>probe laevigalltulle Deinde vero usu postulante rursus sapa</text:p>
      <text:p text:style-name="P3"><text:span text:style-name="Default_20_Paragraph_20_Font"><text:span text:style-name="T15">diluantur in ejusmodi confistantiam, ut per aurisusoria spe-<text:line-break/>cilla ad lucernam tepefacta infundi possint. Verum. ego<text:line-break/>nullum medicamentum. dolore vexatis infundo, neque etiam<text:line-break/>per lanam instillo, utpote qui experientia edoctus sim quod<text:line-break/>praestat neque omnino contingere doloris tempore audito-<text:line-break/>rium meatum, fed per auriculare specillum lana mollissima<text:line-break/>obvolutum dolore vexatos foveo, et medicamentum ita mo-<text:line-break/>derato tempore in aurifuforio specillo praeparatum inlicio,<text:line-break/>ut interrogato per nos aegro, num. tepidum ei videatur et<text:line-break/>num calidius ipfum ferre possit, ad tantam caliditatem pro-<text:line-break/>cedam, ut nihil amplius ostendat. Tinctum itaque in hoc<text:line-break/>modo praeparato medicamento specillum ad principium<text:line-break/>meatus moderate imponito et in altum defluere ex eo me-<text:line-break/>dicamentum permittito, et postea iterum iterumque et sae-<text:line-break/>pius fingito, idemque facito nullo tempore intermisso. Pa-<text:line-break/>Iam est autem quum hoc fit, etiam foris omnino aliquid<text:line-break/>effluxurum esse, expleto nimirum toto auditorio meatu; hoc<text:line-break/>igitur quantum possibile est moderate excipe, nec aurem</text:span></text:span></text:p>
      <text:p text:style-name="P3">contingas. Postquam vero probe foveris, meatum medica-<text:line-break/>mento expletum linito et mollem lanam forinsecus tum mea-<text:line-break/>tus osculo tum universae auli imponito, atque ubi rursus<text:line-break/>fomenta adhibere oportebit, incumbentem sin is lanam leni -<text:line-break/>ter tollito, rursusque similiter foveto quantum posti bile sue-<text:line-break/>rit, diligenter cavens ne vel auditorium meatum vel aliam<text:line-break/>quampiam aulis partem attingas. Ad lloc vero praeceptum<text:line-break/>maxime animum advertas, utpote quod omnium potissimum<text:line-break/>sit in aulium curatione. Fomenta vero fiant per ea quae,<text:line-break/>velut dictum est, dolorem sedant, quale est optimum nardi-<text:line-break/>num unguentum paucissimo in eo tetraplrarmaco dissoluto.<text:line-break/>Deinde etiam Commagenum et Susinum et pretiosa divitum<text:line-break/>muliercularum unguenta, quae ipsae spicata et foliata ap-<text:line-break/>pellant. Sunt autem spissiora quam ut infundi queant, qua-<text:line-break/>propter per nardinum unguentum ea dissolvere oportet, et<text:line-break/>aestatis tempore et fi coloris sensus aegrum circa inllam-<text:line-break/>matam aurem infestet, per rosaceum bonum : aut si lioc non<text:line-break/>adsit, amygdalinum. Memineris autem quod bonum semper</text:p>
      <text:p text:style-name="P3"><text:span text:style-name="Default_20_Paragraph_20_Font"><text:span text:style-name="T15">rosaceum dico, in quo plurimae rosae maceratae sunt, ve-<text:line-break/>rum oleum, in quo hae macerantur, omphacinum sit ex<text:line-break/>crudis oIivis et nec dum penitus maturis expressum, citra<text:line-break/>salis additionem praeparatum. Imo neque etiam aliud quic-<text:line-break/>quam ad rosas coniiciatur, quemadmodum illi faciunt, qui<text:line-break/>spissamenta addunt, quo videlicet per multum tempus iplhm<text:line-break/>rofaceum odoratum permaneat.</text:span></text:span></text:p>
      <text:p text:style-name="P1"><text:span text:style-name="Default_20_Paragraph_20_Font"><text:span text:style-name="T1">[De dolore auris ex statulento spiritu aut Crassis<text:line-break/>et viscosos humoribus.]</text:span></text:span><text:span text:style-name="Default_20_Paragraph_20_Font"><text:span text:style-name="T15"> Si vero flatum ven tofum ac cralsum<text:line-break/>aliquem et vifcofum humorem, qui transitum non habeat,<text:line-break/>incIufum esse con</text:span></text:span><text:span text:style-name="Default_20_Paragraph_20_Font"><text:span text:style-name="T1">i</text:span></text:span><text:span text:style-name="Default_20_Paragraph_20_Font"><text:span text:style-name="T15">eceris, etiam medicamentis ab obstru-<text:line-break/>ctione liberantibus quippiam admisse. Artificiofa enim con-<text:line-break/>jeCtura causarum dolorem efficientium tibi continget, fi tum<text:line-break/>praegressa tum praesentia percunctatus sueris. Frigiditate<text:line-break/>enim antegressa flatus ventosus congeritur, gravitate vero<text:line-break/>capitis cibisque pituitofis et mali succi frigidi et </text:span></text:span><text:span text:style-name="Default_20_Paragraph_20_Font"><text:span text:style-name="T1">C</text:span></text:span><text:span text:style-name="Default_20_Paragraph_20_Font"><text:span text:style-name="T15">rassi hu-<text:line-break/>mores. His enim si frigiditas accedat, dolores contingunt,<text:line-break/>eis nimirum, quae prius dissiabantur, propter densitatem in-</text:span></text:span></text:p>
      <text:p text:style-name="P3">clusis et retentis. l n his igitur spuma nitri et nitrum ipsum<text:line-break/>molle ejusmodique aphronitrum et oleum amygdalinum<text:line-break/>appellatum rationabiliter in auricularia medicamenta mi-<text:line-break/>scentur. Ex hoc genere album item ac nigrum veratrum est<text:line-break/>et struthium ac amygdalae amarae et ex tribus aristolochiis<text:line-break/>quaecunque fuerit ad manum et iris lllyrica. Injicies autem<text:line-break/>et cinnamomum, si habueris, aut casiam, illo non praesente,<text:line-break/>tum eam quae zigir , tum quae motodes appellatur, item<text:line-break/>carpesium, quod plurimum in Sida Pamphyliae nascitur et<text:line-break/>ob id vilissimo pretio venditur. Quintus sane, quum cinna-<text:line-break/>momi inopia esset, carpesium pro ipso lnjecit duplo pon-<text:line-break/>dere, velut aliqui ejus loco casiam. Caeterum aurium mea<text:line-break/>tus ab obstructione liberant etiam quae lapides in renibus<text:line-break/>atterunt, omnisque insuper temnunt partium citra morda-<text:line-break/>citatem, ut ne dolorem exacerbent. Ex quorum numero<text:line-break/>est etiam cucumeris silvestris radix, itemque bryoniae et<text:line-break/>ari et dracunculi ac centaureae et polii et omnino omnium<text:line-break/>amarorum citra mordacitatem , namque et absque molestia</text:p>
      <text:p text:style-name="P3"><text:span text:style-name="Default_20_Paragraph_20_Font"><text:span text:style-name="T15">expurgant haec meatus, dissjicmntque et incidunt obturata.<text:line-break/>Verum ob id multa hujusmodi exempla scribo, quamvis<text:line-break/>sane omnia in libris de simplicium medicamentorum facuI-<text:line-break/>talibus retulerim , quod videlicet omnibus terrae locis re-<text:line-break/>mediis vos abundare volo, ut ipsorum memoriam in prom-<text:line-break/>ptll habeatis. Alia enim in aliiS regionibus abundant et<text:line-break/>meliora iis quae alibi nascuntur existunt. Alioqui sane ex<text:line-break/>adipibus compofitum medicamentum tibi sufficiet et ex sim-<text:line-break/>plicibus quaecunque paulo ante recensui doloris mitigativa.<text:line-break/>Mirari porro subit medicos, qui citra distinctionem ad au-<text:line-break/>Pium doloreS medicamenta quaedam conscripserunt. Quae<text:line-break/>etenim a frigiditate dolent per calesacientia celerrime cu-<text:line-break/>rantur, si vero a mordaci acredine aut a pulsatili inllam-<text:line-break/>matione dolor fiat, maximum detrimentum continget, si<text:line-break/>ejusmodi medicamenta adhibeantur. Atqui moderatae iustam-<text:line-break/>mationes et non pulsatiles etiam per ejusmodi medicamenta<text:line-break/>curantur, quale est acetum cum rosaceo tepefactum, utris-<text:line-break/>que diligenter simul commixtim Sic etiam glaucium in cote</text:span></text:span></text:p>
      <text:p text:style-name="P3">medica Cum aceto tritum moderatis inflammationis dolori-<text:line-break/>bus prodest. Praestet autem pastillum ex glaucio multae<text:line-break/>falle utilitatis medicamentum plius praeparatum habere, qui<text:line-break/>sit ex glaucio probe cum aqua pluviali trito, deinde in pa-<text:line-break/>stillum redacto et exiccatos Si vero fragilius videatur glau-<text:line-break/>cium quam ut in pastillos formari possit, parum gummi ei<text:line-break/>addes, fusslcit autem id duodecimam aut quintam et deci-<text:line-break/>mam glaucii partem esse. Quin et collyria ex glaucio<text:line-break/>eodem modo cum aceto trita eis prosunt auribus iussit-<text:line-break/>lata, atque his nihilominus collyria ex croco. Haec quidem<text:line-break/>igitur sunt doloris et inflammationis remedia. Caeterum de<text:line-break/>aliis affectibus, qui in auribus oboriuntur, ubi medicamenta<text:line-break/>quae per experientiam cognovi recensuero, ita deinde ad<text:line-break/>ea quae, a prioribus medicis scripta sunt transibo.</text:p>
      <text:p text:style-name="P1"><text:span text:style-name="Default_20_Paragraph_20_Font"><text:span text:style-name="T1">[De ulceribus aurium</text:span></text:span>.] I lcera aurium recentia tum<text:line-break/>glaucium solum cum aceto tritum, ut jam dictum est, curat<text:line-break/>tum collyria ex eo omnia et collyria^ ex croco et ex rosis</text:p>
      <text:p text:style-name="P3">medicis appellata, velut etiam quod Nilo inscribitur. Curat<text:line-break/>item ea Damocratis collyrium ex myrrha. Quae vero pure<text:line-break/>manant citra dolorem atque id moderate patiuntur , per ea-<text:line-break/>dem curantur. Verum quae fortiter affliguntur per ejus-<text:line-break/>modi qualis est pastillus Andronius et pastillus Musae, cum<text:line-break/>sapa et exiguo aceto<text:span text:style-name="Default_20_Paragraph_20_Font"><text:span text:style-name="T1">A</text:span></text:span>lilutus. In quibus componendis varie-<text:line-break/><text:span text:style-name="Default_20_Paragraph_20_Font"><text:span text:style-name="T15">tas </text:span></text:span>rursus dicetur. Ubi vero et haec a malo vincantur,<text:line-break/>recrementa ferri ad plurimos dies in sole cum acerrimo<text:line-break/>aceto trita et Levigata confidenter utere, etiam si praeter<text:line-break/>rationem videatur aurem acerrima medicamenta sustinere<text:line-break/>posse , quam paulo ante dixi neque mollissimorum inluso-<text:line-break/>Tum admotionem et allapsum citra molestiam sustinere, sed<text:line-break/><text:span text:style-name="Default_20_Paragraph_20_Font"><text:span text:style-name="T15">et </text:span></text:span>haec ipsa offendere ipsam videri.</text:p>
      <text:p text:style-name="P1"><text:span text:style-name="Default_20_Paragraph_20_Font"><text:span text:style-name="T1">[De audiendi dsastcultate et de sonitu aurium.]</text:span></text:span> Re-<text:line-break/>stat itaque adhuc de audiendi disslcultate et de sono aulium<text:line-break/>disserere, quae nillil cum doloribus et ulceribus commune<text:line-break/>habent. De quibus deinceps dicam, ubi prius compositiones<text:line-break/>auriculares a celeberrimis medicis magnifice laudatas re-</text:p>
      <text:p text:style-name="P2">censuere, juxta quam rationem eas composuerint tandem<text:line-break/>illi, initio ab ea quam Heras scripsit sumpto.</text:p>
      <text:p text:style-name="P1"><text:span text:style-name="Default_20_Paragraph_20_Font"><text:span text:style-name="T1">[Compositio auri</text:span></text:span>c<text:span text:style-name="Default_20_Paragraph_20_Font"><text:span text:style-name="T1">ularis .</text:span></text:span><text:span text:style-name="Default_20_Paragraph_20_Font"><text:span text:style-name="T4">] </text:span></text:span><text:span text:style-name="Default_20_Paragraph_20_Font"><text:span text:style-name="T1">ae</text:span></text:span>d Heras quidem igitur<text:line-break/>ita scripsit. <text:span text:style-name="Default_20_Paragraph_20_Font"><text:span text:style-name="T1">Compositio auricularis ad omnem d</text:span></text:span>o<text:span text:style-name="Default_20_Paragraph_20_Font"><text:span text:style-name="T1">lorem<text:line-break/>omneque ulcus, hac in schlient</text:span></text:span>e <text:span text:style-name="Default_20_Paragraph_20_Font"><text:span text:style-name="T1">quodam usas sum et ob<text:line-break/>d</text:span></text:span>o<text:span text:style-name="Default_20_Paragraph_20_Font"><text:span text:style-name="T1">lores delirante, et s licium successit. </text:span></text:span>♃ Myrrhae Ʒ j,<text:line-break/>tlm lis Ʒ iij, alii vih spumae nitli Ʒ iii, croci Ʒ i v, alii i,<text:line-break/>succi papaveris Ʒ iii. Galbani ℥ ii, amygdalas amaras deli-<text:line-break/>bratasxx, aceto excipito. Usus vero tempore, li quidem<text:line-break/>dolor adsit, rosaceo diluta inlltllato, li vero audiendi difsi .<text:line-break/>cultas adiit, aceto. Heras itaque unum hoc medicamentum<text:line-break/>scribere contentus luit, ad omnem dolorem ac aurium exul-<text:line-break/>cerationem remedium. Ego vero dolores per medicamentum<text:line-break/>ex adipibus constans et per nardinum unguentum tetra- .<text:line-break/>pharmaco admixto leniri dico, unaqne et affectus ipsas<text:line-break/>iuvari, velut etiam ovi candido et lacte muliebri, per pa-<text:line-break/>paveris vero succum mitigari solum dolores, nihilque juvaii<text:line-break/>affectus. Aerum per accidens non primario etiam assectus</text:p>
      <text:p text:style-name="P3">inde opem sentire quis dicere pofflt, sedato enim dolore<text:line-break/>et somno consequente natura affectus dolorem efficientes<text:line-break/>concoquit. Caeterum ulcera in auribus omnino cum glau-<text:line-break/>cino ex aceto curavi, quemadmodum etiam quae cum flu-<text:line-break/>xione aut purulentia consistunt, per pastillos a mitioribus<text:line-break/>auspicatus, qualis est Polyidae et post eum Andronius et<text:line-break/>ab illo Bitllynus appellatus, cui similis est meus, hoc est<text:line-break/>ex charta usta constans et, velut ego pulmo, eo etiam prae-<text:line-break/>stantior. Minime vero semper omnium usu opus habemus,<text:line-break/>sed susficit omnino unus, fi quis uti nolit, aliquando quidem<text:line-break/>per sapam diluto, siquidem mitius reddere medicamentum<text:line-break/>velit, et rursus per vinum dulce, deinde per acetum non<text:line-break/>acre, deinde etiam per acre, ac postrefno per longe acer-<text:line-break/>rimam. Quapropter quum per ejusmodi mixturam alias<text:line-break/>aliter parabilem hujuscemodi medicamenti vehementiam<text:line-break/>exolvere postis, fortissimum tantum praeparatum habere<text:line-break/>poteris. Verum mirari rite, velut dixi, licet plerosque me-<text:line-break/>dicos, qui citra discrimen omnigena aurium doloris medi-</text:p>
      <text:p text:style-name="P3">ramenta conscripserunt estque commiscuerunt, in unum or-<text:line-break/>dinem redacta quae vel maxime contrarias habent vires..<text:line-break/>Quemadmodum statim, a veteribus enim auspicari praestat,<text:line-break/>Apollonius Herophili sectator in partibilium medicamento-<text:line-break/>rum descriptione in principio quidem libri capitis doloris<text:line-break/>remedia scribens primum omnium ea, quae ex ardore oborto<text:line-break/>conveniunt locavit, deinde consequenter ea quae dolori<text:line-break/>congruunt ex frigiditate, deinde ea quae ex ebrietate et meri<text:line-break/>potu oborto medentur, sic enim ipse appellavit. Quarto<text:line-break/>loco ea quae plagae aut casui dolores capitis inducentibus<text:line-break/>adhibenda sunt subjeciL Et postremum juxta illius prae-<text:line-break/>scriptum ea, quae ad temporum et totius capitis dolores<text:line-break/>Litra manifestam causam obortos conducunt. Verum in au-<text:line-break/>rium dolore nullam omnino apposuit distinctionem, sid<text:line-break/>simpliciter ad aurium dolores titulo praescripto, deinceps<text:line-break/>medicamenta recenset, aliqua calefacientia, aliqua ressige-<text:line-break/>lautia, quaedam humectantia, quaedam resiccantia, et juxta<text:line-break/>secundas facultates ac qualitates, austera, amara, actia,<text:line-break/>aclda, salsa, et ad haec insuper alia discutientis, alia astrion</text:p>
      <text:p text:style-name="P3"><text:span text:style-name="Default_20_Paragraph_20_Font"><text:span text:style-name="T15">gentia et cogentia ac repellentia influxiones, alia extra-<text:line-break/>llentia e profundo corporis , alia ab obstructionibus libe-<text:line-break/>lautia, alia repurganda et extergentia, alia fenfum stupe-<text:line-break/>facientia. Siquidem igitur una affectio dolorum est caula,<text:line-break/>rationabile est etiam unam este remediorum ipsius facultas<text:line-break/>tem , st vero multae, tantum remediorum numerum esse<text:line-break/>oportet, quantus est efficientium causarum. Quum itaque<text:line-break/>Herophilus distinotiones in tantum, ut haud sciam fi quis<text:line-break/>alius, laudet, ipseque Apollonius capitis doloris medicamenta<text:line-break/>distincte scripserit, magis utique miror quod circa aurium<text:line-break/>dolores ita indiscriminatim omnia tractavit. Et quintum in-<text:line-break/>super medicamentorum genus penitus indistinctum reliquit,<text:line-break/>illud scilicet quod postremum ad capitis dolores citra ma-<text:line-break/>insessam causam obtutos descripsit. Quamquam et hujus-<text:line-break/>modi capitis dolores necesse fit primum communibus gene-<text:line-break/>ribus causarum dolores efficientium subjectosi esse, solutioni<text:line-break/>videlicet continuitatis aut intemperiei, quemadmodum a<text:line-break/>nobis est demonstratum , deinde etiam iis quae has ipsas</text:span></text:span></text:p>
      <text:p text:style-name="P3">operantur. Quae omnia a me proprio huic rei et tracta-<text:line-break/>tioni loco sunt determinata. Nunc autem eorum, quae ad<text:line-break/>aurium dolores pertinent solum mentionem faciam , quum<text:line-break/>omnium postrema, velut saepe in methodi medendi libris<text:line-break/>dictum est, haec tractatio existat. Etenim curandi methodos<text:line-break/>illic tradens unum atque alterum particulare exemplum<text:line-break/>apposui multitudine medicamentorum, quae ex multis com-<text:line-break/>pono, in praesentem t iactationem resecta. Quare medendi<text:line-break/>methodum de simplicium medicamentorum sacultatediln i xi,<text:line-break/>merito praecedunt, post hos vero xiv de medendi methodo<text:line-break/>lite consequuntur, Ilis demum de compositione medicamen-<text:line-break/>torum libri, quos nunc in manibus habemus, succedunt.</text:p>
      <text:p text:style-name="P1"><text:span text:style-name="T30">[</text:span>Q<text:span text:style-name="Default_20_Paragraph_20_Font"><text:span text:style-name="T1">uae Apollonius ad aurium dolores scripserit.]<text:line-break/></text:span></text:span>Quod vero Apollonium deliquisse dixi in eo, quod non<text:line-break/>distinxerit, in quali aurium dolore unumquodque eorum<text:line-break/>quae describit medicamentorum utile existat, ne salso virum<text:line-break/>reprehendisse coarguar, ex paucis exemplis demonstrabo<text:line-break/>Quum enim praescripsisset, ut dixi, ad aurium dolorem in-</text:p>
      <text:p text:style-name="P3">fundenda inter eaque fclipsisset, anserinum aut gallinaceurn<text:line-break/>adipem liquesactum senfim instilla, rursus deinceps scribit,<text:line-break/>fel taurinum aut caprinum cum porri fucco instilla. Adeps<text:line-break/>quidem igitur horum quae dixi animalium maxime miti-<text:line-break/>gat omnes assectus dolores inducentes, fimulque ipsarum<text:line-break/>aliquibus magnifice auxiliatur. Fel vero ipsum cum porro<text:line-break/>tum ex inflammatione tum ex acribus et mordaeibus hu-<text:line-break/>molibus obortus dolores augent, solos autem iuvant ob<text:line-break/>obstructionem aut frigiditatem inductos, five ob nudam in-<text:line-break/>temperiem frigiditatis folidae partes dolore vexentur , five<text:line-break/>propterea quod in ejusmodi affectibus ventosi flatus et fii-<text:line-break/>gidi humores generentur, excerni autem prohibeantur pro-.<text:line-break/>pter continentis corporis condensationem, citra inflamma-<text:line-break/>tionem sactam. Ubi enim ab hujusmodi acribus et calidis<text:line-break/>medicamentis dolorum caulae fuerint exclusae, curatio simul<text:line-break/>et doloris sudatio contingit. Gallinaceus itaque et anserinus<text:line-break/>adeps, fiquidesn evacuatum corpus invenerint et humorem,<text:line-break/>qui inflammatum affectum excitat, non amplius influentem,</text:p>
      <text:p text:style-name="P3">duabus rationibus tum mitigandi tum curandi profuerint.<text:line-break/>Si vero influente adhuc causa adhibeantur, affectui quidem<text:line-break/>nihil auxiliantur, leniunt tamen doloris accessionem sive<text:line-break/>symptoma, quemadmodum etiam si ob humorum acredinem<text:line-break/>mordacitas contingat. Verum fel cum porri succo nunquam<text:line-break/>in ejusmodi affectibus quicquam commodum efficere potest,<text:line-break/>quemadmodum neque piper, et tamen eo etiam medicum<text:line-break/>quendam usum scio in muliercula, ex calidarum naturae<text:line-break/>sponte aquarum usu aurem dolente. Quum enim per omnia<text:line-break/>parabilium medicamentorum Apollonii libris sideni haberet<text:line-break/>et jam ante feliciter saepe ex pipere remedio usus esset,<text:line-break/>etiam tunc speravit se in auris dolore opstulaturtim , verum<text:line-break/>adeo ab ipso exacerbata est muliercula, ut parum abesset<text:line-break/>quin se ipsam strangularet. Scribit itaque Apollonius in<text:line-break/>hunc modum: Piper in vino fervefactum terito et mediocri<text:line-break/>crassitudine instillato. Scribit autem consequenter post lioc<text:line-break/>esiam haec i Lycio et papaveris succo pari pondere lacte<text:line-break/>muliebri dilutis utere. Et post hoc rursum aliud, hoc sci-</text:p>
      <text:p text:style-name="P3">licet, castorii et papaveris succi par pondus in testa, prae-<text:line-break/>cipue quidem Attica, fin minus, Romana, torresacito, et<text:line-break/>trita passe diluta instillato. Medicamenta igitur ex papa-<text:line-break/>veris succo omnia sensum stupefaciunt, et ob id sane ne-<text:line-break/>cessario cogimur ipsis uti, ubi nullum aliud mitigativum<text:line-break/>opem tulit. At vero ex pipere medicamentum alterius ge -.<text:line-break/>neris est, quemadmodum etiam quod ex adipibus constat,<text:line-break/>et velut id quod deinceps scriptum est hoc modo. Galba--<text:line-break/>num Solino unguento diluito et mel ac rosaceum admisceto,<text:line-break/>atque lanam sordidam auriculario spicillo Obvolutam in eis<text:line-break/>agitando imbuito et tepefacta instillato. Discussorium est<text:line-break/>citra molestiam hoc medicamentum, inflammationibus con-<text:line-break/>ducens, in quas nihil amplius influit- Probe etiam fecerit<text:line-break/>in iis, qui ex srigiditate dolore vexantur. Caeterum quae-<text:line-break/>ret fortassis aliquis, quam ob causam, quum non folum Apol-<text:line-break/>lonius, fed alii etiam quidam celebres viri papaveris fue-<text:line-break/>cum et castorium torresacere j usserint, quo videlicet velle-<text:line-break/>mentha virium ipsorum minueretur, ego ad priorem meum</text:p>
      <text:p text:style-name="P3">sermonem id apponere reliquerim , nimirum supra quum<text:line-break/>auris doloris curandi rationem scriberem. Huic ego re-<text:line-break/>spondebo in hunc modum, castorium quidem igitur neque<text:line-break/>omnino torreri operaept setium existimo, neque enim tan-<text:line-break/>quam sensus stupesactivum ad papaveris succum admiscemus,<text:line-break/>sed ob contrariam omnino rationem, ut videlicet vel<text:span text:style-name="Default_20_Paragraph_20_Font"><text:span text:style-name="T1">a</text:span></text:span>men-<text:line-break/>tiam resi sperandae facultatis in eo obtundat. Quare qui pa-<text:line-break/>paveris succum torreri bibent probe ili sariunt, in castorio<text:line-break/>vero omnino absurde id praecipiunt, ipsum enim p<text:span text:style-name="Default_20_Paragraph_20_Font"><text:span text:style-name="T1">e</text:span></text:span>r se<text:line-break/>concoctoriam aegre solubilium et in scirrllum induraturum<text:line-break/>assecutum vim habet. Abunde igitur latis esset papaveris<text:line-break/>succi lenitas, quae ex eorum compositionis perennitate com-<text:line-break/>paratur, torresuctus enim etsicaciam amittit. At li castorio<text:line-break/>misceatur, perennaret, quippe manet et nunc abunde etsi-<text:line-break/>cacia, ejus vero malignitas obscuratur, ex qua etiam aliqui<text:line-break/>laeduntur, ut obscurius videant per multos omnino Ilies et<text:line-break/>Capitis gravitatem sentiant et neque probe concoquant cibos,<text:line-break/>li bibatur, et ob hanc sane ejus malignitatem plerique me-</text:p>
      <text:p text:style-name="P3">dici ad torresactioneln consugerunt. Verum quum rursus in<text:line-break/>torresaciendo esficacia ipsius pessumdari vldeatur, id quod<text:line-break/>saepe sum expertus, melius esse existimavi in tostum quidem<text:line-break/>misceri, sed post tempus aliquod inveterata jam compofi-<text:line-break/>tione in usum assumi. Haec itaque extra rem dicta sunt,<text:line-break/>sed quae tamen utilia existant. Caeterum ut ad id quod<text:line-break/>propositum erat revertamur, non parum noxae inserunt illi,<text:line-break/>qui indefinitis medicamentorum descriptionibus fidem per</text:p>
      <text:p text:style-name="Normal">omnia habent. Porro multi alii juxta eundem modum in<text:line-break/>plerisque tum locis tum affectibus indefinita medicamenta<text:line-break/>scripserunt, neque cognoverunt quantam vim habeat certa<text:line-break/>distinctio ad artis constitutionem. ln quibus sane nihil miror,<text:line-break/>quod omnia indiscriminatim consuderunt, quemadmodum in<text:line-break/>Apollonio Heroplrili sectatore milli accidit, utpote qui norit<text:line-break/>quod jubeat Ileropllil us , medicum omnino anniti debere<text:line-break/>ut salat quae et qualis et quanta fit morbi Causa et ubi nla-<text:line-break/>xime ea dominetur, quo videlicet et curationem unicuique<text:line-break/>convenientem faciat. Magis vero adhuc Alehigenem quis<text:line-break/>miretur, qui et ipfe non pauca indefinite et indistincte Idi-</text:p>
      <text:p text:style-name="P3">pfit cum in aliis curationibus tum in eis praesertim, quae<text:line-break/>ad aurium dolores destinavit. Una enim tantum in ipsis<text:line-break/>distinctione usus est, a vehementia nimirum et mediocritate<text:line-break/>doloris. Atqui et ipsius totam tibi ascribam dictionem.</text:p>
      <text:p text:style-name="P1"><text:span text:style-name="Default_20_Paragraph_20_Font"><text:span text:style-name="T1">[Quae medicamenta Archigenes ad aurium dolores<text:line-break/>conscripta.] </text:span></text:span>lu priolie de medicamenti secundum genus<text:line-break/>libro Archigenes in hunc modum llaec verba scripsit. lu<text:line-break/>aurium dolore, praecedente alia victus ratione, quam ad ca-<text:line-break/>pisis dolorem ordinavimus, si quidem moderatus suerit, sim-<text:line-break/>plicia unguenta tepida instilla, velut crocinum aut irinum<text:line-break/>aut rosaceum aut nucum amararum succum aut calide nu-<text:line-break/>guentum aut simplicem nardum aut susinum aut amvgda-<text:line-break/>linum aut rosarum aut nlali puniri aut papaveris succum<text:line-break/>cum oleo calido aut porri semen tritum. Aut veratrum al-<text:line-break/>bum cum rosaceo tritum, tepidum per strigilem infunde.<text:line-break/>Aut opii parum cum lacte muliebri. Aut opii succum eli-<text:line-break/>quatum cum lacte eodem modo. At vero ubi vehemens sit<text:line-break/>dolor, alvus per clysterem valide subducatur et sanguis a</text:p>
      <text:p text:style-name="P3">cubito detrahatur et quaecunque similia adhibeantur. Inde-<text:line-break/>que lomentum ex decocto lauri aut simili quopiam fiat aut<text:line-break/>ex sulsure vivo in aquam insperso. Exprimantur autem ve-<text:line-break/>helnenter spongiae auribusque apponantur, facillime enim<text:line-break/>ab humore folvuntur ac laxantur. Quapropter fomenta ficcca<text:line-break/>longe commodiora eis existunt, ex sale videlicet aut milio<text:line-break/>aut delicatis pileis molliterve esfigiatisi. Aut rutam serve--<text:line-break/>facito, ej usque decoctum in angusti oris vasculum trans-<text:line-break/>fundito, lanaque os ejus obturato et auriculae admoveto,<text:line-break/>quo vapor inde per lanam ad aurem penetrare possit. Qui-<text:line-break/>dam in oxycrato et exiguo oleo rutam coquunt, atque ita<text:line-break/>liquorem in vasculum iusundunt, ex coque fomentum pa-<text:line-break/>rant. Post fomenta vero aurem concussio et balsamum cum<text:line-break/>rosaceo dilutum infundito, aut aliquod ex praedictis un-<text:line-break/>guentis tepidum. Aut aliquod aliud conveniens ad aulis<text:line-break/>dolorem ex iis quae mox defcribentur imponito. Aut pa-<text:line-break/>paveris calicem tenuem farina admixta et in aqua multa<text:line-break/>coctum. Aut papaveris calicem cum hordeacea salina in</text:p>
      <text:p text:style-name="P3">vino coctum. Aut soenumgraecum aqua mulsa coctum. Aut<text:line-break/>semen lini eodem modo. Summe auxiliatur spongia ocularis<text:line-break/>melle cocto atque adhuc calido imbuta et impolita. Aut<text:line-break/>ceratum ex irino, stvracc ad ipsum admixto. Egregie facit<text:line-break/>ad aurium dolorem aloe r<text:span text:style-name="Default_20_Paragraph_20_Font"><text:span text:style-name="T1">o</text:span></text:span>saceo permixta et mellis cratli-<text:line-break/>tudine infusa. Aut chalcitis vino diluta. Aut perdicii succus<text:line-break/>tepidus instillatus per se et cum melle. Aut nitrum exigua<text:line-break/>aqua diluito admixtoque oleo tepidum instillato. Aut aristo-<text:line-break/>lochiae radicem cum oleo. Aut veratrum album cum ro-<text:line-break/>saceo tritum tepidum per strigilem instillato. Probe facit<text:line-break/>opium in testa tot resectum, similiterque castorium pari pon-<text:line-break/>dere cum rosaceo et passo ad mellis spissitudinem redacta,<text:line-break/>in quibus deinde post fomentum specillum lana obvolutum<text:line-break/>intingitur et imponitur. Aut succum faeniculi cum aliquo ex<text:line-break/>praedictis unguentis in principio instilla. Aut anguis lene-<text:line-break/>ctam cum calicibus papaveris coquito et infundito, aut cum<text:line-break/>quopiam ex praedictis unguentis. Aut garum Hispanum ca-<text:line-break/>lefactum per strigilem instillato. Iacit et acopon foetidum</text:p>
      <text:p text:style-name="P3">tepidum infusam. Aut papaveris succus rosaceo et exiguo<text:line-break/>crocino dilutus. Omnino tamen praestat Hiera aromatica<text:line-break/>cum quopiam ex unguentis. Egregie facit et veratrum al-<text:line-break/>bum tritum, cum melle et rosaceo infusam meatu per pllr-<text:line-break/>purae lanam obturato. Praeclare facit et veratrum cum<text:line-break/>irino oleo vel unguento. Facit et cedria cum nardino usi-<text:line-break/>guellto infusa. Severus autem asellos in aquariis vafisi na-<text:line-break/>fcentes, millepedas Latini vocant, cum unguentis tritos ul-<text:line-break/>ceratis infundebat. Quidam vero frigidam aquam dolenti<text:line-break/>auriculae infundunt, et confestim quidem longe magis doli-<text:line-break/>tant, paulo post vero perfecte a dolore liberantur. Alii<text:line-break/>melius faciunt et in alteram non dolentem aurem frigidam<text:line-break/>infundunt, quemadmodum Lucius. Praeclare faciunt et aloë<text:line-break/>et crocinum cum unguento amygdalino instillata. .Aut aes<text:line-break/>tritum cum aceto et aliquo unguento. Summe prodest et<text:line-break/>silphium cum rosaceo, fi exulceratio adsit. Mirabiliter con-<text:line-break/>fert in excellenti aurium dolore porri fuccus et caprina<text:line-break/>urina et rosaceum, cum exigua myrrha insufa. .Aut lciuri<text:line-break/>adeps in strigili tepefactus instillatus. Aut alumen scissum</text:p>
      <text:p text:style-name="P3">et mentae saccum cum passo instilla. Aut piper album et<text:line-break/>salem pari pondere cum sapa sinistra manu ter aut quin-<text:line-break/>quies aut septies infunde. Aut cochleam sive limacem Afri-<text:line-break/>cananl putridam compungito et rosaceo impleto et serve-<text:line-break/>factum calidius per strigilem infundito. Quod si ex plaga<text:line-break/>externa pars auriculae doleat, ad micam thuris lac assam-<text:line-break/>dito, semelque atque iterum diffundito ac tertio macerari<text:line-break/>in eo finito et agitatum infundito, statim enim dolorem<text:line-break/>sedat. Haec quidem Archigenes valde indistincte scripsit,<text:line-break/>possit autem quispiam mente praeditus, revocatis in memo-<text:line-break/>riam iis quae prius dixi, facile animo concipere quale tan-<text:line-break/>denl ex praedictis medicamentis singulis relatis aurium do-<text:line-break/>loribus conveniat, nimirum si memor sit facultatis eorum,<text:line-break/>de qua simplicium medicamentorum libris mentionem feci.<text:line-break/>Verum ego jam ad auriculares compositiones ab Andro-<text:line-break/>macho fcriptas transibo.</text:p>
      <text:p text:style-name="P1"><text:span text:style-name="Default_20_Paragraph_20_Font"><text:span text:style-name="T1">[Auriculares compositiones Andron. achi nu. xxiiii.]<text:line-break/></text:span></text:span>Quatuor et viginti compositiones auriculares ex ordine<text:line-break/>Andromachus conscripsit, quarum aliquibus distinctionem</text:p>
      <text:p text:style-name="P3">quandam, aliquibus nullam apposuit. Et prima quidem ex<text:line-break/>eis hoc nlodo scripta est. <text:span text:style-name="Default_20_Paragraph_20_Font"><text:span text:style-name="T1">Compositio Auricularis six libris<text:line-break/>Calli, qua utor. </text:span></text:span>♃ Myrrhae Ʒ j, salis Ʒ iiij, thuris Ʒ iij,<text:line-break/>spumae nitri Ʒ iij, croci Ʒ iiij, succi papaveris Ʒ iij, amy-<text:line-break/>gdalas amaras xx, galbani Ʒ ij, aceti boni quantum satis<text:line-break/>est. Descriptio haec ad Menemachum reserturle Multi usus<text:line-break/>hanc compositionem auricularem Andromachus scripfit mul-<text:line-break/>Iis simul affectibus aurium destinatam. Verum antea a me<text:line-break/>dictum, quod hujusmodi compofitiones nihil magnopere<text:line-break/>corrigunt, neque etiam error ex earum usu nobis contingit.<text:line-break/>Quae vero uni affectioni congruunt, illam ipsam optime<text:line-break/>curant, alias vero aliquando ultra hoc quod nihil iuvant,<text:line-break/>amplius etiam exacerbant. Secundam deinceps compofitio-<text:line-break/>nem post praedictam scripfit hanc. <text:span text:style-name="Default_20_Paragraph_20_Font"><text:span text:style-name="T1">Compositio auricularis<text:line-break/>Aelii Calli ad i</text:span></text:span>n<text:span text:style-name="Default_20_Paragraph_20_Font"><text:span text:style-name="T1">flammationem et intensos dolores. ♃<text:line-break/></text:span></text:span>Galbani Ʒ viij; cinnamomi Ʒ q, myrrhae Ʒviu, croci Ʒ Aiij,<text:line-break/>thurfs Ʒ iij, spumae nitri ℥ ii), succi papaveris ℥ iIj, aceti,<text:line-break/>ut mellis accipiat spissitudinem. Oportet autem nitro plius</text:p>
      <text:p text:style-name="P3">praeparare, ne pingue quicquam adsit, deinde medicamentum<text:line-break/>ipsum iulhndere. Iit hic ruistis ab obstructione liberantia<text:line-break/>et concoctoria et laxatoria et disuulloria medicamenta<text:line-break/>mixta sunt, quae vehementes dolores sanare non possunt<text:line-break/>et ob lloc ipsis papaveris succus admixtus est. Tertiam au-<text:line-break/>ricularem hujusmodi conscripsit. <text:span text:style-name="Default_20_Paragraph_20_Font"><text:span text:style-name="T1">Auricularis compositio<text:line-break/>Faodici regis, qua assidue utor</text:span></text:span>. ♃ castorii ℥ ij, succi pa--<text:line-break/>paveris Ʒ iiij, opopanacis <text:span text:style-name="Default_20_Paragraph_20_Font"><text:span text:style-name="T1">h</text:span></text:span>i ij, spumae lycii ℥ j, passe excipe<text:line-break/>et tepefactis utere. Haec evidenter intensis doloribus con-<text:line-break/>venit, non tamen aliis affectibus. Ego vero quemadmodum<text:line-break/>dixi, in unoquoque affectu proprio medicamento litor, sem.-<text:line-break/>perque papaveris succum fugio, neque nisi urgente Decessi-<text:line-break/>tale ad ejus usum pervenio. Quartam deinceps aurico-<text:line-break/>larem sic scripsit. <text:span text:style-name="Default_20_Paragraph_20_Font"><text:span text:style-name="T1">Alia ad inflammationem et purulent</text:span></text:span>u<text:span text:style-name="Default_20_Paragraph_20_Font"><text:span text:style-name="T1">s<text:line-break/>ac veteres affectus.</text:span></text:span> ♃ Fabae Aegyptiae internae amarae,<text:line-break/>aluminis scissi, piperis albi, spumae nitri, croci, opii, ma-<text:line-break/>licolii, myrrhae, thuris, nardi, singulorum ℥ ij, castorii ℥ j,<text:line-break/>aceti et mellis quantum fulficit, alii mellis Ʒ vj, con<text:span text:style-name="Default_20_Paragraph_20_Font"><text:span text:style-name="T1">i</text:span></text:span>iciunt</text:p>
      <text:p text:style-name="P3">In hac compositione medicamenta alia discussoris et relic-<text:line-break/>cantia et obstructione liberantia sunt, et quaedam etiam con-<text:line-break/>coctoria, velut myrrha et thus, existunt. Alumen autem<text:line-break/>scissile fortiter astringens medicamentum quum sit, ad reste-<text:line-break/>candum purulenta admixtum est. Adiectum est et opium<text:line-break/>doloris sedandi gratia, oppofitumque est ei castorium, velut<text:line-break/>antea dixi, fed in ejusmodi affectibus non folum ut oppo-<text:line-break/>litum, fed et ut concoctoldufn earum et tanquam reseca-<text:line-break/>tivum merito inlicitur. Quintam deinde auricularem Andro-<text:line-break/>machus scripsit his verbis. <text:span text:style-name="Default_20_Paragraph_20_Font"><text:span text:style-name="T1">Alia Nenocratis, qua saepe usus<text:line-break/>sum</text:span></text:span>. ♃ Spumae lycii Ʒ ij, myrrhae Ʒ j, croci obolos tres,<text:line-break/>thuris Ʒ j, aluminis scissi obolos iij, spumae nitri obolos ij.<text:line-break/>Trita cum aceto reponito. litere cum aceto. Et haec multi<text:line-break/>ustis est, non tamen in dolore forti convenit, ut quae ne-<text:line-break/>que opium neque castorium habeat neque quippiam ex adi-<text:line-break/>pibus sudantibus dolorem neque galbanum. Sexta compo-<text:line-break/>fitio auricularis consequenter liac verborum ferie scripta<text:line-break/>est. <text:span text:style-name="Default_20_Paragraph_20_Font"><text:span text:style-name="T1">Alia Prytanidts concordat Cum</text:span></text:span> A<text:span text:style-name="Default_20_Paragraph_20_Font"><text:span text:style-name="T1">la rp a li compositione.</text:span></text:span></text:p>
      <text:p text:style-name="P3">♃ Myrrhae obolos iij, nardi obolos ii;, croci obolos iij,<text:line-break/>aeris ulli obolos v, opii obolos l l, castorii obolos iiij, alu-<text:line-break/>minis scisti j, j, et rotundi ℥ su Excipe pasto, ubi fluxus siit-<text:line-break/>rit, quum dolor, rosaceo, ubi vero vermiculi generentur,<text:line-break/>veratri nigri ℥, duas admisceto. Probe fecit, quod in sine<text:line-break/>usum ejus adiecit, quem nos sane dixissemus, li ipse ascii-<text:line-break/>bere neglexisset Septima similis praescriptae in hunc mo-<text:line-break/>dum descripta est<text:span text:style-name="Default_20_Paragraph_20_Font"><text:span text:style-name="T1">. Alia diti</text:span></text:span> G<text:span text:style-name="Default_20_Paragraph_20_Font"><text:span text:style-name="T1">aii compositioni consona. ♃.<text:line-break/></text:span></text:span>Veratri nigri obolos I j, myrrhae obolum j et dimidium,<text:line-break/>opii obolos iij, aeris ulli obolos iiij, aluminis scissi obolos ij,<text:line-break/>castorii obolum j, croci obolos iiij, nardi obolos iiij, cum<text:line-break/>pasto utere. t Icta va praes<text:span text:style-name="Default_20_Paragraph_20_Font"><text:span text:style-name="T1">c</text:span></text:span>riptis omnino similis est. De nona<text:line-break/>vero lloc modo ipse Iplijdit. <text:span text:style-name="Default_20_Paragraph_20_Font"><text:span text:style-name="T1">Alia qua utor in. d</text:span></text:span>o<text:span text:style-name="Default_20_Paragraph_20_Font"><text:span text:style-name="T1">latis ve-<text:line-break/>x t i te et sonitu</text:span></text:span>. ♃ Nitri Ʒ j, myrrhae Ʒ j, rosacei cya-<text:line-break/>thum j, aceti cyathum j, simul tiitIs utere. lloc medica<text:line-break/>mentum non ad dolorem in inflammationibus convenit, sed<text:line-break/>ad eos dolores, qui ex obstructione et flatu frïgIdo ac va-</text:p>
      <text:p text:style-name="P3">poroso, fimiliterque ex humore oboriuntur. Decimam deinde<text:line-break/>hoc modo scripsit. <text:span text:style-name="Default_20_Paragraph_20_Font"><text:span text:style-name="T1">Ad aures purulentas dIarpocralionts.<text:line-break/></text:span></text:span>♃ FI orum mali pollici, malicorii, aristolochiae, chalcitidis,<text:line-break/>misyosi <text:span text:style-name="Default_20_Paragraph_20_Font"><text:span text:style-name="T1">C</text:span></text:span>yprii, gallae, squamae aeris, singulorum drach-<text:line-break/>mam j, myrrhae, thuris, utriusque obolos iij, atramenti<text:line-break/>sutorii assati, aluminis scissilis, utriusque obolos iij, cum<text:line-break/>passe pastillos formato ac utitor. Quod li etiam ipsa me-<text:line-break/>dicamenti promissionem non praescripsisset, facillimum ta-<text:line-break/>men erat nobis eam animo assequi, memoria repetentibus<text:line-break/>ea quae in principio praefatus sum. Est enim aurium pu-<text:line-break/>rulentarum reliccativum hoc medicamentum, quod ipsum<text:line-break/>malum ex fluxione quapiam ex capite delabente contingit,<text:line-break/>ob quam fi diu perseveret, etiam exulcerationes accidere<text:line-break/>videmus. Undecimam auricularem fic scripsit. <text:span text:style-name="Default_20_Paragraph_20_Font"><text:span text:style-name="T1">Auricularis<text:line-break/>compositio in multis consona. ♃ </text:span></text:span>Croci Ʒ j, myrrhae Ʒ j,<text:line-break/>castorii Ʒ ij, aluminis scissi Ʒ iiij, thuris Ʒ j, cum passo ad<text:line-break/>mellis crassitudinem redigito, deinde etiam fic dilutis utitor.<text:line-break/>Et haec moderatos affectus sanat, quemadmodum etiam ea<text:line-break/>quae hanc sequitur. Caeterum quae deinceps post hanc ab</text:p>
      <text:p text:style-name="P3">Andlomacho astu i<text:span text:style-name="Default_20_Paragraph_20_Font"><text:span text:style-name="T1">s</text:span></text:span>tae sunt auriculares compositiones, eas<text:line-break/>citra meam expositionem ascribam, quum ipsas per se di -<text:line-break/>iudicare possint, qui praedicta memoria tenent. verum qua--<text:line-break/>russi ipse cum distinctione fecit descriptionem, earum nulla<text:line-break/>amplius nostra interpretatione opus habet. Deinceps igitur<text:line-break/>omnes describentur , ne videlicet amplius alicujus alterius<text:line-break/>auricularis compositionis, ab aliquo alio medico conscriptae<text:line-break/>mentionem facere opus habeam. ln his enim varietas<text:line-break/>omnium lpsarum comprehensa est. <text:span text:style-name="Default_20_Paragraph_20_Font"><text:span text:style-name="T1">Auri</text:span></text:span>c<text:span text:style-name="Default_20_Paragraph_20_Font"><text:span text:style-name="T1">ularia ut Solotl<text:line-break/>diaetarius. </text:span></text:span>n Myrrhae Ʒ iiij, aluminis scisti Ʒ iiij, castorii<text:line-break/>Ʒ ij, thuris Ʒ j, croci Ʒ j, opii Ʒ j. cum Cretico aut vino<text:line-break/>m<text:span text:style-name="Default_20_Paragraph_20_Font"><text:span text:style-name="T1">u</text:span></text:span>lso ad mellis crassitudinem redige. <text:span text:style-name="Default_20_Paragraph_20_Font"><text:span text:style-name="T1">Auricularis compo-<text:line-break/>filio Antipatri ad doloris vexationes. </text:span></text:span>n Croci sextantem,<text:line-break/>alii une. j, Illvn hae une. j, salis ammoniaci unc. j. alumi-<text:line-break/>nis scissi, ammoniaci thymiamatis utriusque unc. dimidium<text:line-break/>faecis unguenti irini aut Syriaci sextantem. Cum vino mulso<text:line-break/>aut Cretico ad mellis tenuis spissitudinem redige ac utere.<text:line-break/><text:span text:style-name="Default_20_Paragraph_20_Font"><text:span text:style-name="T1">Auricularia alia valde commoda</text:span></text:span>. ♃ Opopanacis Ʒ ij, succi<text:line-break/>papaveris Ʒ iiij. spumae lycii Ʒ iiij, castorii Ʒ ij, aluminis</text:p>
      <text:p text:style-name="P3">scissi obolos iij, croci obolos iij, myrrhae Ʒ j. Usus ejus est<text:line-break/>cum lacte muliebri. <text:span text:style-name="Default_20_Paragraph_20_Font"><text:span text:style-name="T1">Ad aures purulentas compositio Spen-<text:line-break/>dusce</text:span></text:span>. ♃ Fellis porci castrati partes ij, mellis Attici par-<text:line-break/>tem j. Vase vitreo simul indita in servido cinere, usque<text:line-break/>ad dimidium calefacito atque ita utitor. <text:span text:style-name="Default_20_Paragraph_20_Font"><text:span text:style-name="T1">Auricularis</text:span></text:span> A<text:span text:style-name="Default_20_Paragraph_20_Font"><text:span text:style-name="T1">lar-<text:line-break/>poenalis ad affectus et dolores</text:span></text:span>. ♃ Spicae nardi Ʒ vj, myr-<text:line-break/>rllae Ʒ vj, piperis Ʒ Uj, spumae nitri Ʒ vj, stolis falis Ʒ vj,<text:line-break/>croci Ʒ vij, nuces amaras x, fucci papalis Ʒ xij, vini ve-<text:line-break/>teris quantum sufficit. Stanneo vasi medicamentum infun-<text:line-break/>dito. <text:span text:style-name="Default_20_Paragraph_20_Font"><text:span text:style-name="T1">Adgravitatem auditus et sonitus</text:span></text:span>. ♃ Veratri albi Ʒ j,<text:line-break/>castorii obolum j, spumae nitri fefquiobolum , cum aceto<text:line-break/>optimo utere. <text:span text:style-name="Default_20_Paragraph_20_Font"><text:span text:style-name="T1">Alia ad sonitus pulchra</text:span></text:span>. ♃ Struthii Ʒ j,<text:line-break/>croci Cilicii Ʒ j, castorii Ʒ j, veratri albi Ʒ iiij, nitri Ʒ I,<text:line-break/>Redigito in pastillos et usu expetente, vino dilutis utere.<text:line-break/><text:span text:style-name="Default_20_Paragraph_20_Font"><text:span text:style-name="T1">Ad aures purulentas. </text:span></text:span>Alumen scissum ustum et myrrham<text:line-break/>cum melle terito et praeelota auricula pharmacum lana ex-<text:line-break/>ceptum imponito. <text:span text:style-name="Default_20_Paragraph_20_Font"><text:span text:style-name="T1">Auricularis Cllrysanti Cratiam ad ln-</text:span></text:span></text:p>
      <text:p text:style-name="P3"><text:span text:style-name="Default_20_Paragraph_20_Font"><text:span text:style-name="T1">flammati</text:span></text:span>t<text:span text:style-name="Default_20_Paragraph_20_Font"><text:span text:style-name="T1">mes et exulcerationes, </text:span></text:span>n Blattas detractis IIeu^<text:line-break/>His xij, vini veteris et mellis utriusque sexuncem, mali<text:line-break/>punici putamen unum, succi porri sesquicyathum. In olla<text:line-break/>nova, donec mali punici putamen flaccidum fiat, coquito,<text:line-break/>deinde terito et unguenti Syriaci unciam unam adiicito,<text:line-break/>picis liquidae sesquiunciam caeparum quatuor succum ex-<text:line-break/>prelium et contrita simul reponito. I lu vero expetente<text:line-break/>tepefacta lana excepta indito. <text:span text:style-name="Default_20_Paragraph_20_Font"><text:span text:style-name="T1">Auricularis compositio atl<text:line-break/>phlegmonas et purulenta.</text:span></text:span> ♃ Nardi Indicae Ʒ j, aluminis<text:line-break/>scisti Ʒ li, opii Ʒ iiij, malicorii Ʒ iiij, croci Ʒ iij, myrrhae<text:line-break/>Ʒ iiij, thuris Ʒ iiij, mellis Attici Ʒ iiij, spumae nitri Ʒ iiij,<text:line-break/>castorii Ʒ ij, amygdalarum amararum O visi<text:span text:style-name="Default_20_Paragraph_20_Font"><text:span text:style-name="T1">s</text:span></text:span> piperis albi<text:line-break/>grana xxx, aceti cyathum j, urinae suis silvestris tantun-<text:line-break/>dem, fabae Aegyptiae viridis internae amarae Ʒ iiij. trita<text:line-break/>simul in stanneo vale reponito. t sus tempore cum rosaceo<text:line-break/>instillato et lanae purpura infectae tomentum indito. <text:span text:style-name="Default_20_Paragraph_20_Font"><text:span text:style-name="T1">Au-<text:line-break/>ric utar</text:span></text:span>i<text:span text:style-name="Default_20_Paragraph_20_Font"><text:span text:style-name="T1">s ad desperata, velut Aridus ophthalmicus tradidit.<text:line-break/></text:span></text:span>♃ Seminis hyoscyami obolos iij, aluminis I<text:span text:style-name="Default_20_Paragraph_20_Font"><text:span text:style-name="T1">v</text:span></text:span>isti oboli di-<text:line-break/>midium, myrrhae Ʒ j, castorii obolos iij, succi papaveris</text:p>
      <text:p text:style-name="P3">obolos iij , gallae obolos iij, croci obolos iiij, cinnamomi<text:line-break/>obolos iiij, thuris obolos ij, spumae nitri obolos ij, fanda-<text:line-break/>rachae obolos ij , opii recentis Cochlearia iij, urinae fuis<text:line-break/>ferae masculae cochlearia tria, sanguinis conchylii obolos iij,<text:line-break/>succi mandragorae obolum j, mellis Attici quantumjisusficit,<text:line-break/>conchylio aurem obturato. <text:span text:style-name="Default_20_Paragraph_20_Font"><text:span text:style-name="T1">Auricularis alia ad phlegmo-<text:line-break/>nas et purulenta mirabilis. </text:span></text:span>♃ Rutae obolos iij, myrrhae<text:line-break/>obolos iij, baccarum lauri amotis corticibus obolos iij, succi<text:line-break/>hyoscyami Ʒ j, opii Ʒ j, croci Ʒ j, cum lacte muliebri utere<text:line-break/>et tepidum insunde. <text:span text:style-name="Default_20_Paragraph_20_Font"><text:span text:style-name="T1">Auricularis compositio valde bona et<text:line-break/>probata, ex Ap obolui libris</text:span></text:span>. ♃ Myrrhae Ʒ ij, thuris Ʒ j,<text:line-break/>nucum amararum Ʒ j, spumae nitri Ʒ j, aluminis scissilis<text:line-break/>Ʒ j, malicorii Ʒ j, spicae nardi Ʒ j, aloës Ʒ iij, vini mulsi<text:line-break/>veteris cyathos iij. Arida trita vino mulso admisce et cocta<text:line-break/>in stanneo vase repone, usu vero exigente tepido utere.</text:p>
      <text:p text:style-name="Normal"><text:span text:style-name="Default_20_Paragraph_20_Font"><text:span text:style-name="T1">[Compositiones auriculares ab Asclepiade in primo<text:line-break/>externorum scriptae.] Auriculares compositiones ad dolores</text:span></text:span></text:p>
      <text:p text:style-name="P3"><text:span text:style-name="Default_20_Paragraph_20_Font"><text:span text:style-name="T1">aulium recentes, quibus Eicerat usi usus est. luter eas<text:line-break/>optima haec est. </text:span></text:span>Asellorum domesticorum, est autem animal<text:line-break/>multipes in aquariis valis et sterquiliniis enascens, quod ad<text:line-break/>digitorum contactum in orbem se contrahit, horum tres aut<text:line-break/>quatuor in oleo fervefacito et expressum oleum auribus in-<text:line-break/>fundito. l Iacit et cucurbitae succus cum rosaceo aut nardina<text:line-break/>mixtus et tepefactus. Et perdic<text:span text:style-name="Default_20_Paragraph_20_Font"><text:span text:style-name="T1">a</text:span></text:span> herbae succus cum oleo<text:line-break/>coctus. Et centaureae suceus aqua mulsa dilutus. Et hyos-<text:line-break/>cvami succus rosaceo mixtus. facit et papaveris succi pa-<text:line-break/>rutu lacte muliebri dissolutum. Et perosus cruor qui a car-<text:line-break/>nibus bubulis dum torrentur destillat. llas itaque crudas<text:line-break/>recentes prunis imponere oportet et crudas adhuc expri-<text:line-break/>mere et expressum liquorem calidum infundere. Facit etiam<text:line-break/>nucum putresactarum intimarum liquor aceto dilutus ad-<text:line-break/>dito rosaceo. Iacit et Africana limaca in propria testa, cum<text:line-break/>oleo nardino aut rosaceo serve sarta. l ai ut it suis quae non<text:line-break/>peperit fel pan melle Attico admixtum. <text:span text:style-name="Default_20_Paragraph_20_Font"><text:span text:style-name="T1">Aliud</text:span></text:span>. ♃ Succi</text:p>
      <text:p text:style-name="P3">papaveris, castorii utriusque Obolos ij, passo diluito, et<text:line-break/>pauco rosaceo adjecto tepida infundito. <text:span text:style-name="Default_20_Paragraph_20_Font"><text:span text:style-name="T1">Aliud</text:span></text:span>. ♃ Succi pa-<text:line-break/>paveris et succi peucedani aequales partes dissolutas in-<text:line-break/>fundito.</text:p>
      <text:p text:style-name="P1"><text:span text:style-name="Default_20_Paragraph_20_Font"><text:span text:style-name="T1">[Ad i</text:span></text:span>n<text:span text:style-name="Default_20_Paragraph_20_Font"><text:span text:style-name="T1">flammationes cum exulceratione Cllarixeni.]<text:line-break/></text:span></text:span>♃ Myrrhae, opii, castorii, singulorum aequales partes passo<text:line-break/>dilutas tepidas infunde. <text:span text:style-name="Default_20_Paragraph_20_Font"><text:span text:style-name="T1">Aliud</text:span></text:span>. ♃ Hyoscyami succi, succi<text:line-break/>papaveris, myrrhae, castorii, singulorum Ʒ iiij, piperis Ʒ j,<text:line-break/>passi protropi quantum satis est. <text:span text:style-name="Default_20_Paragraph_20_Font"><text:span text:style-name="T1">Ad siccas et non humentes<text:line-break/>ulcerationes.</text:span></text:span> O<text:span text:style-name="Default_20_Paragraph_20_Font"><text:span text:style-name="T1">ptime convenit et in pess</text:span></text:span>b <text:span text:style-name="Default_20_Paragraph_20_Font"><text:span text:style-name="T1">oppositum. ♃<text:line-break/></text:span></text:span>Oesypi o iiij, medullae cerUinae Ʒ iiij, butyri Ʒ iiij, adipis<text:line-break/>anserini 5 iiij, cerae Tyrrllenicae Ʒ iiij, terebinthinae Ʒ iiij,<text:line-break/>olei cicini cyatln ij, olei amygdalini cyath. ij, olei cyprini<text:line-break/>cyath. ij, olei picini cyath. j. Componito et utitor quan-<text:line-break/>tum susslcit oleo nardino diluto et ad mellis crassitudinem<text:line-break/>redacto. <text:span text:style-name="Default_20_Paragraph_20_Font"><text:span text:style-name="T1">Aliud valde commodum. Facit et ad nervorum<text:line-break/>affectus</text:span></text:span>. ♃ Olei cyprini Cyath. ij, rosacei, amygdalini, Olei<text:line-break/>veteris, fing. cyath. ij, pisselaeo cyath. ij, cerae sextantem,</text:p>
      <text:p text:style-name="P3">terebinthinae ℥ j, adipis anserini ℥ j, componito et utitor.<text:line-break/><text:span text:style-name="Default_20_Paragraph_20_Font"><text:span text:style-name="T1">Aliud ad abscessus in prosundo Alu. Musae. ♃ Croci<text:line-break/></text:span></text:span>Ʒ ij, myrrhae Ʒ ij , bdellii Ʒ iiij , nucum amararum Ʒ viij,<text:line-break/>succi marrubii heminae dimidium, passi protropi heminae<text:line-break/>dimidium. Liquores coquito et admixtis reliquis excipite.<text:line-break/>I tere in passo dissolvens quantum sulsicit<text:span text:style-name="Default_20_Paragraph_20_Font"><text:span text:style-name="T1">. Aliud</text:span></text:span> ♃ I loci,<text:line-break/>myrrhae, castorii, centanreae, singul. Ʒ ij, spumae nitri Ʒ j,<text:line-break/>amygdalarum amararum depuratarum Ʒ viij, succi helxines<text:line-break/>sesquisext. passi protropi sesquisext. componito ac utitor ut<text:line-break/>dictum est. <text:span text:style-name="Default_20_Paragraph_20_Font"><text:span text:style-name="T1">Ad instammat tones cum stuxu, qu</text:span></text:span>o <text:span text:style-name="Default_20_Paragraph_20_Font"><text:span text:style-name="T1">usas est<text:line-break/>Cleon</text:span></text:span>. ♃ Myrrhae, aloes, thuris, succi papaveris, singul.<text:line-break/>Ʒ ij, misyos Crudi Ʒ j, aceto excipe et usu expetente pall<text:span text:style-name="Default_20_Paragraph_20_Font"><text:span text:style-name="T1">a<text:line-break/></text:span></text:span>diluta infunde. <text:span text:style-name="Default_20_Paragraph_20_Font"><text:span text:style-name="T1">Aliud Arii Tarsenlis.</text:span></text:span> ♃ Myrrhae Ʒ iiij,<text:line-break/>thuris Ʒ iiij, misyos crudi Ʒ ij, lycii Indici Ʒ iiij, aceto ex-<text:line-break/>cipe. l sus jam indicatus est. Quod fi multus fluxus obto.,.<text:line-break/>Fiatur, subscriptis compositionibus utentium est. ♃ Croci,<text:line-break/>thuris, myrrhae, opii, seminis vuicis, singul. ℥ j, lycii lu-<text:line-break/>dici, florum mali puniri, florum rosarum, singul. Ʒ iij, aceti</text:p>
      <text:p text:style-name="P3">heminam unam. Viticis semen, mali punici flores, rosarum<text:line-break/>flores in aceto coquito, et ubi dissoluta suerint, reliquis adi<text:line-break/>jicito et excepta reponito. Usus tempore passo diluta in-<text:line-break/>fundito. <text:span text:style-name="Default_20_Paragraph_20_Font"><text:span text:style-name="T1">Aliud ad purulentas aures cum dolore quo usus<text:line-break/>est Canon. </text:span></text:span>n Castorii Ʒ ij, aluminis fcissi, croci, myrrhae,<text:line-break/>thuris, lingul. Ʒ j. Passo aut vino myrtitae excipe ac utere,<text:line-break/>ad recens malum cum vino mulfo, ad inveteratum cum<text:line-break/>aceto. <text:span text:style-name="Default_20_Paragraph_20_Font"><text:span text:style-name="T1">Aliud Claudii Damonici ad purulenta et invetera-<text:line-break/>tos affectus. </text:span></text:span>Croci Ʒ iij, myrrhae Ʒ j, nuces asnaras de-<text:line-break/>paratas numero xxx, spumae nitri, nardi Syriacae, alumi-<text:line-break/>nisi fcissi, singul. Ʒ unam, thuris obolos iij. Aceto acerrimo<text:line-break/>excipiuntur et per acetum diluuntur. <text:span text:style-name="Default_20_Paragraph_20_Font"><text:span text:style-name="T1">Ad sectorem et no</text:span></text:span>r<text:line-break/><text:span text:style-name="Default_20_Paragraph_20_Font"><text:span text:style-name="T1">meu compositio .Discanorum appellata. </text:span></text:span>n Gari nigri, quod<text:line-break/>Romani sociorum appellant, sextarium unum, aceti scillitici<text:line-break/>sextarium unum, mellis Attici sesquisextarium, ad consisten--<text:line-break/>fiam Coquito et in vitreo vase repostis utitor. In aliis de-<text:line-break/>scriptionibuS sic legere est, succi cucurbitae fextarium unum</text:p>
      <text:p text:style-name="P3">componito, facit ad foetorem cum inflammatione. <text:span text:style-name="Default_20_Paragraph_20_Font"><text:span text:style-name="T1">Cllari-<text:line-break/>xeni ad corruptiones et sectores. </text:span></text:span>n. Aluminis Milesii libram<text:line-break/>unam, atramenti sutorii ℔ viij, aloes Ʒ viij, crocomagmatis<text:line-break/>Ʒ viij, myrrhae Ʒ viij, vini myrtitae sextarium dimidium.<text:line-break/>Alumen et vinum ipsum coquito, atque ubi in consistentiam<text:line-break/>coierint, reliqua aceto dissoluta inlicito, et repositis utitor.<text:line-break/><text:span text:style-name="Default_20_Paragraph_20_Font"><text:span text:style-name="T1">Ad carnium incrementum, quo usus est IIeraclides Taren-<text:line-break/>tinus. </text:span></text:span>-t Aeruginis rasae Ʒ viij, squamae aeris Ʒ viij, in<text:line-break/>alio exemplari Ʒ iiij, mellis heminae dimidium. Arida trita<text:line-break/>ac mell<text:span text:style-name="Default_20_Paragraph_20_Font"><text:span text:style-name="T1">e</text:span></text:span> excepta, donec rubebant, coquito et ablatis utitor.</text:p>
      <text:p text:style-name="P1"><text:span text:style-name="Default_20_Paragraph_20_Font"><text:span text:style-name="T1">Illud. </text:span></text:span>-I At rugitus Ʒ iilj, atramenti sutorii <text:s/>iiij, myrrliae<text:line-break/> iilj, succi marrubii cyath. tres, mellis quantum sonit It,<text:line-break/>praepara ut dictum est. <text:span text:style-name="Default_20_Paragraph_20_Font"><text:span text:style-name="T1">Cltalcedonia ad inveteratos affe-<text:line-break/>c. n</text:span></text:span>a. <text:span text:style-name="Default_20_Paragraph_20_Font"><text:span text:style-name="T1">g</text:span></text:span> Veratri albi 3 iiij, croci Ʒ iiij, myrrhae Ʒ iiij, ca-<text:line-break/>ltorii Ʒ iiij, thuris <text:s/>iiij, opii Ʒ iiij, atramenti sutorii 3 xvj,<text:line-break/>piperis Ʒ i. M<text:span text:style-name="Default_20_Paragraph_20_Font"><text:span text:style-name="T1">y</text:span></text:span>rrham, opium, thus, castorium, in aceto, cui<text:line-break/>m<text:span text:style-name="Default_20_Paragraph_20_Font"><text:span text:style-name="T1">a</text:span></text:span>licorium incoctum est, usque ad dissolutionem macerato,<text:line-break/>oyiude veratrum, crocum, piper, atramentum sutorium</text:p>
      <text:p text:style-name="P3">contusa inlicito, atque omnia simul diligenter terito, quod<text:line-break/>ubi probe factum fuerit, vini mulsi quantum fatis est assem-<text:line-break/>dito, ut ad diluti mellis crassitudinem redigantur Usu vero<text:line-break/>expetente tepefacta infundito. Ex hujus medicamenti usu<text:line-break/>saepe egregie mihi fuccestit, verum temporis progressu<text:line-break/>omphacii Ʒ j ad hanc descriptionem adjeci. <text:span text:style-name="Default_20_Paragraph_20_Font"><text:span text:style-name="T1">Aegyptia ad<text:line-break/>eosdem affectus, etiam st sint connati. </text:span></text:span>♃ Amygdalarum<text:line-break/>amararum dep stratarum Ʒ ij, fabarum Aegyptiarum interioris<text:line-break/>partis amarae, piperis albi, croci, myrrhae, opii, singulo-<text:line-break/>ruin Ʒ ij, thuris Ʒ ij, omphacii Ʒ iiij, a<text:span text:style-name="Default_20_Paragraph_20_Font"><text:span text:style-name="T1">l</text:span></text:span>uminis fcissi 3 Inj,<text:line-break/>castorii Ʒ ij, atramenti futorii Ʒ iiij, spumae nitri Ʒ ij, aceto,<text:line-break/>in quo mahCorium incoctum est excepta, ad limi crassitu-<text:line-break/>dinem redigito. Usus vero tempore quantum suffecerit ex<text:line-break/>medicamento acceptum ac nardino unguento dilsolutum<text:line-break/>infundito<text:span text:style-name="Default_20_Paragraph_20_Font"><text:span text:style-name="T1">. Ad sanguinis ex auribus eruptiones</text:span></text:span> A<text:span text:style-name="Default_20_Paragraph_20_Font"><text:span text:style-name="T1">leraclidae<text:line-break/>Paramini. Iacit ut ne in</text:span></text:span> tr<text:span text:style-name="Default_20_Paragraph_20_Font"><text:span text:style-name="T1">ruluos coeat</text:span></text:span>. Marrtibii succum<text:line-break/>coquito et admixto aceto insundito. Aut mali panici in<text:line-break/>aceto cocto succum exprimito et insundito. Aut polygonn<text:line-break/>succum cum exiguo aceto. Aut acaciam aut amurcam aut</text:p>
      <text:p text:style-name="P3">lycium cum aceto. <text:span text:style-name="Default_20_Paragraph_20_Font"><text:span text:style-name="T1">Aliud Botry</text:span></text:span>e<text:span text:style-name="Default_20_Paragraph_20_Font"><text:span text:style-name="T1">s, sistit sanguinis era-<text:line-break/>ptiones. </text:span></text:span>Succum rubi et succum gabalum in aceto coctarum<text:line-break/>simul mixtos infundito.</text:p>
      <text:p text:style-name="P1"><text:span text:style-name="Default_20_Paragraph_20_Font"><text:span text:style-name="T1">[Quae medicamenta Archigenes post prius scripta sub-<text:line-break/>fecerit.]</text:span></text:span> Medicamenta ad aurium dolores ab Archigene seri-<text:line-break/>pla siqua relata sunt.. Nunc vero etiam ea quae ad alios as-<text:line-break/>sectus conscripsit apponam. Humentibus vero polygotsi,<text:line-break/>succum cum pari rosarum succo insundito. Aut crocum<text:line-break/>et myrrham cum passo et rosaceo tepefacta insundito. Issi-<text:line-break/>ludentis autem prodest quidem polygonum cum rosaceo in-<text:line-break/>fusum. erum egregie con <text:span text:style-name="Default_20_Paragraph_20_Font"><text:span text:style-name="T1">l</text:span></text:span>enit eis vinum, in quo cony-<text:line-break/>zae tenuia lolia habentis solia sint incocta, instillatum. Qui-<text:line-break/>dam etiam Illusi ad vinum admiscent. Aut lucium rosa-<text:line-break/>ceo dilutum instillato. Aut marrubii silvestris semen cum<text:line-break/>aceto et rosaceo eodem modo. Aut cumini et croci, ae-<text:line-break/>quale pondus cum vino austero. Aut croci et myrrhae<text:line-break/>utriusque Ʒ q , nuces amaras excorsseatas numero xxxv. Nu-<text:line-break/>ces tritas cum mellis hemina dimidia et porri succi hemina</text:p>
      <text:p text:style-name="P3"><text:span text:style-name="Default_20_Paragraph_20_Font"><text:span text:style-name="T15">dimidia commisceto et reliqua item probe trita iisdem li-<text:line-break/>quoribus diluito, ac simul deinde tepesacta instillato.</text:span></text:span></text:p>
      <text:p text:style-name="P1"><text:span text:style-name="Default_20_Paragraph_20_Font"><text:span text:style-name="T1">[De auribus exulceratis</text:span></text:span><text:span text:style-name="Default_20_Paragraph_20_Font"><text:span text:style-name="T15">.] Caeterum. exuperatis au-<text:line-break/>ribus et cruentis ac dolentibus galbanum et opium cum<text:line-break/>passo et rosaceo mellis crassitudine instilla. Aut pro galbano<text:line-break/>peucedani succum admisce, et magis succedet. Aut cinerosam<text:line-break/>assatam cum rosaceo tritam insundito. Aut lycium cum la-<text:line-break/>cte muliebri. Magnifice opitulatur etiam ipsum mel per se<text:line-break/>tepidum infusum, praesertim si foetores simul adfint. Qui-<text:line-break/>dam afellos, qui in aquariis vasis reperiuntur, cum un-<text:line-break/>guento quopiam instillant et eximie opem sentiunt. Aut<text:line-break/>blattas domesticas cum rosaceo instillato. Probe facit ad<text:line-break/>omnem auriS affectum adeps vulpinus inveteratus, liquatus<text:line-break/>et instillatus. Aut spondylii interiorem velut medullam cum<text:line-break/>melle et rosaceo insunde. Aut elota et conscalpta auricula<text:line-break/>porri aut marrubii succum cum melle insunde. Aut lixi-<text:line-break/>vium figulatum cum melle fervefactum. Aut thus cum aceto<text:line-break/>in mali punici putamine fervefactum infunde. Aut crocum</text:span></text:span></text:p>
      <text:p text:style-name="P3">et alumen scissile cum vino mulso in mali puniri putamine<text:line-break/>eodem modo servesuctuin infunde. Aut gallum tritam lili-.<text:line-break/>teolo illigatam in vino coquito et ex hoc instillato, statim<text:line-break/>a dolore liberat.</text:p>
      <text:p text:style-name="P1"><text:span text:style-name="Default_20_Paragraph_20_Font"><text:span text:style-name="T1">[De vermibus aurium</text:span></text:span>.] Porro in quibus vermes sunt.<text:line-break/>veratrum album cum melle immitte aut aridum insullla. Aut<text:line-break/>rubi succum infunde. Quod li vero auriculae osi corrosum.<text:line-break/>fissura retro aurem impacta ipsum scalpito, deinde urito ac<text:line-break/>citra molestiam cicatricem ind licito.</text:p>
      <text:p text:style-name="P1"><text:span text:style-name="Default_20_Paragraph_20_Font"><text:span text:style-name="T1">[De sunau in auribus.]</text:span></text:span> Sonitus quidam ex llatuoso<text:line-break/>spiritu generantur. Quidam ob exquisitam sensus audiend<text:span text:style-name="Default_20_Paragraph_20_Font"><text:span text:style-name="T1">i<text:line-break/></text:span></text:span>subtilitatem fiunt, quemadmodum in oculis imaginariae sus<text:line-break/>fusiones propter vapores ex ore ventris exhalantes. t ilo-<text:line-break/>teram neutrius affectus certa cognitio in principio haberi<text:line-break/>potest. Non convenit tamen citra artem aut cognitionem<text:line-break/>aut curationem auspicari. Dictum enim jam saepe est. atque<text:line-break/>etiam demonstratum, non unum coniecturalis spei genua</text:p>
      <text:p text:style-name="P3">este, atque artistcialem quandam coniecturam ex causis pro-<text:line-break/>catarcticis appellatis facere licet, Ii quis ipsarum vires norit,<text:line-break/>quum alius affectus ex frigiditate, alius ex ardore fiat.<text:line-break/>Quemadmodum etiam ex praegressa plaga aut tali Vel tali<text:line-break/>morbo, velut et ex cruditate aut largo vini potu aut vio-<text:line-break/>lento et multo vomitu, aliquando et ob medicamentorum<text:line-break/>auricularium usum sonitus quidam fiunt. Quin et si vel<text:line-break/>paulatim congregetur vel coacervatim irruat sonitus, id<text:line-break/>ipsum quoque ad inventionem affectus conducit. lnsuperque<text:line-break/>si per interUalla repetat, vel continenter hoc symptoma<text:line-break/>perseveret. Verum certa cognitio tempore contingit, post<text:line-break/>usum medicamentorum artificiali coniectura exhibitorum.<text:line-break/>Siquidem igitur in febribus sonitus fiant, minime intertur-<text:line-break/>hausissent, ut plurimum enim statim sedantur. Si vero ob<text:line-break/>flatum ventosum, cui transitus interclusas sit, sonitus fieri<text:line-break/>suspicatus quispiam suerit, et ob hanc rem difflantibus et<text:line-break/>attenuatoriis ac discusseriis medicamentis admotis nihil pro-<text:line-break/>fecerit, simulque apophlegmatismis usus sit et tota capiti</text:p>
      <text:p text:style-name="P3">prospexerit, huic merito in hanc suspicionem inclinatus ani-<text:line-break/>mus erit, santus audiendi videlicet subtilitatem sonitus cau-<text:line-break/>sam esse, praesertim li acuto audiendi sensu aeger praedi-<text:line-break/>tus appareat. lu ejusmodi itaque quendam, qui praedictis<text:line-break/>medicamentis usus erat, neque quicquam opis senserat,<text:line-break/>quum ego sorte incidissem, ex stupt Iacientibus sensum quip-<text:line-break/>piam admiscui, velut est mandragorae succus et papaveris<text:line-break/>succus, ex eisque a solutus symptomata liber evasit. Quae<text:line-break/>igitur a prioribus medicis ad hujusmodi symptomata et ac-<text:line-break/>cessaria mala conscriptae sunt auriculares compositiones, ex<text:line-break/>discussurus et incidentibus medicamentis constant. Supra<text:line-break/>itaque in catalogo et enumeratione compositionum aurico-<text:line-break/>larium ab Andromacho descriptarum, ex ejusmodi materia<text:line-break/>compotita, quaedam recensebantur, quas ipse ad sonitus<text:line-break/>convenire scripsit. Nunc vero eas, quas Archigenes ad hanc<text:line-break/>rem conscripsit recensebo.</text:p>
      <text:p text:style-name="P1"><text:span text:style-name="Default_20_Paragraph_20_Font"><text:span text:style-name="T1">[Compositiones ab Archigene ad sonitus conscriptae.]<text:line-break/></text:span></text:span>lu sonitibus repentinis acetum cum rosaceo iustina. Aut<text:line-break/>cuminum et oleum Crassitudine mellis. Aut radicis cucu-</text:p>
      <text:p text:style-name="P3"><text:span text:style-name="Default_20_Paragraph_20_Font"><text:span text:style-name="T15">meris filvestris succum. Aut ipsam radicem oleo incoctam.<text:line-break/>Si vero ad multum tempus perseverent, omnibus amaris et<text:line-break/>acribus attenuatoriisque et disculsoriisi, quae ad dolorem ex<text:line-break/></text:span></text:span><text:span text:style-name="Default_20_Paragraph_20_Font"><text:span text:style-name="T8">C</text:span></text:span><text:span text:style-name="Default_20_Paragraph_20_Font"><text:span text:style-name="T15">rassis humoribus obortum descripta sunt, utaris singulis in<text:line-break/>aceto coctis et admixto melle. Aut reclinato aegro et nitro<text:line-break/>crudo trito in aurem insperso, acre acetum tepidum insunde,<text:line-break/>ac postquam fervere desierit, lana scalpendo exterge et nu-<text:line-break/>cum amararum succum insunde et lana obtura. Aut nitrum<text:line-break/>et myrrham probe unita, cum rosaceo et aceto ac atra-<text:line-break/>mento scriptorio crasso instilla, aut penna in eis immersa<text:line-break/>bis in die inde. Aut castorio ac nardino pari mensura<text:line-break/>cum aceto et rosaceo utere. Aut aceto ac nitro melleque<text:line-break/>mixtisi collue. Caeterum quibus ob multam sensus subtili-<text:line-break/>natem sonitus oboriuntur, castorium et cicutae semen cum<text:line-break/>aceto trito instilla. Ex morbo vero obortis sonitibus, ubi<text:line-break/>fomentum ex decoctione abfinthii adhibueris, acetum et ro-<text:line-break/>sitceum instilla. Aut raphani fuccum cum rosaceo, aut aloen<text:line-break/>optimam cum vino mulso dilutam. Si vero perdurent, ve-</text:span></text:span></text:p>
      <text:p text:style-name="P3">Patrum nigrum aceto decoctum adhibe. Hujusmodi quidem<text:line-break/>Arcliigenes ad sonitus aurium conscripsit , verum Apollo-<text:line-break/>nius in primo partibilium subscripta habet.</text:p>
      <text:p text:style-name="P1"><text:span text:style-name="Default_20_Paragraph_20_Font"><text:span text:style-name="T1">[Quae Apollonvt.s ad sonitus et su</text:span></text:span>s<text:span text:style-name="Default_20_Paragraph_20_Font"><text:span text:style-name="T1">urros, flbilosque<text:line-break/>ac iugationes aurium conscripsit.] N</text:span></text:span> cetum acre tepidum<text:line-break/>instilla. Oleum et acetum tepidum instilla. Mel Atticum ca-<text:line-break/>lidum instilla. Laurinum oleum eodem modo. Porri sue-<text:line-break/>cum cum lacte muliebri aut rosaceo infunde. Cucumeris sii-<text:line-break/>vestris soliorum aut fructus succum per linteolum instilla.<text:line-break/>Cucurbitae silvestris medullam oleo dilutam insunde. Cn-<text:line-break/>minum tritum cum medulla vitulina instilla. Cucumeris sil-<text:line-break/>vestris medullam oleo dilutam insunde. Glandem unguenta-<text:line-break/>riam terito et adipe anserino ac resina pari mensura ad-<text:line-break/>mixtis instillato. Semen lini tritum et unguento Arabico<text:line-break/>dilutum instilla. Misy terito et unguento rosaceo dilutum<text:line-break/>instillato. Rutam et cuminum pari mensura trita et aceto<text:line-break/>diluta, admixto melle insunde. Hyssopum tritam et cedrino<text:line-break/>oleo dilutam instilla. Amygdalarum amararum oleum melle</text:p>
      <text:p text:style-name="P3">mixtum eodem- modo. Quod fi efficacius reddere velis, hoc<text:line-break/>cum priore committito. Viticem et stellionis caput pari pon-<text:line-break/>dere trita admixto oleo instilla. Nitrum et resinam et adi-<text:line-break/>pem anserinum aequis partibus cum oleo admixto disto<text:line-break/>luta instilla. Caepas et allium et adipem anserinum pari<text:line-break/>mensura trita et excolata insunde, et aqua collutis prius<text:line-break/>calida, nitrum tritum inlhsfla.</text:p>
      <text:p text:style-name="P1"><text:span text:style-name="Default_20_Paragraph_20_Font"><text:span text:style-name="T1">[Ad aures exulceratas et purulentas ejusdem.]</text:span></text:span> Pli-<text:line-break/>mum quidem collutionesi Apollonius scripsit. Secundum<text:line-break/>deinde locum insufilia habent. sertium reficcatoria et q nar-<text:line-break/>tum quae insufstantur, juxta subscriptam ipfius dictionem.<text:line-break/><text:span text:style-name="Default_20_Paragraph_20_Font"><text:span text:style-name="T1">Collationes</text:span></text:span>. Aqua calida affIdue collue. Lenticulae decocto<text:line-break/>eodem nlodo. Aqua mulsa calida similiter. Hederae crembre<text:line-break/>aut decocto cum vino utitor. Malicorii cremore aut deco-<text:line-break/>cto similiter cum vino. Gallae plenae decocto cum vino-<text:line-break/>Myrto in vino decocto elue. V ulo cum exiguo alumine trito<text:line-break/>utere. Stoebes semine in vino cocto elue. Urina et vino<text:line-break/>mixtis ac calelactiS elue. Picis serum infunde. Oleae lolia</text:p>
      <text:p text:style-name="P3">exuccato et admixto meste coquito ac utitor. Papaveris<text:line-break/>succum passo dilutum instilla. Caeparum succo cum melle<text:line-break/>utere. Rutae silvestris succum cum vino et oleo rosaceo<text:line-break/>in mali panici putamine calefactis instilla. Fel bovis vel<text:line-break/>fuis in putamine mali punici tepefactum infunde. Fel caprae<text:line-break/>vel ovis vel marinae testudinis cum muliebri lacte tepe-<text:line-break/>factum insunde. Cardamomum tritum cum melle instilla.<text:line-break/>Peucedani succum rosaceo dilutum instilla. Aloen et cro-<text:line-break/>comagma diluta instilla. Absinthio cum melle trito utere.<text:line-break/>Myrrham et resinam ac an seri num adipem cum oleo trita<text:line-break/>insunde. Pinguedinem caseo in figulinum vas recens coacto<text:line-break/>superstantem tepefactam instillato. Diphryges tritum cum<text:line-break/>melle instillato. Alumen scissum tritum cum jpasso et aceto<text:line-break/>ad mellis crassitiem coquito ac utitor. <text:span text:style-name="Default_20_Paragraph_20_Font"><text:span text:style-name="T1">Behiccatol itt</text:span></text:span>. Cedriam<text:line-break/>melle mixtam instilla. Piperis albi grana tria unguento Ae-<text:line-break/>gyptio diluta, et in parva concha trita instilla. Crocum et<text:line-break/>cerussam pari mensura trita et rosaceo diluta insunde. Me-<text:line-break/>lanthium et sulfur pari pondere terito et rosaceo diluito et</text:p>
      <text:p text:style-name="P3"><text:span text:style-name="Default_20_Paragraph_20_Font"><text:span text:style-name="T15">unguento irino adipeque anserino pali mensura additis<text:line-break/>rursus terito ac utitor. Myrrham et suitur aequis parti-<text:line-break/>busi trita et oleo mixta instillato. Myrrham et putamen mali<text:line-break/>pumici dulcis aequis partibus trita ac melle diluta infun-<text:line-break/>dito. Animalcula ex arboribus, velut rubri vermes, trita et<text:line-break/>oleo diluta instilla. Animalculum, quod intestinum terrae<text:line-break/>appellatur, coctum et excusatum instilla. Resinam et mel<text:line-break/>ac oleum pari mensura mixta ac dissoluta instilla. .Malum<text:line-break/>pullicum dulce accipito et execto ejus umbilico acinosi esu-<text:line-break/>cito, deinde passi cyathum unum insundito et atramenti su-<text:line-break/>tolli triti obolos duos inservito et ad mediocrem crassitu-<text:line-break/>dinem coquendo redigito ac tepido Uti tolle</text:span></text:span></text:p>
      <text:p text:style-name="P1"><text:span text:style-name="Default_20_Paragraph_20_Font"><text:span text:style-name="T1">[Quae insusistantuVo</text:span></text:span><text:span text:style-name="Default_20_Paragraph_20_Font"><text:span text:style-name="T15">] Gallam tritam insuffla. Piper<text:line-break/>rotundum cum vino contritum insperge. Eodem etiam Illu-<text:line-break/>gis diluto pro inlhfili utendum est. Omphacium et gallam<text:line-break/>torresactam aequis partibus trita insuffla. Cinerosam Cy-<text:line-break/>priam Levigatam insuffla. Utendum etiam deambulationibus<text:line-break/>et ventris evacuationibus et ciborum subtractione et pur-<text:line-break/>gatione aurium diligentiore. </text:span></text:span><text:span text:style-name="Default_20_Paragraph_20_Font"><text:span text:style-name="T1">Ad aures humidas.</text:span></text:span><text:span text:style-name="Default_20_Paragraph_20_Font"><text:span text:style-name="T15"> Caeterum</text:span></text:span></text:p>
      <text:p text:style-name="P2"><text:span text:style-name="Default_20_Paragraph_20_Font"><text:span text:style-name="T10">-<text:line-break/></text:span></text:span>ad aures humore madidas, ita enim Apollonius appellat,<text:line-break/>subscripta medicamenta commoda esse ait. Misy in linteolo<text:line-break/>ustum et cum ipso laevigatum insusllato. Galla usta ac trita<text:line-break/>similiter utitor. Spodio trito eodem modo, attamen in testa<text:line-break/>torrelactum et affuso oleo tritum instituam. Caeterum ea-<text:line-break/>dem diligentia circa diaetam utitor.</text:p>
      <text:p text:style-name="P1"><text:span text:style-name="Default_20_Paragraph_20_Font"><text:span text:style-name="T1">[Ad auditus gravitatem</text:span></text:span>.] Porro in lubsurdis, sive<text:line-break/>graviter et difllculter audientibus, aut etiam surdastris ap-<text:line-break/>pellatis, utpote qui exiguas voces penitus non audiunt, ma-<text:line-break/>gnas autem vix percipiunt, lloc ipsum symptoma valde su-<text:line-break/>Illectum habere oportet, paulatim enim augescens temporis<text:line-break/>progressu perfectam surditatem inducit. Quapropter per bie-<text:line-break/>ram purgandi sunt et per catapotia ex colocynthide, pitui-<text:line-break/>taque eis per apophlegmatismos detrahenda, ac caput re-<text:line-break/>siccandum est, omnique modo curandum ut robur ei ad-<text:line-break/>fatur, quemadmodum jam saepe est demonstratum. tlten-<text:line-break/>dum etiam attenuatoria victus ratione. Atque in Ipsam au-<text:line-break/>riculam medicamenta coniicienda sunt, quae Crassos et vi-<text:line-break/>fissos humores findant ac incidant attenuentque, quorum<text:line-break/>silva ejusmodi est.</text:p>
      <text:p text:style-name="P3"><text:span text:style-name="Default_20_Paragraph_20_Font"><text:span text:style-name="T1">[.Quae Apollonius in primo pal</text:span></text:span><text:span text:style-name="Default_20_Paragraph_20_Font"><text:span text:style-name="T15">p</text:span></text:span><text:span text:style-name="Default_20_Paragraph_20_Font"><text:span text:style-name="T1">abilium ad auditus<text:line-break/>gravitatem medicamenta conscripsit in haec verba.] Ad<text:line-break/>auditus gravitatem repentinam et ex dolore capitis obor-<text:line-break/>tam. Fomenta. </text:span></text:span><text:span text:style-name="Default_20_Paragraph_20_Font"><text:span text:style-name="T15">Absinthium cum aqua decoquito et per fii-<text:line-break/>pusum fomentum inde facito, quomodo alias per arundinem<text:line-break/>id fieri demonstravimus. Baccis lauri aut foliis ejusdem in<text:line-break/>aqua decoctis similiter utitor. Similiter etiam origano atque<text:line-break/>item hystopo. Aqua quoque marina et aceto eodem .modo.<text:line-break/>Eisdem autem et in olla coctis utendum est. Fomentum<text:line-break/>vero per ollam quomodo fiat jam demonstratum est. </text:span></text:span><text:span text:style-name="Default_20_Paragraph_20_Font"><text:span text:style-name="T1">Col-<text:line-break/>lationes</text:span></text:span><text:span text:style-name="Default_20_Paragraph_20_Font"><text:span text:style-name="T15">. Aceto albo et aqua pari menscra cum nitro trito<text:line-break/>fervesactis ad plures dies eluito, atque inde aqua simplici<text:line-break/>calida eluito. Infusiones. Et fic ea, quae ad hanc rem de-<text:line-break/>scripta funt infundito. Marrubii thecum et irinum unguen-<text:line-break/>tum mixta infundito. Fel tauri et caprae ac unguentum^<text:line-break/>rosaceum mixta instillato. Caeparum sucoo et resina olet</text:span></text:span><text:span text:style-name="Default_20_Paragraph_20_Font"><text:span text:style-name="T1">o<text:line-break/></text:span></text:span><text:span text:style-name="Default_20_Paragraph_20_Font"><text:span text:style-name="T15">dilutis aequaliter utitor. Oleo nucum et resina mixtis pa -<text:line-break/>riter utitor. Alumen aceto dilutum instillato. Myrrham et</text:span></text:span></text:p>
      <text:p text:style-name="P3">alumen pali pondero trita et aceto diluto infundito. Adi-<text:line-break/>pem anserinum et fel bovis ac laurinum pari mensura mixta<text:line-break/>instillato. Hederae silvestris baccarum succum per linteolum<text:line-break/>expressum instillato. Veratrum nigrum aceto tritum, melle--<text:line-break/>que multum cocto exceptum in parva collyria ad formam<text:line-break/>glandis redigito, eaque meatui indito, ac per dies quinque<text:line-break/>linito. Senectam anguium aceto tritam instillato. Eadem et<text:line-break/>cum felle bubulo aut caprino aut testudinis marinae aut<text:line-break/>callionymi piscis diluta utitor. Nasturcii quantum sufficit et<text:line-break/>nitri parum, carne ficus resectis granis excipito, indeque<text:line-break/>collyrium audi tuam nleatui congruum formato ac indito,<text:line-break/>per triduum autem. ipsum eximito. lloc multas sordes edu-<text:line-break/>cit et confestim levius malum reddit. Caeterum reliqui cor-<text:line-break/>poris quoque cura habenda est. Deambulationibus itaque<text:line-break/>pro viribus multis utendum est et capitis reliquormnque<text:line-break/>membrorum frictione. insuper et apophlegmatismis et col-<text:line-break/>lotionibus, quae pituitam extrallere possunt. Cibis utendum<text:line-break/>est copia moderatis et ex genere eorum, quae facile exol-</text:p>
      <text:p text:style-name="P3"><text:span text:style-name="Default_20_Paragraph_20_Font"><text:span text:style-name="T15">vuntur sacileque excernuntur. Plurimum autem auxiliatur<text:line-break/>in hujusmodi affectu constitutis spongia tenuissime contrita<text:line-break/>in orbemque convoluta melleque imbuta et auriculae indita.<text:line-break/>Idem remedium commodum est et ad carnem in auditorio<text:line-break/>meatu enascentem. Post haec vero inquit utendum esse ollae<text:line-break/>fomento jam ante a fe indicato. Indicavit autem hoc ipfe<text:line-break/>inter reliqua auditus praesidia, verum ego ipfum velut a<text:line-break/>me condemnatum reliqui, propterea quod ad elotionem qui<text:line-break/>dem praestet in aurium dolore, utilitatem autem de se<text:line-break/>omnino nullam praebeat. Quapropter nunc ipsum appo-<text:line-break/>nam, verisimile est enim surdastros inde </text:span></text:span><text:span text:style-name="Default_20_Paragraph_20_Font"><text:span text:style-name="T1">i</text:span></text:span><text:span text:style-name="Default_20_Paragraph_20_Font"><text:span text:style-name="T15">uvari, utpote qui<text:line-break/>contrariis praesidiis opus habeant his, qui aurium doloribus<text:line-break/>vexantur. In doloribus enim affectae partes exquisita quiete<text:line-break/>opus habent. Surdastri vero vehementi motu, et fere di-<text:line-break/>xerim transmutatione in contrarium ei, qui jam adest, af-<text:line-break/>fectui indigent.</text:span></text:span></text:p>
      <text:p text:style-name="P1"><text:span text:style-name="Default_20_Paragraph_20_Font"><text:span text:style-name="T1">[Fomenta ad aurium dolorem ab Ap o ilo usu his veVo<text:line-break/>bis Conscripta.]</text:span></text:span><text:span text:style-name="Default_20_Paragraph_20_Font"><text:span text:style-name="T15"> Fomentis porro utendum est per spongias</text:span></text:span></text:p>
      <text:p text:style-name="P3">aqua calida imbutas ac susslcien ter expressas , itemque per<text:line-break/>cucurbitas affixas. Amplius vero et per vaporem ex arml-<text:line-break/>dinibus perforatis allatum. Oportet autem alterum arandi-<text:line-break/>nisi extremum cavitati auriculae congruens este, alterum<text:line-break/>vero in ollam perforatum operculum habentem et undique<text:line-break/>obturatum incumbere. Sit autem in olla absinthium in aqua<text:line-break/>ferv<text:span text:style-name="Default_20_Paragraph_20_Font"><text:span text:style-name="T1">e</text:span></text:span>factum , quo vapor inde sublatus ad auditorium mea-<text:line-break/>tum perseratur. Similiter et per adipem in veru assatum<text:line-break/>fomentum adhibendum est. Vehementer etiam subscriptus<text:line-break/>lomenti modus convenit. Urinam tauri maxime, aut certe<text:line-break/>bovis vetustissimam, in ollam novam angusti oris insundito,<text:line-break/>et aceti tertiam urinae partem ac myrtum contusam ad-<text:line-break/>misceto, deinde testas pro ollae magnitudine satis multas,<text:line-break/>igni candesactas in ollam conjicito, posteaque hominem in-<text:line-break/>clinatum apposita ad aurem olla fomentum admittere iubeto.<text:line-break/>Circum aurem vero fasciculum ex sena in orbem circum-<text:line-break/>ponito, ne videlicet circumsitae partes exurantur. t rendum<text:line-break/>et farina hordeacea ac tritlcea in vino cocta, itemque un-</text:p>
      <text:p text:style-name="P3">guento irino calido gratia fomenti: Superne vero auriculae<text:line-break/>imponendae sunt lanae molles ac purae, vino et oleo im-<text:line-break/>butae. Hordeacea itidem et triticea farina, aliquando qui<text:line-break/>dem per fe cocta, cum vino et unguento irino, aliquando<text:line-break/>vero columbino stercore et aristolochia tenui aequis par-<text:line-break/>tibusi admixtis. Confert autem cibi abstinentia et diaeta te-<text:line-break/>nuis et alvi evacuatio larga et memorabilis. Infuper et quies<text:line-break/>ocium, capitis velamen. In potu aqua calida, aqua mulsa<text:line-break/>ptisanae succuS cum melle donec remiserint dolores.</text:p>
      <text:p text:style-name="P1"><text:span text:style-name="Default_20_Paragraph_20_Font"><text:span text:style-name="T1">[Quae Archigene ad auditus gravitatem ac surdi-<text:line-break/>talem his verbis colisorlpflt.]</text:span></text:span> In auditus gravitate. Succum<text:line-break/>corticis raphani cum rosaceo aut cyprino tepesactum in<text:line-break/>stilla. Aut galbanum cum aceto et melle fervesactum. Quot<text:line-break/>li surditas succedat, veratrum nigrum ervi magnitudine il<text:line-break/>cocto melle indito, ac donec quod impedit erodat finito<text:line-break/>Aut ubi abfinthii decocto elueris, mel et oleum instilla to<text:line-break/>Aut collyrio ex nitro, ficu et finapi immisso per triduum<text:line-break/>id non extrahimus. Postea vero acutis vocIbus assiduis et</text:p>
      <text:p text:style-name="P3">vicissim gravibus inclamamus et per tubam sonitu immisso<text:line-break/>malum depellere conamur. Post haec et asphodeli radices<text:line-break/>oleo veteri incoctas utiliter insundimusi , caprinaque urina<text:line-break/>assidue eluimus. Caeterum surditate ex capitis dolore oborta,<text:line-break/>raphani succum cum rosaceo insunde, aut foliorum cucu-<text:line-break/>meris silvestris succum. Aut castorium cum baccis lauri et<text:line-break/>aceto, aut nigrum veratrum albo aceto irrigatum, sub orobi<text:line-break/>quantitate cocto melli miscens, glandulasque componens<text:line-break/>impone. <text:span text:style-name="Default_20_Paragraph_20_Font"><text:span text:style-name="T1">Fyusdern de corpusculis^quae auribus illabuntur.<text:line-break/></text:span></text:span>Quod li aqua in aurem illabatur, auxiliatur acetum et al-<text:line-break/>tero pede allectae auriculae propinquo exilire, alienaliter<text:line-break/>le ipsum reclinando, hoc enim modo facile excernitur. Quin<text:line-break/>et exuctio simplex per os, aut etiam per stipulam egregie<text:line-break/>aquam extrahit, quod ubi factum fuerit, conscalpta per la-<text:line-break/>nam auricula, ex praedictis unguentis aliquod instilla. Si vero<text:line-break/>calculus aut faba aut consimile quippiam in auditorium<text:line-break/>meatum illapsum suerit, eluito aut lana circa auricularium<text:line-break/>specillum obvoluta et resina tincta extrahit^. Item et per</text:p>
      <text:p text:style-name="P3"><text:span text:style-name="Default_20_Paragraph_20_Font"><text:span text:style-name="T15">glutinosum aliquod medicamentum fieri potest. Quod fi ne-<text:line-break/>que sic sequatur, sternutatorio in nares iniecto, os ac na-<text:line-break/>res obturato, facta enim spiritus conclusi extenfione, id<text:line-break/>quod incidit efflatur, idque assidue donec excidat facito; fi<text:line-break/>enim intus manferit, aure inflammata convulsiones inducet.<text:line-break/>Optime etiam confert ad eorum quae illapfa funt eiectio-<text:line-break/>nem concussio. Si itaque puer fuerit, pede comprehenfum<text:line-break/>et in caput elevatum cum concussione vibrabis. Si vero<text:line-break/>perfectae aetatis quispiam ita fuerit affectus, ipfum in ta-<text:line-break/>butam fecundum affectam aurem reclinatum caput ad tabu-<text:line-break/>Iam firmare iubeto, deinde levata tabulae circa caput parte,<text:line-break/>deferri sinito idque saepe repetito. Movebitur enim quod<text:line-break/>incidit et ad expeditiores meatus partes progredietur, at-<text:line-break/>que ita angusta et concava fpecilli parte immissa fcite ex-<text:line-break/>trahito. Si vero faba aut consimile quippiam in aurem il-<text:line-break/>lapsum in ea maneat madesactumque et tumefactum dolo-<text:line-break/>.res inducat, impofflbile quidem est ipsum integrum eximere.<text:line-break/>Quare per specilli concavum industrie partiri ac dividere</text:span></text:span></text:p>
      <text:p text:style-name="P3">ipsum oportet atque ita particulatim extrahere, deinde la-<text:line-break/>pam aut vinum dulce calidum infundere ac lenire meatum<text:line-break/>ex lancinatione offensum. At vero li animal aliqu<text:span text:style-name="Default_20_Paragraph_20_Font"><text:span text:style-name="T1">o</text:span></text:span>d ill<text:span text:style-name="Default_20_Paragraph_20_Font"><text:span text:style-name="T1">a—<text:line-break/></text:span></text:span>pstlm sit, scammoniam aceto dilutam aut absinthii succum i<text:line-break/>aut peucedani succum nitrumque ac sulfur cum raphani l<text:line-break/>succo instillato.</text:p>
      <text:p text:style-name="P1">[.spo<text:span text:style-name="Default_20_Paragraph_20_Font"><text:span text:style-name="T1">ll</text:span></text:span>o<text:span text:style-name="Default_20_Paragraph_20_Font"><text:span text:style-name="T1">nii de .Isdem.]</text:span></text:span> Apollonius autem de iisdem<text:line-break/>sic scripsit. <text:span text:style-name="Default_20_Paragraph_20_Font"><text:span text:style-name="T1">Ad pulices et</text:span></text:span> i v<text:span text:style-name="Default_20_Paragraph_20_Font"><text:span text:style-name="T1">ermiculos in aures reliquaqur<text:line-break/>earum polos illapsu. </text:span></text:span>Acetum et oleum instilla. Aut cap-<text:line-break/>paris succum instilla. Aut amygdalas amaras terito et oletus<text:line-break/>sum ab Ipsis expressum instillato. Veratrum album trinum<text:line-break/>inspergito. Aut aristolochiam tritam inspergito. Aut cala^<text:line-break/>mintllae succum insundito. Alit cinnabarim viridem instilu<text:line-break/>lato. Aut veratrum allium cum vino insundito. Aut alu—<text:line-break/>minis et seminis cucurbitae silvestris, sive medullae eïust<text:line-break/>aequas partes tritas cum oleo cedrino instilla. Aut caepann<text:line-break/>tritam et h<text:span text:style-name="Default_20_Paragraph_20_Font"><text:span text:style-name="T1">y</text:span></text:span>ssopum aequis partibus in vino diluito ac in-.<text:line-break/>fundito. Aut myrrham tritam, acetoque ac meste par. teri</text:p>
      <text:p text:style-name="P3">dilutam adllibe. Aut chalcitidem crudam tritam ac melle<text:line-break/>dilutam insunde. In universum vero eximendum est quic-<text:line-break/>quid in meatum incidit hoc modo. <text:span text:style-name="Default_20_Paragraph_20_Font"><text:span text:style-name="T1">P</text:span></text:span>er auriscalpium nimi-<text:line-break/>rum aut volsellam aut lanam mollem specillo obvolutam<text:line-break/>et resinam, aut etiam, quae uncinum habeat tenuem appen-<text:line-break/>sem. <text:span text:style-name="Default_20_Paragraph_20_Font"><text:span text:style-name="T1">Ad aurium sordem</text:span></text:span>. Nitrum assatum tritum auriculae<text:line-break/>inspergito et acetum instillato, ac lana apposita per noctem<text:line-break/>sinito, sequenti vero die aqua et oleo calido eluito. Cae-<text:line-break/>terum ad aquam in aurem acceptam caepae succum et adi-<text:line-break/>pem anserinum tepesactum instilla. Aut mali punici nucleo<text:line-break/>carentis dulcis et acidi succum in aereo vase, donec duae<text:line-break/>partes supersint, coquito, indeque duas guttas instillato. Aut<text:line-break/>myrrham ex aceto et melle tritam intundite.</text:p>
      <text:p text:style-name="P1"><text:span text:style-name="Default_20_Paragraph_20_Font"><text:span text:style-name="T1">[Auricularia medicamenta a Crilone Conscripta his<text:line-break/>verbis.] Ad sonitus aurium a morbis</text:span></text:span>. Abfinthium in aqua<text:line-break/>decoctum pro fomento adllibe et rosaceum cum melle in-<text:line-break/>stilla. Aut raphani corticis succum cum rosaceo instilla.<text:line-break/>Aut aloën cum vino et melle. Aut thus cum aceto et ro-</text:p>
      <text:p text:style-name="P2">sacco in malicorio ad mellis spissitudinem coquendo reda-<text:line-break/>ctum. Aut hyoscyami succum cum rosaceo tepidum. Aut<text:line-break/>radicum calami Viridis succum cum lacte. Aut rllamni suc-<text:line-break/>cum cum Celtica nardo. Aut gallam nigram cum pari<text:line-break/>myrrha ex melle. Aut lvcium cum vino mulso instilla.<text:line-break/>Aut vulpis adipem. <text:span text:style-name="Default_20_Paragraph_20_Font"><text:span text:style-name="T1">Ad dolores aurium absque humiditate<text:line-break/>et purulentia. </text:span></text:span>n X in<text:span text:style-name="Default_20_Paragraph_20_Font"><text:span text:style-name="T1">i</text:span></text:span> veteris ℥ j h, mellis Corsici ℥ j,<text:line-break/>nitri rubri ℥ ẞ, lvcii ℥ j. Lycium cum vino et nitro tri-<text:line-break/>tum Levigato ac mel admisceto, et in vitreo vase reposita<text:line-break/>infundito, hieme quidem bis in die, aestate vero saepius, et<text:line-break/>tomentum lanae conchylio insuetae indito. <text:span text:style-name="Default_20_Paragraph_20_Font"><text:span text:style-name="T1">Ad aures p</text:span></text:span>l<text:span text:style-name="Default_20_Paragraph_20_Font"><text:span text:style-name="T1">i-<text:line-break/>ridendas. </text:span></text:span>Alumen scissile terito et astuso aceto ad liqui-<text:line-break/>diorem strigmento consistentiam redactum lana convoluta<text:line-break/>excipite et resiccata lana ex ipsa in aurem indito, aut lioc<text:line-break/>ipsum medicamentum liquidum per lanam specillo obvolu-<text:line-break/>tam in aurem demittito, eamque ex eo quotidie illinito.<text:line-break/>Expedit et paululum passi affundere, ne medicamentum<text:line-break/>exarescat.</text:p>
      <text:p text:style-name="P2"><text:span text:style-name="Default_20_Paragraph_20_Font"><text:span text:style-name="T1">[Archigenes ad aurium assectus extra meatum.</text:span></text:span>] Cae-<text:line-break/>terum ad affectus aulium extra meatum auditorium <text:span text:style-name="Default_20_Paragraph_20_Font"><text:span text:style-name="T1">N</text:span></text:span> r-<text:line-break/>chigenes haec conscripfit. <text:span text:style-name="Default_20_Paragraph_20_Font"><text:span text:style-name="T1">Ad aures contusas.</text:span></text:span> Myrrham,<text:line-break/>libanum, terram nigram, qua aliqui se tanquam smegmate<text:line-break/>confricant, cum acri aceto probe unita, cerati crassitudine<text:line-break/>imponito et nequaquam amplius irritato. Aut cerussam et<text:line-break/>apii semen pariter accepta cum melle obline, quidam ab-<text:line-break/>sensilium pro cerussa scribunt, aut sulfur vivum, myrrham<text:line-break/>et thus, cum pice liquida in splenio imponito, aut glutinum<text:line-break/>fabrile et asphaltum five bitumen eodem modo , quidam<text:line-break/>etiam mannam admiscent. .Aut cephalico .Asclepiadeo em-<text:line-break/>plastro utere, aut pastillis pudendis destinatis illinc<text:span text:style-name="Default_20_Paragraph_20_Font"><text:span text:style-name="T1">. P</text:span></text:span>orro<text:line-break/>in quibus contusae sunt aures, intrinsecam expeditiorem<text:line-break/>cavitatem cartilaginum figulina terra expleto , et sequenti<text:line-break/>die ubi exaruerit, solanum cum cerussa illinito usquequo<text:line-break/>in integrum restituantur. Verum in aurium vulneribus et<text:line-break/>fissuris cartilagine probe coaptata fibulas imponito : deinde<text:line-break/>inflammationem arcentibus et reliquo glutinator^ ductu<text:line-break/>utitor. At vero inflammata in aulium puerorum pulpis</text:p>
      <text:p text:style-name="P3">foramina oleum, quod in aerea lucerna aeruginem contra-<text:line-break/>xerit, illinendo persanatus. Caeterum Asclepiades hujusce-t<text:line-break/>modi ad contusas et fractas aures compolitione usus est..<text:line-break/>Parvas cochleas ubi cum testis contriveris et rubrica lin<text:span text:style-name="Default_20_Paragraph_20_Font"><text:span text:style-name="T1">e<text:line-break/></text:span></text:span>xeris appone. <text:span text:style-name="Default_20_Paragraph_20_Font"><text:span text:style-name="T1">Aliud</text:span></text:span>. ♃ Aloes partem unam, glutinis sa-^<text:line-break/>brilis cum aceto cocti partem unam mixta imponito, aliquit<text:line-break/>mannam admiscent.</text:p>
      <text:p text:style-name="P1"><text:span text:style-name="Default_20_Paragraph_20_Font"><text:span text:style-name="T1">[ l</text:span></text:span>s<text:span text:style-name="Default_20_Paragraph_20_Font"><text:span text:style-name="T1">pitl.emata ad contusas aures</text:span></text:span>.] ♃ Cotyledonis her-t<text:line-break/>bae Ʒ viij, amygdalarum amararum depuratarum Ʒ ij, tra.^<text:line-break/>gacanthi Ʒ ij, aceto dilue et visco quercino excepta et lin-<text:line-break/>teolo insulta impone. Aut cerae Ʒ viij, galbani Ʒ viij, Ulle<text:line-break/>cum amararum Ʒ Viij, visci quercini Ʒ xvj, thuris Ʒ viij,t<text:line-break/>nnTyos allati Ʒ Viij, componito aC utitor. Apollonius autem<text:line-break/>lloc motio tum aulium inflammationes in superficie cutis<text:line-break/>ex humorum impressione aut plaga obortas, tum tumore^<text:line-break/>ac rubores culavit. Butvrum recens excusatum instilla, aut<text:line-break/>adipem anserinum percolatum instilla, aut adipem anseri-<text:line-break/>num et lac muliebre mixta instilla aut glandis unguenta^</text:p>
      <text:p text:style-name="P3">riae succum et resinam liquidam tepidam affunde aut adi-</text:p>
      <text:p text:style-name="Normal">pem bubulum ac anserinum aequis partibus liquesactosi in-<text:line-break/>stilla, aut oicmi succum ac adipem anserinum aequis por-<text:line-break/>lienibus misce et instilla. <text:span text:style-name="Default_20_Paragraph_20_Font"><text:span text:style-name="T1">Aliud quod illini potest</text:span></text:span>. Papa-<text:line-break/>veris succum aqua dilutum penna illinito, aut crocum tri-<text:line-break/>tum et muliebri lacte dilutum illinito aut argenti spumam<text:line-break/>cum aqua et nardo tenui tritam illinito aut cerussam corsc<text:line-break/>andri aut polygoni aut solani succo dilutam illinc. <text:span text:style-name="Default_20_Paragraph_20_Font"><text:span text:style-name="T1">Cata-<text:line-break/>plasmata. </text:span></text:span>Absinthium tritum ex aqua pro cataplasmate<text:line-break/>impone, aut sesamum aqua tritum impone. Lentem in aqua<text:line-break/>coctam ac tritam cum melle impone, aut mali punici dnl-<text:line-break/>Cis putamina cocta et trita in vino; hoc valde commodum<text:line-break/>medicamentum existit, aut myrrham, adipem anserinum vel<text:line-break/>butyrum vel resinam et conchylii partem internam, aequis<text:line-break/>partibus trita, super aurem et propinqua tempora impone.<text:line-break/>Convenit autem ad haec ciborum abstinentia, alvi evacua-<text:line-break/>tio, insuper quies et velamen capitis et corporis requies<text:line-break/>Longe vero remota esse debent ardor, frigiditas, balneum,<text:line-break/>vomitus, clamor et omnis distentio.</text:p>
      <text:p text:style-name="P2"><text:span text:style-name="Default_20_Paragraph_20_Font"><text:span text:style-name="T1">[Isusdem ali exulceratas ex plaga et structas aures.]<text:line-break/></text:span></text:span>Panem calidum internum cum melle tritum impone. Myr-<text:line-break/>rhain cunl vino veteri tritam illinc. Cochlearum colla una<text:line-break/>cum testis terito, et dimidiam myrrhae partem addito ac<text:line-break/>imponito. Absinthii et apii seminis aequales partes tritas<text:line-break/>cum melle imponito. Picem circumline et sulfur tritum aut<text:line-break/>thuris micas insperge. Verum ne obliges ista, neque sre-<text:line-break/>quenter repetito epitllematum detractiones.</text:p>
      <text:h text:style-name="Heading_20_2" text:outline-level="2">Cap. l l </text:h>
      <text:p text:style-name="P28">[<text:span text:style-name="Default_20_Paragraph_20_Font"><text:span text:style-name="T1">De parotidibus.]</text:span></text:span> Parotides e genere qui-<text:line-break/>dem sunt inllammationum, fiunt autem glandulis circa au-<text:line-break/>res affectis, non tamen in ipsis utimur prima parte cura-<text:line-break/>titulis partium inllammatarum. In illis enim, ut plurimum<text:line-break/>curatione reprimente ac repulsorio a medicis appellata uti<text:line-break/>convenit, atque id maxime, quum neque malignum sit ne-<text:line-break/>que multum quod insiliit neque corpus humoribus ex ae-<text:line-break/>quo redundet. Sic namque spongia sola ex posca imposita<text:line-break/>incipientes inflammationes repressit, neque quicquam ex eo</text:p>
      <text:p text:style-name="P3">totum corpus fuit ostensum. Verum in parotidibus ipsum<text:line-break/>contrarium facimus, medicamenta attractoria adhibentes, at-<text:line-break/>que fi haec nihil memorabile efficiant, etiam cucurbitam<text:line-break/>affigentes aut somenta assidua adhibentes. .Annitimur enim<text:line-break/>ut affligens humor ex profundo ad cutem attrahatur, prae-<text:line-break/>serti m fi in capite affectio fit firmata, humoribus Videlicet<text:line-break/>in ipso obfirmatis. Quin et quum citra capitis affectionem<text:line-break/>in febribus acutis natura superfluos humores ex vasis es-<text:line-break/>fundens, ad regionem inter cutem et subjecta corpora de-<text:line-break/>ponit, quando sane et glandulae ex essetis humoribus par-<text:line-break/>tsuipant, melius utique etiam tunc videtur naturam adju-<text:line-break/>vare per humorem ex loco in locum impetuosum illapsum<text:line-break/>febres curantem. At vero quum vehementi impetu fluxus<text:line-break/>illabitur, nihil nos curiosius agentes omnia naturae per-<text:line-break/>mittimus. Si enim five cucurbitam, sive aliud medicamen-<text:line-break/>tum humores ex alto ad cutem attrahens admoveamus,<text:line-break/>vehemens dolor hominem apprehendit, unde et vigiliae</text:p>
      <text:p text:style-name="P3">fiunt et febres succedunt, ac vires exolvantur. Mitigare ita-<text:line-break/>que tunc et non humorum inlluxui opitulari convenit per<text:line-break/>cataplasmatunl maxime lenientiunl usum. Velut est quod<text:line-break/>ex frumenti aut hordei aut seminis lini farina, cum aqua<text:line-break/>mulsa aut foenigraeci aut altheae aut chaniaemt lorum de-<text:line-break/>cocto coquitur et quaecunque ad hoc quod moderate hu-<text:line-break/>inlectam habent caliditatem, per quam mitigare dolores va-<text:line-break/>lcnt, etiam influentes humores concoquere possunt ac fup-<text:line-break/>pinare, quemadmodum de Ilis in cataplasmatunl tractatu ser...<text:line-break/>monem fecimus. Quod li etiam sanguis redundare videa-<text:line-break/>t ur, per venae sectionem ipsum evacuabimus, praesertim si<text:line-break/>id vires permittant. Nunc vero ad medicamentorum com-<text:line-break/>politionem progredientes, quam etiam a principio nos tra-<text:line-break/>ctaturos recepimus, qua ratione tum compositio ipsorum<text:line-break/>tum usus constet docebimus. Si itaque tumor non discu-<text:line-break/>turtur, suppurantibus medicamentis utendum est, velut est<text:line-break/>st umenti farina cum caricarum decocto et oleo. item quod<text:line-break/>cx polline et quod ex sarmento constat medicamentum. Si</text:p>
      <text:p text:style-name="P3">vero suppuratae fuerint parotides, tunc aut per fectionem<text:line-break/>pus elicere oportet, ulcusque velut in ejusmodi fieri moris<text:line-break/>est ac omnibus notum, curare, aut fane per medicamen-<text:line-break/>tum acre abfcelsum rumpere, quale est milium appellatum,<text:line-break/>et quod ex alliis constat. Aut tentare ut ipsam per medi-<text:line-break/>camenta attractorum. et tenuium partium vim habentia discu-<text:line-break/>tiamus, bis per diem iisdem ablatis et fomentis admotis,<text:line-break/>donec remiserint et laxati fuerint dolores. Quando vero<text:line-break/>jam plurimum puris fuerit difcussum, tunc jam primum se-<text:line-break/>mel solvere ea medicamenta et sementa adhibere oportet,<text:line-break/>deinde vero neque ex re est id sacere, sed ipfis medica-<text:line-break/>mentis permittere, ut fi quid reliquum in probando hae-<text:line-break/>reat, id ipsum discutiat. Quod si duritiesi adsit, ea ipsa quo-<text:line-break/>que molienda est, quare hoc tempore ex mixta medica <text:span text:style-name="Default_20_Paragraph_20_Font"><text:span text:style-name="T1">r,<text:line-break/></text:span></text:span>mentorum facultate compositio parabitur, emollientibus vi-<text:line-break/>delicet ad attractoria admixtis. Postquam vero omnis puru-<text:line-break/>Ientia suerit evacuata et adhuc duritiesi alispra relinquatur,<text:line-break/>emollientibus medicamentis utendum est, quorum materiae</text:p>
      <text:p text:style-name="P3">itemque compositionis varietatem, in malagmatum sermone<text:line-break/>demonstravi. Manifestum autem est, quod moderatas paro-<text:line-break/>tidas , in quibus neque humorum multitudo redundans in<text:line-break/>particulas irruit, in tantum ut vehementes dolores excitet,<text:line-break/>neque caliditas cum humore adest, facile per haec sanare<text:line-break/>possimus, neque enim ad suppurationem festinant neque ve-<text:line-break/>hementem dolorem inducunt. Verum licet etiam lomentis<text:line-break/>ex muria uti et cataplasmata magis Calefacientia et disam-<text:line-break/>nentia adhibere et medicamenta eandem facultatem prope<text:line-break/>attingentia. Quum vero plerique medici et parotidum me-<text:line-break/>dicamenta indistincte con sin usserint, liquis praedictis in me-<text:line-break/>moriam revocatis ad eorum usum accesserit, facile intelliget<text:line-break/>quibus tandem ad lingulas parotidas utendum sit. Verum<text:line-break/>praeexercitabo etiam ego vos ad hanc rem per exempla,<text:line-break/>quae Arcliigenes in primo medicamentorum secundum ge-<text:line-break/>nus his verbis snipsit.</text:p>
      <text:p text:style-name="Normal"><text:span text:style-name="Default_20_Paragraph_20_Font"><text:span text:style-name="T1">[.trchlgenis ad parotidas.]</text:span></text:span> Parotidas dissolvere v<text:span text:style-name="Default_20_Paragraph_20_Font"><text:span text:style-name="T1">o-<text:line-break/></text:span></text:span>lentes plantaginem cum sale tritam assidue pro cataplasmate</text:p>
      <text:p text:style-name="P3">imponimus. Aut caprinum stercus ex aceto. Aut rumiCis<text:line-break/>silvestris radices coctas in vino. Aut ficum tritam cum atra-<text:line-break/>mento sutorio. Aut ficum coctam cum absinthio et vino tri-<text:line-break/>tis. Aut buccina marina aut purpuras ustas, melle aut<text:line-break/>axungia exceptas imponito et confestim discutientur. Idem<text:line-break/>etiam ostreorum testa usta et cum melle impofita sacit. Aut<text:line-break/>ceratum rosaceum sive cyprinum ruta admixta, aut sulsure<text:line-break/>vivo addito emollitum aut cimelia cum aceto, discutit ma-<text:line-break/>xime ficus aqua marina aut muria cocta ac trita impofita.<text:line-break/>Idem sacit et marrubium tritum cum sale. Et lana butyro<text:line-break/>imbuta ac impofita inchoantibus parotidibus opitulatur.<text:line-break/>Quemadmodum huic postremo loco ab eo relato recte Ar-<text:line-break/>clligenes discrimen apposuit, incipientes parotidas e butyro<text:line-break/>opem sentire testatus, sic conveniebat ipsum etiam circa<text:line-break/>alia nledicamenta utendi tempus adjicere, velut ego paulo<text:line-break/>ante suci. Quin et circa hoc ipsum butyrum, non satis est<text:line-break/>ex solo parotidum principio sacere discrimen, nisi apponam</text:p>
      <text:p text:style-name="P3">tur num vehementer aut molliter concitetur et num dolen-<text:line-break/>ter, velut cum pulsationibus et vigiliis infestet, an cum mo-<text:line-break/>delato dolore. Deinde qui sit morbi status. Num magna<text:line-break/>omnino laxitate opus habeat, an per minorem iudicari ac<text:line-break/>finiri possit, tali namque sullecerit butvrum, in corporibus<text:line-break/>praesertim mollibus eunuchorum, puerorum et mulierum et<text:line-break/>eorum qui teneram habent carnem. Si vero cum vehementi<text:line-break/>dolore stat, cataplasmate dolorem sedante opus llabet simul-<text:line-break/>que assiduo fomento vel per solam aquam vel etiam cum<text:line-break/>exiguo injecto ad eam sale. Quandoquidem vero primum<text:line-break/>omnium medicamentum conscripsit plantaginem cum sale, ab<text:line-break/>illo sane etiam nos rursus initium faciemus plantaginis na-<text:line-break/>utram recordantes ex mixtis facultatibus, disco ssoriaque et<text:line-break/>repul solia Compositam este. Ego vero nunquam medicamen-<text:line-break/>Iis ad parotidas destinatis repul foria admisceri operae pre-<text:line-break/>tiunl existimo, praeterquam li aliquando, raro tamen, ad<text:line-break/>multam disam simiolum copiam parum quiddam ex eis ad-<text:line-break/>datur, atque id tum demum ubi citra vehementem dolorem<text:line-break/>parotides irruant. Quod vero deinceps scriptum est, sternis</text:p>
      <text:p text:style-name="P3">caprinum ex aceto inveteratae ac induratae, nullumque<text:line-break/>amplius memorabilem dolorem habentis parotidis medica-<text:line-break/>mentum esse possit, velut etiam lienis in scirrhum indurati.<text:line-break/>Tertio deinde loco consequenter radices rumicis silvestris<text:line-break/>in vino coctas tradidit. Si sane et qualitatem et aetatem<text:line-break/>vini apposuisset, fortassis et ego tentassem de eo judicium<text:line-break/>ferre, quum vero non adjecerit multumque differat acer-<text:line-break/>buln aut austerum aut acre aut dulce aut recens aut vetus<text:line-break/>aut <text:span text:style-name="Default_20_Paragraph_20_Font"><text:span text:style-name="T1">C</text:span></text:span>rassum aut tenue aut fulvum aut album aut nigrum<text:line-break/>vinum esse, ob id etiam ego nihil habeo, quod de hot<text:line-break/>medicamento dicam. At quum vobis hoc cognitum fit, quod<text:line-break/>majori discutiendi vi praeditum fit vetus, praesertim fi CN<text:line-break/>genere natura calidiorem fit, velut sunt in totum salva.<text:line-break/>contraria vero huic secundum vires tum austerum tum acm-<text:line-break/>bum, hujusmodi quidem ^lnum vitare oportet. In fulUo<text:line-break/>vero et mediocriter vetusto et tenuium partium rumicis<text:line-break/>radices coquentes, in parotidibus citra vehementem dolorem<text:line-break/>obortis iis uti poteritis. Scribit deinceps: FiCum tritam cum</text:p>
      <text:p text:style-name="P3">atramento sutorio. Discutientis quidem igitur et concoquen-<text:line-break/>tis facultatis est ficus, praesertim arida, recens vero discu-<text:line-break/>fiendi quidem facultatem habet, verum concoquere non<text:line-break/>potest. Verum atramentum sutorium, quod vehementissi-<text:line-break/>mum sit medicamentum, nemo ignorat utrasque facultates<text:line-break/>fortes repellentem et discutientem complecti, quapropter<text:line-break/>etiam vehementia ejus vitanda est. Cocta deinde fico nimi-<text:line-break/>ruin arida cum absinthio et vino tritis uti jubet. Ilis sane<text:line-break/>etiam vos utemini in tenipore, ad medias magnitudine ac<text:line-break/>tempore inflammationes, quemadmodum etiam buccinis et<text:line-break/>purpuris et ostreis ustis indurefcentibus ac vetustis, est enim<text:line-break/>medicamentum, quod omnem afflictionem et acrimoniam<text:line-break/>mitigat et discutit, non fidum li melle quis eorum cinerem<text:line-break/>imbuat, fed et multo magis si adipem suillum insulsum ve-<text:line-break/>Iustum et a libris depuratum admisceat, citra omnem enim<text:line-break/>molestiam omnes inveteratas inflammationes discutit, etiam<text:line-break/>si ex rheumatica allectione sint obortae. Deinceps cerato<text:line-break/>rosaceo et cyprino cum ruta uti jubet, quod discussoriam</text:p>
      <text:p text:style-name="P3"><text:span text:style-name="Default_20_Paragraph_20_Font"><text:span text:style-name="T15">quidem medicamentum est, verum nihil vehemens neque<text:line-break/>violentum in se habet. Paulo vero efficacior sit compositio,<text:line-break/>si sulfur vivum pro ruta admisceamus. Quae sequitur deinde<text:line-break/>cimolia cum aceto, neque fortem neque dolorosam neque<text:line-break/>magnam parotidem curare potest. Ficus vero aqua malina<text:line-break/>cocta in inveteratis jam commoda fuerit, utpote difcussoria<text:line-break/>vi praedita, velut etiam si aquae marinae penuria muria<text:line-break/>quis utatur. Simile huic est, quemadmodum etiam ipsa Ar-<text:line-break/>chigenes dixit, marrubium cum sale. Post haec vero de hu-<text:line-break/>tyro fcripsit, cujus ut ultimi circa illius dictionis ordinem<text:line-break/>paulo ante mentionem feci. Post quod rursus ad genero-<text:line-break/>sum medicamentum transit, pyrethrum tritum fico excipi<text:line-break/>jubens. Deinde calce viva cum melle trita uti praecipit. Et<text:line-break/>post hoc mustelae sanguinis illinendi meminit. At vero talia<text:line-break/>tanquam curiosa et supervacanea et quae magnam rei me-<text:line-break/>dicamentariae egestatem indicent, si per alia auxilia citra<text:line-break/>sanguinis mustelae adhibitionem parotidas curare nequeat,<text:line-break/>neque in usum assumpsi, neque eorum experimentum habeo.</text:span></text:span></text:p>
      <text:p text:style-name="P3">Sed neque ex amicis nostris quispiam alius uti tentavit..<text:line-break/>Verum cerebrum illinire quodcunque tandem, mediocrium t<text:line-break/>parotidum medela exiliit. Post lioc vero haec verba scribit. .<text:line-break/>Aceto ferventi pertundito, aut spongiam in acida muria im-<text:line-break/>nutam imponito. Fossorum ac messorum fortassis ea fueriti<text:line-break/>medela, non h<text:span text:style-name="Default_20_Paragraph_20_Font"><text:span text:style-name="T1">o</text:span></text:span>minum urbanorum. Deinceps acris mentio<text:span text:style-name="Default_20_Paragraph_20_Font"><text:span text:style-name="T1">r-<text:line-break/></text:span></text:span>nem facit medicamenti ex mustela usta, cujus cinerem t<text:line-break/>cerato irino excipi jussit. Verum ejusmodi medicamen-.<text:line-break/>Iis, quando diu durant et in fcirrhum indurantur, uten-<text:line-break/>dum est, pleraque enim ab eo scripta veterascentium et ae-<text:line-break/>gre solubilium parotidum remedia existunt. Quapropter^<text:line-break/>etiam ipsa ad medicamentum hoc adjecit, quod etiam stru-^<text:line-break/>mas probe sanare possit. Post hoc vero ejusmodi dicti<text:span text:style-name="Default_20_Paragraph_20_Font"><text:span text:style-name="T1">a<text:line-break/></text:span></text:span>inordinate inserta est, tum assidua calidae aspersio tum alli-<text:line-break/>dua crudae hordeaceae farinae impositio. Quod ipsum livet<text:line-break/>quis per se legat sive prioris dictionis finem hujus dictio-i<text:line-break/>nis principium faciat, utrumque male dictum est. Manisellutn li</text:p>
      <text:p text:style-name="P3">vero hoc erit, ubi praecedentis dictionis finem praeposite-<text:line-break/>sumus, ut totus sermo ejusmodi fiat: mirabiliter discutit et<text:line-break/>strumas, saepe etiam parotidas, tum assidua calidae aspersis<text:line-break/>tum assidua crudae hordeaceae farinae impositio. Etenim<text:line-break/>apertum mendacium est dicere strumas atque parotidas mi-<text:line-break/>rabiliter ex assidua aquae calidae aspersione, assiduaque cru-<text:line-break/>dae hordeaceae farinae impositione difcuti. Si vero de pa-<text:line-break/>rotidibus folum dicatur, certa distinctio aberit quae doceat<text:line-break/>noS in quibus et qualibus parotidibus aquae calidae afperfio<text:line-break/>et assidua crudae hordeaceae farinae adhibitio conUeniat.<text:line-break/>Non enim in omni, sed quam citissime velimus suppurare<text:line-break/>haec facienda funt, quemadmodum in fuperiori sermone est<text:line-break/>indicatum. Hoc itaque vitiose, ut dixi, interfe<text:span text:style-name="Default_20_Paragraph_20_Font"><text:span text:style-name="T1">c</text:span></text:span>tum est. Cae-<text:line-break/>terum Archigenes ad consequentia transgressus rursus medi-<text:line-break/>camenta fcribit, non apponens quod induratis et inVeteratis<text:line-break/>parotidibus salutaria existant, quum nos ex materia ipsorum<text:line-break/>ipsa talia esse cognoscamus. Ascribam autem jam vobis<text:line-break/>ipsius Archigenis dictionem quae sic habet. Proprie velo</text:p>
      <text:p text:style-name="P3">lupinorum amarorum farinam cum melle coctam, exigua<text:line-break/>calce viva addita pro cataplasmate imponito. Egregie discu-<text:line-break/>tit et hoc. ♃ Picis brutiae, mannae thuris aequales partes,<text:line-break/>terebinthinae, palmarum Syriacarum non vetustarum pin-<text:line-break/><text:span text:style-name="Default_20_Paragraph_20_Font"><text:span text:style-name="T15">glutini </text:span></text:span>carnis purae, utriusque duplum, galbani dimidium<text:line-break/>mannae, probe unitis utitor, si vero dura sit, resinam mi-<text:line-break/>sceto, aut nitrum et rubricae sinopidis tertiam partem cum<text:line-break/>unguento cyprino ad strigmentitiam crassitudinem redacta,<text:line-break/>ac linteolo inserta imponito: aut calcem vivam cum stri-<text:line-break/>gmentis eodem modo, aut caricas, galbanum, nitrum, pari<text:line-break/>mensura, sulfuris tertiam partem, terebinthinae, opopanacis,<text:line-break/>utriusque parum quiddam, unitis utere, aut calcem vivam<text:line-break/>cum aceto tritam impone. Quod li neque per liaec discu-<text:line-break/>tiantur, adiuvabimus per mutationem in suppurationem per<text:line-break/>frequentia ex calida crudaque hordeacea farina cataplasmata.<text:line-break/>Dehinc rursus discutiendum per largam et frequentem de^<text:line-break/>cocti lauti aut baccarum ejus perfusionem, aut sulfure, vel<text:line-break/>consimili quopiam in aquam insperso, sive nitro sive colum-<text:line-break/>bino stercore in ea admixto, aut etiam cucurbita cum Iba-</text:p>
      <text:p text:style-name="P3">Piscatione affixa. Deinde ad chirurgiam perveniendum est<text:line-break/>et crudi abscessuS sectionem, optimum enim in his ut quam<text:line-break/>celerrime fluxio foras evellatur. Haec quidem Archigenes<text:line-break/>scripsit. Sunt autem et multa emplastra, quae parotidas<text:line-break/>disentiunt, aliqua quidem jam inveteratas et induratas, ali-<text:line-break/>qua vero eas, in quibus fedate dolore nulla amplius puris<text:line-break/>suspicio est, quemadmodum etiam aliqua quae jam suppu-<text:line-break/>ratas curare possunt. Talia vero inter discussoria emplastra<text:line-break/>singula cum virium suarum professione conscripta funt, vel-<text:line-break/>ut etiam ea quae fimplices parotidas curant, lavatoria ap-<text:line-break/>peltata , omnibus nota funt. ExempIa biferum funt empla-<text:line-break/>strum Mnafeae et quod ex fuccis constat et quod ex pli-<text:line-break/>fana. His etiam praestant quae molIiora funt et cerati for-<text:line-break/>sua constant,—cum ex butyro tum ex oesypo conflata,<text:line-break/>ostreis aut buccinis aut purpuris ustis additis cujusmodi elt<text:line-break/>haec. ♃ Adipis porcini veteris insulsi ℥ iij, butyri ℥ j, Ce-<text:line-break/>rae ℥ ij ostreorum ustorum quam tenuissime tritarum Ʒip</text:p>
      <text:p text:style-name="P3">Liquabilia liquesacito ostreaque infarcito, ac unitis utitor<text:line-break/>confidenter, eflicacissimum hoc ad parotidas existit.</text:p>
      <text:h text:style-name="Heading_20_2" text:outline-level="2">Cap. Lll.</text:h>
      <text:p text:style-name="P28"><text:s/>[<text:span text:style-name="Default_20_Paragraph_20_Font"><text:span text:style-name="T1">De affectionibus narium</text:span></text:span>.] I<text:span text:style-name="Default_20_Paragraph_20_Font"><text:span text:style-name="T1">N</text:span></text:span> genere tu-<text:line-break/>morum praeter naturam polypodes in naribus generantur,<text:line-break/>ex genere vero ulcerum ozaenae. Secundum genus autem<text:line-break/>excretionum praeter naturam sanguinis eruptiones fiunt in<text:line-break/>morbis acutis juxta rationem earum, quas recentiores me-<text:line-break/>dici privatim superexcretioneh appellant, nimirum in qui-<text:line-break/>bus natura ad <text:span text:style-name="Default_20_Paragraph_20_Font"><text:span text:style-name="T1">i</text:span></text:span>udicatorium auxilium concitata modum ex-<text:line-break/>cessit. Primum itaque de ozaenis sermonem faciam, quae<text:line-break/>ex humorum acrium et putridorum influxu generantur, ita<text:line-break/>ut si acres solum sint, aegre curabilia ulCera producere<text:line-break/>consueverint, non tamen graveolentia. Caeterum cura com-.<text:line-break/>munis ambobus Ilis est itemque polypi, ut videlicet pli-<text:line-break/>mum caput siccetur et firmetur, quum palam sit, ob vitia-<text:line-break/>torum humorum redundantiam defluxum ex eo in nares<text:line-break/>provenlre. Quomodo vero caput in totum corroborare opor-<text:line-break/>teat, quo nullum recrementum ex eo ad inferas partes de-</text:p>
      <text:p text:style-name="P3">legetur, saepe jam dictum est. Quum igitur per illa caput<text:line-break/>validum reddideris, ad naris progredieris curationem, scopo<text:line-break/>in ozaenis proposito, ut affecta parsi per mixtae facultatis<text:line-break/>medicamenta tum repellentia tum discutientia restccetulx<text:line-break/>Repellunt itaque tum austera tum acerba, quae communem<text:line-break/>astringentium appellationem habent, discutiunt autem calida<text:line-break/>et ficca sacultate praedita, quorum silva talis est.</text:p>
      <text:p text:style-name="P1"><text:span text:style-name="Default_20_Paragraph_20_Font"><text:span text:style-name="T1">[Archigen</text:span></text:span>e <text:span text:style-name="Default_20_Paragraph_20_Font"><text:span text:style-name="T1">medicamenta ad oliaenas.]</text:span></text:span> Quum ozaena<text:line-break/>in naribus fuerit, calaminthae saccum infunde. Aut ipsam<text:line-break/>calamintham aridam per fistulam illfusfla, aut veratrum al-<text:line-break/>bum cum feminis nasturtii clleme quotidie insuffla, post hoc<text:line-break/>vero caput perfunde. Obline autem eos chalcitide aut atra-<text:line-break/>mento sutorio aut psorico cum melle, aut instillato in na-<text:line-break/>rem melle et per sternutatorium saeta concussione tectoria<text:line-break/>ulceri obducta excutito, deinde praescriptum ex nasturtio<text:line-break/>et veratro medicamentum per narem attrahere quampluri-<text:line-break/>mum jubeto, et postea amurcam cum melle illinito, aut</text:p>
      <text:p text:style-name="P3">myrrham et nasturtium cum melle aut ranunculi succum<text:line-break/>cum alumine liquido in narem insunde aegrumque resupi-<text:line-break/>natum, donec ad eos penetret, attrallere jube, atque id us-<text:line-break/>quequo perduraveris identidem repete. Si vero vetera sint<text:line-break/>ulcera, etiam acetum vetus admisse aut sulfur tritum. Acre<text:line-break/>item acetum in vasculum angusti oris susum ad multum<text:line-break/>tempus ad respirationem ipsorum appone, deinde misy cy-<text:line-break/>prinu<text:span text:style-name="Default_20_Paragraph_20_Font"><text:span text:style-name="T1">s</text:span></text:span> et dimidium ejus nardi Indicae cum vino Chio ad<text:line-break/>mellis crassitudinem redige, ex coque meatus penna obline<text:line-break/>et per lanam obtura.</text:p>
      <text:p text:style-name="P1"><text:span text:style-name="Default_20_Paragraph_20_Font"><text:span text:style-name="T1">[Ad ulcera in naso</text:span></text:span>.] Ulcera in naso ex malorum pu-<text:line-break/>meorum succo in aereo vase ad medietatem cocto pertine.<text:line-break/>Aut malum panicum dulce integrum in vino coctum terito<text:line-break/>et forinsecus imponito, aut aeris squamam et aeruginem<text:line-break/>cum alba viola ex aqua astricam, aut rubi succum et alu-<text:line-break/>men Melium, cum aqua diluta eodem modo. Si vero vetus<text:line-break/>sit ulcus, cum aceto diluito, aut iridem et sandaracham<text:line-break/>cum melle oblinito, aut adipem vitulinum et resinam illinito.</text:p>
      <text:p text:style-name="P2"><text:span text:style-name="Default_20_Paragraph_20_Font"><text:span text:style-name="T1">[De polypo narium.]</text:span></text:span> Polypus tumor est, qui praeter<text:line-break/>naturam in naribus generatur polypodis carni assimilis juxta<text:line-break/>substantiae proprietatem. Manifestum itaque est affectionem<text:line-break/>hanc ex <text:span text:style-name="Default_20_Paragraph_20_Font"><text:span text:style-name="T1">C</text:span></text:span>rassis et viscofisi humoribus generali, atque ob id<text:line-break/>mixta materia medicamen talia opus habet, ut vide<text:span text:style-name="Default_20_Paragraph_20_Font"><text:span text:style-name="T1">l</text:span></text:span>icet par-<text:line-break/>tim astringat, partim secet et attenuet, partim etiam discu-<text:line-break/>tiat et condensat. <text:span text:style-name="Default_20_Paragraph_20_Font"><text:span text:style-name="T1">Archigenis ad polypodas. </text:span></text:span>In polypode<text:line-break/>nasturtii tenuis chemen, five Ʒ si, cum veratri albi obolis<text:line-break/>duobus nare attrahere jube. Ubi vero exciderit, linamentis<text:line-break/>cum florido emplastro ex melle utere, aut lycio eodem<text:line-break/>modo. <text:span text:style-name="Default_20_Paragraph_20_Font"><text:span text:style-name="T1">Asclepiadae ad o</text:span></text:span>x<text:span text:style-name="Default_20_Paragraph_20_Font"><text:span text:style-name="T1">aenas et polypos</text:span></text:span>. Asclepiades in<text:line-break/>quinto externorum fic scripsit: <text:span text:style-name="Default_20_Paragraph_20_Font"><text:span text:style-name="T1">Aridum ad o</text:span></text:span>x<text:span text:style-name="Default_20_Paragraph_20_Font"><text:span text:style-name="T1">aenas. ♃<text:line-break/></text:span></text:span>Aluminis scissi Ʒ iiij, myrrhae Ʒ iiij, sandarachae Ʒ iiij, gal-<text:line-break/>lae Ʒj, atramenti sutorii usti Ʒ j. Tritis utere, naribus prius<text:line-break/>vino odorato elotis et medicamento per specilli extremum<text:line-break/>sive nucleum admoto. <text:span text:style-name="Default_20_Paragraph_20_Font"><text:span text:style-name="T1">Aliud</text:span></text:span>. ♃ Fructus elicaeƷ viij, myr-<text:line-break/>rhae Ʒ viij, nitri rubri Ʒ iij, malicorii Ʒ viij, seminis tama-</text:p>
      <text:p text:style-name="P3">ricis Ʒ i, crocomagmatis Ʒ ij, tritis utere. <text:span text:style-name="Default_20_Paragraph_20_Font"><text:span text:style-name="T1">Aliud</text:span></text:span> ♃ Soreos<text:line-break/>Aegyptii sriabilis Ʒ ij, cllalcitidis ustae Ʒ ij, seminis tallia-<text:line-break/>ricis Ʒ j, croci Ʒ j, myrrhae Ʒ j, tritis utere. <text:span text:style-name="Default_20_Paragraph_20_Font"><text:span text:style-name="T1">Aliud. ♃<text:line-break/></text:span></text:span>Chalcitidis ustae Ʒ ij, atramenti sutorii assati ℥ ij, misyos<text:line-break/>Ʒ ij, amomis j, myrrhaeƷ iiij, croci Ʒ i, tritis utere. <text:span text:style-name="Default_20_Paragraph_20_Font"><text:span text:style-name="T1">Alia<text:line-break/>compositio quae flavescens appellatur. </text:span></text:span>n Aluminis scisti<text:line-break/>Ʒ Ussi, cllalcitidis crudae Ʒ vj, landaracliae Ʒ iii, putaminis<text:line-break/>mali punici <text:s/>ij , atramenti sutorii usti Ʒ ij , milies allati<text:line-break/>Ʒ ij, tritis utere. <text:span text:style-name="Default_20_Paragraph_20_Font"><text:span text:style-name="T1">Alia. </text:span></text:span>♃ Atramenti sutorii ulli Ʒ iiij,<text:line-break/>diphrygis Ʒ ij , calcis vivae Ʒ ij , samlaracllae Ʒ ij , arida<text:line-break/>admove, aut linamentum tortum aqua madefactum ac me-<text:line-break/>dicamento imbutum inde. <text:span text:style-name="Default_20_Paragraph_20_Font"><text:span text:style-name="T1">Aliud</text:span></text:span>. ♃ Misyos assati Ʒ ij, man-<text:line-break/>nae thuris Ʒ ij, chalcitidis assatae Ʒ ij, squamae aeris Ʒ j si,<text:line-break/>aeruginis Ʒ j, arida adhibe.</text:p>
      <text:p text:style-name="P1"><text:span text:style-name="Default_20_Paragraph_20_Font"><text:span text:style-name="T1">[T</text:span></text:span> c<text:span text:style-name="Default_20_Paragraph_20_Font"><text:span text:style-name="T1">auponis ad oZaenas, aegilopas, potypodas et mul-<text:line-break/>ta alta.] Ad C</text:span></text:span>a<text:span text:style-name="Default_20_Paragraph_20_Font"><text:span text:style-name="T1">nenas et aegilopas et pol</text:span></text:span>y<text:span text:style-name="Default_20_Paragraph_20_Font"><text:span text:style-name="T1">pos et quaccun-<text:line-break/>que velis citra sectionem ac ustionem sublnovere. Diri-<text:line-break/>mil etiam ossa corrupta. Idea et ad ulcera serpentia ac</text:span></text:span></text:p>
      <text:p text:style-name="P3"><text:span text:style-name="Default_20_Paragraph_20_Font"><text:span text:style-name="T1">putrida inspersa, et ad sordida ulcera linament</text:span></text:span>o <text:span text:style-name="Default_20_Paragraph_20_Font"><text:span text:style-name="T1">excepta<text:line-break/>ac indita cum melle. </text:span></text:span>♃ Scobis aeris rubri unc. i, salis<text:line-break/>ammoniaci sextantem, ammoniaci thymiamatis sextantem,<text:line-break/>aluminis rotundi quadrantem , aceti acerrimi heminas vi.<text:line-break/>Arida terito et affuso aceto omnia in vas aeris rubri trans-<text:line-break/>ferto, in coque ad fidem sub canicuIae ardore cum aeris<text:line-break/>rubri radio agitato, donec medicamentum exarescat, deinde<text:line-break/>in mortarium tranflatum diligenter terito et in fictili re-<text:line-break/>condito. Usu vero exigente aquam absorbendam dato, de-<text:line-break/>inde etiam in ore continendam , medicamentum vero per<text:line-break/>fistulam insusflato. <text:span text:style-name="Default_20_Paragraph_20_Font"><text:span text:style-name="T1">Scribonii</text:span></text:span> L<text:span text:style-name="Default_20_Paragraph_20_Font"><text:span text:style-name="T1">argi, sucit ad omnem extube-<text:line-break/>rationem</text:span></text:span>. q. uisyosi usti, chaIcitidis ustae, atramenti sutorii<text:line-break/>usti, soreos, squamae aeris, singulorum Ʒ viij, arida adluo V<text:line-break/>veto. Oportet autem praecedenti die quiscere, deinde fe-<text:line-break/>quenti medicamentum post cibum indere. Illinendae etiam<text:line-break/>nares antea cum bitumine aut liquida pice aut myrrlla stacte.</text:p>
      <text:p text:style-name="Normal"><text:span text:style-name="Default_20_Paragraph_20_Font"><text:span text:style-name="T1">[Pltdo</text:span></text:span>.l s<text:span text:style-name="Default_20_Paragraph_20_Font"><text:span text:style-name="T1">eni Chirurgi ad polypodas, o^aenas; omnem</text:span></text:span></text:p>
      <text:p text:style-name="P3"><text:span text:style-name="Default_20_Paragraph_20_Font"><text:span text:style-name="T1">excrescentem carnem, haemorrhoides et quibuscunque cru-<text:line-break/>stant inducere velis</text:span></text:span>.] n Aeris usti, auripigmenti torresacti,<text:line-break/>misyos assati, singulorum Ʒ ij, diphrygis Ʒ iij, chalcitidis<text:line-break/>ustae, atramenti sutorii usti, squamae aeris, singulorum Ʒ iiij,<text:line-break/>tritis utere. Caeterum post medicamentorum adhibitionem<text:line-break/>etiam sternutatoriis utimur, quo videlicet tectoria ulceri<text:line-break/>obducta excutiamus, quae tribus aut quatuor diebus sere<text:line-break/>excidere consueverunt. t. bi vero exciderint, adipe anserin<text:span text:style-name="Default_20_Paragraph_20_Font"><text:span text:style-name="T1">o<text:line-break/></text:span></text:span>ac butyro cum rosaceo cerato curantur. Verum asclepiades<text:line-break/>in primo medicamentorum exteriorum sic scrijdit. <text:span text:style-name="Default_20_Paragraph_20_Font"><text:span text:style-name="T1">Ascle-<text:line-break/>pilulae atl o-aenas, quo usas est</text:span></text:span> d <text:span text:style-name="Default_20_Paragraph_20_Font"><text:span text:style-name="T1">teges. </text:span></text:span>n Ii octus Uricae<text:line-break/>Ʒ iiij, myrrhae Ʒ iiij, nitri rubri Ʒ iiij, putaminis mali pu..<text:line-break/>niti Ʒ iiij , croci Ʒ ij , costi Ʒ ij , trita inlulllato. <text:span text:style-name="Default_20_Paragraph_20_Font"><text:span text:style-name="T1">Aliud. ♃<text:line-break/></text:span></text:span>Aluminis scissi Ʒ iiij, myrrhae Ʒ iiij, sandaracbae Ʒ ij , rhois<text:line-break/>rubri Ʒ duas, salis fossilis 5 ij, colli Ʒ ij , croci Ʒ ij , trita<text:line-break/>i usti silam. Ante curam vero nares vino odorato et optimo<text:line-break/>nulle eluere conamur. <text:span text:style-name="Default_20_Paragraph_20_Font"><text:span text:style-name="T1">Ad narium pol</text:span></text:span>r<text:span text:style-name="Default_20_Paragraph_20_Font"><text:span text:style-name="T1">pos, quo usus esi<text:line-break/>Antipater</text:span></text:span>. ♃ Aeris usti Ʒ iiij, minii sinopici Ʒ j, trita per</text:p>
      <text:p text:style-name="P3">arundinem insusstato: quin et per specilli nucleos admoveto.<text:line-break/><text:span text:style-name="Default_20_Paragraph_20_Font"><text:span text:style-name="T1">Aliud Antonii Musce. </text:span></text:span>n Atramenti sutorii partem j, Ian-<text:line-break/>darachae partem j, trita insuffla. <text:span text:style-name="Default_20_Paragraph_20_Font"><text:span text:style-name="T1">Aliud Charixenis post<text:line-break/>chirurgiam</text:span></text:span>. ♃ Cornu cervi usti Ʒ iiij, squamae aeris rubri<text:line-break/>Ʒ iiij, auripigmenti Ʒ j, trita insulsa. <text:span text:style-name="Default_20_Paragraph_20_Font"><text:span text:style-name="T1">Aliud</text:span></text:span>. ♃ brycuiae<text:line-break/>radicis ustae Ʒ iiij, atramenti sutorii Ʒ iiij, spumae nitri Ʒ iiij,<text:line-break/>elaterii Ʒ iiij, trita insuffla.</text:p>
      <text:p text:style-name="P1"><text:span text:style-name="Default_20_Paragraph_20_Font"><text:span text:style-name="T1">[Ad ulcera in naribus.]</text:span></text:span> -l Recrementi plumbi, vini<text:line-break/>veteris, olei myrtei singulorum aequales partes. Plumbi re-<text:line-break/>crementum, ut quam saevissimum fiat, terito et affuso vino<text:line-break/>rursus Levigato, deinde myrteum addito omniaque fimu<text:span text:style-name="Default_20_Paragraph_20_Font"><text:span text:style-name="T1">s<text:line-break/></text:span></text:span>misceto ac conquassato, et in figulinum vas conjecta prunis<text:line-break/>imponito assidueque agitato, atque ubi strigmentosum red-<text:line-break/>ditum suerit medicamentum, sublatum in pyxide plumbei.<text:line-break/>servato. <text:span text:style-name="Default_20_Paragraph_20_Font"><text:span text:style-name="T1">Aliud. </text:span></text:span>♃ Plumbi usti et loti Ʒ viij, vini rosati<text:line-break/>quantum sufficit, olei myrtei quod satis est, apparato et<text:line-break/>utitor ut dictum est. <text:span text:style-name="Default_20_Paragraph_20_Font"><text:span text:style-name="T1">Aliud</text:span></text:span>. ♃ Spumae argenti Ʒ vj, cslu<text:line-break/>russiae Ʒ octo, malicorii Ʒ iv, aluminis scissilis Ʒ iv , vim</text:p>
      <text:p text:style-name="P3">Aminaei quantum sufficit, olei myrtei quod satis est. Arida<text:line-break/>tusa et cribrata, in mortarium conjecta cum vino ad stri-<text:line-break/>gmentitiam crassitiem redigito, postea vero myrteo oleo as-<text:line-break/>fuso. conquassato et ablatis in pyxide plumbea reconditis<text:line-break/>ut dictum ell utitor. Sint autem myrtei heminae quatuor,<text:line-break/>vini cyathi iiij. <text:span text:style-name="Default_20_Paragraph_20_Font"><text:span text:style-name="T1">Dtogenis medicamentum accommodatum.<text:line-break/></text:span></text:span>♃ Adipis anserini Ʒ iiij , oesypi sesquidrachmam, medullae<text:line-break/>cervinae Ʒ ij, cerae lyrrhenicae Ʒ Viij, plumbi usti et loti Ʒ<text:line-break/>quatuor, stibii ulli et loti 5 viij, ladani Ʒ ij, adipis vitulini<text:line-break/>Ʒ ij, terebinthinae Ʒ iiij, cerussae Ʒ ij, spumae argenti Ʒ j,<text:line-break/>rosacei quantum sufficit. Liquida cum aridis committito et<text:line-break/>repositis utitor. L su autem expetente quantum satis fuerit<text:line-break/>tollito et rosaceo dilutum naribus sublinito.</text:p>
      <text:p text:style-name="P1"><text:span text:style-name="Default_20_Paragraph_20_Font"><text:span text:style-name="T1">[Fx pr</text:span></text:span>u<text:span text:style-name="Default_20_Paragraph_20_Font"><text:span text:style-name="T1">no de partibilibus Apollonii ad affectus iit<text:line-break/>naribus.] Ad narium exulcerationes et putredines ac soe-<text:line-break/>tores. </text:span></text:span>Mali puniet nucleo carentis dulcis, itemque acidi suc-<text:line-break/>cum in aereo v a fe, donec duae partes supersint coquito, ac</text:p>
      <text:p text:style-name="P3">utitor quam penitissime illinenda. Facit et malum pullicum<text:line-break/>dulce cum vino coctum et contrltum et forinsecus impoti-<text:line-break/>tum atque intro illitum.</text:p>
      <text:p text:style-name="P1"><text:span text:style-name="Default_20_Paragraph_20_Font"><text:span text:style-name="T1">[Ad excrescentem carnem in nttribus et polypos.]<text:line-break/></text:span></text:span>Diphryges tritum admoveto et linamento nares disparato.<text:line-break/><text:span text:style-name="Default_20_Paragraph_20_Font"><text:span text:style-name="T1">Aliud. </text:span></text:span>Veratrum terito eique origani par pondus tritum<text:line-break/>addito, ac naribus bis in die insufflato. <text:span text:style-name="Default_20_Paragraph_20_Font"><text:span text:style-name="T1">Aliud. </text:span></text:span>Veratrum<text:line-break/>nigrum cum pari sandaracha terito et admixto oleo lana<text:line-break/>excipito, eoque narem expleto. <text:span text:style-name="Default_20_Paragraph_20_Font"><text:span text:style-name="T1">Aliud</text:span></text:span>. Florem aeris et ae-<text:line-break/>rugi nem ac silphii succum pali mensura oleo admixto terito,<text:line-break/>et ad unguenti crassitudinem redacta ad dies quinque nari-<text:line-break/>bus sublinito, deinde per v<text:span text:style-name="Default_20_Paragraph_20_Font"><text:span text:style-name="T22">olsella</text:span></text:span>m eximito<text:span text:style-name="Default_20_Paragraph_20_Font"><text:span text:style-name="T1">. Aliud.</text:span></text:span> Auri-<text:line-break/>pigmentum et calcem trita cum specillo large adhibeto. Ubi<text:line-break/>vero intumuerit et elevatus suerit polypus, veratro nigro<text:line-break/>arido trito moderate utitor, ut plurimum enim in diebus<text:line-break/>septem nasus vacuus redditur. Deinde diphrygis cum melle<text:line-break/>usu expurgato. <text:span text:style-name="Default_20_Paragraph_20_Font"><text:span text:style-name="T1">Aliud</text:span></text:span>. Auripigmentum et calcem ac vera-<text:line-break/>Urum album trita cum specillo admoveto.</text:p>
      <text:p text:style-name="P2"><text:span text:style-name="Default_20_Paragraph_20_Font"><text:span text:style-name="T1">[Ad ea quae in nares illabuntur</text:span></text:span>.] Quae naribus si-<text:line-break/>labuntur, auriscalpio aut volsella extrahite, aut llernutato-<text:line-break/>rio admoto, os apprehendite atque alteram narem compri-<text:line-break/>nuto, li quidem non in utraque nare affectio existat. Haec<text:line-break/>quidem Apollonius quibus ipse usus est tradidit. Verum ut<text:line-break/>ego usus sum et in polypis ac ozaenis narium probatis-<text:line-break/>sima reperi subscripta, ac primum quidem quod ex malis<text:line-break/>puniris constat medicamentum. Sint autem pari numero<text:line-break/>ac magnitudine ex tribus eorum differentiis accepta, aliqua<text:line-break/>enim ex his sunt austera, aliqua dulcia et quaedam acida.<text:line-break/>Contundenda itaque sunt recentia et matura atque integra<text:line-break/>diligenter c<text:span text:style-name="Default_20_Paragraph_20_Font"><text:span text:style-name="T1">o</text:span></text:span>nfringenda, quo succus ex eis exprimi possit,<text:line-break/>quem in vase stanneo depositum asservare oportet modice<text:line-break/>coctum, fi quidem liquidior quam oporteat videatur. Quod<text:line-break/>vero ab eo reliquum est solidum et Crassum, rursus diligen-<text:line-break/>ter contundendum est, ut a contusione rursus in pila atteri<text:line-break/>ac Levigari possit, indeque collyriorum formae effingi, quae</text:p>
      <text:p text:style-name="P3">congruam ad aegri nares proportionem habeant. Induuntu<text:span text:style-name="Default_20_Paragraph_20_Font"><text:span text:style-name="T1">r<text:line-break/></text:span></text:span>enim haec in naris, quam polypus obsedit meatum, quo<text:line-break/>citra mordacitatem et consensum, .natem acria medicamoutq<text:line-break/>excitare solent, per longiorem moram ipsum expurgent.<text:line-break/>Quod fi humectior et mollior tibi appareat polypus, plus<text:line-break/>ex austeris malis puniris coniicies, fi durior, acidis.<text:line-break/>Quandoquidem vero perpetuo tolerare collyrium molestum<text:line-break/>est, ab ejus usu interquiescere convenit, atque eo temptum<text:line-break/>quo ipsum non indis per expressum succum aegrum curare<text:line-break/>et sane oris diducto rictu hianti, etiam circa illas partes,<text:line-break/>juxta quas nasus ad palatum perforatus est, liquidum ipsum<text:line-break/>expressum medicamentum illinere vel cum penna voI<text:line-break/>lana specillos duos nucleos live cuspides habenti obvoluta.<text:line-break/>Caeterum ex alidiS medicamentis diphryge citra mordaci-<text:line-break/>tatem aliquando per multum tempus consumptum polypum<text:line-break/>novi, probatur etiam in ipsis praedictum collyrium ev mit—<text:line-break/>lis punicia effictum, li ubi exaruerit probe contundatur orso<text:line-break/>breturque ac laeUigetur, indeque insuffletur aut etiam pe<text:span text:style-name="Default_20_Paragraph_20_Font"><text:span text:style-name="T1">r</text:span></text:span></text:p>
      <text:p text:style-name="P3">specilli nucleum indatur. Omnia autem haec assidue sacere<text:line-break/>oportet, ut nunquam ab affecta parte medicamentum absit,<text:line-break/>quum sacile ab humiditate eluatur. Quemadmodum igitur<text:line-break/>in lippientibus, sic et in Ilis semper, si posti bile est, medica-<text:line-break/>mentum adhibere oportet, abluitur enim facile, ut dixi, ab<text:line-break/>insiliente humiditate. Porro quum eunuchus quidam nullius<text:line-break/>medicamenti ferre posset adhibitionem, sed ab omnibus ir-<text:line-break/>litaretur, rosis aridis contulis ac probe tritis atque inditis<text:line-break/>mirum quam viderim hominem magnopere citra omnem<text:line-break/>mordacitatem adjutum. Quare in corporibus mollibus et.<text:line-break/>ll umidis aut quibus aegre ulcera ipsa sanescunt, rursus eo-,<text:line-break/>dem medicamento usus sum, contigitque ex duobus alterum,.<text:line-break/>aut ut nihil noceret, aut omnino citra molestiam opus suium<text:line-break/>perficeret, pleraque enim eorum quae polvpodas exteruntl<text:line-break/>eos exacerbant, ubi a scopo aberrent. Caeterum ulcera itu<text:line-break/>natium meatibus semper per pastillos curavi, Androni. vi-.<text:line-break/>delicet et Pusionis et Polyidae et Bithyni et per eum, queun</text:p>
      <text:p text:style-name="P3"><text:span text:style-name="Default_20_Paragraph_20_Font"><text:span text:style-name="T15">ego Composui, his ipsis aliquando vino dulci dissolutis ali-<text:line-break/>quando austero et quandoque moderatae aetatis, quandoque<text:line-break/>veteri. Interdum etiam aceto dilui vel vinoso vel simplici-<text:line-break/>ter acido vel etiam acri valde et vetusto, juxta praedictas<text:line-break/>indicationes, usu medicamentorum secundum symptomata<text:line-break/>affectionum reperto. In divite vero quopiam, qui odoratum<text:line-break/>medicamentum sibi adhiberi expetebat in ozaenae curatione,<text:line-break/>hedychroi usum excogitavi, ipsumque vino falerno veteri<text:line-break/>dissolvi, et mirum quam brevi affectio ipsa fit curata. Re-<text:line-break/>lata est hedychroi compositio circa theriaces antidoti de-<text:line-break/>scriptionem.</text:span></text:span></text:p>
      <text:p text:style-name="P1"><text:span text:style-name="Default_20_Paragraph_20_Font"><text:span text:style-name="T1">[IIeraclidae ad eruptiones sanguinis e naribus ad<text:line-break/>Antiochidem.]</text:span></text:span><text:span text:style-name="Default_20_Paragraph_20_Font"><text:span text:style-name="T15"> Sufficienter quidem de sanguinis eruptioni-<text:line-break/>bus in curandi methodi libris dictum est, verum nunc quae<text:line-break/>ex silva usu cognita constant et ma</text:span></text:span><text:span text:style-name="Default_20_Paragraph_20_Font"><text:span text:style-name="T1">i</text:span></text:span><text:span text:style-name="Default_20_Paragraph_20_Font"><text:span text:style-name="T15">oribus nostris probata<text:line-break/>sunt referentur. Ubi grumos sanguinis eduxeris, sanam fpe-<text:line-break/>cisio obvolvito, eamque in lycio aqua diluto imbuito et san-</text:span></text:span></text:p>
      <text:p text:style-name="P2">guine manantem locum illinito. Aut linamentum longum<text:line-break/>lycio imbutum indito, deinde forinsecus cum digitis appie<text:line-break/>llensunl nasum comprimito, donec constiterit sanguis. Ani<text:line-break/>chalcitidem nudiociIter Levigato et linamentum ex ellv<text:line-break/>chnio contortum in frigidam aquam demittito, deinde in<text:line-break/>chalcitide obvolvito. Aut linamentum priapi forma naribus<text:line-break/>indito. Aut linamento lillili utitor quam penitissime iuti usi<text:line-break/>Praestat autem digitum ad palatum immittere, ne eo lin..<text:line-break/>mentum fissile deseratur. Aut tllus Consi hlgito et polygot i<text:line-break/>aut seminis poi ri succo diluito, in coque linamentum sistit<text:line-break/>aut ex ellvchnio obv<text:span text:style-name="Default_20_Paragraph_20_Font"><text:span text:style-name="T1">o</text:span></text:span>lutum indito. Aut mentam tritam io-.</text:p>
      <text:p text:style-name="Normal">-</text:p>
      <text:p text:style-name="P1">dito. Alit spongiam siccam immittito. Aut spongiam in acie<text:line-break/>et fervidum acetum conjectam imponito, et sanguine luit<text:line-break/>nantem narem specillo forinsecus, donec impellatur, appii-<text:line-break/>mito. Praestat autem spongiae principium silo per acum<text:line-break/>transmitti, quo facile extrahi possit, extrahito autem quum<text:line-break/>opus suum perfecisse existimaveris. Si vero inarescat spon<text:span text:style-name="Default_20_Paragraph_20_Font"><text:span text:style-name="T1">d<text:line-break/></text:span></text:span>gia lntustjue agglutinetur, per auricularem clyster<text:span text:style-name="Default_20_Paragraph_20_Font"><text:span text:style-name="T1">e</text:span></text:span>m srigi-<text:line-break/>dam amiam immittito ac infundendo humectato atque ita</text:p>
      <text:p text:style-name="P3">extrahit. Utere etiam conlpofitionibus vulnerariis et san-<text:line-break/>guinem sistentibus quae describentur. Accommodatum est et<text:line-break/>frontem spongiis refrigerare, itemque partes quae ad caput<text:line-break/>sunt sublimes facere, brachia autem et manuum iuncturas<text:line-break/>foemoraque et inguina atque genua, qua parte contracta<text:line-break/>sunt, deligare, quemadmodum in venarum sectionibus lacere<text:line-break/>moris est, jubendiq.ue sunt ut.. ea membra moveant, manus<text:line-break/>quidem confricando, pedes vero ambulando, expletis enim<text:line-break/>sanguine quae in eis sunt venis nares sanguine manare<text:line-break/>pellant. In potu amplius exhibenda sunt ea, quae ad san-<text:line-break/>guinisi resectionem conscribentur. Aures quoque intense per<text:line-break/>linteola ac ceram obturentur et in ore aqua pluvialis sii-<text:line-break/>gida contineatur. Quod fi quid ex sanguine deglutitum esse<text:line-break/>videatur, etiam id ipsum, ubi multa ejus fit copia, per eva-<text:line-break/>cuativum educito, in ventre enim et intestinis in grumos<text:line-break/>Coactum inflammationem sacit.</text:p>
      <text:p text:style-name="P1"><text:span text:style-name="Default_20_Paragraph_20_Font"><text:span text:style-name="T1">[Medicamenta Asolepiadae su quinto externorum ad<text:line-break/>sanguinis narium eruptiones scripta, quae Marcellae in-<text:line-break/>scribit.]</text:span></text:span><text:span text:style-name="Default_20_Paragraph_20_Font"><text:span text:style-name="T15"> Platani pilulas collectas in umbra exiccato et de-</text:span></text:span></text:p>
      <text:p text:style-name="P3"><text:span text:style-name="Default_20_Paragraph_20_Font"><text:span text:style-name="T15">siccatas super pannum asperum in discum diffundito, eas-<text:line-break/>que aspera ipsius panni parte consricato, aut in panno ex<text:line-break/>pilis sive setis composito obvolvito, ac semen quidem pilu-<text:line-break/>larum adjicsto, tomenta vero collecta in testaceum vas no-<text:line-break/>vum reponito. Usu autem expetente ea ipsa lanuginosa<text:line-break/>platani tomenta in arun</text:span></text:span><text:span text:style-name="Default_20_Paragraph_20_Font"><text:span text:style-name="T23">dinem</text:span></text:span><text:span text:style-name="Default_20_Paragraph_20_Font"><text:span text:style-name="T15"> , cujus geniculi recisi sunt,<text:line-break/>indito, et qua parte excavata est arundo, naribus imponito<text:line-break/>ac insilssiato, compendio hoc vincit sanguinis eruptionem.<text:line-break/></text:span></text:span><text:span text:style-name="Default_20_Paragraph_20_Font"><text:span text:style-name="T1">Aliud. </text:span></text:span><text:span text:style-name="Default_20_Paragraph_20_Font"><text:span text:style-name="T15">Atramentum sutorium diligenter tritum reponito,<text:line-break/>usu vero postulante rasuram quampiam linteol</text:span></text:span><text:span text:style-name="Default_20_Paragraph_20_Font"><text:span text:style-name="T1">e</text:span></text:span><text:span text:style-name="Default_20_Paragraph_20_Font"><text:span text:style-name="T15">rum in me-<text:line-break/>dicamentum immersam indito. </text:span></text:span><text:span text:style-name="Default_20_Paragraph_20_Font"><text:span text:style-name="T1">Aliud</text:span></text:span><text:span text:style-name="Default_20_Paragraph_20_Font"><text:span text:style-name="T15">. Spongiam cruda pice<text:line-break/>imbutam exurite, ubi vero aliquid hujus linamento torto<text:line-break/>exceperis indito. </text:span></text:span><text:span text:style-name="Default_20_Paragraph_20_Font"><text:span text:style-name="T1">Aliud</text:span></text:span><text:span text:style-name="Default_20_Paragraph_20_Font"><text:span text:style-name="T15">. ♃ Putaminis ovi partem j, gallae<text:line-break/>acerbae partem unam, trita linamento torto aqua aut acet</text:span></text:span><text:span text:style-name="Default_20_Paragraph_20_Font"><text:span text:style-name="T1">o<text:line-break/></text:span></text:span><text:span text:style-name="Default_20_Paragraph_20_Font"><text:span text:style-name="T15">madefacto excipite et indito, frontem vero et nasum gyps</text:span></text:span><text:span text:style-name="Default_20_Paragraph_20_Font"><text:span text:style-name="T1">o<text:line-break/></text:span></text:span><text:span text:style-name="Default_20_Paragraph_20_Font"><text:span text:style-name="T15">aut luto figulino integito, aures autem fortiter continete<text:line-break/>jubeto. Quidam spongiam Africanam aceto acerrimo inco-<text:line-break/>quunt, deinde exprimunt eamque in ignito lapide frequen-</text:span></text:span></text:p>
      <text:p text:style-name="P3"><text:span text:style-name="Default_20_Paragraph_20_Font"><text:span text:style-name="T15">ter obvolvunt, atque ita suffitum et vaporem excitant quem<text:line-break/>naribus attrahere jubent.</text:span></text:span></text:p>
      <text:p text:style-name="P1"><text:span text:style-name="Default_20_Paragraph_20_Font"><text:span text:style-name="T15">[Q</text:span></text:span><text:span text:style-name="Default_20_Paragraph_20_Font"><text:span text:style-name="T1">uae Andromacllus scripsit.]</text:span></text:span><text:span text:style-name="Default_20_Paragraph_20_Font"><text:span text:style-name="T15"> Ad sanguinis quidem<text:line-break/>ex naribus eruptiones nihil privatum Andromachus Ibri-<text:line-break/>psit. Verum intrr ea, quae sanguinem cohibent, pleraque<text:line-break/>etiam haemorrhagias narium sistunt. Quapropter etiam ego<text:line-break/>ascribam ejusmodi medicamenta, quo modo ab ipso descripta<text:line-break/>sunt. </text:span></text:span><text:span text:style-name="Default_20_Paragraph_20_Font"><text:span text:style-name="T1">Compositio s</text:span></text:span><text:span text:style-name="Default_20_Paragraph_20_Font"><text:span text:style-name="T15">a</text:span></text:span><text:span text:style-name="Default_20_Paragraph_20_Font"><text:span text:style-name="T1">nguinem sistens qua utor</text:span></text:span><text:span text:style-name="Default_20_Paragraph_20_Font"><text:span text:style-name="T15">. ♃ Chalcitidis,<text:line-break/>misyos, mannae thuris, singulorum Ʒ iiij, tritis utitor. </text:span></text:span><text:span text:style-name="Default_20_Paragraph_20_Font"><text:span text:style-name="T1">Flava<text:line-break/>qua utor</text:span></text:span><text:span text:style-name="Default_20_Paragraph_20_Font"><text:span text:style-name="T15">. n. Chalcitidis Ʒ c. atramenti sutorii Ʒ l. misyos<text:line-break/>assati Ʒ xxv, aeris usti Ʒ xij ẞ, tritls utere. </text:span></text:span><text:span text:style-name="Default_20_Paragraph_20_Font"><text:span text:style-name="T1">Compositio<text:line-break/>sanguinem sistens magna</text:span></text:span><text:span text:style-name="Default_20_Paragraph_20_Font"><text:span text:style-name="T15">. ♃ MisyoS </text:span></text:span><text:span text:style-name="Default_20_Paragraph_20_Font"><text:span text:style-name="T1">C</text:span></text:span><text:span text:style-name="Default_20_Paragraph_20_Font"><text:span text:style-name="T15">yprii Ʒ vij, atramenti<text:line-break/>sutorii Ʒ vij, corticis pini Ʒ iiij, squamae aeris Ʒ iiij, man-<text:line-break/>nae thuris Ʒ iiij, alii Ʒ xv habent, aeris usti Ʒ xv, chalci-<text:line-break/>tidis Ʒ xv, calcis vivae Ʒ xvii, alii xl. gypsi torrefacti<text:line-break/>℥ iiij , alii viij, tritis utere. </text:span></text:span><text:span text:style-name="Default_20_Paragraph_20_Font"><text:span text:style-name="T1">Compot</text:span></text:span><text:span text:style-name="Default_20_Paragraph_20_Font"><text:span text:style-name="T15">a</text:span></text:span><text:span text:style-name="Default_20_Paragraph_20_Font"><text:span text:style-name="T1">tio sanguinem sistens<text:line-break/>Aph.rodae.</text:span></text:span><text:span text:style-name="Default_20_Paragraph_20_Font"><text:span text:style-name="T15"> ♃ Chalcitidis Ʒ vj, mannae thuris Ʒ ij, resinae<text:line-break/>terebinthinae frictae Ʒ iiij, alii tres accrpiunt, tritis utitor.</text:span></text:span></text:p>
      <text:h text:style-name="P44" text:outline-level="1"><text:bookmark-start text:name="bookmark8"/>CALENI DE COMPO<text:span text:style-name="Default_20_Paragraph_20_Font"><text:span text:style-name="T1">S</text:span></text:span>ITIONE MEDI-<text:line-break/>CA MENTOREM SECVNDVM LOCO<text:span text:style-name="Default_20_Paragraph_20_Font"><text:span text:style-name="T1">S<text:line-break/></text:span></text:span>LIBER IU<text:bookmark-end text:name="bookmark8"/></text:h>
      <text:h text:style-name="Heading_20_2" text:outline-level="2">Cap. I. </text:h>
      <text:p text:style-name="P28">Non quidem alia est componendi, alia<text:line-break/>utendi methodus in his medicamentis. lpsa enim composi-<text:line-break/>tio velut ad usum relata conficitur, ita ut ii qui medica-<text:line-break/>menta componunt, scopum habeant utilitatem ex usu ipso-<text:line-break/>rum emergentem. Verum quemadmodum in alii<text:span text:style-name="Default_20_Paragraph_20_Font"><text:span text:style-name="T1">s</text:span></text:span> fio etiam<text:line-break/>in Ilis affectionibus quidam indefinite medicamentorum usus<text:line-break/>scripserunt, verbi gratia, quod ad dolorem accommodatum</text:p>
      <text:p text:style-name="P3">est hoc medicamentum, non apponentes affectum , in quo<text:line-break/>dolor fit obortus, quidam vero etiam affectus afcripferunt,<text:line-break/>alii quidem magis juxta experientiam, alii autem magis fe-<text:line-break/>cundum rationem , juxta experientiam quidem magis, qui-<text:line-break/>cunque ex conspicuis circa oculos signis discrimen fecerunt,<text:line-break/>fecundum rationem vero magis, qui ex obscure apparenti-<text:line-break/>bus aut neque in totum apparentibuS idem fecerunt. Con-<text:line-break/>fpicue itaque apparet fluxus multus et modicus, mordacitas<text:line-break/>et lenitas, ruborque plus aut minus, velut itidem venae<text:line-break/>pauco et multo fanguine plenae et inflammationis tumor<text:line-break/>minor aut major, quemadmodum etiam coloris praeter na-<text:line-break/>turam variegati et oculorum sordes, plures aut pauciores,<text:line-break/>aut minores aut majores progredientes. Apparent item no-<text:line-break/>bis maniseste asperitates in palpebris oculorum. Quid vero<text:line-break/>attinet dicere, quod et ulcera et pustulae tum secundum<text:line-break/>locos, tum magnitudine non parvam differentiam habent,<text:line-break/>itemque quaecunque ejus generis alia existunt^ Quin juxta<text:line-break/>alium sane modum ex eorum, quae conspicue apparent nu-<text:line-break/>mero sunt etiam ipsi adeo dolores; nihil enim interest five</text:p>
      <text:p text:style-name="P3">nobis sive aegris appareant, etenim quod dolent et quo<text:line-break/>modo dolent, quippe quod cum compressione aut tensione<text:line-break/>aut obturatione aut corrosione aut quibusdam pulsationibus<text:line-break/>dolent, nobis aperte denunciat. Caeterum ejusmodi disari-<text:line-break/>mina non apparent, velut aliqui scribunt, ad fluxum qui ab<text:line-break/>iis quae intra Granium sunt, aut ad fluxum qui ab iis quae<text:line-break/>extra cramum sunt, aut etiam per lavem ad eum qui ex<text:line-break/>arteriis aut ex venis affertur. Et quum quidam dicant dis-<text:line-break/>tensionem aut obturationem in profundo oculorum esse,<text:line-break/>humoribus videlicet <text:span text:style-name="Default_20_Paragraph_20_Font"><text:span text:style-name="T1">C</text:span></text:span>rassis aut viscosus aut multis impactis,<text:line-break/>nullum symptoma adeo aegros gravat, velut vehemens do-<text:line-break/>lor circa quodcunque tandem membrum, non sane circa<text:line-break/>oculos solos, adeo ut mortem abstini ultro elegerint, melius<text:line-break/>fore rati hanc semel obire quam unum integrum diem do-<text:line-break/>lorem serre. Ego vero cum in aliis quibusdam, cum 12. d<text:span text:style-name="Default_20_Paragraph_20_Font"><text:span text:style-name="T1">e<text:line-break/></text:span></text:span>curandis morbis methodi in universum manifeste scripsi<text:line-break/>tum de differentia affectuum, in quibus vehementer dolent,<text:line-break/>tum quae causa uniuscujusque ipsorum exisset. Scripsi item</text:p>
      <text:p text:style-name="P3"><text:span text:style-name="Default_20_Paragraph_20_Font"><text:span text:style-name="T15">in 13. ejusdem operis omnia, quae necesse est medicum de<text:line-break/>oculorum astectibus nosse et quae ad ipsorum curationes<text:line-break/>requiruntur. Reseram nihilominus tamen et nunc brevibus<text:line-break/>capitibus tantum repetitis eorum, quae ad praesentem tra-<text:line-break/>ctationem utilia sunt, hoc est eorum quae cum materiae<text:line-break/>medicae doctrina cohaerent. Nam et liquores et succi et<text:line-break/>semina et fluctus et plantarum particulae ocularibus com-<text:line-break/>positionibus induntur, veluti etiam non pauca ex iis, quae<text:line-break/>metallica appellantur, aliqua quidem extreme austera et<text:line-break/>acerba atque aoria, aliqua vero his moderatiora et tamen<text:line-break/>fortia, quemadmodum item aliqua omnia mordacitatis ex-<text:line-break/>persia ac lenissima per lotionem reddita.</text:span></text:span></text:p>
      <text:p text:style-name="P1"><text:span text:style-name="Default_20_Paragraph_20_Font"><text:span text:style-name="T1">[De medicamentis mordacitatis expertibus</text:span></text:span><text:span text:style-name="Default_20_Paragraph_20_Font"><text:span text:style-name="T15">.] Pompho-<text:line-break/>Iyx igitur lota nulli medicamentorum mordacitatis exper-<text:line-break/>tium inferior est, atque ob id ea utimur ad tenues et<text:line-break/>acres fluxiones, capite videlicet prius simulque universo<text:line-break/>corpore evacuato. At vero manifestum est, quod per venae<text:line-break/>sectionem ac purgationem totum corpus evacuamus , per<text:line-break/>apophlegmatismos vero caput a pituita vindicamus. Potest</text:span></text:span></text:p>
      <text:p text:style-name="P3">enim pompholyx lota, quemadmodum etiam spodium atque<text:line-break/>amylum, simul et moderate humores reliccare, limulque ne<text:line-break/>per tuniculas evacuetur ea, quae in magnis ipsorum venis<text:line-break/>superflua humiditas continetur, prohibere. Quare si quis<text:line-break/>prius quam caput ab humoribus ad oculos desim usibus ex..<text:line-break/>purget, obstruentlbus medicamentis utatur. vehementem do-<text:line-break/>Iorem ex distentis tunicis esstciet et ex multitudine inIluen-.<text:line-break/>tium humorum aliquando rupturam aut erolionem ipsorum<text:line-break/>inducet. Ejusdem generis cum praedictis medicamentis sub-<text:line-break/>tenuis ovorum liquor existit, ex redundanti potens humi-.<text:line-break/>dilates abluere et exasperata oblinere. Verum obturandi<text:line-break/>meatus vim cum illis aequaliter non habet, sicut neque vim<text:line-break/>resiccandi. Atqui soenigraeci succus, quod ad visCositate<text:span text:style-name="Default_20_Paragraph_20_Font"><text:span text:style-name="T1">m<text:line-break/></text:span></text:span>attinet, similis est albo ovorum liquori, discussoriam autem<text:line-break/>habet facul<text:span text:style-name="Default_20_Paragraph_20_Font"><text:span text:style-name="T1">t</text:span></text:span>atem et moderate Calefactorium , atque ob id<text:line-break/>multos dolores mitigare consuevit.</text:p>
      <text:p text:style-name="P1"><text:span text:style-name="Default_20_Paragraph_20_Font"><text:span text:style-name="T1">[De medicamentis acribus.] </text:span></text:span>Praedictorum medios-</text:p>
      <text:p text:style-name="P2"><text:span text:style-name="T30">m</text:span>entnrum silvae secundum genus maxime contraria acrium<text:line-break/>llquorum materia est, veluti llquoris Cyrenaici et Medici et<text:line-break/>sagapeni et euphorbii, atque simpliciter loquendo ominum<text:line-break/>vehementer calefaciendum citra exasperationem. Atque haec<text:line-break/>ipsa silva non solum in liquoribus, seli et in succis et se-<text:line-break/>minibus et floribus et plantarum fructibus continetur.</text:p>
      <text:p text:style-name="P1"><text:span text:style-name="Default_20_Paragraph_20_Font"><text:span text:style-name="T1">[De extergentibus</text:span></text:span>.] Tertio consequenter post prae-<text:line-break/>dictas fortis facultas est extergendum medicamentorum, qua<text:line-break/>lis, squamae aeris est et chalcitidis ustae et aeris usti, item<text:line-break/>que floris ejus et misyos ac soreos itemque stibii.</text:p>
      <text:p text:style-name="P1"><text:span text:style-name="Default_20_Paragraph_20_Font"><text:span text:style-name="T1">[De putr</text:span></text:span>t<text:span text:style-name="Default_20_Paragraph_20_Font"><text:span text:style-name="T1">sucienlibus.]</text:span></text:span> His adhuc aliud quid gemo<text:line-break/>adjacet, putrescentium videlicet, quale est auripigmentum<text:line-break/>et sandaracha et Asiae petrae flos ; participat et misy pau<text:line-break/>lutum ejusmodi facultate.</text:p>
      <text:p text:style-name="P1"><text:span text:style-name="Default_20_Paragraph_20_Font"><text:span text:style-name="T1">[De astringentibus</text:span></text:span>.] Est et aliud genus medicamen -<text:line-break/>torum, quod in oculares compositiones inlicitur, eorum Usi<text:line-break/>delicet quae natura astringunt. Quae igitur mediocriter han<text:span text:style-name="Default_20_Paragraph_20_Font"><text:span text:style-name="T1">c<text:line-break/></text:span></text:span>vim habent, influxiones repellunt, quae vero Vehemeiltei</text:p>
      <text:p text:style-name="P3">ampliorem doIorem infligunt tunicas exasperando, quam ju-<text:line-break/>vant influxionum impetu repellendo. Miscetur autem ali-<text:line-break/>quando utiliter ex eis parum quid in compositiones ocu-<text:line-break/>lorum aciem exacuentes, utpote quae oculorum substantiam<text:line-break/>cogant et astringant. Verum quae mediocriter astringunt,<text:line-break/>lippitudinibus commodissima existunt, conserunt autem et<text:line-break/>reliquis fere omnibus affectionibus cum ulcerum tum pu-<text:line-break/><text:span text:style-name="Default_20_Paragraph_20_Font"><text:span text:style-name="T1">sto</text:span></text:span>larum tum fluxiollum. Sunt vero ejusmodi folia ro-<text:line-break/>sarum et flores et succus, elicaeque fructus et nardi spica<text:line-break/>ampliusque et malabatllri folium et crocus et lycium et<text:line-break/>quae hypocyssis appellatur. Porro vehementiorem Ilis allrin-<text:line-break/>gendi vim acacia habet et omphacium, quae et ipsa in suc-<text:line-break/>corum genere numerantur, item balaustium et cytini et<text:line-break/>gallae omphacitides , ex genere eorum sunt quae multum<text:line-break/>astringunt.</text:p>
      <text:p text:style-name="P1"><text:span text:style-name="Default_20_Paragraph_20_Font"><text:span text:style-name="T1">[De concoquentibus</text:span></text:span>.] Inflammationes itemque alios<text:line-break/>affectus concoquunt haec, myrrha, crocus, castorium et thus<text:line-break/>et foenigraeci cocti succus, quae esiam discusseria vi prae-</text:p>
      <text:p text:style-name="P3">dita funt et praesertim ex eis myrrha. Atque haec quidem<text:line-break/>est ocularium medicamentorum silva. Et quicunque sane<text:line-break/>naturali intelligentia praestant ratiocinationeque exercitati<text:line-break/>sunt, nihil amplius opus habent mea instructione, potentes<text:line-break/>nimirum ad singulas oculorum affectiones aptum componere<text:line-break/>medicamentum. Quandoquidem vero pauci tales existunt et<text:line-break/>multorum utilitatis potiorem rationem habere convenit,<text:line-break/>praestabilius mihi visum est compositionis ipsorum rationem<text:line-break/>integre recensere, ubi repetiVero prius perspicuitatis gra-<text:line-break/>tia communem in genere vim fingulolvlm, quorum men-<text:line-break/>tionem suci medicamentorum, quae univerfim quidem in<text:line-break/>quinto de simplicium medicamentorum tractatione commen-<text:line-break/>talio a me relata est et per consequentes sex fibros parti-<text:line-break/>cuiatim usque ad extremum. Utar autem appellationibus<text:line-break/>facultatum in medicamentis iisdem, quas in praedicta tra-<text:line-break/>ctatione posci, velut exempli clarioris gratia quaedam fub-<text:line-break/>stantia terrestri dico, citra refrigerationem manifestam aut<text:line-break/>caliditatem, in medio quodammodo utriusque consistentia,</text:p>
      <text:p text:style-name="P3">atque ex ilis aliqua quidem parum quid ex frigiditate aut<text:line-break/>caliditate complectuntur, aliqua vero in totum nullam ejtis-<text:line-break/>modi facultatem ex se ostendunt. fotum autem lloc genus<text:line-break/>medicamentorum emphlsticum appellari, contrariam habena<text:line-break/>facultatem ecphracticis <text:span text:style-name="Default_20_Paragraph_20_Font"><text:span text:style-name="T1">deolflruentihus</text:span></text:span>, qualis est Samius<text:line-break/>aster, magis tenuium partium existens quam quae simplici-<text:line-break/>ter Samia terra appellatur, et pompholyx lota, velut etlan<text:line-break/>cinis ejus lotus et cadmia usta ac lota. Videtur autem mil,<text:line-break/>parum quid extersorium in ipsa cadmia messe , sive pol.<text:line-break/>ustionem sive citra eam lavetur. Pompholygi vero el<text:line-break/>spodio parum quid astringens inest, quemadmodum etiam<text:line-break/>plumbo post ustionem et lotionem, nam et hoc medicamen-<text:line-break/>tum omnis acrimoniae expers est, parum quiti astringens<text:line-break/>habens , neque refert sive masculino sive muliebri genere<text:line-break/>pom pholvgem dicere velis. Eodem modo etiam amylum hi.-<text:line-break/>bet, quod et ipsum lotum exquisite mordacitatis expers eit<text:line-break/>et medium, ut neque astrictionem neque acredinem habeat.<text:line-break/>hoc est neque frigiditate neque callditate participet. Quin</text:p>
      <text:p text:style-name="P3">et cerussa lota proxime ad sacuItatem usti ac loti plumbi<text:line-break/>accedit, manisustumque signum stringenti exhibetur, quod pe-<text:line-break/>nitus qualitatis omnis expers sit, id quod amylum et Sa-<text:line-break/>mius aster gustu et odore ostendunt. Universum igitur hu-<text:line-break/>jusmodi medicamentorum genus, five exiguam in gustu aut<text:line-break/>odore qualitatem exllibeat, five penitus nullam ostendat,<text:line-break/>consimiliter ut purissima aqua qualitatis expers nominatur<text:line-break/>et per solam terrestrem substantiam moderate a natura re-<text:line-break/>siccat. Quapropter etiam longiori tempore commoditatem ex<text:line-break/>se proficiscentem sensui perceptibilem faciunt, utpote quae<text:line-break/>per primos dies nihil iuvisse putentur. Adhibentur tamen<text:line-break/>a medicis tanquam acrimoniae expertia circa aegre cura-<text:line-break/>biIes affectus, in quibus uIcus est five sedum sive cum ero .<text:line-break/>sione corneae tunicae et proIapfu rhagoeidis, ferofis humo-<text:line-break/>ribus longe mordacissimis affluentibus. In his enim nullum<text:line-break/>aliud medicamentum convenire potest, utpote quum astrin-<text:line-break/>gentia collibeant esstuentesi humores, atque per hoc dolo-<text:line-break/>rem ex mordacitate ipsorum obortum intendant, acria vero</text:p>
      <text:p text:style-name="P3"><text:span text:style-name="Default_20_Paragraph_20_Font"><text:span text:style-name="T1">e</text:span></text:span>ffectionem simul adaugeant, sive in sitlis oculis affectio sit,<text:line-break/>in ejusmodi malum habitum partibus perductis, ut quod<text:line-break/>influit corrumpant, sive etiam ipsum quod inlluit vitiatum<text:line-break/>sit, aut propter solum caput, aut etiam ob totum corpus<text:line-break/>tale existens. Unde etiam affectam partem, quo ad curatio-<text:line-break/>nem apta fiat, praeparamus tum totius corp<text:span text:style-name="Default_20_Paragraph_20_Font"><text:span text:style-name="T1">o</text:span></text:span>ris purgatio-<text:line-break/>nibus tum revullionibus, primum quidem ad infernam cor-<text:line-break/>poris partem, deinde etiam ad occiput et capitis cutem.<text:line-break/>Utimur etiam sectionibus arteriarum quandoque retro Caput<text:line-break/>porrectas juxta aures arterias incidentes. Excidimus quoque<text:line-break/>partem arteriarum in temporibus, tantum ut curemus in<text:line-break/>tunicis oculorum factum affectum, ob quem etiam bonus .<text:line-break/>fanguis per venas ad ipsas tunicas delatus corrumpitur..<text:line-break/>Ad llos igitur affectus solos convenire videtur praedicto-^<text:line-break/>russi medicamentorum genus, citra mordacitatem resicca<text:span text:style-name="Default_20_Paragraph_20_Font"><text:span text:style-name="T1">a</text:span></text:span>stl<text:line-break/>in allecta parte vitiatos humores, qui, ut dictum est, id li<text:line-break/>quod influit corrumpunt Astringentium enim facultas ne-</text:p>
      <text:p text:style-name="P3"><text:span text:style-name="Default_20_Paragraph_20_Font"><text:span text:style-name="T15">que resecat talem affectum, cohibetque mordacium humo-<text:line-break/>rum feroforum effluxuS. Calidorum vero et acrium facul-<text:line-break/>tas non folum nihil juvat, fed etiam simul auget morda-<text:line-break/>cium humorum qualitatem. At vero relaxandum ac discus-<text:line-break/>seniorum medicamentorum vis evacuare quidem potest quod<text:line-break/>generatur, verum ulceratum neque renutrire aut ad cica-<text:line-break/>tricem perducere potest, neque quod procidit retrudere et<text:line-break/>concludere. Quemadmodum etiam neque concoquentem<text:line-break/>facultas id praestare potest, etiam si concoquere affectus non<text:line-break/>parvum commodum complectatur. Ex eorum vero genere<text:line-break/>sunt crocus, myrrha et thus, quemadmodum dixi. Quid<text:line-break/>porro dicere refert de his medicamentis , quae acidas aut<text:line-break/>amaras habent vires, quod mordacia et exacerbati va ejus-<text:line-break/>modi affectuum existant? Verum his adhuc ampliore ma-<text:line-break/>sitia praedita funt quae nitrofam aut falsam aut austeram<text:line-break/>vim habent Reliquum igitur est genus id, quod ulcera cum<text:line-break/>acri fluxione curare potest, eorum videlicet quae paulo ante<text:line-break/>mordacitatis expertia medicamenta dixi, quae longiori tem-<text:line-break/>pore affectae partis vitiatum humorem consumunt Appel-</text:span></text:span></text:p>
      <text:p text:style-name="P2">lanttlr talia a medicis collyria libiana et cygni, ob colorem<text:line-break/>quidem album, qualem etiam cygni habent, praevalente in<text:line-break/>ipsis amylo et terra Samia ac cerussa Rhodiaca. Nam et<text:line-break/>alias optima haec est et colore albidior ac levior magisque<text:line-break/>tenuium partium quam quae in alio quopiam loco conti-<text:line-break/>ciantur. Caeterum in quibus alia medicamenta praed<text:span text:style-name="Default_20_Paragraph_20_Font"><text:span text:style-name="T1">a</text:span></text:span>m,-<text:line-break/>n<text:span text:style-name="Default_20_Paragraph_20_Font"><text:span text:style-name="T1">e</text:span></text:span>antur, colorem juxta suam ipsorum substantiam elliciunt,<text:line-break/>velut si quis albo cololi paucum coeruleum admisceret. Hae<text:span text:style-name="Default_20_Paragraph_20_Font"><text:span text:style-name="T1">e<text:line-break/></text:span></text:span>ipsa vero collyria quidam in cotibus terunt boni s<text:span text:style-name="Default_20_Paragraph_20_Font"><text:span text:style-name="T1">a</text:span></text:span>cci su-<text:line-break/>cte ex nutricum uberibus instillato, ut obductoriam lllpii-<text:line-break/>tuum vim, quae in ipsis ovis est evitent, quum in lacte se..<text:line-break/>rosit quaedam extersoria vis contineatur, cujus usus con-<text:line-break/>gruens est ad propositam curationem. Relatum enim m ter.-<text:line-break/>tio curandi methodi est, quod ulcera explenda citra acri-.<text:line-break/>molliam extergentibus medicamentis opus habent. Quod Ii<text:line-break/>hujusmodi lac haberi nequeat, per foenigraeci decoctum<text:line-break/>collyria terere praestiterit, utpote quod extersoriam quan-<text:line-break/>dam vim habet, qua ova ipsa itr totum careat.</text:p>
      <text:h text:style-name="P45" text:outline-level="2">Cap. II. </text:h>
      <text:p text:style-name="P28">[<text:span text:style-name="Default_20_Paragraph_20_Font"><text:span text:style-name="T1">De palpebrarum scab</text:span></text:span>r<text:span text:style-name="Default_20_Paragraph_20_Font"><text:span text:style-name="T1">iti</text:span></text:span>a<text:span text:style-name="Default_20_Paragraph_20_Font"><text:span text:style-name="T1">s</text:span></text:span>.] Quum aegre<text:line-break/>curabiles praedicti affectus existant, adhuc molestius fe ex-<text:line-break/>tendunt, ubi accesserint scabritiae palpebrarum, a quibus<text:line-break/>etiam in lippitudinibusi oculorum tunicae concisae dolore<text:line-break/>affliguntur. Verum in illis audemus ad inflammationis pro-<text:line-break/>pria medicamenta miscere paulum quid <text:span text:style-name="Default_20_Paragraph_20_Font"><text:span text:style-name="T1">s</text:span></text:span>e extergentibus,</text:p>
      <text:p text:style-name="Normal">velut est collyrium ex vino scabritlis accommodatum, quo<text:line-break/>primum ea quae palpebris succreverint deprimantur, ubi<text:line-break/>.Vero inflammatio oculorum mitior evaserit, aspritudines re-<text:line-break/>purgentur. In Itis vero qui ulcus habent cum mordaci sin-<text:line-break/>xione impossibile est ejusmodi uti medicamento, cornea<text:line-break/>enim tunica amplia credetur et ragoeides magis procidet<text:line-break/>sit vehemens dolor hominem apprehendet, augebiturque ma-<text:line-break/><text:span text:style-name="Default_20_Paragraph_20_Font"><text:span text:style-name="T1">d</text:span></text:span>ignitas fluximus. In hujusmodi itaque affectuum complexu<text:line-break/>medici ad consilii inopiam redacti solum remedium velut<text:line-break/>in desperatis Pepererunt, ut palpebras ipsas inversas citra.<text:line-break/>medicamentorum usum repurgent et abstergant, aliqui qui-</text:p>
      <text:p text:style-name="P3">dem specilli concavo superficiem deridentes, deinde molli<text:line-break/>spongia id quod definit excipientes, palpebra.sque, quod ad<text:line-break/>reliquum aspritudini.s, ad aequalitatem redigentes. Aliqui<text:line-break/>vero etiam marinorum quorundam animalium coria in su-<text:line-break/>perficio aspera in ejusmodi usum congrue assumunt. Qui-<text:line-break/>dam ex praeceptoribus meis etiam ex pumice collyrium fe-<text:line-break/>cit, atque eo versis palpebris aspritudines deradebat. Mani-<text:line-break/>festum est autem pumicem exquisite Levigatum esse opor-<text:line-break/>tere, atque ubi id factum fuerit, cum tragacantha aut gummi<text:line-break/>in collyrium formari. Caeterum ubi temporis progressa per<text:line-break/>praedicta collyria fluxio fuerit sedata, audemus jam medi-<text:line-break/>camenta quae extergant palpebris admovere , parum tamen<text:line-break/>quippiam ex eis principio admiscendo, tplod ubi homo per-<text:line-break/>peti posse videbitur, paulatim copiam augebimus. Postquam<text:line-break/>vero palpebrae moderate habuerint et fluxus suerit resic-<text:line-break/>catus, cava ulcera collyrio ex thure explere oportet, ita<text:line-break/>ut in principio pauxillum collyrii ex vino ei admisceamus^<text:line-break/>et paulatim ejus copiam extendamus, ut ne palpebra<text:span text:style-name="Default_20_Paragraph_20_Font"><text:span text:style-name="T1">e e</text:span></text:span>m-</text:p>
      <text:p text:style-name="P3">plius tunicas oculorum infestent et ulcera munda reddita<text:line-break/>exacte impleantur, et ad cicatricem perducantur. De his<text:line-break/>itaque sulficienter dictum est. Transeundi enim jam tempus<text:line-break/>ad reliquas oculorum tum assactionesi tum pharmacorum<text:line-break/>compositiones.</text:p>
      <text:h text:style-name="Heading_20_2" text:outline-level="2">Cap. III. </text:h>
      <text:p text:style-name="P28"><text:span text:style-name="Default_20_Paragraph_20_Font"><text:span text:style-name="T1">[De ophthalmia.]</text:span></text:span> Exordium autem a<text:line-break/>srequentilfima oculorum affectione sumam , quam proprie<text:line-break/>ophthalmiam appellant. Est autem, velut didicistis, inflamma-<text:line-break/>do tunicae os capitis et calvariam ambientis. Neque refert<text:line-break/>st pelliculam quis aut quocunque tandem nomine appellare<text:line-break/>Velit. Vocant autem et membranam agnatam, propterea<text:line-break/>quod aliis quae oculum ipsum constituunt tunicis sorinse-<text:line-break/>cusi assnata Iit, libamentum existens toti oculo ad circumlita<text:line-break/>ossa, et ob id omnia quae circumcirca oculos sita sunt us-<text:line-break/>que ad malas quandoque in vehementi ophthalmia fi,mul<text:line-break/>attolluntur. In propatulo itaque est omnia medicamenta<text:line-break/>hujusmodi affectionem curantia sub communem omnium in-<text:line-break/>flammeorum curationem cadere, assunlereque necestario</text:p>
      <text:p text:style-name="P3">quippiam pro partis ipsius natura, quae excellentem molli-<text:line-break/>tienl et ad hoc, ut laedatur, aptitudinem super omnem to-<text:line-break/>tius corporis cutem nacta est, propter sensus subtilitatem<text:line-break/>et substantiae raritatem. Adhibenda sunt autem medicamenta<text:line-break/>repostoria non exasperantia, lloc est non vehementem sor-<text:line-break/>tita astrictionem, sed quae tum propria sua substantia sunt<text:line-break/>moderatiora tum lenitiva liquoris admixtione adhuc magis<text:line-break/>talia fiant. LenitlvoS autem liquores dixi ovi candidum et<text:line-break/>foenigraeci decoctum et ad haec amplius ipsum lac, in quo<text:line-break/>providum esse convenit, ut iuvenculae simulque boni succi<text:line-break/>heminae existat, uberibus ipsius in cotem in qua colly-<text:line-break/>rium telitur expressis, quo calidum adhuc oculis infundi-<text:line-break/>tur. Caeterum hoc in vehementi dolore amictis aut pro-<text:line-break/>pter inflammationis magnitudinem aut ob influentium hu-<text:line-break/>morum acritudinem facere cogimur. Ut plurimum vero<text:line-break/>albus ovi liquor cum accommodatis medicamentis ophthal-<text:line-break/>mias curare sufficit, per collyria videlicet monohemera, hoc</text:p>
      <text:p text:style-name="P3">est unius diei, appellata. Adeo enim haec non parum saepe<text:line-break/>magnas inflammationes mitigaverunt, ut in vesperam qui-<text:line-break/>dem homo balneo uteretur, in sequenti vero die nardill<text:span text:style-name="Default_20_Paragraph_20_Font"><text:span text:style-name="T1">q<text:line-break/></text:span></text:span>collyrio ad instaurationem et Corroborationem inungeretur.<text:line-break/>Admiscere autem ei circa primam inunctionem minimum<text:line-break/>quiddam acrium et fidentium medicamentorum oportet et<text:line-break/>circa secundam paulo amplius quiddam priore. Sufficiunt<text:line-break/>enim llae duae medicamenti adllibitiones et deambulatum .<text:line-break/>cula aliqua non multa ante balneum. Porro collyria mono-<text:line-break/>hemera appellata quaedam privatim faeculenta dicta mul-<text:line-break/>tam in fe habent acaciam, quaedam sive omnino exiguam<text:line-break/>sive neque in totum habent. Complectuntur autem alia qui-<text:line-break/>dem aeris fquamam , alia vero aes ustum exiguum additis<text:line-break/>multis aliis, quae mediocriter astringunt et concoquunt et<text:line-break/>discutiunt. Talia autem sunt crocus, myrrha, lycium Indi-<text:line-break/>cum, et castorium quidem et thus citra astrictionem conco-<text:line-break/>quunt, simulque disentiunt. In quibus igitur astringentia<text:line-break/>praedominantur, plurimum ovi liquorem et paucissimum</text:p>
      <text:p text:style-name="P3">medicamentum esse oportet, praesertim si quid ex metalli-<text:line-break/>cis medicamentum in se complectatur; in quibus vero cro-<text:line-break/>Ctis et myrrha castoriumque ac thus et lycium praeva-<text:line-break/>leant, paulo crassiore medicamento utendum est. Fomentum<text:line-break/>praeterea omnino adhibendum est ipsis per spongiam, liqui.-<text:line-break/>dum mediocris sit dolor, semel aut bis in die, si vero ve-<text:line-break/>hementior dolor urgeat, praestat ter aut quater et saepius<text:line-break/>uti in longis praesertim aestivis diebus. Piat autem sumen-<text:line-break/>tum per meliloti et soenigraeci decoctum. De op<text:span text:style-name="Default_20_Paragraph_20_Font"><text:span text:style-name="T1">h</text:span></text:span>thalmia<text:line-break/>itaque satis dictum est. deinceps de ulceribus dicam.</text:p>
      <text:h text:style-name="Heading_20_2" text:outline-level="2">Cap. lV<text:span text:style-name="Default_20_Paragraph_20_Font"><text:span text:style-name="T1">. </text:span></text:span></text:h>
      <text:p text:style-name="P28"><text:span text:style-name="Default_20_Paragraph_20_Font"><text:span text:style-name="T1">[De ulceribus oculorum</text:span></text:span>.] Ulcera oculorum<text:line-break/>eandem secundum genus curationem requirunt quam alia<text:line-break/>ulcera, eam videlicet quam per l<text:span text:style-name="Default_20_Paragraph_20_Font"><text:span text:style-name="T1">o</text:span></text:span>ngum in tertio et quarto<text:line-break/>curativae methodi recensui, verum ob partis naturam quam<text:line-break/>lenissima adhibenda sunt, ex quorum numero id quod <text:span text:style-name="Default_20_Paragraph_20_Font"><text:span text:style-name="T15">ex<text:line-break/></text:span></text:span>pompholyge lota constat esse dixi. Admiscentur eis etiam<text:line-break/>succi quidam non solum omnino mordacitatis expertes, <text:span text:style-name="Default_20_Paragraph_20_Font"><text:span text:style-name="T15">sed</text:span></text:span></text:p>
      <text:p text:style-name="P3"><text:span text:style-name="Default_20_Paragraph_20_Font"><text:span text:style-name="T15">qui etiam vehementissimos dolores mitigare possunt, velut<text:line-break/>est mandragorae succus. Quidam etiam polygoni succum<text:line-break/>admiscuerunt, quemadmodum alii ipsorum etiam ovorum<text:line-break/>candidum. Manifestum vero est, quod ubi jam propemodum<text:line-break/>instat tempus praeparandi medicamentum, tum demum hu-<text:line-break/>jusmodi admittentur propterea quod sacile acefcant. Eodem<text:line-break/>tempore etiam rosarum additur saccus. Caeterum clarum<text:line-break/>est fylvam medicamentorum, quae proprie ad oculorum ul-<text:line-break/>cera pertinet, scopum habere ut ulcus mundum servetur,<text:line-break/>utpote partium natura ipsum explente et ad cicatricem per-<text:line-break/>ducente, quemadmodum in aliis ulceribus est praedictum.<text:line-break/>Si itaque inflammatio adhuc circa oculum existat aut quis-<text:line-break/>piam etiam dolor, collyria ex thure et metallicis lotis et<text:line-break/>succis mordacitatis expertibus adhibentur, ubi vero sordida<text:line-break/>reddita ex eorum usu ulcera suerint, de repurgantibus<text:line-break/>quippiam admiscere oportet, quale est Paccianum ex vino<text:line-break/>croceum, quo utimur, minimum quid ex eo praedictis me-<text:line-break/>dementis addentes. Habet autem hoc plurimum in se cro -<text:line-break/>cum, unde etiam croceum appellatur, habet etiam ex repur-</text:span></text:span></text:p>
      <text:p text:style-name="P3">nantibus metallicis aliqua, quapropter etiam aspritudines<text:line-break/>exstirpat nop parvas motio, sed magpas, quas seco suis ap-<text:line-break/>pellant, alle uniat item pterygia, <text:span text:style-name="Default_20_Paragraph_20_Font"><text:span text:style-name="T1">o</text:span></text:span>c<text:span text:style-name="Default_20_Paragraph_20_Font"><text:span text:style-name="T1">ulorum ungues. </text:span></text:span>De his<text:line-break/>itaque medicamentis paulo post dicetur. At vero ulcera.<text:line-break/>quae per erosionem tunscae corneae fiunt, ut etiajn ex uni-<text:line-break/>Inlabi quid .pronuat manifestum est, quod tpm propter se<text:line-break/>ipsa ,tum ob pr<text:span text:style-name="Default_20_Paragraph_20_Font"><text:span text:style-name="T1">o</text:span></text:span>lapsionem repellentibus et alti ingentibus<text:line-break/>medicamentis opus habent. Conandum est autem ut ex ipsis<text:line-break/>Ligamus quae nullam aspritudinem faciunt. Verum his<text:line-break/>contraria medicamenta, lloc est difcn storia, pustulae expe-<text:line-break/>tunt et pus quod intra corneam est generatum. Recentia<text:line-break/>igitur et adhuc inflammata medicamentis ex myrrha, thure<text:line-break/>et croco sedantur, vetustiora autem ex di seu storiis etiam<text:line-break/>quid deposcunt, quemadmodum nem induratae instamma-<text:line-break/>tiones tunicarum. In Ilis enim et per acres liquores liaec<text:line-break/>ipsa medicamenta in collyriorum formam redacta prosi-<text:line-break/>aiunt et quae privatim a medicis inunctiles liquidae com-</text:p>
      <text:p text:style-name="P3">positiones appellantur, quales etiam in iis, qui fufiufionis<text:line-break/>principium sentiunt apparant. In pterygiis Vero et sycoli<text:line-break/>repurganda, ut dixi, medicamenta adhibentur, partim in<text:line-break/>collyriorum formam redacta, partim arida citra alicujus fi-<text:line-break/>gurae inductionem, in quibus aliqui etiam ex erodentibus<text:line-break/>medicamentis aliquid addiderunt. His vicina sunt quae fca-<text:line-break/>brosi in palpebris affectus persanant, atque ob id psorica<text:line-break/>appellantur. Fortissima vero omnium sunt, quae antiquos<text:line-break/>callos liquefaciunt et quae pterygia dicta curant, ex rep ur-<text:line-break/>gantibus et erodentibus medicamentis conflata.</text:p>
      <text:h text:style-name="Heading_20_2" text:outline-level="2">C a p. V.<text:span text:style-name="Default_20_Paragraph_20_Font"><text:span text:style-name="T1"> </text:span></text:span></text:h>
      <text:p text:style-name="P28"><text:span text:style-name="Default_20_Paragraph_20_Font"><text:span text:style-name="T1">[De oculariam medicamentorum viribus.]<text:line-break/></text:span></text:span>Porro quum jam omnium fere in oculis affectionum medi-<text:line-break/>camentorumque eorundem fecundum genus expofitionem<text:line-break/>fecerim, relataque sint a me medicamenta fecundum genus<text:line-break/>mordacitatis expertia, qualia ex lotis metallicis componi<text:line-break/>dixi, melius fore mihi videtur fi etiam aliorum ocularium<text:line-break/>medicamentorum vires exponam. Ex hoc enim existimo ad<text:line-break/>componendum promptiores futuros et de jam .compositis</text:p>
      <text:p text:style-name="P3">felicius iudicaturos eos, qui in ipsis fuerint exercitati. Quum<text:line-break/>igitur mordacitatis maxime expertia sint medicamenta quae<text:line-break/>dixi, sintque acrimoniae omnis expertes tres liquores, quo-<text:line-break/>rum primus soenigraeci decoctum erat, alter lac, tertius te-<text:line-break/>nuis ovorum liquor, in lioc genere esse existimandum <text:span text:style-name="Default_20_Paragraph_20_Font"><text:span text:style-name="T1">est<text:line-break/></text:span></text:span>tum gummi tum tragacantham. Et nili praedicta tria g<text:span text:style-name="Default_20_Paragraph_20_Font"><text:span text:style-name="T1">o-<text:line-break/></text:span></text:span>piaque et usu prompta et expedita essent, possimus parum<text:line-break/>gummi aut tragacanthae in multa aqua maceratum in ouu-<text:line-break/>dem usum velut illa assumere, ita ut per ipsa in medior<text:line-break/>cote collyria tereremus et per sola etiam infusa serososi i<text:span text:style-name="Default_20_Paragraph_20_Font"><text:span text:style-name="T1">n<text:line-break/></text:span></text:span>allectis oculis generatos humores emeremus. Sed tame<text:span text:style-name="Default_20_Paragraph_20_Font"><text:span text:style-name="T1">n<text:line-break/></text:span></text:span>etiam nunc ipsis circa omnia fere collyria utimur; paucis-<text:line-break/>simis enim demptis, omnia postquam trita sunt, moderate hi,<text:line-break/>ipsis medicamentis madefacta excipiuntur. Unum saue hoc<text:line-break/>genus ooulatium medicamentorum numeretur, in tribu, li-<text:line-break/>quoribus, tragacanthaque ac gummi et lotis metallici<text:span text:style-name="Default_20_Paragraph_20_Font"><text:span text:style-name="T1">s</text:span></text:span> c<text:span text:style-name="Default_20_Paragraph_20_Font"><text:span text:style-name="T1">o</text:span></text:span>n-<text:line-break/>tentum. Alterum vero genus eorum est quae exiguam ha.-<text:line-break/>bent mordacitatem propterea quod quaedam eis admixta</text:p>
      <text:p text:style-name="P3">funt, quae parum astringunt et extergent, qualia medica-<text:line-break/>menta sunt rosae et thus, rosae quidem paucam habentes<text:line-break/>astrictionem, thus vero modicam vim extergendi. Et quum<text:line-break/>thus mediocriter calida vi praeditum existat, eam ob rem<text:line-break/>habet quid concoctorium et ljuod dolorem sedat. Ex eo-<text:line-break/>dem genere cum ipso, quantum ad concoctionem et discus-<text:line-break/>[follem attinet, censendus est crocus et myrrha, quae inter<text:line-break/>se in eo differunt, quod crocus moderate astringat, myrrha<text:line-break/>vero citra astrictionem non ingenerose discutiat et reliccet<text:line-break/>humiditates. Suntque sane haec vilibus praestantiora thure,<text:line-break/>et ob id etiam maiorem discutiendi Vim habent, verum ex-<text:line-break/>tersoria vi carentia, ad ulcerum curationem thure inseriora.<text:line-break/>existunt. Hujus generis medicamentorum, concoctorii in<text:line-break/>quam et discussorii, lycium quoque est et castorium, neque<text:line-break/>obscurum esse puto Indicum lycium a me dici non ho<text:span text:style-name="Default_20_Paragraph_20_Font"><text:span text:style-name="T1">c<text:line-break/></text:span></text:span>quod apud nostros populos provenit. Proxime vero ad ho<text:line-break/>rum sacultatem accedit sarcoColla dicta, quae concoctorium<text:line-break/>et discussoriam est medicamentum ; atque ipsa magis adlusio</text:p>
      <text:p text:style-name="P3">galbanum praedictas vires habet. Meliloti vero decoctum<text:line-break/>ad concoctoliam facultatem assumpsit etiam quid astricto-<text:line-break/>rium, ejusdem sere generis cum croco existens. Iniicitur<text:line-break/>etiam in oculares compositiones lapis haematites appella-<text:line-break/>tus, humores resiccandi vim habens, velut et cadmia. Mi-<text:line-break/>tius autem medicamentum lapis ipse quam cadmia existit,<text:line-break/>utpote ex humida substantia, non terrestri velut cadmia,<text:line-break/>generationem adeptus. Hanc enim ejus naturam indicat fo-<text:line-break/>lutto, quae fit in medica cote, quum per attritionem cum<text:line-break/>liquore quopiam in succum resolvitur. Quin et quum solus<text:line-break/>per se citra liquoris alicujus allusionem teritur, non in ter-<text:line-break/>rea fragmenta dissolvitur velut cadmia, sed in aequalium<text:line-break/>partium et cohaerens corpus. Consimilis substantiae ei est<text:line-break/>et lapis subisses appellatus, sed fortiorem facultatem habet.<text:line-break/>Quod vero stibium appellatur, illutum quidem fortem ex se<text:line-break/>ostentat astringendi facultatem , lotum vero evolvitur, ut<text:line-break/>prope ad mordacitatis expertium vim accedat. Vehementem<text:line-break/>autem extersoliam facultatem aes ustum habet, itemque</text:p>
      <text:p text:style-name="P3"><text:span text:style-name="Default_20_Paragraph_20_Font"><text:span text:style-name="T15">squama ejus et flos. Neque minus efficax, sed minus mor-<text:line-break/>dacitatis expers chalcitis usta est. Quod fi laventur talia<text:line-break/>medicamenta, extersoria quidem adhuc manent, tanto autem<text:line-break/>efficacia imbecilliora, quantum mordacitatis magis expertia<text:line-break/>fiunt. Hujus generis sunt etiam misy et aerugo, validissima<text:line-break/>medicamenta iis, quae sycofi et calliS conveniunt admixta.<text:line-break/>Quidam vero ipsis etiam gallas iniecerunt, vehementer<text:line-break/>astringens medicamentum, quemadmodum aliqui chalcan-<text:line-break/>thum neutro genere appellatum, atque etiam ut aliqui usur-<text:line-break/>pant, chalcanthum tum masculino tum muliebri genere,<text:line-break/>quod ad adtingendum una cum acredine vehementissimum<text:line-break/>inter haec omnia medicamentum existit. Manisestum est au-<text:line-break/>tem, quod multo moderatius redditur ustum et lotum. Ad<text:line-break/>hanc silvam pertinet etiam stomomatis squama. At thuris<text:line-break/>cortex astringit quidem et ipse non ingenerose, verum prae-<text:line-break/>dictis omnibus longe inserior est. Atqui et misy ipsum tum<text:line-break/>ad eosdem affectus tum amplius ad scabras palpebras qui-<text:line-break/>dam in collyria miscuerunt. Quandoquidem vero et mannae<text:line-break/>quidam mentionem fecerunt et vid</text:span></text:span><text:span text:style-name="Default_20_Paragraph_20_Font"><text:span text:style-name="T8">e</text:span></text:span><text:span text:style-name="Default_20_Paragraph_20_Font"><text:span text:style-name="T15">tur aliquibus nihil a</text:span></text:span></text:p>
      <text:p text:style-name="P3">thure trito ac Levigato dillerre, cognosse operae pretium<text:line-break/>est, quod mannam proprie appellant, id quod excessum<text:line-break/>est a thure circa magna onera confracto, auteruntur enim<text:line-break/>simul ab ipso fragmenta quaedam parva corticis thuris.<text:line-break/>Quare a thure disiert tale medicamentum in lioc, quod pa-<text:line-break/>russi quid amictorium assumpsit. Quaecunque igitur ex<text:line-break/>astringentibus multam terream consistentiam habent, aspri-<text:line-break/>tudines et sycoseis ac callos consumunt. Caeterum quae ex.<text:line-break/>succorum genere sunt, velut omphacium et hypocystis,,<text:line-break/>eluuntur facile in lhblitionibus effluentia simul cum l acri-<text:line-break/>mis. Ex hoc genere est et glaucium et acacia. Citra mor-<text:line-break/>dacitatem vero exterget cervi cornu ustum, velut etiam ca-<text:line-break/>pratum. Dictum est autem et thus ex talium genere esse,,<text:line-break/>verum lioc velut dictum est, omnino exiguam obtinet exter-<text:line-break/>gendi facultatem, doloris sedativum et concoctorium existens...<text:line-break/>Cornua vero praedictorum animalium extergendi quidem t<text:line-break/>vim habent, sed neque dolorem sedant neque ctssncoctoria.<text:line-break/>facultate praedita sunt, frigidi nimirum et sicci tempera-<text:line-break/>m<text:span text:style-name="Default_20_Paragraph_20_Font"><text:span text:style-name="T1">e</text:span></text:span>nti existentia. Habet autem et quod Armenium vocatur</text:p>
      <text:p text:style-name="P3"><text:span text:style-name="Default_20_Paragraph_20_Font"><text:span text:style-name="T15">extergendi vim, quemadmodum et atramentum Indicum ap-<text:line-break/>pellatum et ob id sane ulceribus inflammatione carentibus<text:line-break/>citra molestiam adhibetur. Mixtae vero quodammodo sacris-<text:line-break/>tatis est aloë, velut etiam rosa, habet enim quid in se ama-<text:line-break/>rum, quod extergendi a natura aptitudinem habet, inest au-<text:line-break/>tem ei etiam quid astrictorium, ut committat et ad cicatricem<text:line-break/>ulcera perducat.</text:span></text:span></text:p>
      <text:p text:style-name="P1"><text:span text:style-name="Default_20_Paragraph_20_Font"><text:span text:style-name="T15">[Q</text:span></text:span><text:span text:style-name="Default_20_Paragraph_20_Font"><text:span text:style-name="T1">uae ad scabros affectus Conveniant.] </text:span></text:span><text:span text:style-name="Default_20_Paragraph_20_Font"><text:span text:style-name="T15">Ex medica-<text:line-break/>mentorum ad scabros in palpebris affectus convenientium<text:line-break/>numero sunt sales ammoniaci et lapis Astus tum ipse tum<text:line-break/>flos ipsius, et quod psoricum appellatur, non simplex neque<text:line-break/>sponte naturae productum, sed praeparationis modum quen-<text:line-break/>dam habens, quem etiam DioscorideS conscripsit et alii fere<text:line-break/>omnes, qui de medica materia commentati funt. Admiscetur<text:line-break/>his et mify ustum et fandaracha, et quod a veteribus Grae-<text:line-break/>cis arrhenicum, nostro vero aevo arfenicum appellatur. Ex<text:line-break/>medicamentis vero aromaticis cassia et malabathri folium.<text:line-break/>Quin et amomum et cinnamomum quidam ocularibus com-<text:line-break/>positionibus admifcuerunt, quum difcussoriam quidem vim</text:span></text:span></text:p>
      <text:p text:style-name="P3">habeat cinnamomum, reliqua vero etiam astringendi sacul-<text:line-break/>tatem obtineant. In communi porro de omnibus extergeo-<text:line-break/>tibus medicamentis id n<text:span text:style-name="Default_20_Paragraph_20_Font"><text:span text:style-name="T1">o</text:span></text:span>sse oportet, tum eis quae mode-<text:line-break/>rata sunt tum eis quae fvcosais et callos consumunt, quod<text:line-break/>haec omnia etiam ad cicatrices crassas conveniant. Attenuant<text:line-break/>enim ipsarum crassitudinem et substantiam superficiei dara-<text:line-break/>dunt ac removent.</text:p>
      <text:p text:style-name="P1">[Q<text:span text:style-name="Default_20_Paragraph_20_Font"><text:span text:style-name="T1">uae indu ratis auxilientur</text:span></text:span>.] Compositiones quae ad<text:line-break/>induratas oculorum tunicas conveniunt, ex succis constant<text:line-break/>et ammoniaco thymiamate, quemadmodum etiam antea dixi.<text:line-break/>Miscentur autem eis moderatiora quaedam, quae viribus<text:line-break/>eorum tamen non obluctentur, myrrha videlicet et thus et<text:line-break/>galbanum aliaque consimilia.</text:p>
      <text:p text:style-name="P1"><text:span text:style-name="Default_20_Paragraph_20_Font"><text:span text:style-name="T1">[Quae sussttsts conveniant.]</text:span></text:span> Ad fuflufos vero quidam<text:line-break/>medici liquida medicamenta composuerunt. Ac prima sere<text:line-break/>omnium compositionum est, quae ex foeniculi succo et hy-<text:line-break/>aenae felle: ac melle Attico constat ; quidam vero etiam ca-<text:line-break/>prinum fel addiderunt. Verum postea alius aliud fel admi-</text:p>
      <text:p text:style-name="P3">spuit, alius galli, alius viperae, alius testudinis marinae, alius<text:line-break/>callionymi piscis. Nunc vero in pretio est medicamentum<text:line-break/>ex felle scalarum, quemadmodum et quod ex myrrha stacte<text:line-break/>constat. Promissiones itaque omnium horum medicamento-<text:line-break/>sum magnae sunt, verum effectus aliquando nullus, ali-<text:line-break/>quando valde exiguus.</text:p>
      <text:p text:style-name="P1">Cap. VI. [<text:span text:style-name="Default_20_Paragraph_20_Font"><text:span text:style-name="T1">De aridis medicamentis oculis conducen-<text:line-break/>tibus</text:span></text:span>.] Ex praescripta materiae medicae silva composita<text:line-break/>sunt a medicis medicamenta arida, quae privatim ab ipfis<text:line-break/>arida collyria appellantur. Quorum aliqua quidem callosi<text:line-break/>et sycoseisi consumunt, excrescentem item juxta nasi an-<text:line-break/>gulum carnem et ungues. Aliqua vero scabris palpebris<text:line-break/>conveniunt et ad palpebrarum defluvia, quae milphae ap-<text:line-break/>pellantur conducunt, verum aliam ab acribus collyriis fa-<text:line-break/>cultatem habent, unde etiam a quibusdam medicis desueti-<text:line-break/>mativa et repostoria appellantur, velut etiam ipsa collyria<text:line-break/>visa sunt appellari. <text:span text:style-name="Default_20_Paragraph_20_Font"><text:span text:style-name="T1">E</text:span></text:span>x hili autem pleraque etiam obtuse<text:line-break/>cernentibus, live per aetatem sive crassitudinem aut frigi-<text:line-break/>dilatem humorum in oculis, aut etiam flatus caliginosi red-</text:p>
      <text:p text:style-name="P3">undantium id contingat, non parum prosunt. Aliqua de-<text:line-break/>inde ex aridis medicamentis affectionem aliquam in oculis<text:line-break/>colligi prohibent, impediendo videlicet influxiones humo-<text:line-break/>nun, ex quibus oculi laedi consueverunt. Praestantissimum<text:line-break/>vero horum apparuit et experientia iudicatum est, quod<text:line-break/>ego composui, et ob id apud multos in usu est, ac fere per<text:line-break/>omnes gentes, quibus imperant Romani. Ac primum sane<text:line-break/>ipsius compositionem scribam, quum praestantius putem esse<text:line-break/>nullis omnino affectionibus corripi quam eas quae jam<text:line-break/>praeoccuparent optime sanare. Quando vero etiam Aside-<text:line-break/>piades plurimam et optimam tum aridorum, tum liquido-<text:line-break/>rum collyriorum conscripsit silvam, ab aridis primum ini-<text:line-break/>tio Iacto, et ego sane mihi recte facturus videor, si Consi-<text:line-break/>mili scribendi ordine utar. Quare ubi meum aridum aseri-<text:line-break/>psero. deinceps omnia quae Asclepiades liabet in primo ex-<text:line-break/>ternorum, quem Marcella<text:span text:style-name="Default_20_Paragraph_20_Font"><text:span text:style-name="T1">e</text:span></text:span> inscribit, juxta ipsius ordinem<text:line-break/>subiungam. Et post haec cataplasmata oculis accommodata,<text:line-break/>agglutinatotiaque et inunctilia medicamenta ab Asclepiade</text:p>
      <text:p text:style-name="P3">destricta adiiciam. Praestabilius enim mihi videtur et isto-<text:line-break/>rllm ordinem in scribendo servare, atque ita ad collyria<text:line-break/>ac liquida medicamenta tranfire omnibus appofitisi, velut<text:line-break/>Asclepiades ipse recensuit illius ipsius verbis.</text:p>
      <text:p text:style-name="P1"><text:span text:style-name="Default_20_Paragraph_20_Font"><text:span text:style-name="T1">[Medicamentum aridum ad tuendam oculorum vdle-<text:line-break/>tudinem a me .compositum.]</text:span></text:span> Utilissimum fanis oculis prae-<text:line-break/>servativum ego compositi medicamentum, quod omnes jam<text:line-break/>in usu habent. Uritur lapis Phrygius in minutas partes<text:line-break/>confractus, ut major tamen fit nuce quae pontica a quibus-<text:line-break/>dam vocatur, ab aliis nux parva. Modus urendi idem qui<text:line-break/>in aliis est, lapide in ollulam novam conjecto, deindeque<text:line-break/>ollula forinsecus luto circumlita operculum perforatum, vel<text:line-break/>in solo vertice, vel quod melius est etiam circa alias plu-<text:line-break/>resi partes imponimus, quo per ipsa foramina fuliginosae et<text:line-break/>sdmosae eorum, quae uruntur, exhalationes similius efferan-<text:line-break/>tnr. Postquam vero totus lapis ignitus factus luerit, tum<text:line-break/>sane ollulam in purum quoddam vasculum evacuare opor-<text:line-break/>tet, butyrumque infundere non vetustum et circumagitstre</text:p>
      <text:p text:style-name="P3">ulli lapidis partes, donec omnes extinguantur, atque tunc<text:line-break/>cessare. Et sic rursus easdem in ollulam coniectas urere,<text:line-break/>rursus prunis candefactis ab igne ollulam imponendo, ut<text:line-break/>nihil fumosum in se habeant, ventilatione etiam easdem ex-<text:line-break/>Citare convenit, quo citius ustio perficiatur. Deinde quum<text:line-break/>jam igniti facti fuerint lapides et nulla amplius [uligo esu<text:line-break/>feratur, rursus eosdem eximere oportet et vino Falerno<text:line-break/>extinguere, aut aliquo fulvo et odorato, velut est fundites<text:line-break/>Ariuliumque et Lesbium. Deinde rursus in ollulam conje-<text:line-break/>ctos tertio urere, et postquam ignitus fuerit lapis, rursus<text:line-break/>extinguere melle Attico non multo, reddetur enim medi-<text:line-break/>camentum non aridum, sed viscofitate aliqua praeditum.<text:line-break/>Caeterum pluribus diebus trita et praelaevigata in promptu<text:line-break/>habere oportet, ita ut in tenuissimum pulverem redacta sint<text:line-break/>subscripta. ♃ Aeris usti ℥ j , quod est Ʒ viij , piperis albi<text:line-break/>tantundem, folii malabathri tantundem, stibii hemiolium quod<text:line-break/>est Ʒ xij, his admisce lapidis usti ssij, et postquam omnia<text:line-break/>probe fuerint Levigata et reponere medicamentum velis,</text:p>
      <text:p text:style-name="P3">adjice opobalsami Syriaci ℥ j [<text:span text:style-name="Default_20_Paragraph_20_Font"><text:span text:style-name="T1">s</text:span></text:span> quod totum Ʒ xij saciL<text:line-break/>Sit vero opobalsamum tenue et pellucenti consistentia, non<text:line-break/>crassem, quemadmodum solet in vasis circa sundum censi-<text:line-break/>dere ac spissari, quod enim ita crassem est, ariditatem me-<text:line-break/>dicamenti impediet. Porro usus ipfius ad solas palpebras<text:line-break/>competit, cum specillo inducti citra tunicarum ipsius oculi<text:line-break/>contactum. Ut plurimum itaque sufficit circa folam infer-<text:line-break/>nam palpebram specillum inducere. Nihil vero vetat etiam<text:line-break/>supernam palpebram similiter illinere, ubi praesertim medi-<text:line-break/>camento opus fuerit, hoc est ubi jam manifeste perturba-<text:line-break/>tionem quandam perceperit oculus, non tamen expectare<text:line-break/>convenit donec id fiat. Verum praeoccupare oportet circa<text:line-break/>primum affectionis fenfum, in omni tempore diei, etiam<text:line-break/>fiquis biberit et coenaverit. Et plane frequens ejus compe-<text:line-break/>tit usus cum cautione, ut dixi, ne tunicae oculorum eo con-<text:line-break/>tingantur. Oportet autem et eum cui inducitur medicamen^<text:line-break/>tum palpebras exertas et extentas exhibere et quum inull-<text:line-break/>gitur nequaquam cum ipsis nictare.. Hoc sane medicamen-</text:p>
      <text:p text:style-name="P3">tum a me compositum est, non permittens eum, qui ipso<text:line-break/>recte utatur, oculorum ophthalmia apprehendi. Deinceps<text:line-break/>vero quae ad affectus commoda sunt medicamenta conseri-<text:line-break/>bam, initio ah iis quae Asclepiades scripsit sueto.</text:p>
      <text:h text:style-name="Heading_20_2" text:outline-level="2">Cap. Vll. </text:h>
      <text:p text:style-name="P29">[<text:span text:style-name="Default_20_Paragraph_20_Font"><text:span text:style-name="T1">Arida medicamenta ad oculos ah Asoto-<text:line-break/>plitdo conscripta.]</text:span></text:span> In primo libro medicamentorum exter-<text:line-break/>nurum , quae Marcellae inscribit , in hunc modum haec<text:line-break/>verba scribuntur. <text:span text:style-name="Default_20_Paragraph_20_Font"><text:span text:style-name="T1">Aridum ex psoricsu IIeraclidae ad cir-<text:line-break/>cu.nrosos oculorum angulos</text:span></text:span>. ♃ Spodii Cyprii drach. iv,<text:line-break/>omphacii aridi drach. duas, nardi obolos iij , piperis fricti<text:line-break/>grana quindecim, tritis utere. <text:span text:style-name="Default_20_Paragraph_20_Font"><text:span text:style-name="T1">Psoricum AeltT</text:span></text:span> n Cadmiae<text:line-break/>dtach. iij, aeris Iisti drach. ij , cum aceto in sole terito et<text:line-break/>resecato, rursumque laevigatis et repositis utitor. <text:span text:style-name="Default_20_Paragraph_20_Font"><text:span text:style-name="T1">Aliud.<text:line-break/></text:span></text:span>n Cadmiae drach. j, aeris usti drach j, nardi indicae<text:line-break/>drachmam j, piperis fricti obolos ij, tritis utere, ut medi-<text:line-break/>canlento vehementer commodo. <text:span text:style-name="Default_20_Paragraph_20_Font"><text:span text:style-name="T1">Aliud</text:span></text:span> ♃ Chalcitidis par-<text:line-break/>t.- duas. cadmiae partem unam, tusa et cribrata terito in<text:line-break/>sole, adjecto vino susslcienti, deinde resiccato et laevigatis</text:p>
      <text:p text:style-name="P3">repositis utitor. <text:span text:style-name="Default_20_Paragraph_20_Font"><text:span text:style-name="T1">Dx libris Philoxeni aridum acharlston,<text:line-break/></text:span></text:span>♃ Cadmiae dracll. ij, cllalcitidis drach. viij, aloësi obolos ij,<text:line-break/>aeruginis obolos duos, piperis grana x, florum rosarum<text:line-break/>drachmam unam, tritis utitor. <text:span text:style-name="Default_20_Paragraph_20_Font"><text:span text:style-name="T1">.Eiusdem ad llppitudinem<text:line-break/>siccam et sucofln, putrescentia et excrescentem carnem.<text:line-break/></text:span></text:span>♃ Cadmiae drachmas decem, chalcitidis Ʒ viij, piperis grana<text:line-break/>xv, nardi Celticae drachmam unam. Cadmiam et chalciti-<text:line-break/>dem cum vino terito, atque ubi exaruerint, nardum et<text:line-break/>piper injicito, ac in pulvillum redactis utitor. <text:span text:style-name="Default_20_Paragraph_20_Font"><text:span text:style-name="T1">Aliud ♃<text:line-break/></text:span></text:span>Cadmiae drach. xx, chalcitidis drach. quadraginta, nardi In-<text:line-break/>dicae drach. duas, myrrhae torresactae drach. duas, pipe-<text:line-break/>risi grana triginta quinque cum aceto acerrimo apparato.</text:p>
      <text:p text:style-name="Normal"><text:span text:style-name="Default_20_Paragraph_20_Font"><text:span text:style-name="T1">[Capitonis ad ltppiludines siccas et oculos humo-<text:line-break/>otos ac angulos Circumeroscs et palpebras flcosas.] </text:span></text:span>Ca-<text:line-break/>dmiam Cypriam ad polentae magnitudinem confringimus,<text:line-break/>deinde Attico melle subactum in vasculum fictile conjici-<text:line-break/>mus. Hujus autem ore obturato ac luto circumlito fora-<text:line-break/>men juxta medium oris facimus, quod id quod assatur inde</text:p>
      <text:p text:style-name="P3">transiliret. Ipsum vero vasculum intra prunas erectum sta-<text:line-break/>tutus succensis prunis risimus. Atque ubi exignitum lue-<text:line-break/>rit, exhalationum per foramen elatarum animdvel lienem<text:line-break/>habemus, quae li nigriores efferantur, amplius mimus, quum<text:line-break/>vero albidiores apparuerint, allationem lulficientem saetam<text:line-break/>putamus, ablatoque vasculo et dempto operculo cadmiam<text:line-break/>vino itali<text:span text:style-name="Default_20_Paragraph_20_Font"><text:span text:style-name="T1">c</text:span></text:span>o extinguimus et in pilam translatam terimus,<text:line-break/>reliccatamque ad medicamenti conlectionem reponimus, quae<text:line-break/>hoc modo habet. n Cadmiae drach. octo, aeris ulli Ʒ Usa,<text:line-break/>subii Ʒ viij, tritis et ablatis utere, cum specilli extremo<text:line-break/>palpebris mane et vespere ex eo subsilis. <text:span text:style-name="Default_20_Paragraph_20_Font"><text:span text:style-name="T1">Aliud</text:span></text:span>. ♃ Ca-<text:line-break/>duliae ustae, velut. praedictum est, drach. octo, aeris usti<text:line-break/>drach. octo, stibii Ʒ quatuor, Armenii drach. duas, tritis<text:line-break/>et repositis utitor. Nos cadmiam et reliqua adipe viperae<text:line-break/>excepta asserimus, deinde vino extinctis ac tritis usi sumus.</text:p>
      <text:p text:style-name="P1">[ l<text:span text:style-name="Default_20_Paragraph_20_Font"><text:span text:style-name="T1">hedicamenta ex lapide llaematite ad scabras pat-<text:line-break/>pebras accommodata, Capitonis oculata.]</text:span></text:span> n Cadmiae Cy-</text:p>
      <text:p text:style-name="P3">uriae drachmas viginti quatuor, lapidis haematitae drachmas<text:line-break/>sex, in alio exemplari drachmas sedecim, aeris usti drach-<text:line-break/>mas viginti quatuor, arida ad polentae magnitudinem con-<text:line-break/>tunduntur, melleque excepta velut praedictum est assantur<text:line-break/>ac vino extinguntur, deinde resiccata Levigantur, Usus de-<text:line-break/>monstratus est. <text:span text:style-name="Default_20_Paragraph_20_Font"><text:span text:style-name="T1">Aliud</text:span></text:span>. ♃ Cadmiae drachmas viginti, aeris<text:line-break/>usti draehmas decem, lapidis haematitae drachmas decem,<text:line-break/>semen torum purpurae Laconicae drachmas octo, melle ex-<text:line-break/>cepta et usta componito, ut dictum est.</text:p>
      <text:p text:style-name="P1"><text:span text:style-name="Default_20_Paragraph_20_Font"><text:span text:style-name="T1">[Soscndri ad palpebrarum defluvia et inveteratos<text:line-break/>affectus. Facit et ad eucanthidas</text:span></text:span>.] ♃ Cadmiae, stibii,<text:line-break/>chalcitidis crudae, misyos peregrini, fingulorum drachmas<text:line-break/>octo, contusa et melle excepta velut dictum est assato, de-<text:line-break/>inde vino extincta tritaque et reficcata reponito at utitor.<text:line-break/><text:span text:style-name="Default_20_Paragraph_20_Font"><text:span text:style-name="T1">Aliud</text:span></text:span>. ♃ Cllalcitidis crudae, cadmiae, stibii, misyosi pere^<text:line-break/>grini, fingulorum drachmas octo, nardi indicae drachmas<text:line-break/>duas, croci torresacti drachmas duas, piperis j. Metallica<text:line-break/>melle subj unguntur ac uruntur, ut dictum est, deindo vino</text:p>
      <text:p text:style-name="P3">extinguntur et teruntur, adjiciturque his nardus et crocus<text:line-break/>torresactus itemque piper, postea vero simul Levigatis ac<text:line-break/>repositis utimur.</text:p>
      <text:p text:style-name="P1"><text:span text:style-name="Default_20_Paragraph_20_Font"><text:span text:style-name="T1">[Medicamentum exornandis palpebris accommodum.<text:line-break/>Facit et ad inveteratas ophthalmia</text:span></text:span>m] n Stibii usti ac<text:line-break/>vino extincti Ʒ xvj, plumbi usti et loti Ʒ viij, fuliginis thu-<text:line-break/>lis, spicae nardi, myrrhae torresactae, crocl, squamae aeris.<text:line-break/>singulorum Ʒ j. Omnibus tlitis ac repositis utitor. <text:span text:style-name="Default_20_Paragraph_20_Font"><text:span text:style-name="T1">Aliud<text:line-break/>ex croco. </text:span></text:span>n Croci ℥ j, .glaucii ℥ j, sarcocollae ℥ j. Ego<text:line-break/>etiam opii ℥ j atljeci. <text:span text:style-name="Default_20_Paragraph_20_Font"><text:span text:style-name="T1">Aliud Se</text:span></text:span>r<text:span text:style-name="Default_20_Paragraph_20_Font"><text:span text:style-name="T1">enianum. </text:span></text:span>n Cadmiae ustae<text:line-break/>et lotae sextantem, salis ammoniaci, piperis albi, utriusque<text:line-break/>sextantem, folii drach. ij, probe tritis utitor. <text:span text:style-name="Default_20_Paragraph_20_Font"><text:span text:style-name="T1">Aliud pueris<text:line-break/>ma</text:span></text:span>r<text:span text:style-name="Default_20_Paragraph_20_Font"><text:span text:style-name="T1">tine comm</text:span></text:span>o<text:span text:style-name="Default_20_Paragraph_20_Font"><text:span text:style-name="T1">dum. </text:span></text:span>n Stibii drachmas sedecim, plumbi<text:line-break/>drachmas octo, squamae aeris drach. unam, croci drach. j,<text:line-break/>florum rosarum Ʒ j, myrrhae Ʒj, nardi Indicae, thuris alii-<text:line-break/>fculi, piperis albi, singulorum drachmam unam, palmula-<text:line-break/>rutu ossicula decem. Omnia in figulinam vas conjecta disi-<text:line-break/>gen ter assato, deinde in pilam transistis ac tritis opobal-</text:p>
      <text:p text:style-name="P3">fami cochlearia duo adiicito, deinde conquassato, resecato<text:line-break/>et utitor. <text:span text:style-name="Default_20_Paragraph_20_Font"><text:span text:style-name="T1">Aridum Philoxeni ad pruriginssos ac circum-<text:line-break/>rosus angulos. Facit et ad obtusam visam. ♃ </text:span></text:span>Cadmiae<text:line-break/>Ʒ iv, falis ammoniaci drachmas duas, piperis albi Ʒ unam,<text:line-break/>tritis utere. <text:span text:style-name="Default_20_Paragraph_20_Font"><text:span text:style-name="T1">Fg</text:span></text:span>o <text:span text:style-name="Default_20_Paragraph_20_Font"><text:span text:style-name="T1">haec ita apparo. </text:span></text:span>♃ Cadmiae drachmas<text:line-break/>octo, croci drach. duas, piperis albi drachmam unam, salis<text:line-break/>ammoniaci drach. duas, nardi Indicae drach. j, tritis utitor.</text:p>
      <text:h text:style-name="Heading_20_2" text:outline-level="2">Cap. VIII. </text:h>
      <text:p text:style-name="P29">[L<text:span text:style-name="Default_20_Paragraph_20_Font"><text:span text:style-name="T1">iquidae o</text:span></text:span>c<text:span text:style-name="Default_20_Paragraph_20_Font"><text:span text:style-name="T1">ulares compositiones adflco-<text:line-break/>sus eminentias ac omnem ex</text:span></text:span>u<text:span text:style-name="Default_20_Paragraph_20_Font"><text:span text:style-name="T1">berantiam carnis, sumsi et<text:line-break/>ad encanth.idas et ad incipientes oplltltalmias, qua usas est<text:line-break/>Philippus in Caesaria.]</text:span></text:span> ♃ Misyos assati Ʒ viij, myrrhae Ʒ iv,<text:line-break/>cadmiae drach. viij, croci Ʒ ij, falis ammoniaci Ʒ ij, nardi<text:line-break/>Indicae, piperis albi, utriusque drachmam unam, mellis At-<text:line-break/>tici cyathum unum<text:span text:style-name="Default_20_Paragraph_20_Font"><text:span text:style-name="T1">. Aliud</text:span></text:span>. ♃ Misyos assati Ʒ vj, atramenti<text:line-break/>sutorii drach. quatuor, myrrhae drach. iv, aeris usti Ʒ j,<text:line-break/>mellis Attici cyathos decem.</text:p>
      <text:p text:style-name="P1"><text:span text:style-name="Default_20_Paragraph_20_Font"><text:span text:style-name="T1">[Prorsae utilis compositio Frasistrati ad ascrtludt-<text:line-break/>nes ac omnes ophthalmias auresque purulentas et ad ut--</text:span></text:span></text:p>
      <text:p text:style-name="P3"><text:span text:style-name="Default_20_Paragraph_20_Font"><text:span text:style-name="T1">cera aegre recipientia cicatl suem et ad serpentia oris ul-<text:line-break/>cera.</text:span></text:span>] ♃ Aeris usti dracli. duas, myrrhae Ʒ j, piperis olio-<text:line-break/>los duos, misyoS allati drach. j, croci obolos iij, vini Chii<text:line-break/>heminam unam, palli Cretlci heminae dimidium. Arida te-<text:line-break/>rito affuso vino, atque ubi imbibitum suerit vinum, aliunde<text:line-break/>etiam passum, et conquassata in aereum vasculum trans-<text:line-break/>ferto , ac ad lentum ignem coquito, deinde in pyxidem<text:line-break/>aeream reponito. <text:span text:style-name="Default_20_Paragraph_20_Font"><text:span text:style-name="T1">Ad callos et omnem eminentiam, ♃<text:line-break/></text:span></text:span>Aeris usti drach. ij, milvos usti Ʒ j, myrrhae drach. unam,<text:line-break/>croci dracln unam , omphacii Ʒ j, vini Chii cyathos duos,<text:line-break/>mellis Attici ss ẞ, utitor. <text:span text:style-name="Default_20_Paragraph_20_Font"><text:span text:style-name="T1">Philoxeni liquida tusum. exacuens,<text:line-break/>cicatrices et call</text:span></text:span>o<text:span text:style-name="Default_20_Paragraph_20_Font"><text:span text:style-name="T1">s exterit. </text:span></text:span>♃ Ammoniaci thymiamatis<text:line-break/>drach. iv , aeruginis dracln duas, vino diluta et contrita<text:line-break/>melle Attico exciplilo. <text:span text:style-name="Default_20_Paragraph_20_Font"><text:span text:style-name="T1">Aliud. </text:span></text:span>n Ammoniaci thymiamatis<text:line-break/>Ʒ xij, aeruginis dracli. sex, myrrhae dracln ij, componito,<text:line-break/>ut dictum est. <text:span text:style-name="Default_20_Paragraph_20_Font"><text:span text:style-name="T1">Aliud. Phaedri l</text:span></text:span>u<text:span text:style-name="Default_20_Paragraph_20_Font"><text:span text:style-name="T1">nula</text:span></text:span>. ♃ Ammoniaci tby-<text:line-break/>miamatis drach. quatuor, aeruginis dracln unam, alcvonii<text:line-break/>torrefacti Ʒ j, floris lapidis Alii obolos tres, componito ac</text:p>
      <text:p text:style-name="P3">utitor ut dictum est. <text:span text:style-name="Default_20_Paragraph_20_Font"><text:span text:style-name="T1">Aliud.</text:span></text:span> n. Ammoniaci thymiamatis<text:line-break/>drach. viij, aeruginis Ʒ viij, floris lapidis Asii Ʒ duas, obol.<text:line-break/>duos, alcyonii drach. unam, obol. ij, opii drach. j j<text:span text:style-name="Default_20_Paragraph_20_Font"><text:span text:style-name="T1">s</text:span></text:span> myr-<text:line-break/>rllae sesquidrachmam componito ac utitor ut dictum est.</text:p>
      <text:p text:style-name="P1"><text:span text:style-name="Default_20_Paragraph_20_Font"><text:span text:style-name="T1">[Aegyptia ad callos et albugines aufert etiam pelli-<text:line-break/>cuias confestim.]</text:span></text:span> ♃ Aeruginis Corinthiae drach. vj, am-<text:line-break/>moniaci thymiamatis drach. vj, obol. iv, salis fossilis Ʒ v,<text:line-break/>medullae colocynthida Ʒ iv, fellis taurini Ʒ duas, nitri<text:line-break/>nigri fefquidrachmam, piperis albi grana quadraginta, mel-<text:line-break/>lis Attici cyathos vj, componito, ut dictum est et in pyxide<text:line-break/>ilicea reposito utitor. <text:span text:style-name="Default_20_Paragraph_20_Font"><text:span text:style-name="T1">Alia Aegyptia ad callos et albugi-<text:line-break/>nes ac inveteratos affectus</text:span></text:span>. Aeruginis drach. fex , ammo-<text:line-break/>niaci thymiamatis drach. fex, medullae colocynthidisi drach.<text:line-break/>tres, fellis taurini Ʒ i j., nitri nigri drach. ij, excipe mellis<text:line-break/>Attici cyathis fex et utere. <text:span text:style-name="Default_20_Paragraph_20_Font"><text:span text:style-name="T1">Compositio exacuens insum,<text:line-break/>faciens et ad glaucedinem, Antonii Musce.</text:span></text:span> ♃ Fellis per-^<text:line-break/>di<text:span text:style-name="Default_20_Paragraph_20_Font"><text:span text:style-name="T1">c</text:span></text:span>is silvestris partem unam, in alio exemplari fucci herbae<text:line-break/>perdicti, aliqui succi centaureae. partes tres, mellis Attici</text:p>
      <text:p text:style-name="P3">tantundem. Aliud. -I Fellis gallinae veteris partem unam,<text:line-break/>succi centaureae partem unam, mellis Attici partes tres.<text:line-break/>Facit ad glaucedines. <text:span text:style-name="Default_20_Paragraph_20_Font"><text:span text:style-name="T1">Compositio</text:span></text:span> L<text:span text:style-name="Default_20_Paragraph_20_Font"><text:span text:style-name="T1">argi exacuens susum.<text:line-break/></text:span></text:span>♃ ucci foeniculi radicis partem unam, mellis tantundem.<text:line-break/>Reponito in pyxidem aeream ac utitor. <text:span text:style-name="Default_20_Paragraph_20_Font"><text:span text:style-name="T1">Aliud.</text:span></text:span> ♃ Succi<text:line-break/>radicis soeniculi partem unam, succi chelidoniae tantundem,<text:line-break/>mellis Attici tantundem. <text:span text:style-name="Default_20_Paragraph_20_Font"><text:span text:style-name="T1">Aelii Calli ad sustulioltes</text:span></text:span>. ♃ Fel..<text:line-break/>lis testudinis marinae drach. octo, mellis Attici tantundem,<text:line-break/>fellis taurini drach. duas, croci drach. duas, opobalsami<text:line-break/>drach. duas, contulis utere<text:span text:style-name="Default_20_Paragraph_20_Font"><text:span text:style-name="T1">. Cassii ad sussuffenes</text:span></text:span>. Fel tau-<text:line-break/>linum in aeream pyxidem evacuatum per dies decem si-<text:line-break/>nito, deinde myrrhae, croci, utriusque drach. duas, opopa-<text:line-break/>nacis drach. ij, opobalsami drach. ij, piperis grana xij, mel-<text:line-break/>lis Attici duplum omnium accipito, omnisque cum felle<text:line-break/>misceto et in aereo vase coquito, deinde in aerea pyxide<text:line-break/>repositis utitor. L<text:span text:style-name="Default_20_Paragraph_20_Font"><text:span text:style-name="T1">iquata Basilia , hanc reparatri</text:span></text:span>x <text:span text:style-name="Default_20_Paragraph_20_Font"><text:span text:style-name="T1">em ap-<text:line-break/>pellamus</text:span></text:span>. ♃ Omphacii drach duas, myrrhae drach. ij, fel-<text:line-break/>lis aquilae drach. ij, opobalsami drach. ij, lachrymae oleae</text:p>
      <text:p text:style-name="P3"><text:span text:style-name="Default_20_Paragraph_20_Font"><text:span text:style-name="T15">drach. ij, ammoniaci thymiamatis drach. j, sellis hyaenae<text:line-break/>drach. ij, excipe melle Attico. </text:span></text:span><text:span text:style-name="Default_20_Paragraph_20_Font"><text:span text:style-name="T1">Aliud. </text:span></text:span><text:span text:style-name="Default_20_Paragraph_20_Font"><text:span text:style-name="T11">sa</text:span></text:span><text:span text:style-name="Default_20_Paragraph_20_Font"><text:span text:style-name="T15"> Omphacii drach.<text:line-break/>duas, myrrhae drach. unam, falis ammoniaci Ʒ j, croci<text:line-break/>drach. unam , opobalfami Ʒ j, lacrimae oleae drach. unam,<text:line-break/>ammoniaci thymiamatis Ʒ j, fessis hyaenae drach. viij, excipe<text:line-break/>Attico melle, in alio, olei veteris cyathos duos. </text:span></text:span><text:span text:style-name="Default_20_Paragraph_20_Font"><text:span text:style-name="T1">Antonii<text:line-break/>Musae</text:span></text:span><text:span text:style-name="Default_20_Paragraph_20_Font"><text:span text:style-name="T15">. ♃ Fellis hyaenae Ʒ j, fellis ursi drach. duas, opo-<text:line-break/>balsami drach. duas, falis fossilis drach. j, croci drach.<text:line-break/>unam, myrrhae drach. unam, mellis Attici cyathos duos,<text:line-break/>succi foeniculi cyathos ij. </text:span></text:span><text:span text:style-name="Default_20_Paragraph_20_Font"><text:span text:style-name="T1">Philexeni. </text:span></text:span><text:span text:style-name="Default_20_Paragraph_20_Font"><text:span text:style-name="T15">♃ Pellis hyaenae<text:line-break/>Ʒ j ẞ, adipis viperae drach. j ẞ, croci Ʒj, omphacii drach. j,<text:line-break/>myrrhae Ʒ ẞ, opobalfami Ʒ j, mellis Attici Ʒ viij.</text:span></text:span></text:p>
      <text:p text:style-name="P1"><text:span text:style-name="Default_20_Paragraph_20_Font"><text:span text:style-name="T1">[Tincturae albuginum.]</text:span></text:span><text:span text:style-name="Default_20_Paragraph_20_Font"><text:span text:style-name="T15"> Gallam tritam ac Iaeviga-<text:line-break/>tam in prompto repositam servato , usu vero expetente<text:line-break/>cum specilli nucleo calefacto adhibeto, deinde atramentum<text:line-break/>sutorium aqua dilutum admoveto. </text:span></text:span><text:span text:style-name="Default_20_Paragraph_20_Font"><text:span text:style-name="T1">Aliud</text:span></text:span><text:span text:style-name="Default_20_Paragraph_20_Font"><text:span text:style-name="T15">. Malicorium tritum<text:line-break/>adhibeto, indeque atramentum sutorium aqua dilutum ad-<text:line-break/>moveto. </text:span></text:span><text:span text:style-name="Default_20_Paragraph_20_Font"><text:span text:style-name="T1">Aliud. </text:span></text:span><text:span text:style-name="Default_20_Paragraph_20_Font"><text:span text:style-name="T15">♃ Mifyos, atramenti sutorii, gallarum</text:span></text:span></text:p>
      <text:p text:style-name="P3">omphacinarum, singulorum aequales partes, contusas et cri-<text:line-break/>bratas reponito. L sus vero tempore aridum adhibeto.</text:p>
      <text:p text:style-name="P1"><text:span text:style-name="Default_20_Paragraph_20_Font"><text:span text:style-name="T1">[Ad glaucos oculos , quo pupillae nigrae reddantur.]<text:line-break/></text:span></text:span>Malicorii dulcis succum infundito, deinde post temporis in-<text:line-break/>terstitium hyoscyami florem cum vino, aut hyoscyami succo<text:line-break/>tritum instillato. I erum haec opportuno tempore colligere<text:line-break/>et reponere convenit. Aliud. Acaciae fluctum et gallarmn<text:line-break/>parum quid diligenter trita anemones succo excipito et ad<text:line-break/>mellis crassitudinem redigito. Deinde expressum per linteo-<text:line-break/>luin liquorem reservato ac utitor ut dictum est.</text:p>
      <text:p text:style-name="P1"><text:span text:style-name="Default_20_Paragraph_20_Font"><text:span text:style-name="T1">[Ad pilos pungentes in palpebris enascentes, Antonii<text:line-break/>Musae.] </text:span></text:span>fel aviculae quae cinaedus appellatur et aconiti<text:line-break/>dimidium ejus mixta reponito. LTu vero exigente, evulso<text:line-break/>pilo locum medicamento illinito. <text:span text:style-name="Default_20_Paragraph_20_Font"><text:span text:style-name="T1">Aliud</text:span></text:span>. Fel piscis pbagri<text:line-break/>et aconiti dimidium cum squama ferri lota adipe subiicito,<text:line-break/>atque Ilis amygdalini olei parum adiicito et sanguinis ve-</text:p>
      <text:p text:style-name="P3"><text:span text:style-name="Default_20_Paragraph_20_Font"><text:span text:style-name="T15">spertilionis quantum suffecerit. Deinde mixtis et repositis<text:line-break/>utitor ut dictum est.</text:span></text:span></text:p>
      <text:p text:style-name="P1"><text:span text:style-name="Default_20_Paragraph_20_Font"><text:span text:style-name="T1">[Agglutinat oria pilorum,</text:span></text:span><text:span text:style-name="Default_20_Paragraph_20_Font"><text:span text:style-name="T15"> A</text:span></text:span><text:span text:style-name="Default_20_Paragraph_20_Font"><text:span text:style-name="T1">bet a olida e Parentini.]</text:span></text:span><text:span text:style-name="Default_20_Paragraph_20_Font"><text:span text:style-name="T15"> </text:span></text:span><text:span text:style-name="Default_20_Paragraph_20_Font"><text:span text:style-name="T23">o</text:span></text:span><text:span text:style-name="Default_20_Paragraph_20_Font"><text:span text:style-name="T11">t<text:line-break/></text:span></text:span><text:span text:style-name="Default_20_Paragraph_20_Font"><text:span text:style-name="T15">Cerae Ʒ j, picis Ʒ j, litllocollae Ʒ j, taurocollae Ʒ j, masti-<text:line-break/>chesi Ʒ j , simul liquefacta reponito. Usu vero postulante,<text:line-break/>specilli summum candelacito et quod ex. .medicamento, dis-<text:line-break/>soluto adhaeserit adhibeto, eoque pilos agglutinat. </text:span></text:span><text:span text:style-name="Default_20_Paragraph_20_Font"><text:span text:style-name="T1">Aliud.<text:line-break/></text:span></text:span><text:span text:style-name="Default_20_Paragraph_20_Font"><text:span text:style-name="T15">♃ Resinae siccae, picis ficcae utriusque Ʒ j, sulfuris vivi<text:line-break/>℥ j, bituminis drachmam unam, cerae Ʒ ij, liquefactis utitor.</text:span></text:span></text:p>
      <text:p text:style-name="P4"><text:span text:style-name="Default_20_Paragraph_20_Font"><text:span text:style-name="T1">. [Ad parvos instar hordei oblongos circa pilos palpo-<text:line-break/>brarum abscessus, orabas et posthias appellant, Antonii<text:line-break/>Musce.]</text:span></text:span><text:span text:style-name="Default_20_Paragraph_20_Font"><text:span text:style-name="T15"> Galbani partem unam cum exiguo nitro mixtam<text:line-break/>imponito</text:span></text:span><text:span text:style-name="Default_20_Paragraph_20_Font"><text:span text:style-name="T1">. Aliud</text:span></text:span><text:span text:style-name="Default_20_Paragraph_20_Font"><text:span text:style-name="T15">. Ceram etmifyos crudi paulum admisceto.<text:line-break/>Faciunt et ficus aridae in vino mulso coctae et tritae, exi-<text:line-break/>guo simul galbano. contrito.. facit et fdrina hordeacea in<text:line-break/>vino mulso cocta ac trita, itidem exiguo. galbano simul<text:line-break/>contrito.</text:span></text:span></text:p>
      <text:p text:style-name="P1"><text:span text:style-name="Default_20_Paragraph_20_Font"><text:span text:style-name="T1">[Dionysii Misisti ad pilos palpebrarum pungentes.]</text:span></text:span></text:p>
      <text:p text:style-name="P3"><text:span text:style-name="Default_20_Paragraph_20_Font"><text:span text:style-name="T15">Leporem marinum in figulino novo urito et cinerem tri-<text:line-break/>tum caninarum muscarum sanguine excipite et reposito in<text:line-break/>Carnea pyxide utitor evulsis antea pisis. </text:span></text:span><text:span text:style-name="Default_20_Paragraph_20_Font"><text:span text:style-name="T1">Aliud</text:span></text:span><text:span text:style-name="Default_20_Paragraph_20_Font"><text:span text:style-name="T15"> Salaman-<text:line-break/>drae ustae cinerem, terrestrium erinaceorum felle excipito<text:line-break/>ac utitor ut dictum est. Quidam castorio usi sunt cum melle<text:line-break/>mixto, aut castorio et hirudinis ustae cinere. Aut cicutae<text:line-break/>semen tritum ac thunnae sanguine exceptum praevuIlis<text:line-break/>pilis sitiverunt</text:span></text:span></text:p>
      <text:p text:style-name="P1"><text:span text:style-name="Default_20_Paragraph_20_Font"><text:span text:style-name="T1">[Ad crahas et chala</text:span></text:span><text:span text:style-name="Default_20_Paragraph_20_Font"><text:span text:style-name="T15">z</text:span></text:span><text:span text:style-name="Default_20_Paragraph_20_Font"><text:span text:style-name="T1">ia.]</text:span></text:span><text:span text:style-name="Default_20_Paragraph_20_Font"><text:span text:style-name="T15"> Sagapeno Cum aCeto trito<text:line-break/>usitor. </text:span></text:span><text:span text:style-name="Default_20_Paragraph_20_Font"><text:span text:style-name="T1">Aliud ad aegilopas</text:span></text:span><text:span text:style-name="Default_20_Paragraph_20_Font"><text:span text:style-name="T15">. ♃ Succi illecebrae, succi so-<text:line-break/>lani , utriusque Ib ẞ, thuris Ʒ viij, mastiehes quadrantem,<text:line-break/>galbani ssi j</text:span></text:span><text:span text:style-name="Default_20_Paragraph_20_Font"><text:span text:style-name="T1">s</text:span></text:span><text:span text:style-name="Default_20_Paragraph_20_Font"><text:span text:style-name="T15"> Succos cum thure coquito, atque ubi dissolu-<text:line-break/>tum fuerit galbanum iniicite, mastichen enim improbamus.<text:line-break/></text:span></text:span><text:span text:style-name="Default_20_Paragraph_20_Font"><text:span text:style-name="T1">Aliud</text:span></text:span><text:span text:style-name="Default_20_Paragraph_20_Font"><text:span text:style-name="T15">. ^4 Thuris drach. octo, ladani drach. quatuor, alu-<text:line-break/>minis scissilis drach. iv, myrrhae drach. viij, cerae drach.iv,<text:line-break/>spumae nitri drach. iv, coaguli leporis Ʒ iv, contunditur<text:line-break/>hoc medicamentum et cum unguenti irini faece mollitur.</text:span></text:span></text:p>
      <text:p text:style-name="P1"><text:span text:style-name="Default_20_Paragraph_20_Font"><text:span text:style-name="T1">[ Cataplasmata in eodem libro primo externorum, ab</text:span></text:span></text:p>
      <text:p text:style-name="P3"><text:span text:style-name="Default_20_Paragraph_20_Font"><text:span text:style-name="T1">Asclepiade ad oculos descripta, itemque agglu li</text:span></text:span><text:span text:style-name="Default_20_Paragraph_20_Font"><text:span text:style-name="T15">b</text:span></text:span><text:span text:style-name="Default_20_Paragraph_20_Font"><text:span text:style-name="T1">atoria et<text:line-break/>inunotilia.] Cataplasmata lippientium ad doloris vexatio-<text:line-break/>nes ac maxime eptphoras, quibus usas e li .De ra elides Ta-<text:line-break/>reatinus.</text:span></text:span><text:span text:style-name="Default_20_Paragraph_20_Font"><text:span text:style-name="T15"> ♃ Rosarum Viridium aut siccarum drach. iv,<text:line-break/>croci drach. unam, opii drach. unam, excipe meliloti dCco-<text:line-break/>cto aut passo. </text:span></text:span><text:span text:style-name="Default_20_Paragraph_20_Font"><text:span text:style-name="T1">Aliud. </text:span></text:span><text:span text:style-name="Default_20_Paragraph_20_Font"><text:span text:style-name="T15">n Rosarum, violarum albarum, me-<text:line-break/>liloti, capitum papaveris, singulorum Ʒ ij, croci drachmam<text:line-break/>unam, opii drach. unam, myrrhae drach. unam, ovi assati<text:line-break/>vitellum, tritis et pasto subactis utere ut dictum est.</text:span></text:span></text:p>
      <text:p text:style-name="P1"><text:span text:style-name="Default_20_Paragraph_20_Font"><text:span text:style-name="T1">[Illi</text:span></text:span>s<text:span text:style-name="Default_20_Paragraph_20_Font"><text:span text:style-name="T1">iones ad dolores, quibus usas est</text:span></text:span><text:span text:style-name="Default_20_Paragraph_20_Font"><text:span text:style-name="T15"> G</text:span></text:span><text:span text:style-name="Default_20_Paragraph_20_Font"><text:span text:style-name="T1">laucus.] ♃<text:line-break/></text:span></text:span><text:span text:style-name="Default_20_Paragraph_20_Font"><text:span text:style-name="T15">Aloës, lycii Indici, rosarum viridium, croci, opii, myrrhae,<text:line-break/>singulorum aequales partes, vino subactas in pastillos for-<text:line-break/>malo, eosque in umbra siccato. Cfu vero exigente, passo<text:line-break/>dilutos oculis illinito, itemque fronti ac temporibus. </text:span></text:span><text:span text:style-name="Default_20_Paragraph_20_Font"><text:span text:style-name="T1">Pili-<text:line-break/>lo.xelbi ad fluxionem multam et dolores. </text:span></text:span><text:span text:style-name="Default_20_Paragraph_20_Font"><text:span text:style-name="T15">n Foliorum rota-<text:line-break/>russi recentium drach. ij , seminis hyoscyami drach. Viij,<text:line-break/>thuris drach. tres, myrrhae drach. iv, farinae polentarum<text:line-break/>acetabulum, ovi assati unius quod intus est, sacci mandra-</text:span></text:span></text:p>
      <text:p text:style-name="P3">gorae drach. iv, croci drach. ii, opii drach. iv, vini austeri<text:line-break/>quantum sussicit. ln pastillos redigito ac utitor veluti di-<text:line-break/>ctum est. <text:span text:style-name="Default_20_Paragraph_20_Font"><text:span text:style-name="T1">ITlitio anthera</text:span></text:span>. ♃ Croci drach. iv, thuris drach.<text:line-break/>ij, cinnabaris drach. iv, gummi draclr ij, vino excipite.<text:line-break/>L sus tempore ubi triveris et ad solidum redegeris, panxit-<text:line-break/>lum mellis adjicito. <text:span text:style-name="Default_20_Paragraph_20_Font"><text:span text:style-name="T1">Aliud lychnium inscriptum</text:span></text:span>. ♃ Croci<text:line-break/>drach. unam, thuris drach. duas, opii draclr duas, gummi<text:line-break/>drach. ij, cinnabaris drach. duas, aqua pluvia excipite. Alii<text:line-break/>habent, croci rosei drach. quatuor, cinnabaris drach. ij,<text:line-break/>myrrhae, opii, utriussple drach. ij, aqua pluviali excipite.</text:p>
      <text:p text:style-name="P1"><text:span text:style-name="Default_20_Paragraph_20_Font"><text:span text:style-name="T1">[Illi</text:span></text:span>s<text:span text:style-name="Default_20_Paragraph_20_Font"><text:span text:style-name="T1">iones mordaces quae e vestigio fluxionem col.i-<text:line-break/>bent. iaciunt et ad lippitudinem scabram ac aridam.] ♃<text:line-break/></text:span></text:span>Aeris ulli drach. iv, croci dracln iv, piperis albi drach. ij,<text:line-break/>opii drach. ij, gummi drach. iv, cum aqua pluviali forin-<text:line-break/>secus illitum. Relidit hoc medicamentum maximas epipho-<text:line-break/>rasi, caeterum cavere oportet ne quid ex medicamento in<text:line-break/>oculum praeterlabatur. <text:span text:style-name="Default_20_Paragraph_20_Font"><text:span text:style-name="T1">Aliud flammeum inscriptum. ♃<text:line-break/></text:span></text:span>Aeris usti et loti draCh. duodecim, croci drach. V), piperis</text:p>
      <text:p text:style-name="P3"><text:span text:style-name="Default_20_Paragraph_20_Font"><text:span text:style-name="T15">albi drach. iv, myrrhae dracllo iij, opii drach. iij, gummi<text:line-break/>drach. duodecim, vino Aminaeo excipito.</text:span></text:span></text:p>
      <text:p text:style-name="P1"><text:span text:style-name="Default_20_Paragraph_20_Font"><text:span text:style-name="T1">[Agg lutinatoria quae fluxiones cohibent</text:span></text:span><text:span text:style-name="Default_20_Paragraph_20_Font"><text:span text:style-name="T15">.] ♃ Pollinis<text:line-break/>partem unam, myrrhae partem unam, mannae thuris par-<text:line-break/>tem unam, candido ovi excipe, deinde in linteolum impacta<text:line-break/>impone temporibus ac fronti</text:span></text:span><text:span text:style-name="Default_20_Paragraph_20_Font"><text:span text:style-name="T1">. Aliud</text:span></text:span><text:span text:style-name="Default_20_Paragraph_20_Font"><text:span text:style-name="T15"> ♃ Seminis hyoscyami<text:line-break/>drach. ij , opii drach. ullam, croci drach. unam, pollinis<text:line-break/>drach. iv, ovorum astutorum vitellos duos, castorii drach. j,<text:line-break/>omnibus simul Coactis utitor. </text:span></text:span><text:span text:style-name="Default_20_Paragraph_20_Font"><text:span text:style-name="T1">Collyrium ad epiphoram et<text:line-break/>dolores ac fluxionem multam, quo il.Psuhionsdmiliaris usas<text:line-break/>est. ♃ </text:span></text:span><text:span text:style-name="Default_20_Paragraph_20_Font"><text:span text:style-name="T15">Glaucii Ʒ xvj, sarcocollae drach. viij, croci Ʒ iv,<text:line-break/>gummi drach. ij, tragacanthae drach. ij, succi mandragorae<text:line-break/>drach. ij, opii drach. unam, aqua pluviali excipito ac uti-<text:line-break/>tor cum ovo.</text:span></text:span></text:p>
      <text:p text:style-name="P1"><text:span text:style-name="Default_20_Paragraph_20_Font"><text:span text:style-name="T1">[.IIeronis ophthalmia</text:span></text:span><text:span text:style-name="Default_20_Paragraph_20_Font"><text:span text:style-name="T15">m </text:span></text:span><text:span text:style-name="Default_20_Paragraph_20_Font"><text:span text:style-name="T1">pfllaces, ad d</text:span></text:span><text:span text:style-name="Default_20_Paragraph_20_Font"><text:span text:style-name="T15">o</text:span></text:span><text:span text:style-name="Default_20_Paragraph_20_Font"><text:span text:style-name="T1">lores et fluxum<text:line-break/>largum, e vestigio somnum inducit.] ^t</text:span></text:span><text:span text:style-name="Default_20_Paragraph_20_Font"><text:span text:style-name="T15"> Glaucii drach. xvj,<text:line-break/>croci Ʒ viij, sarcocollae drach. viij, opii Ʒ iv, succi man-<text:line-break/>dragorae drach. ij , tragacanthae drach. viij , aqua pluviali</text:span></text:span></text:p>
      <text:p text:style-name="P3">excipe. <text:span text:style-name="Default_20_Paragraph_20_Font"><text:span text:style-name="T1">Ad praedictos affectus I</text:span></text:span>V<text:span text:style-name="Default_20_Paragraph_20_Font"><text:span text:style-name="T1">oapolitae. </text:span></text:span>♃ Glaucii<text:line-break/>Ʒ xlviij, sarcocollae drach. xxiv, croci Ʒ xxiv, lapidis llae-<text:line-break/>Institae Ʒ xij , opii drach. xij, succi mandragorae Ʒ viij,<text:line-break/>gummi dracln xvj, tragacanthae Ʒ xij, excipe aqua pluviale<text:line-break/>A<text:span text:style-name="Default_20_Paragraph_20_Font"><text:span text:style-name="T1">ergii ophthalmi</text:span></text:span>a <text:span text:style-name="Default_20_Paragraph_20_Font"><text:span text:style-name="T1">Babylonii</text:span></text:span> ♃ Glaucii dracli. viginti-<text:line-break/>quatuor, sarcocollae drach. sedecim, croci dracli. duodecim,<text:line-break/>opii dracli. iv, lapidis haematitae dracln vj, gummi drach,<text:line-break/>xij, excutito aqua pluviali. illinito per unum atque alterum<text:line-break/>diem, atque ubi affectus non solvatur, ad insequentes illi-<text:line-break/>Dones transimus. <text:span text:style-name="Default_20_Paragraph_20_Font"><text:span text:style-name="T1">Aliud. Diascnyrnum Claucidanum inseri-<text:line-break/>pium. </text:span></text:span>n Glaucii Ʒ xlviij, sarcocollae drach. xlviij, croci<text:line-break/>Ʒ xxiv, opii dracln vj , myrrllae drach. vj , haematitae<text:line-break/>dracln vi , tragacanthae Ʒ xlviij, aqua pluvia excipe ao<text:line-break/>utere cum ovo. <text:span text:style-name="Default_20_Paragraph_20_Font"><text:span text:style-name="T1">Diasut</text:span></text:span>Y<text:span text:style-name="Default_20_Paragraph_20_Font"><text:span text:style-name="T1">rnum ex haematite. </text:span></text:span>♃ Glaucii<text:line-break/>drach. lxiv, sarcocollae Ʒxxxij, croci drach. xij, opii Ʒ viij,<text:line-break/>myrrhae Ʒ vj, haematitae Ʒ xvj, tragacanthae dracln xlviij,<text:line-break/>grmmi drach. xvj, in alio exemplati dracln xlviij , exci-<text:line-break/>p natur aqua pluviali. Usus ejus est cum ovo. <text:span text:style-name="Default_20_Paragraph_20_Font"><text:span text:style-name="T1">Aliud. ♃</text:span></text:span></text:p>
      <text:p text:style-name="P3"><text:span text:style-name="Default_20_Paragraph_20_Font"><text:span text:style-name="T15">Glaucii Ʒ lxiv, sarcocollae drach. xxxij, croci Ʒ xxiv, opii<text:line-break/>drach. vj, myrrhae drach. vj, haematitae drach. vj, traga-<text:line-break/>canthae Ʒ xvj, gummi drach. xij, aqua pluvia excipito, usus<text:line-break/>est cum ovo.</text:span></text:span></text:p>
      <text:p text:style-name="P1"><text:span text:style-name="Default_20_Paragraph_20_Font"><text:span text:style-name="T1">[Pllosuhorus ad doloris vexationem, omnemque in-<text:line-break/>flammationern et intensas epiphoras.] ♃ </text:span></text:span><text:span text:style-name="Default_20_Paragraph_20_Font"><text:span text:style-name="T15">Glaucii Ʒ xxiv,<text:line-break/>sarcocollae drach. viij, croci, opii, utriusque Ʒ Viij, myrrltae<text:line-break/>drach. viij, misyos usti drach. viij, gummi drach. novem-<text:line-break/>decim, excipe aqua pluvia, utere cum ovo. </text:span></text:span><text:span text:style-name="Default_20_Paragraph_20_Font"><text:span text:style-name="T1">Ducllroum ex-<text:line-break/>cedentis et mirabilis efacaciae. </text:span></text:span><text:span text:style-name="Default_20_Paragraph_20_Font"><text:span text:style-name="T15">n Glaucii drach. xx, sar-<text:line-break/>cocollae drach. vij, croci Ʒ vij, myrrhae Ʒ septem, opii<text:line-break/>Ʒ vij, misyos usti Ʒ vj, gummi Ʒ xij, excipe aqua pluviali,<text:line-break/>utere cum ovo. </text:span></text:span><text:span text:style-name="Default_20_Paragraph_20_Font"><text:span text:style-name="T1">.Medicamentum ex succis dolorem sedans.<text:line-break/>Facit ad omnem doloris vexationem, somnum e vestigio<text:line-break/>inducit</text:span></text:span><text:span text:style-name="Default_20_Paragraph_20_Font"><text:span text:style-name="T15">. ♃ Glaucii Ʒ xlviij, sarcocollae, tragacanthae, utrius-<text:line-break/>que Ʒ xvj, croci drach. octo, opii drach. quatuor, succi ro-<text:line-break/>sarum Ʒ iv, lycii Indici drach. iv, hyoscyami Ʒ iv, succi<text:line-break/>mandragorae drach. iv, succi cicutae Ʒ iv, gummi drach.</text:span></text:span></text:p>
      <text:p text:style-name="P3">octo, excipiuntur meliloti decocto, componuntur alitem lloc<text:line-break/>modo. ♃ Meliloti libram unam et aquae pluvialis hemi-<text:line-break/>nas xij, ad tertias coquito, et excolato liquore ad medica-<text:line-break/>menti compositionem utitor. <text:span text:style-name="Default_20_Paragraph_20_Font"><text:span text:style-name="T1">Aliud. </text:span></text:span>Glauc<text:span text:style-name="Default_20_Paragraph_20_Font"><text:span text:style-name="T1">a</text:span></text:span> Ʒ xlViij, sar-<text:line-break/>cucullae 3 viginti quatuor, croci Ʒ xxiv, opii dracli. xij,<text:line-break/>lvcii indici Ʒ Xij, lucri hyoscyami dracli. duodecim, succi<text:line-break/>cicutae Ʒ xij, rosarum viridium resectis extremitatibus<text:line-break/>Ʒ xlviij, gummi dracli. xlviij, aqua pluviali excipe, utere.<text:line-break/>cum ovo. -I<text:span text:style-name="Default_20_Paragraph_20_Font"><text:span text:style-name="T1">ledicamentumsusourn inscriptum a cco m nto datum<text:line-break/>ad doloris motesiias</text:span></text:span>. ♃ f adustae Ʒ xij, aut xvj, aeris usti<text:line-break/>drach. vj, myrrhae Ʒ iij, opii drach. iij, acaciae Ʒ vij, excisa<text:line-break/>pito aqua pluvia, velut demonstratum est. <text:span text:style-name="Default_20_Paragraph_20_Font"><text:span text:style-name="T1">Aliud sasculn<text:line-break/>ad omnem lluxutn et omnem ophthalmiam. Iit alio puerile<text:line-break/>tegitur</text:span></text:span>. ♃ Aeris usti drach. duodecim, cadmiae drach. xxxij,<text:line-break/>gummi draCli. triginta duas, acaciae drach. triginta duas,<text:line-break/><text:span text:style-name="Default_20_Paragraph_20_Font"><text:span text:style-name="T1">m</text:span></text:span>yrrhae drach. iv, opii drach. iv, aqua pluvia excipe. <text:span text:style-name="Default_20_Paragraph_20_Font"><text:span text:style-name="T1">Aliud<text:line-break/></text:span></text:span>e r <text:span text:style-name="Default_20_Paragraph_20_Font"><text:span text:style-name="T1">libris Phdoxeni</text:span></text:span>. ♃ Spodii Cyprii drach. xij, aeris usti<text:line-break/>et loti drach. iij, opii, myrrhae, utriusque drach. iij, aca-.</text:p>
      <text:p text:style-name="P3"><text:span text:style-name="Default_20_Paragraph_20_Font"><text:span text:style-name="T15">esae, gummi, utriusque Ʒ vij, aqua pluviali excepta cum ovo<text:line-break/>in usum veniunt, ut dictum est.</text:span></text:span></text:p>
      <text:p text:style-name="P1"><text:span text:style-name="Default_20_Paragraph_20_Font"><text:span text:style-name="T1">[Medicamentum Beryllum inscriptum, quo usus est<text:line-break/>SIraton Beryllus ad maximas epiphoras, e vestigio auxi-<text:line-break/>ibatur</text:span></text:span><text:span text:style-name="Default_20_Paragraph_20_Font"><text:span text:style-name="T15">.] ♃ Aeris usti et loti drach. xvj, acaciae drach. xvj,<text:line-break/>spodii pompholygis drach. xvj , opii drach. sedecim, gummi<text:line-break/>drach. xvj, croci drach. xij, myrrhae drach. ij, aqua plu-<text:line-break/>viali excipe, utere cum ovo. Oportet hoc assidue insun-<text:line-break/>dere. </text:span></text:span><text:span text:style-name="Default_20_Paragraph_20_Font"><text:span text:style-name="T1">Aliud ad eosdem assectus. </text:span></text:span><text:span text:style-name="Default_20_Paragraph_20_Font"><text:span text:style-name="T15">♃ Spodii pompholygis<text:line-break/>drach. xvj , opii drach. xij , myrrhae drach. xij , gummi<text:line-break/>Ʒ xvj , aeris usti et loti Ʒ xvj , aqua excipito pluviasi ac<text:line-break/>utitor cum ovo.</text:span></text:span></text:p>
      <text:p text:style-name="P1"><text:span text:style-name="Default_20_Paragraph_20_Font"><text:span text:style-name="T1">[Medicamentum achar</text:span></text:span><text:span text:style-name="Default_20_Paragraph_20_Font"><text:span text:style-name="T15">i</text:span></text:span><text:span text:style-name="Default_20_Paragraph_20_Font"><text:span text:style-name="T1">stum inscriptum ad maximas<text:line-break/>epiphoras. Elusas solius usa medici Aegyptii feliciter<text:line-break/>medicantur, in agrestioribus praesertim corporibus.] ♃<text:line-break/></text:span></text:span><text:span text:style-name="Default_20_Paragraph_20_Font"><text:span text:style-name="T15">Cadmiae drach. xvj, acaciae drach. viij, aeris usti et loti<text:line-break/>drach. viij, opii drachdv, fructus erucae drach. iv, myrrhae<text:line-break/>drach. iv, gummi drach. xvj, aqua excipito ac utitor cum</text:span></text:span></text:p>
      <text:p text:style-name="P3">lacte muliebri. Temperies media est, ubi vero circa oculos<text:line-break/>allectus est, ab lite collyrio abstinere oportet. <text:span text:style-name="Default_20_Paragraph_20_Font"><text:span text:style-name="T1">Quo ipse<text:line-break/>usus sum stc habet. </text:span></text:span>♃ Cadmiae drach. xvj, fructus ericae<text:line-break/>dracln ij, aeris usti et lotl drach. iv, opii drach. ij, myrrhae<text:line-break/>drach. unam, acaciae drach. vj, gummi dracln viij, aqua<text:line-break/>exCipito, usus indicatus est. <text:span text:style-name="Default_20_Paragraph_20_Font"><text:span text:style-name="T1">Aliud</text:span></text:span>. ♃ Cadmiae dracln vj,<text:line-break/>fructus ericae drach. iv, opii dracln vj , thuris drach. ij,<text:line-break/>myrrhae dracln viij, lapidis scissilis drach. ij, acaciae dracln<text:line-break/>viij, acris usti et loti dracln iv, gummi dracln xx, compo--<text:line-break/>nito ac utitor ut dictum est.</text:p>
      <text:p text:style-name="P1">[ V<text:span text:style-name="Default_20_Paragraph_20_Font"><text:span text:style-name="T1">ectarhlm Marci, facit ad incipientem ophthal-<text:line-break/>miam. ha c it et ad illationem fluxus tenuis, ad chemoscis,<text:line-break/>tumores, pellicularum eminentias et sere ad omnem oplt-<text:line-break/>thalmiam fecit et ad palpebras crustas.]</text:span></text:span> Oportet autem<text:line-break/>prae omnibus fomentum adhibere, deinde ipsum infundere<text:line-break/>in principio quidem fluximus cum aquoso ovi liquore, ubi<text:line-break/>vero processerlt haec curatio, paulatim hanc temperiem<text:line-break/>extendere et augere oportet. Caeterum ad palpebras aspe-</text:p>
      <text:p text:style-name="P3"><text:span text:style-name="Default_20_Paragraph_20_Font"><text:span text:style-name="T15">ras collyrio cum aqua utimur. Apud alios sphragis appel-<text:line-break/>latur. </text:span></text:span><text:span text:style-name="Default_20_Paragraph_20_Font"><text:span text:style-name="T23">♃</text:span></text:span><text:span text:style-name="Default_20_Paragraph_20_Font"><text:span text:style-name="T15"> Aeris usti et loti drach. iv, cadmiae drach. iv,<text:line-break/>acaciae drach. iv, croci drach ij, opii drach. ij, gummi<text:line-break/>dracln vj, aqua excipe ac utere ut indicatum est. </text:span></text:span><text:span text:style-name="Default_20_Paragraph_20_Font"><text:span text:style-name="T1">Sergii<text:line-break/>ophthalmioi monohelnerum inscriptum</text:span></text:span><text:span text:style-name="Default_20_Paragraph_20_Font"><text:span text:style-name="T15">. ♃ Cadmiae ustae et<text:line-break/>lotae drach. iv, spodii pompholygis usti et loti drach. i v,<text:line-break/>aeris usti et loti drach. iv, croci drach. ij, opii drach. ij,<text:line-break/>acaciae drach. vj, gummi drach. vj, aqua pluviali excipe<text:line-break/>ac utere cum ovo, Temperies est aquosa. Postquam lacri-<text:line-break/>mae projectae suerint, candidum ovi infundere oportet et<text:line-break/>rurfum fublinere, ubi vero morfus consequeretur, fomen-<text:line-break/>tum adhibendum est, rursumque ovi candidum insunden-<text:line-break/>dum, postea vero collyrio nigro inscripto illinito. </text:span></text:span><text:span text:style-name="Default_20_Paragraph_20_Font"><text:span text:style-name="T1">Sphra-<text:line-break/>gis Neapolitae. ♃ </text:span></text:span><text:span text:style-name="Default_20_Paragraph_20_Font"><text:span text:style-name="T15">Cadmiae drach. viij, aeris usti et loti<text:line-break/>drach. viij, acaciae drach. viij, spodii Cyprii drach. iv, croci<text:line-break/>drach. iv, opii drach. iv, gummi drach. xij, aqua excipe,<text:line-break/>usus indicatus est. </text:span></text:span><text:span text:style-name="Default_20_Paragraph_20_Font"><text:span text:style-name="T1">Sphragis Faceti. ♃ </text:span></text:span><text:span text:style-name="Default_20_Paragraph_20_Font"><text:span text:style-name="T15">Cadmiae ustae et<text:line-break/>lacte caprino siVe mul</text:span></text:span><text:span text:style-name="Default_20_Paragraph_20_Font"><text:span text:style-name="T1">i</text:span></text:span><text:span text:style-name="Default_20_Paragraph_20_Font"><text:span text:style-name="T15">ebri extinctae ac lotae et in umbra</text:span></text:span></text:p>
      <text:p text:style-name="P3">siccatae dracln x, aeris usti et loti drach. x, acaciae dracln x,<text:line-break/>opii dracln vj, croci drach. vj, gummi drach. xv, aqua plu-<text:line-break/>viali excipito. <text:span text:style-name="Default_20_Paragraph_20_Font"><text:span text:style-name="T1">i</text:span></text:span>oili sphragis Paccii consentit. <text:span text:style-name="Default_20_Paragraph_20_Font"><text:span text:style-name="T1">Philotae<text:line-break/>aphroditarium inscriptum. ♃ </text:span></text:span>Cadmiae lotae dracln xxiv,<text:line-break/>acaciae dracln xxxvj, aeris usti et loti drach. xij, croci<text:line-break/>dracln xij, opii drach. xij, spodii Cyprii loti dracln xij,<text:line-break/>gummi xlviij, excipe aqua pluviali, ac utere cum ovo assi-<text:line-break/>due infundendo. Post curationem vero lavari iubeto. Hoc<text:line-break/>assidue usus sum in maximis epiphoris.</text:p>
      <text:p text:style-name="P1"><text:span text:style-name="Default_20_Paragraph_20_Font"><text:span text:style-name="T1">[Aliud Neapolitae, sacit ad maximas epiphoras,<text:line-break/>maxime in oculis , qui aegre rigantur et subalbicant<text:line-break/>circa inllammationes, ut simile quiddam ch.emost appareat.<text:line-break/>IIoc nas ust sumus post illi</text:span></text:span>s<text:span text:style-name="Default_20_Paragraph_20_Font"><text:span text:style-name="T1">iones aegris lavare lassis.] ♃<text:line-break/></text:span></text:span>I.apidis subisti drach. viij, thuris dracln vij, aeris usti et<text:line-break/>loti dracln viij, opii drach. viij, myrrhae dracln iv, gum-<text:line-break/>lui dracln vili , excipe vino ac utere cum ovo. Tam-.</text:p>
      <text:p text:style-name="P3"><text:span text:style-name="Default_20_Paragraph_20_Font"><text:span text:style-name="T15">peramentum est aquosum. Saepe vero hoc insundere opor-<text:line-break/>tet et post intervallum ab illitione lavari jubere.</text:span></text:span></text:p>
      <text:p text:style-name="P1"><text:span text:style-name="Default_20_Paragraph_20_Font"><text:span text:style-name="T1">[Fuscum Dlympionico inscriptum sacit ad maximos<text:line-break/>dolores, sucit et ad chemoscis et omnino ex accommoda -<text:line-break/>tissimis coll</text:span></text:span><text:span text:style-name="Default_20_Paragraph_20_Font"><text:span text:style-name="T15">y</text:span></text:span><text:span text:style-name="Default_20_Paragraph_20_Font"><text:span text:style-name="T1">riis est, nam statim liberat.]</text:span></text:span><text:span text:style-name="Default_20_Paragraph_20_Font"><text:span text:style-name="T15"> ♃ Cadmiae ustae<text:line-break/>et lotae drach. octo, acaciae drach. octo, stibii usti et loti<text:line-break/>drach. octo, aloës Indicae drach. octo, croci drach. iv,<text:line-break/>myrrhae drach. iv, opii drach. iv, gummi drach. viij, aqua<text:line-break/>excipe ac utere cum ovo. Temperamentum est </text:span></text:span><text:span text:style-name="Default_20_Paragraph_20_Font"><text:span text:style-name="T1">C</text:span></text:span><text:span text:style-name="Default_20_Paragraph_20_Font"><text:span text:style-name="T15">rassum.<text:line-break/>Ego etiam pompholygis ac thuris, utriusque drach. iv, assa<text:line-break/>jeci. </text:span></text:span><text:span text:style-name="Default_20_Paragraph_20_Font"><text:span text:style-name="T1">Aliud Aoflmi inscriptum odorum, sacil ad dolores et<text:line-break/>recentes affectus. </text:span></text:span><text:span text:style-name="Default_20_Paragraph_20_Font"><text:span text:style-name="T15">♃ Cadmiae ustae et lotae vino Italico,<text:line-break/>hoc est extinctae drach. octo, aloës drach. octo, stibii drach.<text:line-break/>octo, aeris usti et loti drach. octo aut duas, croci drach.<text:line-break/>duas, myrrhae drach. unam, nardi .Indicae drach. unam,<text:line-break/>opii Ʒ j, acaciae Ʒ xix, gummi Ʒ duodecim, aqua pluviali<text:line-break/>excipe.</text:span></text:span></text:p>
      <text:p text:style-name="P2"><text:span text:style-name="Default_20_Paragraph_20_Font"><text:span text:style-name="T1">[IIermitte ophthalmi</text:span></text:span>a <text:span text:style-name="Default_20_Paragraph_20_Font"><text:span text:style-name="T1">balneum appellatum, ad ma-<text:line-break/>Amos dolores, eadem die ad summum auxilians. Iacit<text:line-break/>et ad inveteratas ophtltalmias.</text:span></text:span>] ♃ Aloes draclr octo, aeris<text:line-break/>usti et loti drach. vj, opii drach. sexdecim, myrrhae drach.<text:line-break/>duodecim, croci drach. octo, cadmiae drach. quatuor, Illu-<text:line-break/>risi drach. tres, gummi drach. sedecim, vino Mendetio ex-<text:line-break/>cipe ac utere cum ovo. Temperies est aquosa. t oportet lioc<text:line-break/>per intervalla trium aut quatuor horarum infundere et us-<text:line-break/>que ad mali depulsionem sinere, atque tunc lavati jubeto.</text:p>
      <text:p text:style-name="P1"><text:span text:style-name="Default_20_Paragraph_20_Font"><text:span text:style-name="T1">[IIleodotion pldacianum, .IIarpocratvt.m inscriptum,<text:line-break/>ad maximas epiphoras et dolores, liberat citra venae se-<text:line-break/>ctionem</text:span></text:span>.] ♃ Succi acaciae drach. vigintiquatuor , cadmiae<text:line-break/>drach. octo, aeris usti et loti dracli. octo, stibii dracli. xvj,<text:line-break/>aloes dracli. quatuor, croci dracli. tres, myrrhae dracln<text:line-break/>tres, lycii indici drach. duas, castorii dracln unam, opii<text:line-break/>Ʒ ij, gummi dracln vigintiquatuor, aqua pluviali excipe ac<text:line-break/>utere cum ovo. Temperies est crassior. Hoc collyrium tu-<text:line-break/>morem palpebris inducit.</text:p>
      <text:p text:style-name="P2"><text:span text:style-name="Default_20_Paragraph_20_Font"><text:span text:style-name="T1">[Scy lacium medicamentum accommodatum eadem die<text:line-break/>curans. D vestigio solvit instammationes</text:span></text:span><text:span text:style-name="Default_20_Paragraph_20_Font"><text:span text:style-name="T15">.] ♃ Stibii drach.<text:line-break/>xl. acaciae drach. xl. cadmiae drach xvj, aeris usti et loti<text:line-break/>dracln xiv, cerussae drach. viij, myrrhae drach. quatuor,<text:line-break/>nardi Indicae drach. quatuor, croci drach. duas, lycii In-<text:line-break/>dici drach. quatuor, castorii drach. duas, aloes Ʒ ij , opii<text:line-break/>Ʒij, chalcitidis assae drach. duas, gummi drach. duas, excipe<text:line-break/>rosarum decocto ac utere cum ovo. Temperies est crassior.</text:span></text:span></text:p>
      <text:p text:style-name="P1"><text:span text:style-name="Default_20_Paragraph_20_Font"><text:span text:style-name="T1">[Neapolitae phanion ad maximas epiphoras et do-<text:line-break/>loris rnolestias. Facit et ad affectus.]</text:span></text:span><text:span text:style-name="Default_20_Paragraph_20_Font"><text:span text:style-name="T15"> ♃ Cadmiae lotae<text:line-break/>drach. octo, acaciae Ʒ octo, aeris usti et loti drach. sex, sti-<text:line-break/>bii loti drach. viginti , cerussae drach. sex, myrrhae drach.<text:line-break/>duas, aloës drach. duas, nardi celticae Ʒ j ẞ, opi- sesqui-<text:line-break/>dracllmam, croci drach. unam, castorii Ʒ ẞ, gummi drach.<text:line-break/>viginti, aqua pluvia excipe, utere illinenda. </text:span></text:span><text:span text:style-name="Default_20_Paragraph_20_Font"><text:span text:style-name="T1">Aliud pila-<text:line-break/>nion seraph</text:span></text:span><text:span text:style-name="Default_20_Paragraph_20_Font"><text:span text:style-name="T15">i</text:span></text:span><text:span text:style-name="Default_20_Paragraph_20_Font"><text:span text:style-name="T1">cum inscriptum. </text:span></text:span><text:span text:style-name="Default_20_Paragraph_20_Font"><text:span text:style-name="T15">♃ Acaciae drach. xl, stibii<text:line-break/>drach. xl, cadmiae drach. sedecim, aeris usti et loti drach.</text:span></text:span></text:p>
      <text:p text:style-name="P3">duodecim, aloes drach. tres, myrrhae drach. quatuor, ce-<text:line-break/>russiae drach. duodecim, opii drach. duas, croci tlracln duas,<text:line-break/>nardi Indicae sesquidrachmam , gummi drach. vigintiquin-<text:line-break/>que, aqua pluUiali excepta illinito.</text:p>
      <text:p text:style-name="P1">[ l<text:span text:style-name="Default_20_Paragraph_20_Font"><text:span text:style-name="T1">Ialabathrinum nostrum, fecit ad doloris vexatio-<text:line-break/>nes et assectus in declinatione.] ♃ </text:span></text:span>Cadmiae dracli. xvj,<text:line-break/>acaciae dracli. xl, aeris usti et loti draclr xiv, opii dracli.<text:line-break/>duas, lycii indici draclr ij, myrrhae drach. quatuor, mala-<text:line-break/>batllri dracln ij, nardi indicae drach. duas, castorii dracli. ij,<text:line-break/>croci drach. ij, aloes drach. duas, cerussae dracln octo, sii..<text:line-break/>hii loti drach. octo, gummi dracln xl, aqua pluviali excipe,<text:line-break/>et utere cum ovo in princ<text:span text:style-name="Default_20_Paragraph_20_Font"><text:span text:style-name="T1">i</text:span></text:span>pio affectuum et in declinatione<text:line-break/>lacta illisione medicamenti panchresti appellati. Descriptum<text:line-break/>lloc inter mordacia collyria habetur. <text:span text:style-name="Default_20_Paragraph_20_Font"><text:span text:style-name="T1">Aliud pltiladelphvtm<text:line-break/>inscriptum. soci</text:span></text:span>i <text:span text:style-name="Default_20_Paragraph_20_Font"><text:span text:style-name="T1">ad declinationes inlla</text:span></text:span>Y<text:span text:style-name="Default_20_Paragraph_20_Font"><text:span text:style-name="T1">nmatiomtm et ut-<text:line-break/>cera sor</text:span></text:span>t<text:span text:style-name="Default_20_Paragraph_20_Font"><text:span text:style-name="T1">ltda et pustularum eruptiones, e vestigio auxiliatur.<text:line-break/></text:span></text:span>n. Subii usti et loti drach. xx, plumbi usti et loti drach. x,</text:p>
      <text:p text:style-name="P3"><text:span text:style-name="Default_20_Paragraph_20_Font"><text:span text:style-name="T15">cadmiae drach. viij, acaciae drach. ij, aeris usti et Ioti drach.<text:line-break/>tres, aloës drach. tres, cerussae drach. tres, lycii Indici<text:line-break/>drach. ij et ẞ, myrrhae drach. ij ẞ, nardi Indicae drach.<text:line-break/>duas, croci drach. duas, castorii drach. unam, opii drach.<text:line-break/>unam, gummi drach. viij, aquam et ad exceptionem causti-<text:line-break/>dorum ovorum x. </text:span></text:span><text:span text:style-name="Default_20_Paragraph_20_Font"><text:span text:style-name="T1">Collyrium album ad epiphoras et asa<text:line-break/>sectiones. Inscribitur trypherum</text:span></text:span><text:span text:style-name="Default_20_Paragraph_20_Font"><text:span text:style-name="T15">. ♃ Cadmiae lotae drath.<text:line-break/>xvj, cerussae drach. octo, amyli drach. quatuor, gummi<text:line-break/>drach. quatuor, tragacanthae drach. quatuor, opii drach.<text:line-break/>duas, excipe aqua pluvia, usus est cum ovo. </text:span></text:span><text:span text:style-name="Default_20_Paragraph_20_Font"><text:span text:style-name="T1">Coll</text:span></text:span><text:span text:style-name="Default_20_Paragraph_20_Font"><text:span text:style-name="T15">y</text:span></text:span><text:span text:style-name="Default_20_Paragraph_20_Font"><text:span text:style-name="T1">rium ex<text:line-break/>terra Samia terrenum inscriptum, ad epiphoras et</text:span></text:span><text:span text:style-name="Default_20_Paragraph_20_Font"><text:span text:style-name="T15"> qffe-<text:line-break/></text:span></text:span><text:span text:style-name="Default_20_Paragraph_20_Font"><text:span text:style-name="T1">otus. </text:span></text:span><text:span text:style-name="Default_20_Paragraph_20_Font"><text:span text:style-name="T23">♃</text:span></text:span><text:span text:style-name="Default_20_Paragraph_20_Font"><text:span text:style-name="T15"> Cadmiae lotae drach. duodecim, cerussae drach.<text:line-break/>duodecim, terrae Samiae drach. duodecim, opii drach. unam,<text:line-break/>gummi drach. iv, aqua excipe ac utere cum ovo. </text:span></text:span><text:span text:style-name="Default_20_Paragraph_20_Font"><text:span text:style-name="T1">Aliud<text:line-break/>dolorem sedans, fluxum omnis generis, ulcera, dolores,<text:line-break/>papulas et tubercula, prolapsus, Clbemoscis et omnigenos<text:line-break/>affectus. </text:span></text:span><text:span text:style-name="Default_20_Paragraph_20_Font"><text:span text:style-name="T15">n Cerussae drach. octo, terrae Samiae dracll. octo,<text:line-break/>spodii pompholygis drach. xij, tragacanthae drach. duas, Opii</text:span></text:span></text:p>
      <text:p text:style-name="P3">dlecln duas, gummi drach. iv, aqua pluvia excipe ac utere<text:line-break/>cum ovo.</text:p>
      <text:p text:style-name="P1"><text:span text:style-name="Default_20_Paragraph_20_Font"><text:span text:style-name="T1">[Aliud Diocleum inscriptum, ad doloris nbolestsets et<text:line-break/>epiphoras, ad suppurat</text:span></text:span>u<text:span text:style-name="Default_20_Paragraph_20_Font"><text:span text:style-name="T1">s oculos, pullulas, ulcera. IIoc<text:line-break/>medicamentunt delicatius existit. </text:span></text:span>♃ Tragacantliae dracli.<text:line-break/>octo, gummi drach. quatuor, amyli drach. iv, spodii pom-<text:line-break/>pholygis dracli. sedecim, cerussae drach. octo, opii torre-<text:line-break/>facti drach. duas, aqua pluvia excepta admove cum ovo.<text:line-break/><text:span text:style-name="Default_20_Paragraph_20_Font"><text:span text:style-name="T1">Medicamentum ex thure accomm</text:span></text:span>o<text:span text:style-name="Default_20_Paragraph_20_Font"><text:span text:style-name="T1">datum ad fluxiones et<text:line-break/>chenlbseis. </text:span></text:span>♃ Cadmiae drach. viginti, thuris dracli. xx,<text:line-break/>cerussae drach. xl, opii drach. vj, gummi drach. vj, aqua<text:line-break/>pluviali excipito. Caeteram nos sic apparavimus. ♃ Cad-<text:line-break/>miae Ʒ x, pompholygis drach. x, thuris drach. x, cerussae<text:line-break/>draclt. xl, opii dracli. vj, gummi drach. sex, aqua pluvia<text:line-break/>excepta admove cum ovo.</text:p>
      <text:p text:style-name="P1"><text:span text:style-name="Default_20_Paragraph_20_Font"><text:span text:style-name="T1">[Aliud tryplteron id est delicatum inscriptum, ad epi-<text:line-break/>caumata, pustulas, chemoscis, maxime in as, qui nullam<text:line-break/>rnordacaatem perferre possunt</text:span></text:span>.] ♃ Cadmiae lotae drach.</text:p>
      <text:p text:style-name="P3">viginti, amyli drach. viginti, thuris drach. octo, cerussae<text:line-break/>drach. xlviij, opii drach. sex, gummi drach. xvi, aqua plu-<text:line-break/>via excipe, usus indicatus est</text:p>
      <text:p text:style-name="P1"><text:span text:style-name="Default_20_Paragraph_20_Font"><text:span text:style-name="T1">[ C</text:span></text:span>i<text:span text:style-name="Default_20_Paragraph_20_Font"><text:span text:style-name="T1">gnus inscriptus reginae, ad maximos dolores et<text:line-break/>assectus</text:span></text:span>.] n. Cadmiae drach. sedecim, cerussae lotae drach.<text:line-break/>octo, amyli drach. duas, tragacanthae drach. duas, acaciae<text:line-break/>drach. duas, opii drach. duas, gummi drach. duodecim, ex-<text:line-break/>cipe aqua pluviali, et ad excipiendum adiice ovorum cru-<text:line-break/>dorum recentium candida quatuor. <text:span text:style-name="Default_20_Paragraph_20_Font"><text:span text:style-name="T1">Aer</text:span></text:span>m<text:span text:style-name="Default_20_Paragraph_20_Font"><text:span text:style-name="T1">num Diomedi in-<text:line-break/>scriptum, Collyrium accommodatum ad epiphoras et veteres<text:line-break/>affectus itemque recentes. </text:span></text:span><text:span text:style-name="Default_20_Paragraph_20_Font"><text:span text:style-name="T11">sa</text:span></text:span> Spodii pompholygis drach.<text:line-break/>octo, cerussae drach. viginti, aeruginis drach. iv, myrrhae<text:line-break/>dracll. xiv, thuris drach. tres, opii drach. tres, gummi<text:line-break/>drach. octo, excipe aqua pluviali ac utere cum ovo. <text:span text:style-name="Default_20_Paragraph_20_Font"><text:span text:style-name="T1">C</text:span></text:span>y<text:span text:style-name="Default_20_Paragraph_20_Font"><text:span text:style-name="T1">gnus<text:line-break/>ex terra Samia, ad ulcera omnis generis, Hd epiphoras<text:line-break/>dolores circumcirca molestantes suq^puratosque oculos.<text:line-break/></text:span></text:span>Spodii loti drach. xvj, cerussae lotae drach. octo, terrae<text:line-break/>Samiae drach. quatuor, amyli drach. quatuor, acaciae</text:p>
      <text:p text:style-name="P3">dracln quatuor, opii drach. iv, gummi drach. iv, traga-<text:line-break/>canthae dracln duas, aqua pluviali excipe ac utere cum<text:line-break/>ovo. <text:span text:style-name="Default_20_Paragraph_20_Font"><text:span text:style-name="T1">Aliud Dionysio inscriptum.</text:span></text:span> ♃ Cerussae dracln Ili-<text:line-break/>gintaocto, aeruginis vermiculatae dracln sedecim, succi pa-<text:line-break/>paveris drach. octo, gummi dracln quatuor, excipe aqua<text:line-break/>pluvia ac utere cum lacte. <text:span text:style-name="Default_20_Paragraph_20_Font"><text:span text:style-name="T1">Ae</text:span></text:span>n<text:span text:style-name="Default_20_Paragraph_20_Font"><text:span text:style-name="T1">ianum medicamentum no-<text:line-break/>str</text:span></text:span>ia<text:span text:style-name="Default_20_Paragraph_20_Font"><text:span text:style-name="T1">m, ad veteres ac recentes affectus accommodatu</text:span></text:span>s^. ♃<text:line-break/>Cerussae drach. viginti quatuor, cadmiae ullae et lotae<text:line-break/>drach. x, stibii usti et loti drach. x, thuris drach. x, squa-<text:line-break/>mae aeris drach. v, opii drach. tres, myrlhae dracln tres,<text:line-break/>gummi drach. duodecim, excipe aqua pluviali, ac utere cum<text:line-break/>ovo. <text:span text:style-name="Default_20_Paragraph_20_Font"><text:span text:style-name="T1">Collyrium Cennadisu</text:span></text:span> ♃ Cerussae dracln xviij, stibii<text:line-break/>drach. duodecim, myrrhae drach duodecim, squamae aeris<text:line-break/>drach. duodecim, opii drach. vj, gummi drach. xxiv, ex-<text:line-break/>cipe aqua pluviali. <text:span text:style-name="Default_20_Paragraph_20_Font"><text:span text:style-name="T1">Coll</text:span></text:span>y<text:span text:style-name="Default_20_Paragraph_20_Font"><text:span text:style-name="T1">rium ex terra Samia, Paccii<text:line-break/>opl.thalmici ad affectus intensus. ♃ </text:span></text:span>Cadmiae drach. xv,<text:line-break/>cerussae drach. sedecim, terrae Samiae drach. quatuor,<text:line-break/>opii drach. duas, thuris dracln duas, stibii dracln v, gummi<text:line-break/>drach. v, excipe aqua ac utere cum ovo. <text:span text:style-name="Default_20_Paragraph_20_Font"><text:span text:style-name="T1">Aestivum in-</text:span></text:span></text:p>
      <text:p text:style-name="P3"><text:span text:style-name="Default_20_Paragraph_20_Font"><text:span text:style-name="T1">scriptum</text:span></text:span><text:span text:style-name="Default_20_Paragraph_20_Font"><text:span text:style-name="T15">. ♃ Cadmiae ustae et lotae drach. viginti, acaciae<text:line-break/>drach. ij, terrae Samiae Ʒ xx, cerussae drach. xx, squamae<text:line-break/>aeris ustae et lotae Ʒ xij, corticis thuris drach. ij, traga-<text:line-break/>canthi Ʒ v, gummi drach. sedecim , aqua pluviali excipe,<text:line-break/>utere cum ovo.</text:span></text:span></text:p>
      <text:p text:style-name="P1"><text:span text:style-name="Default_20_Paragraph_20_Font"><text:span text:style-name="T1">[Collyrium Dygidion appellatum.]</text:span></text:span><text:span text:style-name="Default_20_Paragraph_20_Font"><text:span text:style-name="T15"> ♃ Cadmiae drach.<text:line-break/>octo, myrrhae drach. viij, acaciae drach. sex, opii drach. ij,<text:line-break/>aeris usti et loti drach. duas, gummi drach. sex, fructus<text:line-break/>ericae drach. j, aqua pluviali excipito.</text:span></text:span></text:p>
      <text:p text:style-name="P1"><text:span text:style-name="Default_20_Paragraph_20_Font"><text:span text:style-name="T1">[Aster inexuperabilis, ad doloris vexationes pastu-<text:line-break/>las, staphylomata, ulcera sordida et serpentia. Facit et<text:line-break/>ad inveteratos affectus et Cicatrices exterit</text:span></text:span><text:span text:style-name="Default_20_Paragraph_20_Font"><text:span text:style-name="T15">.] ♃ Cadmiae<text:line-break/>ustae et lotae drach. sedecim, cerussae lotae dracln sede-<text:line-break/>ci m, amyli drach. duodecim, stibii usti drach. duodecim,<text:line-break/>spodii drach. octo, plumbi usti, ac loti dracln octo, terrae<text:line-break/>Samiae drach. octo, myrrhae drach. duas, opii drach. duas,<text:line-break/>tragacanthae drach. octo, excipe aqua pluviali.</text:span></text:span></text:p>
      <text:p text:style-name="P2"><text:span text:style-name="Default_20_Paragraph_20_Font"><text:span text:style-name="T1">[bibianum, ad pullulas, illusiones, rupturas, cani-<text:line-break/>tales, oculos purulent</text:span></text:span>u<text:span text:style-name="Default_20_Paragraph_20_Font"><text:span text:style-name="T1">s, cltetnoseis, staph</text:span></text:span> p<text:span text:style-name="Default_20_Paragraph_20_Font"><text:span text:style-name="T1">lumata. Facit<text:line-break/>et ad circummolestantern dolorem et affectus et cicatrices<text:line-break/>extera.]</text:span></text:span> ♃ t admaie ullae et lotae drach. sedecim, cerussae<text:line-break/>lotae drach. sedecim , stibii usti et loti drach. sedecim,<text:line-break/>plumbi ulli et loti drach. octo, amyli dracli. duodecim,<text:line-break/>spodii pompholvgis drach. octo, myrrhae drach octo, ter-<text:line-break/>rae asteris dracli. octo, tragacanthae drach. octo, opii drach.<text:line-break/>duas, aqua esto pluvialis et ad exceptionem ovorum albu-<text:line-break/>mina decem. <text:span text:style-name="Default_20_Paragraph_20_Font"><text:span text:style-name="T1">Aliud Bibianum.</text:span></text:span> ♃ Pompholygis dracli. octo,<text:line-break/>cadmiae ustae et lotae drach. sedecim, stibii usti et loti<text:line-break/>dracli. duodecim, cerussae lotae drach. sedecim, amyli<text:line-break/>drach. duodecim, terrae Samiae drach. octo, nlumbi usti<text:line-break/>et loti dracli. octo, myrrhae dracli. duas, opii drach. duas,<text:line-break/>tragacanthae dracli. duas, excipe aqua pluviali.</text:p>
      <text:p text:style-name="P1"><text:span text:style-name="Default_20_Paragraph_20_Font"><text:span text:style-name="T1">[Collyrium ex cornu cervino ad ulcera, pullulas. ci-<text:line-break/>eatrices exterit.] <text:s/></text:span></text:span>Cornu cervini usti et loti drach. qua-</text:p>
      <text:p text:style-name="P3">tuor, thuris drach. quatuor, plumbi usti et loti drach. qua-<text:line-break/>tuor, squamae aeris lotae drach. duas, opii drach. unam,<text:line-break/>gummi drach. quatuor , excipe aqua pluviali. <text:span text:style-name="Default_20_Paragraph_20_Font"><text:span text:style-name="T1">Aliud ex<text:line-break/>Cornu cervino Neapolitae. </text:span></text:span>♃ Plumbi usti et loti drach.<text:line-break/>sedecim, cornu cervi usti drach. sedecim, thuris drach. octo,<text:line-break/>acaciae drach. octo, spodii Cyprii drach. oeto, amyli dracln<text:line-break/>quatuor, opii drach. duas, squamae aeris drach. duas, croci<text:line-break/>dracln viij, myrrhae drach. iv, tragacanthae drach. j, gummi<text:line-break/>drach. octo, hyoscyami cremore excipito. <text:span text:style-name="Default_20_Paragraph_20_Font"><text:span text:style-name="T1">Viride ad affe-<text:line-break/>olus</text:span></text:span>. ♃ Spodii Cyprii drach. xvj, amyli drach. sedecim,<text:line-break/>croci drach. octo, stibii drach. octo, opii drach. quatuor,<text:line-break/>gummi drach. quatuor, excipe aqua pluviali ac utere cum<text:line-break/>ovo. <text:span text:style-name="Default_20_Paragraph_20_Font"><text:span text:style-name="T1">Aliud viride Aoili ocularti</text:span></text:span>. ♃ Spodii Cyprii drach.<text:line-break/>octo, croci drach. viij, amyli drach. viij, opii Ʒij, stibii<text:line-break/>drach. viij, gummi Ʒ iv, anagallidis succo excipito. <text:span text:style-name="Default_20_Paragraph_20_Font"><text:span text:style-name="T1">Aliud<text:line-break/>alia exemplaria ita habent, Acili viride</text:span></text:span>. n Cadmiae ustae<text:line-break/>ac lotae et vino Italico extinctae Ʒ viij, croci drach. qua-</text:p>
      <text:p text:style-name="P3">tuor, stibii usti et lacte extincti Ʒ iv, amyli Ʒ j, gummi<text:line-break/>drach. ij, excipito succo anagallidis quae coeruleum liabet<text:line-break/>florem.</text:p>
      <text:p text:style-name="P1"><text:span text:style-name="Default_20_Paragraph_20_Font"><text:span text:style-name="T1">[Fx libris Scribenti</text:span></text:span> L<text:span text:style-name="Default_20_Paragraph_20_Font"><text:span text:style-name="T1">argi, pflttacium inscriptum<text:line-break/>ad doloris tnolestias, pustulas, inustione^, cicatrices reso-<text:line-break/>lutus, prolapsas, consutiones et ubi multussanguis aestate<text:line-break/>suss</text:span></text:span>h<text:span text:style-name="Default_20_Paragraph_20_Font"><text:span text:style-name="T1">nditur. Conser</text:span></text:span>i <text:span text:style-name="Default_20_Paragraph_20_Font"><text:span text:style-name="T1">etiam ad altos assectus et prae</text:span></text:span>s<text:span text:style-name="Default_20_Paragraph_20_Font"><text:span text:style-name="T1">ertim<text:line-break/>in oculis molli sensu praeditis, in quibus tenuis lacltrytn.a<text:line-break/>profluit. Compositio hoc modo habet.]</text:span></text:span> n f cadmiae drach.<text:line-break/>viij, croci dracli. viij, stibii Ʒ viij, amyli recentis drach.<text:line-break/>viij, opii Ʒ iv, gummi drach. iv, aqua pluviali excipito, uti-<text:line-break/>tor cum ovo. V<text:span text:style-name="Default_20_Paragraph_20_Font"><text:span text:style-name="T1">auoratitae medicamentum affectibus ac-<text:line-break/>commodatum. </text:span></text:span>♃ Cadmiae dracli. duodecim , croci Ʒ xij,<text:line-break/>opii dracli. vj, squamae stomomatis purgatae Ʒ v, squamae<text:line-break/>aeris drach. vj , succi rosarum drach. xvj, plumbi usti et<text:line-break/>loti Ʒ v, myrrhae drach. iij, nardi Ʒ ij, acaciae drach. duas,<text:line-break/>gummi drach. xij, excipito aqua pluviali. <text:span text:style-name="Default_20_Paragraph_20_Font"><text:span text:style-name="T1">Anthaci viride.</text:span></text:span></text:p>
      <text:p text:style-name="P3"><text:span text:style-name="Default_20_Paragraph_20_Font"><text:span text:style-name="T15">♃ Cadmiae draclr. xlviij, myrrhae drach. xxiv, croci<text:line-break/>drach. xlviij, opii drach. Vigintiquatuor, plumbi usti etdoti<text:line-break/>drach. viij, squamae aeris Ʒ vj, nardi Indicae drach. vj,<text:line-break/>acaciae drach. vj, gummi drach. vigintiquatuor, aqua plu-<text:line-break/>viali excipito. </text:span></text:span><text:span text:style-name="Default_20_Paragraph_20_Font"><text:span text:style-name="T1">Medicamentum ex galbano , quo usus est<text:line-break/>Nicetes ad dolores et opllthalmias</text:span></text:span><text:span text:style-name="Default_20_Paragraph_20_Font"><text:span text:style-name="T15">. ♃ Cadmiae drach. viij,<text:line-break/>spodii Cyprii drach. viij, aeris usti et loti drach. octo,<text:line-break/>opii drach. octo, myrrhae Ʒ viij, galbani drach. octo, aqua<text:line-break/>medicamentum excipito. Ex valde approbatis est, recipit-<text:line-break/>que amplius gummi item drach. octo. Alia exemplaria spo-<text:line-break/>pium non habent. </text:span></text:span><text:span text:style-name="Default_20_Paragraph_20_Font"><text:span text:style-name="T1">Aliud</text:span></text:span><text:span text:style-name="Default_20_Paragraph_20_Font"><text:span text:style-name="T15">. ♃ Cadmiae drach. xvj, aeris usti<text:line-break/>et loti drach. viij, myrrhae, galbani, singulorum drach. viij,<text:line-break/>opii drach. octo , ehalcanthi drach. vj , gummi drach. vj.<text:line-break/>saqua pluviali excipito.</text:span></text:span></text:p>
      <text:p text:style-name="P1"><text:span text:style-name="Default_20_Paragraph_20_Font"><text:span text:style-name="T1">[Collyrium diarrhodon Nili, velut Andreas tradit,<text:line-break/>ad doloris molestias fluxum uberem ac tenuem, pustulas,<text:line-break/>prolapsus.]</text:span></text:span><text:span text:style-name="Default_20_Paragraph_20_Font"><text:span text:style-name="T15"> ♃ Foliorum rosarum resectis extremi tatIbus<text:line-break/>dracll. quatuor, croci dracln duas, opii obolos j, nardl In-<text:line-break/>dicae obolum j, gummi drach. iij, alii drach. unam habent,</text:span></text:span></text:p>
      <text:p text:style-name="P3">aqua pluvia excIpe ac utere cum ovo. Temperies dissoluta<text:line-break/>est. <text:span text:style-name="Default_20_Paragraph_20_Font"><text:span text:style-name="T1">Aliud ex rosis</text:span></text:span> M<text:span text:style-name="Default_20_Paragraph_20_Font"><text:span text:style-name="T1">li, quo usus est Callia ocularius.<text:line-break/></text:span></text:span>♃ llosarum dracli. quatuor, croci drach. ij, acaciae dracli. j,<text:line-break/>opii obolum j, nardi Indicae obolum j, gummi dracli. iij,<text:line-break/>aqua pluvia excipe, utere cum ovo. Temperies est diluta.<text:line-break/><text:span text:style-name="Default_20_Paragraph_20_Font"><text:span text:style-name="T1">Aliud ex rosis tempestivum appellatum , ad eosdem affe-<text:line-break/>ctus. </text:span></text:span>♃. II osurum resectis unguibus dracln xxiv, croci<text:line-break/>dracli. Nij, amyli dracli. decem, balaustii dracln quatuor,<text:line-break/>opii dracln quatuor, tragacanthae dracln octo, hyoscyami<text:line-break/>foliorum siicco excipe. In praeceptoris et Ioannis libro<text:line-break/>scriptum erat cupressi succo. <text:span text:style-name="Default_20_Paragraph_20_Font"><text:span text:style-name="T1">Aliud. ♃ </text:span></text:span>Rotarum dracln<text:line-break/>octo, croci dracli. quatuo<text:span text:style-name="Default_20_Paragraph_20_Font"><text:span text:style-name="T1">r, </text:span></text:span>aeris usti et loti dracln unam.<text:line-break/>gummi dracli. unam, aqua pluviali excipe ac utere cum<text:line-break/>ovo. <text:span text:style-name="Default_20_Paragraph_20_Font"><text:span text:style-name="T1">Aliud diarrltodon I ert ulti, constans ex pomphol</text:span></text:span>r<text:span text:style-name="Default_20_Paragraph_20_Font"><text:span text:style-name="T1">ge. ♃<text:line-break/></text:span></text:span>Rosarum recentium dracln duodecim, spodii Cvprii drach.<text:line-break/>quatuor, croci dracli. quatuor, opii dracli. quatuor, nardi<text:line-break/>dracln quatuor, gummi drach. quatuor, excipito aqua plu-<text:line-break/>viali. <text:span text:style-name="Default_20_Paragraph_20_Font"><text:span text:style-name="T1">Aliud dsitrrhodon. </text:span></text:span>♃ Rosarum recentium dracln</text:p>
      <text:p text:style-name="P3"><text:span text:style-name="Default_20_Paragraph_20_Font"><text:span text:style-name="T15">duas, croci drach. sex, spodii Cyprii Ʒ ij , amyli drach. ij,<text:line-break/>acaciae drach. unam, nardi Indicae drach. unam, gummi<text:line-break/>drach. ij , tragacantllae Ʒ ij , excipite aqua pluviali. </text:span></text:span><text:span text:style-name="Default_20_Paragraph_20_Font"><text:span text:style-name="T1">Diar-<text:line-break/>rltodon eueipidium, diasulyr.num appellatum. </text:span></text:span><text:span text:style-name="Default_20_Paragraph_20_Font"><text:span text:style-name="T15">n. Rosarum<text:line-break/>Ʒ c, croci drach. I, opii Ʒ octo, myrrhae Ʒ i ẞ, gummi<text:line-break/>drach. l, vino odoro excipe ac utere cum ovo. </text:span></text:span><text:span text:style-name="Default_20_Paragraph_20_Font"><text:span text:style-name="T1">Aliud diar-<text:line-break/>rhodon</text:span></text:span><text:span text:style-name="Default_20_Paragraph_20_Font"><text:span text:style-name="T15">. ♃ Rosarum Ʒ c, croci drach. l, opii drach. octo,<text:line-break/>myrrhae drach. octo, gummi draclla I, vino odorato excipe<text:line-break/>ac utere cum ovo. Ego hoc apparavi pro soliis rosarum<text:line-break/>florum earundem Ʒ c, injiciens, atque feliciter successit.</text:span></text:span></text:p>
      <text:p text:style-name="P1"><text:span text:style-name="Default_20_Paragraph_20_Font"><text:span text:style-name="T1">[Diarrllodon ex rosarum lxx</text:span></text:span><text:span text:style-name="Default_20_Paragraph_20_Font"><text:span text:style-name="T15">n </text:span></text:span><text:span text:style-name="Default_20_Paragraph_20_Font"><text:span text:style-name="T1">drachmis magnum<text:line-break/>appellatum. Doc usus est</text:span></text:span><text:span text:style-name="Default_20_Paragraph_20_Font"><text:span text:style-name="T15"> A</text:span></text:span><text:span text:style-name="Default_20_Paragraph_20_Font"><text:span text:style-name="T1">eneius praeceptor ad doloris<text:line-break/>molestias, pustulas, inulliones, staphylomala, prolapsus,<text:line-break/>ad oculos purulent</text:span></text:span><text:span text:style-name="Default_20_Paragraph_20_Font"><text:span text:style-name="T15">u</text:span></text:span><text:span text:style-name="Default_20_Paragraph_20_Font"><text:span text:style-name="T1">s, ad fluxiones antiquas, inveteratas<text:line-break/>ophthalmias et affectus aegre cedentes</text:span></text:span><text:span text:style-name="Default_20_Paragraph_20_Font"><text:span text:style-name="T15">.] ♃ Rosarum viri-<text:line-break/>dium resectis unguibus drach. septuaginta duas, cadmiae<text:line-break/>ustae ac lotae drach. xxiv, croci drach. sexaginta, opii</text:span></text:span></text:p>
      <text:p text:style-name="P3">drach. tres, stibii Ʒiij, alii drach. sex, aeruginis dracln<text:line-break/>duas, alii tres, squamae aeris drach. duas, nardi Indicae<text:line-break/>drach. duas, myrrhae dracln sex, alii quatuor, gummi dracln<text:line-break/>vigintiquatuor, excutito aqua pluviali. <text:span text:style-name="Default_20_Paragraph_20_Font"><text:span text:style-name="T1">Aliud ex drachmis<text:line-break/>l</text:span></text:span>a<text:span text:style-name="Default_20_Paragraph_20_Font"><text:span text:style-name="T1">x</text:span></text:span>i<text:span text:style-name="Default_20_Paragraph_20_Font"><text:span text:style-name="T1">s</text:span></text:span> ♃ Rosarum dracln lxxij, cadmiae ustae et lotae drach.<text:line-break/>vigintiquatuor, croci drach. sex, alii Ʒ viij, opii dracln tres,<text:line-break/>stibii dracln tres, myrrhae drach. tres, squamae aeris dracln<text:line-break/>duas, aeruginis dracln duas, nardi dracln j, alii duas,<text:line-break/>gummi Ʒ xxiv, excipe aqua pluviali ac utere cum lacte.<text:line-break/><text:span text:style-name="Default_20_Paragraph_20_Font"><text:span text:style-name="T1">Medicamentum ex violis albis, accommodatum ad eptpho-<text:line-break/>rus et assectus. ♃ </text:span></text:span>Acaciae dracln xlviij, succi violarum<text:line-break/>albarum dracln xlviij, spodii Cyprii dracln vigintiquatuor,<text:line-break/>croci drach. vigintiquatuor , myrrhae drach. quatuor, opii<text:line-break/>dracln iv, alii sex, succi hyoscyami dracln iv, aeris usti et<text:line-break/>loti dracln iv, gummi drach. iv, excipe vino Paterno.</text:p>
      <text:p text:style-name="P1"><text:span text:style-name="Default_20_Paragraph_20_Font"><text:span text:style-name="T1">[Collyrium quo usas est Phlorus, in Ara ania Drltst ma-<text:line-break/>tre, quae parum abluit ut ab alas medicis e</text:span></text:span>.n.<text:span text:style-name="Default_20_Paragraph_20_Font"><text:span text:style-name="T1">aecart lur.]<text:line-break/></text:span></text:span>♃ Acaciae drach. xlviij, rosarum siccarum drach. xlV iij,</text:p>
      <text:p text:style-name="P3"><text:span text:style-name="Default_20_Paragraph_20_Font"><text:span text:style-name="T15">melilotorum drach. xlviij , spodii Cyprii drach. vigintiqua-<text:line-break/>tuor, malorum mandragorae dracln duas, croci dracln<text:line-break/>vigintiquatuor, opii drach. vj, seminis hyoscyami acetabula<text:line-break/>duo, alii drach. vigintiquatuor, myrrhae drach. quatuor,<text:line-break/>aeris usti et loti Ʒ quatuor, gummi drach. xl, vini Falerni,<text:line-break/>aquae pluvialis, utriusque heminas tres. Vinum et aquam<text:line-break/>misceto, eisque rosas, melilotum, semen hyoscyami, man-<text:line-break/>dragorae mala, aut, si haec non adsint, corticem injicito et<text:line-break/>ad dies tres aut v macerari sinito, deinde expresse liquore<text:line-break/>ad medicamenti compositionem utitor, probatissimum hoc<text:line-break/>existit.</text:span></text:span></text:p>
      <text:p text:style-name="P1"><text:span text:style-name="Default_20_Paragraph_20_Font"><text:span text:style-name="T1">[Melinum delicatum, Commodum iis qui nullam pe-<text:line-break/>nilus medicamentorum mordacitatem perferre poffetnt. Fa-<text:line-break/>ca ad pustulas, prolapsus, fluxum acrem et uberem inu-<text:line-break/>stionesque et ad recentes affectus.] ♃ </text:span></text:span><text:span text:style-name="Default_20_Paragraph_20_Font"><text:span text:style-name="T15">Cadmiae ustae ac<text:line-break/>lacte extinctae drach. xvj, cerussae lotae Ʒ octo, croci drach.<text:line-break/>quatuor, opii drach. unam, tragacanthae drach. duas, aqua<text:line-break/>pluviali excipito ac utitor cum ovo. </text:span></text:span><text:span text:style-name="Default_20_Paragraph_20_Font"><text:span text:style-name="T1">Aliud ad inustione.,</text:span></text:span></text:p>
      <text:p text:style-name="P2"><text:span text:style-name="Default_20_Paragraph_20_Font"><text:span text:style-name="T1">pustulas, prolapsas, dolores. </text:span></text:span>♃ Cerussae Ʒ vigintiquatuor,<text:line-break/>amyli drach. xij, cadmiae lotae drach. x, thuris dracllo<text:line-break/>decem, croci dracli. octo, opii drach. octo, gummi drach. x,<text:line-break/>tragacanthae drach. ij , excipe aqua pluviali et utere cum<text:line-break/>ovo<text:span text:style-name="Default_20_Paragraph_20_Font"><text:span text:style-name="T1">. Diarrhod</text:span></text:span>t<text:span text:style-name="Default_20_Paragraph_20_Font"><text:span text:style-name="T1">m innoxium</text:span></text:span>. ♃ cadmiae ullae et lotae dracli.<text:line-break/>vigintiquatuor, cerussae drach. duodecim, opii drach. sex,<text:line-break/>florum rosarum drach. sex, croci draclla vj , lapidis sebini<text:line-break/>drach. duodecim, gummi draclla x, excipe aqua pluviali ac<text:line-break/>utere ad ulcera sordida cum lacte, ad munda cum ovo.<text:line-break/><text:span text:style-name="Default_20_Paragraph_20_Font"><text:span text:style-name="T1">Aliud. </text:span></text:span>♃ Cadmiae ustae et lotae drach. vigintiquatuor,<text:line-break/>cerussae drach. xij, lapidis schissi drach. quatuor, florum<text:line-break/>rotarum drach. vj, croci drach. sex, opii drach. vj, gummi<text:line-break/>drach. sex, excipe aqua pluviali, ac utere ad sordida ulcera<text:line-break/>cum lacte, ad repurgata cum ovo.</text:p>
      <text:p text:style-name="P1"><text:span text:style-name="Default_20_Paragraph_20_Font"><text:span text:style-name="T1">[Croceum. puerile inscriptum ex pompholyge, ad epi-<text:line-break/>phocas et molestias doloris et ad assectus ex plagi</text:span></text:span>o] U.<text:line-break/>Spodii pompholvgis dracli. sedecim, croci draclla sedet i m,<text:line-break/>opii draclla sedecim, tragacanthae dracln octo, excipe aqua</text:p>
      <text:p text:style-name="P3"><text:span text:style-name="Default_20_Paragraph_20_Font"><text:span text:style-name="T15">pluviali, adhibitis fimul albuminibus ovorum quatuor. </text:span></text:span><text:span text:style-name="Default_20_Paragraph_20_Font"><text:span text:style-name="T1">Cosa<text:line-break/>tyrium</text:span></text:span><text:span text:style-name="Default_20_Paragraph_20_Font"><text:span text:style-name="T15"> G</text:span></text:span><text:span text:style-name="Default_20_Paragraph_20_Font"><text:span text:style-name="T1">aii ophthalmioi</text:span></text:span><text:span text:style-name="Default_20_Paragraph_20_Font"><text:span text:style-name="T15">. ♃ Spodii Cyprii drach. quatuor,<text:line-break/>amyli recentis drach. xij, croci drach. duas, myrrhae drach.<text:line-break/>unam, succi mandragorae drach. unam, gummi drach. iv,<text:line-break/>excipe aqua pluviali ac utere cum ovo. </text:span></text:span><text:span text:style-name="Default_20_Paragraph_20_Font"><text:span text:style-name="T1">Atime</text:span></text:span><text:span text:style-name="Default_20_Paragraph_20_Font"><text:span text:style-name="T15">r</text:span></text:span><text:span text:style-name="Default_20_Paragraph_20_Font"><text:span text:style-name="T1">ri solvens<text:line-break/>dolorem</text:span></text:span><text:span text:style-name="Default_20_Paragraph_20_Font"><text:span text:style-name="T15">. ♃ Atramenti sutorii crudi drach. xl. pompholy-<text:line-break/>gisi crudae drach. xl. cerussae drach. vigintiquatuor, opii<text:line-break/>drach. duas, croci Ʒ quatuor , crocus in aquam conjicitur<text:line-break/>ac maceratur et ex cremore hoc collyrium apparatur, quod<text:line-break/>vero reliquum est ex croco teritur, reliquisque admiscetur<text:line-break/>additis item gummi drach. trigintaduabus. </text:span></text:span><text:span text:style-name="Default_20_Paragraph_20_Font"><text:span text:style-name="T1">D io me dis lyst-<text:line-break/>pontum ad dolores statim solvit dolores</text:span></text:span><text:span text:style-name="Default_20_Paragraph_20_Font"><text:span text:style-name="T15">. ♃ Atramenti su-<text:line-break/>torïi crudi drach. trigintaduas, cerussae drach. triginta unam,<text:line-break/>spodii pompholygisi drach. sedecim, croci drach. sedecim,<text:line-break/>thuris drach. octo, myrrhae drach. duas, gummi drach.<text:line-break/>sedecim, aqua pluviali excipito ac utitor cum ovo, prae-<text:line-break/>clarum est hoc collyrium. </text:span></text:span><text:span text:style-name="Default_20_Paragraph_20_Font"><text:span text:style-name="T1">Aoili medicamentum secteris ad<text:line-break/></text:span></text:span><text:span text:style-name="Default_20_Paragraph_20_Font"><text:span text:style-name="T15">o</text:span></text:span><text:span text:style-name="Default_20_Paragraph_20_Font"><text:span text:style-name="T1">phthalmia^ antiquas, myocephalos, staphylomata et flu-</text:span></text:span></text:p>
      <text:p text:style-name="P3"><text:span text:style-name="Default_20_Paragraph_20_Font"><text:span text:style-name="T1">xiones antiquas</text:span></text:span>. ♃ Cadmiae drach. octo, aeris usti dracll.<text:line-break/>octo, cerussae dracllo quatuor, aloes sesijuidrachmam, folio-<text:line-break/>ulla croci, chalcitidis astae, atramenti sutorii, opii, lvcii<text:line-break/>singulorum dracll. unam, myrrhae drach. duas, acaciae<text:line-break/>drach. viginti, spicae nardi sesquidrachmam, gummi dracli.<text:line-break/>viginti, castorii drach. iv, stibii usti drach. octo, excipe<text:line-break/>aqua pluviali.</text:p>
      <text:p text:style-name="P1"><text:span text:style-name="Default_20_Paragraph_20_Font"><text:span text:style-name="T1">[Asclepiadeum Paecii, ad dolorum vexationes, fluxum<text:line-break/>tenuem et multum, inustumem, pustulas, pellicularum emi-<text:line-break/>nentias, scabritiae, inveteratos affectus et eos qui a mul-<text:line-break/>tis illi</text:span></text:span>s<text:span text:style-name="Default_20_Paragraph_20_Font"><text:span text:style-name="T1">ionibus laesi sunt, confestim opitulatur. Compositio<text:line-break/>stc habet. </text:span></text:span>♃ Cadmiae drach. duodecim , aeris usti drach.<text:line-break/>duodecim, croci drach. duodecim, squamae aeris drach.<text:line-break/>duodecim, myrrhae drach. iv, nardi Indicae Ʒ iv, rosarum<text:line-break/>siccarum Ʒ iv, opii Ʒ iv, lapidis haematitae drach. quatuor,<text:line-break/>piperis albi grana xxiv, gummi drach. duodecim, vini Chii<text:line-break/>quantum sussicit, utere cum ovo. Aliud exemplar habet<text:line-break/>rosarum dracll. tres, piperis grana vigintiquinque. <text:span text:style-name="Default_20_Paragraph_20_Font"><text:span text:style-name="T1">Medica-</text:span></text:span></text:p>
      <text:p text:style-name="P3"><text:span text:style-name="Default_20_Paragraph_20_Font"><text:span text:style-name="T1">mentum accommodatuln nectarium inscriptum.</text:span></text:span><text:span text:style-name="Default_20_Paragraph_20_Font"><text:span text:style-name="T15"> ♃ Cadmiae<text:line-break/>Ʒ duodecim, squamae aeris Cypriae lotae drach. duodecim,<text:line-break/>croci drach. duodecim, opii dracln quatuor, aeris usti et<text:line-break/>loti drach. duodecim, myrrhae drach. quatuor, lapidis hae-<text:line-break/>matitae drach. quatuor, rosarum siccarum drach. quatuor,<text:line-break/>spicae nardi drach. quatuor, misyosi assi drach. quatuor,<text:line-break/>casiae fistulae drach. quatuor, piperis albi grana xxv, gummi<text:line-break/>drach. duodecim, vino exceptis utere.</text:span></text:span></text:p>
      <text:p text:style-name="P1"><text:span text:style-name="Default_20_Paragraph_20_Font"><text:span text:style-name="T1">[Antigoni croceum leunculus appellatum, propterea<text:line-break/>quod leonis imago ei imprimeretur. Facit ad epiphoras,<text:line-break/>molestiam doloris, inveteratas affectiones. Est et aspruu-<text:line-break/>di</text:span></text:span><text:span text:style-name="Default_20_Paragraph_20_Font"><text:span text:style-name="T15">t</text:span></text:span><text:span text:style-name="Default_20_Paragraph_20_Font"><text:span text:style-name="T1">ibus commodum, Cicatrices et collos exterit, maxime<text:line-break/>vero pueris commodum est.]</text:span></text:span><text:span text:style-name="Default_20_Paragraph_20_Font"><text:span text:style-name="T15"> n Spodii Cyprii drach. xlviij,<text:line-break/>croci drach. viginiiquatuor, myrrhae drach. xij, lapidis<text:line-break/>Ilaematitae drach. octo, opii drach. xij, piperis albi grana<text:line-break/>xxxvj, gummi drach. lxxx, vino Falerno excipito. </text:span></text:span><text:span text:style-name="Default_20_Paragraph_20_Font"><text:span text:style-name="T1">Aliud.<text:line-break/></text:span></text:span><text:span text:style-name="Default_20_Paragraph_20_Font"><text:span text:style-name="T15">♃ Spodii Cyprii drach. lxxx, croci drach. xl, myrrhae<text:line-break/>drach. viginti , opii drach. xx , lapidis haematitae draCh.</text:span></text:span></text:p>
      <text:p text:style-name="P3">duodecim <text:span text:style-name="Default_20_Paragraph_20_Font"><text:span text:style-name="T13">, </text:span></text:span>.piperis grana lx, gummi Ʒ lxxx, vini Falerni<text:line-break/>quantum susslcit.</text:p>
      <text:p text:style-name="P1"><text:span text:style-name="Default_20_Paragraph_20_Font"><text:span text:style-name="T1">[Px libris Scribonii Largi Asclepias</text:span></text:span> .l<text:span text:style-name="Default_20_Paragraph_20_Font"><text:span text:style-name="T1">bachaonis, ad<text:line-break/>veteres affectus et oculos suppuratas</text:span></text:span>.] n Spodii pompho-<text:line-break/>lvgis drach. xxxij, aeris usti drach. xxxij, croci Siculi<text:line-break/>drach. xvj, myrrhae Ʒ sex, lapidis haematitae drach x,<text:line-break/>nardi Indicae drach. vj, opii dracln vj, piperis grana xl,<text:line-break/>gummi drach. xl, vino Chio excipite. ln libro de Athenip-<text:line-break/>pis Asclepiis opii drach. octo habentur.</text:p>
      <text:p text:style-name="P1"><text:span text:style-name="Default_20_Paragraph_20_Font"><text:span text:style-name="T1">[Bvemeri ad dolorest et affectus</text:span></text:span>.] ♃ Aeris usti et<text:line-break/>loti drach. trigintaduas , spodii pompholygisi drach. sede-<text:line-break/>cim , croci dracln xvj, myrrhae Ʒ viij, lapidis llaematita<text:span text:style-name="Default_20_Paragraph_20_Font"><text:span text:style-name="T1">e<text:line-break/></text:span></text:span>usti et loti drach. viij, spicae nardi drach. iv, misyos usti<text:line-break/>dracln iv, opii torresacti Ʒ iv, gummi drach. xvj, vini Ita-<text:line-break/>lici quod satis est.</text:p>
      <text:p text:style-name="P1"><text:span text:style-name="Default_20_Paragraph_20_Font"><text:span text:style-name="T1">[Diasmyrnurn odorum Sy</text:span></text:span>Yr<text:span text:style-name="Default_20_Paragraph_20_Font"><text:span text:style-name="T1">erotis, medicamentum ac-<text:line-break/>cotnmodatutn ad inveteratos affectus. Facit et ad rltyadae<text:line-break/>et aegilopas</text:span></text:span>.] ♃ Cadmiae lotae drach. vigintiocto, lapidis</text:p>
      <text:p text:style-name="P3"><text:span text:style-name="Default_20_Paragraph_20_Font"><text:span text:style-name="T15">haematitae usti et loti drach. xxv, spodii Cyprii drach.<text:line-break/>xxiv, myrrhae drach. xlviij , croci drach. quatuor, opii<text:line-break/>Hispani drach. octo, piperis albi grana xxx, gummi drach.<text:line-break/>sex, vino Italico excipito, utitor cum ovo in recentibus<text:line-break/>affectionibus. Temperies aquosa est. Aliqui croci drach.<text:line-break/>duodecim injiciunt.</text:span></text:span></text:p>
      <text:p text:style-name="P1"><text:span text:style-name="Default_20_Paragraph_20_Font"><text:span text:style-name="T1">[Dhtelnatinum Synerotis alpritudinibus commodum,<text:line-break/>facit ad veteres affectus, ad flcosa et ad omnem extube-<text:line-break/>rantiam, st cum odoro Synerotis commisceatur.</text:span></text:span><text:span text:style-name="Default_20_Paragraph_20_Font"><text:span text:style-name="T15">] ♃ Aeris<text:line-break/>usti et loti drach. vigintiquatuor, lapidis haematitae drach.<text:line-break/>unam, croci drach. iv, opii drach. iv, gummi drachmas<text:line-break/>xij, excipe aceto acerrimo. </text:span></text:span><text:span text:style-name="Default_20_Paragraph_20_Font"><text:span text:style-name="T1">Aliud. ^l</text:span></text:span><text:span text:style-name="Default_20_Paragraph_20_Font"><text:span text:style-name="T15"> Aeris usti drach.<text:line-break/>xlviij, croci drach. xxiv, opii drach. iv, gummi Thebaici<text:line-break/>Ʒ xxiv, pompholygis drach. xviij, myrrhae 5 xviij , salis<text:line-break/>ammoniaci drach. duodecim, lapidis liaematitae drach. unam,<text:line-break/>aeruginis drach. iv, vino excipito. </text:span></text:span><text:span text:style-name="Default_20_Paragraph_20_Font"><text:span text:style-name="T1">Pieracis ad aspritud</text:span></text:span><text:span text:style-name="Default_20_Paragraph_20_Font"><text:span text:style-name="T15">o<text:line-break/></text:span></text:span><text:span text:style-name="Default_20_Paragraph_20_Font"><text:span text:style-name="T1">nes</text:span></text:span><text:span text:style-name="Default_20_Paragraph_20_Font"><text:span text:style-name="T15">. ♃ MisyoS usti Ʒ viij, croci drach. viij, opii drach. viij,<text:line-break/>lapidis haematitae loti drach. viij, aeris usti et loti drach.</text:span></text:span></text:p>
      <text:p text:style-name="P3">duodecim, myrrhae drach. duodecim, gummi drach. xij,<text:line-break/>aceto acerrimo excipito.</text:p>
      <text:p text:style-name="P1"><text:span text:style-name="Default_20_Paragraph_20_Font"><text:span text:style-name="T1">[Apollonti phoenix collyrium hieracium ad asplfru-<text:line-break/>distes, per hoc catulo egregie medicatus est, sucit et ad<text:line-break/>palpebrarum destuvia et inveteratos affectus</text:span></text:span>.] ♃ Lapidis<text:line-break/>haematitae usti et loti Ʒ xxxij, aeris usti et loti Ʒ xvj, ae-<text:line-break/>rugitus rasilis Ʒ Tvj. opii Ʒ viij, alii vj, cadmiae botryudis<text:line-break/>Ʒ iv, chalcitidis assatae Ʒ iv, gummi Ʒ xvj, excipe aqua<text:line-break/>pluviali.</text:p>
      <text:p text:style-name="P1"><text:span text:style-name="Default_20_Paragraph_20_Font"><text:span text:style-name="T1">[Phoenix Apollonii aliter, velut Alnus Asclepiades<text:line-break/>inscripsit, in libro quo propria medicamenta coacervavit.]<text:line-break/></text:span></text:span>♃ Lapidis haematitae Ʒ xxiv, lapidis subisti usti et loti<text:line-break/>Ʒ xxiv, cadmiae dracln xij, aeris usti drach. duodecim, opii<text:line-break/>drach. octo, cllalcitidis assatae Ʒ iv, alii Ʒ octo, in alio<text:line-break/>exemplari etiam aeruginis Ʒ duodecim, gummi Ʒ sedecim,<text:line-break/>excipe aqua pluviali.</text:p>
      <text:p text:style-name="P1"><text:span text:style-name="Default_20_Paragraph_20_Font"><text:span text:style-name="T1">[Aliud c</text:span></text:span>o<text:span text:style-name="Default_20_Paragraph_20_Font"><text:span text:style-name="T1">llyrium ad aspritudines.] ♃ </text:span></text:span>Chalcitidis<text:line-break/>ullae Ʒ xij , milvos usti et loti drach. octo , croci , opii</text:p>
      <text:p text:style-name="P3"><text:span text:style-name="Default_20_Paragraph_20_Font"><text:span text:style-name="T15">utriusque drach. vj, lapidis haematitae drach. octo, gummi<text:line-break/>Ʒ xij, acerrimo aceto excipito.</text:span></text:span></text:p>
      <text:p text:style-name="P1"><text:span text:style-name="Default_20_Paragraph_20_Font"><text:span text:style-name="T1">[Collyrium ad suabricies orbiculares. Cicatrices et<text:line-break/>callos detergit. Facit et ad veteres affectus.]</text:span></text:span><text:span text:style-name="Default_20_Paragraph_20_Font"><text:span text:style-name="T15"> ♃ Aeris<text:line-break/>usti et loti Ʒ xxiv, spodii pompholygis Ʒ xvj, myrrhae<text:line-break/>Ʒ xvj, salis ammoniaci drach. duodecim, lapidis haematitae<text:line-break/>Ʒ xxiv, opii Ʒ iv, piperis grana xij, alii xvj, gummi drach.<text:line-break/>octo, vino excipito ac utitor.</text:span></text:span></text:p>
      <text:p text:style-name="P1"><text:span text:style-name="Default_20_Paragraph_20_Font"><text:span text:style-name="T1">[Fvemeri, cicatrices et Callos exterit. Facit et ad<text:line-break/>inveteratos affectus</text:span></text:span><text:span text:style-name="Default_20_Paragraph_20_Font"><text:span text:style-name="T15">.] ♃ Cadmiae drach. lx, croci Ʒ l,<text:line-break/>spicae nardi drach. viginti, squamae aeris torresactae et lo-<text:line-break/>tae Ʒ l, myrrhae Ʒ l, opii drach. xxx, aeris usti drach. lx,<text:line-break/>misyos crudi drach. l, gummi drach. septuaginta, excipe<text:line-break/>vino Chio.</text:span></text:span></text:p>
      <text:p text:style-name="P1"><text:span text:style-name="Default_20_Paragraph_20_Font"><text:span text:style-name="T1">Aliud Pyraml, Cicatri</text:span></text:span><text:span text:style-name="Default_20_Paragraph_20_Font"><text:span text:style-name="T15">c</text:span></text:span><text:span text:style-name="Default_20_Paragraph_20_Font"><text:span text:style-name="T1">es et Callos exterons, deseri-<text:line-break/>mil omnem e</text:span></text:span><text:span text:style-name="Default_20_Paragraph_20_Font"><text:span text:style-name="T15">x</text:span></text:span><text:span text:style-name="Default_20_Paragraph_20_Font"><text:span text:style-name="T1">uberantiam. sa</text:span></text:span><text:span text:style-name="Default_20_Paragraph_20_Font"><text:span text:style-name="T15"> Cadmiae Cypriae Ʒ xl, lapi-<text:line-break/>dis haematitae drach. xl, aeris usti Ʒ xl, misyos usti drach.<text:line-break/>viginti, croci Ʒ xx, ammoniaci thymiamatis drach. viginti,</text:span></text:span></text:p>
      <text:p text:style-name="P3">squamae aeris ustae et lotae Ʒ xx, opii Ʒ xx, myrrhae drach.<text:line-break/>viginti, gummi libram unam, cum acerrimo aceto utere.</text:p>
      <text:p text:style-name="P1"><text:span text:style-name="Default_20_Paragraph_20_Font"><text:span text:style-name="T1">[Aliud Tvemeri ad eosdem affectus</text:span></text:span>.] ♃ Aeris usti et<text:line-break/>loti drach. vigintiquatuor, spodii pompllolvgis Ʒ xij, mvr-<text:line-break/>ritae drach. octo, salis ammoniaci Ʒ xij, lapidis haematitae<text:line-break/>Ʒ iv, piperis drach. duodecim, gummi Ʒ viij, vini Cilii quod<text:line-break/>satis est.</text:p>
      <text:p text:style-name="P1">[L<text:span text:style-name="Default_20_Paragraph_20_Font"><text:span text:style-name="T1">ynceus, ad affectus callosas exacuit visum, cica-<text:line-break/>trices et callos exterit.] ^t</text:span></text:span> Cadmiae Ʒ xtj, aeris usti et Iuti<text:line-break/>drach. duodecim, ammontaci thymiamatis drach. duodecim,<text:line-break/>myrrhae Ʒ xvj, lapidis haematitae Ʒvj, opii dracln vj, aloes<text:line-break/>Ʒ iv, fellis taurini Ʒ iv, galliani Ʒ iv, aeruginis Ʒ j, opopa-<text:line-break/>nacis Ʒ iv, salis ammoniaci Ʒ ij, gummi Ʒ vj, alii duas, aqua<text:line-break/>pluviali exeunto.</text:p>
      <text:p text:style-name="P1"><text:span text:style-name="Default_20_Paragraph_20_Font"><text:span text:style-name="T1">[celseriam rhinema inscriptum., fecit ad callo-<text:line-break/>sos affectus, cicatrices exterit. Facit et ad saffeflones.] ♃<text:line-break/></text:span></text:span>Cadmiae drach. xlviij, ammoniaci thymiamatis drach. xlviij,</text:p>
      <text:p text:style-name="P3"><text:span text:style-name="Default_20_Paragraph_20_Font"><text:span text:style-name="T15">aeris usti drach. xlviij , opii drach. sedecim, aeruginis Cy-<text:line-break/>priae drach sedecim, aloes drach. sedecim, myrrhae ℥ xvj,<text:line-break/>lapidis haematitae drach. xxiv, galbani drach. xiv, opopa-<text:line-break/>nacis Ʒ xviij, fellis taurini drach. octo, falis ammoniaci<text:line-break/>drach. iv, gummi Ʒ lx, aqua pluviali excipe. Temperies<text:line-break/>aquosa est.</text:span></text:span></text:p>
      <text:p text:style-name="P1"><text:span text:style-name="Default_20_Paragraph_20_Font"><text:span text:style-name="T1">[Collyrium harmatium inscrlptum, quo usus est Plo-<text:line-break/>lenbaeus rex exterflva sacultate praeditum. Exterit olea-<text:line-break/>trices, acuit visum, est et ascritudlsiibus commodum.] ♃<text:line-break/></text:span></text:span><text:span text:style-name="Default_20_Paragraph_20_Font"><text:span text:style-name="T15">Aeris usti et loti drach. octo, ammoniaci thymiamatis drach.<text:line-break/>octo, lapidis haematitae drach. octo, corticis thuris drach.<text:line-break/>octo, gummi Ʒ viij, excipe aqua pluviali ac utere cum aqua.<text:line-break/>Alia exemplaria etiam aeruginis drach. duaS habent.</text:span></text:span></text:p>
      <text:p text:style-name="P1"><text:span text:style-name="Default_20_Paragraph_20_Font"><text:span text:style-name="T1">[ Collyrium oxydercicum ex llaematite , cicatrices et<text:line-break/>callos exterit</text:span></text:span><text:span text:style-name="Default_20_Paragraph_20_Font"><text:span text:style-name="T15">.] ♃ Ammoniaci thymiamatis drach. viginti-<text:line-break/>quatuor, aeriS usti et loli drach. vigintiquatuor, lapidis hae-<text:line-break/>matitae drach. xxiv, gummi drach. vigintiquatuor, aerugi-<text:line-break/>nis drach. octo, excipe aqua pluviali.</text:span></text:span></text:p>
      <text:p text:style-name="P2"><text:span text:style-name="Default_20_Paragraph_20_Font"><text:span text:style-name="T1">[Coll</text:span></text:span>y<text:span text:style-name="Default_20_Paragraph_20_Font"><text:span text:style-name="T1">rium art emonium insorlptum, quo Bassis so-<text:line-break/></text:span></text:span>i<text:span text:style-name="Default_20_Paragraph_20_Font"><text:span text:style-name="T1">talis meus usas est. Iacit adsta x tolles antiquas et aspri-<text:line-break/>tudines palpebrarum, ad putrescentes et erosos angulos,<text:line-break/>ad oculos humectos et membranarum e</text:span></text:span>a<text:span text:style-name="Default_20_Paragraph_20_Font"><text:span text:style-name="T1">t aberant ius. Ci-<text:line-break/>catrices et callos extera et quod maximum in eo esi, poli<text:line-break/>.Potiones oculos imperita batos c</text:span></text:span>o<text:span text:style-name="Default_20_Paragraph_20_Font"><text:span text:style-name="T1">nseri .at</text:span></text:span>.] <text:span text:style-name="Default_20_Paragraph_20_Font"><text:span text:style-name="T22">♃</text:span></text:span> Stibii drach.<text:line-break/>iv, aeris usti drach. duas, cerussae drach. duas, croci drach.<text:line-break/>unam, myrrhae drach. unam, corticis thuris drach. unam,<text:line-break/>aeruginis vermiculatae dracll. unam, gallarum omphacina-<text:line-break/>rum drach. unam, piperis albi drach. unam, gummi drach.<text:line-break/>unam, vino excipe, utere cum aqua. <text:span text:style-name="Default_20_Paragraph_20_Font"><text:span text:style-name="T1">Aliud medicamen-<text:line-break/>tum accommodatum.</text:span></text:span> ♃ Cadmiae drach octo, stibii drach.<text:line-break/>viij, cerussae dracln octo, aeris usti Ʒ iv, corticis thuris<text:line-break/>drach. duas, croci drach. ij, myrrhae drach. ij, aeruginis<text:line-break/>vermiculatae Ʒ ij, gallarum omphacinarum drach. ij, pipe-<text:line-break/>ris albi dracb. unam, gummi Ʒ iv, excipe vino.</text:p>
      <text:p text:style-name="P1"><text:span text:style-name="Default_20_Paragraph_20_Font"><text:span text:style-name="T1">[Collyrium Indicum a</text:span></text:span>r<text:span text:style-name="Default_20_Paragraph_20_Font"><text:span text:style-name="T1">rianum inscriptum, praeoe-</text:span></text:span></text:p>
      <text:p text:style-name="P3"><text:span text:style-name="Default_20_Paragraph_20_Font"><text:span text:style-name="T1">cupa</text:span></text:span><text:span text:style-name="Default_20_Paragraph_20_Font"><text:span text:style-name="T15">s, </text:span></text:span><text:span text:style-name="Default_20_Paragraph_20_Font"><text:span text:style-name="T1">ac praeripit omnes ophthalmia^. Facit ad obtusam<text:line-break/>visam et scabros assectus ac erosos angulos. Cicatrices<text:line-break/>exterit et, quod maximum est, post illi</text:span></text:span><text:span text:style-name="Default_20_Paragraph_20_Font"><text:span text:style-name="T15">s</text:span></text:span><text:span text:style-name="Default_20_Paragraph_20_Font"><text:span text:style-name="T1">ionem oculos im-<text:line-break/>perturbatos conservat</text:span></text:span><text:span text:style-name="Default_20_Paragraph_20_Font"><text:span text:style-name="T15">.] ♃ Cerussae Rhodiacae drach. xlUiij,<text:line-break/>cadmiae Cypriae drach. xxiv, atramenti Indici drach. octo,<text:line-break/>opii drach. octo, piperis albi drach. viij, aut vj, opobalsami<text:line-break/>drach. viij, aut vj , gummi drach. xvj, cinnamomi drach.<text:line-break/>ij, alii xij, aqua pluviali excipito.</text:span></text:span></text:p>
      <text:p text:style-name="P1"><text:span text:style-name="Default_20_Paragraph_20_Font"><text:span text:style-name="T1">[IIermophili collyrium thalasserum, accommodatum<text:line-break/>ad suffeflones et ad omnem hebetudinem visus. Facit et<text:line-break/>ad incipientem su-ffesconom, estque odoratissimum medica-<text:line-break/>mentum.]</text:span></text:span><text:span text:style-name="Default_20_Paragraph_20_Font"><text:span text:style-name="T15"> ♃ Cadmiae drach. xvj, atramenti Indici drach,<text:line-break/>xvj, piperis albi drach. viij, aeruginis drach. iv, suoci Me<text:line-break/>dici drach. iv, opobalsami drach. iv, gummi drach. xij,<text:line-break/>aqua excipe, utere cum aqua. Temperies diversa est juxf</text:span></text:span><text:span text:style-name="Default_20_Paragraph_20_Font"><text:span text:style-name="T1">v<text:line-break/></text:span></text:span><text:span text:style-name="Default_20_Paragraph_20_Font"><text:span text:style-name="T15">affectus.</text:span></text:span></text:p>
      <text:p text:style-name="P1"><text:span text:style-name="Default_20_Paragraph_20_Font"><text:span text:style-name="T1">[Pomponii Bassi, sucit ad incipientem suffeflonem.]<text:line-break/></text:span></text:span>♃ Cadmiae drach. xxvij, atramenti Indici drach. xvj, pi-</text:p>
      <text:p text:style-name="P3">peris longi drach. xvj, piperis albi drach. xij, succi Cyre-<text:line-break/>naici Ʒ v, opobalsami Ʒ vj, spicae nardl dracln sex, saga-<text:line-break/>peni Ʒ v, opopanacis drach. quinque, opii drach. quatuor,<text:line-break/>euphorbii Ʒ j, cinnamomi drach. j, gummi drach. triginta,<text:line-break/>foeniculi succo excipito.</text:p>
      <text:p text:style-name="P1"><text:span text:style-name="Default_20_Paragraph_20_Font"><text:span text:style-name="T1">[Indicum basilicon inscriptura. Facit ad incipientem<text:line-break/>sussiuflonem et omnem tusus hebetudinem. Cicatrices ex-<text:line-break/>terit.]</text:span></text:span> ♃ Cadmiae ustae et lotae libram unam et trientem,<text:line-break/>atramenti Indici Ʒ sex, cerussae trientem, piperis albi sex-<text:line-break/>nucem, fel hyaenae integrum quanticunque ponderis , fel-<text:line-break/>les scar o r II m decem, felles perdicum quatuor, succi papa-<text:line-break/>veris ℥ j. opobalsami sextantem, opopanacis sextantem, sa-<text:line-break/>gapeni sextantem, gummi libram unam, excipe succo foe-<text:line-break/>niculi aut herbae heracleae appellatae.</text:p>
      <text:p text:style-name="P1"><text:span text:style-name="Default_20_Paragraph_20_Font"><text:span text:style-name="T1">[instillat aiunt Pacti, ut IItemison.] </text:span></text:span>♃ Cadmiae<text:line-break/>drach. sexagintaquatuor, misyos dracli. trigintaduas , atra-<text:line-break/>menti sutorii dracli. trigintaduaS, stibii Ʒ xxxij, piperis albi<text:line-break/>Ʒ xxxij, opii drach. sedecim, aeruginis drach. sedecim,</text:p>
      <text:p text:style-name="P3"><text:span text:style-name="Default_20_Paragraph_20_Font"><text:span text:style-name="T15">opobalsami drach. sedecim, gummi drach. lxiv, excipe aqua<text:line-break/>pluviali.</text:span></text:span></text:p>
      <text:p text:style-name="P1"><text:span text:style-name="Default_20_Paragraph_20_Font"><text:span text:style-name="T1">[ Collyrium chelidonium i</text:span></text:span><text:span text:style-name="Default_20_Paragraph_20_Font"><text:span text:style-name="T15">n</text:span></text:span><text:span text:style-name="Default_20_Paragraph_20_Font"><text:span text:style-name="T1">scriptum.] ♃ </text:span></text:span><text:span text:style-name="Default_20_Paragraph_20_Font"><text:span text:style-name="T15">Cadmiae<text:line-break/>drach. xlviij, stibii drach. duodecim, misyosi drach. octo,<text:line-break/>piperis albi Ʒ vj , atramenti sutorii drach. sex, opii drach.<text:line-break/>sex; aeruginis drach. vj, opobalsami Ʒ iv, gummi drach.<text:line-break/>xxiv, excipe aqua pluviali.</text:span></text:span></text:p>
      <text:p text:style-name="P1"><text:span text:style-name="Default_20_Paragraph_20_Font"><text:span text:style-name="T1">[Hieracium ad obtusam visam et scabros affectus.]<text:line-break/></text:span></text:span><text:span text:style-name="Default_20_Paragraph_20_Font"><text:span text:style-name="T15">♃ Cerussae drach. sedecim, cadmiae drach. octo, aeruginis<text:line-break/>drach. duas, piperis albi drach. duas, omphacii drach. duas,<text:line-break/>opii drach. duas, gummi drach. sex, excipe aqua pluviali<text:line-break/>ac utere cum aqua.</text:span></text:span></text:p>
      <text:p text:style-name="P1"><text:span text:style-name="Default_20_Paragraph_20_Font"><text:span text:style-name="T1">[Aliud. Cicatrices et callos extera.] ♃ </text:span></text:span><text:span text:style-name="Default_20_Paragraph_20_Font"><text:span text:style-name="T15">Cadmiae<text:line-break/>drach. sedecim, cerussae drach. octo, piperis albi drach.<text:line-break/>quatuor, aeruginis drach. duas, opobalsami drach. duas,<text:line-break/>omphacii drach. duas, gummi drach. quatuor, excipe aqua<text:line-break/>pluviali.</text:span></text:span></text:p>
      <text:p text:style-name="P1"><text:span text:style-name="Default_20_Paragraph_20_Font"><text:span text:style-name="T1">[ Collyrium salvum panchrestum inscriptum, accom-<text:line-break/>modulum ad scabros et circumrosis angulos, ac intensus</text:span></text:span></text:p>
      <text:p text:style-name="P3"><text:span text:style-name="Default_20_Paragraph_20_Font"><text:span text:style-name="T1">pruritus et palpebras flcosas.</text:span></text:span>] ♃ Cadmiae draclr octo-<text:line-break/>ginta, chalcitidis ustae drach. quadraginta, piperis allii drach.<text:line-break/>quadraginta, gummi drach. xl, aqua pluviali excipito. ln<text:line-break/>alto exemplati aequalis omnium apponderatio habetur.<text:line-break/><text:span text:style-name="Default_20_Paragraph_20_Font"><text:span text:style-name="T1">Aliud</text:span></text:span>. ♃ Cadmiae drach. octoginta, chalcitidis ustae draclr.<text:line-break/>x l, piperis albi drach. xl, croci drach. xij, myrrhae drach.<text:line-break/>xij, gummi Ʒ xl, aquae pluvialis quod satis est.</text:p>
      <text:p text:style-name="P1"><text:span text:style-name="Default_20_Paragraph_20_Font"><text:span text:style-name="T1">[Irypbonis orbiculare</text:span></text:span>m ♃ Cadmiae drach. xlviij,<text:line-break/>squamae aeris drach. trigintaduas , aeris usti et loti Ʒ tri-<text:line-break/>gintaduas, piperis albi draeh. trigintaduas, opii drach. octo,<text:line-break/>myrrhae dracli. octo, opobalfami drach. iv, gummi Ʒxxxij,<text:line-break/>excipe aqua pluviali.</text:p>
      <text:p text:style-name="P1"><text:span text:style-name="Default_20_Paragraph_20_Font"><text:span text:style-name="T5">[</text:span></text:span><text:span text:style-name="Default_20_Paragraph_20_Font"><text:span text:style-name="T1">Coll</text:span></text:span>a<text:span text:style-name="Default_20_Paragraph_20_Font"><text:span text:style-name="T1">rium Calli oxydercicum.</text:span></text:span>] ♃ Cadmiae drach.<text:line-break/>xlviij, cllalcitidis ustae dracli. xxiv, piperis albi drach. sex,<text:line-break/>fquamae aeris dracli. octo, opii dracllo vj, omphacii dracli.<text:line-break/>iv, myrrhae drach. ij, opobalsami drach. iv, gummi Ʒ xij,<text:line-break/>piperis albi grana x, aquae pluvialis quantum sufficit.</text:p>
      <text:p text:style-name="P1"><text:span text:style-name="Default_20_Paragraph_20_Font"><text:span text:style-name="T1">[Collyrium aromaticum appellatum.] </text:span></text:span>n Aeris usti</text:p>
      <text:p text:style-name="P3">et loti drach. sedecim, aeruginis drach. quatuor, myrrhae<text:line-break/>dracln quatuor, opii drach. quatuor, piperis albi drach.<text:line-break/>quatuor, nardi drach. duas, croci drach. quatuor, opobal-<text:line-break/>sauli drach. quatuor, gummi drach. quatuor, aqua pluviali<text:line-break/>excipito.</text:p>
      <text:p text:style-name="P1"><text:span text:style-name="Default_20_Paragraph_20_Font"><text:span text:style-name="T1">[Deraclidae aromaticum croceum ex haematite.] ♃<text:line-break/></text:span></text:span>Aeris usti et loti drach. xlviij, cadmiae drach. vigintiqua-<text:line-break/>tuor, croci drach. vigintiquatuor, lapidis haematitae drach.<text:line-break/>vigintiquatuor, opii drach. duodecim, myrrhae drach. xij,<text:line-break/>.piperis albi drach. xij, gummi drach. xxiv, vino Falerno<text:line-break/>excipito. ,</text:p>
      <text:p text:style-name="P1"><text:span text:style-name="Default_20_Paragraph_20_Font"><text:span text:style-name="T1">[Croceum Asclepium oxydercicum.] </text:span></text:span>♃ Aeris usti<text:line-break/>drach. xlviij, croci drach. xij, omphacii drach. quatuor,<text:line-break/>opii drach. duodecim, myrrhae drach. duas, opobalsanli<text:line-break/>drach. quatuor, gummi dracln xij, piperis albi drach. de-<text:line-break/>cem, aquae pluvialis quantum . satis est.</text:p>
      <text:p text:style-name="P1"><text:span text:style-name="Default_20_Paragraph_20_Font"><text:span text:style-name="T1">[ Collyrium isc chryso n , ad corrosus angul</text:span></text:span>o<text:span text:style-name="Default_20_Paragraph_20_Font"><text:span text:style-name="T1">s, scabros<text:line-break/>affectus , inveteratas ophthalmia^ , aspritudines, ficosus<text:line-break/>eminentias, Cicatrices et Callos exterit</text:span></text:span>.] ♃ Cadmiae drach.</text:p>
      <text:p text:style-name="P3">sex, lapidis haematitae drach. sedecim, myrrhae drach. se-<text:line-break/>decinl, opii dracln sedecim, croci dracln vigintiquatuor, pi-<text:line-break/>peris longi drach. xij, piperis albi drach. vigintiquatuor,<text:line-break/>gummi dracln lxiv, vini Italici quantum satis est.</text:p>
      <text:p text:style-name="P1"><text:span text:style-name="Default_20_Paragraph_20_Font"><text:span text:style-name="T1">[Collyrium C</text:span></text:span>m<text:span text:style-name="Default_20_Paragraph_20_Font"><text:span text:style-name="T1">nabarvtm, celebris ophthalmi</text:span></text:span>a <text:span text:style-name="Default_20_Paragraph_20_Font"><text:span text:style-name="T1">Stati<text:line-break/>Britannici, ad corrosus angulos, ophthalmia</text:span></text:span>m <text:span text:style-name="Default_20_Paragraph_20_Font"><text:span text:style-name="T1">ad malum ha-<text:line-break/>hilum perductas, intensos pruritu</text:span></text:span>s <text:span text:style-name="Default_20_Paragraph_20_Font"><text:span text:style-name="T1">et inveteratos affectus.]<text:line-break/></text:span></text:span>♃ Psorici drach. vigintiquatuor, cadmiae dracln vigintiqua-<text:line-break/>tuor, croci drach. xvj, piperis albi dracln sedecim, cinno-<text:line-break/>baris drach. sedecim, opii drach. duodecim, gummi drach.<text:line-break/>vigintiquatuor, aquae pluviae quod satis est. <text:span text:style-name="Default_20_Paragraph_20_Font"><text:span text:style-name="T1">Aliud. ♃<text:line-break/></text:span></text:span>Psorici drach. vigintiquatuor, piperis drach. ^vigintiquatuor,<text:line-break/>cadmiae dracln xxiv, Croci Ʒxxiv, sandarachae dracln octo,<text:line-break/>opii dracln octo, cinnabaris drach. octo, gummi drach. octo,<text:line-break/>aqua pluviali excipite.</text:p>
      <text:p text:style-name="P1"><text:span text:style-name="Default_20_Paragraph_20_Font"><text:span text:style-name="T1">[ Melinum atarachum appellatum. Facit ad omnem<text:line-break/>oculorum hebetudinem et ad affectus antiquos. Cicatrices<text:line-break/>et callos exterit</text:span></text:span>.] ♃ Cadmiae dracln vigintiquatuor, omplla-<text:line-break/>Cii tl<text:span text:style-name="Default_20_Paragraph_20_Font"><text:span text:style-name="T1">r</text:span></text:span>neh. dnotheim, salis ammoniaci dracln quatuor, am-</text:p>
      <text:p text:style-name="P3"><text:span text:style-name="Default_20_Paragraph_20_Font"><text:span text:style-name="T15">molliam thymiamatis drach. duodecim, opii drach. octo,<text:line-break/>gummi drach. vigintiquatuor, cerussae drach. vigintiquatuol,<text:line-break/>croci drach. sedecim, piperis albi drach. xxiv, aquae plu-<text:line-break/>vialis quantum sufficit.</text:span></text:span></text:p>
      <text:p text:style-name="P1"><text:span text:style-name="Default_20_Paragraph_20_Font"><text:span text:style-name="T1">[Ducti praeceptoris melinum, ad scabros et corrosus<text:line-break/>angulos, intensos pruritus, oculos humectos, ad omnem<text:line-break/>visas hebetudinem , cicatrices et callos exterit.] ♃ </text:span></text:span><text:span text:style-name="Default_20_Paragraph_20_Font"><text:span text:style-name="T15">Ce-<text:line-break/>ruflae drach. xxiv, croci drach. xxiv, ammoniaci thymia-<text:line-break/>matis drach. vj, falis ammoniaci drach. sex, nardi Indicae<text:line-break/>drach. sex, opii drach. sex, myrrhae drach. vj , omphacii<text:line-break/>drach. vj, gummi drach. xxiv, excipe aqua pluvia.</text:span></text:span></text:p>
      <text:p text:style-name="P1"><text:span text:style-name="Default_20_Paragraph_20_Font"><text:span text:style-name="T1">[Aliud collyrium Proteus, cui nullum conferri po-<text:line-break/>test. Facit ad incipientem sussuflonem et ad omnem visas<text:line-break/>hebetudinem, cicatrices et callos exter it</text:span></text:span><text:span text:style-name="Default_20_Paragraph_20_Font"><text:span text:style-name="T15">. j ♃ Cadmiae<text:line-break/>drach. xl, chalcitidis crudae Ʒ xl, cerussae drach. xl, pipe-<text:line-break/>ris albi Ʒxxx, succi Cyrenaici Ʒ xx, croci drach. xvj, opii<text:line-break/>Ʒ xij, sagapeni Ʒ xij, lacrimae oleae drach. xij, auripi-<text:line-break/>amenti drach. viij, myrrhae drach. xij, gummi drach. xx,</text:span></text:span></text:p>
      <text:p text:style-name="P3">opopanacis dracln xx, opobalsami drach. xij, apparato cum<text:line-break/>aqua pluviali ac utitor cum aqua.</text:p>
      <text:p text:style-name="P1"><text:span text:style-name="Default_20_Paragraph_20_Font"><text:span text:style-name="T1">[ll</text:span></text:span>r<text:span text:style-name="Default_20_Paragraph_20_Font"><text:span text:style-name="T1">gieni</text:span></text:span> co<text:span text:style-name="Default_20_Paragraph_20_Font"><text:span text:style-name="T1">llyrium aureum; ad corrosus angulos et<text:line-break/>scabros affectus</text:span></text:span>.] ♃ Sandarachae dracln xxiv, piperis albi<text:line-break/>grana xij, myrrhae dracln sex, croci dracln vj, gummi<text:line-break/>dracln duodecim, cum aqua pluviali apparato. <text:span text:style-name="Default_20_Paragraph_20_Font"><text:span text:style-name="T1">Aliter au-<text:line-break/>reum collyrium. ♃ </text:span></text:span>Sandarachae dracln xvj, croci dracln<text:line-break/>xvj, piperis drach. xvj, myrrhae Ʒ iv, gummi drach. xij,<text:line-break/>usus ostensus est<text:span text:style-name="Default_20_Paragraph_20_Font"><text:span text:style-name="T1">. Alitem</text:span></text:span> ♃ Sandarachae drach. xxiv, pi<text:line-break/>peris albi drach. xij, myrrhae dracln vj, croci Ʒ vj, gummi<text:line-break/>drach. xij, aqua pluviali excipito. . A</text:p>
      <text:p text:style-name="P1"><text:span text:style-name="Default_20_Paragraph_20_Font"><text:span text:style-name="T1">[F</text:span></text:span>o<text:span text:style-name="Default_20_Paragraph_20_Font"><text:span text:style-name="T1">etae ri psoricum., sacit ad corrosos angulos et<text:line-break/>scabras cicatrices ac callos exterit. Facit ad inveteratos<text:line-break/>affectus et</text:span></text:span> o<text:span text:style-name="Default_20_Paragraph_20_Font"><text:span text:style-name="T1">phthalmia^ ad malum habitum. perducta,,<text:line-break/>itemque ad aspritudines</text:span></text:span>.] ♃ Psorici drach. vigintiquatuor,<text:line-break/>croci drach. duodecim, opii, cerussae, utriusque dracln qua..<text:line-break/>tuor, piperis albi drach. quatuor, omphacii dracln quatuor,<text:line-break/>gummi dracln quatuor, vino Falerno excipito. <text:span text:style-name="Default_20_Paragraph_20_Font"><text:span text:style-name="T1">Bastlidion<text:line-break/>psoricum</text:span></text:span>. ♃ Psorici drach. xlviij, croci drach. vigintiqua-</text:p>
      <text:p text:style-name="P3"><text:span text:style-name="Default_20_Paragraph_20_Font"><text:span text:style-name="T15">tuor, opii drach. viij, floris lapidis Asii drach. viij, cerussae<text:line-break/>drach. viij, piperis drach. vj, opobalsami drach. quatuor,<text:line-break/>omphacii drach. iv, gummi drach. xvj, vino Falerno excipe.<text:line-break/></text:span></text:span><text:span text:style-name="Default_20_Paragraph_20_Font"><text:span text:style-name="T1">Pancllrestum Athenipion. </text:span></text:span><text:span text:style-name="Default_20_Paragraph_20_Font"><text:span text:style-name="T15">♃ Psorici drach. lxiv, croci<text:line-break/>drach. xvj, chalcitidis ustae drach. xvj, sandarachae drach.<text:line-break/>viginti, myrrhae drach. viij, piperis aIbi drach. xvj, casiae<text:line-break/>fistuIae drach. viij, soliorum maIabathri drach. quatuor,<text:line-break/>opii drach. xvj, omphacii drach. iv, misyos usti drach.<text:line-break/>duas, gummi drach. xxiv, excipe aqua pluviali.</text:span></text:span></text:p>
      <text:p text:style-name="P1"><text:span text:style-name="Default_20_Paragraph_20_Font"><text:span text:style-name="T1">[Plolemaei familiaris medicamentum, accommodatum<text:line-break/>ad scabros et corrosos angulos, intensos pruritus, destuvia<text:line-break/>palpebrarum hebetem visam.]</text:span></text:span><text:span text:style-name="Default_20_Paragraph_20_Font"><text:span text:style-name="T15"> ♃ Psorici drach. lx, sanda-<text:line-break/>rachae drach. triginta, cllalcitidis ustae drach. vigintiqua-<text:line-break/>tuor, croci drach. vigintiquatuor, myrrhae drach. duode-<text:line-break/>cim, opii Ʒ ij , casiae fistulae drach. xij, piperis draclse iv,<text:line-break/>piperis albi drach. vij, omphacii drach. vj , misyos usti<text:line-break/>drach. iij, foliorum maIabathri drach. j, gummi drach.<text:line-break/>xxxvj, aquae pluviae quantum sufficit.</text:span></text:span></text:p>
      <text:p text:style-name="P2"><text:span text:style-name="Default_20_Paragraph_20_Font"><text:span text:style-name="T10">[ </text:span></text:span><text:span text:style-name="Default_20_Paragraph_20_Font"><text:span text:style-name="T1">cott</text:span></text:span>i-<text:span text:style-name="Default_20_Paragraph_20_Font"><text:span text:style-name="T1">tuum malobathri oxydercicllm, sacit ad corio-<text:line-break/>sus angulos] ♃.</text:span></text:span> Stibii drach. vigintiquatuor, acaciae dracll.<text:line-break/>vigintiquatuor , piperis albi drach. xxiv, nardi Indicae<text:line-break/>drach. xij, opii drach. sex, croci dracIL sex, myrrhae Ʒvj,.<text:line-break/>omphacii drach. vj, gummi Ʒ xxxvj, aqua pluviali excipite.<text:line-break/><text:span text:style-name="Default_20_Paragraph_20_Font"><text:span text:style-name="T1">Aliud</text:span></text:span>. ♃ Stibii usti et loti drach. xl, acaciae drach. xlvj,<text:line-break/>nardi celticae drach. sex, myrrhae Ʒ viij, croci drach. octo,<text:line-break/>omphacii drach. vj, opii dracll. vj , cadmiae Ʒ xxxvj,<text:line-break/>gummi Ʒ xxxij, aquae pluvialis quod satis est.</text:p>
      <text:p text:style-name="P1">Cap. VIII. [<text:span text:style-name="Default_20_Paragraph_20_Font"><text:span text:style-name="T1">Demedia ad affectos ocult</text:span></text:span>i<text:span text:style-name="Default_20_Paragraph_20_Font"><text:span text:style-name="T1">s, ab Arelli-<text:line-break/>gene in prvno medicamentorum secundum genus con-<text:line-break/>scripta</text:span></text:span>.] In fluxionibus Circa oculos in principio convenit<text:line-break/>cibi ao potus parcitas, aquae potus et maxime omnium rei<text:line-break/>venereae abstinentia. Alvus ipsa subducatur et facies assi-<text:line-break/>due primum multa frigida, deinde etiam aceto admixto<text:line-break/>proluatur. Quidem atramentum sutorium aqua dilutum pro-<text:line-break/>luendum exhibent. fugiant odores acres et jml veres su-</text:p>
      <text:p text:style-name="P3"><text:span text:style-name="Default_20_Paragraph_20_Font"><text:span text:style-name="T15">mumque et tum solis tum lucernarum splendorem. Ad no-<text:line-break/>ctem lanas puras ex vino aut sordidas ex aqua frigida<text:line-break/>imponant, maneque, velut dictum est, se promant. Quod si<text:line-break/>augescat fluxio , accedatque dolor, venae sectio congrua est<text:line-break/>et persecta cibi abstinentia ac sitis, nisi exurantur et nla-<text:line-break/>lum inde augescat. Convenit et solutio ventris valida, sive<text:line-break/>per purgatorium conveniens medicamentum, sive per cly-<text:line-break/>fleres validos. Post haec vero circa srontem imposita assi-<text:line-break/>due vitis solia viridia auxiliantur. Aut myrti, lentisci aut<text:line-break/>rubi succus, aut brassicae aut vitis folia cum flore farinae<text:line-break/>polentae. Aut Cupressus, fampsuchus, ocimum, sisymbrium,<text:line-break/>oenanthe, crocus hortensis, itemque agrestis, portulaca, mali<text:line-break/>punici sativi flores cytini appellati, vitex, folia recentia<text:line-break/>mali cotoneae, singula cum vino et flore salinae pqlentae.<text:line-break/>Super ipsos vero oculoS lana pura ovi candido madesacta<text:line-break/>imponatur. Aut ovi assi luteum. Aut melilotum in passe<text:line-break/>coctum. Aut asphodeli radix cum vino et store farinae po-<text:line-break/>lentae. Aut iris contusa cum vino et flore farinae polentae.</text:span></text:span></text:p>
      <text:p text:style-name="P3">Aut mali panici succus cum flore farinae polentae. Aut<text:line-break/>ipsum malum in vino maris experte coctum. Aut iuniperi<text:line-break/>baccae tritae cum vino et flore farinae polentae fronti im-<text:line-break/>ponantur, aut etiam super ipsos oculos adhibeantur. Ad<text:line-break/>haec vero eryngii et faeniculi silvestris radix trita ex aqua<text:line-break/>et cicutae semen eodem modo apparatum opitulantur. Caseus<text:line-break/>item mollis et nuper salsus cum apii foliis cataplasmatis<text:line-break/>modo impositus. Attt papaver silvestre pasto coctum ac tritum<text:line-break/>impositum. Similiter et melilotum passo coctum exiguo croco<text:line-break/>et papaveris succo admixtis. Panis item ex vino, rosaceo<text:line-break/>admixto mirabiliter auxiliatur. Aut tribulum recentem per<text:line-break/>se imponito, imo et polenta admixta egregie opitulatur. Et<text:line-break/>ut summatim dicam, omnia ex astringentium genere et re-<text:line-break/>pulsoria in principiis prosunt, velut est cicuta et psyllium,<text:line-break/>apium, solanum, lentes palustres, serpyllum, sampsuchum fo-<text:line-break/>lia vitis,, coriandrum, portulaca, sempervivum, folia papa-<text:line-break/>veris, urtica. Quae singula ex vino trita imponantur, psyl-<text:line-break/>bum varo ex aqua eodemque modo palustris lenticula.</text:p>
      <text:p text:style-name="P2"><text:span text:style-name="Default_20_Paragraph_20_Font"><text:span text:style-name="T1">sumsiu</text:span></text:span><text:span text:style-name="Default_20_Paragraph_20_Font"><text:span text:style-name="T15">r</text:span></text:span><text:span text:style-name="Default_20_Paragraph_20_Font"><text:span text:style-name="T1">ionem calidam.]</text:span></text:span><text:span text:style-name="Default_20_Paragraph_20_Font"><text:span text:style-name="T15"> Bralficam tritam cum po-<text:line-break/>lentae flore ex aqua imponito- Aut ocimi folia eodem modo.<text:line-break/>Aut rutae folia cum adipe anserino , aut sampsuchi solia,<text:line-break/>aut halicacabum tritam. Caeterum largum fluxum fistunt<text:line-break/>papaveris capita et hyoscyamus cum polentae flore ex vino;<text:line-break/>oportet autem fomentum prius adhibere atque ita imponere.<text:line-break/>Postquam vero status et vigor praeterierit et quum non<text:line-break/>amplius opportunum est astringentibus uti, non incomam-<text:line-break/>dum fuerit tum oculorum tum capitis fomenta adhibere.<text:line-break/>Magnifice vero auxiliatur instammationesque folvit et fi qua<text:line-break/>distentio adsit, eam laxat, linteolum molle butyro madefa-<text:line-break/>ctum ac oculis superpositum.</text:span></text:span></text:p>
      <text:p text:style-name="P1"><text:span text:style-name="Default_20_Paragraph_20_Font"><text:span text:style-name="T1">[De cllymost.] </text:span></text:span><text:span text:style-name="Default_20_Paragraph_20_Font"><text:span text:style-name="T15">In quibus vero chymosis fortis con-<text:line-break/>tingit, ovi luteum cum muscae carne terito, atque ubi ad<text:line-break/>cerati formam deducta fuerint, linteolo excepta impone,<text:line-break/>confestim sedant.</text:span></text:span></text:p>
      <text:p text:style-name="P1"><text:span text:style-name="Default_20_Paragraph_20_Font"><text:span text:style-name="T15">[O</text:span></text:span><text:span text:style-name="Default_20_Paragraph_20_Font"><text:span text:style-name="T1">bliviones oculorum.]</text:span></text:span><text:span text:style-name="Default_20_Paragraph_20_Font"><text:span text:style-name="T15"> Panis purus ustus, acaciae et<text:line-break/>hederae permixtus cum aqua. Verum ad dolores rosas vi-<text:line-break/>rides aut aridas passo maceratas terito et admixto ovi assi</text:span></text:span></text:p>
      <text:p text:style-name="P3"><text:span text:style-name="Default_20_Paragraph_20_Font"><text:span text:style-name="T15">vitello ac croco susslcienti cum passe utitor. Aut crudam<text:line-break/>hordeaceam, vel triticeam farinam passo coctam adhibeto. Si<text:line-break/>vero major dolor suerit, papaveris solia recentia admisceto<text:line-break/>aut cortioem papaveris capitum. Aut hyoscyami folia drach--<text:line-break/>marum iv pondere cum ovi vitello. Aut sisymbrium aqua<text:line-break/>coctum terito sufficienti affufo vino et imponito. Aut pa-<text:line-break/>paveris albi capita passo cocta ac trita imponito. Aut apii<text:line-break/>recentis coma, itemque pulegio recenti fimiliter utitor. Aut<text:line-break/>peponis aut cucumeris carne, aut ovi assi luteum cum exi-<text:line-break/>gho croco ac pauco vino tritum imponito. Caeterum do-<text:line-break/>lentes ex inflammatione oculos cum panace et pulegio vino<text:line-break/>subactiS integito. Praeclare facit et pini cortex et polenta<text:line-break/>cum vino, aut hyofcyami folia et opium trita imponito, aut<text:line-break/>papaveriS cortices terito rofisque ac meliloto myrrhaque<text:line-break/>admixtis albumine ovi diluito atque ita imponito. Aut<text:line-break/>aloën ac opium cum aqua diluta linteoloque excepta, in<text:line-break/>emplastri morem appone, vitando ne quid in oculum prae-<text:line-break/>terlabatur. Caeterum in his, qui dolore vexantur, crocum</text:span></text:span></text:p>
      <text:p text:style-name="P3"><text:span text:style-name="Default_20_Paragraph_20_Font"><text:span text:style-name="T15">bonum cum lacte instillato. Verum ad vehementeS dolorum<text:line-break/>molestiaS coriandri succus cum muliebri lacte oculorum<text:line-break/>angulis instillatus, fimiliterque papaveris succus torresactus<text:line-break/>auxiliatur. Folia item platani trita cum sarinae polentae<text:line-break/>flore oculis superpone, emplastri more appofita. Cataplas-<text:line-break/>mata vero in fluxionibus conveniunt, cupressus viridis cum<text:line-break/>vino. Aut paliuri folia. Aut portulaca trita cum adipe an-<text:line-break/>ferino et Croco, aut iris sicca cum melle, aut miras thuris<text:line-break/>et myrrham cum ovi candido lana excepta fronti impo-<text:line-break/>nito, aut apium cum polenta aut seselis flores vino mace-<text:line-break/>ratos imponito, aut papaveris folia recentia agglutinat^.<text:line-break/>Quod si vigiliae instent, mandragorae radicem et fuccum,<text:line-break/>papaveris folia et polentam aequis partibus in massam co-<text:line-break/>gito, eamque odorandam exhibeto es obdormissent. Porro<text:line-break/>in magnis fluxionibus pulegii recentis femen, et maxime<text:line-break/>fulvum, cum aceto ad malagmatis formam redigito ac fin-<text:line-break/>cipiti imponito, lanis superne additis ac leni vinculo con-<text:line-break/>stricsis. Aliqui etiam papaver recens ei admiscent, aut opii</text:span></text:span></text:p>
      <text:p text:style-name="P3"><text:span text:style-name="Default_20_Paragraph_20_Font"><text:span text:style-name="T15">minimum quid aut rosas aut melilotum coctum. Aut amylo<text:line-break/>ex vino aut ovi candido oculos ipsos integito. Praeclare<text:line-break/>faciunt ad fluxionem uberem, tenuem ac vetustam itemque<text:line-break/>ulcera pompholygis Ʒ iv, opii torresacti obolos iij, gummi<text:line-break/>Ʒ iv, aqua pluviali aut fontana excipe. </text:span></text:span><text:span text:style-name="Default_20_Paragraph_20_Font"><text:span text:style-name="T1">Agglutinat orium<text:line-break/>ad fluxionem</text:span></text:span><text:span text:style-name="Default_20_Paragraph_20_Font"><text:span text:style-name="T15">. Similaginem et mannae thuris dimidium ejus<text:line-break/>cum ovi albumine ad emplastri formam redigito et in prlllu<text:line-break/>cipio fronti in linteolo imponito, aut ovi assati vitellum<text:line-break/>cum tllure, aut cochleam cum testa sua et oVi candido ad<text:line-break/>strigmenti tiam formam redactam in splenio a tempore al-<text:line-break/>tero ad alterum. extendendo imponito. Sua sponte decidit,<text:line-break/>ubi restiterit fluxus, aut mosclli malagma aut barbarum<text:line-break/>emplastrum aut viride aut aIiquod </text:span></text:span><text:span text:style-name="Default_20_Paragraph_20_Font"><text:span text:style-name="T1">a</text:span></text:span><text:span text:style-name="Default_20_Paragraph_20_Font"><text:span text:style-name="T15">Iiud eorum, quae aceto<text:line-break/>constant, splenio inditum sronti imponito.</text:span></text:span></text:p>
      <text:p text:style-name="P1"><text:span text:style-name="Default_20_Paragraph_20_Font"><text:span text:style-name="T1">[Ad haemalopas et Ilyposcllagmata</text:span></text:span><text:span text:style-name="Default_20_Paragraph_20_Font"><text:span text:style-name="T15">.] Ad plagas ocu-<text:line-break/>lis illatas et ad obolientes ex eis cruentas suffufiones, sta-<text:line-break/>tim in principio tum ad inflammationem, tum ad doIorem<text:line-break/>compescendum sacit columbinus sanguis instillatus, et prae-<text:line-break/>sertim is, qui ex teneris pennis exprimitur. Candidum</text:span></text:span></text:p>
      <text:p text:style-name="P2"><text:span text:style-name="Default_20_Paragraph_20_Font"><text:span text:style-name="T15">etiam ovi eodem modo in oculum instillatum, atque amplius<text:line-break/>- pura lana exceptum et superne impositum. Prodest etiam</text:span></text:span></text:p>
      <text:p text:style-name="P1"><text:span text:style-name="Default_20_Paragraph_20_Font"><text:span text:style-name="T15">ovi assi Iutelnn cum vino impositum aut melilotum coctum<text:line-break/>cum vino eodem modo. Insuper et folia rosarum ac flos<text:line-break/>per fe et cum vino trita, itemque cum flore farinae po-<text:line-break/>lentae, aut brassicae solia in cataplasmate. subi. vero diutius<text:line-break/>q cruentatio perstiterit,. thure .et bitumine aequiS portionibus</text:span></text:span></text:p>
      <text:p text:style-name="P1"><text:span text:style-name="Default_20_Paragraph_20_Font"><text:span text:style-name="T15">acceptio ac mixtiS oculum suffito, aut hyssopi comam tri-<text:line-break/>tam lineo panniculo </text:span></text:span><text:span text:style-name="Default_20_Paragraph_20_Font"><text:span text:style-name="T8">i</text:span></text:span><text:span text:style-name="Default_20_Paragraph_20_Font"><text:span text:style-name="T15">lligatam in ferventem aquam demst-<text:line-break/>^Tito,. nculoque admoveto. Sequitur enim cruor adeo, ut ex<text:line-break/>linteolo compressu exprimi qu</text:span></text:span><text:span text:style-name="Default_20_Paragraph_20_Font"><text:span text:style-name="T8">Q</text:span></text:span><text:span text:style-name="Default_20_Paragraph_20_Font"><text:span text:style-name="T15">at</text:span></text:span><text:span text:style-name="Default_20_Paragraph_20_Font"><text:span text:style-name="T8">i</text:span></text:span><text:span text:style-name="Default_20_Paragraph_20_Font"><text:span text:style-name="T15"> Aut nitrum et terram<text:line-break/>.Aethiopicam ac myrrham pari pondere cum aqua illinito,<text:line-break/>aut foliorum. oleae viridium succum fublinito, aut ammium<text:line-break/>et hyssopum cum lacte bubulo terito, agitato ac fublinito,<text:line-break/>aut femen lini tritum cum butyro per linteolum exprimito<text:line-break/>ac fublinito, caput vero frigid</text:span></text:span><text:span text:style-name="Default_20_Paragraph_20_Font"><text:span text:style-name="T8">o</text:span></text:span><text:span text:style-name="Default_20_Paragraph_20_Font"><text:span text:style-name="T15">. perfundite.</text:span></text:span></text:p>
      <text:p text:style-name="Normal"><text:span text:style-name="Default_20_Paragraph_20_Font"><text:span text:style-name="T1">[Curatio tumorum.]</text:span></text:span> Ad tumores ex plaga circa ocu-<text:line-break/>los obortos valde convenit fomentum per mollem spongiam</text:p>
      <text:p text:style-name="P3"><text:span text:style-name="Default_20_Paragraph_20_Font"><text:span text:style-name="T15">assidue factum, ita ut nova spongia postea aceto diluto ma-<text:line-break/>desecta imponatur. Convenit insuper sinapi vetustum ex<text:line-break/>aqua tritum, assidue circumpositum et ablatum. Similiter et<text:line-break/>nasturtium , fi post eorum ablationem loci assidue calida<text:line-break/>aqua foveantur.</text:span></text:span></text:p>
      <text:p text:style-name="P1"><text:span text:style-name="Default_20_Paragraph_20_Font"><text:span text:style-name="T1">[Ad oculos scabros ac aridos.]</text:span></text:span><text:span text:style-name="Default_20_Paragraph_20_Font"><text:span text:style-name="T15"> Ad oculos propter<text:line-break/>solem aut omnino pulverem scabros atque aridos factos<text:line-break/>aqua multa aestate quidem frigida, Itleme vero calida affusa<text:line-break/>commodat. Convenit et spongiae calida aut lentis decocto<text:line-break/>imbutae fomentum. Ipsis vero oculorum angulis, rubi, len-<text:line-break/>tisci, myrti, rosarum succum unumquemque per se cum<text:line-break/>aqua adhibeto. Aut rosas aridas tritas cum vino, aut earum<text:line-break/>florem. Aut vinum maris expers ac oleum vetus, maxime<text:line-break/>ubi dormire voluerint, admoveto. Conducit praeterea his<text:line-break/>ut a salsis, acribus, ampliusque acidis omnibus abstineant.<text:line-break/>Porro ad inveteratas et callosas circa palpebras affectiones<text:line-break/>amurcam coctam cum oleo tritam illinito.</text:span></text:span></text:p>
      <text:p text:style-name="P2"><text:span text:style-name="Default_20_Paragraph_20_Font"><text:span text:style-name="T1">[Ad eos qui glabras habent palpebras.] lu iis qui<text:line-break/>glabras palpebras, quique pilos non habent, egregie saoit<text:line-break/>ac pilos producit</text:span></text:span><text:span text:style-name="Default_20_Paragraph_20_Font"><text:span text:style-name="T15">. ♃ Acaciae Ʒ ij, atramenti librarii aridi<text:line-break/>aut fi fieri potest .Memphitici Ʒ v, fucci porri heminas iv,<text:line-break/>vini .maris expertis heminas iv coquito, donec stligmen-<text:line-break/>titiam formam induant, et repositis in pyxide utitor. Aut<text:line-break/>muscerdas et caprarum stercora usta pari mensura, cineris<text:line-break/>calami Graeci duplum bum melle Attico illinito. Hoc vero<text:line-break/>etiam palpebrarum defluvia emendat. </text:span></text:span><text:span text:style-name="Default_20_Paragraph_20_Font"><text:span text:style-name="T8">^t</text:span></text:span><text:span text:style-name="Default_20_Paragraph_20_Font"><text:span text:style-name="T15"> Aeruginis tritae<text:line-break/>partem unam, ammoniaci thymiamatis tantundem trita ad-<text:line-break/>bibetu</text:span></text:span><text:span text:style-name="Default_20_Paragraph_20_Font"><text:span text:style-name="T8">r</text:span></text:span><text:span text:style-name="Default_20_Paragraph_20_Font"><text:span text:style-name="T15"> Facit idem et egregie ad scabros oculos. Aut ca-<text:line-break/>dmiam tritam melle subactam in ollula urito ac assato,. de-<text:line-break/>inde aeris usti tantundem admisceto ac tlitiS utitor.</text:span></text:span></text:p>
      <text:p text:style-name="Normal"><text:span text:style-name="Default_20_Paragraph_20_Font"><text:span text:style-name="T1">[Ad pilos inutiles et pungentes in palpebris ena-<text:line-break/>suendos.]</text:span></text:span><text:span text:style-name="Default_20_Paragraph_20_Font"><text:span text:style-name="T15"> Pilosi inutiliter in palpebris supernascentesi evel-<text:line-break/>lito et sanguinem cimicum illinito et non enascentur. Pa-<text:line-break/>pias Laodicenfis Autolyci medicus multa in his Tentabat,<text:line-break/>- evellebat primum ipsos pilos, deinde locum diligenter cum<text:line-break/>diopace irritabat et cum chamaeleone albo trito Viridium</text:span></text:span></text:p>
      <text:p text:style-name="P3"><text:span text:style-name="Default_20_Paragraph_20_Font"><text:span text:style-name="T15">ranarum sanguine permixto, sunt autem ranae quae in<text:line-break/>arundinibus degunt, illinebat; neque enim postea enascun-<text:line-break/>trux Potes et evulsis prius pilis cedriam cum testularum<text:line-break/>cinere mixtam ac tritam illinere. Ad eandem quoque rem<text:line-break/>aviculae cinaedi appellatae felle utitor, aut phagri malini<text:line-break/>piscis itidem felle, aut. ricini a cane femina adempti fan-<text:line-break/>guine. Egregie facit hoc. ♃ Fellis et sanguinis erinacei.<text:line-break/>terrestris pares partes, fellis chamaeleonis tantundem, ca-<text:line-break/>florii parum, ad formam fquamularum pifcium reducito, et<text:line-break/>pilis radicitus evulsis utitor, fquamulam unam oris saliva<text:line-break/>matutina dilutam illinendo, locumque ad dimidium horae<text:line-break/>obligando- Dolitant quidem ex medicamenti hujus ufu, fed<text:line-break/>pili amplius non enafcuntur; aut felle hyaenae feminae.<text:line-break/>mox ab evulsione illinito, aut tellinarum tenuissimum pul-<text:line-break/>verem oblinito, aut evulsis pilis cicutae folium et cedriam<text:line-break/>aequalibus partibus cum vespertilionis sanguine illine, illi-<text:line-break/>tumque donec exarefcat tene, si enim hoc oculum contin-<text:line-break/>gat, ejus humorem corrumpit, aut ab evulfione caprae fel<text:line-break/>cum brassicae fucco illinito, aut furnariae herbae fucco pal-<text:line-break/>pebrae alam sive summitatem illinito, deinde pilos eVellito</text:span></text:span></text:p>
      <text:p text:style-name="P3"><text:span text:style-name="Default_20_Paragraph_20_Font"><text:span text:style-name="T15">rurfusque illinito. Testatus est et Hermeas spumam aquae<text:line-break/>post dropacum adhibitionem illitam summe conducere.</text:span></text:span></text:p>
      <text:p text:style-name="P1"><text:span text:style-name="Default_20_Paragraph_20_Font"><text:span text:style-name="T1">[De uvis et albugi</text:span></text:span><text:span text:style-name="Default_20_Paragraph_20_Font"><text:span text:style-name="T15">ne</text:span></text:span><text:span text:style-name="Default_20_Paragraph_20_Font"><text:span text:style-name="T1">us</text:span></text:span><text:span text:style-name="Default_20_Paragraph_20_Font"><text:span text:style-name="T15">.] Staphylomata tollesi can-<text:line-break/>tharidum succo illito. Albugines vero cito sanat nitrum<text:line-break/>cum oleo veteri diligenter tritum et illitum, aut lacertae<text:line-break/>stercus illinc et tolles, aut nycticoracis ovum illinc et tin-<text:line-break/>ges ipsas, aut croci, piperis aequales partes cum felisi felle<text:line-break/>in collyria formato ac illinito, aut sepiae testam tritam melle<text:line-break/>subigito ac urito et Levigato, postea medicamento hoc<text:line-break/>sublini to.</text:span></text:span></text:p>
      <text:p text:style-name="P1"><text:span text:style-name="Default_20_Paragraph_20_Font"><text:span text:style-name="T1">[ Curatio obscuritatis visus et sussustonis.]</text:span></text:span><text:span text:style-name="Default_20_Paragraph_20_Font"><text:span text:style-name="T15"> Obscuri-<text:line-break/>tatem omnem aut etiam incipientem suffusionem persanat<text:line-break/>vulturis fel cum marrubii succo ac melle Attico, aut ♃<text:line-break/>myrrhae et piperis partes aequales cum melle , aut sala-<text:line-break/>num nigrum illinc. Facit et Cyprus in aerea pyxide repo-<text:line-break/>sita, aut foeniculi succum et fel taurinum liquidum pari-<text:line-break/>bus partibus, mellis Attici duplum illinito.. Aut croci et<text:line-break/>piperis aequas portiones felle taurino excipito, atque in</text:span></text:span></text:p>
      <text:p text:style-name="P2"><text:span text:style-name="Default_20_Paragraph_20_Font"><text:span text:style-name="T15">collyria redigito ac illinito, aut populi nigrae liquorem<text:line-break/>cum duplo mellls Attici illinito.</text:span></text:span></text:p>
      <text:p text:style-name="P1"><text:span text:style-name="Default_20_Paragraph_20_Font"><text:span text:style-name="T1">[De humorum susustilnibus</text:span></text:span><text:span text:style-name="Default_20_Paragraph_20_Font"><text:span text:style-name="T15">.] ♃ Fellis testudinis ma-<text:line-break/>rinae partem unam, mellis Attici quadruplum illinito. Fel<text:line-break/>ipsum etiam per se sufficit cum aqua illitum.</text:span></text:span></text:p>
      <text:p text:style-name="P1"><text:span text:style-name="Default_20_Paragraph_20_Font"><text:span text:style-name="T1">[Ad pterygia.]</text:span></text:span><text:span text:style-name="Default_20_Paragraph_20_Font"><text:span text:style-name="T15"> In pterygiis oculorum ♃ atramenti<text:line-break/>sutorii, salis ammoniaci aequalesi partes, gummi dimidium,<text:line-break/>cum aceto in collyria formato ac illinito, aut populi ni-<text:line-break/>grae liquorem cum duplo mellisi Attici mixtum ac tritum<text:line-break/>illinito.</text:span></text:span></text:p>
      <text:p text:style-name="P1"><text:span text:style-name="Default_20_Paragraph_20_Font"><text:span text:style-name="T1">[Ad glaucos oculos et lusciosos.]</text:span></text:span><text:span text:style-name="Default_20_Paragraph_20_Font"><text:span text:style-name="T15"> Solani succus in-<text:line-break/>stillatus glaucos oculosi denigrat. In lusciosis vero hepar<text:line-break/>, hircinum assato, ipsumque inter affandum distillantem cruo.</text:span></text:span><text:span text:style-name="Default_20_Paragraph_20_Font"><text:span text:style-name="T1">e<text:line-break/></text:span></text:span><text:span text:style-name="Default_20_Paragraph_20_Font"><text:span text:style-name="T15">rem- coadunato, atque hoc quidem ipsosi illinito, ipsum vero<text:line-break/>hepar edendum praebeto. Auxiliatur et columbinus sanguis<text:line-break/>illitus et sel caprae, aut hepar caprinum coquito, eosique<text:line-break/>obvelatos in ollam intendere jubeto, quo elatum inde va-<text:line-break/>porem oculis susceptent. Ipsum vero hepar assidue eden-</text:span></text:span></text:p>
      <text:p text:style-name="P3"><text:span text:style-name="Default_20_Paragraph_20_Font"><text:span text:style-name="T15">dum dato, ex hoc enim cito auxilium sentient, aut ♃ ela-<text:line-break/>terii obolum, seminis portulacae drach. j, cum melle inunge,<text:line-break/>aut stercus asini recens exuccato ac illinito. Vescatur aeger<text:line-break/>beta, vultuliS jecore assato, ejusque felle illinatur.</text:span></text:span></text:p>
      <text:p text:style-name="P5"><text:span text:style-name="Default_20_Paragraph_20_Font"><text:span text:style-name="T1">[Ad hordeola quae et posthiae appellantur.]</text:span></text:span><text:span text:style-name="Default_20_Paragraph_20_Font"><text:span text:style-name="T15"> Hor-<text:line-break/>deola circa palpebrarum cilia orta cerae albae fomento<text:line-break/>discuties , aut muscae caput avellito ac reliquo corpore<text:line-break/>t abscessum ipsum confricatus.</text:span></text:span></text:p>
      <text:h text:style-name="P44" text:outline-level="1"><text:span text:style-name="T31">G</text:span>ALENI DE CoMPoSITIoNE MEDI<text:span text:style-name="T31">C</text:span>AMENToRUM SECUNDUM L<text:span text:style-name="T31">O</text:span>COS LIBER <text:span text:style-name="T31">V</text:span>l</text:h>
      <text:h text:style-name="Heading_20_2" text:outline-level="2">Cap. I.</text:h>
      <text:p text:style-name="P29"><text:span text:style-name="T31">[M</text:span>od hypopion sub oculis fiat, nomen<text:line-break/>ipsum indicat; idem enim est veIut si quis hypophthal-:<text:line-break/>mium dicat, quod ipsum sub ocu<text:span text:style-name="Default_20_Paragraph_20_Font"><text:span text:style-name="T1">l</text:span></text:span>is sonat. Est autem ex ge-<text:line-break/><text:span text:style-name="Default_20_Paragraph_20_Font"><text:span text:style-name="T15">uere </text:span></text:span>effusionum appe<text:span text:style-name="Default_20_Paragraph_20_Font"><text:span text:style-name="T1">l</text:span></text:span>latarum, appellant ita Hippocrates et<text:line-break/>asii mulsi medici circa cutem affectionem, quum tenuibus<text:line-break/><text:span text:style-name="Default_20_Paragraph_20_Font"><text:span text:style-name="T15">in </text:span></text:span>ipsa venis contusis sanguis per fissuras effunditur, non<text:line-break/>ano loc<text:span text:style-name="Default_20_Paragraph_20_Font"><text:span text:style-name="T1">o</text:span></text:span> acervatim, ac statim ita excretum in grumos co-</text:p>
      <text:p text:style-name="P3"><text:span text:style-name="Default_20_Paragraph_20_Font"><text:span text:style-name="T15">iens, sed postquam per diapedesin, ut ipsi appellant, effusi</text:span></text:span><text:span text:style-name="Default_20_Paragraph_20_Font"><text:span text:style-name="T1">o<text:line-break/></text:span></text:span><text:span text:style-name="Default_20_Paragraph_20_Font"><text:span text:style-name="T15">ipsa saeta est. Contingit sane aliquando ubi ita coierit, tem-<text:line-break/>poris progressu livescere et denigrari, parvis nimirum gru-<text:line-break/>mulis ex disperso in multas cutis partes sanguine ortis.<text:line-break/>Quare melito ad ejus curationem statim festinant medici<text:line-break/>priusquam denigrescit, scopum medendi habentes ut fanguis<text:line-break/>discutiatur, quum sciant id, quod in grumos coierit, ex san-<text:line-break/>guine, aegerrime discuti poste. Quum vero tunicula vena-<text:line-break/>rum ex quibus sanguis exilit rumpatur, parum quiddam </text:span></text:span>ex<text:line-break/><text:span text:style-name="Default_20_Paragraph_20_Font"><text:span text:style-name="T15">astringentibus ad discutientia admiscetur; si enim ex </text:span></text:span>sola<text:line-break/><text:span text:style-name="Default_20_Paragraph_20_Font"><text:span text:style-name="T15">simplici facultate discussoria medicamentum a principio ad-<text:line-break/>hibeatur, non solum quod effusum est discutiet, sed et per<text:line-break/>fissuras aliquid attrahet ex sanguine in contusis venis con-<text:line-break/>tento. Postquam vero in suam naturam redierint venulae^<text:line-break/>ad discussoria pharmaca citra astringentium admixtionem<text:line-break/>opportune transimus. Quemadmodum autem in aliis affecti-<text:line-break/></text:span></text:span>bus plerique medicorum indistincte auxilia conscripserunt,</text:p>
      <text:p text:style-name="P3"><text:span text:style-name="Default_20_Paragraph_20_Font"><text:span text:style-name="T15">ita et in his citra eas, quas jam recensui dictiones, simpli-<text:line-break/>citer sugillatorum remedia prodiderunt. Porro si vos eorum,<text:line-break/>quae in libris de simplicium medicamentorum sacultate di-<text:line-break/>dicistis, memores fueritis, facile discernere poteritis, quas-<text:line-break/>nam sugillationes sola discussione digerere oporteat absque<text:line-break/>astrictione et in quibus admiscere conveniat quippiam ex<text:line-break/>parce astringentibus. Quin et ex ipsis discussurus imbecil-<text:line-break/>liora primum adhibenda esse manifestum est, fortiora vero<text:line-break/>inveteratis et denigratis admovenda. Exempli itaque loco<text:line-break/>primum ea, quibus ipse utor indicabo, inde ad ea, quae pro-<text:line-break/>bati medici tradiderunt progressurus. Appellatur autem col-<text:line-break/>lyrium Nili ex rosis diarrhodon, multis jam annis prae-<text:line-break/>clarum et celebratum, cujus compositionem proximo libro<text:line-break/>tradidi, hoc ipsum in oculariorum coticula ex aqua con-<text:line-break/>tero, atque sugisiationi illino sertulae campanae, ac soeni-<text:line-break/>graeci decocto prius loco fomento admoto, deinde etiam<text:line-break/>collyrio ex eo decocto dissoluto, postea etiam ipsius solius<text:line-break/>foenigraeci decocto. Quod si reliquiae quaepiam affectionis</text:span></text:span></text:p>
      <text:p text:style-name="P3"><text:span text:style-name="Default_20_Paragraph_20_Font"><text:span text:style-name="T15">restent, in foenigraeci decocto collyria , diasmyrna appeI-<text:line-break/>lata, solvo ac illino. Conducit autem bis in die medica-<text:line-break/>mentum hoc illinere, simulque sementum decoctorum casi-<text:line-break/>dorum per mollem spongiam prius admovere, ita ut pri-<text:line-break/>mum ex ambobus, foenugraeco et meliloto, decoctum fiat,<text:line-break/>inveterato autem malo , ex solo foenugraeco. Hic curandi<text:line-break/>moduS ut plurimum perfeote sugillata persanat paucisi omni-<text:line-break/>no subterfugientibus, cumque respuentibus in quibus oosu<text:line-break/>tyrium ex sandice commodum est et medicamentis ^d<text:line-break/>sugillata a medicis defcriptis, ea quae generosa discutie</text:span></text:span><text:span text:style-name="Default_20_Paragraph_20_Font"><text:span text:style-name="T1">n</text:span></text:span><text:span text:style-name="Default_20_Paragraph_20_Font"><text:span text:style-name="T15">di<text:line-break/>vim habent. Initium autem faciam ab cisi quae A rosi i genesi<text:line-break/>in primo medicamentorum fecundum genus confcripsit, pro-<text:line-break/>pofituruS quidem ipsius verba, postea vero si quid ah<text:line-break/>ad distinctionem pertinens relictum est appositurus.</text:span></text:span></text:p>
      <text:p text:style-name="P1"><text:span text:style-name="Default_20_Paragraph_20_Font"><text:span text:style-name="T1">[Arcltigenis medicamenta ad sugillata, sexta ipsius<text:line-break/>dictionem.]</text:span></text:span><text:span text:style-name="Default_20_Paragraph_20_Font"><text:span text:style-name="T15"> Sugillata e vestigio sanat raphanus impositus,<text:line-break/>auferes autem ipsum postquam mordere inceperit. Recte<text:line-break/>fecit in eo, quod ascripsit, tollendum esse ubi mordere coe-</text:span></text:span></text:p>
      <text:p text:style-name="P3"><text:span text:style-name="Default_20_Paragraph_20_Font"><text:span text:style-name="T15">perit; si enim diutius maneat, venulas contusas commor-<text:line-break/>dendo oscula ipsarum aperiet. Quapropter et a prlnCipi</text:span></text:span><text:span text:style-name="Default_20_Paragraph_20_Font"><text:span text:style-name="T8">o<text:line-break/></text:span></text:span><text:span text:style-name="Default_20_Paragraph_20_Font"><text:span text:style-name="T15">eo utendum non est, ubi vero inveteratae suerint sugilla-<text:line-break/>tiones et jam denigratae, etiam fi quis longiori tempore<text:line-break/>cumbere ipsum sinat, magis juvabit. Facit et caseusi reo^ug<text:line-break/>salsus impositus. Ipse quidem caseusi vim obstruendi meatus<text:line-break/>habet, verum recens salsus et nondum inveteratusi mixtam<text:line-break/>facultatem habet, obductricem ex se ipso, discussoriam ver</text:span></text:span><text:span text:style-name="Default_20_Paragraph_20_Font"><text:span text:style-name="T8">o<text:line-break/></text:span></text:span><text:span text:style-name="Default_20_Paragraph_20_Font"><text:span text:style-name="T15">et alienaliter astringentem ex sale, quare nihil absurdi tssa<text:line-break/>eo et in principio uti. Aut ceratum cum absinthio veI ra-<text:line-break/>phani succo subactum. Aut hyssopi coma Levigata eodem<text:line-break/>modo. Sive cum absinthii coma trita, sive cum suc</text:span></text:span><text:span text:style-name="Default_20_Paragraph_20_Font"><text:span text:style-name="T8">co<text:line-break/></text:span></text:span><text:span text:style-name="Default_20_Paragraph_20_Font"><text:span text:style-name="T15">ratum subactum adhibeas, eandem vim demonstrabit, verum<text:line-break/>ad tactum molliusi reddetur medicamentum, si su</text:span></text:span><text:span text:style-name="Default_20_Paragraph_20_Font"><text:span text:style-name="T8">c</text:span></text:span><text:span text:style-name="Default_20_Paragraph_20_Font"><text:span text:style-name="T15">eus cum<text:line-break/>cerato committatur. At vero raphani succus aut hyssopum<text:line-break/>cerato addita efficacius reddunt medicamentum quam m<text:line-break/>principio statim adhiberi Conveniat, nisi jam psu</text:span></text:span><text:span text:style-name="Default_20_Paragraph_20_Font"><text:span text:style-name="T8">n</text:span></text:span><text:span text:style-name="Default_20_Paragraph_20_Font"><text:span text:style-name="T15">^ livida<text:line-break/>aut nigra facta sit sugillatio, quod esiam ipse deinceps diCell</text:span></text:span></text:p>
      <text:p text:style-name="P3"><text:span text:style-name="Default_20_Paragraph_20_Font"><text:span text:style-name="T15">Summe facit ad recentia et livida sugillata spongia muria<text:line-break/>tincta et assidue imposita ac ablata, postea vero fomentum<text:line-break/>assiduum ex calida aqua prodest. Quemadmodum raphano<text:line-break/>in principio uti minime tutum est, ob eam quam dixi cau-<text:line-break/>sam, sic etiam muria; quapropter etiam post ejuS usum ca-<text:line-break/>lidae fomentum probat, quo videlicet acrimonia ex muria<text:line-break/>inducta compescatur. Neque vero in omnibus sugillatiS in<text:line-break/>principio fomento ex muria uti consulit, sed in iis quae<text:line-break/>statim livescunt. Brevi itaque tempore in iisi muria uten-<text:line-break/>dum est, in quibuS vero cruentus aut subflavus aut sub-<text:line-break/>palliduS est color, fugere muriam oportet. Cataplasmate au-<text:line-break/>tem utere faba fresa contrita, abfinthio, hyssopo, origano,<text:line-break/>raphani cortice, uva passa exacinata, unoquoque per se cum<text:line-break/>melle aut aceto aut aqua. Imperfecte primum haec reme-<text:line-break/>dia conscripsit, quum non apponat ad sermonem coctiSne<text:line-break/>an crudis uti </text:span></text:span><text:span text:style-name="Default_20_Paragraph_20_Font"><text:span text:style-name="T1">i</text:span></text:span><text:span text:style-name="Default_20_Paragraph_20_Font"><text:span text:style-name="T15">ubeat faba fresa et abfinthio et hyssopo.<text:line-break/>Videtur autem crudorum usum praecipere; nam ad finem</text:span></text:span></text:p>
      <text:p text:style-name="P3"><text:span text:style-name="Default_20_Paragraph_20_Font"><text:span text:style-name="T15">ubi dicit, cum melle aut aceto aut aqua finguIisi praedictis<text:line-break/>utendum esse, tum quidem coctis apposuisset. Quin et eo<text:line-break/>ipso sermone tria viribus inaequalia medicamenta tradens,<text:line-break/>minime recte mihi videtur praecipere cum hoc vel cum<text:line-break/>illo esse utendum. Aqua enim acrimoniae omnis expertis-<text:line-break/>sima est, non in cute tantum, sed ipsis etiam ulceribus.<text:line-break/>Mel vero ulceribus mordax est, cutem autem non offendit.<text:line-break/>Acetum vero utrisque mordax existit. Neque vero raphani<text:line-break/>cortex uvae passae viribus par est, sicut neque absinthium<text:line-break/>ac hyssopum et orIganum, fortia enim haec sunt et discus-<text:line-break/>foria vi praedita, moderata autem est uva passa et omnis<text:line-break/>acrimoniae expers. Et bulbus albus cum ovo et melle. Bul-<text:line-break/>bum flavum ut acriorem in principio statim adhibere re-<text:line-break/>cusat. Scimus autem mel discussoris facultatis esse, qua-<text:line-break/>propter ovum ipsis admiscere videtur, quod mitigandi fa-<text:line-break/>cuitate multum praestat. Cyclaminos per se et cum uva<text:line-break/>passa. Neque hic parvum est quod interest inter cyclami-<text:line-break/>num et uvam passam. Quare haud scio qua ratione per se</text:span></text:span></text:p>
      <text:p text:style-name="P3"><text:span text:style-name="Default_20_Paragraph_20_Font"><text:span text:style-name="T15">cyclamino utatur et admixta uva passa; etenim per se ve-<text:line-break/>hementissimum est medicamentum, at cum uva passa com-<text:line-break/>miscens tantum auferet facultatis, quanta fuerit admixtae<text:line-break/>uvae passae moles. Aut nitrum cum hyssopo et uva passa<text:line-break/>melle exceptum. Hic sermo priore rectior est, in quo etiam<text:line-break/>fusius cyclamini ufum permittebat. Nam si etiam nunc hys-<text:line-break/>fopum ipsum per se adhibere consuluisset, non apponendo<text:line-break/>inveteratis sugillationibus id convenire, similiter utique de-<text:line-break/>liquisset. Myrtum cum sale et aqua. Dictum etiam antea<text:line-break/>a me est, quod ex discussoriisi medicamenta in principio<text:line-break/>praestantiora sunt, quae exiguam astringendi vim comple-<text:line-break/>ctuntur, qualia sunt rosae et melilotum et crocus. Non ta-<text:line-break/>men ex ejusmodi medicamentorum numero est myrtus., ut-<text:line-break/>pote vehementer astringens, quapropter Ago nunquam ipsa<text:line-break/>uti audeam , praesertim fi jam lividus sit color sugillatio-<text:line-break/>num. Sinapi cum adipe ovillo. Inveteratis et nigresactis<text:line-break/>sugillationibus solum ho</text:span></text:span><text:span text:style-name="Default_20_Paragraph_20_Font"><text:span text:style-name="T8">c</text:span></text:span><text:span text:style-name="Default_20_Paragraph_20_Font"><text:span text:style-name="T15"> medicamentum convenerit, et m a-<text:line-break/>xime si non omnino paucum sit sinapi adipi admixtum</text:span></text:span></text:p>
      <text:p text:style-name="P3"><text:span text:style-name="Default_20_Paragraph_20_Font"><text:span text:style-name="T15">Myricae folia et fructus trita cum aqua per su simul<text:line-break/>mixta. Et hoc medicamentum non solum discussoriam, sed<text:line-break/>et contractorem quandam vim habet, quare inveteratis et<text:line-break/>nigrescens sugillationibus non conducit. Facit et spongia et<text:line-break/>linteolum, aceto ac melle imbuta et apposita. Ho</text:span></text:span><text:span text:style-name="Default_20_Paragraph_20_Font"><text:span text:style-name="T8">o</text:span></text:span><text:span text:style-name="Default_20_Paragraph_20_Font"><text:span text:style-name="T15"> reme-<text:line-break/>dium in principio adhibitum non valde acri aceto opusi<text:line-break/>habet, in progressu autem temporis liquefacta aut denigrata<text:line-break/>sugillatione nihil profuerit, absque acerrim</text:span></text:span><text:span text:style-name="Default_20_Paragraph_20_Font"><text:span text:style-name="T8">o</text:span></text:span><text:span text:style-name="Default_20_Paragraph_20_Font"><text:span text:style-name="T15"> aceto praepa-<text:line-break/>ratum. Aut fabam fresam commanducatam imponitis cum<text:line-break/>melle. Quin et fabae lomentum etiam citra manducationem<text:line-break/>cum melle subactum livida dis</text:span></text:span><text:span text:style-name="Default_20_Paragraph_20_Font"><text:span text:style-name="T8">c</text:span></text:span><text:span text:style-name="Default_20_Paragraph_20_Font"><text:span text:style-name="T15">utit, ex manducatione au-<text:line-break/>tem fumme difcussorium redditur, nimirum viribus a saliva<text:line-break/>assumptis. Ovi vitellum eodem modo. Si mel ad ovi vitel-<text:line-break/>lum miscuerimus, velut ante dixi de faba fresa, simile sa-<text:line-break/>ciemus praedicto medicamento tum in apparatu tum in fa-<text:line-break/>cultam. Aut porci pulmonem calidum imponito. Hoc reme-<text:line-break/>dium non tolerarit vir mundiciem amans. Aut myricae de-</text:span></text:span></text:p>
      <text:p text:style-name="P3"><text:span text:style-name="Default_20_Paragraph_20_Font"><text:span text:style-name="T15">cocto prolue. Non ita longe ante de myricae sacultate di-<text:line-break/>ctum est; aut cardamomum cum myrrha impone. Discuflo-<text:line-break/>rium quidem medicamentum est myrrha, verum acre car-<text:line-break/>damomum. Haec sane sufficere videntur mihi ex Archige-<text:line-break/>nis scriptis exempli gratia prolata, ostenso simul modo exa-<text:line-break/>minandi medicamenta, qualia scilicet in principio conve-<text:line-break/>niant, antequam livida aut nigra sugillatio fiat, et qualia<text:line-break/>lividis aut jam nigrefactis et inveteratis sint adhibenda.<text:line-break/>Quare quae consequuntur apud eum deinceps, ea sola per<text:line-break/></text:span></text:span>se <text:span text:style-name="Default_20_Paragraph_20_Font"><text:span text:style-name="T15">ascribam ipsius Archigenis verbis , aut cerussae et spu<text:line-break/>mae argenti aequales partes cum melle terito, et admixta<text:line-break/>faba fresa ad cerati .formam reducito ac utitor, aut an-<text:line-break/>guium senectam cum aqua marina tritam illinc, aut cumi<text:line-break/>num linteo illigatum et in ferventi aqua tinctum pro fb-<text:line-break/>mento adhibe, aut sinapi cum cerato impone, aut foeni-<text:line-break/>culum tritum impone, aut thus et thapfiam aequis portio-<text:line-break/>nibus cum cerato rosaceo, aut mentam et argenti spumam<text:line-break/>pari pondere impone, aut hordeaceam farinam cum aceto<text:line-break/></text:span></text:span>mulf<text:span text:style-name="Default_20_Paragraph_20_Font"><text:span text:style-name="T1">o</text:span></text:span> coctam, aut fabam vino maceratam, donec tenera <text:span text:style-name="Default_20_Paragraph_20_Font"><text:span text:style-name="T15">fiat</text:span></text:span></text:p>
      <text:p text:style-name="P3"><text:span text:style-name="Default_20_Paragraph_20_Font"><text:span text:style-name="T15">tritam splenii modo impone, aut cicer ervinum vocatum<text:line-break/>eodem modo, aut furnorum fuliginem cum pari cerussa ex<text:line-break/>vino odorato illine, aut thapsiam et arvinae farinae triplum<text:line-break/>eodem modo, aut crudum salsamentum exprimito, deinde<text:line-break/>in vino odorato tritam imponito. Caeterum ad vetustiores<text:line-break/>sugillationes smilacis fructus cum uva nigra tritus facit, aut<text:line-break/>thapsiae radix tusa et succus ejus adipe exceptus ac assi-<text:line-break/>due appositus. ln vetustis exemplaribus non vetustiores com-<text:line-break/>parative scriptum est, sed vetustissimas superlative. Dictum<text:line-break/>est porro a me statim in principio, quod in ejusmodi su-<text:line-break/>gillationibus , medicamentis valida vi discussoria praeditis<text:line-break/>uti oporteat, qualia sunt sane ab eo his verbis descripta<text:line-break/>et quaedam item ex superioribus, velut est indicatum. At-<text:line-break/>que haec quidem Archigenes prodidit. Verum Apollonius<text:line-break/>diligentius et cum pluribus distinctionibus in primo para-<text:line-break/>bilium in hunc modum scripsit.</text:span></text:span></text:p>
      <text:p text:style-name="P1"><text:span text:style-name="Default_20_Paragraph_20_Font"><text:span text:style-name="T1">[Medicamenta ab Apollonio conscripta ad sugillata<text:line-break/>recentia ac livida.] </text:span></text:span>Spongiam in aqua marina fervente</text:p>
      <text:p text:style-name="P3"><text:span text:style-name="Default_20_Paragraph_20_Font"><text:span text:style-name="T15">tinctam assidue locis pro fomento adhibeto. Aut spongia in<text:line-break/>acri muria tincta similiter foveto. Aut in aceto ferventi et<text:line-break/>pariter in vino. Imponendum est et splenium melle et aceto<text:line-break/>madefactum aut lana aut spongia. Cataplasmate autem utere<text:line-break/>absinthio trito cum melle, aut hyssopo laevigato cum melle,<text:line-break/>et faba fresa eodem modo, origano similiter, raphani cor-<text:line-break/>tice cum melle, bulbis tritis per fe aut cum melle et ovi<text:line-break/>vitello, lini femine et salibus tritis cum oleo et ovi vitello,<text:line-break/>silphio trito cum oleo et vino, fampfucho trito cum melle,<text:line-break/>myrto et sale tritis cum aceto, foeniculo trito cum cerato,<text:line-break/>hyssopo et nitro cum melle et aceto, calce viva cum ce-<text:line-break/>rato, sinapi trito cum adipe vitulino aut cum cerato.</text:span></text:span></text:p>
      <text:p text:style-name="P1"><text:span text:style-name="Default_20_Paragraph_20_Font"><text:span text:style-name="T1">[Ad sugillata inveterata.]</text:span></text:span><text:span text:style-name="Default_20_Paragraph_20_Font"><text:span text:style-name="T15"> Ari radicem rasam ad melle<text:line-break/>subactam in linteolum illitam imponito, utere etiam discus-<text:line-break/>furiis facultatibus et compositionibus, quae ex descriptioni-<text:line-break/>bus commentariorum apparantur.</text:span></text:span></text:p>
      <text:p text:style-name="P1"><text:span text:style-name="Default_20_Paragraph_20_Font"><text:span text:style-name="T1">[Ad sugillata cum tumore.]</text:span></text:span> Spongiam aceto imbu-<text:line-break/>tam imponito et praemonstratis fomentis frequentius utitor,</text:p>
      <text:p text:style-name="P3"><text:span text:style-name="Default_20_Paragraph_20_Font"><text:span text:style-name="T15">cataplasmata loco farinam hordeaceam ex aceto mulso co-<text:line-break/>ctam imponito, donec locus sugillatusi humilior reddatur,<text:line-break/>de caetero vero subscriptis cataplasmatis utitor.</text:span></text:span></text:p>
      <text:p text:style-name="P1"><text:span text:style-name="Default_20_Paragraph_20_Font"><text:span text:style-name="T1">[Ad sugillata cum inflammatione.]</text:span></text:span><text:span text:style-name="Default_20_Paragraph_20_Font"><text:span text:style-name="T15"> Aqua calida fove<text:line-break/>et pro cataplasmate lenticulam coctam tritam cum melle<text:line-break/>impone. Aut cochleam Aegyptiam contusam impone. Ubi<text:line-break/>vero inflammatio remiserit, tunc jam etiam aliis medica-<text:line-break/>mentis utere.</text:span></text:span></text:p>
      <text:p text:style-name="P1"><text:span text:style-name="Default_20_Paragraph_20_Font"><text:span text:style-name="T1">[Ad sugillata cum pertusione.</text:span></text:span><text:span text:style-name="Default_20_Paragraph_20_Font"><text:span text:style-name="T15">] In ipsam quidem per-<text:line-break/>fusionis fissuram ex medicamentis, quae cruentis vulneri-<text:line-break/>bus conveniunt, inde, cireumsitis vero partibus cataplas-<text:line-break/>mata ex medicamentis ad sugillata citra pertufionem con-<text:line-break/>scriptis impone. Praestabat fortassis hic jam sermonem de<text:line-break/>sugillatis desinere, verum quum ea, quae ex consentiente<text:line-break/>experimento indicata sunt, aliis stabiliora existant, visum est<text:line-break/>mihi etiam ea, quae Crito in tertio de ornatu scripfit ap-<text:line-break/></text:span></text:span>ponere, quae sane juxta istius dictionem ita habent</text:p>
      <text:p text:style-name="P3"><text:span text:style-name="Default_20_Paragraph_20_Font"><text:span text:style-name="T15">[Q</text:span></text:span><text:span text:style-name="Default_20_Paragraph_20_Font"><text:span text:style-name="T1">uae Crito a cl sugillata recentia medicamenta seri-<text:line-break/>pflt</text:span></text:span><text:span text:style-name="Default_20_Paragraph_20_Font"><text:span text:style-name="T15">.] Cicutam tritam ex aqua impone. Absinthium tritum<text:line-break/>ex aqua et in linteolum insertum imponito, quod si tenera<text:line-break/>sit cutis, par.Ilm mellis adjsuitm Hyssopum CiIicium ex aqua<text:line-break/>tritum et in. linteolum ligatum in globulos cogito, atque<text:line-break/>Ilis. in ferventem aquam tinctis sensim foveto. Bryoniae ra-<text:line-break/>dioem tritam cum melle imponito, auso rosaceo cerato ex-<text:line-break/>ceptam adhibeto. Muriam acrem facito fpongiisque in ea<text:line-break/>madefactis foveto, et post haec raphani corticem tritum<text:line-break/>cum melle et linteolo infa</text:span></text:span><text:span text:style-name="Default_20_Paragraph_20_Font"><text:span text:style-name="T1">c</text:span></text:span><text:span text:style-name="Default_20_Paragraph_20_Font"><text:span text:style-name="T15">tum imponito. Aut sinapi tritum.<text:line-break/>cerato exceptum et exiguo adipe vitulino addito .in lin-<text:line-break/>teolo insertum imponito. Et de his quidem in tantum, Quod<text:line-break/>si inveteratae sint sugillationes aut etiam appellati livores,<text:line-break/>subscriptis compositionibus utendum est.</text:span></text:span></text:p>
      <text:p text:style-name="P1"><text:span text:style-name="Default_20_Paragraph_20_Font"><text:span text:style-name="T1">[Ad livores et sugillationes profundas</text:span></text:span><text:span text:style-name="Default_20_Paragraph_20_Font"><text:span text:style-name="T15">.] ♃ Tordylii<text:line-break/>partes duas, terrae Samiae partem unam; aceto excipito,</text:span></text:span></text:p>
      <text:p text:style-name="P3"><text:span text:style-name="Default_20_Paragraph_20_Font"><text:span text:style-name="T15">paulumque mellis simul conquassato. Animadvertere autem<text:line-break/>oportet diligenter ne cutis exulceretur.</text:span></text:span></text:p>
      <text:p text:style-name="P1"><text:span text:style-name="Default_20_Paragraph_20_Font"><text:span text:style-name="T1">[Medicamentum detergens sugillata Arsiarclth] ♃<text:line-break/></text:span></text:span><text:span text:style-name="Default_20_Paragraph_20_Font"><text:span text:style-name="T15">Hyssopi Cilicii Ʒ j, radicis thapsiae tantundem , thuris inte-<text:line-break/>gri non secti tantundem, cerae Tyrrhenicae Ʒ ij, resinae te-<text:line-break/>rebinthinae Ʒ j. Arida cum liquabilibus committito, deinde<text:line-break/>linteolo inserta imponito, animadversione habita ne locus<text:line-break/>exulceretur, et ob hoc sane srequenter tollere oportet.<text:line-break/></text:span></text:span><text:span text:style-name="Default_20_Paragraph_20_Font"><text:span text:style-name="T1">Aliud</text:span></text:span><text:span text:style-name="Default_20_Paragraph_20_Font"><text:span text:style-name="T15">: ♃ Radicis thapsiae Ʒ xij, aut succi Ʒ vj, thuris in-<text:line-break/>secti Ʒ viij, veratri albi Ʒ duas, absinthii Ʒ j, cerati rosacei<text:line-break/>3 ^vib mollita repone ac linteolo insertis utere. Oportet<text:line-break/>etiam hoc assidue amovere. </text:span></text:span><text:span text:style-name="Default_20_Paragraph_20_Font"><text:span text:style-name="T1">Aliud</text:span></text:span><text:span text:style-name="Default_20_Paragraph_20_Font"><text:span text:style-name="T15">. ♃ Viticisi albae obolos<text:line-break/>tres, struthii tantundem, glandisi Aegyptiae tantundem, puI-<text:line-break/>munis caprini usti tantundem, radicis asparagi tantundem,<text:line-break/>bdellii tantundem, succi thapsiae tantundem, aceto multo<text:line-break/>exceptis utitor. .</text:span></text:span><text:span text:style-name="Default_20_Paragraph_20_Font"><text:span text:style-name="T1">Aliud</text:span></text:span><text:span text:style-name="Default_20_Paragraph_20_Font"><text:span text:style-name="T15">. ♃ Seminis viticisi albae Ʒ tres, ra-<text:line-break/>dicis struthii tantundem, nitri rubri tantundem, succi ra^<text:line-break/>phani tantundem, hyssopi Cilicii tantundem, farinae fabarum</text:span></text:span></text:p>
      <text:p text:style-name="P3"><text:span text:style-name="Default_20_Paragraph_20_Font"><text:span text:style-name="T15">tantundem, glandis unguentariae Ʒ xl, .myricae Ʒ xl, pul-<text:line-break/>munis caprini usti Ʒ xl, bulborum rubrorum Ʒxl, radicis<text:line-break/>thapsiae Ʒ xl, thuris Ʒ xij, excipe cerato rosaceo ac utere<text:line-break/>ut dictum est.</text:span></text:span></text:p>
      <text:p text:style-name="P1"><text:span text:style-name="Default_20_Paragraph_20_Font"><text:span text:style-name="T1">[Medicamentum ab Pera colscrsatum ad sugillata;<text:line-break/>aufert, ut inquit</text:span></text:span><text:span text:style-name="Default_20_Paragraph_20_Font"><text:span text:style-name="T15"> A</text:span></text:span><text:span text:style-name="Default_20_Paragraph_20_Font"><text:span text:style-name="T1">beras, tribus horis</text:span></text:span><text:span text:style-name="Default_20_Paragraph_20_Font"><text:span text:style-name="T15">.] Quod si inflammatio<text:line-break/>fiat, cataplasma ex viridi caseo probat et fomentum ex pane.<text:line-break/>♃ Succi cicutae obolos duos, croci Ʒ ij, myrrhae drach. j,<text:line-break/>acaciae drach. unam, opiiƷ ij, succi thapsiae drachsaj, gum-<text:line-break/>mi Ʒ j, cum aqua cogito. Hoc quidem Heras scripsit. Ego<text:line-break/>vero nucem per aetatem jam oleosam factam expertus sum<text:line-break/>aliquando ad cruentatos facientem, oportet autem ipsam<text:line-break/>nucem diligenter terere, atque ita imponere homini supine<text:line-break/>reclinato, quo ad horas duas et tres medicamentum adsiste-<text:line-break/>reat, ubi enim sic fecerit, etiam si postea surgat, ad mul-<text:line-break/>tum tempus adhaeret, oportetque priore delapso aliud sta-<text:line-break/>tim imponere. </text:span></text:span><text:span text:style-name="Default_20_Paragraph_20_Font"><text:span text:style-name="T1">Flusdem Perae ad Aegilopas. </text:span></text:span><text:span text:style-name="Default_20_Paragraph_20_Font"><text:span text:style-name="T15">Malvae solia<text:line-break/>cum sale et melle trita imponito, destruit hoc ac exstirpat</text:span></text:span></text:p>
      <text:p text:style-name="P3"><text:span text:style-name="Default_20_Paragraph_20_Font"><text:span text:style-name="T15">aegilopas. Alicam etiam in aceto coctam incipienti aegilopi<text:line-break/>imponito. Aut myrti recentissimas baccas cataplasmatis modo<text:line-break/>adhibe, ubi videlicet fluxio infestaverit. Similiter facit et<text:line-break/>Lemnia terra fi illinatur.</text:span></text:span></text:p>
      <text:h text:style-name="Heading_20_2" text:outline-level="2"><text:span text:style-name="Default_20_Paragraph_20_Font">Cap. li. </text:span></text:h>
      <text:p text:style-name="P29"><text:span text:style-name="Default_20_Paragraph_20_Font"><text:span text:style-name="T15">[</text:span></text:span><text:span text:style-name="Default_20_Paragraph_20_Font"><text:span text:style-name="T1">De aogilope.]</text:span></text:span><text:span text:style-name="Default_20_Paragraph_20_Font"><text:span text:style-name="T15"> Inter nasi os et magnum<text:line-break/>juxta oculum angulum parvum quoddam abfcessei simile<text:line-break/>tuberculum oriri solet, et rumpitur sane saepe in angulum<text:line-break/>ut aegre curabile reddatur, nisi mature occurratur. Mederi<text:line-break/>igitur oportet ipsi cum discussores mediCamentisi, quae citra<text:line-break/>mordacitatem efficacia sunt; conficitur enim oculus ab acri-<text:line-break/>bus, atque ita etiam aflectae partis inflammatio augetur. Ve-<text:line-break/>russi affectio ipsa non ob id solum aegre curabilis est, sed<text:line-break/>et propterea quod, quum multa liquida medicamenta in ex-<text:line-break/>perimentum assumi prossint, ea non tolerat locus ipse, ne-<text:line-break/>cessatio enim ex eis in oculum quid influit. Neque vero<text:line-break/>adhaerere ejusmodi queant Citra obligationem, quae totum<text:line-break/>oculum complectatur, quam impossibile est tot diebus alL^<text:line-break/>quem perferre posse, quot ad masi curationem requiruntur</text:span></text:span></text:p>
      <text:p text:style-name="P3"><text:span text:style-name="Default_20_Paragraph_20_Font"><text:span text:style-name="T15">Ob hanc igitur causam ApolloniuS nulla medicamenta ad<text:line-break/>aegilopas scripsit. Archigenes vero paucis enumeratis, dein-<text:line-break/>ceps ad curationem ipsorum per chirurgiam progreditur,<text:line-break/>quamquam res ipsa non manuariae operae, sed medicamen-<text:line-break/>tisi secundum genus fit subjecta. Itaque totam ipsius dictio-<text:line-break/>nem ascribam hoc modo habentem.</text:span></text:span></text:p>
      <text:p text:style-name="P1"><text:span text:style-name="Default_20_Paragraph_20_Font"><text:span text:style-name="T15">[Q</text:span></text:span><text:span text:style-name="Default_20_Paragraph_20_Font"><text:span text:style-name="T1">uae Archigenes ad aegilopas scripsit in primo me-<text:line-break/>dicalnentorum secundum genus.]</text:span></text:span><text:span text:style-name="Default_20_Paragraph_20_Font"><text:span text:style-name="T15"> Aegilopas qui circa ocu-<text:line-break/>lorum angulos oriuntur ervo cum melle integi mus, aut ci-<text:line-break/>nere vitis cum aceto subacto. Probe facit et thus eum co-<text:line-break/>Iumbino stercore recenti impositum. Aut succum herbae ae-<text:line-break/>gilopis, avenam nostlu dicunt, cum melle illinc. Caeterum<text:line-break/>in nondum perforatis staphidem silvestrem et ammoniacum<text:line-break/>thymiama cum melle veluti splenium impone, aut alumen<text:line-break/>scissile cum terebinthina fplenii forma impone. Aut lanae<text:line-break/>tomentum sanguine marini leporis tinctum inde, aut melan-<text:line-break/>teriam tritam adhibe. Quod fi neque sic sanentur, diviso<text:line-break/>angulo et eum tenui perforato terebello, continuis foranli-</text:span></text:span></text:p>
      <text:p text:style-name="P3"><text:span text:style-name="Default_20_Paragraph_20_Font"><text:span text:style-name="T15">nibus inCussis disparato, capitale emplastrum adhibeto, disce-<text:line-break/>dent enim squamae et sanabuntur. Aut osse denudato can-<text:line-break/>telium amove, et sic squamulae discedunt ac sanantur. Qui-<text:line-break/>dam dividentes angulum ossi, qua parte perforatum est, au-<text:line-break/>gustum insundibulum admovent, ac plumbum liquefactum<text:line-break/>insundentes urunt, atque hoc modo optime sanant. Hae</text:span></text:span><text:span text:style-name="Default_20_Paragraph_20_Font"><text:span text:style-name="T1">e<text:line-break/></text:span></text:span><text:span text:style-name="Default_20_Paragraph_20_Font"><text:span text:style-name="T15">quidem Archigenes scripsit.</text:span></text:span></text:p>
      <text:p text:style-name="P1"><text:span text:style-name="Default_20_Paragraph_20_Font"><text:span text:style-name="T15">[Q</text:span></text:span><text:span text:style-name="Default_20_Paragraph_20_Font"><text:span text:style-name="T1">uae Asclepiades ad aegilopas conscripsit</text:span></text:span><text:span text:style-name="Default_20_Paragraph_20_Font"><text:span text:style-name="T15">.] Porro<text:line-break/>Asclepiades in primo externorum haec prodidit. Suc</text:span></text:span><text:span text:style-name="Default_20_Paragraph_20_Font"><text:span text:style-name="T1">c</text:span></text:span><text:span text:style-name="Default_20_Paragraph_20_Font"><text:span text:style-name="T15">i<text:line-break/>illecebrae ℔ ẞ, succi solani st; thuris drach. viij , masti-<text:line-break/>ches Ʒ iij, galbani lib. dimidium. Succos cum thur^ coquito<text:line-break/>et ubi dissolutum fuerit galbanum injicito, masti</text:span></text:span><text:span text:style-name="Default_20_Paragraph_20_Font"><text:span text:style-name="T1">c</text:span></text:span><text:span text:style-name="Default_20_Paragraph_20_Font"><text:span text:style-name="T15">hen vero<text:line-break/>improbamus. </text:span></text:span><text:span text:style-name="Default_20_Paragraph_20_Font"><text:span text:style-name="T1">Aliud</text:span></text:span><text:span text:style-name="Default_20_Paragraph_20_Font"><text:span text:style-name="T15">. n Thurisi℥viij, myrrhae viij , la-<text:line-break/>daniƷiv, Cerae iv, aluminis scissi, coaguIi </text:span></text:span><text:span text:style-name="Default_20_Paragraph_20_Font"><text:span text:style-name="T1">l</text:span></text:span><text:span text:style-name="Default_20_Paragraph_20_Font"><text:span text:style-name="T15">eporis, utrius-<text:line-break/>que 5 issi spumae nitri Ʒ iv, medicamentum contundito et<text:line-break/>emollito irini unguenti faece.</text:span></text:span></text:p>
      <text:h text:style-name="Heading_20_2" text:outline-level="2"><text:span text:style-name="Default_20_Paragraph_20_Font">Cap. IU. </text:span></text:h>
      <text:p text:style-name="P29"><text:span text:style-name="Default_20_Paragraph_20_Font"><text:span text:style-name="T1">[De t</text:span></text:span><text:span text:style-name="Default_20_Paragraph_20_Font"><text:span text:style-name="T15">i</text:span></text:span><text:span text:style-name="Default_20_Paragraph_20_Font"><text:span text:style-name="T1">aris, flcofls tumoribus, impetiginofls<text:line-break/>et exanthematis et sotrltncults.]</text:span></text:span><text:span text:style-name="Default_20_Paragraph_20_Font"><text:span text:style-name="T15"> Tumor parvus et durus in</text:span></text:span></text:p>
      <text:p text:style-name="P3"><text:span text:style-name="Default_20_Paragraph_20_Font"><text:span text:style-name="T15">faciei cute oritur, varus Latinis appellatus a ora sto videli-<text:line-break/>cet succo collectus, demonstransque sui ipsius curationem<text:line-break/>rationabiliter per medicamenta emollientia et discussoria su-<text:line-break/>tllralll. Etenim durities ipsius emollientibus, tumor vero<text:line-break/>praeter naturam discutientibuS opus habet. Quum igitur<text:line-break/>jam saepe tum in superioribus libris, tum in commentariis<text:line-break/>de simplicium medicamentorum sucuItate praedictae fint mihi<text:line-break/>materiae, tum discussoriorum tum emolliendum medica-<text:line-break/>mentorem, compofitio sane ipsorum particularis per expe-<text:line-break/>rientiam judicata utilis erit ad rectum relatorum usum,<text:line-break/>quae videlicet paulo post reserentur, ubi saltem prius de^<text:line-break/>terminavero, quae similes sint varis affectiones et aliqua<text:line-break/>parte ab ipsis differentes.</text:span></text:span></text:p>
      <text:p text:style-name="P1"><text:span text:style-name="Default_20_Paragraph_20_Font"><text:span text:style-name="T1">[De flcosis tumoribus.]</text:span></text:span><text:span text:style-name="Default_20_Paragraph_20_Font"><text:span text:style-name="T15"> Una quaedam haec affectio est<text:line-break/>ex iis, quae in mento enascuntur, differens a valis in eo,<text:line-break/>quod non solum crassas sin qui hos tumores efficiat humor,<text:line-break/>sed et [erosae tenuitatis particeps, ob quam etiam cito exul-</text:span></text:span></text:p>
      <text:p text:style-name="P3"><text:span text:style-name="Default_20_Paragraph_20_Font"><text:span text:style-name="T1">G</text:span></text:span><text:span text:style-name="Default_20_Paragraph_20_Font"><text:span text:style-name="T15">erantur, fi non ut debent curentur, et ob id magisi reste-<text:line-break/>cantibus medicamenti</text:span></text:span><text:span text:style-name="Default_20_Paragraph_20_Font"><text:span text:style-name="T1">s</text:span></text:span><text:span text:style-name="Default_20_Paragraph_20_Font"><text:span text:style-name="T15"> quam vari opus habent.</text:span></text:span></text:p>
      <text:p text:style-name="P1"><text:span text:style-name="Default_20_Paragraph_20_Font"><text:span text:style-name="T1">[De impetiginosts tumoribus in mento.]</text:span></text:span><text:span text:style-name="Default_20_Paragraph_20_Font"><text:span text:style-name="T15"> Et haec asse-<text:line-break/>etio ex mixto quopiam generatur humore, sero si si nimirum<text:line-break/>ac tenuibus et acribus succisi cum </text:span></text:span><text:span text:style-name="Default_20_Paragraph_20_Font"><text:span text:style-name="T1">C</text:span></text:span><text:span text:style-name="Default_20_Paragraph_20_Font"><text:span text:style-name="T15">rassis permixtis, qua-<text:line-break/>propter etiam facile in scabiem et lepram transit, indiget-<text:line-break/>que etiam ipsa medicamentis valide reliccantibusi. Postquam<text:line-break/>vero in psoram aut lepram tranfierit, ultra hoc, quod resic-<text:line-break/>cantibus indiget medicamentis, etiam repurganda et exter-<text:line-break/>saria expostulat.</text:span></text:span></text:p>
      <text:p text:style-name="P1"><text:span text:style-name="Default_20_Paragraph_20_Font"><text:span text:style-name="T1">[De exanthematis flve pustulis, quae in tuento.]</text:span></text:span><text:span text:style-name="Default_20_Paragraph_20_Font"><text:span text:style-name="T15"> Hoc<text:line-break/>exanthematum nomen quidam in communi usurpant, de asa<text:line-break/>fëctionibusi videlicet ulcerosis et asperis in mento sua sponte<text:line-break/>provenientibus, quemadmodum etiam Archigenes facit. In-<text:line-break/>(liget autem et haeo ipsa affectio res</text:span></text:span><text:span text:style-name="Default_20_Paragraph_20_Font"><text:span text:style-name="T1">e</text:span></text:span><text:span text:style-name="Default_20_Paragraph_20_Font"><text:span text:style-name="T15">cantibus medicamentis.</text:span></text:span></text:p>
      <text:p text:style-name="P1"><text:span text:style-name="Default_20_Paragraph_20_Font"><text:span text:style-name="T1">[De suruncults.] </text:span></text:span><text:span text:style-name="Default_20_Paragraph_20_Font"><text:span text:style-name="T15">Furunculi ex fimilibusi humoribus<text:line-break/>veluti vari generantur per universum corpus, duplicesi exi-<text:line-break/>dentes, aliqui quidem, ut ita dixerim , varofi, duri et qui</text:span></text:span></text:p>
      <text:p text:style-name="P3"><text:span text:style-name="Default_20_Paragraph_20_Font"><text:span text:style-name="T15">difficile coquantur, aliqui vero inflammati, in quibus ali-<text:line-break/>quando etiam febres consistunt et tumor. in magnitudinem<text:line-break/>excrefcit et in pus transmutatur, unde curatio ipsarum ut<text:line-break/>plurimum eadem quae inflammationis existit.</text:span></text:span></text:p>
      <text:p text:style-name="P1"><text:span text:style-name="Default_20_Paragraph_20_Font"><text:span text:style-name="T1">[Fx Crdone ad varos.</text:span></text:span><text:span text:style-name="Default_20_Paragraph_20_Font"><text:span text:style-name="T15">] </text:span></text:span><text:span text:style-name="Default_20_Paragraph_20_Font"><text:span text:style-name="T14">Crito.nl </text:span></text:span><text:span text:style-name="Default_20_Paragraph_20_Font"><text:span text:style-name="T15">tertio de ornatu haec<text:line-break/>verba scripsit. </text:span></text:span><text:span text:style-name="Default_20_Paragraph_20_Font"><text:span text:style-name="T1">Ad varos in facie</text:span></text:span><text:span text:style-name="Default_20_Paragraph_20_Font"><text:span text:style-name="T15">. ♃ Mellis Attici cyathum<text:line-break/>unum, sive Ʒ xij, aceti acerrimi tantundem , mifceto disi-<text:line-break/>genter et medicamento varos illinito, digito astricando.<text:line-break/></text:span></text:span><text:span text:style-name="Default_20_Paragraph_20_Font"><text:span text:style-name="T1">Aliud</text:span></text:span><text:span text:style-name="Default_20_Paragraph_20_Font"><text:span text:style-name="T15"> Spumae argenti chemam siVe Ʒ ilij, terebinthinae<text:line-break/>purae ad fabae Aegyptiae magnitudinem, addito otei albi<text:line-break/>parum, atque ubi plius faciem deterseris ex medicamento,<text:line-break/>hoc panium digito excipe, deinde ambabus manibus terendo<text:line-break/>varos obtine. Hoc medicamentum etiam a rugis liberam et<text:line-break/>mundam faciem conservat. </text:span></text:span><text:span text:style-name="Default_20_Paragraph_20_Font"><text:span text:style-name="T1">Aliud</text:span></text:span><text:span text:style-name="Default_20_Paragraph_20_Font"><text:span text:style-name="T15">. Amygdalas amaras aceto<text:line-break/>dilutas ac probe tritas faciei obIine. </text:span></text:span><text:span text:style-name="Default_20_Paragraph_20_Font"><text:span text:style-name="T1">Aliud. </text:span></text:span><text:span text:style-name="Default_20_Paragraph_20_Font"><text:span text:style-name="T15">Alumen fcif-<text:line-break/>fum probe Levigatum terebinthina excipe et emollitum im-<text:line-break/>pone. </text:span></text:span><text:span text:style-name="Default_20_Paragraph_20_Font"><text:span text:style-name="T1">Aliud. </text:span></text:span><text:span text:style-name="Default_20_Paragraph_20_Font"><text:span text:style-name="T15">Costum Indicum tusam et tenuissimo cribro</text:span></text:span></text:p>
      <text:p text:style-name="P3">cretum felle caprino excipe, ac ad cerati crassitudinem red-<text:line-break/>actum, varis circa vesperam illinc, mane vero ubi farre-<text:line-break/>xerit, lacte aegrum faciem proluere jube. Inveteratis porro<text:line-break/>varis subscriptis compositionibus utendum est.</text:p>
      <text:p text:style-name="P1"><text:span text:style-name="Default_20_Paragraph_20_Font"><text:span text:style-name="T1">[Ad varos callosas</text:span></text:span>.] ♃ Saponis Gallici drach. iv,<text:line-break/>ammoniaci thymiamatis Ʒ j, thuris dracln j, aqua dissoIvito<text:line-break/>et cerati spissitudinem facito, coque illinito et post horae<text:line-break/>interstitium tepida abluere jubeto<text:span text:style-name="Default_20_Paragraph_20_Font"><text:span text:style-name="T1">. Aliud</text:span></text:span>. Nitri rubri, hys-<text:line-break/>sopi, pulegii, falis fossilis aequales partesi tundito et per te-<text:line-break/>unissimum cribrum cribato, exceptisque cerato rosaceo utso<text:line-break/>tor. <text:span text:style-name="Default_20_Paragraph_20_Font"><text:span text:style-name="T1">Aliud</text:span></text:span>. ♃ Seminis ocimi, nitri rubri, pulegii viridis,<text:line-break/>aluminis scissi, costi Indici, singulorum aequales partes, tu-<text:line-break/>sas et clibratas adipe anserino seu gallinace<text:span text:style-name="Default_20_Paragraph_20_Font"><text:span text:style-name="T1">o</text:span></text:span> excipe, ut<text:line-break/>cerati fiat crassitudo, ex eo vero in linteolum infarcito et<text:line-break/>imponito donec penitus persanescant<text:span text:style-name="Default_20_Paragraph_20_Font"><text:span text:style-name="T1">. Aliud</text:span></text:span>. ♃ fialis astuti,<text:line-break/>pulegii, hyssopi, ammoniaci thymiamatis, rhoist coriarii, sin^<text:line-break/>gulorum par pondus, rosaceo cerato exceptum, donee Iter-<text:line-break/>satientur imponito-</text:p>
      <text:p text:style-name="P2"><text:span text:style-name="Default_20_Paragraph_20_Font"><text:span text:style-name="T1">[Ad affectiones eminentiores et in facie pruritum,.<text:line-break/>ao principium eleplbantiafls</text:span></text:span><text:span text:style-name="Default_20_Paragraph_20_Font"><text:span text:style-name="T15">.] n Gummi albi, spumae ni-<text:line-break/>tri, thuris, sulfuris vivi, finguloruln aequales partes, aceto<text:line-break/>dilutas ac probe tritas in pastillos redige, eosque in umbra<text:line-break/>exicca. Usu vero expetente aceto dilutos illinc, atque ubi<text:line-break/>resecati fuerint, subscripta compositione deterge. -[ Sapo-<text:line-break/>nisi Gallici lib. j, ammoniaci thymiamatis tantundem, thuris<text:line-break/>quadrantem, mastichesi quadrantem, spumae nitri quadrans<text:line-break/>tem. Saponem et ammoniacum in vasi fictile conjice et aquae<text:line-break/>sextariis duobus affufisi coquito, atque ubi dissoluta suerint,<text:line-break/>arida contusa et cribrata adiicito, deinde in mortarium<text:line-break/>translata ac probe conquassata vase vitreo reponito. Usu<text:line-break/>vero postulante faciem ex eo fmegmate inquinato et post<text:line-break/>modicum temporis spatium larga aqua molliter perfricando<text:line-break/>abluito. Utendum est hoc fmegmate per omnem varorum<text:line-break/>curationem.</text:span></text:span></text:p>
      <text:p text:style-name="P1"><text:span text:style-name="Default_20_Paragraph_20_Font"><text:span text:style-name="T1">[Ad flcosus menti papularum eruption</text:span></text:span><text:span text:style-name="Default_20_Paragraph_20_Font"><text:span text:style-name="T15">e</text:span></text:span><text:span text:style-name="Default_20_Paragraph_20_Font"><text:span text:style-name="T1">s.</text:span></text:span><text:span text:style-name="Default_20_Paragraph_20_Font"><text:span text:style-name="T15">] Crito in<text:line-break/>tertio de ornatu in hunc modum de eis fcripfit. </text:span></text:span><text:span text:style-name="Default_20_Paragraph_20_Font"><text:span text:style-name="T1">Ad fleo-</text:span></text:span></text:p>
      <text:p text:style-name="P3"><text:span text:style-name="Default_20_Paragraph_20_Font"><text:span text:style-name="T1">sis in mento eruptiones, velut Deucius praeceptor tradit.<text:line-break/></text:span></text:span>♃ Spumae argenti, misyosi crudi, aequas partes tritas in-<text:line-break/>sperge. <text:span text:style-name="Default_20_Paragraph_20_Font"><text:span text:style-name="T1">Aliud</text:span></text:span>. ♃ Thuris drach. duas, spumae argenti drach.<text:line-break/>quatuor, salis fossilis dracln octo, sandarachae drach. duas,<text:line-break/>trita insperge<text:span text:style-name="Default_20_Paragraph_20_Font"><text:span text:style-name="T1">. Aliud</text:span></text:span>. jn Cerussae dracln quatuor, misyosi<text:line-break/>crudi dracln quatuor, salis fossilis .drach. duas, fandarachao<text:line-break/>drach. duas, trita insperge. <text:span text:style-name="Default_20_Paragraph_20_Font"><text:span text:style-name="T1">Aliud. </text:span></text:span>Atramenti sutorii<text:line-break/>drach. duas, sulfuris vivi drach. duas, aeruginis dracli.<text:line-break/>unam, nitri rubri drach. duas, trita insperso. <text:span text:style-name="Default_20_Paragraph_20_Font"><text:span text:style-name="T1">Aliud.</text:span></text:span> n.<text:line-break/>Elaterii drach. quatuor, falis fossilis drach. quatuor, atra-<text:line-break/>menti futorii drach. duas, mixta infperge et eum fpecilli<text:line-break/>humecti extremo admove, quo videlicet medicamentum ip-<text:line-break/>sum adhaereat. Caeterum post medicamenti impositionem se-<text:line-break/>mine lini ex aqua trito utendum est. Porro ubi humidiora<text:line-break/>fuerint ulcera, ut ab ipfisi aqua pura velut a fonto defluat,<text:line-break/>subscriptis compositionibus utendum erit. <text:span text:style-name="Default_20_Paragraph_20_Font"><text:span text:style-name="T1">Pastillus ud su-<text:line-break/>cosas menti papulas. </text:span></text:span>U<text:span text:style-name="Default_20_Paragraph_20_Font"><text:span text:style-name="T1">sus est eo Artemidorus, reprimit<text:line-break/>omnes tumores, qui accidunt iis quibus cicatri</text:span></text:span>x <text:span text:style-name="Default_20_Paragraph_20_Font"><text:span text:style-name="T1">malo in-</text:span></text:span></text:p>
      <text:p text:style-name="P3"><text:span text:style-name="Default_20_Paragraph_20_Font"><text:span text:style-name="T1">ducta est, veluti in iis, qui sutura usi sunt, contingit.<text:line-break/>Compositio haec est. </text:span></text:span><text:span text:style-name="Default_20_Paragraph_20_Font"><text:span text:style-name="T15">♃ Squamae aerisi drach. iv, vitrioli<text:line-break/>drach. ij, aluminis fcissi Ʒ ij, gIutini fabriIisi perlucidi drach.<text:line-break/>ij, arida tunduntur et cribrantur, glutinum vero aceto ma-<text:line-break/>ceratur et tritis affunditur, rursusique Levigatur et forman-<text:line-break/>tur pastilli, quos usus tempore aceto dilutos ilIinimus. Hoc<text:line-break/>medicamentum etiam fistularum callosi extirpasi o</text:span></text:span></text:p>
      <text:p text:style-name="P1"><text:span text:style-name="Default_20_Paragraph_20_Font"><text:span text:style-name="T1">[Magni Clinici</text:span></text:span><text:span text:style-name="Default_20_Paragraph_20_Font"><text:span text:style-name="T15">.] ♃ Aluminisi fcissi, aeruginis Corin-<text:line-break/>thiae, rubricae finopidisi, chalcitidis, glutihisi fabrilis, singu-<text:line-break/>lorum aequas portiones, componito ac sititur, ut dictum est.</text:span></text:span></text:p>
      <text:p text:style-name="P1"><text:span text:style-name="Default_20_Paragraph_20_Font"><text:span text:style-name="T1">[Arei Asclepiadei.]</text:span></text:span><text:span text:style-name="Default_20_Paragraph_20_Font"><text:span text:style-name="T15"> ♃ Rubricae sinopidis, aeruginis<text:line-break/>Corinthiae, aluminisi fcissi, gallae omphacitidjs , malicorii,<text:line-break/>aequas singulorum partes, gummi duplum, aceto excipito ac<text:line-break/>utere .ut dictum esa</text:span></text:span></text:p>
      <text:p text:style-name="P1"><text:span text:style-name="Default_20_Paragraph_20_Font"><text:span text:style-name="T1">[Ap ollo uls ut Charixenus tradit</text:span></text:span><text:span text:style-name="Default_20_Paragraph_20_Font"><text:span text:style-name="T15">.] ♃ Squamae aeris,<text:line-break/>mifyosi assati, auripigmenti, singulorum Ʒ ij, diphrygis Ʒ iij,<text:line-break/>aeris usti drach. rv, chalcitidis ustae Ʒiy, glutinis fabrilis</text:span></text:span></text:p>
      <text:p text:style-name="P3"><text:span text:style-name="Default_20_Paragraph_20_Font"><text:span text:style-name="T15">drach. iv, aceto diluito et pastillos formato, quibus velut<text:line-break/>superi oribus utitor.</text:span></text:span></text:p>
      <text:p text:style-name="P1"><text:span text:style-name="Default_20_Paragraph_20_Font"><text:span text:style-name="T1">[Andronis medicamentum accommodatum.] ♃ </text:span></text:span><text:span text:style-name="Default_20_Paragraph_20_Font"><text:span text:style-name="T15">Vi-<text:line-break/>trioli drach. duas, myrrhae drach. duas, thuris drach. iv,<text:line-break/>aluminis scissi drach. quatuor, malicorii drach. octo, galla-<text:line-break/>llilli drach. octo , aristolochiae drach. octo , vino austero<text:line-break/>exceptis, ut praedictis utere.</text:span></text:span></text:p>
      <text:p text:style-name="P1"><text:span text:style-name="Default_20_Paragraph_20_Font"><text:span text:style-name="T1">[ Cri</text:span></text:span><text:span text:style-name="Default_20_Paragraph_20_Font"><text:span text:style-name="T15">n</text:span></text:span><text:span text:style-name="Default_20_Paragraph_20_Font"><text:span text:style-name="T1">on is ad lichenas in mento.]</text:span></text:span><text:span text:style-name="Default_20_Paragraph_20_Font"><text:span text:style-name="T15"> Consequenter vero<text:line-break/>Crito ad lichenas menti scripfit lloc modo. Ad menti li-<text:line-break/>chenas, quae injucundissima est affectio. Nam et pruriginem<text:line-break/>inducit et asseclarum partium cirdlmtentionem et pericu-<text:line-break/>lum non modicum , serpit enim aliquando per totam faciem<text:line-break/>oculosque contingit et ferme extremae foeditatis causa exi-<text:line-break/>siit. Quapropter diligentiore cura utendum est, inspiciendo<text:line-break/>tum paroxyfmos, id est irritationes, tum intervalla et remis-<text:line-break/>siones, ita ut etiam ab inveteratis recentes disparamus, in<text:line-break/>quibus conveniet uti exiccantibus medicamentis. Quum vero<text:line-break/>in psoram aut lepram transierint, supra resiccantia etiam</text:span></text:span></text:p>
      <text:p text:style-name="P3"><text:span text:style-name="Default_20_Paragraph_20_Font"><text:span text:style-name="T15">extergendum et repurgandum erit usus, et postea sane sub-<text:line-break/>scriptarum item compositionum.</text:span></text:span></text:p>
      <text:p text:style-name="P1"><text:span text:style-name="Default_20_Paragraph_20_Font"><text:span text:style-name="T1">[ Crisoi amici ad recentes in mento, flve alia faciei<text:line-break/>parte lichenas.</text:span></text:span><text:span text:style-name="Default_20_Paragraph_20_Font"><text:span text:style-name="T15">] Tritici grana multa in incudem imponito,<text:line-break/>deinde laminam aeris igni candefactam tritico superponito<text:line-break/>et resolutum ab eo liquorem calidum adhuc auferto ac fu-<text:line-break/>per lichenas linito. Hoc solm multos curatos fcimus. </text:span></text:span><text:span text:style-name="Default_20_Paragraph_20_Font"><text:span text:style-name="T1">Aliud.<text:line-break/></text:span></text:span><text:span text:style-name="Default_20_Paragraph_20_Font"><text:span text:style-name="T15">Malvae agrestis femen tenerum adhuc colligito, mundato ac<text:line-break/>fundito fuccumque reponito, inque eo assidue illinito. </text:span></text:span><text:span text:style-name="Default_20_Paragraph_20_Font"><text:span text:style-name="T1">Aliud.<text:line-break/></text:span></text:span><text:span text:style-name="Default_20_Paragraph_20_Font"><text:span text:style-name="T15">Portulacae saccum assidue illinito</text:span></text:span><text:span text:style-name="Default_20_Paragraph_20_Font"><text:span text:style-name="T1">. Aliud.</text:span></text:span><text:span text:style-name="Default_20_Paragraph_20_Font"><text:span text:style-name="T15"> Oleae Aethiopi-<text:line-break/>eae lacrimam cum aqua terito et pauco adjecto styrace<text:line-break/>misceto et imponito. </text:span></text:span><text:span text:style-name="Default_20_Paragraph_20_Font"><text:span text:style-name="T1">Aliud. </text:span></text:span><text:span text:style-name="Default_20_Paragraph_20_Font"><text:span text:style-name="T15">Ulmi lacrimam aqua disso-<text:line-break/>lutam imponito. Quod si inveterati sint lichenes, sequentes<text:line-break/>compositiones adhibendae funt, asphodeli radicem aceto eo-<text:line-break/>etam et tritam illinito. Viticis folia trita cum aceto impo-<text:line-break/>nito. Capparis folia trita cum aceto imponito. Rumicis hor-<text:line-break/>tensis radicis corticem ex aceto tritum loco prius cum^ ni-</text:span></text:span></text:p>
      <text:p text:style-name="P3">tro praeparato imponito. Chamaeleonis radicem aceto co-<text:line-break/>clam et tritam imponito. Caeterum quum ad lichenum cu-<text:line-break/>rationesn multa et varia medicamenta existant, particula-<text:line-break/>tim de fingulis transigam, initio e pastillis sumpto.</text:p>
      <text:p text:style-name="P1"><text:span text:style-name="Default_20_Paragraph_20_Font"><text:span text:style-name="T1">[Pastilli lichenici</text:span></text:span>i], ♃ Glutinis .fabrilis drach. i v, alii<text:line-break/>duas habent, sulfuris vivi drach. ij, chamaeleonis dracIL<text:line-break/>iv, thuris Ʒ ij, aceti heminae dimidium, glutinum aceto dis-<text:line-break/>solVitur, deinde aridis ad<text:span text:style-name="Default_20_Paragraph_20_Font"><text:span text:style-name="T1">i</text:span></text:span>icitur. Usus tempore, quantum fa-<text:line-break/>tis est, aceto dissolvito calidumque imponito. In aliis ex-<text:line-break/>emplaribus singulorum par pondus continetur. <text:span text:style-name="Default_20_Paragraph_20_Font"><text:span text:style-name="T1">Aliud. ♃<text:line-break/></text:span></text:span>Chamaeleonis, sulfuris vivi, utriusque Ʒ iv, lachrymae oleae<text:line-break/>Aethiopicae Ʒ ij , thuris Ʒ j, aceti quantum satis est, juxta<text:line-break/>alios. n Alcyonii drach. ij, Chamaeleonis nigri drach. iv,<text:line-break/>pyrethri Ʒ ij, sulsilriS vivi drach. iv, thuris drach. i v, glu-<text:line-break/>tini drach. iv, aceti acerrimi heminas iv. <text:span text:style-name="Default_20_Paragraph_20_Font"><text:span text:style-name="T1">Altus</text:span></text:span>. ♃ Lacti-<text:line-break/>mae oleae Aethiopicae drach. iv, sulfuris Vivi drach. iv,<text:line-break/>alcyonii Ʒ octo, spumae nitri drach. viij, alicae aceto coctae<text:line-break/>drach. Viij, aceti quod satis est. <text:span text:style-name="Default_20_Paragraph_20_Font"><text:span text:style-name="T1">Alius. </text:span></text:span>AIcyonii ulliƷij,</text:p>
      <text:p text:style-name="P3"><text:span text:style-name="Default_20_Paragraph_20_Font"><text:span text:style-name="T15">chamaeleonis nigri drach. iv, radicis asphodeli Ʒ iv, sul-.<text:line-break/>furis vivi drach. ij, thuris ℥ ij, pyrethri drach. ij, spumae<text:line-break/>nitri Ʒ ij, glutinis drach. iv, aceti quod fatis est. Porro ex-<text:line-break/>tenta jam affectione et callosa reddita, sequentibus utendum<text:line-break/>est medicamentis</text:span></text:span><text:span text:style-name="Default_20_Paragraph_20_Font"><text:span text:style-name="T1">. Pbumida ad impetigines affectus</text:span></text:span><text:span text:style-name="Default_20_Paragraph_20_Font"><text:span text:style-name="T15">. ♃ Mi-<text:line-break/>syosi peregrini, thuris, myrrhae, aluminis scissi, singulorum<text:line-break/>drach. viij, aloes, fossuris vivi, utriusque Ʒ iv, excipe passo,<text:line-break/>ut strigmentitiam spissitudinem accipiant et bis aut ter iu<text:line-break/>die praestrictis illine, forinsecus autem conservandi medica-<text:line-break/>menti gratia vesicae pelliculam aut ovi testam aut viridia<text:line-break/>folia quantum satis est impone. </text:span></text:span><text:span text:style-name="Default_20_Paragraph_20_Font"><text:span text:style-name="T1">Aliud. su</text:span></text:span><text:span text:style-name="Default_20_Paragraph_20_Font"><text:span text:style-name="T15"> Misyosi Ʒ iv, aca-<text:line-break/>ciae drach. ij, squamae aeris Ʒ iv, sulfuris vivi Ʒ vj, chal-<text:line-break/>citidis drach. viij, gummi drach. octo , aceti quod satis est,<text:line-break/>in quo, ubi gummi dissolveris reliquaque admiscuelisi, amur-<text:line-break/>eam injice et probe Conquassata reconde ac utere, ut di-<text:line-break/>ctum est. </text:span></text:span><text:span text:style-name="Default_20_Paragraph_20_Font"><text:span text:style-name="T1">Aliud. ♃ </text:span></text:span><text:span text:style-name="Default_20_Paragraph_20_Font"><text:span text:style-name="T15">Sulfuris vivi, thuris, myrrhae, atra-<text:line-break/>menti sutorii, misyos Crudi, fingulorum drach. ij , gummi<text:line-break/>drach. iv, aceto et cedrino oleo quod fatis est dissolvito<text:line-break/>eodemque utere modo. ec</text:span></text:span></text:p>
      <text:p text:style-name="P2"><text:span text:style-name="Default_20_Paragraph_20_Font"><text:span text:style-name="T1">[Fx scriptis Aeuxidis. Aliud.]</text:span></text:span><text:span text:style-name="Default_20_Paragraph_20_Font"><text:span text:style-name="T15"> ♃ Chalcitidis crudae,<text:line-break/>misyos crudi, myrrhae Ammaeae, sulfuris vivi, singulorum<text:line-break/>aequales partes, gummi duplum aceto dissolutum, excipe<text:line-break/>oleo cedrino. Verum cedrinum prius coquere oportet, usi-<text:line-break/>que ad mellis crassitudinem. </text:span></text:span><text:span text:style-name="Default_20_Paragraph_20_Font"><text:span text:style-name="T1">Aliud Diodor</text:span></text:span><text:span text:style-name="Default_20_Paragraph_20_Font"><text:span text:style-name="T15">o ♃ Lacrimae<text:line-break/>oleae Aethiopicae drach. xx, gummi drach. xl, vitriosi drach.<text:line-break/>sedecim, sulfuris vivi drach. x, thuris drach. x, aeruginis<text:line-break/>drach. x, acaciae drach. x , myrrhae Aminaeae drach. x,<text:line-break/>aceti quod satiS est. Et ubi dissoluta fuerint singula ac lae-<text:line-break/>vissima reddita, excipe amurca condensata et repositis utere.<text:line-break/>Adnectantur porro et aliae compositiones.</text:span></text:span></text:p>
      <text:p text:style-name="P1"><text:span text:style-name="Default_20_Paragraph_20_Font"><text:span text:style-name="T1">[Illitus coctus ad lichenas inveteratos, qui citra usu<text:line-break/>cenationem sanat.]</text:span></text:span><text:span text:style-name="Default_20_Paragraph_20_Font"><text:span text:style-name="T15"> ♃ Chalcanthi, foenigraeci moliti, carda-<text:line-break/>momi, singulorum drach. ij, melanthii Ʒ j ẞ, foliorum ca..,<text:line-break/>prifici Ʒ j ẞ, aceti acerrimi quod fatis est. Laevigata ad<text:line-break/>mellis spissitudinem reducito, deinde coquito et postquam<text:line-break/>nigrum factum fuerit et condensatum medicamentum, tot-<text:line-break/>lito, illinito, insuperque lichenas abluito.</text:span></text:span></text:p>
      <text:p text:style-name="P2"><text:span text:style-name="Default_20_Paragraph_20_Font"><text:span text:style-name="T1">[Itera olida e Parentini litus lichenious, sanat Citra<text:line-break/>ulcerationem</text:span></text:span><text:span text:style-name="Default_20_Paragraph_20_Font"><text:span text:style-name="T15">.] ♃ Polentarum drach. viij, glutini drach. fex,<text:line-break/>atramenti futorii drach. quatuor, chalcitidis drach. quatuor,<text:line-break/>sulfuris vivi drach. iv, squamae nitri drach. vj , alcyonii<text:line-break/>drach. quatuor, myrrhae Aminaeae drach. duas, aceti he-<text:line-break/>minas tres</text:span></text:span><text:span text:style-name="Default_20_Paragraph_20_Font"><text:span text:style-name="T1">. Dionysii condiscipuli, sanat citra ulcerationem;<text:line-break/></text:span></text:span><text:span text:style-name="Default_20_Paragraph_20_Font"><text:span text:style-name="T15">♃ Farinae hordeaceae sextarium unum, atramenti sutorii<text:line-break/>unciam unam, corticum radicum rumicis silvestris sextarium<text:line-break/>unum , sulfuris vivi unciam unam , myrrhae sefquiunc.<text:line-break/>gummi unciam unam, aceti heminas sex. Rumicis radicem<text:line-break/>coquito et ubi dissoluta fuerit extractam terito, hordeacem<text:line-break/>vero farinam in residuum liquorem conjeCtam coquito, atque<text:line-break/>ubi recte habuerit, reliqua inlicito et ablatis utitor.</text:span></text:span></text:p>
      <text:p text:style-name="P1"><text:span text:style-name="Default_20_Paragraph_20_Font"><text:span text:style-name="T1">[Illitus Sacrationis coctus.</text:span></text:span><text:span text:style-name="Default_20_Paragraph_20_Font"><text:span text:style-name="T15">] ♃ Farinae alicae sexta-<text:line-break/>rios fex, salsurus vivi Ʒ xvj, mifyos peregrini drach. xvj,<text:line-break/>cimoliae Ʒ xvj, chalcitidis drach. xvj, spumae nitri Ʒ viij,<text:line-break/>alcyonii drach. viij, aluminis scissi Ʒ viij, radicis asphodeli<text:line-break/>Ʒ Viij, myrrhae drachs octo, thuris drach. octo, lacrimae</text:span></text:span></text:p>
      <text:p text:style-name="P3">oleae drach. octo, ammoniaci thymiamatis drach. octo, aceti<text:line-break/>heminas tres. Alcyonium et asphodelum in aceto coquito,<text:line-break/>ubi vero ad dimidias redactum fuerit percolato et in cola-<text:line-break/>mento ammoniacum, myrrham, thus, oleae lacrimam dis-<text:line-break/>folVito, deinde terito aridaque infausto, alicam vero in re-<text:line-break/>siduo liquore coquito et dissolutam reliquis adjicito, simul-<text:line-break/>que terito ac utitor. <text:span text:style-name="Default_20_Paragraph_20_Font"><text:span text:style-name="T1">sin aliis collectaneis^ sic habet. ♃<text:line-break/></text:span></text:span>Sulfuris vivi, mifyosi peregrini, chalcitidis, singulorum drach.<text:line-break/>xvj, nitri, aluminis fcilfi, alcyonii, radicis asphodeli, thu-<text:line-break/>risi, lacrimae oleae, terrae cimoliae, ammoniaci thymia-<text:line-break/>matis, singulorum drach. octo, acetl heminam unam. <text:span text:style-name="Default_20_Paragraph_20_Font"><text:span text:style-name="T1">Alius<text:line-break/>valde elstcai</text:span></text:span>r. ♃ Aceti acerrimi sextarios sex, farinae hor-<text:line-break/>dei fextariosi duos, mannae sextarium unum, radicis rumi-<text:line-break/>cis agresti<text:span text:style-name="Default_20_Paragraph_20_Font"><text:span text:style-name="T1">s</text:span></text:span> drach. octo, veratri albi drach. x, alcyonii<text:line-break/>drach. xv, cardamomi drach. quatuor, terrae cimoliae drach.<text:line-break/>viij, glutitus drach. xvj, spumae nitri drach. xVj, halicacabi<text:line-break/>virgultorum viridium manipulum. Componito. Quand<text:span text:style-name="Default_20_Paragraph_20_Font"><text:span text:style-name="T1">o</text:span></text:span>qui-<text:line-break/>dem vero multi medicamentorum quae illinuntur compos</text:p>
      <text:p text:style-name="P3"><text:span text:style-name="Default_20_Paragraph_20_Font"><text:span text:style-name="T15">sitiones recusant, amantque magis emplastrorum impositio -<text:line-break/>nes, utpote quae neque sudolibusi obortis diffluunt, neque<text:line-break/>resecata cutem circum tendunt, etiam ipsorum praeparatio-.<text:line-break/>nes subjungendae sunt.</text:span></text:span></text:p>
      <text:p text:style-name="P1"><text:span text:style-name="Default_20_Paragraph_20_Font"><text:span text:style-name="T1">[Flnplastra liohenica , quae citra exulcerationem li-<text:line-break/>berant.] ♃ </text:span></text:span><text:span text:style-name="Default_20_Paragraph_20_Font"><text:span text:style-name="T15">Cerae, picis coctae, thuris, terebinthinae, sul-<text:line-break/>furis vivi, singulorum librae dimidium, liquabilia cum ari-<text:line-break/>disi committito. </text:span></text:span><text:span text:style-name="Default_20_Paragraph_20_Font"><text:span text:style-name="T1">Aliud. </text:span></text:span><text:span text:style-name="Default_20_Paragraph_20_Font"><text:span text:style-name="T15">n Thuris Ʒ viij, aluminis Ʒ viij,<text:line-break/>chalcanthi drach. viij, sulfuris vivi drach. iv, glutinis drach.<text:line-break/>iv, radicis chamaeleonis drach. i v, cerae drach. octo, picis<text:line-break/>crudae heminas duas. Picem et glutinum coquito, atque<text:line-break/>ubi condensata fuerint, ceram inficite, aridisque affundito<text:line-break/>ac repositis utitor.</text:span></text:span></text:p>
      <text:p text:style-name="P1"><text:span text:style-name="Default_20_Paragraph_20_Font"><text:span text:style-name="T1">[Aliud fecit ad lichenas elevatos, adeo ut reprimat<text:line-break/>ea, quae residua putantur.]</text:span></text:span><text:span text:style-name="Default_20_Paragraph_20_Font"><text:span text:style-name="T15"> ♃ Mannae thuris, picis, utri-<text:line-break/>usque Ʒ octo, bituminis Ʒ viij, cerae Ʒ viij, resinae pinus<text:line-break/></text:span></text:span>Ʒ <text:span text:style-name="Default_20_Paragraph_20_Font"><text:span text:style-name="T15">octo, sulfuris vivi drach. viij, olei Cyprini parum. Co-</text:span></text:span></text:p>
      <text:p text:style-name="P3"><text:span text:style-name="Default_20_Paragraph_20_Font"><text:span text:style-name="T15">quito, ut dictum est, et sublatis usitor in linteolum aut peL<text:line-break/>siculam tenuem infartis.</text:span></text:span></text:p>
      <text:p text:style-name="P1"><text:span text:style-name="Default_20_Paragraph_20_Font"><text:span text:style-name="T1">[Aliud citra ulcerationem removet.]</text:span></text:span><text:span text:style-name="Default_20_Paragraph_20_Font"><text:span text:style-name="T15"> ♃ Picis brutina<text:line-break/>liquidae fextarium unum, mannae lib. j, fulturis vivi lib. j,<text:line-break/>farinae lupinorum lib. j, pro consuetudine componito, de-<text:line-break/>inde galbani sextantem adiicito, Est hoc ex. valde probatis.<text:line-break/>Alia exemplaria farinam non habent, neque galbanum.</text:span></text:span></text:p>
      <text:p text:style-name="P1"><text:span text:style-name="Default_20_Paragraph_20_Font"><text:span text:style-name="T1">[Emplastrum lichen suum Philotae , citra ulceratio-<text:line-break/>nem sanans. Exhibitum est a Philota sodali per versus<text:line-break/>scriptum</text:span></text:span><text:span text:style-name="Default_20_Paragraph_20_Font"><text:span text:style-name="T15">] ♃ Chalcitidis assatae, chrysocollae, misyosi affati,<text:line-break/>squamae aeris, diphrygis, faIis ammoniaci, terrae Eretriae,<text:line-break/>singulorum Ʒ iv, sulstnis vivi Ʒ xij, chaIcanthi, floris Iapi—<text:line-break/>dis Asii, aeris usti, singuIorum Ʒ vj, soreos Ʒ v, aluminis<text:line-break/>liquidi Ʒ iv. Haec omnia terito, deinde aceti heminis xi j<text:line-break/>affusis , per diesi v sub Canicula soli exposita itidem probe<text:line-break/>terito, donec medicamentum redditum fuerit aeruginos</text:span></text:span><text:span text:style-name="Default_20_Paragraph_20_Font"><text:span text:style-name="T1">a</text:span></text:span><text:span text:style-name="Default_20_Paragraph_20_Font"><text:span text:style-name="T15">m,<text:line-break/>siccumve. Porro in alio mortario thuris ℥ j, myrrhae sex-<text:line-break/>tans, aloes ℥ j, ladani quadrans, opopanacis quadrans, aceto</text:span></text:span></text:p>
      <text:p text:style-name="P3">dissoluta ad strigmentitiam crassitudinem praeparentur, at-<text:line-break/>que ubi recte habuerint, ad ea quae in sole Levigata sunt<text:line-break/>adiiciantur, rursusque terantur, addaturque aristolochiae ro-<text:line-break/>tundae et longae, utriuSque tusae et tenuissimo cribro ex-<text:line-break/>cussae Ʒ j. Postquam vero jam trita emplastri formam acce-<text:line-break/>perint, liquabilia prius Iiquesacta et frigefacta injicito. Sunt<text:line-break/>autem haec. ♃ Cerae ℥ cx, terebinthinae Ʒ XX, galbani<text:line-break/>Ʒ ix, olei hemin. j, et probe emollitis ac repositis utitor.<text:line-break/>Hoc medicamentum dupIicem aspectum videntibus exhibet.<text:line-break/>Caeterum si affectio pertinacius perseveret et medicamen-<text:line-break/>torum impositionem respuat, excoriatoriis appellatis reme-<text:line-break/>diis utendum erit, prompte enim superficiem avellunt.</text:p>
      <text:p text:style-name="P1"><text:span text:style-name="Default_20_Paragraph_20_Font"><text:span text:style-name="T1">[De excoriatoriis lichenum.] Fxcoriatorium liohe-<text:line-break/>num, quo Pamphilus Bomae usus plurima lucratus est,<text:line-break/>quum in urbe mentagra appellatus morbus invalesceret.]<text:line-break/></text:span></text:span>♃ Squamae aeriS Ʒ vj, auripigmenti Ʒ iv, sandaraChae Ʒ iv,<text:line-break/>aeris usti Ʒ i ẞ, veratri albi Ʒ i ẞ , ventrium cantharidum<text:line-break/>Ʒ i ẞ. Singula per se terito, deinde simul mixta cedria ex-</text:p>
      <text:p text:style-name="P3"><text:span text:style-name="Default_20_Paragraph_20_Font"><text:span text:style-name="T15">cipho , et ad strigmenti crassitudinem reducta pyxide aeris<text:line-break/>Cyprii reponito. Clu autem expetente, nitro et aceto exi-<text:line-break/>guo perfrictis lichenibus, medicamentum hoc cum spatula<text:line-break/>illinc ac affrica, deinde interiecto spatio derade, rurfusque<text:line-break/>medicamentum impone, deinde ubi. bis vel ter hoc feceris,<text:line-break/>quo facile deradi poffit, rurfusi imponere tenta, illitis locis<text:line-break/>vesicae bubulae aut assarius cuiusdam animasse pellicule in-<text:line-break/>tectis, haec enim medicamentum ne defluat, conservat et<text:line-break/>alias levis est, post pellicuIae autem impositionem fasciola<text:line-break/>leviter ob</text:span></text:span><text:span text:style-name="Default_20_Paragraph_20_Font"><text:span text:style-name="T1">l</text:span></text:span><text:span text:style-name="Default_20_Paragraph_20_Font"><text:span text:style-name="T15">igatum finito. Praestiterit quidem per noctem ad-<text:line-break/>haerere aut sa</text:span></text:span><text:span text:style-name="Default_20_Paragraph_20_Font"><text:span text:style-name="T1">l</text:span></text:span><text:span text:style-name="Default_20_Paragraph_20_Font"><text:span text:style-name="T15">tem ad aIiquot horas, usquequo bullas ex-<text:line-break/>citet saniem complectentesi crassam et glutinosam. Deinde<text:line-break/>vero lavare praecipimus et in balneo morari, nam et lmc<text:line-break/>ad hanc curationem auxiliatur, fit autem calidius balneum.<text:line-break/>Quo si quid uti prohibeat, fomentum aquae multae calidae<text:line-break/>adhibendum est, quo deterso panis ex aqua mulsa subactus<text:line-break/>cataplasmatis modo imponatur. Porro ubi sordida jam facta<text:line-break/>fuerint ulcera, splenium ex emplastro viridi imponito, exi-</text:span></text:span></text:p>
      <text:p text:style-name="P3"><text:span text:style-name="Default_20_Paragraph_20_Font"><text:span text:style-name="T15">gua parte de excoruatorio adjecta. Caeterum sanie exclusa<text:line-break/>et nulla crustula uIceri incumbente, splenium album impo-<text:line-break/>nito, atque hac curandi ratione donec cicatrix penitus in-<text:line-break/>ducatur utitor, fingulis diebus fomentum adhibens et novum<text:line-break/>splenium imponens. Post cicatricem plene inductam, si qua<text:line-break/>suspicio reliqua fit, eodemcllrationis ductu utendum est. An-<text:line-break/>tequam vero excoriatore imponantur, circumsitas et vicinas<text:line-break/>licheni partes medicamentum aliquo inflammationem arcente<text:line-break/>in splenio excepto integere ac tueri oportet, nimirum li-<text:line-break/>chene sua extrema linea semper parum quiddam sanis<text:line-break/>corporibus affricante et invadente. Haec communisi menta-<text:line-break/>grae Curatio est.</text:span></text:span></text:p>
      <text:p text:style-name="P1"><text:span text:style-name="Default_20_Paragraph_20_Font"><text:span text:style-name="T1">[Aliud excoriatorium Axiorii.]</text:span></text:span><text:span text:style-name="Default_20_Paragraph_20_Font"><text:span text:style-name="T15"> ♃ Squamae aeris Ʒ<text:line-break/>sex, atramenti sutorii Ʒ iv, cantharidum Ʒ <text:s/>ẞ, veratri albi<text:line-break/>Ʒ j ẞ, sandarachae drach. j, excipe cedria.</text:span></text:span></text:p>
      <text:p text:style-name="P1"><text:span text:style-name="Default_20_Paragraph_20_Font"><text:span text:style-name="T1">[Aliud Apii Phascsu ad montagras, quod citra cica..<text:line-break/>tricis vestigium sanat. Facit et ad alopeci</text:span></text:span><text:span text:style-name="Default_20_Paragraph_20_Font"><text:span text:style-name="T15">a</text:span></text:span><text:span text:style-name="Default_20_Paragraph_20_Font"><text:span text:style-name="T1">s inveteratas.]<text:line-break/></text:span></text:span><text:span text:style-name="Default_20_Paragraph_20_Font"><text:span text:style-name="T15">Caeterum alopecias in sole aut ad ignem illinito et bulla<text:line-break/>excitata, eam acu perpungito ac humore excluso cum ce..</text:span></text:span></text:p>
      <text:p text:style-name="P3"><text:span text:style-name="Default_20_Paragraph_20_Font"><text:span text:style-name="T15">ratis curationem perficito, post inductam enim cicatricem<text:line-break/>enascuntur pili. Atque haec quidem in alopeciis, in licheni-<text:line-break/>bus vero velut praedictum est utitor. Medicamentum ipsum<text:line-break/>hoc modo habet. ♃ Sandarachae Ʒ ij, auripigmenti Ʒ ij,<text:line-break/>squamae aeris Ʒ ij, veratri nigri Ʒ j, elaterii Ʒ j, ventrium<text:line-break/>cantharidum Ʒj, excipe cedria. </text:span></text:span><text:span text:style-name="Default_20_Paragraph_20_Font"><text:span text:style-name="T1">Aliud</text:span></text:span><text:span text:style-name="Default_20_Paragraph_20_Font"><text:span text:style-name="T15"> ♃ Cantharidum Ʒj ẞ,<text:line-break/>veratri albi tantundem, auripigmenti Ʒ ij, squamae aeris tan-<text:line-break/>tundem, atramenti sutorii Ʒ j; scammoniae drach. ij, excipe<text:line-break/>cedria. </text:span></text:span><text:span text:style-name="Default_20_Paragraph_20_Font"><text:span text:style-name="T1">Aliud</text:span></text:span><text:span text:style-name="Default_20_Paragraph_20_Font"><text:span text:style-name="T15">. ♃ Auripigmenti usti Ʒ duas, squamae aeris<text:line-break/>Cyprii Ʒ vj, chrysocollae Ʒ j, atramenti sutorii Ʒ j, veratri<text:line-break/>nigri Ʒ j, aluminis scissi Ʒ j, sucoi thapsiae drach. j, scam-<text:line-break/>moniae drach. j, Cantharidum drach. j, cedriae quod satis est.</text:span></text:span></text:p>
      <text:p text:style-name="P1"><text:span text:style-name="Default_20_Paragraph_20_Font"><text:span text:style-name="T1">[Emplastra</text:span></text:span><text:span text:style-name="Default_20_Paragraph_20_Font"><text:span text:style-name="T15"> v</text:span></text:span><text:span text:style-name="Default_20_Paragraph_20_Font"><text:span text:style-name="T1">iridia lichenica.]</text:span></text:span><text:span text:style-name="Default_20_Paragraph_20_Font"><text:span text:style-name="T15"> Post excoriatoriorum<text:line-break/>usum emplastra viridia et alba imponere oportet, quare<text:line-break/>rationabile est et illorum praeparationes ascribere.</text:span></text:span></text:p>
      <text:p text:style-name="P1"><text:span text:style-name="Default_20_Paragraph_20_Font"><text:span text:style-name="T1">[Emplastrum viride, quo ejus est Pamphilus in men-<text:line-break/>tagra p</text:span></text:span><text:span text:style-name="Default_20_Paragraph_20_Font"><text:span text:style-name="T15">o</text:span></text:span><text:span text:style-name="Default_20_Paragraph_20_Font"><text:span text:style-name="T1">st rupturam bullarum.]</text:span></text:span><text:span text:style-name="Default_20_Paragraph_20_Font"><text:span text:style-name="T15"> ♃ Cerae lib. j, aeruginis</text:span></text:span></text:p>
      <text:p text:style-name="P3"><text:span text:style-name="Default_20_Paragraph_20_Font"><text:span text:style-name="T15">rasae sexuncem, resinae frictae lib. duas, olei cyathos iv,<text:line-break/>aceti acerrimi quantum sufficit. Aeruginem cum aceto in<text:line-break/>sole terere oportet, liquabilia autem liquantur et resrige-<text:line-break/>rantur, ac deraduntur liquidiSque adjiciuntur.</text:span></text:span></text:p>
      <text:p text:style-name="P1"><text:span text:style-name="Default_20_Paragraph_20_Font"><text:span text:style-name="T1">[Viride Demosthenis.]</text:span></text:span><text:span text:style-name="Default_20_Paragraph_20_Font"><text:span text:style-name="T15"> ♃ Cerae lib. ij , resinae fri-<text:line-break/>ctae lib. su aeruginis rasae trientem, mannae trientem, olei<text:line-break/>aestate cyathos iv, hieme cyathos vj, aceti quantum sufficit.</text:span></text:span></text:p>
      <text:p text:style-name="P1"><text:span text:style-name="Default_20_Paragraph_20_Font"><text:span text:style-name="T1">[Viride IIerophili.]</text:span></text:span><text:span text:style-name="Default_20_Paragraph_20_Font"><text:span text:style-name="T15"> ♃ Aeruginis Ʒ ij, mannae Ʒ iv,<text:line-break/>adipis vitulini Ʒ xij., galbani Ʒ iij, cerae Ʒlxxx, resinae Ʒxx,<text:line-break/>aceti quod satis est.</text:span></text:span></text:p>
      <text:p text:style-name="P1"><text:span text:style-name="Default_20_Paragraph_20_Font"><text:span text:style-name="T1">[Tryphonis antiqui emplastrum euchrum dictum.] ♃<text:line-break/></text:span></text:span><text:span text:style-name="Default_20_Paragraph_20_Font"><text:span text:style-name="T15">Aeris usti trientem, aluminis rotundi sextantem, aeruginis<text:line-break/>rasae sextantem, falis ammoniaci ℥ i j , mannae sextantem,<text:line-break/>cerae lib. ij, resinae frictae lib. ij, olei dextantem, aceti<text:line-break/>quod satiS est.</text:span></text:span></text:p>
      <text:p text:style-name="Normal"><text:span text:style-name="Default_20_Paragraph_20_Font"><text:span text:style-name="T1">[Antonini emplastrum. siloc Ttmocrates post lichenas<text:line-break/>excoriatos imponit.</text:span></text:span><text:span text:style-name="Default_20_Paragraph_20_Font"><text:span text:style-name="T15">] ♃ Cerae Ʒ c, colophoniae Ʒ ce, squa-<text:line-break/>mae Cypriae Ʒ xij, aluminis rotundi </text:span></text:span>Ʒ <text:span text:style-name="Default_20_Paragraph_20_Font"><text:span text:style-name="T15">xij, aeruginis </text:span></text:span>Ʒ <text:span text:style-name="Default_20_Paragraph_20_Font"><text:span text:style-name="T15">xfj,</text:span></text:span></text:p>
      <text:p text:style-name="P3">mannae Ʒ xij, galbani Ʒ xij, olei heminam unam, aceti, quod<text:line-break/>satis est. Annectendae his etiam emplastrorum alborum<text:line-break/>praeparationes, riam his post viridia utendum est mundis<text:line-break/>jam factis ab excursatione ulceribus. Etenim cura habenda<text:line-break/>est, ut citra callum cicatrix. inducatur, atque ea gratia ejus-<text:line-break/>modi medicamenta in usum veniunt, quae multam ad ta-<text:line-break/>ctum lenitatem inducunt.</text:p>
      <text:p text:style-name="P1"><text:span text:style-name="Default_20_Paragraph_20_Font"><text:span text:style-name="T1">[Emplastrum albula aquosum appellatum. .li</text:span></text:span>b<text:span text:style-name="Default_20_Paragraph_20_Font"><text:span text:style-name="T1">o I</text:span></text:span>t<text:span text:style-name="Default_20_Paragraph_20_Font"><text:span text:style-name="T1">ta-<text:line-break/>gnus circulator usus est post lichenas excoriatos.]</text:span></text:span> ♃ Spu-<text:line-break/>mae argenti lib. j, cerae Tyrrhenicae libram j, olei sexta-<text:line-break/>Pium unum, cerussae libram unam, aquae sextarium unum.<text:line-break/>Spumam argenti, cerussam et aquam terito, atque ubi laevi-<text:line-break/>gata reddita fuerint, paulatim oleum adstillato, affIdueque<text:line-break/>terito, et postquam unita fuerint, in vas fictile translata<text:line-break/>igni imponito , assidueque agitato et absorpta jam aqua ce-<text:line-break/>ram injicito, qua dissoluta in mortarium transserto, et emol-<text:line-break/>sitis repositis utitor.</text:p>
      <text:p text:style-name="P1"><text:span text:style-name="Default_20_Paragraph_20_Font"><text:span text:style-name="T1">[Emplastrum athletarum trypherum appellatum. Fa-</text:span></text:span></text:p>
      <text:p text:style-name="P3"><text:span text:style-name="Default_20_Paragraph_20_Font"><text:span text:style-name="T1">cil item amb</text:span></text:span><text:span text:style-name="Default_20_Paragraph_20_Font"><text:span text:style-name="T15">u</text:span></text:span><text:span text:style-name="Default_20_Paragraph_20_Font"><text:span text:style-name="T1">stis, ut Citra Cicatricis veffigium sumentur.]<text:line-break/></text:span></text:span><text:span text:style-name="Default_20_Paragraph_20_Font"><text:span text:style-name="T15">L Spumae argenti Ʒ xxv, cerussae Ʒ xxv, plumbaginis lo-<text:line-break/>tae Ʒ xxv, cerae Ʒ xvj, terebinthinae Ʒ xvj, olei heminam<text:line-break/>unam, aquae tantundem, componito ut dictum est.</text:span></text:span></text:p>
      <text:p text:style-name="P1"><text:span text:style-name="Default_20_Paragraph_20_Font"><text:span text:style-name="T1">[Megetis chirurgi</text:span></text:span><text:span text:style-name="Default_20_Paragraph_20_Font"><text:span text:style-name="T15">.] ♃ Cerussae lib. ij, cerae lib. j,<text:line-break/>terebinthinae ℥ j, spumae argenti lib. j, olei lib. iij, aquae<text:line-break/>sextarios ij, componito.</text:span></text:span></text:p>
      <text:p text:style-name="P1"><text:span text:style-name="Default_20_Paragraph_20_Font"><text:span text:style-name="T1">[Diophanti ad ambusta et intertrigines. Conservat<text:line-break/>et faciem rosaceo dissolutum</text:span></text:span><text:span text:style-name="Default_20_Paragraph_20_Font"><text:span text:style-name="T15">.] ♃ Spumae argenti torresa-<text:line-break/>ctae Ʒ xij, medullae Cervinae Ʒ xvj, cerussae torrefactae<text:line-break/>Ʒ xij, cerae Ʒ viij, terebinthinae Ʒ viij, thuris Ʒ viij, olei<text:line-break/>heminas iv, pro more componito.</text:span></text:span></text:p>
      <text:p text:style-name="P1"><text:span text:style-name="Default_20_Paragraph_20_Font"><text:span text:style-name="T1">[Manna emplastrum medicamentum accommodatum.]<text:line-break/></text:span></text:span><text:span text:style-name="Default_20_Paragraph_20_Font"><text:span text:style-name="T15">♃ Spumae argenti Ʒ c, cerussae Ʒ c, cerae Ʒ l, terebinthi-<text:line-break/>nae Ʒ xxv, mannae Ʒ xvj, aluminis scissi Ʒ xl, olei heminas<text:line-break/>ij, et dimidiam, componito et reposito utitor. Afflictis porro<text:line-break/>et extritis Imbellibus a quocunque tandem medicamento,<text:line-break/>praesertim vero ab excoriatoriis subscriptis utendum est.</text:span></text:span></text:p>
      <text:p text:style-name="P2"><text:span text:style-name="Default_20_Paragraph_20_Font"><text:span text:style-name="T10">[ </text:span></text:span><text:span text:style-name="Default_20_Paragraph_20_Font"><text:span text:style-name="T1">Compositio Menecratis quae excoriat orium appella-<text:line-break/>tur.]</text:span></text:span><text:span text:style-name="Default_20_Paragraph_20_Font"><text:span text:style-name="T15"> ♃ Picis brutiae pellucidae siccae et electae Ʒ ij [A<text:line-break/>resinae pinus pellucidae II. j et quadrantem, cerae ponticae<text:line-break/>tantundem, gaIbani quadrantem, aceti heminam unam. Li-<text:line-break/>quabiha ad splendidum ignem, donec non inquinent coquito,<text:line-break/>deinde gaIbanum adiicito, atque ubi dissolutum fuerit ab<text:line-break/>igne ablatis, acetum paulatim instillato assidueque moveto<text:line-break/>animadversione habita ne ebulliat , et infumpto jam aceto<text:line-break/>medicamentum in magnum mortalium transiserto, ac diti-<text:line-break/>genter terito, donec ad melinum colorem reducatur, deinde<text:line-break/>in pelliculam albam inspiratam repositum servato. Usu vero<text:line-break/>exigente, in pelliculas quantum ad integendos affectos locos<text:line-break/>satis est, insertum imponito et tertio quoque die solvito,<text:line-break/>nonnunquam usque in diem duodecimum imponito, ita ut<text:line-break/>quatuor fiant soIutionesi. Hoc medicamentum squamas dis-<text:line-break/>cedere facit et corpora attenuat, ac folida facit ad con-<text:line-break/>venientes excoriationesi.</text:span></text:span></text:p>
      <text:p text:style-name="P1"><text:span text:style-name="Default_20_Paragraph_20_Font"><text:span text:style-name="T15">[Q</text:span></text:span><text:span text:style-name="Default_20_Paragraph_20_Font"><text:span text:style-name="T1">uae Arclligenes in secundo medicamentorum se-<text:line-break/>eundum genus medicamenta scripsit ad papularum in</text:span></text:span></text:p>
      <text:p text:style-name="P3"><text:span text:style-name="Default_20_Paragraph_20_Font"><text:span text:style-name="T10">. </text:span></text:span><text:span text:style-name="Default_20_Paragraph_20_Font"><text:span text:style-name="T1">mento eruptiones tum alias tum flcoscs eminentias.]</text:span></text:span><text:span text:style-name="Default_20_Paragraph_20_Font"><text:span text:style-name="T15"> Papu-<text:line-break/>Iarum in mento eruptiones ex myrti baccis, malicorio ar-<text:line-break/>genti spuma, aeris flore, paribus partibus exceptis cum vino<text:line-break/>oblino, in ficosis vero menti papulis mentagrisi appellatis<text:line-break/>et ab aliquibus lichenibus agrestibus faciunt quidem robu-<text:line-break/>stiora ex iis, quae ad lichenas relata sunt, amplius autem<text:line-break/>et quae ad psoras et lepras describentur. Mirabiliter vero<text:line-break/>haec compositio convenit. ♃ Chalcanthi Ʒ j , veratri nigri<text:line-break/></text:span></text:span>Ʒ <text:span text:style-name="Default_20_Paragraph_20_Font"><text:span text:style-name="T15">j , auripigmenti Ʒ j , ventrium cantharidum </text:span></text:span>Ʒ <text:span text:style-name="Default_20_Paragraph_20_Font"><text:span text:style-name="T15">ij , quidam<text:line-break/>etiam obolos tres insuper addunt, tritis utitor cum oleo<text:line-break/>aut cedria aut rosaceo praesricto prius loco. fiunt enim<text:line-break/>bullae, quibus per specilli cuspidem ruptis rursus affricato,<text:line-break/>quo penetrare medicamentum possit et mordere, deinde post<text:line-break/>horam fomento adhibito, ceratum rosaceum imponito, hoc<text:line-break/>usquequo ad cicatricem perveniat facito. Quod si primum<text:line-break/>non exuperet, iterum iterumque illinito. facit et ad lepras<text:line-break/>et leucas alopeciasique et pforasi excellenter.</text:span></text:span></text:p>
      <text:p text:style-name="P1"><text:span text:style-name="Default_20_Paragraph_20_Font"><text:span text:style-name="T1">[Itera olida e parentini ex libris ad Antiochi</text:span></text:span><text:span text:style-name="Default_20_Paragraph_20_Font"><text:span text:style-name="T15">a</text:span></text:span><text:span text:style-name="Default_20_Paragraph_20_Font"><text:span text:style-name="T1">m , ad<text:line-break/>capitis et menti flcosos tumores, atque etiam aliis partibus</text:span></text:span></text:p>
      <text:p text:style-name="P3"><text:span text:style-name="Default_20_Paragraph_20_Font"><text:span text:style-name="T1">eminentia ulcuscula.</text:span></text:span>] Elaterii et salisi pares partesi misceto<text:line-break/>ac utitor, superne vero lini semen crudum exi aqua impo-<text:line-break/>nito aut ficus parvas tritas. Eodem etiam ad tubercula<text:line-break/>utendum est.</text:p>
      <text:h text:style-name="Heading_20_2" text:outline-level="2">Cap. IV. </text:h>
      <text:p text:style-name="P29">[<text:span text:style-name="Default_20_Paragraph_20_Font"><text:span text:style-name="T1">De dentium affectibus</text:span></text:span>.] Ex dentium afle-<text:line-break/>ctibus quaedam Iane omnibus evidenter apparent, quemad-<text:line-break/>modum quum perforati funt aut denigrati aut detriti, aut<text:line-break/>neque frigida ferunt neque calida, sed exi utrisque aut al-<text:line-break/>tero solo dolor eis contingit. Quaedam vero non manifeste<text:line-break/>apparent in ipsis affectiones, veluti quum ipso aeger se<text:line-break/>sentire dicit circa corpus dentis dolorem in profundo obor-<text:line-break/>tum. Quidam enim contradicunt asserentes, quum osi fit<text:line-break/>dens, eum citra dolorem affici, veluti quum aliquando pro-<text:line-break/>minentioresi per simulem deterere cogimur aut etiam ob<text:line-break/>aliam quampiam causam, de quibus paulo post mentionem<text:line-break/>faciam. Nunc enim citra rationalem et naturalem demon-<text:line-break/>strabonem testimonium his perhibere volo, qui ipsum den-<text:line-break/>tem dolere ajunt. Etenim quum ego aliquando dolerem, dili-</text:p>
      <text:p text:style-name="P3"><text:span text:style-name="Default_20_Paragraph_20_Font"><text:span text:style-name="T15">gentem super me ipso animadversionem habui, utpote qui<text:line-break/>jam audieram de hac dubitatione, percepique manifeste non<text:line-break/>dolentem modo, sed etiam pulsantem dentem, quemadmo-<text:line-break/>dum carnosae parteS inflammatione vexatae consueverunt.<text:line-break/>Quare mirum mihi videbatur, quod et haec affectio, quam<text:line-break/>phlegmonem five inflammationem appellamur in dente oriri<text:line-break/>posset, qui lapideam et duram substantiam habet. Atqui<text:line-break/>quum etiam alio tempore dente dolerem, manifeste sensi<text:line-break/>non ipsius dentis, sed gingivarum dolorem eum esse, inflam-<text:line-break/>matis videlicet ipfis, ut etiam citra coarctationem dolerent,<text:line-break/>quin et ob vicinam dentium natura durorum, aucto dolore<text:line-break/>ob coarctationem. Quapropter utriusque doloriS sensum<text:line-break/>expertus, alium quidem in gingivae, alium in ipsius dentis<text:line-break/>substantia esse claI.e scio, et id asserentibuS testimonium<text:line-break/>praebeo, quod ipsi aliquando dentes dolent. At vero nervi,<text:line-break/>qui ad radicem dentis enatus et substratus est, dolorem<text:line-break/>aliquando fieri, nervo imaginationem confusam et in disario<text:line-break/>minatam incertamve apud plerosque exhibente, tanquam<text:line-break/>ipse dens doleat, censentaneum rasioni est; nam et hujus</text:span></text:span></text:p>
      <text:p text:style-name="P2"><text:span text:style-name="Default_20_Paragraph_20_Font"><text:span text:style-name="T15">rei manifestum periculum aliquando in me ipso feci. Et<text:line-break/>sane quod remaneat adhuc parva doloris portio exempto<text:line-break/>dente, innascitur ob nervi inflammationem , quum dolor<text:line-break/>nervi levior tantum reddatur quum ob id, quod non am-<text:line-break/>pIius tendatur ob cohaerentiam ossis extendentis, tum quod<text:line-break/>liber factus respirationem quandam habeat cumque remedia<text:line-break/>quae adhibentur contingere possint. Neque enim per con-<text:line-break/>tactum neque per distributionem possibile fuerit inflamma-<text:line-break/>tum nervum curare, utrimque a dentium Incessis coarctatum<text:line-break/>et ab anteriori parte ab ipso dente. Si vero Iividi per<text:line-break/>omnem suam substantiam facti appareant dentes, nihiI mi-<text:line-break/>rum est ipsos quid inflammationi simile pati. Cui rei ex eo<text:line-break/>quis amplius fidem habeat, quod ex nutrimento fere per<text:line-break/>omnem animantis aetatem incrementum accipiant. Id quod<text:line-break/>evidenter saepenumero apparet in iis dentibus, qui exemptis<text:line-break/>oppositi sunt, utpote qui semper augescunt i quantum vero<text:line-break/>augescunt, tantum in ciborum mansu deteruntur. Quum<text:line-break/>vero imposiihile sit incrementum accipere citra nutrimen-</text:span></text:span></text:p>
      <text:p text:style-name="P3"><text:span text:style-name="Default_20_Paragraph_20_Font"><text:span text:style-name="T15">tum, omnino duabuS affectionibus et his contrariis obnoxii<text:line-break/>erunt, inopiae videlicet et redundantiae alimenti, quod eis<text:line-break/>suppeditatur. Inopia igitur aridiores et macriores alimen-<text:line-break/>tumque non sentientes et ob id tenuiores eos reddit, re-<text:line-break/>dundantia vero consimilem in eis affectionem excitare pot-<text:line-break/>est, qualis est circa carnosas partes inflammatio. Ejus igitur<text:line-break/>curatio fiet juxta eundem scopum quem habent proposse<text:line-break/>tum qui inflammationes curant, qui sane est ut redundan-<text:line-break/>tia eVacuetur, partim discutiendo partim etiam repellendo.<text:line-break/>Caeterum tenuitatis dentium ob alimenti inopiam remedium<text:line-break/>nullum est, laxari enim tunc et moveri ipsos necessarium<text:line-break/>est, compage ipsorum laxiore facta, quum non solum ipsi<text:line-break/>dentes, sed et locelli eos complectentes sint attenuati. Haec<text:line-break/>itaque affectio senibus accedit citius aut serius, velut etiam<text:line-break/>magis aut minus, quae vero proportionem ad inflamma-<text:line-break/>tionem habet, magis juvenes corripit. Auxiliari tamen etiam<text:line-break/>senibus oportet, auxilio gingivis exhibito, ita autem appel-<text:line-break/>Iantur carnes, quae dentes comprehendunt, ubi primum e</text:span></text:span></text:p>
      <text:p text:style-name="P3"><text:span text:style-name="Default_20_Paragraph_20_Font"><text:span text:style-name="T15">locellis emergunt. Ipsas itaque astringentibus medicamentis<text:line-break/>robustiores et magis circa dentem adstrictis facere oportet,<text:line-break/>tanquam quae et ipsae aliquid salliant ad stabilitatem ac<text:line-break/>firmitatem dentium, quae ob exactam compagis ipsorum<text:line-break/>conglutinationem contingit. At vero foramina dentium ex<text:line-break/>humorum acrium et credentium influxu perficiuntur, velut<text:line-break/>ulcera in cute citra externam causam. Verum in Cute id<text:line-break/>assidue et multis, in ossibusi raro contingit, quanto videlicet<text:line-break/>minus quam cutis noxae exposita sunt ob duritiem natu-.<text:line-break/>raleln. Manifestum igitur quod erasorum corporum medela<text:line-break/>erit per resecationem vitiati influentis humoris, qui si pau-<text:line-break/>cus fuerit, localibus auxiliis eyc reficcantibus medicamentis<text:line-break/>contingere medela potest, eorum vero materiam paulo post<text:line-break/>dicemus. Si vero multis influens humor fuerit, universi ca-<text:line-break/>pitis ratio ac providentia habenda est, atque fi ipfum quam-<text:line-break/>doque propter totum corpus affectum fit, etiam reliqui cor-<text:line-break/>poris cura habenda erit. Porro erofos dentes, qui id mali<text:line-break/>prae mollicie perpessi sunt, reddere oportet duriores et asa</text:span></text:span></text:p>
      <text:p text:style-name="P2"><text:span text:style-name="Default_20_Paragraph_20_Font"><text:span text:style-name="T15">sectioni minus obnoxios, atque id per austera et acerba llle-<text:line-break/>dicamenta. Caeterum lividos redditos per reficcantia curare<text:line-break/>oportet, ut qui ex humorum vitiatorum influxu id patian-<text:line-break/>tur. Simili igitur curatione indigent cum perforatis.</text:span></text:span></text:p>
      <text:h text:style-name="Heading_20_2" text:outline-level="2"><text:span text:style-name="Default_20_Paragraph_20_Font"><text:span text:style-name="T15">Cap. </text:span></text:span><text:span text:style-name="Default_20_Paragraph_20_Font"><text:span text:style-name="T1">N. </text:span></text:span></text:h>
      <text:p text:style-name="P29"><text:span text:style-name="Default_20_Paragraph_20_Font"><text:span text:style-name="T1">[De gingivarum curatione.]</text:span></text:span><text:span text:style-name="Default_20_Paragraph_20_Font"><text:span text:style-name="T15"> Cingi Vis ex in-<text:line-break/>flammatione dolentibus optimum medicamentum est oleum<text:line-break/>lentissimum caliditate temperatum ore retentum. Sit autem<text:line-break/>recens, nam vetustius tanto recentiore pejus est, quanto ae-<text:line-break/>tate antecellit. Imponatur autem vasculum, in quo calefit<text:line-break/>lentissimum, in aliud majusi vasi, quod satis aquae calidae<text:line-break/>complectatur. Maximopere itaque inflammationi gingivarum<text:line-break/>hoc conducit. Nec vero minus etiam fi juxta aliam quan--<text:line-break/>dam partem, quum pelliculae linguam ambientis tum suc-<text:line-break/>- cingentis totum os, aliquis dolor ob inflammationem oria-<text:line-break/>tur, dolorem sedat lentissimum, repellit enim citra molestiam<text:line-break/>et absque asperitate, quam pleraque austerorum habent, disi-<text:line-break/>cutitque citra mordacitatem , cujus rei inflammatis praeci-<text:line-break/>puus usus existit. Quidam vero medici communi quadam</text:span></text:span></text:p>
      <text:p text:style-name="P3"><text:span text:style-name="Default_20_Paragraph_20_Font"><text:span text:style-name="T15">falsa ratiocinatione utentes inflammata laedunt, quare ea ro<text:line-break/>femel perpensa de caetero vitare oportet. Existimant enim<text:line-break/>si astringentia folum, id quod influit repellendo inflamma-<text:line-break/>tis prosunt, atque aIiquando etiam quid ex contento circa<text:line-break/>inflammatam partem, ad venas membrum ipfum nutriente</text:span></text:span><text:span text:style-name="Default_20_Paragraph_20_Font"><text:span text:style-name="T1">s<text:line-break/></text:span></text:span><text:span text:style-name="Default_20_Paragraph_20_Font"><text:span text:style-name="T15">exprimendo, verisimi</text:span></text:span><text:span text:style-name="Default_20_Paragraph_20_Font"><text:span text:style-name="T1">l</text:span></text:span><text:span text:style-name="Default_20_Paragraph_20_Font"><text:span text:style-name="T15">e ob id esse, id quod amplius astrin-<text:line-break/>git ampliu</text:span></text:span><text:span text:style-name="Default_20_Paragraph_20_Font"><text:span text:style-name="T1">s</text:span></text:span><text:span text:style-name="Default_20_Paragraph_20_Font"><text:span text:style-name="T15"> prodesse. Eodem modo etiam id, quod magis<text:line-break/>digerendo difcutit, magis auxihari opinantur quam ea quae<text:line-break/>moderate idem praestant, non animadvertentes quod al-<text:line-break/>terum ipsorum intensum inflammatis dolorosum existit^ A<text:line-break/>vehementer enim astringentibus partes simile quiddam con--<text:line-break/>tufioni perpetiuntur, nimirum quum substantia ipsarum vio-<text:line-break/>lenter condensetur, ab acribus vero erosioni quid simile<text:line-break/>contingit Merito igitur moderatum in utraque facultate im-<text:line-break/>moderatis praefertur. Haec igitur sufficienter mihi praefatus<text:line-break/>videor. Caeterum de affectionibus citra dolores deinceps<text:line-break/>narrabo.</text:span></text:span></text:p>
      <text:p text:style-name="P1"><text:span text:style-name="Default_20_Paragraph_20_Font"><text:span text:style-name="T1">[De dolore dentium.]</text:span></text:span><text:span text:style-name="Default_20_Paragraph_20_Font"><text:span text:style-name="T15"> In dolore dentium citra gin-<text:line-break/>givarum inflammationem aliquando in ipso proprio den-</text:span></text:span></text:p>
      <text:p text:style-name="P3"><text:span text:style-name="Default_20_Paragraph_20_Font"><text:span text:style-name="T15">tium, veluti dixi, corpore, aliquando vero in nervo dolo-<text:line-break/>rem fieri contingit. Vehementissimis igitur opus est medi-<text:line-break/>camentis, sive quis repellere sive discutere velit doloris<text:line-break/>causam, sive humor sit sive flatus ventosus. Et propterea<text:line-break/>sane pleraque ipsorum ex acerrimo aceto praeparantur.<text:line-break/>Ascribam autem ex ordine quae aliorum relatione nobis<text:line-break/>tradita sunt, initio ab iis quae Archigenes tradidit sumpto.</text:span></text:span></text:p>
      <text:p text:style-name="P1"><text:span text:style-name="Default_20_Paragraph_20_Font"><text:span text:style-name="T1">[Quae Archigenes ad dentium dolores conscripsit.]<text:line-break/></text:span></text:span><text:span text:style-name="Default_20_Paragraph_20_Font"><text:span text:style-name="T15">Dolentes dentes colluant acri aceto calido cumgalla, aut<text:line-break/>halicacabi radice, cum aceto et galle, aut pinguibus taedis<text:line-break/>in aceto fervefactis , aut myrti ramulis et galla cum pice<text:line-break/>in aceto tepefactis, aut hyoscyami semine et foliis cum<text:line-break/>aceto, aut cedria vel propoli vel nardo vel solano, aut succo<text:line-break/>ejus vel cappari vel alliis vel myrti ramulis, sive in acet</text:span></text:span><text:span text:style-name="Default_20_Paragraph_20_Font"><text:span text:style-name="T8">o<text:line-break/></text:span></text:span><text:span text:style-name="Default_20_Paragraph_20_Font"><text:span text:style-name="T15">sive vini faece calida fervefactis, aut polii foliisi vel ipsa<text:line-break/>herba vel agrestis cucumeris radice vel marrubio , singulis<text:line-break/>cum aceto, pipere et nitro, aut radice chamaeleonis eodem</text:span></text:span></text:p>
      <text:p text:style-name="P3"><text:span text:style-name="Default_20_Paragraph_20_Font"><text:span text:style-name="T15">modo, aut hyssopo vel staphide silvestri vel ruta cum vino,<text:line-break/>aut pulegio cum aceto mulso, aut pIatani pilulas veI rosas<text:line-break/>aridas, in vino aIbo ad tertias coquito, et vinum in fictili<text:line-break/>servato, eoque assidue dentes colluito. Eodem modo utere<text:line-break/>pentaphyIli sive quinquesohi, quae ab aliquibus eupatorium<text:line-break/>dicitur, radice cocta ex vino aut pulegii large cocti deco-<text:line-break/>cto, aut cornu cervi in posca coctum colluito, aut brafflcae<text:line-break/>cauliculos tres et soreos drachmas duas, in aceti sextario<text:line-break/>uno ad tertias coquito et colluito. Egregie velo sacere ser-<text:line-break/>tur ranae in aqua et aceto probe coctae decoctum diutius<text:line-break/>ore retentum. Mirifice facit denS caninus ullus et tritus,<text:line-break/>deinde cum aceto coctus et ore retentus, aut malicorio et<text:line-break/>galIa aceto incoctis utitor, aut squilla ex aceto calido, aut<text:line-break/>squillae medullam in minutas partes dissectam sub librae<text:line-break/>unius pondere et in aceti sextarium injectam, in vase fi-<text:line-break/>culi Condito ac inveterari . sinito, vase in asinino stercore<text:line-break/>ad dies xxx defosso, et utitor, aut asinino lacte colluito,<text:line-break/></text:span></text:span>hoc et eos qui mobiles sunt corroborat , aut halicacabi cor-</text:p>
      <text:p text:style-name="P3">ficis et taedae in aceto extinctae decocto large incocto col-<text:line-break/>Inito, aut cornu cervi in acido garo incoctum colluito, aut<text:line-break/>idem ex aceto colluito, aut titllymalli radicem in vino ad<text:line-break/>dimidias coctam colluito, aut hyoscyami radicem aceto mulso<text:line-break/>coctam coIIuito, aut taedarum ramenta, malicorium, alumen<text:line-break/>rotundum fiVe scissum in aceto ad tertias coquito ac tepi-<text:line-break/>dum colluito, aut helxines radicem in aceto ad tertias co-<text:line-break/>ctam in ore detineto, atque ubi osi saliva resartum suerit,<text:line-break/>eo aperto effluere finito, aut allium et arundinem AleXan-<text:line-break/>drinam acerrimo aceto servesactam colluito, aut hyssopum<text:line-break/>aut thymum aut origanum per se et simul aceto cocta col-<text:line-break/>luito, aut pyrethrum cum hyssopo et colocyntllidis medulla<text:line-break/>fimiliter in aceto coquito, Iiquoremque ex eis Iongo tem-<text:line-break/>poris spatio in ore contineto, aut coIocynthidem vino calido<text:line-break/>macerato et diutius ore teneto; multam enim pituitam du-</text:p>
      <text:p text:style-name="Normal"><text:span text:style-name="Default_20_Paragraph_20_Font"><text:span text:style-name="T15">-cit et doIorem levat; aut alliorum et erucae seminis ac<text:line-break/>nitri decocto collue, aut ranunculum in vino coquito et</text:span></text:span></text:p>
      <text:p text:style-name="P3"><text:span text:style-name="Default_20_Paragraph_20_Font"><text:span text:style-name="T15">praemundato prius dente colluito , aut mori lac in vinum<text:line-break/>insunde, fimulque lanas succidas in ipsum exprime, tepesac<text:line-break/>et per lanas sordidas maxillae insunde, extrahit pituitam<text:line-break/>et dolorem tollit In his omnibus Archigenes catalogum fe-<text:line-break/>cit medicamentorum incidendi, discutiendi ac calefaciendi<text:line-break/>vi praeditorum, raro aliquid ex acerbis admiscens, quale est<text:line-break/>ipsa galla. Porro quum semel tantum solanum posuerit, mi-<text:line-break/>ratus sum cur id admisceri velit, quum nulla ratione ju-<text:line-break/>vare possit, praeterquam ea juxta quam colica medicamen-<text:line-break/>tum prosunt, stupefaciendo videlicet doloris sensum. Quid<text:line-break/>igitur amplius parabilium Apollonii relationem faciam, quum<text:line-break/>par</text:span></text:span><text:span text:style-name="Default_20_Paragraph_20_Font"><text:span text:style-name="T1">q</text:span></text:span><text:span text:style-name="Default_20_Paragraph_20_Font"><text:span text:style-name="T15">m absit quin omnia comprehenderit Archigenes </text:span></text:span><text:span text:style-name="Default_20_Paragraph_20_Font"><text:span text:style-name="T1">I</text:span></text:span><text:span text:style-name="Default_20_Paragraph_20_Font"><text:span text:style-name="T15"> Quan-<text:line-break/>doquidem vero Apollonius ipse quibusdam a se traditis te-<text:line-break/>stimonium praebet, tanquam e vestigio sudantibus dentium<text:line-break/>dolores, visum etiam mihi est illa ipsa ascribere fecundum<text:line-break/>ipsius Apollonii verba, quae hoc modo habent.</text:span></text:span></text:p>
      <text:p text:style-name="P1"><text:span text:style-name="Default_20_Paragraph_20_Font"><text:span text:style-name="T1">[Apollonii e vestigio dolores dentium sedans</text:span></text:span>.] ♃ AI-<text:line-break/>siorum nuCleos v, thuris masculi obolos iij, myrti ramulos</text:p>
      <text:p text:style-name="P3"><text:span text:style-name="Default_20_Paragraph_20_Font"><text:span text:style-name="T15">longitudine duorum palmorum duos, ex his folia decerpta<text:line-break/>per fe terito, fimiliter et allium et thus, deinde fimul omnia<text:line-break/>in novam ollam consulito et aceti heminam j superfundito,<text:line-break/>ac coquito spatula ex taeda agitando, donec ad dimidias<text:line-break/>redigatur, atque ita tepido utitor. Oportet autem liquorem<text:line-break/>hunc in dolente parte ad multum tempus tenere, donec<text:line-break/>liquor ipse consumatur. Commodum est et ante hoc balsami<text:line-break/>succum colluere aut corticem imponere super dolentem<text:line-break/>dentem, qui si non adsit, panacisi succo contuso inde de-<text:line-break/>fluentem liquorem instillare.</text:span></text:span></text:p>
      <text:p text:style-name="P1"><text:span text:style-name="Default_20_Paragraph_20_Font"><text:span text:style-name="T1">[Post praedicta Archigenes remedia personatorum<text:line-break/>dentium cum dolore et absque dolore conscripsit in haec<text:line-break/>verba</text:span></text:span><text:span text:style-name="Default_20_Paragraph_20_Font"><text:span text:style-name="T15">.] Oblitionibus porro et epithematisi ejusmodi utitor.<text:line-break/>Sory Aegyptium retina terebinthina exceptum oblino, idem-<text:line-break/>que cavernae inde, aut compositionem ex duabus piperis<text:line-break/>generibus inde, nardino aut rosaceo dissolutam et maxime<text:line-break/>amygdalino, quin et in aurem ejusdem partis instilla, summe<text:line-break/>facit. Aut sulfur ignem non expertum cum lycio exceptum</text:span></text:span></text:p>
      <text:p text:style-name="P3">cavernae inde, aut gallam Levigatam aut lycio aut resina<text:line-break/>terebinthina exceptam obtine praepurgato dente, aut pule-<text:line-break/>gii comam tritam denti indito. Caeterum in maximisi den-<text:line-break/>tium doloribus fumme facit hoc. Anguis senectam exurito<text:line-break/>et cum oleo ad mellis fetidi spissitudinem redigito ac den-<text:line-break/>tem praepurgatum ex eo integito, omnisque circumsita obli-<text:line-break/>nito itemque cavernis indito, aut senectam anguisi llllll<text:line-break/>ustam dentibus apprimito, et excident. Aut verme<text:span text:style-name="Default_20_Paragraph_20_Font"><text:span text:style-name="T1">s</text:span></text:span> terre-<text:line-break/>nos tostos cavernae praemundatae insperge, aut araneorum<text:line-break/>ova unguento nardillo diluta inde, aut melanthmm torre-<text:line-break/>factum cum oleo oblino, atque ubi parumper concluso ore<text:line-break/>tenuerit, pituitam collectam resuere jube, aut piper vel<text:line-break/>roris marini semen opio exceptum in cavernam inde. Porro<text:line-break/>ubi veluti inflammatione correpti fuerint, nitrum rubrum<text:line-break/>et ossium Persicorum nucleum unita resima excipe et den-<text:line-break/>tem ex eis in tege, ac donec liquata fuerint sine: in caver-<text:line-break/>nam vero piper, spumam nitri et galbanum cum melle inde,<text:line-break/>aut strigmenta cum pipere eodem modo , aut pyrethrum</text:p>
      <text:p text:style-name="P3"><text:span text:style-name="Default_20_Paragraph_20_Font"><text:span text:style-name="T15">cum myrrha, aut succum Cyrenaicum et piper aequali pon-<text:line-break/>dele cum galbano, aut melanthium et allii dimidium ejus<text:line-break/>ac parum salis fiinul trita oblino, dolorefn tollit. Aut hiatae<text:line-break/>pistlinariae avulso capite adipem cum rosaceo calefactum<text:line-break/>et in aurem instilla et in cavernam inde, aut gallam tri-<text:line-break/>tam cum cedria adhibe, aut in aurem denti vicinam oleum<text:line-break/>sesaminum, in quo versnes terreni cocti sunt, instilla. Ve-<text:line-break/>rum ipso dolente dente hyoscyamum conterant, aut hedo-<text:line-break/>rae albae Cacumina quinque cum rosaceo terito et in mali<text:line-break/>punici putamine tepesacta bis aut ter in die in aurem vi-<text:line-break/>cinam instillato. Quin et ipse fructus cum vino tritus denti<text:line-break/>illitus juvaL Caeterum his relatis Archigenes etiam haec<text:line-break/>subdit. Summe facit cruentatis gingivis alumen liquidum<text:line-break/>duplo aloes pondere addito admotum: aut alumen stillum t.<text:line-break/>et myrtum tenuilfime trita affricato. Ubi vero restrictae<text:line-break/>fuerint, melle ipsas illinito, aut nucleorum ossium sive m a-<text:line-break/>chaerarum Persicorum partes ij , myrrhae partem j, prae-<text:line-break/>mundato denti indito, a dolore liberat. At vero perfractis<text:line-break/>et dolentibus dentibus cauterium ignitum admoveto.</text:span></text:span></text:p>
      <text:p text:style-name="P2"><text:span text:style-name="Default_20_Paragraph_20_Font"><text:span text:style-name="T1">[De apopltlegmattsmis.]</text:span></text:span><text:span text:style-name="Default_20_Paragraph_20_Font"><text:span text:style-name="T15"> Post praedicta vero Archiae-<text:line-break/>nes ita scripsit. Apophlegmatismi optimi sunt in dentium<text:line-break/>dolore. Staphis agrestis per se et </text:span></text:span><text:span text:style-name="Default_20_Paragraph_20_Font"><text:span text:style-name="T1">c</text:span></text:span><text:span text:style-name="Default_20_Paragraph_20_Font"><text:span text:style-name="T15">um pulegio manducata,<text:line-break/>aut quod intra gallum est nigrum, dolenti dente conterat<text:line-break/>sinatque pituitam effluere, in oppositam autem aurem duos<text:line-break/>hederae corymbos cum rosaceo tritos instilla, aut myricae<text:line-break/>fructus drach. duas, spumae nitri drach. unam, aluminis<text:line-break/>paulum, alliorum nucleos v, myrti folia pauca, cum aceto<text:line-break/>ad dimidias coque spatula ex taeda agitando, idque deco-<text:line-break/>ctum colluendum ac ore continendum praebeto, deinde<text:line-break/>Inante ore pituitam effluere permittite, et post ho</text:span></text:span><text:span text:style-name="Default_20_Paragraph_20_Font"><text:span text:style-name="T1">c</text:span></text:span><text:span text:style-name="Default_20_Paragraph_20_Font"><text:span text:style-name="T15"> rosaceo<text:line-break/>ore colluto ptisanam sorbendam exhibeto. Si v</text:span></text:span><text:span text:style-name="Default_20_Paragraph_20_Font"><text:span text:style-name="T1">o</text:span></text:span><text:span text:style-name="Default_20_Paragraph_20_Font"><text:span text:style-name="T15">ro ex. cole<text:line-break/>luendo aliqua circa os ulcerata suerint, croco et rosarum<text:line-break/>succp inungito.</text:span></text:span></text:p>
      <text:p text:style-name="P1"><text:span text:style-name="Default_20_Paragraph_20_Font"><text:span text:style-name="T1">[De sumentis</text:span></text:span><text:span text:style-name="Default_20_Paragraph_20_Font"><text:span text:style-name="T15">.] fomenta ad dentium dolorem saCiunt,<text:line-break/>forinsecus ex sale torresacto et milio in sacculos consectis,<text:line-break/>aut per sordidos panniculos probe calesactosi. Quin et epi-<text:line-break/>themata conducunt citra aquam apparata, velut sunt quae</text:span></text:span></text:p>
      <text:p text:style-name="P3"><text:span text:style-name="Default_20_Paragraph_20_Font"><text:span text:style-name="T15">ex hordeaCea farina fiunt sive ex semine lini. Ipsius vero<text:line-break/>dolentis dentis fomentum hoc modo adhibeatur. Origani<text:line-break/>aridi ramulum in fervens oleum tinctum dolenti denti fu-<text:line-break/>perne affricato, aut ricini cauliculum eodem modo, aut sta-<text:line-break/>phidem agrestem stilo cuipiam acuto infixam eodem modo,<text:line-break/>aut cera dolenti denti impofita, specilliextremum Calidissi-<text:line-break/>mum assidue adhibe, aut opopanacem et peucedani succum<text:line-break/>unita linteolo illigato et in ferventi oleo liquefacio, quum<text:line-break/>vero inceperit fervere medicamentum, denti imponito et<text:line-break/>cum specillo apprimito, utere mane et vesperi. At in uni-<text:line-break/>versam omni fomento quum forinfecus tum intrinfecus ante<text:line-break/>cibum nec non post cibum haud adnlodum multo tempo-<text:line-break/>ris spatio ad cibum rursus spectante utere. Caeterum spe-<text:line-break/>cies sumenti et haec est. Dentem valde bene praepurgato<text:line-break/>et aegro contecto ac hiare jusso hyoscyami semine susfito.<text:line-break/>Quod si ad nullum praedictorum malum ipsum cedat et do-<text:line-break/>lor vehementer perseveret, tenui terebello dentem perforato<text:line-break/>ac diesis remediis utitor; hoc enim modo magis prodesse</text:span></text:span></text:p>
      <text:p text:style-name="P3">consueverunt. Si vero neque sic profeceris et videatur dens<text:line-break/>tollendus este, citra dolorem tollere possis valde conve-<text:line-break/>menti medicamento hoc. Pyrethrum acerrimo aceto ad dies<text:line-break/>xl condito, terito et reponito, usu Vero exigente reliquis<text:line-break/>cera obturatis et probe munitis, ipsum dolentem praemun-<text:line-break/>datum Iloc medicamento integito, deinde hora interposita<text:line-break/>digitis extrahito aut scaIpello exigito, aut sory cum acer-<text:line-break/>rimo aceto ad muItos dies imponito et excidet, aut plum-<text:line-break/>baginem tritam cerato exceptam imponito, educunt fortiter<text:line-break/>tithymalli succus et sory cum galbano imposito.</text:p>
      <text:p text:style-name="P1"><text:span text:style-name="Default_20_Paragraph_20_Font"><text:span text:style-name="T1">[De iis quae Aoollonius scripsit in primo parabi-<text:line-break/>itum.]</text:span></text:span> Primum quidem eorum caput sunt collutiones den-<text:line-break/>tium doloribus conserentes, quae nihil amplius habent iis<text:line-break/>quae Archigenes tradidit. Secundo loco refert, quae ad ero-<text:line-break/>fos dolentes dentes imponantur et indantur. Tertium lo-<text:line-break/>cum obtinent fomenta et ustiones. Quartum fussltus ad den-<text:line-break/>tium dolores. Quinto habentur commanducationes et pur-</text:p>
      <text:p text:style-name="P2"><text:span text:style-name="Default_20_Paragraph_20_Font"><text:span text:style-name="T15">gationes. Sexto gargariSmata. Septimo postremum capite ea<text:line-break/>scripfit quae in dolore dentium auribusi infunduntur, quo-<text:line-break/>rum nulliuS mentionem facere volui, quum si quiS ea ex-<text:line-break/>petat ex libro illius petere possit, qui non adeo difficulter<text:line-break/>parabiliS existit. Ego sane iis quaeArehigenes prodidit con-<text:line-break/>tentus fui. Quum vero ApolloniuS quae naribus infundun-<text:line-break/>l tur confequenter tradat, visu funt mihi etiam ea ipsa ap-<text:line-break/>j ponenda esse.</text:span></text:span></text:p>
      <text:p text:style-name="P1"><text:span text:style-name="Default_20_Paragraph_20_Font"><text:span text:style-name="T1">[Quae in dolore dentium naribus inscndantur, ex<text:line-break/>Apollonio in primo parabilium</text:span></text:span><text:span text:style-name="Default_20_Paragraph_20_Font"><text:span text:style-name="T15">.] Radicis betae saccum per<text:line-break/>se in nasum instillato et solveS dentium dolorem. Cumini<text:line-break/>quantum tribuS digitis apprehendi potest et myrrhae magni-<text:line-break/>tudinem fabae et duplum interioriS cucumeriS terito et la-<text:line-break/>cte muliebri mixta in .collyria redigito, eaque in utram</text:span></text:span><text:span text:style-name="Default_20_Paragraph_20_Font"><text:span text:style-name="T8">q</text:span></text:span><text:span text:style-name="Default_20_Paragraph_20_Font"><text:span text:style-name="T15">ue<text:line-break/>narem indito, atque ita attrahere </text:span></text:span><text:span text:style-name="Default_20_Paragraph_20_Font"><text:span text:style-name="T1">i</text:span></text:span><text:span text:style-name="Default_20_Paragraph_20_Font"><text:span text:style-name="T15">ubeto donec quis quin-<text:line-break/>que stadia percurrere possit, deinde medicamentum emun-<text:line-break/>gat. Idem ad aurium dolorem facit.</text:span></text:span></text:p>
      <text:p text:style-name="P1"><text:span text:style-name="Default_20_Paragraph_20_Font"><text:span text:style-name="T1">[Ne erost dentes vacillent neque sectorem faciant.]</text:span></text:span></text:p>
      <text:p text:style-name="P3"><text:span text:style-name="Default_20_Paragraph_20_Font"><text:span text:style-name="T15">Veratrum nigrum ervi magnitudine melle cocto exceptum<text:line-break/>cavernis inde.</text:span></text:span></text:p>
      <text:p text:style-name="P1"><text:span text:style-name="Default_20_Paragraph_20_Font"><text:span text:style-name="T1">[Ad dentes denigratos.]</text:span></text:span><text:span text:style-name="Default_20_Paragraph_20_Font"><text:span text:style-name="T15"> Testam callainam assatam ac<text:line-break/>tritam dentibus affricato. Hoc etiam gingivas corroborat.<text:line-break/></text:span></text:span><text:span text:style-name="Default_20_Paragraph_20_Font"><text:span text:style-name="T1">Aliud</text:span></text:span><text:span text:style-name="Default_20_Paragraph_20_Font"><text:span text:style-name="T15">. Sal fossile melle fubactum in testula torreto, terito<text:line-break/>ac modica myrrha admixta similiter affricato. </text:span></text:span><text:span text:style-name="Default_20_Paragraph_20_Font"><text:span text:style-name="T1">Aliud. ♃<text:line-break/></text:span></text:span><text:span text:style-name="Default_20_Paragraph_20_Font"><text:span text:style-name="T15">Pulegii partem unam, falis tantundem melle fubacta in eo-<text:line-break/>dem, donec in carbonem transierint torreto ac trita den-<text:line-break/>tibus affricato. </text:span></text:span><text:span text:style-name="Default_20_Paragraph_20_Font"><text:span text:style-name="T1">Aliud</text:span></text:span><text:span text:style-name="Default_20_Paragraph_20_Font"><text:span text:style-name="T15">. Caricas exurito ac terito modicaque<text:line-break/>nardo ac melle admixto utitor, hoc et gingivas comprimit.<text:line-break/></text:span></text:span><text:span text:style-name="Default_20_Paragraph_20_Font"><text:span text:style-name="T1">Aliud</text:span></text:span><text:span text:style-name="Default_20_Paragraph_20_Font"><text:span text:style-name="T15">. Polentam acerrimo aceto fubactam exurito, ac tri-<text:line-break/>tam dentibus affricato ; hoc et gingivas roborat. </text:span></text:span><text:span text:style-name="Default_20_Paragraph_20_Font"><text:span text:style-name="T1">Aliud. ^l<text:line-break/></text:span></text:span><text:span text:style-name="Default_20_Paragraph_20_Font"><text:span text:style-name="T15">Alipastli usti drach. octo, pumicisi usti drach. quatuor, salis<text:line-break/>torrelacti drach. tres, tritis eodem utere modo. Ab horum<text:line-break/>usu collutione utendum est, vino odorato in quo ad musa<text:line-break/>tum tempus iris sicca fuit macerata.</text:span></text:span></text:p>
      <text:p text:style-name="P1"><text:span text:style-name="Default_20_Paragraph_20_Font"><text:span text:style-name="T1">[Quae Asclepiades in primo externorum ad dentes</text:span></text:span></text:p>
      <text:p text:style-name="P3"><text:span text:style-name="Default_20_Paragraph_20_Font"><text:span text:style-name="T1">scripsit. sidera olida e Parentini ad motos dentes.]</text:span></text:span><text:span text:style-name="Default_20_Paragraph_20_Font"><text:span text:style-name="T15"> Utendum<text:line-break/>est spodio Cyprio, ut per id gingivae comprimantur, item-<text:line-break/>que verbasci radicibus coctis, postea ablutio fiat ex aqua<text:line-break/>myrti aut rubi aut lauri, deinde spodio rursus admoto,<text:line-break/>quies praecipiatur. </text:span></text:span><text:span text:style-name="Default_20_Paragraph_20_Font"><text:span text:style-name="T1">Aliud.</text:span></text:span><text:span text:style-name="Default_20_Paragraph_20_Font"><text:span text:style-name="T15"> n Veratri nigri manipulum, ra-<text:line-break/>dicis mandragorae Ʒiv, radicis hyoscyami Ʒ iv, in vas fictile<text:line-break/>conjicito et vini Chii aut Coi quam optimi heminaS tres<text:line-break/>superfundito ac ad prunas IucuIentas ad dimidias coquito,<text:line-break/>indeque liquorem excolatum ose retinendum praebeto.</text:span></text:span></text:p>
      <text:p text:style-name="P1"><text:span text:style-name="Default_20_Paragraph_20_Font"><text:span text:style-name="T1">[Aridum ad motos dentes</text:span></text:span><text:span text:style-name="Default_20_Paragraph_20_Font"><text:span text:style-name="T15">.] ♃ Terebinthi fructuum<text:line-break/>torrefactorum drach. octo, aluminis scissi usti drach. octo,<text:line-break/>balaustii drach. duas, gallarum drach. unam, croci drach.<text:line-break/>unam, myrrhae drach. unam, tritis utitor. </text:span></text:span><text:span text:style-name="Default_20_Paragraph_20_Font"><text:span text:style-name="T1">Aliud</text:span></text:span><text:span text:style-name="Default_20_Paragraph_20_Font"><text:span text:style-name="T15">. ♃ Cornu<text:line-break/>cervi usti drach. viij, rhois rubri drach. iij, omphacii^ ij,<text:line-break/>balaustii drach. quatuor, corticis pinus drach. unam, myr-<text:line-break/>rhae Aminaeae drach. j, tritis utere.</text:span></text:span></text:p>
      <text:p text:style-name="P1"><text:span text:style-name="Default_20_Paragraph_20_Font"><text:span text:style-name="T1">[ Colluito ad molarium dolores</text:span></text:span><text:span text:style-name="Default_20_Paragraph_20_Font"><text:span text:style-name="T15">.] Radices smyrnii cum<text:line-break/>aceto mulso Coquito et excolatum liquorem ore tenendum</text:span></text:span></text:p>
      <text:p text:style-name="P3"><text:span text:style-name="Default_20_Paragraph_20_Font"><text:span text:style-name="T15">exhibeto</text:span></text:span><text:span text:style-name="Default_20_Paragraph_20_Font"><text:span text:style-name="T1">. Aliud</text:span></text:span><text:span text:style-name="Default_20_Paragraph_20_Font"><text:span text:style-name="T15">. Rumicis agrestis radicem et platani pilu-<text:line-break/>lasi ex aceto mulso coquito, atque ut dictum est exhibeto.</text:span></text:span></text:p>
      <text:p text:style-name="P1"><text:span text:style-name="Default_20_Paragraph_20_Font"><text:span text:style-name="T1">[Masticatoria ad molarium dolores</text:span></text:span><text:span text:style-name="Default_20_Paragraph_20_Font"><text:span text:style-name="T15">.] ♃ Canchryos<text:line-break/>drach.ij, origani drach. ij, piperis albi Ʒ j, myrrhae dracll. j,<text:line-break/>uvae passae albae aut alterius quam pinguissimae sextarii<text:line-break/>dimidium, uvam passam diligenter tundite, myrlllam vero<text:line-break/>melle dissolvito, arida autem tundito ac tenui cribello cer-<text:line-break/>nito, postea uvae passae ac myrrhae adiicito miscetoque<text:line-break/>ac instar malagmatis emollito, usus vero tempore nucis<text:line-break/>Ponticae magnitudinem commanducandam praebeto. Posse<text:line-break/>quam vero collecta pituita fuerit, aegrum hiare ac deorsum<text:line-break/>inclinari oportebit, quo liquor facile profluat, quo facto<text:line-break/>vinum colluere </text:span></text:span><text:span text:style-name="Default_20_Paragraph_20_Font"><text:span text:style-name="T1">i</text:span></text:span><text:span text:style-name="Default_20_Paragraph_20_Font"><text:span text:style-name="T15">ubeto. </text:span></text:span><text:span text:style-name="Default_20_Paragraph_20_Font"><text:span text:style-name="T1">Aliud</text:span></text:span><text:span text:style-name="Default_20_Paragraph_20_Font"><text:span text:style-name="T15"> ♃ Uvae passae pinguis exaci-<text:line-break/>natae sextarium dimidium, piperis albi acetabulum, grani<text:line-break/>cnidii drach. ij, spicae nardi drach. ij, castae Ʒ j, pyrethri<text:line-break/></text:span></text:span>Ʒ <text:span text:style-name="Default_20_Paragraph_20_Font"><text:span text:style-name="T15">i</text:span></text:span><text:span text:style-name="Default_20_Paragraph_20_Font"><text:span text:style-name="T1">j</text:span></text:span><text:span text:style-name="Default_20_Paragraph_20_Font"><text:span text:style-name="T15">, myrrhae drach. U, apparato ac utitor ut dictum est.</text:span></text:span></text:p>
      <text:p text:style-name="P1"><text:span text:style-name="Default_20_Paragraph_20_Font"><text:span text:style-name="T1">[Ad corrosus dentes praeservativam. Per huius usum</text:span></text:span></text:p>
      <text:p text:style-name="P2"><text:span text:style-name="Default_20_Paragraph_20_Font"><text:span text:style-name="T1">conservavi erosos dentes absque dolore</text:span></text:span><text:span text:style-name="Default_20_Paragraph_20_Font"><text:span text:style-name="T15">.] gingiber cum aceto<text:line-break/>mulsio coquito ac probe terito, indeque in cavernam indito,<text:line-break/>foris dentem ex eo integito. </text:span></text:span><text:span text:style-name="Default_20_Paragraph_20_Font"><text:span text:style-name="T1">Aliud. </text:span></text:span><text:span text:style-name="Default_20_Paragraph_20_Font"><text:span text:style-name="T15">Hederae lacrimam<text:line-break/>galbano miscet</text:span></text:span><text:span text:style-name="Default_20_Paragraph_20_Font"><text:span text:style-name="T1">o</text:span></text:span><text:span text:style-name="Default_20_Paragraph_20_Font"><text:span text:style-name="T15"> aut thhymalli vel ficus silvestris succo dis-<text:line-break/>solvito ac utitor ut dictum est.</text:span></text:span></text:p>
      <text:p text:style-name="P1"><text:span text:style-name="Default_20_Paragraph_20_Font"><text:span text:style-name="T1">[Aliud dolorem tollens ad dolentes et erosos dentes.<text:line-break/>Conducis itidem ttissi.] l</text:span></text:span><text:span text:style-name="Default_20_Paragraph_20_Font"><text:span text:style-name="T15">i. Succi papaveris drach. duas, pi-<text:line-break/>peris albi tusi et cribrati drach. unam, myrrhae drach. ij,<text:line-break/>styracis drach. duas, galbani drach. unam, passi quod satis<text:line-break/>est his excipiendis, contundito simul et catapotia formato,<text:line-break/>dentique circumponito et cavernae indito. </text:span></text:span><text:span text:style-name="Default_20_Paragraph_20_Font"><text:span text:style-name="T1">Aliud</text:span></text:span><text:span text:style-name="Default_20_Paragraph_20_Font"><text:span text:style-name="T15">. ♃ Succi<text:line-break/>hyoscyami drach. duas, myrrhae drach. duas , opii drach.<text:line-break/>duas, galbani dracln duas, styracis drach. ij, gingiberis Ʒ ij,<text:line-break/>piperis drach. j, succi Syriaci tantundem, passi quod fatis est,<text:line-break/>praeparato ac utitor ut dictum est.</text:span></text:span></text:p>
      <text:p text:style-name="Normal"><text:span text:style-name="Default_20_Paragraph_20_Font"><text:span text:style-name="T1">[Molare emplastrum bonum, qu</text:span></text:span><text:span text:style-name="Default_20_Paragraph_20_Font"><text:span text:style-name="T15">o</text:span></text:span><text:span text:style-name="Default_20_Paragraph_20_Font"><text:span text:style-name="T1">d in multis miraculo<text:line-break/>sitit</text:span></text:span><text:span text:style-name="Default_20_Paragraph_20_Font"><text:span text:style-name="T15">.] ♃ Lacrimae oleae drach. j, myrrhae drach. ij, ve-<text:line-break/>ratri nigri drach. j, balsami liquoris drach. j, styracis drach.</text:span></text:span></text:p>
      <text:p text:style-name="P2"><text:span text:style-name="Default_20_Paragraph_20_Font"><text:span text:style-name="T15">unam, piperis drach. j, hyoscyami drach. j, succi papaver</text:span></text:span><text:span text:style-name="Default_20_Paragraph_20_Font"><text:span text:style-name="T1">a<text:line-break/></text:span></text:span><text:span text:style-name="Default_20_Paragraph_20_Font"><text:span text:style-name="T15">Ʒ j, castorii obolos iv, galbani drach. vj, succi Cyrenai</text:span></text:span><text:span text:style-name="Default_20_Paragraph_20_Font"><text:span text:style-name="T1">c</text:span></text:span><text:span text:style-name="Default_20_Paragraph_20_Font"><text:span text:style-name="T15">i<text:line-break/>drach. j, fucci carpasi drach. unam, panacis drach. j, saga-<text:line-break/>peni obolos iv, pyrethri obolos quatuor, staphidis silvestris<text:line-break/>Ʒ ij, cedriae quod satis est, quo emplastri formam acquirat.<text:line-break/></text:span></text:span><text:span text:style-name="Default_20_Paragraph_20_Font"><text:span text:style-name="T1">Aliud.</text:span></text:span><text:span text:style-name="Default_20_Paragraph_20_Font"><text:span text:style-name="T15"> Sulfuris vivi drach i v, bituminis drach. ij, amne.<text:line-break/>eae olei drach. iv, picis liquidae drach. viij, cedriae drach.<text:line-break/>xij, piperis longi drach. quatuor, opii drach. iv, pyrethri<text:line-break/>drach. iv, staphidis silvestris drach. unam, veratri nigri<text:line-break/>drach j, grani Cnidii drach. unam, opopanacis drach. unam,<text:line-break/>picis aridae libram unam. Arida aceto excipite, deinde li-<text:line-break/>quida assundito ac ablatis utitor. Ex medicamento hoc mo-<text:line-break/>saris dens est integendus.</text:span></text:span></text:p>
      <text:p text:style-name="P1"><text:span text:style-name="Default_20_Paragraph_20_Font"><text:span text:style-name="T1">[Ad dentes qui pessum eunt, ut citra dolerem e</text:span></text:span><text:span text:style-name="Default_20_Paragraph_20_Font"><text:span text:style-name="T15">r</text:span></text:span><text:span text:style-name="Default_20_Paragraph_20_Font"><text:span text:style-name="T1">e</text:span></text:span><text:span text:style-name="Default_20_Paragraph_20_Font"><text:span text:style-name="T15">a-<text:line-break/></text:span></text:span><text:span text:style-name="Default_20_Paragraph_20_Font"><text:span text:style-name="T1">tiantur</text:span></text:span><text:span text:style-name="Default_20_Paragraph_20_Font"><text:span text:style-name="T15">.] Pyrethrum in acetum conjicias, ad dies iit aut<text:line-break/>iv sinito, deinde terito et male affecto denti imponito, vi-<text:line-break/>cinis dentibus optime praemunitis eodemque diligenter prae-<text:line-break/>mundato, ita ut per duos aut tres dies dentem hoc audi-</text:span></text:span></text:p>
      <text:p text:style-name="P3"><text:span text:style-name="Default_20_Paragraph_20_Font"><text:span text:style-name="T15">camento integas, ita enim citra dolorem excutietur. </text:span></text:span><text:span text:style-name="Default_20_Paragraph_20_Font"><text:span text:style-name="T1">Aliud.<text:line-break/></text:span></text:span><text:span text:style-name="Default_20_Paragraph_20_Font"><text:span text:style-name="T15">Cucumeris silvestris radices eodem modo ut pyrethrum<text:line-break/>praeparato ac utitor ut dictum est.</text:span></text:span></text:p>
      <text:p text:style-name="Normal"><text:span text:style-name="Default_20_Paragraph_20_Font"><text:span text:style-name="T1">. [De mobilibus dentibus ac prominentibus</text:span></text:span><text:span text:style-name="Default_20_Paragraph_20_Font"><text:span text:style-name="T15">. Relatum a<text:line-break/>me etiam ante est, quod ob senilem aetatem aliqui dentes<text:line-break/>reliccati mobiles fiunt, parvum omnino auxilium ex astrin-<text:line-break/>gentibus medicamentis, quibus gingivae coarctantur, semen-<text:line-break/>tes. Referetur autem et nunc quod aliqui ex plaga mobiles<text:line-break/>fiunt. Quidam vero etiam citra plagam, in quibus conje-<text:line-break/>cturam facio nervum, qui ad radices ipsarum adnatus et<text:line-break/>substratus est, per multam humiditatem rigatum laxatum esse,<text:line-break/>et ob hoc roborantibus medicamentis ad curationem opus<text:line-break/>esse. Postquam autem motos dentes reliquis prominentiora<text:line-break/>factos videbam et maxisne quum ex plaga id essent per-<text:line-break/>pessi, visum est mihi eos lima atterendos esse In tantum,<text:line-break/>quantum super reliquos prominent, ne scilicet oppositos<text:line-break/>sibi offendant tum in loquendo tum in manducando, atque<text:line-break/>sane reperi experimentum mihi favens ac testimonium prae-<text:line-break/>fiens. ferream itaque limulam, quo celerius opus succede-</text:span></text:span></text:p>
      <text:p text:style-name="P3"><text:span text:style-name="Default_20_Paragraph_20_Font"><text:span text:style-name="T15">ret feci, multae enim aggressiones dentem mobilem faciunt,<text:line-break/>cui quiete et minimo motu opus est, si saltem stabiliri de-<text:line-break/>beat. Quandoque igitur eminentiae inaequales apparent in<text:line-break/>dentibus et juxta aliquas tantum partes lima opus habent<text:line-break/>Aliquando vero aequales funt extremitates et aequali simi-<text:line-break/>liter lima indigent Oportet autem gingivis linteolum molle<text:line-break/>usque ad radices dentium circumdare, deinde digitis sini-<text:line-break/>strae manus leniter amplecti, simulque tute et citra cossi-<text:line-break/>pressionem ne concutiatur cui limam adhibemus, atque ita<text:line-break/>chirurgiam aggredi. Quod si dolorem percipiat, dum limola<text:line-break/>admovetur, et affecta pars digitis vehementius non conti-<text:line-break/>netur, quiscere quidem ab opere statim convenit. Ubi vero<text:line-break/>ex medicamentis, quae post referentur, interea aliquid ex-<text:line-break/>tribuerimus, rurfus, ut dictum est, aggredi iterumque modice<text:line-break/>cessare, donec extremitates circa dentes deterantur, atque<text:line-break/>id non prima tantum die bis aut ter, sed etiam sequenti<text:line-break/>faciendum est, ac imperandum aegro ut neque loquatur<text:line-break/>neque durum aliquem cibum accipiat. Utatur autem afi-</text:span></text:span></text:p>
      <text:p text:style-name="P3"><text:span text:style-name="Default_20_Paragraph_20_Font"><text:span text:style-name="T15">mento succo ptisanae et sorbitione ex aIica et pane ma-<text:line-break/>dido, atque aliis ad hunc modum mollibus. Caeterum ma-<text:line-break/>teriei silva, quae motis dentibus commoda est, Inlisi existit.</text:span></text:span></text:p>
      <text:p text:style-name="P1"><text:span text:style-name="Default_20_Paragraph_20_Font"><text:span text:style-name="T1">[Ab Archigene scripta, quae mobiles dentes c</text:span></text:span><text:span text:style-name="Default_20_Paragraph_20_Font"><text:span text:style-name="T15">u</text:span></text:span><text:span text:style-name="Default_20_Paragraph_20_Font"><text:span text:style-name="T1">rr</text:span></text:span><text:span text:style-name="Default_20_Paragraph_20_Font"><text:span text:style-name="T15">o-<text:line-break/></text:span></text:span><text:span text:style-name="Default_20_Paragraph_20_Font"><text:span text:style-name="T1">boram</text:span></text:span><text:span text:style-name="Default_20_Paragraph_20_Font"><text:span text:style-name="T15">.] Mobilesi dentesi stabilire volens, myrrhae, pompho-<text:line-break/>lygis, aluminis scissi, amyli, aequales fingulorum partes tri-<text:line-break/>tas admove. Aut olivarum albarum succum et rutam melle<text:line-break/>mixta affrica, deinde nardum cum alumine liquido oblino.<text:line-break/>Aut alumen rotundum cum duplo sale dentibus afperge.<text:line-break/>Aut aluminis fcissi et mifyos aequales partesi , cum cedria<text:line-break/>ad cerati liquidi spissitudinem redactas dentibu</text:span></text:span><text:span text:style-name="Default_20_Paragraph_20_Font"><text:span text:style-name="T1">s</text:span></text:span><text:span text:style-name="Default_20_Paragraph_20_Font"><text:span text:style-name="T15"> oblino et<text:line-break/>pituitam defluere sine. Quo facto asininum lac colluant<text:line-break/>calidum aut acetum aut vinum in quo malicorium et galla<text:line-break/>sunt incocta.</text:span></text:span></text:p>
      <text:p text:style-name="P1"><text:span text:style-name="Default_20_Paragraph_20_Font"><text:span text:style-name="T1">[Ad debilitatos dentes tum alios tum molares.]</text:span></text:span><text:span text:style-name="Default_20_Paragraph_20_Font"><text:span text:style-name="T15"> Mel,<text:line-break/>ceram aequis porsionibusi ad folem calida aqua diluito et<text:line-break/>picis dimidium admisceto ac ad emplastri formam deducito,<text:line-break/>atque manducanda exhibeto. Quod si aridum fit medica-<text:line-break/>mentum, parum olei addito. Summe facit et mastiche Chia</text:span></text:span></text:p>
      <text:p text:style-name="P3"><text:span text:style-name="Default_20_Paragraph_20_Font"><text:span text:style-name="T15">commanducata. </text:span></text:span><text:span text:style-name="Default_20_Paragraph_20_Font"><text:span text:style-name="T1">Ad stuporem dentium</text:span></text:span><text:span text:style-name="Default_20_Paragraph_20_Font"><text:span text:style-name="T15">. Caeterum in dentium<text:line-break/>stupore portulacam manducent. Aut oleum calidum ore<text:line-break/>contineant.<text:line-break/></text:span></text:span><text:span text:style-name="Default_20_Paragraph_20_Font"><text:span text:style-name="T1">t</text:span></text:span></text:p>
      <text:p text:style-name="P1"><text:span text:style-name="Default_20_Paragraph_20_Font"><text:span text:style-name="T1">[De dentitione puerorum, ut Archigenes scripsit.]</text:span></text:span><text:span text:style-name="Default_20_Paragraph_20_Font"><text:span text:style-name="T15"> lu-<text:line-break/>fantibus qui dentiunt, si doluerint canino lacte gingivas<text:line-break/>obline. Aut si leporino cerebello infantis gingivasi illeverisi,<text:line-break/>cito dentes proveniunt.</text:span></text:span></text:p>
      <text:p text:style-name="P1"><text:span text:style-name="Default_20_Paragraph_20_Font"><text:span text:style-name="T1">[Amuleta dolori dentium reluctantia, quibus fldem<text:line-break/>deberi putant haec sunt.]</text:span></text:span><text:span text:style-name="Default_20_Paragraph_20_Font"><text:span text:style-name="T15"> Si ranunculi folia ei, qui den-<text:line-break/>tem dolet, in ejusdem partis brachium imposueris, dolore<text:line-break/>quidem liberabitur, brachium autem exulcerabitur, cujus cu-<text:line-break/>ram prout convenit facies. Si vero infans cui dentesi pro-<text:line-break/>venire incipiunt dolores habeat, veteris cochleae cornu pel-<text:line-break/>siculae illigatum pro amuleto appende.</text:span></text:span></text:p>
      <text:p text:style-name="P1"><text:span text:style-name="Default_20_Paragraph_20_Font"><text:span text:style-name="T1">[De doloribus gingivarum</text:span></text:span><text:span text:style-name="Default_20_Paragraph_20_Font"><text:span text:style-name="T15">.] Gingivis dolentibus col-<text:line-break/>lusiones fere eaedem faciunt quae ad dolores dentium funt<text:line-break/>defcriptae, magis tamen proprie facit acetum, cui hyoscyami<text:line-break/>radix est incocta. Verum inflammata gingivisi alumen cum<text:line-break/>falis quarta parte tritam admove, post morsum Vero perceptum</text:span></text:span></text:p>
      <text:p text:style-name="P3"><text:span text:style-name="Default_20_Paragraph_20_Font"><text:span text:style-name="T15">vino aut foliorum oleae decocto ipsas colluant. At vero<text:line-break/>fluxione laborantibus gingivis et corrosis cum tumore et<text:line-break/>dolore et per nomen depastis, praeclare conducit fomen-<text:line-break/>tum , quod fit per auriscalpium , cui lana obvoluta est, in<text:line-break/>fervens oleum tinctum et gingivisi usquequo exaequentur<text:line-break/>admotum et donec circumcirca albae reddantur, ita enim<text:line-break/>sistitur nomen et ex sana carne id, quod corrosum est, con-<text:line-break/>nutritur, postea vero afflictionibus utere et iis, quae ad<text:line-break/>dentes sunt descripta. Proprie autem convenit galla tenuisi-<text:line-break/>sime trita acetabuli nlensura, cum myrrha magnitudine sa-<text:line-break/>bae, tritis itaque ac Levigatis utitor. </text:span></text:span><text:span text:style-name="Default_20_Paragraph_20_Font"><text:span text:style-name="T1">De exortu dentiunt.<text:line-break/></text:span></text:span><text:span text:style-name="Default_20_Paragraph_20_Font"><text:span text:style-name="T15">Quod si enascens dens difficulter oritur et pungit gingivam,<text:line-break/>cyperum cum butyro et unguento salino juxta exortum il-<text:line-break/>linito. </text:span></text:span><text:span text:style-name="Default_20_Paragraph_20_Font"><text:span text:style-name="T1">De epulide</text:span></text:span><text:span text:style-name="Default_20_Paragraph_20_Font"><text:span text:style-name="T15">. Caeterum in epulide atramentum suto-<text:line-break/>rium cum pari myrto et modico alumine scisso admoveto.<text:line-break/>Faciunt pleraeque etiam ex antherisi compositionibu</text:span></text:span><text:span text:style-name="Default_20_Paragraph_20_Font"><text:span text:style-name="T1">s.</text:span></text:span></text:p>
      <text:p text:style-name="Normal"><text:span text:style-name="Default_20_Paragraph_20_Font"><text:span text:style-name="T1">[Quae dentes praeseruent</text:span></text:span><text:span text:style-name="Default_20_Paragraph_20_Font"><text:span text:style-name="T15">.] Quin et doloris dentium<text:line-break/>praeservativa Archigenes his verbis tradidit. </text:span></text:span><text:span text:style-name="Default_20_Paragraph_20_Font"><text:span text:style-name="T1">In dentium</text:span></text:span></text:p>
      <text:p text:style-name="P3"><text:span text:style-name="Default_20_Paragraph_20_Font"><text:span text:style-name="T1">doloribus praeservantia a dolore conveniunt ejusmodi</text:span></text:span><text:span text:style-name="Default_20_Paragraph_20_Font"><text:span text:style-name="T15">. Ti-<text:line-break/>thymalli radices in vino ad dimidias coquito et hi</text:span></text:span><text:span text:style-name="Default_20_Paragraph_20_Font"><text:span text:style-name="T1">s</text:span></text:span><text:span text:style-name="Default_20_Paragraph_20_Font"><text:span text:style-name="T15"> m mens</text:span></text:span><text:span text:style-name="Default_20_Paragraph_20_Font"><text:span text:style-name="T1">e<text:line-break/></text:span></text:span><text:span text:style-name="Default_20_Paragraph_20_Font"><text:span text:style-name="T15">colluito, ac nunquam dolebis. Optime conservat citr^ dolo-<text:line-break/>rem et fortesi dentes, si fabam Aegvptiam, rejecto inter</text:span></text:span><text:span text:style-name="Default_20_Paragraph_20_Font"><text:span text:style-name="T1">n</text:span></text:span><text:span text:style-name="Default_20_Paragraph_20_Font"><text:span text:style-name="T15">o<text:line-break/>amarulenta triverisi ac dentibus et gingivi</text:span></text:span><text:span text:style-name="Default_20_Paragraph_20_Font"><text:span text:style-name="T1">s</text:span></text:span><text:span text:style-name="Default_20_Paragraph_20_Font"><text:span text:style-name="T15"> semel i</text:span></text:span><text:span text:style-name="Default_20_Paragraph_20_Font"><text:span text:style-name="T1">n</text:span></text:span><text:span text:style-name="Default_20_Paragraph_20_Font"><text:span text:style-name="T15"> auuϽ<text:line-break/>afflicuelis. Aut alumine suissa cum modiea myrrha confri--<text:line-break/>cato, et nunquam credentur, si vero astringat hϽ^ nimium,<text:line-break/>melle utitor. Aut granorum iuniperi parvorum cupressi<text:line-break/>foliorum parem portionem et gallae parum </text:span></text:span><text:span text:style-name="Default_20_Paragraph_20_Font"><text:span text:style-name="T1">r</text:span></text:span><text:span text:style-name="Default_20_Paragraph_20_Font"><text:span text:style-name="T15">oeTlu ootqϽ<text:line-break/>exoipito et in pastillos drachmae pondera reducito, ao uti-<text:line-break/>tor unum ex his commanducans insuperquo odorat</text:span></text:span><text:span text:style-name="Default_20_Paragraph_20_Font"><text:span text:style-name="T1">o<text:line-break/></text:span></text:span><text:span text:style-name="Default_20_Paragraph_20_Font"><text:span text:style-name="T15">colluendo. Aut iridis Illyricae nucisi ponticae magnitudinibu</text:span></text:span><text:span text:style-name="Default_20_Paragraph_20_Font"><text:span text:style-name="T1">s<text:line-break/></text:span></text:span><text:span text:style-name="Default_20_Paragraph_20_Font"><text:span text:style-name="T15">mande similiterque collue. Aut sali gallum omphacium m<text:line-break/>vino odorato coctam, mifceto et maudito. </text:span></text:span><text:span text:style-name="Default_20_Paragraph_20_Font"><text:span text:style-name="T1">Dptsuns<text:line-break/>lorea tum ad praeservandos a dolor</text:span></text:span><text:span text:style-name="Default_20_Paragraph_20_Font"><text:span text:style-name="T15">e </text:span></text:span><text:span text:style-name="Default_20_Paragraph_20_Font"><text:span text:style-name="T1">dpnlps tum<text:line-break/>roborandos eosdem, ac pariter gingi</text:span></text:span><text:span text:style-name="Default_20_Paragraph_20_Font"><text:span text:style-name="T15">v</text:span></text:span><text:span text:style-name="Default_20_Paragraph_20_Font"><text:span text:style-name="T1">as, ampliusqd^<text:line-break/>corem faciunt smegmata subscripta</text:span></text:span><text:span text:style-name="Default_20_Paragraph_20_Font"><text:span text:style-name="T15">. Lanas fuccidqq huluϽIϽ<text:line-break/>illigatas exurito, deinde falis tertia pstpu, </text:span></text:span><text:span text:style-name="Default_20_Paragraph_20_Font"><text:span text:style-name="T1">a</text:span></text:span><text:span text:style-name="Default_20_Paragraph_20_Font"><text:span text:style-name="T15">HHit^ affH^to.</text:span></text:span></text:p>
      <text:p text:style-name="P3"><text:span text:style-name="Default_20_Paragraph_20_Font"><text:span text:style-name="T15">Aut dasypodis caput ustum tritum. Aut salem et mel ad<text:line-break/>cerati formam terendo redigito, deinde mundo linteolo ii-<text:line-break/>ligata exurite et admixta iride Illyrica modica dentes con-<text:line-break/>fricato.</text:span></text:span></text:p>
      <text:p text:style-name="P1"><text:span text:style-name="Default_20_Paragraph_20_Font"><text:span text:style-name="T1">[Quae Andromachlis scripsit ad omnes dentiunt do-<text:line-break/>lores, competitio molaris eadem hora dolorem sedans.] ♃<text:line-break/></text:span></text:span><text:span text:style-name="Default_20_Paragraph_20_Font"><text:span text:style-name="T15">Piperis, pyrethri, fucci tithymalli, galbani, singulorum Ʒ j,<text:line-break/>gaIbano excepta in cavernam inde.</text:span></text:span></text:p>
      <text:p text:style-name="P1"><text:span text:style-name="Default_20_Paragraph_20_Font"><text:span text:style-name="T15">[c</text:span></text:span><text:span text:style-name="Default_20_Paragraph_20_Font"><text:span text:style-name="T1">olaris Antlphanis, etiamsi non prctemundarts in<text:line-break/>dito et dentem ea integito.]</text:span></text:span><text:span text:style-name="Default_20_Paragraph_20_Font"><text:span text:style-name="T15"> ♃ Seminis hyoscyami, opii,<text:line-break/>nitri , myrrhae , pyrethri , piperis , singuIorum Ʒ j, galbani<text:line-break/>Ʒ ij, tritis ex vino utitori </text:span></text:span><text:span text:style-name="Default_20_Paragraph_20_Font"><text:span text:style-name="T1">Alia molaris qua utor</text:span></text:span><text:span text:style-name="Default_20_Paragraph_20_Font"><text:span text:style-name="T15">. ♃ Alu-<text:line-break/>minis scissi Ʒ j, piperis albi Ʒ ij, opopanacis aut piperis<text:line-break/>longi obolos quatuor, soreos obolos quatuor, gummi aqua<text:line-break/>macerati Ʒ ij, cerae duplum totiuS ponderis omnium, eae-<text:line-break/>tera conterens in aqua calida misceto, atque ita utitor</text:span></text:span><text:span text:style-name="Default_20_Paragraph_20_Font"><text:span text:style-name="T1">. Alia<text:line-break/>Cllaereae</text:span></text:span><text:span text:style-name="Default_20_Paragraph_20_Font"><text:span text:style-name="T15">. ♃ Myrrhae Ʒ j, veratri Ʒ i ẞ, pyrethri Ʒ i ẞ, iri-<text:line-break/>dis IIIyricae Ʒ i ẞ, aluminis scissi obolos iij, aqua terito et</text:span></text:span></text:p>
      <text:p text:style-name="P3"><text:span text:style-name="Default_20_Paragraph_20_Font"><text:span text:style-name="T15">dentem oblinito, ac superne ceram imponito. </text:span></text:span><text:span text:style-name="Default_20_Paragraph_20_Font"><text:span text:style-name="T1">Alia molaris<text:line-break/>ex libris Anltrodae. </text:span></text:span><text:span text:style-name="Default_20_Paragraph_20_Font"><text:span text:style-name="T15">n Aluminis scissi Ʒ iiij, myrrhae obo-<text:line-break/>Ios tres, piperis grana quinque, ego obolos tres accipio et<text:line-break/>melius facit, resina excipe et praemundatae cavernae inde<text:line-break/>et splenium illitum superimpono. </text:span></text:span><text:span text:style-name="Default_20_Paragraph_20_Font"><text:span text:style-name="T1">Alia molaris ejusdem.<text:line-break/>.Etiam non praemundatae cavernae hanc inde et superne<text:line-break/>splenium ex medicamento item impone et probe societ. </text:span></text:span><text:span text:style-name="Default_20_Paragraph_20_Font"><text:span text:style-name="T15">n<text:line-break/>Seminis hyoscyami, succi papaveris, myrrhae, nitri, pyre-<text:line-break/>thri, piperis albi, singulorum partem unam, galbani partes<text:line-break/>duas, cum aceto tritis utitor</text:span></text:span><text:span text:style-name="Default_20_Paragraph_20_Font"><text:span text:style-name="T1">. Alia ex libris Aphrodae. ♃<text:line-break/></text:span></text:span><text:span text:style-name="Default_20_Paragraph_20_Font"><text:span text:style-name="T15">Succi peucedani Ʒ j, succi papaveris Ʒ j, tithymalli lstyrfi-<text:line-break/>nitae, succi Cyrenaici, singulorum Ʒ j, galbani Ʒ i ẞ , gstsi<text:line-break/>bano excipe et in cavernam inde et ubi praepurgaris den-<text:line-break/>tem in splenium illinc, una hora dolorem sedat. </text:span></text:span><text:span text:style-name="Default_20_Paragraph_20_Font"><text:span text:style-name="T1">Molaris<text:line-break/>bona</text:span></text:span><text:span text:style-name="Default_20_Paragraph_20_Font"><text:span text:style-name="T15">. Scissum alumen papaveris succo exceptum indito et<text:line-break/>obIinito. </text:span></text:span><text:span text:style-name="Default_20_Paragraph_20_Font"><text:span text:style-name="T1">Alia ut Arlflrocrates</text:span></text:span><text:span text:style-name="Default_20_Paragraph_20_Font"><text:span text:style-name="T15">. ♃ PapaverisƷ ij, sagapeni<text:line-break/>sesquioboIum, succi Cyrenaici tantundem, piperis Ʒ j, spon-<text:line-break/>dylii tantundem, myrrhae tantundem, galbani, pyrethri,</text:span></text:span></text:p>
      <text:p text:style-name="P3"><text:span text:style-name="Default_20_Paragraph_20_Font"><text:span text:style-name="T15">croci, singulorum tantundem, mel quod strigmentitiam spisi-<text:line-break/>situdinem accipiat.</text:span></text:span></text:p>
      <text:p text:style-name="P1"><text:span text:style-name="Default_20_Paragraph_20_Font"><text:span text:style-name="T1">[Ai. dolores. dentium, gingivarum, aliaque multa<text:line-break/>Aristocratis grammatic</text:span></text:span><text:span text:style-name="Default_20_Paragraph_20_Font"><text:span text:style-name="T15">a] ♃ Mellis lb j, aceti acris fexta-<text:line-break/>rium unum, aluminis scissi fexuncem , alii liquidi trientem<text:line-break/>habent, coquito donec nigrescat. </text:span></text:span><text:span text:style-name="Default_20_Paragraph_20_Font"><text:span text:style-name="T1">Ad dentes</text:span></text:span><text:span text:style-name="Default_20_Paragraph_20_Font"><text:span text:style-name="T15"> U</text:span></text:span><text:span text:style-name="Default_20_Paragraph_20_Font"><text:span text:style-name="T1">nctos</text:span></text:span><text:span text:style-name="Default_20_Paragraph_20_Font"><text:span text:style-name="T15">- ♃ Alu-<text:line-break/>minis fcissi partem unam, mannae partem unam, tritis utere,<text:line-break/>confpergendo motum ex esu dentem.</text:span></text:span></text:p>
      <text:p text:style-name="P1"><text:span text:style-name="Default_20_Paragraph_20_Font"><text:span text:style-name="T1">[Ad erostonem et dolorem dentium.]</text:span></text:span><text:span text:style-name="Default_20_Paragraph_20_Font"><text:span text:style-name="T15"> Quinquefolii ra-<text:line-break/>dices in vino coctas a coena colluendas praebe, coquito<text:line-break/>autem ad tertias. </text:span></text:span><text:span text:style-name="Default_20_Paragraph_20_Font"><text:span text:style-name="T1">Aliud. </text:span></text:span><text:span text:style-name="Default_20_Paragraph_20_Font"><text:span text:style-name="T15">Rumicis radices cum vino aut<text:line-break/>aceto coquito et modicum auripigmenti triti inspergito ac<text:line-break/>liquorem ore retinendum exhibeto. Coquatur itidem ad ter-<text:line-break/>fias</text:span></text:span><text:span text:style-name="Default_20_Paragraph_20_Font"><text:span text:style-name="T1">. Ad gingivas madore laxas.</text:span></text:span><text:span text:style-name="Default_20_Paragraph_20_Font"><text:span text:style-name="T15"> ♃ Pyrethri Ʒ iij, thymi<text:line-break/>Ʒij, aluminis fcissi obolosi tresi, iridis IllyricaeƷj, tritis<text:line-break/>utere ac gingivis impone.</text:span></text:span></text:p>
      <text:p text:style-name="P1"><text:span text:style-name="Default_20_Paragraph_20_Font"><text:span text:style-name="T1">[Pythd, ad motos dentes, gingivas humore gravidas<text:line-break/>et subcorruptas.]</text:span></text:span><text:span text:style-name="Default_20_Paragraph_20_Font"><text:span text:style-name="T15"> Alumen scissum chartae involutum uritur,</text:span></text:span></text:p>
      <text:p text:style-name="P3"><text:span text:style-name="Default_20_Paragraph_20_Font"><text:span text:style-name="T15">deinde tritum rubrica coloratur, atque ita gingivis admo...<text:line-break/>vetur, limiliterque subcorruptisi inditur.</text:span></text:span></text:p>
      <text:p text:style-name="P1"><text:span text:style-name="Default_20_Paragraph_20_Font"><text:span text:style-name="T1">[Dioclis medici ad dentium dolores.]</text:span></text:span><text:span text:style-name="Default_20_Paragraph_20_Font"><text:span text:style-name="T15"> n. Galbani,<text:line-break/>opii, piperis, cerae, staphidisi silvestris , grani cnidii, singu-<text:line-break/>lorum Ʒ j, trita cera excipito et illinito.</text:span></text:span></text:p>
      <text:p text:style-name="P1"><text:span text:style-name="Default_20_Paragraph_20_Font"><text:span text:style-name="T1">[Aliud commodum ad corrosus dentes.]</text:span></text:span><text:span text:style-name="Default_20_Paragraph_20_Font"><text:span text:style-name="T15"> Succum silphii<text:line-break/>indito aut ipsam radicem. Aut galbanum cum pipere. Aut<text:line-break/>opium cum galbano. Facit et opopanax in cavernas infar-<text:line-break/>tus</text:span></text:span><text:span text:style-name="Default_20_Paragraph_20_Font"><text:span text:style-name="T1">. Ad dentium dolores</text:span></text:span><text:span text:style-name="Default_20_Paragraph_20_Font"><text:span text:style-name="T15">. Soreos Ʒ ij, aluminis scissi Ʒ ij,<text:line-break/>misyosi Ʒ j, aridis utitor;</text:span></text:span></text:p>
      <text:p text:style-name="P1"><text:span text:style-name="Default_20_Paragraph_20_Font"><text:span text:style-name="T1">[Slnegma dentium quo utor, gingivas Contrahit.] ♃<text:line-break/></text:span></text:span><text:span text:style-name="Default_20_Paragraph_20_Font"><text:span text:style-name="T15">Cornu cervi usti si; ij, lana^ succidae tenerae quadrantem,<text:line-break/>falis ammoniaci trientem, piperis albi sextantem, costi ℥ j,<text:line-break/>aluminis scissi sextantem, lentisci et perdicii herbae ustae<text:line-break/>cum lanis aut per se solum, utrmsique quartam librae par-<text:line-break/>tem, foliorum malabathri ℥ j, Contusis simul utere.</text:span></text:span></text:p>
      <text:p text:style-name="P1"><text:span text:style-name="Default_20_Paragraph_20_Font"><text:span text:style-name="T1">[Quae Cra o scripsit ud omnes dentium affectiones.<text:line-break/>Quaedam ex ets etiam gingivis conserunt et adfl</text:span></text:span><text:span text:style-name="Default_20_Paragraph_20_Font"><text:span text:style-name="T15">i</text:span></text:span><text:span text:style-name="Default_20_Paragraph_20_Font"><text:span text:style-name="T1">ctorem</text:span></text:span></text:p>
      <text:p text:style-name="P3"><text:span text:style-name="Default_20_Paragraph_20_Font"><text:span text:style-name="T1">oris et nigros in superficie dentes.]</text:span></text:span><text:span text:style-name="Default_20_Paragraph_20_Font"><text:span text:style-name="T15"> Hordeum et.falem<text:line-break/>melle ac vino fubacta in charta ligato ac urito et ex lac-<text:line-break/>vigatis gingivas co usticam. </text:span></text:span><text:span text:style-name="Default_20_Paragraph_20_Font"><text:span text:style-name="T1">Aliud</text:span></text:span><text:span text:style-name="Default_20_Paragraph_20_Font"><text:span text:style-name="T15"> Atramentum sutorium,<text:line-break/>alumen; putamina mali punici dulcis, aequalibus partibus<text:line-break/>trita ac laevigata, gingivis in jejunio affrica, deinde vin</text:span></text:span><text:span text:style-name="Default_20_Paragraph_20_Font"><text:span text:style-name="T1">o<text:line-break/></text:span></text:span><text:span text:style-name="Default_20_Paragraph_20_Font"><text:span text:style-name="T15">adiungente collue. </text:span></text:span><text:span text:style-name="Default_20_Paragraph_20_Font"><text:span text:style-name="T1">Aliud ad gingivas ulceratus</text:span></text:span><text:span text:style-name="Default_20_Paragraph_20_Font"><text:span text:style-name="T15">. </text:span></text:span><text:span text:style-name="Default_20_Paragraph_20_Font"><text:span text:style-name="T23">♃</text:span></text:span><text:span text:style-name="Default_20_Paragraph_20_Font"><text:span text:style-name="T15"> Nitri<text:line-break/>usti, cyperi usti, hordei usti, cujusque pares partes, laevi-<text:line-break/>gatas cum melle illinc. </text:span></text:span><text:span text:style-name="Default_20_Paragraph_20_Font"><text:span text:style-name="T1">Aliud ad gingivas et dentes n</text:span></text:span><text:span text:style-name="Default_20_Paragraph_20_Font"><text:span text:style-name="T15">x</text:span></text:span><text:span text:style-name="Default_20_Paragraph_20_Font"><text:span text:style-name="T1">o.</text:span></text:span><text:span text:style-name="Default_20_Paragraph_20_Font"><text:span text:style-name="T15">a<text:line-break/></text:span></text:span><text:span text:style-name="Default_20_Paragraph_20_Font"><text:span text:style-name="T1">tos.</text:span></text:span><text:span text:style-name="Default_20_Paragraph_20_Font"><text:span text:style-name="T15"> ♃ Iridis trientem, corticis pinus trientem, aluminis<text:line-break/>scissi ℥ j, aridis utere. </text:span></text:span><text:span text:style-name="Default_20_Paragraph_20_Font"><text:span text:style-name="T1">Aliud ad motos dentes</text:span></text:span><text:span text:style-name="Default_20_Paragraph_20_Font"><text:span text:style-name="T15">. Lentiscum,<text:line-break/>myrtum, gallam, in vino cocta colluenda praebeto. </text:span></text:span><text:span text:style-name="Default_20_Paragraph_20_Font"><text:span text:style-name="T1">Alasa.<text:line-break/></text:span></text:span><text:span text:style-name="Default_20_Paragraph_20_Font"><text:span text:style-name="T15">♃ Salis partes duas, aluminis scissi usti et acri aceto<text:line-break/>tincti partem unam, tritis utitor, deinde vino colluito.</text:span></text:span></text:p>
      <text:p text:style-name="P1"><text:span text:style-name="Default_20_Paragraph_20_Font"><text:span text:style-name="T1">; [Ad motos dentes stabiliendos.]</text:span></text:span><text:span text:style-name="Default_20_Paragraph_20_Font"><text:span text:style-name="T15"> Atramentum sutorium<text:line-break/>cum oleo terito et cum lana dentium radicibus admoveto,<text:line-break/>Facit et ad erosos dentes cera exceptum et inditum. Item<text:line-break/>cum myrto pari tritum ac melle exceptum. </text:span></text:span><text:span text:style-name="Default_20_Paragraph_20_Font"><text:span text:style-name="T1">Aliud ad mo-.<text:line-break/>tos dentes. </text:span></text:span><text:span text:style-name="Default_20_Paragraph_20_Font"><text:span text:style-name="T15">Ulmi corticem in vino coquito et decoctum oro</text:span></text:span></text:p>
      <text:p text:style-name="P3"><text:span text:style-name="Default_20_Paragraph_20_Font"><text:span text:style-name="T15">tenendum exhibeto. Item cervi cornua in vino cocta. Ad<text:line-break/>corrosos vero dentes capparis radicem cum acri aceto ad<text:line-break/>dimidias coquito ac tepidum colluito. Cortice item eodem<text:line-break/>utitor modo. Idem ad dolores facit.</text:span></text:span></text:p>
      <text:p text:style-name="P1"><text:span text:style-name="Default_20_Paragraph_20_Font"><text:span text:style-name="T1">[Fomentum aliud dentium corroserunt et dolentium.]<text:line-break/></text:span></text:span><text:span text:style-name="Default_20_Paragraph_20_Font"><text:span text:style-name="T15">♃ Sulfuris vivi partem unam, butyri partem unam liqueo<text:line-break/>facito et his per aurifcalpium foveto. </text:span></text:span><text:span text:style-name="Default_20_Paragraph_20_Font"><text:span text:style-name="T1">Aliud ad dolores<text:line-break/>dentium</text:span></text:span><text:span text:style-name="Default_20_Paragraph_20_Font"><text:span text:style-name="T15">. Dentes ex sale praedicato et lixivium tepefactum<text:line-break/>mediocri tempore ore contineto. Oportebat hic apponere<text:line-break/>in gingivarum dolore hoc convenire.</text:span></text:span></text:p>
      <text:p text:style-name="P29"><text:span text:style-name="Default_20_Paragraph_20_Font"><text:span text:style-name="T1">[Alia compositio molaris eadem hora dolorem sedans.]</text:span></text:span></text:p>
      <text:p text:style-name="P29"><text:span text:style-name="Default_20_Paragraph_20_Font"><text:span text:style-name="T15"><text:s/>Piperis, pyrethri, fucci tithymalli, galbani, singulorum<text:line-break/></text:span></text:span>Ʒ <text:span text:style-name="Default_20_Paragraph_20_Font"><text:span text:style-name="T15">j, terito et gaIbano excepta in cavernam indito. </text:span></text:span><text:span text:style-name="Default_20_Paragraph_20_Font"><text:span text:style-name="T1">Alia.<text:line-break/></text:span></text:span><text:span text:style-name="Default_20_Paragraph_20_Font"><text:span text:style-name="T15">♃ Piperis fefquioboIum , grani cnidii tantundem, galbani<text:line-break/>sefquidrachmam t spumae nitri obolos duos, croci fesquio-<text:line-break/>boium, iridis siccae fefquioboIum, rosarum tenerarum Ʒ ẞ,<text:line-break/>trita meste excipe et ad emplastri formam redactis mola-<text:line-break/>rem dentem intege.</text:span></text:span></text:p>
      <text:p text:style-name="P2"><text:span text:style-name="Default_20_Paragraph_20_Font"><text:span text:style-name="T1">[Ad corrosas molares.]</text:span></text:span><text:span text:style-name="Default_20_Paragraph_20_Font"><text:span text:style-name="T15"> Melanthium torresacito et ex<text:line-break/>acri aceto terito, indeque molarium cavernam integito et<text:line-break/>non ampliuS eroditur, sed manebit ut est. Quidam etiam<text:line-break/>nitri 3 j s eum Rori aceto utuntur. </text:span></text:span><text:span text:style-name="Default_20_Paragraph_20_Font"><text:span text:style-name="T1">Ad idem. ♃ </text:span></text:span><text:span text:style-name="Default_20_Paragraph_20_Font"><text:span text:style-name="T15">Castorii,<text:line-break/>pyrethri torrefacti, galbani, singulorum aequales partes mix-<text:line-break/>tasi indito.</text:span></text:span></text:p>
      <text:p text:style-name="P1"><text:span text:style-name="Default_20_Paragraph_20_Font"><text:span text:style-name="T1">[Dt molaris Citra dolorem tollatur</text:span></text:span><text:span text:style-name="Default_20_Paragraph_20_Font"><text:span text:style-name="T15">.] n Farinae eice-<text:line-break/>Tulli purae Ʒ ij, succo tithymalli exceptas denti imponito,<text:line-break/>supraque hederae folia addito et ad horam sinito, tollito, et<text:line-break/>sua sponte in minutas partes frangetur, facit idem ad ero-<text:line-break/>soS, verum usus tempore ceram emollitam circumponito.</text:span></text:span></text:p>
      <text:p text:style-name="P1"><text:span text:style-name="Default_20_Paragraph_20_Font"><text:span text:style-name="T1">[Aliud, ut dens digitis tollatur, praemundato antea<text:line-break/>circumcirca dente</text:span></text:span><text:span text:style-name="Default_20_Paragraph_20_Font"><text:span text:style-name="T15">.] ♃ Soreos, gallae omphacines, staphi-<text:line-break/>dis silvestris, aluminis scissi, sulfuris vivi, piperis longi ae<text:line-break/>quales partes laevigatas cedria excipe et impone, ceraque<text:line-break/>liquefacta dentem egregie circumline. Ejicit ipsos etiam py-<text:line-break/>rethrum et tithymalli myrfinitae saccus cum farina ervi ad<text:line-break/>massae fermenti modum coactus et impositus. Aut. pyre-</text:span></text:span></text:p>
      <text:p text:style-name="P3"><text:span text:style-name="Default_20_Paragraph_20_Font"><text:span text:style-name="T15">thmm ad dies xl aceto maceratum et denti circumpositum.<text:line-break/></text:span></text:span><text:span text:style-name="Default_20_Paragraph_20_Font"><text:span text:style-name="T1">Aliud ad sauciatos. ♃ </text:span></text:span><text:span text:style-name="Default_20_Paragraph_20_Font"><text:span text:style-name="T15">Castorii , pyrethri , opii , galbani,<text:line-break/>singulorum aequas portiones mixtasi indito.</text:span></text:span></text:p>
      <text:p text:style-name="P1"><text:span text:style-name="Default_20_Paragraph_20_Font"><text:span text:style-name="T1">[De dentiscsui</text:span></text:span><text:span text:style-name="Default_20_Paragraph_20_Font"><text:span text:style-name="T15">m</text:span></text:span><text:span text:style-name="Default_20_Paragraph_20_Font"><text:span text:style-name="T1">mm Compositione quibus utor</text:span></text:span><text:span text:style-name="Default_20_Paragraph_20_Font"><text:span text:style-name="T15">.] Quae-<text:line-break/>dam ex dentifriciis a me compositis experimento compro-<text:line-break/>bata et generosa efficacia praedita digna mihi visu sunt<text:line-break/>quae conscriberentur, et primum sane ea, qu^ frigidos den-<text:line-break/>tium affectus curant, siUe ob immoderatam frigidae aquae<text:line-break/>potionem, sive ex fructibus per nivem frigescens, sive ex<text:line-break/>quibusdam aliis eduliis aut potionibus sint productae, in-<text:line-break/>superque si propter frigidum humorem e capite in ipsos<text:line-break/>defluentem ortum habeant. Dentes igitur ob humorem re-<text:line-break/>frigeratos magnifice Iuvat apophlegmatismusi, quo modo vero<text:line-break/>hunc praeparare oporteat, alio Capite privatim conscriptum<text:line-break/>habes. Eos vero, qui citra humorem frigesaCti sunt, per so-<text:line-break/>lum medicamentum hoc, quod nullo referetur, curare de-<text:line-break/>cet. Praestat eo etiam post apophlegmatismum uti, ut non<text:line-break/>solum noxium eVacues humorem, sed etiam generatum ab</text:span></text:span></text:p>
      <text:p text:style-name="P3"><text:span text:style-name="Default_20_Paragraph_20_Font"><text:span text:style-name="T15">ipso affectum persanesi. </text:span></text:span><text:span text:style-name="Default_20_Paragraph_20_Font"><text:span text:style-name="T1">Compositi</text:span></text:span><text:span text:style-name="Default_20_Paragraph_20_Font"><text:span text:style-name="T15">o </text:span></text:span><text:span text:style-name="Default_20_Paragraph_20_Font"><text:span text:style-name="T1">medicamenti hoc modo<text:line-break/>habet</text:span></text:span><text:span text:style-name="Default_20_Paragraph_20_Font"><text:span text:style-name="T15">. Accipito herbas duas, quarum altera sideritis, altera<text:line-break/>perdicias appellatur, easque domi sensim citra solisi admisi-<text:line-break/>sionem siccato, ut neque humidae amplius, neque siccae adeo<text:line-break/>extent, et urito in tantum, ut ubi primum cotufioni et se-.<text:line-break/>ctioni aquae suerint, ab urendo cessesi, vilescit enim et cor-<text:line-break/>rumpitur vis earum, si diutius urantur. In alia porro ollula<text:line-break/>sal fossilis uratur, cum alumine scisso, Attico melle sub-<text:line-break/>actus. Deinde haec aliis permixta tundantur et per angu-</text:span></text:span><text:span text:style-name="Default_20_Paragraph_20_Font"><text:span text:style-name="T1">r<text:line-break/></text:span></text:span><text:span text:style-name="Default_20_Paragraph_20_Font"><text:span text:style-name="T15">stissimum excreta cribrum rursus in mortario terantur,<text:line-break/>melius enim erit medicamentum , quanto diligentius fuerit<text:line-break/>Levigatum. Utendum autem eo est solum ad dentes con-<text:line-break/>fricandos, citra gingivarum circumfitarum contactum, nisi<text:line-break/>humore fuerint praegnantes. Quum enim reficcandi vim ha-<text:line-break/>beat medicamentum, aptum quidem est gingivis humentibus,<text:line-break/>inimicum vero siccis, attamen ipsas dentium radices post gin.-<text:line-break/>givas sitas, eo confricare oportet itidem ut ipsos dentes.<text:line-break/>Caeterum eorum, quae in compositIonem miscentur, ejus-</text:span></text:span></text:p>
      <text:p text:style-name="P3"><text:span text:style-name="Default_20_Paragraph_20_Font"><text:span text:style-name="T15">modi ponderum proportio esse debet. Herbarum quidem<text:line-break/>post ustionem Ʒ xvj, faliS vero cum alumine usti Ʒ xj. Ante<text:line-break/>vero ustionem utriusque herbae par pondus mifceatur, fal<text:line-break/>autem quadruplici aluminis pondere admisceatur. Aliarum<text:line-break/>autem rerum nihil uratur, sed arida injiciantur juxta sub-<text:line-break/>scriptam apponderationem. ♃ Comae origani Ʒij, piperis<text:line-break/>Ʒ novem, in alio ij, pyrethri Ʒ ij, costi Ʒ iij, seminisi apii<text:line-break/>Ʒ iij, iridiS lllylicae Ʒ v, mentae siccae Ʒ ij, cornu cervi<text:line-break/>aut caprae ustiƷ ij, seseleos, hyssopi, utriusque Ʒ ij. Si o d o,-<text:line-break/>ratum esse veliS, cassiae aut amomi Ʒ ij admisceto. Si vero<text:line-break/>in regis usum praeparaveris, cinnamomi Ʒ j addito.</text:span></text:span></text:p>
      <text:p text:style-name="P1"><text:span text:style-name="Default_20_Paragraph_20_Font"><text:span text:style-name="T1">[Ad mobiles dentes aliud quo utor.</text:span></text:span><text:span text:style-name="Default_20_Paragraph_20_Font"><text:span text:style-name="T15">] ♃ Seminisi cal-<text:line-break/>litrichi lb j , aluminis scissi et rotundi, utriusque quadran-<text:line-break/>tem, spicae nardi sextantem, malabathri foliorum ℥ j, pi-<text:line-break/>peris albi ℥ j , pyrethri Ʒ v , contundito et cribrato simul<text:line-break/>omnia, ac gingivis uSque ad radices dentium admoveto.</text:span></text:span></text:p>
      <text:p text:style-name="P2"><text:span text:style-name="Default_20_Paragraph_20_Font"><text:span text:style-name="T1">[Timocratis dentisciaium, ad gingivas madore laxa-<text:line-break/>tas pulresuentesque ac cruentatas, mobiles molares, con-<text:line-break/>Clfl</text:span></text:span><text:span text:style-name="Default_20_Paragraph_20_Font"><text:span text:style-name="T15">b</text:span></text:span><text:span text:style-name="Default_20_Paragraph_20_Font"><text:span text:style-name="T1">s dentes, o</text:span></text:span><text:span text:style-name="Default_20_Paragraph_20_Font"><text:span text:style-name="T15">x</text:span></text:span><text:span text:style-name="Default_20_Paragraph_20_Font"><text:span text:style-name="T1">aenas, pusiresttctiones, parulidas et omnia<text:line-break/>orsu vitia ac dentium dolores</text:span></text:span><text:span text:style-name="Default_20_Paragraph_20_Font"><text:span text:style-name="T15">.] Accipito herbae perdicia-<text:line-break/>Iis modium Italicum, alii minam habent, falis albi tenuis<text:line-break/>sextarium unum, mellis exagium. Contundito ut massa fria-<text:line-break/>bilior reddatur, qua in ollam novam conjecta, ollam luto<text:line-break/>figulino obturato, operculum autem adaptetur circa medium<text:line-break/>perforatum, quo per ipfum foramen rudiCula immissa me-<text:line-break/>dicamentum fuper prunas positum agitetur, donec neque su-<text:line-break/>mofum quippiam, neque vaporosum efferatur. Deinde ab<text:line-break/>igne tollito et refrigerato. Et sumito ex hoc toto Ʒ xiv,<text:line-break/>piperisi albi Ʒ v, piperis nigri Ʒ vj, pyrethri Ʒ vj, aluminis<text:line-break/>scissi usti et vino austero extincti drach. ij, pumicis, myr-<text:line-break/>rhae, hyssopi, feminis apii, pulegii, fingulorum sextantem,<text:line-break/>mentae, iridis Illyricae, utriusque Ʒ iij. Haec omnia in side<text:line-break/>praeficcata tundite et cribrato, ac reliquis ex olla Iaeviga-<text:line-break/>tis admifceto. </text:span></text:span><text:span text:style-name="Default_20_Paragraph_20_Font"><text:span text:style-name="T1">Aliud</text:span></text:span><text:span text:style-name="Default_20_Paragraph_20_Font"><text:span text:style-name="T15">. ♃ Perdicti recentis drach. x, mellis</text:span></text:span></text:p>
      <text:p text:style-name="Normal"><text:span text:style-name="Default_20_Paragraph_20_Font"><text:span text:style-name="T1"/></text:span></text:p>
      <text:p text:style-name="P3">Ʒ <text:span text:style-name="Default_20_Paragraph_20_Font"><text:span text:style-name="T15">iiij, aluminis scissi Ʒ iv, iridis lllyricae Ʒ iiij, piperis albi<text:line-break/>Ʒ viij, nigri Ʒ iij, pumicis Ʒ ij, myrrhae Ʒ iij, pyrethri Ʒ ij,<text:line-break/>menthae siccae Ʒ iij, hyssopi Ʒ ij, pulegii ℥ ij , seminis apii<text:line-break/>Ʒ ij, herbae sideritidis Ʒ iij, falis fossilis Ʒ xiiij. Perdiciam<text:line-break/>et fide.ritidem, ac mel et salem mixta urito, alumen vero<text:line-break/>per se ustum vino extinguite, deinde simul omnibus con-<text:line-break/>tufis utitor. </text:span></text:span><text:span text:style-name="Default_20_Paragraph_20_Font"><text:span text:style-name="T1">Aliud. ♃ </text:span></text:span><text:span text:style-name="Default_20_Paragraph_20_Font"><text:span text:style-name="T15">Salis assati cum melle et perdicto<text:line-break/>Ʒ xiiij, aluminis scissi assati et vino austero extincti, iridis<text:line-break/>lllyricae, utriusque Ʒiv, helxines, myrrhae, menthae siccae,<text:line-break/>singulorum Ʒiij, pulegii sicci, pumicis, pyrethri, hyssopi,<text:line-break/>feminis apii singulorum Ʒ ij, folii malabathri Ʒ ij, piperis<text:line-break/>albi Ʒ v, nigri Ʒ vj. Tusis et cribratis utitor. </text:span></text:span><text:span text:style-name="Default_20_Paragraph_20_Font"><text:span text:style-name="T1">Aliud. ♃<text:line-break/></text:span></text:span><text:span text:style-name="Default_20_Paragraph_20_Font"><text:span text:style-name="T15">Salis tosti cum meste et perdicio ℥ xiiij, pulegii Ʒ ij, alu-<text:line-break/>minis scissi usti et vino austero extincti drach. quatuor,<text:line-break/>iridis lllyricae Ʒ iiij, piperis albi Ʒ v, nigri Ʒ vj, pumicis<text:line-break/>Ʒ ij, myrrhae Ʒ iij, menthae Ʒ iij, pyrethri Ʒ ij , hyssopi<text:line-break/>draohmas dua^, feminis apii drachmas duas. sisl lotus </text:span></text:span>melle</text:p>
      <text:p text:style-name="P3"><text:span text:style-name="Default_20_Paragraph_20_Font"><text:span text:style-name="T15">probe subigitur, tritusque in ollam novam mittitur, deinde<text:line-break/>etiam perdicium inditur sale undique conspersum, quo fa-<text:line-break/>cto operculum ollae imponitur, ipfaque luto oblita in cli-2<text:line-break/>banum datur, indita torrentur et exempta simul cum aliis<text:line-break/>teruntur, oportet enim valde Levigata in usam assumere.</text:span></text:span></text:p>
      <text:p text:style-name="P1"><text:span text:style-name="Default_20_Paragraph_20_Font"><text:span text:style-name="T1">[Smegma dentium, quo albi et odorati redduntur et<text:line-break/>ab erostone servantur.]</text:span></text:span><text:span text:style-name="Default_20_Paragraph_20_Font"><text:span text:style-name="T15"> ♃ Nitri ℥ j, testae sepiae ℥ j, myr-<text:line-break/>rhae ℥ j, tritis utitor. </text:span></text:span><text:span text:style-name="Default_20_Paragraph_20_Font"><text:span text:style-name="T1">Dentssricium optimum</text:span></text:span><text:span text:style-name="Default_20_Paragraph_20_Font"><text:span text:style-name="T15">. n Aluminis<text:line-break/>scissi sexuncem, mastiches ℥ j, comae rosarum quadrantem<text:line-break/>iridis trientem. Tritis utere, indeque aquam tepidam coI.<text:line-break/>luendam praebe.</text:span></text:span></text:p>
      <text:p text:style-name="P1"><text:span text:style-name="Default_20_Paragraph_20_Font"><text:span text:style-name="T1">[Dent ise suium Damoerati inscriptum.]</text:span></text:span><text:span text:style-name="Default_20_Paragraph_20_Font"><text:span text:style-name="T15"> LibelluS parv<text:line-break/>vus extat Pythici appellatus , quem Damocrates Pythicum<text:line-break/>inscripsit ab eo, qui ipsi medicamentorum ori destinatorum<text:line-break/>compositiones tradidit, appellatione ducta, in quo sane li-<text:line-break/>bello juxta finem etiam haec Conscripta reperiuntur^</text:span></text:span></text:p>
      <text:p text:style-name="P2"><text:span text:style-name="Default_20_Paragraph_20_Font"><text:span text:style-name="T1">Si dentisoiciis voles uti bonis,<text:line-break/>Quae candidos custodiant, immobiles<text:line-break/>Dentesquo reddant, oris et graveolentiam,<text:line-break/>Laxasque gingivas sedent et comprimant,<text:line-break/>Album hoc parabis optimum flo medicamentum.<text:line-break/>Cervi cape cornu sto quater testi quam optime,<text:line-break/></text:span></text:span><text:span text:style-name="Default_20_Paragraph_20_Font"><text:span text:style-name="T15">Q</text:span></text:span><text:span text:style-name="Default_20_Paragraph_20_Font"><text:span text:style-name="T1">uartam librae partem, salis setam. libram.</text:span></text:span></text:p>
      <text:p text:style-name="P1"><text:span text:style-name="Default_20_Paragraph_20_Font"><text:span text:style-name="T15">In alio exemplari fio reperi.</text:span></text:span></text:p>
      <text:p text:style-name="P1"><text:span text:style-name="Default_20_Paragraph_20_Font"><text:span text:style-name="T1">Cervi cape cornu sto quater usti quum optime<text:line-break/>Fibram mediam, rursus salis uncias duas,<text:line-break/>Ammoniaci sicci, nec amari hintr amplius,<text:line-break/>Alicaeque, mastiches Chiae solam libram;</text:span></text:span></text:p>
      <text:p text:style-name="P1"><text:span text:style-name="Default_20_Paragraph_20_Font"><text:span text:style-name="T1">Costi quadrantem aut paululum quid amplius;<text:line-break/>Albique sunci tantum et albi lno</text:span></text:span><text:span text:style-name="Default_20_Paragraph_20_Font"><text:span text:style-name="T15">.r </text:span></text:span><text:span text:style-name="Default_20_Paragraph_20_Font"><text:span text:style-name="T1">piperis<text:line-break/>linan</text:span></text:span><text:span text:style-name="Default_20_Paragraph_20_Font"><text:span text:style-name="T15">t </text:span></text:span><text:span text:style-name="Default_20_Paragraph_20_Font"><text:span text:style-name="T1">unciam, solii malabathri uncias duas.</text:span></text:span></text:p>
      <text:p text:style-name="P1"><text:span text:style-name="Default_20_Paragraph_20_Font"><text:span text:style-name="T1">Contusa , cribrata omnia llaec mortario,<text:line-break/>Flenda praebebis</text:span></text:span><text:span text:style-name="Default_20_Paragraph_20_Font"><text:span text:style-name="T15"> Y</text:span></text:span><text:span text:style-name="Default_20_Paragraph_20_Font"><text:span text:style-name="T1">nodo , quem dixero.</text:span></text:span></text:p>
      <text:p text:style-name="P1"><text:span text:style-name="Default_20_Paragraph_20_Font"><text:span text:style-name="T1">Quod st velis parare quando ad pltlegmonas,</text:span></text:span></text:p>
      <text:p text:style-name="P2"><text:span text:style-name="Default_20_Paragraph_20_Font"><text:span text:style-name="T1">Et utile gingivis Cruentis, sauciis,<text:line-break/>Carnemque callosam flmul promentibus,<text:line-break/>Aluminis consiungito his scissi libram.</text:span></text:span></text:p>
      <text:p text:style-name="Normal"><text:span text:style-name="Default_20_Paragraph_20_Font"><text:span text:style-name="T15">Aliud Damocratisi dentifricium.</text:span></text:span></text:p>
      <text:p text:style-name="P1"><text:span text:style-name="Default_20_Paragraph_20_Font"><text:span text:style-name="T1">Ferum magis parabile hoc sortaffe erit,<text:line-break/>Ft promptius fe</text:span></text:span><text:span text:style-name="Default_20_Paragraph_20_Font"><text:span text:style-name="T15">r</text:span></text:span><text:span text:style-name="Default_20_Paragraph_20_Font"><text:span text:style-name="T1">ctum minus nec commodum,<text:line-break/>Admixta et hoc quadam flmul dulcedine.</text:span></text:span></text:p>
      <text:p text:style-name="P1"><text:span text:style-name="Default_20_Paragraph_20_Font"><text:span text:style-name="T1">Mullum sideritim ^iridem capito herbulam,<text:line-break/>.Magnam in novam, quam tu patinam mox inditam,<text:line-break/>.Miscebis hordeo recenti, sed modico.</text:span></text:span></text:p>
      <text:p text:style-name="P1"><text:span text:style-name="Default_20_Paragraph_20_Font"><text:span text:style-name="T1">Sic hordeo ut posito sequatur fasciculus</text:span></text:span></text:p>
      <text:p text:style-name="P1"><text:span text:style-name="Default_20_Paragraph_20_Font"><text:span text:style-name="T1">FIerbae, sctl hinc, herba atque iterum mox hordeum.<text:line-break/>Fiantque tam diu vicissim haec omnia,<text:line-break/>Donec patinae omnem expleris amplitudinem,<text:line-break/>Dt mox supernum rursus herba habeat locum.<text:line-break/>Furnoque mox Calente vel clibano indita,<text:line-break/>Torrenda per noctem flues usti sto potius<text:line-break/>Frenda</text:span></text:span><text:span text:style-name="Default_20_Paragraph_20_Font"><text:span text:style-name="T15">s </text:span></text:span><text:span text:style-name="Default_20_Paragraph_20_Font"><text:span text:style-name="T1">quo teri queant ita promptius,</text:span></text:span></text:p>
      <text:p text:style-name="P2"><text:span text:style-name="Default_20_Paragraph_20_Font"><text:span text:style-name="T1">Clibroque mox, sed arctiore hinc excuti.</text:span></text:span></text:p>
      <text:p text:style-name="P1"><text:span text:style-name="Default_20_Paragraph_20_Font"><text:span text:style-name="T15">O</text:span></text:span><text:span text:style-name="Default_20_Paragraph_20_Font"><text:span text:style-name="T1">doris addes gratia</text:span></text:span><text:span text:style-name="Default_20_Paragraph_20_Font"><text:span text:style-name="T15"> A</text:span></text:span><text:span text:style-name="Default_20_Paragraph_20_Font"><text:span text:style-name="T1">is parum tamen<text:line-break/>Albi piperis, tlturisque rnox item rnodicum.<text:line-break/></text:span></text:span><text:span text:style-name="Default_20_Paragraph_20_Font"><text:span text:style-name="T15">A</text:span></text:span><text:span text:style-name="Default_20_Paragraph_20_Font"><text:span text:style-name="T1">lluo jonci odori plus, cyperique optimae.<text:line-break/>At omnibus mixtis prohe et fiam sepositis<text:line-break/>Plus masticlles aridae Chiae con</text:span></text:span><text:span text:style-name="Default_20_Paragraph_20_Font"><text:span text:style-name="T15">i</text:span></text:span><text:span text:style-name="Default_20_Paragraph_20_Font"><text:span text:style-name="T1">unxeris,<text:line-break/>Dabis sed hinc in vesperam v</text:span></text:span><text:span text:style-name="Default_20_Paragraph_20_Font"><text:span text:style-name="T15">o</text:span></text:span><text:span text:style-name="Default_20_Paragraph_20_Font"><text:span text:style-name="T1">lentibus,<text:line-break/>Mdneque rursus maxime puris viris.</text:span></text:span></text:p>
      <text:p text:style-name="P1"><text:span text:style-name="Default_20_Paragraph_20_Font"><text:span text:style-name="T1">Sed colluunt a medicamento mo</text:span></text:span><text:span text:style-name="Default_20_Paragraph_20_Font"><text:span text:style-name="T15">.r </text:span></text:span><text:span text:style-name="Default_20_Paragraph_20_Font"><text:span text:style-name="T1">bromium,<text:line-break/>Lymphis sociatum et maximo hoc in v es</text:span></text:span><text:span text:style-name="Default_20_Paragraph_20_Font"><text:span text:style-name="T15"> t </text:span></text:span><text:span text:style-name="Default_20_Paragraph_20_Font"><text:span text:style-name="T1">eram,<text:line-break/>Sed mane acetum musum aquosum praestiterit<text:line-break/></text:span></text:span><text:span text:style-name="Default_20_Paragraph_20_Font"><text:span text:style-name="T15">O</text:span></text:span><text:span text:style-name="Default_20_Paragraph_20_Font"><text:span text:style-name="T1">ris levandis turpibus sectoribus.</text:span></text:span></text:p>
      <text:p text:style-name="P1"><text:span text:style-name="Default_20_Paragraph_20_Font"><text:span text:style-name="T1">[Aliud Aurelib]</text:span></text:span><text:span text:style-name="Default_20_Paragraph_20_Font"><text:span text:style-name="T15"> Alumen in testa aerea aut sigulma<text:line-break/>urito ac vino austero extinguito, ejusque dodrantem acci-<text:line-break/>pito, mastiches sexuncem, thuris ℥ j, folii malabathriƷ iirj,<text:line-break/>Cyperi Ʒ iiij misceto ac utitor. </text:span></text:span><text:span text:style-name="Default_20_Paragraph_20_Font"><text:span text:style-name="T1">Alia qua utor</text:span></text:span><text:span text:style-name="Default_20_Paragraph_20_Font"><text:span text:style-name="T15">, ♃ Cornu<text:line-break/>cervi usti ℥ ij, marmoris ℥ j, origani drach. quatuor usitor.</text:span></text:span></text:p>
      <text:p text:style-name="P2"><text:span text:style-name="Default_20_Paragraph_20_Font"><text:span text:style-name="T10">[ </text:span></text:span><text:span text:style-name="Default_20_Paragraph_20_Font"><text:span text:style-name="T1">Compositio medicamenti dentes praejervantls</text:span></text:span><text:span text:style-name="Default_20_Paragraph_20_Font"><text:span text:style-name="T15">i] ♃<text:line-break/>Tragorigani Ʒ ij , hyssopi Ʒ iiij, herbae perdic</text:span></text:span><text:span text:style-name="Default_20_Paragraph_20_Font"><text:span text:style-name="T1">a</text:span></text:span><text:span text:style-name="Default_20_Paragraph_20_Font"><text:span text:style-name="T15">, melle et<text:line-break/>side tenui subactae et in osia exustae, donec in prunas re-<text:line-break/>digatur, quadrantem, piperis Ʒ iiij, tundito et cribrato, et<text:line-break/>post usum. reponito. Neque dolebunt dentes neque sinden-<text:line-break/>tur neque parulides producentur, neque gingivae superflua<text:line-break/>carne redundabunt neque fluxione infestabuntur. Habebis<text:line-break/>autem os odorum et splendidos dentes. Quidam salsamenta<text:line-break/>in olla exusta ad medicamentum addunt, aut etiam cybium,<text:line-break/>siquis enim eorum cinere per se utatur, dentis dolorem<text:line-break/>non percipiet.</text:span></text:span></text:p>
      <text:h text:style-name="P44" text:outline-level="1"><text:bookmark-start text:name="bookmark10"/>CALENI DE CoMPO<text:span text:style-name="Default_20_Paragraph_20_Font"><text:span text:style-name="T1">S</text:span></text:span>ITIoNE MEDI-<text:line-break/>CAMENTORVM SECVNDVM LO<text:span text:style-name="Default_20_Paragraph_20_Font"><text:span text:style-name="T1">G</text:span></text:span><text:span text:style-name="Default_20_Paragraph_20_Font"><text:span text:style-name="T5">O</text:span></text:span>S<text:line-break/>LIBER VI.<text:bookmark-end text:name="bookmark10"/></text:h>
      <text:h text:style-name="Heading_20_2" text:outline-level="2"><text:span text:style-name="Default_20_Paragraph_20_Font">Cap. I. </text:span></text:h>
      <text:p text:style-name="P29"><text:span text:style-name="Default_20_Paragraph_20_Font"><text:span text:style-name="T15">Verus profecto sermo est, quem plerique<text:line-break/>artislcesi in ore habent, quod non idem sit neque simile a<text:line-break/>viva voce discere et ex libro legere, at vero industrii et<text:line-break/>natura prudentes homines non vulgarem saepe utilitatem<text:line-break/>consequuntur, fi in libros incidant non obscure conscriptos.<text:line-break/>Itaque quum sciam non parvam utilitatem ex hac tracta-<text:line-break/>tione primum quidem amicis ac sodalibus accessuram esse,</text:span></text:span></text:p>
      <text:p text:style-name="P3"><text:span text:style-name="Default_20_Paragraph_20_Font"><text:span text:style-name="T15">qui videlicet etiam per opera cognoverunt quantam vim<text:line-break/>habeat rationalis methodus ad medicamentorum copiam pa-<text:line-break/>randam , deinde vero etiam aliis singulis, qui optimarum<text:line-break/>rerum studio fe fatigare non cessant, rem gratam facere vo-<text:line-break/>lens, ad hujus operis explicationem progressus fum non<text:line-break/>festinabundo et compendiario docendi modo in hoc iusti-<text:line-break/>tuto, fed prolixo et longiore, quali etiam in sermonibus,<text:line-break/>quos frequenter circa scriptum ad amicos habeo uti salem<text:line-break/>Praestat enim rationalis auxiliorum inventio ab empirica,<text:line-break/>sicut etiam ante jam mihi in fermone de sauciatis nervis<text:line-break/>dictum est, in cognitione univerfaIi facultatis medicamento-<text:line-break/>rum, quorum ufus circa fingulaS aflectioneS contingit. In<text:line-break/>medicamenta itaque stomaticis appellatis, veIut est quod ex<text:line-break/>moris constat omnibus notum, primus medendi fcopus est<text:line-break/>communis omnium partium inflammatarum , deinde confer<text:line-break/>quenter alter fcopuS privatim ex ea quae curatur. Quae<text:line-break/>igitur sit affectio inflammandam prius nosse oportet, si ex<text:line-break/>ipsa indicationem quandam auxiliorum accipere velimus.</text:span></text:span></text:p>
      <text:p text:style-name="P2"><text:span text:style-name="Default_20_Paragraph_20_Font"><text:span text:style-name="T15">PraedidicimuS autem et prius demonstratum habemus, in-<text:line-break/>, flammationes ex calidi sanguinis influxu fleri. Didicimus<text:line-break/>etiam, quod hunc ipsum influxum in principio quidem re-<text:line-break/>primore ac repellere oporteat, praeterquam si ad partem<text:line-break/>aliquam principem recursurus fit atque aliud quoddam gra-<text:line-break/>vius malum effecturus. Verum nunc adeo nihil opus habe-s<text:line-break/>mus ejusmodi determinationibus, sic nos enim ubi ad me-<text:line-break/>moriam revocaverim us, quomodo totum corpuS praeparare<text:line-break/>ad curationem affectuum circa quamcunque partem consi-<text:line-break/>stentium oporteat, ad institutum progrediemur. Etenim ve-<text:line-break/>nae fectione utimur et purgatione et clysteribus et inedia,<text:line-break/>ubi totum corpus apparuerit aut plethoricum aut cacochy<text:line-break/>mum. Si vero neutrum horum adsit, statim ad curationem<text:line-break/>per locasse remedia pervenimus. Quomodo igitur invenire<text:line-break/>ipsa oporteat eum qui oris inflammationes rite curare velit,<text:line-break/>praesens sermo statim te docebit, et quomodo inventis con-<text:line-break/>vementer uti oporteat. Sodalibus autem in memoriam re-<text:line-break/>vocabo, quum ii me saepe viderint medicamentis eorum</text:span></text:span></text:p>
      <text:p text:style-name="P3">medicorum, qui me in consilium advocarent, curantem eas<text:line-break/>affectiones, quarum gratia vocatus fui. Impossibile enim est<text:line-break/>medicamento rite uti eum, qui vim ipsius non noscit, juxta<text:line-break/>cujus efficaciam auxiliatur. Eodem igitur modo in inflam-<text:line-break/>mationibus in ore consistentibus communis scopas omnium<text:line-break/>ipsarum, si adsumpserit ex natura particulae indicationem,<text:line-break/>reperiet primum quidem genus medicamentorum , quibus<text:line-break/>uti conveniet; deinde consequenter etiam particulares in<text:line-break/>ipfis differentias, si quidem praecognoverit simplicium me-<text:line-break/>dicamentorum facultatem, velut jam saepe est demonstra^<text:line-break/>tum. Genus igitur repellendum medicamentorum in prin-<text:line-break/>cipio inflammationum, in refrigerandum materia situm est.<text:line-break/>Haec autem ipsa quum duplicia existant, ut didicimus, quae-<text:line-break/>cunque adstringendi natura praedita sunt , efficaciorem vim<text:line-break/>habent ad influxum citius repellendum. lnest autem ipsis ,<text:line-break/>statim etiam visi cogendi et densandi superficiem corporis,<text:line-break/>cui adhibentur. Communis igitur scopas hic est prohibendi<text:line-break/>incipientes inflammationes, ab ipsius affectionis indicatione-</text:p>
      <text:p text:style-name="P3"><text:span text:style-name="Default_20_Paragraph_20_Font"><text:span text:style-name="T15">inventus. Alter vero a particulae quae curatur natura ipsi<text:line-break/>accedit, quum sciamus rariorem esse ac molliorem super-<text:line-break/>siciem tunicae oris non paulo quam est cutis, quae totum<text:line-break/>corpus ambit. Inest autem et aliud quiddam particulis oris,<text:line-break/>atque id duplex, quod non adest ipsi cuti. Infuavitatem<text:line-break/>enim medicamentorum, quae adllibentur, fentiunt et duos<text:line-break/>meatus subiacentes habent, per quos in ventrem et pulmo-<text:line-break/>nem defluere quippiam ex stomaticis medicamentis potest,<text:line-break/>quale est et quod ex atramento sutorio conflatur. Et sane<text:line-break/>medicus quidam, sive imprudens sive inexpertus facultatis<text:line-break/>medicamentorum, ubi hoc miscuisset medicamento ori de-<text:line-break/>stinato, multo quidem fortius ipsam reddiderat, verum ve-<text:line-break/>hementer laedens, siquidem ad gulam aut asperae arteriae<text:line-break/>extremum quippiam forte fuisset praeterlapsam, atque haec<text:line-break/>quidem, ut statim occurrentia, per ipsa vero et ventrem et<text:line-break/>asperam arteriam et pulmonem. Adest autem medicamento<text:line-break/>ipsi circa gustum insuavitatis, quae tum usus tempore mo-<text:line-break/>lesta est tum per totam perseverat diem, adeo ut etiam in</text:span></text:span></text:p>
      <text:p text:style-name="P3"><text:span text:style-name="Default_20_Paragraph_20_Font"><text:span text:style-name="T15">cibis accipiendis infecunda sit. Hujusmodi itaque fortibus<text:line-break/>et quae venenosam habent [acuitatem non convenit, uti ad<text:line-break/>affectionum oris curationem, nisi magna necessitas urgeat.<text:line-break/>Neque vero de inflammationibus salum hunc sermonem in-<text:line-break/>telligere oportet, quum neque ex harum indicatione ipfum<text:line-break/>invenerimus, fed communem esse de omnibus oriS affectio-<text:line-break/>nibus intelligendum est, ut qui indicationem ex ipsa partis<text:line-break/>natura habet. His igitur consideratis ab eo, qui medica-<text:line-break/>mentum ex sacco mororum composuit, primum quidem<text:line-break/>ipsum cum melle coxit, quo repositum in promptu haberet<text:line-break/>per totum annum , non illo tempore fotum , quo expresso<text:line-break/>fructu succo uti licet. Melior enim sidus est incipientibus<text:line-break/>inflammationibus, ideoque me saepe ipso in hujusmodi in-<text:line-break/></text:span></text:span><text:span text:style-name="Default_20_Paragraph_20_Font"><text:span text:style-name="T8">A</text:span></text:span><text:span text:style-name="Default_20_Paragraph_20_Font"><text:span text:style-name="T15">lammationibus uti vidistis. Magis idoneus autem est priVa-<text:line-break/>tim cum melle apparatus. Appellavi autem magis idoneum<text:line-break/>non solum quod cito corrumpitur citra coctionem cum<text:line-break/>melle repositus, ita ut sequenti anni tempore eo uti non<text:line-break/>possimus, sed etiam propterea, quod utilior est ad sequentia</text:span></text:span></text:p>
      <text:p text:style-name="P2"><text:span text:style-name="Default_20_Paragraph_20_Font"><text:span text:style-name="T15">inflammationis tempora usque ad perfectam curationem.<text:line-break/>Quemadmodum enim in principio commoda funt medica-<text:line-break/>menta, id quod influit repellentia, sic post principium us-<text:line-break/>que ad finem medicamento opus est ex utrisque mixto,<text:line-break/>repellente videlicet et difcutiente facultate praedito. Ac pri-<text:line-break/>mo quidem tempore astringens praecellere oportet, ad finem<text:line-break/>vero discutiens, interposito vero tempore aequalesi utrorum-<text:line-break/>que partes esse convenit. Quando vero velut induratum<text:line-break/>quiddam de inflammatione relinquitur, penitus non conve-<text:line-break/>nit astringens ad discussorum admiscere, si quidem totum<text:line-break/>corpus sit evacuatum. Atqui neque in principio bonum est<text:line-break/>discussorium adtingenti admiscere. Caeterum qui medica-<text:line-break/>mentum ex succo mororum composuit, parum ex croco et<text:line-break/>myrrha ei commiscuisse videtur, quod communem habeant<text:line-break/>facultatem concoctoriam inflammationum , privatam vero<text:line-break/>utrumque, crocus quidem, quod astringat, myrrha autem,<text:line-break/>quod calefaciat in tantum, ut sufficienter discutiat. Pene-<text:line-break/>trat enim magis in altum corporum myrrha quam crocus,</text:span></text:span></text:p>
      <text:p text:style-name="P3"><text:span text:style-name="Default_20_Paragraph_20_Font"><text:span text:style-name="T15">utpote substantiam tenuium partium habens, atque ex ho</text:span></text:span><text:span text:style-name="Default_20_Paragraph_20_Font"><text:span text:style-name="T8">c<text:line-break/></text:span></text:span><text:span text:style-name="Default_20_Paragraph_20_Font"><text:span text:style-name="T15">duplicem utilitatem exhibet, simul introducens quidem se-<text:line-break/>cum vires adnlixtorum et persanans usque in altum iustam -<text:line-break/>mata. Et tamen adiuvant fe mutuo crocus et myrrha ad<text:line-break/>penetrandum in profundum, crocus quidem velut impel-<text:line-break/>lens myrrham , .myrrha vero velut dux praecedens pedi-<text:line-break/>tem, fequentem crocum, si ita dicere liceat, deducens. Quem-<text:line-break/>admodum enim crocus ob astringendi vim minus habet<text:line-break/>substantiam tenuium partium quam myrrha, sic myrrha sub-<text:line-break/>stantia tenuiorum partium praedita citius quidem vim suam<text:line-break/>in altum transmittit, citius autem etiam ad cutem recur-<text:line-break/>rit, simul secum efferenS ea quae in prosundo sunt atte-<text:line-break/>nuata. Hanc igitur recursus ejus veIocitatem impediunt<text:line-break/>astringentium mixturae, non enim hoc solus facit crocus.<text:line-break/>Est itaque in medicamento stominico ex moris appellato<text:line-break/>tum mororum succus, qui non modicam habet astringentem<text:line-break/>qualitatem et facultatem, tum alia quaedam etiam admisce</text:span></text:span><text:span text:style-name="Default_20_Paragraph_20_Font"><text:span text:style-name="T8">o-<text:line-break/></text:span></text:span><text:span text:style-name="Default_20_Paragraph_20_Font"><text:span text:style-name="T15">tur, ubi quis validum medicamentum reddere velit. Haee</text:span></text:span></text:p>
      <text:p text:style-name="P3"><text:span text:style-name="Default_20_Paragraph_20_Font"><text:span text:style-name="T15">igitur astringentia deducuntur quidem per myrrham , quae<text:line-break/>vicissim ab illis compellitur, atque ita se mutuo adlevant,<text:line-break/>quo vis ipsorum amplius progrediatur. Vidistis autem saepe<text:line-break/>nle ad medicamentum ex moris in principio quidem rllois<text:line-break/>succum aut uvae acerbae succum, quem proprie omphacium<text:line-break/>appellant admiscere. Si vero haec non adsint, florem rosa-<text:line-break/>rum aut ipsas rosas siccas, balaustium, cytinus et malico-<text:line-break/>rium aridum et gallsim omphacitin appellatam, amplius au..<text:line-break/>tem et pini corticem, itemque thuris et tum hypocystis tum<text:line-break/>lentisci succum, et ut compendio dicam omnia astringentia,<text:line-break/>praeterea quae corrumpentem habent simultatem , quam Ve-<text:line-break/>nenosam vocant, et lethalium species quaedam existit. Didi-<text:line-break/>cistis enim, quod non omne lethale statim etiam est vene-<text:line-break/>nosum. Quemadmodum autem in principio inflammationis<text:line-break/>harum rerum mixtura validius efficit medicamentum stoma-<text:line-break/>ticum, sic quum restiterit quod influit nullo ejusmodi opus<text:line-break/>habet solo ; sufficit enim tunc id medicamentum quod cro-<text:line-break/>cum et myrrham assumpsit ad inflammationem concoquens</text:span></text:span></text:p>
      <text:p text:style-name="P3"><text:span text:style-name="Default_20_Paragraph_20_Font"><text:span text:style-name="T15">dam. Nam ubi jam fuerit concocta, addimus etiam aliquid<text:line-break/>ex discussoriisi, velut saepe vidistis me insuere spumam<text:line-break/>nitri et aliquando ipsum nitrum, quod tenuium partium exi-<text:line-break/>stit et jam ab omnibus berenicium appellatur, ultra hoc<text:line-break/>etiam sulfur vivum vocatum, aliquando etiam sapam, ori-<text:line-break/>gano quandoque incocto, interdum etiam hyssopo aut alio<text:line-break/>quopiam simili, pulegio videlicet, thymbra, thymo, Calami</text:span></text:span><text:span text:style-name="Default_20_Paragraph_20_Font"><text:span text:style-name="T8">a-<text:line-break/></text:span></text:span><text:span text:style-name="Default_20_Paragraph_20_Font"><text:span text:style-name="T15">tha hortensi ac agresti. Hoc igitur nlodo quis recte utetur<text:line-break/>medicamento ex molis, si juxta iudicationum universalium<text:line-break/>quantitatem ipsius usum permutet. Quousque enim quic-<text:line-break/>quam influit, id ipsum repellere convenit; ubi vero resti-<text:line-break/>terit, concoctoria afferre et deinde consequenter discussor^.<text:line-break/>Manifestum enim quod per hujus methodi usum, nemo qui<text:line-break/>simplicium medicamentorum facultatem novit, unquam au-<text:line-break/>xiliorum inopia laborabit, sive per montes venetur sive<text:line-break/>quid operetur in agro sive in peregrinatione quandoque<text:line-break/>praeparatis careat medicamentis , velut Erasistratus scripsit,<text:line-break/></text:span></text:span>qui se ipsum curavit ad rubi succum progressus, quum in</text:p>
      <text:p text:style-name="P3"><text:span text:style-name="Default_20_Paragraph_20_Font"><text:span text:style-name="T15">illo loco Andronius pastillus praesens non esset Quum enim<text:line-break/>sciret pastillum Andronium in astringendo curandi domi-<text:line-break/>nium habere, materiam astringentem perquisivit, non velut<text:line-break/>Serapion et Menodotus ajunt, empirica transitione ad simila<text:line-break/>usus. Juxta hanc enim vobis demonstravi plurimam dissi.-<text:line-break/>militudinem succi rubi ad pastillum Andronium esse, pau-<text:line-break/>cissimam vero simihtudmem juxta unum solum, vim vide-<text:line-break/>licet astringendi. Verum qui generalem facultatem, quam<text:line-break/>universalem vocant, novit in quacunque materia eam repe-<text:line-break/>rerit, confidenter ea utetur. Hujusmodi autem materiarum<text:line-break/>ingens est acervus, quibus omnibus uti licet, ita ut solum<text:line-break/>fugiamus, quae vim quandam in</text:span></text:span><text:span text:style-name="Default_20_Paragraph_20_Font"><text:span text:style-name="T1">i</text:span></text:span><text:span text:style-name="Default_20_Paragraph_20_Font"><text:span text:style-name="T15">ucundam aut venenosam<text:line-break/>habent. Sic igitur etiam ego medicamentum ex succo nu-<text:line-break/>cum viridium praeparavi, nullo doctore usus neque aliquod<text:line-break/>praescriptum secutus. Cujus vim expertus sum multum<text:line-break/>aliorum stomaticorum facultatem excedentem, alia autem<text:line-break/>dico, id quod ex moris constat, et id quod ex succo fru..<text:line-break/></text:span></text:span>utus m<text:span text:style-name="Default_20_Paragraph_20_Font"><text:span text:style-name="T8">e</text:span></text:span>ri rubri praeparatur, ita enim rubi fructum appeI.</text:p>
      <text:p text:style-name="P3"><text:span text:style-name="Default_20_Paragraph_20_Font"><text:span text:style-name="T15">lant, et tertium quod ex musto, et quartum quod ex pu-<text:line-break/>meorum succo , et quintum id quod per astringentia mala<text:line-break/>componitur, ex quorum numero optima sunt cydonia et<text:line-break/>struthia appellata et post haec ad praesentem usum quae<text:line-break/>cestiana a Romanis appellantur. Caeterum composita ex<text:line-break/>multis talibus sunt quae ex fructibus praeparantur.</text:span></text:span></text:p>
      <text:h text:style-name="Heading_20_2" text:outline-level="2"><text:span text:style-name="Default_20_Paragraph_20_Font">Cap. II.</text:span></text:h>
      <text:p text:style-name="P30"><text:span text:style-name="Default_20_Paragraph_20_Font"><text:span text:style-name="T15"><text:s/>[</text:span></text:span><text:span text:style-name="Default_20_Paragraph_20_Font"><text:span text:style-name="T1">De stomatic</text:span></text:span><text:span text:style-name="Default_20_Paragraph_20_Font"><text:span text:style-name="T15">e </text:span></text:span><text:span text:style-name="Default_20_Paragraph_20_Font"><text:span text:style-name="T1">medicamento ex nucibus.]</text:span></text:span><text:span text:style-name="Default_20_Paragraph_20_Font"><text:span text:style-name="T15"> Ego<text:line-break/>autem quando primum ex Alexandria in patriam meam<text:line-break/>redii, agrum pertransivi et inveni quendam hortulanum ab<text:line-break/>uva et tonfillis ac glandibus fere suffocatum, utebatur au-<text:line-break/>tem collutione aquae mulsae rosis in ipsa incoctis. Quum<text:line-break/>igitur vidissem fructum nucum in vigore esse, jussi detra-<text:line-break/>ctum ab eis externum corticem, quo etiam tinctores vide-<text:line-break/>ram utentes, statim in mortario contundi et fuccun^ ejus<text:line-break/>per linteum excolare, nondum sciens quomodo juxta Crassi-<text:line-break/>tiem aut tenuitatem haberet. Quum vero repetissem aquo-<text:line-break/>sum et compage tenuem, gargarissare eum jussi ipsum hor-<text:line-break/>tutanum. Postquam vero valde tenuis apparebat, praecoxi</text:span></text:span></text:p>
      <text:p text:style-name="P3"><text:span text:style-name="Default_20_Paragraph_20_Font"><text:span text:style-name="T15">et mel commensurate, velut in eo quod ex moris sit fieri<text:line-break/>sciebam, admiscui, atque ubi jam ad compagem mellis r^-<text:line-break/>dactum esset, hortulano utendum reliqui. Porro quum vi-<text:line-break/>derem celerrimam utilitatem ipsi inde oboriri , praestabile<text:line-break/>ratus sum in multis experiri, atque ex hoc sufficiente e</text:span></text:span><text:span text:style-name="Default_20_Paragraph_20_Font"><text:span text:style-name="T8">x-<text:line-break/></text:span></text:span><text:span text:style-name="Default_20_Paragraph_20_Font"><text:span text:style-name="T15">perimento accepto de facultate ejus medicamenti semper<text:line-break/>ipfo utor velut nostis. Merito itaque mirandum nullum exi<text:line-break/>prioribus medicis aliquid de hoc medicamento mente con-<text:line-break/>cepisse, ut tum parabili tum generoso hoc succo uterentur,<text:line-break/>maxime quum viderint quomodo etiam manus inficiantur<text:line-break/>eorum, qui virides nuces decorticans. Ex his enim apparet<text:line-break/>qualis sit earum succus et quod aegre elui possit ipsarum<text:line-break/>astringendi viS, adeo ut neque per validissima extersoria<text:line-break/>elui queat. Amplius autem adhuc miratus sum de medicis,<text:line-break/>quod non cogitaverint validam esse ipsarum vim, quum<text:line-break/>etiam tinctores videant ejusmodi nucum corticibus uti. Nisi<text:line-break/>enim in profundum manuum descenderet et nisi per omnem<text:line-break/>substantiam lanarum penetraret, non certe aegre eluibilis<text:line-break/>esset; quum vero descendat, indicat plane substantiam succi</text:span></text:span></text:p>
      <text:p text:style-name="P3"><text:span text:style-name="Default_20_Paragraph_20_Font"><text:span text:style-name="T15">tenuium partium esse. Rationi autem consentaneum est,<text:line-break/>astringendi vim maxime proficere, ubi in ejusmodi sabstan.<text:line-break/>tia contineatur; etenim quae ex astringentibus crassasi par-<text:line-break/>tes habent, per astrictionem cogunt et condensant fuperfi-<text:line-break/>ciem corporum quibus adhibentur et a progressu in altum<text:line-break/>ipsorum corporum sese impediunt; quibus enim etiam alias<text:line-break/>ob substantiae crassitudinem impossibile erat progredi in al-<text:line-break/>tum , his sane amplius impossibile fuerit densato corpore<text:line-break/>juvare id quod totum est inflammatum. Optimum itaque<text:line-break/>esse nucum saccum persuasus, ut qui etiam coctum cum<text:line-break/>melle gustarim nihil insuave habentem, eum in quatuor par-<text:line-break/>tes divido et ad primam statim aliquid ex astringentibus<text:line-break/>iniicio, ad secundam ex croco et myrrha, ad ternam sal-<text:line-break/>furis quiddam ac nitri addo, quartam vero solam Iince-<text:line-break/>ram servo, pueris utilem futuram ob dulcorem, imo etiam<text:line-break/>viris ob delicias mente fractis et mulierculis. Ego quidem<text:line-break/>igitur a ratione inductus inveni, quemadmodum nervorum<text:line-break/>sauciatorum curationem, ita etiam hoc pharmacum, quod</text:span></text:span></text:p>
      <text:p text:style-name="P3"><text:span text:style-name="Default_20_Paragraph_20_Font"><text:span text:style-name="T15">omnibus praestat. Est equidem id quod ex rubi moris con-<text:line-break/>stat validius eo quod ex moris fit, quemadmodum hoc eo<text:line-break/>quod ex musto paratur. OmnibuS autem IUS praestat id,<text:line-break/>quod ex nucum succo invenimus, in principiis quidem in-<text:line-break/>flammationum cum his quae fortiter astringunt confectum,<text:line-break/>in vigore vero croco et myrrha additis, quamquam etiam<text:line-break/>solum aliquando moderatas inflammationes sanare queat.<text:line-break/>Quando vero humorem, qui inflammationem produxit, im-<text:line-break/>pactum digerere ac discutere oportet, cum acrium mixtura<text:line-break/>commodum existit. Verum dixerit fortassis quispiam mihi<text:line-break/>ex mediciS pauperioribus, fe amplecti quidem ipsum medi-<text:line-break/>camentum, si unam pyxidem expleri iubeam lloc medica-<text:line-break/>mento semel praeparato, me autem praecipere aut statim<text:line-break/></text:span></text:span>a <text:span text:style-name="Default_20_Paragraph_20_Font"><text:span text:style-name="T15">principio quatuor facere compositiones, aut unam ex melle<text:line-break/>et succo compositam reponere, atque usu expetente ei ad-<text:line-break/>miscere, usque quo quidem influxerit quippiam mllamma-<text:line-break/>tis, ea quae vehementer astringunt, postquam autem qui-<text:line-break/>everit fluxus concoquentia , ubi vero evacuationem postu-<text:line-break/></text:span></text:span>laverint, ea quae influxerunt discutienda , operosam autem</text:p>
      <text:p text:style-name="P3"><text:span text:style-name="Default_20_Paragraph_20_Font"><text:span text:style-name="T15">hoc esse et difficile iis, qui domi non habent supellectilem<text:line-break/>omnium simplicium medicamentorum ; imo neque ad pere-<text:line-break/>grinationes me commodam confectionem exponere, in qui-<text:line-break/>bus impossibile sit quatuor uniuscujusque medicamenti dss-<text:line-break/>fërentias circumferre. Ob id igitur excogitata sunt tum mihi<text:line-break/>tum aliis etiam prioribus medicis medicamenta medias fa-<text:line-break/>cultates habentia et ad peregrinationes idonea futura et<text:line-break/>pauperculis medicis utilia. Quae vero haec ipsa sint, paulo<text:line-break/>post reseram. Nunc autem pauperum medicorum sermoni<text:line-break/>respondere volo. Quemadmodum enim ipsi exilem appara-<text:line-break/>tum laudant, sic oportet etiam divitibus permittere ut con-<text:line-break/>fectionesi medicamentorum pro opulentiae suae dignitate<text:line-break/>comparent. Satis enim scio etiam ipse non solum multos<text:line-break/>pauperes esse medicos, sed et qui ab ipsis curantur, qui-<text:line-break/>bus satis est, ubi aegrotent, alicam cum aqua mulsa acci-.<text:line-break/>pere et mundum panem habere aut aliquam farinam uti-<text:line-break/>lem ad cataplasma. Verum eum qui curandi tractationem<text:line-break/>scribit, omnis materiae meminisse operae pretium est, quo</text:span></text:span></text:p>
      <text:p text:style-name="P3"><text:span text:style-name="Default_20_Paragraph_20_Font"><text:span text:style-name="T15">tum divitibus copia sit ipsis artificiose utendi tum pauperi-<text:line-break/>bus electio sit illarum tantum, quibus unusquisque pro<text:line-break/>opportunitate abundet.</text:span></text:span></text:p>
      <text:h text:style-name="Heading_20_2" text:outline-level="2"><text:span text:style-name="Default_20_Paragraph_20_Font">Cap. HI. </text:span></text:h>
      <text:p text:style-name="P30"><text:span text:style-name="Default_20_Paragraph_20_Font"><text:span text:style-name="T15">[</text:span></text:span><text:span text:style-name="Default_20_Paragraph_20_Font"><text:span text:style-name="T1">De mediorum medicamentorum compofi-<text:line-break/>tione.]</text:span></text:span><text:span text:style-name="Default_20_Paragraph_20_Font"><text:span text:style-name="T15"> Dicamus igitur jam aliquid de compositione me-<text:line-break/>diorum medicamentorum, initio ab eo quod ex moris con-<text:line-break/>stat sumpto. Commune est autem omnibus mediis ut con-<text:line-break/>gruens modus mellis ad succum ipsum decernatur. Iove-<text:line-break/>nitur autem hic modus per experientiam. Ubi enim suc-<text:line-break/>cum ipsum cum melle miscueris ac gustaveris, si quidem<text:line-break/>apparuerit moderate habere, rursus similiter ipsa miscebis,<text:line-break/>si vero deficere quid videbitur, addes. Velut exempli gratia,<text:line-break/>in mororum succo si quinta pars mellis addatur, medium<text:line-break/>fuerit temperamentum, ut hoc modo coctum medicamentum<text:line-break/>plurimis valde placeat et hanc mixturam pauci reprehen-<text:line-break/>dant, alii quidem velut dulciorem, alii vero ut austeriorem.<text:line-break/>Quemadmodum enim aliqui aquam mulsam dilutiorem, ali-<text:line-break/>qui dulciorem libentius bibunt, sic etiam his medicamentis</text:span></text:span></text:p>
      <text:p text:style-name="P3">utrique delectantur juxta propriam naturam. Quando igitur<text:line-break/>aliquis medicamentum sibi praeparari postularit, semper uti-<text:line-break/>que vidistis me ei, qui dulcioribus delectatur, plus mellis<text:line-break/>iniicere, qui vero contrariis minus. In medicamentis igitur<text:line-break/>quae deglutiuntur, maxime con<text:span text:style-name="Default_20_Paragraph_20_Font"><text:span text:style-name="T1">i</text:span></text:span>ectare oportet naturam<text:line-break/>eorum qui ipsa sument; quod enim cum molestia aut inju..<text:line-break/>cunde acceptum est, stomachum subvertit. In medicamentis<text:line-break/>autem stomaticisi ejusmodi diligentiam aliquando contemnere<text:line-break/>licet. Medium itaque temperamentum, velut dixi, succi ad<text:line-break/>mel, quintuplum habeat multitudine succum. Audito autem<text:line-break/>me diligenter animadvertens quibus utor verbis in sym-<text:line-break/>metria, seu commensuratione medicamentorum, quae iuvi-<text:line-break/>cem miscentur. Jam etenim praecepi quintuplum esse debere<text:line-break/>multitudine ipsum succum ad mel, quod nihil dissart ab eo<text:line-break/>si dicam, mole quintuplum esse ipsum oportere, utrovisi<text:line-break/>enim modo dicatur, mensurare oportet medicamenta per-<text:line-break/>miscenda. At vero si pondere jubeam quintuplum esse hoc<text:line-break/>medicamentum, per lancem utique facere oporteat symme-</text:p>
      <text:p text:style-name="P3"><text:span text:style-name="Default_20_Paragraph_20_Font"><text:span text:style-name="T15">triam gravitatis ipsorum. Caeterum ad permixtionem succi<text:line-break/>ad mel non est necessarium heminae aut cyathi meminisse,<text:line-break/>sed sufficit dicere quintuplum esse oportere succum mellis<text:line-break/>respectu. Si vero quid aliud Ilis admiscendum sit ex dictis<text:line-break/>paulo ante, necessarium est dicere, quota quantitatis mole<text:line-break/>ipsis existentibus quantum addendum sit illorum in lanc^<text:line-break/>appensorum. Velut in ipso adeo medicamento ex moris in<text:line-break/>Herae Cappadocis medicamentarii libro, mellis quidem con-<text:line-break/>jicitur ℔ j, succi autem mororum librae sex, admiscet au-<text:line-break/>tem ipsis croci Ʒ j, myrrhae duplum, par etiam croci pon-<text:line-break/>dus coniicit ex succo uvae acerbae, atque ejus dimidium<text:line-break/>ex alumine scisse. Mihi vero placet quintuplum succum ad<text:line-break/>mel coniicere, par autem pondus croci et myrrhae, utrius-<text:line-break/>qur Ʒ j et dimidiam, ita ut ex utrisque tres drachmae conv.<text:line-break/>flentur. Quod si quis omphacium addat et vini austeri item<text:line-break/>heminam unam, velut Herae videtur, recte sane℥j omphacii<text:line-break/>addet. Si Vero citra vinum praeparetur, multo plus de ipso</text:span></text:span></text:p>
      <text:p text:style-name="P3"><text:span text:style-name="Default_20_Paragraph_20_Font"><text:span text:style-name="T15">coniicere convenit, si quidem medium temperamento medi-<text:line-break/>ca m en tum efficere velis ℥ j, si vero austerius, ut in princi-<text:line-break/>piis conveniat, nihil peccaris si omnino duas aut tres ad-<text:line-break/>mifcueris. Quod si non sit omphacium, pro ipfo rhois fuc-<text:line-break/>cum iniice, et fi volueris par pondus utriusque indere, ne-<text:line-break/>que sic quicquam deliqueris. HeraS tamen in symmetria<text:line-break/>hujus medicamenti etiam hoc afcripfit, hoc modo. Quidam<text:line-break/>et heminam unam dulcis vini. Mustum eum velle indicare<text:line-break/>palam est, praedixit enim vini austeri maris expertis he-<text:line-break/>minam unam. Mihi vero non placet, sufficiente melle jam<text:line-break/>conjecto, una cum hoc quod et heminam austeri vini ad-<text:line-break/>didit, rursus aliam misceri vini heminam, reddetur enim<text:line-break/>valde vinosum medicamentum. Coquunt autem hoc ex mo-<text:line-break/>ris medicamentum, aliqui quidem a principio miscentes hic-<text:line-break/>cum mororum , aliqui vero modice praecinentes. Heras<text:line-break/>autem videtur velle succum solum diutius coquendum esse.<text:line-break/>Scripfit igitur hoc modo. Succi mororum heminas sex ad<text:line-break/>strigmentitiam crassitudinem coquito, deinde trita admisceto</text:span></text:span></text:p>
      <text:p text:style-name="P3"><text:span text:style-name="Default_20_Paragraph_20_Font"><text:span text:style-name="T15">croci drachmam unam et reliqua videlicet jam dicta. Quin<text:line-break/>et ego censeo suCcum ipsum folum per fe praecoquendum<text:line-break/>esse, deinde vero adiiciendum mel, atque ubi jam caca-<text:line-break/>bum ab igne auferre velis, reliqua admiscenda esse, verum<text:line-break/>Heras videtur simul cum melle etiam alia admisceri iubere.<text:line-break/>Et vinum quidem rationabiliter quis tunc admiscuerit, myr-<text:line-break/>rham vero et crocum melius est in fine coctionis injicere,<text:line-break/>eousque saltem cum aliis coquendo aut olla in terram po-<text:line-break/>sita movendo, donec omnia probe uniantur. Amplior autem<text:line-break/>coctio ipsorum destruit facultatem aromaticorum medica-<text:line-break/>mentorum. Spuma argenti equidem et plumbago atque alia<text:line-break/>multa metallica per coctionem meliora fiunt. Crocus au-<text:line-break/>tem et myrrha multaque alia aromata in decoquendo vi-<text:line-break/>res amittunt. Itaque medii facultate medicamenti et fym-<text:line-break/>metria et coctio, moderatis inflammationibus congrua, am-<text:line-break/>pliusque in majorum vigore, atque insuper in principiis et<text:line-break/>augmentis eorundem conveniens jam relata est. Caeterum</text:span></text:span></text:p>
      <text:p text:style-name="P3"><text:span text:style-name="Default_20_Paragraph_20_Font"><text:span text:style-name="T15">ad induratas inflammationes, quum jam praeterierit vigor<text:line-break/>et nihil ampli usi influxerit, venerit autem tempus discum<text:line-break/>fiendi , admiscere convenit ad stomaticum medicamentum<text:line-break/>aliqua discussoriorum. Talia autem sunt spuma nitri et ipsum<text:line-break/>nitrum molle, Adaeque petrae flos et sulsur vivum. Sussin<text:line-break/>cit porro ad praedictam medii medicamenti commensura-<text:line-break/>tionem admisceri nitri quidem unciam dimidiam, sulfuris<text:line-break/>autem uncias duas. Quod fi neque sic praeparatum habeas<text:line-break/>ipsum, neque praesto fit tibi nitrum aut sulfur aut Asiae<text:line-break/>petrae flos, origanum in sapa, quam nostri omnes hepsema<text:line-break/>vocant, fervefacito stomaticumque medicamentum addito ac<text:line-break/>gargarissare jubeto. Si vero neque sapa adsit, in aqua mussa<text:line-break/>origanum coquito. NihiI autem refert etiam, si hyflopum<text:line-break/>conjicias pro origano aut pulegium aut thymum aut thym-<text:line-break/>bram aut calaminthen aut mentham odoratam, quam ve-<text:line-break/>teres hedyosmon appellant. At vero in vigore inflamma-<text:line-break/>tionum non solum nihil ex ejusmodi medicamentis adhibere<text:line-break/>oportet, sed etiam contrarium totum, atque raro quidem</text:span></text:span></text:p>
      <text:p text:style-name="P3"><text:span text:style-name="Default_20_Paragraph_20_Font"><text:span text:style-name="T15">stomaticis medicamentis uti, collusionibus autem et garga-<text:line-break/>rismis mitigaturus concoquere inflammationem, cujus gene-<text:line-break/>ris est decoctum pinguium caricarum et oleum lentiscinum<text:line-break/>in duplo vase tepefactum. Quin et ipsum stomaticum me-<text:line-break/>dicamentum in vigoribus gargarissare convenit, aqua mussa<text:line-break/>dilutiore permixtum aut caIida sapa, quae si non adsint,<text:line-break/>aqua calida. Praevalere enim oportet tunc mitigatorium<text:line-break/>et concoctorium institutum, velut in declinationibus discus-<text:line-break/>serium, quod ex validioribus constat medicamentis. Porro<text:line-break/>meum medicamentum ex succo nucum omnium aliorum esse<text:line-break/>validissimum opere experti estis, ad vos enim sodaIeS lo-<text:line-break/>quor, in quorum gratiam maxime ad hanc tractationem<text:line-break/>progressus sum. Quod vero etiam omnium vilissimum et<text:line-break/>paratissimum sit nemo ignorat, proiiciunt enim hortuIani<text:line-break/>viridium nucum cortices, ubi ipsas decorticarunt , ut vel<text:line-break/>maximos corbes nobis explere liceat gratis. Mel igitur so-<text:line-break/>lum ut pauperibus medicis, nam et illis oporteat nos ea</text:span></text:span></text:p>
      <text:p text:style-name="P3"><text:span text:style-name="Default_20_Paragraph_20_Font"><text:span text:style-name="T15">quae narramus Communicare, deficit, quum ejus fuerit pe-<text:line-break/>nmia, nihil vero aliud nisi quis ultro adeo velit. Saepe<text:line-break/>enim hoc modo consectum medicamentum nihilo deterius<text:line-break/>apparuit eo, quod ex moris constat, in quod tum crocum<text:line-break/>tum myrrham indebamus. Quin etiam si alumen ipsi addere<text:line-break/>velimus, non est necesse scissum injicere. Sufficienter enim<text:line-break/>astringit etiam liquidum, quod aliqui phorimon appellant,<text:line-break/>quod vilis pretii et maxime parabile in omnibus regionibus<text:line-break/>existit, tenuitate tamen partium a scisso deficit et ob id<text:line-break/>etiam minus efficax est. At vero si hortulanus aliquis aut<text:line-break/>rusticus hoc medicamentum sibi praeparare velit, habuerit<text:line-break/>gratis quoS conjiciat cytinos aridos contusos et cribratos,<text:line-break/>nominantur autem sic primogenita punica. Quo tempore<text:line-break/>enim arbor florere definit, fructus ipsius apparet figuratus<text:line-break/>in speciem punici mali, quem ablatum et resiccatum asser-<text:line-break/>vare licet ad tempus fructus nucum. In sine enim veris<text:line-break/></text:span></text:span>cytini generantur, desinente autem aestate ad perfectionem</text:p>
      <text:p text:style-name="P3"><text:span text:style-name="Default_20_Paragraph_20_Font"><text:span text:style-name="T15">veniunt nuces. Quin et in terram decidunt multi cytini aut<text:line-break/>a vento decussi aut alio quopiam modo, quos collectos sic-<text:line-break/>care licet, ut neque llac parte egenos medicos quicquam<text:line-break/>impendere opus sit. Nostis autem acidorum et acerborum<text:line-break/>punitorum, quorum fructus parum abest ut efitari nequeat,<text:line-break/>cytinus meliores esse, quare etiam fi ex arboribus eos avel-<text:line-break/>las, aut nemo penitus te prohibebit aut certe vilissimum<text:line-break/>pretium sibi dari pro eis postulabit. Caeterum balaustium<text:line-break/>appellatum penitus cibis non convenit, et si quis colligere<text:line-break/>id velit, quemadmodum origanum et thymbram ac tlly-<text:line-break/>mum atque alia hujusmodi gratis licebit. Itaque si balau-<text:line-break/>stium velit quis crudum tusum ac cribratum iniicere juxta<text:line-break/>proportionem, quam antea dixi, pari omphacio pondere<text:line-break/>utile medicamentum esslciet. At vero et cortices punitorum<text:line-break/>malorum valde parabiles resi sunt, astringendi vim fulsi,.-<text:line-break/>densissimam habentes et qui ad praedicta statim in prin-<text:line-break/>cipio coniici queant. Optimum autem medicamentum red-<text:line-break/>detur, si juxta id tempus, quo panica nondum perfecte lllst</text:span></text:span><text:span text:style-name="Default_20_Paragraph_20_Font"><text:span text:style-name="T8">r</text:span></text:span></text:p>
      <text:p text:style-name="P3"><text:span text:style-name="Default_20_Paragraph_20_Font"><text:span text:style-name="T15">tura sunt, non tamen longe a perfectione absunt, eos cor-<text:line-break/>tices detractos conieceris, atque id statim in principio co-<text:line-break/>ctionisi succi. Oportet autem prius in mortario tundere,<text:line-break/>quo ipsorum vis universa citius in medicamentum quod<text:line-break/>paras diffundatur.</text:span></text:span></text:p>
      <text:h text:style-name="Heading_20_2" text:outline-level="2"><text:span text:style-name="Default_20_Paragraph_20_Font">Cap. IV. </text:span></text:h>
      <text:p text:style-name="P30"><text:span text:style-name="Default_20_Paragraph_20_Font"><text:span text:style-name="T15">[</text:span></text:span><text:span text:style-name="Default_20_Paragraph_20_Font"><text:span text:style-name="T1">De confectio ne.medicamenti ex malis p u-<text:line-break/>nicis et malis aliisque stomatic</text:span></text:span><text:span text:style-name="Default_20_Paragraph_20_Font"><text:span text:style-name="T15">e.] Quum vero tres sint<text:line-break/>punicorum malorum differentiae, aliqua enim ipsorum sunt<text:line-break/>austera, aliqua vero dulcia et quaedam acida, si quidem sola<text:line-break/>austera injicias, magis astringens medicamentum reddetur,<text:line-break/>si vero dulcia, suavis, quemadmodum sane sorbus fiet, si<text:line-break/>acida tantum indas. Ego autem consuevi par pondus unius-<text:line-break/>cujusque generiS admiscere. Nam et alias ipsa sola matura<text:line-break/>punica mala integra una cum corticibuS tundo, deinde suc-<text:line-break/>cum exprimo ac cum melle coquo, et non solum stomati-<text:line-break/>cum medicamentum ori commodum habeo, sed et ad multa<text:line-break/>alia utile, veluti rursus dicetur. Atque fit hic succus ad<text:line-break/>omnia praestantior ex tribus punicorum speciebus aut ge-</text:span></text:span></text:p>
      <text:p text:style-name="P3"><text:span text:style-name="Default_20_Paragraph_20_Font"><text:span text:style-name="T15">neribuS aut differentiis aut quomodocunque quisi appellare<text:line-break/>velit. Miscemus autem et ruborum linctus, quos aliqui qui-<text:line-break/>dem a planta denominant rubina appellantes, aliqui autem<text:line-break/>composita appellatione mora appellant, apponentesi quae a<text:line-break/>rubis producuntur. Ex quibus sane succusi similiter succo<text:line-break/>mororum praeparatus, meliusi illo medicamentum redditur,<text:line-break/>sed minus validum eo, quod ex nucum succo paratur. Quin<text:line-break/>et malorum cotoneorunl et pyrorum silvestrium ac mespi-<text:line-break/>lorum succus fimiliter praeparatus, stomaticum medicamen-<text:line-break/>tum edicitur devorarique aptum, quum hoc quod ex nu-<text:line-break/>cibus constat devorare non liceat; quamquam enim noxium<text:line-break/>non sit, velut atramentum sutorium, tamen stomacho non est<text:line-break/>commodum. Manisestum vero quod et ex punicis constansi<text:line-break/>medicamentum aptum est sracto et cibos fastidienti stoma-<text:line-break/>ebo, deficit tamen ab eo quod ex malis constat. Innocuusi<text:line-break/>est etiam rubi mororum succusi devoratus, velut etiam ipso-<text:line-break/>sum mororum, sed succus rubi mororum llabet quid, quod<text:line-break/>stomachum corroborat, quod ipsorum mororum succus non</text:span></text:span></text:p>
      <text:p text:style-name="P3"><text:span text:style-name="Default_20_Paragraph_20_Font"><text:span text:style-name="T15">habet Porro mel his omnibus succis non eadem propor-<text:line-break/>tione indicitur. Plurimo enim nucum succus opus habet et<text:line-break/>post eum rubi mororum, modico autem malorum et puni-<text:line-break/>corum et pyrorum silvestrium, medius autem inter hos est<text:line-break/>mespilorum succus. At vero et ex cornis ac brabylis et<text:line-break/>prunis apud nos appellatis praeparantur apud nos stoma-<text:line-break/>tica medicamenta eodem modo, quem in principio de moris<text:line-break/>recensui, in quorum omnium consectione rationem quan-<text:line-break/>dam communem referam hanc. Si quidem crassius apparue-<text:line-break/>rit saccus, statim mel admifcere oportet, si vero liquidior<text:line-break/>sit saccus, praecoquatur. Suscipit autem pyrorum ac malo-<text:line-break/>rum succus, amplius vero etiam plurimorum fructuum pa-<text:line-break/>rem sibi ipfis mensuram mellis, fuccus vero eorum quae<text:line-break/>multum acerba sunt, velut est corni fructus, aliquando du-<text:line-break/>plum, aliquando triplum mellis assumit. Omnia igitur haec<text:line-break/>citra noxam devorantur, si vero atramentum sutorium ad-<text:line-break/>mixtum sit, non valde deglutire oportet confectum medi-<text:line-break/>camentum, praeterquam si juxta stomachum aut alvum ul-</text:span></text:span></text:p>
      <text:p text:style-name="P3"><text:span text:style-name="Default_20_Paragraph_20_Font"><text:span text:style-name="T15">cerosam affectionem fieri suspicemur. Quin et si in ipso ore<text:line-break/>maligna ulcera fiant, praestant ex atramento sutorio medi-<text:line-break/>camenta. Sufficit autem drachma ad praedictam compofi-<text:line-break/>tionem admixta, in quam unam mellis libram coniici est<text:line-break/>relatum, sed et plus quandoque recte iniicitur ad ulcera<text:line-break/>putrefacta. Singula porro quae dixi, iniicere licet aliquando<text:line-break/>et musto uvarum austera ru m , quas Amimaeas appellant.<text:line-break/>Praestat autem ultimum mustum in hunc usum, quod enim<text:line-break/>in principio fluit, liquidius est et aquosius. lnjicienda vero<text:line-break/>sunt ex praedictis medicamentis acerbiora, quemadmodum<text:line-break/>saepe vidistis me aut punica mala aut balaustium aut Cyli-<text:line-break/>nos aut Aegyptiae spinae fructum aut corna aut aliud quid<text:line-break/>ex hujuscemodi astringentibus admiscere. Maxime vero<text:line-break/>aptus est rllus , sive masculino sive muliebri genere ipsum<text:line-break/>velis nominare. Est autem duplex, alter obsoniis aspergitur<text:line-break/>stomacho commodus, alter a unctoribus coriorum expetitur.<text:line-break/>Uterque vero musto incoctus stomaticum esslcit medicamen-<text:line-break/>tum, cui admiscere licet etiam alia juxta eandem propor-</text:span></text:span></text:p>
      <text:p text:style-name="P3"><text:span text:style-name="Default_20_Paragraph_20_Font"><text:span text:style-name="T15">tionem velut in eo, quod ex moris constat reIatum est.</text:span></text:span> At<text:line-break/><text:span text:style-name="Default_20_Paragraph_20_Font"><text:span text:style-name="T15">vero citra mestis mixturam mustum solum per se in mes-<text:line-break/>sis compagem redactum, exemptis etiam quae alias indun-<text:line-break/>tur, bonum fit medicamentum in principiis, augmentis et vi-<text:line-break/>goribus, ad declinationes autem li taedas addideris pingues<text:line-break/>aut etiam in tenuia frustula contusas et fractas, easdem una<text:line-break/>cum rhoe in mustum con</text:span></text:span><text:span text:style-name="Default_20_Paragraph_20_Font"><text:span text:style-name="T1">i</text:span></text:span><text:span text:style-name="Default_20_Paragraph_20_Font"><text:span text:style-name="T15">eceris, deindeque interposita una<text:line-break/>die coxeris, donec suam ipsorum quati tatem in ipsum mu-<text:line-break/>stulll transmittant. Tunc enim taedas quidem eximere ac<text:line-break/>proiicere oportet, mustum vero usque ad aptam compagem<text:line-break/>coquere, quo videlicet illiniri commode possit. Quaecunque<text:line-break/>autem prius ex astringentibus injici dixi in id quod ex nu-<text:line-break/>cibus praeparatur medicamentum, ea omnia etiam accipienda<text:line-break/>sunt; recte in mustum addi. Quod si vero pretiosius effi-<text:line-break/>cere medicamentum velis, injicies etiam casiae corticem aut<text:line-break/>nardum Indicam aut malabathri solium, aeque enim ut pau.e<text:line-break/>peribus, sic etiam divitibus nos medicamenta scribere opor-<text:line-break/>tet. Eadem etiam praedictis stomaticis medicamentis miscen-</text:span></text:span></text:p>
      <text:p text:style-name="P3"><text:span text:style-name="Default_20_Paragraph_20_Font"><text:span text:style-name="T15">tur. Susficit autem drachma una singulorum ex. hisi tribus<text:line-break/>ad tantam medicamenti symmetriam ac commensurationem,<text:line-break/>juxta quam libra mellis una coniicitur. Nihil vero laesa-<text:line-break/>risi, si ad singulas drachmas adhuc dimidiam apponas, ut<text:line-break/>in totum quatuor drachmae et dimidia fiant. Caeterum ad<text:line-break/>induratas inflammationes coniiciuntur, quae generosius dis-<text:line-break/>cutere possunt, tusa videlicet et cribrata. Tesnpus autem<text:line-break/>indendi ipsa non est principium, sed ubi prope perfecte<text:line-break/>coctum suerit medicamentum aut etiam penitus coctum, olla<text:line-break/>jam in terram deposita. Sunt autem Ilaec, costus, amomum<text:line-break/>et quod macer appellatur, nominatur autem sic cortex qur-<text:line-break/>dam aromaticus, qui ex India affertur multum calesaciens<text:line-break/>et astringens. Quin et Cyrenaicus succus ad discutiendas in-<text:line-break/>duratas inflammationes aptus est, quemadmodum etiam Me-<text:line-break/>dicus aut aliquis eorum, qui postea celebres facti sunt. Pau-<text:line-break/>peribas porro pro sumptuosis discu storiis medicamentis aut<text:line-break/>dictamnum aut acorum aut meon aut pyrethrum aut car-<text:line-break/>d amomi quppiam et sinapi aequale inliciendam censeo, ita</text:span></text:span></text:p>
      <text:p text:style-name="P3"><text:span text:style-name="Default_20_Paragraph_20_Font"><text:span text:style-name="T15">ut ad trium drachmarum pondus, eorum mixtorum moles<text:line-break/>perveniat ad praedictam in principio stomaticorum medi-<text:line-break/>camentorum fymmetriam, in qua mellis libra habebatur. Si<text:line-break/>vero quatuor aut quinque drachmarum pondus ex his ex--<text:line-break/>plere velis, magis discussorium medicamentum habebis.<text:line-break/>Semper enim pro constitutionis affectuum proportione au-<text:line-break/>geri ac minui medicamentorum vehementiam oportet.</text:span></text:span></text:p>
      <text:h text:style-name="Heading_20_2" text:outline-level="2"><text:span text:style-name="Default_20_Paragraph_20_Font">Cap. V. </text:span></text:h>
      <text:p text:style-name="P30"><text:span text:style-name="Default_20_Paragraph_20_Font"><text:span text:style-name="T15">[</text:span></text:span><text:span text:style-name="Default_20_Paragraph_20_Font"><text:span text:style-name="T1">De confectione medicamenti ex musto, in<text:line-break/>quo etiam parabilia divolsa</text:span></text:span><text:span text:style-name="Default_20_Paragraph_20_Font"><text:span text:style-name="T15">.] In medicamento ex musto ad<text:line-break/>decem musti heminas tres injicimusi heminasi rhoisi coria-<text:line-break/>Piorum aut ejus, qui obfoniis inspergitur, si vero utrum-<text:line-break/>que injicimusi, utriusque unam et dimidiam aut paulo plus<text:line-break/>sumimus , juxta proportionem vero etiam ex discussoris<text:line-break/>cuiuscumque quidem suppetat facultas. Quod si unum tan-<text:line-break/>tum habeamus astringendi vim habens, quod in principio<text:line-break/>in</text:span></text:span><text:span text:style-name="Default_20_Paragraph_20_Font"><text:span text:style-name="T1">i</text:span></text:span><text:span text:style-name="Default_20_Paragraph_20_Font"><text:span text:style-name="T15">iciamus, aut unum saltem discuflorium, quod juxta finem<text:line-break/>instamus, ex illo totum pondus immittimus, quod ex omni-<text:line-break/>bus alias conflaretur. Quae igitur dicta sunt in medica-<text:line-break/>mentum ex nucibus conficienda, ea omnia etiam in medi-</text:span></text:span></text:p>
      <text:p text:style-name="P3"><text:span text:style-name="Default_20_Paragraph_20_Font"><text:span text:style-name="T15">Ramentum ex musto indantur. Quin et quae istic non di-<text:line-break/>cta sunt, amplius iniicere licet, velut gallam omphacitin<text:line-break/>appellatam aut extremitates mollis rubi aut rubi canini et<text:line-break/>corni, cujus etiam fructum diximus iniici oportere, velut<text:line-break/>etiam pruna et myrti baccas et fructum myricae ac spinae<text:line-break/>Aegyptiae fructum, omnisque astringentia praeterea , qua<text:line-break/>venenatam vim habent, ne videlicet devorata laedant.<text:line-break/>Omnia porro stomatica medicamenta quomodocunque pa-<text:line-break/>rata juxta propria tempora opportuna accommoda fiunt.<text:line-break/>Si quidem enim austeriora fiant, in principiis et vehemens<text:line-break/>tibus influxionibus conveniunt, si vero moderatiora, in vi-<text:line-break/>goribus, si autem magis discussoria vi praedita, in declina-<text:line-break/>tionibus. Quare etiam si non ipsi praeparaverimus quid,<text:line-break/>neque symmetriam injectorum noverimus, sed tantum ipsum<text:line-break/>compositum medicamentum gustaverimus, cognoscemus quo-<text:line-break/>modo eo fit utendum. Haec igitur si memoria conservabo<text:line-break/>tis, quando necessitate aliquando urgente eorum, quae pr.<text:line-break/>perimente constant medicamentorum copia non sit ex pa-</text:span></text:span></text:p>
      <text:p text:style-name="P3"><text:span text:style-name="Default_20_Paragraph_20_Font"><text:span text:style-name="T15">rabili illius loci materia, vos ipsi ex tempore aptum medi--<text:line-break/>camentum componere poteritis. Non solum autem in hanc<text:line-break/>rem utiliS suerit praedictorum memoria, sed etiam ad jam<text:line-break/>inventorum convenientem usum. Si enim in ipsis astlingen-.<text:line-break/>gentem qualitatem praevalere inveneritis, in principiis cisi<text:line-break/>utemini,. si vero mitigatoriam et laxatoriam ac concocto-,<text:line-break/>riam , in doloribus et vigoribus inflammationum , si vero<text:line-break/>obduratum quippiam et aegre solubile inflammationis relin-<text:line-break/>quatur, in declinationibus. Eodem modo etiam in mediis<text:line-break/>temporibus, media relatorum medicamentorum offeretis me-<text:line-break/>dicamenta, a repulsoriis ad discusseris paulatim transeundo,<text:line-break/>atque si unum duntaxat vobis praesto sit medicamentum,<text:line-break/>id ipsum per aquae simpliciS mixturam exolventes et per<text:line-break/>additionem parabilium intentius reddentes. Sunt autem pa-<text:line-break/>rabilia ex astringentibuS rosae, myrti baccae et myrtusi et<text:line-break/>lentiscus et rubus caninus et galla omphacitis appellata </text:span></text:span>et<text:line-break/><text:span text:style-name="Default_20_Paragraph_20_Font"><text:span text:style-name="T15">Aegyptiae spinae fructus, omniaqne aluminis genera. Post</text:span></text:span></text:p>
      <text:p text:style-name="P3"><text:span text:style-name="Default_20_Paragraph_20_Font"><text:span text:style-name="T15">haec parabilia sunt rhus culinarius et coriarius et succus,<text:line-break/>qui ex Syria affertur^ atque hic quidem per se admiscetur,<text:line-break/>culinarius autem et coriarius rhus aqua prius decocti uti-<text:line-break/>les mixturae fiunt. Est autem glaucium ex palpabilibus et<text:line-break/>omphacium et cytini et balausti^. Ex discussionis autem pa-<text:line-break/>rabilia moderata sunt caricarum et furfurum decoctum, et<text:line-break/>aqua mulsa , in qua origanum aut hyssopum aut thymus<text:line-break/>aut calamintha aut pulegium aut mentha odora, quam he-<text:line-break/>dyosmum vocant, sint incocta. Fortiora autem sunt etiam<text:line-break/>haec si diutius coquantur, amplius autem et nitri spuma<text:line-break/>aut ipsum adeo nitrum ustum, fortius vero his est sulsur<text:line-break/>vivum.</text:span></text:span></text:p>
      <text:h text:style-name="Heading_20_2" text:outline-level="2"><text:span text:style-name="Default_20_Paragraph_20_Font">Cap. VI.</text:span></text:h>
      <text:p text:style-name="P30"><text:span text:style-name="Default_20_Paragraph_20_Font"><text:span text:style-name="T15"><text:s/>[</text:span></text:span><text:span text:style-name="Default_20_Paragraph_20_Font"><text:span text:style-name="T1">Stomaticorum medicamentorum compositio,<text:line-break/>in quibus etiam quae ex moris constat Perae</text:span></text:span><text:span text:style-name="Default_20_Paragraph_20_Font"><text:span text:style-name="T15">.] Proprie qui-<text:line-break/>dem stomatica appellantur quae ad uvas, tonsillas ac omnes<text:line-break/>quae in ore fiunt derepente inflammationes conveniunt,<text:line-break/>componuntur autem per praedictam materiam, ex qua sane</text:span></text:span></text:p>
      <text:p text:style-name="P3"><text:span text:style-name="Default_20_Paragraph_20_Font"><text:span text:style-name="T15">multae particulares compositiones a medicis sunt confectae.<text:line-break/>Ego vero etiam hic celebrium tantum mentionem faciam.</text:span></text:span></text:p>
      <text:p text:style-name="P1"><text:span text:style-name="Default_20_Paragraph_20_Font"><text:span text:style-name="T15">[C</text:span></text:span><text:span text:style-name="Default_20_Paragraph_20_Font"><text:span text:style-name="T1">ompositio medicamenti ex moris Juxta Peram.]<text:line-break/></text:span></text:span><text:span text:style-name="Default_20_Paragraph_20_Font"><text:span text:style-name="T15">Medicamentum ex moris stomaticum, faciens ad tonsillas et<text:line-break/>uvas atque afias in ore inflammationes tum illitum tum<text:line-break/>gargarissatum, veIut praedictum est. .Praeparat autem ipsum<text:line-break/>Heras hoc modo. ♃ Succi mororum heminas vj , ad stri-<text:line-break/>gmentitiam spissitudinem coquito, deinde tritas croci Ʒ j,<text:line-break/>myrrhae Ʒ ij, omphacii Ʒ j, aluminis scissi obolos iij, mel-<text:line-break/>lis heminam unam addito. Ipse autem Heras se etiam aliter<text:line-break/>praeparare ipsum ait hoc modo, ut croci drachma dimidia<text:line-break/>iniiciatur et passi hemina una et vini maris expertis au-<text:line-break/>fleri hemina una. Coctio autem fit usque ad compagem<text:line-break/>melleam.</text:span></text:span></text:p>
      <text:p text:style-name="P1"><text:span text:style-name="Default_20_Paragraph_20_Font"><text:span text:style-name="T1">[Andromacsii descriptio medicamenti ex moris.]</text:span></text:span><text:span text:style-name="Default_20_Paragraph_20_Font"><text:span text:style-name="T15"> An-<text:line-break/>dromachus autem de medicamento ex moris in haec verba<text:line-break/>scripsit, succi mororum heminas vj .accipito et in ipsum<text:line-break/>gallas v conjicito, radicis autem dulcis Ʒ xx, vini Chii</text:span></text:span></text:p>
      <text:p text:style-name="P3"><text:span text:style-name="Default_20_Paragraph_20_Font"><text:span text:style-name="T15">heminam j et insolata aut coquito, deinde ubi coactum et<text:line-break/>spissatum suerit medicamentum, radices tollito ac projicito,<text:line-break/>gallas autem tritas admisceto et myrrhae Ʒ j, croci S I. alos<text:line-break/>minis fcissi Ʒ j, omphacii Ʒ ij, quidam autem aluminis Ʒ ij,<text:line-break/>mellis Attici heminam unam. Manifestum autem est, quod<text:line-break/>hoc medicamentum magis astrictorium est, quam praesepi-<text:line-break/>ptum, maxime si alumen adsumat. Sufficientes enim erant<text:line-break/>gallae et omphacium, ut multum astringens redderent me--<text:line-break/>dicamentum, verum ubi alumen amplius additur, plurimum<text:line-break/>in ipso amictoria vis augetur. Recte tamen in ejus Conse--<text:line-break/>ctionem admixta est dulcis radix, quae exasperata lenit et<text:line-break/>propterea asperitatem ex astringentibus inductam lenire po-<text:line-break/>teth Caeterum pro mororum succo coniicitur etiam moro-<text:line-break/>rum rubi succus, aliis quomodocunque velis appositis, sive<text:line-break/>ut Heras sive ut Andromachus scripsit. Relatum autem a<text:line-break/>me antea est, quomodo liceat ipsum variare per eorum,<text:line-break/>quae adjiciuntur admixtionem. Dictum est etiam quod per<text:line-break/>succum nucum componi queat hoc medicamentum, reliquis</text:span></text:span></text:p>
      <text:p text:style-name="P3">eodem modo insectis. Quin et per punicorum malorum<text:line-break/>succum similiter praeparatur tum succo solo cum melle<text:line-break/>praeparato tum jam dictis insectis, Sic vero et rubi fructus<text:line-break/>cum melle confectus sufficienter astringens fit medicamen-<text:line-break/>tum, quemadmodum sane et quod ex nucum succo paratur,<text:line-break/>vetuli prius est dictum. At vero etiam varia compositione<text:line-break/>medicamenta ex punicorum succo a medicis conscripta sunt,<text:line-break/>velut etiam ab Andromacho his verbis,.</text:p>
      <text:p text:style-name="P1"><text:span text:style-name="Default_20_Paragraph_20_Font"><text:span text:style-name="T1">[Andromoohi stomatic</text:span></text:span>en <text:span text:style-name="Default_20_Paragraph_20_Font"><text:span text:style-name="T1">ex malis panicis.]</text:span></text:span> Puni-<text:line-break/>corum dulcium nuCleis Carentium partes ij et acidorum<text:line-break/>partem j, succi in aeneum vas congii mensuram exprimito,<text:line-break/>deinde excolattIm ad lentum ignem ad tertias coquito. Sint<text:line-break/>autem Levigatae myrrhae Amineae Ʒ viij, crocomagmatis<text:line-break/>Ʒ viij, omphacii Ʒ viij, Illyridis Ʒ viij, aluminis Ʒ iv, gallae<text:line-break/>Ʒ viij, ubi solveris, haec per liquoris affufionem laevigato<text:line-break/>et ad melleam spissitudinem coquito, rursus per prosectio-<text:line-break/>nem in pilam laevigato, ac utitor quandoque cum melle,<text:line-break/>quandoque sincero<text:span text:style-name="Default_20_Paragraph_20_Font"><text:span text:style-name="T1">s</text:span></text:span> Hic non simul coquit mel cum puniso</text:p>
      <text:p text:style-name="P3"><text:span text:style-name="Default_20_Paragraph_20_Font"><text:span text:style-name="T15">Corum malorum succo, sed postea quum paratum est, du-<text:line-break/>pliciter medicarnento uti jubet, aliquando quidem sincero,<text:line-break/>ad inflammationes videlicet astrictionis indigas, aliquando<text:line-break/>vero cum melle, quum discussione indigent. Multitudinem<text:line-break/>autem succi congium esse jubet, hoc est sextarios sex Bo-<text:line-break/>manos. Quum enim Romae medicinam fecerit, semper ejus<text:line-break/>urbis mensuris utitur. InjiCit autem in ipsum myrrham </text:span></text:span>et<text:line-break/><text:span text:style-name="Default_20_Paragraph_20_Font"><text:span text:style-name="T15">crocomagma et gallam et iridem lllyricam, ipsam enim ll-<text:line-break/>lylida appellare solet, amplius autem ad haec omphacium,<text:line-break/>omnium quinque numero, singulorum ℥ j, octo enim drach-<text:line-break/>tuae unciam efficiunt, ex alumine vero scisso une. dimi-<text:line-break/>diam. Scripsit porro deinceps Andromachus etiam id, quod<text:line-break/>ex musto fit stomaticum, sic in haec verba.</text:span></text:span></text:p>
      <text:p text:style-name="P1"><text:span text:style-name="Default_20_Paragraph_20_Font"><text:span text:style-name="T1">[Andromaclli stomaticum ex musto, quo utor.] ♃<text:line-break/></text:span></text:span><text:span text:style-name="Default_20_Paragraph_20_Font"><text:span text:style-name="T15">Gallas triginta, rhois coriarii sextarios ij, musti sextarios<text:line-break/>vj, gallas confractas cum rhoe per diem et noctem in musto<text:line-break/>macerato, deinde coquito, donec ex toto quarta pars super-</text:span></text:span></text:p>
      <text:p text:style-name="P3"><text:span text:style-name="Default_20_Paragraph_20_Font"><text:span text:style-name="T15">sit, et per linteolum colato, exprimito et in olla ad mellisi<text:line-break/>crassitudinem spissam, deinde trita addito, aluminis spissi<text:line-break/>Ʒ j, croci Ʒ j, myrrhae Ʒ j, permixta reponito, at</text:span></text:span><text:span text:style-name="Default_20_Paragraph_20_Font"><text:span text:style-name="T1">l</text:span></text:span><text:span text:style-name="Default_20_Paragraph_20_Font"><text:span text:style-name="T15">jue uti-<text:line-break/>Ior. De musto nihil manifeste retulit, exi quali uva ipsum<text:line-break/>sumi velit, num ea quae austerum vinum fundit, an quae<text:line-break/>dulce, an quae medium, Nos igitur nosse oportet, quod me-<text:line-break/>dicamentum ex dulci consectum magis mitigatorium et mo-<text:line-break/>deratum erit ac minus elficax. In quibus autem opus est<text:line-break/>uti vehementiore astrictione, id quod ev acerbis vinis Iie-<text:line-break/>ret, vehementius quidem astringit leniendi autem vim non<text:line-break/>habet. Palam est autem ex medio vino paratum etiam<text:line-break/>mediam facultatem habere.</text:span></text:span></text:p>
      <text:p text:style-name="P1"><text:span text:style-name="Default_20_Paragraph_20_Font"><text:span text:style-name="T1">[Crdonis stoma</text:span></text:span><text:span text:style-name="Default_20_Paragraph_20_Font"><text:span text:style-name="T15">ch</text:span></text:span><text:span text:style-name="Default_20_Paragraph_20_Font"><text:span text:style-name="T1">um ex malis panicis.]</text:span></text:span><text:span text:style-name="Default_20_Paragraph_20_Font"><text:span text:style-name="T15"> Crito medi-<text:line-break/>rumentum ex succo punicorum his verbis descripsit. </text:span></text:span><text:span text:style-name="Default_20_Paragraph_20_Font"><text:span text:style-name="T1">Sto--<text:line-break/>mancum ex punici</text:span></text:span><text:span text:style-name="Default_20_Paragraph_20_Font"><text:span text:style-name="T15">a </text:span></text:span><text:span text:style-name="Default_20_Paragraph_20_Font"><text:span text:style-name="T1">ad ulcera et aphthas oris</text:span></text:span><text:span text:style-name="Default_20_Paragraph_20_Font"><text:span text:style-name="T15">. ♃ Succi<text:line-break/>punicorum dulcium heminas sex, in aereo vase ad tertias<text:line-break/>coquito, deinde cinnamomi Ʒ j, cassiae ^j. myrrhae Ʒ j,<text:line-break/>omphacii obolos tres, croCi obolos tres, nardi Indicae obo-</text:span></text:span></text:p>
      <text:p text:style-name="P3">los iiij, terito eisque mellis heminam j admisceto, atque <text:span text:style-name="Default_20_Paragraph_20_Font"><text:span text:style-name="T15">ita<text:line-break/></text:span></text:span>adinsuso succo ad lentum ignem moveto , ac donec spisse-<text:line-break/>tur coquito ac utitor. Scribit autem et aliam compositio-<text:line-break/>nem medicamenti ex punicia huju<text:span text:style-name="Default_20_Paragraph_20_Font"><text:span text:style-name="T1">s</text:span></text:span>modi, ♃ Malorum puni-<text:line-break/>corum dulcium una cum corticibu<text:span text:style-name="Default_20_Paragraph_20_Font"><text:span text:style-name="T1">s</text:span></text:span> tusorum ac expresso-<text:line-break/>rum sextarios vj, mellis boni sextarium j, in ollam conlecta<text:line-break/>coquito ad spissitudinem mellis, deinde aluminis scissi ℥ j,<text:line-break/>myrhae ℥ ẞ, terito, addito ac mixtis utitor. Magis astrin-<text:line-break/>gens scripsit certe hoc medicamentum Crsto quam praeco-<text:line-break/>dens, stidicule igitur quidam faciunt interrogantes, utrum<text:line-break/>ipsorum altero melius sit, alterutrum enim in proprio tem-<text:line-break/>pore altero melius est, atque hoc quidem posterius ad ea,<text:line-break/>quae vehementi astrictione indigent, ad ea vero, quae dis-<text:line-break/>culfione, prius, maxime quum et cinnamomum iniecerit in<text:line-break/>ipsum, discussorium medicamentum. Scripsit autem et ex<text:line-break/>musto medicamentum Urito hoc modo.</text:p>
      <text:p text:style-name="P1"><text:span text:style-name="Default_20_Paragraph_20_Font"><text:span text:style-name="T1">[ Critonis pontaticum. ex musto.] Stornaticum ex mle-<text:line-break/>sto, facit et ad aurium et sedis ulcera</text:span></text:span>. n M ussi sextarios</text:p>
      <text:p text:style-name="P3"><text:span text:style-name="Default_20_Paragraph_20_Font"><text:span text:style-name="T15">sex, ad sextarios ij, deCoquito, deinde rhoisi coriarii Ʒ iiij,<text:line-break/>alsi Ʒ ij, misceto, et gallarum Ʒ iiij, alii vero gallas triginta,<text:line-break/>Uro Ci Ʒ ij, alii Ʒ j, aluminis scissi Ʒ ij, quidam etiam myr-v<text:line-break/>rhae Ʒ j, mellis sextarium j, mixtis utitor. Multa vero alia<text:line-break/>medicamenta ex praedictis fucCisi a mustis medicis scripta<text:line-break/>sunt, juxta commensurationem variantia, quum aliqui qui-<text:line-break/>dem omnia praedicta conficiant, quidam vero auserant alius<text:line-break/>aliud, et alius plus, alius minus. In quibus, velut dixi, in-<text:line-break/>spicere oportet quid redundet, an astringens et repulsorium,<text:line-break/>aut lenitivum et concoctorium, aut discussolium , ita enim<text:line-break/>rectissime ipsis utemur. Qusire relinquam particulares eorum<text:line-break/>quae scripserunt differentias. Transibo autem ad alis<text:line-break/>dicamenta citra hos succos praeparata..</text:span></text:span></text:p>
      <text:p text:style-name="P1"><text:span text:style-name="Default_20_Paragraph_20_Font"><text:span text:style-name="T1">[Stomati</text:span></text:span><text:span text:style-name="Default_20_Paragraph_20_Font"><text:span text:style-name="T15">ce </text:span></text:span><text:span text:style-name="Default_20_Paragraph_20_Font"><text:span text:style-name="T1">medicamenta citra succos composta ex<text:line-break/>aceto et gallis.]</text:span></text:span><text:span text:style-name="Default_20_Paragraph_20_Font"><text:span text:style-name="T15"> Stomaticmm, medicamentum scripsit tum<text:line-break/>Andromachus tum Urito, eandem habens symmetriam. Sus-</text:span></text:span></text:p>
      <text:p text:style-name="P3"><text:span text:style-name="Default_20_Paragraph_20_Font"><text:span text:style-name="T15">ficiet itaque descriptionem Andromachi referre hoc modo<text:line-break/>habentem his verbis. </text:span></text:span><text:span text:style-name="Default_20_Paragraph_20_Font"><text:span text:style-name="T1">Stomati</text:span></text:span><text:span text:style-name="Default_20_Paragraph_20_Font"><text:span text:style-name="T15">d</text:span></text:span><text:span text:style-name="Default_20_Paragraph_20_Font"><text:span text:style-name="T1">um Artstoclis ad anginas<text:line-break/>et reliquas in ore assectiones. Piae et Antipater usas est.<text:line-break/></text:span></text:span><text:span text:style-name="Default_20_Paragraph_20_Font"><text:span text:style-name="T15">♃ Gallas numero xxx, aceti albi sesquicyathum, alii cya-<text:line-break/>Illos ix, myrrhae Ʒ viij, nardi Indicae Ʒ j , rhois culinarii<text:line-break/>sesquicyathum, alii cyathos ix, aluminis scisti Ʒj, piperis<text:line-break/>grana viginti, mellis Attici cyathos ij , alii sesquicyathum.<text:line-break/>Coquuntur gallae in aceto donec flaccescant, deinde tritae<text:line-break/>melli miscentur tempore usus. Quidam etiam seminis man-<text:line-break/>dragorae ℥ j addunt. Haec quidem Andromachus scripsit.<text:line-break/>fortassis autem dubitaverit quispiam, propter quid, quum<text:line-break/>scripsisset aceti sesquicyathum, mox ascripserit, alii cyathos<text:line-break/>IX, multum enim mensura altera alteram excedit, quem-<text:line-break/>admodum etiam rursus quum ait, rhois culinarii sesquicya^<text:line-break/>thum, alii cyathos ix. Sigillatim itaque utrumque expenlum<text:line-break/>dubitationem affert , si veri^ inter se complicentur, conve-<text:line-break/>nienter scripta sunt. Si etenim cyathos ix injecerimus, in-</text:span></text:span></text:p>
      <text:p text:style-name="P3">jiciemus etiam rhois culinarii eosdem ix cyathos , si vero<text:line-break/>aceti sesquicyathum , sufficiet etiam rhois culinarii sesqui-<text:line-break/>cyathus. Quare in medicamento plus aceti habente diutur-<text:line-break/>nior coctio facienda est, in minus habenae brevior, praestat<text:line-break/>autem diutius fieri coctionem, ita enim gallae molles red-<text:line-break/>dentur. Conspicuum vero est, generosum esse hoc medica-<text:line-break/>ment.um ex contrariis compositum ; gallae enim et acetum<text:line-break/>et rhus magis astringentia sunt et maxime repellunt, valde<text:line-break/>autem discussorium est piper, sed mixtae sacultatis est nar-<text:line-break/>dus. Myrrha vero discussoriam habet Vim, sed et lenem ac<text:line-break/>mitigatorium una Gum hoc, quod etiam concoquit. Discus-<text:line-break/>soriae facultatis est etiam mel, fed citra mordacitatem earum<text:line-break/>affectionum, quae in ore fiunt, quum in oculis mordax<text:line-break/>existat. Verum de aceti Viribus jam saepe mentionem feci-<text:line-break/>mus, quod et incidit et discutit et repellit. Album autem<text:line-break/>in descriptione addidit, ut videlicet tenuium partium indi-<text:line-break/>cet. Quidam vero tum aceti quinque cyathos , tum rhois<text:line-break/>eosdem in<text:span text:style-name="Default_20_Paragraph_20_Font"><text:span text:style-name="T1">i</text:span></text:span>iciunt, medium quodammodo apprehendente^ in-</text:p>
      <text:p text:style-name="P3"><text:span text:style-name="Default_20_Paragraph_20_Font"><text:span text:style-name="T15">ter eos, qui plurimum et qui minimum de utroque con</text:span></text:span><text:span text:style-name="Default_20_Paragraph_20_Font"><text:span text:style-name="T1">t</text:span></text:span><text:span text:style-name="Default_20_Paragraph_20_Font"><text:span text:style-name="T15">i<text:line-break/>jiciunt. Manifestum igitur est eosi medium quoque medica-<text:line-break/>mentum juxta sacultatem praeparare, quemadmodum sym-<text:line-break/>metria ipsa media existit.</text:span></text:span></text:p>
      <text:p text:style-name="P1"><text:span text:style-name="Default_20_Paragraph_20_Font"><text:span text:style-name="T1">[Stomatic</text:span></text:span><text:span text:style-name="Default_20_Paragraph_20_Font"><text:span text:style-name="T15">e </text:span></text:span><text:span text:style-name="Default_20_Paragraph_20_Font"><text:span text:style-name="T1">illiti^ ex semine rutae silvestris. Celebre<text:line-break/>est et hoc medicamentum ab An.dro</text:span></text:span><text:span text:style-name="Default_20_Paragraph_20_Font"><text:span text:style-name="T15">Y</text:span></text:span><text:span text:style-name="Default_20_Paragraph_20_Font"><text:span text:style-name="T1">naclto Itac verborum<text:line-break/>serie descriptum.] Stomatic</text:span></text:span><text:span text:style-name="Default_20_Paragraph_20_Font"><text:span text:style-name="T15">e</text:span></text:span><text:span text:style-name="Default_20_Paragraph_20_Font"><text:span text:style-name="T1">n ad anginas ex besusa, fa-<text:line-break/>ciens ad disperata quo utor. </text:span></text:span><text:span text:style-name="Default_20_Paragraph_20_Font"><text:span text:style-name="T15">Seminisi anisi, feminis apii,<text:line-break/>seminis ammii, schoenanthi, aluminis scissi, iridis IllyriCae,<text:line-break/>besasa, quod aliqui harmala vocant, cinnamomi, myrrhae<text:line-break/>troglodyticae, aristolochiae longae, singulorum ℥ j, cassiae,<text:line-break/>rosarum siccarum, utriusque ℥j, crocomagmatis^ j, costi,<text:line-break/>cineris hirundinum recentis, utriusque quadrantem, croci<text:line-break/>sesquiunciam, nardi Indicae, amomi, utriusque ℥ dimidium,<text:line-break/>gallas viij , tritis cum melle utere. Verum usus tempore<text:line-break/>tandem mel adde. Hoc ipsum medicamentum etiam Heras<text:line-break/>scripsit, ut parum absit quo minus penitus idem sit. solas<text:line-break/>enim rosas variavit, et non ipsas conficit, sed florem ipsa-</text:span></text:span></text:p>
      <text:p text:style-name="P3">rum et ad <text:span text:style-name="Default_20_Paragraph_20_Font"><text:span text:style-name="T15">finem addit, quidam etiam Casiae fulvae ℥ j.<text:line-break/></text:span></text:span>De <text:span text:style-name="Default_20_Paragraph_20_Font"><text:span text:style-name="T15">hirundinibus autem ambo obscure tradiderunt, quam-<text:line-break/>quam alii clare scripserint, nisi quod inter ipsos non con-<text:line-break/>veniL Alii enim nidum urere subent, ex stercoribus hirun-<text:line-break/>dinum maxime compositum, alii ipsas hirundines, alii ipsa-<text:line-break/>russi pullos. Hi vero obscurius scripserunt, et Androma-<text:line-break/>chus quidem, cinerisi hirundinum recentis, oportebat autem<text:line-break/>ipsum apponere ustarum, tale enim quiddam cinerisi vox<text:line-break/>significat, nisi dum ipsum terere ac Levigare jubet. Heras<text:line-break/>autem, hirundinum recrementi, non apponens usti. forte<text:line-break/>igitur neuter vult comburi debere hirundinum recremen-<text:line-break/>tum , quemadmodum alii. In quibusdam tamen exemplari-<text:line-break/>bus sic scriptum est. Hirundinum tenerarum ℥ j, quem ad-<text:line-break/>modum in aliis , hirundinum a trabibus. Palam est autem<text:line-break/>quod acre et disculsorium est hirundinum excrementum,<text:line-break/>quemadmodum etiam alia omnia omnium animalium ster-<text:line-break/>cora, aliqua magis, aliqua minus, velut etiam ipsorum ani-</text:span></text:span></text:p>
      <text:p text:style-name="P3"><text:span text:style-name="Default_20_Paragraph_20_Font"><text:span text:style-name="T15">nlalium ustorum cinis. Dictum est etiam nobis de besasa in<text:line-break/>simplicium medicamentorum tractatu, quod tertii fit ordinis<text:line-break/>calesacientium, et nunc sane, quod ejusmodi admixtum est<text:line-break/>etiam praedicto medicamento, quod plurima discussoriae fa-<text:line-break/>cultatis in se habet, quemadmodum aliqua ex aliis stonla-<text:line-break/>ticis astringentis et repulsoriae. Etenim jam relata medica-<text:line-break/>menta valde discussoria sunt et ad haec amplius cinnamo-<text:line-break/>mum super omnia vim tenuium partium et discussoriam<text:line-break/>habens. Quin et semina anisi, apii et ammii discussoria sunt,<text:line-break/>et iris et aristolochia ex discussoriis sunt, velut etiam myrrha.<text:line-break/>Mixtae autem facultatis ex discussolia et astringens est cassia<text:line-break/>et crocus et nardus et amomum et costus, praecellit autem<text:line-break/>in ipfisi calefactoria et discussoris et maxime in costo. Mix-<text:line-break/>tae facultatis est et junci rotundi odorati flos, sed utraque<text:line-break/>imbecilli tum astringente tum calefaciente. Gallae vero, cla-<text:line-break/>russi est quod de omphacitidum genere loquor, ex astii n-<text:line-break/>gentibus multum sunt medicamentis, velut etiam alumen</text:span></text:span></text:p>
      <text:p text:style-name="P3"><text:span text:style-name="Default_20_Paragraph_20_Font"><text:span text:style-name="T15">scissum. Rosae autem rursum debilissimam habent astringendi<text:line-break/>vim. Ex contrariis igitur facultatibus particularium medi-<text:line-break/>flumen torum hoc medicamentum propofitum jam constat, et<text:line-break/>non solum contrariis, sest etiam utrisque sortibus, atque<text:line-break/>velut dixi antea, multo sortioribnsi discussoriis quam astrin-<text:line-break/>gentibus. Quando vero consuetionem ejus clare conscripse-<text:line-break/>serit Heras, visum est ob id etiam illius verba in commune<text:line-break/>proponere ac scribere, quae hoc modo habent.</text:span></text:span></text:p>
      <text:p text:style-name="Normal"><text:span text:style-name="Default_20_Paragraph_20_Font"><text:span text:style-name="T1">[Slomaticum ex besusu Perae.] Stomatioum paciens<text:line-break/>ad anginas et inflammatas tonsillas ac ulcera facta in<text:line-break/>ore. Convenit etiam stomachicis et dysentericis summe, in<text:line-break/>frigida exhibita magnitudine subae. sist et arteriaca bona<text:line-break/>et dolorem sedat</text:span></text:span><text:span text:style-name="Default_20_Paragraph_20_Font"><text:span text:style-name="T15">. ♃ Anisi ℥ j, ammn ℥ j, apii seminis ℥ j,<text:line-break/>costi ℥ j ẞ, florisi iunci odorati ℥ j, cassiae ℥ j, iridis Illyri-<text:line-break/>eae ℥ j, aluminisi scissi ℥ j, gallas omphacitidas mediae ma-<text:line-break/>gnitudinis octo, crocomagmatis ℥ j, croci ℥ j ẞ, myrrhae<text:line-break/>℥ ẞ, floris rosarum ℥ ij, aristolochiae longae ℥ j, semini</text:span></text:span><text:span text:style-name="Default_20_Paragraph_20_Font"><text:span text:style-name="T19">s</text:span></text:span></text:p>
      <text:p text:style-name="P3"><text:span text:style-name="Default_20_Paragraph_20_Font"><text:span text:style-name="T15">besasa ℥ j, cinnamomi unciam j, spicae nardi ℥ j ẞ, amomi<text:line-break/>racemi unciae dimidium, quidam etiam, cassiae fulvae ℥ j,<text:line-break/>cineris hirundinum recrementi ℥ p Myrrham cum meste<text:line-break/>terito, reliqua vero omnia contusa et cribrata in morta-<text:line-break/>rium conjicito, atque ubi miscueris per pistillum myrrham<text:line-break/>cum melle moderato agitato, ut medicamentum melle cras-<text:line-break/>sius reddatur. Usus vero tempore melle dilutum illine, at-<text:line-break/>que ex aqua gargarissandum praebe aut ex aqua mulsa vel<text:line-break/>succo ptisanae. Caeterum medicamentum hoc in stanneo<text:line-break/>vase reponitur ac asservatur.</text:span></text:span></text:p>
      <text:p text:style-name="P1"><text:span text:style-name="Default_20_Paragraph_20_Font"><text:span text:style-name="T1">[Aliud stomaticum ex hirundinibus absque b</text:span></text:span><text:span text:style-name="Default_20_Paragraph_20_Font"><text:span text:style-name="T15">e</text:span></text:span><text:span text:style-name="Default_20_Paragraph_20_Font"><text:span text:style-name="T8">sasa,<text:line-break/></text:span></text:span><text:span text:style-name="Default_20_Paragraph_20_Font"><text:span text:style-name="T1">quod Asclepiades scripsit</text:span></text:span><text:span text:style-name="Default_20_Paragraph_20_Font"><text:span text:style-name="T15"> A</text:span></text:span><text:span text:style-name="Default_20_Paragraph_20_Font"><text:span text:style-name="T1">bs verbis.] Aliud stomaticum,<text:line-break/>socii et ad anginas. ♃ </text:span></text:span><text:span text:style-name="Default_20_Paragraph_20_Font"><text:span text:style-name="T15">Hirundinum silvestrium astarum<text:line-break/>cineris Ʒ iiij, croci Ʒ j, nardi Indicae Ʒ j, melle excipe. Mix-<text:line-break/>tura fit quum jam sub manibus sunt affectiones. Hirundi-<text:line-break/>nes porro uruntur hoc modo. Pullos sale conspersos una<text:line-break/>cum pennis in fictile con</text:span></text:span><text:span text:style-name="Default_20_Paragraph_20_Font"><text:span text:style-name="T8">i</text:span></text:span><text:span text:style-name="Default_20_Paragraph_20_Font"><text:span text:style-name="T15">icimus, obturatumque prunis im-<text:line-break/>ponimus. Gratia habenda est Asclepiadae ob id, quod tam</text:span></text:span></text:p>
      <text:p text:style-name="P3"><text:span text:style-name="Default_20_Paragraph_20_Font"><text:span text:style-name="T15">diligenter describit, quomodo hirundinum pullos uri jubeat,<text:line-break/>et quod ipsa animalia et non eorum recrementa, in medi-<text:line-break/>camenti compositionem praeparanda censeat. Scripsit vero<text:line-break/>etiam Andromachus stomaticum medicamentum ex hirmr-<text:line-break/>dinibus hoc modo.</text:span></text:span></text:p>
      <text:p text:style-name="P1"><text:span text:style-name="Default_20_Paragraph_20_Font"><text:span text:style-name="T1">[Stomaticum ex hirundinibus ad anginas, u</text:span></text:span><text:span text:style-name="Default_20_Paragraph_20_Font"><text:span text:style-name="T15">r A</text:span></text:span><text:span text:style-name="Default_20_Paragraph_20_Font"><text:span text:style-name="T1">lar-<text:line-break/>poetas.]</text:span></text:span><text:span text:style-name="Default_20_Paragraph_20_Font"><text:span text:style-name="T15"> ♃ Pullorum hirundinum ustorum numero xj, mel-<text:line-break/>lis cyathum j, alii cyathos ij habent, succi myrti viridis<text:line-break/>cyathum j , alii cyathos ij , myrrhae obolos iij , pullos urito,<text:line-break/>omnibusque mixtis ac tritis utitor. Clare etiam hic hoc<text:line-break/>loco pullos comburi jubet. Haec itaque duo praescripta me-<text:line-break/>dicamenta ex hirundinibus sunt absque besasa. Alia autem<text:line-break/>duo stomatica, haec praecedentia ex hirundinibus, una cum<text:line-break/>besasa constant. sist autem et tertia coniugatio medicamen-<text:line-break/>torum ejusdem generis, in qua ea quae ex besasa citra hi-<text:line-break/>rundines praeparantur continentur.</text:span></text:span></text:p>
      <text:p text:style-name="P1"><text:span text:style-name="Default_20_Paragraph_20_Font"><text:span text:style-name="T1">[Aliae stomaticae illi</text:span></text:span><text:span text:style-name="Default_20_Paragraph_20_Font"><text:span text:style-name="T15">s</text:span></text:span><text:span text:style-name="Default_20_Paragraph_20_Font"><text:span text:style-name="T1">iones Andromaclli.]</text:span></text:span><text:span text:style-name="Default_20_Paragraph_20_Font"><text:span text:style-name="T15"> Praestat<text:line-break/>autem opinor, neque alias relinquere oris illisiones, quae</text:span></text:span></text:p>
      <text:p text:style-name="P3">Iane laudantur ab iis, qui de medicamentorum experientia<text:line-break/>funt curiosi, maxime quum multorum ex eis etiam ipsi ex-<text:line-break/>perimentunl fecerimus, partim quidem eye nostro usu, par-<text:line-break/>tim vero eorum, qui nobiscum funt medlcati. Incipiam au-.t<text:line-break/>tem ab iis, quae Andromachusi scripfit ipsas compositurus<text:line-break/>juxta illitis verba.</text:p>
      <text:p text:style-name="P1"><text:span text:style-name="Default_20_Paragraph_20_Font"><text:span text:style-name="T1">[Ad columellam laxatam</text:span></text:span>.] n. Mellis ℔ j, aluminisi<text:line-break/>liquidi ib j, florum rosarum ℔ st, fucci hypocystidisi qua-<text:line-break/>drantem. Alumen in melle coquito, deinde sicca inspergito<text:line-break/>atque ita utitor, coquito autem modice. Vere bonum est hoϽ<text:line-break/>medicamentum, coque tribus modis uti oportet, quemad-<text:line-break/>modum vidistis me plurimis stomatice medicamentis uti.<text:line-break/>Unus utendi modusi est et maxime in principio, ut diffusa<text:line-break/>vatur per aquam calidam aut aquam mulsam, ao gargarisi-<text:line-break/>setur, nam et mitigatorium est lloc et quod convenit esficit.<text:line-break/>interea autem dum eo sic utimur, etiam sincero medi<text:span text:style-name="Default_20_Paragraph_20_Font"><text:span text:style-name="T1">c</text:span></text:span>a-<text:line-break/>mento uti convenit, partim quidem cum digitis illinenda,<text:line-break/>partim vero per cochleare admovendo una cum hoc, quod</text:p>
      <text:p text:style-name="P3">reprimamus et intrepide foras columellam ipsam ducamus.<text:line-break/>Confert enim quam maxime ad linguam ipsam vergere et<text:line-break/>a rectitudine secedere, quam habet ut plurimum ad ipsius<text:line-break/>asperae arteriae extremum.</text:p>
      <text:p text:style-name="P1"><text:span text:style-name="Default_20_Paragraph_20_Font"><text:span text:style-name="T1">[Aliud stomaticum ejusdem Andromachi ad omnia<text:line-break/>vitia oris</text:span></text:span>.] ♃ Crocomagmatis Ʒ ij, iridis ℥ iiij, sandarachae<text:line-break/>Ʒ ẞ, hoc est, obolosi iij, terebinthinae Ʒ ij , Iyoii Indici Ʒ j,<text:line-break/>uvae passae Ʒ viij, aloësi Ʒ j, omphacii Ʒ j, nucum pinearum<text:line-break/>testarum Ʒ viij , succi glycyrrhizae ℥ j ,. alumnule scissi Ʒ j,<text:line-break/>balaustii drach. j , flori<text:span text:style-name="Default_20_Paragraph_20_Font"><text:span text:style-name="T1">s</text:span></text:span> rosarum drach. ij, mellis heminas<text:line-break/>duas et dimidiam, in quibusdam exemplarsbusi sesquihemina<text:line-break/>habetur. Ipse quidem Andromachusi sic scripsit, non ossea-<text:line-break/>dens quomodo mel miscere oporteat, num crudum aut co..<text:line-break/>ctum aut despumatum tantum. Ego vero despumatum mi-<text:line-break/>scendum esse censeo. Scripsit etiam aliasi stomatice illisio-<text:line-break/>nes Andromachusi omnes bonas, quare minime relinquendas<text:line-break/>putavi, ideoque subscribam omnes deinceps, quemadmodum<text:line-break/>ipse praescripsit. <text:span text:style-name="Default_20_Paragraph_20_Font"><text:span text:style-name="T1">St</text:span></text:span>o<text:span text:style-name="Default_20_Paragraph_20_Font"><text:span text:style-name="T1">mancum quo ipse se uti dicis</text:span></text:span>, ♃ Id<text:span text:style-name="Default_20_Paragraph_20_Font"><text:span text:style-name="T1">o</text:span></text:span>n</text:p>
      <text:p text:style-name="P3">ris rosarum ℥ ij, nucum pinearum Ʒ j, croci Ʒ j, excipe<text:line-break/>meste. <text:span text:style-name="Default_20_Paragraph_20_Font"><text:span text:style-name="T1">Aliud quo item se uti dicit.</text:span></text:span> ♃ Iridis Illyricae Ʒviij,<text:line-break/>croci Ʒ viij, alii Ʒ iiij. florum rosarum Ʒ iiij, excipe melle.<text:line-break/><text:span text:style-name="Default_20_Paragraph_20_Font"><text:span text:style-name="T1">Aliud</text:span></text:span>. Misyos Cyprii Ʒ viij, iridis Illyricae Ʒ iiij, myrrhae<text:line-break/>Ʒ viij, croci Ʒ j, excipe melle. <text:span text:style-name="Default_20_Paragraph_20_Font"><text:span text:style-name="T1">Aliud odorum, tenerum, ad<text:line-break/>inflammationes et crusias commodum</text:span></text:span>. ♃ Nucum pinearum<text:line-break/>Ʒ iij, amyli Ʒ ij, fluminis scissi Ʒ j, floris rosarum Ʒ j, croci<text:line-break/>obolos iij, excipe meste. Haec ex seruIa Cratippi esse ait.<text:line-break/><text:span text:style-name="Default_20_Paragraph_20_Font"><text:span text:style-name="T1">Aliud stomaticum ..Menecralt</text:span></text:span>L ♃ Croci Ʒ iiij, balaustii Ʒ iij,<text:line-break/>florum rosarum Ʒ j, alii Ʒ ẞ, fructus ericae Ʒ j, malaba-<text:line-break/>thri Ʒ j, nardi Indicae Ʒ j, nucum pinearum numero xx,<text:line-break/>excipe meste<text:span text:style-name="Default_20_Paragraph_20_Font"><text:span text:style-name="T1">. Aliud quod ex libris Meliti esse ait</text:span></text:span>. ♃ Rhois<text:line-break/>rubri Ʒlij, florum rosarum Ʒ j, costi, croci, utriusque obo-<text:line-break/>los ii<text:span text:style-name="Default_20_Paragraph_20_Font"><text:span text:style-name="T1">j</text:span></text:span>, excipe meste. Hanc etiam gargarissari cum passo aut<text:line-break/>aqua mulsa ait, neque scio cur hoc hic ascripserit, quum<text:line-break/>omnia gargarissari possint. <text:span text:style-name="Default_20_Paragraph_20_Font"><text:span text:style-name="T1">Aliud stomaticum quod etiam<text:line-break/>ipse laudat.</text:span></text:span> ♃ Schoenanthi, myrrhae, croci, cassiae, aIu-<text:line-break/>minis scissi, lsiyridis, singulorum Ʒ iiij, nardi indicae Ʒ <text:span text:style-name="Default_20_Paragraph_20_Font"><text:span text:style-name="T1">p</text:span></text:span></text:p>
      <text:p text:style-name="P3">excipe. meste cocto. Hic quidem igitur cocto ad<text:span text:style-name="Default_20_Paragraph_20_Font"><text:span text:style-name="T1">i</text:span></text:span>ecit , in<text:line-break/>prioribus vero semper simphciter meste dixit, permittens no-<text:line-break/>his quomodocunque praeparare Velimus. Ego autem, velut<text:line-break/>dixi, melle despumato utor;</text:p>
      <text:p text:style-name="P1"><text:span text:style-name="Default_20_Paragraph_20_Font"><text:span text:style-name="T1">[Aliae illi</text:span></text:span>s<text:span text:style-name="Default_20_Paragraph_20_Font"><text:span text:style-name="T1">iones flomaticae, quas Adsolepiddes scripsit.]<text:line-break/>.Illido ad putredines olus Asclepiadae</text:span></text:span>. ♃ Rimis rubri Ʒ iiij,<text:line-break/>acaciae Ʒ j, medullae Ʒ iiij, vino Pramnio dissoluta excipe<text:line-break/>melle cocto et utere ad illisionem. Haud scio quomodo re-<text:line-break/>liquerit ascribere ad medullam num cervinam an vitulinam<text:line-break/>conji<text:span text:style-name="Default_20_Paragraph_20_Font"><text:span text:style-name="T1">e</text:span></text:span>i velit. Quando igitur non ascripsit, tutius est .cervi-<text:line-break/>nam adlicere; forte enim esse vult medicamentum; fortior<text:line-break/>autem est medulla cervina quam bubula. <text:span text:style-name="Default_20_Paragraph_20_Font"><text:span text:style-name="T1">Alia</text:span></text:span>. ♃ SuCci<text:line-break/>hypocystidis Ʒ duas, balaustii Ʒ j, Iycii Ʒ j, acaciae Ʒ j, ex-<text:line-break/>cipe olivae immaturae succo et meste subactis utere.</text:p>
      <text:p text:style-name="P1"><text:span text:style-name="Default_20_Paragraph_20_Font"><text:span text:style-name="T1">[Illi</text:span></text:span>s<text:span text:style-name="Default_20_Paragraph_20_Font"><text:span text:style-name="T1">iones oris aptae eis, quae Hbedicamentarias qua-<text:line-break/>litates aegre admittunt</text:span></text:span>.] Porro de mulierculis quid attinet<text:line-break/>dicere et maxime divitibus , quae prae desiciis stomatica</text:p>
      <text:p text:style-name="P3"><text:span text:style-name="Default_20_Paragraph_20_Font"><text:span text:style-name="T15">medicamenta aegre admittunt 7 Jam vero etiam viri qui .<text:line-break/>dam non solum prae deliciis, sed etiam natura quodam<text:line-break/>modo malum stomachum habentes, ejusmodi medicamenta<text:line-break/>non Ierunt. Et sane praeterlabentia saepenumero in stoma-<text:line-break/>chum non solum in</text:span></text:span><text:span text:style-name="Default_20_Paragraph_20_Font"><text:span text:style-name="T8">i</text:span></text:span><text:span text:style-name="Default_20_Paragraph_20_Font"><text:span text:style-name="T15">ucunda aliquo modo sunt, sed etiam<text:line-break/>noxia. Mansuetissima igitur ex ipsis crocum habent et myr-<text:line-break/>rham et alumen. Melius igitur est aliquas stomaticas cossi.<text:line-break/>positiones absque his factas habere. In moderatis itaque in—<text:line-break/>flammationibus aut tonsillarum aut uvae aut alterius ali-<text:line-break/>cujus partis fusslciunt succi soli sructuum jam dictorum,<text:line-break/>velut rubi et mororum, punicorumque malorum et coto-<text:line-break/>neorum. Quin et succus nucum, ubi cum solo melle para-<text:line-break/>tur, suavem gustum habet, itemque mustum ex acerbioribus<text:line-break/>uvis, ex quibus Aminaeum vinum sunditur, si in ipsum rhus<text:line-break/>addatur; lloc enim, velut ascripsit, optimum sit medicameu-<text:line-break/>tum, coctum ut dictum est. Ad eas vero inflammationes,<text:line-break/>quae multa astrictione indigent, illisiones stomaticas hu-<text:line-break/>jusmodi paravi. Austerorum Punicorum succum aut austero-</text:span></text:span></text:p>
      <text:p text:style-name="P3"><text:span text:style-name="Default_20_Paragraph_20_Font"><text:span text:style-name="T15">rum cotoneorum, aut etiam utrorumque simul, juxta prae-.<text:line-break/>dictam proportionem cum melle miscui, atque sufficiens erat.<text:line-break/>At vero mororum succusi debile medicamentum est. Sed in-<text:line-break/>ter hunc et praedictos medius est juxta astringendi vim<text:line-break/>succus rubi mororum. Fortis autem est nullo minus ex cor-<text:line-break/>ficibus nucum, quamquam non fit etiam in gustu acerbus:<text:line-break/>Unicuique vero ex his licet uvas acerbas expressas miscere,<text:line-break/>si quidem vehementius efficere velis eadem mensura, si vero<text:line-break/>non, omnino tamen dimidium succi ipsarum addes. Vehe-<text:line-break/>meritissimum autem reddetur medicamentum, si punita in-<text:line-break/>tegra tundas una cum corticibus, indeque succum expri-<text:line-break/>mas, atque hoc magis fi fuerint acerba. Amplius vero acer-<text:line-break/>hissimum ex his fiet, si ad punicorum austerorum ita tuso-<text:line-break/>rum succum uvae acerbae succusi superaddatur cum mo-<text:line-break/>derato melle. Praestantius adhuc erit, si tota contusa pu-<text:line-break/>nica mala passo cocta percoles. Licebit etiam ex solis dul-<text:line-break/>cibus punicis medicamentum praeparare, ut debilius ita sua-<text:line-break/>vius; et magis si ex solo succo citra cortices composueris.</text:span></text:span></text:p>
      <text:p text:style-name="P3"><text:span text:style-name="Default_20_Paragraph_20_Font"><text:span text:style-name="T15">Ego vero saepe tria punicorum genera permiscui, austera,<text:line-break/>acida et dulcia, ne vero valde exasperet, admixto glycyr-<text:line-break/>rhizae succo, optimum medicamentum efficies. Quin et ex<text:line-break/>fructibus factum per fe solum optimum est medicamentum<text:line-break/>tum iis, qui gargarissando colluere, tum qui illinire oris in-<text:line-break/>flammationes voIunt, est autem et hoc partim austerius,<text:line-break/>partim moderatius in astringendo, diceturque de composi-<text:line-break/>tione ipfius pauIo post. Quando vero non foIum repulso-<text:line-break/>dium medicamentum nosi habere oportet, sed etiam discus-<text:line-break/>serium, si quid appareat induratum, in hunc modum ipsum<text:line-break/>parabis. Iis quae medias facuItates habent ex praedictis, in-<text:line-break/>jicies aliquid dum coquuntur ex pulegio aut thymo aut<text:line-break/>origano, hyssopo, mentha aut caIamintha, deinde colabis et<text:line-break/>habebis optimum medicamentum ; si vero calidius efficere<text:line-break/>velis, piper addes. Praeparavi quandoque etiam fine pulegio<text:line-break/>aut thymo aut liquido hujusmodi id quod ex succisi con-<text:line-break/>stat, solo pipere in ipsum conjecto. Omnibusi autem si gly-<text:line-break/>Cyrrhizae succus addatur, melius medicamentum efficietur.</text:span></text:span></text:p>
      <text:p text:style-name="P3">Quod si pro opulentis componas, etiam amomi quid misce-,<text:line-break/>bis. Quantitas autem hujusmodi rerum eadem tibi servetur<text:line-break/>cum iis, quae crocum et Alumen ac myrrham affundunt,<text:line-break/>velut praescriptum est, pro illisi enim tibi hic amomum erit.<text:line-break/>Quin et mastichen Chiam quandoque inieci, post saetam vi-<text:line-break/>delicet colaturam et postquam ea, quae incocta sunt, fue-<text:line-break/>rint exempta.</text:p>
      <text:h text:style-name="Heading_20_2" text:outline-level="2">Cap. VII.</text:h>
      <text:p text:style-name="P30"><text:s/>[<text:span text:style-name="Default_20_Paragraph_20_Font"><text:span text:style-name="T1">De crustis in ore</text:span></text:span>.] In humidis et calidis<text:line-break/>corporis Iocis, quale est os, cito putredo accedit, ex. qua-<text:line-break/>cunque tandem causa fuerit exulceratum. Confert ad hanc<text:line-break/>rem etiam id, quod nihil penitus in ipso ex medicamen^<text:line-break/>tiS incumbere queat, velut in aliiS ulceribus potest, eluun-<text:span text:style-name="Default_20_Paragraph_20_Font"><text:span text:style-name="T1">e<text:line-break/></text:span></text:span>tur enim omnia a saliva. Quapropter etiam fortissimis meau<text:line-break/>dicamentiS saepe ad ea uti cogimur. Fortissima autem sunt<text:line-break/>quae crustam dictam efficiunt ad modum cauteriorum. In<text:line-break/>externiS igitur ulceribus, ubi parti curandae crusta fuerit<text:line-break/>n ducta, a fortibus medicamentis desistimus, ad ea quae</text:p>
      <text:p text:style-name="P3"><text:span text:style-name="Default_20_Paragraph_20_Font"><text:span text:style-name="T15">crustas tollunt transgredientes, quae manifestum est deter-<text:line-break/>soriae qualitatis ac facultatis esse, in iis vero, quae in ora<text:line-break/>fiunt, propter loci naturam tutius mihi esse videtur admi-<text:line-break/>scere ad detersoria medicamenta quaedam fortia, quae sigil-<text:line-break/>latim admota crustas infligunt. Ob hanc igitur causam melli<text:line-break/>vehementissima detergendi vi praedito medicamenta admisce-<text:line-break/>mus ipsas crustas esslcientia. Quemadmodum sane in sordi-<text:line-break/>disi ulceribus in cuticula obortis diximus admisceri opor-<text:line-break/>tere melli, quae parum detergent, thus, ervum, iridem, arr-<text:line-break/>stolochiam et quaecunque alia hujusmodi, eadem ratiocina-<text:line-break/>tione contraria apponentes, velut Hippocrates dixit; una<text:line-break/>enim eademque ratiocinatio in utrisque est, ut videlicet ex-<text:line-break/>tfrsarium medicamentum moderate habens ad affectionem<text:line-break/>adhibeatur. Habebis autem commoderat</text:span></text:span><text:span text:style-name="Default_20_Paragraph_20_Font"><text:span text:style-name="T1">a</text:span></text:span><text:span text:style-name="Default_20_Paragraph_20_Font"><text:span text:style-name="T15">m medicamentum<text:line-break/>ipsum mel , in ulcerum quidem sorde debilibus detersoriis<text:line-break/>permixtum; in quibus autem ob loci naturam putredinis<text:line-break/>accessionem formidamus, ex fortioribus quippiam ad ipsum<text:line-break/>mel .admiscemus. ll</text:span></text:span><text:span text:style-name="Default_20_Paragraph_20_Font"><text:span text:style-name="T1">e</text:span></text:span><text:span text:style-name="Default_20_Paragraph_20_Font"><text:span text:style-name="T15">tionabiliter igitur ad oris ulcera arida</text:span></text:span></text:p>
      <text:p text:style-name="P3">medicamenta cum melle commiscuerunt, per quae crustas<text:line-break/>inducimus. Quaedam igitur ex hujusmodi medicamentis<text:line-break/>prius recensui in eo loco, quo ad nomas oria medicam<text:span text:style-name="Default_20_Paragraph_20_Font"><text:span text:style-name="T1">e</text:span></text:span>nta<text:line-break/>scripta sunt. Eadem enim etiam ad crustas convenire dixi,<text:line-break/>si mel ipsis addatur; quin etiam nunc de ipfisi scribam<text:line-break/>omnia, tametsi bis dici cuipiam videantur. Quae igitur ab<text:line-break/>Andromacho scripta sunt paulo ante, in memoriam saltem<text:line-break/>me revocare oportet ex e<text:span text:style-name="Default_20_Paragraph_20_Font"><text:span text:style-name="T1">o</text:span></text:span> loco, in quo docuit quao me-<text:line-break/>dicamenta ad nomas orisi conveniant, apponam autem prrn-<text:line-break/>cipia ipsorum tantum. Unum igitur medicamentum Isu ^<text:span text:style-name="Default_20_Paragraph_20_Font"><text:span text:style-name="T1">o</text:span></text:span>n-<text:line-break/>scripfit.</text:p>
      <text:p text:style-name="P1"><text:span text:style-name="Default_20_Paragraph_20_Font"><text:span text:style-name="T1">[Andromach.i pontaticum odorum tenerum ad iustam-<text:line-break/>motiones et crustas commodum.]</text:span></text:span> Composuit autem ipsum<text:line-break/>ex nucibus pineis, amylo et alumine scisso, flore rosarum<text:line-break/>ac croco, melle admixto. Alterum autem boo modϽ scripsit.<text:line-break/>Pastillus ad affectiones in ore, crustas ac nomas, quϽ etiam<text:line-break/>ipso cum melle utitur, Quin et omnia alia ab ippϽ<text:line-break/>mas descripta etiam ad crustas commoda sunt eum melle.</text:p>
      <text:p text:style-name="P1">[Q<text:span text:style-name="Default_20_Paragraph_20_Font"><text:span text:style-name="T1">uae Cri</text:span></text:span>m <text:span text:style-name="Default_20_Paragraph_20_Font"><text:span text:style-name="T1">ad crustae Conscripflfu illius ipsius ver-</text:span></text:span></text:p>
      <text:p text:style-name="P3"><text:span text:style-name="Default_20_Paragraph_20_Font"><text:span text:style-name="T1">bis sic habent.]</text:span></text:span><text:span text:style-name="Default_20_Paragraph_20_Font"><text:span text:style-name="T15"> Misy crudum e vestigio tollit, in alio exi-<text:line-break/>emplari cum melle tostum habetur, ad oris vero crustas<text:line-break/>aqua diluto ac modico utere. Sint autem misyosi torrefacti<text:line-break/>Ʒ iij, mellis boni cyathi sex, commisce ac utere. Similiter<text:line-break/>facit et chalcitis assata cum melle, ut strigmentum sit fpis-<text:line-break/>situdo.</text:span></text:span></text:p>
      <text:p text:style-name="P1"><text:span text:style-name="Default_20_Paragraph_20_Font"><text:span text:style-name="T15">[Q</text:span></text:span><text:span text:style-name="Default_20_Paragraph_20_Font"><text:span text:style-name="T1">uae Archigenes ad crustas scripsit.]</text:span></text:span><text:span text:style-name="Default_20_Paragraph_20_Font"><text:span text:style-name="T15"> Archigenesi<text:line-break/>autem de Ilis sic tradidit. In iis quae crustae appellantur,<text:line-break/>privatim commodum est stercus caninum cum melle illitum.<text:line-break/>Aut chalcanthum purpurae marinae tomento involutum<text:line-break/>urito neque agitato, deinde cum melle tritum illinito. Aut<text:line-break/>pice liquida cum pari melle, pauxillo autem cedriae ad-<text:line-break/>mixto utitor. Aut rhois coriarii quantum fatis sit irrigati<text:line-break/>aqua, donec strigmentosa evadat, ubi coxeris, melle misceto<text:line-break/>et utitor. Facit et Syriacus rhus cum melle. Aut hirundi-<text:line-break/>num ustarum et stercoris humani parem modum cum melle<text:line-break/>illinc. Aut hepatis lupi aridi cochlearia duo trita bibenda<text:line-break/>praebe. Horum medicamentorum maximam partem laudo;<text:line-break/>quod vero ex rhoë constat damno, quum astringentis fit</text:span></text:span></text:p>
      <text:p text:style-name="P3"><text:span text:style-name="Default_20_Paragraph_20_Font"><text:span text:style-name="T15">facultatis, quae nequaquam Crustis conveniet. Verum de lu-<text:line-break/>pino hepate non habeo quod dicam. Ad hepaticasi enim as-<text:line-break/>fëctiones scio hoc medicamentum tum per se tum medica-<text:line-break/>mento ex eupatorio mixtum bibi, an vero etiam ad crustas<text:line-break/>in ore potum conveniat, juxta aliquam totius substantiae<text:line-break/>proprietatem per solam experientiam </text:span></text:span><text:span text:style-name="Default_20_Paragraph_20_Font"><text:span text:style-name="T1">i</text:span></text:span><text:span text:style-name="Default_20_Paragraph_20_Font"><text:span text:style-name="T15">udicare oportet, de<text:line-break/>qua non est quod dicam , ut qui hoc no</text:span></text:span><text:span text:style-name="Default_20_Paragraph_20_Font"><text:span text:style-name="T1">s</text:span></text:span><text:span text:style-name="Default_20_Paragraph_20_Font"><text:span text:style-name="T15">p sim usus in hu-<text:line-break/>jusimodi affectionibus. Caninum autem stercus, ubi ossa com-<text:line-break/>ederint canes, per omnia optimum est, nam et magnopere<text:line-break/>auxiliatur, neque ullam insuavitatem exhibet utenti, hama-<text:line-break/>num vero tanquam abominandum semper detestatus sum.<text:line-break/>Lsus est itaque ipso quidam non praedicens, sed celare co-<text:line-break/>natus. Accepit autem non vulgare, sed pueris dabat in cibo<text:line-break/>panem cum leguminibus, quae lupini vocantur, atque ita<text:line-break/>resecatum habebat in promptu ad quaecunque eo utique<text:line-break/>opus esset. Quin et Musa plurimum usus est primus adeo<text:line-break/>stercore canino, aIbum semper assumens. Scribit igitur in</text:span></text:span></text:p>
      <text:p text:style-name="P3"><text:span text:style-name="Default_20_Paragraph_20_Font"><text:span text:style-name="T15">praesenti affectione simi</text:span></text:span><text:span text:style-name="Default_20_Paragraph_20_Font"><text:span text:style-name="T1">l</text:span></text:span><text:span text:style-name="Default_20_Paragraph_20_Font"><text:span text:style-name="T15">iter eodem canino stercore se usum<text:line-break/>his adeo verbis.</text:span></text:span></text:p>
      <text:p text:style-name="P1"><text:span text:style-name="Default_20_Paragraph_20_Font"><text:span text:style-name="T1">[Musa ad anginam.]</text:span></text:span><text:span text:style-name="Default_20_Paragraph_20_Font"><text:span text:style-name="T15"> Ad anginam stercus caninum al-<text:line-break/>bum accipito ac resiccato, tritumque cribro medico cribrato<text:line-break/>et in promptu habeto. Usus tempore melle diluito, atque<text:line-break/>tunc ut devoretur illinito. Haec quum scribat Musa, merito<text:line-break/>ei astipulantur; hoc enim medicamento fortius nullum no-<text:line-break/>vimus, neque in angina neque in magna tonsillarum iustam-<text:line-break/>matione aut iis quibus ex glandulis suffocationis periculum<text:line-break/>imminet.</text:span></text:span></text:p>
      <text:p text:style-name="P1"><text:span text:style-name="Default_20_Paragraph_20_Font"><text:span text:style-name="T1">[Bx Sorano.]</text:span></text:span><text:span text:style-name="Default_20_Paragraph_20_Font"><text:span text:style-name="T15"> Experti sumus etiam Sorano scripta me-<text:line-break/>dicamenta probe facere, quae his verbis tradidit. -I Cïral-<text:line-break/>citidis tostae, mellis Attici quod satis est, chalcitidem cum<text:line-break/>melle terito ad strigmentitiam crassitudinem ac utitor. </text:span></text:span><text:span text:style-name="Default_20_Paragraph_20_Font"><text:span text:style-name="T1">Alia<text:line-break/>ad crustas faciens et humore praegnantes gingivas item-<text:line-break/>quo sustentes</text:span></text:span><text:span text:style-name="Default_20_Paragraph_20_Font"><text:span text:style-name="T15">. ♃ Misyos usti drach. octo, iridis Illyricae<text:line-break/>drach. quatuor, croci drach. unam, haec trita ac mixta in<text:line-break/>p</text:span></text:span><text:span text:style-name="Default_20_Paragraph_20_Font"><text:span text:style-name="T1">y</text:span></text:span><text:span text:style-name="Default_20_Paragraph_20_Font"><text:span text:style-name="T15">xide lignea reponito et tum per se tum cum meste utitor.</text:span></text:span></text:p>
      <text:p text:style-name="P3">Consequenter vero etiam haec hoc modo prodidit. <text:span text:style-name="Default_20_Paragraph_20_Font"><text:span text:style-name="T1">Aliud<text:line-break/>medicamentum anthera, ad praedicta foetens</text:span></text:span>. ♃ Iridis<text:line-break/>lllyricae, sandarachae, cyperi, singulorum drach. iv, alumi-<text:line-break/>nis scissi, myrrhae, croci, crocomagmatis, singulorum drachlij.<text:line-break/>his tritis ac mixtis utere. Quidam vero et florum rosarum<text:line-break/>et gallae, utriusique drach. ij adjiciunt. Utere autem ad pu-<text:line-break/>tredines et disparatas per abscessum ac cruentas gingivas<text:line-break/>arido, ad crustas cum melle.</text:p>
      <text:p text:style-name="P1">[Q<text:span text:style-name="Default_20_Paragraph_20_Font"><text:span text:style-name="T1">uae Eleraclides Tarenti</text:span></text:span>Y<text:span text:style-name="Default_20_Paragraph_20_Font"><text:span text:style-name="T1">bus ad Crtstas in ore seri-<text:line-break/>pstt.]</text:span></text:span> Heraclides Tarentinus in scriptis suis ad Antiochidem<text:line-break/>in hunc modum scripsit de putredinibusi in ore. Facit qui-<text:line-break/>dem et anthera sicca admota. Si vero validior sit putrefa-<text:line-break/>etio, apposita est haec compositio. ♃ Bdellii usti partes<text:line-break/>tres, auripigmenti partem unam, tritis, mixtis utitor, et<text:line-break/>superne linamentum convulsum impone, rosaceo tinctum ac<text:line-break/>expressum. Quidam bdellii partesi viij capiunt.</text:p>
      <text:p text:style-name="P1"><text:span text:style-name="Default_20_Paragraph_20_Font"><text:span text:style-name="T1">[Alia ad robustas putriso</text:span></text:span><text:span text:style-name="Default_20_Paragraph_20_Font"><text:span text:style-name="T15">i</text:span></text:span><text:span text:style-name="Default_20_Paragraph_20_Font"><text:span text:style-name="T1">ctiones oris ac reliqui Cor-</text:span></text:span></text:p>
      <text:p text:style-name="P3"><text:span text:style-name="Default_20_Paragraph_20_Font"><text:span text:style-name="T1">poris</text:span></text:span>.] ♃ Chalcitidis partem unam, calcis vivae tantundem,<text:line-break/>auripigmenti partem dimidiam, tritis mixtis utere.</text:p>
      <text:p text:style-name="P1"><text:span text:style-name="Default_20_Paragraph_20_Font"><text:span text:style-name="T1">[Alia ad putredines in ore et gingivarum. abscessus.]<text:line-break/></text:span></text:span>♃ Florum rosarum drach. iv, aluminis scissi drach. ij, gal-<text:line-break/>lae drach. duas, myrrhae drach. unam, trita messi misceto<text:line-break/>ac utitor. Verum ad ulcera leviter crustosa in<text:span text:style-name="Default_20_Paragraph_20_Font"><text:span text:style-name="T1">i</text:span></text:span>ice aluminis<text:line-break/>drach. quatuor, myrrhae obolos iij, gallarum drach. unam.<text:line-break/><text:span text:style-name="Default_20_Paragraph_20_Font"><text:span text:style-name="T1">Aliud</text:span></text:span>. Aceti acerrimi heminam unam accipito, in ipsumque<text:line-break/>tantum salis, donec non amplius liquetur, conjicito, deinde<text:line-break/>donec siccetur coquito et ex illo accipito, atque aceti cya-<text:line-break/>thum unum affundito, ac ore detinendum exhibeto per fa-<text:line-break/>tiS multum tempus, deinde iterum atque iterum idem facito<text:line-break/>ter aut quater per diem, respectu habito ad subjectas par-<text:line-break/>tes. In pueris vero lanaS circum specil<text:span text:style-name="Default_20_Paragraph_20_Font"><text:span text:style-name="T1">l</text:span></text:span>um apponito, intin-<text:line-break/>gitoque ac Iocum confirmato, ea corporis figura ordinata ne<text:line-break/>ipsam devoret. Quidam vero arido sale utuntur, terentes<text:line-break/>ipsum cum aceto et resiocanteS. Faciunt et alumen rotun-<text:line-break/>dum ac sory pari pondere. Oportet autem colluere lenti mn</text:p>
      <text:p text:style-name="P3">decoctum modico admixto melle aut rosarum cremorem<text:line-break/>cum meste. Quod si non exuperetur per haec putrefactio<text:line-break/>urere jube, munitis et contectis in orbem circumflua locis.<text:line-break/>Sit autem candens ac peIIucens cauterium, quod admoveam<text:line-break/>tur, donec nuIIus humor amplius defluat et Iocus videatur<text:line-break/>exuperatus. Postea coIIuenda praedicta et anthera compo-<text:line-break/>sitione utendum ex meste, usquequo crustae circumrumpan-<text:line-break/>tur, atque tum sane meste uteris. <text:span text:style-name="Default_20_Paragraph_20_Font"><text:span text:style-name="T1">Alia odora, tenera, ad<text:line-break/>iustammationes et crlssias commoda</text:span></text:span>. ♃ Nucum pinearum<text:line-break/>drach. ii j , amyli drach. ij, aluminis scissi drach. j, florum<text:line-break/>rosarum drach. j, crooi obolos iij, excipe melle. Hoc medi .<text:line-break/>camentum ex ferula Cratippi sumptum dicit.</text:p>
      <text:h text:style-name="Heading_20_2" text:outline-level="2">Cap. VIII. </text:h>
      <text:p text:style-name="P30">[<text:span text:style-name="Default_20_Paragraph_20_Font"><text:span text:style-name="T1">Ad columellam sive gurgulionem.</text:span></text:span>] Car-<text:line-break/>nosa quaedam particula in summo ore apparet dependens,<text:line-break/>si quis aperto plurimum ore toto linguam deprimat. Haec<text:line-break/>ipsa caruncula duobus nominibus appellatur a veteribus<text:line-break/>Graecis, gargareon, id est <text:span text:style-name="Default_20_Paragraph_20_Font"><text:span text:style-name="T1">gurgulio, </text:span></text:span>et columna, caeterum<text:line-break/>posteriores medici fere omnes non ita, fed cionidem, id est</text:p>
      <text:p text:style-name="P3"><text:span text:style-name="Default_20_Paragraph_20_Font"><text:span text:style-name="T15">columellam, vocant. Nam qui staphylen, id est uvam, ipsam<text:line-break/>appellant, eorum neque meminisse praestat, nos enim non<text:line-break/>particulam ipsam, sed unam aliquam ejus affectionem , sta-<text:line-break/>phylen sive uvam nominamus. Raro autem haec allectio<text:line-break/>circa columellam contingit, verum valde saepe inflammatur.<text:line-break/>Et sane quemadmodum in aliis omnibus, in quibus ex hu-<text:line-break/>morum influxu contingit morbus, ita etiam hic prima au-<text:line-break/>xssia reprimunt fluxum. Astringentis igitur facultatis haec<text:line-break/>esse oportet, et si quidem moderatus sit influxus, moderate<text:line-break/>astringentis, quam austeram privatim dicunt, ubi vero ve-<text:line-break/>hementior fuerit influxus, acerbae; ambae enim astringunt,<text:line-break/>sed debilius austera, vehementius autenl acerba. Relatae sunt<text:line-break/>autem saepe ambarum materiae, verum praestat et nunc<text:line-break/>meminisse, quo in parvis instammationiblls debiles, in ma-<text:line-break/>gnis vehementes adhibeatis. CollutioneS itaque moderatae<text:line-break/>sunt ex palmulis aut phoenicobalanis aut quomodocunque<text:line-break/>appellare velis decoctis quandoque sola aqua, quandoque-<text:line-break/></text:span></text:span>modico melle in<text:span text:style-name="Default_20_Paragraph_20_Font"><text:span text:style-name="T8">i</text:span></text:span>ecto. Huic consimilis <text:span text:style-name="Default_20_Paragraph_20_Font"><text:span text:style-name="T8">e</text:span></text:span>st collusio ex deco-</text:p>
      <text:p text:style-name="P3">cto rosarum, pampinorum vitis, rubi, rubi canini, lentisci,<text:line-break/>hederae, cypri, terebinthi, rhamni, aspalathi, cyperi ac cy-<text:line-break/>cnorum, item siliquarum et radicum mori, hypocystidis,<text:line-break/>malorum austerorum et pyrorum acerborum ac eorum quae<text:line-break/>sorba dicuntur, quae multi apponentes ad primam nominis<text:line-break/>fylIabam <text:span text:style-name="Default_20_Paragraph_20_Font"><text:span text:style-name="T1">v</text:span></text:span>, <text:span text:style-name="Default_20_Paragraph_20_Font"><text:span text:style-name="T12">σὐα</text:span></text:span><text:span text:style-name="Default_20_Paragraph_20_Font"><text:span text:style-name="T20"> </text:span></text:span>appellant, ut nominis quidem tres sint in<text:line-break/>universum literae tum o, tum <text:span text:style-name="Default_20_Paragraph_20_Font"><text:span text:style-name="T1">v</text:span></text:span>, tum <text:span text:style-name="Default_20_Paragraph_20_Font"><text:span text:style-name="T12">α</text:span></text:span><text:span text:style-name="Default_20_Paragraph_20_Font"><text:span text:style-name="T20">, </text:span></text:span>aqud graecissantes<text:line-break/>vero Cum <text:span text:style-name="Default_20_Paragraph_20_Font"><text:span text:style-name="T1">o</text:span></text:span> tum <text:span text:style-name="Default_20_Paragraph_20_Font"><text:span text:style-name="T12">α</text:span></text:span><text:span text:style-name="Default_20_Paragraph_20_Font"><text:span text:style-name="T20">. </text:span></text:span>His fortiora sunt myrti ac baccarum<text:line-break/>ejus decoctum et ex acerbis cotoneis malis et virgultorum<text:line-break/>tenerorum ilicis, arbuti, smilacis ac phagi et ipsarum glan-<text:line-break/>dium, mespilorum item et cornorum et fructus memaecyli.<text:line-break/>Generosissimum autem est decoctum gallarum et rhois culi-<text:line-break/>narii ac coriarii ac fructus myricae et spinae Aegyptiae.<text:line-break/>Ex his singu<text:span text:style-name="Default_20_Paragraph_20_Font"><text:span text:style-name="T1">l</text:span></text:span>a tum per se tum etiam mixtim, cocta ex<text:line-break/>aqua gargarissare oportet; mirum enim quam mixturae ip-<text:line-break/>sorum utiliores saepe fiunt ipso simplici usu. Quin et aridis</text:p>
      <text:p text:style-name="P3"><text:span text:style-name="Default_20_Paragraph_20_Font"><text:span text:style-name="T15">tritis columellam contingere oportet, sensim quodammodo<text:line-break/>ad supernam regionem et externam , ad linguam videlicet<text:line-break/>ducendo. Verum trita arida medicamenta cochleario exci-<text:line-break/>piantur, et melius est ut ipsum cochlearium ad finem in<text:line-break/>obliquam lineam desinat quam in rectam. Et ex his ipsis<text:line-break/>moderatae quidem sunt rosae et flos ipsarum et virgulta<text:line-break/>jam enumeratarum plantarum, hypocystis, rheon, lapis quo<text:line-break/>sutores muliebria calceamenta expoliunt, vocatur autem<text:line-break/>ageratus, velut non senescens, aloëque et cyperus et schoe..<text:line-break/>nanthos, radix nardi Indicae ac nostrae montanae. Fortiora<text:line-break/>his sunt et citra manifestam aspritudinem astringunt fru-<text:line-break/>ctus spinae Aegyptiae, rheon et quod diphryges appellatur,<text:line-break/>rhus obsoniorum live culmarius, et ex acerbis balaustium<text:line-break/></text:span></text:span>est, <text:span text:style-name="Default_20_Paragraph_20_Font"><text:span text:style-name="T15">cytini, malicorium, galla et magis exacte quum omplia-<text:line-break/>citis fuerit. Astringunt etiam eximie omnia aluminis genera,<text:line-break/>scissum vero inter ea tenuiorum partium est et ob id uti-<text:line-break/>bus. Atramentum vero sutorium vehementem habet astrin-</text:span></text:span></text:p>
      <text:p text:style-name="P3">gendi vim , sed non expers est calefaciendi et propterea<text:line-break/>putredinofis ulceribus convenit, et tamen exacerbat colu-<text:line-break/>mellam, etiam si jam fit in scirrhum indurata. Succi porr<text:span text:style-name="Default_20_Paragraph_20_Font"><text:span text:style-name="T1">o<text:line-break/></text:span></text:span>astringentes ex omnibus dictis plantis sunt et fructibus<text:line-break/>ipsarum consimiliter. Dictum est de ipsis inter illinitiones<text:line-break/>stomaticas, quarum aliquae ex musti, aliquae ex mellisi mix-<text:line-break/>tura praeparantur, corrumpuntur enim sacci omnino si abs-.<text:line-break/>que melle reponantur, aut rurfusi resiccantur si plurimum<text:line-break/>fuerint cocti. Quidam vero succi etiam si ad solem aesti-<text:line-break/>vum siccentur ad moderatam spissitudinem, per tempus ta-<text:line-break/>meli exarescunt, et si ad plures annos durarint, in eam<text:line-break/>perveniunt ariditatem, ut conteri queant in modum cyti-<text:line-break/>norum et balaustiorum. Tales sunt hypocystidis succus et<text:line-break/>uvae acerbae ac glycyrrhizae et centaurii. Et ut in summa<text:line-break/>dicam , omnes succi etiam si absque melle diutius fuerint<text:line-break/>cocti, non quidem corrumpuntur, verum tempore fiunt aridi,<text:line-break/>et quidam sane velut dixi conteri possunt, quidam vero,<text:line-break/>natura videlioet tenaces et viscosi, in laminam magis abeunt</text:p>
      <text:p text:style-name="P3"><text:span text:style-name="Default_20_Paragraph_20_Font"><text:span text:style-name="T15">quam ut conterantur. Atque haec quidem simplicia com-<text:line-break/>moda existunt. Composita autem ex ipfis juxta duplicem<text:line-break/>utilitatem fiunt, unam quidem ex iis, quae ejusdem generis<text:line-break/>sunt, quando vehementi molle admiscemus, carentes scilicet<text:line-break/>medio, velut florem rosarum, aut ipsas rosas cum galla aut<text:line-break/>alumine permiscentes et unumquodque ex praedictis lenibus<text:line-break/>medicamentis cum vehementi complicantes. Non pauca enim<text:line-break/>numero juxta hujusmodi permutationem erunt. Imo et juxta<text:line-break/>mixturam ipsam ex duabus factam plura medicamenta fient,<text:line-break/>quum alias alia quantitate mifceantur, velut si duplus sit<text:line-break/>rosarum flos quantitate aluminis aut vice versa duplum<text:line-break/>alumen ad florem rosarum. Possit autem non solum duplum,<text:line-break/>fed et triplum et quadruplum alterum alteri misceri, ne-<text:line-break/>que clam est etiam par pari, atque hoc quidem medium<text:line-break/>fuerit inter summa sive extrema, reliqua vero omnia par-<text:line-break/>tim propius molliori accedunt, quae videlicet plus rosarum<text:line-break/>habent, partim autem vehementissimo, quae scilicet plus alu-<text:line-break/>minis capiunt. lu utrisque vero non obscurum est magis</text:span></text:span></text:p>
      <text:p text:style-name="P3">et <text:span text:style-name="Default_20_Paragraph_20_Font"><text:span text:style-name="T15">minus. Quum enim duo sunt medicamenta;- validum qui-<text:line-break/>dem est, in quo alumen rosas excellit, validius autem. est,<text:line-break/></text:span></text:span>in <text:span text:style-name="Default_20_Paragraph_20_Font"><text:span text:style-name="T15">quo triplum alumen ad rosas continetur, quam medica-<text:line-break/>mentum quod duplum saltem habet. Quod igitur semper<text:line-break/></text:span></text:span>me <text:span text:style-name="Default_20_Paragraph_20_Font"><text:span text:style-name="T15">dicere audivistis, etiam nunc dicam. Stulti sunt qui in-<text:line-break/>ter duo ejusdem generis medicamenta utrum ipsorum me-<text:line-break/>lius fit quaerunt aut quod ipsorum omnium optimum exi-<text:line-break/>stat. Perinde enim saciunt ac si quis quaerat praestetne<text:line-break/>alicam aut ptisanam aegris exhibere, aut num vinum an<text:line-break/>acetum mulsum aut aliquod purgatorium medicamentum, aut<text:line-break/>num melius fit veratrum album an nigrum, aut fi in uni-<text:line-break/>versum quis de omnibus auxiliis interroget, quod ipsorum<text:line-break/>optimum existat. Omnia enim respectu ad aliquid tum emo-<text:line-break/>Iumentum tum detrimentum in se habent, quod ipsum<text:line-break/>etiam quum Hippocrates dixerit primus omnium, quos sciam,<text:line-break/></text:span></text:span>ii <text:span text:style-name="Default_20_Paragraph_20_Font"><text:span text:style-name="T15">qui post ipsum fuerunt infequuti sunt, ex recentioribus<text:line-break/>autem medicis aliqui quemadmodum alia multa nugantur,<text:line-break/>sic esiam talia. Vidistis porro saepe opere dicti mei verita-<text:line-break/>tem. Intempestive namque aliqui medicamentis quae habe-</text:span></text:span></text:p>
      <text:p text:style-name="P2"><text:span text:style-name="Default_20_Paragraph_20_Font"><text:span text:style-name="T15">bant usi, deinde quod exacerbari affectionem his viderent,<text:line-break/>ad alia citra methodum transgressi et neque his quicquam<text:line-break/>efficientes ad tertiam deinceps transitionem, aliquando etiam<text:line-break/>quartam, praeter rationem delati et affectum jam malignum<text:line-break/>esse judicantes me in consilium adhibuerunt, quibus ut<text:line-break/>ostenderent mihi quum iussissem ea medicamenta, quae ha-<text:line-break/>bebant, id quod commodum esset ad praesentem constito-<text:line-break/>tionem indicavi. Atque quum ipsi dicerent per medicamen-<text:line-break/>- tum, quod ego consistebam, aegrum exacerbatum esse et ob<text:line-break/>id se eo usi formidare, verum etiam sic persuasos a me ad<text:line-break/>ipsius usum compuli et tum illis tum nobis utrumque, quod<text:line-break/>Herophilus dixit, verum esse ostendi. Sive enim dixeris<text:line-break/>medicamenta nihil esse sola per se ipsa, recte dices; nihil<text:line-break/>ei im sunt, nisi utentem eis recte suerint adepta. Sive rur-<text:line-break/>sus medicamenta veluti deosum manus esse dixeris, etiam<text:line-break/>hoc recte dices; iuvant enim maxime, si is qui eis utitur<text:line-break/>in rationali methodo fuerit exercitatus et cum hoc natura<text:line-break/>prudens, quidam enim haud sane praestantiores existentes</text:span></text:span></text:p>
      <text:p text:style-name="P3"><text:span text:style-name="Default_20_Paragraph_20_Font"><text:span text:style-name="T15">de sapientia cunl prudentissimis contendunt. Mixtura itaque<text:line-break/>medicamentorum ejusdem generis, mediorum medicamen-<text:line-break/>torum usuS gratia fit. Et ob id semper duo. contraria fa-<text:line-break/>cultatibus medicamenta in unoquoque affectu voa habere<text:line-break/>operae pretium duco, permiscendo enim ipsa., omnino silus<text:line-break/>tis mediiS medicamentis abundabitis. Una igitur mixturae<text:line-break/>ejusdem generis medicamentorum causa haec est, jam vide-<text:line-break/>Iicet relata. Una vero alia mixtura ex diversi generisi me-<text:line-break/>dicamentis hujusmodi ratiocinatione coepit. Raro quidem<text:line-break/>invenerit quis allectionem aut discussoriisi tantum aut repul-<text:line-break/>foriisi indigentem. P arvae etenim et affectionis nomine vix<text:line-break/>a medicis dignatae confestim sedantur. Ubi vero generatus.<text:line-break/>affectus maiorem habuerit causam, impossibile est ipsum per<text:line-break/>repulsoria perfecte sanare et maxime ubi aegri corpus fue-<text:line-break/>rit humoribus multis refertum aut particula affecta natura<text:line-break/>debilis. Ob id igitur cogimur saepe quidem in principio,<text:line-break/>saepe vero paulo post admiscere quippiam ex discussoriisi,<text:line-break/>si vero dolor affuerit simul vehemens, etiam ex mitigato-<text:line-break/>riis addere. Itaque tunc opus est unica i que praedictorum</text:span></text:span></text:p>
      <text:p text:style-name="P3">medicamentorum aliquid ex discussoriis addere. At vero<text:line-break/>quum haec omnino multa sint, a mollioribus auspicandum<text:line-break/>erit, ab acribus enim inflammata exacerbantur. At ea gra-<text:line-break/>tia composita medicamenta in usum venerunt, quum ad aha-<text:line-break/>russi partium inflammationes tum gurgulionis, veluti quum<text:line-break/>ad alumen iridem IIlyricam admiscemus aut farinam ervi-<text:line-break/>nam aut thuS aut myrrham. Quum enim astringentia sint<text:line-break/>multa et non pauca citra acrimoniam difcutientia, varietas<text:line-break/>medicamentorum ad columellas inflammata merito multi-<text:line-break/>juga facta est Caeterum tum perspecta inflammationis ma-<text:line-break/>gnitudine ac caliditate et considerata influxuS quantitate,<text:line-break/>ampliusque copiam humorum in toto corpore per conje-<text:line-break/>cluram assequutus medicamento, in quo aut astringentium<text:line-break/>aut discutientium vis excellit, uteris. Ascribam autem rur-<text:line-break/>sus etiam hic medicamenta, quae ab expertissimi tradita<text:line-break/>sunt, aliqua quidem cum propriis discriminibus, non pauca<text:line-break/>vero etiam Citra distinctiones. ln quibus sane ego, velut</text:p>
      <text:p text:style-name="P3"><text:span text:style-name="Default_20_Paragraph_20_Font"><text:span text:style-name="T15">etiam in aliis, quae supra tradidi, propria discrimina ap-<text:line-break/>ponam.</text:span></text:span></text:p>
      <text:p text:style-name="P1"><text:span text:style-name="Default_20_Paragraph_20_Font"><text:span text:style-name="T15">[Q</text:span></text:span><text:span text:style-name="Default_20_Paragraph_20_Font"><text:span text:style-name="T1">uae Archigenes scripsit ad gurguliones instant-<text:line-break/>malos.]</text:span></text:span><text:span text:style-name="Default_20_Paragraph_20_Font"><text:span text:style-name="T15"> Ad propositam affectionem sic scripfit Archigenes<text:line-break/>in primo medicamentorum. Uva laxata succum dissolutum<text:line-break/>admove aut gallam tritam cum sale aut ipsum sal dissolu-<text:line-break/>tum aut Iycii radicem tritam aut omphacium cum melle.<text:line-break/>Si vero fortius velis, atramenti sutorii, fquamae aeris, alu-<text:line-break/>minis fcissi, mifyosi, myrrhae, gallae aequas partes tritas<text:line-break/>ac vino exceptas illinc. Si his folum fcriptis quiesceret<text:line-break/>Archigenes, haud injuria ipfum reprehenderim, citra disari-<text:line-break/>men fcribentem medicamenta facultatis penitus contrariae,<text:line-break/>quoniam vero in his, quae deinceps fclibuntur, corrigit in-<text:line-break/>terdum ipsam horum indistinctionem, recte facit. Quod vero<text:line-break/>indifcriminatim haec dicta sint, hinc discere licet. Uvae,<text:line-break/>inquit, laxatae saccum dissolutum admove. Oportebat equi-<text:line-break/>dem etiam hic apponere, qualem succum dioat, verum quum<text:line-break/>omnibus jam persuasum sit Cyrenaicum succum optime fa-</text:span></text:span></text:p>
      <text:p text:style-name="P3"><text:span text:style-name="Default_20_Paragraph_20_Font"><text:span text:style-name="T15">cere ad columellam inflammatam, non appofuit Cyrenaicum,<text:line-break/>et ob id igitur quispiasn haud ipsi succensueris. At vero<text:line-break/>quod acerrimum et maxime calefactorium medicamentum<text:line-break/>ipsam Cyrenaicum saccum cum contrariis scripsit, non ap-<text:line-break/>ponens discrimen, neque ostendens quando ipso succo uti<text:line-break/>conveniat et quando astringentibus medicamentis, in hoc<text:line-break/>perperam fecit. Atramentum sutorium enim et squamam<text:line-break/>aeris et alumen scissum et misy et gallam, omnia aequis<text:line-break/>partibus in vino terere jubens, ampliusque ad haec myr-<text:line-break/>rham pali pondere addens, hoc modo composito medica-<text:line-break/>mento uvam illinit, quod fortissima astringendi facultate<text:line-break/>praeditum est. Verum hujus scripturae indeterminatam in-<text:line-break/>certitudinem mox mitigavit, praescribendo videlicet haec<text:line-break/>verba medicamenti compositioni, si vero sorbus velis, hoc<text:line-break/>enim scripsit tanquam scientibus nobis quando sortibus uten-<text:line-break/>dem sit. Porro mixtum medicamentum est et hoc, ubi<text:line-break/>scripsit, aut gallam tritam eunt sale. Galla enim vehementer<text:line-break/>astringit, sal vero discutit cum modica astrictione. In prm-</text:span></text:span></text:p>
      <text:p text:style-name="P3"><text:span text:style-name="Default_20_Paragraph_20_Font"><text:span text:style-name="T15">cipio vero sale non est privatim utendum, sicut neque succo,<text:line-break/>sed indurata jam et diuturna columellae inflammatione, ipse<text:line-break/>autem non columella scripsit, sed uva laxata, cum vulgo<text:line-break/>existimans columellae inflammationem uvam appellari. Et<text:line-break/>quid mirum hoc putandum, quando etiam ex nostratibus<text:line-break/>quidam, ob Atheismum superciliosus et iactabundus, uvam<text:line-break/>ipsam particulam appellari existimavit. Major enim hujus<text:line-break/>quam Archigenis ignorantia fuit, quamquam tum ex aliis<text:line-break/>veteribus hujus appellationis ufusi parabilis sit, tnm ex Hip-,.<text:line-break/>pocrate constet, ex his adeo in praenotionum libro verbis:<text:line-break/>G</text:span></text:span><text:span text:style-name="Default_20_Paragraph_20_Font"><text:span text:style-name="T1">urguliones cum periculo exciduntur, uruntur ac rest</text:span></text:span><text:span text:style-name="Default_20_Paragraph_20_Font"><text:span text:style-name="T15">e—<text:line-break/></text:span></text:span><text:span text:style-name="Default_20_Paragraph_20_Font"><text:span text:style-name="T1">Cantur, quandiu rubri suerint et magni, nam et iustam-<text:line-break/>matio ad hoc consequitur et sanguinis eruptio. Ferum ta-<text:line-break/>Ies graciles reddere aliis artibus hoc tempore oportet.</text:span></text:span><text:span text:style-name="Default_20_Paragraph_20_Font"><text:span text:style-name="T15"> Haec<text:line-break/>praefatus Hippocrates deincepsi ait; </text:span></text:span><text:span text:style-name="Default_20_Paragraph_20_Font"><text:span text:style-name="T1">quum xiero totum suerit<text:line-break/>separatum, quod sotne uvam vocant, et extremum, gurgu</text:span></text:span><text:span text:style-name="Default_20_Paragraph_20_Font"><text:span text:style-name="T15">m<text:line-break/></text:span></text:span><text:span text:style-name="Default_20_Paragraph_20_Font"><text:span text:style-name="T1">li</text:span></text:span><text:span text:style-name="Default_20_Paragraph_20_Font"><text:span text:style-name="T15">m</text:span></text:span><text:span text:style-name="Default_20_Paragraph_20_Font"><text:span text:style-name="T1">bis malus et lividum suerit soletum, superi</text:span></text:span><text:span text:style-name="Default_20_Paragraph_20_Font"><text:span text:style-name="T15">o</text:span></text:span><text:span text:style-name="Default_20_Paragraph_20_Font"><text:span text:style-name="T1">r vero pars<text:line-break/>tenui</text:span></text:span><text:span text:style-name="Default_20_Paragraph_20_Font"><text:span text:style-name="T15">o</text:span></text:span><text:span text:style-name="Default_20_Paragraph_20_Font"><text:span text:style-name="T1">r, in hoc sane tempore tutum est manus hdm</text:span></text:span><text:span text:style-name="Default_20_Paragraph_20_Font"><text:span text:style-name="T15">o</text:span></text:span><text:span text:style-name="Default_20_Paragraph_20_Font"><text:span text:style-name="T1">lirsu</text:span></text:span></text:p>
      <text:p text:style-name="P3"><text:span text:style-name="Default_20_Paragraph_20_Font"><text:span text:style-name="T1">Praestiterit autem alvo prius evacuata manum adhibere,<text:line-break/>st tempus hoc permittat et non suffecelur homo</text:span></text:span><text:span text:style-name="Default_20_Paragraph_20_Font"><text:span text:style-name="T15">. M allise-<text:line-break/>sidus autem adhuc Dioclesi interpretatus est, qualia fit asse-<text:line-break/>etio uva appellata et post eum Praxagoras et Mantias et<text:line-break/>quicunque concomitantia affectuS conscripserunt. Quidam<text:line-break/>vero etiam ob id affectionem uvam appellatam esse dixe-<text:line-break/>runt, quod uvae fructui extremum gurgulionis simile appa-<text:line-break/>ret. Quae porro deinceps ab Archigene scripta funt, recte<text:line-break/>dicta funt, difcrimina nimirum usas ipsorum eo ascribente.<text:line-break/>Habent autem sic.</text:span></text:span></text:p>
      <text:p text:style-name="P1"><text:span text:style-name="Default_20_Paragraph_20_Font"><text:span text:style-name="T1">[ Commune medicamentum columellae et tonsillarum.]<text:line-break/></text:span></text:span><text:span text:style-name="Default_20_Paragraph_20_Font"><text:span text:style-name="T15">In commune tum tonsillis tum columella inflammatis aut<text:line-break/>exulceratis, in principio convenit quies, inedia et </text:span></text:span><text:span text:style-name="Default_20_Paragraph_20_Font"><text:span text:style-name="T1">C</text:span></text:span><text:span text:style-name="Default_20_Paragraph_20_Font"><text:span text:style-name="T15">onse -<text:line-break/>quens diaeta, gargarismi simplices leniter astringentes, posca<text:line-break/>dilutior tepida aut aqua mulsa, aut palmularum aut vitis<text:line-break/>pampinorum aut malorum cotoneorum aut mellitorum aut<text:line-break/>pyrastrorum aut rosarum decoctum , ita ut ad austera de-<text:line-break/>cocta parunl mellis admisceatur. Pulchre hic ascripsit au-</text:span></text:span></text:p>
      <text:p text:style-name="P3"><text:span text:style-name="Default_20_Paragraph_20_Font"><text:span text:style-name="T15">steris oportere mellis pauxillum miscere, verum paulo auto<text:line-break/>cum aqua mulsa per se uti jussit in principio inflammatio-<text:line-break/>num , non recte fecit. Nihil enim astringens habet aqua<text:line-break/>mulsa, sed rectissime quis ipsam detersoriam dixerit , et si<text:line-break/>simul disoussoriam dicat, nihil deliquerit. Quae vero dein-<text:line-break/>ceps ab eo scripta sunt, recte habent in hunc modum. Facit<text:line-break/>et acaciae succus aqua dilutus. Illinenda sunt etiam censi-<text:line-break/>milia stomatica medicamenta, velut est quod ex morisi con-<text:line-break/>stat simplex. Rhbis item Syriacae ac coriariae cremore co-<text:line-break/>cto ad spissitudinem, cum melle mixto utere. Aut punito-<text:line-break/>rum dulcium, atque acidorum succum ad mellis Crassitudi-<text:line-break/>nem decoquito ac utitor. Aut uvae acerbae succum expres-<text:line-break/>sum adhibeto. Aut rubi aut lentisci aut terebinthi aut<text:line-break/>myrti aut rosarum succo cum melle utere. Et postea so-<text:line-break/>rinsecus alumen scissem cum dimidia aloes parte ac modica<text:line-break/>acacia cum succo solani imponere consulens, haec verba<text:line-break/>infert. Quod si moretur inflammatio, acetum tepidum per</text:span></text:span></text:p>
      <text:p text:style-name="P3"><text:span text:style-name="Default_20_Paragraph_20_Font"><text:span text:style-name="T15">se gargarisset aut gaIIa trita admixta aut rubi aut agrestis<text:line-break/>oleae radice. Aut cyperi decoctum cum melle. Aut passum<text:line-break/>cum aqua. Aut sycites vinum caIidum. Aut maIvae deco-<text:line-break/>ctum. Manifestum est enim haec auxilla Communia esse, ve-<text:line-break/>lut praedictum est, tum coIumelIae tum tonsillarum. Verum<text:line-break/>non recte videtur milli passo cum aqua confidere, utpote<text:line-break/>imbecilli ad talia medicamento, quemadmodum etiam vino<text:line-break/>sycite et maIvae decocto, priusquam ad suppurationem per-<text:line-break/>veniat affectus, oportebat autem hoc ipsum ab eo indicari.<text:line-break/>Connectit deinde Archigenes ad praedicta sic scribens, illi-<text:line-break/>nito et ea, quae supra ad ulcuscula in naribus scripta<text:line-break/>sunt. Privatim autem picem cum oleo aut melle. Aut cio-<text:line-break/>comatrma cum modica galla et melle. Aut alumen rotun-<text:line-break/>dum cum flore rosarum tritum aut rosas aridas aut florem<text:line-break/>ipsarum trita insperge, aut tum tonsillis tum uvae insuslla.<text:line-break/>Aut cyperi radicem vel myrtum aut lentiscum, vel rubum<text:line-break/>aut gallam aut salem tenuem, similiter insperge. Aut omplla-<text:line-break/>cium vel lentiscum cum melle illinc. Aut florem rosarum</text:span></text:span></text:p>
      <text:p text:style-name="P3"><text:span text:style-name="Default_20_Paragraph_20_Font"><text:span text:style-name="T15">vel crocum cum mali punici succo. Hic rursus astringentia<text:line-break/>ac dison storia citra discrimen permiscuit. Nihil enim simile<text:line-break/>est inspergere salem tenuem aut rosas siccas vel florem<text:line-break/>ipsarum, aut pice cum oleo uti, quod medicamentum est<text:line-break/>calefactorium ac difcussoliusn , aut galla et alumine, quae<text:line-break/>medicamenta sunt maxime astringentia. Caeterum fenefcente,<text:line-break/>atque indurata jam inflammatione recte pix liquida adsis-<text:line-break/>beatur aut arida oleo liquefacta. Tunc vero etiam sal com-<text:line-break/>modus fuerit, corpore videlicet prius evacuato. Incipiente<text:line-break/>vero aut augefcente et cum multa caliditate vigente, ussi-<text:line-break/>xime contrarium auxiIium est pix cum oIeo, eodemque ra-<text:line-break/>tione etiam faI. Consequenter autem recte descripsit Arelli-<text:line-break/>genesi ad vigentem affectionem auxilia. Indicat autem ex eo<text:line-break/>augefcens et nihil opus sentiens ex praescriptis maIum. Ha-<text:line-break/>bet sermo ejus hoc modo. Si vero in vigorem pervenerit<text:line-break/>affectio aut alvus subducatur aut surfurum loturam calidam<text:line-break/>gargarisset aut ptisanae succum aut passum tepidum aut ra-<text:line-break/>dicis dulcis decoctum cum passo et hyssopo ant ficus vino</text:span></text:span></text:p>
      <text:p text:style-name="P3"><text:span text:style-name="Default_20_Paragraph_20_Font"><text:span text:style-name="T15">incoctas aut ptisanae succum, in quo uvae passae sunt in-<text:line-break/>coctae. Magnopere iuvantur si amygdalinum oleum in aures<text:line-break/>infuderis , sorinsecusique spongiis expressis leniter foveris.<text:line-break/>Quin et dissolutum crudum ex hordeacea farina imponen-<text:line-break/>dum aut ex farina feminis lini aut foenigraeci aut etiam<text:line-break/>mixtura ex his omnibus facta. Si ita prope fuppurationem<text:line-break/>fuerint tonsillae, coadiuvare assidue per ficuum decoctum<text:line-break/>oportet et fere continuo id ad gargalissandum adhibere, si-<text:line-break/>militerque aquam mulsam calidam. Si vero nihil apparue-.<text:line-break/>rit, augescat tamen malum , ita ut aegre transglutire pos-<text:line-break/>sint aegri et suffocationis principium sit nobis suspectum,<text:line-break/>alvus sorti clystere aut glande subducenda est et vena cu-<text:line-break/>biti secanda, cucurbitaeque cum scalificatione collo ac mento<text:line-break/>assigendae, fomentis etiam ac cataplasmatis frequentius et<text:line-break/>robustius utendum et assiduis gargarismis. Quod si ad nul-<text:line-break/>lum horum praesidiorum cedat, sed augeatur, venae sub lin-<text:line-break/>gua secentur aut juxta singulos oculorum, atque ea quae<text:line-break/>in fronte est. Illinatur autem assidue fel tauri et elaterium</text:span></text:span></text:p>
      <text:p text:style-name="P3"><text:span text:style-name="Default_20_Paragraph_20_Font"><text:span text:style-name="T15">cum melle aut sal et oleum vetus cum melle et aceto. Aut<text:line-break/>centaurea cum melle. Aut absinthium cum nitro et melle.<text:line-break/>Aut hirundines integras una cum pennis ustas ac tritas<text:line-break/>cum melle illinito. Ajunt aliqui etiam summe sacere hirun-<text:line-break/>dinum pullos teneros valde, sive recentes sive sale condi-<text:line-break/>tos, assatos et in cibos exhibitos, statim enim levant sus-<text:line-break/>focationem. Sive autem pueri sint sive senes, sulsur et iri-<text:line-break/>dem cum melle delingenda dato. Quod hae communes me-<text:line-break/>delae sint utriusque, velut in principio dixit, uvae videli- .<text:line-break/>cet et tonsillarum, manifestum fecit ex his, quae consequen-<text:line-break/>ter infert quum ait i Aliqui synanchicis vel cynanchicis<text:line-break/>elaterii et sellis tauri, utriusque obolos duos Cum aqua<text:line-break/>mulsa tepida bibendos praebent. Quidam vero asellos sub<text:line-break/>aquariis vasis nascentes in potu exhibent aut deligendos<text:line-break/>dant aut dolentibus et affectis partibus illinunt et valde se<text:line-break/>juvari testantur. Quin et per vaporem intra os receptum<text:line-break/>hoc modo fomentum adhibetur. Origanum aut hyssopum aut<text:line-break/>satureiam, cum sufficienti aceto diligenter in olla servesa-</text:span></text:span></text:p>
      <text:p text:style-name="P3">cito obturata, operculum autem circa medium habeat fora-<text:line-break/>men , deinde arundinem ad foramen operculi ac os aegri<text:line-break/>adaptato ac fomentum admittito. Si vero os a fervore<text:line-break/>arundinis comburatur, ovum vacuum utrinque perforatum<text:line-break/>aegri in ore contineant et per ipsum arundo inferatur.<text:line-break/>Mollius fit fomentum fi pro aceto aqua sumatur. Quidam<text:line-break/>nitrum et origanum et nasturcii femen ac oleum in posca<text:line-break/>trita miscent et similiter pro fomento adhibent. Aut cine-<text:line-break/>rem pullorum hirundinum implumium illinc. Aut folani<text:line-break/>fuccum et butyrum , aequis partibus cum rosaceo cerato<text:line-break/>mento impone. Eis vero qui sufiocantur, picem cum aqua<text:line-break/>et nitro in potu praebe. Haec quidem Archigenes scripsit.<text:line-break/>Ego vero nunquam tentavi ulli alicui ea quae bibuntur<text:line-break/>medicamenta in ejusmodi affectionibus exhibere, qualium<text:line-break/>falle tum ipse tum aiii quidam meminerunt. Itaque lloc<text:line-break/>quod ad finem sermonis praescripti habetur his verbis i Eis<text:line-break/>vero qui sufiocantur picem et nitrum cum aqua in potu<text:line-break/>praebe, non possem mihi persuadere qua ratione sit dictum.</text:p>
      <text:p text:style-name="P3"><text:span text:style-name="Default_20_Paragraph_20_Font"><text:span text:style-name="T15">Imo neque ex praeceptoribus aliquem, neque astum ustum<text:line-break/></text:span></text:span>eo <text:span text:style-name="Default_20_Paragraph_20_Font"><text:span text:style-name="T15">utentem vidi, neque etiam ipse in usum assumere ten-<text:line-break/>tavi. At vero venam secare eis qui suffocantur et emere<text:line-break/>forti atque acri clystere et purgatoria exhibere, gratia eva-<text:line-break/>enandi universum corpus et transferendi infra humorum<text:line-break/>cursum, qui ad affectas partes feruntur, rationabile est et<text:line-break/>multa experientia judicatum ac cognitum. Similiter etiam<text:line-break/>post totius corporis evacuationem et aversionem ad inser-<text:line-break/>nas partes medicamentis acribus multum difcussoriis uti,<text:line-break/>rationi confentaneum est et experientiam testem habet. </text:span></text:span><text:span text:style-name="Default_20_Paragraph_20_Font"><text:span text:style-name="T8">P</text:span></text:span><text:span text:style-name="Default_20_Paragraph_20_Font"><text:span text:style-name="T15">L<text:line-break/>cem vero cum aqua et nitro in potu praebere abstinui, usu<text:line-break/>pote quum neque alium utentem viderim neque rationem<text:line-break/>ad hunc usum ducem habeam.</text:span></text:span></text:p>
      <text:p text:style-name="P1"><text:span text:style-name="Default_20_Paragraph_20_Font"><text:span text:style-name="T15">[Q</text:span></text:span><text:span text:style-name="Default_20_Paragraph_20_Font"><text:span text:style-name="T1">uae Apollonius in primo parabilium tradidit.]<text:line-break/></text:span></text:span><text:span text:style-name="Default_20_Paragraph_20_Font"><text:span text:style-name="T15">Apollonius in primo parabilium sic ad verbum scripfit</text:span></text:span><text:span text:style-name="Default_20_Paragraph_20_Font"><text:span text:style-name="T1">. Ad<text:line-break/>instammatam columellam illi</text:span></text:span><text:span text:style-name="Default_20_Paragraph_20_Font"><text:span text:style-name="T15">s</text:span></text:span><text:span text:style-name="Default_20_Paragraph_20_Font"><text:span text:style-name="T1">iones</text:span></text:span><text:span text:style-name="Default_20_Paragraph_20_Font"><text:span text:style-name="T15">. Sale trito et melle illi-<text:line-break/>nens reprimes columellam. Picem illinens per digitum ap-<text:line-break/>primitos Succum Cyrenaicum aqua diluito et columellae</text:span></text:span></text:p>
      <text:p text:style-name="P2"><text:span text:style-name="Default_20_Paragraph_20_Font"><text:span text:style-name="T15">adhibeto. Chalcitidem tritam similiter admoveto. Omphacio<text:line-break/>trito cum melle utitor. Haec Apollonius. Licet autem nobis<text:line-break/>videre in his, quae absque discrimine scripta sunt. Quod<text:line-break/>si quis non uni uscuj usque indefinite scripti facultates no-<text:line-break/>velit, quo in opportuno tempore eis utatur, maximum<text:line-break/>omnino nocumentum inseret. Scriptum est itaque hic pli-<text:line-break/>mum omnium sale trito et melle utendum esse, postremum<text:line-break/>autem omphacio cum melle. Contraria autem facultas est<text:line-break/>omphaoii ad fidem. Quare si quis in principio sale utatur,<text:line-break/>maxime si humores in corpore ex aequo abundent aut<text:line-break/>etiam circa caput haereant, extreme aegrum laedet. Ossi.<text:line-break/>piracium vero in principio commodissimum est, non trahens<text:line-break/>11 e que evellens ad fe ex alto, velut sal cum melle, fed re-<text:line-break/>pellens. Sales autem cum melle discussoriam vim habent,<text:line-break/>modica adstrictoria vi sali commixta, quae sane per admix-<text:line-break/>tionem mellis penitus evertitur. Caeterum id quod ex pice<text:line-break/>constat inveteratis inflammationibus et jam in lcirrllum, ut<text:line-break/>ita dicam, induratis convenit, quemadmodum etiam Cyre-</text:span></text:span></text:p>
      <text:p text:style-name="P3"><text:span text:style-name="Default_20_Paragraph_20_Font"><text:span text:style-name="T15">naicus succus non incipientibus, sed ubi jam quod influit<text:line-break/>per astringentia repressum est prodest. Chalcitis vero in to-<text:line-break/>tum inepta est, praeterquam si valde inveterata et aegre<text:line-break/>curabilis fit affectio, est enim medicamentum mordax si cruda<text:line-break/>adhibeatur, quapropter ut vim ipsius minuamus, usta fre-<text:line-break/>quentius utimur. Deinceps Apollonius haec ad verbum scri-<text:line-break/>psiL G</text:span></text:span><text:span text:style-name="Default_20_Paragraph_20_Font"><text:span text:style-name="T1">argari</text:span></text:span><text:span text:style-name="Default_20_Paragraph_20_Font"><text:span text:style-name="T15">z</text:span></text:span><text:span text:style-name="Default_20_Paragraph_20_Font"><text:span text:style-name="T1">ati ad pendulam columellam</text:span></text:span><text:span text:style-name="Default_20_Paragraph_20_Font"><text:span text:style-name="T15">. Origanum tritum<text:line-break/>aceto et aqua affusis fervesacito et cum caricarum succo<text:line-break/>misceto ac utitor ad gargarissandum. Aut hystopum terito<text:line-break/>et caricarum coctarum succo misceto ac utitor velut ori-<text:line-break/>gano. Mentham ac rutam et coriandrum lacte asinino trita<text:line-break/>gargarissanda praebe. Apium et Iauri soIia trita et vino aut<text:line-break/>Ientis decocto diluta gargarissato. Novi quendam, qui omni-<text:line-break/>bus ab Apollonio scriptis indiscriminatim utitur, in prin-<text:line-break/>cipio inflammationis gurgulionis uno ex his usum esse et<text:line-break/>aegrum extreme laesisse, praeter aha enim neque sciebat,<text:line-break/>quid pendula columella esset, quum velit Apollonius valde</text:span></text:span></text:p>
      <text:p text:style-name="P3"><text:span text:style-name="Default_20_Paragraph_20_Font"><text:span text:style-name="T15">laxatum absque inflammatione gurgulionis affectum osten-<text:line-break/>dere , quem etiam resecare consuevimus, atque in hoc </text:span></text:span>re<text:line-break/><text:span text:style-name="Default_20_Paragraph_20_Font"><text:span text:style-name="T15">vera pituitam detrahentia et calefacientia medicamenta com-<text:line-break/>moda existunt, nam in totum subalbidus fit et exanguior.<text:line-break/>Deinde ApolIonius llaec subdit. Lotium asini plurimum et<text:line-break/>calidilfinlum bibendum praebe. Idem etiam in angina. Miror<text:line-break/>equidem ejusmodi auxilia tradentes, certe enim scio omnes<text:line-break/>homines paucis omnino exceptis citius mori velle quam<text:line-break/>urinam asini bibere, verum hic etiam plurimam addit.</text:span></text:span> Et<text:line-break/><text:span text:style-name="Default_20_Paragraph_20_Font"><text:span text:style-name="T15">alias, velut antea dixi, absurdissimum est Curantem oris in-<text:line-break/>flammationem medicamentum potabile exhibere, nisi si ex<text:line-break/>purgantium numero existat; haec enim alterius usus gratia<text:line-break/>dantur. Ex aliis susslciunt quae citra transglutitionem au-<text:line-break/>xiliali possent Quin et quosl postea scriptum est ab ipso<text:line-break/>medicamentum, quod itidem bibere iubet, similem habet ab-<text:line-break/>surditatem. Scribit itaque fic de ipso, lauri folia trita ex<text:line-break/>vino et aqua bibenda praebeto. Heras igitur multo melius</text:span></text:span></text:p>
      <text:p text:style-name="P3"><text:span text:style-name="Default_20_Paragraph_20_Font"><text:span text:style-name="T15">quam Apollonius scripsit hoc modo</text:span></text:span><text:span text:style-name="Default_20_Paragraph_20_Font"><text:span text:style-name="T1">. Ad Columellam laxa-<text:line-break/>tam</text:span></text:span><text:span text:style-name="Default_20_Paragraph_20_Font"><text:span text:style-name="T15">. ♃ Gallae omphacitidisi partem j, aluminis scissi par-<text:line-break/>tem j, salis ammoniaci partem j, utrumque per se ac simul<text:line-break/>terito et expleto inde cochleari uvam contingito. Aut lapi-<text:line-break/>dem ageratum appellatum , quo sutores ad muliebria casu<text:line-break/>ceamenta expolienda utuntur, deradito exindeque cochlear<text:line-break/>expletum uvae adhibeto. Ex his duobus medicamentis alte-<text:line-break/>rum posterius omni molestia caret, neque nocere potens<text:line-break/>neque magnopere iuvare, quocunque tandem tempore quis<text:line-break/></text:span></text:span>eo <text:span text:style-name="Default_20_Paragraph_20_Font"><text:span text:style-name="T15">utatur, fortius est prius. In principio itaque et quum<text:line-break/>valde rubent, minime aptum est, fi vero praeevacuato toto<text:line-break/>corpore et post repulsuri orum. medicamentorum usam ad-<text:line-break/>hibeatur, ubi non valde rubensi sit gurgulio, juvare potest,<text:line-break/>ex contrariis enim fortibus componitur facultatibus repuli<text:line-break/>solia et discussor^. Quare non recte fecit Heras indiscri-<text:line-break/>minatim ipsa tradendo. Tarentinus porro HeraclideS in li-<text:line-break/>bris ad Antiochidem ad inflammatas columellas sic scripsit,<text:line-break/>omphacium siccum terito et admixto sufficienti melle adhi-</text:span></text:span></text:p>
      <text:p text:style-name="P3"><text:span text:style-name="Default_20_Paragraph_20_Font"><text:span text:style-name="T15">beto. Aut gallam tritam cum melle, aut alumen scissum<text:line-break/>eodem modo. Aut succum Cyrenaicum cum melle. Aut me-<text:line-break/>lanteriam, qua sutores utuntur. Aut Andronium pastillum,<text:line-break/>quem in vulnerariis medicamentis reseram cum Vino. Opor-<text:line-break/>tet autem post haec lentium deooctum gargarissare. Recte<text:line-break/>ad finem lloc ascripsit. Vehementia enim sunt omnia prae-<text:line-break/>scripta ab ipso medicamenta, acerba qualitate praedita et<text:line-break/>ob id exasperanti, itaque aspritudinem ab ipfis inductam<text:line-break/>mitigare vult per lentium decoctum. In moderata iustam-<text:line-break/>matione non est necesse talibus uti, quemadmodum neque<text:line-break/>ubi columellae valde rubrae fuerint et calidam inflamma-<text:line-break/>tionem Ilabent, imo neque in declinatione earum; tunc enim<text:line-break/>discussoriorum medicamentorum vim praedominari oportet.<text:line-break/>Asclepiades vero ad easdem sic scripsit: </text:span></text:span><text:span text:style-name="Default_20_Paragraph_20_Font"><text:span text:style-name="T1">Siccum ad laxa-<text:line-break/>tas Columellas</text:span></text:span><text:span text:style-name="Default_20_Paragraph_20_Font"><text:span text:style-name="T15">. Anethi una cum semine et radicibus quod<text:line-break/>satis est accipe et in vas fictile conjicias, cujus os sit sub-<text:line-break/>obturatum, et ipsum vasi luto oblitum, in furnum donec</text:span></text:span></text:p>
      <text:p text:style-name="P3"><text:span text:style-name="Default_20_Paragraph_20_Font"><text:span text:style-name="T15">vas ignescat mitte, deinde ex furno extractum anethum<text:line-break/>ustum tere et fublatum repone. Ufu vero expetente anethi<text:line-break/>partes duaS accipe, iridis lllyricae in tenuissimum pulvil-<text:line-break/>Ium redactae partem unam admisse ac per arundinem in-<text:line-break/>suffla. </text:span></text:span><text:span text:style-name="Default_20_Paragraph_20_Font"><text:span text:style-name="T1">Aliud</text:span></text:span><text:span text:style-name="Default_20_Paragraph_20_Font"><text:span text:style-name="T15">. ♃ Rosarum siccarum sextarium unum, nardi<text:line-break/>Celticae una cum radicibus et adhaerente terra fasciculum<text:line-break/>unum, nidi hirundinum fiIvestrium aridi Ʒ iij, myrrhae Ʒ viij,<text:line-break/>gattas omphacitidasi numero quindecim, contusa et trita in-<text:line-break/>suffla et cum digitis adhibe. Ex his duobusi medicamentis<text:line-break/>prius penitus niliiI ex repulsoriis habet; sed est totum disi-<text:line-break/>cussorium. Alterum vero ex contrariis mixtum est facul-<text:line-break/>talibus , multam enim discusseram vim habet silvestrium<text:line-break/>hirundinum nidus, astringentem autem galIae, mediae vero<text:line-break/>facultatis est myrrha et mixtae nardus Celtica, ita ut tum<text:line-break/>discusso Ista tum astrictoria facultas ambae in eo sint mo-<text:line-break/>derasae. Caeterum per arundinem ejusmqdi medicamenta<text:line-break/>insufflari valde improbo, defertur enim exi ipfis multum<text:line-break/>tum in gulae summum tum in ipsam gulam. Praestat ita-</text:span></text:span></text:p>
      <text:p text:style-name="P3"><text:span text:style-name="Default_20_Paragraph_20_Font"><text:span text:style-name="T15">que cochleario indita apprimere, quemadmodum ego uti fo-<text:line-break/>leo, ut vidistis. Quin et tertium mediCamentum Asclepiades<text:line-break/>post praedicta duo conscripsit his verbis.</text:span></text:span></text:p>
      <text:p text:style-name="P1"><text:span text:style-name="Default_20_Paragraph_20_Font"><text:span text:style-name="T1">[Siccum ad laxatam columellam et tumentem Nea-<text:line-break/>politae</text:span></text:span><text:span text:style-name="Default_20_Paragraph_20_Font"><text:span text:style-name="T15">.] ♃ Piperis albi drach. unam, myrrhae drach. unam,<text:line-break/>aluminis scissi Ʒ ij , gallae omphacitidis Ʒ ij , trita admove.<text:line-break/>Hoc medicamentum a principio usque ad finem utile esse<text:line-break/>poterit, praeterquam in vehementer rubentibus, in his enim<text:line-break/>vitare oportet acrium ac mordacium valde mixturam, quale<text:line-break/>hoc loco piper existit. Aliud deinceps ejusdem facultatis<text:line-break/>scripsit ad tumentes columellas ex his compositum. ♃ La-<text:line-break/>pidis agerati Ʒ iv, floris lapidis Asii drach. quatuor, terrae<text:line-break/>Samiae drach. quatuor, aluminis fcissi drach. duas, croci<text:line-break/>torrefacti drach. ij, gallarum omphacitidum drach. duas,<text:line-break/>tritis utere. Hoc et nosi usi fumus saepe ut optimo et quod<text:line-break/>omni tempore </text:span></text:span><text:span text:style-name="Default_20_Paragraph_20_Font"><text:span text:style-name="T1">i</text:span></text:span><text:span text:style-name="Default_20_Paragraph_20_Font"><text:span text:style-name="T15">uvare possit, praeterquam, velut in praece-<text:line-break/>denti dixi , statim in principio et quum ruber et calidus<text:line-break/>fuerit inflammationis tumor. In inveteratis autem jam et</text:span></text:span></text:p>
      <text:p text:style-name="P3"><text:span text:style-name="Default_20_Paragraph_20_Font"><text:span text:style-name="T15">corpore evacuato post unum usum statim magnam commo-<text:line-break/>ditatem exhibet, sunt enim vehementer astringentia et ea,<text:line-break/>quae mediae materiae sunt, in ipso temperate mixta.</text:span></text:span></text:p>
      <text:p text:style-name="P1"><text:span text:style-name="Default_20_Paragraph_20_Font"><text:span text:style-name="T1">[ Cr</text:span></text:span><text:span text:style-name="Default_20_Paragraph_20_Font"><text:span text:style-name="T15">o</text:span></text:span><text:span text:style-name="Default_20_Paragraph_20_Font"><text:span text:style-name="T1">tonis medicamentum hoc modo scriptum ad Colu-<text:line-break/>molles</text:span></text:span><text:span text:style-name="Default_20_Paragraph_20_Font"><text:span text:style-name="T15">.] Hoc medicamentum ad ipsam temporis opportuni-<text:line-break/>tatem apparato, ♃ Ossium palmularum, nucum tenerarum<text:line-break/>immaturarum siccarum, utrorumque Ʒ iv, urito ac in pul-<text:line-break/>vilium terito. Utere arido admoto. Et in hoc medicamento<text:line-break/>ossium palmuIarum vis satis discussoria est, nam et in allisi<text:line-break/>affectionibus eorum experientiam habemus, quod ejusmodi<text:line-break/>viribus sint praedita. NuCum vero tenerarum siccarum ei-<text:line-break/>nisi discussoriam vim habet una cum adiungente. Quin et<text:line-break/>Suranus medicamentum in discriminatim scripsit, non appo-<text:line-break/>nens in quibus privatim faciat. Habent autem verba ejus<text:line-break/>hoc modo. Radicem dulcem contundito et mel et dulcem<text:line-break/>aquam pari mensura affundito, deinde coquito et succum<text:line-break/>gargarissandum praebeto. Peccavit in hoc, quod non adseris<text:line-break/>psit, maxime mitigatorium hoc medicamentum esse, quod in</text:span></text:span></text:p>
      <text:p text:style-name="P3">vigore inflammationum magnopere auxiliari potest. Hujus<text:line-break/>utus commodus etiam est, ubi ex acerbis medicamentis im-<text:line-break/>moderatius quis irritarit et exaspera<text:span text:style-name="Default_20_Paragraph_20_Font"><text:span text:style-name="T1">v</text:span></text:span>it columellam iustam-<text:line-break/>malam, hanc enim lenit lloc medicamentum.</text:p>
      <text:h text:style-name="Heading_20_2" text:outline-level="2">Cap. IX.</text:h>
      <text:p text:style-name="P30"><text:s/>[<text:span text:style-name="Default_20_Paragraph_20_Font"><text:span text:style-name="T1">De medicamentis ad aphthas.]</text:span></text:span> Ulceratio-<text:line-break/>nes in superficie oris obortas aphthas appellant, habentes<text:line-break/>quippiam igneae caliditatis. Fiunt autem ut plurimum puer.<text:line-break/>risi lactentibus, quum aut vitiosum fuerit lac nutricis aut<text:line-break/>non probe ipsum concoxerit infans. Curantur facile, utpote<text:line-break/>quae ex moderate astringentibus sedantur. Quandoque ta-<text:line-break/>lllfill diuturnae fiunt ac aegre solubiles et progressu temporis<text:line-break/>putredinosum quid acquirunt, quod a medicis ulcus depa<text:span text:style-name="Default_20_Paragraph_20_Font"><text:span text:style-name="T1">r<text:line-break/></text:span></text:span>scena appellatur. Scripta itaque sunt et ad ipsas medica-<text:line-break/>menta moderata quidem ad eas, quae nihil maligni habent,<text:line-break/>fortia vero ad eas, quae jam quid putredinosum et serpendo<text:line-break/>depascens habent. Mentionem faciam eorum, quae recensio-<text:line-break/>res coacervarunt, nam ex iis, quae veteres conscripserunt,<text:line-break/>optima cum magna experientia ipsi elegerunt et quaedam</text:p>
      <text:p text:style-name="P3"><text:span text:style-name="Default_20_Paragraph_20_Font"><text:span text:style-name="T15">eorum, quae postea inventa sunt apposuerunt. Invenias au-<text:line-break/>tem post veteres etiam Mannae et Heraclidae Parentini<text:line-break/>plurima medicalnenta scripta. Similiter etMenecratesi librum<text:line-break/>optimorum medicamentorum inscripsit, ex quibus plurima<text:line-break/>ipse invenit, quemadmodum et Cappadox Heras, Androma-<text:line-break/>chus autem duos et tertium, in quo oculorum medicamenta<text:line-break/>continentur. Plures autem librosi composuerunt Antonius<text:line-break/>Musa et post eum Asclepiadae duo et post hosi Crito. Verum<text:line-break/>hi quidem tres post Andromachum nati sunt, Heras autem<text:line-break/>ante Andromachum et post ipsum etiam Musa ac Mene-<text:line-break/>cratess Longo vero tempore etiam hos praecessit Heraclides<text:line-break/>et praeceptor ejus Mandas, verum Mantias velut ab initio<text:line-break/>Herophili sectator fuit, ita et per omnia mansit. Heracli--<text:line-break/>des autem ad medicorum empiricorum sectam declinavit,<text:line-break/>optimus medicus tum circa alias artis partes suetus tum pIu-<text:line-break/>Timorum medicamentorum expertus. Quum itaque aphthae,<text:line-break/>de his enim sermo institutus est, malignae eVadunt, fortiori-</text:span></text:span></text:p>
      <text:p text:style-name="P3"><text:span text:style-name="Default_20_Paragraph_20_Font"><text:span text:style-name="T15">bus medicamentis egent, qualia etiam alsusi i</text:span></text:span><text:span text:style-name="Default_20_Paragraph_20_Font"><text:span text:style-name="T1">n</text:span></text:span><text:span text:style-name="Default_20_Paragraph_20_Font"><text:span text:style-name="T15"> tonsillis .m<text:line-break/>ore allectus sanant. Praedicto igitur scopo compositionis<text:line-break/>eorum, nihil amplius opus habeo do ile dicere, sid ad nar-<text:line-break/>ratlonem progrediar praecognitorum^ initio sumpto ab fisi<text:line-break/>quae A n dronlacllus scripsit, quemadmodum consuevi ad ^</text:span></text:span><text:span text:style-name="Default_20_Paragraph_20_Font"><text:span text:style-name="T1">t</text:span></text:span><text:span text:style-name="Default_20_Paragraph_20_Font"><text:span text:style-name="T15">op-<text:line-break/>bum ipsa transcribere.</text:span></text:span></text:p>
      <text:p text:style-name="P6"><text:span text:style-name="Default_20_Paragraph_20_Font"><text:span text:style-name="T15">[Q</text:span></text:span><text:span text:style-name="Default_20_Paragraph_20_Font"><text:span text:style-name="T1">uae Andrornaehus scripsit ad aphthas.]</text:span></text:span><text:span text:style-name="Default_20_Paragraph_20_Font"><text:span text:style-name="T15"> Non fo-<text:line-break/>lum Antii omachus, sed et alii multi duo medicamentorum<text:line-break/>genera ad aplltllas conscriplerunt, ad quidem, quae ni-<text:line-break/>hil maligni llabent, moderata viribus medi</text:span></text:span><text:span text:style-name="Default_20_Paragraph_20_Font"><text:span text:style-name="T1">c</text:span></text:span><text:span text:style-name="Default_20_Paragraph_20_Font"><text:span text:style-name="T15">amenta compo..<text:line-break/>nentes, ad jam malignas vero fortiora. Ascribunt autem in<text:line-break/>his ipsis aliquando, quod ad aphtha</text:span></text:span><text:span text:style-name="Default_20_Paragraph_20_Font"><text:span text:style-name="T1">s</text:span></text:span><text:span text:style-name="Default_20_Paragraph_20_Font"><text:span text:style-name="T15"> ulcera hoc medica—<text:line-break/>mentum convenit, aliquando. quod ad aphtha</text:span></text:span><text:span text:style-name="Default_20_Paragraph_20_Font"><text:span text:style-name="T1">s</text:span></text:span><text:span text:style-name="Default_20_Paragraph_20_Font"><text:span text:style-name="T15"> putredino-<text:line-break/>sas. Quum vero simpliciter ad aphtha</text:span></text:span><text:span text:style-name="Default_20_Paragraph_20_Font"><text:span text:style-name="T1">s</text:span></text:span><text:span text:style-name="Default_20_Paragraph_20_Font"><text:span text:style-name="T15"> adscriperunt , sim..<text:line-break/>plices indicant et nihil maligni habeutog. Andrmnachus i</text:span></text:span><text:span text:style-name="Default_20_Paragraph_20_Font"><text:span text:style-name="T1">g</text:span></text:span><text:span text:style-name="Default_20_Paragraph_20_Font"><text:span text:style-name="T15">i-<text:line-break/>tur ad malignas aphthas ssessiripsit. </text:span></text:span><text:span text:style-name="Default_20_Paragraph_20_Font"><text:span text:style-name="T1">Adupselsp</text:span></text:span><text:span text:style-name="Default_20_Paragraph_20_Font"><text:span text:style-name="T6">i</text:span></text:span><text:span text:style-name="Default_20_Paragraph_20_Font"><text:span text:style-name="T1"><text:line-break/>ulcera</text:span></text:span><text:span text:style-name="Default_20_Paragraph_20_Font"><text:span text:style-name="T15">. ♃ Aluminis scissi usti sseaosuj^ sputus ericae drach.<text:line-break/>unam, oleo excIplto et per digitum<text:tab/>apprimito. </text:span></text:span><text:span text:style-name="Default_20_Paragraph_20_Font"><text:span text:style-name="T1">Aliud</text:span></text:span></text:p>
      <text:p text:style-name="P3"><text:span text:style-name="Default_20_Paragraph_20_Font"><text:span text:style-name="T1">adeadem.</text:span></text:span><text:span text:style-name="Default_20_Paragraph_20_Font"><text:span text:style-name="T15"> ♃ Aeruginis Ʒ ij, aluminis fcissi partes duas, gal-<text:line-break/>Iae in puIvillum redactae partem unam, terito et per lin-<text:line-break/>teolum concerpito, deinde digitum oIeo madefacito, siccum-<text:line-break/>que excipito et tonsillis extergendisi apprimito, item palato<text:line-break/>et uvae. Disparat pelliculas et tollit asperitates circa ipsam<text:line-break/>os, callos excoriat et ulcera ad cIcatrïcem perducit. Cae-<text:line-break/>te ru m ad aphthas in fuperficie haerentes sic scripsit. Ad<text:line-break/>aphthas lycium Indicum vino tritum circumlitum, facit et<text:line-break/>ericae fructus tritus aut rosae siccae cum melle. Haec prae-<text:line-break/>fatuS infert. Si vero nigrae sint et malignae, uvae passae<text:line-break/>purae partes tres, anisi tantundem, trita cum melle illinc,<text:line-break/>deinde collue.</text:span></text:span></text:p>
      <text:p text:style-name="P1"><text:span text:style-name="Default_20_Paragraph_20_Font"><text:span text:style-name="T15">[Q</text:span></text:span><text:span text:style-name="Default_20_Paragraph_20_Font"><text:span text:style-name="T1">uae Crito ad aphthas scripsit.]</text:span></text:span><text:span text:style-name="Default_20_Paragraph_20_Font"><text:span text:style-name="T15"> Crito vero sic ad<text:line-break/>aphthas scripsit. Portulacam in melle tinctam manducet.<text:line-break/>Aut oleae soliis in vino coctis os colluat, aut foliorum<text:line-break/>myrti albae decocto ex vino. Aut aeruginis vermiculatae<text:line-break/>obolos tres, in vini heminae parte quarta tritos colluat.<text:line-break/>Quin et galIa in acri aceto contrita il</text:span></text:span><text:span text:style-name="Default_20_Paragraph_20_Font"><text:span text:style-name="T1">l</text:span></text:span><text:span text:style-name="Default_20_Paragraph_20_Font"><text:span text:style-name="T15">initur. In pueris</text:span></text:span></text:p>
      <text:p text:style-name="P3"><text:span text:style-name="Default_20_Paragraph_20_Font"><text:span text:style-name="T15">autem taedulasi bovinamque medullam ubi coxeris, minutim<text:line-break/>concisas porrige. Faciunt et amygdalae amarae cum melle.<text:line-break/>Nigresactas autem aphthas, uva passa exacinata et aniso<text:line-break/>tritis cum melle illinc. Tarentinus autem Heraclides, ubi<text:line-break/>exterseris, ait, farina ervi cum melle, gallam cum melle<text:line-break/>adhibe. Convenit et rhus obsoniorum cum menthae ramu-<text:line-break/>lis. Sit autem rlloisi copia quantum tribus digitis prehendi<text:line-break/>potest, menthae vero ramuli tres et rosarum folia septem<text:line-break/>et nuces pineae septem, his omnibus cum melle tritis uti-<text:line-break/>tor. Aut lycio ex aqua. Convenit et faex vini dulcis illita<text:line-break/>cum melle. Aut alumen et malicorium punici dulcis, aequis<text:line-break/>portionibus terito et adipe anserino mixta illinito, atque<text:line-break/>aquam calidam frequentius coIIuendam praebeto, amplius-<text:line-break/>que adipem anserinum admoveto. </text:span></text:span><text:span text:style-name="Default_20_Paragraph_20_Font"><text:span text:style-name="T1">Aliud Musae</text:span></text:span><text:span text:style-name="Default_20_Paragraph_20_Font"><text:span text:style-name="T15">. ♃. Fru-<text:line-break/>ctus myricae drach. sex, aluminis scissi Ʒ ij, oleo excepta<text:line-break/>admove. </text:span></text:span><text:span text:style-name="Default_20_Paragraph_20_Font"><text:span text:style-name="T1">Aliud maxime in pueris. </text:span></text:span><text:span text:style-name="Default_20_Paragraph_20_Font"><text:span text:style-name="T15">Rheon rubrum tritum<text:line-break/>melle mixtum illine. Aut adipem suillum et mel liquefacta.<text:line-break/>Praebeto eis esiam gargarissandum lac asininum. Quod si</text:span></text:span></text:p>
      <text:p text:style-name="P3"><text:span text:style-name="Default_20_Paragraph_20_Font"><text:span text:style-name="T15">multa saliva feratur, gallam et solanum aceto diluta gar-.<text:line-break/>galissare facito, aut violas albas ficcasi cum melle tritas it-<text:line-break/>linito. Haec quum scripserit Crito, merito quis ei fuccen-<text:line-break/>seat, velut etiam alios semper reprehendo, qui exi ordine<text:line-break/>indiscriminatim auxilia recensent, non apponentes an in ci-<text:line-break/>piente affectione aut progrediente aut decedente aut vi—<text:line-break/>gente aut decrefcente conveniant, et num parva existente<text:line-break/>affectione et mansueta aut adeo maligna, ut jam putredo-<text:line-break/>nosum quid habeat. Ex his enim quae fcripfit aliqua sim--<text:line-break/>plicissima sunt, in pueris maxime convenientia nullam asse-<text:line-break/>ctionem habentibus. Velut quum adipem suillum ot mel<text:line-break/>liquefacta assumit, et multo magis quum assiduum Iao cosa<text:line-break/>luere praecipit. Simplicissimum medicamentum est et pop-<text:line-break/>tulaca melle tincta et manducata et collusio ex follis oleae,<text:line-break/>similiterque ex myrto alba. fortissimum vero quod ex sue-<text:line-break/>rugine et vino constat. Quemadmodum etiam galla, acri<text:line-break/>aceto trita ac illita, valde enim forte hoc medicamentum,</text:span></text:span></text:p>
      <text:p text:style-name="P3"><text:span text:style-name="Default_20_Paragraph_20_Font"><text:span text:style-name="T15">velut etiam id quod ex aerugine constat. Verum in illo<text:line-break/>paucissima est aerugo, obolos enim tresi dixit in Villi quarta<text:line-break/>heminae parte terendos esse ac colluendos, debilisque fit<text:line-break/>copia mixturae vini exclusa. Galla vero aceto acri trita,<text:line-break/>ut crassa fiat et illitioni apta, valdo vehemens est medica-<text:line-break/>mentum, quemadmodum etiam quod exi alumine et maIi-<text:line-break/>corio punici dulcis componitur, quod rrifi ad adipem ause-<text:line-break/>rinum admixtum esset, ad putrefactiones fortes congruens<text:line-break/>esset. Forte est et quod ex myricae fructu as: alumine con-<text:line-break/>stat, fed non adeo velut id, quod grnllu et aceto. Semel<text:line-break/>porro tantum recte fecit apponendo in verborum ferie sic.<text:line-break/>Quod si multa saliva feratur, gallam ot solanum aceto di-<text:line-break/>luta gargarissare facito, multam e</text:span></text:span><text:span text:style-name="Default_20_Paragraph_20_Font"><text:span text:style-name="T1">n</text:span></text:span><text:span text:style-name="Default_20_Paragraph_20_Font"><text:span text:style-name="T15">im salicam ferri, majo-<text:line-break/>rem affectum esse significat. Praestabilius autem fuisset sta-<text:line-break/>tim dixisse, quod si depafcendo proserpat allectio aut usu<text:line-break/>cera profunda fiant aut ejusmodi quippiam ascripsisse.</text:span></text:span></text:p>
      <text:p text:style-name="P1"><text:span text:style-name="Default_20_Paragraph_20_Font"><text:span text:style-name="T1">[De iis quae Asclepiades ad aphthas .scripsit.]</text:span></text:span><text:span text:style-name="Default_20_Paragraph_20_Font"><text:span text:style-name="T15"> flecte<text:line-break/>igitur fecit Asclepiades, tametsi non multa medicamenta ad</text:span></text:span></text:p>
      <text:p text:style-name="P3"><text:span text:style-name="Default_20_Paragraph_20_Font"><text:span text:style-name="T15">aphthas conscripsit. Verun tamen in duobus, quae in prin-<text:line-break/>cipio tradidit sic, aphthas non depascentes, deinde post duo<text:line-break/>rursus ascribens ad aphthas depascentes. Lenia enim sunt<text:line-break/>duo medicamenta, alterum quidem prius, in quo ait medul-<text:line-break/>lam bubulam melle mixtam ac tepefactam illinito, maxime<text:line-break/>velio pueris insantibus est commodum, alterum vero est,<text:line-break/>adipe suillo melli admixto utitor. Caeterum ad depascentes<text:line-break/>aphthas, gallarum decocti cyathum unum ac mellisi tan-<text:line-break/>tandem miscere jubet et fervesacto </text:span></text:span><text:span text:style-name="Default_20_Paragraph_20_Font"><text:span text:style-name="T1">n</text:span></text:span><text:span text:style-name="Default_20_Paragraph_20_Font"><text:span text:style-name="T15">ti. Verum </text:span></text:span><text:span text:style-name="Default_20_Paragraph_20_Font"><text:span text:style-name="T19">eg</text:span></text:span><text:span text:style-name="Default_20_Paragraph_20_Font"><text:span text:style-name="T15">o tum boo<text:line-break/>medicamentum tum alia tria post ipsum traditu, paulo ante<text:line-break/>in medicamentis ad nomas praescripsi, neque enim reserre<text:line-break/>puto sive ex aphthis sive ex alio quopiam transitio ad ul-<text:line-break/>cusi depascens contingat.</text:span></text:span></text:p>
      <text:p text:style-name="P1"><text:span text:style-name="Default_20_Paragraph_20_Font"><text:span text:style-name="T1">[Quae ab Ap ollo n io adaphthas scripta sunt</text:span></text:span><text:span text:style-name="Default_20_Paragraph_20_Font"><text:span text:style-name="T15">.] Apol-<text:line-break/>loniusi autem Heropluli sectator in primo parabilium </text:span></text:span><text:span text:style-name="Default_20_Paragraph_20_Font"><text:span text:style-name="T19">me</text:span></text:span><text:span text:style-name="Default_20_Paragraph_20_Font"><text:span text:style-name="T15">-<text:line-break/>dicamentorum sic scripsit ad verbum. </text:span></text:span><text:span text:style-name="Default_20_Paragraph_20_Font"><text:span text:style-name="T1">Ad apse</text:span></text:span><text:span text:style-name="Default_20_Paragraph_20_Font"><text:span text:style-name="T15">n</text:span></text:span><text:span text:style-name="Default_20_Paragraph_20_Font"><text:span text:style-name="T1">s a</text:span></text:span><text:span text:style-name="Default_20_Paragraph_20_Font"><text:span text:style-name="T15">m</text:span></text:span><text:span text:style-name="Default_20_Paragraph_20_Font"><text:span text:style-name="T1">asti<text:line-break/></text:span></text:span><text:span text:style-name="Default_20_Paragraph_20_Font"><text:span text:style-name="T15">Chalcitidem oleo tritam penna illinito, hoc o vestigio sedata</text:span></text:span></text:p>
      <text:p text:style-name="P3">Postquam vero pura facta fuerit, myricae fructum tritum<text:line-break/>et aqua mulsa aut vino dilutum illinito, maxime infantibus<text:line-break/>est ex usu. Deinceps autem aliud scribit et maxime ad ni-<text:line-break/>gras aphthas. Uvam passam exacinatam et anisum trita cum<text:line-break/>melle illinito. Et rursus aliud atramento sutorio trito cum<text:line-break/>melle utitor. Videtur sane in malignis ejusmodi medica-<text:line-break/>mentis iubere uti. Adscripsit itaque ad primum ad aphthas<text:line-break/>albas. Ad secundum ad nigras, ostendens per id colorem<text:line-break/>praeter naturam et magnitudinem affectionis. Consequenter<text:line-break/>ascribit et collutiones ad aphthas hac verborum serie. Vino<text:line-break/>nigro austero et subastringente colluito. Oleae soliis in vino<text:line-break/>coctis colluito. Myrti albae soliorum decocto cum vin<text:span text:style-name="Default_20_Paragraph_20_Font"><text:span text:style-name="T1">o si-<text:line-break/></text:span></text:span>militer utere. Hae cessationes citra discrimen scriptae nul-<text:line-break/>Iuul detrimentum inserunt, nam et in moderatis et in ma-<text:line-break/>joribuS et in maximis aflectibus conveniunt. Recte vero<text:line-break/>deinceps aliud valde efficax scripsit, aeruginis vermiculatae<text:line-break/>obolos tres in vini quarta henlinae parte gargarissandos</text:p>
      <text:p text:style-name="P3"><text:span text:style-name="Default_20_Paragraph_20_Font"><text:span text:style-name="T15">praebe, deinde etiam vinum colluendum praebe. Hoc enim<text:line-break/>in fortioribus convenit, quemadmodum etiam quod </text:span></text:span><text:span text:style-name="Default_20_Paragraph_20_Font"><text:span text:style-name="T8">C</text:span></text:span><text:span text:style-name="Default_20_Paragraph_20_Font"><text:span text:style-name="T15">onse-<text:line-break/>quenter sic fcriptum est, muriam olivarum et acetum pari<text:line-break/>mensura mixta colluenda dato, indeque vino colluito, postea<text:line-break/>etiam. aqua mulsa et deinde aqua, in pueris autem oleum<text:line-break/>colluendum praebe. Post haec duo medicamenta scribit di-<text:line-break/>verfis sormisi ac speciebus aphtharum congrua. Hyssopum<text:line-break/>enim tritum ad calidos et erosos affectus, itemque puros<text:line-break/>maxime contrarium est, congruit autem sordidis et inllam-<text:line-break/>malis aphthisi. Omphacium vero cum vino aptum est puris<text:line-break/>et mordacitatem sentientibus ac erofis. lubet autem ompha-<text:line-break/>cium cum vino tritum collui, hyssopum vero cum vino<text:line-break/>aut aqua mulsa. Validum valde est, quod ab his sequitur<text:line-break/>medicamentum, ut jam depascendo proserpentibusi aphthisi<text:line-break/>conUe.niat, quod ipsum componit, myricae fructum coquens<text:line-break/>cum aceto. Validum est et quod deinceps ab eo fcriptum<text:line-break/>est, in quo ait, gallam tritam in acri aceto colluendam prae-<text:line-break/>be. Hoc vero quod postea fequitur, in quo ait, succo sil-</text:span></text:span></text:p>
      <text:p text:style-name="P7"><text:span text:style-name="Default_20_Paragraph_20_Font"><text:span text:style-name="T15">phii diluto similiter utitor, et postea oleum colluendum<text:line-break/>dato, etiam ipsum acre et mordax est ac dfscusserium, non<text:line-break/>astringens. Non recte itaque astringentia et acerba ac repul-<text:line-break/>solia, discussoriisi admixta sunt ac acribus, atque hoc nullo<text:line-break/>discrimine adjecto. Quod vero sequitur ex aceto apparatum,<text:line-break/>generosum est. Quoniam autem ad acetum non apposuit<text:line-break/>acre et quoniam per semen lini moderatius evadit, ad</text:span></text:span><text:span text:style-name="Default_20_Paragraph_20_Font"><text:span text:style-name="T1">i</text:span></text:span><text:span text:style-name="Default_20_Paragraph_20_Font"><text:span text:style-name="T15">ecit<text:line-break/>autem ipli etiam lolium, medicamentum multum discusso-</text:span></text:span></text:p>
      <text:p text:style-name="Normal"><text:span text:style-name="Default_20_Paragraph_20_Font"><text:span text:style-name="T15">rillln, atque propterea ipsum ad linguae tumores convenire<text:line-break/>ait. Verum ascribam omnem ipsius dictionem. Semen lini<text:line-break/>ac lolium aequis partibus aceto trita colluito. Hoc itidem<text:line-break/>ad linguae tumores facit. Longe lenius his omnibus medi-<text:line-break/>camenium deinceps scripsit hoc modo. Folia pruni contusa<text:line-break/>ac lacte permixta colluito. Quum enim adjecelit sermoni,<text:line-break/>colluito, manifestum est quod multo lacti pauca folia asse<text:line-break/>miscet. Nam fi folia cum lacte trita pro medicamento inun--<text:line-break/>ctili esse Iussisset, palam utique esset quod multa folia, pau-</text:span></text:span></text:p>
      <text:p text:style-name="P3"><text:span text:style-name="Default_20_Paragraph_20_Font"><text:span text:style-name="T15">cum vero lac esse j ussisse- Deinceps porro etiam, quae<text:line-break/>mansa aphthas juvent annectit. Mandendae sunt olivae<text:line-break/>muria conditae. Manifestum est lenissimum hoc medicamen-<text:line-break/>tum esse. Et rursus.Portulaca melle tincta manducetur.<text:line-break/>Et hoc similiter mite est. Disserunt haec dao inter fe in<text:line-break/>eo, quod olivae muria conditae et astringunt et disentiunt,<text:line-break/>plurimam vero in fe astringendi vim habent, portulaca<text:line-break/>Vero cum melle imbecillius est medicamentum. Confequen-<text:line-break/>ter probe fecit, quum ait in pueris convenire quae dictu-<text:line-break/>rus est medicamenta. Scribit Vero de eis in haec verba.<text:line-break/>Ubi puerulus aphthas habeat, similaginem et medullam bn-<text:line-break/>butam ac farinam coquens insanti mande, si jam ipse ab<text:line-break/>uberibuS mandere nequeat. </text:span></text:span><text:span text:style-name="Default_20_Paragraph_20_Font"><text:span text:style-name="T1">Aliud</text:span></text:span><text:span text:style-name="Default_20_Paragraph_20_Font"><text:span text:style-name="T15">. Lienem bubulum in vino<text:line-break/>coquens et cum melle terens mande. Hoc medioamentum<text:line-break/>supervacaneum est, et plus aequo Curiosum. Deinceps reCte<text:line-break/>scripsit abstinendum circa diaetam acribus et salsis et aci-<text:line-break/>dis tum eduliis tum potibus. Deinde haud scio, quo modo<text:line-break/>in hanc sententiam scribit, chalcanthum tritum ac ustum</text:span></text:span></text:p>
      <text:p text:style-name="P3"><text:span text:style-name="Default_20_Paragraph_20_Font"><text:span text:style-name="T15">cum melle illinito. Hoc enim medicamentum superius seri-<text:line-break/>here oportuit cum aliis validis medicamentis.</text:span></text:span></text:p>
      <text:p text:style-name="P1"><text:span text:style-name="Default_20_Paragraph_20_Font"><text:span text:style-name="T15">[Q</text:span></text:span><text:span text:style-name="Default_20_Paragraph_20_Font"><text:span text:style-name="T1">uae Archtgenes scripsit ad aphthas.]</text:span></text:span><text:span text:style-name="Default_20_Paragraph_20_Font"><text:span text:style-name="T15"> Quaedam<text:line-break/>ex his quae Archigenes ad aphthas scripsit eadem sunt<text:line-break/>cum praescriptis. Verum visum est milli ex ordine omnem<text:line-break/>ipsius sermonem ascribere, ita ut nihil ex eo relinquam.<text:line-break/>Scribit igitur sic. </text:span></text:span><text:span text:style-name="Default_20_Paragraph_20_Font"><text:span text:style-name="T1">Ad aphthas collationes sulciunt. </text:span></text:span><text:span text:style-name="Default_20_Paragraph_20_Font"><text:span text:style-name="T15">Folio-<text:line-break/></text:span></text:span><text:span text:style-name="Default_20_Paragraph_20_Font"><text:span text:style-name="T33">=</text:span></text:span><text:span text:style-name="Default_20_Paragraph_20_Font"><text:span text:style-name="T15">rum oleae decoctum. Aut soliorum myrti albae eodem<text:line-break/>modo. Aut aqua olivae muriae innatantis. Facit et amurca<text:line-break/>et marrubii succus aut lentis decoctum, seu rubi aut ligu-<text:line-break/>stri aut aeruginis vermiculatae obolos tres, in vini cnidii<text:line-break/>quarta heminae parte distolutos colluat. </text:span></text:span><text:span text:style-name="Default_20_Paragraph_20_Font"><text:span text:style-name="T1">lllitiones autem<text:line-break/></text:span></text:span><text:span text:style-name="Default_20_Paragraph_20_Font"><text:span text:style-name="T15">f</text:span></text:span><text:span text:style-name="Default_20_Paragraph_20_Font"><text:span text:style-name="T1">aciunt pleraque ex descriptis stomaticts medicamentis,<text:line-break/>privatim autem congruunt haec</text:span></text:span><text:span text:style-name="Default_20_Paragraph_20_Font"><text:span text:style-name="T15">. ♃ Aluminisi scissi, florum<text:line-break/>rosarum, aequales partes, fructus myricae duplum, utere<text:line-break/>siccis. Aut Illusi et glycyrrhizae succum aequis portionibus,<text:line-break/>gaIlae, myrrhae, anisi, singuIorum parum quid, cum vino<text:line-break/>urotropo illinc. </text:span></text:span><text:span text:style-name="Default_20_Paragraph_20_Font"><text:span text:style-name="T1">Aliud. </text:span></text:span><text:span text:style-name="Default_20_Paragraph_20_Font"><text:span text:style-name="T15">Mannam et salem pari pondere</text:span></text:span></text:p>
      <text:p text:style-name="P3"><text:span text:style-name="Default_20_Paragraph_20_Font"><text:span text:style-name="T15">sicca, per pennam adhibeto</text:span></text:span><text:span text:style-name="Default_20_Paragraph_20_Font"><text:span text:style-name="T1">. Aliud</text:span></text:span><text:span text:style-name="Default_20_Paragraph_20_Font"><text:span text:style-name="T15">. Faecem vini dulcis cum<text:line-break/>melle illinito. </text:span></text:span><text:span text:style-name="Default_20_Paragraph_20_Font"><text:span text:style-name="T1">Aliud</text:span></text:span><text:span text:style-name="Default_20_Paragraph_20_Font"><text:span text:style-name="T15">. Misy et alumen et rhoem cum molle,<text:line-break/>aut chalcitidem cum oleo, per pennam illinito, vehementer<text:line-break/>bonum est. Aut oleae folia cum oleo illinito. Postquam<text:line-break/>vero repurgatae fuerint, myricae fructum cum aqua mulsa<text:line-break/>aut vino illine. Aut ubi cum ervi farina et melle exter-<text:line-break/>seris, gallam cum melle adhibe. Aut myricae femen et alu-<text:line-break/>minis tertiam partem cum oleo illine. Hoc etiam ad li</text:span></text:span><text:span text:style-name="Default_20_Paragraph_20_Font"><text:span text:style-name="T1">o-<text:line-break/></text:span></text:span><text:span text:style-name="Default_20_Paragraph_20_Font"><text:span text:style-name="T15">mas facit. Aut adipem suillum aut anserinum manna in-.<text:line-break/>spersa illinito. Aut gallam tritam cum oleo. Aut liquidum<text:line-break/>alumen dilutum. Aut ligustri solia manducent. Aut lyciii<text:line-break/>radicem aridam adhibe. Aut oleae germina trita ex. melle.<text:line-break/>Aut gallam cum sale. Si vero extendatur affectio et sar-<text:line-break/>pendo putredinose depascat, collusionibus quidem et gar-<text:line-break/>galismisi utendum est ad aphthas descriptis fortioribus, prsu<text:line-break/>vatim autem muria frequentius colluenda est. Aut herbam<text:line-break/>sacram aqua aut vino incoctam colluendam aut gargaris-<text:line-break/>fandam dato. Illisionibus etiam ad aphthas descriptis for--<text:line-break/>tioribus utantur, privatim vero cornu cervi tritum affrica.</text:span></text:span></text:p>
      <text:p text:style-name="P3">Aut atramentum sutorium tostum tritum cum melle. Aut<text:line-break/>aeruginem aeris, five squamam cum melle. Summe sacit ad<text:line-break/>nomas soeniculi radicis ustae cinis. Haec ad aphthas Ar-<text:line-break/>chigenesi in primo de medicamentis scripsit, quae parum<text:line-break/>abest, ut omnia etiam aliis sint scripta. Quid igitur ope-<text:line-break/>rae pretium duxi eadem bis scribere, quamvis caverim ne<text:line-break/>hoc facerem^ Quod sane et Archigenem, quem scimus ma-<text:line-break/>jore quam alios dignitate, etiam communia cum propriis<text:line-break/>discriminibus scribere posse,. videbam nunc ipsum in pluri-<text:line-break/>bus ejusmodi doctrinae negligentem. Nunc enim omnia con-<text:line-break/>fuslm projicit auxilia, una cum lloc quod Continenter in-<text:line-break/>ter se scribendo commiscuit lenissima et acerrima. Quid<text:line-break/>enim simile habet aerugo ad lentis et rubi ac cypri de-<text:line-break/>coctum^ quid galla simile adipi anserino aut suillo^ Acre<text:line-break/>enim et erodens fortiterque resecans medicamentum est<text:line-break/>aerugo, rubus autem et cyprus et lens paucissima^ habent<text:line-break/>astringendi facultatem. Sic etiam galla fortissime astringens,<text:line-break/>contrariam vim habet fuillo ac anferino adipi. Quin et</text:p>
      <text:p text:style-name="P3"><text:span text:style-name="Default_20_Paragraph_20_Font"><text:span text:style-name="T15">deinceps ab eo scripta, planeque omnia quorum mentio-<text:line-break/>nent facit, eandem confusionem perturbati ordinis habent;<text:line-break/>Praestabat autem velut femel alicubi in fermone apponendo<text:line-break/>dixit, hoc etiam ad nomas facit, eodem modo etiam alia<text:line-break/>distinxisse, ut ascriberet videlicet, hoc quidem infantibus<text:line-break/>ac pueris convenit, hoc vero perfectis, et hoc incipienti-<text:line-break/>huS aut moderatis aphthis, hoc autem vigentibus et fortia.<text:line-break/>bus, maxime vero omnium aut inflammata et calidis aut<text:line-break/>magis. frigidioribuS , et ex inflammatis hoc quidem rubi-<text:line-break/>cundioribus, hoc vero flavioribus, aliae enim ex sanguine,<text:line-break/>astae ex flava bile inflammationem habent, quemadmodum<text:line-break/>illae rursus non inflammatae pituitofae in totum existunt,<text:line-break/>quemadmodum aliquae ex inveteratis, humoris atrae bilis<text:line-break/>malignitatem acquirunt. Cognoscentur hae omnes facite visu<text:line-break/>simul et tactu. Vifu quidem ex coloribus, quemadmodum<text:line-break/>etiam nunc dictum est, rubicundiores enisu sanguineum hu-<text:line-break/>morem praevalere ostendunt, flaviores autem amaram bi-<text:line-break/>lem, quemadmodum rursus albescentes pituitosiorem, sive-</text:span></text:span></text:p>
      <text:p text:style-name="P3"><text:span text:style-name="Default_20_Paragraph_20_Font"><text:span text:style-name="T15">flentes et nigrescentes atrae bilis succum. Qui enim haec<text:line-break/>rite discreverit, noveritque amplius singulorum simplicium<text:line-break/>medicamentorum facultatem, quemadmodum in libris de ip-<text:line-break/>sis a me fcriptum est, is in unaquaque aphthae specie tum<text:line-break/>simplicibus tum compositis uti fciet velut jam saepe est<text:line-break/>praedictum. Considerabit autem simul et corporum natu-<text:line-break/>rasi, num molles sint et humidae velut in pueris, eunuchis<text:line-break/>et mulierculis, an durae et aridae velut in piscatoribus </text:span></text:span>ac<text:line-break/><text:span text:style-name="Default_20_Paragraph_20_Font"><text:span text:style-name="T15">nautis et venatoribus atque agricolis. fortioribus enim<text:line-break/>corporibus fortiora adhibebis medicamenta, debilioribus mol-<text:line-break/>liora. Ego porro insantibus, quibus nutrices cibum man-<text:line-break/>dunt, lentem cum modico pane et medulla cervi aut vi-<text:line-break/>tuli praebeo. Admisceo etiam cibis ex malis cotoneis at-<text:line-break/>que aliis, quae astringunt, velut Romae cestiana appellata.<text:line-break/>Quin et ex pyris addo, sorbisique ac mespilis et cornis.<text:line-break/>Quandoque etiam de lactuca et seride ac solano et portu-<text:line-break/>laca in cibos qui manduntur permisceo si aphtha fuerit</text:span></text:span></text:p>
      <text:p text:style-name="P3"><text:span text:style-name="Default_20_Paragraph_20_Font"><text:span text:style-name="T15">inflammata. Quod si non adhuc quiit mandi queat, nutri-<text:line-break/>cem ejusmodi victu alo, eique simul bonam concoctionem<text:line-break/>prospicio. Veruntamen etiam infantes medicamentis illino,<text:line-break/>si quidem subrubrasi videro aphthas, in principio quidem<text:line-break/>iis, quae moderatissime astringunt ac frigesaciunt, deinde<text:line-break/>vero iis, quae citra mordacitatem discutiunt; si vero sub-<text:line-break/>flavas videro, iisdem quidem utor, sed magis resrigeran-<text:line-break/>tibus; si vero pituitofiores astringentibus ; si nigrescentes<text:line-break/>discussoriis generosioribus. Caeterum in maj oribus pueris<text:line-break/>ejusdem generis facultatibus medicamentorum utor, auctis<text:line-break/>tantum viribus ipsorum. Quemadmodum sane etiam in per-<text:line-break/>fectisi et duris corporibus singulis relatis facultatibus for-<text:line-break/>tissimis utor. Placebat autem mihi in his per omnia mi-<text:line-break/>fyos usas cum vino adtingente, quod tum intendit tum<text:line-break/>remittit vim suam, prout magis aut minus vinum fuerit<text:line-break/>astringens et prout crassius aut liquidius efficitur medica-<text:line-break/>mentum ex mifyos ac vini mixtura. Quod si sordida ap-<text:line-break/>nareat aphtha, mify cum vino musso tero. Iis vero qui</text:span></text:span></text:p>
      <text:p text:style-name="P3">fortioribus quam misy est medicamentis opus habent, asse<text:line-break/>rugo similiter cum vino et vino mullo utilis existit. IIIi-<text:line-break/>Mendae autem sunt ex Ilis medicamentis affectae oris par-<text:line-break/>tes. Commodum est etiam medicamentum ad hanc rem<text:line-break/>chalcitis oleo trita. Atque haec quidem efficaciora. Mode-<text:line-break/>rata vero et maxime ad incipientes assectiones omphacium<text:line-break/>cum vino et vino mulso. Similiter etiam rhusi. In pueris<text:line-break/>sufficit rosarum flos et ipsae rosae siccae et collutiones<text:line-break/>moderate astringentes pro aetatis et naturae ejusmodi cor-<text:line-break/>porum ratione. Et in summa moderatae aphthae maxime<text:line-break/>in teneris corporibus moderatis medicamentis opus habent,<text:line-break/>fortes vero et maxime in duris corporibus a fortioribus cu-<text:line-break/>Fantur. Fortia medicamenta dico tum quae fortiter astrin-<text:line-break/>gunt tum quae mordent, sicut sane moderata, quae haud<text:line-break/>omnino quidem mordent, parum autem astringunt. Fiunt<text:line-break/>porro etiam in his, velut in aliis prius dictum est asse-<text:line-break/>ctionibus, composita medicamenta, et saepe etiam ex con-<text:line-break/>trariis, quale est quod ex oleo et Chalcitide constat. Ipsum<text:line-break/>equidem oIeum per se infestissimum est aphthae dilectui,</text:p>
      <text:p text:style-name="P3"><text:span text:style-name="Default_20_Paragraph_20_Font"><text:span text:style-name="T15">velut etiam chalcitis, quandoquidem alterum quidem hu-<text:line-break/>mectat et sordidum facit, mordet autem vehementer chal-<text:line-break/>citis, verum mixtura ipsorum , ubi fuerit moderata, opti-<text:line-break/>silum medicamentum efficit. Quemadmodum illitur ex cerato<text:line-break/>et aerugine incarnans effici medicamentum ostensum est,<text:line-break/>quum tamen ambo incarnationi contraria existant, eadem<text:line-break/>ratione ex oleo et chalcitide aptum medicamentum effici-<text:line-break/>tur. Si vero in putredinem aphtha vertatur et exulcera-<text:line-break/>tiones faciat, neque aphtham amplius affectionem nomi-<text:line-break/>nare convenit, neque medicamenta ejusmodi affectus cu-<text:line-break/></text:span></text:span><text:span text:style-name="Default_20_Paragraph_20_Font"><text:span text:style-name="T8">s</text:span></text:span><text:span text:style-name="Default_20_Paragraph_20_Font"><text:span text:style-name="T15">antia inter ea quae aphthis commoda funt connumerare.<text:line-break/>Quemadmodum neque inter eryfipelata fanantia recte con-<text:line-break/>numerantur ea, quae praeclare discutiunt lividas et duras<text:line-break/>partes, ex frigidiorem medicamentorum adhibitione tales<text:line-break/>factas et jam ad induratam in fcirrhum affectionem ex ery-<text:line-break/>sipelate delapsas. Profecto enim, qui ejusmodi scriptura.-<text:line-break/>rum indiscriminata incertitudine decepti, eryfipelatis calida<text:line-break/>et discussoria medicamenta, aphthis autem ea quae putre-<text:line-break/>factis conveniunt adhibent, non parum detrimenti inducunt.</text:span></text:span></text:p>
      <text:p text:style-name="P8"/>
      <text:h text:style-name="Heading_20_1" text:outline-level="1">GALENI DE COMPOSITIONE MEDI-<text:line-break/>CAMENTORVM SECUNDUM LOCOS<text:line-break/>LIBER VI<text:span text:style-name="T32">II</text:span></text:h>
      <text:h text:style-name="Heading_20_2" text:outline-level="2">Cap. I. </text:h>
      <text:p text:style-name="P30">Mos est recentioribus medicis arteriacas<text:line-break/>appellare, non apponentibus num antidotos dicant, an juxta<text:line-break/>aliud significatum, quidam vero eclecta nominant ipsa, non<text:line-break/>apponentes medicamenta, et quidam penitus nullum discri-<text:line-break/>men ipsis ascripserunt, aliqui vero raro addiderunt, alii<text:line-break/>ad vocem interceptam, alii adhuc generalius ad vocem lae-<text:line-break/>sam, sunt qui et ad exasperatam arteriam et ad exuIcera-</text:p>
      <text:p text:style-name="P3">tam scripserunt, adeo ut rationabile sit eos, qui a<text:span text:style-name="Default_20_Paragraph_20_Font"><text:span text:style-name="T1">s</text:span></text:span>teriscis<text:line-break/>appellatis medicamentis indefinite utuntur, aliquando feli-<text:line-break/>citer eis uti, aliquando vero nihil penitus aegr<text:span text:style-name="Default_20_Paragraph_20_Font"><text:span text:style-name="T1">o</text:span></text:span>s juvare,<text:line-break/>sed maxime laedere. Palam est autem quod asperam arte-<text:line-break/>riam in hujusmodi affectionibus accusant. Quondam igitur,<text:line-break/>quando nondum eas, quae similiter ut cor pulsant arterias<text:line-break/>sic nominabant, in solam eam, quae ex pulmone in laryu-<text:line-break/>gem emergit arteriam, ipsum arteriae n<text:span text:style-name="Default_20_Paragraph_20_Font"><text:span text:style-name="T1">o</text:span></text:span>men inferebant<text:line-break/>venas appellantes in totum velut alias, quae non pulsant,<text:line-break/>sic etiam pulsantes. Postea vero consuetudine obtinente<text:line-break/>arteriae appellationem in pulsantibus dici, propter aequi-<text:line-break/>vocationem asperae nomen apponentes eam quae ex la-<text:line-break/>rynge in pulmonem descendit arteriam asperam arteriam<text:line-break/>appellaverunt una c<text:span text:style-name="Default_20_Paragraph_20_Font"><text:span text:style-name="T1">o</text:span></text:span>ni hoc, quod ipsam etiam bronchum<text:line-break/>vocant, quandoquidem cartilaginosa corpuscula; quae pla-<text:line-break/>rima ejus pars sunt, bronchia appellant. Ambit autem ipsam<text:line-break/>arteriam intrinsecus crassa pellicula, quam ob crassitudinem<text:line-break/>aliqui tunicam vocant. Quum igitur affectio aliqua aut circa</text:p>
      <text:p text:style-name="P3">hanc aut circa laryngis; qui rumina arteriae pars est, mu-<text:line-break/>senius contingit arteriacas appellant curantes ipsam, non ap-<text:line-break/>ponentes, velut dixi, antidotos. Dissimiles autem facultatibus<text:line-break/>sunt ab ipsis descriptae et ob id contingit utentes ipsis abs-<text:line-break/>que discrimine a scopo aberrare. Quod vero multa fit .dis-<text:line-break/>ferentia earum, quae in medicamentariis libris scriptae sunt,<text:line-break/>ex tribus exemplis- discere licet, quorum primum omnis<text:line-break/>acrimoniae expers est et exquifite meatus obturat,. laevi-<text:line-break/>gans asperitates, alterum huic contrarium est acrimoniae<text:line-break/>mordacis non parum habens, ut si sanae parti adhibeatur,<text:line-break/>ipsam . exasperet , medium deinde inter ambo dicta aliud<text:line-break/>genus arteriacorum medicamentorum est, lenis et citra acri-<text:line-break/>moniam detergentis facultatis. Id igitur quod -meatus obdo-<text:line-break/>cit , ex passo Cretico et gummi et tragacantha ac radice<text:line-break/>dulci apparatur, acre vero ex .pipere et cassia et cinna-<text:line-break/>m<text:span text:style-name="Default_20_Paragraph_20_Font"><text:span text:style-name="T1">o</text:span></text:span>mo et galbano ac resina terebinthina. Medium autem<text:line-break/>ambo<text:span text:style-name="Default_20_Paragraph_20_Font"><text:span text:style-name="T1">r</text:span></text:span>um ptisanae constat succo et amygdalis et fabis fresis</text:p>
      <text:p text:style-name="P3">elixis et aliis hujus generis. Inter medium autem et utrum-<text:line-break/>que extremum plura medicamenta sunt, partim magis par-<text:line-break/>tim minus a medio p<text:span text:style-name="Default_20_Paragraph_20_Font"><text:span text:style-name="T1">r</text:span></text:span>ogressa, de quibus deinceps deler-<text:line-break/>minabo, eos quidem, qui discrimen aliqu<text:span text:style-name="Default_20_Paragraph_20_Font"><text:span text:style-name="T1">o</text:span></text:span>d addiderunt lau-<text:line-break/>daturus, qui vero simpliciter protulerunt neque admissurus.<text:line-break/>In horum medio locandi sunt, qui discrimina non tamen<text:line-break/>integra fecerunt, qualia sunt eorum qui scripserunt. Arte -<text:line-break/>riace ad interceptam vocem aut rursus.; Arteriace ad rau-<text:line-break/>eam vocem. Etenim vox intercepta, quod est non posse lo-<text:line-break/>qui , plures causas sequitur, partim quidem destillationes a<text:line-break/>capite diuturnas, partim vero empyicos ac tabidos ; et eos<text:line-break/>qui ex magno et multo clamore laesi sunt et deinde non<text:line-break/>probe curati sunt, .aut etiam affectum, qui adhuc generatur<text:line-break/>habent. Eodem modo etiam rauca vox fit <text:span text:style-name="Default_20_Paragraph_20_Font"><text:span text:style-name="T1">o</text:span></text:span>b easdem cau-<text:line-break/>sas et amplius ob frigidi aeris inspirationem. Affectus ita-<text:line-break/>que interceptae ac raucae vocis ejusdem generis est. Ma-<text:line-break/>gnitudine tamen differunt inte<text:span text:style-name="Default_20_Paragraph_20_Font"><text:span text:style-name="T1">r</text:span></text:span> se haec mala. Quum enim<text:line-break/>v<text:span text:style-name="Default_20_Paragraph_20_Font"><text:span text:style-name="T1">o</text:span></text:span>cis <text:span text:style-name="Default_20_Paragraph_20_Font"><text:span text:style-name="T1">o</text:span></text:span>rgana ab humiditate vehementius et ut aegre solvi</text:p>
      <text:p text:style-name="P3">possit, fuerint madefacta vox intercipitur,. quando vero mo-<text:line-break/>deratius .sunt humecta, raucedo oboritur; organa vocis<text:line-break/>quum dico arteriam accipite et ejus summum aut fauces.<text:line-break/>Qui igitur ex vehementi clamore vocem amplius oblaefam<text:line-break/>habent, sus fimitis quaedam affectio contingit ei, quae ma -<text:line-break/>nibus et cruribus et lumbis et spinae et mufculis, ubi plo-<text:line-break/>rimum laborem pertulerint, accidit. Vocant autem aliqui<text:line-break/>exe<text:span text:style-name="Default_20_Paragraph_20_Font"><text:span text:style-name="T1">r</text:span></text:span>citiorum magistri ejusmodi affectum muscul<text:span text:style-name="Default_20_Paragraph_20_Font"><text:span text:style-name="T1">o</text:span></text:span>rum, in<text:line-break/>quibus consistit, lassitudinem inflammatam. Itaque juxta ar-<text:line-break/>teriam intrinseca ipsius pellicula aut tunica aut quomodo-<text:line-break/>cunque quis nominare velit a spiritu in magnis vocifera-<text:line-break/>tionibus extra prolato perculsa, in affectum inflammatum<text:line-break/>devenit, atque hoc multo. magis si ad magnitudinem vocis<text:line-break/>acumen quoddam accesserit. Juxta. arteriae vero summum<text:line-break/>ultra hanc plagam etiam musculorum ipsum moventium<text:line-break/>actio offensa majorem affectum efficit. Porro curationis<text:line-break/>ipsarum genus in omni parte fecundum materias evariat.<text:line-break/>Etenim crura et manus et spinam per oleum confricare</text:p>
      <text:p text:style-name="P3">facile licet, quum per cutem lu subj ectus ipsi musculos vis<text:line-break/>ipsius olei penetrare possit. Juxta asperam vero arteriam<text:line-break/>cartilagines post cutem sitae prohibent in subjectum pellicu-<text:line-break/>lana transitum facultatis emollientium unguentorum. Quem-<text:line-break/>admodum enim oleum, sic etiam alia multa composita me-<text:line-break/>dicamenta eandem utilitatem- praebenti Quin et ea quae in<text:line-break/>principio acopa tantum .appellata sunt, paulatim appellatio-<text:line-break/>nem suam a se ipsis extenderunt ad similia compage medi-<text:line-break/>cementa, etiam si gratia vehementer calefaciendi assuman-<text:line-break/>tur. Caeterum commu<text:span text:style-name="Default_20_Paragraph_20_Font"><text:span text:style-name="T1">n</text:span></text:span>is materia auxiliorum ad vocis or-<text:line-break/>gana praeter reliqua est quae ex balneis conti<text:span text:style-name="Default_20_Paragraph_20_Font"><text:span text:style-name="T1">n</text:span></text:span>git, mani-<text:line-break/>.fastum esitantem quod dulcium aquarum dico. Marina enim<text:line-break/>balnea et sulphurea et aluminosa et atramentum sutorium<text:line-break/>olentia ac bituminosa, propterea quod fortiter refrenant,<text:line-break/>inepta fanti Et fune ita faciunt qui vocem exercent can-<text:line-break/>tores, .quum contendendo oblaeferint vocem, stant autem hi<text:line-break/>citharoedi et praecones et tragoediam ac comoediam per-<text:line-break/>funali repraesentantes, balneis enim multis utuntur et ci-</text:p>
      <text:p text:style-name="P3">bos lenes ac laxantes edunt. Si vero etiam aspritudinem<text:line-break/>percipiant, cibos qui infarciuntur partibus quas contingunt<text:line-break/>assumunt. Una enim est tunica sibi ipsi cohaerens et con-<text:line-break/>tinus, quae summo gulae summo asperae arteriae, gulae<text:line-break/>etiam atque ipsi nsperae arteriae intrinsecus praetenditur.<text:line-break/>Quod si ex rictu ac balneis oborta affectio non sedetur in<text:line-break/>organis vocis, ad arteriacas transeunt per totum hoc tem-<text:line-break/>pus cibis utentes, qui ex lacte, amylo, alica, ovis et dui-<text:line-break/>ciariis libis componuntur. Si vero per haec non curentur,<text:line-break/>iuventa sunt a medicis medicamenta sublinguia appellata<text:line-break/>Sunt autem ea ejusdem cum arteriacis inflammationem a<text:span text:style-name="Default_20_Paragraph_20_Font"><text:span text:style-name="T1">r—<text:line-break/></text:span></text:span>censi bus facultatis, ex vino Theraeo et gummi ac tragacan-<text:line-break/>tha et glycyrrhiza composita, quae, ut diri, laevigant si-<text:line-break/>mulque <text:span text:style-name="Default_20_Paragraph_20_Font"><text:span text:style-name="T1">r</text:span></text:span>emittunt asperitates, quicquid vero <text:span text:style-name="Default_20_Paragraph_20_Font"><text:span text:style-name="T1">r</text:span></text:span>eliqui est in<text:line-break/>partibus inflammationis, hoc concoquunt et cito persanant.<text:line-break/>Industrium porro esse oportet qui medicamentum linguae<text:line-break/>fubdit, quo eo paulatim liquescente summum asperae. ar-</text:p>
      <text:p text:style-name="P3">tersae id, quod in ipsum defluit, suscipiat renitendo obo--<text:line-break/>ricuti tussi. obluctantes enim ut ne tussiant permittent quip-<text:line-break/>piam ex medicamento in e -tersae summum, ipsamque adeo<text:line-break/>arteriam dimanare. At vero sic curatos claram vocem ha-.<text:line-break/>bere impossibile est, citra usum medicamentorum absque<text:line-break/>acrimonia extergentium, quale est faba fresa elixa et pti-<text:line-break/>sana et semen lini torrefactum, hujusmodi enim medium;<text:line-break/>obtinent inter ea quae media facultate praedita sunt et ea<text:line-break/>quae meatus obducunt medicamenta. Magis autem quam<text:line-break/>haec abstergunt resina terebinthina, thus, mel despumatum<text:line-break/>ac amygdalae amarae. Quemadmodum etiam et his rurfus<text:line-break/>fortiora sunt, oroborum farina, hormini semen, iridis pa-<text:line-break/>nacisq ue semen. Caeterum his omnibus rina mollia, dulcia,<text:line-break/>Creticum et Theraeutn ac Scybelites apta sunt, et ad haec<text:line-break/>haud stio, quomodo neglectum id, quod a Graecis in nostra<text:line-break/>Asia hepfema appellatur sapa. Verum Attici flentes ipsimi<text:line-break/>siraeum vocant, sicut alii caricarum decoctum siraeum ap-</text:p>
      <text:p text:style-name="P3">pellendum censum, pugnantque inter su, utrum ipsorum fi-,<text:line-break/>raeum vocare oporteat. Est sane et hoc ipsum siraeum,<text:line-break/>quod pinguibus caricis in aqua decoctis fit, mediae lacui-<text:line-break/>tatis, quam lenem et citra acrimoniam detergentem appel-<text:line-break/>Iavinms. Mustum quidem. initur coctum lenissimum medi-<text:line-break/>camenium est et maxime meatus oblinens, caricarum au-<text:line-break/>tem decoctum magis discutit et exterget. Quemadmodum igr-<text:line-break/>tur in praecedentibus dixi, omnium simplicium medicamen-<text:line-break/>torum vires exquisite nosse oportet eum, qui compositum<text:line-break/>quoddam sit facturus, atque thic ipse etiam ab aliis compo-<text:line-break/>sitis recte utetur, et maxime ubi indefinite fuerint conscripta,<text:line-break/>quemadmodum plures arterlacae habentur. Palam est etiam<text:line-break/>quod hic ipse iis, quae cum discrimine prodita sunt, re-<text:line-break/>ctius utetur. Etenim juxta exactam rationem, in quantum<text:line-break/>apparatus affectionum transmutatur, tantum etiam commo-<text:line-break/>dum ipsi medicamentum permutare oportet, hoc ipsum vero<text:line-break/>solus is, qui singulorum simplicium medicamentorum vim<text:line-break/>novit, exacte praestabit ad primum medicamentum parum</text:p>
      <text:p text:style-name="P3">..quiddam ex sequenti <text:span text:style-name="Default_20_Paragraph_20_Font"><text:span text:style-name="T1">o</text:span></text:span>rdine apponendo. Velut exempli<text:line-break/>eratis, in lassitudinibus inflammatis quum in summis ipsius<text:line-break/>asperae arteriae musculis fiunt, in principi<text:span text:style-name="Default_20_Paragraph_20_Font"><text:span text:style-name="T1">o</text:span></text:span> quidem lenis-<text:line-break/>sima edulia conveniunt, medicamenta vero meatus obdo-<text:line-break/>centia, consistente autem inflammatione parum quid deter-<text:line-break/>gentium addendum est, deinde consequenter amplius, deinde<text:line-break/>rursus aliud illo praestantius, quo paulatim compositio ad<text:line-break/>medium exterscrium perveniat et rursus secundum eundem<text:line-break/>modum hoc magis discuss<text:span text:style-name="Default_20_Paragraph_20_Font"><text:span text:style-name="T1">o</text:span></text:span>rium ac exterscrium, ita pro-<text:line-break/>gressu ad vehementissimum fact<text:span text:style-name="Default_20_Paragraph_20_Font"><text:span text:style-name="T1">o</text:span></text:span>, ubi diutius velut in scir-<text:line-break/>rhum induratus affectus in vocis organis perstiterit. Primi<text:line-break/>itaque ordinis est tragacantha et gummi et Samius aster,<text:line-break/>amylumqne et cx alica ac. trago probe coctis sorbitio.<text:line-break/>Quin et lac aptum est et dulciarii panes et ova sorbilia ac<text:line-break/>nuces pineae , quas nunc omnes Graeci strobilos vocant,<text:line-break/>quondam autem apud Atticos coni vocabantur. Sesama<text:line-break/>etiam ex hoc genere sunt. Ab his autem deinceps est bu-<text:line-break/>tyrum, quod etiam butyr<text:span text:style-name="Default_20_Paragraph_20_Font"><text:span text:style-name="T1">o</text:span></text:span>s masculin<text:span text:style-name="Default_20_Paragraph_20_Font"><text:span text:style-name="T1">o</text:span></text:span> genere appellatur,</text:p>
      <text:p text:style-name="P3">et decoctum raditis dulcis ad crassitudinem Attici <text:span text:style-name="Default_20_Paragraph_20_Font"><text:span text:style-name="T1">i</text:span></text:span>nellis<text:line-break/>liquidi redactum. Atqui radicem dulcem, quam glycyrrhi-<text:line-break/>xam vocant, praestat in primo tempore in aqua, velut dixi,<text:line-break/>coctum ad sapam ex musto paratam admiscere, ad passum<text:line-break/>item Creticum- idem decoctum misceri potest. Sive autem<text:line-break/>cum .sapa sive cum passo Cretico suerit permixtum, rnr-<text:line-break/>sus post mixturam decoquendum est. Haec igitur in asse-<text:line-break/>ctiouibus inflammatis juxta arteriam ejusque summum com-<text:line-break/>moda in principio sunt, donec inflammatio moderata fiat,<text:line-break/>et prae omnibus a vini potu hoc tempore abstinendum.<text:line-break/>Quum vero moderatior facta est inflammatio, vinum dulce<text:line-break/>Theraeum aut Scybelite bibere licet aut ex nostra Afia Ca-<text:line-break/>ryinum et deinde Theraeum appellatum,; deinde etiam dulce<text:line-break/>Tmolite. Eo tempore etiam butyrum aptum est et sorbitio<text:line-break/>ex amygdalis, sorbitio item ex lacte et melle diutius co-<text:line-break/>ctis, amylo iniecto, et si amylum non adsit, siligine Roma-</text:p>
      <text:p text:style-name="P3">nis appellata iniectu. Mauisestum est autem qu<text:span text:style-name="Default_20_Paragraph_20_Font"><text:span text:style-name="T1">o</text:span></text:span>d per hu-<text:line-break/>jusmodi victum inflammatio tum pellicularum tum musco-<text:line-break/>lorum circa arteriam ejusque summum sedatur, Relinqui-<text:line-break/>tur autem humiditas multa, ob quam impossibile est claram<text:line-break/>vocem proferri. Quate transire tunc convenit ab his edu-<text:line-break/>litis ad omnia ex melle cocte et ad fabam fresam elimatam<text:line-break/>et ptisanam ac brassicam et porrum probe coctum. Medi-<text:line-break/>cementorum porro usus idoneus est, quo. tempore aut in-<text:line-break/>flammatio aut aspritudo praevalescunt eorum, quae sub lin-<text:line-break/>gua detinentur, de quorum compositione dicam; post haec<text:line-break/>magis extersoria et resiccantia damus, et deinde rursus his<text:line-break/>adhuc magis extersoria et magis resiccantia, usquequo ad<text:line-break/>ea, quae .aliquid acredinis habent, perveniamus, ile ut etiam<text:line-break/>in his a modestioribus initio facto ad vehementiora pau-<text:line-break/>latam tran<text:span text:style-name="Default_20_Paragraph_20_Font"><text:span text:style-name="T1">s</text:span></text:span>eamus. Itaque qualem formam esse conveniat vi-<text:line-break/>ctus antea dictum est, quemadmodum etiam simplicium me-<text:line-break/>dicamentorum species est relata. Caeterum composita ex<text:line-break/>ipsis medicamenta multiformiter alii juxta aliam c<text:span text:style-name="Default_20_Paragraph_20_Font"><text:span text:style-name="T1">o</text:span></text:span>mmen-</text:p>
      <text:p text:style-name="P3">iurationem conscripserunt. Et quibusdam sane ex tribus<text:line-break/>aut . quatuor simplicibus compositum medicamentum suffecit,<text:line-break/>quidam vero in maj<text:span text:style-name="Default_20_Paragraph_20_Font"><text:span text:style-name="T1">o</text:span></text:span>rem numerum. extenderunt. Et qur-.<text:line-break/>dam, .velut dictum est, ex mollissima. .et lenissima materia<text:line-break/>arteriacas confectiones c<text:span text:style-name="Default_20_Paragraph_20_Font"><text:span text:style-name="T1">o</text:span></text:span>mposuerunt, alii vice versa ex acri<text:line-break/>calida, extergente ac multum resiccaute., sunt et qui ter-<text:line-break/>tiunr genus medium inter amb<text:span text:style-name="Default_20_Paragraph_20_Font"><text:span text:style-name="T1">o</text:span></text:span> ista fecerunt. P<text:span text:style-name="Default_20_Paragraph_20_Font"><text:span text:style-name="T1">o</text:span></text:span>st hos vero<text:line-break/>alii medii generis inter medium et .mollissimum, alii medii<text:line-break/>generis inter medium et acerrimum, et juxta eandem rur-<text:line-break/>frts rati<text:span text:style-name="Default_20_Paragraph_20_Font"><text:span text:style-name="T1">o</text:span></text:span>nem, quidam magis quidam minus a mediis facul-<text:line-break/>tate medicamentis digressi, diversas compositiones fecerunt.<text:line-break/>Qujbus omnibus solus is recte utetur, qui singul<text:span text:style-name="Default_20_Paragraph_20_Font"><text:span text:style-name="T1">o</text:span></text:span>rum sim-<text:line-break/>plicium medicament<text:span text:style-name="Default_20_Paragraph_20_Font"><text:span text:style-name="T1">o</text:span></text:span>rum vires novit, ipse enim sciet et<text:line-break/>ordinem medicamenti et quanta distantia fit a mediis di-<text:line-break/>gressum. P<text:span text:style-name="Default_20_Paragraph_20_Font"><text:span text:style-name="T1">o</text:span></text:span>rro ejusmodi medicamenta scripserunt etiam qui<text:line-break/>ante Mantian et Heraclidem et qui post h<text:span text:style-name="Default_20_Paragraph_20_Font"><text:span text:style-name="T1">o</text:span></text:span>s vixerunt, ve-<text:line-break/>rum multo praestanti<text:span text:style-name="Default_20_Paragraph_20_Font"><text:span text:style-name="T1">o</text:span></text:span>ra a praedictis viris tradita sunt per</text:p>
      <text:p text:style-name="P3">libros, quos nobis reliquerunt et in quibus medicamenta-<text:line-break/>riam artis partem auxe<text:span text:style-name="Default_20_Paragraph_20_Font"><text:span text:style-name="T1">r</text:span></text:span>unt, partim ipsi c<text:span text:style-name="Default_20_Paragraph_20_Font"><text:span text:style-name="T1">o</text:span></text:span>mponentes, pari-<text:line-break/>tim ab aliis composita transcribentes. Pr<text:span text:style-name="Default_20_Paragraph_20_Font"><text:span text:style-name="T1">o</text:span></text:span>gressu ver<text:span text:style-name="Default_20_Paragraph_20_Font"><text:span text:style-name="T1">o</text:span></text:span> tem.</text:p>
      <text:p text:style-name="P10">-p<text:span text:style-name="Default_20_Paragraph_20_Font"><text:span text:style-name="T1">o</text:span></text:span>ris tum haec tum etiam priora exacta et <text:span text:style-name="Default_20_Paragraph_20_Font"><text:span text:style-name="T1">r</text:span></text:span>longa expe<text:line-break/>alentia c<text:span text:style-name="Default_20_Paragraph_20_Font"><text:span text:style-name="T1">o</text:span></text:span>gnita, a vi<text:span text:style-name="Default_20_Paragraph_20_Font"><text:span text:style-name="T1">r</text:span></text:span>is alceta et c<text:span text:style-name="Default_20_Paragraph_20_Font"><text:span text:style-name="T1">o</text:span></text:span>acervata sunt, quorum<text:line-break/>jam saepe in h<text:span text:style-name="Default_20_Paragraph_20_Font"><text:span text:style-name="T1">o</text:span></text:span>c opere mentionem fecimus; sunt autem hi<text:line-break/>Asclepiades, Mu<text:span text:style-name="Default_20_Paragraph_20_Font"><text:span text:style-name="T1">t</text:span></text:span>a, Audromachus .He<text:span text:style-name="Default_20_Paragraph_20_Font"><text:span text:style-name="T1">r</text:span></text:span>as, Crito et Mene-<text:line-break/>crates, quin- et multa alsa medicamenta A<text:span text:style-name="Default_20_Paragraph_20_Font"><text:span text:style-name="T1">r</text:span></text:span>chigenes et Phi-<text:line-break/>lippus scripserunt., ut mullo amplius ex veteribus <text:span text:style-name="Default_20_Paragraph_20_Font"><text:span text:style-name="T1">o</text:span></text:span>pus<text:line-break/>habeamus, hi enim <text:span text:style-name="Default_20_Paragraph_20_Font"><text:span text:style-name="T1">o</text:span></text:span>mnia ab antiquioribusinventa optime,<text:line-break/>velut dixi, tradiderunt.</text:p>
      <text:h text:style-name="Heading_20_2" text:outline-level="2">Cap. 11.</text:h>
      <text:p text:style-name="P30"><text:s/>[<text:span text:style-name="Default_20_Paragraph_20_Font"><text:span text:style-name="T1">De arteriaci</text:span></text:span>s<text:span text:style-name="Default_20_Paragraph_20_Font"><text:span text:style-name="T1">.ab Andr</text:span></text:span>o<text:span text:style-name="Default_20_Paragraph_20_Font"><text:span text:style-name="T1">macho descr</text:span></text:span>i<text:span text:style-name="Default_20_Paragraph_20_Font"><text:span text:style-name="T1">ptis.]<text:line-break/></text:span></text:span>Plurimas a<text:span text:style-name="Default_20_Paragraph_20_Font"><text:span text:style-name="T1">r</text:span></text:span>te<text:span text:style-name="Default_20_Paragraph_20_Font"><text:span text:style-name="T1">r</text:span></text:span>iacas confecti<text:span text:style-name="Default_20_Paragraph_20_Font"><text:span text:style-name="T1">o</text:span></text:span>nes. scripsit <text:span text:style-name="Default_20_Paragraph_20_Font"><text:span text:style-name="T1">t</text:span></text:span>tndr<text:span text:style-name="Default_20_Paragraph_20_Font"><text:span text:style-name="T1">o</text:span></text:span>machus , ut<text:line-break/>promptum fit a debilissimis ad f<text:span text:style-name="Default_20_Paragraph_20_Font"><text:span text:style-name="T1">o</text:span></text:span>rtissima paulatim per me-<text:line-break/>dia transitu facto p<text:span text:style-name="Default_20_Paragraph_20_Font"><text:span text:style-name="T1">ro</text:span></text:span>gredi, siquis ipsorum differentiam no-<text:line-break/>vit, ipsis enim And<text:span text:style-name="Default_20_Paragraph_20_Font"><text:span text:style-name="T1">r</text:span></text:span>omachus magis indefinite ipsas prodidit.<text:line-break/>Verum eg<text:span text:style-name="Default_20_Paragraph_20_Font"><text:span text:style-name="T1">o</text:span></text:span> discriminaapponam, in memoriam revocatis iis,<text:line-break/>quae paulo ante diri. Qu<text:span text:style-name="Default_20_Paragraph_20_Font"><text:span text:style-name="T1">o</text:span></text:span>d enim circa simplicium medi-</text:p>
      <text:p text:style-name="P3">cementorum tractatum praeexercitatum esse oporteat eum,<text:line-break/>qui dicenda assequi velit, saepe a me dictumest; citra enim<text:line-break/>singulorum simplicium exactam ac certam cognitionem im-<text:line-break/>possibile est cognoscere, ex quo ordine ejusdem generis me-<text:line-break/>dicamentorum compositum sit, num ex mollissimo an veh e-<text:line-break/>mentiffimo aut medi<text:span text:style-name="Default_20_Paragraph_20_Font"><text:span text:style-name="T1">o</text:span></text:span> aut alio aliquo. inter hune et alios<text:line-break/>intermedio.</text:p>
      <text:p text:style-name="P1">Primani itaque arteriacam c<text:span text:style-name="Default_20_Paragraph_20_Font"><text:span text:style-name="T1">o</text:span></text:span>nfectionem non longe a<text:line-break/>principio libri, in quo affectionum corporis internarum cu-<text:line-break/>rationem tradit, hoc modo in haec verba scripsit. <text:span text:style-name="Default_20_Paragraph_20_Font"><text:span text:style-name="T1">Arteria<text:line-break/>qua ut</text:span></text:span>o<text:span text:style-name="Default_20_Paragraph_20_Font"><text:span text:style-name="T1">r.</text:span></text:span> ♃ Thuris 3 j, alii iv, -myrrhae drach. j, alii iv,<text:line-break/>creti drach. j, alii iv, scillae drach. ij, passi; Cretici fexta-<text:line-break/>rios tres, scilla in passo c<text:span text:style-name="Default_20_Paragraph_20_Font"><text:span text:style-name="T1">o</text:span></text:span>quitur , donec passum spissetur,<text:line-break/>deinde scilla abjecta reliqua insperguntur. Hoc medicamenti<text:line-break/>tum si scillam non reciperet, inter exacte mollissima nume-<text:line-break/>randum esset, utp<text:span text:style-name="Default_20_Paragraph_20_Font"><text:span text:style-name="T1">o</text:span></text:span>te in tres passi Cretici sextarios, pau-<text:line-break/>cissimo thure ac myrrha et croco coniectis , ut parum absit,<text:line-break/>quo minus t<text:span text:style-name="Default_20_Paragraph_20_Font"><text:span text:style-name="T1">o</text:span></text:span>tum passum Creticum exisset. Manifestum est</text:p>
      <text:p text:style-name="P3">autem, quod medicamentum eclegma dictum efficitur, vo-<text:line-break/>eant autem hujusmodi Attice ed<text:span text:style-name="Default_20_Paragraph_20_Font"><text:span text:style-name="T1">o</text:span></text:span>ctas confectiones.</text:p>
      <text:p text:style-name="P1">Conseque<text:span text:style-name="Default_20_Paragraph_20_Font"><text:span text:style-name="T1">n</text:span></text:span>ter ad praescriptam alteram addicit A<text:span text:style-name="Default_20_Paragraph_20_Font"><text:span text:style-name="T1">n</text:span></text:span>dro-<text:line-break/>machus hoc modo. <text:span text:style-name="Default_20_Paragraph_20_Font"><text:span text:style-name="T1">Arteriaca ex capitibus papaveri</text:span></text:span>s. ♃<text:line-break/>Capita papaveris viridia mille et duce<text:span text:style-name="Default_20_Paragraph_20_Font"><text:span text:style-name="T1">n</text:span></text:span>ta, mellis Attici st,<text:line-break/>iv, croci Cilicii 3 iv, alii x, succi hypocystidis 3 x, aquam<text:line-break/>pluviam ad capita papaveris. Aqua quidem pluvia additur,<text:line-break/>quo minus putredi<text:span text:style-name="Default_20_Paragraph_20_Font"><text:span text:style-name="T1">n</text:span></text:span>i obnoxium sit medicamentum, habet<text:line-break/>autem et astringens quippiam in se haec aqua. Scopus est<text:line-break/>praedicto medicamento co<text:span text:style-name="Default_20_Paragraph_20_Font"><text:span text:style-name="T1">n</text:span></text:span>coquere affectionem circa arte-<text:line-break/>riam; quaecunque ea sit, per som<text:span text:style-name="Default_20_Paragraph_20_Font"><text:span text:style-name="T1">n</text:span></text:span>um et co<text:span text:style-name="Default_20_Paragraph_20_Font"><text:span text:style-name="T1">n</text:span></text:span>coctoria cum<text:line-break/>astringe<text:span text:style-name="Default_20_Paragraph_20_Font"><text:span text:style-name="T1">n</text:span></text:span>di vi non adeo multa. Caeterum simplex medica-<text:line-break/>mentum ex papaveris capitibus, ut ego facere c<text:span text:style-name="Default_20_Paragraph_20_Font"><text:span text:style-name="T1">o</text:span></text:span>nsuevi, . sola<text:line-break/>capita habet in aquam coniecta, atque ubi flaccida reddita<text:line-break/>fuerint, ipsa quidem proiicimus, aquam vero ipsorum ad<text:line-break/>solum mel Atticum admiscemus, usque ad compagem ecleg-<text:line-break/>malis medicamenti facta coctione, quomodo sane ego appa-<text:line-break/>rare consuevi: Qua. .tam autem copiam aquae itemque mel- .</text:p>
      <text:p text:style-name="P3">lis miscere op<text:span text:style-name="Default_20_Paragraph_20_Font"><text:span text:style-name="T1">o</text:span></text:span>rteat in hujusmodi medicamentorum praepa-<text:line-break/>ratione, in sequentibus dicam eo loco, quo testa verba seri-<text:line-break/>pturus sum ; confectio ex capitibus papaveris.</text:p>
      <text:p text:style-name="P1">Tertiam deluceps conlectionem arteriacam Androma-<text:line-break/>chus. hanc prodidit. <text:span text:style-name="Default_20_Paragraph_20_Font"><text:span text:style-name="T1">Arteria</text:span></text:span>c<text:span text:style-name="Default_20_Paragraph_20_Font"><text:span text:style-name="T1">a Rlasii quatuor ad tabescen .<text:line-break/>te</text:span></text:span>s <text:span text:style-name="Default_20_Paragraph_20_Font"><text:span text:style-name="T1">valde bona</text:span></text:span>. ♃ Nardi Celticae Ʒ iv, amomi 3 vsij, cin-<text:line-break/>namomi31t, mal<text:span text:style-name="Default_20_Paragraph_20_Font"><text:span text:style-name="T1">o</text:span></text:span>bathri 3 iv, nardi Indicae Ʒ iij, schoe-<text:line-break/>nanthi 3 ij, cassiae <text:span text:style-name="Default_20_Paragraph_20_Font"><text:span text:style-name="T1">i</text:span></text:span>i vili, thuris Ʒ iij, myrrhae Ʒ j, costi<text:line-break/>Ʒ iv, faecis unguenti malabathrini Ʒ vj. succi glycyrrhizae<text:line-break/>Ʒ iij, lucri mandragorae 3 v, mastiches Cuiae Ʒ iij, croci<text:line-break/>Ʒ vj. Palmulas in vino mulso aut protropo coquito, deinde<text:line-break/>in ipsum decoctum nuces pineas xx coniicite ac terito.<text:line-break/>Postea ex medicamento ad nucis Ponticae magnitudinem aut<text:line-break/>paulo minus accipito , et ad aliquot dies cum hoc decocto<text:line-break/>utitor, deinde etiam simplici medicamento uteris. Postea<text:line-break/>autem ad duos vel tres dies hiera ex aloe uteris , cochlea-<text:line-break/>ru mensura ex aqua in diem data. Utere medicamento etiam<text:line-break/>cum lacte in iis, qui arteria affecti sunt, ad gargarissandum,</text:p>
      <text:p text:style-name="P3">et rursus facto interstitio utere medicamento fabae Aegy-<text:line-break/>ptiae magnitudine. Quum vero sortis suerit fluxio, opium<text:line-break/>et castorium in antid<text:span text:style-name="Default_20_Paragraph_20_Font"><text:span text:style-name="T1">o</text:span></text:span>tum miscemus, utriusque parum quid.<text:line-break/>lu his autem qui stomacho male affecti sunt, ea ipfa vita-<text:line-break/>mus. Manifestum igitur ex ipsis verbis, quae scripsit An-<text:line-break/>dr<text:span text:style-name="Default_20_Paragraph_20_Font"><text:span text:style-name="T1">o</text:span></text:span> maesius , quod ru fluxionibus partium thoracis et pul-<text:line-break/>monis ac arteriae praescripta confecti<text:span text:style-name="Default_20_Paragraph_20_Font"><text:span text:style-name="T1">o</text:span></text:span> consu<text:span text:style-name="Default_20_Paragraph_20_Font"><text:span text:style-name="T1">t</text:span></text:span>ae est facul-<text:line-break/>talis. Dixit enim ipsis, quum fortis fuerit fluxio, opium et<text:line-break/>castorium in antidotum miscemus, utriusque modicam par-<text:line-break/>tem, resiccare nimirum fluxionem et fanam residere volen-<text:line-break/>tes. Varium autem est-medicamentum et ex multorum mix-<text:line-break/>tura constans, ut ad omnes conveniat affectus, qur etiam<text:line-break/>diuturni et maligni existunt ac aegre curabiles, etiam si ul-<text:line-break/>sus sit circa arteriam, aut laryngem, et multo magis si juxta<text:line-break/>pulmonem. Talia enim fortibus adeo opus habent medica-<text:line-break/>mentis, quo ad l<text:span text:style-name="Default_20_Paragraph_20_Font"><text:span text:style-name="T1">o</text:span></text:span>ngius tempus sufficere queant tabidum af-<text:line-break/>fectum habentes. Quum enim obtigerit eis regic sicca et in<text:line-break/>convenientis vietus et medicament<text:span text:style-name="Default_20_Paragraph_20_Font"><text:span text:style-name="T1">o</text:span></text:span>rum usu perseverarint,</text:p>
      <text:p text:style-name="P3">quam diutissime renituntur eonfuetas actiones moderate ohe-.<text:line-break/>nutes. Hanc igitur confectionem non censuerim admitcen-<text:line-break/>dam esse iis quae privatim arteriacae appellantur.</text:p>
      <text:p text:style-name="P1">Quartam deinceps confectionem Andromachus sic seri-<text:line-break/>psit. <text:span text:style-name="Default_20_Paragraph_20_Font"><text:span text:style-name="T1">Altera eju</text:span></text:span>s<text:span text:style-name="Default_20_Paragraph_20_Font"><text:span text:style-name="T1">dem. </text:span></text:span>Blafti videlicet dicit, de. quo rirca<text:line-break/>praecedentem arteriacam scriptum est, arteriaca lllasti qua<text:line-break/>utor. Compositionem autem ejus talem fecit. ♃ Aloes siex-<text:line-break/>tentem, croci ℥ j, mastiches ℥ j, palam est hoc medicamen-<text:line-break/>tum ex eorum numero esse, quae privatim stercorum edu-<text:line-break/>cliva appellantur una cum hoc, quod concoctorium quid-<text:line-break/>dam habet crocus. At vero quum concoctorium dico, in-<text:line-break/>telligere oportet ejus affectus, cujus gratia exhibetur..</text:p>
      <text:p text:style-name="P1">Quintam ex ordine .compositionem Andromachus ta-<text:line-break/>lem tradidit. <text:span text:style-name="Default_20_Paragraph_20_Font"><text:span text:style-name="T1">Confectio sedan</text:span></text:span>s <text:span text:style-name="Default_20_Paragraph_20_Font"><text:span text:style-name="T1">dol</text:span></text:span>o<text:span text:style-name="Default_20_Paragraph_20_Font"><text:span text:style-name="T1">re</text:span></text:span>m <text:span text:style-name="Default_20_Paragraph_20_Font"><text:span text:style-name="T1">eju</text:span></text:span>s<text:span text:style-name="Default_20_Paragraph_20_Font"><text:span text:style-name="T1">dem</text:span></text:span>. ♃ opii<text:line-break/>v iij, cruci ℥ j, myrrhae ℥ ij; acaciae ℥ ẞ, <text:span text:style-name="Default_20_Paragraph_20_Font"><text:span text:style-name="T1">t</text:span></text:span>ueri radicis dul-<text:line-break/>cis Ʒ iv, excipe melle. Haec Andromachus. Verum ego non<text:line-break/>avide recipio ejusmodi compositionem medicamentorum, ubi</text:p>
      <text:p text:style-name="P3">non ostenditur affectio, in qua ea sit utendum. Scimus ete-<text:line-break/>nim componendi sudantia dolorem scopum, quum somnum<text:line-break/>videlicet inducere voluerimus et vehementem dolorem stu-<text:line-break/>pefacere. Acaciae autem mixtura velut ad ulcus est, quem-<text:line-break/>admodum radicis dulcis succus ad lenienda exasperata. Cro-<text:line-break/>cum autem et myrrham in compofitiones dolorem levantes<text:line-break/>miscere plurimis placuit videntur enim ipsis omnes asse-.<text:line-break/>ctus sufficienter concoquere. posse.</text:p>
      <text:p text:style-name="P1">Sextam consequenter confectionem Andromachus hoc<text:line-break/>modo scripsit. <text:span text:style-name="Default_20_Paragraph_20_Font"><text:span text:style-name="T1">Arteriace eju</text:span></text:span>s<text:span text:style-name="Default_20_Paragraph_20_Font"><text:span text:style-name="T1">dem</text:span></text:span>. ♃ Thuris ℥ j, succi ra-<text:line-break/>dicis dulcis ℥.j, myrrhae Ʒ iv, tragacantbae 3 vj, nardi Ʒ j,<text:line-break/>amomi drach. quatuor,. croci drach. quatuor, mellis Attici<text:line-break/>quod satis ast. Non obscurum est etiam hanc ad respirationis<text:line-break/>organorum affectus compositam esse ex concoctoriis, mitiga-^<text:line-break/>tortis, astringentibus et detergentibus. Myrrha enim et thus<text:line-break/>et crocus affectus concoquunt. Radicis dulcis succus ex-<text:line-break/>asperata mitigat, idem etiam tragacantha facit. Amomum</text:p>
      <text:p text:style-name="P3">fortiter reficcaf cum modica astringendi facultate. Mel au- .<text:line-break/>tem calefactori<text:span text:style-name="Default_20_Paragraph_20_Font"><text:span text:style-name="T1">u</text:span></text:span>m al. extersoriam vim habet.</text:p>
      <text:p text:style-name="P1">Septimam post relatas compositiones Audromachus<text:line-break/>scripsit ex multis valde medicamentis constantem, quae<text:line-break/>omnes .ferme facultates habent, .nam et astringentia et ntor-<text:line-break/>dentis et attenuantur et mitiganti<text:span text:style-name="Default_20_Paragraph_20_Font"><text:span text:style-name="T1">s</text:span></text:span>. et laevigantiain ea con-.<text:line-break/>sinentur, quin et soporifera vis et discussoris ac deterscria<text:line-break/>in insu habentur. In quibus omnibus multifariam mixtis sa-<text:line-break/>cultatibus communis ratio est, quemadmodum etiam antea<text:line-break/>dixis quod videlicet quispiam ex omnibus medicamentum<text:line-break/>quoddam componere voluit, spe faciendi unum medicamen—<text:line-break/>tum .ad om<text:span text:style-name="Default_20_Paragraph_20_Font"><text:span text:style-name="T1">n</text:span></text:span>es ejusdem generis affectus commodum. Verum<text:line-break/>ex ipsis aliqua quidem per experientiam cognita sunt ma-<text:line-break/>ligna et propterea relicta, aliqua. vero feliciter. pro ipsius<text:line-break/>componentis coniectura, efficacia evaserunt et ob id re-<text:line-break/>cepta. Quin et praeparandi ipsam.modum Audromachus<text:line-break/>ascripsit, quamquam hoc facere alias non soleat. Quod veru<text:line-break/>ex medicamentis composita .sit eas quas diri facultates</text:p>
      <text:p text:style-name="P3">complectentibus praestat meminisse eos, qui. hos libros in<text:line-break/>manus sument. Sitamen non promptum habeant memoriam,<text:line-break/>eo sane tempore quo hujusmodi medicamenta discunt, sex-<text:line-break/>tum et septimum ac octavum de simplicium medicamento-<text:line-break/>cum facultate librum legant ; in illis enim omnem medica-<text:line-break/>mentorum materiam conscripsi, qua radices et folia et fl<text:span text:style-name="Default_20_Paragraph_20_Font"><text:span text:style-name="T1">o-<text:line-break/></text:span></text:span>res et femina et fructus et liquores et succi omnium ex<text:line-break/>terra nascentium plantarum existunt. His itaque praemissis<text:line-break/>jam animum ad ea quae Andromachus de. hoc medica-<text:line-break/>rnent<text:span text:style-name="Default_20_Paragraph_20_Font"><text:span text:style-name="T1">o</text:span></text:span> scripsit adverte. <text:span text:style-name="Default_20_Paragraph_20_Font"><text:span text:style-name="T1">Arteriaca qua ut</text:span></text:span>o<text:span text:style-name="Default_20_Paragraph_20_Font"><text:span text:style-name="T1">r. </text:span></text:span>Radices filicis<text:line-break/>crassissimae lavantur donec purissimae fiant et omne terreum<text:line-break/>deponant, deinde per diem unum perfrigerantur et in frusta<text:line-break/>magnitudinis trium digitorum sueta conquassantur, atque ex<text:line-break/>eis librae x in ollam novam , aquae dulcis <text:span text:style-name="Default_20_Paragraph_20_Font"><text:span text:style-name="T1">s</text:span></text:span>extarios decem<text:line-break/>complectentem , iniiciuntur et ad lioc, ut <text:span text:style-name="Default_20_Paragraph_20_Font"><text:span text:style-name="T1">s</text:span></text:span>extarii v reliqui<text:line-break/>fiant, coquuntur, exprimuntur et liquor quidem in duplum<text:line-break/>vas diffunditur, et aromata crasse ac integris partibus ad-<text:line-break/>dantur. ♃ <text:span text:style-name="Default_20_Paragraph_20_Font"><text:span text:style-name="T1">N</text:span></text:span>ardi Indicae Ʒ i v, cinnam<text:span text:style-name="Default_20_Paragraph_20_Font"><text:span text:style-name="T1">o</text:span></text:span>mi Ʒ vj, radicis d ul-</text:p>
      <text:p text:style-name="P3">cis Ʒ vj, cassiae Ʒ iy, rhei Pontici drach. iv, balaustii drach.<text:line-break/>vj, rosarum siccarum dracIL iv, alii vj. Haec similiter ad<text:line-break/>dimidias coquuntur ac exprimuntur, et ad decoctum mellis<text:line-break/>Attici sextarius unus additur, sit autem mel praecoctum et<text:line-break/>in duplici vase privatim spissatum, usquequo manus non<text:line-break/>inquinet, adjiciuntur et terebinthinae pellncidae Ʒ iij, gaI-<text:line-break/>bani drach. ij , croci drach. v, succi hyoscyami dracIL j,<text:line-break/>s<text:span text:style-name="Default_20_Paragraph_20_Font"><text:span text:style-name="T1">u</text:span></text:span>cci hypocystidis drach. j, mandragorae succi oboli iij, pi-<text:line-break/>peris alui drach. octo.</text:p>
      <text:p text:style-name="P1">Octavam deinceps confectionem <text:span text:style-name="Default_20_Paragraph_20_Font"><text:span text:style-name="T1">s</text:span></text:span>cripsit, summa sacul-<text:line-break/>talis ipsius indicata, quod ipsum in omnibus fecisse opor-<text:line-break/>tuli. Habet autem sic. <text:span text:style-name="Default_20_Paragraph_20_Font"><text:span text:style-name="T1">Arteriace laudata Mithridatis ad<text:line-break/>thoracis collectiones, fubpurgat et laev</text:span></text:span>i<text:span text:style-name="Default_20_Paragraph_20_Font"><text:span text:style-name="T1">gat.</text:span></text:span> ♃ Itionis tor-<text:line-break/>resacti drach. j, in quibusdam exempIaribus fabae fresae<text:line-break/>scriptum est; lunt autem ambo deter<text:span text:style-name="Default_20_Paragraph_20_Font"><text:span text:style-name="T1">i</text:span></text:span>ori ap facultatis, semi-<text:line-break/>nis lini tosti drach. xx, et hoc detersoriam Vim habet, nu-<text:line-break/>cis pineae drach. viij, hae laevigandi Vim habent, nvao</text:p>
      <text:p text:style-name="P3">passae exacinatae drach. iv et haec ob id, quod modice<text:line-break/>fubastringat, simulque commodus corpori cibus sit, merito<text:line-break/>admixta eft, habet autem et passi facultatem, qualem in<text:line-break/>quarto de simplicium medicamentorum facultatibus indica-<text:line-break/>vimus, croci oboli ij, minimum quid ex croco coniecit, qui<text:line-break/>medicamentum composuit, ut prope nihil sit aliorum pro-<text:line-break/>portione. Diximus de croco, eum concoquendi vim habere<text:line-break/>una cum astrictione, dictum est etiam quod astrictio corpora<text:line-break/>cogit, constringit et corroborati Adjecit autem etiam mellis<text:line-break/>quartam partem heminae, a vino dulci ac sapa digressus-;<text:line-break/>vult enim hoc modo praeparatum medicamentum velut<text:line-break/>praefatus est, in pectore haerentes collectiones expurgare;<text:line-break/>caeterum in hujusmodi medicamentis ea quae crassius fuc-<text:line-break/>cos habent, impediunt repurgationem. His admiscuit traga-<text:line-break/>canthaeƷ iv, quod medicamentum laevigat exasperate. Prae.-<text:line-break/>dictum est autem, quod vult hoc propositum medicamen-<text:line-break/>tum repurgare et laeviga<text:span text:style-name="Default_20_Paragraph_20_Font"><text:span text:style-name="T1">r</text:span></text:span>e ea quae juxta thoracem hae-<text:line-break/>rent; scopus^ enim hujusmodi est, attenuare et abstergere</text:p>
      <text:p text:style-name="P3">-ac ad eductionem superne aptas facere collectiones in tho-<text:line-break/>race; verum <text:span text:style-name="Default_20_Paragraph_20_Font"><text:span text:style-name="T1">s</text:span></text:span>edandi doloris gratia et ne nimium tussiant<text:line-break/>partes exasperatae, laevigantia apponuntur. Maximum hoc<text:line-break/>est, atque ipsius per omnia meminisse oportet, nimirum<text:line-break/>quod saepe unus scop<text:span text:style-name="Default_20_Paragraph_20_Font"><text:span text:style-name="T1">a</text:span></text:span>s sit, in quem medicamentum com-<text:line-break/>ponitur, ne vero hoc ipsum aliquo modooffendat, utraque<text:line-break/>miscentur, primum utilitatis scopum nequaquam habentia.</text:p>
      <text:p text:style-name="P1">Nonaui arteriacen post -has Andromachus his verbis<text:line-break/>tradidit. -<text:span text:style-name="Default_20_Paragraph_20_Font"><text:span text:style-name="T1">Arteriace Marini. </text:span></text:span>♃ Croriunc. j, gummi sex-.<text:line-break/>tantum , tragacauthae unc. j, mellis Attici sextarium I, co-<text:line-break/>quito donec, quum diffunditur, non inquinet. Hoc medica-<text:line-break/>mentum medium est facultate, essetque exacte mitigatorium<text:line-break/>ac dolorem sedans, si neque crocum haberet neque mellis<text:line-break/>sextarium, sed pro ipso Theraeum vinum Creticum, aut sa-<text:line-break/>pam ex mullo cocto factam, quam nos, ut dixi, hepsema<text:line-break/>appellamus. Verum hoc loco importune inter relata fortia</text:p>
      <text:p text:style-name="P3">medicamenta locatum est, utpote quae suppuratis et tabe-<text:line-break/>sinentibus conveniunt. -</text:p>
      <text:p text:style-name="P1">Decimam consequenter recenset, quae inter exactu lae-..<text:line-break/>vtssimam ac mediam, qualem sane esse dixi praecedentem,<text:line-break/>intermedia est. Ex gummi igitur hanc et passo Cretico ac<text:line-break/>aqua componit, melle etiam admixto, et gummi quidem in-<text:line-break/>jicit bessem, passi sextarium unum, mellis lib. unam, dis-<text:line-break/>folvere cum aqua jubens ipsum gummi, copia ejus non ex-<text:line-break/>pressa. Itaque ob gummi et passum et aquam penitus nihil<text:line-break/>detersorium habet; .ob mel vero a maxime mitigatorio et<text:line-break/>laevigante est digressa., scimus enim detersorium esse mel.<text:line-break/>Coqui autem super prunas oportere ipsum dixit, hoc est<text:line-break/>ad mollem et non sumentem ignem. Melius vero fecisset,.<text:line-break/>si etiam ad alias omnes hoc ascripsisset. Ego itaque sic ipsum<text:line-break/>praeparo et neque ad prunas adhuc ardentes .coctionem fa-<text:line-break/>cio ne videlicet inde quid acre et Inmo<text:span text:style-name="Default_20_Paragraph_20_Font"><text:span text:style-name="T1">t</text:span></text:span>um sublatum acri -<text:line-break/>muniam non necessariam medicamento ipsi affricat. Mellis</text:p>
      <text:p text:style-name="P3">quidem acredinem toleramus, quamquam ea non sic vebe-<text:line-break/>mens propter aliam ipsius utilitatem, Verum sumi nulla est,<text:line-break/>utilitas. Quare fugiendus est sumus, in quantum possibile est<text:line-break/>circa omnium hujusmodi medicamentorum praeparationem.<text:line-break/>Praestat autem et in iis quae meatus obducunt lignis su -<text:line-break/>mum non edentibus uti.</text:p>
      <text:p text:style-name="P1">Undecimam confectionem sic prodidit. <text:span text:style-name="Default_20_Paragraph_20_Font"><text:span text:style-name="T1">Arteriaca alia<text:line-break/>bona. </text:span></text:span>♃ Cinnamomi, tinnis, utriusque Ʒ j, succi radicis<text:line-break/>duIcis℥ j, myrrhae drach. iv, tragacanthae drach<text:span text:style-name="Default_20_Paragraph_20_Font"><text:span text:style-name="T1">. s</text:span></text:span>ex, nardi<text:line-break/>Indicae drach. i v, amomi Ʒ i v, croci drach. j, melle Attico<text:line-break/>excipe. Recte dixit bonam hanc arteriacam esse, Verum deest<text:line-break/>sermoni ad quos affectus bona sit; dictum enim in principio<text:line-break/>est et per vociferationem et per destillationem laedi arte-<text:line-break/>riam , ampliusque propter ulcus et inflammationem obdu-<text:line-break/>ratam. Haec autem confectio, quam nunc Andromachus de-<text:line-break/>scripsit, etiam ad tabidos aptum medicamentum est et sim-<text:line-break/>p l iti ter omnes inveteratos thoracis ac pulmonis assectus.<text:line-break/>Cinnamomi etenim natura tenuium partium et resiccattn in</text:p>
      <text:p text:style-name="P3">etiam induratos assectus sanare potest. Ab eo proximum<text:line-break/>locum amomi facultas habet, limulque astringens quippiam<text:line-break/>habet. Verum ob horum actionem vehementem rationata-<text:line-break/>liter admixta sunt, thus et radicis dulcis succus et tragaean-<text:line-break/>tha, medicamenta exasperata lenire a natura apta. De croco<text:line-break/>et myrrha saepe diximus, esse videlicet concoctoria et mo-<text:line-break/>dice resiccatoria hujusmodi affectuum.</text:p>
      <text:p text:style-name="P1">Duodecimam arteriacam Andromachus hoc modo seri-<text:line-break/>p si t. <text:span text:style-name="Default_20_Paragraph_20_Font"><text:span text:style-name="T1">Alia ex libris Calli ad arteriam affectam, ulcera<text:line-break/>pulmonis, puris et sanguinis refectiones et stuxiones in tho-<text:line-break/>racem et ad ea quae aegre educi possunt vehementer esu<text:line-break/>sica</text:span></text:span>r. ♃ Resinae terebinthinae drach. quatuor, croci Cilicii<text:line-break/>draclL quatuor, thuris drach. quatuor, myrrhae troglody-<text:line-break/>sicae drach. iv, cinnamomi drach. iv, amomi drach. tres,<text:line-break/>nucis pineae drach. iv, radicis dulcis ejecta medulla drach.<text:line-break/>quatuor, nardi Syriacae drach. ij ẞ, cassiae nigrae drach.<text:line-break/>duas, tragacantbae drach. iij, palmularum Syriacarum carnis<text:line-break/>drach. iij, asteris Samii drach. iv, galbani puri obolos iv,</text:p>
      <text:p text:style-name="P3">costi drach. iv, aliiƷj, mellis Attici heminas iv. Mel et<text:line-break/>resina in duplo va<text:span text:style-name="Default_20_Paragraph_20_Font"><text:span text:style-name="T1">t</text:span></text:span>e coquuntur, atque ubi crassari coepe-<text:line-break/>rint, galbanum miscetur,. donec non inquinent; deinde re-<text:line-break/>frigeratis reliqua trita admisce et sic utere. Recte ferit in<text:line-break/>hoc medicamento tum quod ad quas affectiones conveniat<text:line-break/>tum quod qu<text:span text:style-name="Default_20_Paragraph_20_Font"><text:span text:style-name="T1">o</text:span></text:span>modo praeparari ipsum oporteat ascripsit.<text:line-break/>Ratio autem compositionis ex superioribus constat.</text:p>
      <text:p text:style-name="P1">.Decimam tertiam arteriarum Andromachus his verbis<text:line-break/>tradidit. <text:span text:style-name="Default_20_Paragraph_20_Font"><text:span text:style-name="T1">Arteriaca Call</text:span></text:span>i, <text:span text:style-name="Default_20_Paragraph_20_Font"><text:span text:style-name="T1">eadem etiam antidotu</text:span></text:span>s <text:span text:style-name="Default_20_Paragraph_20_Font"><text:span text:style-name="T1">est ad<text:line-break/>eadem ejsicax</text:span></text:span>. ♃ Nardi Syriacae drach. iv, myrrhae Ʒ iv,<text:line-break/>croci Ʒ i v, costi draclurv, alii 3 j, piperis albi grana xxx<text:line-break/>radicis dulcis Ʒj, nuces pineas centum, styracis drach. j,<text:line-break/>tragacanthae drach. j, cinnamomi Ʒ j, amomi drach. l, thu-<text:line-break/>ris drach. j, obolos iv, cassiae fistulae drach. j, balaustii<text:line-break/>drach. tres, obol<text:span text:style-name="Default_20_Paragraph_20_Font"><text:span text:style-name="T1">o</text:span></text:span>s iij, mellis Attici aut passi Cretici hemi-<text:line-break/>nas duas. Passum in duplo vasculo coquitur ad spissitudo-<text:line-break/>nem mellis, atque ita ad arida trita affunditur; tragacan-</text:p>
      <text:p text:style-name="P3">tha autem .et styrax per diem antea in sufficiente pr<text:span text:style-name="Default_20_Paragraph_20_Font"><text:span text:style-name="T1">o</text:span></text:span>trop<text:span text:style-name="Default_20_Paragraph_20_Font"><text:span text:style-name="T1">o<text:line-break/></text:span></text:span>macerantur et ita ad reliqua admiscentur, reponitur pyxide<text:line-break/>argentea aut vitrea. Recte ferit et hic, quod tum ea, quae<text:line-break/>promittit hoc medicamentum, tum quo modo praeparatur<text:line-break/>ascripsit. Ego vero propterea omnes ab ipso descriptas ar—<text:line-break/>teriacas apposui, nequis alium scriptorem requirere coga-<text:line-break/>tur; omne enim lacui latum genus in ipsis continetur, mol-<text:line-break/>lium, fortium ac. mediorum..</text:p>
      <text:p text:style-name="P1">Decima quarta arteriaca ejus est, de qua sic pr<text:span text:style-name="Default_20_Paragraph_20_Font"><text:span text:style-name="T1">o</text:span></text:span>dit.<text:line-break/><text:span text:style-name="Default_20_Paragraph_20_Font"><text:span text:style-name="T1">Arteri</text:span></text:span>hh<text:span text:style-name="Default_20_Paragraph_20_Font"><text:span text:style-name="T1">a ex libri</text:span></text:span>s <text:span text:style-name="Default_20_Paragraph_20_Font"><text:span text:style-name="T1">Aphr</text:span></text:span>o<text:span text:style-name="Default_20_Paragraph_20_Font"><text:span text:style-name="T1">dae, Moschioni</text:span></text:span>s. <text:span text:style-name="Default_20_Paragraph_20_Font"><text:span text:style-name="T1">disi eju</text:span></text:span>s<text:span text:style-name="Default_20_Paragraph_20_Font"><text:span text:style-name="T1">sacul-<text:line-break/>tu</text:span></text:span>s <text:span text:style-name="Default_20_Paragraph_20_Font"><text:span text:style-name="T1">n</text:span></text:span>o<text:span text:style-name="Default_20_Paragraph_20_Font"><text:span text:style-name="T1">n modice media</text:span></text:span>s <text:span text:style-name="Default_20_Paragraph_20_Font"><text:span text:style-name="T1">tran</text:span></text:span>s<text:span text:style-name="Default_20_Paragraph_20_Font"><text:span text:style-name="T1">gresse: ad sorte</text:span></text:span>s. <text:span text:style-name="Default_20_Paragraph_20_Font"><text:span text:style-name="T1">Habet vi</text:span></text:span>m<text:line-break/><text:span text:style-name="Default_20_Paragraph_20_Font"><text:span text:style-name="T1">incidendi et attenuandi ac calefueiendi ex multi</text:span></text:span>s <text:span text:style-name="Default_20_Paragraph_20_Font"><text:span text:style-name="T1">medi-<text:line-break/>ramenti</text:span></text:span>s, <text:span text:style-name="Default_20_Paragraph_20_Font"><text:span text:style-name="T1">sinibus etia</text:span></text:span>m <text:span text:style-name="Default_20_Paragraph_20_Font"><text:span text:style-name="T1">lenta quaedam admixta sunt</text:span></text:span> o<text:span text:style-name="Default_20_Paragraph_20_Font"><text:span text:style-name="T1">b<text:line-break/>eam quam dixi a</text:span></text:span>mi<text:span text:style-name="Default_20_Paragraph_20_Font"><text:span text:style-name="T1">sum.</text:span></text:span> Compositio ejus haec est. ♃ Ru-<text:line-break/>bricae Lemnae, thuris, .myrrhae, nardi, amomi, cassiae ru-<text:line-break/>sae, croci, iridis Illyricae, floris junei odorati, singulorum<text:line-break/>Ʒ ij, cinnamomi Ʒ iv, resinae terebinthinae Ʒ iv, floris ro-<text:line-break/>farum 3 iv, opubalfami Ʒ ij, mellis heminam j aut passi</text:p>
      <text:p text:style-name="P3">Cretici heminae dimidium, ampliusque quartam ejus par-<text:line-break/>tem , liquorem et resinam donec fulva reddantur coquito,<text:line-break/>deinde ab igne ablatis reliqua addito ac conquassato. Datur<text:line-break/>in thoracis et arteriae affectionibus fabae Graecae magni-<text:line-break/>tudine cum aqua, quarta heminae parte, reliquis forma<text:line-break/>eclegmatis delingendum. .</text:p>
      <text:p text:style-name="P1">Decimam quintam arteriaca<text:span text:style-name="Default_20_Paragraph_20_Font"><text:span text:style-name="T1">t</text:span></text:span>n sic scripfit<text:span text:style-name="Default_20_Paragraph_20_Font"><text:span text:style-name="T1">. Arteriace ad<text:line-break/>arteria</text:span></text:span>e <text:span text:style-name="Default_20_Paragraph_20_Font"><text:span text:style-name="T1">aspritudinem v</text:span></text:span>o<text:span text:style-name="Default_20_Paragraph_20_Font"><text:span text:style-name="T1">cem intercepta</text:span></text:span>m <text:span text:style-name="Default_20_Paragraph_20_Font"><text:span text:style-name="T1">et sanguinem<text:line-break/>refectantes qua utor. - E.x libris -spollonii et Alcimioni</text:span></text:span>s.<text:line-break/>♃ Tragacanthae Ʒ vj, gummi 3 vj, thuris drach. j, obolum j,<text:line-break/>myrrhae Ʒ j, obolos ij , croci Ʒ j , obolos ij , succi radicis<text:line-break/>dulcis drach. j , obolos iij , aut radicis 3 j ẞ, piperis albi<text:line-break/>grana xxv, palmularum pinguium carnis 3 iil, alii palmu-<text:line-break/>las v aut tres habent. fraga ca tubam passo maceratam ac<text:line-break/>tritam reliquis aridis tritis committe., ex estque omnibus<text:line-break/>catapotia fabae magnitudine effice, sub linguaque tenenda<text:line-break/>exhibe. Hujusmodi confectiones fublingues mediet appel-<text:line-break/>lant, juhentque id, quod a dissoluto medicamento defluit,</text:p>
      <text:p text:style-name="P2">sensim in asperae arteriae summum excipere, obnitendo si-<text:line-break/>mul ne tussis. excitetur.</text:p>
      <text:p text:style-name="P1">Decima sexta ex ordine sic scripta esu <text:span text:style-name="Default_20_Paragraph_20_Font"><text:span text:style-name="T1">A</text:span></text:span>r<text:span text:style-name="Default_20_Paragraph_20_Font"><text:span text:style-name="T1">teriace de-<text:line-break/>lin sibili</text:span></text:span>s <text:span text:style-name="Default_20_Paragraph_20_Font"><text:span text:style-name="T1">ad omnes</text:span></text:span> i<text:span text:style-name="Default_20_Paragraph_20_Font"><text:span text:style-name="T1">nternas assectiones, maxime tabescen-<text:line-break/>te</text:span></text:span>s <text:span text:style-name="Default_20_Paragraph_20_Font"><text:span text:style-name="T1">et suppurat</text:span></text:span>u<text:span text:style-name="Default_20_Paragraph_20_Font"><text:span text:style-name="T1">s, ad sirdropa</text:span></text:span>s <text:span text:style-name="Default_20_Paragraph_20_Font"><text:span text:style-name="T1">incipiente</text:span></text:span>s, <text:span text:style-name="Default_20_Paragraph_20_Font"><text:span text:style-name="T1">tusu</text:span></text:span>s <text:span text:style-name="Default_20_Paragraph_20_Font"><text:span text:style-name="T1">vetere</text:span></text:span>s.<text:line-break/><text:span text:style-name="Default_20_Paragraph_20_Font"><text:span text:style-name="T1">Datur per diem</text:span></text:span> a<text:span text:style-name="Default_20_Paragraph_20_Font"><text:span text:style-name="T1">t n</text:span></text:span>oc<text:span text:style-name="Default_20_Paragraph_20_Font"><text:span text:style-name="T1">tem cochlearii mensura</text:span></text:span>. ♃ Succi<text:line-break/>scillae sextarios iv, pasti Cretici sextarios tres, vini Falerni<text:line-break/>sextarios viij, mellis Attici sextarios tres, myrrhae ℥ illi,<text:line-break/>croci ℥ ij, thuris ℥ ij, aristolochiae dactylitidis minam unam<text:line-break/>et. dimidiam, glycyrrlulaae. minam unam, radicis eryngii Ʒ<text:line-break/>duas, <text:span text:style-name="Default_20_Paragraph_20_Font"><text:span text:style-name="T1">c</text:span></text:span>assiae 3 j, nardi Celti<text:span text:style-name="Default_20_Paragraph_20_Font"><text:span text:style-name="T1">c</text:span></text:span>ae un<text:span text:style-name="Default_20_Paragraph_20_Font"><text:span text:style-name="T1">c</text:span></text:span>iam unam, xylobalsami<text:line-break/>Ʒ viij, Aristolochiam, eryngium, glycyrrhizam, xyl<text:span text:style-name="Default_20_Paragraph_20_Font"><text:span text:style-name="T1">o</text:span></text:span>balsa-<text:line-break/>mnm, cassiam, nardum, in crassas partes contusa in vini<text:line-break/>sextariis. octo, macerato ad triduum, deinde ad lentum<text:line-break/>ignem ad tertias coquito, atque ita exprimito, etrecremen-<text:line-break/>tis aspectis passum, meret scillae succum committito et<text:line-break/>ad mellis crassitudinem coquito. Cr<text:span text:style-name="Default_20_Paragraph_20_Font"><text:span text:style-name="T1">o</text:span></text:span>cum vero, thus et myr-</text:p>
      <text:p text:style-name="P3">rham cum vino terito, atque ubi optime habuerit medica-<text:line-break/>mentum, addito, et ubi modice fuerint liquata, ab igne tul-<text:line-break/>lito et repositis utitor. Recte facit et hic Andromachus,<text:line-break/>quod quae. promittit et quomodo praeparentur adscripsit.</text:p>
      <text:p text:style-name="P1">Decima septima confectio talis ab eo traditur. <text:span text:style-name="Default_20_Paragraph_20_Font"><text:span text:style-name="T1">Arte-<text:line-break/>riaca alia, ut Heraclide</text:span></text:span>s <text:span text:style-name="Default_20_Paragraph_20_Font"><text:span text:style-name="T1">Parentinae</text:span></text:span>. ♃ Succi scillae sex-<text:line-break/>tarios iij , passi Cretici sextarios iij,- vini Falerni sextarios<text:line-break/>iij, mellis Attici heminam l, erosa Ʒ iv, alii ℥ il, myrrhae<text:line-break/>℥ iij, tragacanthae ℥ j, succi radicis dulcis ℥ ij, thuris ℥ j,<text:line-break/>opobalsami ℥ vj, utere praeparato<text:span text:style-name="Default_20_Paragraph_20_Font"><text:span text:style-name="T1">r</text:span></text:span> Juxta hanc confectionem<text:line-break/>neque quae promittat, neque quomodo praeparetur tradidit,<text:line-break/>tanquam jam ante sententiam ipfius legentes intelligere que-<text:line-break/>ant.. Ex eo enim quod dicit, alia arteriaca similia praefcri-<text:line-break/>ptae ipsam promitte<text:span text:style-name="Default_20_Paragraph_20_Font"><text:span text:style-name="T1">r</text:span></text:span>e nos intelligere convenit. Praepara-<text:line-break/>tionem autum ex antea relatis computare oportet.</text:p>
      <text:p text:style-name="Normal">. Decima. octava confectio sic tradita esu <text:span text:style-name="Default_20_Paragraph_20_Font"><text:span text:style-name="T1">A</text:span></text:span>r<text:span text:style-name="Default_20_Paragraph_20_Font"><text:span text:style-name="T1">teriaca ex lfe<text:line-break/>bt i</text:span></text:span>s <text:span text:style-name="Default_20_Paragraph_20_Font"><text:span text:style-name="T1">Per</text:span></text:span>i<text:span text:style-name="Default_20_Paragraph_20_Font"><text:span text:style-name="T1">gent</text:span></text:span>s <text:span text:style-name="Default_20_Paragraph_20_Font"><text:span text:style-name="T1">ad o</text:span></text:span>m<text:span text:style-name="Default_20_Paragraph_20_Font"><text:span text:style-name="T1">ne</text:span></text:span>s <text:span text:style-name="Default_20_Paragraph_20_Font"><text:span text:style-name="T1">arteriae astratu</text:span></text:span>s. ♃ Croci drach. j,</text:p>
      <text:p text:style-name="P3">uvae passae exacrnatae drach. j, amygdalarum drach. viij,<text:line-break/>myrrhae obolos iv, tragaeanthae drach. iv, .piperis albi obo-<text:line-break/>los iv, mel coctum. Uva passa torretur, amygdalae excor-<text:line-break/>ticautur , tragacantha in aqua maceratur per diem unum<text:line-break/>et teritur ac reliquis admiscetur. Et hic recte ab eo factum<text:line-break/>eo quod tum promissionem tum compositionem ejus adje-<text:line-break/>citi Caeterum mediae facultatis medicamentum existit, quare<text:line-break/>ad omnes affectus ipsum .commodum esse ait; est enim me-<text:line-break/>diorum medicamentorum natura talis. Unde etiam ipsis me-<text:line-break/>diis affectibus proprie et primario convenit, iis vero qui<text:line-break/>mollibus. aut fortibus opus habent, neque emolumentum ne-<text:line-break/>que detrimentum magnum affert.</text:p>
      <text:p text:style-name="Normal">Ultimam omnium arteriacam hoc modo descripsit.</text:p>
      <text:p text:style-name="Normal">Vini mulsi veteris sextarios iil, adnnum decoquito, deinde<text:line-break/>nucum pinearum testarum heminam adjicito, piperis albi<text:line-break/>sextantem, ac utitor. Esset sane hoc. medicamentum ex mol-<text:line-break/>lissimis, si non piper accessisset, hoc vero addito ad mediam</text:p>
      <text:p text:style-name="P11">facultatem -pervenit, . propterea etiam ejusdem generis cum<text:line-break/>praescripto esse ratus subscripsit.</text:p>
      <text:p text:style-name="P1"><text:span text:style-name="Default_20_Paragraph_20_Font"><text:span text:style-name="T1">[Arte.iacae a Crilone conscr</text:span></text:span>i<text:span text:style-name="Default_20_Paragraph_20_Font"><text:span text:style-name="T1">ptae quatu</text:span></text:span>o<text:span text:style-name="Default_20_Paragraph_20_Font"><text:span text:style-name="T1">r numero.]<text:line-break/></text:span></text:span>Ex arterialis a Critone conscriptis quatuor produxisse sus-<text:line-break/>secerit<text:span text:style-name="Default_20_Paragraph_20_Font"><text:span text:style-name="T1">i</text:span></text:span> De prima scribit in haec verba. <text:span text:style-name="Default_20_Paragraph_20_Font"><text:span text:style-name="T1">Ad v</text:span></text:span>o<text:span text:style-name="Default_20_Paragraph_20_Font"><text:span text:style-name="T1">cem</text:span></text:span> i<text:span text:style-name="Default_20_Paragraph_20_Font"><text:span text:style-name="T1">nter-<text:line-break/></text:span></text:span>c<text:span text:style-name="Default_20_Paragraph_20_Font"><text:span text:style-name="T1">eptam ob c</text:span></text:span>o<text:span text:style-name="Default_20_Paragraph_20_Font"><text:span text:style-name="T1">ntentionem</text:span></text:span>. Ficum et eryngium probe - coqui<text:span text:style-name="Default_20_Paragraph_20_Font"><text:span text:style-name="T1">t</text:span></text:span>o<text:line-break/>et ad decoctum gummi misceto , ut melle durior confectio<text:line-break/>fiat, dato ad i noctem. Facit et ammoniacum. ob id sane<text:line-break/>medicamenti hujus mentionem feci, quod in principio apta<text:line-break/>est haec praescripta confectio, si per eryngium praeparo-<text:line-break/>tur, ammoniacum autem inveteratis commodum ; validum<text:line-break/>enim medicamentum existit. Non recte igitur Urito fecit,<text:line-break/>quod cum moderato fortissimum medicamentum indefinite.<text:line-break/>tradidit; si enim ab usu duri immutaveris, non solum nihil<text:line-break/>juveris, sed etiam laedes h<text:span text:style-name="Default_20_Paragraph_20_Font"><text:span text:style-name="T1">o</text:span></text:span>minem. Alteram arteriacam seri-<text:line-break/>psit Crito mediam facultate, ecncoctoriam et lenem his ver-.<text:line-break/>his. <text:span text:style-name="Default_20_Paragraph_20_Font"><text:span text:style-name="T1">Alia</text:span></text:span> f<text:span text:style-name="Default_20_Paragraph_20_Font"><text:span text:style-name="T1">acien</text:span></text:span>s <text:span text:style-name="Default_20_Paragraph_20_Font"><text:span text:style-name="T1">maxime ad eos qui v</text:span></text:span>o<text:span text:style-name="Default_20_Paragraph_20_Font"><text:span text:style-name="T1">ce</text:span></text:span>m <text:span text:style-name="Default_20_Paragraph_20_Font"><text:span text:style-name="T1">exercent et</text:span></text:span></text:p>
      <text:p text:style-name="P2"><text:span text:style-name="Default_20_Paragraph_20_Font"><text:span text:style-name="T1">asperam arteriam et tussis irritationes, dolorem aurium,<text:line-break/>ulcera in auribus ac pudendo. Concoquit etiam destilla-<text:line-break/>tiones.</text:span></text:span> ♃ Thuris obolos iv, myrrhae drach. ij, passi cya-<text:line-break/>thos iij, passum ad mellis spissitudinem decoquito, deinde<text:line-break/>myrrham et thus trita cum passo semicocta ablato ad j scito,.<text:line-break/>Facit etiam ad dysentericos et coeliacos. Quidam croci etiam<text:line-break/>drachmam addunt et sit auribus commoda atque oculis in-<text:line-break/>flammatis. Haec Crito perspicue et probe <text:span text:style-name="Default_20_Paragraph_20_Font"><text:span text:style-name="T1">s</text:span></text:span>cripsit, neque<text:line-break/>opus est me ejusmodi medicamentorum expositionem appo-<text:line-break/>nere, ut qui saepe jam de his dixerim. Pono alias duas<text:line-break/>praedictae quidem similes, verum moderatior^ facultate et<text:line-break/>simplicissimas sic scripsit. <text:span text:style-name="Default_20_Paragraph_20_Font"><text:span text:style-name="T1">Eclegma Paustianum appellatum.<text:line-break/></text:span></text:span>♃ Vini Falerni sextarium j, mell<text:span text:style-name="Default_20_Paragraph_20_Font"><text:span text:style-name="T1">i</text:span></text:span>s Attici lib. j, in duplici<text:line-break/>vase coquito, rutae ramulo agitando. Alterum medicamen-<text:line-break/>tum tale est. <text:span text:style-name="Default_20_Paragraph_20_Font"><text:span text:style-name="T1">Eclegma ex vino Scybelite quo utimur. ♃<text:line-break/></text:span></text:span>Vini Scybelitis sextarium j, gummi ℥ iij, mellis Ʒ in, oquito<text:line-break/>in duplici vase, gummi prius macerato ac dissoluto. Hoc fo-</text:p>
      <text:p text:style-name="P3">lum Ioco apposuit in duplici vase coctionem fieri debere.<text:line-break/>Rectissime autem fecerit qui omnes arteriacas , quae miti-<text:line-break/>gatoriam, concoctoriam et Ienitoriam vim habere praedi-<text:line-break/>cantor, in diplomate, hoc est in duplici vase, coxerit, quo-<text:line-break/>modo sane unguen tarii unguenta praeparant, nimirum est-<text:line-break/>Udam aquam in magnum quendam lebetem infundentes, ac<text:line-break/>postea vasculum, quod medicamentum coquendum in se<text:line-break/>habet, imponentes, et sic praeustas prunas aut ligna fumum<text:line-break/>non edentia succendentes.</text:p>
      <text:p text:style-name="P1"><text:span text:style-name="Default_20_Paragraph_20_Font"><text:span text:style-name="T1">[Confectio diacodyon, juxta veterum ac Caleni tra-<text:line-break/>ditiauem.]</text:span></text:span> Quin et circa hujus compositionem veteribus<text:line-break/>indefinita discordia suit. Quidam enim ex ipsis ad capita<text:line-break/>papaveris cxx aquae sextarios xx infundendos censent, ut<text:line-break/>quaelibet sextarii mensura sex papaveris capita recipiat.<text:line-break/>Quidam vero in lxxx sextarios octingenta papaveris ca-<text:line-break/>pila injiciunt, ut singuli sextarii capita x accipiant. Qui-<text:line-break/>da m ita temperaverunt, ut sextario vni viij capita tribue-<text:line-break/>rentur. Quidam autem haud scio qua ratione in aquae sex-<text:line-break/>arios tres capita papaveris lxxx conjiciunt. Alii capita</text:p>
      <text:p text:style-name="P3">cxx in eosdem tres sextarios addunt, verum mihi ridetur.<text:line-break/>valde pauca aqua esse ad tantam copiam capitum.</text:p>
      <text:p text:style-name="P1"><text:span text:style-name="Default_20_Paragraph_20_Font"><text:span text:style-name="T1">. [ Confecti</text:span></text:span>o <text:span text:style-name="Default_20_Paragraph_20_Font"><text:span text:style-name="T1">ex capitibu</text:span></text:span>s <text:span text:style-name="Default_20_Paragraph_20_Font"><text:span text:style-name="T1">papaveri</text:span></text:span>s <text:span text:style-name="Default_20_Paragraph_20_Font"><text:span text:style-name="T1">Andr</text:span></text:span>o<text:span text:style-name="Default_20_Paragraph_20_Font"><text:span text:style-name="T1">mach</text:span></text:span>I.] An-<text:line-break/>dromachus igitur velut supra in arteriacis praescriptum est,<text:line-break/>alteram ex ipsis praeparans sic scripsit, capita papaveris -<text:line-break/>viridia mille ducenta, deinde ad fi<text:span text:style-name="Default_20_Paragraph_20_Font"><text:span text:style-name="T1">n</text:span></text:span>em, aquam pluviam,<text:line-break/>non apponens aquae quantitatem</text:p>
      <text:p text:style-name="P1"><text:span text:style-name="Default_20_Paragraph_20_Font"><text:span text:style-name="T1">[C</text:span></text:span>o<text:span text:style-name="Default_20_Paragraph_20_Font"><text:span text:style-name="T1">nfecti</text:span></text:span>o. <text:span text:style-name="Default_20_Paragraph_20_Font"><text:span text:style-name="T1">ex capitibu</text:span></text:span>s <text:span text:style-name="Default_20_Paragraph_20_Font"><text:span text:style-name="T1">papaveri</text:span></text:span>s <text:span text:style-name="Default_20_Paragraph_20_Font"><text:span text:style-name="T1">C</text:span></text:span>o<text:span text:style-name="Default_20_Paragraph_20_Font"><text:span text:style-name="T1">ttoni</text:span></text:span>s.] Crito<text:line-break/>vero sic.. <text:span text:style-name="Default_20_Paragraph_20_Font"><text:span text:style-name="T1">Conlectio ex capitibu</text:span></text:span>s <text:span text:style-name="Default_20_Paragraph_20_Font"><text:span text:style-name="T1">papaveri</text:span></text:span>s <text:span text:style-name="Default_20_Paragraph_20_Font"><text:span text:style-name="T1">simplex</text:span></text:span>. Capita<text:line-break/>papaveris agrestis octingenta, aquae sextarios lxxx, coquito<text:line-break/>ad tertias, atque expressis addite mellis lib. x. Si vero<text:line-break/>variam efficere velis , adde croci , myrrhae , succi hypocy-<text:line-break/>stidis, singulorum drach. xij, thuris drach. sex, acaciae<text:line-break/>drach. xij. Recte ridetur misti ad singulos sextarios capita<text:line-break/><text:span text:style-name="Default_20_Paragraph_20_Font"><text:span text:style-name="T15">x </text:span></text:span>coniicere , ita enim contingit, quum scribat ipse; capita<text:line-break/>octinge<text:span text:style-name="Default_20_Paragraph_20_Font"><text:span text:style-name="T1">n</text:span></text:span>ta in aquae sextarios lxxx liniendos esse. Et ego-<text:line-break/>sane hoc modo praeparo non appone<text:span text:style-name="Default_20_Paragraph_20_Font"><text:span text:style-name="T1">n</text:span></text:span>s neque crocum .ne-</text:p>
      <text:p text:style-name="P3">u<text:span text:style-name="Default_20_Paragraph_20_Font"><text:span text:style-name="T1">n</text:span></text:span>e myrrham neque aliud quicquam, optima esu enim sim-<text:line-break/><text:span text:style-name="Default_20_Paragraph_20_Font"><text:span text:style-name="T15">plirissima.</text:span></text:span></text:p>
      <text:p text:style-name="P1"><text:span text:style-name="Default_20_Paragraph_20_Font"><text:span text:style-name="T1">[Confecti</text:span></text:span>o <text:span text:style-name="Default_20_Paragraph_20_Font"><text:span text:style-name="T1">ex capitib</text:span></text:span>u<text:span text:style-name="Default_20_Paragraph_20_Font"><text:span text:style-name="T1">s papaveris Herae</text:span></text:span>.I At vero<text:line-break/>Heras est capita cxx aquae pluviae sexta<text:span text:style-name="Default_20_Paragraph_20_Font"><text:span text:style-name="T1">r</text:span></text:span>ios iij infundit,<text:line-break/>modicam omnino quantitatem, tametsi in quibusdam exenr-<text:line-break/>plaribus non numerus capitum papaveris cxx scriptus sit,<text:line-break/>resi pondus totidem drachmarum. Ascribam. autem totam<text:line-break/>ipsius dictionem sic habentem. Capita papaveris viridis cxx<text:line-break/>in vas coniicite; et affusis aquae pluviae sextariis tribus,<text:line-break/>ad triduum madefcere sinito, delude ad tertiasnoquito et<text:line-break/>ablata ab igne exprimito ac colato, admixtoque mellis fex-<text:line-break/>tario, in duplici va<text:span text:style-name="Default_20_Paragraph_20_Font"><text:span text:style-name="T1">t</text:span></text:span>e coquito, atque ubi spissari coeperit,<text:line-break/>acaciae rufae drach. b succi hypocystidis 3 j adjicito. .Ca.e-<text:line-break/>ferum quum ipfa .capita- coxeris in aqua, croci drach. j,<text:line-break/>linteolo illigatam simul coqui permittito. Quidam enim myr-<text:line-break/>rhae drach. j addunt, ipfaque cum modico passo terunt,<text:line-break/>atque ita indunt ac simul coquunt donecaliquantulum fue-<text:line-break/>rit confectio inspissata. Quod si tamen non medicamenta-</text:p>
      <text:p text:style-name="P3">riam confectionem facere velis, cum capitum decocto ad<text:line-break/>tertias redacto mel coques, reliquis non adjectis.</text:p>
      <text:p text:style-name="P1"><text:span text:style-name="Default_20_Paragraph_20_Font"><text:span text:style-name="T1">[Confectio ex capitibus papaveris, Damocratis.]</text:span></text:span> Hoc<text:line-break/>medicamentum primum a Themisone praeparatum est, in-<text:line-break/>quit Damocrates in libro, Damocratis medicinae studiosus<text:line-break/>inscripto. Scimus autem ex versibus eum constare. Ajunt<text:line-break/>Themisonem hoc medicamentum primum praeparasse ad tus-<text:line-break/>ses humidas, dolorem arteriae et gulae species fluxionum<text:line-break/>simpliciter omnium, quae circa thoracem consistunt et ad vi-<text:line-break/>gilias, quarum sane illae existunt causae.</text:p>
      <text:p text:style-name="P1"><text:span text:style-name="Default_20_Paragraph_20_Font"><text:span text:style-name="T1">Papaveris, qu</text:span></text:span>o<text:span text:style-name="Default_20_Paragraph_20_Font"><text:span text:style-name="T1">d nominant ipsi agricolae</text:span></text:span></text:p>
      <text:p text:style-name="P1"><text:span text:style-name="Default_20_Paragraph_20_Font"><text:span text:style-name="T1">Agrestis, nam spontaneum est, nec conseritur,<text:line-break/>Capita virentia et recentia integra,<text:line-break/>Semen rubens, nondum ni arum Herentia,<text:line-break/>Centena bisque del</text:span></text:span><text:span text:style-name="Default_20_Paragraph_20_Font"><text:span text:style-name="T15">i</text:span></text:span><text:span text:style-name="Default_20_Paragraph_20_Font"><text:span text:style-name="T1">a magnitudinis</text:span></text:span></text:p>
      <text:p text:style-name="P1"><text:span text:style-name="Default_20_Paragraph_20_Font"><text:span text:style-name="T1">Mediocris, in novam ollulam ore amplo indito.</text:span></text:span></text:p>
      <text:p text:style-name="P1"><text:span text:style-name="Default_20_Paragraph_20_Font"><text:span text:style-name="T1">dnsunde tres pluvia de aqua sextarios:</text:span></text:span></text:p>
      <text:p text:style-name="P2"><text:span text:style-name="Default_20_Paragraph_20_Font"><text:span text:style-name="T1">Macerato in his totam diem noctem simul,<text:line-break/>Dein coquito lento igne ac diutiuscule et<text:line-break/></text:span></text:span><text:span text:style-name="Default_20_Paragraph_20_Font"><text:span text:style-name="T15">O</text:span></text:span><text:span text:style-name="Default_20_Paragraph_20_Font"><text:span text:style-name="T1">mnem liquorem expressum in ollulam excipe,<text:line-break/>Et mellis Attici libras tres addito.</text:span></text:span></text:p>
      <text:p text:style-name="P1"><text:span text:style-name="Default_20_Paragraph_20_Font"><text:span text:style-name="T1">Decoquito rursus leniorem ad flammulam,<text:line-break/>Dum non liquentis mellis instar duruerit.<text:line-break/>Mox siigefacta in vitreum vas condito-<text:line-break/>Sic nos quidem. At Fhemison prior qui prodidit<text:line-break/>Esum, addit myrrham, acaciam et rubens crocum et<text:line-break/>H</text:span></text:span><text:span text:style-name="Default_20_Paragraph_20_Font"><text:span text:style-name="T15">Y</text:span></text:span><text:span text:style-name="Default_20_Paragraph_20_Font"><text:span text:style-name="T1">pocystidis succum. -Ast ea obsoleta jam,<text:line-break/>Simplex enim parata commodissima est,<text:line-break/>.iucunda valde, lenis atque viribus.</text:span></text:span></text:p>
      <text:p text:style-name="P1"><text:span text:style-name="Default_20_Paragraph_20_Font"><text:span text:style-name="T1">Ex hac datur mystri minuti quantitas,<text:line-break/>Aliquando plus sub noctem et ad diem minus.<text:line-break/>Ct hanc in ore quis brevi sic detineat,<text:line-break/>fassus liquentem sensim ita ut post devoret.<text:line-break/>Quod si voles alvum morandi gratia et<text:line-break/>S</text:span></text:span><text:span text:style-name="Default_20_Paragraph_20_Font"><text:span text:style-name="T15">i</text:span></text:span><text:span text:style-name="Default_20_Paragraph_20_Font"><text:span text:style-name="T1">statur ut pulmonis et stomachi sinor</text:span></text:span></text:p>
      <text:p text:style-name="P2"><text:span text:style-name="Default_20_Paragraph_20_Font"><text:span text:style-name="T1">E.rupti</text:span></text:span>o<text:span text:style-name="Default_20_Paragraph_20_Font"><text:span text:style-name="T1">que sanguinis septum sup</text:span></text:span>r<text:span text:style-name="Default_20_Paragraph_20_Font"><text:span text:style-name="T1">a,<text:line-break/>Pac</text:span></text:span>a<text:span text:style-name="Default_20_Paragraph_20_Font"><text:span text:style-name="T1">re, e .up ut</text:span></text:span>o<text:span text:style-name="Default_20_Paragraph_20_Font"><text:span text:style-name="T1">r leae aut tu p</text:span></text:span>o<text:span text:style-name="Default_20_Paragraph_20_Font"><text:span text:style-name="T1">tius hinc P</text:span></text:span>o<text:span text:style-name="Default_20_Paragraph_20_Font"><text:span text:style-name="T1">nt</text:span></text:span>i<text:span text:style-name="Default_20_Paragraph_20_Font"><text:span text:style-name="T1">cae<text:line-break/>Addes A</text:span></text:span>l<text:span text:style-name="Default_20_Paragraph_20_Font"><text:span text:style-name="T1">ois succi simul drachmas dua</text:span></text:span>s,<text:line-break/><text:span text:style-name="Default_20_Paragraph_20_Font"><text:span text:style-name="T1">Tantundem et acaciae bonae non ^veteris:<text:line-break/>Auferre jam volen</text:span></text:span>s <text:span text:style-name="Default_20_Paragraph_20_Font"><text:span text:style-name="T1">a</text:span></text:span>u i<text:span text:style-name="Default_20_Paragraph_20_Font"><text:span text:style-name="T1">gne pharmacum,<text:line-break/>Diluta pusi</text:span></text:span>o <text:span text:style-name="Default_20_Paragraph_20_Font"><text:span text:style-name="T1">amb</text:span></text:span>o <text:span text:style-name="Default_20_Paragraph_20_Font"><text:span text:style-name="T1">haec tlmul confundit</text:span></text:span>o,<text:line-break/><text:span text:style-name="Default_20_Paragraph_20_Font"><text:span text:style-name="T1">Paulatim adhuc in ollula serv</text:span></text:span>a<text:span text:style-name="Default_20_Paragraph_20_Font"><text:span text:style-name="T1">ntibus,<text:line-break/>Quo scrveant parum .simul. mox vascul</text:span></text:span>o<text:line-break/><text:span text:style-name="Default_20_Paragraph_20_Font"><text:span text:style-name="T1">Re</text:span></text:span>f<text:span text:style-name="Default_20_Paragraph_20_Font"><text:span text:style-name="T1">rigerata indantur inde vitre</text:span></text:span>o.</text:p>
      <text:p text:style-name="P1"><text:span text:style-name="Default_20_Paragraph_20_Font"><text:span text:style-name="T1">[ Confecti</text:span></text:span>o <text:span text:style-name="Default_20_Paragraph_20_Font"><text:span text:style-name="T1">ex cnpitibudpapaveris, serani</text:span></text:span>.] Soranus<text:line-break/>porro ita praeparandam censet. ^<text:span text:style-name="Default_20_Paragraph_20_Font"><text:span text:style-name="T1">l</text:span></text:span> Capitum papaveris nu..<text:line-break/>mero cl, aquae sextar. xx, in lebetem novum co<text:span text:style-name="Default_20_Paragraph_20_Font"><text:span text:style-name="T1">n</text:span></text:span>tecta ad<text:line-break/>dimidias coquito et rejectis capitibus mellis suxtar. j ad-<text:line-break/>dito, postea vero myrrhae, croci, hyp<text:span text:style-name="Default_20_Paragraph_20_Font"><text:span text:style-name="T1">o</text:span></text:span>cystidis et acaciae<text:line-break/>succi, singulorum drach. unam , obolos tres li<text:span text:style-name="Default_20_Paragraph_20_Font"><text:span text:style-name="T1">n</text:span></text:span>teolo illigato<text:line-break/>et in ollam sive lebetem fuipendito, quo simul cum melle<text:line-break/>coquantur, postquam vero crassescere inceperit, fasciculum<text:line-break/>colligarum tollito et in mortarium coniectum cum passi cya-</text:p>
      <text:p text:style-name="P3">this iij terito, indequ<text:span text:style-name="Default_20_Paragraph_20_Font"><text:span text:style-name="T1">d</text:span></text:span> rn .lebetem coniectum lente simul<text:line-break/>donec spissetur coquito. Verum mitior est confectio, quae<text:line-break/>ex solo melle et capitum papaveris cremore constat. Effi-<text:line-break/>acior autem redditur,. si in fasciculum linteoli pro astrin-<text:line-break/>gentibus melilotum et radicem dulcem addideris.</text:p>
      <text:p text:style-name="P1"><text:span text:style-name="Default_20_Paragraph_20_Font"><text:span text:style-name="T1">[C</text:span></text:span>o<text:span text:style-name="Default_20_Paragraph_20_Font"><text:span text:style-name="T1">nfecti</text:span></text:span>o <text:span text:style-name="Default_20_Paragraph_20_Font"><text:span text:style-name="T1">ex capitibu</text:span></text:span>s <text:span text:style-name="Default_20_Paragraph_20_Font"><text:span text:style-name="T1">papaveri</text:span></text:span>s <text:span text:style-name="Default_20_Paragraph_20_Font"><text:span text:style-name="T1">Caleni</text:span></text:span>.) Caeterum<text:line-break/>velut ego compono confectionem ex papaveris capitibus, ita<text:line-break/>ea utendum censeo. Etenim quum de praedictis confectio-<text:line-break/>nibus experimentum sumpserim, praestantior ea alsa est, in<text:line-break/>qua ad unum aquae - sextarium capita decem iniiciuntur,<text:line-break/>quemadmodum Urito scripsit, aut ad duos sextarios qui<text:span text:style-name="Default_20_Paragraph_20_Font"><text:span text:style-name="T1">n-<text:line-break/></text:span></text:span>decim capita velut Soranus, in medio autem horum ambo-<text:line-break/>rum terminorum est., ubi octo aut novem capita in unum<text:line-break/>sextarium coniiciamus. Praemacero autem ea. non ad tri-<text:line-break/>duum velut Heras, fed neque statim ablatas coquo, sed si-<text:line-break/>quidem humidiora et molliora fuerint, ad unum diem. Ac-<text:line-break/>cipiendaest autem in omnibus. hujusmodi sermonibus etiam<text:line-break/>nox, quemadmodum etiam annum dierum ccclxv esse si,</text:p>
      <text:p text:style-name="P3">lemus dicere. Si ve<text:span text:style-name="Default_20_Paragraph_20_Font"><text:span text:style-name="T1">r</text:span></text:span>o duriora et sicciorasint, etiam lon-<text:line-break/>gi<text:span text:style-name="Default_20_Paragraph_20_Font"><text:span text:style-name="T1">o</text:span></text:span>ri tempore ipfa mace<text:span text:style-name="Default_20_Paragraph_20_Font"><text:span text:style-name="T1">r</text:span></text:span>o, praestat autem accipere nondum<text:line-break/>indurata. Manifestum vero, quod etiam valde mollia asum<text:line-break/>cienda sint, sicciora enim exiguum succum habent, humi-<text:line-break/>diora vero multum quidem, sed crudum adhuc et aquosum<text:line-break/>ac debilem, quapropter ex humidis ac palustribus locis ac-<text:line-break/>cepta fugienda sunt. At vero^ numerum quem dixi inlici<text:line-break/>oportere juxta proportionem aquae, de mediocribus inter<text:line-break/>lige<text:span text:style-name="Default_20_Paragraph_20_Font"><text:span text:style-name="T1">r</text:span></text:span>e opo<text:span text:style-name="Default_20_Paragraph_20_Font"><text:span text:style-name="T1">r</text:span></text:span>tet. Quum enim quaedam majora mode<text:span text:style-name="Default_20_Paragraph_20_Font"><text:span text:style-name="T1">r</text:span></text:span>atis,<text:line-break/>quaedam minora exissent; quaedam vero inter haec media,<text:line-break/>quemadmodum ut plurimum esse solent, ex bia praedictum<text:line-break/>numerum ad sextarium coniicere oportet.- Terminus autem<text:line-break/>coctionis sit non ut tertia aut quarta aut aliqua tusis pars<text:line-break/>aquae fiat reliqua, verum ubi primum in totum flaccida^<text:line-break/>fuerint facta/ succum enim ipsorum exprimere volumus,<text:line-break/>hoc vero sufficienter continget ipsis flaccidis factis, super-<text:line-break/>vacuum igitur diutius coquere. Caeterum mellis dimidiam<text:line-break/>mensuram huic succo admiscendum censeo -et coquendam</text:p>
      <text:p text:style-name="P12">simul ad lentum. ignem ad compagem Attici messis. Verum<text:line-break/>in aqua pluvia quidam capitum coctionem fecerunt, nexi-<text:line-break/>delicet ipsa ad aliam putrediuosam qualitatem transmutetur,<text:line-break/>tibi vero etiam fontana sufficiet, pluvia non praesente, fa-<text:line-break/>lis est et ipsam mundam esse et omnis mixturae exortem,<text:line-break/>ob quam rem ea, quae per plumbeos canales derivatur, su-<text:line-break/>gienda erit ; limus enim quidam ex plumbo in ea contine-<text:line-break/>fur. Unde etiam qui aquae ejusmodi faecem combibunt dys-<text:line-break/>enterici. evadunt. </text:p>
      <text:p text:style-name="P1"><text:span text:style-name="Default_20_Paragraph_20_Font"><text:span text:style-name="T1">[He usu c</text:span></text:span>o<text:span text:style-name="Default_20_Paragraph_20_Font"><text:span text:style-name="T1">nfecti</text:span></text:span>o<text:span text:style-name="Default_20_Paragraph_20_Font"><text:span text:style-name="T1">ni</text:span></text:span>s <text:span text:style-name="Default_20_Paragraph_20_Font"><text:span text:style-name="T1">ex papaveri</text:span></text:span>s. <text:span text:style-name="Default_20_Paragraph_20_Font"><text:span text:style-name="T1">capitibu</text:span></text:span>s.] Usus<text:line-break/>ejus est in iis, qui som<text:span text:style-name="Default_20_Paragraph_20_Font"><text:span text:style-name="T1">n</text:span></text:span>o opus habent, quibus etiam ex<text:line-break/>opio constantia saepe exhibere cogimur. opus habent ma-<text:line-break/>xirne hujusmodi medicamentis ii, quibus tenuis .fluxus a<text:line-break/>capite ad asperam arteriam destillat, non permittens dor-<text:line-break/>mire ob consequentem tussim. lu talibus ego etiam ex sapa<text:line-break/>medicamenti conlectionem parare soleo. Dictum autem a me<text:line-break/>antea est sapam a nobis appellari mustum coctum, quod</text:p>
      <text:p text:style-name="P3">etiam siraeum quidam medici vocant. Sufficiens c<text:span text:style-name="Default_20_Paragraph_20_Font"><text:span text:style-name="T1">o</text:span></text:span>ctio ejus<text:line-break/>ad ejusmodi est; ubi capita papaveris ad medietatem aquae<text:line-break/>fuerint decocta. Quin et per- passum aut Theraeutn- Creti-<text:line-break/>eum melius est quam pe<text:span text:style-name="Default_20_Paragraph_20_Font"><text:span text:style-name="T1">r</text:span></text:span> mel coctionem fieri , ubi fluxus<text:line-break/>valde tenuis extiterit, fuimus enim attenuantis facultatis<text:line-break/>mel esse, fugiendum igitur tune, tenues enim fluxiones anget.<text:line-break/>Miscenda etiam hujusmodi medicamento, dum coquitur, radix<text:line-break/>dulcis, quo simul c<text:span text:style-name="Default_20_Paragraph_20_Font"><text:span text:style-name="T1">o</text:span></text:span>quatu<text:span text:style-name="Default_20_Paragraph_20_Font"><text:span text:style-name="T1">r</text:span></text:span>, - ubi vero haec non adsit, fue-<text:line-break/>cus qui ex Creta app<text:span text:style-name="Default_20_Paragraph_20_Font"><text:span text:style-name="T1">o</text:span></text:span>rtatur. Si vero circa pnhn mem.con-<text:line-break/>sistat copia fluoris a capite delati, confectio ex melle me-<text:line-break/>lior esu Quemadm<text:span text:style-name="Default_20_Paragraph_20_Font"><text:span text:style-name="T1">o</text:span></text:span>dum enim fonrno opus habentibus ea<text:line-break/>quae ex sapa c<text:span text:style-name="Default_20_Paragraph_20_Font"><text:span text:style-name="T1">o</text:span></text:span>nstat, sic rejectatione per sputum instigem<text:line-break/>silius ea quae ex inesse sit commodi<text:span text:style-name="Default_20_Paragraph_20_Font"><text:span text:style-name="T1">o</text:span></text:span>r existit. Ei quod ur-<text:line-break/>get igitur renitendo, ubi in somnum ve<text:span text:style-name="Default_20_Paragraph_20_Font"><text:span text:style-name="T1">r</text:span></text:span>titur aeger, aut<text:line-break/>quod ex melle constat aut quod citra hoc apparatum est<text:line-break/>medicamentum exhibebis, aliquando etiam ambobus permrx-<text:line-break/>tis, scopum habens ipsum urgens circa mixturam, ex utr<text:span text:style-name="Default_20_Paragraph_20_Font"><text:span text:style-name="T1">o<text:line-break/></text:span></text:span>amplius c<text:span text:style-name="Default_20_Paragraph_20_Font"><text:span text:style-name="T1">o</text:span></text:span>n j icere op<text:span text:style-name="Default_20_Paragraph_20_Font"><text:span text:style-name="T1">o</text:span></text:span>rteat; appell<text:span text:style-name="Default_20_Paragraph_20_Font"><text:span text:style-name="T1">o</text:span></text:span>- autem urgens id quod</text:p>
      <text:p text:style-name="P3">maj<text:span text:style-name="Default_20_Paragraph_20_Font"><text:span text:style-name="T1">o</text:span></text:span>ri auxilio opus habet. Datur commoderata mensura<text:line-break/>duorum cochleariorum fatis magnorum copia. Augebis au-<text:line-break/>tem et minues hanc copiam ad magnitudinem corporis,. cui<text:line-break/>exhibiturus es, respiciens item ad aetatem et anni tempe-<text:line-break/>siatem ac regionem, in omnibus enim his frigidioribus mi-<text:line-break/>nimum dabis, calidioribus amplius. Quod vero etiam mul-<text:line-break/>titudinis ac qualitatis insius destillationis respectu aut plus<text:line-break/>aut minus dabis manifestum existit; commune enim hoc in<text:line-break/>omnibus auxiliis esu Suffecerant equidem praescriptae ar-<text:line-break/>teriacae. verum apponere amplius mihi visum etiam eas,<text:line-break/>quae Asclepiades in secundo interiorum scripsit. Aliquae<text:line-break/>num ex. eis penitus eaedem sunt, quaedam praescriptis<text:line-break/>valde .vicinae, ut et ex eo certitudo descriptionum confic-<text:line-break/>stetur. Qum ultra haec praeparandi et utendi modus dili-<text:line-break/>gentius ab ipso Asclepiade traditus esu</text:p>
      <text:p text:style-name="P1"><text:span text:style-name="Default_20_Paragraph_20_Font"><text:span text:style-name="T1">[Arteriacae ab Asclepiade c</text:span></text:span>o<text:span text:style-name="Default_20_Paragraph_20_Font"><text:span text:style-name="T1">nscri</text:span></text:span>p<text:span text:style-name="Default_20_Paragraph_20_Font"><text:span text:style-name="T1">tae in secundo<text:line-break/></text:span></text:span>i<text:span text:style-name="Default_20_Paragraph_20_Font"><text:span text:style-name="T1">ntern</text:span></text:span>o<text:span text:style-name="Default_20_Paragraph_20_Font"><text:span text:style-name="T1">rum, quae Mnascni inscribit. Antonii Mutae ad<text:line-break/>v</text:span></text:span>o<text:span text:style-name="Default_20_Paragraph_20_Font"><text:span text:style-name="T1">cem interceptam</text:span></text:span>.^ Brassicae viridis cauliculos depuratus</text:p>
      <text:p text:style-name="P3">manducandus praebe, et quod instar palearum exuccum est<text:line-break/>expuere jube, succum vero deglutire. <text:span text:style-name="Default_20_Paragraph_20_Font"><text:span text:style-name="T1">Alia</text:span></text:span>. Brassicae succum<text:line-break/>cum melle coctum delingendum exhibe, auxiliatur confestim.<text:line-break/><text:span text:style-name="Default_20_Paragraph_20_Font"><text:span text:style-name="T1">Alia</text:span></text:span>. Succi eryngii in aqua cocti heminas duas excipito et<text:line-break/><text:span text:style-name="Default_20_Paragraph_20_Font"><text:span text:style-name="T1">t</text:span></text:span>ueri ficuum in aqua coctarum tantundem, his adde gummi<text:line-break/>subtilissime dissoluti drach. octo, coquito .diligenter ad arte-<text:line-break/>riacae spissitudinem et inde cubitum ituris ad cyathi men-<text:line-break/>furam delingendum praebe.</text:p>
      <text:p text:style-name="P1"><text:span text:style-name="Default_20_Paragraph_20_Font"><text:span text:style-name="T1">[Alia arteriaca Chari</text:span></text:span> r<text:span text:style-name="Default_20_Paragraph_20_Font"><text:span text:style-name="T1">eni</text:span></text:span>s, <text:span text:style-name="Default_20_Paragraph_20_Font"><text:span text:style-name="T1">facit ad sanum v</text:span></text:span>o<text:span text:style-name="Default_20_Paragraph_20_Font"><text:span text:style-name="T1">cis<text:line-break/>pactum, destillat</text:span></text:span>io<text:span text:style-name="Default_20_Paragraph_20_Font"><text:span text:style-name="T1">ne</text:span></text:span>s <text:span text:style-name="Default_20_Paragraph_20_Font"><text:span text:style-name="T1">in .arter</text:span></text:span>i<text:span text:style-name="Default_20_Paragraph_20_Font"><text:span text:style-name="T1">am v</text:span></text:span>o<text:span text:style-name="Default_20_Paragraph_20_Font"><text:span text:style-name="T1">cem interceptam et<text:line-break/>raucam ad interceptiones v</text:span></text:span>o<text:span text:style-name="Default_20_Paragraph_20_Font"><text:span text:style-name="T1">cis ex distensi</text:span></text:span>o<text:span text:style-name="Default_20_Paragraph_20_Font"><text:span text:style-name="T1">ne</text:span></text:span>.] ♃ Croci<text:line-break/>Ʒ ij, fucciCyrenaici drach. j, mellis Attici cyathos vj. mel<text:line-break/>cosuitalet ubi spissatum suerit, reliquis admisceto ac. utitor<text:line-break/>velut dictum est , pilulis inde scrutatis quae snb lingua de-<text:line-break/>tineantur- <text:span text:style-name="Default_20_Paragraph_20_Font"><text:span text:style-name="T1">Alid</text:span></text:span>. ♃ Galbani drach. vj, piperis Ʒ j, nitrr<text:line-break/>drach. unam, messis Attici cyathos <text:span text:style-name="Default_20_Paragraph_20_Font"><text:span text:style-name="T1">t</text:span></text:span>ax, galbanum et mel<text:line-break/>coquito et deufata reliquis unito, utitor ut dictum esu</text:p>
      <text:p text:style-name="P13"><text:span text:style-name="Default_20_Paragraph_20_Font"><text:span text:style-name="T1">[Alia ad exulceratam arteriam Charixenis. Pacit et<text:line-break/>iis qui vocem exercent ante et p</text:span></text:span>o<text:span text:style-name="Default_20_Paragraph_20_Font"><text:span text:style-name="T1">st certamen data. Lucii<text:line-break/>ad ocul</text:span></text:span>o<text:span text:style-name="Default_20_Paragraph_20_Font"><text:span text:style-name="T1">rum dolore</text:span></text:span>s <text:span text:style-name="Default_20_Paragraph_20_Font"><text:span text:style-name="T1">sarinsccu</text:span></text:span>s <text:span text:style-name="Default_20_Paragraph_20_Font"><text:span text:style-name="T1">imp</text:span></text:span>o<text:span text:style-name="Default_20_Paragraph_20_Font"><text:span text:style-name="T1">sita lana ex ea</text:span></text:span> m<text:span text:style-name="Default_20_Paragraph_20_Font"><text:span text:style-name="T1">ade-<text:line-break/>saeta. Pacit et ad interna</text:span></text:span>s <text:span text:style-name="Default_20_Paragraph_20_Font"><text:span text:style-name="T1">assecti</text:span></text:span>o<text:span text:style-name="Default_20_Paragraph_20_Font"><text:span text:style-name="T1">nes linctu accepta.]<text:line-break/></text:span></text:span>♃ Gummi, tragacanthae, utriusque 3 vj, thuris, myrrhae,<text:line-break/>utriusque 3 j, obolos tres, cr<text:span text:style-name="Default_20_Paragraph_20_Font"><text:span text:style-name="T1">o</text:span></text:span>ci; hypocystidis succi, utrius-<text:line-break/>que Ʒ j, passi Scybelitae aut Theraei sextarios. sex. Gummi, -<text:line-break/>tragacantham, myrrham, thus, una cum hypocystidis <text:span text:style-name="Default_20_Paragraph_20_Font"><text:span text:style-name="T1">t</text:span></text:span>ucco<text:line-break/>macerato, affusa ipsis passi portione, atque ubi dissoluta fue-<text:line-break/>rint, diligenter terit<text:span text:style-name="Default_20_Paragraph_20_Font"><text:span text:style-name="T1">o</text:span></text:span> et ad passum miscet<text:span text:style-name="Default_20_Paragraph_20_Font"><text:span text:style-name="T1">o</text:span></text:span>, assidueque m<text:span text:style-name="Default_20_Paragraph_20_Font"><text:span text:style-name="T1">o-<text:line-break/></text:span></text:span>vendo coquito. Crocum vero saccul<text:span text:style-name="Default_20_Paragraph_20_Font"><text:span text:style-name="T1">o</text:span></text:span>. stupa contexto initiis<text:line-break/>in fublimi contentis inditum, una cum medicamento coquito,<text:line-break/>deinde exemptum pass<text:span text:style-name="Default_20_Paragraph_20_Font"><text:span text:style-name="T1">o</text:span></text:span> dilutum ac tritum ad medicamen-<text:line-break/>tum conjicit<text:span text:style-name="Default_20_Paragraph_20_Font"><text:span text:style-name="T1">o</text:span></text:span> et rep<text:span text:style-name="Default_20_Paragraph_20_Font"><text:span text:style-name="T1">o</text:span></text:span>sitis utitor. <text:span text:style-name="Default_20_Paragraph_20_Font"><text:span text:style-name="T1">Alia</text:span></text:span>. ♃ Succi radicis<text:line-break/>dulcis, tragacanthae, utriusque Ʒ iij, croci, my<text:span text:style-name="Default_20_Paragraph_20_Font"><text:span text:style-name="T1">r</text:span></text:span>rhae, utrius-<text:line-break/>que 3 j, thuris, spicae nardi, utriusque .<text:span text:style-name="Default_20_Paragraph_20_Font"><text:span text:style-name="T1">o</text:span></text:span>b<text:span text:style-name="Default_20_Paragraph_20_Font"><text:span text:style-name="T1">o</text:span></text:span>lus tres, pr<text:span text:style-name="Default_20_Paragraph_20_Font"><text:span text:style-name="T1">o-<text:line-break/></text:span></text:span>tr<text:span text:style-name="Default_20_Paragraph_20_Font"><text:span text:style-name="T1">o</text:span></text:span>pi sextarios tres, utere.</text:p>
      <text:p text:style-name="P1"><text:span text:style-name="Default_20_Paragraph_20_Font"><text:span text:style-name="T1">[Alia L</text:span></text:span>y<text:span text:style-name="Default_20_Paragraph_20_Font"><text:span text:style-name="T1">siae ad eosdem asuetu</text:span></text:span>s.] ♃ Cr<text:span text:style-name="Default_20_Paragraph_20_Font"><text:span text:style-name="T1">o</text:span></text:span>ci, myrrhae,</text:p>
      <text:p text:style-name="P3">succi radicis dulcis, thuris, cassiae, singulorum drach. j, pi-<text:line-break/>peris grana xxiv, passi Cretici sextarios tres, mellis Attici<text:line-break/>cyathos vj, utere.</text:p>
      <text:p text:style-name="P1"><text:span text:style-name="Default_20_Paragraph_20_Font"><text:span text:style-name="T1">[Alia Charixeni</text:span></text:span>s.I ♃ Croci drach. tres, myrrhae<text:line-break/>drach. j si, thuris,. succi glycyrrhizae, utriusque Ʒ d, passi<text:line-break/>Cretici sextarios tres. Facit ad sonum fractum, destillatio-<text:line-break/>nes in arteriam , interceptam vocem, tonsillas inflammatas,<text:line-break/>sarit etiam ad phonascos ante et post certamen data. Juvat<text:line-break/>perfrigeratos, facit ad recentem et veterem tussim, ad fp.uen-<text:line-break/>tes <text:span text:style-name="Default_20_Paragraph_20_Font"><text:span text:style-name="T22">sanguin</text:span></text:span>em, eundemque sursum reluctantibus, prodest et<text:line-break/>coeliacis. Conducit itum est spiritus factorem. <text:span text:style-name="Default_20_Paragraph_20_Font"><text:span text:style-name="T1">Aliasublin-<text:line-break/>gui</text:span></text:span>s <text:span text:style-name="Default_20_Paragraph_20_Font"><text:span text:style-name="T1">facit ad artet iam</text:span></text:span> e<text:span text:style-name="Default_20_Paragraph_20_Font"><text:span text:style-name="T1">xasperata</text:span></text:span>m <text:span text:style-name="Default_20_Paragraph_20_Font"><text:span text:style-name="T1">et v</text:span></text:span>o<text:span text:style-name="Default_20_Paragraph_20_Font"><text:span text:style-name="T1">cem interceptam,<text:line-break/>itemque reliqu</text:span></text:span>os <text:span text:style-name="Default_20_Paragraph_20_Font"><text:span text:style-name="T1">assectu</text:span></text:span>s. ♃ Tragacanthae, gummi The-<text:line-break/>baici, utriusque drach. tres, myrrhae, thuris non lecti,<text:line-break/>utriusque drach. unam, obolos tres, croci drach. unam, fucor<text:line-break/>glycyrrhizae obolos tres, phoenicobalanorum trium. carnem,<text:line-break/>passi protropi autTheraei quod satis est uls excipiendis, de-</text:p>
      <text:p text:style-name="P3">coquatur ad crassitudinem mellis. Datur fabae Aegyptiae<text:line-break/>magnitudine sub lingua tenenda et dissoluta transglutienda.</text:p>
      <text:p text:style-name="P1"><text:span text:style-name="Default_20_Paragraph_20_Font"><text:span text:style-name="T1">[Alia hypoglossis Dioscoridis.]</text:span></text:span> ♃ Croci , myrrhae,<text:line-break/>tragacanthae, radicis dulcis <text:span text:style-name="Default_20_Paragraph_20_Font"><text:span text:style-name="T1">s</text:span></text:span>ucci, singulorum Ʒ j, nuces pi-<text:line-break/>neas repurgatus numero <text:span text:style-name="Default_20_Paragraph_20_Font"><text:span text:style-name="T1">s</text:span></text:span>exaginta, amygdalas mundatas to-<text:line-break/>tidem, excipe melle cocto. Datur nucis Ponticae magnitudine<text:line-break/><text:span text:style-name="Default_20_Paragraph_20_Font"><text:span text:style-name="T1">s</text:span></text:span>ub lingua tenenda.</text:p>
      <text:p text:style-name="P1"><text:span text:style-name="Default_20_Paragraph_20_Font"><text:span text:style-name="T1">[Alia Scribonii Largi hypoglossi</text:span></text:span>s <text:span text:style-name="Default_20_Paragraph_20_Font"><text:span text:style-name="T1">facit ad vocem in-<text:line-break/>terceptam.]</text:span></text:span> ♃ Croci, terebinthinae, singulorum Ʒ xij, iridis<text:line-break/>lllyrscae Ʒ xv j, tragacanthae Ʒ viij, piperis grana ccclx, excipe<text:line-break/>melle cocto et terebinthina simul cocta, utere <text:span text:style-name="Default_20_Paragraph_20_Font"><text:span text:style-name="T1">s</text:span></text:span>ub lingua nucis<text:line-break/>Ponticae magnitudine. <text:span text:style-name="Default_20_Paragraph_20_Font"><text:span text:style-name="T1">Alia Scribonii Largi hypoglossis, fa-<text:line-break/>cit ad vocem interceptam</text:span></text:span>. ♃ Glycyrrhizae Ʒ viij, myrrhae<text:line-break/>Ʒ xxiv, terebinthinae ƷxxxiI. tragacanthae Ʒ xxxviij. Arida<text:line-break/>singula per fe tundito ac cribrato, resinam autem in pilam<text:line-break/>confectam tundito, arida ad ipsam inspergendo, deinde ex<text:line-break/>unitis omnibus pastillos formato fabae Aegyptiae magnitu-<text:line-break/>dinis, quos in umbra siccato, atque usus tempore unum aut</text:p>
      <text:p text:style-name="P3">duos sub lingua te<text:span text:style-name="Default_20_Paragraph_20_Font"><text:span text:style-name="T1">n</text:span></text:span>endos dato ac liquescentes devorandos.<text:line-break/>oportet autem hoc medicamentum confestim in pastillos<text:line-break/>conformare. Quo tempore ^igitur pastillos cogis, eodem etiam<text:line-break/>tundes, reticeantur enim ritu, et ob id pastillos ex eo for-<text:line-break/>mantum ad manum simul tundere oportet.</text:p>
      <text:p text:style-name="P1"><text:span text:style-name="Default_20_Paragraph_20_Font"><text:span text:style-name="T1">[Alia ar</text:span></text:span>o<text:span text:style-name="Default_20_Paragraph_20_Font"><text:span text:style-name="T1">matica Mithrid</text:span></text:span>a<text:span text:style-name="Default_20_Paragraph_20_Font"><text:span text:style-name="T1">tis, facit ad arteriae</text:span></text:span> osi- :<text:line-break/><text:span text:style-name="Default_20_Paragraph_20_Font"><text:span text:style-name="T1">otus, pulm</text:span></text:span>o<text:span text:style-name="Default_20_Paragraph_20_Font"><text:span text:style-name="T1">nis ulcera</text:span></text:span>t<text:span text:style-name="Default_20_Paragraph_20_Font"><text:span text:style-name="T1">iones, sa</text:span></text:span>li<text:span text:style-name="Default_20_Paragraph_20_Font"><text:span text:style-name="T1">entes sanguine</text:span></text:span>m, <text:span text:style-name="Default_20_Paragraph_20_Font"><text:span text:style-name="T1">tabescen-<text:line-break/>te</text:span></text:span>s, sup<text:span text:style-name="Default_20_Paragraph_20_Font"><text:span text:style-name="T1">purat</text:span></text:span>u<text:span text:style-name="Default_20_Paragraph_20_Font"><text:span text:style-name="T1">s et pertpneumonic</text:span></text:span>o<text:span text:style-name="Default_20_Paragraph_20_Font"><text:span text:style-name="T1">s</text:span></text:span>.] ♃ Croci 3 1jẞ, 1nyr-<text:line-break/>rhae, resinae terebinthinae , utriusque 3 ij; thuris Ʒ j ẞ,<text:line-break/>nardi, cinnamomi, cassiae, tragacanthae, singulorum Ʒ j,<text:line-break/>m<text:span text:style-name="Default_20_Paragraph_20_Font"><text:span text:style-name="T22">essia</text:span></text:span> Attici heminam j. Mel et resinum coquito, ut tra-<text:line-break/>ctilia <text:span text:style-name="Default_20_Paragraph_20_Font"><text:span text:style-name="T22">stan</text:span></text:span>t ac fibrosa et non inquinent in frigidam aquam<text:line-break/>instillata, dein cum aridis committito ac probe contundito<text:line-break/>et -reponito. Utere nucis Ponticae magnitudine sub lingua<text:line-break/>detenta ut praedictum est. <text:span text:style-name="Default_20_Paragraph_20_Font"><text:span text:style-name="T1">Alia Mithridati</text:span></text:span>s. ♃ Myrrhae,<text:line-break/>croci utriusque Ʒ iv, nardi Indicae, terebinthinae, utrius-<text:line-break/>queƷ ij, thuris, cassiae, cinnamomi, singulorum Ʒ j, passi<text:line-break/>Cretici heminas fres<text:span text:style-name="Default_20_Paragraph_20_Font"><text:span text:style-name="T1">i</text:span></text:span> Passum et terebinthinam ad perfectam</text:p>
      <text:p text:style-name="P3">compagem coquito et cum siccis committit<text:span text:style-name="Default_20_Paragraph_20_Font"><text:span text:style-name="T1">o</text:span></text:span>, indeque ad nu-<text:line-break/>cis P<text:span text:style-name="Default_20_Paragraph_20_Font"><text:span text:style-name="T1">o</text:span></text:span>nticae magnitudinem sub lingua tenendum dat<text:span text:style-name="Default_20_Paragraph_20_Font"><text:span text:style-name="T1">o.</text:span></text:span></text:p>
      <text:p text:style-name="P1"><text:span text:style-name="Default_20_Paragraph_20_Font"><text:span text:style-name="T1">[Alia ex silice Andromach</text:span></text:span>i <text:span text:style-name="Default_20_Paragraph_20_Font"><text:span text:style-name="T1">aromatica. Prodest hae—<text:line-break/>mcptoici</text:span></text:span>s, <text:span text:style-name="Default_20_Paragraph_20_Font"><text:span text:style-name="T1">pleur</text:span></text:span>i<text:span text:style-name="Default_20_Paragraph_20_Font"><text:span text:style-name="T1">tici</text:span></text:span>s, <text:span text:style-name="Default_20_Paragraph_20_Font"><text:span text:style-name="T1">tabescentibu</text:span></text:span>s, <text:span text:style-name="Default_20_Paragraph_20_Font"><text:span text:style-name="T1">spleni</text:span></text:span>cis, <text:span text:style-name="Default_20_Paragraph_20_Font"><text:span text:style-name="T1">hepatiei</text:span></text:span>s,<text:line-break/><text:span text:style-name="Default_20_Paragraph_20_Font"><text:span text:style-name="T1">icterici</text:span></text:span>s. <text:span text:style-name="Default_20_Paragraph_20_Font"><text:span text:style-name="T1">Pacit et ad assectione</text:span></text:span>s <text:span text:style-name="Default_20_Paragraph_20_Font"><text:span text:style-name="T1">circa uterum et vesicam.]<text:line-break/></text:span></text:span>Radices silicis quam crassissimae lavantur diligenter , donec<text:line-break/>omne terreum ab. eis decedat, deinde perfrigerantur ad diem<text:line-break/>unam , et ex ipsis librae xij in frusta digitalis magnitudinis<text:line-break/>secantur et c<text:span text:style-name="Default_20_Paragraph_20_Font"><text:span text:style-name="T1">o</text:span></text:span>nquassantur, ac in vas figuliuum c<text:span text:style-name="Default_20_Paragraph_20_Font"><text:span text:style-name="T1">o</text:span></text:span>niiciuntur.<text:line-break/>Infunduntur deinde aquae dulcis sextarii x et ad ignem<text:line-break/>p<text:span text:style-name="Default_20_Paragraph_20_Font"><text:span text:style-name="T1">o</text:span></text:span>sitae c<text:span text:style-name="Default_20_Paragraph_20_Font"><text:span text:style-name="T1">o</text:span></text:span>quuntur. Quum vero ad dimidias devenerint per<text:line-break/>.c<text:span text:style-name="Default_20_Paragraph_20_Font"><text:span text:style-name="T1">o</text:span></text:span>ctionem, eas t<text:span text:style-name="Default_20_Paragraph_20_Font"><text:span text:style-name="T1">o</text:span></text:span>llimus et in duplum vas unguentarium<text:line-break/>excolamus. Et radices quidem expressas proicimus, in<text:line-break/>aquam vero crass<text:span text:style-name="Default_20_Paragraph_20_Font"><text:span text:style-name="T1">o</text:span></text:span> modo contusa coniicimus, balaustii drach.<text:line-break/>vj, nardi Indicae , ro<text:span text:style-name="Default_20_Paragraph_20_Font"><text:span text:style-name="T1">t</text:span></text:span>arum siccarum, utriusque drach. iv,<text:line-break/>cinnam<text:span text:style-name="Default_20_Paragraph_20_Font"><text:span text:style-name="T1">o</text:span></text:span>mi drach. tres, . glycyrrhizae drach. vj, cassiae drach.<text:line-break/>iv, rhu Pontici Ʒ .i v. Deinde rursus ad ignem admota co-</text:p>
      <text:p text:style-name="P3">quimus.. et ubi ad dimidias pervenerint, rursus in aliud<text:line-break/>parvum vas unguentarium excolamus, et ar.da quidem ex.<text:line-break/>pressa rejicimus, ad aquam vero mellis Attici heminas quo-<text:line-break/>tuor addimus, probeque mixta et igni adhibita rursus co-<text:line-break/>quimus, et quum instillata frigidam non inquinariut, his<text:line-break/>resinae terebinthinae drach. tres, galbani non lignosi tan-<text:line-break/>tundem admiscemus. Haec vero liquefacta ad subscripta<text:line-break/>deplemus, sunt autem haec, croci, succi hyoscyami, succi<text:line-break/>mandragorae, piperis albi, succi hypocystidis, singulorum<text:line-break/>drach. una. omnia haec tenuissime trita et cum primo sisse<text:line-break/>cis succo unita habeto, ut strigmentitiam crassitudinem ha-<text:line-break/>beant. Postquam igitur invicem permixtu ac probe con-<text:line-break/>quassata suerint, in vitreum aut argenteum vas reponimus.<text:line-break/>Datur ex medicamento cochlearium. Maxime juvat vocem<text:line-break/>interceptam.</text:p>
      <text:p text:style-name="P1"><text:span text:style-name="Default_20_Paragraph_20_Font"><text:span text:style-name="T1">[Alia Panacea Mithridati</text:span></text:span>s <text:span text:style-name="Default_20_Paragraph_20_Font"><text:span text:style-name="T1">ad ph</text:span></text:span>o<text:span text:style-name="Default_20_Paragraph_20_Font"><text:span text:style-name="T1">nasc</text:span></text:span>u<text:span text:style-name="Default_20_Paragraph_20_Font"><text:span text:style-name="T1">s ante</text:span></text:span> a<text:span text:style-name="Default_20_Paragraph_20_Font"><text:span text:style-name="T1">t post<text:line-break/>certamen. de</text:span></text:span>i<text:span text:style-name="Default_20_Paragraph_20_Font"><text:span text:style-name="T1">cit et adgsundularum instammati .</text:span></text:span> ves <text:span text:style-name="Default_20_Paragraph_20_Font"><text:span text:style-name="T1">laxa-<text:line-break/>tas columella</text:span></text:span>s. <text:span text:style-name="Default_20_Paragraph_20_Font"><text:span text:style-name="T1">Elicit ad gingiva</text:span></text:span>s <text:span text:style-name="Default_20_Paragraph_20_Font"><text:span text:style-name="T1">humore praegnante</text:span></text:span>s <text:span text:style-name="Default_20_Paragraph_20_Font"><text:span text:style-name="T1">et</text:span></text:span></text:p>
      <text:p text:style-name="P3"><text:span text:style-name="Default_20_Paragraph_20_Font"><text:span text:style-name="T1">n</text:span></text:span>o<text:span text:style-name="Default_20_Paragraph_20_Font"><text:span text:style-name="T1">mas in ore e</text:span></text:span>t <text:span text:style-name="Default_20_Paragraph_20_Font"><text:span text:style-name="T1">m</text:span></text:span>o<text:span text:style-name="Default_20_Paragraph_20_Font"><text:span text:style-name="T1">t</text:span></text:span>o<text:span text:style-name="Default_20_Paragraph_20_Font"><text:span text:style-name="T1">s dente</text:span></text:span>s. <text:span text:style-name="Default_20_Paragraph_20_Font"><text:span text:style-name="T1">Pr</text:span></text:span>o<text:span text:style-name="Default_20_Paragraph_20_Font"><text:span text:style-name="T1">dest destillati</text:span></text:span>o<text:span text:style-name="Default_20_Paragraph_20_Font"><text:span text:style-name="T1">nibus,. re-<text:line-break/>centi ac veteri tussi, ha</text:span></text:span>e<text:span text:style-name="Default_20_Paragraph_20_Font"><text:span text:style-name="T1">m</text:span></text:span>c<text:span text:style-name="Default_20_Paragraph_20_Font"><text:span text:style-name="T1">ptuic</text:span></text:span>i<text:span text:style-name="Default_20_Paragraph_20_Font"><text:span text:style-name="T1">s, emp</text:span></text:span>y<text:span text:style-name="Default_20_Paragraph_20_Font"><text:span text:style-name="T1">iois et anaph</text:span></text:span>o<text:span text:style-name="Default_20_Paragraph_20_Font"><text:span text:style-name="T1">rieis.].<text:line-break/></text:span></text:span>Utor medicamento hoc quandoque puro, quandoque passo.<text:line-break/>dissoluto. aut rino Scybelite et aqua calida. Etenim ad ton-<text:line-break/>sillarum inflammationes dissoluto medicamento utendum est,<text:line-break/>ad assectus vero in . profundo^ puro. Compositio sic habet.<text:line-break/>♃- Capita papaveris agrestis numero cl. filicis lotae drarh.<text:line-break/>tres, symphyti depurgati , corticis mandragorae, rh<text:span text:style-name="Default_20_Paragraph_20_Font"><text:span text:style-name="T1">n</text:span></text:span> Pon- -<text:line-break/>lici ,. rosarum siccarum, iridis, chalcidoniae, glycyrrhizae:<text:line-break/>Ponticae, balaustii, singulorum trientem, cinnamomi drach.<text:line-break/>duas, nardi Celticae Ʒ j si. aquae pluviae sextarios xv. Prae-<text:line-break/>dicta in crassas partes contusis in vaste duplici unguentario<text:line-break/>ad triduum macerantur, sequenti deinde die ad tertias eo-<text:line-break/>quuntur, et postea in qualum coniecta exprimimus. ab ipsis<text:line-break/>in aliud vas unguentarium liquorem, et res decoctas abp-<text:line-break/>cimus quidem , verum de expresso liquore quantum fussi-<text:line-break/>cit accipientes, subscriptas res in ipso dissolvimus, sunt</text:p>
      <text:p text:style-name="P3">autem hae, gummi, tragacanthae albae, utriusque libra una,<text:line-break/>myr<text:span text:style-name="Default_20_Paragraph_20_Font"><text:span text:style-name="T1">r</text:span></text:span>hae, <text:span text:style-name="Default_20_Paragraph_20_Font"><text:span text:style-name="T1">t</text:span></text:span>ueri radicis dulcis, Iacui hypocystidis, singulo-<text:line-break/>rum <text:span text:style-name="Default_20_Paragraph_20_Font"><text:span text:style-name="T1">t</text:span></text:span>extaus, croci, mastiehes, utriusque ℥ j. Haec dissoluta<text:line-break/>diligenter terimus, paulatim de expresso liquore adstillan-<text:line-break/>tes, postea ad medicamenti confectionem rino Scybelite aut<text:line-break/>Theraeo aut Pramnio utimur, sint autem ejus sextarii xxiv.<text:line-break/>Passum in vas fictile dissu<text:span text:style-name="Default_20_Paragraph_20_Font"><text:span text:style-name="T1">t</text:span></text:span>um coquimus , atque ubi mellis<text:line-break/>spissitudinem acceperit, ipsi dissoluta et trita medicamenta<text:line-break/>adjicimus, <text:span text:style-name="Default_20_Paragraph_20_Font"><text:span text:style-name="T1">r</text:span></text:span>urfusqne coquimus ad compagem, et sublato<text:line-break/>in vas vitreum aut argenteum utimur, quemadmodum di-<text:line-break/>ctum est antea.</text:p>
      <text:p text:style-name="P1"><text:span text:style-name="Default_20_Paragraph_20_Font"><text:span text:style-name="T1">[Alia ad destillati</text:span></text:span>o<text:span text:style-name="Default_20_Paragraph_20_Font"><text:span text:style-name="T1">ne</text:span></text:span>s <text:span text:style-name="Default_20_Paragraph_20_Font"><text:span text:style-name="T1">et</text:span></text:span> o<text:span text:style-name="Default_20_Paragraph_20_Font"><text:span text:style-name="T1">mne</text:span></text:span>s <text:span text:style-name="Default_20_Paragraph_20_Font"><text:span text:style-name="T1">tussicttl</text:span></text:span>qscs <text:span text:style-name="Default_20_Paragraph_20_Font"><text:span text:style-name="T1">assectu</text:span></text:span>s.]<text:line-break/>Asclepiades in primo internorum sic tradidit. <text:span text:style-name="Default_20_Paragraph_20_Font"><text:span text:style-name="T1">Ad d</text:span></text:span>e<text:span text:style-name="Default_20_Paragraph_20_Font"><text:span text:style-name="T1">stilla-<text:line-break/>tume</text:span></text:span>s <text:span text:style-name="Default_20_Paragraph_20_Font"><text:span text:style-name="T1">medicamentum., quo usu</text:span></text:span>s <text:span text:style-name="Default_20_Paragraph_20_Font"><text:span text:style-name="T1">est C</text:span></text:span>o<text:span text:style-name="Default_20_Paragraph_20_Font"><text:span text:style-name="T1">men phil</text:span></text:span>o<text:span text:style-name="Default_20_Paragraph_20_Font"><text:span text:style-name="T1">sophu</text:span></text:span>s,<text:line-break/><text:span text:style-name="Default_20_Paragraph_20_Font"><text:span text:style-name="T1">au</text:span></text:span>x<text:span text:style-name="Default_20_Paragraph_20_Font"><text:span text:style-name="T1">iliatur siatim. </text:span></text:span>♃ Pyrethri, costi, utriusque drach. duas,<text:line-break/>piperis albi drach. unam, tu<text:span text:style-name="Default_20_Paragraph_20_Font"><text:span text:style-name="T1">t</text:span></text:span>a et cribrata reponito, usu ve<text:span text:style-name="Default_20_Paragraph_20_Font"><text:span text:style-name="T1">r</text:span></text:span>o<text:line-break/>expetente na<text:span text:style-name="Default_20_Paragraph_20_Font"><text:span text:style-name="T1">r</text:span></text:span>ibus admovere et medicamentum attrahere<text:line-break/>jubeto. <text:span text:style-name="Default_20_Paragraph_20_Font"><text:span text:style-name="T1">Alia</text:span></text:span>. ♃ Piperis albi duaclr. unam, seminis urticae</text:p>
      <text:p text:style-name="P3">tantundem, costi, myrrhae, croci, singulorum obolos. tres,<text:line-break/>praeparato ac utitor. ut dictum est. .</text:p>
      <text:p text:style-name="P1"><text:span text:style-name="Default_20_Paragraph_20_Font"><text:span text:style-name="T1">, [Alia dol</text:span></text:span>o<text:span text:style-name="Default_20_Paragraph_20_Font"><text:span text:style-name="T1">rem sudan</text:span></text:span>s <text:span text:style-name="Default_20_Paragraph_20_Font"><text:span text:style-name="T1">Antonii Mnfue. Paeit ad de-<text:line-break/>siillati</text:span></text:span>o<text:span text:style-name="Default_20_Paragraph_20_Font"><text:span text:style-name="T1">nem et vocem interceptam</text:span></text:span>.] ♃ Opii, myrrhae, su-<text:line-break/>minis hyoscyami, singulorum drach. duas, singula in cicutae<text:line-break/>decocto macerato ac diligentur terito, et .ex mixtis cata-<text:line-break/>petia ervi magnitudine formatu et duo ex ipsis ante sum-<text:line-break/>num dato. <text:span text:style-name="Default_20_Paragraph_20_Font"><text:span text:style-name="T1">Alia su</text:span></text:span>m<text:span text:style-name="Default_20_Paragraph_20_Font"><text:span text:style-name="T1">it ad ha</text:span></text:span>emo<text:span text:style-name="Default_20_Paragraph_20_Font"><text:span text:style-name="T1">pt</text:span></text:span>o<text:span text:style-name="Default_20_Paragraph_20_Font"><text:span text:style-name="T1">ico</text:span></text:span>s. ♃ Seminis hyos-<text:line-break/>cyami albi drach. octo, nardi Indicae drach. sex, croci<text:line-break/>drach. quatuor, opii, amyli, anisi, singulorum drach. duas,<text:line-break/>rubricae Lentulae drach. j, cum aqua catapotia ervi magni-<text:line-break/>sudine sormato ac utitor , ut dictum est. <text:span text:style-name="Default_20_Paragraph_20_Font"><text:span text:style-name="T1">Alia delin</text:span></text:span>v<text:span text:style-name="Default_20_Paragraph_20_Font"><text:span text:style-name="T1">isudis.<text:line-break/>ad tusses ext</text:span></text:span>r<text:span text:style-name="Default_20_Paragraph_20_Font"><text:span text:style-name="T1">emas et inveteratas. </text:span></text:span>♃ Vini Falerni saxta-<text:line-break/>rium unum, mellis Attici ℔ j, coquito assidue agitando cum<text:line-break/>ramulis rutae, dato inde mystrum. Facit et ad stomachicos.<text:line-break/>A<text:span text:style-name="Default_20_Paragraph_20_Font"><text:span text:style-name="T1">lia Petini ad ulcerati</text:span></text:span>o<text:span text:style-name="Default_20_Paragraph_20_Font"><text:span text:style-name="T1">ne</text:span></text:span>s <text:span text:style-name="Default_20_Paragraph_20_Font"><text:span text:style-name="T1">et suppurati</text:span></text:span>o<text:span text:style-name="Default_20_Paragraph_20_Font"><text:span text:style-name="T1">ne</text:span></text:span>s <text:span text:style-name="Default_20_Paragraph_20_Font"><text:span text:style-name="T1">in pr</text:span></text:span>o<text:span text:style-name="Default_20_Paragraph_20_Font"><text:span text:style-name="T1">fundo.<text:line-break/></text:span></text:span>♃ Vini mulsi veteris sextarium j, axungiae veteris sextam</text:p>
      <text:p text:style-name="P3">tem, alii ℥ j. Axungiam probe cum rino mulso terito ac<text:line-break/>dissolvito, indeque in vas fictile transferto et ad prunas<text:line-break/>ramulis rutae agitando coquito, et ubi densata fuerint, in<text:line-break/>vale vitreo reponito, ac mystrum delingendum, ut praedi-<text:line-break/>erum est, exhibeto. <text:span text:style-name="Default_20_Paragraph_20_Font"><text:span text:style-name="T1">Alia origeniae</text:span></text:span>. ♃ Glycyrrhizae Pon-<text:line-break/>ticaeƷij, seminis urticae tosti, seminis lini tosti, utriusque<text:line-break/>3 j, myr<text:span text:style-name="Default_20_Paragraph_20_Font"><text:span text:style-name="T1">r</text:span></text:span>hae, cruri utriusque obolum unum, mellis Attici,<text:line-break/>aquae utriusque cyathos sex. . Glycyrrhisam aqua coquito,<text:line-break/>deinde expresso liquore reliqua terito et melle cocto ex-<text:line-break/>ripite ac delingenda praebeto. <text:span text:style-name="Default_20_Paragraph_20_Font"><text:span text:style-name="T1">Alia. ♃ </text:span></text:span>Ari tosti drach.<text:line-break/>unam annui. ter <text:span text:style-name="Default_20_Paragraph_20_Font"><text:span text:style-name="T1">r</text:span></text:span>esumi, nucum pinearum testarum, i<text:span text:style-name="Default_20_Paragraph_20_Font"><text:span text:style-name="T1">t</text:span></text:span>ionis<text:line-break/>tosti, singulorum drach. j, excipe messe cocto. <text:span text:style-name="Default_20_Paragraph_20_Font"><text:span text:style-name="T1">Alia placen-<text:line-break/>tula ad tussiente</text:span></text:span>s. ♃ Seminis lini tumefacti contusi et<text:line-break/>cribrati, uvae passae pinguis citra acinos, utriusque sexta-<text:line-break/>rium j, nucum pinearum testarum, nucum Ponticarum de-<text:line-break/>purgatarum, utrarumque heminam unam, piperis albi sex-<text:line-break/>tantum, myrrhae, croci, utriusque ℥ j, mellis Attici libras<text:line-break/>quatuor, contusa, al oportet, tritaque reponito. Semen lini</text:p>
      <text:p text:style-name="P3">eum melle coquito: et ubi densata fuerint reliquis addito,.<text:line-break/>miscet<text:span text:style-name="Default_20_Paragraph_20_Font"><text:span text:style-name="T1">o</text:span></text:span> ac contundito. Datur nucis P<text:span text:style-name="Default_20_Paragraph_20_Font"><text:span text:style-name="T1">o</text:span></text:span>nticae magnitudine.<text:line-break/><text:span text:style-name="Default_20_Paragraph_20_Font"><text:span text:style-name="T1">Alia, facit et ad thoracis affiectus</text:span></text:span>.] ♃ Farinae fabaceae<text:line-break/>tenuissimae tostae heminam j; iridis lllyricae co<text:span text:style-name="Default_20_Paragraph_20_Font"><text:span text:style-name="T1">n</text:span></text:span>tusae qua-<text:line-break/>drantem, nucum pinearum tostarum <text:span text:style-name="Default_20_Paragraph_20_Font"><text:span text:style-name="T1">s</text:span></text:span>extantem, pulegii aridi<text:line-break/>contusi 3 j ẞ, feminis urticae drach. unam, piperis ℥ ẞ, mel-<text:line-break/>lis boni sextarios ij, fa<text:span text:style-name="Default_20_Paragraph_20_Font"><text:span text:style-name="T1">r</text:span></text:span>inam cum melle ad densitatem eo-<text:line-break/>.quito, feminis lini etiam tusi, tosti et cribrati heminam<text:line-break/>unam, in promptu habeto et adpell<text:span text:style-name="Default_20_Paragraph_20_Font"><text:span text:style-name="T1">o. Alia ad tussim et<text:line-break/>spiritu</text:span></text:span>s <text:span text:style-name="Default_20_Paragraph_20_Font"><text:span text:style-name="T1">prolationem, valde probe expurgans</text:span></text:span>. ♃ Hyssopi,<text:line-break/>pulegii, utriusque sextantem, iridis,. suminis sinapi, carda-<text:line-break/>momi, singulorum ℥j, anisi, piperis utriusque ℥ j, tusa<text:line-break/>et cribrata . melle- cocto excipitu. Datur cochlearii boni<text:line-break/>mensura. .Si vero hiems sit et accepturus nun scbriat, pi-<text:line-break/>peris sextantem et pro aniso foeniculum aut cuminum et<text:line-break/>pro cardam<text:span text:style-name="Default_20_Paragraph_20_Font"><text:span text:style-name="T1">o</text:span></text:span>mo sinapi duplum conticito. <text:span text:style-name="Default_20_Paragraph_20_Font"><text:span text:style-name="T1">Catapotium ad<text:line-break/>tussim recentem, panacea medicamentum dolorem levans.<text:line-break/>inducens somnum , sa</text:span></text:span>p<text:span text:style-name="Default_20_Paragraph_20_Font"><text:span text:style-name="T1">it ad haemopt</text:span></text:span>o<text:span text:style-name="Default_20_Paragraph_20_Font"><text:span text:style-name="T1">icos, ad emp</text:span></text:span>ym<text:span text:style-name="Default_20_Paragraph_20_Font"><text:span text:style-name="T1">oset</text:span></text:span></text:p>
      <text:p text:style-name="P3">a<text:span text:style-name="Default_20_Paragraph_20_Font"><text:span text:style-name="T1">naphorico</text:span></text:span>s. ♃ Styracis Ʒ viij, opii, myrrhae,. utriusque<text:line-break/>Ʒ iv, diluta passo in catap<text:span text:style-name="Default_20_Paragraph_20_Font"><text:span text:style-name="T1">o</text:span></text:span>tia cogito et ervi magnitudine<text:line-break/>cubitum euntibus dato, Alia exemplaria par p<text:span text:style-name="Default_20_Paragraph_20_Font"><text:span text:style-name="T1">o</text:span></text:span>ndus omnium<text:line-break/>habent. <text:span text:style-name="Default_20_Paragraph_20_Font"><text:span text:style-name="T1">Aliud Platoni inscr</text:span></text:span>i<text:span text:style-name="Default_20_Paragraph_20_Font"><text:span text:style-name="T1">ptum, e v</text:span></text:span>esti<text:span text:style-name="Default_20_Paragraph_20_Font"><text:span text:style-name="T1">gio auxiliatur.<text:line-break/></text:span></text:span>♃ Styracis, myrrhae, opii, galbani, singulorum par p<text:span text:style-name="Default_20_Paragraph_20_Font"><text:span text:style-name="T1">o</text:span></text:span>n-<text:line-break/>dus, passo diluta .in catapotia redige. <text:span text:style-name="Default_20_Paragraph_20_Font"><text:span text:style-name="T1">Aliud Rasio inferi-<text:line-break/>pium medicamen; um accomm</text:span></text:span>o<text:span text:style-name="Default_20_Paragraph_20_Font"><text:span text:style-name="T1">datum , auxil</text:span></text:span>i<text:span text:style-name="Default_20_Paragraph_20_Font"><text:span text:style-name="T1">atur siatim.<text:line-break/>Pacit ha</text:span></text:span>e<text:span text:style-name="Default_20_Paragraph_20_Font"><text:span text:style-name="T1">mopt</text:span></text:span>o<text:span text:style-name="Default_20_Paragraph_20_Font"><text:span text:style-name="T1">ici</text:span></text:span>s, <text:span text:style-name="Default_20_Paragraph_20_Font"><text:span text:style-name="T1">annphor</text:span></text:span>m<text:span text:style-name="Default_20_Paragraph_20_Font"><text:span text:style-name="T1">i</text:span></text:span>s , <text:span text:style-name="Default_20_Paragraph_20_Font"><text:span text:style-name="T1">suppurati</text:span></text:span>s. ♃ Galbani,<text:line-break/>styracis, iridis lllyricae, .corticis pinus, singulorum 3 ij,<text:line-break/>enulae , opii , utriusque Ʒ j , excipe melle cocto et praebe<text:line-break/>ciceris magnitudine ex aquae mulsae cyathis iv<text:span text:style-name="Default_20_Paragraph_20_Font"><text:span text:style-name="T1">. Confectio<text:line-break/>ex mafeubio, Plat</text:span></text:span>o<text:span text:style-name="Default_20_Paragraph_20_Font"><text:span text:style-name="T1">nis. </text:span></text:span>Myrrhae, styracis, opii, lucri mare<text:line-break/>rubii, galbani, croci aequales pa<text:span text:style-name="Default_20_Paragraph_20_Font"><text:span text:style-name="T1">r</text:span></text:span>tes, praepara ac utere melle<text:line-break/>exceptis cocto. <text:span text:style-name="Default_20_Paragraph_20_Font"><text:span text:style-name="T1">Catapotium dolorem sedans medicamen</text:span></text:span>t<text:span text:style-name="Default_20_Paragraph_20_Font"><text:span text:style-name="T1">um<text:line-break/></text:span></text:span>i<text:span text:style-name="Default_20_Paragraph_20_Font"><text:span text:style-name="T1">cc</text:span></text:span>o<text:span text:style-name="Default_20_Paragraph_20_Font"><text:span text:style-name="T1">mmodatum ad inveterato</text:span></text:span>s <text:span text:style-name="Default_20_Paragraph_20_Font"><text:span text:style-name="T1">assectus. Pacit ad destilla .<text:line-break/>tionem, dolorem capitis aegre spirantes, peripneumonico</text:span></text:span>s<text:line-break/><text:span text:style-name="Default_20_Paragraph_20_Font"><text:span text:style-name="T1">ad vesicae et uteri assectus. </text:span></text:span>i<text:span text:style-name="Default_20_Paragraph_20_Font"><text:span text:style-name="T1">nscribitur panacea a</text:span></text:span>r<text:span text:style-name="Default_20_Paragraph_20_Font"><text:span text:style-name="T1">co</text:span></text:span>s;-<text:line-break/><text:span text:style-name="Default_20_Paragraph_20_Font"><text:span text:style-name="T1">m</text:span></text:span>o<text:span text:style-name="Default_20_Paragraph_20_Font"><text:span text:style-name="T1">data ab aliquibus siichus. </text:span></text:span>Myrrhae, piperis, carda-</text:p>
      <text:p text:style-name="P3">mo<text:span text:style-name="Default_20_Paragraph_20_Font"><text:span text:style-name="T1">t</text:span></text:span>ui, opii, styracis, castorii, galbani, aequas partes excipe<text:line-break/>passo, fac catapotia et utere. <text:span text:style-name="Default_20_Paragraph_20_Font"><text:span text:style-name="T1">Aliud medicamentum valde<text:line-break/>bonam inscribitur harmonia, facit ad destillationes et in-<text:line-break/>exuperabilem desiuxum</text:span></text:span>. ♃ Styracis, castorii, piperis, car-<text:line-break/>damomi, singulorum Ʒ iij, opii, myrrhae, suminis hy<text:span text:style-name="Default_20_Paragraph_20_Font"><text:span text:style-name="T1">o</text:span></text:span>scyami<text:line-break/>albi, singulorum Ʒ iv, excipe passo, reduc in catapotia, dato<text:line-break/>ciceris magnitudine ad somnum. <text:span text:style-name="Default_20_Paragraph_20_Font"><text:span text:style-name="T1">Aliud</text:span></text:span>. ♃ Croci , sulfuris<text:line-break/>rivi, myrrhae, opii, flugulorum Ʒ iv, seminis hyoscyami<text:line-break/>albi, cardamomi, piperis albi, singulorum Ʒ viij, mellis c<text:span text:style-name="Default_20_Paragraph_20_Font"><text:span text:style-name="T1">o</text:span></text:span>cti<text:line-break/>quincuncem aut quod satis esu. Usus praemonstratus esu<text:line-break/>Datur cubitum euntibus. <text:span text:style-name="Default_20_Paragraph_20_Font"><text:span text:style-name="T1">Confectio Proxent ad tusse</text:span></text:span>s <text:span text:style-name="Default_20_Paragraph_20_Font"><text:span text:style-name="T1">in-<text:line-break/>veteratae et valde diu durante</text:span></text:span>s <text:span text:style-name="Default_20_Paragraph_20_Font"><text:span text:style-name="T1">humido</text:span></text:span>s <text:span text:style-name="Default_20_Paragraph_20_Font"><text:span text:style-name="T1">assectu</text:span></text:span>s, <text:span text:style-name="Default_20_Paragraph_20_Font"><text:span text:style-name="T1">appel-<text:line-break/>latur samph</text:span></text:span>o<text:span text:style-name="Default_20_Paragraph_20_Font"><text:span text:style-name="T1">no</text:span></text:span>s <text:span text:style-name="Default_20_Paragraph_20_Font"><text:span text:style-name="T1">et est lexop</text:span></text:span>y<text:span text:style-name="Default_20_Paragraph_20_Font"><text:span text:style-name="T1">reto</text:span></text:span>s, optime sedans febrem.<text:line-break/><text:span text:style-name="Default_20_Paragraph_20_Font"><text:span text:style-name="T1">Hac asu</text:span></text:span>s <text:span text:style-name="Default_20_Paragraph_20_Font"><text:span text:style-name="T1">est Antoniu</text:span></text:span>s <text:span text:style-name="Default_20_Paragraph_20_Font"><text:span text:style-name="T1">Musta</text:span></text:span>. ♃ Piperis albi, opii, car-<text:line-break/>damomi, singulorum Ʒ viij, croci, sulfuris vivi, myrrhae,<text:line-break/>feminis hyoscyami albi, singulorum Ʒ iv, mellis. cocti fexun-<text:line-break/>eens. Datur nucis Ponticae magnitudine cum aquae mulsae<text:line-break/>cyathis tribus.</text:p>
      <text:h text:style-name="P45" text:outline-level="2">Cap. Ili.. </text:h>
      <text:p text:style-name="P31">[<text:span text:style-name="Default_20_Paragraph_20_Font"><text:span text:style-name="T1">Confectione</text:span></text:span>s <text:span text:style-name="Default_20_Paragraph_20_Font"><text:span text:style-name="T1">ad tussi</text:span></text:span>m, <text:span text:style-name="Default_20_Paragraph_20_Font"><text:span text:style-name="T1">ab Andro</text:span></text:span>i<text:span text:style-name="Default_20_Paragraph_20_Font"><text:span text:style-name="T1">nacho<text:line-break/></text:span></text:span>l<text:span text:style-name="Default_20_Paragraph_20_Font"><text:span text:style-name="T1">ibr</text:span></text:span>o <text:span text:style-name="Default_20_Paragraph_20_Font"><text:span text:style-name="T1">de confecti</text:span></text:span>o<text:span text:style-name="Default_20_Paragraph_20_Font"><text:span text:style-name="T1">nibus interni</text:span></text:span>s <text:span text:style-name="Default_20_Paragraph_20_Font"><text:span text:style-name="T1">conscriptae</text:span></text:span>.] Postquam mul-<text:line-break/>tas ad tussim Andromachus scripsit c<text:span text:style-name="Default_20_Paragraph_20_Font"><text:span text:style-name="T1">o</text:span></text:span>nfectiones, deinceps<text:line-break/>omnes stuporem inducentes et ob id suporiferas appellatas<text:line-break/>tradidit. Caeterum hae omnes tenues fluxiones incrassato<text:line-break/>possunt resiccantes simulque refrigerantes, et propterea ali-<text:line-break/>quae n<text:span text:style-name="Default_20_Paragraph_20_Font"><text:span text:style-name="T1">o</text:span></text:span>n tantum opium, fed et mandragorae f<text:span text:style-name="Default_20_Paragraph_20_Font"><text:span text:style-name="T1">a</text:span></text:span>ecum aut<text:line-break/>radicis corticem aut hyoscyami femen , aliquae etiam duo<text:line-break/>aut tria aut etiam omnia hujusmodi habent, quemadmodum<text:line-break/>aliae styracem et crocum. Ratio<text:span text:style-name="Default_20_Paragraph_20_Font"><text:span text:style-name="T1">n</text:span></text:span>abilite<text:span text:style-name="Default_20_Paragraph_20_Font"><text:span text:style-name="T1">r</text:span></text:span> autum his aliis<text:line-break/>partini calefacientia admiscuerunt, partim cum modica astrin-<text:line-break/>gendi ri aromatica et resiccantia, itemque. femina quaedam<text:line-break/>familiaria, velut anisi, foeniculi, apii, dauci, fefelis, utpote<text:line-break/>quae tum medicamentorum insuavitatem ac vim obtundunt,<text:line-break/>tum urinam etiam: prolectant. Quaedam vero etiam aspri-<text:line-break/>tudines laevigaut, velut sunt tragacantlra , glycyrrhiza et<text:line-break/>vina dulcia. At vero ex iis, quae minus de aromaticis<text:line-break/>c<text:span text:style-name="Default_20_Paragraph_20_Font"><text:span text:style-name="T1">o</text:span></text:span>mplectuntur, eas etiam tabescentibus praebent. <text:span text:style-name="Default_20_Paragraph_20_Font"><text:span text:style-name="T1">Confecti</text:span></text:span>o</text:p>
      <text:p text:style-name="P3"><text:span text:style-name="Default_20_Paragraph_20_Font"><text:span text:style-name="T1">ad tusum ex duobus piperis generibus</text:span></text:span>. ♃ Cinnamomi Ʒ j,<text:line-break/>succi papaveris Ʒ j, myrrhae obol. tres, piperis nigri obol.<text:line-break/>iij, costii obol. iij, castorii obol. tres, piperis albi obol. iij,<text:line-break/>galbani obol. tres, croci dimidium, redigito in pastiHos, dato<text:line-break/>cum melle aut passo. <text:span text:style-name="Default_20_Paragraph_20_Font"><text:span text:style-name="T1">Alia ad tussim excellenter eseicax.<text:line-break/>Eadem febres sedat</text:span></text:span>. ♃ Seminis hyoscyami Ʒ ẞ, unum ex-<text:line-break/>emplar ℥ j habet, cardamomi drach. unam, succi papaveris<text:line-break/>℥ j, myrrhae, sulfuris vivi, croci singulorum Ʒ ẞ, piperis<text:line-break/>assii juxta Heram sesquiunciam , mellis Attici quod satis esu<text:line-break/><text:span text:style-name="Default_20_Paragraph_20_Font"><text:span text:style-name="T1">Aliud ad tussim siccam</text:span></text:span>. ♃ Styracis partem unam , succi<text:line-break/>papaveris tantundem, croci partem dimidiam, contundito<text:line-break/>simul et catapotia inde exhibeto. <text:span text:style-name="Default_20_Paragraph_20_Font"><text:span text:style-name="T1">Confectio ad tussim, qua<text:line-break/>utor, sacrificuli bona.</text:span></text:span> ♃ Succi papaveris drach. decem,<text:line-break/>seminis lactucae Ʒ xx, castorii drach. xvnj, alii xvj, rutae<text:line-break/>hortensis aridae drach. xiv, seminis lini Ʒ xvj, panacis drach.<text:line-break/>xxxvj, myrrhae drach. quatuordecim, croci drach. vij, alii℥j,<text:line-break/>excipe melle. Datur pro viribus Aegyptiae fabae magnitudine,<text:line-break/>stbITentibus ex aqua, febre carentibus ex vino ad noctem</text:p>
      <text:p text:style-name="P2"><text:span text:style-name="Default_20_Paragraph_20_Font"><text:span text:style-name="T1">[Catapotium ad tussim, quo utor.]</text:span></text:span> ♃ Styracis, myr-<text:line-break/>rhae, opii, singulorum Ʒ iv , <text:span text:style-name="Default_20_Paragraph_20_Font"><text:span text:style-name="T1">o</text:span></text:span>pobalsami, croci, utriusque<text:line-break/>Ʒ ij, simul trita excipe ac utere. <text:span text:style-name="Default_20_Paragraph_20_Font"><text:span text:style-name="T1">Ad tussim siccam.</text:span></text:span> ♃ Succi<text:line-break/>radicis dulcis Ʒ ij, styracis Ʒ j, opii, croci, myrrhae, singu-<text:line-break/>lorum obolos tres, excipe passo aut aqua et ad fabae<text:line-break/>Graecae magnitudinem redigito ac utitor.</text:p>
      <text:p text:style-name="P1"><text:span text:style-name="Default_20_Paragraph_20_Font"><text:span text:style-name="T1">[Potio qua utor ad phthtsicos, Ripa li, multis com-<text:line-break/>moda, appellatur i</text:span></text:span>l<text:span text:style-name="Default_20_Paragraph_20_Font"><text:span text:style-name="T1">le no do rio s et ambrosia. Facit ad febres<text:line-break/>per circuitum repetentes.]</text:span></text:span> ♃ Nardi, croci myrrhae, costi,<text:line-break/>cassiae, cinnamomi, junci <text:span text:style-name="Default_20_Paragraph_20_Font"><text:span text:style-name="T1">rotundi oacrati,</text:span></text:span> piperis nigri<text:line-break/>et albi, castorii, galbani, terebinthinae, styracis, succi pa-<text:line-break/>paveris, seminis hyoscyami singulorum Ʒ iij, anisi dracb.<text:line-break/>unam, apii seminis Ʒ j, tragacanthae Ʒ vj, mellis quod satis<text:line-break/>est, vini Falerni heminam unam, tragacantham vino sussi-<text:line-break/>cienti macerato et reliqua simul cum melle committito. Da-<text:line-break/>tur scindentibus fefquidrachma ex aqua mulsa, febre caron-<text:line-break/>tibus uncia dimidia cum melle et acesi cochleario uno et<text:line-break/>Vini Falerni cyathis duobus.</text:p>
      <text:p text:style-name="P2"><text:span text:style-name="Default_20_Paragraph_20_Font"><text:span text:style-name="T1">[Apollonii confectio, facit ad multa, praesertim ad<text:line-break/>tusses egregie</text:span></text:span>.] ♃ Cardamomi drach. octodecim, myrrhae<text:line-break/>drach. xij, hyoscyami drach. xij, opii drach. x, alii xij,<text:line-break/>feminis petroselini drach. duodecim, croci drach. quinde-<text:line-break/>ci m, malorum mandragorae Ʒ x, ^ingibeIds drach. viij, sul-<text:line-break/>furis vivi drach. vj, ari drach. sex, thuris drach. vj, costi<text:line-break/>Ʒ vj, piperis albi drach. sex, mellis Attici<text:span text:style-name="Default_20_Paragraph_20_Font"><text:span text:style-name="T1">. Alia ad inter-<text:line-break/>nos abscessus probe repurgans</text:span></text:span>. ♃ Sagapeni drach. ij, myr-<text:line-break/>rhaeƷij, cardamomi drach. iv, alii drach. unam, castorii<text:line-break/>Ʒ j, piperis albi obolos tres, opii drach. duas, cum aqua<text:line-break/>in pastillos formato duorum obolorum ponderis. Dantur<text:line-break/>cum aqua.</text:p>
      <text:p text:style-name="P1"><text:span text:style-name="Default_20_Paragraph_20_Font"><text:span text:style-name="T1">[-isotheos ad tussim, ad tabem, ad omnes internas et<text:line-break/>per circuitum repetentes affectiones</text:span></text:span>.] ♃ Nardi Ʒ ij, myr-<text:line-break/>rhae ℥ j, croci Ʒ j ẞ, costi Ʒ j, piperis albi Ʒ j, galbani 3 j,<text:line-break/>faecis opobalsami Ʒ ij , cinnamomi Ʒ ij, <text:span text:style-name="Default_20_Paragraph_20_Font"><text:span text:style-name="T1">s</text:span></text:span>ucci mandragorae<text:line-break/>Ʒ ij, castorii ij, seminis dauci Ʒ j ẞ, opiiƷ ij, amomi Ʒ j ẞ,<text:line-break/>cassiae nigrae Ʒ j ẞ, mel coetum. Facit ad dolores stomachi,</text:p>
      <text:p text:style-name="P2">hepatis, pulmonis, oculorum, sanguinis Infectionem ablues-<text:line-break/>sus, prodest dysentericis, v<text:span text:style-name="Default_20_Paragraph_20_Font"><text:span text:style-name="T1">o</text:span></text:span>lvulosis, nephriticis, ischiadicis,<text:line-break/>aegre spirantibus, urinae suppressae, doloribus laterum,<text:line-break/>praecordiorum, fluxui muliebri et uteri strangulatione Ad-<text:line-break/>miranda est antidotus ad lethalia venena ante et post ci-<text:line-break/>bum sumpta, ad omnem sanguinis emptionem cum frigida,<text:line-break/>et ad morsus a vipera et percussos a phalangiis in vini<text:line-break/>cyathis tribus. Quartanarum praesulis dantur ante horam<text:line-break/>accessionis oboli duo ex vini cyathis tribus.</text:p>
      <text:p text:style-name="P1"><text:span text:style-name="Default_20_Paragraph_20_Font"><text:span text:style-name="T1">[Potio ad tussim, dyspnoeam et alia multa Anti-<text:line-break/>patri, qua utor.]</text:span></text:span> ♃ Styracis Ʒ vj, terebinthinae drach. iv,<text:line-break/>opopanacis draalu ij, galbani drach. ij, iridis lliyricae drach.<text:line-break/>ij, myrrhae drach. ij, feminis hyoscyami albi obolos iv,<text:line-break/>spumae nitri obolos iv, piperis albi obolos iv, opii obolos v.<text:line-break/>Datur quantitate fabae Aegyptiae ad <text:span text:style-name="Default_20_Paragraph_20_Font"><text:span text:style-name="T1">s</text:span></text:span>omnum. Quidam opii<text:line-break/>obolos tres, alii drach. unam conjiciunt.</text:p>
      <text:p text:style-name="P1"><text:span text:style-name="Default_20_Paragraph_20_Font"><text:span text:style-name="T1">[Eclegma ad tussim.]</text:span></text:span> ♃ Nucleorum nucum pinearum<text:line-break/>drach. xij, feminis lini tosti drach. octo, tragacanthae drach.</text:p>
      <text:p text:style-name="P3">xij, carnis palmularum drach. xviij, iridis HlyIicae drach.<text:line-break/>xij, amygdalarum dulcium drach. xvj, mel coctum. Dato<text:line-break/>digito delingendum bis per diem, mane et vesperi. lu qui-<text:line-break/>husdam tragacantham aqua pluvia dissolutam primum cum<text:line-break/>melle coquito.</text:p>
      <text:p text:style-name="P1"><text:span text:style-name="Default_20_Paragraph_20_Font"><text:span text:style-name="T1">[Catapotium ad tussim, Crispi liberti]</text:span></text:span> ♃ Myrrhae,<text:line-break/>piperis albi, galbani, castorii, styracis, croci, opii, singulo-<text:line-break/>russi par pondus, styracis dimidium. Dato inde catapotia ij<text:line-break/>ad noctem<text:span text:style-name="Default_20_Paragraph_20_Font"><text:span text:style-name="T1">. Scribonii ad tlessim:</text:span></text:span> ♃ Seminis apii drach. i I,<text:line-break/>schoenanthh nardi Celticae, styracis, croci, singulorum Ʒ j,<text:line-break/>balaustii obolos tres, succi papaveris drach. iv, mellis quod<text:line-break/>satis est. Datur magnitudo fabae non sebrientibus ex aqua<text:line-break/>mulsa, sebrscitantibus cum aqua. <text:span text:style-name="Default_20_Paragraph_20_Font"><text:span text:style-name="T1">Asclepiadae ad tussim.<text:line-break/></text:span></text:span>♃ Rhu Pontici, croci Cilicii, succi papaveris, spicae nardi,<text:line-break/>thuris, myrrhae, singulorum drach. j, radicis nardi Celticae<text:line-break/>Ʒ ij, styracis ℥ iij. Datur drach. j, cum vino mulso.</text:p>
      <text:p text:style-name="P1"><text:span text:style-name="Default_20_Paragraph_20_Font"><text:span text:style-name="T1">[Phespiana Apollouii ad internos abscessus</text:span></text:span>.] ♃ Se-<text:line-break/>minis apii drach. tres, succi papaveris -drach. tres, melan-</text:p>
      <text:p text:style-name="P3">thii drach. iij, iridis myricae Ʒ vij, castorii drach. duas,<text:line-break/>seminis dauci drach. vij, sinopidis rubricae Ʒ vij, excipe messe<text:line-break/>Attico cocto et dato nucis Ponticae magnitudine ex aqua.</text:p>
      <text:p text:style-name="P1"><text:span text:style-name="Default_20_Paragraph_20_Font"><text:span text:style-name="T1">[Catapotium restccatorium ad fluxiones thoracis ad<text:line-break/>molae dolorem, affectiones per circuitum repetentes et per-<text:line-break/>cuffes a scorpio.]</text:span></text:span> ♃ Succi papaveris, seminis hyoscyami,<text:line-break/>utriusque par pondus, cum passo aut melle ad fabae Grae-<text:line-break/>cae magnitudinem formato. Dato ad noctem, <text:span text:style-name="Default_20_Paragraph_20_Font"><text:span text:style-name="T1">s</text:span></text:span>omnum in-<text:line-break/>ducendo prodest.</text:p>
      <text:p text:style-name="P1"><text:span text:style-name="Default_20_Paragraph_20_Font"><text:span text:style-name="T1">[Confectio finiens febrem, Pamphili pharmacopolae<text:line-break/>bona</text:span></text:span>.] ♃ Seminis hyoscyami Ʒ j, cardamomi exenterati<text:line-break/>℥ j, succi papaveris ℥ j<text:span text:style-name="Default_20_Paragraph_20_Font"><text:span text:style-name="T1">, s</text:span></text:span>ulfuris vivi Ʒ ẞ, croci ℥ ẞ, myr-<text:line-break/>rhae ℥ ẞ, euphorbii drach. ij, costi Ʒ iij, iridis lllyricae Ʒ iij,<text:line-break/>piperis albi drach. iv ẞ, mellis quod satis est, utere.</text:p>
      <text:p text:style-name="P1"><text:span text:style-name="Default_20_Paragraph_20_Font"><text:span text:style-name="T1">[Catapotium ad tussim et alia multa commodum et<text:line-break/>praesertim ad ttissim humidam.] ♃ .</text:span></text:span>Iunci odorati Ʒ vj,<text:line-break/>opii iv^ galbani vj, styracis Ʒ iv, fiant catapotia, araci<text:line-break/>magnitudine, dentur ad somnum.</text:p>
      <text:p text:style-name="P2"><text:span text:style-name="Default_20_Paragraph_20_Font"><text:span text:style-name="T1">[Alia fedans febrem Darii, hac antidoto usus est ad<text:line-break/>omnia ad tonsillas, tusses et anginas.]</text:span></text:span> ♃ Croci Ʒ j, pspe-<text:line-break/>ris quincuncem, myrrhae ℥ j, succi papaveris ℥ j, thuris<text:line-break/>tantundem, seminis hyoscyami tantundem, cardamomi tan-<text:line-break/>t<text:span text:style-name="Default_20_Paragraph_20_Font"><text:span text:style-name="T1">u</text:span></text:span>ndent, costi Ʒ iv, iridis Illyricae drach. tres, aristolochiae<text:line-break/>drach. duas, melle Attico excipito.</text:p>
      <text:p text:style-name="P1"><text:span text:style-name="Default_20_Paragraph_20_Font"><text:span text:style-name="T1">[Aliud ad omnem tussim expertum.] ♃ </text:span></text:span>Anisi Ʒ j,<text:line-break/>costi obolos tres, myrrhae Ʒ j, castorii, galbani, piperis albi,<text:line-break/>feminis hyoscyami , opii , succi radicis dulcis , singulorum<text:line-break/>drach. unam , excipe pass<text:span text:style-name="Default_20_Paragraph_20_Font"><text:span text:style-name="T1">o</text:span></text:span> , redige in catapotia ciceris ma-<text:line-break/>gnitudine. Dato in n<text:span text:style-name="Default_20_Paragraph_20_Font"><text:span text:style-name="T1">o</text:span></text:span>ctem.</text:p>
      <text:p text:style-name="P1"><text:span text:style-name="Default_20_Paragraph_20_Font"><text:span text:style-name="T1">[Catapotium concoctorium ex libris Perigeuts, ad<text:line-break/>tussim et destillationem.]</text:span></text:span> ♃ Styracis obolos ij, piperis<text:line-break/>grana xx, myrrhae Ʒ ij ẞ, seminis hyoscyami obolos iv,<text:line-break/>euphorbii drach. duas, iridis Illyricae drach. duas, opopa^<text:line-break/>nacis drach. duas, croci obolos tres, opii obolos tres, tere-<text:line-break/>binlhiuae drach. unam, piperis albi obolos iij, galbani drach.</text:p>
      <text:p text:style-name="P3">duas, trita excipe galbano ac resina, opioque et styrace.<text:line-break/>Datur prout sunt vires.</text:p>
      <text:p text:style-name="P1"><text:span text:style-name="Default_20_Paragraph_20_Font"><text:span text:style-name="T1">[Apollonii confectio ad tussim commoda.]</text:span></text:span> ♃ Folio-<text:line-break/>rum malabathri Ʒ viij, croci drach. vj, opobalsami drach. jsi<text:line-break/>spicae nardi drach. j, rosarum siccarum, floris junci odorati<text:line-break/>singulorum drach. j, costi, cassiae, styracis, myrrhae, mei,<text:line-break/>singulorum Ʒ iij, uvae passae mundae drach. xvj , succi<text:line-break/>mandragorae drach. vj, mellis quod satis esit, uvam passam<text:line-break/>in Cretico passo per noctem et diem macerato, deinde ad-^<text:line-break/>mixtis aridis terito et mel misceto, ac reposito utitor.</text:p>
      <text:p text:style-name="P1"><text:span text:style-name="Default_20_Paragraph_20_Font"><text:span text:style-name="T1">[Potio ad tussim ex libris Apollonii, item ad multe-<text:line-break/>brem siuxum.</text:span></text:span>] ♃ Seminis hyoscyami Ʒ iij, myrrhae Ʒ tres,<text:line-break/>croci, succi mandragorae, tinnis , singulorum Ʒ iij , piperis<text:line-break/>albi et nigri, utriusque Ʒ iv, viticis Ʒ tres, opii drach. tres,<text:line-break/>mellis et vini Chii quod satis est. Datur magnitudo fabae.</text:p>
      <text:p text:style-name="P1"><text:span text:style-name="Default_20_Paragraph_20_Font"><text:span text:style-name="T1">[Ad tussim incipientem phthisou , haemoptoicos ac<text:line-break/>siuxiones.]</text:span></text:span> ♃ Seminis hyoscyami drach. iv, radicis nigrae<text:line-break/>mandragorae drach. quatuor, rhu Ʒ iij , coraIIii Ʒ iij , opii</text:p>
      <text:p text:style-name="P3">Ʒ iij, lycii Ʒ duas, balaustii drach. iij, tinnis Ʒ v, tragacan-<text:line-break/>thae Ʒ ij , croci drach. tres, cum aqua pastillos triobolares<text:line-break/>formato. Datur haemoptoicis ex po<text:span text:style-name="Default_20_Paragraph_20_Font"><text:span text:style-name="T1">s</text:span></text:span>c<text:span text:style-name="Default_20_Paragraph_20_Font"><text:span text:style-name="T1">i</text:span></text:span>t, reliquis in aqua.</text:p>
      <text:p text:style-name="P1"><text:span text:style-name="Default_20_Paragraph_20_Font"><text:span text:style-name="T1">[Folio prodita a Cletio Abascanto ad tabescentes, qua<text:line-break/>utor abunde, verum inepta est ad sanguinis resectionem.]<text:line-break/></text:span></text:span>♃ Aristolochiae dactylitidis Ʒ xx, sulfuris vivi ℥ xx, corti-<text:line-break/>cis mandragorae Ʒ xx, thuris Ʒ xl, gentianae Ʒ xxx, seselis<text:line-break/>drach. xxx, opii Ʒ xl, seminis hyoscyami albi Ʒ xl, myr-<text:line-break/>rhae Ʒ xl, croci Ʒ viij, piperis albi grana c, euphorbii Ʒ x,<text:line-break/>baccarum lauri Ʒ vij ẞ, costi Ʒ vij ẞ, cardamomi Ʒ vij. Eu-<text:line-break/>phorbium et myrrham in vino fundito, opium vero et hyos-<text:line-break/>cyamnm in vino mulso, reliqua privatim tundito ac simul<text:line-break/>misceto ad mel coctum. Utere medicamento non recenti.<text:line-break/>Recte appofuit Andromachus ad hoc medicamentum, quod<text:line-break/>sit ad sanguinis rejectionem ineptum, ob sulfur videlicet<text:line-break/>vivum et euphorbium, partim etiam ob lauri baccas.</text:p>
      <text:p text:style-name="P1"><text:span text:style-name="Default_20_Paragraph_20_Font"><text:span text:style-name="T1">[Catapotium ad tussim statim auxilians.] ♃ </text:span></text:span>liidis</text:p>
      <text:p text:style-name="P3">obolos iij, croci Cilicii sesquiobolum, myrrhae obolos ij, cin-<text:line-break/>namomi obolos quatuor, cassiae obolos quatuor, seminis<text:line-break/>hyoscyami albi obolos ij , seminis papaveris nigri obolos<text:line-break/>duos, seminis cicutae obolos duos, seminis lactucae nigrae<text:line-break/>obolos duos, redige in pastillos obolares aut semiobolares<text:line-break/>cum passo, et praebe in passi quarta heminae parte.</text:p>
      <text:p text:style-name="P1"><text:span text:style-name="Default_20_Paragraph_20_Font"><text:span text:style-name="T1">[Aliud ad omnem tussim et stuxionem et abscessus<text:line-break/>internos, ut Apollonius.]</text:span></text:span> ♃ Sagapeni, gentianae, myrrhae,<text:line-break/>opopanacis, piperis albi, singulorum drach. ij , baccarum<text:line-break/>latui mundarum drach. iv, trita cum aqua reduc ad ma-<text:line-break/>gnitudinem fabae Graecae. Dato autem ischiadicis paulo plus<text:line-break/>ex vini diluti cyathis tribus.</text:p>
      <text:p text:style-name="P1"><text:span text:style-name="Default_20_Paragraph_20_Font"><text:span text:style-name="T1">[Ad phth</text:span></text:span>i<text:span text:style-name="Default_20_Paragraph_20_Font"><text:span text:style-name="T1">sicos aliud, quod a Plavian</text:span></text:span>o <text:span text:style-name="Default_20_Paragraph_20_Font"><text:span text:style-name="T1">Cretenst asse-<text:line-break/>quutus sam.]</text:span></text:span> ♃ Succi hypocystidis Ʒ viij, myrrhae drach.<text:line-break/>viij, castorii drach. vj, thuris drach. viij, succi rhois drach.<text:line-break/>ix, sagapeni Ʒ vj, succi papaveris Ʒ viij, anisi drach. ix, se-<text:line-break/>minis apii drach. octo, liquoris panacis drach. v, seminis</text:p>
      <text:p text:style-name="P3">hyo<text:span text:style-name="Default_20_Paragraph_20_Font"><text:span text:style-name="T1">s</text:span></text:span>cyami drach. viij , styracis drach. viij , croci drach. x,<text:line-break/>liquoris Cyrenaici drach. j, feminis dauci drach. octo, mar-<text:line-break/>rubii drach. j, corticis mandragorae drach. x, piperis longi<text:line-break/>drach. viij et albi drach. v ẞ, verbenacae <text:span text:style-name="Default_20_Paragraph_20_Font"><text:span text:style-name="T1">s</text:span></text:span>upinae drach.<text:line-break/>unam, met coctum.</text:p>
      <text:p text:style-name="P1"><text:span text:style-name="Default_20_Paragraph_20_Font"><text:span text:style-name="T1">[ Catapotium album, at Prytan</text:span></text:span>i<text:span text:style-name="Default_20_Paragraph_20_Font"><text:span text:style-name="T1">s et Aspollo.]</text:span></text:span> Myr-<text:line-break/>rhae, seminis hyoscyami albi, opii, styracis, singulorum ae-<text:line-break/>quale pondus, formato catapotia quanta devorari possunt,<text:line-break/>haec ipsa uva passa aut passo aut palmularum carne<text:line-break/>excipiens.</text:p>
      <text:p text:style-name="P1"><text:span text:style-name="Default_20_Paragraph_20_Font"><text:span text:style-name="T1">[Catapotium ex libris Perigents ad tussim.]</text:span></text:span> ♃ Semi-<text:line-break/>nis hyoscyami, castorii, myrrhae, styracis, opii, singulorum<text:line-break/>par pondus, dato magnitudinem fabae cum pasto aut aqua<text:line-break/>mulsa.</text:p>
      <text:p text:style-name="P1"><text:span text:style-name="Default_20_Paragraph_20_Font"><text:span text:style-name="T1">[Catapotia ad tussim humidam ex libris Pertgenisla]<text:line-break/></text:span></text:span>♃ Styracis, galbani, ammoniaci thymiamatis, castorii, opii,<text:line-break/>singulorum aequales partes, in catapotia ervi magnitudinis<text:line-break/>redigito, ex eisque duo exhibeto.</text:p>
      <text:p text:style-name="P1">Cap. IV. [<text:span text:style-name="Default_20_Paragraph_20_Font"><text:span text:style-name="T1">De resectione sanguinis.]</text:span></text:span> lu resectione<text:line-break/>sanguinis primum periculum est, ne immoderata ejuseva-</text:p>
      <text:p text:style-name="P3">cuatio fiat, secundum vero post suppressum sanguinem. Cu-<text:line-break/>ratio autem ejus quidem, quae ex apertione osculi alicujus<text:line-break/>vasis contingit per obturationem fit oris dilatati, ejus vero,<text:line-break/>quae ex vasis ruptione, per ejusdem conglutinationem, quem-<text:line-break/>admodum ejus, quae ex cretione, per renutritionem erosa-<text:line-break/>rum. Obturatur igitur osculum dilatatum per astringentia,<text:line-break/>conglutinatur autem ruptum per eadem et quaecunque ipsis<text:line-break/>in compositione miscentur citra mordacitatem resiccantia<text:line-break/>et glutinosum quiddam habentia, velut est Lemnia terra<text:line-break/>sphragis appellata et Samius Aster. Renutriuntur autem cor-<text:line-break/>rosa per cibos boni succi et appellata sarcotica medica-<text:line-break/>menta, de quorum facultate dictum est in fecundo opere<text:line-break/>hujusce tractationis. .Iuxta primam quidem igitur rationem<text:line-break/>ex talibus medicamenta componuntur ad rejectionem fan-<text:line-break/>guinis curandam convenientia, juxta fecundam vero in iis,<text:line-break/>qui ex pulmone aut thorace aut arteria aut summa arte-<text:line-break/>riae parte sanguinem rejectant. Misceantur enim praedictis<text:line-break/>congruenti mensura tum calida tum tenuium partium exi-<text:line-break/>stantia, quae infellissima <text:span text:style-name="Default_20_Paragraph_20_Font"><text:span text:style-name="T1">s</text:span></text:span>unt praedictis tribus affectionibus,</text:p>
      <text:p text:style-name="P3">apertioni videlicet osculorum, ruptioni et corrosioni<text:span text:style-name="Default_20_Paragraph_20_Font"><text:span text:style-name="T1">s</text:span></text:span> Cujus<text:line-break/>rei gratia itaque miscentur? distributionis nimirum ipsorum<text:line-break/>in corpus. Etenim astringentia et viscosa ac tenacia sibi<text:line-break/>ipsis vias praecludunt, quare opus habent facultate ipsis<text:line-break/>viam struente ac praeparante. Porro quum ex locis circa<text:line-break/>stomachum aut alvum aut aliquod intestinum fanguis edu-<text:line-break/>citor, hujusmodi medicamentorum mixtura non est opus.<text:line-break/>Verum rursus infestissimum his est hoc genus medicamen-<text:line-break/>torum, quae tantopere resrigerant, ut affectionem stupesa-<text:line-break/>ciant, et tamen etiam haec admiscentur medicamentis ad<text:line-break/>haemoptoicos convenienter paratis, ut quae altiorem sum-<text:line-break/>num ac soporem inducant, et commodissima sunt iis, qui<text:line-break/>a tussi lancinantur, sidentia nimirum sanguinem, qui ad af-<text:line-break/>fectum vas desert<text:span text:style-name="Default_20_Paragraph_20_Font"><text:span text:style-name="T1">o</text:span></text:span>r, atque hoc per suam frigiditatem. AL.<text:line-break/>que hi quidem sunt componendi scopi. Copia autem mate-<text:line-break/>riae medicamentorum, quae sufficientem experientiam pus-<text:line-break/>ribus medicis , qui circa curativam artis partem diligenter<text:line-break/>versati sunt, exhibuerunt, deinceps reseretur.</text:p>
      <text:p text:style-name="Normal"><text:span text:style-name="Default_20_Paragraph_20_Font"><text:span text:style-name="T1">[Quae abAndromacho ad sanguinis resectionem seli-</text:span></text:span></text:p>
      <text:p text:style-name="P3"><text:span text:style-name="Default_20_Paragraph_20_Font"><text:span text:style-name="T1">pta sunt.-] </text:span></text:span>Primum ex iis, quae sanguinem rejicientibus<text:line-break/>conveniunt medicamentis, Andromachus sic tradidit. <text:span text:style-name="Default_20_Paragraph_20_Font"><text:span text:style-name="T1">Ad<text:line-break/>sanguinis resectionem, quo ego usus sum</text:span></text:span>. ♃ Acaciae Ʒ octo,<text:line-break/>rosarum siccarum Ʒ viij , balaustii Ʒ viij , gummi drach. ij,<text:line-break/>tragacanthae Ʒ j, cum aqua pastillos facito drachmae unius,<text:line-break/>dato ex aqua pluvia. <text:span text:style-name="Default_20_Paragraph_20_Font"><text:span text:style-name="T1">Aliud Ap ollo na.</text:span></text:span> ♃ Seminis hyos-<text:line-break/>cyami Ʒ viij, opii Ʒ iv, thuris Ʒ viij, terrae Samiae Ʒ viij,<text:line-break/>amyli Ʒ ij, rubricae Lemniae Ʒ ij, aut si haec non sit, Si-<text:line-break/>nopicae Ʒ iij, corallii Ʒ iv, costi 5 iv, floris balaustii obolos<text:line-break/>iij, alii Ʒ ij , excipe <text:span text:style-name="Default_20_Paragraph_20_Font"><text:span text:style-name="T1">s</text:span></text:span>ucco polygoni ac redige in pastillos<text:line-break/>triobolares, quos ex frigida praebeto. Quidam cicutae semi-<text:line-break/>nis Ʒ ij adjiciunt. <text:span text:style-name="Default_20_Paragraph_20_Font"><text:span text:style-name="T1">Aliud quo utor</text:span></text:span>. ♃ Cytinorum Ʒ vj, <text:span text:style-name="Default_20_Paragraph_20_Font"><text:span text:style-name="T1">s</text:span></text:span>pi-<text:line-break/>nae Aegyptiae Ʒ vj, succi papaveris Ʒ iv, hypocystidis drach.<text:line-break/>vj, balaustii Ʒ vj , acaciae Ʒ vj , lycii Indici drach. quatuor,<text:line-break/>myrrhae Ʒ ij, excipe myrti baccarum decocto et sac pastil-<text:line-break/>los drachmae unius. Ex eodem decocto praebe bibendos.<text:line-break/><text:span text:style-name="Default_20_Paragraph_20_Font"><text:span text:style-name="T1">Aliud sistens sanguinem.</text:span></text:span> ♃ Croci Cilicii, myrrhae, iridis,<text:line-break/>nardi Indicae, thuris, acaciae, singulorum ℥ j, succi papa-</text:p>
      <text:p text:style-name="P3">veris, costi, piperis, singulorum ℥ ẞ, rosarum siccarum tri-<text:line-break/>entem, melle Attico excipito. Datur fabae Aegyptiae ma--<text:line-break/>gnitudo.</text:p>
      <text:p text:style-name="P1"><text:span text:style-name="Default_20_Paragraph_20_Font"><text:span text:style-name="T1">[Aliud stuxiones sistens, prodest stuxionibus internis<text:line-break/>tonsillarum et uvae et ad exulceratam arteriam garga-<text:line-break/>r</text:span></text:span>iz<text:span text:style-name="Default_20_Paragraph_20_Font"><text:span text:style-name="T1">atum, et ad sanguin</text:span></text:span>i<text:span text:style-name="Default_20_Paragraph_20_Font"><text:span text:style-name="T1">s fluxum ex aqua frigida. Plu-<text:line-break/>ribus ex p ose a magnitudine Ponticae nucis. Congruit<text:line-break/>etiam mingentibus sanguinem et stuxui muliebri potum et<text:line-break/>appositum.</text:span></text:span>] ♃ Myrrhae ℥ j, nardi Indicae ℥ j, cinnamomi<text:line-break/>℥ j, thuris ℥ j, croci ℥ ẞ, piperis drach. quatuor, succi aca-<text:line-break/>ciae drach. iv, costi drach. iv, styracis Ʒ iv, iridis Illyricae<text:line-break/>sextantem, rosarum siccarum sextantem, excipe melle cocto.<text:line-break/><text:span text:style-name="Default_20_Paragraph_20_Font"><text:span text:style-name="T1">Aliud sistens stuxiones ex libris Calli. Pacit probe et ad<text:line-break/>sanguinis resectionem</text:span></text:span>. ♃ Croci, myrrhae, iridis, nardi Sy-<text:line-break/>riacae, cassiae nigrae, rlru Pontici, singulorum drach. unam,<text:line-break/>styracis, piperis albi, utriusque Ʒ ẞ, rosarum siccarum quin-<text:line-break/>cuncem, tritis mellis Attici, quod satis est assunde. Datur<text:line-break/>nucis Ponticae magnitudine ex aquae cyathis tribus.</text:p>
      <text:p text:style-name="P2"><text:span text:style-name="Default_20_Paragraph_20_Font"><text:span text:style-name="T1">[Aliud ad haemoptoicos ex libris Apollond.]</text:span></text:span> ♃ Succi<text:line-break/>hypocyllidis Ʒ xij, balaustii, acaciae, cytisorum, singulorum<text:line-break/>Ʒ xij , gallae Ʒ xij , succi papaveris drach. vj, croci drach.<text:line-break/>vj, redigito in pastiIlos trlubolares.</text:p>
      <text:p text:style-name="P1"><text:span text:style-name="Default_20_Paragraph_20_Font"><text:span text:style-name="T1">[Aliud ad haemoptoicos.]</text:span></text:span> ♃ Succi papaveris obolos<text:line-break/>j, gummi obolos j, amyli obolos tres, dato ex aqua.</text:p>
      <text:p text:style-name="P1"><text:span text:style-name="Default_20_Paragraph_20_Font"><text:span text:style-name="T1">[Aliud ad sanguinis eductionem et omnem fungus-<text:line-break/>nis eruptionem ex aqua potum.]</text:span></text:span> ♃ Succi papaveris drach.<text:line-break/>j, cinnamomi drach. unam , castorii drach. j, costi, piperis<text:line-break/>longi et rotundi, myrrhae, singulorum obolos tres, croci<text:line-break/>sesquiobolum , corallii obolos ij , balaustii drach. ij , anisi<text:line-break/>drach. j, gummi drach. j, ex tritis pastillos formato ac uti-<text:line-break/>tor. <text:span text:style-name="Default_20_Paragraph_20_Font"><text:span text:style-name="T1">Aliud ad sanguinis resectionem.</text:span></text:span> ♃ Rubricae Sinopicae<text:line-break/>drach. iv, thuris drach. octo, anisi drach. j, seminis cicutae<text:line-break/>drach. iv, succi papaveris drach. iv, lapidis haematitae drach.<text:line-break/>iv, seminis hyoscyami drach. octo, terrae Samiae Ʒ iij, dato<text:line-break/>medicamentum jejuniis ex aqua. <text:span text:style-name="Default_20_Paragraph_20_Font"><text:span text:style-name="T1">Aliud. </text:span></text:span>Succi hypocy-<text:line-break/>stidis drach. unam, opii obolos tres, balaustii drach. j, aea-</text:p>
      <text:p text:style-name="P3">ciae drach. unam, ex aqua. <text:span text:style-name="Default_20_Paragraph_20_Font"><text:span text:style-name="T1">Aliud ad sanguinis eductio-<text:line-break/>nem, ut Herophilus. l</text:span></text:span>i- Radicis symphyti quadrantem, ter-<text:line-break/>rae asteris ℥ j, thuris sextantem, balaustii ℥ j, succi hypo-<text:line-break/>cystidis ℥ j, croci obolos tres, myrrhae drach. ij, opii Ʒ j,<text:line-break/>rubricae Lenoniae quadrantem et obolos tres, gummi drach. j,<text:line-break/>excipe succo polygoni aut plantaginis. <text:span text:style-name="Default_20_Paragraph_20_Font"><text:span text:style-name="T1">Aliud ad Haemo-<text:line-break/>ptoicos boni praeceptoris.</text:span></text:span> n Balaustii drach. ij, acaciae drach.<text:line-break/>ij, tragacanthae drach. iv, succi hypocystidis drach. iv, flo-<text:line-break/>rum rosarum drach. iv, opii drach. ij, thuris drach. iij,<text:line-break/>myrrhae drach. ij , seminis hyoscyami obolos iv, excipe<text:line-break/>succo polygoni. <text:span text:style-name="Default_20_Paragraph_20_Font"><text:span text:style-name="T1">Aliud sanguinem reficientibus, ut Aca-<text:line-break/>cias.</text:span></text:span> ♃ Terrae Samiae drach. iv, corallii drach. iv, rubri-<text:line-break/>cae Sinopicae drach. ij , balaustii obolos iij, opii drach. iv,<text:line-break/>amyli drach. xij , thuris drach. viij, seminis hyoscyami<text:line-break/>drach. octo, cum polygoni succo pastillos trlubolares for-<text:line-break/>mato. Dato in posca, si fluxio sit multa cum vitello ovi<text:line-break/>assato et succo plantaginis. <text:span text:style-name="Default_20_Paragraph_20_Font"><text:span text:style-name="T1">Aliud ad haemoptoicos et dys-<text:line-break/>entericos. </text:span></text:span>♃ Floris rosarum, opii, acaciae, gummi, balau-</text:p>
      <text:p text:style-name="P3">stii, hypocystidis, singulorum quadrantem, gallae ℥ j, semi-<text:line-break/>nis plantaginis ejusdemque succi, utriusque sextantem, lycii<text:line-break/>Indici ℥ j, succi rosarum ℥ j, redigito in pastillos drachma-<text:line-break/>les. Quidam etiam omphacii unciae dimidium addunt. Dys-<text:line-break/>entericis etiam infunditur. <text:span text:style-name="Default_20_Paragraph_20_Font"><text:span text:style-name="T1">Aliud ad haemoptoicos , Car-<text:line-break/>teri robustissimum</text:span></text:span>. ♃ Seminis cicutae drach. duas, seminis<text:line-break/>hyoscyami drach. unam, amyli drach. unam, nardi obolos<text:line-break/>tres, rubricae Lemniae obolos tres, alii quatuor, anisi obo-<text:line-break/>los quatuor, alii tres, croci obolos tres. Dato cum vitell<text:span text:style-name="Default_20_Paragraph_20_Font"><text:span text:style-name="T1">o<text:line-break/></text:span></text:span>ovi assati, ex aquae lacteae cyathis tribus. Facit et ad de-<text:line-break/>stillati<text:span text:style-name="Default_20_Paragraph_20_Font"><text:span text:style-name="T1">o</text:span></text:span>nes.</text:p>
      <text:p text:style-name="P1"><text:span text:style-name="Default_20_Paragraph_20_Font"><text:span text:style-name="T1">[Aliud ad haemoptoicos, Magni Philadelphi.]</text:span></text:span> ♃ Co-<text:line-break/>rallii obolos ij, asteris Samii obolos iv, succi sanguinariae<text:line-break/>cyathos sex. Dato hoc totum pro duabus vicibus in p<text:span text:style-name="Default_20_Paragraph_20_Font"><text:span text:style-name="T1">o</text:span></text:span>tu.</text:p>
      <text:p text:style-name="P1"><text:span text:style-name="Default_20_Paragraph_20_Font"><text:span text:style-name="T1">[Esus praedictorum Andromachi medicamentorum.]<text:line-break/></text:span></text:span>lam ante quidem palam ex iis, quae in principio ser-<text:line-break/>motus de rejectione sanguinis dixi, quis sit usus praescripto-<text:line-break/>rum medicamentorum, verum maj<text:span text:style-name="Default_20_Paragraph_20_Font"><text:span text:style-name="T1">o</text:span></text:span>ris perspicuitatis gratia</text:p>
      <text:p text:style-name="P3">repetam etiam nunc id, quod primum omnium ex acacia,<text:line-break/>rosis siccis, balaustio, gummi tragacanthaque est composta<text:line-break/>tum, manifestum autem est acaciam quidem et rosam et ba---<text:line-break/>Iaustium aliquid astringentis habere , gummi vero et traga-<text:line-break/>caninam viscosi et glutinatorii. lgitur impossibile est ipsum<text:line-break/>usque ad thoracem et pulmonem per fe deferri, si non ha-<text:line-break/>beat, quae astringentia et vi<text:span text:style-name="Default_20_Paragraph_20_Font"><text:span text:style-name="T1">s</text:span></text:span>co<text:span text:style-name="Default_20_Paragraph_20_Font"><text:span text:style-name="T1">s</text:span></text:span>a ac tenacia deducant. Et<text:line-break/>quod his amplius accedit, neque mellis quicquam ejus com-<text:line-break/>positor addidit, <text:span text:style-name="Default_20_Paragraph_20_Font"><text:span text:style-name="T1">s</text:span></text:span>ed per aquam pluviam, quae et ipsa astrin-<text:line-break/>gentem vim habet, tum compositio ipsius tum exhibitio tra-<text:line-break/>dita est, ut ad sanguinis ex stomacho et ventre eductionem<text:line-break/>convenire possit. Quin et si possibile sit ex intestino jejuno<text:line-break/>aliquid per nauseam efferri, ad hoc etiam commodum me-<text:line-break/>dicamentum fiet. Contrariam autem vicissim ad praescriptum<text:line-break/>medicamentum compositionem habet quintum ex ordine<text:line-break/>scriptum, itemque nonum, nimirum quum cinnamomum et<text:line-break/>piper et costus et myrrha eis sint admixta. Reliqua vero<text:line-break/>omnia, media quodam modo inter haec sunt, neque exacte</text:p>
      <text:p text:style-name="P3">astringentia per totam sui compositionem , neque fortiter<text:line-break/>calefacientibus permixta. Caeterum opium et hyoscyamus<text:line-break/>et cicutae semen maxime quidem iis, qui a tussi aut etiam<text:line-break/>alias lancinantur apta sunt, quamquam omnibus quomodo^<text:line-break/>cunque sanguinem rejicientibus conveniant. Quare ipsa mi-<text:line-break/>suere licet tum in iis, qui ex nutritiis organis sanguinem<text:line-break/>sursum rejiciunt, tum quibus ex spiritalibus <text:span text:style-name="Default_20_Paragraph_20_Font"><text:span text:style-name="T1">o</text:span></text:span>rganis idem<text:line-break/>contingit.</text:p>
      <text:p text:style-name="P1"><text:span text:style-name="Default_20_Paragraph_20_Font"><text:span text:style-name="T1">[Quae Asclepiades ad Haemoptoicos scripsit ad ver-<text:line-break/>bum.] Ad sanguin</text:span></text:span>i<text:span text:style-name="Default_20_Paragraph_20_Font"><text:span text:style-name="T1">s resectionem</text:span></text:span>. ♃ Radicis symp^hyti sex-<text:line-break/>nucem, balaustii drach. ij aut iv, aquae sextarium unum,<text:line-break/>coquito ad tertias et expresso liquori haec addito , amyli<text:line-break/>Ʒ j, gummi Thebaici tantundem, dat<text:span text:style-name="Default_20_Paragraph_20_Font"><text:span text:style-name="T1">o</text:span></text:span> in potu. <text:span text:style-name="Default_20_Paragraph_20_Font"><text:span text:style-name="T1">Aliud</text:span></text:span>. Cn..<text:line-break/>cumerum sativorum ℔ j in tenuia fausta dissecato et aquae<text:line-break/>potabilis <text:span text:style-name="Default_20_Paragraph_20_Font"><text:span text:style-name="T1">s</text:span></text:span>extarium unum affundi to ac ad tertias coquito.<text:line-break/>Expresso deinde liquori terrae Samiae sesquidrachmam in-<text:line-break/>spergito ac bibendum exhibeto.</text:p>
      <text:p text:style-name="P1"><text:span text:style-name="Default_20_Paragraph_20_Font"><text:span text:style-name="T1">[Charii</text:span></text:span>r<text:span text:style-name="Default_20_Paragraph_20_Font"><text:span text:style-name="T1">enis medicamentum accommodatum</text:span></text:span>.] ♃ sta</text:p>
      <text:p text:style-name="P3">dicis polygoni manipulum, radicis symphyti tantundem,<text:line-break/>rhois rubri acetabulum, aquae sextarios iij, coquito ad ter-<text:line-break/>tias et expressi liquoris cyathum unum dato, cum gummi<text:line-break/>tenuissime triti ac dissoluti drachma una.</text:p>
      <text:p text:style-name="P1"><text:span text:style-name="Default_20_Paragraph_20_Font"><text:span text:style-name="T1">[Medicamentum Arrhabiant, quod Ponticum dicitur.]<text:line-break/></text:span></text:span>♃ Uvae ursi ℔ xvj, aquae pluviae sextarios xvj, coquito<text:line-break/>ad tertias et expressum liquorem reponito. <text:span text:style-name="Default_20_Paragraph_20_Font"><text:span text:style-name="T1">Aliud</text:span></text:span>. ♃ Mo-<text:line-break/>rorum rubrorum nondum maturorum ℔ xvj, aquae pluviae<text:line-break/>sextarios xvj, coquito ad tertias et expressum liquorem re-<text:line-break/>ponito. <text:span text:style-name="Default_20_Paragraph_20_Font"><text:span text:style-name="T1">Aliud.</text:span></text:span> ♃ Fructus corni HI xvj, aquae pluvialis<text:line-break/>sextarios xvj, fac eodem modo. <text:span text:style-name="Default_20_Paragraph_20_Font"><text:span text:style-name="T1">Aliud.</text:span></text:span> ♃ Palmularum The-<text:line-break/>baicarum lib. xvj, aquae pluviae <text:span text:style-name="Default_20_Paragraph_20_Font"><text:span text:style-name="T1">s</text:span></text:span>extarios xvj, coquito ad<text:line-break/>tertias, et postquam expresseris liquorem, ad prius expres-<text:line-break/>sus liquores infundito, omnesque probe mixtos ad tertias<text:line-break/>coquito et in fictili vase reponito, et inde cyathum unum<text:line-break/>ante cibum dato. Medicamentum hoc est valde bonum et<text:line-break/>regenerationem prohibens. Oportet autem singula suo pro-<text:line-break/>prio tempore praeparare et ad medicamenti confectionem</text:p>
      <text:p text:style-name="P3">reponere. <text:span text:style-name="Default_20_Paragraph_20_Font"><text:span text:style-name="T1">De ursi uva</text:span></text:span>. Quae ursi uva appellatur, in Ponto<text:line-break/>nascituro. Planta est humilis et fruticosa, solia memaecyli,<text:line-break/>fructum ferens rubrum et rotundum, gustu austerum, quem<text:line-break/>ursi uvam appellant.</text:p>
      <text:p text:style-name="P1"><text:span text:style-name="Default_20_Paragraph_20_Font"><text:span text:style-name="T1">[Pillulae ad haemoptoicos.]</text:span></text:span> ♃ Corticis thuris, terrae<text:line-break/>Samiae, amyli, singulorum Ʒiv, tusa et cribrata reponito.<text:line-break/>Ufu vero expetente, cochlearium unum in aquae frigidae<text:line-break/>cyatho dato. <text:span text:style-name="Default_20_Paragraph_20_Font"><text:span text:style-name="T1">Alia</text:span></text:span>. ♃ Balaustii, terrae Samiae, corticis situ-<text:line-break/>ris, gummi, singulorum aequale pondus, tusa et cribrata<text:line-break/>exhibe, ut, praedictum est.</text:p>
      <text:p text:style-name="P1"><text:span text:style-name="Default_20_Paragraph_20_Font"><text:span text:style-name="T1">[Adfanguinis resectionem eclegma Amaranti, medi-<text:line-break/>camenium accommodatum</text:span></text:span>.] ♃ Vini Falerni sextarium unum,<text:line-break/>mellis Attici libram unam , in vas fictile coujecta et con-<text:line-break/>quassata super <text:span text:style-name="Default_20_Paragraph_20_Font"><text:span text:style-name="T1">p</text:span></text:span>runas ponito, et ubi arteriacae acceperint<text:line-break/>spissitudinem, ab igne ablata resrigerari sinito, eisque con-<text:line-break/>tusa et cribrata addito gummi cochlearia quatuor, balaustii,<text:line-break/>thuris, terrae Samiae, singulorum drach. duas, et rursus<text:line-break/>ad ignem admota et calefacta reponito ac dato , ut praedi-</text:p>
      <text:p text:style-name="P14">ctum est<text:span text:style-name="Default_20_Paragraph_20_Font"><text:span text:style-name="T1">. Aliud Crigeniae</text:span></text:span>. ♃ Succi gentianae, succi sym-<text:line-break/>phyti, balaustii, singulorum drach. octo, croci , myrrhae,<text:line-break/>succi radicis dulcis, singulorum drach. iv, protropi aut The-<text:line-break/>raei aut Scybditi sextarios sex, praepara ac exhibe, ut<text:line-break/>dictum <text:span text:style-name="T34">esu.</text:span></text:p>
      <text:p text:style-name="P1"><text:span text:style-name="Default_20_Paragraph_20_Font"><text:span text:style-name="T1">[ Catapotia ad sanguinis resectionem dolorem sedat</text:span></text:span>i-<text:line-break/><text:span text:style-name="Default_20_Paragraph_20_Font"><text:span text:style-name="T1">Aia, quibus usus est Charixenes.]</text:span></text:span> . ♃ t Succi hypocystIdis,<text:line-break/>balaustiorum, opii, singulorum drach. quatuor, excipe vino<text:line-break/>myrtite et fac catapotia. Dato ex his trioboli pondus. lu<text:line-break/>aliis exemplaribus opii drachmae duae habentur. <text:span text:style-name="Default_20_Paragraph_20_Font"><text:span text:style-name="T1">Aliud. ♃<text:line-break/></text:span></text:span>Succi hypocystidis, succi acaciae, succi rhois Syriacae, sin-<text:line-break/>gulosum drach. iv, balaustii, opii, gummi, singulorum drach.<text:line-break/>i v, vini my r litae quod satis est. Usus ostensus est.</text:p>
      <text:p text:style-name="P1"><text:span text:style-name="Default_20_Paragraph_20_Font"><text:span text:style-name="T1">[Pastillus haemoptoicus medicamentum accommoda-<text:line-break/>tum, inscribitur irypherum.</text:span></text:span>] ♃ Amyli, balaustii, terrae Sa-<text:line-break/>miae, succi hypocystidis, gummi, croci, opii, singulorum<text:line-break/>drach. ij, excipe succo plantaginis et exhibe drach. unam.<text:line-break/>Liquor ipse huic affectui sit conveniens. <text:span text:style-name="Default_20_Paragraph_20_Font"><text:span text:style-name="T1">Aliud.</text:span></text:span> ♃ Amyli,</text:p>
      <text:p text:style-name="P2">Ʒ iv, terrae Samiae, hypocystidis, singulorum drach. ij, opii,<text:line-break/>croci, balaustii, tragacanthae, singulorum drach. j, excipe<text:line-break/><text:span text:style-name="Default_20_Paragraph_20_Font"><text:span text:style-name="T1">s</text:span></text:span>ucco plantaginis.</text:p>
      <text:p text:style-name="P1"><text:span text:style-name="Default_20_Paragraph_20_Font"><text:span text:style-name="T1">[Pastillus ex saccino. -Facit haemoptoicis, diuturnae<text:line-break/>et recenti tussi, phtheficis, anaphoricis, suppuratis, coelia-<text:line-break/>cis, d</text:span></text:span>y<text:span text:style-name="Default_20_Paragraph_20_Font"><text:span text:style-name="T1">sentericis et instatis, est etiam auricularis bona.]<text:line-break/></text:span></text:span>♃ Psyllii mundi drach. xlv, iridis Hlyricae, masticina, ra-<text:line-break/>mentorum succini, croci, singulorum drach. xxx, opii drach.<text:line-break/>XV. Psyllium in aquam calidam confectum macerari sinito,<text:line-break/>. atque ubi viscosum ac glutinosum de se in aquam depo-<text:line-break/>suerit, liquorem exprimito et cum eo medicamentum prae-<text:line-break/>parato, in pastillos ipsum cogendo, ex quibus obolos iij ad<text:line-break/>somnum euntibus dato. Sint autem aquae <text:span text:style-name="Default_20_Paragraph_20_Font"><text:span text:style-name="T1">s</text:span></text:span>extarii iij. ln<text:line-break/>aliis exemplaribus psyllium ad triduum madescit, deinde<text:line-break/>ter donec ebulliat, coquitur et ab igne ademptum rursus<text:line-break/>ad triduum sinitur, atque tunc liquor ad medicamenti con-<text:line-break/>sectionem segregatur.</text:p>
      <text:p text:style-name="P1"><text:span text:style-name="Default_20_Paragraph_20_Font"><text:span text:style-name="T1">[Pastillus Neap oli</text:span></text:span>d<text:span text:style-name="Default_20_Paragraph_20_Font"><text:span text:style-name="T1">ae , fecit haemoptoicis, suppara-</text:span></text:span></text:p>
      <text:p text:style-name="P3"><text:span text:style-name="Default_20_Paragraph_20_Font"><text:span text:style-name="T1">lis, phth</text:span></text:span>i<text:span text:style-name="Default_20_Paragraph_20_Font"><text:span text:style-name="T1">sicis, affectionibus rheumaticis.]</text:span></text:span> ♃ Seminis hyos-<text:line-break/>cyami albi, succi mandragorae, utriusque Ʒ v, thuris Illa-<text:line-break/>sauli, opii Hispani, styracis, coaguli hinnuli, singulorum<text:line-break/>drach. x, mastiches Ʒ xx, ramentorum succini, iridis llly-<text:line-break/>ricae, croci, singulorum Ʒ xxx, psyllii Ʒ xlv, aquae <text:span text:style-name="Default_20_Paragraph_20_Font"><text:span text:style-name="T1">s</text:span></text:span>exta-<text:line-break/>rios iij, praepara ac utere, ut praedictum est. <text:span text:style-name="Default_20_Paragraph_20_Font"><text:span text:style-name="T1">Pastillus ex<text:line-break/>corallio, ut Niceratus</text:span></text:span>. ♃ Corallii, terrae Samiae, utrius-<text:line-break/>que Ʒ viij, balaustiorum , amyli, terrae Lemniae, singulo-<text:line-break/>rum Ʒ iv, seminis hyoscyami albi, opii, hypocystidis, sin-<text:line-break/>gulosum Ʒij, excipe succo arnoglossi, coge pastillos ac exhibe.</text:p>
      <text:p text:style-name="P1"><text:span text:style-name="Default_20_Paragraph_20_Font"><text:span text:style-name="T1">[Dipolis Chalcedonii.]</text:span></text:span> ♃ Corallii drach. octo, succi<text:line-break/>hypocystidis , balaustii, succi acaciae, rhu Pontici, terrae<text:line-break/>Samiae, opii, thuris, succi symphyti, singulorum drach.<text:line-break/>duas, excipe succ<text:span text:style-name="Default_20_Paragraph_20_Font"><text:span text:style-name="T1">o</text:span></text:span> plantaginis.</text:p>
      <text:p text:style-name="P1"><text:span text:style-name="Default_20_Paragraph_20_Font"><text:span text:style-name="T1">[A</text:span></text:span>/i<text:span text:style-name="Default_20_Paragraph_20_Font"><text:span text:style-name="T1">hrodisiacum Clidion, medicamentum accommoda .<text:line-break/>tum. Facit haemoptoicis, coeliacis, d</text:span></text:span>y<text:span text:style-name="Default_20_Paragraph_20_Font"><text:span text:style-name="T1">sentericis et qui sto-<text:line-break/>machi siuxi</text:span></text:span>o<text:span text:style-name="Default_20_Paragraph_20_Font"><text:span text:style-name="T1">nibus labo! aut.]</text:span></text:span> ♃ Cy linorum, spinae Aegy-<text:line-break/>PIiae, balaustiorum, succi hypocystidis,. succi acaciae, sin-</text:p>
      <text:p text:style-name="P3">gulorum Ʒ vj, lycii, rhu Pontici, opii, singulorum Ʒ iv,<text:line-break/>myrrhae Ʒ ij, contusa et cribrata diligenter baccarum myrti<text:line-break/>decoct<text:span text:style-name="Default_20_Paragraph_20_Font"><text:span text:style-name="T1">o</text:span></text:span> excipe et pastilios coge. Exhibe pro viribus cum<text:line-break/>rosarum decocto aut baccarum myrti aut aqua srigida, fo-<text:line-break/>rinsecus spongiis posca imbutis utens. Postquam ver<text:span text:style-name="Default_20_Paragraph_20_Font"><text:span text:style-name="T1">o</text:span></text:span> fluxus<text:line-break/>constiterit, pectus et fluxione intestatos locos omphacio cum<text:line-break/>aceto dissoluto illinito, tepebat autem ad cinerem calidam<text:line-break/>donec aliquantulum spissetur.</text:p>
      <text:p text:style-name="P1"><text:span text:style-name="Default_20_Paragraph_20_Font"><text:span text:style-name="T1">[Phil</text:span></text:span>i<text:span text:style-name="Default_20_Paragraph_20_Font"><text:span text:style-name="T1">ppi medicamentum accommodatum d</text:span></text:span>y<text:span text:style-name="Default_20_Paragraph_20_Font"><text:span text:style-name="T1">sentericis<text:line-break/>et haemoptoicis.]</text:span></text:span> ♃ Balaustii, acaciae, hypocystidis succi,<text:line-break/>opii, rhois, thuris, myrrhae, croci, gallae, lycii, aloes, rhu<text:line-break/>Pontici, baccarum myrti nigrarum, malicorii singulorum<text:line-break/>Ʒ iv, excipe vino ltalico et redige in pastillos triobolares.<text:line-break/><text:span text:style-name="Default_20_Paragraph_20_Font"><text:span text:style-name="T1">D</text:span></text:span>ato febrientibus ex aqua non salutantibus cum vino.</text:p>
      <text:p text:style-name="P1">Cap. V. [ <text:span text:style-name="Default_20_Paragraph_20_Font"><text:span text:style-name="T1">Confectiones dolorem sedantes, tabescenti-<text:line-break/>bus et sanguinem reficientibus commodae, itemque aliis<text:line-break/>quibusdam accommodatae praeterquam c</text:span></text:span>u<text:span text:style-name="Default_20_Paragraph_20_Font"><text:span text:style-name="T1">licis</text:span></text:span>.] In iis equi-<text:line-break/>dem, qui sanguinem rejiciunt, nondum tamen exacte tabe</text:p>
      <text:p text:style-name="P3">apprehensi sunt, hoc genus medicamentorum dolorem se-<text:line-break/>dantium priores medici composuerunt, ipsumque anodynon<text:line-break/>appellaverunt, conveniens et iis, qui sanguinem rejiciunt<text:line-break/>et iis, qui tum hoc perpetiuntur tum etiam jam tabescunt,<text:line-break/>itemque ad alios dolores et assectus, qui circa pulmones,<text:line-break/>arteriam , thoracem atque alias quasdam partes consistunt,<text:line-break/>culicis tantum exceptis. Disserunt enim haec medicamenta<text:line-break/>ab iis, quae privatim colica appellantur, aromatum et odo-<text:line-break/>ratorum ac urinam cientium seminum mixtura. Colicae<text:line-break/>enim consectiones his vehementiores sunt, stupesactoriam<text:line-break/>vim praedominantem habentes ex multitudine refrigerans<text:line-break/>tium medicamentorum, quale est hyoscyami semen et cicuta<text:line-break/>et papaveris succus et cortex radicis mandragorae; his nam-<text:line-break/>que in culicis uti cogimur ob magnitudinem doloris.</text:p>
      <text:p text:style-name="P1"><text:span text:style-name="Default_20_Paragraph_20_Font"><text:span text:style-name="T1">[Anodyni quas Andromachus scripsit ad praedictos<text:line-break/>affectus.] Confectio sedans dolorem, ad omnes internos asa<text:line-break/>sectus et pleuritidas qua utor</text:span></text:span>. ♃ Radicis panacis, semi-<text:line-break/>nis dauci, utriusque Ʒ iv, castorii Ʒ iv, alii Ʒ ij , seminis</text:p>
      <text:p text:style-name="P2">hyoscyami, opii, utriusque Ʒ iv, alii Ʒ ij, mellis quod sus-<text:line-break/>sicli. Dantur <text:span text:style-name="Default_20_Paragraph_20_Font"><text:span text:style-name="T1">o</text:span></text:span>boli quatuor cum aquae cyathis tribus. <text:span text:style-name="Default_20_Paragraph_20_Font"><text:span text:style-name="T1">Alia<text:line-break/>fedans dolorem, Marcellin</text:span></text:span>e ♃ Anisi Ʒ ij, feminis hyoscy-<text:line-break/>ami Ʒ ij, succi papaveris Ʒ j, seminis apii Ʒ ij, croci obo-<text:line-break/>los iv, rosarum siccarum Ʒ j, myrrhae Ʒ j, amomi Ʒ j, trita<text:line-break/>cum aqua in pastillos triginta duos redige. Dato ad somni<text:line-break/>tempus, cum aquae cyathis duobus aut tribus. <text:span text:style-name="Default_20_Paragraph_20_Font"><text:span text:style-name="T1">Alia sedans<text:line-break/>dolorem ex seminibus.</text:span></text:span> ♃ Seminis apii Ʒ viij, ammi: drach.<text:line-break/>viij, anisi Ʒ iiij, foeniculi drach. iiij, opii Ʒ ij, cassiae nigrae<text:line-break/>drach. ij, cum aqua fac pastillos triobolares. Dato ex pasto,<text:line-break/><text:span text:style-name="Default_20_Paragraph_20_Font"><text:span text:style-name="T1">s</text:span></text:span>exta et decima heminae parte aut ex aqua. <text:span text:style-name="Default_20_Paragraph_20_Font"><text:span text:style-name="T1">Alia Achillis<text:line-break/>compunctoris</text:span></text:span>. ♃ Anisi drach. viij , ammii Ʒ viij , feminis<text:line-break/>foeniculi, feminis apii, singulorum drach. iiij, opii drach. ij,<text:line-break/>nardi Indicae drach. ij, myrrhae Ʒ ij, piperis drach. unam,<text:line-break/>cassiae nigrae Ʒ ij, fac pastillos triobolares, qui resiccati pon-<text:line-break/>derent obolos ij. Halo ut reliquos.</text:p>
      <text:p text:style-name="P1"><text:span text:style-name="Default_20_Paragraph_20_Font"><text:span text:style-name="T1">[Alia dolo! em sedans, ut</text:span></text:span> .X<text:span text:style-name="Default_20_Paragraph_20_Font"><text:span text:style-name="T1">euocrates, qua utor ma-<text:line-break/>xime ad tormina et dysentericos</text:span></text:span>.] n Seminis apii Ʒ j, anisi</text:p>
      <text:p text:style-name="P3">drach. unam, piperis albi Ʒ j, myrrhae obolos iiij, castorii<text:line-break/>obolos iiij, opii obolos ij, croci obolos iij, gentianae drach.<text:line-break/>duas. Fac pastillos triobolares et varie exhibe.</text:p>
      <text:p text:style-name="P1"><text:span text:style-name="Default_20_Paragraph_20_Font"><text:span text:style-name="T1">[Alia sphragis dicta sedans dolorem, resiccans stuxio-<text:line-break/>nes et tormina ac tusses , qua utor.</text:span></text:span>] ♃ Myrrhae oboI. v,<text:line-break/>alii vj, corticis mandragorae Ʒ iiij, succi papaveris Ʒ v, se-<text:line-break/>minis hyoscyami Ʒ iiij, alii Ʒ ij, thuris Ʒ v, croci Ʒ v, ex-<text:line-break/>cipe vino. Exhibe pro viribus aliquibus fabae Aegyptiae<text:line-break/>magnitudine, aliquibus oboI. ij.</text:p>
      <text:p text:style-name="P1"><text:span text:style-name="Default_20_Paragraph_20_Font"><text:span text:style-name="T1">[Alia, aster appellata sistens dolorem, qua utor ad<text:line-break/>omnem fluxum, dolorem et omnes internos affectus et de..<text:line-break/>stillationes, ad vesicam, ad siessocaliones, fluxum muliebrem,<text:line-break/>stomachi stuxionem, dysentericos, sanguinem reficientes,<text:line-break/>sacit et ad resolutos.]</text:span></text:span> ♃ Croci oboI. iij, seminis hyoscy-<text:line-break/>ami Ʒ vj, seminis apii Ʒ vj, anili Ʒ iiij, styracis Ʒ iiij, semi-<text:line-break/>nis dauci Ʒ iiij, castorii Ʒ ij, opii Ʒ iij, myrrhae Ʒ ij, qui-<text:line-break/>dam etiam mandragorae succi Ʒ iiij, ut vero Xenocrates,</text:p>
      <text:p text:style-name="P3">etiam piperis albi Ʒ vj, cum aqua fac pastilios triobolares.<text:line-break/>Dato ex aqua.</text:p>
      <text:p text:style-name="P1"><text:span text:style-name="Default_20_Paragraph_20_Font"><text:span text:style-name="T1">[Alia sedans dolorem, Lycomedis. Desiccat destilla-<text:line-break/>tiones arteriae et stuxiones oculorum.]</text:span></text:span> ♃ Seminis hyoscy-<text:line-break/>ami Ʒ ij, seminis apii Ʒ ij, opii Ʒ ij, anisi 5 j, croci obolos<text:line-break/>iiij, rosarum siccarum 5 ij, myrrhae Ʒ j, alii Ʒ ij, cum aqua<text:line-break/>redigito in pastillos triobolares. Utere quemadmodum tri-<text:line-break/>gono appellato.</text:p>
      <text:p text:style-name="P1"><text:span text:style-name="Default_20_Paragraph_20_Font"><text:span text:style-name="T1">[Alia sedans dolorem, resiccatoria, facit et ad hae-<text:line-break/>moptoicos, coeliacos, dysentericos, rupta et convuisot.] ♃<text:line-break/></text:span></text:span>Anisi Ʒ iiij , seminis apii Ʒiiij, opii drach. iiij, croci Ʒ j,<text:line-break/>seminis hyoscyami iiij , styracis drach. unam, floris junci<text:line-break/>odorati Ʒ j, balaustii obol. iiij, quidam Ʒ vij, foliorum rosa-<text:line-break/>rum Ʒ j, nardi Indicae obol. iiij, cum aqua formato pastil-<text:line-break/>los diobolares. Dato ex vino aut aqua aut protropo. <text:span text:style-name="Default_20_Paragraph_20_Font"><text:span text:style-name="T1">Alia<text:line-break/>dolorem sedans polio Rasi, qua utor</text:span></text:span>. ♃ Corticis mandra-<text:line-break/>gorae drach. iiij, thuris drach. v, piperis albi Ʒ ij et dimi-</text:p>
      <text:p text:style-name="P3">diam, croci drach. v, seminis hyoscyami drach. quatuor,<text:line-break/>succi papaveris Ʒ v, myrrhae drach. v, nardi obolos iij,<text:line-break/>cassiae nigrae drach. duas, trita cum passo in pastillos drach-<text:line-break/>males cogito ac reponito ne humidi fiant. Dantur ex aquae<text:line-break/>calidae cyathis duobus, cholericis ex frigida. <text:span text:style-name="Default_20_Paragraph_20_Font"><text:span text:style-name="T1">Alia sedans<text:line-break/>dolorem ad omnes internas affectiones, qua utor</text:span></text:span>. ♃ Cas-<text:line-break/>siae nigrae, myrrhae, opii, styracis, croci, singulorum Ʒ j,<text:line-break/>quidam drach. unam et obolos iij, cogito in pastillos trium<text:line-break/>aut duorum obolorum. Praebe febrientibus ex aqua, non<text:line-break/>febricitantibus in vino, hepaticis in aqua mulsa, itidem et<text:line-break/>pleuriticis. Essicax est et ad tussim. <text:span text:style-name="Default_20_Paragraph_20_Font"><text:span text:style-name="T1">Alia trigonos vocata,<text:line-break/>restccatoria et sedans dolorem.</text:span></text:span> ♃ Seminis hyoscyami Ʒ iiij,<text:line-break/>seminis apii Ʒ iiij, anisi Ʒ ij , opii Ʒ ij , cum aqua pastillos<text:line-break/>formato. Dantur cum frigida,mane et vesperi, unus pro vice.<text:line-break/><text:span text:style-name="Default_20_Paragraph_20_Font"><text:span text:style-name="T1">Alia mirabilis sedans dolorem Asclepiadae, ad omnes in-<text:line-break/>ternos affectus.</text:span></text:span> ♃ Seselis, chamaepityos, tussilaginis, semi-<text:line-break/>nis rutae silvestris, seminis dauci, singulorum Ʒ vj, seminis<text:line-break/>hyoscyami, opii, utIiusque Ʒ VIij, castorii Ʒ xxv, rheu Pon-</text:p>
      <text:p text:style-name="P3">lici Ʒ xiiij, excipe melle. <text:span text:style-name="Default_20_Paragraph_20_Font"><text:span text:style-name="T1">Alia, ut Ch.aricles. </text:span></text:span>♃ Tordylii<text:line-break/>Ʒ viij, chamaepityi Ʒ viij, rhn Pontici Ʒ vj, castorii Ʒ xij<text:line-break/>et dimidiam, tussilaginis drach. viij, seminis rutae silvestris<text:line-break/>Ʒ viij, seminis dauci drach. viij, opii Ʒ iiij, seminis hyoscy-<text:line-break/>ami drach. iiij, croci Ʒ v, quidam addunt mel Atticum<text:span text:style-name="Default_20_Paragraph_20_Font"><text:span text:style-name="T1">. Alia<text:line-break/>dolorem sedans .iucunda appellata. Pacit et ad tabesceu-<text:line-break/>tes et inflatos.</text:span></text:span> ♃ lIIyricae Ʒ xxx, succini, croci, mastiches<text:line-break/>Chiae, singulorum drach. xxx, psyllii .t xlv aut xxx, succi<text:line-break/>papaveris drach. xv, cum aqua pluvia pastillos drach. j et<text:line-break/>obolos iij ponderantes formato ac exhibeto. Psyllium per<text:line-break/>diem et noctem aqua pluviali macerato, deinde coquito et<text:line-break/>exprimito, atque sic cum reliquis committito. <text:span text:style-name="Default_20_Paragraph_20_Font"><text:span text:style-name="T1">Alia polio sc-<text:line-break/>dans dolorem estP libris Aph rodas, ad omnem dolorem in<text:line-break/>nervis, utero, coxendicibus</text:span></text:span>. q Succi papaveris Ʒj, opo-<text:line-break/>balsami Ʒ j, aut carpobalsami Ʒ j, obolos ij, myrrhae, semi-<text:line-break/>nis hyoscyami, castorii, styracis, singulorum Ʒ j, excipe<text:line-break/>passo et fac pastillos oboli unius et dimidii. Dato ex aquae<text:line-break/>calidae cyathis duobus aut tribus.</text:p>
      <text:p text:style-name="P2"><text:span text:style-name="Default_20_Paragraph_20_Font"><text:span text:style-name="T1">[Aliud sedans dolorem catapotium ex libris Aphro-<text:line-break/>dae, ad omnes internos affectus et ad quartana tuos , qui<text:line-break/>intervalli tempore inediam ferunt et deinde accipiunt.<text:line-break/>Pacit et ad calculosos, d</text:span></text:span>y<text:span text:style-name="Default_20_Paragraph_20_Font"><text:span text:style-name="T1">sentericos, stomachicos et jam<text:line-break/>desperatos atque anxios. Est et oculis valde commodum.]<text:line-break/>l</text:span></text:span>p Seminis hyoscyami, anisi, styracis, singulorum Ʒ. iiij,<text:line-break/>croci, opii, utriusque Ʒ iij, castorii Ʒ ij, fac catapotia Ae-<text:line-break/>gyptiae fabae magnitudine. Praebe ex aquae cyathis duo-<text:line-break/>bus. <text:span text:style-name="Default_20_Paragraph_20_Font"><text:span text:style-name="T1">Alia dolorem sedans ad omnes internos affectus. ♃<text:line-break/></text:span></text:span>Seminis apii Ʒ ij, anisi Ʒ ij, piperis longi Ʒ j et nigri Ʒ j,<text:line-break/>castorii ob<text:span text:style-name="Default_20_Paragraph_20_Font"><text:span text:style-name="T1">o</text:span></text:span>los iiij, myrrhae, opii, singulorum obolos iiij,<text:line-break/>panacis, gentianae, singulorum obolos iiij, cinnamomi oboI.<text:line-break/>iij , succi radicis dulcis obolos iij , pastillos oboI. iij for-<text:line-break/>mato, dysentericis datur drach. una.</text:p>
      <text:p text:style-name="P1"><text:span text:style-name="Default_20_Paragraph_20_Font"><text:span text:style-name="T1">[Alia potio dolorem sedans, ad omnes internos alse-<text:line-break/>ctus et sanguinis reiectionem undecunque feratur , etiam<text:line-break/>st ex vulnere prodeat, quibusdam prodest. Pacit et ad ne^<text:line-break/>phrtltcos et hepaticos. Hanc ne prius dederis quam uter ..</text:span></text:span></text:p>
      <text:p text:style-name="P2"><text:span text:style-name="Default_20_Paragraph_20_Font"><text:span text:style-name="T1">eedem acceperis.]</text:span></text:span> ♃ Cinnamomi, cassiae, utriusque Ʒ ij,<text:line-break/>myrrhae Ʒ j, piperis albi Ʒ j et longi ℥ j, galbani Ʒ j, opii<text:line-break/>Ʒ ij, trita cum melle pauco in catapotia redige, partim<text:line-break/>magnitudine fabae, partim quantitate araci. Dato pro viri-<text:line-break/>bus cum aqua aut pr<text:span text:style-name="Default_20_Paragraph_20_Font"><text:span text:style-name="T1">o</text:span></text:span> judicio tuo. <text:span text:style-name="Default_20_Paragraph_20_Font"><text:span text:style-name="T1">Alia sedans dolorem<text:line-break/>Crateri ad tabescentes et sanguinem reficientes</text:span></text:span>. ♃ Myr-<text:line-break/>rhae Ʒ vj, mandragorae Ʒ iiij, feminis hyoscyami Ʒ iiij, opii<text:line-break/>Ʒ v, croci, thuris, utriusque Ʒ v, rhu Ʒ v, feminis cicutae,<text:line-break/>stvracis, utriusque Ʒ v, excipe vino mulso.</text:p>
      <text:p text:style-name="P1"><text:span text:style-name="Default_20_Paragraph_20_Font"><text:span text:style-name="T1">[Alia sedativa doloris, mysterium appellata, ut Ni-<text:line-break/>ceratas. Ad phthtstcos, tlissientes, coeliacos, dysentericos,<text:line-break/>destillationes, confestim auxiliatur.]</text:span></text:span> q Croci, costi, casto-</text:p>
      <text:p text:style-name="P15">-.rii, asari, seminis hyoscyami, opii, styracis, singulorum Ʒ j,<text:line-break/>quidam hyoscyami seminis Ʒ ẞ, excipe melle ac utere.<text:line-break/><text:span text:style-name="Default_20_Paragraph_20_Font"><text:span text:style-name="T1">Alia doloris sedativa ad destillationem conveniens</text:span></text:span>. il]. Se-<text:line-break/>minis hyoscyami, succi papaveris, amyli, singulorum Ʒ j,<text:line-break/>anisi Ʒ j, spicae nardi Ʒ j, croci Ʒj, rubricae Sinopicae obo-</text:p>
      <text:p text:style-name="P3">los iij, aut Lemniae Ʒ j, formato pastillos triginta. Dato<text:line-break/>duos in n<text:span text:style-name="Default_20_Paragraph_20_Font"><text:span text:style-name="T1">o</text:span></text:span>ctem cum aqua.</text:p>
      <text:p text:style-name="P1"><text:span text:style-name="Default_20_Paragraph_20_Font"><text:span text:style-name="T1">[Quae ab .Asclepiade scripta sant ad eosdem affe-<text:line-break/>ctus.] Eclegma pharos appellatum.</text:span></text:span> ♃ Vini sextarii doni -<text:line-break/>dium, succi marrubii viridis cocti sextarium unum. Haec<text:line-break/>in vas vitreum conjecta per diem et noctem macerari sinito.<text:line-break/>Sequenti die medicamentum mollito, quemadmodum alicam<text:line-break/>maceramus, atque ubi penitus dissolutum fuerit, exprimito<text:line-break/>liquorem, eique pinguedinem aliquam addito, et igni admota<text:line-break/>assidue movens coquito, donec spissata mellis crassitudinem<text:line-break/>acceperint. Ex hoc mystrum datur ante cibum et post ci-<text:line-break/>bum tantundem. <text:span text:style-name="Default_20_Paragraph_20_Font"><text:span text:style-name="T1">Aliud</text:span></text:span>. Foliorum marrubii tenerrimorum<text:line-break/>manipulum cum sufficienti aqua in fictili coquito , et ubi<text:line-break/>exoluta fuerint eximito ac terito, et decocto diluta rursus<text:line-break/>coquito, pollinis acetabulum inspergens et pinguedinis arie-<text:line-break/>tinae probe subactae quadrantem addens, et ubi coctio recte<text:line-break/>habuerit, veluti reliquae sorbitiones nraenarantur , ablata</text:p>
      <text:p text:style-name="P3">ab igne et modic<text:span text:style-name="Default_20_Paragraph_20_Font"><text:span text:style-name="T1">o</text:span></text:span> sale conspersa s<text:span text:style-name="Default_20_Paragraph_20_Font"><text:span text:style-name="T1">o</text:span></text:span>rbenda exhibe. Amplius<text:line-break/>absorptum amplius juvaI.</text:p>
      <text:p text:style-name="P1"><text:span text:style-name="Default_20_Paragraph_20_Font"><text:span text:style-name="T1">[Aliud Nicerati, facit suppurat</text:span></text:span>i<text:span text:style-name="Default_20_Paragraph_20_Font"><text:span text:style-name="T1">s, dyspnoicis, veteri<text:line-break/>tlessi, viscosam ac glutinosam reficientibus et iis, quae a<text:line-break/>partu purgantur lac deducit. Prodest etiam infantibus<text:line-break/>alimentum non sentientibus, si nutricibus praebeatur.] ♃<text:line-break/></text:span></text:span>Succi maITubii sextarios sex, verum probe hunc succum<text:line-break/>colligere oportet a recenti marrubio tuso expressum , vini<text:line-break/>Falerni sextarium j, meliis Attici tantundem , piperis albi,<text:line-break/>myrrhae, thuris singulorum Ʒ viij, vinum et succum ad ter-<text:line-break/>tias coquito, deinde mel addito, quibus inspissatis arida in-<text:line-break/>fpergito, et diligenter mixta in vitreum vasculum transferto.<text:line-break/>Dato mystrum ante cibum. <text:span text:style-name="Default_20_Paragraph_20_Font"><text:span text:style-name="T1">Aliud Scribonii Largi</text:span></text:span>. ♃ Succi<text:line-break/>marrubii sextarios vj, succi sempervivi tantundem, mellis<text:line-break/>Attici sextarium iiij, alii sextarios j, vini Italici sextarium j,<text:line-break/>picis liquidae brutiae tantundem, nardi Indicae, croci, myr-<text:line-break/>rhae, thuris, piperis albi, singulorum Ʒ viij, praepara ac<text:line-break/>utere ut praedictum est. <text:span text:style-name="Default_20_Paragraph_20_Font"><text:span text:style-name="T1">Aliud phthest</text:span></text:span>o<text:span text:style-name="Default_20_Paragraph_20_Font"><text:span text:style-name="T1">is et ad fluxiones</text:span></text:span></text:p>
      <text:p text:style-name="P3"><text:span text:style-name="Default_20_Paragraph_20_Font"><text:span text:style-name="T1">thoracis</text:span></text:span>. ♃ Seminis cucumeris hortensis decorticati Ʒ viij,<text:line-break/>amyli Ʒ iiij, <text:span text:style-name="Default_20_Paragraph_20_Font"><text:span text:style-name="T1">s</text:span></text:span>eminis lini, seminis papaveris^ albi, utriusque<text:line-break/>Ʒ ij , tusa et cribrata excipe tragacanthae cremore et in<text:line-break/>draehmales pastillos redige. Dantur oboli tres non fehrien-<text:line-break/>tihus ex vino et myrti cremore, scindentibus cum rhois succo.<text:line-break/><text:span text:style-name="Default_20_Paragraph_20_Font"><text:span text:style-name="T1">Aliud. </text:span></text:span>♃ Amyli Ʒ iiij, seminis cucumeris sativi tosti, fe-<text:line-break/>minis papaveris albi tosti, amygdalarum depurgatarnm, sin-<text:line-break/>gulosum Ʒ ij, tragacanthae Ʒ j, obolos iij, croci Ʒ j, excipe<text:line-break/>tragacanthae cremore et postea etiam vino Scybelite cocto.<text:line-break/>Utere eodem modo.</text:p>
      <text:p text:style-name="P1"><text:span text:style-name="Default_20_Paragraph_20_Font"><text:span text:style-name="T1">[Aliud Scribon</text:span></text:span>e <text:span text:style-name="Default_20_Paragraph_20_Font"><text:span text:style-name="T1">Largi catapotium, phth</text:span></text:span>i<text:span text:style-name="Default_20_Paragraph_20_Font"><text:span text:style-name="T1">sicis, san-<text:line-break/>guinem reficientibus, suppuratis, educit pelliculas, rep ur—<text:line-break/>gat supsicienter. Verum immorari medicamento oportet.]<text:line-break/></text:span></text:span>♃ Sagapeni, myrrhae, utriusque Ʒ ij , opii, cardamomi,<text:line-break/>utriusque Ʒ iiij, castorii Ʒ iiij, piperis albi obolos iij, excipe<text:line-break/>passo fac catapotia. Da ex aquae calidae cyathis iij. <text:span text:style-name="Default_20_Paragraph_20_Font"><text:span text:style-name="T1">Alia<text:line-break/>confectio thespestana, st c it suppurata et ad abscessus<text:line-break/>occultos</text:span></text:span>. ♃ Seminis apii, Opii, melanthii, singulorum Ʒ iij,</text:p>
      <text:p text:style-name="P3">castorii Ʒ ij, seminis dauci, sinonis, iridis, singulorum Ʒ vj,<text:line-break/>excipe melle cocto, praebe nucis Ponticae magnitudine ex<text:line-break/>.calidae cyathis iij.</text:p>
      <text:p text:style-name="P1"><text:span text:style-name="Default_20_Paragraph_20_Font"><text:span text:style-name="T1">[Alia Cost ad humores aegre eductiles, suppurat</text:span></text:span>u<text:span text:style-name="Default_20_Paragraph_20_Font"><text:span text:style-name="T1">s,<text:line-break/>peripneumonicos. Maxime autem iis qui crassa et gluti-<text:line-break/>nosa educunt utilis est</text:span></text:span>. ♃ Mellis Attici cocti ad glutinis<text:line-break/>consistentiam ℔ j, piperis contusi et cribrati, myrrhae, utri-<text:line-break/>usque ℥j, myrrham et piper trita melle cocto excipe et<text:line-break/>nucis Ponticae magnitudine in pillulas dividens devoranda<text:line-break/>praebe. in aliis exemplaribus habent myrrhae Ʒ ij, meliis<text:line-break/>cocti ℔ j, piperis ℥ j, opopanacis Ʒ vj, praepara ac exhibe<text:line-break/>similiter, ut praedictum est.</text:p>
      <text:p text:style-name="P1"><text:span text:style-name="Default_20_Paragraph_20_Font"><text:span text:style-name="T1">[Pastillus ex mandragora, inscribitur sphragis. Pacis<text:line-break/>ad haemoptoicos , anaphoricos, empyicos, resiccat quoque<text:line-break/>omnem siuxionem</text:span></text:span>.] ♃ Radicis mandragorae corticis Ʒ iiij,<text:line-break/>feminis hyoscyami Ʒ iiij, thuris masculi, succi papaveris,<text:line-break/>croci, myrrhae, singulorum Ʒ v, trita redige in pastillos</text:p>
      <text:p text:style-name="P3">obolares et praebe convenienter juxta assectus. <text:span text:style-name="Default_20_Paragraph_20_Font"><text:span text:style-name="T1">Aliud Pto-<text:line-break/>letuaei familiaris. </text:span></text:span>♃ Styracis, opii, thuris, croci, singulo-<text:line-break/>rumƷ v, corticis mandragorae, seminis hyoscyami albi, dauci<text:line-break/>Cretici, singulorum Ʒ iiij, cassiae Ʒ ij, excipe vino Aminaeo,<text:line-break/>ac praebe obolum cum aquae calidae cyathis duobus. <text:span text:style-name="Default_20_Paragraph_20_Font"><text:span text:style-name="T1">Aliud<text:line-break/>ad eosdem affectus</text:span></text:span>. ♃ Styracis Ʒ vj, myrrhae, opii, semsc<text:line-break/>nis hyoscyami , i<text:span text:style-name="Default_20_Paragraph_20_Font"><text:span text:style-name="T1">s</text:span></text:span>ionis torresacti, singulorum Ʒ iiij, corticis<text:line-break/>mandragorae, opopanacis, utriusque Ʒ ij, piperis albi, spn-<text:line-break/>Illae nitri, utriusque Ʒ j, excipe melle cocto. Dato magni-<text:line-break/>tudine ciceris.</text:p>
      <text:p text:style-name="P1"><text:span text:style-name="Default_20_Paragraph_20_Font"><text:span text:style-name="T1">[Alia confectio panchrestus dicta. Facit ad ttissim<text:line-break/>antiquam, suppuratas, orthopnoicos, tabescentes. Prodest<text:line-break/>praecordiorum defi</text:span></text:span>ni<text:span text:style-name="Default_20_Paragraph_20_Font"><text:span text:style-name="T1">tionibus et ad omnem instationem. Hu-<text:line-break/>ti</text:span></text:span>g<text:span text:style-name="Default_20_Paragraph_20_Font"><text:span text:style-name="T1">ribus merses et quae a foetu corrupto aut a partu re-<text:line-break/>linquuntur secundas deducit. Liberat etiam ab affectibus<text:line-break/>circa vesicam</text:span></text:span>. ♃ Terebinthinae Ʒ viij, styracis Ʒ vj, myt^<text:line-break/>rhae Ʒ v, croci, iridis, galbani, singulorum Ʒ iiij, feminis<text:line-break/>hyoscyami, corticis mandragorae, i<text:span text:style-name="Default_20_Paragraph_20_Font"><text:span text:style-name="T1">s</text:span></text:span>ionis torrefacti, opopa-</text:p>
      <text:p text:style-name="P17">nucis , singulorm Ʒ ij, piperis, spumae nitri, utriusque Ʒ j,<text:line-break/>excipe passo.</text:p>
      <text:p text:style-name="P1"><text:span text:style-name="Default_20_Paragraph_20_Font"><text:span text:style-name="T1">[ Chari</text:span></text:span>r<text:span text:style-name="Default_20_Paragraph_20_Font"><text:span text:style-name="T1">enis, facit peripneumonicis, phth</text:span></text:span>i<text:span text:style-name="Default_20_Paragraph_20_Font"><text:span text:style-name="T1">sicis, ana-<text:line-break/>phoricis, empyicis, haemoptoicis ac veteri ttissi</text:span></text:span>.] ♃ Myr-<text:line-break/>rhae, corticis thuris, in alio exemplari opii, mandragorae,<text:line-break/>sagapeni, feminis hyoscyami albi, opopanacis, dictamni Cre-<text:line-break/>lici, pillularum marrubii, singulorum Ʒ iiij, subigito cum<text:line-break/>aqua et in pastillos cogito. Dato ex his obol. iij, ex aquae<text:line-break/>mulsae cyathis tribus<text:span text:style-name="Default_20_Paragraph_20_Font"><text:span text:style-name="T1">. Alia Asclepi</text:span></text:span>i <text:span text:style-name="Default_20_Paragraph_20_Font"><text:span text:style-name="T1">da e, qui Phil</text:span></text:span>o<text:span text:style-name="Default_20_Paragraph_20_Font"><text:span text:style-name="T1">physicus<text:line-break/>appellatus est, medicamentum accommodatum</text:span></text:span>. ♃ Corticis<text:line-break/>mandragorae, seminis apii, utriusque Ʒ iiij, myrrhae, croci,<text:line-break/>anisi, seminis dauci, succi rhois rubri, feminis hyoscyami,<text:line-break/>piperis albi, castorii, sagapeni, opopanacis, singulorum Ʒ ij,<text:line-break/>excipe meste cocto. Dato pro viribus. Liquor vero ex quo<text:line-break/>exhibetur sit conveniens affectioni.</text:p>
      <text:p text:style-name="P1"><text:span text:style-name="Default_20_Paragraph_20_Font"><text:span text:style-name="T1">[Antidotus thespefiaua, phth</text:span></text:span>i<text:span text:style-name="Default_20_Paragraph_20_Font"><text:span text:style-name="T1">sicis, sanguinem resti-<text:line-break/>cientibus, supputatis. Facit et ad alios internos assectus<text:line-break/>et plue omnibus cibi appetentiam excitati</text:span></text:span>] ♃ Seminis apii</text:p>
      <text:p text:style-name="P3">Ʒ xij, myrrhae , anisi, opii, singuli 5 vj, piperis albi Ʒ v,<text:line-break/>petroselini, nardi, piperis longi, singul. Ʒ iiij, castorii, flo-<text:line-break/>ris junci odorati, croci, singulorum Ʒ iij, cinnamomi Ʒ ij,<text:line-break/>caIsiae aromaticae Ʒ iiij, excipe melle cocto. ..Dato nucis<text:line-break/>Ponticae magnitudine ad noctem, cum aquae cyathis tribus.</text:p>
      <text:p text:style-name="P1"><text:span text:style-name="Default_20_Paragraph_20_Font"><text:span text:style-name="T1">[.At t ido tus Arestarchi, compositio admiranda, hanc<text:line-break/>Paulinam appellamus. Pacit .haemoptoicis, tussientibus,<text:line-break/>phth</text:span></text:span>i<text:span text:style-name="Default_20_Paragraph_20_Font"><text:span text:style-name="T1">sicis, suppuratis, peripneumonicis, ad convulsa, rupta,<text:line-break/>ad stomachi subversionem et bilem vomentes ac secernen-<text:line-break/>tes, coeliacos, dysentericos. Pacit ad affectus circa vesi-<text:line-break/>cam, suffecationes uteri, febres</text:span></text:span> t <text:span text:style-name="Default_20_Paragraph_20_Font"><text:span text:style-name="T1">per circuitum repetentes,<text:line-break/>una hora ante exacerbationem exhibita. Pacit in malum<text:line-break/>habitum delapsis cibum non sentientibus et ad lethalia<text:line-break/>medicamenta, ac plagas venenum jaculantium bestiarum.]<text:line-break/></text:span></text:span>♃ Cinnamomi, costi, galbani, castorii, succi papaveris, pi-<text:line-break/>peris nigri et longi, styracis, singulorum Ʒ j, mellis sextae<text:line-break/>rium unum, arida tunduntur et cribrantur per angustissimum</text:p>
      <text:p text:style-name="P3">cribrum, galbanum coquitur cum melle et ubi dissolutum<text:line-break/>fuerit, mel excolatur, ipsique reliqua adduntur et tundun-<text:line-break/>tu r, deinde iu pyxidem vitream aut argenteam reponuntur.<text:line-break/>Usus est ad praedictas assectiones. Datur fabae Aegyptiacae<text:line-break/>magnitudine, cum aquae mulsae cyathis duobus, irroratis<text:line-break/>de digito guttis aceti novem.</text:p>
      <text:p text:style-name="P1"><text:span text:style-name="Default_20_Paragraph_20_Font"><text:span text:style-name="T1">[Alia Antonii Musae panacea. Esus est ea Diogas<text:line-break/>iatraliptes. Pacit ad eos, qui per circuitum a rigore in-<text:line-break/>sedantur, delet febres antiquas ac reliquos morbos. Facit<text:line-break/>ad tussim veterem, phth</text:span></text:span>i<text:span text:style-name="Default_20_Paragraph_20_Font"><text:span text:style-name="T1">sicos, sanguinem reficientes, sup-<text:line-break/>p aratos, dpspnoicos, convulsa, rupta, inveteratas iustam-<text:line-break/>motiones, splenicos; hydropicos inveteratos, coeliacos. Ex-<text:line-break/>trahit lapides e renibus, probe ciet aratam. Prodest<text:line-break/>omnium reptilium plagae et ad lethalia venena et ad<text:line-break/>omnem materiam venenosam ac c</text:span></text:span>u<text:span text:style-name="Default_20_Paragraph_20_Font"><text:span text:style-name="T1">rruptoriam vim habeu-<text:line-break/>tem.]</text:span></text:span> ♃ Piperis albi aut longi Ʒ viij, seminis hyoscyami<text:line-break/>albi, cinnamomi, cardamomi, myrrhae, thuris, singulorum<text:line-break/>Ʒ xij, opii, croci, utriusque Ʒ x, sulfuris vivi Ʒ vj, colli,</text:p>
      <text:p text:style-name="P3">aristolochiae longae, corticis mandragorae aut ipsorum Illa-<text:line-break/>lorum vel foliorum, euphorbii, singulorum Ʒ iij, meliis At-<text:line-break/>tici cocti quod fatis est. .Datur iis, qui per circuitum in-<text:line-break/>fallantur magnitudine nucis Ponticae, reliquis pro viribus.</text:p>
      <text:p text:style-name="P1"><text:span text:style-name="Default_20_Paragraph_20_Font"><text:span text:style-name="T1">[Alia Cerustana, data est a Philippo Frallianls.<text:line-break/>Hujus tipu phth</text:span></text:span>i<text:span text:style-name="Default_20_Paragraph_20_Font"><text:span text:style-name="T1">sicos et suppurat</text:span></text:span>u<text:span text:style-name="Default_20_Paragraph_20_Font"><text:span text:style-name="T1">s. liberabat.]</text:span></text:span> ♃ Piperis<text:line-break/>albi, <text:span text:style-name="Default_20_Paragraph_20_Font"><text:span text:style-name="T1">s</text:span></text:span>ucci Cyrenaici, Syriaci<text:span text:style-name="Default_20_Paragraph_20_Font"><text:span text:style-name="T1">, s</text:span></text:span>ucci papaveris, singulorum<text:line-break/>quadrantem, myrrhae, croci, sulfuris vivi, feminis hyos-<text:line-break/>cyami albi , singulorum Ʒ ẞ, malorum mandragorae Ʒ ij,<text:line-break/>cardamomi ℥ j, mellis Attici ℔I j. Datur pro viribus, ut di-<text:line-break/>ctum est. Porro alterum exemplar sic <text:span text:style-name="Default_20_Paragraph_20_Font"><text:span text:style-name="T1">s</text:span></text:span>criptum habebat. ♃<text:line-break/>Piperis quadrantem, <text:span text:style-name="Default_20_Paragraph_20_Font"><text:span text:style-name="T1">s</text:span></text:span>ucci Cyrenaici Ʒj, succi papaveris<text:line-break/>Ʒ ẞ, succi Syriaci ℥ ẞ, croci ℥ j, sulfuris vivi ℥ ẞ, myrrhae<text:line-break/>Ʒ ẞ, seminis hyoscyami albi, malorum mandragorae, utri-<text:line-break/>usque Ʒ ij, cardamomi ℥ j, mellis Attici lib. j. Datur pro<text:line-break/>vitibus, ut dictum est.</text:p>
      <text:h text:style-name="Heading_20_2" text:outline-level="2">Cap. VI. </text:h>
      <text:p text:style-name="P32">[<text:span text:style-name="Default_20_Paragraph_20_Font"><text:span text:style-name="T1">De orthopnoea.]</text:span></text:span> Qui circa febrem densa</text:p>
      <text:p text:style-name="P2">respirant, qualiter faciunt qui velociter cucurrerunt, eos a<text:line-break/>symptomate asthmaticos medici solent appellare. Eosdem<text:line-break/>etiam ab alio symptomate orthopnoicos vocant, propterea<text:line-break/>quod thoracis corpus penitus rectum habere coguntur ob<text:line-break/>timorem suffocationis, quin et stratum circa supernas par-<text:line-break/>tes, ad quas thorax reclinatur, sibi ipsis erectius faciunt ne<text:line-break/>dormientes strangulentur, minus est enim quod inspirant<text:line-break/>quam pro usu respirationis, quamvis thorax plurimum ipsis<text:line-break/>dilatetur. Ex quo manisestum fit, intrinsecus ipsis coarcta-<text:line-break/>tionem locorum factam esse praeter naturam , quam etiam<text:line-break/>aegri ipsi non obscuro <text:span text:style-name="Default_20_Paragraph_20_Font"><text:span text:style-name="T1">s</text:span></text:span>ensu perreptant. Fit equidem et<text:line-break/>suppuratis locorum coarctatio ob coacervatum inter thura-<text:line-break/>cem et pulmonem humorem. Fit etiam peripneumonicis ob<text:line-break/>pulmonis inflammationem. Restant autem adhuc duo affe-<text:line-break/>ctus, qui Iocorum coarctationem efficiunt in viis, per quas<text:line-break/>aer inspiratur, quum sane aut humorum crassiorum ac vis-<text:line-break/>cusorum multitudo pulmonis bronchiis suerit inserta , aut</text:p>
      <text:p text:style-name="P3">tumor abscessus similis in ipso constiterit. Caeterum curatio<text:line-break/>amborum affectuum aliquid commune habet, aliquid priva-<text:line-break/>tum et alteri tantum proprium. Commune quidem utris-<text:line-break/>que est ut redundantia humoris assectiones generantis ex-<text:line-break/>pendatur et consumatur. Proprium autem affectioni visco-<text:line-break/>forum ac crassi<text:span text:style-name="Default_20_Paragraph_20_Font"><text:span text:style-name="T1">o</text:span></text:span>rum humorum, ut per attenuantia et exter-<text:line-break/>gentia medicamenta consumantur, ei vero quae propter tu-<text:line-break/>morem abscessio similem contingit, ut per attenuantia et<text:line-break/>resiccantia eadem consumptio fiat, quae curati<text:span text:style-name="Default_20_Paragraph_20_Font"><text:span text:style-name="T1">o</text:span></text:span> rursus<text:line-break/>omnibus in profundo corporis abscessibus communis existit.<text:line-break/>Vini itaque potus ambabus convenit tenuis substantia. Omnis<text:line-break/>autem potus modicus sit in iis, qui alicubi abscessum ha-<text:line-break/>bent, multus contra in iis, quibus bronchia viscosis ac cras-<text:line-break/>Iis humoribus sunt obturata. Etenim medicamenta, quae<text:line-break/>ejusmodi ipsorum humores abstergunt, necessario quidem<text:line-break/>tusses movent non vero facile per sputum rej icitur quod<text:line-break/>abstersam est, ob crassitudinem videlicet, quapropter hume-<text:line-break/>datione multa opus habent quo facile efferat<text:span text:style-name="Default_20_Paragraph_20_Font"><text:span text:style-name="T1">u</text:span></text:span>r. Porro quem-<text:line-break/>admodum in aliis medicamentis plurimi medici, sic etiam in</text:p>
      <text:p text:style-name="P3">iis, quae ad ambas has assectiones commoda sunt, delin-<text:line-break/>quunt indefinite ipsa tradentes, quum tamen composita sint,<text:line-break/>quaedam medicamenta alteri affectioni commoda, quaedam<text:line-break/>rursus alteri, quaedam vero sic ut ad ambas quidem Illo-<text:line-break/>derate conveniant, verum nihil operae pretium efficiant.<text:line-break/>Quare recensendo medicamenta alicujus pretii a prioribus<text:line-break/>medicis prodita indicabo juxta singula, quali facultate prae-<text:line-break/>dita sunt, initio ab iis quae Asclepiades scripsit in secundo<text:line-break/>internorum facto.</text:p>
      <text:p text:style-name="P1"><text:span text:style-name="Default_20_Paragraph_20_Font"><text:span text:style-name="T1">[Asclepiadae medicamenta ad d</text:span></text:span>y<text:span text:style-name="Default_20_Paragraph_20_Font"><text:span text:style-name="T1">spnoic</text:span></text:span>i<text:span text:style-name="Default_20_Paragraph_20_Font"><text:span text:style-name="T1">s conscripta.]<text:line-break/>Eclegma ad dyspnoicos, Antonii Musae. </text:span></text:span>Asellorum sub<text:line-break/>hydriis nascentium sextarium unum in vas fictile oonji-<text:line-break/>cito et ad prunas torreto, inalbatos autem terito ac melle<text:line-break/>cocto excipito et ante cibum mystrum delingendum dato.<text:line-break/><text:span text:style-name="Default_20_Paragraph_20_Font"><text:span text:style-name="T1">Aliud</text:span></text:span> Scissae crudae succum exprimito, eique parem mellis<text:line-break/>Attici mensuram addito et ad prunas admota coquito. Dato<text:line-break/>inde ante et post cibum mystri mensuram. <text:span text:style-name="Default_20_Paragraph_20_Font"><text:span text:style-name="T1">Aliud Chari-<text:line-break/></text:span></text:span>.r<text:span text:style-name="Default_20_Paragraph_20_Font"><text:span text:style-name="T1">enis</text:span></text:span>. ♃ Origani Ʒ viij, comae thymi, iridis Illyricae, ca-</text:p>
      <text:p text:style-name="P3">laminthae siccae, piperis albi, anisi torrefacti, singulorum<text:line-break/>tantundem, tundite et per angustissimum cribrum concer-<text:line-break/>nito ac melle cocto excipito. Dat<text:span text:style-name="Default_20_Paragraph_20_Font"><text:span text:style-name="T1">o</text:span></text:span> nucis Ponticae magni-<text:line-break/>tudinem<text:span text:style-name="Default_20_Paragraph_20_Font"><text:span text:style-name="T1">. Aliud</text:span></text:span>. ♃ Piperis albi ℔ j, libystici trientem, ca-<text:line-break/>laminthae siccae, anisi tosti, pulegii semen non gerentis, sin-<text:line-break/>gulornm quadrantem, seminis apii, comae thymi, utriusque<text:line-break/>℥ j, excipe meste et praeparato utere, ut praedictum elI.</text:p>
      <text:p text:style-name="P1"><text:span text:style-name="Default_20_Paragraph_20_Font"><text:span text:style-name="T1">[Potio ad d</text:span></text:span>j<text:span text:style-name="Default_20_Paragraph_20_Font"><text:span text:style-name="T1">spnoicos, Chariclis medicamentum ac-<text:line-break/>commodatum, auxiliatur confestim.]</text:span></text:span> ♃ Uvae passae Rho-<text:line-break/>diae exacinatae acetabulum, soenigraeci loti tantundem,<text:line-break/>aquae pluviae sextarium j , coquito, donec dissolvantur et<text:line-break/>liquorem excolatum reponito. Ex hoc praebeto assidue et<text:line-break/>juxta singulas irritationes cyathi mensuram calefactam. <text:span text:style-name="Default_20_Paragraph_20_Font"><text:span text:style-name="T1">Alia<text:line-break/>potio</text:span></text:span>. ♃ Abrotoni partes duas, uvae passae pinguis tan-<text:line-break/>tandem, summitatum rutae partem unam, aquae pluvialis sex-<text:line-break/>tarios iij, coquito ad tertias et exprimito liquorem, eique<text:line-break/>melus Ʒ x addito, rursusqne coquito, ac dato ut praedi-<text:line-break/>ctum est. <text:span text:style-name="Default_20_Paragraph_20_Font"><text:span text:style-name="T1">Catapotium d</text:span></text:span>y<text:span text:style-name="Default_20_Paragraph_20_Font"><text:span text:style-name="T1">spnoicis et asthmatici</text:span></text:span>s. ♃ Abr<text:span text:style-name="Default_20_Paragraph_20_Font"><text:span text:style-name="T1">o-</text:span></text:span></text:p>
      <text:p text:style-name="P3">toni, virgultorum rutae, comae absinthii, singulorum Ʒ i v,<text:line-break/>tusa et cribrata aceto subigito, et catapotia xij formato.<text:line-break/>Dato ex aceto mul<text:span text:style-name="Default_20_Paragraph_20_Font"><text:span text:style-name="T1">s</text:span></text:span>o. <text:span text:style-name="Default_20_Paragraph_20_Font"><text:span text:style-name="T1">Aliud Nicerati.</text:span></text:span> ♃ Castorii, ammo-<text:line-break/>niaci thymiamatis, abrotoni, singulorum Ʒ j, absinthii , cu-<text:line-break/>mini Aethiopici, utriusque Ʒ j, aceto subigito ac catapotia<text:line-break/>formato, ac dato ad ciceris magnitudinem.</text:p>
      <text:p text:style-name="P1"><text:span text:style-name="Default_20_Paragraph_20_Font"><text:span text:style-name="T1">[Medicamentum ex salsare vivo dyspnoicis.]</text:span></text:span> ♃ Anisi,<text:line-break/>sulfuris vivi, utriusque quadrantem, ammoniaci thymiama-<text:line-break/>suis, castorii, melanthii, singulorum Ʒ iv, aqua diluta in ea-<text:line-break/>tapotia cogito, unumque in aceti mulsi cyath. iij dato. <text:span text:style-name="Default_20_Paragraph_20_Font"><text:span text:style-name="T1">Aliud.<text:line-break/></text:span></text:span>♃ Seminis rutae silvestris Ʒ iv, aristolochiae, abrotoni, ab-<text:line-break/>lintbii, ammoniaci thymiamatis, sulfuris vivi, singulorum<text:line-break/>tantundem, aceto subigito et catapotia ciceris magnitudinis<text:line-break/>formato, ex quibus duo cum aceti mulli calidi cyathis tri-<text:line-break/>bus exhibet<text:span text:style-name="Default_20_Paragraph_20_Font"><text:span text:style-name="T1">o. </text:span></text:span>Haec omnia medicamenta ab Asclepiade con-<text:line-break/>scripta iis, qui proprie dyspnoici appellantur, conveniunt.<text:line-break/>Vocant autem sic eos, quibus bronchia pulmonis orastis et</text:p>
      <text:p text:style-name="P3">viscosis humoribus sunt obsarta, in quibus, velut dixi, ultra<text:line-break/>hoc quod crassitudinem et viscosi tatem humorum necessario<text:line-break/>secamus, atque attenuamus humiditatem quandam cum me-<text:line-break/>dicamentis tum victui adesse oportet. At vero abscessus, qui<text:line-break/>attenuantibus et resiccantibus opus habent, maxime gaudent<text:line-break/>aromatum sacultatibus, quas omnes ostendimus tenuium par-<text:line-break/>tium esse et resiecatorias , una cum hoc quod calefaciant.<text:line-break/>Quare iis, qui proprie oIqhopnoici et asthmatici appellan-<text:line-break/>tur, medicamenta convenient siccantia citra calefactionem,<text:line-break/>et ob id maxime eos juvat acetum scHliticum appellatum,<text:line-break/>atque ipsa adeo scitia et acetum mulsum ex ejusmodi aceto<text:line-break/>consectum. Caeterum asellorum sub hydriis nascentium me-<text:line-break/>minit inter ea, tanquam attenuatoriam et discussoriam vim<text:line-break/>habeant, verum quo consilio ad usum ipsorum pervenerit,<text:line-break/>non habeo quod dicam. Quemadmodum autem in hac asse-<text:line-break/>ctione vehementer cavendum est ne calefaciamus, propterea<text:line-break/>quod viscosi et crassi humores non solum nihil ab histau-<text:line-break/>xilii sentiunt, sed etiam offenduntur, eodem modo etiam</text:p>
      <text:p text:style-name="P3">quae valde refrigerant vitanda sunt, omnia enim crassata-<text:line-break/>ciunt et cogunt ac coagmentata humores, eosque aegre<text:line-break/>eluibiles reddunt. Et ob hanc rem sane recte fecerunt, qui<text:line-break/>ejusmodi medicamenta compo<text:span text:style-name="Default_20_Paragraph_20_Font"><text:span text:style-name="T1">s</text:span></text:span>uerunt, quod neque papave-<text:line-break/>ris <text:span text:style-name="Default_20_Paragraph_20_Font"><text:span text:style-name="T1">s</text:span></text:span>uccum neque mandragorae <text:span text:style-name="Default_20_Paragraph_20_Font"><text:span text:style-name="T1">s</text:span></text:span>uccum aut radicis corticem<text:line-break/>aut hyoscyami femen aut cicutae aut psyIIii aut femen lini<text:line-break/>admiscuerunt, et multo magis, quod neque ex adstringen-<text:line-break/>tibus quippiam pharmacis addiderunt, maxime enim con-<text:line-break/>traria sunt ejusmodi affectibus, ut palam videtis.</text:p>
      <text:p text:style-name="P1"><text:span text:style-name="Default_20_Paragraph_20_Font"><text:span text:style-name="T1">[Quae medicamenta Andromachus ad hujusmodi afo<text:line-break/>fectus conscr</text:span></text:span>i<text:span text:style-name="Default_20_Paragraph_20_Font"><text:span text:style-name="T1">psit.] Ad dyspnoeam</text:span></text:span>. ♃ Sulfuris vivi Ʒ j,<text:line-break/>feminis rutae silvestris Ʒ j, aristolochiae, absinthii, ammo-<text:line-break/>niaci thymiamatis, abrotoni, singulorum Ʒ iiij, trita cum<text:line-break/>aceto ad catapotia magnitudine fabae redige. Dato mane<text:line-break/>tria et vesperi totidem. <text:span text:style-name="Default_20_Paragraph_20_Font"><text:span text:style-name="T1">Aliud ad dyspnoeam, ut Alei-<text:line-break/>mius. </text:span></text:span>♃ Colocynthidas carnis obolos iij, panacis obolos iij,<text:line-break/>anisi obolum unum, fac cum aqua catapotia iiij et resicca-<text:line-break/>t<text:span text:style-name="Default_20_Paragraph_20_Font"><text:span text:style-name="T1">o</text:span></text:span>rum obol. j praebet<text:span text:style-name="Default_20_Paragraph_20_Font"><text:span text:style-name="T1">o</text:span></text:span>. Praecedente autem die aeger sim-</text:p>
      <text:p text:style-name="P3">plici evacuat<text:span text:style-name="Default_20_Paragraph_20_Font"><text:span text:style-name="T1">o</text:span></text:span>rio evacuetur. <text:span text:style-name="Default_20_Paragraph_20_Font"><text:span text:style-name="T1">Aliud</text:span></text:span>. ♃ Colocynthida sesqui-<text:line-break/>drachmam, iridis lllyricae Ʒ ij, radicis opopanacis Ʒ ij,<text:line-break/>abrotoni Ʒ j, nitri Ʒ j, alii obol. iij, excipe aqua et redige<text:line-break/>ad fabae magnitudinem. Dantur catapotia quatuor et post<text:line-break/><text:span text:style-name="Default_20_Paragraph_20_Font"><text:span text:style-name="T1">s</text:span></text:span>emihorae spatium datur aquae mulsae hemina dimidia.<text:line-break/><text:span text:style-name="Default_20_Paragraph_20_Font"><text:span text:style-name="T1">Aliud. </text:span></text:span>♃ Sinapi Ʒ j, salis communis obol. iij, elaterii<text:line-break/>obol. iij, alii oboli j et dimidium, terito cum aqua, fac pa-<text:line-break/>stillos viij, dato alternis diebus cum hydromelite. <text:span text:style-name="Default_20_Paragraph_20_Font"><text:span text:style-name="T1">Aliud.<text:line-break/></text:span></text:span>♃ Ammoniaci thymiamatis Ʒ j, abrotoni Ʒ ij, <text:span text:style-name="Default_20_Paragraph_20_Font"><text:span text:style-name="T1">s</text:span></text:span>ulfuris vivi<text:line-break/>Ʒ j, formato cum aqua pastillos et cum aquae mulsae cya-<text:line-break/>this tribus praebeto. <text:span text:style-name="Default_20_Paragraph_20_Font"><text:span text:style-name="T1">Aliud ad orthopnoicos</text:span></text:span>a ♃ Elaterii<text:line-break/>oboli dimidium, asellos ex sterquiliniis iij, terit<text:span text:style-name="Default_20_Paragraph_20_Font"><text:span text:style-name="T1">o</text:span></text:span> simul, et<text:line-break/>dimidium ex aquae cyath<text:span text:style-name="Default_20_Paragraph_20_Font"><text:span text:style-name="T1">o</text:span></text:span> uno dato. <text:span text:style-name="Default_20_Paragraph_20_Font"><text:span text:style-name="T1">Aliud ut Philinus<text:line-break/>ad asthma et dyspnoeam.</text:span></text:span> ♃ Cardamomi Ʒ iij, iridis Ʒ j ẞ,<text:line-break/>panacis Ʒ j ẞ, cassiae Ʒ j ẞ, struthii Ʒ j ẞ, styracis Ʒij, thymi<text:line-break/>Ʒ viij, seminis rutae silvestris Ʒ viij, abrotoni Ʒ viij , ari-<text:line-break/>ftolochiae clematitidis, sulfuris vivi, ammoniaci thymiama-<text:line-break/>lis, singulorum Ʒ viij, cum acri aceto ad cerati crassitudo.</text:p>
      <text:p text:style-name="P3">nem redige, praebe fabae Aegyptiae magnitudine ex aquae<text:line-break/>cyath. iij. <text:span text:style-name="Default_20_Paragraph_20_Font"><text:span text:style-name="T1">Ad orthopnoeas, ut Aj</text:span></text:span>l<text:span text:style-name="Default_20_Paragraph_20_Font"><text:span text:style-name="T1">ollonitts.</text:span></text:span> ♃ Scillae par-<text:line-break/>tem unam, sulfuris vivi, bituminis, singulorum partem unam.<text:line-break/>Dantur oboli tres in aceto mulso. <text:span text:style-name="Default_20_Paragraph_20_Font"><text:span text:style-name="T1">Ad orthopnoeam, So-<text:line-break/>sicratis.</text:span></text:span> ♃ Opopanacis Ʒ j, myrrhae Ʒ j, piperis grana xl,<text:line-break/>rutae fasciculum quantus duobus digitis apprehendi potest,<text:line-break/>ex tritis catapotia xx formato. Dato mane, itemque vesperi<text:line-break/>unum, febricitantibus in aquae cyathis duobus, aliis ex vino.<text:line-break/><text:span text:style-name="Default_20_Paragraph_20_Font"><text:span text:style-name="T1">Ad orthopnoeam, Andronici. </text:span></text:span>♃ Sulfuris vivi obol. iij,<text:line-break/>ammoniaci thymiamatis Ʒ j, anisi, myrrhae, castorii, singu-<text:line-break/>lorum Ʒ j, cumini Aethiopici Ʒ j, cum aqua pastillos cogito<text:line-break/><text:span text:style-name="Default_20_Paragraph_20_Font"><text:span text:style-name="T1">s</text:span></text:span>crupulorum trium aut quatuor. Dato ad noctem ex aquae<text:line-break/>cyathis duobus<text:span text:style-name="Default_20_Paragraph_20_Font"><text:span text:style-name="T1">. Ad orthopnoicos, tussientes, pertpneumoni-<text:line-break/>cos, tabescentes, aegre spirantes, hepaticos, ut .Eugenius.<text:line-break/></text:span></text:span>♃ Croci Ʒ viij, mifyos Ʒ iiij, baccarum lauri Ʒ ij , piperis<text:line-break/>albi et longi, utriusque Ʒ j, opii Ʒ iij, costi obol. iij, terebin-<text:line-break/>thinae obol. v, galbani obol. iij, <text:span text:style-name="Default_20_Paragraph_20_Font"><text:span text:style-name="T1">s</text:span></text:span>ucci radicis dulcis obol. ij,<text:line-break/>gummi obol. j, mellis lib. dimidiam. Dato cochleare unum</text:p>
      <text:p text:style-name="P3">cum aquae cyathis duobus aut tribus, si res urgeat, ante<text:line-break/>et post cibum. <text:span text:style-name="Default_20_Paragraph_20_Font"><text:span text:style-name="T1">Ad orthopn</text:span></text:span>o<text:span text:style-name="Default_20_Paragraph_20_Font"><text:span text:style-name="T1">icos Valentis</text:span></text:span>. Opopanacis Ʒ ij,<text:line-break/>carnis colocynthidis Ʒ j. Tantum datur ad summum. <text:span text:style-name="Default_20_Paragraph_20_Font"><text:span text:style-name="T1">Aliud<text:line-break/>Cnetr</text:span></text:span>I. ♃ Castorii Ʒ j, ammoniaci thymiamatis Ʒ ij. Detur<text:line-break/>dimidium ex aqua mulsa. <text:span text:style-name="Default_20_Paragraph_20_Font"><text:span text:style-name="T1">Ad d</text:span></text:span>y<text:span text:style-name="Default_20_Paragraph_20_Font"><text:span text:style-name="T1">spnoeam Podanitae. ♃<text:line-break/></text:span></text:span>Sinapi Ʒ j, salis Ʒ j, nitri obol. iij, redigito in catapotia viij.<text:line-break/>Dato ex his duo ad noctem et intermittens diem, postea<text:line-break/>etiam sex deinceps dato, aqua excipe.</text:p>
      <text:h text:style-name="P44" text:outline-level="1">GALENI DE COMPOSITIONE MEDI-<text:line-break/>CAMENTORVM SECVNDVM LOCOS<text:line-break/>LIBER VIII.</text:h>
      <text:h text:style-name="Heading_20_2" text:outline-level="2">Cap. I. </text:h>
      <text:p text:style-name="P32">Quod semper dic<text:span text:style-name="Default_20_Paragraph_20_Font"><text:span text:style-name="T1">o</text:span></text:span> etiam nunc proloquar,<text:line-break/>nimirum persuasum me habere quod disficillimum sit ad<text:line-break/>veritatem revocare eos qui sectae alicujus servituti sese<text:line-break/>addixerunt. Verum qui prudentes sunt simulque veritatem<text:line-break/>sincere amant, eos spero custodituros esse ea quae veluti<text:line-break/>judicandi instrumenta nobis a natura data sunt ad acti-<text:line-break/>onum vitae cognitionem, experientiam dico et rationem^<text:line-break/>Quae quidem utraque ex aequo quibusdam c<text:span text:style-name="Default_20_Paragraph_20_Font"><text:span text:style-name="T1">o</text:span></text:span>nferunt ad</text:p>
      <text:p text:style-name="P3">artem, quibusdam vero alterum altero amplius, et tamen<text:line-break/>tanquam semper ad perfectionem alterum altero opus ha-<text:line-break/>beat. Sic sane ad residuum sermonis et doctrinae hujus<text:line-break/>absolvendum progrediar. Falsae etenim opiniones animas<text:line-break/>hominum praeoccupantes non solum surdos, sed et caecos<text:line-break/>faciunt, ita ut videre nequeant quae aliis conspicue appa.-<text:line-break/>reant. Quod ipsum vel maxime circa assectiones oris ven-<text:line-break/>tris videre contingit, praesertim quum suerit inflammatum.^<text:line-break/>Ejus enim itemque jecinoris inflammationes astringentium<text:line-break/>complexu opus habent, si namque per laxatorium medica-<text:line-break/>tionis ductum citra admixtionem facultatis robur addentis<text:line-break/>curentur, periculum incurrunt de ipsa vita. Atque hoc<text:line-break/>ipsum quum omnes empirici medici per experientiam edocti<text:line-break/>sint et omnes dogmatici in ipsis artis operibus observent,<text:line-break/>non pauci tamen hujus temporis methodici, neque enim<text:line-break/>de omnibus dico, innumeros quidem stomachicos ipsi in<text:line-break/>animi deliquium inducunt, omnes vero hepaticos occidunt,<text:line-break/>nullum enim ego vidi servatum ex iis, qui in ejusmodi<text:line-break/>medicum inciderunt. Quidam tamen ex ipsis quamquam</text:p>
      <text:p text:style-name="P3">pauci oleo eos fovent, in quo absinthii coma est fervefacta<text:line-break/>et lanam nardin<text:span text:style-name="Default_20_Paragraph_20_Font"><text:span text:style-name="T1">a</text:span></text:span> unguento imbutam obligant. Quidam vero<text:line-break/>etiam mastichen Chiam aut aloen admiscent aut aliam pro<text:line-break/>nardino melinum adhibent. In divitibus vero mulierculis<text:line-break/>foliatum et spicatum ab eisdem appellata unguenta admo-<text:line-break/>vent, atque quum haec faciunt, laxatorium ductum fe fer-<text:line-break/>vare putant, tantum <text:span text:style-name="Default_20_Paragraph_20_Font"><text:span text:style-name="T1">s</text:span></text:span>cilicet habent experimenti facultatis<text:line-break/>medicamentorum. Malim autem ego omnes sic indoctos esse,<text:line-break/>quam quod astringentia quae sint sciant, usum tamen ipso-<text:line-break/><text:span text:style-name="Default_20_Paragraph_20_Font"><text:span text:style-name="T1">i</text:span></text:span>rum vitent. Quaecunque igitur astringentia in fomenta et<text:line-break/>cataplasmata misceantur in hepatis aut oris ventris, quod<text:line-break/>sane et stomachum vocant, affectionibus non est praesentis<text:line-break/><text:span text:style-name="Default_20_Paragraph_20_Font"><text:span text:style-name="T1">s</text:span></text:span>ermonis explicare. Quaecunque vero in emplastra et cera-<text:line-break/>tiformia medicamenta, quae forinsecus imponuntur, cossi-<text:line-break/>moda sunt et quaecunque utiliter devorantur, haec ipsa in-<text:line-break/>dicabo ea, quae inflammatis prosunt, primum tradendo,<text:line-break/>quandoquidem etiam in ipsis aegri maxime periclitantur.<text:line-break/>Ceratum igitur, quo assidue utor, ex aloe et mastiche et</text:p>
      <text:p text:style-name="P3">cera Pontica amara atque unguento nardino constat. Com-<text:line-break/>ponitur autem hieme, ad viij drachmas cerae uncia j men-<text:line-break/>forali Romana unguenti nardini conjecta, aestate autem<text:line-break/>ad vij eadem unguenti proportione. Optimum autem Iule<text:line-break/>guentum esse oportet, quale antea quidem in sola Laodicea<text:line-break/>Asiae praeparabatur, nunc vero etiam in aliis multis Alia-<text:line-break/>nis urbibus similiter componitur. Cera li non Pontica amara<text:line-break/>tibi in promptu sit, aliam Ponticam conjice, et neque illa<text:line-break/>praesente, eam quae Tynheuica appellatur, si vero neque<text:line-break/>haec adsit, aliam aliquam odoratam et pinguem, si neque<text:line-break/>talem habeas, eam quam habere potes lotam adde. Lique-<text:line-break/>fiat autem in duplici vase, atque ita refrigeratum et era-<text:line-break/>sum ceratum cum tritis reliquis probe permisce, cum aloe<text:line-break/>videlicet et mastiche. Sit autem utriusque drach. j et qttan-<text:line-break/>deque plus, non tamen ut fesquidrachmam transgrediaris.<text:line-break/>Quod si ampliori opus sit adstrictione, nimirum debilitate<text:line-break/>tanta existente, ut cibum retinere non possint, omphacium<text:line-break/>pari pondere addatur , ut trium singulorum drachma sit</text:p>
      <text:p text:style-name="P3">una, aloes una, mastiches una et tertia omphacii. Caeterum<text:line-break/>in cerati praeparatione primum omphacium misceatur, de-<text:line-break/>inde etiam alia his uniantur. Atvero quemadmodum ompha-<text:line-break/>cium, sic etiam absinthii succum admisceto, quandoque<text:line-break/>etiam ambo, et tertium insuper hypocystidis et quartum<text:line-break/>oenanthes, sic autem appello vitium silvestrium florem aut<text:line-break/>germen una cum floribus, ex quo succedentibus diebus uva<text:line-break/>fit; quin et rhois succum non raro admiscui. Sed et cerati<text:line-break/>nardini copiam augere oportet juxta proportionem numeri<text:line-break/>reliquorum medicamentorum, ita ut si quatuor drachmae<text:line-break/>aliarum^ rerum accumulentur, triens sit nardini cerati, sex-<text:line-break/>tans quidem cerae, sextans item nardini unguenti , hoc est<text:line-break/>utriusque drach. xvj. Porro si inveterata suerit inflammatio<text:line-break/>et jam obdurata, magis varia medicamenta adhibere opor-<text:line-break/>tet et quae ex aromaticis quippiam habeant ac munientibus<text:line-break/>et discussurus, quale est quod fit ex meliloto. Est autem<text:line-break/>compositio ipsius multiformis, propterea quod omnibus juxta</text:p>
      <text:p text:style-name="P3">praecordia inflammatis convenit, non magnis adeo distëren-<text:line-break/>tiis evarians, ita ut aliqua ipsis praeparatio inflammato he-<text:line-break/>pati sit commodior, alia stomacho aut alvo aut fpleni aut<text:line-break/>quibusdam istius loci musculis, quae omnes communi de-<text:line-break/>scriptione comprehensae sunt in malagmatum compositioni.<text:line-break/>bus. Verum in praesenti loco ea, quae prioribus medicis<text:line-break/>ad omnes stomachi assectus scripta sunt, et non solum fo-<text:line-break/>rinsecus imposita, fed etiam in potu accepta auxiliantur,<text:line-break/>omnia conscribentur, quaedam ver<text:span text:style-name="Default_20_Paragraph_20_Font"><text:span text:style-name="T1">o</text:span></text:span> ex ipsis communia sunt<text:line-break/>etiam affectionibus ventris.</text:p>
      <text:p text:style-name="P1">Saepenumero jam dictum est quod medici in more<text:line-break/>habent, os ventris veluti cor, sic etiam stomachum appel-<text:line-break/>lare; verum quondam frequentior cordis appellatio erat,<text:line-break/>nunc autem ab ea adhuc restant, <text:span text:style-name="Default_20_Paragraph_20_Font"><text:span text:style-name="T1">corde dolere et cordis<text:line-break/>dolor,</text:span></text:span> quibus vocibus non cordis, sed oris ventris dolores<text:line-break/>significantur. Partem autem ipsam stomachum vocant aequi-<text:line-break/>voce cum illa parte, quae cibum ex ore in ipsam defert.<text:line-break/>Scrip<text:span text:style-name="Default_20_Paragraph_20_Font"><text:span text:style-name="T1">s</text:span></text:span>erunt igitur pri<text:span text:style-name="Default_20_Paragraph_20_Font"><text:span text:style-name="T1">o</text:span></text:span>res medici medicamenta ad assectus</text:p>
      <text:p text:style-name="P2">in ip<text:span text:style-name="Default_20_Paragraph_20_Font"><text:span text:style-name="T1">s</text:span></text:span>o, quum alias tum <text:span text:style-name="Default_20_Paragraph_20_Font"><text:span text:style-name="T1">s</text:span></text:span>ubversiones ab ipsis appellatas,<text:line-break/>videntur autem sic vocare tum appetitus perditionem tum<text:line-break/>nauseosas dispositiones, in quibus aliquando quidem vomi-<text:line-break/>tus contingunt. Fiunt autem et morsus quidam in ip<text:span text:style-name="Default_20_Paragraph_20_Font"><text:span text:style-name="T1">s</text:span></text:span>o,<text:line-break/>quemadmodum etiam magnae famis et anxiae assectiones.<text:line-break/>In quibus <text:span text:style-name="Default_20_Paragraph_20_Font"><text:span text:style-name="T1">o</text:span></text:span>mnibus communis quidam astringentium medi-<text:line-break/>camentorum usus inventus est, admixta autem sunt pleris-<text:line-break/>que ipsorum calefacientia et resiccantia. Fiunt et aliae as-<text:line-break/>sectiones rariores, humectantibus aut refrigerantibus aut<text:line-break/>utrisque simul opus habentes. Caeterum qui ab experientia<text:line-break/>citra rationalem methodum auxilia inveniunt merito ea,<text:line-break/>quae <text:span text:style-name="Default_20_Paragraph_20_Font"><text:span text:style-name="T1">s</text:span></text:span>aepe juverunt, in memoriam revocant et in u<text:span text:style-name="Default_20_Paragraph_20_Font"><text:span text:style-name="T1">s</text:span></text:span>um<text:line-break/>convertunt; eorum enim, quae <text:span text:style-name="Default_20_Paragraph_20_Font"><text:span text:style-name="T1">s</text:span></text:span>aepe eodem modo facere<text:line-break/>visa sunt, observationem et memoriam suam ipsorum ex-<text:line-break/>parientiam esse ajunt. Quemadmodum autem in ore vole<text:line-break/>tris, sic etiam circa ipsum totum singulaque intestina et,<text:line-break/>ut comprehensi m dicam, circa omnem corporis partem, eae-<text:line-break/>dem in temperaturae obortae acti<text:span text:style-name="Default_20_Paragraph_20_Font"><text:span text:style-name="T1">o</text:span></text:span>nes similarium partium</text:p>
      <text:p text:style-name="P3">offendunt, quas si quis non esse morbos ipsarum credet,<text:line-break/>nihil circa cognitionem efficiet, qua ignorata neque cura-<text:line-break/>Donem inveniet. Habent autem non modicam conjecturam<text:line-break/>cognitiones ipsae affectuum in profundo corporis consisten-<text:line-break/>tium , et ob id utilissima medicae artis pars est quae co-<text:line-break/>gluttonem docet ejusmodi affectionum, quas neque quod<text:line-break/>primae et maximae sunt plerique ex vulgo medici sciunt,<text:line-break/>quare merito neque cognitionem ipsam, neque curationem<text:line-break/>investigarunt. Coguntur igitur etiam si dogmatici sint, in<text:line-break/>rationalibus methodis ad solam experientiam pervenire, ut<text:line-break/>juste miremur quod, quum absque febre et inflammatione<text:line-break/>abscessuque et ulceratione quispiam debiliter concoquat aut<text:line-break/>penitus non concoquat, promissione facta se inventuros cu-<text:line-break/>rationem, quaerant an contritione ciborum concoctio stat,<text:line-break/>et deinde ubi hoc ut maximum invenerint, edulia, quae fa-<text:line-break/>cita conterantur, exhibent, neque quod promptissimum est<text:line-break/>intelligentes, quod etiam quispiam rei medicae rudis , alias<text:line-break/>autem prudens vir, me interrogavit, quomodo prodest scire</text:p>
      <text:p text:style-name="P3">per contritionem ciborum fieri concoctionem ad hoc, ut<text:line-break/>quis affectionem ventris sanet, in qua debilitatur ad con-<text:line-break/>coctionem ciborum? quum non per exhibitionem alimen-<text:line-break/>torum, quae facile conterantur, curatio fiat, sed laesio tan-<text:line-break/>tum evitetur velut etiam per paucum alimentum ac ine-<text:line-break/>diam. Quemadmodum enim qui inediam perfert, in coneo-<text:line-break/>ctionis quidem debilitatem non incurrit, non tamen ab asa<text:line-break/>factu hoc modo curatur, sic neque qui in cibo accipit ea,<text:line-break/>quae in totum nulla contritione opus habent, quale est lac,<text:line-break/>ptisanae succus et sorbitiones ex alica. Haec quidem igitur<text:line-break/>in libris de curandi methodo <text:span text:style-name="Default_20_Paragraph_20_Font"><text:span text:style-name="T1">s</text:span></text:span>ufficienter tradita sunt, et<text:line-break/>non obscurum est praesentem doctrinam utilem esse iis,<text:line-break/>qui se in illis praeexercuerunI. Quemadmodum autem in<text:line-break/>aliis, quae prius tradidi, revocatis in memoriam lingulis<text:line-break/>illic mihi praemonstratis capitibus, ad medicamentorum<text:line-break/>compositionem progressus sum, sic etiam nunc faciam.</text:p>
      <text:p text:style-name="P1">Quum octo sint in singulis partibus corporis intem-<text:line-break/>paraturae, atque hae omnes aut circa solas nudas qualitates,</text:p>
      <text:p text:style-name="P3">aut cum alicujus humoris complexu fiant, intemperiem qui-<text:line-break/>dem siccam humectare oportet, humidam autem siccare, sic<text:line-break/>et calidam refrigerare, frigidam calefacere, similiter vero<text:line-break/>etiam compositas intemperaturas aut calefacere et siccare<text:line-break/>aut humectare et calefacere aut refrigerare et humectare<text:line-break/>aut siccare et refrigerare oportet. Quando vero, velut dixi,<text:line-break/>plurimae intemperatae hominibus ex redundantia humo-<text:line-break/>rum magis quam ex inopia fiunt, medicamenta resiccantia<text:line-break/>plerosque magis juvanI. At vero quum resiccantia partim<text:line-break/>quidem astringant cogendo ac astringendo substantiam eorum<text:line-break/>quae contingunt, partim vero discutiant et in hoc fubstan-<text:line-break/>tiam ip<text:span text:style-name="Default_20_Paragraph_20_Font"><text:span text:style-name="T1">s</text:span></text:span>orum dissolvant, ob hoc ipsum sane plures sunt,<text:line-break/>qui astringentibus indigent, verum si humida intemperies<text:line-break/>cum frigiditate fiat, laeduntur qui per sola astringentia cu-<text:line-break/>rantur, quae frigidae facultatis existunt. Quapropter merito<text:line-break/>plurima pharmaca per experientiam inventa ex mixta ma-<text:line-break/>teria componuntur, astringente videlicet et calefaciente. Ve^<text:line-break/>rum ipsorum differentiam cognosces, si simplicium medica-</text:p>
      <text:p text:style-name="P3">mentorum facultatem memoria tenueris. Dictum enim jam<text:line-break/>mihi <text:span text:style-name="Default_20_Paragraph_20_Font"><text:span text:style-name="T1">s</text:span></text:span>aepe est, neminem posse rationabiliter et fecundum<text:line-break/>methodum uti his, quae in hoc opere conscripta <text:span text:style-name="Default_20_Paragraph_20_Font"><text:span text:style-name="T1">s</text:span></text:span>unt, si<text:line-break/>non memoria teneat quae in duobus operibus ante hoc<text:line-break/>opus editis prodita <text:span text:style-name="Default_20_Paragraph_20_Font"><text:span text:style-name="T1">s</text:span></text:span>unt, de simplicium medicamentorum<text:line-break/>facultate et curandi methodo dico. Quidam enim absque<text:line-break/>di<text:span text:style-name="Default_20_Paragraph_20_Font"><text:span text:style-name="T1">s</text:span></text:span>crimine medicamenta ad ejusmodi assectus stomachi et<text:line-break/>ventris conscripserunt, quidam vero aliqua discrimina at-<text:line-break/>tigerunt a symptomatis quae omnibus apparent. Quo igi -<text:line-break/>tur et vos cognoscere sciatis facultates uniuscuj usque me-<text:line-break/>dicamenti per experientiam longam approbati, etiam si non<text:line-break/>inveneritis differentias affectionum , in quibus conveniunt,<text:line-break/>ascriptas, primum quidem ea quae .Andromachus prodidit<text:line-break/>ascribam, deinde quae Asclepiades et post haec, si ita vi-<text:line-break/>debitor etiam alia quaedam.</text:p>
      <text:h text:style-name="Heading_20_2" text:outline-level="2">Cap. II. </text:h>
      <text:p text:style-name="P33">[<text:span text:style-name="Default_20_Paragraph_20_Font"><text:span text:style-name="T1">Consectones stomachicae Andromachi]</text:span></text:span> An-<text:line-break/>dromachus postquam praescripsit, stomachicae, post hanc<text:line-break/>praescriptionem sic auspicatur. <text:span text:style-name="Default_20_Paragraph_20_Font"><text:span text:style-name="T1">Ad stomachicos hiera, qua</text:span></text:span></text:p>
      <text:p text:style-name="P3"><text:span text:style-name="Default_20_Paragraph_20_Font"><text:span text:style-name="T1">utor, et deinceps totam ejus compositionem ascribit in hunc<text:line-break/>modum.</text:span></text:span> ♃ Schoenanthi, xylobalsami, mastiches, croci, nardi<text:line-break/>indicae, asari, cinnamomi, singulorum Ʒ vj, aloes lotae Ʒ c,<text:line-break/>simul trita repone. Praebe jejunis cochlearia duo, alii unum<text:line-break/>praebent cum aquae frigidae cyathis quatuor aut calidae.<text:line-break/>Haec quidem Andromachus scripsit, neque quos stomachi-<text:line-break/>cos nominet ostendens ac declarans, neque an omnibus ipsis<text:line-break/>hoc medicamentum conveniat an pluribus. ltaque id mihi<text:line-break/>necessarium est dicere, quum ex iis, qui stomachici dicun-<text:line-break/>tur, aliqui quidem statim magnopere ex praedictae hierae<text:line-break/>usu juventur, aliqui vero laedantur. Plerique quidem vulgo<text:line-break/>homines eos, qui appetentiam perdiderunt ita vocant, et<text:line-break/>quibus post acceptum cibum ventris os gravatur atque ap-<text:line-break/>p ri Ini t ur et quandam aegre tolerabilem anxietatem habet.<text:line-break/>AppelIant eodem modo etiam illos, quibus nausea conti<text:span text:style-name="Default_20_Paragraph_20_Font"><text:span text:style-name="T1">o-<text:line-break/></text:span></text:span>git et maxime si ad vomitum impellat, et adhuc magis si<text:line-break/>simul cibi corrumpantur, quandoque acidi, quandoque ni-<text:line-break/>dorosiesacti, quandoque etiam aliam vitiatam qualitatem</text:p>
      <text:p text:style-name="P3">adepti. Et prae his omnibus adhuc magis illos stomachicos<text:line-break/>nominant, quibus ructus ejusmodi cum molestia quadam et<text:line-break/>anxietate ac <text:span text:style-name="Default_20_Paragraph_20_Font"><text:span text:style-name="T1">s</text:span></text:span>ubversione contingunt saepe, quum nondum<text:line-break/>cibum acceperunt. Quin etiam Ii per plurimum tempus cibi<text:line-break/>in ore ventris morentur gravantes et vix descendentes, hos<text:line-break/>itidem stomachicos appellant. Alios item appetitum caninum<text:line-break/>appellatum habentes et ut plurima edant et maxime gra-<text:line-break/>vati paulo post revomant similiter vocant. Alios rursus, qui<text:line-break/>fortiter oxolvuntur, ubi diutius inediam pertulerint, et si<text:line-break/>non citius cibum accipiant, in ore ventris morsus perci-<text:line-break/>piunt, eodem modo stomachicos vocanti Horum ipsorum<text:line-break/>vero aliqui facile naufeosi fiunt, nisi citius potum ac cibum<text:line-break/>acceptent. Itaque qui fecundum rationalem methodum au-<text:line-break/>xilia investigat ad assectus inquisitionem procedit, qua in-<text:line-break/>venta abundaturum fe sperat propriis ipsi auxiliis. Qui<text:line-break/>vero per <text:span text:style-name="Default_20_Paragraph_20_Font"><text:span text:style-name="T1">s</text:span></text:span>olam experientiam auxilia accumulat, ipse suam<text:line-break/>fortuitam occasionem expectat et a prioribus tradita <text:span text:style-name="Default_20_Paragraph_20_Font"><text:span text:style-name="T1">s</text:span></text:span>elegit.</text:p>
      <text:p text:style-name="P3">Quum ver<text:span text:style-name="Default_20_Paragraph_20_Font"><text:span text:style-name="T1">o</text:span></text:span> plurima ab ipsis indefinite prodita sint et in<text:line-break/>plerisque etiam inter se disserant ac dissentiant, merito etiam<text:line-break/>ipse alias aliud sentit, maxime ubi ab ipsis auxiliis ali-<text:line-break/>quando quidem juvari stomachicos videt, aliquando vero<text:line-break/>laedi, quemadmodum in proposita hiera contingere solet,<text:line-break/>quam quidem omnes, qui nunc Romae medicantur, picram<text:line-break/>i. e. amaram, nominant, quandoquidem hierae appellationem<text:line-break/>medicamento ex colocynthide censuerint adscribendam. Ve-<text:line-break/>r<text:span text:style-name="Default_20_Paragraph_20_Font"><text:span text:style-name="T1">u</text:span></text:span>m qui ante nos Romae medicinam exercuerunt, ambo ea<text:line-break/>medicamenta fueras appellarunt et distinctionis gratia alteri<text:line-break/>ex colocynthide, alteri ex aloe appositionem addiderunt<text:line-break/>sic scribentes, hiera ex colocynthide, hiera ex aloe. Hiera<text:line-break/>itaque ex aloe dupliciter praeparatur ab aliquibus, velut<text:line-break/>Andromachus describit, ad centum aloes drachmas singulo-<text:line-break/>rum aliorum drachmis sex admixtis, ab aliquibus vero non<text:line-break/>sex, sed oct<text:span text:style-name="Default_20_Paragraph_20_Font"><text:span text:style-name="T1">o. </text:span></text:span>Quidam vero in octoginta aloes drachmas<text:line-break/>sex aliorum addunt. Plurimi autem ad medicamenta, quae<text:line-break/>aloae miscentur. et sex numero sunt. etiam florem iunci</text:p>
      <text:p text:style-name="P2">odorati apponunt. At vero ipsam aloen Andromachus qui-<text:line-break/>dem lotam, aliqui ver<text:span text:style-name="Default_20_Paragraph_20_Font"><text:span text:style-name="T1">o</text:span></text:span> ex aliis etiam sic, aliqui vero illu-<text:line-break/>tam adliciunt. Verum nosse operae pretium est ad ventris<text:line-break/>subductionem illo tam aloen aptiorem esse, multum vero de<text:line-break/>medicamentosa vi deponere lotam, quam etiam febricitan-<text:line-break/>tibus dare aliquis audeat, si non vehemens, <text:span text:style-name="Default_20_Paragraph_20_Font"><text:span text:style-name="T1">s</text:span></text:span>ed valde de-<text:line-break/>bilis sit febris. Quidam vero etiam ex illota aloe medica-<text:line-break/>mentum multis sic febricitantibus exhibuerunt, deindeque<text:line-break/>quum nihil manifeste laesissent, in aliis rur<text:span text:style-name="Default_20_Paragraph_20_Font"><text:span text:style-name="T1">s</text:span></text:span>us magnam ex-<text:line-break/>perti <text:span text:style-name="Default_20_Paragraph_20_Font"><text:span text:style-name="T1">s</text:span></text:span>unt cladem. Infestissima est enim aloe etiam lota iis<text:line-break/>qui citra vitiatos humores ex intemperie calida et sicca af-<text:line-break/>fliguntur. Proximam ab his cladem percipiunt, qui siccam<text:line-break/>intemperiem habent cum frigiditate implicata, et in univer-<text:line-break/>sum, qui ex <text:span text:style-name="Default_20_Paragraph_20_Font"><text:span text:style-name="T1">s</text:span></text:span>ola qualitate partem aliquam affectam ac lae-<text:line-break/>fiam habent. Etenim in humoribus intemperaturae medica-<text:line-break/>mentis ipsas evacuantibus egent, quae vero absque his con-<text:line-break/>sistunt, penitus in tabem deveniunt ex medicamenti hujus<text:line-break/>ex aloe constantis ufu. Itaque ubi humiditate vitiata tuni-</text:p>
      <text:p text:style-name="P3">eae ventris perfunduntur, picra ex aloe utilis est expur-<text:line-break/>gans humiditatem, omnino autem sic affectis accessio nau-<text:line-break/>suae plus aut minus adest. Evacuatio igitur affligentis hu-<text:line-break/>moris per solam aloen contingit, quae purgatoriam vim<text:line-break/>non fortem habet, sed ut ea quae circa alvum <text:span text:style-name="Default_20_Paragraph_20_Font"><text:span text:style-name="T1">s</text:span></text:span>unt, quae<text:line-break/>etiam contingit, purgare possit. Et si aliquando ampliori<text:line-break/>pondere exhibeatur, usque ad locos circa hepar conscendit,<text:line-break/>non tamen totius corporis purgatoria aloe existit. Caeterum<text:line-break/>ex iis, quae ei admiscentur, mastiche, ut stomacho commoda<text:line-break/>et odora et quae medicamentariam aloes vim frangere queat<text:line-break/>admiscetur. Cinnamomum vero his additur, propterea quod<text:line-break/>tenuissimarum est partium, ut aperire ventris meatus possit<text:line-break/>extergereque ac attenuare, si quid viscosum aut crassem in<text:line-break/>humoribus feratur, crassas enim humores ob purgatoriae<text:line-break/>facultatis imbecillitatem aloe trahere non potest. Quapro-<text:line-break/>pter biliosarum ventris affectionum optimum medicamen-<text:line-break/>tum est, adeo ut in uno die saepe multos stomacho ita afa<text:line-break/>sectos credita sit persanafle. .Iuvat autem et hos et alios</text:p>
      <text:p text:style-name="P2">omnes assectus ex vitiatis humoribus ortos cinnamomum<text:line-break/>admixtum, utpote quod alterautem habet facultatem vitio-<text:line-break/>sarum qualitatum in id, quod fecundum naturam habet.<text:line-break/>Quare <text:span text:style-name="Default_20_Paragraph_20_Font"><text:span text:style-name="T1">s</text:span></text:span>cire oportet assectiones in humoribus vitiatis circa<text:line-break/>ventrem et stomachum maxime per medicamenta ex aloe<text:line-break/>jnvari, in maximum vero detrimentum pervenire ex astrin-<text:line-break/>gentium eduliorum, potuum ac medicamentorum usu, quem-<text:line-break/>admodum vice versa, in quibus humiditas multa et velut<text:line-break/>mador quispiam est circa affectam partem citra vitiatos hu-<text:line-break/>m<text:span text:style-name="Default_20_Paragraph_20_Font"><text:span text:style-name="T1">o</text:span></text:span>res, qui ipse sola quantitate et copia affligat et velut<text:line-break/>irriguum ventris os reddat, utilissimus astringentium edu-<text:line-break/>horum, potuum ac medicamentorum usus existit, Ianguida<text:line-break/>nimirum et exoluta tunc reddita affecta particula ad mo-<text:line-break/>dum laxaturum articulorum, in quibus ipsis etiam astrin-<text:line-break/>gentium usus corrigit affectionem. Caeterum picra conto-<text:line-break/>otio, de hac enim nobis sermo est, velut cinnamomum, sic<text:line-break/>etiam alia partim ut stomacho commoda, partim ut tenuium<text:line-break/>partium et extergentia assumit, quae robore quidem mul-</text:p>
      <text:p text:style-name="P3">tum a cinnamomo deficiunt, idem vero facultatis genus ha-<text:line-break/>bent. Secundam a praescripta compositione Andromachus<text:line-break/>sic ad verbum tradidit. s<text:span text:style-name="Default_20_Paragraph_20_Font"><text:span text:style-name="T1">ii Lampon Pelusiota</text:span></text:span>. ♃ Cinna-<text:line-break/>momi, calami aromatici, cassiae nigrae, xylobalsami, floris<text:line-break/>junci odorati, palmae elates, singulorum quadrantem, alii<text:line-break/>℥ j, omnia in crassas partes tusa in ollam novam conjice,<text:line-break/>et aquae pluviae sextariis tribus infusis donec dimidium<text:line-break/>supersit coque et excol<text:span text:style-name="Default_20_Paragraph_20_Font"><text:span text:style-name="T1">o, </text:span></text:span>et accepta aloes Indicae libra una,<text:line-break/>aquam pluviam sufficientem superfundito, et sub caniculae<text:line-break/>aestus donec resiccetur terito, atque ubi primum per hanc<text:line-break/>aquam aloen ipsam dulcem feceris, postea eam quae ab aro-<text:line-break/>matis excolata est, aquam assundito et in <text:span text:style-name="Default_20_Paragraph_20_Font"><text:span text:style-name="T1">s</text:span></text:span>ole, donec reste-<text:line-break/>cetur, terito, indeque trita haec quae sequuntur admisceto,<text:line-break/>croci, myrrhae, mastiches, singulorum quadrantem, alii Ʒ j,<text:line-break/>conterito simul omnia et sicca reponito, atque in potioni--<text:line-break/>bus ad convulsa, rupta, plagas internarum partium luci-<text:line-break/>pientes laterum dolores utitor, item ad inflatos, dolentes<text:line-break/>stomachum, tarde concoquentes, reficientes sanguinem et</text:p>
      <text:p text:style-name="P2">schiadicos. Datur ad summum obolus j aut duo ex aquae<text:line-break/>cyatho uno, reliquis pro viribus praebeto. In vulneribus<text:line-break/>et inflammationibus dilutum aceto mulso u liciter imponi-<text:line-break/>tur, in oculorum inflammationibus succo menthae aut cala-<text:line-break/>minthae aut solani aut alicujus consimilis. In podicis in-<text:line-break/>flammationibns cum rosaceo aut vino Aminaeo. Utere etiam<text:line-break/>in paronychiis sicco superne linamento cum rosaceo issi-<text:line-break/>posito, et ad sanguinis emptiones sicco cum aceto, et ad<text:line-break/>crustas in ore ex passo gargarissandum dato. Hoc medica-<text:line-break/>mentum, quod Pelusiotae Lamponis este ait, ex iis est quae<text:line-break/>ad multos assectus commoda sunt, de quibus etiam ante<text:line-break/>aliquid dictum est, qu<text:span text:style-name="Default_20_Paragraph_20_Font"><text:span text:style-name="T1">o</text:span></text:span>d videlicet deficiant ab iis, quae<text:line-break/>unum quoddam optime faciunt ob multitudinem eorum,<text:line-break/>quae promittunt. Apparantur autem quum unum habere<text:line-break/>viginli affectionibus congruum malumus, quam tot numero<text:line-break/>alia, quum tamen ad singulas affectiones unum aliquod de-<text:line-break/>lunatum eo, quod ad plures paratum est melius existat.<text:line-break/>Facultas autem ipsius, per quam in praedictis efficax est,</text:p>
      <text:p text:style-name="P3">tenuium partium existit et calefactoria, secans, extergens<text:line-break/>et aperiens et ob id discussorsa redundantium in quibus-<text:line-break/>dam partibus serosorum succorum ac humorum. Et pro-<text:line-break/>pterea etiam praedictis in sermone allectibus convenit, dis-<text:line-break/>cutiens, ut dixi, vitiosos et serosos succos ac humores afi-<text:line-break/>factarum partium, quare etiam praedictas alvi affectiones,<text:line-break/>in quibus picra con<text:span text:style-name="Default_20_Paragraph_20_Font"><text:span text:style-name="T1">i</text:span></text:span>ectio moderatam purgationem operatur,<text:line-break/>curaverit per modicam resiccationem, non per coacervatam<text:line-break/>evacuationem. Praestantior igitur est ad hujusmodi assectus<text:line-break/>picra compositio pruna descripta. Tertium post praedicta<text:line-break/>medicamentum Andromachus sic descripsit.</text:p>
      <text:p text:style-name="P1"><text:span text:style-name="Default_20_Paragraph_20_Font"><text:span text:style-name="T1">[Ad stomachicos et coeliacos pastillus amarus mol-<text:line-break/>lit alvum, facit ad somnum. sist autem ex libris Aphro-<text:line-break/>dae. .Facit et ad vesicam et coli affectus.]</text:span></text:span> ♃ Seminis apii<text:line-break/>Ʒ vj , anisi Ʒ vj, piperis albi Ʒ j ẞ, castorii Ʒ ij, myrrhae<text:line-break/>Ʒ j ẞ, nardi Celticae floris Ʒ j ẞ, opii Ʒ j ẞ, cinnamomi Ʒ j ẞ,<text:line-break/>comae absinthii Ʒ iij, aloes obol. iij, mastichesƷ j, cum aqua<text:line-break/>pastillos formato triobolares aut drachmales et dato cum</text:p>
      <text:p text:style-name="P3">aquae cyathis tribus. Neque in hoc medicamento adscripsit<text:line-break/>Andromachus, quosnam stomachicos dicat ex iis, qui quid-<text:line-break/>piam patiuntur, verum ex eo, quod compositioni additum<text:line-break/>est opium, manisestum fit, compositorem hujus medicamenti<text:line-break/>intentionem suam eo direxisse, ut resiccatorium simul et<text:line-break/>doloris sedatorium medicamentum efficeret, somnumque ali-<text:line-break/>quem induceret, non tamen contentio<text:span text:style-name="Default_20_Paragraph_20_Font"><text:span text:style-name="T1">s</text:span></text:span>e contra unum ali-<text:line-break/>quem ex praedictis affectibus instando, .quo videlicet brevi<text:line-break/>ipsam excideret. Quartum deinde medicamentum Andro-<text:line-break/>maesius scripsit; neque ad unum aliquem affectum conten-<text:line-break/>tiose compositum, neque ad multas moderate. Habet de-<text:line-break/>scripto hoc modo.</text:p>
      <text:p text:style-name="P1"><text:span text:style-name="Default_20_Paragraph_20_Font"><text:span text:style-name="T1">[Ad stomachicos hiera Antipatri] ♃ </text:span></text:span>Aloes bonae<text:line-break/>Ʒ iv, mastiches Ʒ ij, asari Ʒ iv, rosarum siccarum, Iunci<text:line-break/>odorati, mei, phu, cassiae, singulorum ℥ẞ. Utere arido trito,<text:line-break/>quemadmodum in hiera ex aloe. Quintum post haec medi-<text:line-break/>camenlum, quod ex plantaginis succo praeparatur et ipsum<text:line-break/>Apollonii esse ait, taIe est. ♃ Succi plantaginis aridi Ʒ iij,<text:line-break/>mastiches^ ij, myrrhae Ʒ j, mentae Ʒ j, ^ingib. Ʒ j. Videtur</text:p>
      <text:p text:style-name="P3">mihi Apollonius hanc compositionem experimento coguo-<text:line-break/>visse in stomacho calidiorem affectum habente, atque ita<text:line-break/>ipsam indiscrimiuatim extulisse, non potentem frigidis asse-<text:line-break/>ctibus convenire, refrigera totius enim est plantaginis succus.<text:line-break/>Porro quae sequitur, Videtur mihi composita esse ab eodem<text:line-break/>auctore, in prioris usu successum non sentiente et cogno-<text:line-break/>luente medicamentum restigeratorium se effecisse et ob id<text:line-break/>castorii modicum et aloes quippiam apponente, quae eVa-<text:line-break/>enare potest, et mastichen ut stomacho commodam, ac ero-<text:line-break/>cum et myrrham, ut quae concoquere queant. Quapropter<text:line-break/>neque hoc neque hoc praecedens medicamentum adhibue-<text:line-break/>rim in stomachico affectu, quum nullum probe curare pos-<text:line-break/>sint, praeterquam multum calidum. Scripsit de ea hoc<text:line-break/>modo. ♃ Succi plantaginis sicci Ʒ x, aloes Indicae Ʒ j, ma-<text:line-break/>stiches Ʒ j , croci obol. Ij, opii obolos tres, castorii obolos<text:line-break/>tres, myrrhae Ʒ j, formato ad magnitudinem ciceris. Simi-<text:line-break/>litor autem neque consequenter scriptum citra discrimen<text:line-break/>recte quis adhibuerit in alio affectu quam qui moderata</text:p>
      <text:p text:style-name="P3">siccatione et adstrictione opus habeat, in humoribus qui-<text:line-break/>dem modicis qualitate vero vitiatis , componitur enim ex<text:line-break/>succino et mastiche, sic ipso Andromacho prodente. ♃ Snc-<text:line-break/>cini, masticbes Chiae, succini plus conjice. Dato cochleare<text:line-break/>unum ex aqua tritum. Caeterum quod sequitur medicamen-<text:line-break/>tum hac descriptione, stomachica Galli, affectui, qui calefieri<text:line-break/>et incidi postulat, utilis existit, ex foeniculo, aceto et melle<text:line-break/>constans, quod ipsum Andromachus his verbis tradidit.<text:line-break/><text:span text:style-name="Default_20_Paragraph_20_Font"><text:span text:style-name="T1">Stomachica Calli</text:span></text:span>. ♃ Corticis radicis foeniculi viridis li-<text:line-break/>hrae dimidium, aceti acris <text:span text:style-name="Default_20_Paragraph_20_Font"><text:span text:style-name="T1">s</text:span></text:span>extarium unum et dimidium,<text:line-break/>aloës quadrantem, mellis Attici lib. j. Radices lotas ad tri-<text:line-break/>duum aceto macerato, deinde coquito, atque ubi coctae sue-<text:line-break/>rint, expressas projicito et affuso ad acetum melle simul<text:line-break/>coquito, deinde aloen inspergito, et cochlearia tria cum<text:line-break/>aqua dato. Alcetius sophista ad hanc descriptionem addidit<text:line-break/>rutae et apii, femina gerentium, utri usque manipulum ju-<text:line-break/>heus cum radicibus macerari ac coqui, et aceti sextarium</text:p>
      <text:p text:style-name="P3">dimidium et mellis libras duas con j icit, atque hanc laudat.<text:line-break/>Post praescripta medicamenta Andromachus sic ait. <text:span text:style-name="Default_20_Paragraph_20_Font"><text:span text:style-name="T1">Sto-<text:line-break/>machica, ut Nicostratus. </text:span></text:span>♃ Succini puri, mastiches Chiae,<text:line-break/>iridis IIlyricae, singulorum trientem, floris rosarum sextan-<text:line-break/>tensa dato aridi triti cochlearia duo cum aqua lactea, sta-<text:line-break/>tim enim dolorem levat, reponatur in corneo vase. Et hoc<text:line-break/>medicamentum palam est adstIingentius quodammodo esse,<text:line-break/>optatque affectum humidiorem in humoribus non multis,<text:line-break/>neque valde mordacibus, in quibus sane experimentum me-<text:line-break/>dicamenti fecisse ejus auctorem opinor, aut certe assiduo<text:line-break/>ejus usu aegrum a dolore levasse, atque inde universalem<text:line-break/>pronunciationem ipsi apposuisse, quod videlicet statim ae-<text:line-break/>grnm a dolore levet, quum non possit id in multis prae-<text:line-break/>stare. Postremum deinceps medicamentum ab Andromacho<text:line-break/>scriptum hoc modo est. <text:span text:style-name="Default_20_Paragraph_20_Font"><text:span text:style-name="T1">Ad stomachicos</text:span></text:span>. ♃ Corticis radi-<text:line-break/>cis foeniculi Ʒ i j , vini cyathos tres, coquito donec unus<text:line-break/>cyathus supersit, ac totum praebeto. Et hoc ex calesacien-<text:line-break/>tibus esa opusque habet affectu qui calefieri expetat.</text:p>
      <text:p text:style-name="P2">Cap. HI. [<text:span text:style-name="Default_20_Paragraph_20_Font"><text:span text:style-name="T1">Stomachic</text:span></text:span>is <text:span text:style-name="Default_20_Paragraph_20_Font"><text:span text:style-name="T1">medicamenta ab Asclepiade<text:line-break/>in primo internorum conscr</text:span></text:span>i<text:span text:style-name="Default_20_Paragraph_20_Font"><text:span text:style-name="T1">pta.]</text:span></text:span> Asclepiades porro de sto-<text:line-break/>machicis scripturus de ipsis sic orditur. Ad stomachi sub^<text:line-break/>versiones. Quas vero subversiones dicat, non manifeste in-<text:line-break/>dicavit. Potest enim et inappetentiam ita appellare. Potest<text:line-break/>etiam naufeofos affectus, qui ab accepto cibo fiunt, aliquando<text:line-break/>enim hoc unum <text:span text:style-name="Default_20_Paragraph_20_Font"><text:span text:style-name="T1">s</text:span></text:span>olum <text:span text:style-name="Default_20_Paragraph_20_Font"><text:span text:style-name="T1">s</text:span></text:span>ymptoma accidit accepto cibo, ut<text:line-break/>si paulo fortiori motu moveantur statim vomant, appellant<text:line-break/>igitur aliqui etiam tales stomachicos et stomachum ipsis<text:line-break/>supinum reddi ajunt. Sequitur autem hoc fymptoma quan-<text:line-break/>deque ad solam oris ventris debilitatem, quod cibos ample-<text:line-break/>cti non potest, velut tota ventris amplitudo solet. Quan-<text:line-break/>doque vero et cum vitiatae alicuius, modicae tamen humi-<text:line-break/>ditatis complexu, etenim multa, quemadmodum etiam valde<text:line-break/>vitiata etiam citra cibum nau<text:span text:style-name="Default_20_Paragraph_20_Font"><text:span text:style-name="T1">s</text:span></text:span>eam effici L Caeterum quae<text:line-break/>a multis vulgo resupinitas stomachi appellatur, contingit<text:line-break/>quidem juxta intemperiem quamcunque tandem citra vitia-<text:line-break/>tus humores. Fit etiam per humiditatem multam quidem,</text:p>
      <text:p text:style-name="P35">non tamen malignae qualitatis, irriguus enim stomachus<text:line-break/>per largam humectationem similiter ut ligamenta nervorum<text:line-break/>laxatur. Facillime itaque curabilis haec est allectio ex omni-<text:line-break/>bus fere aliis, medicamentis indigens, quae siccare humidi-<text:line-break/>tatem et coagmentare et constringere laxatum corpus valent.<text:line-break/>Ubi igitur per profundum fuerit extenta humiditas crassa-<text:line-break/>que sit et viscosa, opus est mixtura medicamenti attenua-<text:line-break/>torii et si ita dicere libeat corrosivi, quale est acetum et<text:line-break/>acetum mulsum. Si vero neque talis sit humiditas neque<text:line-break/>in altum extensa, astringentia sola suffecerint ad curatio-<text:line-break/>nem. Propositum igitur in sermone medicamentum non<text:line-break/>moderatorum resupiuitatum , sed fortiorum est curativum,<text:line-break/>esset autem et moderatarum sanativum, si astringentia sola<text:line-break/>quis misceret aut etiam ex calefacientibus quippiam, si fri-<text:line-break/>gidum esse affectum sentiret. Sufficiens autem signum est<text:line-break/>frigidi assectus, si aeger se non sitire percipiat, ubi enim<text:line-break/>neque siticulosus suerit neque ardorem senserit in ore velle<text:line-break/>tris, palam est affectum non calidum esse. Idonea itaque sunt</text:p>
      <text:p text:style-name="P3">ad hujusmodi ventris assectus quatuor medicamenta abAscle-<text:line-break/>piade conscripta, quae etiam ego nunc <text:span text:style-name="Default_20_Paragraph_20_Font"><text:span text:style-name="T1">s</text:span></text:span>cribam ipsius Ascle-<text:line-break/>piadae et verbis et ordine servatis.</text:p>
      <text:p text:style-name="P1"><text:span text:style-name="Default_20_Paragraph_20_Font"><text:span text:style-name="T1">[Ad stomachi subversiones.]</text:span></text:span> ♃ Nucleorum mali pu-<text:line-break/>nici acidi tusorum succi sextarios iij , succi mentae sexta-.<text:line-break/>num j, mellis Attici sextarium j, in vas sictile condicito ac<text:line-break/>coquito assidue agitando, et ubi densata fuerint, ab igne ablata<text:line-break/>reponito. Tempore u<text:span text:style-name="Default_20_Paragraph_20_Font"><text:span text:style-name="T1">s</text:span></text:span>us dato mystrum j aut duos ante ci-<text:line-break/>bum<text:span text:style-name="Default_20_Paragraph_20_Font"><text:span text:style-name="T1">. Aliud, facit ad dysentericos et vomentes cibum. ♃<text:line-break/></text:span></text:span>Radicis mali cotoneae lib. j, vini myrtei <text:span text:style-name="Default_20_Paragraph_20_Font"><text:span text:style-name="T1">s</text:span></text:span>extarios tres,<text:line-break/>coquito ad tertias, deinde exprimit<text:span text:style-name="Default_20_Paragraph_20_Font"><text:span text:style-name="T1">o</text:span></text:span> liquorem et meliis At-<text:line-break/>lici <text:span text:style-name="Default_20_Paragraph_20_Font"><text:span text:style-name="T1">s</text:span></text:span>e<text:span text:style-name="Default_20_Paragraph_20_Font"><text:span text:style-name="T1">s</text:span></text:span>quilibram addito, rurf<text:span text:style-name="Default_20_Paragraph_20_Font"><text:span text:style-name="T1">u</text:span></text:span>sque coquit<text:span text:style-name="Default_20_Paragraph_20_Font"><text:span text:style-name="T1">o</text:span></text:span> assidue m<text:span text:style-name="Default_20_Paragraph_20_Font"><text:span text:style-name="T1">o</text:span></text:span>vendo.<text:line-break/>Dat<text:span text:style-name="Default_20_Paragraph_20_Font"><text:span text:style-name="T1">o</text:span></text:span> ex reposito velut dictum est.</text:p>
      <text:p text:style-name="P1"><text:span text:style-name="Default_20_Paragraph_20_Font"><text:span text:style-name="T1">[Confectio ex fructibus, facit ad stomachi sabver-<text:line-break/>sionem coeliacos et dysentericos.]</text:span></text:span> ♃ Mala cotonea numero<text:line-break/>decem, <text:span text:style-name="Default_20_Paragraph_20_Font"><text:span text:style-name="T1">s</text:span></text:span>orba numero quinquaginta, mespila quinquaginta,<text:line-break/>rltois rubri sextarium j, aquae congios septem. Fructus tu-<text:line-break/>fos et in aquam conjectos diligenter coquito, et ubi diss<text:span text:style-name="Default_20_Paragraph_20_Font"><text:span text:style-name="T1">o-</text:span></text:span></text:p>
      <text:p text:style-name="P3">luti suerint, liquorem exprimito, ac rursus coquito ejecto<text:line-break/>eo, quod ex fructibus instar palearum exuccum reliquum<text:line-break/>est, quum vero tertia pars liquoris superfuerit, mellis At-<text:line-break/>lici ℔ iv addito, et ad prunas assidue agitando coquito ac<text:line-break/>spissata reponito. Usus ostensus est. <text:span text:style-name="Default_20_Paragraph_20_Font"><text:span text:style-name="T1">Aliud medicamentum.<text:line-break/></text:span></text:span>♃ Sorborum maturorum <text:span text:style-name="Default_20_Paragraph_20_Font"><text:span text:style-name="T1">s</text:span></text:span>extarium j, baccarum myrti ni-<text:line-break/>grarum sextarium j , rhois Syriaci sextarium j , prunorum<text:line-break/>silvestrium sextarium j, mespilorum sextarium j, phoeni-<text:line-break/>cobalanomm TlIebaicorum lib. duas, mala cotonea decem,<text:line-break/>mala pudica integra una cum nucleis decem, musti Aminaei<text:line-break/>sextarios xlviij. Praepara pro consuetudine et expressum<text:line-break/>liquorem rursus diligenter coque donec spissetur. Utere ut<text:line-break/>dictum est. Porr<text:span text:style-name="Default_20_Paragraph_20_Font"><text:span text:style-name="T1">o</text:span></text:span> post praescriptas consectiones quintam<text:line-break/>scripsit Asclepiades hoc modo.</text:p>
      <text:p text:style-name="P1"><text:span text:style-name="Default_20_Paragraph_20_Font"><text:span text:style-name="T1">[Catapotia ad stomachi subversiones, Crigeniae, bona<text:line-break/>et valde probata.]</text:span></text:span> ♃ Florum rosarum Ʒ viij, baccarum<text:line-break/>myrti nigrae exacinatarum acetabulum , seminis hyoscyami<text:line-break/>acetabuli dimidium. Terito simuI diligenter sufficiente pro-</text:p>
      <text:p text:style-name="P3">tropo paulatim instillato, deinde his palmularum passarum<text:line-break/>decem numer<text:span text:style-name="Default_20_Paragraph_20_Font"><text:span text:style-name="T1">o</text:span></text:span> carnem addito, et ex contritis catapotia ci-<text:line-break/>ceris magnitudine formato, et tres aut quatuor cum aquae<text:line-break/>mulsae veteris dilutae cyath. ij exhibeto. Et hoc medica-<text:line-break/>mentum in iisdem affectibus commodum efi, in quibus qua-<text:line-break/>tuor praescripta. Voluit autem auctor hujus medicamenti<text:line-break/>per feminis hyoscyami mixturam doloris sedationem et<text:line-break/>somnum inducere una cum resiccatione. Manifestum est au...<text:line-break/>tem refrigeratorium quippiam hyoscyami semen habere, vel-<text:line-break/>ut etiam papaveris semen habet, quare ad calidos assectus<text:line-break/>facit. Simile praescripto medicamentum deinceps proditum<text:line-break/>ab ipfo est his verbis. ♃ Rosarum recentium desectis sin-<text:line-break/>guibns Ʒ viij, seminis papaveris albi Ʒ iv, seminis hyoscy-<text:line-break/>ami Ʒ ij, aloes obol. iij, asari obol. iij, cum aqua diluta in<text:line-break/>pillulas redigito et ciceris magnitudinem praebeto. Septi-<text:line-break/>mum post praedicta medicamentum Asclepiades scripsit ap-<text:line-break/>posito discrimine a symptomate palam apparente; ait enim</text:p>
      <text:p text:style-name="P3">ardori stomachi ipsum convenire et propterea adspsum i. e.<text:line-break/>sitim extinguens, appellat compositionem ipsius sic tradens.</text:p>
      <text:p text:style-name="P1"><text:span text:style-name="Default_20_Paragraph_20_Font"><text:span text:style-name="T1">[Ad ardorem stomachi adipson catapotium</text:span></text:span>.] ♃ Se-<text:line-break/>minis cucumeris sativi Ʒ viij, seminis portulacae Ʒ viij, tra-<text:line-break/>gacanthae Ʒ iv. Tragacanlham ovorum crudorum recen-<text:line-break/>tium candido dissolve et probe tritis aliis adde, et ex nux-<text:line-break/>lis catapotia forma, caque in umbra resicca, atque unum<text:line-break/>sub lingua tenendum praebe ac liquorem inde <text:span text:style-name="Default_20_Paragraph_20_Font"><text:span text:style-name="T1">s</text:span></text:span>olutum de-<text:line-break/>vorare jube. Qum et quod postea sequitur, refrigerat ac<text:line-break/>corroborat stomachum madore praegnantem et qui humi-<text:line-break/>dum ac calidum affectum habet. Scribit autem de ipso<text:line-break/>Asclepiades haec verba.</text:p>
      <text:p text:style-name="P1"><text:span text:style-name="Default_20_Paragraph_20_Font"><text:span text:style-name="T1">[Aliud, facit ad stomachi siubveestonem, maxime com-<text:line-break/>modum est ardorem multum perferentibus et qui stoma-<text:line-break/>cho exuruntur.]</text:span></text:span> ♃ Foliorum rosarum viridium Ʒ vj, gly-<text:line-break/>cyrrhlose Ʒ iv, nardi Indicae Ʒ iv, excipe vino dulci aut<text:line-break/>protropo et redige in catapotia, ex quibus unum sub lingua<text:line-break/>tenendum Praebe, aut ciceris magnitudinem cum srinida aqua</text:p>
      <text:p text:style-name="P3">dissolve et in potu exhibe. Nonum deinceps medicamen-<text:line-break/>tutn A<text:span text:style-name="Default_20_Paragraph_20_Font"><text:span text:style-name="T1">s</text:span></text:span>clepiades scripsit hoc modo. <text:span text:style-name="Default_20_Paragraph_20_Font"><text:span text:style-name="T1">Ad singultum et sto-<text:line-break/>machi debilitatem et cibi resectionem.</text:span></text:span> Rejectio itaque, hoc<text:line-break/>est vomitus ex genere est supinitatum. Quando enim os<text:line-break/>ventris fortiter afficitur, hoc autem, velut dixi, ob vitiosos<text:line-break/>humores, quos venter abrumpere conatus, propter debili-<text:line-break/>tatem nauseae symptoma perpetitur, atque hanc etiam tum<text:line-break/>ante acceptionem cibi tum post ingestum cibum ob extre-<text:line-break/>mam debilitatem perfert. Supinitates igitur ex vitiatis hu-<text:line-break/>m<text:span text:style-name="Default_20_Paragraph_20_Font"><text:span text:style-name="T1">o</text:span></text:span>ribus obortas picra confectio quam celerrime curat,<text:line-break/>nempe vitiatos humores expurgans. Vomitus vero ob im-<text:line-break/>becillitatem gravati stomachi oborti curantur per in tempe-<text:line-break/>riei emendationem. Non parum saepe contingit etiam non<text:line-break/>solum stomachum, sed et ventrem ob debilitatem serre non<text:line-break/>posse ciborum onus, atque ideo rejicere, aliquando quidem<text:line-break/>ad infernam partem, ubi illis robustior sit stomachus, ali-<text:line-break/>quando vero <text:span text:style-name="Default_20_Paragraph_20_Font"><text:span text:style-name="T1">s</text:span></text:span>ursum ob stomachi imbecillitatem, quando</text:p>
      <text:p text:style-name="P3">sane hic debilior fuerit infernis partibus. Hoc itaque vo-<text:line-break/>nutus <text:span text:style-name="Default_20_Paragraph_20_Font"><text:span text:style-name="T1">s</text:span></text:span>ymptoma unum quidem est<text:span text:style-name="Default_20_Paragraph_20_Font"><text:span text:style-name="T1">, s</text:span></text:span>equitur autem ad mul-<text:line-break/>tos allectus diver<text:span text:style-name="Default_20_Paragraph_20_Font"><text:span text:style-name="T1">s</text:span></text:span>am medelam exigentes. Similiter et sin-<text:line-break/>gultus stomacho interdum ob frigiditatem aut repletionem<text:line-break/>accidit, interdum ob mordacitatem humorum acrium et me-<text:line-break/>dicamentaria qualitate praeditorum. inpossibile itaque est<text:line-break/>medicamentum invenire omnibus dictis affectibus aptum.<text:line-break/>Caeterum quae deinceps <text:span text:style-name="Default_20_Paragraph_20_Font"><text:span text:style-name="T1">s</text:span></text:span>cripsit Asclepiades duo medica.-<text:line-break/>menta, ostensa sunt substantiam habere multum ab humana<text:line-break/>natura diversam, quae ipsa maxime omnium inter residuas<text:line-break/>corporis partes stomachus non sert ob excellentiam sensus,<text:line-break/>qua praeditus existit. Magnopere igitur affligitur stomachus<text:line-break/>etiam ubi ex stomaticis medicamentis quippiam in ipsum<text:line-break/>fuerit praeterlapfum , maxime quae atramentum <text:span text:style-name="Default_20_Paragraph_20_Font"><text:span text:style-name="T1">s</text:span></text:span>utorium<text:line-break/>aut tale quid in fe habent. Quod enim ex fructibus con-<text:line-break/>stat ex comestili materia compositum est, verum attamen-<text:line-break/>tum sutorium contrariae penitus homini naturae est, quem-<text:line-break/>admodum etiam mandragora. Fugienda itaque <text:span text:style-name="Default_20_Paragraph_20_Font"><text:span text:style-name="T1">s</text:span></text:span>unt haec<text:line-break/>duo medicamenta ex chryfobalan<text:span text:style-name="Default_20_Paragraph_20_Font"><text:span text:style-name="T1">o</text:span></text:span> et radicis mandragorae</text:p>
      <text:p text:style-name="P3">cortice composita, apponam tamen etiam ipsorum composi-<text:line-break/>tionem. Et prioris quidem descriptio haec est. ♃ Chryso-<text:line-break/>balani ℔I j, mastiches Chiae librae dimidium, corticis radi-<text:line-break/>cis mandragorae quadrantem, tusa et cribrata excipe men-<text:line-break/>tae succo et redige in catapotia. Da inde obolos tres cum<text:line-break/>aquae frigidae cyathis tribus. Posterioris autem descriptio<text:line-break/>haec est. ♃ Mastiches Chiae ℔ j, tragacanthae albae ℔ j,<text:line-break/>corticis radicis mandragorae sextantem, tusa et cribrata<text:line-break/>reponito. Usu exigente dato cochleare inspersum aquae iri-<text:line-break/>gidae cyatho uno. Post praescriptas duo conlectiones Ascle-<text:line-break/>piades sic scripsit. Ad volvuIosas stomachi subversiones.<text:line-break/>Conjectarit quispiam ipsum volvuIosas appellare fortes,<text:line-break/>quemadmodum enim in volvulis subversiones fiunt cum<text:line-break/>magna contentione et violentia, adeo ut stercus etiam evo-<text:line-break/>manI. sic etiam alios vomitus concitatos quis appellare vol-<text:line-break/>vinosos possit. Sequuntur autem hujusmodi vomitus, ubi<text:line-break/>affectae partes a medicatis scrofis humoribus magnopere</text:p>
      <text:p text:style-name="P3">fuerint afflictae, si ver<text:span text:style-name="Default_20_Paragraph_20_Font"><text:span text:style-name="T1">o</text:span></text:span> etiam imbecilliores fuerint dupli-<text:line-break/>eatur malum. Erit itaque ob id curationis fcopus, ut simuI<text:line-break/>ad affectas partes odoratas qualitates opponamus, quales<text:line-break/>aromatum sunt et quorundam feminum in ciborum usum<text:line-break/>venientium, velut est ani<text:span text:style-name="Default_20_Paragraph_20_Font"><text:span text:style-name="T1">s</text:span></text:span>um, apium, daucus, cuminum et<text:line-break/>selëli. .luxta hanc itaque rationem Hippocrates in pleuriti-<text:line-break/>cis purgativum exhibens medicamentum, misceri aliquid ex<text:line-break/>his jussit sic scribens: <text:span text:style-name="Default_20_Paragraph_20_Font"><text:span text:style-name="T1">Sivero sub septo transvelsc sit do-<text:line-break/>lor et ad claviculam non se extendat, mollire ventrem<text:line-break/>oportet veratro nigro aut peplio , ad veratrum quidem<text:line-break/>dauco aut seselide aut cumino aut aniso aut alio quo-<text:line-break/>piam odorato addito</text:span></text:span>. Apparet enim quod in his miscendis<text:line-break/>maxime odo.rem ipsorum respiciat, quo medicamentariam<text:line-break/>vim, quae hominis naturae contraria est, mitiget et obtun-<text:line-break/>dat. Quemadmodum enim graveolentia omnia stomachum<text:line-break/>subvertere solent, sic odorata corroborare. Si vero ultra<text:line-break/>hoc etiam in ciborum usum veniant, multipliciter auxiliau-<text:line-break/>tur stomach<text:span text:style-name="Default_20_Paragraph_20_Font"><text:span text:style-name="T1">o</text:span></text:span> ob vitiatos serosos humores subverso. Atque</text:p>
      <text:p text:style-name="P3">juxta hanc ratiocinationem auctor propositi medicamenti<text:line-break/>anisum et apium admiscuit, absinthium vero propterea,<text:line-break/>quod a natura vim habet extergendi ac repurgandi et sub-<text:line-break/>ducendi vitiatos stomachi humores, ampliusque densat et<text:line-break/>constringit ac robur addit parti affectae. Cinnamomum au-<text:line-break/>tem addidit, ut quod omnibus foetidis et putredinosis fero-<text:line-break/>sis humoribus fe opponat juxta utramque facultatem luam,<text:line-break/>alterativam et discussoriam ; non parvam enim ex odore<text:line-break/>suo exhibet utilitatem omnibus malis affectionibus. Opii<text:line-break/>vero parum medicamento immiscuit, sensum stomachi he-<text:line-break/>Letare volens, qua ratione etiam coeliacis ipsum damus,<text:line-break/>ut quod profundum quendam soporem inducere possit. Quo<text:line-break/>vero vehementem opii frigiditatem compositor ipse corrige-<text:line-break/>ret, castorium ipsi adjecit oppositum ferme ipsi in facultate.<text:line-break/>Eadem ratione etiam piper admixtum est. De myrrha vero<text:line-break/>operae pretium est scire quod in quantum facultas ipsius<text:line-break/>est concoctoria humorum praeter naturam et vitiosorum, in<text:line-break/>tantum convenienter admiscetur, in quantum autem medi-</text:p>
      <text:p text:style-name="P3">camentaIia est non convenienter, verum paucitas ejus ad<text:line-break/>concoctionem quippiam confert, qualitatis autem peregrini-<text:line-break/>tas non apparet, utpote victa ab odoratis. Ego itaque hoc<text:line-break/>medicamentum etiam sine myrrha praeparare consuevi, ad<text:line-break/>securitatem perducere semper tentans usum omnium me-<text:line-break/>dicamentorum, praesertim ubi in acuta febre tale quid ex-<text:line-break/>bibetur. Quum igitur cinnamomum habeat hoc medicamen-<text:line-break/>tum et femina calida urinam cientia ac piper et praeterea<text:line-break/>castorium ac opium, merito multis affectionibus commodum<text:line-break/>est, quandoque cum vin<text:span text:style-name="Default_20_Paragraph_20_Font"><text:span text:style-name="T1">o</text:span></text:span> stomacho grato datum, quale pro-<text:line-break/>tropum est, quandoque cum myrti baccarum decocto velut<text:line-break/>in dysentericis, aut cum aceto mulso velut in splenicis, in<text:line-break/>cholera vero et bilis vomitu ac effluxu cum frigida, velut<text:line-break/>Asclepiades scripsit, sed addito discrimine, si siticulosior est<text:line-break/>nunc quam antea, aut nauseae calidae saulus circa os ven-<text:line-break/>tris ipsis contingat, aut frigidam bibere sanus consueVit. Ego<text:line-break/>sane hoc medicamentum ad securiorem usum perduxi, myr-<text:line-break/>rhamque dimisi et piperis quantitatem auxi. Quum vero</text:p>
      <text:p text:style-name="P3">plurimum cinnamomum accipiat, necessarium nobis est, ubi<text:line-break/>cinnamomo caremus, cassiam optimam conjiciamus aut plus<text:line-break/>quam duplo cinnamomi pondere aut omnino non minus-<text:line-break/>Caeterum commensuratio ac apponderatio medicamentorum,<text:line-break/>quae ipsum constituunt, ab Asclepiade his verbis proditur.</text:p>
      <text:p text:style-name="P1"><text:span text:style-name="Default_20_Paragraph_20_Font"><text:span text:style-name="T1">[Ad volvusasas stomachi subversiones pastillus Ama-<text:line-break/></text:span></text:span>p<text:span text:style-name="Default_20_Paragraph_20_Font"><text:span text:style-name="T1">onunt. Pacit ad insutos ardorem stomachi et v</text:span></text:span>o<text:span text:style-name="Default_20_Paragraph_20_Font"><text:span text:style-name="T1">mentes<text:line-break/>ctbum. .Facit et ad internos assectus.]</text:span></text:span> ♃ Seminis apii Ʒ vj,<text:line-break/>anisi Ʒ vj, absinthii Ʒ iiij, piperis Ʒ ij, myrrhae Ʒ ij, cinna-<text:line-break/>momi Ʒ vj, opii Ʒ ij , castorii Ʒ ij , cum aqua pastillos for-<text:line-break/>malo et ad summum Ʒ j, dato stomachicis cum protropi<text:line-break/>diluti cyathis tribus, cho<text:span text:style-name="Default_20_Paragraph_20_Font"><text:span text:style-name="T1">l</text:span></text:span>ericis et vomentibus cibum cum<text:line-break/>frigida, coeliacis et dysentericis cum baccarum myrti de-<text:line-break/>cocto, spleniticis cum aceti musti cyath. iij. Aliud medica-<text:line-break/>mentum deinceps scripsit Asclepiades, non solum ad vol-<text:line-break/>vulosas stomachi subversiones ipsum convenire promittens,<text:line-break/>sed et ad intensos singultus et stomachicos, qui ardorem,</text:p>
      <text:p text:style-name="P3">hoc est multam caliditatem percipiunt. Dictum autem jam<text:line-break/>saepe a me est, impossibile esse invenire medicamentum ad<text:line-break/>multos assectus optimum, invenitur enim in unaquaqne ipsa-<text:line-break/>rum id, quod proprie ipsis destinatum est praestantius esse.<text:line-break/>Verum iis, qui unum medicamentum ad multos assectus ha-<text:line-break/>here volunt, etiam horum praeparatio ac compositio utilis<text:line-break/>existit. Continetur tamen ambiguitas quaedam in hujusmodi<text:line-break/>medicamentorum promissionibus, qualem Asclepiades nunc<text:line-break/>de proposito medicamento facit. Putabunt enim fortassis ali-<text:line-break/>qui ex ignaris tum singulorum trium symptomatum curatio-<text:line-break/>nem promitti tum duorum simul coincidentium aut omnium<text:line-break/>simul, velut quum lancinatur vehementer nauseans aeger<text:line-break/>et singultit et multae anxiosae caliditatis sensum circa sto-<text:line-break/>machum percipit. Et de tali sane affectione primo dicam,<text:line-break/>in qua tria haec mala simul hominem infestant, nimirum<text:line-break/>ardoris sensus et singultus et affectio volvulosa. llippocra-<text:line-break/>Ies quidem igitur convulsionem fieri dixit ex repletione et<text:line-break/>evacuatione, et additum est ad aphorismum ferme in omni-</text:p>
      <text:p text:style-name="P3">bus exemplaribus. Sic autem et singultus. Ego vero in con-<text:line-break/>vulsione tertiam aliquam causam supra evacuationem et re-<text:line-break/>pletionem nondum reperi. Singultum autem sine his fieri<text:line-break/>video , acribus humoribus aut scrofis et medicatis stoma-<text:line-break/>chum mordentibus, quos ubi vomitu rejecerint, statim sin-<text:line-break/>gultu liberantur. Quin et multi devorato medicamento ex<text:line-break/>tribus piperis generibus constante, si statim vinum insuper<text:line-break/>bibant, omnino singultiunt, ex quorum numero etiam ego<text:line-break/>sum. Amplius autem et cibo in mordacem qualitatem cor-<text:line-break/>rupto aliqui singultiunt, et quod a vomitu statim liberan-<text:line-break/>tur omnibus notum est. Quidam etiam ex rigore oris ven-<text:line-break/>tris singultiunt. Verum pueros maxime frequenter singul-<text:line-break/>tire contingit tum ob corruptionem alimenti in ventre tum<text:line-break/>ob partis srigiditatem. An vero et ob nimiam evacuationem<text:line-break/>fiat singultus, veluti etiam convulsio, dignum consideratione<text:line-break/>est. Verum li in praesens hac consideratione relicta eos,<text:line-break/>qui ob frigiditatem aut ciborum copiam aut mordacem acre-<text:line-break/>dinem gravantur, intueamur, vomitum reperiemus sussicien-<text:line-break/>tem medelam eorum, qui ob copiam aut morsum singula</text:p>
      <text:p text:style-name="P3">fiunt, caliditatem vero eorum, qui ob frigiditatem. Alio au-<text:line-break/>tem modo reperiemus etiam sensus stupefactionem per re-<text:line-break/>frigerantia et permutationem ac discussionem mordacium per<text:line-break/>attennantia et resiccantia. Componitur autem ex hujusmodi<text:line-break/>ipsum medicamentum. Opium enim et rosae et psyllii suc-<text:line-break/>cus ex refrigeranti bus <text:span text:style-name="Default_20_Paragraph_20_Font"><text:span text:style-name="T1">s</text:span></text:span>unt. Spica nardi vero et chryfo-<text:line-break/>halanos ex discutientibus et corroborantibus. Asarum autem<text:line-break/>per minam deducit vitio<text:span text:style-name="Default_20_Paragraph_20_Font"><text:span text:style-name="T1">s</text:span></text:span>os humores. Aloe vero vitiatos<text:line-break/>humores expurgat et inferne per ventrem evacuat. Crocus<text:line-break/>autem concoquit et roborat partes per temperamentum qui-<text:line-break/>dem caliditatis concoctionem efficiens, per astringendi vero<text:line-break/>vim, quae ipsi adest, robur addens. Costus autem fulsicien-<text:line-break/>ter calefacit, moderate vero astringit, quod et ex gustu esus<text:line-break/>percipitur. Ex his porro composit<text:span text:style-name="Default_20_Paragraph_20_Font"><text:span text:style-name="T1">u</text:span></text:span>m medicamentum aptum<text:line-break/>est singultientibus, aptum est et iis, qui ad vomendum lan-<text:line-break/>eluantur, ob humores in praecedenti dictos, Verum non<text:line-break/>similiter ut istud , neque aliquid aliud ex odoratis habet</text:p>
      <text:p text:style-name="P2">neque cinnamomum. Resrigerantium autem in ipso mixtura<text:line-break/>stupesacere <text:span text:style-name="Default_20_Paragraph_20_Font"><text:span text:style-name="T1">s</text:span></text:span>ensum potens, mitigando molestiam ex morda-<text:line-break/>citate seroforum et aliorum etiam humorum obortam vere<text:line-break/>aptum medicamentum efficit ad nauseosae affectionis immi-<text:line-break/>n<text:span text:style-name="Default_20_Paragraph_20_Font"><text:span text:style-name="T1">o</text:span></text:span>tionem. Quandoquidem vero etiam ad stomachi ardorem<text:line-break/>convenire medicamentum dixit, repugnat autem huic ser-<text:line-break/>moni calefaciens costus, operae pretium fuerit et de eo di-<text:line-break/>cere. Quemadmodum in antidotis colicis appellatis et a qui-<text:line-break/>busdam dolorum sudatoriis, qualis est Phitonis antidotus,<text:line-break/>Inopus componendi medicamentum est stupesacere sensum<text:line-break/>dolentium. Quo ver<text:span text:style-name="Default_20_Paragraph_20_Font"><text:span text:style-name="T1">o</text:span></text:span> non cum magno detriment<text:span text:style-name="Default_20_Paragraph_20_Font"><text:span text:style-name="T1">o</text:span></text:span> id fiat<text:line-break/>et ut per altum dolentium corporum frigiditas celeriter pe-<text:line-break/>netret, calefacientia mi<text:span text:style-name="Default_20_Paragraph_20_Font"><text:span text:style-name="T1">s</text:span></text:span>centur, quae refrigera n tiu m stupe-<text:line-break/>factionem deducere possunt, quum illa ipsa per fe tardi trans-<text:line-break/>itus existant. Haec igitur ubi quis inaudiverit, quantitatem<text:line-break/>consideret simplicium medicamentorum, quae in compos-<text:line-break/>tumes miscentur, ex hac enim sciet num magis aut minus</text:p>
      <text:p text:style-name="P3">efficere possit compositum medicamentum ea quae promittit.<text:line-break/>Si namque refrigerantia plura apparuerint, <text:span text:style-name="Default_20_Paragraph_20_Font"><text:span text:style-name="T1">s</text:span></text:span>ensum affecto-<text:line-break/>rum magis obtundit et quantum caloris in ipsa particula<text:line-break/>fuerit etiam hunc extinguit, ubi vero calefacientia fuerint<text:line-break/>aucta, minus quidem haec efficiet ipsum medicamentum, in-<text:line-break/>nocentius autem reddetur. Nosse enim oportet corpora vi-<text:line-break/>ventium mortificationi simile quippiam perpeti ab omnium<text:line-break/>ex opio et hyoscyamo et mandragora compositorum medi-<text:line-break/>eamentorum usu, nimirum causis dolorem inlligentibus in-<text:line-break/>sensibilibus factis, et multi sane, qui assidue talia accipiunt,<text:line-break/>ad immedicabilem frigiditatem partes perducunt. Quemad-<text:line-break/>modum autem in rescigerantium et calefacienti um opposi-<text:line-break/>tione utrorumque quantitas ostendit praedominantem me-<text:line-break/>dieamenti actionem, eodem modo etiam in aliis considera-<text:line-break/>tionem facere oportet, velut densantibus et rarefacientibus,<text:line-break/>coagmentantibus et diffundentibus, odoratis et graveolenti^-<text:line-break/>bos, humectantibus et siccantibus, discutientibus et colus<text:line-break/>beutibns. ltaque ubi fubscrspsero his mixtorum in compo-</text:p>
      <text:p text:style-name="P3">sitione quantitatem ad cohaerentia transibo. Scripsit autem<text:line-break/>ipsam Asclepiades in haec verba.</text:p>
      <text:p text:style-name="P1"><text:span text:style-name="Default_20_Paragraph_20_Font"><text:span text:style-name="T1">[Stomachicis ardorem sentientibus et intensos singul-<text:line-break/>tus et volvuloscs stomachi affectus.</text:span></text:span>] ♃ Costi Ʒ iiij, spicae<text:line-break/>nardi Ʒ iiij, chrysobalanorum Ʒ iiij, rosarum viridium Ʒ iiij,<text:line-break/>masticina Ʒ iiij, aloës Ʒ ij, asari Ʒ ij, <text:span text:style-name="Default_20_Paragraph_20_Font"><text:span text:style-name="T1">o</text:span></text:span>pii drach. unam. Ex-<text:line-break/>cipe succo psyllii et reduc ad pastillorum formam et exhibe<text:line-break/>obolos tres. Liquor sit aflectui conveniens. Post praescripta<text:line-break/>medicamenta antidotum luerem jam antea in Andromachi<text:line-break/>medicamentis conscriptam, ex aloe et cinnamomo composta<text:line-break/>tam etiam ipse tradidit, non juxta eandem commensura-<text:line-break/>tionem et symmetriam. Habent autem verba ejus in hunc<text:line-break/>modum.</text:p>
      <text:p text:style-name="P1"><text:span text:style-name="Default_20_Paragraph_20_Font"><text:span text:style-name="T1">[Antidotus hiera Phemisonis ad stomachi sabver-..<text:line-break/>siones. .Facit et ad sentientes ardorem et omnem instati</text:span></text:span>o-<text:line-break/><text:span text:style-name="Default_20_Paragraph_20_Font"><text:span text:style-name="T1">nem, tardam concoctionem et assectiones uteri. Probe ciet<text:line-break/>urinam et omnino admiranda colsectio est hydropicis, he-<text:line-break/>paticis et nephriticis. Deducit et feminis merses.] ♃</text:span></text:span></text:p>
      <text:p text:style-name="P3">Aloës Ʒ c, mastiches Ʒ j, croci Ʒ j, nardi Indicae ℥ j, cin-<text:line-break/>namomi ℥ j , carpobalsami Ʒ j , asari Ʒ j , tundito et angu-<text:line-break/>stissimo cribro excernito, atque aridum ne transpiret <text:span text:style-name="Default_20_Paragraph_20_Font"><text:span text:style-name="T1">s</text:span></text:span>er-<text:line-break/>vato. Usus ejus est ad tarde concoquentem atque ita sanos<text:line-break/>℥ iij , cum frigidae cyatlL iiij , vomentibus bilem aut alias<text:line-break/>fluxione laborantibus drachmae dimidium ad inflammatio-<text:line-break/>nes internas convenit cum aqua mulsa bibitum, verum<text:line-break/>quibus urinam ciere volumus aut menses deducere, me-<text:line-break/>dicamentum cum vino damus. Est autem medicamentum<text:line-break/>inspersile, in pulveris ac farinae formam redactum. Haec<text:line-break/>quidem <text:span text:style-name="Default_20_Paragraph_20_Font"><text:span text:style-name="T1">s</text:span></text:span>cripsit Asclepiades de praedicto medicamento. Vi-<text:line-break/>deamus autem pIimum in his de quantitate medicamen-<text:line-break/>torum ipsum constituentium quatenus consensit et dissensit<text:line-break/>cum Andromacho, deinde consequenter de promissi<text:span text:style-name="Default_20_Paragraph_20_Font"><text:span text:style-name="T1">o</text:span></text:span>ne et<text:line-break/>usu. Equidem in mixtura medicamentorum consenserunt<text:line-break/>inter se Andromachus et Asclepiades in hoc, quod aloes<text:line-break/>drachmas centum conjiciunt. Dissentiunt autem in eo, quod<text:line-break/>Asclepiades simpliciter aloës scripsit, Andromachus autem</text:p>
      <text:p text:style-name="P3">lotae apposuit. Et quod Asclepiades reliquorum singulorum<text:line-break/>singulas uncias admiscuit, hoc est drachmas argenteas octo<text:line-break/>aut septem et dimidiam, Andromachus vero sex. Amplius<text:line-break/>etiam in eo, quod Asclepiades carpobalsamum, Andromachus<text:line-break/>xylobalsamum inlicit, et praeterea quod Asclepiades florem<text:line-break/>junci odorati penitus relinquit. Caeterum circa promissio-<text:line-break/>nem operum Andromachus nihil amplius scripsit, quam qui-<text:line-break/>busdam unum cochleare, quibusdam duo cum aquae sIigi-<text:line-break/>dae aut calidae cyathis tribus exhibere, verum Asclepiades<text:line-break/>plura de usu propositae antidoti prodidit. Ad tardas enim<text:line-break/>concoctiones sanorum Ʒ j dari jubet cum aquae frigidae<text:line-break/>cyathis quatuor, opinor autem ipsum dicere drachmam ar-<text:line-break/>genteam ; etenim sic fere omnes recentiores medici appellare<text:line-break/>in more habent, neque ipsa rei natura aliud nos intelli-<text:line-break/>gere cogit, manifestum est autem, quod drachmam dicimus<text:line-break/>nunc in hujusmodi omnes, quod Romani denarium appel-<text:line-break/>IanL Verum non omnibus tarde conc<text:span text:style-name="Default_20_Paragraph_20_Font"><text:span text:style-name="T1">o</text:span></text:span>quentibus expedit</text:p>
      <text:p text:style-name="P3">praebere hoc medicamentum, sed iis solum quibus ob vitio<text:line-break/>sus humores tarda concoctio contingit et maxime cum te-<text:line-break/>nues fuerint et biliosi. Fecerit et quietem in iis, quibus<text:line-break/>citra vitiatos humores humida intemperies in tantum aste-<text:line-break/>etam partem perrigavit, ut exolvatur et laxetur ad modum<text:line-break/>ligatoIiorum nervorum circa laxatos articulos. At vero qui<text:line-break/>bilem in ventre habent, quae praesertim ipsis in tunicis in<text:line-break/>alto continetur, praestantius medicamentum non Pepererint.<text:line-break/>Verum haud scio qua ratione parum de ipso exhibeat A s<text:span text:style-name="Default_20_Paragraph_20_Font"><text:span text:style-name="T1">olos<text:line-break/></text:span></text:span>piades, quum moderata exhibitio ipsius ad drachmas tres<text:line-break/>progrediatur. Porro ad inflammationem habentes non sim-<text:line-break/>pliciter in omni inflammationis tempore dandum est, sed<text:line-break/>ubi concocta suerit et declinarit. <text:span text:style-name="Default_20_Paragraph_20_Font"><text:span text:style-name="T1">Concocta enim medicanda<text:line-break/>certe censet Hippocrates, non cruda, neque in principiis,<text:line-break/>nest suopte cieantur impetu</text:span></text:span>, hoc est nisi motus ad exere<text:line-break/>tionem nos adducat, qui nondum firmam aliquam inclina <text:span text:style-name="Default_20_Paragraph_20_Font"><text:span text:style-name="T1">A<text:line-break/></text:span></text:span>tionem ac stationem ad unam partem habeat. Rede autem<text:line-break/>hoc medicamentum tarde concoquentibns aut bilem vomen-</text:p>
      <text:p text:style-name="P3">tibus aut alias stomachi fluxione laborantibus aquae cya-<text:line-break/>this quatuor inspergens praebet, nimirum subversionem sto-<text:line-break/>macho ex melle oborientem formidans. Ad declinationem<text:line-break/>autem internarum inflammationnm cum aqua mulsa tem-<text:line-break/>pesti ve quis exhibuerit, quemadmodum etiam minam ciere<text:line-break/>volens/ aut menses evacuare, Asclepiades quidem ex vino<text:line-break/>dandum ait. Praestiterit autem, ut ego sentio, cum vino<text:line-break/>mulso medicamentum praeberi; ita enim simul et quae circa<text:line-break/>distributionem et delationem ex ventre in urinam et quae<text:line-break/>circa uterum instant, secat ac dissolvit, et robur partibus<text:line-break/>addit, per quas transitum facit, ampIiusque et locorum per<text:line-break/>quos fertur caliditatem auget, quae et ipsa non parum con-<text:line-break/>fert ad instantes humores fundendos ac evacuandos. Post<text:line-break/>praescriptam hieram Themis<text:span text:style-name="Default_20_Paragraph_20_Font"><text:span text:style-name="T1">o</text:span></text:span>nis antidotum Asclepiades<text:line-break/>aliam sic scripsit. <text:span text:style-name="Default_20_Paragraph_20_Font"><text:span text:style-name="T1">Alia ex Mantiae compositionibus Atta-<text:line-break/>lica. Facit ad stomachicos et reficientes cibum, cholericos,<text:line-break/>coeliacos, dysentericos</text:span></text:span>. Compositio sic habet. ♃ Croci Ʒ ij,</text:p>
      <text:p text:style-name="P3">nardi Ʒ duas, seminis hyoscyami Ʒ j, aloes Ʒ j, balaustii ℥ j,<text:line-break/>tragacanthae Ʒ j, piperis albi Ʒ j, acaciae ℥ j, rbeu Pontici<text:line-break/>℥ j, rhois Syriaci culinarii Ʒj, excipe succ<text:span text:style-name="Default_20_Paragraph_20_Font"><text:span text:style-name="T1">o</text:span></text:span> rosarum in vino<text:line-break/>austero coctarum et redige in pastillos drachmae unius, tra-<text:line-break/>gacantham vero succo praemaceratam unito. Hoc medica-<text:line-break/>mentum nihil priori simile habet, illud enim purgatorium<text:line-break/>est, hoc astringens, iis qui stomachum aut totum ventrem<text:line-break/>ob multam humiditatem exolutum ac laxum habent con-<text:line-break/>veniens, quemadmodum etiam in articulis ejusmodi laxi-<text:line-break/>tates contingunt ligamentis ipsorum multa humiditate per-<text:line-break/>rigatis, quae plurimi medici nervos ligatorios appellare so-<text:line-break/>lenI. Multi enim ejusmodi assectus tum in ventre tum in<text:line-break/>stomacho fiunt iis, qui multo potu se explent aut fructus<text:line-break/>humectantes aut etiam edulia talis temperamenti ingerunt.<text:line-break/>Quum itaque multi sint qui tali victu utantur, rationabiliter<text:line-break/>etiam praedictae facultatis medicamenta saepe successu clara<text:line-break/>evadunt, ut quae praedominantem astringendi vim habeant.</text:p>
      <text:p text:style-name="P2">Ubi vero aut vitiatos humores evacuare aut affectam par-<text:line-break/>tem calefacere oportet, non <text:span text:style-name="Default_20_Paragraph_20_Font"><text:span text:style-name="T1">s</text:span></text:span>olum nihil juvat ita astrin-<text:line-break/>gentium medicamentorum usus, <text:span text:style-name="Default_20_Paragraph_20_Font"><text:span text:style-name="T1">s</text:span></text:span>ed etiam nocet. Post prae-<text:line-break/>scriptum medicamentum aliorum duorum Asclepiades me-<text:line-break/>minit, quae et ipsa ambo bona sunt et ex multis composita<text:line-break/>ac propterea multi ad varios assectus usus et praesertim<text:line-break/>posterius. Quod vero tale sit, quale ipsum esse dicit, etiam<text:line-break/>nobis ipsis facile erit iudicare ubi in memoriam revocari-<text:line-break/>mus simplicia in ipso medicamenta, qualia singula sint, am-<text:line-break/>pliusqne methodum compositionis ejus audiverimus.</text:p>
      <text:p text:style-name="P1"><text:span text:style-name="Default_20_Paragraph_20_Font"><text:span text:style-name="T1">[Aster stomachicus, facit ad eos, quibus cibus in<text:line-break/>ventre acescit ad tormenta, destillationes, dolorem capitis,<text:line-break/>spuentes sanguinem, tabescentes, affectiones circa vesicam<text:line-break/>et uterum. Praeparatur sic.]</text:span></text:span> ♃ Succi mandragorae drach<text:line-break/>iv, myrrhae drach. iv, balaustii Ʒ iv, castorii Ʒ iv, croci<text:line-break/>drach. iv, opii drach. sex, anisi Ʒ viij, seminis apii drach.<text:line-break/>viij, styracis Ʒ viij, hyssopi Cretici Ʒ xij, feminis hyoscy-<text:line-break/>ami albi drach, xij, componito pro more et digerito in pa-</text:p>
      <text:p text:style-name="P3">stillos, dato pro viribus. . Liquor sit affectioni conveniens<text:line-break/><text:span text:style-name="Default_20_Paragraph_20_Font"><text:span text:style-name="T1">Aser alter inexuperabilis, medicamentum accommodatum<text:line-break/>sedans dolorem, inducens scmnum, multi usus ad vallos<text:line-break/>affectus. Nam et stomachi morbos mirabiliter sanat a ru-<text:line-break/>ctibus acidis, aegris concoctionibus, torminibus, volvatis,<text:line-break/>t</text:span></text:span><text:span text:style-name="Default_20_Paragraph_20_Font"><text:span text:style-name="T15">e</text:span></text:span><text:span text:style-name="Default_20_Paragraph_20_Font"><text:span text:style-name="T1">stationibus. Pacit et ad capitis dolores potatum et foris<text:line-break/>illitum fronti aceto dilutum. Facit et ad oculorum dolo-<text:line-break/>rem pastillus perdicis succo dilutus. Pacit et ad dentium<text:line-break/>dolorem cavernae inditus, tritus ac galbano exceptus aut<text:line-break/>fici succo. Prodest ad epiphoras et tonsillarum instamma-<text:line-break/>tiones villo dulci dilutus, ita ut ad oculos lanam eo im-<text:line-break/>butam imponamus : in tonsillis vero affect</text:span></text:span><text:span text:style-name="Default_20_Paragraph_20_Font"><text:span text:style-name="T15">i</text:span></text:span><text:span text:style-name="Default_20_Paragraph_20_Font"><text:span text:style-name="T1">s tepescet um<text:line-break/>Colluamus. Pacit ad omnem sanguinis siuxun</text:span></text:span><text:span text:style-name="Default_20_Paragraph_20_Font"><text:span text:style-name="T15">i </text:span></text:span><text:span text:style-name="Default_20_Paragraph_20_Font"><text:span text:style-name="T1">vino myr-<text:line-break/>tlte dissolutus, et ad veteres ac recentes tusses et destil-<text:line-break/>lationes dilutus vino Pheraeo aut protropo aut Scybelite.<text:line-break/>Facit phth</text:span></text:span><text:span text:style-name="Default_20_Paragraph_20_Font"><text:span text:style-name="T15">i</text:span></text:span><text:span text:style-name="Default_20_Paragraph_20_Font"><text:span text:style-name="T1">sicis, supputatis, marrubii sacco dtss</text:span></text:span><text:span text:style-name="Default_20_Paragraph_20_Font"><text:span text:style-name="T15">b</text:span></text:span><text:span text:style-name="Default_20_Paragraph_20_Font"><text:span text:style-name="T1">lulus.<text:line-break/>hlaemoptoicis, d</text:span></text:span><text:span text:style-name="Default_20_Paragraph_20_Font"><text:span text:style-name="T15">y</text:span></text:span><text:span text:style-name="Default_20_Paragraph_20_Font"><text:span text:style-name="T1">sentericis, cholericis, sanguinariae succo</text:span></text:span></text:p>
      <text:p text:style-name="P3"><text:span text:style-name="Default_20_Paragraph_20_Font"><text:span text:style-name="T1">dilutus, et ad omnis reptil</text:span></text:span>i<text:span text:style-name="Default_20_Paragraph_20_Font"><text:span text:style-name="T1">s plagam cum rutae decocto<text:line-break/>potatus. Solvit irritationes per circuitum repetentes, dua-<text:line-break/>bus ante ejus inuasionem .horis ex vini diluti cyathis tri-<text:line-break/>bus acceptus. Menses etiam feminarum ducit artem</text:span></text:span>i<text:span text:style-name="Default_20_Paragraph_20_Font"><text:span text:style-name="T1">siae<text:line-break/>decocto dilutus. Pacit et ad vesicae affectiones vino mulso<text:line-break/>dissolutus. Similiter etiam iis, quae ab utero sussiocantur,<text:line-break/>auxiliatur. Pacit arthriticis, podagricis, gentianae decocto<text:line-break/>dilutus. Et de his quidem quae eeficit hactenus. Com-<text:line-break/>posilio vero hoc modo habet</text:span></text:span>. ♃ Myrrhae drach. quatuor,<text:line-break/>ftyracis drach. quatuor, nardi Indicae drach. quatuor, cas-<text:line-break/>siae fistulae drach. quatuor , terrae Lemniae drach. quatuor,<text:line-break/>corticis. mandragorae drach. quatuor. lu alio exemplari<text:line-break/>etiam piperis drach. quatuor, croci drach. sex, succi papa^<text:line-break/>veris drach. sex, seminis dauci Cretici drach. octo, anisi<text:line-break/>drach. octo, seselis Massiliensis draclL octo, seminis apii<text:line-break/>drach. octus Myrrha et styrax atque opium vino dissoI-<text:line-break/>vuntur odorato et teruntur, arida vero tunduntur et eri-<text:line-break/>luantur, ac deinde simul miscentur, subiguntur ac in pastil-</text:p>
      <text:p text:style-name="P3">los coguntur ponderis drachmae dimidiae et in umbra re-<text:line-break/>siccantur. Esus ostensus est. lu aliis exemplaribus pastillo^<text:line-break/>sum pondus drachmate proditur.</text:p>
      <text:h text:style-name="Heading_20_2" text:outline-level="2">Cap. IV. </text:h>
      <text:p text:style-name="P33">[<text:span text:style-name="Default_20_Paragraph_20_Font"><text:span text:style-name="T1">Quae Archigenes in pr</text:span></text:span><text:span text:style-name="Default_20_Paragraph_20_Font"><text:span text:style-name="T15">i</text:span></text:span><text:span text:style-name="Default_20_Paragraph_20_Font"><text:span text:style-name="T1">mo medicamen..<text:line-break/>torum secundum genus prodidit de affectionibus circa sto-<text:line-break/>machum.]</text:span></text:span> Quum multae et vatiae sint circa stomachum as-<text:line-break/><text:span text:style-name="Default_20_Paragraph_20_Font"><text:span text:style-name="T1">s</text:span></text:span>ectiones, atque hae omnes fere in totum ex cruditate obo-<text:line-break/>Piantur, totis vitibus considerandum. Et si quidem aquarum<text:line-break/>aut aeris malitia ostendatur , universali via ac ratione quam<text:line-break/>maxime licet utentes , haec immutando hominem liberare<text:line-break/>est opus. Si vero ob inconsuetos cibos, eis interdicemus;<text:line-break/>si vero ob copiam, cibos contrahemus, et in universum ex<text:line-break/>quacunque causa suspicati fuerimus fieri, eam prohibebimus.<text:line-break/>Quod si in omnibus ipsis bono ordine tractetur et juxta<text:line-break/>ipsum stomachum tamen concoctiones impediantur, unctio-<text:line-break/>uibus et exercitiis , vociferationibusque et aliis hujusmodi<text:line-break/>per expertum artificem adhibitis stomachus corroboretur.<text:line-break/>Verum ructu acido asseclis coriandrum cochlearii mensura<text:line-break/>ante reliquum cibum edendum dato et merum insuper hi-</text:p>
      <text:p text:style-name="P3">bendum. Quod si quandoque moderata cruditas et quae<text:line-break/>contemni possit, oboriatur, Iongiore tempore in lecto de-<text:line-break/>cumbendum est, et si negotia id non permittant, quanto<text:line-break/>possibile est, omnis distentio et labor, ampliusque aestus et<text:line-break/>frigus ac ira vitanda sunt. Serius etiam quam pr<text:span text:style-name="Default_20_Paragraph_20_Font"><text:span text:style-name="T1">o</text:span></text:span> con-<text:line-break/>sueto tempore ex fervida aqua lavandum est, et in priore<text:line-break/>balnei domo aqua tepida hausta, omnia in stomachum co-<text:line-break/>acervata pituitosa removenda, et modico cibo itemque potu<text:line-break/>prima die utendum. Si vero fortis ciborum corruptio fiat<text:line-break/>stomachique morsum <text:span text:style-name="Default_20_Paragraph_20_Font"><text:span text:style-name="T1">s</text:span></text:span>entiant ac ip<text:span text:style-name="Default_20_Paragraph_20_Font"><text:span text:style-name="T1">s</text:span></text:span>os eructent, ampliusque<text:line-break/>nausea afficiantur, aqua tepida exhibita vomere cogito do-<text:line-break/>nec omne corruptum expurgetur, deinde caput mollibus<text:line-break/>linteolis ad ignem calefactis obducito, aut hujusmodi aliquo<text:line-break/>non inani ductu locos circa stomachum foveto et praecor-<text:line-break/>dia mitigato, summas item partes molli frictione aut etiam<text:line-break/>constricti<text:span text:style-name="Default_20_Paragraph_20_Font"><text:span text:style-name="T1">o</text:span></text:span>ne lenito. Atque ita in lectulo quiescere sinito,<text:line-break/>ac inediam per totam sequentem diem perstare, si non ab-<text:line-break/>surdum quid inde consequatur. Fortiores quidem, ut prae-</text:p>
      <text:p text:style-name="P3">dictum esit, effectos lavatione curat<text:span text:style-name="Default_20_Paragraph_20_Font"><text:span text:style-name="T1">o</text:span></text:span>, si vero infirmi essent,<text:line-break/>moderate ad diem unum refectos, in <text:span text:style-name="Default_20_Paragraph_20_Font"><text:span text:style-name="T1">s</text:span></text:span>equentem lavato mo-<text:line-break/>deratis cibis ac potibus ad triduum uti jussos. Et erudita-<text:line-break/>tis quidem talis quaedam, ut rudi quadam forma expressi,<text:line-break/>curatio existit. Verum de iis, quae ex ipsa proveniunt, vel-<text:line-break/>ut profluvi<text:span text:style-name="Default_20_Paragraph_20_Font"><text:span text:style-name="T1">o</text:span></text:span> ventris aut bilis per vomitum ac <text:span text:style-name="Default_20_Paragraph_20_Font"><text:span text:style-name="T1">s</text:span></text:span>ecessum re-<text:line-break/>jectione aut aliis ejusmodi, in proprio loco dicetur. Cae-<text:line-break/>terunt in aliis stomachi molestiis, iis quidem, qui stomacho<text:line-break/>exur<text:span text:style-name="Default_20_Paragraph_20_Font"><text:span text:style-name="T1">u</text:span></text:span>ntur cum exclusione aut animi deliquio aut appeten-<text:line-break/>tia perdita, ex qualicunque tandem causa praeter febrem,<text:line-break/>cyathos iij aut iv aquae frigidae absorbendos dato , bis aut<text:line-break/>ter per intervalla, et si quidem inde mitius habeant, ipsos<text:line-break/>revocatos tum cibatum etiam aliis refocillare tentabis. Si<text:line-break/>vero permaneat malum, deprehensis atque laevigatis extre-<text:line-break/>mitatibus, hujusmodi quendam cremorem assidue absorben-<text:line-break/>dum dato, velut palmularum, malorum cotoneorum, pyro-<text:line-break/>rum, mespilorum, baccarum juniperi, pampinorum vitis, ro-<text:line-break/>sarum, mali item punici nucleum non habentis succum aut<text:line-break/>nuces pineas xx et feminis cucumeris grana xxv, baccas</text:p>
      <text:p text:style-name="P3">myrti xx, croci obol. ij et rosarum duarum folia ex aqua<text:line-break/>bibenda exhibeto. Aut aquam frigidam cum omphacii succo<text:line-break/>praebeto. Aut florem rosarum cum nardo et aqua frigida.<text:line-break/>Aut etiam portulacae semen admisceto aut atriplicis semen<text:line-break/>aut malorum cotoneorum decoctum. Aut cucumerum sati-<text:line-break/>vornm semina l trita ex frigida praebe. Aut oryzam co-<text:line-break/>ctam cum butyro edendam exhibe. Aut tragoriganum tri-<text:line-break/>tam et exuccatam cum aqua edendam praebe. Aut fabas<text:line-break/>Aegyptias x et nardi Celticae obol. ij, utraque tosta et trita<text:line-break/>bibenda exhibe cum .mali pudici acidi ac dulcis <text:span text:style-name="Default_20_Paragraph_20_Font"><text:span text:style-name="T1">s</text:span></text:span>ucco et<text:line-break/>aqua, pari utriusque mensura. Aut menthae ramulum con-<text:line-break/>tritum bibendum dato. Aut oenanthen similiter tritam cum<text:line-break/>nardo Indica bibendam dato. Aut lentes coctos tritos ex<text:line-break/>aqua praebeto. Aut phoenicobalanos cum rosis. Aut mar-<text:line-break/>rubii succum cum melle, et ubi paululum quieverint, vinum<text:line-break/>eum polenta exhibeto. Aut cardamomi Ʒ j cum aceti mulsi<text:line-break/>cyathis tribus potandam dato ac quiescere sinito. Porro iis,<text:line-break/>qui salivam multam in stomacho aggregarunt^ aridam cony-<text:line-break/>Tam manducandam dato, forinsecus vero stomacho impo-</text:p>
      <text:p text:style-name="P3">Dantur vitis folia viridia trita, aut mala cotonea aut pisa<text:line-break/>mulae aut mespila cum cerato. Aut myrti solia tenera vel<text:line-break/>rubi vel lentisci, trita cum polentae flore frigida subacto.<text:line-break/>Aut portulaca viridis similiter praeparata. Aut caseus recens<text:line-break/>mollis cum polenta et apii foliis. Aut luridis solia cum<text:line-break/>aceto et polenta ac apii soliis. Si vero multum sint aestuosi,<text:line-break/>vesicam aqua expletam imponito. Aut nivem superstato. Aut<text:line-break/>cucurbitarum ramenta imponito et omnino omnia, quibus<text:line-break/>in cardiacis utimur. Dolores autem stomachi lenit et ma-<text:line-break/>xime iis, quibus anxietas aliqua aut indigentia accedit, lac<text:line-break/>asininum aut muliebre aut bubulum, silicibus incoctis po-<text:line-break/>tatum. Aut unguentum nardinum vel aliquod pretiosum<text:line-break/>dato ex aqua. Aut decoctum schoenanthi, rosarum flore si-<text:line-break/>mul insperso. Aut portulacae succum, quandoque per se,<text:line-break/>quandoque cum nardo. Aut ovi vitellum tostum et in sa-<text:line-break/>rinam comminutum cum polenta bibendum dato. Aut ama-<text:line-break/>ras nuces cum cucumeris semine et nuce pinea. Aut rumi</text:p>
      <text:p text:style-name="P3">cis silvestris seminis obolos tres bibendos praebeto. Omnes<text:line-break/>ver<text:span text:style-name="Default_20_Paragraph_20_Font"><text:span text:style-name="T1">o</text:span></text:span> circa stomachum dolores et implacabiles molestias se-<text:line-break/>dari ajunt cochlea Africana cruda integra vorata. Exoluto<text:line-break/>autem <text:span text:style-name="Default_20_Paragraph_20_Font"><text:span text:style-name="T1">s</text:span></text:span>olum et nauseabundo facto stomacho lactucae albae<text:line-break/>femen modicum ex aquae cyathis quatuor aut uno biben-<text:line-break/>dum dato. Aut passerum stercus aridum velut polentam sive<text:line-break/>aquam biberint sive vinum inspergito. Aut mastiches Chiae<text:line-break/>cochleare ex aqua frigida dato. Aut glaciem jejunis quoti-<text:line-break/>die exhibeto, ut ea assidue manducata salivam expuant. Aut<text:line-break/>conyzam aridam manducent. Si vero una cum humecta-<text:line-break/>tione etiam inflammatio aliqua adsit, ^oenanthen cum me-<text:line-break/>liloto aut rosam siccam cum cerato rosaceo parum resinae<text:line-break/>ustae habente impone. Aut acaciae et aluminis melli pa-<text:line-break/>res partes dupla cerati proportione excipe et ut malagma<text:line-break/>impone. Caeterum quibus bilem atram generantibus lloma-<text:line-break/>chus inflatur, spongias aceto acerrimo calido imbutas ad<text:line-break/>stomachum imponito, atque hoc maxime tempore distentio-<text:line-break/>num, et Ii postea etiamnum perseverarint , alumen liqui-</text:p>
      <text:p text:style-name="P3">dum cum chalcantho trito melle exceptum imponito. Aut<text:line-break/>haec et aloein pari portione mixta et cerato myrteo ex-<text:line-break/>cepta imponito. Aut hederae foliis vino coctis pro cata-<text:line-break/>plasmate utitor, aut plantaginis cum sale tritis. Aut armen-<text:line-break/>tariae bovis stercus aridum vino coctum. Aut mamtbium<text:line-break/>cum pane et rosaceo subactum. Aut bulbos rufos et alumen<text:line-break/>pati portione imponito. Post haec antidotus apyretos ap-<text:line-break/>peltata aut hiera aut alia quaepiam , quae cuique per ex-<text:line-break/>perientiam cognita est, in potu exhibenda est. In cibo sto-<text:line-break/>macbicis conveniunt beta, lens, tragus, ory^a, alica, malis<text:line-break/>cotoneis aut palmulis aut mespilis aut mali punici nucleo<text:line-break/>carentis, granis aut melapiis simul incoctis, aut teneris<text:line-break/>lentisci aut myrti aut rubi ramulis admixtis. Panis sit<text:line-break/>summe tantum fermentatus aut penitus absque fermento<text:line-break/>praeparatus. Ex oleribus conveniunt cruda, cichorium, me-<text:line-break/>conides, eryngium, intybns, gingidium, feris, lactucae, co-<text:line-break/>cta maxime commoda est brassica et sitarum. Ex reliquis<text:line-break/>autem coctis conveniunt cochleae et bulbi. Ex carnibus<text:line-break/>Venter, rostra, pedes, turdi, perdices, attagenes, turtures.</text:p>
      <text:p text:style-name="P3">palumbes, anates, lepores, dorcades. Ex piscibus squillae,<text:line-break/>gammari, colymbaenae, locustae, fuligines, sepiae, et ex iis<text:line-break/>qui duras carnes habent mulli, ex testaceis maxime buc-<text:line-break/>cina, purpurae, pectines, glauci, cerri, glandes. Verum si-<text:line-break/>sarum a reliquis omnibus acceptum, ut stomacho gratum<text:line-break/>et resectioni commodum, ad pleraque omnia stomachi sym-<text:line-break/>plumata conveniens est. lu potu prodest vinum, quod unus-<text:line-break/>quisque libenter bibit. At vero iis, qui inflantur et sto-<text:line-break/>macho distenduntur, polii fasciculum coquito et bibendum<text:line-break/>dato. Aut calaminthae decoctum per noctem sub dio ex-<text:line-break/>positum , modic<text:span text:style-name="Default_20_Paragraph_20_Font"><text:span text:style-name="T1">o</text:span></text:span> melle et piperis Ʒ j admixtis , bibendum<text:line-break/>praebeto. Aut spongiam acerrim<text:span text:style-name="Default_20_Paragraph_20_Font"><text:span text:style-name="T1">o</text:span></text:span> aceto imbutam pedibus<text:line-break/>ac brachiis imponito, usquequo bullae excitentur, maxime si<text:line-break/>cibos rejectent. Aut foenigraeci farinam aceto subactam. Aut<text:line-break/>sinapi tritum cum aceto usquequo rubefiat locus. Aut psyl-<text:line-break/>lium aceto et aqua maceratum et in mortario tusum, pari<text:line-break/>portione carnium cochlearum admixta, in malagmatis forma<text:line-break/>imponito. <text:span text:style-name="Default_20_Paragraph_20_Font"><text:span text:style-name="T1">Quae stomachicis dolorem eximant. </text:span></text:span>Cuminum</text:p>
      <text:p text:style-name="P3">tostum et apium, utrumque modica portione cum aqua bi-<text:line-break/>bendum praebe. Aut aloes obdi. ij cum vino mulso aut<text:line-break/>vino aut aqua bibendos dato. Aut abrotoni et thymi utri-<text:line-break/>usque obol. ij, ex vino praebe bibendos. Ligaturas insuper<text:line-break/>extremarum partium fortiter adhibe et circa ipsum stoma-<text:line-break/>cbum cucurbitulis et fomentis variis utere. Quod si vehe-<text:line-break/>mentor valida sit distentio, etiam venae sectio efficax auxi-<text:line-break/>lium erit et alvi solutio per supposititiam glandem. Dein-<text:line-break/>ceps post praescripta Arcbigenes de fama ingenti, itemque<text:line-break/>de singultu prodit quae <text:span text:style-name="Default_20_Paragraph_20_Font"><text:span text:style-name="T1">s</text:span></text:span>equuntur. Porro eos, qui ex ingenti<text:line-break/>fame in viis vel alio quocunque modo animo linquuntur,<text:line-break/>revocabimus odoramentis aceti aut pulegii, aut quae forte<text:line-break/>obtingit terra aceto macerata aut malis aut pyris aut aliis<text:line-break/>similibus fructibus, qui ad manum <text:span text:style-name="Default_20_Paragraph_20_Font"><text:span text:style-name="T1">s</text:span></text:span>unt. Panem insuper<text:line-break/>odorandum dabimus et ingerere cogemus. Ad haec enim<text:line-break/>singula confestim excitantur et praeterea ad <text:span text:style-name="Default_20_Paragraph_20_Font"><text:span text:style-name="T1">s</text:span></text:span>uillam carnem<text:line-break/>assatam ac coctam et in universum ad omne, quod mustum<text:line-break/>alit et praesertim ea, quae odorem nidorosum ac probe<text:line-break/>conditum abundanter habent; per hujusmodi enim odores</text:p>
      <text:p text:style-name="P2">ut plurimum tales revocantur. Nihilo minus tamen etiam<text:line-break/>extremae partas ipsorum constriugendae sunt, ipsique excL<text:line-break/>tandi tum maxillarum punctura tum capillorum ac aurium<text:line-break/>distentione. Resocillabis porro ab exolutione, panem in vino<text:line-break/>diluto aut etiam aliud quippiam ex iis quae acervatim re-<text:line-break/>sicere vires possunt exhibendo, velut sunt ova sorbilia, bulbi,<text:line-break/>cochleae. Etenim singula haec stomachi humiditatem exi-<text:line-break/>urunt et in modica mole multam vim complexa cumulatim<text:line-break/>corroborant. Singultientibus autem rutam cum vino dato<text:line-break/>aut nitrum in aqua mulsa aut opium aut castorium aut<text:line-break/>abrotonum aut aristolochiam aut daucum Creticum aut cu-<text:line-break/>nnnum aut anisum aut zingiberis radicem aut scillam cum<text:line-break/>acet<text:span text:style-name="Default_20_Paragraph_20_Font"><text:span text:style-name="T1">o</text:span></text:span> et ole<text:span text:style-name="Default_20_Paragraph_20_Font"><text:span text:style-name="T1">o</text:span></text:span> aut tordylion aut dictamnum aut calamina<text:line-break/>then aut acorum, asarum item et nardum Celticum et pu-<text:line-break/>legium, singula tum per se tum simul mixta.</text:p>
      <text:p text:style-name="P1"><text:span text:style-name="Default_20_Paragraph_20_Font"><text:span text:style-name="T1">[Medicamentum nostrum ex succo malorum cotoneo-<text:line-break/>rum constans.]</text:span></text:span> Magnae equidem oris ventris assectiones a<text:line-break/>praedictis medicamentis curantur, moderatas vero omnes<text:line-break/>ferme praeter eas, quae ex vehementi ardore fiunt, sub.</text:p>
      <text:p text:style-name="P3">scriptum medicamentum juvat. ♃ Succi malorum coto-<text:line-break/>neorum sextarios duos, mellis Attici sextarios duos, aceti<text:line-break/><text:span text:style-name="Default_20_Paragraph_20_Font"><text:span text:style-name="T1">s</text:span></text:span>esqu sextarium, si vero multum acre fuerit, <text:span text:style-name="Default_20_Paragraph_20_Font"><text:span text:style-name="T1">s</text:span></text:span>extarium unum,<text:line-break/>zingiberis quadrantem, piperis albi unciam unam, arida sper-<text:line-break/>ges, ubi malorum succus cum melle et aceto coctus ad len-<text:line-break/>tum ignem Attici mellis crassitiem acceperit.</text:p>
      <text:p text:style-name="P1"><text:span text:style-name="Default_20_Paragraph_20_Font"><text:span text:style-name="T1">[Aliud ex malorum cotoneorum carne constans,] ♃<text:line-break/></text:span></text:span>Malorum cotoneorum carnis lib. iij, mellis lib. iij, aceti albi<text:line-break/>lib. iij, piperis quadrantem, gingiberis quadrantem, petr<text:span text:style-name="Default_20_Paragraph_20_Font"><text:span text:style-name="T1">o-<text:line-break/></text:span></text:span>Inlini Macedonici unciam unam.</text:p>
      <text:h text:style-name="Heading_20_2" text:outline-level="2">Cap. V. </text:h>
      <text:p text:style-name="P33">[<text:span text:style-name="Default_20_Paragraph_20_Font"><text:span text:style-name="T1">De medicamentis, quae foris ori ventris<text:line-break/>imponuntur.</text:span></text:span>] Vocant quidem plurimi medici, haud scio<text:line-break/>quare, velut Asclepiades et Andr<text:span text:style-name="Default_20_Paragraph_20_Font"><text:span text:style-name="T1">o</text:span></text:span>machus, omnia medica-<text:line-break/>menta, quae forinsecus imponuntur, sive astringendo conden-<text:line-break/>sent sive indurent, malagmata. Verum nos permittemus<text:line-break/>ipsis, etiam si non proprie appellant. Quae autem conscri-<text:line-break/>pserunt ad stomachi affectus commoda medicamenta, per ex-<text:line-break/>perientiam non illorum solum, <text:span text:style-name="Default_20_Paragraph_20_Font"><text:span text:style-name="T1">s</text:span></text:span>ed etiam nostram appro^</text:p>
      <text:p text:style-name="P3">bata, ea nunc ascribemus, ab iis quae Asclepiades prodidit<text:line-break/>initio facto.</text:p>
      <text:p text:style-name="P1"><text:span text:style-name="Default_20_Paragraph_20_Font"><text:span text:style-name="T1">[Quae medicamenta Asclepiades ad stomachi affe-<text:line-break/>ctus in quarto externorum tradidit, quae Marcellae in-<text:line-break/>scribit.] Eveni ad stomachi subversiones doloresque, facit<text:line-break/>etiam ad inflammationes. </text:span></text:span>♃ Oenanthes drach. octo, croci .<text:line-break/>drach. duas, rosarum siccarum drach. quatuor, meliloti drach.<text:line-break/>quatuor, mastiches drach. quatuor, ramentorum succini drach.<text:line-break/>quatuor, carnis phoenicobalanorum quadrantem, vini myr-<text:line-break/>tei quod satis est. Arida tundito et per angustissimum cri-<text:line-break/>brum concerni to et cum vino myrteo diluito, ut cerati spis-<text:line-break/>floris crassitudinem accipiant, his carnem phoenicobalanorum<text:line-break/>addito et conquassata cerato ex rosaceo apparato, excipi to<text:line-break/>et linteolo insarta ori ventris imponito. Facit et ad oculos<text:line-break/>inflammatos. <text:span text:style-name="Default_20_Paragraph_20_Font"><text:span text:style-name="T1">Aliud</text:span></text:span>. ♃ Oenanthes drach. sex, croci drach.<text:line-break/>iv, myrrhae drach. quatuor, floris rosarum drach. iv, me-<text:line-break/>lssoti, mastiches, utriusque drach. quatuor, aloes drach.</text:p>
      <text:p text:style-name="P3">quatuor, corticis mandragorae Ʒ iv, carnis palmularum qua-<text:line-break/>drantem, excipe cerato ex rosace<text:span text:style-name="Default_20_Paragraph_20_Font"><text:span text:style-name="T1">o</text:span></text:span> apparato.</text:p>
      <text:p text:style-name="P1"><text:span text:style-name="Default_20_Paragraph_20_Font"><text:span text:style-name="T1">[Aisolepiadae, qui philopl</text:span></text:span>i<text:span text:style-name="Default_20_Paragraph_20_Font"><text:span text:style-name="T1">ystcus dictus est, ad sioma-<text:line-break/>chi subveestones. Pacit et coeliacis et d</text:span></text:span>y<text:span text:style-name="Default_20_Paragraph_20_Font"><text:span text:style-name="T1">sentericis.]</text:span></text:span> ♃ Se-<text:line-break/>minis hyoscyami Ʒ iv, seminis apii Ʒ iv, floris rosarum<text:line-break/>drach. duas, seminis anisi drach. ij, succi hypocystidis Ʒ ij,<text:line-break/>myrrhae Ʒ duas, croci Ʒ j ẞ, opii Ʒ j ẞ. Arida tundito et<text:line-break/>per angustissimum cribrum excernit<text:span text:style-name="Default_20_Paragraph_20_Font"><text:span text:style-name="T1">o</text:span></text:span>, hypocystidem vero<text:line-break/>et myrrham et papaveris succum vino myrteo dissoluta ari-<text:line-break/>dis adjicito et pastillos formato, eosque in umbra resiccato.<text:line-break/>I. sus tempore quantum opus est tusum, melle cocto exci-^<text:line-break/>pito et deinde linteolo inst<text:span text:style-name="Default_20_Paragraph_20_Font"><text:span text:style-name="T1">a</text:span></text:span>tum locis affectis imponito. Si<text:line-break/>vehemens fuerit fluxio, succi hypocystidis aliam adhuc<text:line-break/>drachmam addito et floris rosarum tantundem.</text:p>
      <text:p text:style-name="P1"><text:span text:style-name="Default_20_Paragraph_20_Font"><text:span text:style-name="T1">[Aliud Calli</text:span></text:span> .d<text:span text:style-name="Default_20_Paragraph_20_Font"><text:span text:style-name="T1">ssiarci Asclepiades) ad eosdem affectus.]<text:line-break/></text:span></text:span>Seminis hyoscyami drach. iij , florum rosarum drach.<text:line-break/>duas, anili drach. duas, seminis apii drach. iv, opii drach. j,</text:p>
      <text:p text:style-name="P3"><text:span text:style-name="Default_20_Paragraph_20_Font"><text:span text:style-name="T1">s</text:span></text:span>ucci hypocystidis drach. ij, myrrhae Troglodytidis drach.<text:line-break/>duas, croci sesquidrachmam , vini myrtei quod satis est,<text:line-break/>mellis cocti quod sufficit, praepara ac utere ut dictum est.<text:line-break/>Ejusmodi medicamenta etiam bibuntur et valde auxiliantur.<text:line-break/>Cohibito autem fluxu et sequente dolore, tantundem pon-<text:line-break/>detis cerati rosacei ad medicamenti confectionem addere<text:line-break/>oportet. Si vero multa fluxi<text:span text:style-name="Default_20_Paragraph_20_Font"><text:span text:style-name="T1">o</text:span></text:span> contingit, ad medicamentum<text:line-break/>succi hypocystidis drachmas tres conjicito et florum rosa-<text:line-break/>russi aliam drachmam. Vigiliis infestantibus, etiam succi pa-<text:line-break/>paveris aliam drachmam addito.</text:p>
      <text:p text:style-name="P1"><text:span text:style-name="Default_20_Paragraph_20_Font"><text:span text:style-name="T1">[Aliud Nicerali, coeliacis, dysentericis, valde gene-<text:line-break/>rosam.] ♃ </text:span></text:span>Oenanthes drach. duas, rosarum siccarum Ʒ j,<text:line-break/>mastiches Ʒ j, aloes Ʒ j, gallarum omphaci fidum Ʒ j, alumi-<text:line-break/>nis rotundi ℥ j, acaciae Ʒ j, cerae lib. j, picis brutiae Ʒ iij,<text:line-break/>olei myrtei lib. j, arida cum liquidis committito. <text:span text:style-name="Default_20_Paragraph_20_Font"><text:span text:style-name="T1">Aliud<text:line-break/>valde praeclarum. ♃ </text:span></text:span>Oenanthes ℥ j, omphacii ℥ j, gallae<text:line-break/>omphacitidis Ʒ j, aluminis scissi ℥ j, acaciae unc. unam, cy-<text:line-break/>tinorum mali punici ℥ j, balaustii Ʒ j, mastiches ℥ j, vini</text:p>
      <text:p text:style-name="P3">myrtitae quantum satis est his subigendis , carnis phoenice-<text:line-break/>balanorum Ʒ vj, excipe cerat<text:span text:style-name="Default_20_Paragraph_20_Font"><text:span text:style-name="T1">o</text:span></text:span> praeparato ex lentiscini libra<text:line-break/>una, praepara ac utere ut dictum est. Haec quidem igitur<text:line-break/>praescripta medicamenta facultatis sunt astringentioris, quae<text:line-break/>vero deinceps ab Asclepiade prodita sunt, mixtam faculta-<text:line-break/>tem habent, ade<text:span text:style-name="Default_20_Paragraph_20_Font"><text:span text:style-name="T1">o</text:span></text:span> ut etiam induratas inflammationes curent<text:line-break/>et propterea etiam hepaticis utilia sunt; opus enim habent<text:line-break/>etiam illi astringentium ad laxantia mixtura non tamen<text:line-break/>aeque, ut stomachici ; in stomachicis enim medicamentis qua-<text:line-break/>litas astrictorsa praedominatur.</text:p>
      <text:p text:style-name="P1"><text:span text:style-name="Default_20_Paragraph_20_Font"><text:span text:style-name="T1">[Malagma Nilo inscriptum, facit ad hypochondrio-<text:line-break/>rum d</text:span></text:span>i<text:span text:style-name="Default_20_Paragraph_20_Font"><text:span text:style-name="T1">stentiones et articulorum dolores. D</text:span></text:span>i<text:span text:style-name="Default_20_Paragraph_20_Font"><text:span text:style-name="T1">ssolvit omnem<text:line-break/>duritiem. Pacit et ad exarticulata et luxata post decii-<text:line-break/>nationem instammationum impositum. Pacit splen</text:span></text:span>i<text:span text:style-name="Default_20_Paragraph_20_Font"><text:span text:style-name="T1">cis et<text:line-break/>hepaticis</text:span></text:span>.] ♃. Cerae lib. j, ammoniaci thymiamatis lib. j,<text:line-break/>olei cyprini lib. j, croci Ʒ ẞ, aceti quod satis est, amato-<text:line-break/>niacum dissolvit<text:span text:style-name="Default_20_Paragraph_20_Font"><text:span text:style-name="T1">o</text:span></text:span>, deinde sic arida adjicito.</text:p>
      <text:p text:style-name="P2"><text:span text:style-name="Default_20_Paragraph_20_Font"><text:span text:style-name="T1">[Aliud ex libris Arii Asclepiade^]</text:span></text:span> ♃ Ammoniaci<text:line-break/>thymiamatis lib. ij, diligenter tritas in vas ficti te conjice,<text:line-break/>eique floris falis lib. j adde et olei cyprini <text:span text:style-name="Default_20_Paragraph_20_Font"><text:span text:style-name="T1">s</text:span></text:span>esquilibram.<text:line-break/>Coque ad lentum ignem assidue agitando, atque ubi emplastri<text:line-break/>formam acceperint, adjice cerae lib. ij, qua eliquata, quum<text:line-break/>medicamentum amplius non inquinaverit, eximito et in mor-<text:line-break/>tarium transferto, conquaflatumque diligenter reponito ac<text:line-break/>uti tore</text:p>
      <text:p text:style-name="P1"><text:span text:style-name="Default_20_Paragraph_20_Font"><text:span text:style-name="T1">[Malagma Nilei crocerum, medicamentum accommo-<text:line-break/>datum ad praedictos affectus, facit et ad erysipelata. Hoc<text:line-break/>usas est Licinius Atticus.]</text:span></text:span> Ammoniaci thymiamatis libram<text:line-break/>unam, cerae libram unam, olei rosacei libram unam, croci<text:line-break/>unciam unam, aceti quantum sufficit, praeparato pro more.</text:p>
      <text:p text:style-name="P1"><text:span text:style-name="Default_20_Paragraph_20_Font"><text:span text:style-name="T1">[Aliud melinum inscriptum aromaticum, hepaticis,<text:line-break/>stomachicis et ad praecordia distenta et omnem nervorum<text:line-break/>per consensum affectionem.]</text:span></text:span> ♃ Ammoniaci thymiamatis Ʒ c,<text:line-break/>cerae Ponticae drach. c, melilotorum drach. duodecim, croci,<text:line-break/>myrrhae, bdellii, singulorum drach. viij, olei cyprini lib. unam.</text:p>
      <text:p text:style-name="P2"><text:span text:style-name="Default_20_Paragraph_20_Font"><text:span text:style-name="T1">[Aliud facit stomachicis, hepaticis, ad praecordia in-<text:line-break/>flammata et omnem nervorum per consensum affectionem.]<text:line-break/></text:span></text:span>♃ Cerae Ʒ c, croci Ʒ xij, ammoniaci thymiamatis Ʒ c, myr-<text:line-break/>rhae Ʒ xij, bdellii Ʒ viij, consectionis hedychroi quadran-.<text:line-break/>tem, vini dulcis quantum su luci t, olei cyprini lib. j, prae-<text:line-break/>para pro more.</text:p>
      <text:p text:style-name="P1"><text:span text:style-name="Default_20_Paragraph_20_Font"><text:span text:style-name="T1">[Aliud Neapolitae, aromaticum inscriptum, ntedica-<text:line-break/>mentum accommodatum ad internos affectus</text:span></text:span>.] ♃ Ammo-<text:line-break/>niaci thymiamatis lib. iij, cerae lib. iij, olei rosacei lib. iij,<text:line-break/>consectionis hedychroi lib. ẞ , meliloti lib. ẞ , cyperi li b. ẞ,<text:line-break/>nardi Celticae lib. ẞ, floris junci odorati lib. ẞ, vini dul-<text:line-break/>cis quod satis est. Arida cum liquidis subacta committito.</text:p>
      <text:p text:style-name="P1"><text:span text:style-name="Default_20_Paragraph_20_Font"><text:span text:style-name="T1">[Malagmata bona instammatiouibus citra debilitatem<text:line-break/>inveteratis, quae ad hepatis instammationes similiter con—<text:line-break/>veniunt. Malagma Asclepiadis ex meliloto hieraticon in-<text:line-break/>scriptum, stomachicis, hepaticis et ad visoerum dolores.]<text:line-break/></text:span></text:span>U. Nardi Celticae Ʒ x, cyperi Ʒ x, myrrhae Ʒ x, cardamomi</text:p>
      <text:p text:style-name="P2">Ʒ viij, meliloti Ʒ xl, croci Ʒ viij, amomi Ʒ viij, cypheos sa-<text:line-break/>crssiculorum Ʒ xvj, ammoniaci thymiamatis Ʒ xl, resinae<text:line-break/>terebinthinae Ʒ lxxx, cerae minam j, olei cyprini minam j,<text:line-break/>vini odorati Italici heminam j. Praepara, ut dictum est,<text:line-break/>ac utere.</text:p>
      <text:p text:style-name="P1"><text:span text:style-name="Default_20_Paragraph_20_Font"><text:span text:style-name="T1">[Aliud basilicum inscriptum , faciens ad praedictos<text:line-break/>affectus omnemque per consensum nervorum affectionem.]<text:line-break/></text:span></text:span>♃ Cerae minas iij, ammoniaci thymiamatis minas ij, resi-<text:line-break/>nae frictae minam Imam, meliloti minae dimidium, propo^<text:line-break/>leos Ʒ xxv, myrrhae O xxv, nardi Celticae Ʒ xxv, styracis<text:line-break/>Ʒ xxv, cyperi Ʒ xxv, iridis Illyricae Ʒ xxv, cardamomi,<text:line-break/>panacis, utriusque Ʒ xxv, croci, cassiae, mastiches, opobal-<text:line-break/>fami , amomi, floris Iunci odorati, singulorum Ʒ xvj, vini<text:line-break/>Italici odorati quantum sussicit. Arida cum nardini Asiani<text:line-break/>aromatici libris quatuor subacta pro more praeparato.</text:p>
      <text:p text:style-name="Normal"><text:span text:style-name="Default_20_Paragraph_20_Font"><text:span text:style-name="T1">[Malagma Pol</text:span></text:span>p<text:span text:style-name="Default_20_Paragraph_20_Font"><text:span text:style-name="T1">arcflion facit peripneum</text:span></text:span>o<text:span text:style-name="Default_20_Paragraph_20_Font"><text:span text:style-name="T1">nicis, stoma-<text:line-break/>chicis, splenicis, hydropicis. Pacit ad assectus circa vest-<text:line-break/>cam aut uterum, ad omnem nervorum per consensum asu</text:span></text:span></text:p>
      <text:p text:style-name="P3"><text:span text:style-name="Default_20_Paragraph_20_Font"><text:span text:style-name="T1">sectionem.</text:span></text:span>] ♃ Cerae minam j, terebinthinae minam j, bdel-<text:line-break/>lii minam j, ammoniaci thymiamatis, cardamomi, cyperi,<text:line-break/>singulorum minam j, meliloti, amomi, nardi Indicae, croci,<text:line-break/>myrrhae, thuris, xylocinnamomi, singulorum Ʒ xxv, olei<text:line-break/>cyprini heminam j, vini ltalici quod satis est. Praepara<text:line-break/>pro more, ac utere quandoque immixto, quandoque dis-<text:line-break/>soluto cum cerato cyprino.</text:p>
      <text:p text:style-name="P1"><text:span text:style-name="Default_20_Paragraph_20_Font"><text:span text:style-name="T1">[Polyarchi medicamentum accommodatum, facit ad<text:line-break/>praedictos affectus et omnem nervorum per consensum asu<text:line-break/>fectionem. Pacit etiam ad assiduas cruditates et corrum-<text:line-break/>pontes cibum et vomentes bilem, ac omnes inveteratos affe-<text:line-break/>ctus. </text:span></text:span>L<text:span text:style-name="Default_20_Paragraph_20_Font"><text:span text:style-name="T1">sus est eo Pullus Agrippa. Compositio hoc modo<text:line-break/>habet</text:span></text:span>.] ♃ Castorii, amomi, utriusque ℥ j ẞ, piperis albi<text:line-break/>℥ j ẞ, et longi ℥ j ẞ, myrrhae ℥ iij, consectionis hedychroi<text:line-break/>Ʒ iij, carpobalsami Ʒ iij, costi Ʒ iij, soliorum malabathri, cas-<text:line-break/>hae rosas reserentis, panacis, opobalsami, nardi Indicae, sin-<text:line-break/>gulorum ℥ iij, floris junci odorati, cinnamomi, utriusque<text:line-break/>trientem, pyrethri, croci, cardamomi, singulorum trientem.</text:p>
      <text:p text:style-name="P3">cyperi semissem, iridis Illyricae, aristolochiae longae et ro-<text:line-break/>tundae, singulorum Ʒ vj, cerae ℔ iv, terebinthinae ℔ ij, re-<text:line-break/>sinae laricis Ʒ iij, in alio exemplari etiam bdellii ℥ iv, am-<text:line-break/>moniaci thymiamatis Ʒ iv, unguenti nardini Asiani lib. iij,<text:line-break/>vini Falerni quod satis est , praepara pro more, Eg<text:span text:style-name="Default_20_Paragraph_20_Font"><text:span text:style-name="T1">o</text:span></text:span> autem<text:line-break/>adjicio mastiches, cinnamomi, ammoniaci thymiamatis, fty-<text:line-break/>racis, aloes, opobalsami, singulorum quadrantem.</text:p>
      <text:p text:style-name="P1"><text:span text:style-name="Default_20_Paragraph_20_Font"><text:span text:style-name="T1">[Malagma Andromachi ex meliloto.</text:span></text:span>] ♃ Nardi Cel-<text:line-break/>ticae Ʒ viij, cyperi Ʒ viij, cardamomi Ʒ viij, iridis lIlyricae<text:line-break/>Ʒ viij, myrrhae Ʒ octo, croci Ʒ iv, meliloti Ʒ xxv, ammo-<text:line-break/>niaci thymiamatis Ʒ l, terebinthinae Ʒ l, cerae Ʒ c, cyprini<text:line-break/>heminae dimidium, aceti quod satis est, quidam ammoniaci<text:line-break/>thymiamatis Ʒ c coniiciunt. Facit ad omnia interna. <text:span text:style-name="Default_20_Paragraph_20_Font"><text:span text:style-name="T1">Ma-<text:line-break/>lagma Polyarchi ex ep</text:span></text:span><text:span text:style-name="Default_20_Paragraph_20_Font"><text:span text:style-name="T15">i</text:span></text:span><text:span text:style-name="Default_20_Paragraph_20_Font"><text:span text:style-name="T1">stola ad omnia interna</text:span></text:span>. ♃ Cyperi<text:line-break/>minam j, cardamomi minam j, mannae tantundem, cerae<text:line-break/>tantundem, terebinthinae frictae fefquinnnam aut liquidae<text:line-break/>minas iij , cyprini quantum sufficit. Ego etiam bdellii ap-</text:p>
      <text:p text:style-name="P34">pono minam j. <text:span text:style-name="Default_20_Paragraph_20_Font"><text:span text:style-name="T1">Aliud, altera descriptio</text:span></text:span>. ♃ Cyperi, carda-.<text:line-break/>momh amomi, bdellii, thuris, balsami, singulorum minam j,<text:line-break/>cerae sesquiminam, resinae frictae minas iv, cyprini hemi-<text:line-break/>nae ẞ, vini odorati sesquiminam. Praepara ut moris est, ac<text:line-break/>utere velut praescriptis. Ut ego componere soleo. ♃ Cyperi,<text:line-break/>cardamomi, amomi, bdellii, thuris , singulorum minam j,<text:line-break/>cerae minae ẞ, resinae frictae aut terebinthinae minas iv,<text:line-break/>cyprini heminam j, cassiae minae quartam partem, ammo-<text:line-break/>niaci thymiamatis minae quartam partem , nardi Indicae,<text:line-break/>croci, myrrhae, singulorum minae quartam partam, vinum<text:line-break/>odoratum.</text:p>
      <text:h text:style-name="Heading_20_2" text:outline-level="2">C a p. VI. </text:h>
      <text:p text:style-name="P33">[<text:span text:style-name="Default_20_Paragraph_20_Font"><text:span text:style-name="T1">De hepate et esus affecti</text:span></text:span>o<text:span text:style-name="Default_20_Paragraph_20_Font"><text:span text:style-name="T1">nibus.]</text:span></text:span> Quum<text:line-break/>haec tractatio postrema omnium a me conscribatur, omni-<text:line-break/>bus sane manifestum esse opinor, quod ex duobus bsa al-<text:line-break/>terum verum sit, aut alias omnes inutiles esse et superva-<text:line-break/>caneas, si quis ex hac sola sufficiens sit omnes assectiones<text:line-break/>curare, quae medelam per medicamenta requirant, aut si<text:line-break/>quidem iliae utiles existant, primum ipsas legendas esse et<text:line-break/>in memoriam revocandas illis, qui hinc aliquid commodi</text:p>
      <text:p text:style-name="P3">auserre velint. lpsas etenim methodos curandi praedictas<text:line-break/>assectiones in xiv libris de curandi melhodo inscriptis pro-<text:line-break/>didi, nunc vero tanquam his ipsis cognitis citra praedictas<text:line-break/>demonstrationes in memoriam revoco, ostendens omnino<text:line-break/>quomodo nos medicamenta componamus et quae a priori.-<text:line-break/>bus scripta sunt judicemus, indeque in usum agere ac asu<text:line-break/>sumere confidamus. Et sane utilis haec speculatio existit.<text:line-break/>Nam empirici, qui suam artem rationis expertem esse vo-<text:line-break/>Iunt, omnia quidem legenda esse censent, quae a probatis<text:line-break/>medicis sunt conscripta, non autem statim in usum assu-<text:line-break/>menda esse, sed prius judicanda an singula ex ipsis ea, quae<text:line-break/>promittunt, opere etiam demonstrare possint. Nos autem ex-<text:line-break/>perientiam in omni arte magnum quid posse persuasi, spe-<text:line-break/>culationes tum per rationalem methodum tum per ratione<text:line-break/>lem indicationem inventas ad ea, quae ab ipsis de judi-<text:line-break/>cationis historia tradita sunt, apponimus, demonstrantes,<text:line-break/>qualem facultatem ad ambulandum utrumque crus exhibet,<text:line-break/>talem medicina experientiam et rationem habere. ltaqne in</text:p>
      <text:p text:style-name="P3">tractatione de simplicibus medicamentis per undecim libros<text:line-break/>conscripta singulorum sponte naturae productorum medi-<text:line-break/>camentorum facultatem qua methodo quis inveniat recen-<text:line-break/>suimus, atque etiam ad particularem ipsorum materiam pro-<text:line-break/>gressi, utilissimam ad artis opera facultatem omnem fecun-<text:line-break/>dum species prodidimus. Consequenter autem ab illo opere<text:line-break/>etiam curativam tractationem, quomodo quis optime non<text:line-break/>solum simplicibus, sed etiam compositis utatur exposuimus,<text:line-break/>simulque vias compositionis ipsorum omnes indicavimus.<text:line-break/>Caeterum in proposito jam opere, quomodo varietas com-<text:line-break/>positorum medicamentorum inducta sit, ostendimus ac cer-<text:line-break/>tos juxta speciem fcopos tum compositionem tum usum<text:line-break/>ipsorum deducentes, ampliusque judicationem eorum, quae<text:line-break/>jam ante scripta sunt docentes. Quum igitur consequenter<text:line-break/>post praedicta ad affectionum lupatis doctrinam progredi<text:line-break/>velimus, assectus circa ipsum consistentes non nuda doctrina,<text:line-break/>sed rasione exquisitos reseremus et ab universalibus scopis<text:line-break/>curationis ipsorum, quos in curandi methodo tradidimus,</text:p>
      <text:p text:style-name="P3">ad compositorum doctrinam perveniemus. Primum igitur<text:line-break/>omnium discernendum est num debilitas quaedam visceris<text:line-break/>adsit, quemadmodum etiam de ventre diximus, aut etiam<text:line-break/>alia quaedam affectio ipsum apprehenderit, aut citra debili-<text:line-break/>tatem affectum sit inflammatione aut induratione aut abs-<text:line-break/>cessu laborans aut obturatione, quemadmodum etiam an ery-<text:line-break/>sipelatosum habeat affectum aut ulcus aut aliquam putrefa-<text:line-break/>dionem, nam et in hoc hepaticam affectionem dicunt, quem-<text:line-break/>admodum etiam ore ventris affecto plerique medici ac idio-<text:line-break/>tae stomachicum affectum vocant, in multis symptomatibus,<text:line-break/>non tamen omnibus, circa unam affectionem accidentibus<text:line-break/>contingentem, sed circa multas una quadam generali com-<text:line-break/>mussitate comprehensas et tamen inter se in tantum diHo--<text:line-break/>rentes, ut aliquae ipsarum maxime contrariae existant.<text:line-break/>Quomodo enim non maxime contrariam quis dixerit frigi-<text:line-break/>dam intemperiem calidae, humidam siccae, quamquam secun-<text:line-break/>dum genus eaedem sint? Ferme autem omnia contraria<text:line-break/>eadem genere siquis dixerit, non peccabit; contrariorum enim</text:p>
      <text:p text:style-name="P3">notio contingit, ubi plurimum inter se distarint. Plurimum<text:line-break/>autem distant a mediis in quocunque genere ea, quae ex-<text:line-break/>trema sunt, adeo ut contraria saepe quidem eadem videan-<text:line-break/>tur juxta communis generis fines, saepe vero generaliori-<text:line-break/>bus contrariis supra ipsa ascendentibus, ab illis compre-<text:line-break/>hendantur. Ilia ipsa vero ob id omnino contraria sunt,<text:line-break/>quod quum unius generis sint, plurimum inter se distent,<text:line-break/>adeo ut quae his subiacent, primum et supremum genus<text:line-break/>commune habeant. .Atque hoc quidem, hoc loco semel a<text:line-break/>nobis obiter et accessionis loco dictum, semper in memori t<text:line-break/>teneatur, ne videlicet cuipiam videri possit a se ipso dis-<text:line-break/>sentire, qui aliquando unam affectionem in duobus homi-<text:line-break/>nibus eandem esse dixerit, aliquando non unam neque ean-<text:line-break/>dem, sed duas contrarias. Intemperiem enim unam quan-<text:line-break/>da m affectionem generaliter appellant, <text:span text:style-name="Default_20_Paragraph_20_Font"><text:span text:style-name="T1">s</text:span></text:span>ed quae in contra-<text:line-break/>rias differentias <text:span text:style-name="Default_20_Paragraph_20_Font"><text:span text:style-name="T1">s</text:span></text:span>ecetur. Licet enim fecundum hoc, quod<text:line-break/>diximus, duo et tria et plura juxta particulares differentias<text:line-break/>inter fe contrariissima esse, et fecundum hoc debili talis he-</text:p>
      <text:p text:style-name="P3">palis affectum unum esse, quem intemperiem vocant, prae-<text:line-break/>fatus, non male rursus dixero non unum, sed octo assectus<text:line-break/>esse, propterea quod tot differentiae intemperierum existant.<text:line-break/>Etenim rursus juxta aliam sectionem duae intempera<text:span text:style-name="Default_20_Paragraph_20_Font"><text:span text:style-name="T1">t</text:span></text:span>um<text:line-break/>differentiae fiunt et rursus juxta aliam tres, hae quidem<text:line-break/>in qualitatibus solis asseclis partibus alteratis, hae vero cum<text:line-break/>humoribus quibusdam aut in spatiis affectarunt partium con-<text:line-break/>tentis aut in ipsis corporibus irriguis ab illis factis. Circa<text:line-break/>ventrem igitur et intestina una in singulis est cavitas, quae<text:line-break/>vitiatam humiditatem suscipere potest. Verum circa hepar<text:line-break/>tot numero sunt, quot sunt arteriae et venae. Quum vero<text:line-break/>hae omnes angusta oscula habeant, qua parte sima hujus<text:line-break/>visceris cum gibbis coeunt ac committuntur, obturatio et<text:line-break/>oppilatio vitiosorum humorum aliquando contingunt, ad<text:line-break/>quas putrefactio consequitur in calidis brevi, in frigidis<text:line-break/>intemperaturis vero non cito, <text:span text:style-name="Default_20_Paragraph_20_Font"><text:span text:style-name="T1">s</text:span></text:span>ed temporis progressu acce-<text:line-break/>dens. Fit autem intemperies juxta propriam lupatis sub-</text:p>
      <text:p text:style-name="P3">stantiam, quam Erasistratus putat parenchyma et non prin-<text:line-break/>cipalissimam visceris partem esse. Fit etiam intemperies circa<text:line-break/>contentas in ipso venas et arterias et juxta materias in<text:line-break/>spatiis ipsarum contentas. Quum autem habeat hoc viscus<text:line-break/>non unam, sed plures facultates actionum, quas vitae sensu<text:line-break/>pore operatur, easque tot numero quot sunt actionum spe-<text:line-break/>cies, contingit saepe unam ipsarum praecipue laedi, saepe<text:line-break/>duas et tres, atque omnes quatuor simul. Actio namque<text:line-break/>ipsius una quidem attrahere cibum et alimentum in sese,<text:line-break/>altera vero obvolvere et continere, donec permutans ipsum<text:line-break/>fui ipsius faciat partem. Est igitur haec ipsius facultas prin-<text:line-break/>cipalissima et fere prima, concoquere videlicet et permutare<text:line-break/>ac alterare, atque assimilare sibi ipsi alimentum, quam alte-<text:line-break/>nativam vocamus, quae vero juxta hanc alterationem re-<text:line-break/>manent recrementa, ea per aliam facultatem, quam exere-<text:line-break/>tricem et expulforiam nominamus expelluntur. Ostensum<text:line-break/>autem est quod hae facultates omnes in omnibus sunt par-</text:p>
      <text:p text:style-name="P3">tibus corporis per omne vitae tempus, omnes enim fami-<text:line-break/>bare sibi attrahunt et alienum excernunt attractumque tem-<text:line-break/>poris progressu asserant, quo tempore etiam retinent et<text:line-break/>constringunt. Vocatur autem alteratio ipsa, usque quo in<text:line-break/>similitudinem partis, quae nutritur, transmutatur concoctio,<text:line-break/>ubi vero jam parti apponitur, nutritio. Quum igitur hepar<text:line-break/>prae imbecillitate ex ventre et intestinis alimentum trahere<text:line-break/>non potest, liquida et nondum justo modo exuccata per fe-<text:line-break/>dem excernuntur, et si quidem venter simul cum hoc vi-<text:line-break/>suere fuerit imbecillis ac non probe concoquens, cruda, si<text:line-break/>vero validus fuerit, concocta quidem, <text:span text:style-name="Default_20_Paragraph_20_Font"><text:span text:style-name="T1">s</text:span></text:span>ed liquida, propterea<text:line-break/>quod nulla aut omnino modica digestio ac distributio ad<text:line-break/>hepar est facta. Si vero traxerit quidem hepar in fe ip<text:span text:style-name="Default_20_Paragraph_20_Font"><text:span text:style-name="T1">s</text:span></text:span>um<text:line-break/>ex ventre et intestinis alimentum, fanguisicare autem ip<text:span text:style-name="Default_20_Paragraph_20_Font"><text:span text:style-name="T1">s</text:span></text:span>um<text:line-break/>prae debilitate nequit, quemadmodum in ventre multifora<text:line-break/>mis corruptio contingit eorum, quae cruda remanent, sic<text:line-break/>etiam circa hepar. Dico autem nunc cruditatem <text:span text:style-name="Default_20_Paragraph_20_Font"><text:span text:style-name="T1">s</text:span></text:span>olam, non<text:line-break/>comprehendens hoc <text:span text:style-name="Default_20_Paragraph_20_Font"><text:span text:style-name="T1">s</text:span></text:span>ermone tardam concoctionem. Quod si<text:line-break/>velis alimentum, ubi crudum permanet et alterationem, quae</text:p>
      <text:p text:style-name="P3">fit a particula juxta naturam non assumpsit, itidem crudum<text:line-break/>appellare, neque ego fugio appellationem, si mihi saltem<text:line-break/>disserentia rerum con<text:span text:style-name="Default_20_Paragraph_20_Font"><text:span text:style-name="T1">s</text:span></text:span>ervetur. Prior enim est ea transmu-<text:line-break/>latio, quae in peregrinam qualitatem juxta cruditatem fit,<text:line-break/>moderatior vero ea est, in qua alimentum <text:span text:style-name="Default_20_Paragraph_20_Font"><text:span text:style-name="T1">s</text:span></text:span>uam naturam<text:line-break/>quam diutissime fervat, nulla alteratione ex particula, quae<text:line-break/>ad ipsum concoquendum a natura destinata est, suscepta.<text:line-break/>Atqui et tertia praeter has species est srustratae concoctio-<text:line-break/>nis, quum semicoctum sit alimentum. Et circa ipsam sane<text:line-break/>exactam concoctionem frustratam hepaticis sanguinolentus<text:line-break/>humor per alvum excernitur talis consistentiae , veluti si<text:line-break/>quis sanguinem cum aqua confudisset, et plerique sane me-<text:line-break/>dici imaginem ejus depingentes <text:span text:style-name="Default_20_Paragraph_20_Font"><text:span text:style-name="T1">s</text:span></text:span>cripserunt talem ejus con-<text:line-break/>fidentiam esse, velut si quis victimae recens mactatae carnes<text:line-break/>aqua lavasset. Et plurimi hepatici assectus ab ejusmodi ex-<text:line-break/>cretionibus initium capiunt, nondum magnam debilitatem<text:line-break/>hepate habente, sed adhuc concoquere et alimentum alte-<text:line-break/>rare, velut in formam sanguinis potente. Aucta autem asse-</text:p>
      <text:p text:style-name="P3">ctione nihil amplius tale excernitur<text:span text:style-name="Default_20_Paragraph_20_Font"><text:span text:style-name="T1">, s</text:span></text:span>ed multiformes aliae<text:line-break/>qualitates et consistentiae, velut a ventre ex cruditate la-<text:line-break/>borante. Verum in ventre ciborum ip<text:span text:style-name="Default_20_Paragraph_20_Font"><text:span text:style-name="T1">s</text:span></text:span>orum corruptiones<text:line-break/>manifeste apparent, circa hepar vero distributum alimentum<text:line-break/>ad sanguinem prius in viscere existentem admiscetur, cor-<text:line-break/>rumpiturque temporis progressu etiam hic una cum ali-<text:line-break/>mento circa ipsum non concocto. Calida igitur intemperie<text:line-break/>circa viscus existente colliquationes fiunt primum humo-<text:line-break/>rum, deinde etiam carnis ipsius hepatis, et evacuatur per<text:line-break/>ventrem bilis crassa, graveolens et abunde colorata, quem-<text:line-break/>admodum in pestilentibus febribus contingit. Frigida vero<text:line-break/>intemperie existente, neque assiduae excretiones neque mul-<text:line-break/>tae fiunt, durat tamen affectus diutius et per aliquos dies<text:line-break/>profluet ipsis venter majori copia, cujus neque foet<text:span text:style-name="Default_20_Paragraph_20_Font"><text:span text:style-name="T1">o</text:span></text:span>r simi-<text:line-break/>lis est iis, quae ex calore <text:span text:style-name="Default_20_Paragraph_20_Font"><text:span text:style-name="T1">s</text:span></text:span>unt liquefacta, neque color simi-<text:line-break/>lis aut consistentia, verum minus graveolentia ab his excer-<text:line-break/>nuntur, speciem putrefacti sanguinis, non colliquatae carnis</text:p>
      <text:p text:style-name="P3">habentia. Aliquando vero id quod excernitur velut sanguis<text:line-break/>niger apparebit, verum diligenter consideranti neque san-<text:line-break/>guis niger est neque grumus, sed velut limus quidam san-<text:line-break/>guinis crassi, qui prope ad atram bilem accedat, et plures<text:line-break/>ac aegre judicabilos colores circa ejusmodi affectionem in<text:line-break/>egestionibus apparent. In utraque autem intemperie cum ca-<text:line-break/>lida tum frigida, quando intemperies humida et sicca fue-<text:line-break/><text:span text:style-name="Default_20_Paragraph_20_Font"><text:span text:style-name="T1">s</text:span></text:span>int admixta, liquidiora in humiditatis complexu, sicciora<text:line-break/>ver<text:span text:style-name="Default_20_Paragraph_20_Font"><text:span text:style-name="T1">o</text:span></text:span> ex siccitatis copula fient recrementa. Scop<text:span text:style-name="Default_20_Paragraph_20_Font"><text:span text:style-name="T1">a</text:span></text:span>s igitur<text:line-break/>curationis in ejusmodi affectionibus fit communis quidem<text:line-break/>juxta intemperiei contrarietatem, peculiaris autem unicuique<text:line-break/>per cujusque contrarietatem. Affectio igitur hepatica pecu-<text:line-break/>liariter appellata, veluti etiam coeliaca et stomachica, citra<text:line-break/>tumores praeter naturam circa ipsas partes contingit. lu-<text:line-break/>flammatum enim esse hepar aut abscessu laborare aut in-<text:line-break/>duratum esse , medici dicunt aut aliud quippiam tale, non<text:line-break/>tamen hepaticum vocant hominem ipsum, cui tale quippiam<text:line-break/>accidit, verum quando citra manifestum aliquod in viscere</text:p>
      <text:p text:style-name="P3">malum in propriis actionibus debilitatur, tunc aegrum he-<text:line-break/>palicum appellant. Videamus igitur primum ea, quae sari-<text:line-break/>pferunt ij, qui ante nos de medicamentis optime et studio-<text:line-break/>sissime tradere <text:span text:style-name="Default_20_Paragraph_20_Font"><text:span text:style-name="T1">s</text:span></text:span>ategerunt, initio ab iis quae Andromachus<text:line-break/>prodidit facto. Hic enim vir in libro internarum affectio-<text:line-break/>num curationes continente multas hepaticas confectiones<text:line-break/>conscripsit, quarum omnium faciam mentionem hoc loco,<text:line-break/>ipsius verbis in medium adductis, et primum <text:span text:style-name="Default_20_Paragraph_20_Font"><text:span text:style-name="T1">s</text:span></text:span>ane antido-<text:line-break/>tos adscribam.</text:p>
      <text:h text:style-name="Heading_20_2" text:outline-level="2">Cap. VIE </text:h>
      <text:p text:style-name="P33">[<text:span text:style-name="Default_20_Paragraph_20_Font"><text:span text:style-name="T1">Medicamenta ab Andromacho conscr</text:span></text:span>i<text:span text:style-name="Default_20_Paragraph_20_Font"><text:span text:style-name="T1">pta<text:line-break/>ad hepaticos.] Andromachi antidotus cyphoitles ad hepa-<text:line-break/>ticos et omnia thoracis vitia.</text:span></text:span> ♃ Uvae passae carnis Ʒxxv,<text:line-break/>alii Ʒ c, croci Ʒ j, alii obol. iij, calami Ʒ ij ẞ, bdellii Ʒ ij ẞ,<text:line-break/>cassiae sesquidrachmam, cinnamomi obolos tres, spicae nardi<text:line-break/>Ʒ tres, floris junci odorati drach. duas et dimidiam, myr-<text:line-break/>rhae drach. quatuor, terebinthinae drach. iv, alii drach. xvj,<text:line-break/>ramentorum aspalathi Ʒ ij, mellis drach. xvj, vini quod sa-<text:line-break/>tis est. Haec quidem est antidoti descriptio. Appellavit au-</text:p>
      <text:p text:style-name="P3">tem ipsam cyphoide ob similitudinem, nam et odore et gustu<text:line-break/>similis est cyphi ab Aegyptiis appellato , qui sane primi<text:line-break/>hoc medicamentum composuerunt et utuntur eo quotidie ad<text:line-break/>vaporem edendum accenso in deorum honorem. Plurima<text:line-break/>autem eorum, quae in illo thymiamate et sussumigio scri-<text:line-break/>pta sunt, eadem sunt cum iis, quae in hoc medicamento ha-<text:line-break/>bentur, quin et sussumigari hoc ipsum similiter ut cyphi<text:line-break/>potest. Compositum est autem ex moderate astringentibus<text:line-break/>et ^siccantibus ac discutientibus vitiosos serosos humores<text:line-break/>et corrigentibus humorum malitiam et contrariam vim ha-<text:line-break/>bentibus adversum putrefactiones, quorum plurima ex aro-<text:line-break/>malum sylva existunt. Habet itaque medicamentum hoc cin-<text:line-break/>namomum, omnes putredinosas et venenosas facultates cor-<text:line-break/>rigens , non <text:span text:style-name="Default_20_Paragraph_20_Font"><text:span text:style-name="T1">s</text:span></text:span>olum feroforum et aliorum humorum , <text:span text:style-name="Default_20_Paragraph_20_Font"><text:span text:style-name="T1">s</text:span></text:span>ed<text:line-break/>etiam lethalium medicamentorum quemadmodum et feris<text:line-break/>virus ejaculantibus contrarium existit. Con<text:span text:style-name="Default_20_Paragraph_20_Font"><text:span text:style-name="T1">s</text:span></text:span>equenter autem<text:line-break/>post cinnamomum cassia eandem vim habet, optima videli-<text:line-break/>cet et cognata ipsi cinnamomo. Et post hanc omne aroma-<text:line-break/>tum genus velut hic est nardus et juncus odoratus, calos</text:p>
      <text:p text:style-name="P3">musque et myrrha, haec enim ad propositum medicamen-<text:line-break/>tum injecta <text:span text:style-name="Default_20_Paragraph_20_Font"><text:span text:style-name="T1">s</text:span></text:span>unt juxta jam dictam ratiocinationem et nto-<text:line-break/>dum, quemadmodum etiam ex iis, quae apud nos gignun-<text:line-break/>tur, aspalath<text:span text:style-name="Default_20_Paragraph_20_Font"><text:span text:style-name="T1">o</text:span></text:span>s et crocus, astringens et concoctoIium me-<text:line-break/>dicamentum et quod corrigit putrefactiones. Caeterum uva<text:line-break/>passa contemptibilis videri possit ob familiarem ejus usum,<text:line-break/>at ver<text:span text:style-name="Default_20_Paragraph_20_Font"><text:span text:style-name="T1">o</text:span></text:span> hoc ipsum eam facit utiliorem, nam quum familia^-<text:line-break/>ris nobis sit, in tantum astringens est, quantum opus habet<text:line-break/>viscus affectum. Habet autem et vim concoctoriam crudo-<text:line-break/>rum humorum et vim coercendi maligna, silique ipsa haud<text:line-break/>facile putredini obnoxia et ultra haec fecundum totam <text:span text:style-name="Default_20_Paragraph_20_Font"><text:span text:style-name="T1">s</text:span></text:span>ub-<text:line-break/>stantiam visceri ipsi familiaris est et propria. Didicimus<text:line-break/>enim quod alimenta fecundum totam suam <text:span text:style-name="Default_20_Paragraph_20_Font"><text:span text:style-name="T1">s</text:span></text:span>ubstantiam<text:line-break/>proprietatem ac familiaritatem habent ad ea, quae aluntur,<text:line-break/>quod maximum est in hujusmodi affectionibus curandis,<text:line-break/>quae juxta intemperiem siunt, optime enim in ipsis faciunt,<text:line-break/>quae una cum hoc, quod intemperiem curant, etiam alere<text:line-break/>possunt. Et ob id etiam vinum convenientissimum est citra</text:p>
      <text:p text:style-name="P3">inflammationem aut erysipelas aut abscessum aut calidam<text:line-break/>intemperiem aegrotantibus, nam et nutrit et concoquit et<text:line-break/>roborat et putrefactioni resistit, et si intemperies ex humi-<text:line-break/>ditate facta sit et srigiditate, eam citra omnem molestiam<text:line-break/>ac secure persanat. Eadem est et mellis facultas, praeter-<text:line-break/>quam quod non condensat substantiam corporum quae con-<text:line-break/>tingit, sed pro hoc vim extergendi et aperiendi ac puros<text:line-break/>reddendi meatus et urinam ciendi non parva sane auxilia<text:line-break/>possidet. Porro admixtum est a compositore medicamenti<text:line-break/>bdellium , sufficienter emolliens et concoquens velut didi-<text:line-break/>cimus, amplinsque moderate discutiens. Consimilem ferme<text:line-break/>vim terebinthina resina habet <text:span text:style-name="Default_20_Paragraph_20_Font"><text:span text:style-name="T1">s</text:span></text:span>upra hoc, quod angustos<text:line-break/>meatus extergit et expurgat, quibus auxiliis viscus curan-<text:line-break/>dum opus habet, quo osculorum venarum in ipso commis-<text:line-break/>surae laxae et ab obturatione liberae permaneant, didici-<text:line-break/>mus namque quomodo obturatio efficiat putrefactiones. Ali--<text:line-break/>qui tamen hujusmodi confecti<text:span text:style-name="Default_20_Paragraph_20_Font"><text:span text:style-name="T1">o</text:span></text:span>num compositores, quemad-<text:line-break/>modum etiam prius in stomachicis dictum est, opium aut</text:p>
      <text:p text:style-name="P3">hyoscyamum aut quippiam aliud ex refrigerantibus miscendo<text:line-break/>ad calidas intemperies utile medicamentum effecerunt. Et<text:line-break/>ob id etiam Phit<text:span text:style-name="Default_20_Paragraph_20_Font"><text:span text:style-name="T1">o</text:span></text:span>nis antidotus mirisice <text:span text:style-name="Default_20_Paragraph_20_Font"><text:span text:style-name="T1">s</text:span></text:span>emel tantum exhi-.<text:line-break/>bita hepaticam intemperiem <text:span text:style-name="Default_20_Paragraph_20_Font"><text:span text:style-name="T1">s</text:span></text:span>anavit, id quod et compositor<text:line-break/>ejus testatum reliquit. Verum ex medicamentis hepaticis ab<text:line-break/>Andromacho conscriptis nullum est hujusmodi. Et sane ve-<text:line-break/>hementer refrigerans nullum esse debet, <text:span text:style-name="Default_20_Paragraph_20_Font"><text:span text:style-name="T1">s</text:span></text:span>ed qualia tum ab<text:line-break/>aliis tum ab Asclepiade sunt scripta. Nunc igitur hepaticas<text:line-break/>antidotos consequenter ab Andromacho proditas subscribam,<text:line-break/>modo memoria nos teneamus, nullam ipsarum calidis in-<text:line-break/>temperiebus convenire, sed aut humidis aut frigidis aut ex<text:line-break/>utrisque compositis, aut certe humidis quidem fortiter, casi—<text:line-break/>dis vero moderate. Conscribentur autem omnes juxta ipsius<text:line-break/>Andromacbi dictionem.</text:p>
      <text:p text:style-name="P1"><text:span text:style-name="Default_20_Paragraph_20_Font"><text:span text:style-name="T1">[Alia cyphoides ad hepaticos, ex libris Calli ad tus -<text:line-break/>fes item et reiectiones.]</text:span></text:span> ♃ Croci Ʒ j, cinnamomi drach. j,<text:line-break/>myrrhae drach. j, bdellii Ʒ iv, aspalathi obol. iv, junci odo-<text:line-break/>rati drach. iij, calami Ʒ ij, cassiae Ʒ j, nardi Indicae Ʒ j,</text:p>
      <text:p text:style-name="P3">terebinthinae Ʒ vj <text:span text:style-name="Default_20_Paragraph_20_Font"><text:span text:style-name="T20">, </text:span></text:span>carnis passarum uvarum Ʒ clx, mellis<text:line-break/>heminam dimidiam, vini Chii quod satis est ad maceran-<text:line-break/>dam uvam passam, bdelliumque ac myrrham, resinam vero<text:line-break/>melle liquesacsto et deinde omnia mixta ac trita reponito.<text:line-break/><text:span text:style-name="Default_20_Paragraph_20_Font"><text:span text:style-name="T1">Alia ad hepaticos et ictericos</text:span></text:span>. ♃ Amygdalarum amararum<text:line-break/>Ʒ ij, anili Ʒ j, absinthii, cumini, seminis apii, singulorum Ʒ j,<text:line-break/>cornu cervi obol. iij, trita cum aqua in pastillos triobolares<text:line-break/>redigito, ex eisqne unum mane ac vesperi cum vino mulso<text:line-break/>dato. <text:span text:style-name="Default_20_Paragraph_20_Font"><text:span text:style-name="T1">Nectarea antidotus ad hepaticos et ictericos</text:span></text:span>. ♃ He-<text:line-break/>lenii sesquilibram , crocomagmatis lib. ij , aristolochiae Ʒ j,<text:line-break/>petroselini ℥ j, piperis nigri Ʒ ẞ, myrrhae ℥ j, mel quod<text:line-break/>satis est.</text:p>
      <text:p text:style-name="P1"><text:span text:style-name="Default_20_Paragraph_20_Font"><text:span text:style-name="T1">[Antidotus hepatica, athanasta appellata. Facit et<text:line-break/>ad nephriticos et ictericos, multum movet sudorem.] ♃<text:line-break/></text:span></text:span>Croci Ʒ ij, cinnamomi drach. unam, nardi drach. duas, cas-<text:line-break/>siae, myrrhae, junci odorati, singulorum Ʒ j, melle AttiCo<text:line-break/>excipe. Datur fabae Graecae magnitudine, febricitantibus ex<text:line-break/>aqua mulsa.</text:p>
      <text:p text:style-name="P2"><text:span text:style-name="Default_20_Paragraph_20_Font"><text:span text:style-name="T1">[Hepatica admiranda, qua Pharnaces herbarius ae-<text:line-break/>grotus usus est.</text:span></text:span>] ♃ Croci Ʒ ij , mei, asari, phu Pontici,<text:line-break/>dauci, petroselini, myrrhae, singulorum Ʒ iv, nardi Indicae<text:line-break/>et Celticae, utriusque drach. vj, costi, cassiae, junci odorati,<text:line-break/>singulorum obol. iij, carpobalsami Ʒ iij ẞ, rubiae drach<text:span text:style-name="Default_20_Paragraph_20_Font"><text:span text:style-name="T1">. o</text:span></text:span>cto,<text:line-break/>succi radicis dulcis drach. iij, hemionitidis herbae Ʒ iij, polii<text:line-break/>drach. iij, succi balsami Ʒvj, confectionis hedychroi Ʒ v,<text:line-break/>mellis quod fatis est, utere. Ad omnia vitia efficax est,<text:line-break/>nucis Ponttcae magnitudine cum vino mulso.</text:p>
      <text:p text:style-name="P1"><text:span text:style-name="Default_20_Paragraph_20_Font"><text:span text:style-name="T1">[Antidotus hepatica a Nearcho laudata.]</text:span></text:span> ♃ Radicis<text:line-break/>panacis , rubiae , radicis eryngii, eupatorli, helenii radicis,<text:line-break/>polii, costi, aristolochiae, piperis, scolopendrii herbae, se-<text:line-break/>minis cucumeris, chamaepityi, radicis gentianae, rubricae<text:line-break/>sinopidis, fellis ursini, spicae nardi, baccarum i<text:span text:style-name="Default_20_Paragraph_20_Font"><text:span text:style-name="T1">u</text:span></text:span>niperi, fe-<text:line-break/>minis brassicae, feminis erucae, singulorum par pondus,<text:line-break/>melle Attico cocto excipe ac utere. <text:span text:style-name="Default_20_Paragraph_20_Font"><text:span text:style-name="T1">Antidotus hepatica<text:line-break/>Dioscor</text:span></text:span>I. ♃ Cinnamomi, cassiae, utriusque Ʒ i v, croci, nardi,<text:line-break/>costi, seminis bassami, hyperici, glycyrrhizae, singulorum</text:p>
      <text:p text:style-name="P3">Ʒ viij , excipe melle Attico ac exhibe nucis Ponticae ma-<text:line-break/>gnitudine. <text:span text:style-name="Default_20_Paragraph_20_Font"><text:span text:style-name="T1">Alia ad hepaticos et reliquos internos affectus,<text:line-break/>ut Arestocles</text:span></text:span>. ♃ Piperis grana xI, myrrhae Ʒ viij, croci,<text:line-break/>costi, mei, acori, nardi, dauci seminis, petroselini, scorpii,<text:line-break/>singulorum Ʒ iv, cinnamomi Ʒ xij, cassiae Ʒ xij, mellis quod<text:line-break/>sufficit. Datur nucis Ponticae magnitudine. <text:span text:style-name="Default_20_Paragraph_20_Font"><text:span text:style-name="T1">Potio ad hepa-<text:line-break/>ticos, spleniticos, nephrlticos, hydropicos. Auxiliatur et<text:line-break/>stomachicis et molestiis ex partu et convu</text:span></text:span>l<text:span text:style-name="Default_20_Paragraph_20_Font"><text:span text:style-name="T1">sis. Prodesi con-<text:line-break/>valescentibus et se reficientibus ex infirmitate. Pacit ad<text:line-break/>vitiosas humores, ictericos et tusses ac pleuriticos. Est<text:line-break/>etiam antidotus ad lethalia medicamenta et ad serarum<text:line-break/>plagas.</text:span></text:span> ♃ Nardi Indicae drach. duas, costi drach. duas,<text:line-break/>cassiae drach. unam, croci drach. unam, piperis albi obolos v,<text:line-break/>alii drach. duas, seminis apii drach. j, obol. iv, iridis Hly-<text:line-break/>ricae tantundem, acori drach. unam, obol. j, opobalsami<text:line-break/>drach. unam, succi ari masculi drach. tres, uvae passae ex-<text:line-break/>acinatae drach. vj, terito cum passo aut melle excipito, et<text:line-break/>drach. j cum vino diluto dato aut cum aquae mulsae cya-</text:p>
      <text:p text:style-name="P3">this quatuor aut ut conveniens fuerit. Hae quidem sunt<text:line-break/>hepaticae confectiones ab Andromacho proditae. Transibo<text:line-break/>autem jam inde ad eas, quas Asclepiades tradidit in tertio<text:line-break/>internorum, quae Mnasoni inscribit.</text:p>
      <text:h text:style-name="Heading_20_2" text:outline-level="2">Cap. VIII.</text:h>
      <text:p text:style-name="P33"><text:s/>[<text:span text:style-name="Default_20_Paragraph_20_Font"><text:span text:style-name="T1">Confectiones hepaticae ab Asclepiade<text:line-break/>conscr</text:span></text:span>i<text:span text:style-name="Default_20_Paragraph_20_Font"><text:span text:style-name="T1">ptae.]</text:span></text:span> Primam equidem confectionem Asclepiades An-<text:line-break/>tonii Musae esse dicit, hoc modo compositam. Succi cichorii<text:line-break/>cyathum unum cum aquae calidae cyathis tribus dato, mel-<text:line-break/>lis Attici cochleari addito, aut silicis vel anethi <text:span text:style-name="Default_20_Paragraph_20_Font"><text:span text:style-name="T1">s</text:span></text:span>ucci cya-<text:line-break/>thum unum cum aquae mulsae cyathis iij dato. Aut iridis<text:line-break/>recentis aut feridis recentis <text:span text:style-name="Default_20_Paragraph_20_Font"><text:span text:style-name="T1">s</text:span></text:span>ucci cyathum unum cum aquae<text:line-break/>mulsae calidae cyathis iij. Haec prima est de<text:span text:style-name="Default_20_Paragraph_20_Font"><text:span text:style-name="T1">s</text:span></text:span>criptio trium<text:line-break/>medicamentorum in Asclepiadis libro. Cichoria itaque et<text:line-break/>seris cibarii generis existunt; apud nos namque et rurales<text:line-break/>ambo haec edunt et cruda et cocta, utitur eis etiam Erasis<text:line-break/>ftratus abunde in affectionum circa alvum cura. Facultas<text:line-break/>horum olerum <text:span text:style-name="Default_20_Paragraph_20_Font"><text:span text:style-name="T1">s</text:span></text:span>ubsrigida est et s<text:span text:style-name="Default_20_Paragraph_20_Font"><text:span text:style-name="T1">u</text:span></text:span>bamara ac moderate</text:p>
      <text:p text:style-name="P3">astringens et propter has qualitates optima medicamenta ca-<text:line-break/>sidis intemperaturis ipsius hepatis existunt ; ultra hoc enim<text:line-break/>quod moderate refrigerant, amplius et robur visceri addunt<text:line-break/>per astrictoriam facultatem. Insuperque commissuras oscu-<text:line-break/>lornm venarum in sima visceris parte ad eas quae in gibba<text:line-break/>sunt extergent^ Neque vero frigidas intemperies magnopere<text:line-break/>laedunt, quemadmodum quae frigidam humiditatem absque<text:line-break/>astrictione aut amarore possident facere <text:span text:style-name="Default_20_Paragraph_20_Font"><text:span text:style-name="T1">s</text:span></text:span>olent. Juvare etiam<text:line-break/>viscus talium olerum substantia potest, etiam si citra fer<text:span text:style-name="Default_20_Paragraph_20_Font"><text:span text:style-name="T1">o-<text:line-break/></text:span></text:span>forum aut aliorum humorum vitiationem intemperies fiat<text:line-break/>per fe et cum humiditatis cuiuscunque complexu, ex nux-<text:line-break/>tura enim mellis humiditatem per urinam educunt, qua-<text:line-break/>propter etiam si siccata tusa quis potioni inspergat itidem<text:line-break/>Iuvant, quin et decoctorum decoctum potatum multum<text:line-break/>commodi affert. Si vero non calida aliqua intemperies in-<text:line-break/>sistet aut si obturatio quaedam sit circa viscus, magnopere<text:line-break/>auxiliantur ex vino albo tenui potata cum iis, quae urinam<text:line-break/>cient. L tilia autem non <text:span text:style-name="Default_20_Paragraph_20_Font"><text:span text:style-name="T1">s</text:span></text:span>olum s<text:span text:style-name="Default_20_Paragraph_20_Font"><text:span text:style-name="T1">o</text:span></text:span>ccus ipsorum est tum re-</text:p>
      <text:p text:style-name="P3">ceus tum exiccatus , <text:span text:style-name="Default_20_Paragraph_20_Font"><text:span text:style-name="T1">s</text:span></text:span>ed et ipsa olera exiccata tufaque ac<text:line-break/>trita potui inspersa et eorum decoctum in potu acceptum<text:line-break/>auxiliantur. Caeterum ad visceris expurgationem et mea^<text:line-break/>tuum apertionem, citra manifestam calefactionem aut refri-<text:line-break/>gerationem, optimum medicamentum filix est, praedomi-<text:line-break/>nantem habens amaram qualitatem. Anethum vero nihil<text:line-break/><text:span text:style-name="Default_20_Paragraph_20_Font"><text:span text:style-name="T1">s</text:span></text:span>orte habet ad hujusmodi affectiones, <text:span text:style-name="Default_20_Paragraph_20_Font"><text:span text:style-name="T1">s</text:span></text:span>ed modice refrigerati<text:line-break/>ac condensati visceris curativum existit. At vero catapotium<text:line-break/>ex chamaepity, cujus itidem meminit, ejusdem cum prae-<text:line-break/>dictis facultatis est, amarum enim et hoc medicamentum est,<text:line-break/>nihil igitur mirum est, ipsam chamaepityi tum per fe tum<text:line-break/>cum cichorio potatam, hepaticas intemperies juvare, quem-<text:line-break/>admodum Asclepiades scripsit in haec verba.</text:p>
      <text:p text:style-name="P1"><text:span text:style-name="Default_20_Paragraph_20_Font"><text:span text:style-name="T1">[ Catapotium hepaticis.]</text:span></text:span> ♃ Radicis cham<text:span text:style-name="Default_20_Paragraph_20_Font"><text:span text:style-name="T1">e</text:span></text:span>epityos drach.<text:line-break/>octo , radicis cichorii drach. quatuor, contunde et excipe<text:line-break/>melle cocto ac praebe nucis Ponticae magnitudinem et aquae<text:line-break/>calidae cyathos tres insuper bibendos. Haec Asclepiades fcri-</text:p>
      <text:p text:style-name="P3">psit. .Iuvant autem praedictae herbae hepaticos, non s<text:span text:style-name="Default_20_Paragraph_20_Font"><text:span text:style-name="T1">o</text:span></text:span>lum<text:line-break/>radicibus ipsarum acceptis et praeparatis, velut Asclepiades<text:line-break/>prodidit, sed et succo et decoct<text:span text:style-name="Default_20_Paragraph_20_Font"><text:span text:style-name="T1">o</text:span></text:span> et arida coma una cum<text:line-break/>semine tufa ac trita assumptis. Quin et aceris radix lusia<text:line-break/>et trita, nam et hujus meminit, ejusdem est cum praedi-<text:line-break/>ctis facultatis. Exhibet autem ex ea drach. unam cum vini<text:line-break/>mulsi diluti cyathis tribus. In<text:span text:style-name="Default_20_Paragraph_20_Font"><text:span text:style-name="T1">s</text:span></text:span>uper et ex nard<text:span text:style-name="Default_20_Paragraph_20_Font"><text:span text:style-name="T1">o</text:span></text:span> Celtica me-<text:line-break/>dieamentum, cujus item meminit, his consimile est, scripsit<text:line-break/>autem ipsum sic. ♃ Nardi Celticae partes tres, absinthii<text:line-break/>partem unam, tusa et cribrata melle cocto excipito et my-<text:line-break/>strum delingendum dato. Et quod post hoc scriptum est,<text:line-break/>consimile ipsi existens in reliquis, plus habet de vi expur-<text:line-break/>gandi ipsum viscus per urinas. Scripsit autem sic Asclepia-<text:line-break/>des de ipso<text:span text:style-name="Default_20_Paragraph_20_Font"><text:span text:style-name="T1">. Pastillus hepaticus amarus</text:span></text:span>. ♃ Anisi, seminis<text:line-break/>apii, asari, amygdalarum amararum mundatorum, absinthii,<text:line-break/>singulorum drach. quatuor, praepara cum aqua et reduc in<text:line-break/>pastillos, ac febre carentibus exhibe drach. unam cum vini</text:p>
      <text:p text:style-name="P3">diluti cyathis tribus, scindentibus cum aqua mulsa. Hoc<text:line-break/>medicamentum leniter quodammod<text:span text:style-name="Default_20_Paragraph_20_Font"><text:span text:style-name="T1">o</text:span></text:span> est calidum propter uri-<text:line-break/>nam cientium mixturam, reliqua vero omnia <text:span text:style-name="Default_20_Paragraph_20_Font"><text:span text:style-name="T1">s</text:span></text:span>uperiora aut<text:line-break/>praedominantem habent frigiditatem aut omnino neque hanc<text:line-break/>neque caliditatem, verum vim extergendi et vias digestio-<text:line-break/>nis ab obstructione vindicandi omnia habent. Alia in<text:span text:style-name="Default_20_Paragraph_20_Font"><text:span text:style-name="T1">s</text:span></text:span>uper<text:line-break/>medicamenta ab A<text:span text:style-name="Default_20_Paragraph_20_Font"><text:span text:style-name="T1">s</text:span></text:span>clepiade <text:span text:style-name="Default_20_Paragraph_20_Font"><text:span text:style-name="T1">s</text:span></text:span>cripta <text:span text:style-name="Default_20_Paragraph_20_Font"><text:span text:style-name="T1">s</text:span></text:span>unt partim extergendi<text:line-break/>ac aperiendi et secandi vim habentia, partim vero cali-<text:line-break/>diora paululum quam <text:span text:style-name="Default_20_Paragraph_20_Font"><text:span text:style-name="T1">s</text:span></text:span>unt media, media autem dico, quae<text:line-break/>neque calefaciunt neque refrigerant manifeste. Unum vero<text:line-break/>inter ipsa calefactorium est, ubi ait: Costi triti cochleare<text:line-break/>praebe cum aquae mulsae calidae cyathis iij. Reliqua vero,<text:line-break/>quae prope ad medium temperamentum accedentia ad casi-<text:line-break/>ditatem vergunt, haec <text:span text:style-name="Default_20_Paragraph_20_Font"><text:span text:style-name="T1">s</text:span></text:span>unt. ♃ Helenii drach. xij, croco-<text:line-break/>magmatis drach. xiij, excipe cichorii <text:span text:style-name="Default_20_Paragraph_20_Font"><text:span text:style-name="T1">s</text:span></text:span>ucco et fac catapotia,<text:line-break/>eaque pro viribus exhibe, datur ad <text:span text:style-name="Default_20_Paragraph_20_Font"><text:span text:style-name="T1">s</text:span></text:span>ummum drachma ex<text:line-break/>vini mulsi diluti calidi cyathis tribus. Hoc medicamentum<text:line-break/>poterat et absque helenio calidis intemperiebus convenire.</text:p>
      <text:p text:style-name="P3">Quoniam autem helenium extergentibus admixtum est, ad<text:line-break/>caliditatem vergit, nisi quis <text:span text:style-name="Default_20_Paragraph_20_Font"><text:span text:style-name="T1">o</text:span></text:span>mnino modicum de eo cum<text:line-break/>multa frigida permi<text:span text:style-name="Default_20_Paragraph_20_Font"><text:span text:style-name="T1">s</text:span></text:span>ceat. Quod et id, quod ex foeniculo<text:line-break/>constat, calefactorium est, sic habens. ♃ Foeniculi drach. j,<text:line-break/>petro<text:span text:style-name="Default_20_Paragraph_20_Font"><text:span text:style-name="T1">s</text:span></text:span>elini Ʒ ij, anisi, amygdalarum amararum, absinthii,<text:line-break/>singulorum drach. j, croci, myrrhae, utriusque obol. iij,<text:line-break/>excipe aqua ac redige in pastillos, et dato drach. unam, ut<text:line-break/><text:span text:style-name="Default_20_Paragraph_20_Font"><text:span text:style-name="T1">s</text:span></text:span>upra dictum est. Etenim hoc loc<text:span text:style-name="Default_20_Paragraph_20_Font"><text:span text:style-name="T1">o</text:span></text:span> foeniculum quidem et<text:line-break/>petro<text:span text:style-name="Default_20_Paragraph_20_Font"><text:span text:style-name="T1">s</text:span></text:span>elinum multum calefaciunt, reliqua vero moderate.<text:line-break/>Amygdalae vero attenuatoriae <text:span text:style-name="Default_20_Paragraph_20_Font"><text:span text:style-name="T1">s</text:span></text:span>unt facultatis et prae<text:span text:style-name="Default_20_Paragraph_20_Font"><text:span text:style-name="T1">s</text:span></text:span>ertim<text:line-break/>si fuerint amarae. Medium autem quodamm<text:span text:style-name="Default_20_Paragraph_20_Font"><text:span text:style-name="T1">o</text:span></text:span>do inter cale-<text:line-break/>facientia et refrigerantia est hoc medicamentum, quod Ascle-<text:line-break/>piades scripsit hoc mod<text:span text:style-name="Default_20_Paragraph_20_Font"><text:span text:style-name="T1">o. Eclegma hepaticum Paulini, au-<text:line-break/>xiliatur confestim. </text:span></text:span>♃ Chamaepityi siccae libram unam,<text:line-break/>myrrhae unciam unam , passi protropi fextar. iij, chamae .<text:line-break/>pityn et vinum dulce coquito, et ubi superfuerit tertia<text:line-break/>pars, liqu<text:span text:style-name="Default_20_Paragraph_20_Font"><text:span text:style-name="T1">o</text:span></text:span>rem exprimito, ei que mellis Attici libram dimi-<text:line-break/>diam adjicito ac rursus coquito, postea vero myrrham ad-</text:p>
      <text:p text:style-name="P3">dito assidue agitando, atque ubi dissoluta fuerit, ab igne<text:line-break/>ablata reponito, et ante cibum mystrum exhibeto. Scripsit<text:line-break/>et ex cochleis medicamentum hepaticum Asclepiades hujus-<text:line-break/>modi. Cochlearum terrestrium carnem valde probe terito<text:line-break/>et aff<text:span text:style-name="Default_20_Paragraph_20_Font"><text:span text:style-name="T1">u</text:span></text:span>sis vini nigri cyathis tribus calefacito ac bibendum<text:line-break/>dat<text:span text:style-name="Default_20_Paragraph_20_Font"><text:span text:style-name="T1">o. </text:span></text:span>Videntur autem haec juxta totam <text:span text:style-name="Default_20_Paragraph_20_Font"><text:span text:style-name="T1">s</text:span></text:span>ubstantiam essi-<text:line-break/>cacia esse, non fecundum unam aut alteram qualitatem.<text:line-break/>Quale est et lupinum hepar, cujus abunde experimentum<text:line-break/>habemus. U<text:span text:style-name="Default_20_Paragraph_20_Font"><text:span text:style-name="T1">s</text:span></text:span>us autem ipsius consimilis cochleis est, teritur<text:line-break/>enim exacte hepar lupinum et datur drachma una, cum<text:line-break/>vin<text:span text:style-name="Default_20_Paragraph_20_Font"><text:span text:style-name="T1">o</text:span></text:span> aliquo dulci, qualia <text:span text:style-name="Default_20_Paragraph_20_Font"><text:span text:style-name="T1">s</text:span></text:span>unt thoracum, Creticum, Scy-<text:line-break/>belite ac dulce protropum. Benigna enim haec sunt visceri,<text:line-break/>ipsum nutrire potentia et media juxta calidi et frigidi op-<text:line-break/>positionem, et ob id talia medicamenta omnibus intempera-<text:line-break/>turis convenire videntur, ut quae ex <text:span text:style-name="Default_20_Paragraph_20_Font"><text:span text:style-name="T1">s</text:span></text:span>ubstantiae proprie-<text:line-break/>tate commoditatem de fe exhibent et neque calidas, neque<text:line-break/>frigidas intemperies laedant. Atqui in febricitantibus ma-<text:line-break/>infesta febri aut non obscure, velut solet aliquibus hepati^</text:p>
      <text:p text:style-name="P3">cis accidere, melius est ex aqua calida medicamentum prae-<text:line-break/>bere aut ex aliquo praedictorum soccorum, velut est feri-<text:line-break/>dis succus. Ad induratas hepatis assectiones. Et ad has<text:line-break/>Asclepiades quatuor medicamenta his verbis scripsit.</text:p>
      <text:p text:style-name="P1"><text:span text:style-name="Default_20_Paragraph_20_Font"><text:span text:style-name="T1">[Confectio ciens urinam, facit ad induratas hepatis<text:line-break/>affectiones, ad splenicos et aegre se a morbo recolltgen-<text:line-break/>tes, ad hydropicos et in universum bonum colorem inducit.]<text:line-break/></text:span></text:span>♃ Croci, nardi, cassiae, singulorum Ʒ ij, costi, floris junci<text:line-break/>odorati, cinnamomi, myrrhae stactae, singulorum Ʒ j, mellis<text:line-break/>cocti Ʒ xxv. Datur fabae Aegyptiae magnitudine cum vini<text:line-break/>mulsi cyath. iv.</text:p>
      <text:p text:style-name="P1"><text:span text:style-name="Default_20_Paragraph_20_Font"><text:span text:style-name="T1">[Alia, qua usus est Pastorales, urinam multam ducit.]<text:line-break/></text:span></text:span>♃ Seminis dauci sesquidrachmam , radicis rheu Ponticae,<text:line-break/>floris junci odorati, seminis balsami, cedrinum, anisi, nardi<text:line-break/>Indicae, croci, cinnamomi, cassiae, phu, asari, petroselini,<text:line-break/>chamaepityi, singuIorum Ʒ j ẞ, menthae siccae obolos tres,<text:line-break/>nucleorum pinearum nucum repurgatorum numero quin-</text:p>
      <text:p text:style-name="P2">quaginta, excipe melle cocto et dato nucis Ponticae magni-<text:line-break/>tudinem cum vini mulsi diluti cyathis iij.</text:p>
      <text:p text:style-name="P1"><text:span text:style-name="Default_20_Paragraph_20_Font"><text:span text:style-name="T1">[Antidotus ex felle uestno, medicamentum accommo-<text:line-break/>datum ad induratas hepatis assectiones .]</text:span></text:span> ♃ Chamaepityos,<text:line-break/>marrubii, seminis petroselini, gentianae, seminis viticis, fel-<text:line-break/>lis ursi, sinapi, seminis cucumeris, scolopendrii , panacis,<text:line-break/>rubricae Lemniae, rubiae, seminis brassicae, aristolochiae,<text:line-break/>piperis, nardi Indicae, costi, seminis apii, seminis erucae,<text:line-break/>eryngii, polii, echii, eupatorn℥ baccarum juniperi, singulo-<text:line-break/>rum Ʒ j , tusa et cribrata melle excipe. Datur nucis avel-<text:line-break/>lanae magnitudo in vini mulsi cyathis duobus.</text:p>
      <text:p text:style-name="P1"><text:span text:style-name="Default_20_Paragraph_20_Font"><text:span text:style-name="T1">[Alia accommodata. Pacit et ad alias internas asu<text:line-break/>fectiones citra tussim.]</text:span></text:span> ♃ Radicis gentianae, chamaepityos,<text:line-break/>marrubii, seminis petrofelenh fellis ursi, sinapi, seminis cu-<text:line-break/>cumeris, scolopendrii, radicis panacis, rubricae Sinopicae,<text:line-break/>rubiae, seminis brassicae, aristolochiae longae, piperis albi,<text:line-break/>spicae nardi, c<text:span text:style-name="Default_20_Paragraph_20_Font"><text:span text:style-name="T1">o</text:span></text:span>sti, seminis erucae, eryngii, baccarum juni-</text:p>
      <text:p text:style-name="P3">peri, fructus fraxini, chamaedryos, dictamni Cretici, semi-<text:line-break/>nis <text:span text:style-name="Default_20_Paragraph_20_Font"><text:span text:style-name="T1">o</text:span></text:span>estri, <text:span text:style-name="Default_20_Paragraph_20_Font"><text:span text:style-name="T1">s</text:span></text:span>eminis dauci, singulorum unciam unam, mellis<text:line-break/>Attici quod fatis est. Datur nucis Ponticae magnitud<text:span text:style-name="Default_20_Paragraph_20_Font"><text:span text:style-name="T1">o.</text:span></text:span> Li-<text:line-break/>quor sit passi Cretici cyathi du<text:span text:style-name="Default_20_Paragraph_20_Font"><text:span text:style-name="T1">o. </text:span></text:span>Hoc medicamentum usu<text:line-break/>et experimento approbatum est. In alio exemplari esiam<text:line-break/>pelecini tantundem habetur. Circa praedicta quatuor medi-<text:line-break/>camenta recte fecit Asclepiades, quod non simpliciter ascri-<text:line-break/>psit, velut in aliis, quod ad hepaticos ipsis sit utendum, sed<text:line-break/>cum app<text:span text:style-name="Default_20_Paragraph_20_Font"><text:span text:style-name="T1">o</text:span></text:span>sitione, ad induratas videlicet affectiones. Humi-<text:line-break/>dae etenim visceris affectiones exolutum et imbecille ipsum<text:line-break/>facere solent, veluti <text:span text:style-name="Default_20_Paragraph_20_Font"><text:span text:style-name="T1">s</text:span></text:span>unt articuli laxati, sive autem cum<text:line-break/>frigiditate sive cum caliditate sive sine his laxitas ipsius<text:line-break/>fota constiterit, penitus astringentibus medicamentis opus<text:line-break/>habent, verum hoc aut cum calefacienti um mixtura, si fri-<text:line-break/>gida qualitas praedominetur, aut cum reliigerantium, si ca-<text:line-break/>lida. Quae vero <text:span text:style-name="Default_20_Paragraph_20_Font"><text:span text:style-name="T1">o</text:span></text:span>b frigidos et orasses ac viscosos humo-<text:line-break/>res in s<text:span text:style-name="Default_20_Paragraph_20_Font"><text:span text:style-name="T1">o</text:span></text:span>lidis corporibus imbibitos indurantur, ex necessis-<text:line-break/>tale frigidam habent affectionem, quare et calefacientibus</text:p>
      <text:p text:style-name="P3">simulque tenuium partium medicamentis opus habent, haec<text:line-break/>enim <text:span text:style-name="Default_20_Paragraph_20_Font"><text:span text:style-name="T1">s</text:span></text:span>ufficientia sunt et ad lentorem humorum induratis<text:line-break/>partibus insar torum extergendum et ad incidendam crassi-<text:line-break/>tudinem et discutiendos ita extenuatos. Verum in quinto<text:line-break/>de simplicium medicamentorum facultate, ubi de ejusmodi<text:line-break/>affectionibus <text:span text:style-name="Default_20_Paragraph_20_Font"><text:span text:style-name="T1">s</text:span></text:span>ermo mihi habitus est, emollientium medica-<text:line-break/>mentorum mixturam laudavi, nimirum ut praeparantem in-<text:line-break/>durata corp<text:span text:style-name="Default_20_Paragraph_20_Font"><text:span text:style-name="T1">o</text:span></text:span>ra et praedi<text:span text:style-name="Default_20_Paragraph_20_Font"><text:span text:style-name="T1">o</text:span></text:span>lis medicamentis id<text:span text:style-name="Default_20_Paragraph_20_Font"><text:span text:style-name="T1">o</text:span></text:span>nea facien-<text:line-break/>tem, citra vero praeemollitionem diffunduntur quodammodo<text:line-break/>ea ipsa corpora et e vestigio manifestam imminutionem ha-<text:line-break/>hent, <text:span text:style-name="Default_20_Paragraph_20_Font"><text:span text:style-name="T1">s</text:span></text:span>ed in immedicabilis reliquias terminatur res, ubi<text:line-break/>fuerint fuperresiccata. Haec eadem et in decimoquarto me-<text:line-break/>thodi medendi nobis <text:span text:style-name="Default_20_Paragraph_20_Font"><text:span text:style-name="T1">s</text:span></text:span>unt dicta. Igitur et circa hepar con-<text:line-break/>jectare oportet emollientium mixturam , nam quum com-<text:line-break/>pagis humectae sit hepatis corpus, valde moderatis opus<text:line-break/>habet emollientibus. Praedominatur itaque in ipso, praeter<text:line-break/>aliarum partium induratarum morem, calefacientium et at-<text:line-break/>tenuantium mixtura. Merito itaque ex praescriptis quatu<text:span text:style-name="Default_20_Paragraph_20_Font"><text:span text:style-name="T1">o</text:span></text:span>r</text:p>
      <text:p text:style-name="P3">medicamentis Asclepiades postremum maxime laudat, ut<text:line-break/>quod multam de se experientiam praebuit, ex aromatis enim<text:line-break/>componitur, attenuare ac discutere valentibus, aliaque me-<text:line-break/>dicamenta assumpsit, acria incidentiaque ac discussori<text:span text:style-name="Default_20_Paragraph_20_Font"><text:span text:style-name="T1">s</text:span></text:span>, mi-<text:line-break/>tigatoria autem his admixta sunt, cucumeris semen ac ju-<text:line-break/>inperi baccae, deinde vero mel et eryngium velut urinam<text:line-break/>cientia his addita sunt, quo extersae visceris affectionis per<text:line-break/>urinas deductio fiat.</text:p>
      <text:h text:style-name="Heading_20_2" text:outline-level="2">C a <text:span text:style-name="Default_20_Paragraph_20_Font"><text:span text:style-name="T12">ρ</text:span></text:span><text:span text:style-name="Default_20_Paragraph_20_Font"><text:span text:style-name="T13">. </text:span></text:span>IX.</text:h>
      <text:p text:style-name="P36"><text:s/>[<text:span text:style-name="Default_20_Paragraph_20_Font"><text:span text:style-name="T1">Quae Archigenes ad hepaticos in secundo<text:line-break/>medicamentorum secundum genus scripsit.]</text:span></text:span> In hepaticis<text:line-break/>conveniente praegresso ductu per alimenta, unctiones, com-<text:line-break/>munia cataplasmata, venae sectionem, cucurbitas, sinapis-<text:line-break/>mos, dropaces et consimilem diaetam amplius conscribendis<text:line-break/>compositis potionibus et malagmatis optime ipsis conve-<text:line-break/>nientibus utaris. Et potionibus quidem his. Senecionis de-<text:line-break/>coctum, ut valde commodum exhibeto, nascitur autem hu-<text:line-break/>jus caulis maxime iu tegulis. Aut unguenti nardini cochlea-</text:p>
      <text:p text:style-name="P3">ria quatuor quotidie bibenda dato et maxime in induratis.<text:line-break/>Aut aristolochiae obolos iij propinato salutantibus ex aqua,<text:line-break/>febre carentibus ex vino, valde benefacit. Aut trifolium<text:line-break/>acidum in aqua coquito ad tertias et per triduum bibendum<text:line-break/>dato pro vice cyathum unum. Aut fel ursinum in vase<text:line-break/>leniter fervefacito et in sole resiccato, atque ex eo hepa-<text:line-break/>ticis cochleare unum dato. Aut radicis rubi corticis mi-<text:line-break/>nam j cum aquae congio uno in novo vasculo ad resi-<text:line-break/>duum quartae partis coquito, et ad succum per noctem sub<text:line-break/>dio expositum mellis cyathos vj admisceto, et jejunis ad<text:line-break/>triduum bibendum dato. Aut pseudobunii oboli j dato cum<text:line-break/>melle jejunis. Aut dauci et foeniculi radicis dimidium cum<text:line-break/>aceto mulso ad tertias coquito, et jejunis cyathum unum<text:line-break/>exhibeto. Aut glycyrrhizae succi obolum unum aut duos<text:line-break/>jejunis dato, et alvum subducit et urinam movet. In ma-<text:line-break/>gna duritia abrotoni succum quam crassissimum praebe bi-<text:line-break/>bendum. Aut acori obolum unum, panacis tantundem cum<text:line-break/>aqua propinato. Aut spicae nardi decoctum assidue exhibeto.</text:p>
      <text:p text:style-name="P2"><text:span text:style-name="Default_20_Paragraph_20_Font"><text:span text:style-name="T1">[De cataplasmatis.</text:span></text:span>] Cataplasma porr<text:span text:style-name="Default_20_Paragraph_20_Font"><text:span text:style-name="T1">o</text:span></text:span> hepaticum fit,<text:line-break/>malis cotoneis cum farina h<text:span text:style-name="Default_20_Paragraph_20_Font"><text:span text:style-name="T1">o</text:span></text:span>rdeacea et foenograeco coctis.<text:line-break/>Aut semine lini trito cum polenta in vino cocta, aut ipso<text:line-break/>lini semine in passo cocto. Aut semine lini trito cum melle<text:line-break/>subacto. Aut capparis radice in aceto mulso cocta. Aut fa-<text:line-break/>rina hordeacea cum ficubus. Aut oleae radice in vino cocta.<text:line-break/>Aut myrobalano tusa cum vino. Aut cerato ex phoenico-<text:line-break/>balanis facto, <text:span text:style-name="Default_20_Paragraph_20_Font"><text:span text:style-name="T1">s</text:span></text:span>umme enim ad hepatis inflammationes facit,<text:line-break/>maxime in quibus etiam stomachus assectus est et costae<text:line-break/>distentae <text:span text:style-name="Default_20_Paragraph_20_Font"><text:span text:style-name="T1">s</text:span></text:span>unt. Aut palmulam rejecto interno nucleo disi-<text:line-break/>genter tundito et cum aequali parte cerati rosacei in mor-<text:line-break/>tario probe unito, rosaceum adsultando, atque ita imponito.<text:line-break/>Aut myrrham Aminaeo vino macerato et palmulis admisceto<text:line-break/>et linteolo insarto imponito.</text:p>
      <text:p text:style-name="P1"><text:span text:style-name="Default_20_Paragraph_20_Font"><text:span text:style-name="T1">[De malagmatis in phlegmone hepatis.]</text:span></text:span> Caeterum<text:line-break/>malagmata, quibus quis uti possit in inflammatione hepatis<text:line-break/>citra manifestam causam post irrigationes et cataplasmata,<text:line-break/>jam ante scripta sunt in sermone de oris ventris phlegmone,</text:p>
      <text:p text:style-name="P3">nimirum communia issi et hepati existentia, in quibus sunt<text:line-break/>etiam, quae ex meliloto praeparantur et Polyarchium. Ve-<text:line-break/>rum etiam nunc apponentur quaedam ex ip<text:span text:style-name="Default_20_Paragraph_20_Font"><text:span text:style-name="T1">s</text:span></text:span>o Andromacho.</text:p>
      <text:p text:style-name="P1"><text:span text:style-name="Default_20_Paragraph_20_Font"><text:span text:style-name="T1">[Malagma Audromachi ad hepaticos.]</text:span></text:span> ♃ Ammo-<text:line-break/>niaci thymiamatis Ʒ cxliv, alii Ʒ c habent, bdellii Ʒ xxiv,<text:line-break/>alii centum, aceti heminae quartam partem, cyprini hemi-<text:line-break/>nam unam, ego vero heminae dimidium.</text:p>
      <text:p text:style-name="P1"><text:span text:style-name="Default_20_Paragraph_20_Font"><text:span text:style-name="T1">[Malagma Apollophanis.]</text:span></text:span> Cerae drach. I.xxx, bdellii<text:line-break/>drach. lxxx, ammoniaci thymiamatis drach. lxxx, terebinthi-<text:line-break/>nae drach. xl, mannae thuris drach. xl, cum irinocontundito.</text:p>
      <text:h text:style-name="Heading_20_2" text:outline-level="2">C a p. X.</text:h>
      <text:p text:style-name="P36"><text:s/>[<text:span text:style-name="Default_20_Paragraph_20_Font"><text:span text:style-name="T1">Malagmata a Damocrate conscripta ad hepar<text:line-break/>et praecordia. Quaedam ex eis etiam ad totum ventrem<text:line-break/>et splenem.]</text:span></text:span></text:p>
      <text:p text:style-name="Normal"><text:span text:style-name="Default_20_Paragraph_20_Font"><text:span text:style-name="T1">.Affecta st quis per stomachum praecordia,</text:span></text:span></text:p>
      <text:p text:style-name="P1"><text:span text:style-name="Default_20_Paragraph_20_Font"><text:span text:style-name="T1">. Et per jocur, intestina per, dein per colum,</text:span></text:span></text:p>
      <text:p text:style-name="Normal"><text:span text:style-name="Default_20_Paragraph_20_Font"><text:span text:style-name="T1">Per ventriculum aut v</text:span></text:span>i<text:span text:style-name="Default_20_Paragraph_20_Font"><text:span text:style-name="T1">scus aliud sic proprie<text:line-break/>Dictum, volet inquam laesa quis praecordia<text:line-break/>Malagmate integere bono et p</text:span></text:span>er<text:span text:style-name="Default_20_Paragraph_20_Font"><text:span text:style-name="T1">comm</text:span></text:span>o<text:span text:style-name="Default_20_Paragraph_20_Font"><text:span text:style-name="T1">do,</text:span></text:span></text:p>
      <text:p text:style-name="P2"><text:span text:style-name="Default_20_Paragraph_20_Font"><text:span text:style-name="T1">Primum paratum habebit hoc longe antea.<text:line-break/>Recens enim est aegris minus firmum ac valens.<text:line-break/>Cerae capit quod Ponticae libras duas,<text:line-break/>Ammoniaci thymiamatis solam libram,<text:line-break/></text:span></text:span><text:span text:style-name="Default_20_Paragraph_20_Font"><text:span text:style-name="T15">T</text:span></text:span><text:span text:style-name="Default_20_Paragraph_20_Font"><text:span text:style-name="T1">erebinthinae frictae pariter solam libram,<text:line-break/>Lstaeque restnae piceae simul libram,<text:line-break/>Et post trientem cardamomi seminis,<text:line-break/>Aridae cyperi tantundem, item myrrhae bonae,<text:line-break/>Pondusque par ulti horum, iridis mox candidae,<text:line-break/>Sextantem et inde Celticae spicae integrae,<text:line-break/>His unciam unam et dimidiam croci boni,<text:line-break/>Ex sex meliloti, item duas, bessem puto.</text:span></text:span></text:p>
      <text:p text:style-name="P1"><text:span text:style-name="Default_20_Paragraph_20_Font"><text:span text:style-name="T1">Verum melilotum praestiterit hic Atticum,<text:line-break/>Recentis et cyprini libras olei duas.</text:span></text:span></text:p>
      <text:p text:style-name="P1"><text:span text:style-name="Default_20_Paragraph_20_Font"><text:span text:style-name="T15">O</text:span></text:span><text:span text:style-name="Default_20_Paragraph_20_Font"><text:span text:style-name="T1">leum cyprinum tu cum reliquis liquoribus<text:line-break/>Et decoque lenta stammula et deradito.</text:span></text:span></text:p>
      <text:p text:style-name="P1"><text:span text:style-name="Default_20_Paragraph_20_Font"><text:span text:style-name="T1">Dein tusa, cribrata et reliqua vino bono<text:line-break/>R</text:span></text:span><text:span text:style-name="Default_20_Paragraph_20_Font"><text:span text:style-name="T15">i</text:span></text:span><text:span text:style-name="Default_20_Paragraph_20_Font"><text:span text:style-name="T1">gata per noctem integram et totam diem</text:span></text:span></text:p>
      <text:p text:style-name="P2"><text:span text:style-name="Default_20_Paragraph_20_Font"><text:span text:style-name="T1">Vinum omne donec combibant seponito.</text:span></text:span></text:p>
      <text:p text:style-name="P1"><text:span text:style-name="Default_20_Paragraph_20_Font"><text:span text:style-name="T1">Ductis que post cyprino manibus haec pharmaca<text:line-break/>Mortario amplo vini et simul committito,<text:line-break/>M</text:span></text:span>o<text:span text:style-name="Default_20_Paragraph_20_Font"><text:span text:style-name="T1">lli</text:span></text:span>t<text:span text:style-name="Default_20_Paragraph_20_Font"><text:span text:style-name="T1">ae pelle tecta simul reponito.</text:span></text:span></text:p>
      <text:p text:style-name="P1">Aliud malagma ejusdem.</text:p>
      <text:p text:style-name="Normal"><text:span text:style-name="Default_20_Paragraph_20_Font"><text:span text:style-name="T1">Aliud valens, aetas itidem si accesserit.</text:span></text:span></text:p>
      <text:p text:style-name="P1"><text:span text:style-name="Default_20_Paragraph_20_Font"><text:span text:style-name="T1">Verum hoc mage affectus vitiantes mox habitum.<text:line-break/>Quicunque non cum statibus ferventibus,<text:line-break/>Et phlegm</text:span></text:span>o<text:span text:style-name="Default_20_Paragraph_20_Font"><text:span text:style-name="T1">nis laedunt diutioribus,<text:line-break/>Et visoera irritant gravibus doloribus,<text:line-break/>Lavat. Solubiles male et jam duritias<text:line-break/>Solvit, scluta mole earum celeriter.</text:span></text:span></text:p>
      <text:p text:style-name="P1"><text:span text:style-name="Default_20_Paragraph_20_Font"><text:span text:style-name="T1">Paratur hoc modo, ut bonae terebinthinae<text:line-break/>Libram mediam, tantumque cerae Ponticae<text:line-break/>Poenique</text:span></text:span> G<text:span text:style-name="Default_20_Paragraph_20_Font"><text:span text:style-name="T1">raeci unam capias puri libram.<text:line-break/>Et de nitro et de panace unicam libram.</text:span></text:span></text:p>
      <text:p text:style-name="P1"><text:span text:style-name="Default_20_Paragraph_20_Font"><text:span text:style-name="T1">Rursus an</text:span></text:span>i<text:span text:style-name="Default_20_Paragraph_20_Font"><text:span text:style-name="T1">si seminis unicam libram,<text:line-break/>Pinguedinis purae vituli simul libram,</text:span></text:span></text:p>
      <text:p text:style-name="P2"><text:span text:style-name="Default_20_Paragraph_20_Font"><text:span text:style-name="T1">Pondusque par contusae et albidas iridis.<text:line-break/>Parum de aceto,. tres cyathos sine dimidio,<text:line-break/>Mellis duas libras recentis Attici.</text:span></text:span></text:p>
      <text:p text:style-name="P1"><text:span text:style-name="Default_20_Paragraph_20_Font"><text:span text:style-name="T1">Ammoniaci thymiamatis solam libram<text:line-break/>Quidam addidere, verum alii libras duas.<text:line-break/>Sic tusa, cribro excussaque tenuissimo,<text:line-break/>Cataplasmatis modo, sed et mel addito,<text:line-break/>Nec omne acetum coquito, ubi molle sc</text:span></text:span><text:span text:style-name="Default_20_Paragraph_20_Font"><text:span text:style-name="T15">i</text:span></text:span><text:span text:style-name="Default_20_Paragraph_20_Font"><text:span text:style-name="T1">erit,<text:line-break/>Addas calenti exiguam aceti stillulam,<text:line-break/>Cerae liquatae insuscr et pinguedini<text:line-break/>Perebinthinaeque, coctaque egregie simul<text:line-break/></text:span></text:span>O<text:span text:style-name="Default_20_Paragraph_20_Font"><text:span text:style-name="T1">mnia manibus exactius committito,<text:line-break/>Et vasculo masiore derasa excipito,<text:line-break/></text:span></text:span>L<text:span text:style-name="Default_20_Paragraph_20_Font"><text:span text:style-name="T1">surus haud mo</text:span></text:span><text:span text:style-name="Default_20_Paragraph_20_Font"><text:span text:style-name="T15">r</text:span></text:span><text:span text:style-name="Default_20_Paragraph_20_Font"><text:span text:style-name="T1">, invalidum est factum recens:<text:line-break/></text:span></text:span>Aliud Damocralis malagma.</text:p>
      <text:p text:style-name="P1"><text:span text:style-name="Default_20_Paragraph_20_Font"><text:span text:style-name="T15">O</text:span></text:span><text:span text:style-name="Default_20_Paragraph_20_Font"><text:span text:style-name="T1">dorum et hoc, tollensque mox vitia hepatis,<text:line-break/>Affectiones renibus, colo et graves,<text:line-break/>Stomacho simul et vulvae diutiusculasl</text:span></text:span></text:p>
      <text:p text:style-name="P3"><text:span text:style-name="Default_20_Paragraph_20_Font"><text:span text:style-name="T1">Ldemque jam corrupto habitu saperdatur,<text:line-break/>Morboque longo pallidis, hydropicis,<text:line-break/>Et qui minus coquunt cibum et fastidiunt.<text:line-break/>Habet hoc amomi Scythici, xylobalsumi<text:line-break/>Et cardamomi, bdellique lucidi,<text:line-break/>Aridae cyperi, thuris boni, omnium parem<text:line-break/>Modum libram, post cassiae daphnitidis,<text:line-break/>Myrrhae bonae, pariter croci de singulis<text:line-break/>Librae trientem aut amplius quid paululun</text:span></text:span><text:span text:style-name="Default_20_Paragraph_20_Font"><text:span text:style-name="T15">h<text:line-break/></text:span></text:span><text:span text:style-name="Default_20_Paragraph_20_Font"><text:span text:style-name="T1">Nardi bonae post Syriacae uncias duas,<text:line-break/></text:span></text:span><text:span text:style-name="Default_20_Paragraph_20_Font"><text:span text:style-name="T15">t</text:span></text:span><text:span text:style-name="Default_20_Paragraph_20_Font"><text:span text:style-name="T1">erebinthinae purae bonae libras duas,<text:line-break/>Albaeque cerae perpolitae unam libram,<text:line-break/>Recentis unguenti cyprini libram unicam,<text:line-break/>Vini Paterni hinc optimi sextarium.</text:span></text:span></text:p>
      <text:p text:style-name="P1"><text:span text:style-name="Default_20_Paragraph_20_Font"><text:span text:style-name="T1">Contusa alia cribro tenui concer</text:span></text:span><text:span text:style-name="Default_20_Paragraph_20_Font"><text:span text:style-name="T15">p</text:span></text:span><text:span text:style-name="Default_20_Paragraph_20_Font"><text:span text:style-name="T1">ito,<text:line-break/>Phus, bdellium in mortarium condicito.<text:line-break/>Myrrham bonam simul crocumque his addito,<text:line-break/>Practisque pauco cyprinum vino indito.</text:span></text:span></text:p>
      <text:p text:style-name="P2"><text:span text:style-name="Default_20_Paragraph_20_Font"><text:span text:style-name="T1">Dein tundito, mellisque crassitudinem<text:line-break/>E armato et his aromata mox trita addito.</text:span></text:span></text:p>
      <text:p text:style-name="Normal"><text:span text:style-name="Default_20_Paragraph_20_Font"><text:span text:style-name="T1">Et quod superest vinum addito, committito.<text:line-break/>l</text:span></text:span>o<text:span text:style-name="Default_20_Paragraph_20_Font"><text:span text:style-name="T1">tam diem, noctem simul quo combibant.</text:span></text:span></text:p>
      <text:p text:style-name="P1">T<text:span text:style-name="Default_20_Paragraph_20_Font"><text:span text:style-name="T1">erebinthinam vero, cyprinum, ceram et simul<text:line-break/>igni liquida lentulo his assiundito.</text:span></text:span></text:p>
      <text:p text:style-name="P1"><text:span text:style-name="Default_20_Paragraph_20_Font"><text:span text:style-name="T1">Cnctisque post manibus per unguen quospiam,<text:line-break/>.Subacta sic committito et reponito.</text:span></text:span></text:p>
      <text:p text:style-name="P1"><text:span text:style-name="Default_20_Paragraph_20_Font"><text:span text:style-name="T1">Nec mox parato uti velis tu pharmaco,<text:line-break/>Sed tempore interfecto. Et ut cerotulum<text:line-break/>Sit mollius, quandoque derasum diu<text:line-break/>Misceto, selo rarius sed utitor.</text:span></text:span></text:p>
      <text:p text:style-name="Normal">Aliud Damocratis malagma.</text:p>
      <text:p text:style-name="P1"><text:span text:style-name="Default_20_Paragraph_20_Font"><text:span text:style-name="T1">Aliud malagma ad jam relatas commodum<text:line-break/>.Affectiones, st suerint diutinae.</text:span></text:span></text:p>
      <text:p text:style-name="P1"><text:span text:style-name="Default_20_Paragraph_20_Font"><text:span text:style-name="T1">Confert lienosis, vel omnium optime,<text:line-break/>Si palleant, febri laborent ac graviter,<text:line-break/>Aquamque habeant praecordia his si pauculam,</text:span></text:span></text:p>
      <text:p text:style-name="P2"><text:span text:style-name="Default_20_Paragraph_20_Font"><text:span text:style-name="T1">Multam nequeunt</text:span></text:span><text:span text:style-name="Default_20_Paragraph_20_Font"><text:span text:style-name="T15"> c</text:span></text:span><text:span text:style-name="Default_20_Paragraph_20_Font"><text:span text:style-name="T1">urare enim malagmata.<text:line-break/>Picus cape pingues stcciores, sed novas,<text:line-break/>Et femine ejocto, stmul umbilicu</text:span></text:span><text:span text:style-name="Default_20_Paragraph_20_Font"><text:span text:style-name="T15">m,<text:line-break/></text:span></text:span><text:span text:style-name="Default_20_Paragraph_20_Font"><text:span text:style-name="T1">Appende drachmas quinquies tres ac decem,<text:line-break/>Albaeque cerae Ponticae parem modum,<text:line-break/>M</text:span></text:span><text:span text:style-name="Default_20_Paragraph_20_Font"><text:span text:style-name="T15">y</text:span></text:span><text:span text:style-name="Default_20_Paragraph_20_Font"><text:span text:style-name="T1">robalani pinguis libram post integram,<text:line-break/>Nitri marini, fed libram modo dimidiam,<text:line-break/>Aluminis scissi duas supra et decem<text:line-break/>Drachmas, saperque dimidiam triobolon.<text:line-break/>Et mox onychis, quod stc vocatur, bdellii<text:line-break/>Addes parem tu aluminis dictum modum,<text:line-break/>Nitro parem starem lapidis sed Aesti,<text:line-break/>Ammoniaci tantumque thymiamatis,<text:line-break/>Et seminis post feliculae et nasturtii,<text:line-break/>Et cardamomi, quam optimique origani,<text:line-break/>De stngulis sextarii quartam modo.</text:span></text:span></text:p>
      <text:p text:style-name="Normal"><text:span text:style-name="Default_20_Paragraph_20_Font"><text:span text:style-name="T1">Vinique post, irini unguinis, quod sasstcit.</text:span></text:span></text:p>
      <text:p text:style-name="P15"><text:span text:style-name="Default_20_Paragraph_20_Font"><text:span text:style-name="T1">Paratur at tandem malagma in hunc modum,</text:span></text:span></text:p>
      <text:p text:style-name="P16"><text:span text:style-name="Default_20_Paragraph_20_Font"><text:span text:style-name="T1">Vino ri</text:span></text:span><text:span text:style-name="Default_20_Paragraph_20_Font"><text:span text:style-name="T15">g</text:span></text:span><text:span text:style-name="Default_20_Paragraph_20_Font"><text:span text:style-name="T1">atum suave olenti bdellium</text:span></text:span></text:p>
      <text:p text:style-name="P1"><text:span text:style-name="Default_20_Paragraph_20_Font"><text:span text:style-name="T1">Mortario emollito et hinc adiicito<text:line-break/>Picus, stmul rutsasque rite tundito,<text:line-break/>Quo trita vini stillulis stant probe.<text:line-break/>Mixtura mox addatur inde inspepsilis.<text:line-break/>At post rigatam fervida ceram ex aqua,<text:line-break/>Mollem manibus, factamque latam adiicito.<text:line-break/>Et tusa mox l</text:span></text:span><text:span text:style-name="Default_20_Paragraph_20_Font"><text:span text:style-name="T15">i</text:span></text:span><text:span text:style-name="Default_20_Paragraph_20_Font"><text:span text:style-name="T1">gni radio compingito,<text:line-break/></text:span></text:span><text:span text:style-name="Default_20_Paragraph_20_Font"><text:span text:style-name="T15">G</text:span></text:span><text:span text:style-name="Default_20_Paragraph_20_Font"><text:span text:style-name="T1">uttis et unguinis frequens madesacito.<text:line-break/>Lsus malagmatum omnium, quae ventri</text:span></text:span><text:span text:style-name="Default_20_Paragraph_20_Font"><text:span text:style-name="T15">c</text:span></text:span><text:span text:style-name="Default_20_Paragraph_20_Font"><text:span text:style-name="T1">ulo<text:line-break/>Luduntur et stomacho, stmul interaneis,<text:line-break/>dest tempus, in quo, qui cibus congestus est,<text:line-break/>Non amplius residet, sed alvum jam subit.</text:span></text:span></text:p>
      <text:h text:style-name="P44" text:outline-level="1">GALENI DE COMPoSITIONE MEDI-<text:line-break/>CAMENTORVM SECVNDvM LOCoS<text:line-break/>LIBER I<text:span text:style-name="T35">X</text:span>.</text:h>
      <text:h text:style-name="Heading_20_2" text:outline-level="2">Cap. I. </text:h>
      <text:p text:style-name="P36">Eiunt quidem interici ratione bonae judi-<text:line-break/>cati<text:span text:style-name="Default_20_Paragraph_20_Font"><text:span text:style-name="T1">a</text:span></text:span>nis in febribus, proruente nimirum ad cutem bilios<text:span text:style-name="Default_20_Paragraph_20_Font"><text:span text:style-name="T1">a<text:line-break/></text:span></text:span>humore. Et facile sane hi curantur balneis aquarum pota-<text:line-break/>bilium et olei discussorii affrictu, omniumque raresacien-<text:line-break/>tium cutem, quale est anethinum oleum et chamaemelinum<text:line-break/>ac cicinum, post haec etiam unguenta faciunt, gleucinum,<text:line-break/>commaginum, deinde irinum et amaracinum. Verum alias</text:p>
      <text:p text:style-name="P3">confectiones , privatim ictericus appellatas fuis auctoribus,<text:line-break/>ne putes ad hujusmodi ictericos convenire, neque enim hoc<text:line-break/>illi ipsi de his prodiderunt, <text:span text:style-name="Default_20_Paragraph_20_Font"><text:span text:style-name="T1">s</text:span></text:span>ed ad eos ictericos, qui ob<text:line-break/>va<text:span text:style-name="Default_20_Paragraph_20_Font"><text:span text:style-name="T1">s</text:span></text:span>orum circa hepar obstructionem fiunt, imo etiam eos,<text:line-break/>qui ex inflammatione icterici siunt. Itaque qui interici ab<text:line-break/>obstructione fiunt, sine febre permanent, qui ver<text:span text:style-name="Default_20_Paragraph_20_Font"><text:span text:style-name="T1">o</text:span></text:span> ex in-<text:line-break/>flammatione, omnino febricitant. Quicunque igitur medica-<text:line-break/>mentis ictericis quae <text:span text:style-name="Default_20_Paragraph_20_Font"><text:span text:style-name="T1">s</text:span></text:span>crip<text:span text:style-name="Default_20_Paragraph_20_Font"><text:span text:style-name="T1">s</text:span></text:span>erunt addiderunt in quibus ea<text:line-break/>ipsa convenire dicant, hi recte fecerunt, qui vero indefinite<text:line-break/>et simpliciter protulerunt, non parum peccaverunt. Etenim<text:line-break/>quae multum medicamentosa sunt, itidemque facultate ca..<text:line-break/>sida, magnopere febricitantes laedunt, talia <text:span text:style-name="Default_20_Paragraph_20_Font"><text:span text:style-name="T1">s</text:span></text:span>unt gentiana,<text:line-break/>struthion, helenium, costus, aristolochia, polion, centaurea.<text:line-break/>Conveniunt autem ictericis ex inflammato hepate quaecun-<text:line-break/>que inflammationes sanant, quemadmodum etiam iis, qui ah<text:line-break/>obstructione omnia quaecunque strenue extergent, etiam si<text:line-break/>medicamentariam substantiam habeant et calidae sint <text:span text:style-name="Default_20_Paragraph_20_Font"><text:span text:style-name="T1">s</text:span></text:span>acul-<text:line-break/>talis, si vero coincidant simul obstructio et inflammatio,</text:p>
      <text:p text:style-name="P2">laxantibus simulque extergentibus opus erit. Fugienda au-<text:line-break/>tem quaecunque medicamentariae substantiae et calidae fa-<text:line-break/>cultatis existunt. Quum igitur et plerique ante me icterica<text:line-break/>medicamenta indefinite conscripserint, ego propria disari-<text:line-break/>mina singulis ips<text:span text:style-name="Default_20_Paragraph_20_Font"><text:span text:style-name="T1">o</text:span></text:span>rum adjiciam, quo sciatis quibusnam in<text:line-break/>febribus citra periculum uti queatis, et quibus majus ex<text:line-break/>exacerbatione febris et inflammationis detrimentum fubfe-<text:line-break/>quatur quam ex abstersione emolumentum resultet.</text:p>
      <text:p text:style-name="P1"><text:span text:style-name="Default_20_Paragraph_20_Font"><text:span text:style-name="T1">[De medicamentis ictericis ab Andromacho scriptis.]<text:line-break/></text:span></text:span>Andromachus quatuor medicamenta ad ictericos indefinite<text:line-break/>tradidit, minime quidem periculosi usus in iis, qui non<text:line-break/>febricitant, verum non securi in febricitantibus, et maxime<text:line-break/>fi cum vino aut vino mulso ea quis exhibeat, quemadmo-<text:line-break/>dum aliquando damus in febribus moderatis et visceris ob-<text:line-break/>structioue. Quare ex aceto mulso non valde acido securius<text:line-break/>.est t<text:span text:style-name="Default_20_Paragraph_20_Font"><text:span text:style-name="T1">u</text:span></text:span>nc ea propinare. Sunt autem hujusmodi quatuor me-<text:line-break/>dicamenta juxta illius ipsius dictionem <text:span text:style-name="Default_20_Paragraph_20_Font"><text:span text:style-name="T1">s</text:span></text:span>ubscripta<text:span text:style-name="Default_20_Paragraph_20_Font"><text:span text:style-name="T1">. Ad icte-</text:span></text:span></text:p>
      <text:p text:style-name="P3"><text:span text:style-name="Default_20_Paragraph_20_Font"><text:span text:style-name="T1">ricos</text:span></text:span>. In coIocynthidis calicem vinum fundito, calefacito ac<text:line-break/>bibendum dato, subducit alvum. Idem thus facit. <text:span text:style-name="Default_20_Paragraph_20_Font"><text:span text:style-name="T1">Aliud ad<text:line-break/>ictericos</text:span></text:span>. ♃ Adianti obolos tres, nardi obolos duos, absiu-<text:line-break/>thii drach. unam, myrrhae obolos tres, excipe passe ac dato<text:line-break/>nucis avellanae magnitudine ex aquae cyathis duobus<text:span text:style-name="Default_20_Paragraph_20_Font"><text:span text:style-name="T1">. Aliud<text:line-break/>ad ictericos, qua utor</text:span></text:span>. Struthion cum croco coloratum nu-<text:line-break/>cis Ponticae magnitudine ex aqua aut aqua mulsa dato.<text:line-break/>Datur et anchusa cochlearis mensura. <text:span text:style-name="Default_20_Paragraph_20_Font"><text:span text:style-name="T1">Aliud ad ictericos,<text:line-break/>ut Aspollonius. </text:span></text:span>♃ Ervi drach. vigintiquatuor, cornu cervi<text:line-break/>ulli drach. octo, thuris drach. tres, nardi Celticae drach.<text:line-break/>duas, nardi Syriacae drach. unam, piperis sesquidrachmam,<text:line-break/>schoenanthi drach. unam, myrrhae obolos duos, costi obolos<text:line-break/>duos, cassiae obolum unum, cinnamomi obolum unum. Utere<text:line-break/>sicco cum vini mulsi cyathis tribus.</text:p>
      <text:p text:style-name="P1"><text:span text:style-name="Default_20_Paragraph_20_Font"><text:span text:style-name="T1">[De medicamentis ictericis ab Asclepiade scriptis in<text:line-break/>tertio internorum.</text:span></text:span>] Ex iis quae antea dixi apparet, etiam<text:line-break/>sij citra discrimen medicamenta prodantur, quae fugienda<text:line-break/>sint febricitantibus. Consuevit autem Asclepiades aliquando</text:p>
      <text:p text:style-name="P3">distinguere apponendo, febrientibus hoc mod<text:span text:style-name="Default_20_Paragraph_20_Font"><text:span text:style-name="T1">o</text:span></text:span> exhibere<text:line-break/>oportere medicamentum, non febrientibus hoc modo , ubi<text:line-break/>vero omnin<text:span text:style-name="Default_20_Paragraph_20_Font"><text:span text:style-name="T1">o</text:span></text:span> nihil apponit, iis in non scindentibus magis<text:line-break/>est utendum, quemadmodum sane etiam, quando ex vino<text:line-break/><text:span text:style-name="Default_20_Paragraph_20_Font"><text:span text:style-name="T1">s</text:span></text:span>olo aut vino mul<text:span text:style-name="Default_20_Paragraph_20_Font"><text:span text:style-name="T1">s</text:span></text:span>o usum fieri debere cen<text:span text:style-name="Default_20_Paragraph_20_Font"><text:span text:style-name="T1">s</text:span></text:span>emus, talia enim<text:line-break/>non febrientibus conveniunt. Verum <text:span text:style-name="Default_20_Paragraph_20_Font"><text:span text:style-name="T1">s</text:span></text:span>cripta ab ip<text:span text:style-name="Default_20_Paragraph_20_Font"><text:span text:style-name="T1">s</text:span></text:span>o medi-<text:line-break/>cementa haec <text:span text:style-name="Default_20_Paragraph_20_Font"><text:span text:style-name="T1">s</text:span></text:span>unt<text:span text:style-name="Default_20_Paragraph_20_Font"><text:span text:style-name="T1">. Potio ad ictericos.</text:span></text:span> Cichotii <text:span text:style-name="Default_20_Paragraph_20_Font"><text:span text:style-name="T1">s</text:span></text:span>ucci cyath.<text:line-break/>vj febrientibus per fe dato, non febrientibus autem cum<text:line-break/>vini cyathis iij. <text:span text:style-name="Default_20_Paragraph_20_Font"><text:span text:style-name="T1">Aliud</text:span></text:span>. Solani <text:span text:style-name="Default_20_Paragraph_20_Font"><text:span text:style-name="T1">s</text:span></text:span>ucci cyath. j et vini mulsi<text:line-break/>diluti dimidium. <text:span text:style-name="Default_20_Paragraph_20_Font"><text:span text:style-name="T1">Aliud inspeestle.</text:span></text:span> Anchusae tenuissime tri-<text:line-break/>tae cochlearia ij cum aqua potabili exhibe. <text:span text:style-name="Default_20_Paragraph_20_Font"><text:span text:style-name="T1">Aliud</text:span></text:span>. Stru-<text:line-break/>thii cochleare j dato cum mulsi diluti cyathis iij. <text:span text:style-name="Default_20_Paragraph_20_Font"><text:span text:style-name="T1">Aliud<text:line-break/>Nicerati ciens urinam. </text:span></text:span>♃ Cicerum siccorum sextarium j,<text:line-break/>rosmarini manipulum, aquae sextar. vj, foeniculi manipulum,<text:line-break/>asparagorum palustrium radicum manipulum, praeparato ac<text:line-break/>dato, ut dictum est, coctum ac excolatum liquorem febri-<text:line-break/>entibus simpliciter et assidue bibendum, non scindentibus<text:line-break/>cum vino diluto. <text:span text:style-name="Default_20_Paragraph_20_Font"><text:span text:style-name="T1">Aliud.</text:span></text:span> ♃ Cicerum <text:span text:style-name="Default_20_Paragraph_20_Font"><text:span text:style-name="T1">s</text:span></text:span>extarium j, adianti</text:p>
      <text:p text:style-name="P3">mampulum, aquae Iextar. vh asparagorum palustrmm Vadi-<text:line-break/>cum manipulum, praeparato et exhibeto, velut dictum est.</text:p>
      <text:p text:style-name="P1"><text:span text:style-name="Default_20_Paragraph_20_Font"><text:span text:style-name="T1">[Pastillus ad ictericos] facit et ad hepaticos.]</text:span></text:span> ♃ Amy-<text:line-break/>gdalarum amararum mundatorum drach iv, anisi, absinthii,<text:line-break/>utriusque drach. unam, nardi Indicae, asari, utriusque drach.<text:line-break/>j, tusa et cribrata aqua subigito, ac formatis pastillis drach.<text:line-break/>j cum vini mulsi cyathis iij non scbrientibus dato. <text:span text:style-name="Default_20_Paragraph_20_Font"><text:span text:style-name="T1">Alius,<text:line-break/>quo usus est Charixenes.</text:span></text:span> ♃ A sari , absinthii, utriusque<text:line-break/>drach. octo, seminis anisi, foeniculi, feminis apii, amygda-<text:line-break/>tarum amararum repurgatarum, singulorum Ʒ iv, aqua su lu<text:line-break/>ige ac forma pastillos, et exhibe, ut dictum est.</text:p>
      <text:p text:style-name="P1"><text:span text:style-name="Default_20_Paragraph_20_Font"><text:span text:style-name="T1">[Nicerati errhinum quod morbum regium expurgat,<text:line-break/>quando reliquum corpus juxta naturam habuerit, oculi vero<text:line-break/>pallidi permanserint.]</text:span></text:span> Aceti acerrimi cochleare unum in<text:line-break/>balneo naribus attrahendum exhibe, detrahit multae bilis<text:line-break/>fluxionem. <text:span text:style-name="Default_20_Paragraph_20_Font"><text:span text:style-name="T1">Eiusdem aliud.</text:span></text:span> Nasturtii viridis folia tenera aut<text:line-break/>rosmarini viridis folia tenerrima terito, et expresso inde<text:line-break/>liquore ut praedictum est utitor<text:span text:style-name="Default_20_Paragraph_20_Font"><text:span text:style-name="T1">. Aliud ejusdem. </text:span></text:span>Elaterium</text:p>
      <text:p text:style-name="P3">cum lacte muhebrt trttum nanbus Inf<text:span text:style-name="Default_20_Paragraph_20_Font"><text:span text:style-name="T1">u</text:span></text:span>ndito et attrahere<text:line-break/>jubeto<text:span text:style-name="Default_20_Paragraph_20_Font"><text:span text:style-name="T1">. Aliud</text:span></text:span>. Cyclamini succum ex aqua dissolutum, utere<text:line-break/>sicuti dictum est.</text:p>
      <text:p text:style-name="P1"><text:span text:style-name="Default_20_Paragraph_20_Font"><text:span text:style-name="T1">[Quae medicamenta Archtgenes ad ictericos conscrsa<text:line-break/>psit in secundo medicamentorum secundum genus.]</text:span></text:span> Ad<text:line-break/>ictericos convenienti diaeta et ductu per frequentes deam-<text:line-break/>bulationes et multa unguentorum frictione utaris, amplius-<text:line-break/>que fomentis siccis et subscriptis medicamentis. Ajunt eos<text:span text:style-name="Default_20_Paragraph_20_Font"><text:span text:style-name="T1">i<text:line-break/></text:span></text:span>qui in febribus morbum regium incidunt, rubi canini fulvo<text:line-break/>fructu comesto statim probe juvari. Auxiliatur et chelido-<text:line-break/>niae herbae succus cum vino aut aqua mulsa potatus, aut<text:line-break/>adiantum vel rubiae radicis obol. iij cum aqua mulsa ex-<text:line-break/>bibe. Aut struthion cum melle delingant. Aut sellis ursini<text:line-break/>cyathum bibendum dato. Aut hyperiei Ʒ j ex vino mulso<text:line-break/>propinato, vel aquae mulsae cyatho uno. Aut helxinae de-<text:line-break/>coc.tum ad dies v vel vj cum vino mulso. Aut stercoris<text:line-break/>canini albi <text:span text:style-name="Default_20_Paragraph_20_Font"><text:span text:style-name="T1">s</text:span></text:span>extantem cum mellis quadrante ad triduum hi-<text:line-break/>fiendum dato. Aut lichenas in petris nascentes cum aqua</text:p>
      <text:p text:style-name="P3">mulsa propina. Aut lichenis in tegulis veI lapidibus nascen-<text:line-break/>tis Ʒ j ex meraco propina. Aut nallurtium cum <text:span text:style-name="Default_20_Paragraph_20_Font"><text:span text:style-name="T1">o</text:span></text:span>lei cya-<text:line-break/>tho uno bibendum praebeto, radicem ver<text:span text:style-name="Default_20_Paragraph_20_Font"><text:span text:style-name="T1">o</text:span></text:span> ejus in nares<text:line-break/>indito. Aut absinthii cochlearia iv, anisi cochlearia iij ex-<text:line-break/>hibeto ex aceto mulso. Aut oxylapathi sive lapathi radicis<text:line-break/>tritae acetabulum dato ex aqua mulsa, si non scindat, cum<text:line-break/>vino aut vino mulso. Aut adianti et menthae et rubiae<text:line-break/>parem mensuram in aqua fervefacito et heminam inde bi-<text:line-break/>bendam exhibeto, diutius ad <text:span text:style-name="Default_20_Paragraph_20_Font"><text:span text:style-name="T1">s</text:span></text:span>olem infolato ac sitienti et<text:line-break/>anhelofo, quo post acceptum potum exudet, statim trans-<text:line-break/>mutat colorem. Aut adianti et myrrhae ejus dimidium, je-<text:line-break/>j<text:span text:style-name="Default_20_Paragraph_20_Font"><text:span text:style-name="T1">u</text:span></text:span>no a balneo exhibeto in vini hemina dimidia. Aut lepo-<text:line-break/>ris coagulum cum meraco ad dies quinque vel <text:span text:style-name="Default_20_Paragraph_20_Font"><text:span text:style-name="T1">s</text:span></text:span>ex prae-<text:line-break/>beto. <text:span text:style-name="Default_20_Paragraph_20_Font"><text:span text:style-name="T1">N</text:span></text:span> ut scolopendrii Ʒ iv jejunis ex vino ad dies quin-<text:line-break/>que vel <text:span text:style-name="Default_20_Paragraph_20_Font"><text:span text:style-name="T1">s</text:span></text:span>ex dato. Aut menthae et rubiae ac adianti aequas<text:line-break/>portiones cum aquae cyathis duobus propinat<text:span text:style-name="Default_20_Paragraph_20_Font"><text:span text:style-name="T1">o</text:span></text:span>. Aut betae<text:line-break/>foliorum crudorum Ʒ vj, myrrhae obol. ij cum aqua mulsa<text:line-break/>jejunis exhibeto, ac praesulis ac jejunis cum vini hemina</text:p>
      <text:p text:style-name="P3">dimidia dato. Aut ♃ adianti Ʒ j, myrrhae Ʒ viij, menthae<text:line-break/>Ʒ j, in aquae heminis duabus coquito, donec medietas su-<text:line-break/>persit, deinde ubi plurimum deambulaverit, probe fricato<text:line-break/>et spiritu adhuc sublimiore existente bibendam dato, hoc<text:line-break/>ad biduum facito. Aut cicer ervinum in aqua sub dio per<text:line-break/>noctem exponito, aquamque bibendam dato et cicer insu-<text:line-break/>per comedendum mane ac vesperi, inde vero per triduum<text:line-break/>absinthium ex aqua mulsa bibant. Aut cum cyclamini succo<text:line-break/>purgatis natibus lavato. Aut herbam orontium appellatam<text:line-break/>coquito et cum decocto lavato et decoctum confestim viride<text:line-break/>reddes. Aut venam sub lingua secato. Quod si ad nullum<text:line-break/>horum auxiliorum malum cedat, expurgatione per suam-<text:line-break/>moniam et exquisita diaeta utantur, atque ita ad exercitia<text:line-break/>progrediantur.</text:p>
      <text:h text:style-name="Heading_20_2" text:outline-level="2">C a p. II. </text:h>
      <text:p text:style-name="P37">[<text:span text:style-name="Default_20_Paragraph_20_Font"><text:span text:style-name="T1">De spleni</text:span></text:span>a <text:span text:style-name="Default_20_Paragraph_20_Font"><text:span text:style-name="T1">affectionibus.]</text:span></text:span> Quod omnes<text:line-break/>corporis partes familiarem sibi ipsis ex venis trahant hu-<text:line-break/>morem in commentariis de naturalibus facultatibus edocti,<text:line-break/>in iisdemque etiam, quod velut faecem sanguinis, ex qua</text:p>
      <text:p text:style-name="P3">atra gignitur bilis, hoc viscus alimentum habet instituti, et<text:line-break/>ultra haec memoria tenentes ea, quae in curandi methodo<text:line-break/>de splene <text:span text:style-name="Default_20_Paragraph_20_Font"><text:span text:style-name="T1">s</text:span></text:span>unt dicta, facile assequemini ea, quae nunc re-<text:line-break/>ferentur. Qu<text:span text:style-name="Default_20_Paragraph_20_Font"><text:span text:style-name="T1">o</text:span></text:span>rum primum et principalissimum hoc est, quod<text:line-break/>hoc vi<text:span text:style-name="Default_20_Paragraph_20_Font"><text:span text:style-name="T1">s</text:span></text:span>cus a natura celerrime indurari <text:span text:style-name="Default_20_Paragraph_20_Font"><text:span text:style-name="T1">s</text:span></text:span>oleat, sanguine ni-<text:line-break/>mirum in venis ipsius obturato et ob crassitudinem neque<text:line-break/>excerni neque discuti facite potente. Attenuantibus igitur<text:line-break/>opus habet medicamentis citra manifestam caliditatem, ut<text:line-break/>ne vehementius incrassescat <text:span text:style-name="Default_20_Paragraph_20_Font"><text:span text:style-name="T1">s</text:span></text:span>uccus crassius in ip<text:span text:style-name="Default_20_Paragraph_20_Font"><text:span text:style-name="T1">s</text:span></text:span>o coerci-<text:line-break/>tus ; quo vero actiones ipsius con<text:span text:style-name="Default_20_Paragraph_20_Font"><text:span text:style-name="T1">s</text:span></text:span>erventur ex austeris ali-<text:line-break/>quid his admiscetur, quale est etiam astringentium genus.<text:line-break/>Didicistis enim in naturalium facultatum commentariis, quod<text:line-break/>quum omnes partes <text:span text:style-name="Default_20_Paragraph_20_Font"><text:span text:style-name="T1">s</text:span></text:span>uae conservationis gratia habeant fa-<text:line-break/>cnltates tum familiarium attractorum tum alienorum ex-<text:line-break/>pulsoriam , itemque assimilatorem sibi ipsis eorum quae aL<text:line-break/>traxerint, aliquibus ipsarum insuper inest per accidens ma-<text:line-break/>gnopere juvare totum corpus. Ex horum genere est et lien</text:p>
      <text:p text:style-name="P3">qui ex hepate in se ipsum velut faecem sanguinis trahit,<text:line-break/>quemadmodum vesica in hepate bilem et renes urinam. Si<text:line-break/>igitur prae imbecillitate ejusm<text:span text:style-name="Default_20_Paragraph_20_Font"><text:span text:style-name="T1">o</text:span></text:span>di sanguinem ad sese trahere<text:line-break/>non potest, vitiosus humor universo corpori affrscatur. Ob<text:line-break/>id itaque naturalem ipsius firmitatem custodire oportet, quo<text:line-break/>conveniens sibi alimentum attrahat, per quam actionem<text:line-break/>universo corpori ad humorum bonitatem confert et gene-<text:line-break/>rata in ipso recrementa in ventrem demittere p<text:span text:style-name="Default_20_Paragraph_20_Font"><text:span text:style-name="T1">o</text:span></text:span>test, una<text:line-break/>cum ciborum recrementis excernenda. Ea gratia igitur valde<text:line-break/>amara medicamenta ipsi offerimus, quaedamque ipsis ex au-<text:line-break/>steris miscemus. Quaedam vero ad materiam c<text:span text:style-name="Default_20_Paragraph_20_Font"><text:span text:style-name="T1">o</text:span></text:span>mmoda ad<text:line-break/>ceratorum videlicet et malagmatum praeparationem appo-<text:line-break/>nimus, quale medicamentum est cera et resina et pix et<text:line-break/>bitumen et quaecunque alia hujuscemodi. luxta primam<text:line-break/>autem rationem acetum et acetum muls<text:span text:style-name="Default_20_Paragraph_20_Font"><text:span text:style-name="T1">u</text:span></text:span>m visceri com-<text:line-break/>moda sunt, utpote incidere et attenuare crassas humores<text:line-break/>potentia citra calefactionem. Quemadmodum igitur in aliis<text:line-break/>partibus ea quae per cataplasmata aut liquida medicamenta</text:p>
      <text:p text:style-name="P3">imposita aut affusa fotu auxiliantur, in alio opere relata<text:line-break/>sunt, ita et nunc relictis his, quae inflammato spleni con-<text:line-break/>serunt, eorum <text:span text:style-name="Default_20_Paragraph_20_Font"><text:span text:style-name="T1">s</text:span></text:span>olum mentionem faciam, quae indurato vi-<text:line-break/>sacri opitulantur, quod ip<text:span text:style-name="Default_20_Paragraph_20_Font"><text:span text:style-name="T1">s</text:span></text:span>um etiam in medicamentarns li-<text:line-break/>bris fecerunt qui ante me <text:span text:style-name="Default_20_Paragraph_20_Font"><text:span text:style-name="T1">s</text:span></text:span>cripserunt, proprie eos sple-<text:line-break/>nicos appellantes qui induratam splenis affectionem habent.</text:p>
      <text:p text:style-name="Normal"><text:span text:style-name="Default_20_Paragraph_20_Font"><text:span text:style-name="T1">[Medicamenta potabilia ab Andromacho ad spleni-<text:line-break/>cos conscripta ad verbum sic habent.] Potio ad splenicos<text:line-break/>Antipatri, ut Nilus.</text:span></text:span> ♃ Carnis myrobalani drach. iij, he-<text:line-break/>mionitidis herbae, quam quidam afplenum, quidam scolopen-<text:line-break/>drium dicunt drach. vj, corticis radicis capparis drach. iv,<text:line-break/>costi drach. iv, chamaedryos drach. vj, polii drach. ;tres,<text:line-break/>radicis cotyledonis Ʒ ij, corymborum hederae nigrae grana<text:line-break/>xxv, ammoniaci thymiamatis drach. iv, seminis hyperici<text:line-break/>drach. ij, galbani drach. ij, seminis periclymeni drach. j<text:line-break/>aut radicis drach. iij, nasturtii nigri Ʒ j ẞ, succi fructus<text:line-break/>scillae drach. xvj. Dantur oboli duo in aceto mul<text:span text:style-name="Default_20_Paragraph_20_Font"><text:span text:style-name="T1">s</text:span></text:span>o. <text:span text:style-name="Default_20_Paragraph_20_Font"><text:span text:style-name="T1">Aliud<text:line-break/>splenicis potabile</text:span></text:span>. ♃ Glandis unguentariae drach. iv, he-</text:p>
      <text:p text:style-name="P3">derae albae grana xxiv, costi drach. ij, feminis periclymeni<text:line-break/>drach. ij, hyperici drach. j, alii drach. iv, galbani drach. j,<text:line-break/>obolos ij, nasturtii drach. iv, excipe <text:span text:style-name="Default_20_Paragraph_20_Font"><text:span text:style-name="T1">s</text:span></text:span>ucco scillae cocto.<text:line-break/>Dato fabam Graecam in aceto mulso. <text:span text:style-name="Default_20_Paragraph_20_Font"><text:span text:style-name="T1">Aliud. </text:span></text:span>♃ Carnis<text:line-break/>myrobalani Ʒ iij, hyperici Ʒ vj, seminis periclymeni Ʒ vj,<text:line-break/>radicis dauci Ʒ vj, rubiae, acori, phu Pontici, croci, singu-<text:line-break/>lorum Ʒ vj, junci odorati Ʒ iij, mei drach. vj , nasturcii,<text:line-break/>chamaepityos, radicis capparis, singulorum drach. vj, polli<text:line-break/>drach. vj, alii drach. iij, ammoniaci thymiamatis drach. iij,<text:line-break/>cum aceto mulso pastillos duorum obolorum ponderis for-<text:line-break/>mat<text:span text:style-name="Default_20_Paragraph_20_Font"><text:span text:style-name="T1">o</text:span></text:span> et unum in acet<text:span text:style-name="Default_20_Paragraph_20_Font"><text:span text:style-name="T1">o</text:span></text:span> mulso dato. Facit et ad hepaticos<text:line-break/>et hydropicos. <text:span text:style-name="Default_20_Paragraph_20_Font"><text:span text:style-name="T1">Aliud, facit ad splenicos</text:span></text:span>. ♃ Trixaginis<text:line-break/>drach. iv, polii drach. v, chamaepityos drach. iv, rubiae<text:line-break/>drach. v, ammoniaci thymiamatis Ʒ iij, artemisiae drach. iij,<text:line-break/>myrobalani drach. iv, corticis radicis capparis drach. iij,<text:line-break/>aristolochiae drach. vj, tragacanthae drach. duas, cum aqua<text:line-break/>in pastillos tIiobolares redigito ac dato ex aceto muls<text:span text:style-name="Default_20_Paragraph_20_Font"><text:span text:style-name="T1">o.</text:span></text:span></text:p>
      <text:p text:style-name="P1"><text:span text:style-name="Default_20_Paragraph_20_Font"><text:span text:style-name="T1">[Aliud stomacho commodum. </text:span></text:span>L<text:span text:style-name="Default_20_Paragraph_20_Font"><text:span text:style-name="T1">itere etiam ad omnem</text:span></text:span></text:p>
      <text:p text:style-name="P3"><text:span text:style-name="Default_20_Paragraph_20_Font"><text:span text:style-name="T1">affectionem splenis, facit et ad convuiso, instata et vitia<text:line-break/>muliebria.]</text:span></text:span> ♃ Myrrhae draclL iv, nardi Indicae drach. iv,<text:line-break/>corticis radicis capparis drach. iv, costi drach. v, radicis<text:line-break/>panacis drach. iv, radicis peucedani Ʒ iv, dictamni Ʒ iv,<text:line-break/>polii drach. duas, corticis radicis periclymeni Ʒ iv, rubiae<text:line-break/>iij ẞ, ammoniaci thymiamatis Ʒ iv ẞ , aliqui etiam iridis<text:line-break/>drach. iv et dimidiam, excipe aceto mulso, praebe obolos<text:line-break/>duos in aceto mulso. <text:span text:style-name="Default_20_Paragraph_20_Font"><text:span text:style-name="T1">Aliud splenicis, orthopnoicis</text:span></text:span>. ♃ Stru-<text:line-break/>tlrii , scillae assatae, panacis, radicis capparis, singulorum<text:line-break/>drach. v, crocomagmatis drach. ij et dimidiam, excipe aceto<text:line-break/>et praebe in aceto sciHitico. <text:span text:style-name="Default_20_Paragraph_20_Font"><text:span text:style-name="T1">Aliud</text:span></text:span> ♃ Struthii, corticis<text:line-break/>radicis capparis, trixaginis, panacis, singulorum drach. x,<text:line-break/>fructus myricae drach. iij, excipe aceto fcillilico et drach. j<text:line-break/>ex aceto fcillitico exhibeto.</text:p>
      <text:p text:style-name="P1"><text:span text:style-name="Default_20_Paragraph_20_Font"><text:span text:style-name="T1">[Medicamenta potabilia ab Asclepiade ad splenem<text:line-break/>conscripta.]</text:span></text:span> Cynoglossi manipulum cum vini cyathis iij<text:line-break/>terito et expressum liquorem ante cibum. bibendum dato,<text:line-break/>facit et succ<text:span text:style-name="Default_20_Paragraph_20_Font"><text:span text:style-name="T1">u</text:span></text:span>s per fe. Colligere autem oportet herbam si-</text:p>
      <text:p text:style-name="P3">nistra manu ante <text:span text:style-name="Default_20_Paragraph_20_Font"><text:span text:style-name="T1">s</text:span></text:span>olis exortum. <text:span text:style-name="Default_20_Paragraph_20_Font"><text:span text:style-name="T1">Aliud.</text:span></text:span> TIixaginis manipu-<text:line-break/>lum cum vini <text:span text:style-name="Default_20_Paragraph_20_Font"><text:span text:style-name="T1">s</text:span></text:span>extario uno coquito et expressum liquorem<text:line-break/>reponito, atque ex eo cyathos ij ante cibum dato. <text:span text:style-name="Default_20_Paragraph_20_Font"><text:span text:style-name="T1">Aliud<text:line-break/>medicamentum inspersile splenicis</text:span></text:span>. Myricae fructum tu<text:span text:style-name="Default_20_Paragraph_20_Font"><text:span text:style-name="T1">s</text:span></text:span>um<text:line-break/>et cribratum reponito , usus vero tempore cochlearia duo<text:line-break/>cum aceti mulsi diluti cyathis tribus dato. Aut herbam pe-<text:line-break/>largitin appellatam tusam ac cribratam dato, ut praedictum<text:line-break/>est. <text:span text:style-name="Default_20_Paragraph_20_Font"><text:span text:style-name="T1">Aliud. </text:span></text:span>Asini aut equi silvestris lienem siccatum tun-<text:line-break/>dito ac reponito, et cochlearia duo cum vini diluti cyathis<text:line-break/>tribus exhibeto. <text:span text:style-name="Default_20_Paragraph_20_Font"><text:span text:style-name="T1">Catapotium splenic</text:span></text:span>i<text:span text:style-name="Default_20_Paragraph_20_Font"><text:span text:style-name="T1">s.</text:span></text:span> Corymborum hede-<text:line-break/>rae albae grana tria devoranda praebe et aceti mulsi cya-<text:line-break/>thos iij in<text:span text:style-name="Default_20_Paragraph_20_Font"><text:span text:style-name="T1">s</text:span></text:span>uper bibendos. <text:span text:style-name="Default_20_Paragraph_20_Font"><text:span text:style-name="T1">Catapotium Andreae, paeonium<text:line-break/>dictum.</text:span></text:span> Myricae fructum tusum et cribratum galbano ex-<text:line-break/>cipe et in catapotia redige, eaque pro viribus exhibe.</text:p>
      <text:p text:style-name="P1"><text:span text:style-name="Default_20_Paragraph_20_Font"><text:span text:style-name="T1">[Pastillus splenicus tumorem eliquat</text:span></text:span>.] ♃ Fructus<text:line-break/>ericae drach. quatuor, piperis albi, nardi Syriacae, ammo-<text:line-break/>niaci thymiamatis, singulorum drach. duas, arida tundun-<text:line-break/>tur et cribrantur, ammoniacum aceto <text:span text:style-name="Default_20_Paragraph_20_Font"><text:span text:style-name="T1">s</text:span></text:span>cillitico dissolVItur</text:p>
      <text:p text:style-name="P3">et aridis additum in pastillos cogitur. Fiunt autem pastilli<text:line-break/>drachmae pondere, daturque drachma una ex aceti mulsi<text:line-break/>cyathis tribus. Qui medicamentum hoc tradidit, dixit por-<text:line-break/>cellum ad triduum hoc bibisse et postea resectum sine liene<text:line-break/>inventum esse.</text:p>
      <text:p text:style-name="P1"><text:span text:style-name="Default_20_Paragraph_20_Font"><text:span text:style-name="T1">[Aliud splenem tumentem eliquans et consumens.]<text:line-break/></text:span></text:span>♃ Ammoniaci thymiamatis, foliorum rubi tenerrimorum,<text:line-break/>utrorumque drach. viij, corticis capparis drach. iv, myri-<text:line-break/>eae fructus, herbae aspleni, quae et scolopendrium et he-<text:line-break/>minuitis dicitur, utriusque drach. ij, nuclei scillae assatae et<text:line-break/>purgatae, piperis albi, utriusque drach. ij, excipe aqua et<text:line-break/>redige in pastillos, atque exhibe drach. unam cum aceti<text:line-break/>mulsi cyathis tribus. <text:span text:style-name="Default_20_Paragraph_20_Font"><text:span text:style-name="T1">Chrysermi pastil</text:span></text:span><text:span text:style-name="Default_20_Paragraph_20_Font"><text:span text:style-name="T15">l</text:span></text:span><text:span text:style-name="Default_20_Paragraph_20_Font"><text:span text:style-name="T1">us, splenicis, hy-<text:line-break/>dropicis, ciet urinam, mollit alvum.</text:span></text:span> Scillam magnam luto<text:line-break/>oblitam assato et corticem detrahito, ac quod ad fundum<text:line-break/>est durum , ex nucleo vero libras duas accipito, feminis<text:line-break/>dauci drach. viij, hoc estƷ j, anisi, fefeleos, radicis panacis,<text:line-break/>iridis, singulorum tantundem, feminis urticae, baccarum</text:p>
      <text:p text:style-name="P2">cedri, utrorumque drach. duas, myrrhae drach. iv, ervi<text:line-break/>moliti choenicem, vini odorati quod satis est, subacta in pa-<text:line-break/>still<text:span text:style-name="Default_20_Paragraph_20_Font"><text:span text:style-name="T1">o</text:span></text:span>s redigito, habet autem et tragacanthae minas quatu<text:span text:style-name="Default_20_Paragraph_20_Font"><text:span text:style-name="T1">o</text:span></text:span>r.<text:line-break/>Datur drach. una cum aceti mulsi cyathis iij<text:span text:style-name="Default_20_Paragraph_20_Font"><text:span text:style-name="T1">. Aliud Euge-<text:line-break/>rastae. </text:span></text:span>♃ SciHae assatae depuratae minas duas, radicis<text:line-break/>bryoniae minas viij, piperis albi tantundem, petro<text:span text:style-name="Default_20_Paragraph_20_Font"><text:span text:style-name="T1">s</text:span></text:span>elini<text:line-break/>tantundem, feminis dauci Cretici tantundem, ervi moliti<text:line-break/>tantundem, cedrinum sextarios sex, habeat vero sextarius<text:line-break/>uncias octo, iridis, radicis panacis, myrrhae, singulorum<text:line-break/>quadrantem, vini Falerni quantum satis est his in pastil-<text:line-break/>los cogendis. Formatos autem pastillos in umbra resicca<text:line-break/>et unciam unam cum vini diluti cyathis iij exhibe.</text:p>
      <text:p text:style-name="Normal"><text:span text:style-name="Default_20_Paragraph_20_Font"><text:span text:style-name="T1">[Fpithemata et emplastra ejusdem Asclepiadae ad<text:line-break/>recentes spleni</text:span></text:span>a <text:span text:style-name="Default_20_Paragraph_20_Font"><text:span text:style-name="T1">instammationes.]</text:span></text:span> Foliorum tenerrimo-<text:line-break/>rum arboris sambuci lib. iij , aloës lib. j , cum aceto subi-<text:line-break/>git<text:span text:style-name="Default_20_Paragraph_20_Font"><text:span text:style-name="T1">o, </text:span></text:span>et linteolo i n farta imponito. <text:span text:style-name="Default_20_Paragraph_20_Font"><text:span text:style-name="T1">Aliud.</text:span></text:span> ♃ Ericae fructus<text:line-break/>semissem, galbani lib. j, alii semissem, fructum tundito ac</text:p>
      <text:p text:style-name="P3">cribrato, atque ita galbanum addito ac diligenter misceto<text:line-break/>atque in linteolum impacta imponit<text:span text:style-name="Default_20_Paragraph_20_Font"><text:span text:style-name="T1">o.</text:span></text:span></text:p>
      <text:p text:style-name="P1"><text:span text:style-name="Default_20_Paragraph_20_Font"><text:span text:style-name="T1">[Medicamentum Fdiotae accommodatum</text:span></text:span>.] ♃ Visci<text:line-break/>quercini lib. j, calcis vivae lib. unam, viscum in vas fictile<text:line-break/>eonjectum ac prunis appositum dissolvit<text:span text:style-name="Default_20_Paragraph_20_Font"><text:span text:style-name="T1">o</text:span></text:span>, et dissoluto cal-<text:line-break/>cem vivam inspergito, misceto et calidum albae pelli in.-<text:line-break/>sartum imponito, oportet autem cum adhaerente adhuc me-<text:line-break/>dicamento laVari, atque ita sinere donec sua sponte cadat.<text:line-break/>Curam item habere oportet, ut disparatae splenii partes<text:line-break/>resecentur. <text:span text:style-name="Default_20_Paragraph_20_Font"><text:span text:style-name="T1">Aliud.</text:span></text:span> ♃ Visci quercini lib. j, calcis vivae Ʒ j,<text:line-break/>floris lapidis Asii trientem, cedriae ℥ j, praeparato pro more<text:line-break/>ac utere quotidie auserens medicamentum, spongiis calidis<text:line-break/>sovens locos, rursusque imponens. Hoc medicamentum uri-<text:line-break/>nam movet.</text:p>
      <text:p text:style-name="P1"><text:span text:style-name="Default_20_Paragraph_20_Font"><text:span text:style-name="T1">[Malagma auri colorem reserens valde commodum.]<text:line-break/></text:span></text:span>♃ Cerae, resinae pinus et frictae, singulorum lib. ij, ar-<text:line-break/>senici, aluminis scissi, calcis vivae, singulorum sextantem,<text:line-break/>aceti, olei, utriusque cyathos viij, apparato pro more.</text:p>
      <text:p text:style-name="P2"><text:span text:style-name="Default_20_Paragraph_20_Font"><text:span text:style-name="T1">[Aliud valde generosam, quo usus est Andromachus.]<text:line-break/></text:span></text:span>♃ Cerae, resinae pinus, picis brutiae aridae, singulorum<text:line-break/>lib. ij, arsenici, aluminis <text:span text:style-name="Default_20_Paragraph_20_Font"><text:span text:style-name="T1">s</text:span></text:span>cissi, calcis vivae, singulorum sex-<text:line-break/>tantem, aceti cyathos viij, praepara pro consuetudine. Fa-,<text:line-break/>cit ad splenicos, hydropicos et ad praecordia distenta. Fa-<text:line-break/><text:span text:style-name="Default_20_Paragraph_20_Font"><text:span text:style-name="T1">G</text:span></text:span>it et ad ischiadicos, arthriticos. Nos ad medicamentum hoc<text:line-break/>apposuimus myrrhae ℥ ij ẞ, visci trientem.</text:p>
      <text:p text:style-name="P1"><text:span text:style-name="Default_20_Paragraph_20_Font"><text:span text:style-name="T1">[Ad induratas sp lenis affectiones, usas est</text:span></text:span> T<text:span text:style-name="Default_20_Paragraph_20_Font"><text:span text:style-name="T1">ryphon<text:line-break/>Cortyniates.</text:span></text:span>] ♃ Foenigraeci moliti, sinapi, mannae thuris,<text:line-break/>singulorum sextarium unum, re tritu en toro m a myrobalano<text:line-break/>expressa reliquorum sextarii dimidium, spumae nitri Ʒ iij,<text:line-break/>tenuissime trita ac mixta, cedria cocta excipe, ut emplastri<text:line-break/>liquidi habeant spissitudinem, usus ejus est per intervalla,<text:line-break/>medicamentum autem impositum fasciolis complectere et<text:line-break/>obliga. Tempus imponendi est ante balneum, quantum pos-<text:line-break/>sibilo est aegrum ferre, postea vero obligatum adhuc in<text:line-break/>balneum inducito et post reliqui corporis curationem in<text:line-break/>folium demittito, atque ita in aqua fasciam resolVitoa</text:p>
      <text:p text:style-name="P2"><text:span text:style-name="Default_20_Paragraph_20_Font"><text:span text:style-name="T1">[Aliud ad splenicos per unam diem sanans. Verum<text:line-break/>supra medicamenti impositionem per tres dies certo vi-<text:line-break/>vendi modo utimur.]</text:span></text:span> ♃ Myrrhae, mannae thuris, utrius-<text:line-break/>que quadrantem, sinapi Alexandrini, nasturtii, utriusque<text:line-break/>sextantem, aceti scillitici quod satis est, sinapi et nastur-<text:line-break/>tium tundito ac cribrato, mannam ver<text:span text:style-name="Default_20_Paragraph_20_Font"><text:span text:style-name="T1">o</text:span></text:span> et myrrham dis- .<text:line-break/>solvito, eisque arida addito et simul aceto subacta ad ma-<text:line-break/>lagmatis formam reducito, et a secunda hora usque ad no-<text:line-break/>nam imponito. Postea vero duabus fasciis obligatum in bal-<text:line-break/>neum inducimus, atque ubi relaxatus suerit, in calidae so-<text:line-break/>lium demittemus. In solio vero longiori temporis spatio<text:line-break/>moretur cruribus extra aquam emotis. Ne ver<text:span text:style-name="Default_20_Paragraph_20_Font"><text:span text:style-name="T1">o</text:span></text:span> in animi<text:line-break/>deliquium delabatur, acetum et pulegium odoret et fascias<text:line-break/>paulatim resolvat. Egresso porro e balne<text:span text:style-name="Default_20_Paragraph_20_Font"><text:span text:style-name="T1">o</text:span></text:span> salsamentum citra<text:line-break/>panem exhibendum est et vinum mari mixtum. Sequenti<text:line-break/>die eadem offerenda sunt. Tertia ver<text:span text:style-name="Default_20_Paragraph_20_Font"><text:span text:style-name="T1">o</text:span></text:span> gymnasiis utendum,<text:line-break/>quae spiritum acutum reddere valent. <text:span text:style-name="Default_20_Paragraph_20_Font"><text:span text:style-name="T1">Aliud Arii Fatsen .<text:line-break/>sis. Esus est per intervalla</text:span></text:span>. ♃ Ficuum pinguissimarum, si-<text:line-break/>napi, radicis capparis corticis, singulorum lib. j, aceti quan-</text:p>
      <text:p text:style-name="P3">tum satis est. <text:span text:style-name="Default_20_Paragraph_20_Font"><text:span text:style-name="T1">Aliud Diodor</text:span></text:span>o. ♃ Sinapi, nasturtii, foeni-<text:line-break/>graeci, feminis lini, retrimentorum ab expressa myrobalano<text:line-break/>reliquorum, singulorum Ʒ viij, excipe cedria cocta aceto<text:line-break/>suilli tico admixto. Usus est ante balneum, medicamentum<text:line-break/>bonum est et post usum sanguinem mejunt.</text:p>
      <text:p text:style-name="P1"><text:span text:style-name="Default_20_Paragraph_20_Font"><text:span text:style-name="T1">[Medicamenta ab Asclepiade in quarto externorum<text:line-break/>conscripta ad splenicos et hydropicos, quae juxta dictio-<text:line-break/>nem ejus sic habent.] .Epithema splenicis tumorem eliquat.<text:line-break/></text:span></text:span>♃ Foliorum tenerorum sambuci lib. iij, aloës pinguis lib. j,<text:line-break/>terito cum aceto et linteolo excepta imponito<text:span text:style-name="Default_20_Paragraph_20_Font"><text:span text:style-name="T1">. Aliud. ♃<text:line-break/></text:span></text:span>Fructus ericae lib. j, galbani lib. j, fructum tundito.et cri-<text:line-break/>hrato ac galbano excspito, rurfusque tundito unguenti irini<text:line-break/>faece admota, quo ad malagmatis formam redigantur, deinde<text:line-break/>linteolo insarta imponito<text:span text:style-name="Default_20_Paragraph_20_Font"><text:span text:style-name="T1">. Malagma ad splenicos</text:span></text:span>. ♃ My-<text:line-break/>robalani corticum tusorum cribratormn minam dimidiam<text:line-break/>et expressionis ejusdem tantundem, cerae drach. vj, resinae<text:line-break/>terebinthinae drach. xxxij, galbani drach. x, irini parum,<text:line-break/>arida cum liquidis committito. <text:span text:style-name="Default_20_Paragraph_20_Font"><text:span text:style-name="T1">Aliud valde praeclarum.</text:span></text:span></text:p>
      <text:p text:style-name="P3">♃ Farinae myrobalani quadrantem, nitri ℥ j, alii ℥ i v, cerae<text:line-break/><text:span text:style-name="Default_20_Paragraph_20_Font"><text:span text:style-name="T1">s</text:span></text:span>emissem, terebinthinae bessem, aceti quod <text:span text:style-name="Default_20_Paragraph_20_Font"><text:span text:style-name="T1">s</text:span></text:span>ufficit, sple-<text:line-break/>nem eliquat.</text:p>
      <text:p text:style-name="P1"><text:span text:style-name="Default_20_Paragraph_20_Font"><text:span text:style-name="T1">[Malagma ex cedria, splenicis, hydropicis medica-<text:line-break/>mentum accommodatum. Erutam ciet multam et splenem<text:line-break/>eliquat. </text:span></text:span>O<text:span text:style-name="Default_20_Paragraph_20_Font"><text:span text:style-name="T1">portet autem una cum medicamento lavari et<text:line-break/>quod ab eo d</text:span></text:span><text:span text:style-name="Default_20_Paragraph_20_Font"><text:span text:style-name="T15">i</text:span></text:span><text:span text:style-name="Default_20_Paragraph_20_Font"><text:span text:style-name="T1">sparatum est, a splenio videl</text:span></text:span><text:span text:style-name="Default_20_Paragraph_20_Font"><text:span text:style-name="T15">i</text:span></text:span><text:span text:style-name="Default_20_Paragraph_20_Font"><text:span text:style-name="T1">cet, de corporis<text:line-break/>cuticula desecare, sinendum enim est adhaerescens medi-<text:line-break/>camenium, donec sua sponte dilabatur. Compositio haec<text:line-break/>est</text:span></text:span>.] ♃ Visci quercini lib. j, calcis vivae semissem, floris<text:line-break/>sapidis Asii trientem, cedriae quadrantem, viscum aerea<text:line-break/>patina coquito et postquam fulvum factum suerit, cedriam<text:line-break/>adjicito, assidueque moveto ac arida trita inspergito, deinde<text:line-break/>ab igne ablata aliqualiter frigefieti sinito, atque in pellem<text:line-break/>albam a spina appellatam infarta affectis locis imponito, et<text:line-break/>una eum medicamento lavare jubeto, donec splenium sua<text:line-break/>sponte delabatur. Oportet tamen, ut praedictum est, dispa-<text:line-break/>ratas splenii partas desecare. <text:span text:style-name="Default_20_Paragraph_20_Font"><text:span text:style-name="T1">Aliud valde praeclarum.</text:span></text:span></text:p>
      <text:p text:style-name="P2">♃ Floris lapidis Asii sextantem , lapidis gagatae ℥ j, calcis<text:line-break/>vivae bessem, visci quercini lib. j, praepara ac utere, ut<text:line-break/>dictum est<text:span text:style-name="Default_20_Paragraph_20_Font"><text:span text:style-name="T1">. Malagma Antiochidis ad splenicos, hydropi-<text:line-break/>cos, </text:span></text:span>i<text:span text:style-name="Default_20_Paragraph_20_Font"><text:span text:style-name="T1">schiadicos, arthriticos. Praeparatum estPabullae. ♃<text:line-break/></text:span></text:span>Cerae lib. iij , resinae terebinthinae lib. iij, retrirnentorum<text:line-break/>ab expressa myrobalano reliquorum lib. j, spumae nitri<text:line-break/>Iib. j, floris lapidis Asii lib. j, ammoniaci thymiamatis lib. j,<text:line-break/>olei cyprini lib. iij, acetum ad ammoniacum dissolvendum.<text:line-break/><text:span text:style-name="Default_20_Paragraph_20_Font"><text:span text:style-name="T1">Aliud Pabullae compositum, valde praeclarum ad easdem<text:line-break/>assectiones</text:span></text:span>.] ♃ Myrrhae stactae, bdellii, onychis, medullae<text:line-break/>cervinae, ammoniaci thymiamatis, iridis siccae, singulorum<text:line-break/>lib. ij, opopanacis Iib. j, galbani lib. unam , masticina lib. j,<text:line-break/>floris lapidis Asii lib. j, styracis lib, unam, succi sycomo-<text:line-break/>rorum lib. j, canchryos lib. j, piperis albi semissem, cerae<text:line-break/>lib. v, terebinthinae lib. v, medicamentum est tusile. Opor-<text:line-break/>tet autem tundentes unguenti irini faecem admovere, donec<text:line-break/>quam mollissimum medicamentum reddatur, repositum enim</text:p>
      <text:p text:style-name="P3">mollissimum evadit. <text:span text:style-name="Default_20_Paragraph_20_Font"><text:span text:style-name="T1">Malagma, quod aurei coloris appel-<text:line-break/>lamus</text:span></text:span>. ♃ Auripigmenti ℥ j, aluminis scisti sextantem, cal-<text:line-break/>cis vivae <text:span text:style-name="Default_20_Paragraph_20_Font"><text:span text:style-name="T1">s</text:span></text:span>extantem, arida tundimus ac cribramus et in<text:line-break/>mortarium conjicimus, hisque aceti cyathos octo superfun-<text:line-break/>dimus et probe trita liquidis excipimus. Sunt autem liquida<text:line-break/>haec, cerae libra una, resinae frictae lib. ij, olei communis<text:line-break/>cyathi octo. Haec Bigeneri post eliquationem sinimus et sic<text:line-break/>erasa tritis adjicimus. Nos ad medicamenti praeparationem<text:line-break/>etiam myrrhae <text:span text:style-name="Default_20_Paragraph_20_Font"><text:span text:style-name="T1">s</text:span></text:span>extantem appo<text:span text:style-name="Default_20_Paragraph_20_Font"><text:span text:style-name="T1">s</text:span></text:span>uimus.</text:p>
      <text:p text:style-name="P1"><text:span text:style-name="Default_20_Paragraph_20_Font"><text:span text:style-name="T1">[Aliud, hoc usus est Andromachus, facit splenicis,<text:line-break/>hydropicis et ad praecordia destenta, facit</text:span></text:span> t <text:span text:style-name="Default_20_Paragraph_20_Font"><text:span text:style-name="T1">item isohiadi-<text:line-break/>cis, arthriticis et ad inveteratos affectus.]</text:span></text:span> ♃ Cerae lib. j,<text:line-break/>picis brutiae lib. j, pro resina fricta picem addimus, olei<text:line-break/>cyath. octo, auripigmenti aurscoloris <text:span text:style-name="Default_20_Paragraph_20_Font"><text:span text:style-name="T1">s</text:span></text:span>extantem, aluminis<text:line-break/><text:span text:style-name="Default_20_Paragraph_20_Font"><text:span text:style-name="T1">s</text:span></text:span>cissi <text:span text:style-name="Default_20_Paragraph_20_Font"><text:span text:style-name="T1">s</text:span></text:span>extantem, calcis vivae sextantem, praepara ut dictum<text:line-break/><text:span text:style-name="Default_20_Paragraph_20_Font"><text:span text:style-name="T15">est.</text:span></text:span> Nos ad medicamentum etiam myrrhae sextantem et<text:line-break/>visci quercini trientem apposuimus.</text:p>
      <text:p text:style-name="P1"><text:span text:style-name="Default_20_Paragraph_20_Font"><text:span text:style-name="T1">[Ad inveteratos induratos spleni</text:span></text:span>a <text:span text:style-name="Default_20_Paragraph_20_Font"><text:span text:style-name="T1">assectus, authe-</text:span></text:span></text:p>
      <text:p text:style-name="P3"><text:span text:style-name="Default_20_Paragraph_20_Font"><text:span text:style-name="T1">meron appellatum. </text:span></text:span>O<text:span text:style-name="Default_20_Paragraph_20_Font"><text:span text:style-name="T1">portet autem cum medicamenti im-<text:line-break/>positione aegrum ad triduum convenienti diaeta uti.] ♃<text:line-break/></text:span></text:span>Myrrhae, mannae thuris, utriusque quadrantem, sinapi Ale-<text:line-break/>xandrini <text:span text:style-name="Default_20_Paragraph_20_Font"><text:span text:style-name="T1">s</text:span></text:span>extantem, nasturtii sextantem, aceti scillitici quod<text:line-break/>satis est. Arida tundit<text:span text:style-name="Default_20_Paragraph_20_Font"><text:span text:style-name="T1">o</text:span></text:span> et cribrato et cum acet<text:span text:style-name="Default_20_Paragraph_20_Font"><text:span text:style-name="T1">o</text:span></text:span> ad ma-<text:line-break/>lagmatis formam subigito, et linteolo excepta ab hora <text:span text:style-name="Default_20_Paragraph_20_Font"><text:span text:style-name="T1">s</text:span></text:span>e-<text:line-break/>cunda usque^ ad nonam imponito, ita ut complectaris et<text:line-break/>contineas incumbens malagma fasciola obligata. Deinde vero<text:line-break/>ita <text:span text:style-name="Default_20_Paragraph_20_Font"><text:span text:style-name="T1">o</text:span></text:span>bligatum in balneum mittito, et ubi probe laxatus fue-<text:line-break/>rit, in solium desidere facito et pedes extra solium exten-<text:line-break/>dere jubeto ac longiori tempore in ipso immorari. Caete-<text:line-break/>rutu ad revocandos in animi deliquium collapsos acetum<text:line-break/>cum pulegio naribus admovemus et paulatim resolvere fa-<text:line-break/>scias tentamus. Sint autem duae fasciae malagmati incum-<text:line-break/>bentes. Quum enim fasciae tolluntur, auferimus etiam incum-<text:line-break/>heus malagma et post affectos locos sufficienter fovemus.<text:line-break/>Egresso de balneo salsamentum citra panem exhibemus et<text:line-break/>vinum mari mixtum. ldem etiam sequenti die facimus. Et</text:p>
      <text:p text:style-name="P3">tertia similiter, infuperque exercitati<text:span text:style-name="Default_20_Paragraph_20_Font"><text:span text:style-name="T1">o</text:span></text:span>nibus utimur quae<text:line-break/>spiritum acutum reddere possunt.</text:p>
      <text:p text:style-name="P1"><text:span text:style-name="Default_20_Paragraph_20_Font"><text:span text:style-name="T1">[Aliud Pryphonis Cortyniatae Cretensis medicamen-<text:line-break/>tum accommodatum.]</text:span></text:span> ♃ Foenigraeci moliti <text:span text:style-name="Default_20_Paragraph_20_Font"><text:span text:style-name="T1">s</text:span></text:span>extarium unum,<text:line-break/>retIimentorum myrobalani sextarium dimidium , spumae<text:line-break/>nitri quadrantem, omnia trita cedria excipe. Verum hanc<text:line-break/>prius coctam condensare oportet ad cerati spissitudinem.<text:line-break/>Usus est ante balneum, quantum aeger ferre potest, a bal-<text:line-break/>ne<text:span text:style-name="Default_20_Paragraph_20_Font"><text:span text:style-name="T1">o</text:span></text:span> cerotarium imponimus.</text:p>
      <text:p text:style-name="P1"><text:span text:style-name="Default_20_Paragraph_20_Font"><text:span text:style-name="T1">[Aliud authemeron inscriptum, liberat a tota affe-<text:line-break/>ctione.]</text:span></text:span> ♃ Pyrethri drachmas viginti, myrobalani bessem,<text:line-break/>nasturtii bessem, piperis bessem, seminis urticae bessem, si-<text:line-break/>napi sextarium dimidium, omnia trita et aceto subacta per<text:line-break/>intervalla imponito ad horas tres, si aeger tolerare possit,<text:line-break/>deinde ablato medicamento lavari jube. Post balneum vero<text:line-break/>cerato utendum est ex rosaceo apparato. <text:span text:style-name="Default_20_Paragraph_20_Font"><text:span text:style-name="T1">Aliud tumorem<text:line-break/>liquefacit</text:span></text:span>. ♃ Floris lapidis Asii, nitri rubri, retrimentorum</text:p>
      <text:p text:style-name="P3">myrobalani, ammoniaci thymiamatis, singulorum drach. xxiv,<text:line-break/>corticis radicis capparis drach. octo, feminis raphani drach. x<text:line-break/>aut <text:span text:style-name="Default_20_Paragraph_20_Font"><text:span text:style-name="T1">s</text:span></text:span>ucci cyathum unum, aceti accerrimi quod fatis est,<text:line-break/>visci querenti drach. xl, ammoniacum sambuci <text:span text:style-name="Default_20_Paragraph_20_Font"><text:span text:style-name="T1">s</text:span></text:span>ucco aut<text:line-break/>myricae aut trifolii disolve , arida vero tunde et angustis-<text:line-break/>sinto cribro excute ac aceto subige, indeque admixto vi<text:span text:style-name="Default_20_Paragraph_20_Font"><text:span text:style-name="T1">s</text:span></text:span>co<text:line-break/>omnia simul contunde et utere.</text:p>
      <text:p text:style-name="P1"><text:span text:style-name="Default_20_Paragraph_20_Font"><text:span text:style-name="T1">[Medicamenta ad splenicos ab Archigene in primo<text:line-break/>medicamentorum secundum genus conscripta.]</text:span></text:span> lu splenicis<text:line-break/>porro praecedente similiter tota diaeta, ex describendis com-<text:line-break/>positionibus his utitor. Potus quidem sit aqua, in qua igni-<text:line-break/>tum ferrum <text:span text:style-name="Default_20_Paragraph_20_Font"><text:span text:style-name="T1">s</text:span></text:span>aepe sit extinctum, non febrientibus eum vino,<text:line-break/>febricitantibus vero aqua sola. Aut anagallidis coeruleum<text:line-break/>florem habentis obol. j exhibeto cum aceto mulso. Aut<text:line-break/><text:span text:style-name="Default_20_Paragraph_20_Font"><text:span text:style-name="T1">P</text:span></text:span>er pistum cum aceto. Aut panacis radicem viridem cum aqua<text:line-break/>mulsa. Aut <text:span text:style-name="Default_20_Paragraph_20_Font"><text:span text:style-name="T1">s</text:span></text:span>emen similiter, aquam mulsam vero per no-<text:line-break/>ctem sub dio exponito. Aut corticis radicis periclymeni et<text:line-break/>feminis ejus quantum tribus digitis apprehendi potest, in</text:p>
      <text:p text:style-name="P3">vino albo meraco calido jejunis bibendum ad dies xl ex-<text:line-break/>hibet<text:span text:style-name="Default_20_Paragraph_20_Font"><text:span text:style-name="T1">o.</text:span></text:span> Aut vulpis hepar siccum, cum aceto mulso exhibe<text:line-break/>bibendum. Aut cuminum Aethiopicum similiter, ut hepar<text:line-break/>ex aceto mulso. Aut radicis ari corticis Ʒ ẞ cum aceti<text:line-break/>mulsi cyathis iij. Aut polium similiter cum aceto mulso.<text:line-break/>Aut hederae albae grana tria cum aceti mulsi cyathis iij.<text:line-break/>Aut arida trita capparis folia propinato. Cataplasmata au-<text:line-break/>tem eadem impones splenicis, quae hepaticis. Ampliusque<text:line-break/>cinerem ex ferraria officina cum aceto. Aut capparim ma-<text:line-break/>ceratam aceto, ac tritam cerato cyprino exceptam. Aut na-<text:line-break/>sturtium et foenumgraecum ac calcem vivam et nitrum,<text:line-break/>cum melle mollita imponito. Aut foenumgraecum et calcem<text:line-break/>ac nitrum item cum melle imponit<text:span text:style-name="Default_20_Paragraph_20_Font"><text:span text:style-name="T1">o. </text:span></text:span>Aut lepidii folia im-<text:line-break/>ponito, quum vero jam mor<text:span text:style-name="Default_20_Paragraph_20_Font"><text:span text:style-name="T1">s</text:span></text:span>um perceperint, in balneum<text:line-break/>inducito, et ablato medicamento in fervidae folium demite<text:line-break/>lito ac detineto, aegre enim ierunt nimiam mordacitatem,<text:line-break/>verum fani exeunt. Idem etiam in ischiadicis facit. Aut<text:line-break/>myrobalani expressae retrhnentum aceto maceratum, rosa-<text:line-break/>ceo cerata excipe ac impone. Aut foenigraeci et nasturtii</text:p>
      <text:p text:style-name="P3">par pondus, mannae duplum, calcis vivae parum, cum melle<text:line-break/>splenia velut emplastra facito ac imponito. Aut faecem acris<text:line-break/>aceti imponito. Aut cappatis radicem cum aceto. Aut fpon-<text:line-break/>giam acerrimo aceto imbutam. Egregie faciunt myrobalani<text:line-break/>cortices et nitri tertia ipsorum pars, trita acet<text:span text:style-name="Default_20_Paragraph_20_Font"><text:span text:style-name="T1">o s</text:span></text:span>ubigito,<text:line-break/>et resinam ac ceram cum modic<text:span text:style-name="Default_20_Paragraph_20_Font"><text:span text:style-name="T1">o</text:span></text:span> ole<text:span text:style-name="Default_20_Paragraph_20_Font"><text:span text:style-name="T1">o</text:span></text:span> liquefacta assundito<text:line-break/>et mollitis utitor. Per<text:span text:style-name="Default_20_Paragraph_20_Font"><text:span text:style-name="T1">s</text:span></text:span>everante malo, cucurbitas cum <text:span text:style-name="Default_20_Paragraph_20_Font"><text:span text:style-name="T1">s</text:span></text:span>cari-<text:line-break/>ficatione <text:span text:style-name="Default_20_Paragraph_20_Font"><text:span text:style-name="T1">o</text:span></text:span>ffigito. Amuleta autem et per contrarietatem<text:line-break/>quandam naturalem ad hepar et splenem facere credita<text:line-break/>haec <text:span text:style-name="Default_20_Paragraph_20_Font"><text:span text:style-name="T1">s</text:span></text:span>unt, venam retr<text:span text:style-name="Default_20_Paragraph_20_Font"><text:span text:style-name="T1">o</text:span></text:span> sinistram aurem <text:span text:style-name="Default_20_Paragraph_20_Font"><text:span text:style-name="T1">s</text:span></text:span>ecat<text:span text:style-name="Default_20_Paragraph_20_Font"><text:span text:style-name="T1">o</text:span></text:span> et detracto<text:line-break/><text:span text:style-name="Default_20_Paragraph_20_Font"><text:span text:style-name="T1">s</text:span></text:span>anguine affectum splenem confricata.</text:p>
      <text:h text:style-name="Heading_20_2" text:outline-level="2">Cap. HI.</text:h>
      <text:p text:style-name="P37"><text:s/>[<text:span text:style-name="Default_20_Paragraph_20_Font"><text:span text:style-name="T1">De hydrope.]</text:span></text:span> Hydropicorum medicamenta<text:line-break/>et alia communia ad splenicos ipsos, itemque quaedam mul-<text:line-break/>tiplicis usus ad varias assectiones, tum jam praedictas tum<text:line-break/>duritias, et ubi quid discutere oportet, etiam si jam pur<text:span text:style-name="Default_20_Paragraph_20_Font"><text:span text:style-name="T1">o-<text:line-break/></text:span></text:span>lenta sit consistentia , dicere aggrediar initio ab iis quae<text:line-break/>Asclepiades tradidit sumpto.</text:p>
      <text:h text:style-name="P46" text:outline-level="2"><text:span text:style-name="Default_20_Paragraph_20_Font"><text:span text:style-name="T1">[Medi</text:span></text:span>c<text:span text:style-name="Default_20_Paragraph_20_Font"><text:span text:style-name="T1">amenta ab Asclepiade conscripta ad praedictas</text:span></text:span></text:h>
      <text:p text:style-name="P3"><text:span text:style-name="Default_20_Paragraph_20_Font"><text:span text:style-name="T1">affectiones in quarto externorum, quae Marcellae in-<text:line-break/>scribit.] diplthema hydropicis valde commodum, quod<text:line-break/>adiacentem humorem absorbet.</text:span></text:span> ♃ Farris, quod ^eam vo-<text:line-break/>cant, moliti fextar. ij, floris lapidis Asii <text:span text:style-name="Default_20_Paragraph_20_Font"><text:span text:style-name="T1">s</text:span></text:span>extar. j, mannae<text:line-break/>lib. j, probe trita adipe <text:span text:style-name="Default_20_Paragraph_20_Font"><text:span text:style-name="T1">s</text:span></text:span>uill<text:span text:style-name="Default_20_Paragraph_20_Font"><text:span text:style-name="T1">o</text:span></text:span> veteri probe <text:span text:style-name="Default_20_Paragraph_20_Font"><text:span text:style-name="T1">s</text:span></text:span>ubacto et vino<text:line-break/>per integram noctem macerato excipito, sit autem tanta adi-<text:line-break/>pis copia, quanta ad mollefaciendum medicamentum falis<text:line-break/>est<text:span text:style-name="Default_20_Paragraph_20_Font"><text:span text:style-name="T1">. Aliud.</text:span></text:span> Besasa, est autem femen rutae silvestris, quod<text:line-break/>in Syria nascitur et vernacula lingua harmala ab illis ap-<text:line-break/>pellatur, ♃ hujus tusi <text:span text:style-name="Default_20_Paragraph_20_Font"><text:span text:style-name="T1">s</text:span></text:span>extarium j, mannae <text:span text:style-name="Default_20_Paragraph_20_Font"><text:span text:style-name="T1">s</text:span></text:span>extarium dimi-<text:line-break/>dium, adipis suilli veteris quantum sufficit, praeparato, ut<text:line-break/>dictum est<text:span text:style-name="Default_20_Paragraph_20_Font"><text:span text:style-name="T1">. Aliud.</text:span></text:span> ♃ ficuum pinguissimarum lib. iij, aphr<text:span text:style-name="Default_20_Paragraph_20_Font"><text:span text:style-name="T1">o-<text:line-break/></text:span></text:span>nitri lib. j, origani lib. j, quidam cumini lib. j, <text:span text:style-name="Default_20_Paragraph_20_Font"><text:span text:style-name="T1">s</text:span></text:span>ulfuris<text:line-break/>vini quadrantem, cochlearum Africanarum lib. j, arida tun-<text:line-break/>dito et cribrato et tusis ficubus una cum carne cochlearum<text:line-break/>excepta ac in linteolum infarcta imponito, melle cocto sus-<text:line-break/>fidenti addito.</text:p>
      <text:p text:style-name="P1"><text:span text:style-name="Default_20_Paragraph_20_Font"><text:span text:style-name="T1">[Aliud ex Crtlone.</text:span></text:span>] ♃ Foenigraeci moliti ac cri-</text:p>
      <text:p text:style-name="P2">brati sextarios ij, sulfuris vivi lib. ij et dimidiam, in aliis<text:line-break/>lib. ij, nitri lib. ij, absinthii sicci contusi ac cribrati fextar.<text:line-break/>duos et dimidium, arida tenuissime trita melle cocto excipi-<text:line-break/>to, inseque linteolo insarcta per noctem imponito. In die<text:line-break/>utere et gestatione et con<text:span text:style-name="Default_20_Paragraph_20_Font"><text:span text:style-name="T1">i</text:span></text:span>ectione subscripta. ♃ Cerae libram<text:line-break/>unam, picis aridae libram unam, lapidis Asii libram unam,<text:line-break/>olei veteris libram unam, arida cum liquidis misceto.</text:p>
      <text:p text:style-name="P1"><text:span text:style-name="Default_20_Paragraph_20_Font"><text:span text:style-name="T1">[Malagma poterium inscr</text:span></text:span>i<text:span text:style-name="Default_20_Paragraph_20_Font"><text:span text:style-name="T1">ptum, abscrbet humidita-<text:line-break/>tes ex alto et duritias d</text:span></text:span>i<text:span text:style-name="Default_20_Paragraph_20_Font"><text:span text:style-name="T1">ssolvit</text:span></text:span>.] ♃ Cerae, picis aridae,<text:line-break/>utriusque lib. ij, aluminis liquidi, sulfuris vivi, mannae,<text:line-break/>nitri rubri, singulorum lib. j, resinae frictae lib. quatuor,<text:line-break/>oIei veteris heminam unam , aceti quantum <text:span text:style-name="Default_20_Paragraph_20_Font"><text:span text:style-name="T1">s</text:span></text:span>atis est arida<text:line-break/>dissolvenda, praepara ac utere ut probato. <text:span text:style-name="Default_20_Paragraph_20_Font"><text:span text:style-name="T1">Aliud prae-<text:line-break/>clarum poterium medicamentum accommodatum. Pacit<text:line-break/>hydropicis, splenicis et ad inveteratos assectus</text:span></text:span>. ♃ Resinae<text:line-break/>frictae lib. iv, cerae lib. ij, <text:span text:style-name="Default_20_Paragraph_20_Font"><text:span text:style-name="T1">s</text:span></text:span>ulfuris vivi lib. j, mannae lib.<text:line-break/>j, picis liquidae lib. ij, aluminis liquidi lib. j, nitri rubri lib</text:p>
      <text:p text:style-name="P3">j, aristolochiae quadrantem, bdellii quadrantem, ammoniaci<text:line-break/>racemi quadrantem, radicis cucumeris silvestris quadran-<text:line-break/>tem, aloës semissem, pyrethri quadrantem , ammoniaci tby-<text:line-break/>miamatis quadrantem, visci quercini quadrantem, succi sy-<text:line-break/>comororum quadrantem, aceti sesquisextarium, aut pro ace-<text:line-break/>to vini Italici tantundem , olei heminas iij, praeparato pro<text:line-break/>more.</text:p>
      <text:p text:style-name="P1"><text:span text:style-name="Default_20_Paragraph_20_Font"><text:span text:style-name="T1">[Malagma ex baccis lauri , ad splenicos , hydropicos.<text:line-break/>Dissolvit omnem duritiem, absorbet abscessus in profundo.]<text:line-break/></text:span></text:span>♃ Cerae lib. j, resinae pinus lib. j, picis Brutiae lib. j ,bacca-<text:line-break/>tum lauri siccarum lib. j, nitri rubri lib. j, ammoniaci thymia-<text:line-break/>malis lib. j, adipis vitulini subacti lib. j, arida fundito et cri-<text:line-break/>hrato per angustissimum cribrum, liquabilia liquantur et frige-<text:line-break/>facta aridis adiiciuntur, atque ita contusis simul ac repositis<text:line-break/>utimur<text:span text:style-name="Default_20_Paragraph_20_Font"><text:span text:style-name="T1">. Aliud</text:span></text:span>. ♃ Baccarum lauri lib. j, picis lib. j, mannae<text:line-break/>lib. j, adipis taurini lib.j, ammoniaci thymiamatis lib. j, cerae<text:line-break/>lib. j, praeparato, ut praedictum est. <text:span text:style-name="Default_20_Paragraph_20_Font"><text:span text:style-name="T1">Emplastrum tonsoris</text:span></text:span></text:p>
      <text:p text:style-name="P3"><text:span text:style-name="Default_20_Paragraph_20_Font"><text:span text:style-name="T1">appellatione, ad splenicos et hydropicos. Hoc tonsor quidam<text:line-break/>vir Hilhyniensis usus isohiadicos a coxendicum morbo penitus<text:line-break/>liberavit</text:span></text:span>. ♃ Picis aridae lib.iv, cerae lib. ij, resinae pinus lib.<text:line-break/>ij, ammoniaci thymiamatis lib. ij, nitri rubri lib. ij, baccarum<text:line-break/>lauri aridarum lib. ij, adipis taurini lib. j. In alio exemplari<text:line-break/>etiam iridis lib. ij habentur , canclnyos unciae xviij, farinae<text:line-break/><text:span text:style-name="Default_20_Paragraph_20_Font"><text:span text:style-name="T1">s</text:span></text:span>oenigraeci sextarius j, pollinis sextar. j , radicis chamaele<text:span text:style-name="Default_20_Paragraph_20_Font"><text:span text:style-name="T1">o-<text:line-break/></text:span></text:span>nis nigrae tenuissimae tusae sextar. j, cumini tenuissime triti<text:line-break/>sesquisextarius, passi sextar. j. In alio exemplari anili triti<text:line-break/><text:span text:style-name="Default_20_Paragraph_20_Font"><text:span text:style-name="T1">s</text:span></text:span>extarius dimidius habetur et pollen deest.</text:p>
      <text:p text:style-name="P1"><text:span text:style-name="Default_20_Paragraph_20_Font"><text:span text:style-name="T1">[Aliud</text:span></text:span> Hir<text:span text:style-name="Default_20_Paragraph_20_Font"><text:span text:style-name="T1">hynum appellatum, medicamentum ac-<text:line-break/>commodatum ad praedictos affectus.]</text:span></text:span> ♃ Picis Brutiae lib.<text:line-break/>iv, resinae pinus, cerae, ammoniaci thymiamatis, singolorum<text:line-break/>libras duas, medullae cervinae lib. j, adipis taurini subacti<text:line-break/>lib. j, succi sycomororum libram unam , floris lapidis Asii<text:line-break/>semissem, radicis chamaeleonis contusae semissem, baccarum<text:line-break/>lauti siccarum libram dimidiam, farinae loliaceae libram di-<text:line-break/>midiam, seminis dauci Cretici contusi trientem, petroselini</text:p>
      <text:p text:style-name="P18">trientem, cumini Aethiopici trientem , anisi trientem, salis-<text:line-break/>Hispani scxuncem, aphronitri sexuncem, cyprini sexuncem,<text:line-break/>vini Falerni quod fatis est, arida cum liquidis pro more ap- t<text:line-break/>parato.</text:p>
      <text:p text:style-name="P1"><text:span text:style-name="Default_20_Paragraph_20_Font"><text:span text:style-name="T1">[Aliud malagma ex seminibus, medicamentum ac-<text:line-break/>commodatum ad praedictos affectus, hoc usas est Cl</text:span></text:span>V<text:span text:style-name="Default_20_Paragraph_20_Font"><text:span text:style-name="T1">m-<text:line-break/>alius</text:span></text:span>.] ♃ Cerae Ʒ c, terebinthinae Ʒ c, ammoniaci thymia-<text:line-break/>malis Ʒ c, adipis taurini Ʒ c, anisi Ʒ c, soenigraeci Ʒ c, pe-<text:line-break/>troselini Ʒ c, a m mi i , iridis lllyricae, utriusque Ʒ l, panacis<text:line-break/>Ʒ c, nitri Ʒ l, glycyrrhizae Ʒ l, cyperi Ʒ xxv, Fabi nae Ʒ<text:line-break/>xxv, sampsuchi Ʒ xxv, meliloti Ʒ xxv, cardamomi Ʒ xij ẞ,<text:line-break/>cassiae fistulae Ʒ xij ẞ, nardi Celticae, radicis dauci Cretici, ;<text:line-break/>utriusque Ʒ xij ẞ mellis heminam et dimidiam, vini odorati<text:line-break/>quod sufficit, praepara pro consueto more. <text:span text:style-name="Default_20_Paragraph_20_Font"><text:span text:style-name="T1">Aliud</text:span></text:span>. ♃ Cerae<text:line-break/>minam unam, ammoniaci thymiamatis minam unam, terebiu-<text:line-break/>thinae minam j, sampsuchi, baccarum lauri, cyperi, Iingu-<text:line-break/>lorum minam dimidiam, iridis lllyricae minae quartam par-<text:line-break/>tem, hoc est Ʒ xxx, faminis lini tosti, minae quartam par-</text:p>
      <text:p text:style-name="P3">tem <text:span text:style-name="Default_20_Paragraph_20_Font"><text:span text:style-name="T20">, </text:span></text:span>foenugraeci, panacis, utriusque minae quartam par-<text:line-break/>tam , adipis taurini minae quartam partem, radicis siccae<text:line-break/>cucumeris silvestris, anili, seminis apii, ammii, cumini, foe-<text:line-break/>niculi, nitri singulorum minae quartam partem , piperis Ʒ<text:line-break/>xij ẞt meliis heminam, vini <text:span text:style-name="Default_20_Paragraph_20_Font"><text:span text:style-name="T1">s</text:span></text:span>esquiheminam, cyprini sesquihe-<text:line-break/>minam, aceti sesquiheminam, componito ac utitor.</text:p>
      <text:p text:style-name="P1"><text:span text:style-name="Default_20_Paragraph_20_Font"><text:span text:style-name="T1">[Ex Andr</text:span></text:span>o<text:span text:style-name="Default_20_Paragraph_20_Font"><text:span text:style-name="T1">macho ad hydropicos et inse</text:span></text:span>r<text:span text:style-name="Default_20_Paragraph_20_Font"><text:span text:style-name="T1">tiones.</text:span></text:span>] ♃ Pi-<text:line-break/>cis liquidae lib. ij, cerae lib. j, nitri Ʒ vj, sulfuris vivi sex-<text:line-break/>nucem, aluminis <text:span text:style-name="Default_20_Paragraph_20_Font"><text:span text:style-name="T1">s</text:span></text:span>exuncem. <text:span text:style-name="Default_20_Paragraph_20_Font"><text:span text:style-name="T1">Ad hydropicos Cleophanti. ♃<text:line-break/></text:span></text:span>Cerae, resinae, spumae nitri, singulorum Ʒ c, galbani Ʒ xij ẞ,<text:line-break/>propolis Ʒ xij ẞ, ammoniaci thymiamatis Ʒ xij ẞ, cyprini<text:line-break/>cyathos duos, aceti cyathos duos,</text:p>
      <text:p text:style-name="P1"><text:span text:style-name="Default_20_Paragraph_20_Font"><text:span text:style-name="T1">[Ex Archigenis secundo libro medicamentorum secun-<text:line-break/>dum genus</text:span></text:span>.] Hydropicis diaetam convenientem constitue.<text:line-break/>Pro cataplasmate quidem stercus bovis armentariae impone.<text:line-break/>Resicca autem ipsum stercus diligenter et tritum in polos vel-<text:line-break/>ut crudam hordeaceam farinam coque inspersa sulfuris vivi<text:line-break/>quarta parte, cataplasma vero per omnem ventris amplitudi-</text:p>
      <text:p text:style-name="P3">nem impone. Musa vero cataplasma ad ipsos praeparavit ex<text:line-break/>elaterio, staphide silvestri, hyssopo, felle tauri, aequalibus par-<text:line-break/>tibus ipsorum ficubus contusis exceptis. Aut radicis cucume-<text:line-break/>ris silvestris minam j, in vino coquito et ficuum minae ẞ, simi-<text:line-break/>Iiter coquito, atque haec simul terito, affuso eorum decocto,<text:line-break/>donec malagmatis forma evadat, indeqne althaeae radicis tri-<text:line-break/>tae tantundem admisceto, simulque coquito ac terito, atque<text:line-break/>ita imponito. Aut caprinum stercus in urina pueri impubis<text:line-break/>veneris expertis , vel ipsius caprae urina coctum , ad strig .<text:line-break/>mentissam spissitudinem redigito ac imponito, egregie sp-<text:line-break/>fum per alvum purgat. Aut veratrum nigrum, fel taurinum,<text:line-break/>nitrum, piper, aequis partibus cum melle, alvo per dimidiae<text:line-break/>horae <text:span text:style-name="Default_20_Paragraph_20_Font"><text:span text:style-name="T1">s</text:span></text:span>patium imponito. Porro per omne curationis tempus<text:line-break/>unam aliquam ex his potionibus ipsis propinato. ♃ Cotyle-<text:line-break/>donis Ʒ j, scillae aridae mundae Ʒ j, in vino mulso diluto<text:line-break/>quotidie exhibe. Aut ♃ corticis radicis ari Ʒ j. Aut cneori,<text:line-break/>quam aliqui chamelaean appellant, teneras eminentias ad<text:line-break/>calamorum radices nascentes exuccato, ac succi cyath. iij,<text:line-break/>praedictis admixtis quotidie exhibeto. Optime facit et hoc,</text:p>
      <text:p text:style-name="P3">♃ cancri fluvialis sicci triti, pedibus ac eminentiis omnibus^<text:line-break/>amputatis Ʒ j, asari Ʒ j, miscet<text:span text:style-name="Default_20_Paragraph_20_Font"><text:span text:style-name="T1">o</text:span></text:span> aqua ex ipso flumine, unde<text:line-break/>cancri extracti <text:span text:style-name="Default_20_Paragraph_20_Font"><text:span text:style-name="T1">s</text:span></text:span>unt, accepta et propinato. Aliquando vero<text:line-break/>pro asaro opobalfami par pondus additur, aut corallii Ʒ j,<text:line-break/>aluminis scissi Ʒ j, obol. ij, cum calaminthae cremore terito<text:line-break/>et in pastillos duorum obolorum ponderis redigito et obolum<text:line-break/>inde ex calaminthae aqua bibendum dato. Summe facit et ad<text:line-break/>nephrsticos. Aut radicem calaminthae coctam propina. Aut<text:line-break/>laver dictum itidem coctum propina, idemque etiam eden-<text:line-break/>dum exhibe. Aut tribuli solia sive radicem cum vino dato.<text:line-break/>Aut in balneo cum sale et oleo diligenter, usque quo exu-<text:line-break/>dent, illitos educito, et solis testibus exudantibus ablutis,<text:line-break/>primum linteis, deinde etiam reliquis amiculis contectos cu-<text:line-break/>rato, ac panem surnaceum cum sufficientibus caricis eden-<text:line-break/>dum dato, vinum vero nigrum ltalicum aut spicatum recens,<text:line-break/>in quo ficuum triens in vini sextariis vj incoctus est, donec<text:line-break/>tertia pars superfuit, bibendum exhibeto, purgat per uri-<text:line-break/>nam. Aut urinae caprae cochleare unum cum nardi Ʒ j, ca-</text:p>
      <text:p text:style-name="P3">lesaotum bibendum dato. Aut cucumim silvestrem, vino<text:line-break/>nardin<text:span text:style-name="Default_20_Paragraph_20_Font"><text:span text:style-name="T1">a</text:span></text:span> vel Aminaeo macerato et ex cremore ter cyathum<text:line-break/>unum bibendum praebeto et paulatim usque ad cyathos iij<text:line-break/>progreditur. Aut seseli in potu vel cibo exhibe aut da-<text:line-break/>phnoides tritum lupini magnitudine inspergens bibendum da-<text:line-break/>to, ducit urinam m<text:span text:style-name="Default_20_Paragraph_20_Font"><text:span text:style-name="T1">b</text:span></text:span>ltam. Aut corticem radicis ari ex vino.<text:line-break/>Aut squamae aeris Ʒj, panis medulla excipite et catapotia<text:line-break/>facito ac exhibeto, fortiter aquam ducunt. Aut ♃ aeris usti<text:line-break/>Ʒ j, rutae ramulos tres, stercoris columbae Ʒ j, satis com-<text:line-break/>munis parum, cum vino Ephesio et aqua, ita ut tota mixtu-<text:line-break/>ra heminae dimidiae Iit, praebeto. Summe <text:span text:style-name="Default_20_Paragraph_20_Font"><text:span text:style-name="T1">i</text:span></text:span>aciunt et theria-<text:line-break/>cae omnes urinam cientes. Insuperque potiones aquam du-<text:line-break/>centes, quae unicuique per experientiam cognitae sunt, mi-<text:line-break/>none periculosae. Similiter et catapotia. Caeterum hydropi-<text:line-break/>cos diutius ad solem, contecto capite, inungito ex oleo mul-<text:line-break/>to sale admixto et multa salsugine calida persundito. Inflatos<text:line-break/>vero maxime locos vesicis magnis probe inflatis quotidie<text:line-break/>continenter pulsato, inde enim arctantur ac contrahuntur.<text:line-break/>Scarisicatis item ipsorum talis et vuluusculis impactis, ipsos</text:p>
      <text:p text:style-name="P2">in ferculo aut lectica gestat<text:span text:style-name="Default_20_Paragraph_20_Font"><text:span text:style-name="T1">u</text:span></text:span> ac cincumvehito , multus enim<text:line-break/>humor hoc mod<text:span text:style-name="Default_20_Paragraph_20_Font"><text:span text:style-name="T1">o</text:span></text:span> ipsis profluere <text:span text:style-name="Default_20_Paragraph_20_Font"><text:span text:style-name="T1">s</text:span></text:span>olet.</text:p>
      <text:p text:style-name="P1"><text:span text:style-name="Default_20_Paragraph_20_Font"><text:span text:style-name="T1">[Ad eosdem affectus confectio Riennii.]</text:span></text:span> ♃ Croci, opii,<text:line-break/>opopanacis, myrrhae, iridis, acori, mandragorae, asari, co-<text:line-break/>sti, nardi Indicae, dauci Cretici, mei, singulorum drachmas<text:line-break/>octo, piperis albi et longi, gentianae, stoechadis, cassiae,<text:line-break/>phu Pontici, singulorum drachmas octo, excipe melle.</text:p>
      <text:h text:style-name="Heading_20_2" text:outline-level="2">Cap. IV. </text:h>
      <text:p text:style-name="P37">[<text:span text:style-name="Default_20_Paragraph_20_Font"><text:span text:style-name="T1">De medicamentis an o senis et c</text:span></text:span>u<text:span text:style-name="Default_20_Paragraph_20_Font"><text:span text:style-name="T1">licis appel-<text:line-break/>latis</text:span></text:span>.] Hujusmodi medicamentis magni doloris aut vigilia-<text:line-break/>rum gratia aut ne per violentam tussim lancinemur, velut<text:line-break/>in sanguinis rejectione et gravibus distillationibus aliquando<text:line-break/>contingit, uti solemus. In moderatoribus tamen praedictis<text:line-break/>affectionibus confectiones ex feminibus, privatim tussiculares<text:line-break/>appellatae, <text:span text:style-name="Default_20_Paragraph_20_Font"><text:span text:style-name="T1">s</text:span></text:span>ufficiunt, quae et ipsae omnino aliquid ex lupo-<text:line-break/>riferis <text:span text:style-name="Default_20_Paragraph_20_Font"><text:span text:style-name="T1">s</text:span></text:span>eminibus habent, verum modicum inter multa adeo<text:line-break/>semina, quae odorata et tenuium partium ac urinam cientia<text:line-break/>existunt. Appellant autem haec medici saepe citra appellati<text:span text:style-name="Default_20_Paragraph_20_Font"><text:span text:style-name="T1">o-</text:span></text:span></text:p>
      <text:p text:style-name="P3">nis seminis appositionem, cuminum dicentes et daucum et<text:line-break/>seseli, apiumque et anisum. Ejusmodi igitur medicamento-<text:line-break/>rum compositiones inter tussiculares appellatas confectiones<text:line-break/><text:span text:style-name="Default_20_Paragraph_20_Font"><text:span text:style-name="T1">s</text:span></text:span>unt relatae, verum dolorem <text:span text:style-name="Default_20_Paragraph_20_Font"><text:span text:style-name="T1">s</text:span></text:span>edantes, anodynaeque et co-<text:line-break/>licae dictae, quae ejusdem quidem generis cum istis sunt,<text:line-break/>multum autem facultatibus illas exuperant, in hoc <text:span text:style-name="Default_20_Paragraph_20_Font"><text:span text:style-name="T1">s</text:span></text:span>ermone<text:line-break/>ostenduntur. Prima itaque ex ipsis priscis temporibus, ut ap-<text:line-break/>paret, celebris <text:span text:style-name="Default_20_Paragraph_20_Font"><text:span text:style-name="T1">s</text:span></text:span>uit, quam Philo prodidit et de qua ipfe hanc<text:line-break/>elegiam fecit.</text:p>
      <text:p text:style-name="Normal">Phitonis antidotus.</text:p>
      <text:p text:style-name="P15"><text:span text:style-name="Default_20_Paragraph_20_Font"><text:span text:style-name="T1">En me Parsunsis medici praegrande Philo nis<text:line-break/>-inventum, mala quod multa dolore levo.</text:span></text:span></text:p>
      <text:p text:style-name="Normal"><text:span text:style-name="Default_20_Paragraph_20_Font"><text:span text:style-name="T1">Sive colum doleas, seu tu secur, auxiliabor,<text:line-break/>Seu lapis infestet, diestcile aut lotium.</text:span></text:span></text:p>
      <text:p text:style-name="Normal"><text:span text:style-name="Default_20_Paragraph_20_Font"><text:span text:style-name="T1">Et medeor spleui hinc, orthopuoeaeque molestae,<text:line-break/>Convulsa atque tabem protinus exupero.</text:span></text:span></text:p>
      <text:p text:style-name="P15"><text:span text:style-name="Default_20_Paragraph_20_Font"><text:span text:style-name="T1">Pleuritimque malam et sputum vomitumque cru</text:span></text:span><text:span text:style-name="Default_20_Paragraph_20_Font"><text:span text:style-name="T15">o</text:span></text:span><text:span text:style-name="Default_20_Paragraph_20_Font"><text:span text:style-name="T1">ris<text:line-break/>.Evinco, mort</text:span></text:span><text:span text:style-name="Default_20_Paragraph_20_Font"><text:span text:style-name="T15">i</text:span></text:span><text:span text:style-name="Default_20_Paragraph_20_Font"><text:span text:style-name="T1">s terror et hostis ego.</text:span></text:span></text:p>
      <text:p text:style-name="P16"><text:span text:style-name="Default_20_Paragraph_20_Font"><text:span text:style-name="T1">Viscera tentantes</text:span></text:span> o<text:span text:style-name="Default_20_Paragraph_20_Font"><text:span text:style-name="T1">mnes ego sedo dolores,<text:line-break/>.interna et quicquid membra dolore quatit.</text:span></text:span></text:p>
      <text:p text:style-name="P1"><text:span text:style-name="Default_20_Paragraph_20_Font"><text:span text:style-name="T1">Ptessim, singultum, destillantesque fluores<text:line-break/>Sesto, etiam st quid strangulet, excip</text:span></text:span>i<text:span text:style-name="Default_20_Paragraph_20_Font"><text:span text:style-name="T1">o,<text:line-break/>Ade dedit ille auctor sapienti munera magna</text:span></text:span></text:p>
      <text:p text:style-name="P1"><text:span text:style-name="Default_20_Paragraph_20_Font"><text:span text:style-name="T1">Discipulo, stupidos nil ego curo viros.</text:span></text:span></text:p>
      <text:p text:style-name="P15">f<text:span text:style-name="Default_20_Paragraph_20_Font"><text:span text:style-name="T1">ragrantem sulvumque pilum pueri cape, culus<text:line-break/>Pulget adhuc campis Mercurii ille cruor,</text:span></text:span></text:p>
      <text:p text:style-name="P15"><text:span text:style-name="Default_20_Paragraph_20_Font"><text:span text:style-name="T1">Pondus ad humanos sensus perpendito prudens,<text:line-break/>Dein drachmae pondo Nauplion Euboicum.</text:span></text:span></text:p>
      <text:p text:style-name="P15"><text:span text:style-name="Default_20_Paragraph_20_Font"><text:span text:style-name="T1">sude Menoetiadae occisoris ponito drachmam,<text:line-break/>Qui pecoris densis ventribus excipitur.</text:span></text:span></text:p>
      <text:p text:style-name="P15"><text:span text:style-name="Default_20_Paragraph_20_Font"><text:span text:style-name="T1">Viginti et drachmas candentis coniice flammae,<text:line-break/>Et totidemfabae post suis Arcadicae.</text:span></text:span></text:p>
      <text:p text:style-name="P15"><text:span text:style-name="Default_20_Paragraph_20_Font"><text:span text:style-name="T1">Et drachmam dictae faiso radicis, ab ipsa<text:line-break/>Ferra, Pistaeo quae bove clara manet.</text:span></text:span></text:p>
      <text:p text:style-name="P15"><text:span text:style-name="Default_20_Paragraph_20_Font"><text:span text:style-name="T1">Cumque pion scribes, voci caput amplius addes,<text:line-break/>.Masculum Aelu</text:span></text:span>r<text:span text:style-name="Default_20_Paragraph_20_Font"><text:span text:style-name="T1">orum nominis articulum.</text:span></text:span></text:p>
      <text:p text:style-name="P15"><text:span text:style-name="Default_20_Paragraph_20_Font"><text:span text:style-name="T1">dndeque post drachmas expensae sumito lancis<text:line-break/>Quinque bis. Atque istaec providus excipito.</text:span></text:span></text:p>
      <text:p text:style-name="P2"><text:span text:style-name="Default_20_Paragraph_20_Font"><text:span text:style-name="T1">Natarum tauri textura Cecropitlarum.</text:span></text:span></text:p>
      <text:p text:style-name="P1"><text:span text:style-name="Default_20_Paragraph_20_Font"><text:span text:style-name="T1">Sic mecum Priccae progeniesque facit.</text:span></text:span></text:p>
      <text:p text:style-name="P1"><text:span text:style-name="Default_20_Paragraph_20_Font"><text:span text:style-name="T1">[Caleni explicatio antidoti Philonis</text:span></text:span>.] In his versibus<text:line-break/>Phil<text:span text:style-name="Default_20_Paragraph_20_Font"><text:span text:style-name="T1">o</text:span></text:span> jubet croci drachmas quinque conjici, pyrethri unam,<text:line-break/>euphorbii unam, spicae nardi unam, piperis autem albi et<text:line-break/>hyoscyami par pondus, utriusque drach. viginti, opii vero<text:line-break/>drach. decem. Primi quidem igitur duo versus crocum indi-<text:line-break/>eant, ut qui fulvus colore sit et tenuis ad formam pilorum.<text:line-break/>Cruorem autem croci fulgere adhuc in campis Mercurii dicit.<text:line-break/>Adolescens enim Crocus appellatus cum Mercurio disco ludens<text:line-break/>et incuriosius consistens, illaps<text:span text:style-name="Default_20_Paragraph_20_Font"><text:span text:style-name="T1">o</text:span></text:span> in caput ipsius disco, statim<text:line-break/>mortuus est, ex sanguine autem ipsius in terram act<text:span text:style-name="Default_20_Paragraph_20_Font"><text:span text:style-name="T1">o</text:span></text:span> cr<text:span text:style-name="Default_20_Paragraph_20_Font"><text:span text:style-name="T1">o</text:span></text:span>cus<text:line-break/>natus est. Fulgere vero cruorem dixit, hoc est sanguinem jam<text:line-break/>occisi, propter coloris croci splendorem. Scribitur autem<text:line-break/>non solum campis, sed et herbis in versu, hoc modo, Fulget<text:line-break/>adhuc herbis Mercurii ille cruor. Caeterum pondus croci<text:line-break/>Ʒv esse vult, quum humanos <text:span text:style-name="Default_20_Paragraph_20_Font"><text:span text:style-name="T1">s</text:span></text:span>ensus perpendere jussit, qui</text:p>
      <text:p text:style-name="P3">quinque numero existunt. Quod vero drachmas quinque esse<text:line-break/>velit et neque obolos, neque libras, neque aliud quicquam<text:line-break/>tale, per sequentia commonstrat, primum quidem quum ait,<text:line-break/>dein drach. pondo Nauplion Eub<text:span text:style-name="Default_20_Paragraph_20_Font"><text:span text:style-name="T1">o</text:span></text:span>icum. Deinde vero et con-<text:line-break/>sequenter cum aliis, idem drach. nomen apponit. Nauplion<text:line-break/>itaque Euboicum pyrethrum vocat, propterea quod Nau-<text:line-break/>plius magnis pyris incensis, ut aiunt, circa Euboeae portum,<text:line-break/>multos Graecorum decepit, ut perirent, tanquam ad regio-<text:line-break/>nem portus bonos habentem applicantes. ld ipsum vero ob<text:line-break/>Palamedis necem ipsum fecisse tradunt. At vero et euphor-<text:line-break/>bium similiter his aenigmatice vocavit, quum ait, inde<text:line-break/>Menoetiadae occisoris p<text:span text:style-name="Default_20_Paragraph_20_Font"><text:span text:style-name="T1">o</text:span></text:span>nito drachmam. Quandoquidem<text:line-break/>poeta Patroclum sic loquentem facit:</text:p>
      <text:h text:style-name="P46" text:outline-level="2"><text:span text:style-name="Default_20_Paragraph_20_Font"><text:span text:style-name="T1">Sed me Parca ferox Latonae et silius aufert,<text:line-break/>Atque vir Euphorbus.</text:span></text:span></text:h>
      <text:p text:style-name="Normal">Pecoris autem, hoc est ovium ventribus excipi et asser-<text:line-break/>vari euphorbium ait, propterea quod hos <text:span text:style-name="Default_20_Paragraph_20_Font"><text:span text:style-name="T1">s</text:span></text:span>olos non cor-<text:line-break/>rumpit et ob hoc in his reponi medicamentum potest. Est</text:p>
      <text:p text:style-name="P3"><text:span text:style-name="Default_20_Paragraph_20_Font"><text:span text:style-name="T15">p</text:span></text:span><text:span text:style-name="Default_20_Paragraph_20_Font"><text:span text:style-name="T1">o</text:span></text:span>rro euphorbium plantae cujusdam spinosae in Mauru-<text:line-break/>florum terra nascentis succus, facultate calidissimus , et de<text:line-break/>ip<text:span text:style-name="Default_20_Paragraph_20_Font"><text:span text:style-name="T1">s</text:span></text:span>o libellus parvus <text:span text:style-name="Default_20_Paragraph_20_Font"><text:span text:style-name="T1">s</text:span></text:span>criptus est lubae regi Maurusi<text:span text:style-name="Default_20_Paragraph_20_Font"><text:span text:style-name="T1">o</text:span></text:span>rum.<text:line-break/>Con<text:span text:style-name="Default_20_Paragraph_20_Font"><text:span text:style-name="T1">s</text:span></text:span>equenter vero Philo ait, <text:span text:style-name="Default_20_Paragraph_20_Font"><text:span text:style-name="T1">viginti et drachmas canden-<text:line-break/>tis coniice stammae</text:span></text:span>, piper album per hoc significans. Est<text:line-break/>autem stomacho comm<text:span text:style-name="Default_20_Paragraph_20_Font"><text:span text:style-name="T1">o</text:span></text:span>dius et acrius quam nigrum. Viginti<text:line-break/>insuper drachmas feminis hyoscyami injicere jubet, quod<text:line-break/>aenigmatice fabam suis Arcadicae appellat, quandoquidem<text:line-break/>aprum Erymanthium Hercules occidisse fertur, qui in Arca-<text:line-break/>dum terra fuit connutritus. Quin et nardi ipsius drach. j<text:line-break/>conjiciendam cen<text:span text:style-name="Default_20_Paragraph_20_Font"><text:span text:style-name="T1">s</text:span></text:span>et, quam radicem falso dictam appellat,<text:line-break/>quandoquidem spica nardi vere nominatur. Vult autem eam<text:line-break/>Creticam esse, quum ait, ab ipsa terra, Pissaeo, quae Jove<text:line-break/>clare manet, quandoquidem fabularum <text:span text:style-name="Default_20_Paragraph_20_Font"><text:span text:style-name="T1">s</text:span></text:span>criptores .Iovem in<text:line-break/>Dictaeo Cretae monte educatum ajunt, occultatum ibidem a<text:line-break/>matre Rhea, ne et ipse a patre Saturno devoraretur. Appo-<text:line-break/>suit autem .Iovi epitheton Pissaei , quemadmodum multi</text:p>
      <text:p text:style-name="P2">etiam extra poeticam in communi <text:span text:style-name="Default_20_Paragraph_20_Font"><text:span text:style-name="T1">s</text:span></text:span>ermone dicere <text:span text:style-name="Default_20_Paragraph_20_Font"><text:span text:style-name="T1">s</text:span></text:span>olent, per<text:line-break/>Aesculapium Pergamaeum , per Dianam Ephesiam, per Del-<text:line-break/>phicum Apollinem, per Vestam Eleusiniam. Quidam vero<text:line-break/>non Creticam terram, sed Indicam indicatam esse ajunt, ex<text:line-break/>qua ebur affertur, ex hoc enim statuam Jovis in Pista factam<text:line-break/>ac formatam esse. His omnibus et papaveris <text:span text:style-name="Default_20_Paragraph_20_Font"><text:span text:style-name="T1">s</text:span></text:span>uccum admi-<text:line-break/>foetu jubet, qui recepto a medicis more privatim opium ap-<text:line-break/>pellatur, quum nullus aliorum succorum q<text:span text:style-name="Default_20_Paragraph_20_Font"><text:span text:style-name="T1">u</text:span></text:span>antumvis multi<text:line-break/>sint, in neutro genere, opium videlicet, nominetur. Quan-<text:line-break/>do igitur ip<text:span text:style-name="Default_20_Paragraph_20_Font"><text:span text:style-name="T1">s</text:span></text:span>um nomen opi<text:span text:style-name="Default_20_Paragraph_20_Font"><text:span text:style-name="T1">o</text:span></text:span>n, ex voce o et pion componi-<text:line-break/>t ur, ob id sane inquit:</text:p>
      <text:p text:style-name="P15"><text:span text:style-name="Default_20_Paragraph_20_Font"><text:span text:style-name="T1">Cumque pion scribes, voci caput amplius addes<text:line-break/>Masculum Ach istorum n omittis articulum.</text:span></text:span></text:p>
      <text:p text:style-name="P15"><text:span text:style-name="Default_20_Paragraph_20_Font"><text:span text:style-name="T1">Lndeque post drachmas expetess</text:span></text:span>i<text:span text:style-name="Default_20_Paragraph_20_Font"><text:span text:style-name="T1">t e sumito lancis<text:line-break/>Quinque bis etc.</text:span></text:span></text:p>
      <text:p text:style-name="P1">Hoc est injice et opii drach. x. Superest postremum , quo<text:line-break/>omnia haec trita excipiuntur, ipsum mel, itidem conlecturi-<text:line-break/>l i ter ab ip<text:span text:style-name="Default_20_Paragraph_20_Font"><text:span text:style-name="T1">s</text:span></text:span>o appellatum. Natarum tauri textura, quando-<text:line-break/>quidem ex putrescentibus tauris apes generari tradunt. Quod</text:p>
      <text:p text:style-name="P3">autem Atticum ipsum mel esse velit, ea gratia addidit, Ce-<text:line-break/>crepidarum, hoc est Atheniensium. Caeterum per extremum<text:line-break/>versum ostendit, etiam Asclepiadas hoc medicamentum sic<text:line-break/>praeparare. Ex Tricca enim generis sui originem ducunt, ex<text:line-break/>quorum ordine et poeta est. Haec ferme prima antidotorum<text:line-break/>dolores sudantium celebris facta est. Juxta hanc autem aliis<text:line-break/>partim ad ipsam appositis, partim detractis, aut appondera-<text:line-break/>tionibus permutatis , posteri magnum antidotorum dolores<text:line-break/>sudantium numerum fecerunt, quas etiam coIicas vocant,<text:line-break/>denominatione ab affectione, quae maximos dolores habet,<text:line-break/>deducta. Ego vero primum quidem generales componendi<text:line-break/>ipsas modos reseram, deinde, velut consuevi, etiam partico-<text:line-break/>sariunt materierum seriem, quantum latissime se expandit,<text:line-break/>subscribam. Opium itaque fortissimum est ex iis, quae <text:span text:style-name="Default_20_Paragraph_20_Font"><text:span text:style-name="T1">s</text:span></text:span>en-<text:line-break/>sum stupefaciunt ac somnum soporiferum inducunt. Opera-<text:line-break/>tur autem haec etiam solum sapa dilutum, deinde tomento<text:line-break/>exceptum, ac sedi inditum, itemque sronti ac naribus illi-<text:line-break/>t<text:span text:style-name="Default_20_Paragraph_20_Font"><text:span text:style-name="T1">u</text:span></text:span>m, sivero cum alio quopiam vim insius moderante mi-</text:p>
      <text:p text:style-name="P3">Ineatur, moderatius haec facit. Verum quae admiscentur ipsi,<text:line-break/>aut concoquere aut mitigare dolorosam affectionem opor-<text:line-break/>tet, aut humores affectionem efficientes discutere aut luci-<text:line-break/>dero aut attenuare aut jutxa t<text:span text:style-name="Default_20_Paragraph_20_Font"><text:span text:style-name="T1">o</text:span></text:span>tam substantiam alterare. At<text:line-break/>vero neque ignorare vos puto, optimum esse compositi<text:span text:style-name="Default_20_Paragraph_20_Font"><text:span text:style-name="T1">o</text:span></text:span>nis<text:line-break/>scopum, qui trium conjectationi sit intentus, nimirum ut et<text:line-break/>sensus stupeflat et nullum in posterum inde circa particulam<text:line-break/>detrimentum permaneat, amplïusque ut affectio ipsa maxime<text:line-break/>inde juvetur. Ad haec igitur respiciens Philo mihi videtur<text:line-break/>hoc medicamentum, de quo jam proposuimus dicere, com-<text:line-break/>posuisse, ex opii quidem et hyoscyami mixtura somnum so..<text:line-break/>poriferum et sensitivae facultatis stuporem inducere volens.<text:line-break/>Quo vero citius distribuerentur et totorum affectorum corp<text:span text:style-name="Default_20_Paragraph_20_Font"><text:span text:style-name="T1">o-<text:line-break/></text:span></text:span>rum profundum penetrarent, calefacientia admiscuit, pyre-<text:line-break/>thrum et euphorbium et piper, quae nocentes humores difcu-<text:line-break/>tere possunt et extergere viscosos, ac secare <text:span text:style-name="Default_20_Paragraph_20_Font"><text:span text:style-name="T1">o</text:span></text:span>rasses et ven-<text:line-break/>totos flatus attenuare ac evacuare. Est autem non modica</text:p>
      <text:p text:style-name="P3">concoctoria vis omnium frigidarum affectionum in nardo<text:line-break/>sita, verum Creticam nardum injicere non oportet, neque<text:line-break/>omnino eam, quae apud nos nascitur, quam montanam et<text:line-break/>herbam narditen magis quam nardum appellant. Est igi-<text:line-break/>tur Celtica nardus optimum medicamentum efficiens quae-<text:line-break/>cunque etiam Indica nardus <text:span text:style-name="Default_20_Paragraph_20_Font"><text:span text:style-name="T1">s</text:span></text:span>olet, verum ab ipsa viribus de-<text:line-break/>ficit, velut etiam a Celtica montana. Quemadmodum autem<text:line-break/>ex aromaticis appellatis medicamentis Philo <text:span text:style-name="Default_20_Paragraph_20_Font"><text:span text:style-name="T1">s</text:span></text:span>olam nardum<text:line-break/>injecit,sic posterorum alius aliud appo<text:span text:style-name="Default_20_Paragraph_20_Font"><text:span text:style-name="T1">s</text:span></text:span>uit, aliqui etiam<text:line-break/>plura; quae vero apponuntur, <text:span text:style-name="Default_20_Paragraph_20_Font"><text:span text:style-name="T1">s</text:span></text:span>unt flos junci odorati et cassia,<text:line-break/>cinnamomum, amomum et costus. Quemadmodum autem<text:line-break/>rur<text:span text:style-name="Default_20_Paragraph_20_Font"><text:span text:style-name="T1">s</text:span></text:span>us crocum addidit, crudorum humorum concoctarum,<text:line-break/>itemque affectionum mediatarum, sic alii myrrham et casto-<text:line-break/>rium admiscuerunt. Plurimi autem ex ipsis, neque male in^<text:line-break/>hoc facientes, et haec familiaria femina, de quibus etiam antea<text:line-break/>in confectionibus ex feminibus constantibus dictum est, addi-<text:line-break/>derunt, quo videlicet amarorum medicamentorum injucun-<text:line-break/>ditatem mitigarent et totum medicamentum ad distributio-<text:line-break/>nem et urinae propulsionem instigarent. Si vero et humo-</text:p>
      <text:p text:style-name="P2">rum crassitudo attenuari expetat, etiam hoc ipsum faciunt,<text:line-break/>dico autem apii <text:span text:style-name="Default_20_Paragraph_20_Font"><text:span text:style-name="T1">s</text:span></text:span>emen, cumini, dauci, petroselini, anisi et<text:line-break/>quaecunque ejusmodi existunt. Apponam igitur jam et co-<text:line-break/>piam ac seriem particularium materierum, a prioribus<text:line-break/>medicis usu ac experientia cognitarum.</text:p>
      <text:p text:style-name="P1"><text:span text:style-name="Default_20_Paragraph_20_Font"><text:span text:style-name="T1">[De c</text:span></text:span>u<text:span text:style-name="Default_20_Paragraph_20_Font"><text:span text:style-name="T1">licis ab Andromacho conscriptis.]</text:span></text:span> Prima itaque<text:line-break/>ipsarum in haec verba scripta elI. <text:span text:style-name="Default_20_Paragraph_20_Font"><text:span text:style-name="T1">Colica Cassii</text:span></text:span>. ♃ Anisi Ʒ<text:line-break/>vj, seminis apiiƷxij, nardi Ʒ iiij, alii Ʒ vi, castorii Ʒ iij, petro-<text:line-break/>Inlini Ʒ iiij, alii Ʒ iij, piperis albi Ʒ v et longi Ʒ v, myr-<text:line-break/>rhae Ʒ vj, junci odorati Ʒ iij, succi papaveris Ʒ vj , croci<text:line-break/>Ʒ iij, excipe melle cocto. Quidam etiam cinnamomi Ʒ j aut<text:line-break/>cassiae Ʒ ij. Datur ad summum nucis regiae parvae magni-<text:line-break/>tudo ex aquae calidae cyathis tribus, minimum nucis Ponti-<text:line-break/>cae magnitud<text:span text:style-name="Default_20_Paragraph_20_Font"><text:span text:style-name="T1">o</text:span></text:span>. Colica secunda ab Andromacho scripta haec<text:line-break/>est. <text:span text:style-name="Default_20_Paragraph_20_Font"><text:span text:style-name="T1">Colica Cassii ut Crispus. Pacit et suris imposita. ♃<text:line-break/></text:span></text:span>Anisi Ʒ xij, seminis apii Ʒ xxiiij, nardi Indicae tantundem,<text:line-break/>castorii Ʒ vj, seminis petroselini Ʒ <text:span text:style-name="Default_20_Paragraph_20_Font"><text:span text:style-name="T12">χν</text:span></text:span><text:span text:style-name="Default_20_Paragraph_20_Font"><text:span text:style-name="T20">), </text:span></text:span>myrrhae Ʒ xij, pi-</text:p>
      <text:p text:style-name="P3">peris albi Ʒ xij et longi Ʒ x, junci odorati Ʒ vj, opii, croci,<text:line-break/>cassiae, singulorum, Ʒ xij, costi, acori, utriusque Ʒ vj, excipe<text:line-break/>melle cocto. Praebe nucis Ponticae magnitudine ex aquae ca-<text:line-break/>sidae cyathis iij. Hae igitur praescriptae duae consectiones<text:line-break/>ex medicamentis, de quibus paulo ante dixi, compositae<text:line-break/>sunt. Quae vero deinceps sequitur, qua se usum este ipsa<text:line-break/>ait, habet etiam aha quaedam praeter priora, ejusdem gene-<text:line-break/>ris cum opio et hyoscyami semine existentia, velut malorum<text:line-break/>mandragorae succum, aut qui ex radice ipsius expressus est,<text:line-break/>et succum cicutae. Habet itam phu Ponticum, quod partim<text:line-break/>nardo Celticae, partim petroselino et urinam cientibus semi-<text:line-break/>uibus simile existit. At vero silvestris brassicae semen ex<text:line-break/>maxime attenuatoriis est et quae multum siccare ac discu-<text:line-break/>tere possunt, ex urinam cientibus est et meon et asarum. II-<text:line-break/>lyris vero, quam neque nominavit iridem Illyricam, coneo-<text:line-break/>ctorium est et attenuatorium medicamentum. Stoechas au-<text:line-break/>tem a putrefactione vindicat et attenuat. Ipsum medicamen-</text:p>
      <text:p text:style-name="P3">tum autem sic describitur. <text:span text:style-name="Default_20_Paragraph_20_Font"><text:span text:style-name="T1">Colica</text:span></text:span> T<text:span text:style-name="Default_20_Paragraph_20_Font"><text:span text:style-name="T1">ullii qua utor</text:span></text:span>. ♃ Succi,<text:line-break/>malorum mandragorae Ʒ viij aut <text:span text:style-name="Default_20_Paragraph_20_Font"><text:span text:style-name="T1">s</text:span></text:span>ucci radicis ejusdem Ʒ x,<text:line-break/>phu Pontici Ʒ viij, feminis brassicae silvestris Ʒ viij, succi<text:line-break/>cicutae Ʒ xvj, costi, piperis albi et longi, myrrhae, opii sin-<text:line-break/>gulorum Ʒ viij , opopanacis Ʒ vi , stoechadis, feminis dauci,<text:line-break/>mei, asari, singulorum Ʒ xij, cinnamomi, lllyridis, acori, sin-<text:line-break/>gulorum Ʒviij. <text:span text:style-name="Default_20_Paragraph_20_Font"><text:span text:style-name="T1">Sequitur post praescriptas colica Abascant</text:span></text:span>o,<text:line-break/><text:span text:style-name="Default_20_Paragraph_20_Font"><text:span text:style-name="T1">quam apud me consanum reperi</text:span></text:span>. ♃ Anisi Ʒ x, seminis fesc-<text:line-break/>Ieos Ʒ xx, petroselini, nardi Indicae, piperis albi et longi,<text:line-break/>singulorum Ʒ iij et obolos quatuor, opii Ʒ x , myrrhae Ʒ x,<text:line-break/>cumini Aethiopici , castorii , utriusque Ʒ v, excipe ac prae-<text:line-break/>para cum melle cocto.</text:p>
      <text:p text:style-name="P1"><text:span text:style-name="Default_20_Paragraph_20_Font"><text:span text:style-name="T1">[ Colica admirabilis , qua utor et ad volvuloscs et<text:line-break/>qui stercus sitrsuln evomunt in magnis doloribus. Datur<text:line-break/>magnitudine fabae in aquae frigidae cyathis iti aut iiil.]<text:line-break/></text:span></text:span>♃ Pinetis albi, seminis hyoscyami, utriusque Ʒ xl, opii<text:line-break/>Ʒ vi, croci Ʒ x, spicae nardi, euphorbii, pyrethri , singulo-</text:p>
      <text:p text:style-name="P3">rum Ʒ ij, excipe melle cocto. <text:span text:style-name="Default_20_Paragraph_20_Font"><text:span text:style-name="T1">Alia non inejsi</text:span></text:span>c<text:span text:style-name="Default_20_Paragraph_20_Font"><text:span text:style-name="T1">ax, ad om-<text:line-break/>nem etiam instationem</text:span></text:span>. ♃ Sinonis, <text:span text:style-name="Default_20_Paragraph_20_Font"><text:span text:style-name="T1">s</text:span></text:span>eminis: hyoscyami, pi-<text:line-break/>peris albi, singulorum Ʒ xl, succi papaveris Ʒxx, croci<text:line-break/>Ʒ vj, opobalsami Ʒ iij, excipe melle cocto. <text:span text:style-name="Default_20_Paragraph_20_Font"><text:span text:style-name="T1">Colica</text:span></text:span> T<text:span text:style-name="Default_20_Paragraph_20_Font"><text:span text:style-name="T1">erentis<text:line-break/>Valentis</text:span></text:span>. ♃ Sinonis, piperis albi, <text:span text:style-name="Default_20_Paragraph_20_Font"><text:span text:style-name="T1">s</text:span></text:span>eminis hyoscyami, sin-<text:line-break/>gulosum Ʒ xl, succi papaveris Ʒ xx, croci Ʒ viij, alii Ʒ vj,<text:line-break/>corticis radicis mandragorae Ʒ iij, mellis quod satis est,<text:line-break/>quidam etiam opobalsami drachmas iij. <text:span text:style-name="Default_20_Paragraph_20_Font"><text:span text:style-name="T1">Colica Aspolloni</text:span></text:span>L<text:line-break/>♃ Nardi Ʒ ij, castorii, foeniculi, succi mandragorae, colli,<text:line-break/>singulorum Ʒ j, asari, spicae, utriusque Ʒ iij, opopanacis<text:line-break/>Ʒ j, dauci Cretici Ʒ iij, cinnamomi Ʒ v, piperis albi et longi,<text:line-break/>iridis, myrrhae, singulorum Ʒ ij, Lemniae fphragidisƷ x, ab-<text:line-break/>sinthii Ʒ ij, excipe melle. Datur drachma una ex aqua.<text:line-break/><text:span text:style-name="Default_20_Paragraph_20_Font"><text:span text:style-name="T1">Colica, ut Nicostratus, lsctheos appellata, empta talentis<text:line-break/>duobus. Facit ad stomachicos, oculorum dolores et vexatio-<text:line-break/>ues, uteri labores, ex aqua musc</text:span></text:span>i <text:span text:style-name="Default_20_Paragraph_20_Font"><text:span text:style-name="T1">incocta ruta. </text:span></text:span>0? Croci<text:line-break/>sesquidrachmam , nardi Ʒ ij, myrrhae Ʒ viij, costi, piperis</text:p>
      <text:p text:style-name="P3">albi et longi, galbani, singulorum Ʒ j, opobalsami Ʒ iiij,<text:line-break/>cinnamomi, succi mandragorae, castorii, singulorum Ʒ ij,<text:line-break/>suminis dauci Ʒ iiij et dimidiam, sagapeni Ʒ iij, cassiae Ʒ iiij,<text:line-break/>excipe melle Attico. <text:span text:style-name="Default_20_Paragraph_20_Font"><text:span text:style-name="T1">Colica ut Scribonius</text:span></text:span>. ♃ Cineris cornu<text:line-break/>cervi teneri usti heminam, piperis albi, myrrhae , utriusque<text:line-break/>Ʒ ij, ex tritis cochleare unum exhibeto. Et cochleam unam<text:line-break/>crudam tritam cum vini cyathis duobus et aqua calida.<text:line-break/><text:span text:style-name="Default_20_Paragraph_20_Font"><text:span text:style-name="T1">Colica, qua assidue utebatur, perfecte liberans et malum<text:line-break/>extirstans. </text:span></text:span>gingiberis Ʒ iij, corticis salicis Ʒ iij, rutae<text:line-break/>ramulos tres aut quatuor, phoenieobalanorum Ʒ iij, aquae<text:line-break/>cyathos vj, conficit<text:span text:style-name="Default_20_Paragraph_20_Font"><text:span text:style-name="T1">o</text:span></text:span> in vasculum novum et coquito donec<text:line-break/>tertia pars supersit, et bibendum dato ad triduum post irri-<text:line-break/>talionem et facto interstitio idem facito , ad plures dies me-<text:line-break/>dicamentum in potu exhibendo. <text:span text:style-name="Default_20_Paragraph_20_Font"><text:span text:style-name="T1">Colica</text:span></text:span> T<text:span text:style-name="Default_20_Paragraph_20_Font"><text:span text:style-name="T1">ullii bona, qua et<text:line-break/>ipsa utor. </text:span></text:span>♃ Seminis brassica silvestris, phu Pontici, utrius-<text:line-break/>que semissem, piperis albi et longi, seminis dauci, mei, sisse<text:line-break/>gulosum Ʒ ix, castorii, costi, opii, corticis mandragorae,<text:line-break/>nardi Indicae, asari, HlyIidis, acori, myrrhae, singulorum</text:p>
      <text:p text:style-name="P3">Ʒ vj, opopanacis Ʒ iiij, feminis cicutae Ʒ ii, stoechadis Ʒ ix,<text:line-break/>cinnamomi Ʒ j, cassiae daphnitidis Ʒ xviij, excipe melle<text:line-break/>cocto. Da fabae Aegyptiae magnitudine. <text:span text:style-name="Default_20_Paragraph_20_Font"><text:span text:style-name="T1">Colica, quam ad-<text:line-break/>miratus est Areston, ut Diophantus Lycius</text:span></text:span>. ♃ Succi cen-<text:line-break/>taureae, castorii, scillae assatae, piperis albi et longi, myr-<text:line-break/>rlIae , rutae hortensis, hyssopi, abrotoni, iridis lllyricae,<text:line-break/>singulor<text:span text:style-name="Default_20_Paragraph_20_Font"><text:span text:style-name="T1">u</text:span></text:span>m Ʒ, duas, croci, ammoniaci thymiamatis , radicis<text:line-break/>acori, phu Pontici, zingiberis, veratri nigri, singulorum Ʒ i,<text:line-break/>excipe aceto mulso. Datur etiam Ʒ i ex aceto mulso. <text:span text:style-name="Default_20_Paragraph_20_Font"><text:span text:style-name="T1">Co-<text:line-break/>lica, ut Publius in . Patio lio et Apollonio. </text:span></text:span>Polii Ʒ vj,<text:line-break/>scordii Ʒ xij, gentianae Ʒ v, seminis rutae silvestris Ʒ iiij,<text:line-break/>succi Cyrenaici Ʒ iij, rubricae Lemniae Ʒ v, myrrhae Ʒ vij,<text:line-break/>opobalsami Ʒ viij, piperis albi Ʒ ij et dimidiam, canchryos<text:line-break/>Ʒ iiij, verbenacae herbae Ʒ ij, pentaphylli Ʒ v, excipe messe<text:line-break/>Attico. Da magnitudinem nucis Ponticae. <text:span text:style-name="Default_20_Paragraph_20_Font"><text:span text:style-name="T1">Quae Asclepiades<text:line-break/>ad coli affectus prodidit. Medicamentum inspersae ad coli<text:line-break/>inflationes, Antonii pharmacopolae. Hoc lessus sanus erat.</text:span></text:span></text:p>
      <text:p text:style-name="P3">♃ Chryfobalani drachmas duas, <text:span text:style-name="Default_20_Paragraph_20_Font"><text:span text:style-name="T1">s</text:span></text:span>eselis, astragali, utriusque<text:line-break/>sextantem, lllyricae, tragorigani, utriusque vnc. i. Haec<text:line-break/>simul tusa et cribrata, cochleatis unius plus minus mensura,<text:line-break/>ex aquae calidae cyathis quatuor ante cibum exhibeto.<text:line-break/><text:span text:style-name="Default_20_Paragraph_20_Font"><text:span text:style-name="T1">Aliud.</text:span></text:span> Gallinarum interanea omnia exempta et in vas sictilu<text:line-break/>con jecta assato, ac trita reponito, usus vero tempore co-<text:line-break/>chleare unum et dimidium et seminis dauci Cretici tusi et<text:line-break/>cribrati tantundem ex aquae mulsae cyathis tribus exhibeto.<text:line-break/><text:span text:style-name="Default_20_Paragraph_20_Font"><text:span text:style-name="T1">Ad coli inflationes, Chart</text:span></text:span>u<text:span text:style-name="Default_20_Paragraph_20_Font"><text:span text:style-name="T1">lis.</text:span></text:span> ♃ Cumini Aethiopici Ʒ vj,<text:line-break/>feminis apii Ʒ v, seminis dauci Cretici Ʒ ij , piperis albi<text:line-break/>drachmam unam, tusa et cribrata reponito. <text:span text:style-name="Default_20_Paragraph_20_Font"><text:span text:style-name="T1">D</text:span></text:span>antur ex eo<text:line-break/>cochlearia duo cum aquae mulsae cyathis tribus. <text:span text:style-name="Default_20_Paragraph_20_Font"><text:span text:style-name="T1">Aliud. ♃<text:line-break/></text:span></text:span>Seminis rutae silvestris aridi, seseleos Gallici, utriusque drach.<text:line-break/>octo, petroselini drach. quatuor, sinonis Syriaci drach. iij,<text:line-break/>piperis albi drach. duas, tusa et cribrata exhibe, ut dictum est.</text:p>
      <text:p text:style-name="P1"><text:span text:style-name="Default_20_Paragraph_20_Font"><text:span text:style-name="T1">[.Eclegma c</text:span></text:span>u<text:span text:style-name="Default_20_Paragraph_20_Font"><text:span text:style-name="T1">licis nectareum. Pacit et pleuriticis et<text:line-break/>d</text:span></text:span>y<text:span text:style-name="Default_20_Paragraph_20_Font"><text:span text:style-name="T1">spnoicis, deducit mulieribus menscs. Est et concoct</text:span></text:span>u<text:span text:style-name="Default_20_Paragraph_20_Font"><text:span text:style-name="T1">m um.]<text:line-break/></text:span></text:span>♃ Cumini Hispani Ʒ i, piperis albi, zingiberis, utriusque</text:p>
      <text:p text:style-name="P3">tantundem, vini dulcis aut Scybelitae aut protropi <text:span text:style-name="Default_20_Paragraph_20_Font"><text:span text:style-name="T1">s</text:span></text:span>extarios<text:line-break/>iij, vini Falerni <text:span text:style-name="Default_20_Paragraph_20_Font"><text:span text:style-name="T1">s</text:span></text:span>extarium unum, mellis Attici libram unam.<text:line-break/>Arida tunduntur et cribrantur crassiore cribro, deinde cum<text:line-break/>vino coquuntur, donec tertia pars supersit, deinde affundi-<text:line-break/>tur vinum dulce, ac rur<text:span text:style-name="Default_20_Paragraph_20_Font"><text:span text:style-name="T1">s</text:span></text:span>us coquitur. Movere autem oportet<text:line-break/>ramulis rutae virga salicis exceptis et salicis cortice obliga-<text:line-break/>lis. Habenda est ad manum etiam altera virga similiter<text:line-break/>rutae ramulos recentiores complectens , quo prioribus<text:line-break/>exiccatis , recentioribus moveas. Postquam autem liquor<text:line-break/>semel atque iterum ebullierit, injice mel, ac rursus co-<text:line-break/>que, et excusatum per saccum liquorem repone. Usu ex-<text:line-break/>petente mystra tria ante et post cibum praebe. <text:span text:style-name="Default_20_Paragraph_20_Font"><text:span text:style-name="T1">Alia<text:line-break/>confectio. </text:span></text:span>♃ Succi foeniculi <text:span text:style-name="Default_20_Paragraph_20_Font"><text:span text:style-name="T1">s</text:span></text:span>extarios iiij, mellis Attici<text:line-break/>sextarios ij, croci drachm. iiij, crocum in linteolum purum<text:line-break/>ligato, succum vero et mel mixta in vase fictili coquito et<text:line-break/>fasciculo croci moveto, ubi vero densata fuerit ad artersacae<text:line-break/><text:span text:style-name="Default_20_Paragraph_20_Font"><text:span text:style-name="T1">s</text:span></text:span>pissitudinem, crocum quidem expressum rejicito, medica-<text:line-break/>mentum vero reponit<text:span text:style-name="Default_20_Paragraph_20_Font"><text:span text:style-name="T1">o. </text:span></text:span>U<text:span text:style-name="Default_20_Paragraph_20_Font"><text:span text:style-name="T1">s</text:span></text:span>us tempore mystrum unum aut<text:line-break/>duo ante cibum dat<text:span text:style-name="Default_20_Paragraph_20_Font"><text:span text:style-name="T1">o.</text:span></text:span></text:p>
      <text:p text:style-name="P2"><text:span text:style-name="Default_20_Paragraph_20_Font"><text:span text:style-name="T1">[Alia Scribonii Largi ex salice, liberat a toto asu<text:line-break/>fectu.]</text:span></text:span> ♃ Corticis salicis Ʒ iiij, zingiberis aridi Ʒ iij, phoe-<text:line-break/>nicobalanos vj numero, aquae sextarium unum et dilui-<text:line-break/>dium , coquito omnia rutae ramulis movens , et ubi tertia<text:line-break/>pars liquoris restiterit, tum excolato et cyathos duos quoti-<text:line-break/>die bibendos dato. Hoc vero per triduum facere oportet et<text:line-break/>post triginta dierum interstitium rursus repetere, quo per<text:line-break/>annum potiones xxxvj, fiant, bibitur enim hoc medicamentum<text:line-break/>per annumtotum. In aliis exemplaribus hoc modo habetur. ♃<text:line-break/>Corticis salicis viridis drachmas v, gingiberis succi Ʒ iiij,<text:line-break/>piperis albi Ʒiiij, palmularum passarum maximarum numero<text:line-break/>duas aut tres, rutae viridis ramulos v, aquae pluviae sex-<text:line-break/>tarios iij, coquito ad tertias et dato , ut praedictum est.</text:p>
      <text:p text:style-name="P1"><text:span text:style-name="Default_20_Paragraph_20_Font"><text:span text:style-name="T1">[Alia Paccii Anti</text:span></text:span>o<text:span text:style-name="Default_20_Paragraph_20_Font"><text:span text:style-name="T1">chi, a toto affectu liberans.]<text:line-break/></text:span></text:span>Cornu cervi recens enati mollissimi usti ad albedinem co-<text:line-break/>chlearia iij majoris magnitudinis, piperis albi garna x aut ix,<text:line-break/>myrrhae parum odoris gratia, omnia teruntur et cochlea<text:line-break/>Asncana varii coloris una cum testa itidem teritur, vino</text:p>
      <text:p text:style-name="P3">Falerno per saccum non excitato affus<text:span text:style-name="Default_20_Paragraph_20_Font"><text:span text:style-name="T1">o, </text:span></text:span><text:span text:style-name="Default_20_Paragraph_20_Font"><text:span text:style-name="T15">sit </text:span></text:span>autem vini<text:line-break/>mensura cyathorum trium. Haec omnia in fictili vase per-<text:line-break/>mixta ad prunas calesacimus, diligenter moventes, ne quid<text:line-break/>ex medicamento subsidat, calesactum ver<text:span text:style-name="Default_20_Paragraph_20_Font"><text:span text:style-name="T1">o</text:span></text:span> in ipsis accessio-<text:line-break/>nibus bibendum dato, itemque sequentibus duobus diebus.<text:line-break/>Oportet autem diem unam ante cibum differre et reliquis<text:line-break/>diebus prandio solo uti, in coque assumere cibum qui facile<text:line-break/>consici potest.</text:p>
      <text:p text:style-name="P1"><text:span text:style-name="Default_20_Paragraph_20_Font"><text:span text:style-name="T1">[Colica Stgonis, qua lessus est Valens, facit in summis<text:line-break/>doloribus. Dat nucis Ponticae magnitudine, ex aquae calsa<text:line-break/>dae cyathis tribus, et confestim minuit dolores, et maxime<text:line-break/>si pruritus per totum corpus stat. Pacit et ad inveteratos<text:line-break/>splenicos et ad volvulosas affectiones. Pacit hepaticis et ad<text:line-break/>febres per cercu</text:span></text:span>r<text:span text:style-name="Default_20_Paragraph_20_Font"><text:span text:style-name="T1">um repetentes, ac vulvae strangulatus et<text:line-break/>vesicae affectus. Lsl et arteriaca bona.] su</text:span></text:span> Sin<text:span text:style-name="Default_20_Paragraph_20_Font"><text:span text:style-name="T1">o</text:span></text:span>nis Syriaci<text:line-break/>aut Hispani Ʒ lx, piperis albi Ʒ xl, seminis hyoscyami albi<text:line-break/>5 xl, opii, corticis mandragorae, utriusque Ʒ x, croci Ʒ vj,</text:p>
      <text:p text:style-name="P3">mellis cocti quod fatis est his excipiendis. Quantitas exhi-<text:line-break/>bistonis ostensa est. Alia exemplaria sic habent. ♃ Sinonis<text:line-break/>Hispani Ʒlx, piperis albi, seminis hyoscyami albi, utriusque<text:line-break/>Ʒxl, cornu cervi usti, opii, utriusque Ʒ xx, corticis man.<text:line-break/>dragorae Ʒ x, croci Ʒ vj, mellis quod sufficit. <text:span text:style-name="Default_20_Paragraph_20_Font"><text:span text:style-name="T1">Confectio<text:line-break/>Lingonis colica, data ex frigida, statim solvit dolores. su<text:line-break/></text:span></text:span>Seminis hyoscyami albi Ʒ xx, opii, <text:span text:style-name="Default_20_Paragraph_20_Font"><text:span text:style-name="T1">s</text:span></text:span>eminis dauci <text:span text:style-name="Default_20_Paragraph_20_Font"><text:span text:style-name="T1">C</text:span></text:span>retici,<text:line-break/>utriusque Ʒ x, petroselini 5 vj, croci, spinae nardi, pyre-<text:line-break/>thri , singulorum Ʒ iiij, enphorbii, opobalsami , cinnamomi<text:line-break/>singulorum Ʒ ij, excipe melle cocto, et exhibe fabae Aegy-<text:line-break/>ptiae magnitudine cum aquae tepidae aut frigidae cyath. iij<text:line-break/>in acce<text:span text:style-name="Default_20_Paragraph_20_Font"><text:span text:style-name="T1">s</text:span></text:span>sionibus. <text:span text:style-name="Default_20_Paragraph_20_Font"><text:span text:style-name="T1">Colica sedans dolorem, qua usas est Case<text:line-break/>stas. Facit et ad internorum assectus , medicamentum est<text:line-break/>valde bonum. </text:span></text:span>Anisi, nardi Syriacae, myrrhae, singulo-<text:line-break/>rum Ʒ viij, piperis albi et longi, utriusque Ʒ xij, feminis<text:line-break/>sefeleos Ʒ vj, opii tantundem, croci, castorii, petro<text:span text:style-name="Default_20_Paragraph_20_Font"><text:span text:style-name="T1">s</text:span></text:span>elini,<text:line-break/>floris junci odorati singulorum Ʒ iiij, mellis Attici cocti</text:p>
      <text:p text:style-name="P3">quod satis est. Datur Ponticae nucis magnitudine^ <text:span text:style-name="Default_20_Paragraph_20_Font"><text:span text:style-name="T1">Colica se-<text:line-break/>dans dolorem Lucii, confestim eximit dolores et inscribi-<text:line-break/>tur Sicula. </text:span></text:span>♃ Myrrhae, <text:span text:style-name="Default_20_Paragraph_20_Font"><text:span text:style-name="T1">s</text:span></text:span>ucci hyoscyami, opii, singulo-<text:line-break/>rum Ʒ viij, radicis mandragorae, piperis albi, croci, thuris,<text:line-break/>singulorum Ʒx, excipe meste, et praebe fabae Aegyptiae<text:line-break/>magnitudinem ex aquae calidae cyathis tribus ad noctem.</text:p>
      <text:p text:style-name="P1"><text:span text:style-name="Default_20_Paragraph_20_Font"><text:span text:style-name="T1">[ Colica sedans dolorem Euschemo Spadoni inscripta,<text:line-break/>bibitur in dies triginta]</text:span></text:span> ♃ Seminis brassicae silvestris, phu,<text:line-break/>cinnamomi, iridis Illyricae, acori, asari, opopanacis, myr-<text:line-break/>rlIae, nardi Indicae, opii, costi, succi mandragorae, castorii,<text:line-break/>singulorum Ʒ vj, trium piperis generum, mei, seminis dauci<text:line-break/>Cretici decorticati, singulorum Ʒ xij, stoechadis, seminis<text:line-break/>cicutae, singulorum viij, excipe melle cocto , ac praebe fa-<text:line-break/>bae Aegyptiae magnitudinem febre carentibus cum vini<text:line-break/>mulsi diluti cyathis iiij, febrientibus cum aqua mulsa. Hac<text:line-break/>etiam in infusis utebatur, nucis Ponticae magnitudine, cum<text:line-break/>f<text:span text:style-name="Default_20_Paragraph_20_Font"><text:span text:style-name="T1">o</text:span></text:span>enigraeci decocto cyathorum quatuor et oleo cui ruta</text:p>
      <text:p text:style-name="P39">incocta est item cyathorum quatuor. <text:span text:style-name="Default_20_Paragraph_20_Font"><text:span text:style-name="T1">Ad eosdem affectus<text:line-break/>confectio </text:span></text:span><text:span text:style-name="Default_20_Paragraph_20_Font"><text:span text:style-name="T7">B</text:span></text:span><text:span text:style-name="Default_20_Paragraph_20_Font"><text:span text:style-name="T1">ren</text:span></text:span><text:span text:style-name="Default_20_Paragraph_20_Font"><text:span text:style-name="T7">it</text:span></text:span><text:span text:style-name="Default_20_Paragraph_20_Font"><text:span text:style-name="T1">i . </text:span></text:span><text:span text:style-name="Default_20_Paragraph_20_Font"><text:span text:style-name="T36">♃</text:span></text:span> Croci, opii, opopanacis, myrrhae,<text:line-break/>iridis, acori, mandragorae, asari, costi, nardi Indicae, dauci<text:line-break/>Cretici, mei, singulorum Ʒ vj, piperis albi et longi, gentia-.<text:line-break/>nae, stoechadis, cassiae , phu P<text:span text:style-name="Default_20_Paragraph_20_Font"><text:span text:style-name="T1">o</text:span></text:span>ntici , singulorum drachmas<text:line-break/>octo, excipe melle.</text:p>
      <text:h text:style-name="Heading_20_2" text:outline-level="2">Cap. V. </text:h>
      <text:p text:style-name="P38"><text:span text:style-name="Default_20_Paragraph_20_Font"><text:span text:style-name="T1">[De d</text:span></text:span>y<text:span text:style-name="Default_20_Paragraph_20_Font"><text:span text:style-name="T1">sentericis.]</text:span></text:span> De dysentericis equidem<text:line-break/>quae in universum nosse oportet jam ante dictum est, tum<text:line-break/>in curandi methodi libris, tum esiam nunc in sermone de<text:line-break/>hepaticis habit<text:span text:style-name="Default_20_Paragraph_20_Font"><text:span text:style-name="T1">o</text:span></text:span>. Reliquum est igitur de vere dysentericis<text:line-break/>agere, in quibus neque hepar affectum esit, neque aliqua asse-<text:line-break/>otio est, praeter intestinorum ulcerationem aut nudam aut<text:line-break/>cum putrefactione aliqua obortam , quam medici con<text:span text:style-name="Default_20_Paragraph_20_Font"><text:span text:style-name="T1">s</text:span></text:span>ueto<text:line-break/>vocabulo nomen appellant. Quaecunque igitur ad tales asse-<text:line-break/>cti<text:span text:style-name="Default_20_Paragraph_20_Font"><text:span text:style-name="T1">o</text:span></text:span>nes commoda <text:span text:style-name="Default_20_Paragraph_20_Font"><text:span text:style-name="T1">s</text:span></text:span>unt medicamenta et jam frequenti experi-<text:line-break/>mento cognita, ea in principio subscribentur.</text:p>
      <text:p text:style-name="P1"><text:span text:style-name="Default_20_Paragraph_20_Font"><text:span text:style-name="T1">[ Quae ab Andromacho ad d</text:span></text:span>y<text:span text:style-name="Default_20_Paragraph_20_Font"><text:span text:style-name="T1">senteriam scripta sunt.]<text:line-break/>Potio ad d</text:span></text:span>y<text:span text:style-name="Default_20_Paragraph_20_Font"><text:span text:style-name="T1">sentericos et haemoptoicos.</text:span></text:span> ♃ Fl<text:span text:style-name="Default_20_Paragraph_20_Font"><text:span text:style-name="T1">o</text:span></text:span>ris rosarum,</text:p>
      <text:p text:style-name="P3">opii, acaciae, gummi, singulorum Ʒ iij, balaustii tantundem,<text:line-break/>succi hypocystidis tantundem , gallarum Ʒ ij, feminis plan-<text:line-break/>saginis tantundem et succi ejus tantundem, lycii Indici Ʒ j, -<text:line-break/>succi rosarum Ʒ j, fac pastillos drachmae unius. Utere va-<text:line-break/>rie. <text:span text:style-name="Default_20_Paragraph_20_Font"><text:span text:style-name="T1">Ad d</text:span></text:span>y<text:span text:style-name="Default_20_Paragraph_20_Font"><text:span text:style-name="T1">senteric</text:span></text:span>o<text:span text:style-name="Default_20_Paragraph_20_Font"><text:span text:style-name="T1">s et coeliacos, confectio ex fructibus. ..<text:line-break/></text:span></text:span>♃ Mala punica integra xx, mala cotonea viginti, ervi sextar.j,<text:line-break/>prunorum silvestrium sextar. ij, sorborum Ephesinorum sex-<text:line-break/>tar. ij, rhois Syriaci sextar. iij, pyra Terentiana viginti, in alio<text:line-break/>mala cestiana triginta, siliquas xl, baccarum myrti nigrarum<text:line-break/>sextar. iij, musti Aminaei ad tertias decocti sextarios xlviij,<text:line-break/>coquito simul ad meliis spissitudinem et in figulino reponito.</text:p>
      <text:p text:style-name="P1"><text:span text:style-name="Default_20_Paragraph_20_Font"><text:span text:style-name="T1">[Alia ex fructibus ad eadem, stomachum subve</text:span></text:span>r<text:span text:style-name="Default_20_Paragraph_20_Font"><text:span text:style-name="T1">sum<text:line-break/>restituit, imponitur etiam forinsecus.] ♃ </text:span></text:span>Mala punica x,<text:line-break/>cotonea viginti, mala orbiculata xv, sorborum sextarios ij,<text:line-break/>mespilorum sextar.j, glandium sextar.j, rhois Syriaci sex-<text:line-break/>tar. j, rubi fasciculum manipularem, baccarum myrti ni-<text:line-break/>grarum sextarium unum, palmas passas triginta, acino^<text:line-break/>rnm aridorum sextarium dimidium, prunorum silvestrium</text:p>
      <text:p text:style-name="P2">sextae. j, siliquas magnas x, oenanthes sexnncem, cornorum<text:line-break/>sextar. j , mala citria v, passi Cretici sextar. xvj, coquit<text:span text:style-name="Default_20_Paragraph_20_Font"><text:span text:style-name="T1">o si-<text:line-break/></text:span></text:span>mul et reponito in vitr<text:span text:style-name="Default_20_Paragraph_20_Font"><text:span text:style-name="T1">o</text:span></text:span>; utere ut pri<text:span text:style-name="Default_20_Paragraph_20_Font"><text:span text:style-name="T1">o</text:span></text:span>re.</text:p>
      <text:p text:style-name="P1"><text:span text:style-name="Default_20_Paragraph_20_Font"><text:span text:style-name="T1">[Ad dysentericos, qua utor.]</text:span></text:span> ♃ Gallae, fructus eri-<text:line-break/>cae, opii, singulorum Ʒ iiij, cum aqua redigit<text:span text:style-name="Default_20_Paragraph_20_Font"><text:span text:style-name="T1">o</text:span></text:span> in pastill<text:span text:style-name="Default_20_Paragraph_20_Font"><text:span text:style-name="T1">o</text:span></text:span>s<text:line-break/>d<text:span text:style-name="Default_20_Paragraph_20_Font"><text:span text:style-name="T1">u</text:span></text:span>orum obolorum. Dato ex aqua aut vino<text:span text:style-name="Default_20_Paragraph_20_Font"><text:span text:style-name="T1">. Ad d</text:span></text:span>y<text:span text:style-name="Default_20_Paragraph_20_Font"><text:span text:style-name="T1">sentericos<text:line-break/>Clidion</text:span></text:span>. ♃ Nardi, croci, utriusque Ʒ viij, aloes Ʒ iiij, ego<text:line-break/>Ʒ ij, thuris Ʒ ij, acaciae Ʒ iiij, myrrhae 5 iiij, <text:span text:style-name="Default_20_Paragraph_20_Font"><text:span text:style-name="T1">s</text:span></text:span>ucci hypo-<text:line-break/>cystidis Ʒ iiij, alii Ʒ vj, rosarum siccarum 5 iiij, lycii Indici<text:line-break/>Ʒ iiij, tragacanthae Ʒ iiij, opii Ʒ iiij, alii Ʒ j, obolos ij,<text:line-break/>piperis Ʒ ij, alii etiam iridis Ʒ ij, excipe aqua, quidam<text:line-break/>etiam cinnamomi Ʒ ij et dimidiam, gallos Ʒ ij, fac pasti Hos<text:line-break/>in aqua obolorum duorum ponderis. Exhibe cum vino myr-<text:line-break/>teo. <text:span text:style-name="Default_20_Paragraph_20_Font"><text:span text:style-name="T1">Ad dysentericos et coeliacos, pastillus .Berylli. ♃<text:line-break/></text:span></text:span>Nardi, croci, utriusque Ʒ ij, myrrhae, succi hypocystidis,<text:line-break/>aloes, opii, tragacanthae, lycii Indici, gallae, anisi, acaciae,<text:line-break/>piperis, rhu Pontici, singulorum Ʒ j, tragacantham in vino<text:line-break/>macerato et reliqua trita commisceto, pastiliosque Ʒ j for-</text:p>
      <text:p text:style-name="P3">malo, atque ipsos ex vino dato. <text:span text:style-name="Default_20_Paragraph_20_Font"><text:span text:style-name="T1">Clidion ad d</text:span></text:span>y<text:span text:style-name="Default_20_Paragraph_20_Font"><text:span text:style-name="T1">sentericos,<text:line-break/></text:span></text:span>♃ Acaciae Ʒ xxv, succi papaveris Ʒ xxij, seminis hyoscy-<text:line-break/>ami Ʒ lvj, baccarum myrti tusarum Ʒ clx, rhois Syriaci<text:line-break/>Ʒ I.xx et succi ejus Ʒ ij et dimidiam, thuris Ʒ lxxv, om-<text:line-break/>nia torrefacta terito et vino nigro excipito. Datur ad sum-<text:line-break/>mum Ʒ j. <text:span text:style-name="Default_20_Paragraph_20_Font"><text:span text:style-name="T1">Ad dysentericos et coeliacos</text:span></text:span>. ♃ Vini Falerni<text:line-break/>sextarios vj, mellis Attici lib. vj, coquito simul ad multam<text:line-break/>spissitudinem, utere plen<text:span text:style-name="Default_20_Paragraph_20_Font"><text:span text:style-name="T1">o</text:span></text:span> cochleari, ad dclingendum dato.</text:p>
      <text:p text:style-name="P1"><text:span text:style-name="Default_20_Paragraph_20_Font"><text:span text:style-name="T1">[Ad dysentericos et omnia interna vitia pastillus ab<text:line-break/>Eudemo seniore.]</text:span></text:span> ♃ Croci, cassiae fistulae, utriusque Ʒ ij,<text:line-break/>nardi Ʒ j, myrrhae, aluminis, succi papaveris, singulorum<text:line-break/>Ʒ ij , cum aqua pastillos formato, et dysentericis ex vini<text:line-break/>cyathis duobus dato, subdentibus ex aqua, hepaticis et peri-<text:line-break/>pneumonicis ex aqua mulsa. lta etiam pleuriticis et tussienti-<text:line-break/>bus. <text:span text:style-name="Default_20_Paragraph_20_Font"><text:span text:style-name="T1">Aliud ad dysentericos. ♃ </text:span></text:span>Seminis foeniculi, anisi,<text:line-break/>seminis apii, malicorii, singulorum Ʒ iiij, opii Ʒ ij, cum<text:line-break/>aqua redige in pastillus duorum obolorum. Dato unum ex<text:line-break/>aqua.</text:p>
      <text:p text:style-name="P2"><text:span text:style-name="Default_20_Paragraph_20_Font"><text:span text:style-name="T1">[Ad d</text:span></text:span>y<text:span text:style-name="Default_20_Paragraph_20_Font"><text:span text:style-name="T1">sentericos et coeliacos, ex libris Antipatri.] ♃<text:line-break/></text:span></text:span>Piperis nigri Ʒ iiij, gallae Ʒ iiij, myrrhae Ʒ ij, croci Ʒ ij,<text:line-break/>nardi Ʒ j, lycii Ʒ j, <text:span text:style-name="Default_20_Paragraph_20_Font"><text:span text:style-name="T1">s</text:span></text:span>ucci hypocystidis, acaciae, ramento-<text:line-break/>rutu loti, gummi, singulorum Ʒ ij, opii, aloes, anisi, singu-<text:line-break/>lorum Ʒ j, rhois ob<text:span text:style-name="Default_20_Paragraph_20_Font"><text:span text:style-name="T1">s</text:span></text:span>oniorum drachmas duas, excipe succo<text:line-break/>rubi et utere.</text:p>
      <text:p text:style-name="P1"><text:span text:style-name="Default_20_Paragraph_20_Font"><text:span text:style-name="T1">[Ad d</text:span></text:span>y<text:span text:style-name="Default_20_Paragraph_20_Font"><text:span text:style-name="T1">sentericos , coeliacos ot haemoptoicos , e Cor-<text:line-break/>nelio medico.</text:span></text:span>] ♃ Myrrhae, thuris, aloes, croci. opii, rhois<text:line-break/>Syriacae et c<text:span text:style-name="Default_20_Paragraph_20_Font"><text:span text:style-name="T1">o</text:span></text:span>riariae, lycii Indici, acaciae, malicorii, <text:span text:style-name="Default_20_Paragraph_20_Font"><text:span text:style-name="T1">s</text:span></text:span>ucci<text:line-break/>hypocystidis, gallae, balaustiorum , singulorum par pondus,<text:line-break/>in pastillos cogito , et ad noctem febre carentibus ex vino,<text:line-break/>febricitantibus ex frigida dato.</text:p>
      <text:p text:style-name="P1"><text:span text:style-name="Default_20_Paragraph_20_Font"><text:span text:style-name="T1">[Aliud ad dysentericos, Valentis</text:span></text:span>.] ♃ Myricae fru-<text:line-break/>ctus, rhois Syriacae, opii, petro<text:span text:style-name="Default_20_Paragraph_20_Font"><text:span text:style-name="T1">s</text:span></text:span>elini, singulorum par pon-<text:line-break/>dus , torreto ac terito, et cum aqua in pastillos redn-<text:line-break/>cito magnitudine fabae. Da in noctem febricitantibus ex<text:line-break/>aqua calida, non salutantibus ex frigida.</text:p>
      <text:p text:style-name="Normal"><text:span text:style-name="Default_20_Paragraph_20_Font"><text:span text:style-name="T1">[Ad d</text:span></text:span>y<text:span text:style-name="Default_20_Paragraph_20_Font"><text:span text:style-name="T1">sentericos ex scriptis Lucii</text:span></text:span>.] ♃ Styracis <text:span text:style-name="Default_20_Paragraph_20_Font"><text:span text:style-name="T1">i</text:span></text:span>i ij,</text:p>
      <text:p text:style-name="P3">opii, croci, acaciae, gallae, fructus myricae, singulorum<text:line-break/>Ʒ j, cum aqua pastillos facito, ac dato fabae Aegyptiae<text:line-break/>magnitudinem cum vino.</text:p>
      <text:p text:style-name="P1"><text:span text:style-name="Default_20_Paragraph_20_Font"><text:span text:style-name="T1">[Ad d</text:span></text:span>y<text:span text:style-name="Default_20_Paragraph_20_Font"><text:span text:style-name="T1">sentericos et haemoploicos, statim a prima po-<text:line-break/>tione cohibet fluxum]</text:span></text:span> ♃ Cochlearum ullarum Ʒ xij, cornu<text:line-break/>cervi usti drachmas viij, obol. ij, baccarum myrti nigrarum<text:line-break/>Ʒ <text:span text:style-name="Default_20_Paragraph_20_Font"><text:span text:style-name="T12">χν</text:span></text:span><text:span text:style-name="Default_20_Paragraph_20_Font"><text:span text:style-name="T20">, </text:span></text:span>opii torresacti draeh.m. v, obol. ij, gallae tostae Ʒ v,<text:line-break/>obol. ij, oenanthes Ʒ vj, succi hypostidis Ʒ v, obol. ij , ra-<text:line-break/>dicis mandragorae Ʒ xij, succi rhois, terrae asteris, utrius-<text:line-break/>que Ʒ xij, rhois culinarii Ʒiiij, malicorii tosti Ʒ vij, thuris<text:line-break/>Ʒ viij, corticis pinus torresacti Ʒ Vj , suminis apii Ʒ xiitj,<text:line-break/>hyoscyami tosti Ʒ x, rhois coriarii sextarios ij, acaciae<text:line-break/>tostae Ʒ v, obol. ii, vini nigri,. quo rlIus coquatur, ut cras-<text:line-break/>sissimus succus fiat. Coquito itaque cum vino, atque ita eo-<text:line-break/>lato, et cum succo reliqua subacta in pastillos drachmales et<text:line-break/>triobolares ac diobolares cogito et pro habitu exhibeto, se-<text:line-break/>briecitantibus eum aquae calidae cyathis iij, non scindentibus</text:p>
      <text:p text:style-name="P2">cum vini cyathis ij. In aliis exemplaribus cornu cervi drach.<text:line-break/>sex oboli duo habentur etgalsae dracluvij, oboli duo et succi<text:line-break/>hypocystidis Ʒ septem et oboli ij et acaciae tantundem.</text:p>
      <text:p text:style-name="Normal"><text:span text:style-name="Default_20_Paragraph_20_Font"><text:span text:style-name="T1">[Ad d</text:span></text:span>y<text:span text:style-name="Default_20_Paragraph_20_Font"><text:span text:style-name="T1">sentericos Pluvii pugilis.] </text:span></text:span>Baccarum myrti<text:line-break/>aridarum tusarum <text:span text:style-name="Default_20_Paragraph_20_Font"><text:span text:style-name="T1">s</text:span></text:span>extarium unum, rosarum siccarum tu-<text:line-break/>farum <text:span text:style-name="Default_20_Paragraph_20_Font"><text:span text:style-name="T1">s</text:span></text:span>extarium dimidium , faecis malabathri drach. duas,<text:line-break/>baccarum juniperi drach. triginta, pyrorum aridorum tu<text:span text:style-name="Default_20_Paragraph_20_Font"><text:span text:style-name="T1">s</text:span></text:span>o-<text:line-break/>ru m <text:span text:style-name="Default_20_Paragraph_20_Font"><text:span text:style-name="T1">s</text:span></text:span>extarium j, corticis pinus Ʒ xij, myrrhae Ʒ j, gallas v,<text:line-break/>siliquarum tusarum <text:span text:style-name="Default_20_Paragraph_20_Font"><text:span text:style-name="T1">s</text:span></text:span>extarium unum. Dantur ad summum<text:line-break/>drach. viij. Dato aridum cum vino diluto. Quae vero cras-<text:line-break/>flora sunt, palmulis pinguibus excepta exhibeto. <text:span text:style-name="Default_20_Paragraph_20_Font"><text:span text:style-name="T1">Ad coe-<text:line-break/>liacos, sistit sutorem confestim. </text:span></text:span>Fructus myricae Ʒ iv,<text:line-break/>rhois cibarii Ʒ iv, baccarum myrti nigrarum Ʒ iv, acaciae<text:line-break/>Ʒ ij, <text:span text:style-name="Default_20_Paragraph_20_Font"><text:span text:style-name="T1">s</text:span></text:span>ucci papaveris Ʒ j, excipe malorum <text:span text:style-name="Default_20_Paragraph_20_Font"><text:span text:style-name="T1">s</text:span></text:span>pissamento, et<text:line-break/>fac pastillos drachmae ponderis, ac utere cum ovi assati<text:line-break/>vitello. Ubi vero bibendum dare volueris, radicem rubi aut<text:line-break/>myrtum aut mala cotonea coquito, atque decoctum horum<text:line-break/>frigidum cyathorum iij men<text:span text:style-name="Default_20_Paragraph_20_Font"><text:span text:style-name="T1">s</text:span></text:span>ura cum medicamento dato.<text:line-break/>Facit et lientericis<text:span text:style-name="Default_20_Paragraph_20_Font"><text:span text:style-name="T1">. Potio ad internos sutores, fo</text:span></text:span>n<text:span text:style-name="Default_20_Paragraph_20_Font"><text:span text:style-name="T1">s etiam</text:span></text:span></text:p>
      <text:p text:style-name="P3">c<text:span text:style-name="Default_20_Paragraph_20_Font"><text:span text:style-name="T1">um melle coctum impositum facit</text:span></text:span>. ♃ Seminis apii, semi-<text:line-break/>nis hyoscyami, utriusque Ʒ iv, anisi Ʒ ij, succi hypocystidis<text:line-break/>sesquidrachmam, seminis rosarum sesquidrachmam<text:span text:style-name="Default_20_Paragraph_20_Font"><text:span text:style-name="T1">, s</text:span></text:span>ucci pa-<text:line-break/>paveris Ʒ l, myrrhae Ʒ j, crocomagmatis Ʒ j. Dantur cum<text:line-break/>aqua obol. iij et duo et unus item. <text:span text:style-name="Default_20_Paragraph_20_Font"><text:span text:style-name="T1">Potio ad omnem stu-<text:line-break/></text:span></text:span>a<text:span text:style-name="Default_20_Paragraph_20_Font"><text:span text:style-name="T1">donem et i</text:span></text:span>l<text:span text:style-name="Default_20_Paragraph_20_Font"><text:span text:style-name="T1">lationem Lucii Fatsensts. l; </text:span></text:span>Anisi, seminis<text:line-break/>apii, utriusque Ʒ ij, seminis anethi, seminis dauci, tordylii,<text:line-break/>singulorum Ʒ iv, opii, seminis hyoscyami, utriusque sesqui-<text:line-break/>drach. excipe aqua atque ita utere. <text:span text:style-name="Default_20_Paragraph_20_Font"><text:span text:style-name="T1">Potio ad siuxum mu .<text:line-break/>liebrem sistendum, ut Apollonius</text:span></text:span>. ♃ Coralli obol. iij, thu-<text:line-break/>ris obol. ij, acaciae obol. iij, balaustii obol. iij, gummi<text:line-break/>obol. j, excipe ovi crudi candid<text:span text:style-name="Default_20_Paragraph_20_Font"><text:span text:style-name="T1">o</text:span></text:span>, et dimidi<text:span text:style-name="Default_20_Paragraph_20_Font"><text:span text:style-name="T1">u</text:span></text:span>m totius cum<text:line-break/>aquae cyath. iiij praebe.</text:p>
      <text:p text:style-name="P1"><text:span text:style-name="Default_20_Paragraph_20_Font"><text:span text:style-name="T1">[insula d</text:span></text:span>y<text:span text:style-name="Default_20_Paragraph_20_Font"><text:span text:style-name="T1">senteric</text:span></text:span>i<text:span text:style-name="Default_20_Paragraph_20_Font"><text:span text:style-name="T1">s conferentia.] dnsasam ad dys-<text:line-break/>entericos, </text:span></text:span>I<text:span text:style-name="Default_20_Paragraph_20_Font"><text:span text:style-name="T1">sidori ad exulcerationes factas in intestino<text:line-break/>recto.</text:span></text:span> ♃ Cineris chartae drach. iiij, aluminis scissi Ʒ hij,<text:line-break/>auripigmenti Ʒ iiij,- sandarachae ℥ iij, squamae aeris, ompha-</text:p>
      <text:p text:style-name="P2">cii, utriusque Ʒ iij , croci, .succi papaveris, utriusque Ʒ ij,<text:line-break/>cal<text:span text:style-name="Default_20_Paragraph_20_Font"><text:span text:style-name="T1">c</text:span></text:span>is vivae Ʒ v, trita misce et excipe vino dulci, ac forma<text:line-break/>palli Hos drachmarum trium et duarum, ac unius ponderis.<text:line-break/>Ufus tempore vino austero diluantur ad Iliigmentitiam<text:line-break/>crassitudinem, miscenturque succi ptisanae cyathi duo. In-<text:line-break/>fundito haec simul aegroto, ita ut tum de ptisanae succo<text:line-break/>tum de medicamento pro viribus ipsius sumas. <text:span text:style-name="Default_20_Paragraph_20_Font"><text:span text:style-name="T1">.infusum<text:line-break/>L</text:span></text:span> m<text:span text:style-name="Default_20_Paragraph_20_Font"><text:span text:style-name="T1">essianum</text:span></text:span>. ♃ Auripigmenti Ʒ xij , chartae ustae Ʒ xxx,<text:line-break/>fandarachae Ʒ v j, calcis vivae Ʒ x, alii xij, cogito in pastil-<text:line-break/>los Ʒ iiij et eum plantaginis <text:span text:style-name="Default_20_Paragraph_20_Font"><text:span text:style-name="T1">s</text:span></text:span>ucco, in quo spissamenta in-<text:line-break/>cocta sunt, infundito aut vino diluto cyathis iij aut <text:span text:style-name="Default_20_Paragraph_20_Font"><text:span text:style-name="T1">s</text:span></text:span>ex.</text:p>
      <text:p text:style-name="P1"><text:span text:style-name="Default_20_Paragraph_20_Font"><text:span text:style-name="T1">[.infusum quo utor, Athenaei, concordat Harpocrae,<text:line-break/>Magno Philadelpho, Arestolao.]</text:span></text:span> ♃ Omphacii Ʒ vj, alumi-<text:line-break/>nis scissi Ʒ vj, calcis vivae, squamae aeris, utriusque Ʒ vj,<text:line-break/>auripigmenti Ʒvtij, <text:span text:style-name="Default_20_Paragraph_20_Font"><text:span text:style-name="T1">s</text:span></text:span>andarachae Ʒ iij , chartae ustae Ʒ xv,<text:line-break/>cum vino myrteo pastillos Ʒ iiij aut iij sormato. Infunde<text:line-break/>cum vini diluti cyathis iiij et aquae tepidae cyathis ij,<text:line-break/>quandoque etiam cum aqua pluviali. <text:span text:style-name="Default_20_Paragraph_20_Font"><text:span text:style-name="T1">infusam quo utor.</text:span></text:span></text:p>
      <text:p text:style-name="P3">♃ Chartae ustae Ʒ xxx, auripigmenti Ʒ xij, gallaeƷ ix, casu<text:line-break/>cis vivae Ʒ xvj, bituminis Ʒ xvj , sulfuris vivi Ʒ xvj, Ian-<text:line-break/>darachae.Ʒ xvj<text:span text:style-name="Default_20_Paragraph_20_Font"><text:span text:style-name="T1">. .infusum aliud ut Plius. </text:span></text:span>♃ Aeris usti<text:line-break/><text:span text:style-name="Default_20_Paragraph_20_Font"><text:span text:style-name="T15">Ʒ </text:span></text:span>xxiiij, calcis vivae, aluminis scissi, utriusque tantundem,<text:line-break/>chartae ustae Ʒ xxx, auripigmenti drach. xij, sandarachae<text:line-break/>drach. xij, excipe vino myrteo aut rosarum decocto, quae<text:line-break/>cum vino austero ad dimidias coctae sint et expreflae, at-<text:line-break/>que ita laevigatas forma in pastillos, eosque infunde cum<text:line-break/>aqua. <text:span text:style-name="Default_20_Paragraph_20_Font"><text:span text:style-name="T1">snfasam ab Eubulo. </text:span></text:span>♃ Squamae aeris drach. xx,<text:line-break/>chartae ustae Ʒ xvj, calcis vivae Ʒ vj , auripigmenti Ʒ viij,<text:line-break/>sandarachae Ʒ xv, acaciae Ʒ v, omphacii Ʒ iij, faecis vini<text:line-break/>ustae Ʒ j , excipe vino myrteo et infunde cum vino diluto<text:line-break/>calido. <text:span text:style-name="Default_20_Paragraph_20_Font"><text:span text:style-name="T1">-infusam Herae. </text:span></text:span>♃ Chartae ustae Ʒ j, calcis vivae<text:line-break/>Ʒ ẞ, cadmiae ℥ j, auripigmenti Ʒ j, ex hoc arido cochlearia<text:line-break/>duo cum decocto baccarum myrti aut vino myrteo cya-<text:line-break/>thorum iiij mensura infande , calcem vero cum succo plan-<text:line-break/>tagiuis extingue. <text:span text:style-name="Default_20_Paragraph_20_Font"><text:span text:style-name="T1">lnfasitm aliud ejusdem</text:span></text:span>. ♃ Sandarachae,<text:line-break/>auripigmenti, utriusque Ʒ viij, acaciae Ʒ iiij, calcis Vivae</text:p>
      <text:p text:style-name="P2"><text:span text:style-name="Default_20_Paragraph_20_Font"><text:span text:style-name="T15">Ʒ </text:span></text:span>iiij, excipe vino austero et coge pastillos Ʒ iij. In debili-<text:line-break/>bus vero minus cum vino diluto infunde. <text:span text:style-name="Default_20_Paragraph_20_Font"><text:span text:style-name="T1">Aliud</text:span></text:span>. ♃ San-<text:line-break/>darachae Ʒ i viij, calcis vivae recentis Ʒ x, chartae ustae<text:line-break/><text:span text:style-name="Default_20_Paragraph_20_Font"><text:span text:style-name="T15">Ʒ </text:span></text:span>viij, alii Ʒ xxx, malicorii, gallarum, acaciae, singu-<text:line-break/>lorum Ʒ V, maenarum aceto conditarum ad dies viginti-<text:line-break/>unum , ac ullarum iij , auripigmenti Ʒ xvj , uruntur<text:line-break/>maenae in olla cruda, et aliqui arido medicament<text:span text:style-name="Default_20_Paragraph_20_Font"><text:span text:style-name="T1">o</text:span></text:span> utuntur,<text:line-break/>aliqui in pastillos cum myrti baccarum decocto cogunt. Si<text:line-break/>vero non moretur medicamentum retentum, ante ejus usum<text:line-break/>pol^goni fuccum aut muriam infundito. .<text:span text:style-name="Default_20_Paragraph_20_Font"><text:span text:style-name="T1">infusam, quo utor,<text:line-break/>aphtha appellatum.</text:span></text:span> Rhois Syriaci, gallarum tusarum,<text:line-break/>utriusque Ʒ xv, chartae ustae tantundem , suberis usti Ʒ xv,<text:line-break/>panis Alexandrini sicci ustiƷxv, auripigmenti Ʒ x, sandaracbae<text:line-break/>Ʒx, acaciae Ʒ v, cerussae Ʒ xx, calcis vivae Ʒ x, spumaeargenti<text:line-break/>Ʒiij, excipe vino veteri et forma pastillos, alios duarum, alios<text:line-break/>trium , alios quatuor drachmarum pondere. In principio<text:line-break/>quidem in plantaginis aut sanguinariae aut helxines succo in-<text:line-break/>fundito, qui si non adsint, in. aqua. Si vero vigor sit et mor-t</text:p>
      <text:p text:style-name="P3">bus vehemens cum dolore, in foenigraeci aut feminis lini<text:line-break/>dec<text:span text:style-name="Default_20_Paragraph_20_Font"><text:span text:style-name="T1">o</text:span></text:span>cto infunde. In declinatione autem in decocto myrti et<text:line-break/>rubi, vino coctorum. In pueris cyathorum duorum copia,<text:line-break/>in foeminis trium, in viris quat<text:span text:style-name="Default_20_Paragraph_20_Font"><text:span text:style-name="T1">u</text:span></text:span>or. <text:span text:style-name="Default_20_Paragraph_20_Font"><text:span text:style-name="T1">.insc</text:span></text:span>i<text:span text:style-name="Default_20_Paragraph_20_Font"><text:span text:style-name="T1">sum, quo utor,<text:line-break/></text:span></text:span>G<text:span text:style-name="Default_20_Paragraph_20_Font"><text:span text:style-name="T1">emelle</text:span></text:span>. ♃ Auripigmenti Ʒ viij, saudarachae Ʒ iiij, cal-<text:line-break/>cis vivae 5 octo, <text:span text:style-name="Default_20_Paragraph_20_Font"><text:span text:style-name="T1">s</text:span></text:span>quamae aeris Ʒ vj, aluminis scissi tan-<text:line-break/>tundem, omphacii Ʒ viij, lycii Indici tantundem, succi pa-<text:line-break/>paveris Ʒ iiij, succi hypocystidis tantundem, croci Ʒ ij,<text:line-break/>ego autem Ʒ iiij, chartae ustae Ʒ xx, aliqui Ʒ xvj, excipe<text:line-break/>vino myrtite, fac globulos quorum singuli sint Ʒ iiij et<text:line-break/>trium. Infunde cum vino diluto. <text:span text:style-name="Default_20_Paragraph_20_Font"><text:span text:style-name="T1">lususam Agathilt ♃<text:line-break/></text:span></text:span>Auripigmenti Ʒ ij, <text:span text:style-name="Default_20_Paragraph_20_Font"><text:span text:style-name="T1">s</text:span></text:span>andarachae Ʒ v, calcis vivae Ʒ iij,<text:line-break/>chartae ustae Ʒ iiij, hujus medicamenti Ʒ iij cum <text:span text:style-name="Default_20_Paragraph_20_Font"><text:span text:style-name="T1">s</text:span></text:span>alis triti<text:line-break/>Ʒ iij infundito in aquae frigidae cyathis vj.</text:p>
      <text:p text:style-name="P1"><text:span text:style-name="Default_20_Paragraph_20_Font"><text:span text:style-name="T1">[Dtsusum Nicostrati ad dysentericos, quo Menander<text:line-break/>usus est.] ♃ </text:span></text:span>falcis vivae drach. j, gypsi drachmas oct<text:span text:style-name="Default_20_Paragraph_20_Font"><text:span text:style-name="T1">o,<text:line-break/></text:span></text:span>acaciae drachmas duas, omphacii drach. j, stibii drach. iij,<text:line-break/>thuris drach. j, gallae drach. iiij, tragacanthae d<text:span text:style-name="Default_20_Paragraph_20_Font"><text:span text:style-name="T1">r</text:span></text:span>achmas</text:p>
      <text:p text:style-name="P2">drachmas duas cum vino myrteo cogito in pastillos. Repo--<text:line-break/>nuntur in vinaceis siccis, ne tran spirent. <text:span text:style-name="Default_20_Paragraph_20_Font"><text:span text:style-name="T1">L</text:span></text:span>i<text:span text:style-name="Default_20_Paragraph_20_Font"><text:span text:style-name="T1">susam ad d</text:span></text:span>y<text:span text:style-name="Default_20_Paragraph_20_Font"><text:span text:style-name="T1">s-<text:line-break/>entericos Fhamyrae.</text:span></text:span> ♃ Auripigmenti drachmas duas,<text:line-break/>aluminis <text:span text:style-name="Default_20_Paragraph_20_Font"><text:span text:style-name="T1">s</text:span></text:span>cissi drachmas duas , cadmiae tantundem, calcis vi-<text:line-break/>vae novae drachmam unam, chartae ustae drachmas duas,<text:line-break/>suberis ex dolio vini Falerni usti drachmas vij et dimidiam,<text:line-break/>cum sapa aut passo Hispano apud te recocto pastillos cogito.<text:line-break/>Caeterum pastillis rursus tritis cochlearia ij infundito. Re-<text:line-break/>liquis pro viribus cum lenticulae decocto, si lenticula non<text:line-break/>adsit, rubum cum rosis aridis decoquito et seorsim myrti<text:line-break/>baccas cum vino austero coquito et utriusque cyathum unum<text:line-break/>misceto, quandoque vero vini austeri cyathos iiij et rubi<text:line-break/>decocti cyathos ij. Facit item in potu acceptum pro vitibus<text:line-break/>ad cochlearii plus minusve mensuram ex frigida aqua. <text:span text:style-name="Default_20_Paragraph_20_Font"><text:span text:style-name="T1">Fn-<text:line-break/>fusam, ut Deletius Epagathus. </text:span></text:span>es Auripigmenti ℥ xij,<text:line-break/>succi hypocystidis Ʒ iij, sandarachae Ʒ iij, chartae ustae<text:line-break/>Ʒ xxx, calcis vivae Ʒ xxiiij, balaustii Ʒ xlviij. Balaustium<text:line-break/>in vino veteri austero coquitur, deinde cum decocto reti-</text:p>
      <text:p text:style-name="P3">qua teruntur, formanturque pastilli drachmarum quatuor,<text:line-break/>quidam unciae ponderis faciunt. Infunduntur autem ante<text:line-break/>coenam in myrti baccarum et lenticulae decocto.</text:p>
      <text:p text:style-name="P1"><text:span text:style-name="Default_20_Paragraph_20_Font"><text:span text:style-name="T1">[Quae ab Asclepiade ad dysentericos scripta sunt, quo<text:line-break/>rutu aliqua etiam coeliacis conveniunt</text:span></text:span>. ♃ Vini myrti tae fexI.<text:line-break/>iij, rhois rubri hemin.j, mellisAttici cocti lib.j, rhoëmet vinum<text:line-break/>coquito rubi ramulis movendo; et ubi tertia pars restiterit, li-<text:line-break/>quorem exprimito, eique meladjicito, ac rur<text:span text:style-name="Default_20_Paragraph_20_Font"><text:span text:style-name="T1">s</text:span></text:span>us coquito, donec<text:line-break/><text:span text:style-name="Default_20_Paragraph_20_Font"><text:span text:style-name="T1">s</text:span></text:span>pissetur. Datur mystrum ante cibum. <text:span text:style-name="Default_20_Paragraph_20_Font"><text:span text:style-name="T1">Aliud</text:span></text:span>. ♃ Rhois Sy-<text:line-break/>riaci, farinae polentae, uvae passae non exacinatae, singulo-<text:line-break/>rutu Ʒ ij, malicorii putaminis tusi et cribrati Ʒ i, excipe<text:line-break/>melle cocto. Dato mystrum ante et post cibum. <text:span text:style-name="Default_20_Paragraph_20_Font"><text:span text:style-name="T1">Pastillus<text:line-break/>coeliacis et d</text:span></text:span>y<text:span text:style-name="Default_20_Paragraph_20_Font"><text:span text:style-name="T1">senteric</text:span></text:span><text:span text:style-name="Default_20_Paragraph_20_Font"><text:span text:style-name="T15">i</text:span></text:span><text:span text:style-name="Default_20_Paragraph_20_Font"><text:span text:style-name="T1">s. </text:span></text:span>Ovum crudum recens perforato et<text:line-break/>in vasculum evacuato et cum testa subscripta mensurato olei<text:line-break/>omphacini testam ovi unam , piperis albi tenuissime triti<text:line-break/>tantundem, rhois Syriaci tenuissime triti tantundem et gal-<text:line-break/>latum omphacitidum tenuissime tritarum tantundem, farinae<text:line-break/>tritici tantundem, omnia <text:span text:style-name="Default_20_Paragraph_20_Font"><text:span text:style-name="T1">s</text:span></text:span>ubacta et mollita in pastillos red-</text:p>
      <text:p text:style-name="P2">igito et in sartagine fricta ante cibum dato. <text:span text:style-name="Default_20_Paragraph_20_Font"><text:span text:style-name="T1">Aliud Hoc<text:line-break/>scimus multos usos a morbo liberatos esse.</text:span></text:span> ♃ Gallarum<text:line-break/>subtilissime tritar<text:span text:style-name="Default_20_Paragraph_20_Font"><text:span text:style-name="T1">u</text:span></text:span>m c<text:span text:style-name="Default_20_Paragraph_20_Font"><text:span text:style-name="T1">o</text:span></text:span>chleare, piperis albi, rhois rubri,<text:line-break/>malicorii tenuissime triti, singulorum aequalem partem, om-<text:line-break/>nia mixta ovi luteo excipe et in vacuam mali punici testam<text:line-break/>conjice, atque obturato cum farina osculo ipsius ad prunas<text:line-break/>torre, deinde depurgata mali punici testa cochleare unum<text:line-break/>comedendum exhibe. <text:span text:style-name="Default_20_Paragraph_20_Font"><text:span text:style-name="T1">Catapotia coeliacis, d</text:span></text:span>y<text:span text:style-name="Default_20_Paragraph_20_Font"><text:span text:style-name="T1">sentericis. ♃<text:line-break/></text:span></text:span>Gallarum omphacitidum non persoratarum Ʒ iiij, opii Hi-<text:line-break/>spani Ʒ ij, petroselini Ʒ j, excipe aqua, fac catapotia et da<text:line-break/>magnitudinem ciceris, virium tamen ratione circa mensuram<text:line-break/>habita. <text:span text:style-name="Default_20_Paragraph_20_Font"><text:span text:style-name="T1">Aliud Aspasu, medicamentum generosum. ♃<text:line-break/></text:span></text:span>Petroselini, sanctus ericae, rhois Syriaci, <text:span text:style-name="Default_20_Paragraph_20_Font"><text:span text:style-name="T1">o</text:span></text:span>pii, singul<text:span text:style-name="Default_20_Paragraph_20_Font"><text:span text:style-name="T1">o</text:span></text:span>rum<text:line-break/>Ʒ ij, cum myrti dec<text:span text:style-name="Default_20_Paragraph_20_Font"><text:span text:style-name="T1">o</text:span></text:span>cto in catapotia redigito ac dato, ut<text:line-break/>dictum est.</text:p>
      <text:p text:style-name="Normal"><text:span text:style-name="Default_20_Paragraph_20_Font"><text:span text:style-name="T1">[Pastillus sedans dolorem , coelia</text:span></text:span>c<text:span text:style-name="Default_20_Paragraph_20_Font"><text:span text:style-name="T1">is et d</text:span></text:span>y<text:span text:style-name="Default_20_Paragraph_20_Font"><text:span text:style-name="T1">senteric</text:span></text:span>i<text:span text:style-name="Default_20_Paragraph_20_Font"><text:span text:style-name="T1">s et<text:line-break/>bibitur et insandilur. Quandoque etiam</text:span></text:span> i<text:span text:style-name="Default_20_Paragraph_20_Font"><text:span text:style-name="T1">pse pro cataplas-<text:line-break/>mate utimur excipientes melle cocto.]</text:span></text:span> ♃ Seminis byoscy-</text:p>
      <text:p text:style-name="P3">ami Ʒ iiij, feminis apii tantundem, anisi, florum rosarum,<text:line-break/>utriusque Ʒ ij, hypocystidis, opii, utriusque Ʒ j, cum aqua<text:line-break/>trita in pastillos reducito, et obolos tres exhibeto febrem<text:line-break/>non habentibus, cum vini diluti cyathis tribus febrioitanli-<text:line-break/>bus cum aqua.</text:p>
      <text:p text:style-name="P1"><text:span text:style-name="Default_20_Paragraph_20_Font"><text:span text:style-name="T1">[Aliud coeliacis, dysentericis medicamentum accom-<text:line-break/>modatum et bibitur et infunditur et foris impositum auxilia-<text:line-break/>tur.]</text:span></text:span> ♃ Seminis apii, seminis hyoscyami, anisi, foeniculi, sin-<text:line-break/>gulorumƷ iiij, opii, rhois Syriaci, utriusque Ʒ ij, <text:span text:style-name="Default_20_Paragraph_20_Font"><text:span text:style-name="T1">s</text:span></text:span>ucci hypo-<text:line-break/>cystidis, balaustii, singulorum dracbm. i ẞ, excipe aqua et<text:line-break/>coge pastillos, dato , ut praedictum est. <text:span text:style-name="Default_20_Paragraph_20_Font"><text:span text:style-name="T1">Pastillus aromati-<text:line-break/>ct</text:span></text:span>i<text:span text:style-name="Default_20_Paragraph_20_Font"><text:span text:style-name="T1">s, coeliacis, d</text:span></text:span>y<text:span text:style-name="Default_20_Paragraph_20_Font"><text:span text:style-name="T1">sentericis, .Berylli appellatus, medicamen-<text:line-break/>tum accommodatum, sistit confestim.</text:span></text:span> ♃ Croci Ʒ iiij , nardi<text:line-break/>Indicae, anisi, utriusque tantundem, myrrhae Ʒ ij, aloes Indi-<text:line-break/>cae, <text:span text:style-name="Default_20_Paragraph_20_Font"><text:span text:style-name="T1">s</text:span></text:span>ucci hypocystidis, lycii Indici, succi acaciae, <text:span text:style-name="Default_20_Paragraph_20_Font"><text:span text:style-name="T1">s</text:span></text:span>ucci pa-<text:line-break/>paveris, gallarum omphacitidum, tragacanthae, piperis albi,<text:line-break/>singulorum tantundem, excipe vino et forma pastillos, dato<text:line-break/>oboI. tres.</text:p>
      <text:p text:style-name="P2"><text:span text:style-name="Default_20_Paragraph_20_Font"><text:span text:style-name="T1">[Pastillus Philippi, ad d</text:span></text:span>y<text:span text:style-name="Default_20_Paragraph_20_Font"><text:span text:style-name="T1">sentericos inveteratos, se-<text:line-break/>dans dolorem, bibitur et iniicitur.</text:span></text:span> ♃ Balaustii, acaciae,<text:line-break/>succi hypocystidis, rhois, opii, thuris, myrrhae, baccarum<text:line-break/>myrti nigrarum, gallarum, lycii, aloes, rhu Pontici, mali-<text:line-break/>corii, singulorum Ʒ iiij, excipe vino Italico et coge pastio-<text:line-break/>Ios pondere obolorum trium. Da non scbrientibus cum vino,<text:line-break/>febrientibus cum aqua mulsa.</text:p>
      <text:p text:style-name="P1"><text:span text:style-name="Default_20_Paragraph_20_Font"><text:span text:style-name="T1">[Pastillus fedans dolorem, praeclare inducens sem-<text:line-break/>num, ad inveteratos d</text:span></text:span>y<text:span text:style-name="Default_20_Paragraph_20_Font"><text:span text:style-name="T1">sentericos.</text:span></text:span>] ♃ Chartae ustae Ʒ x,<text:line-break/>fandarachae, auripigmenti, squamae aeris, aluminis scissi, om-<text:line-break/>phacii, calcis vivae, singulorum Ʒ v, croci, opii, utriusque<text:line-break/>Ʒ ij, singula diligenter trita in pastillos drachmales cum vino<text:line-break/>myrtite coagmentate ac utitor. Iniiciuntur ad summum ex<text:line-break/>eo drachmae tres, medium duae, minimum una. In confi..<text:line-break/>ciendo autem omphacium, cum opio tibi sit in vino myrtite<text:line-break/>maceratum. Crocus seorsum teratur, deinde simul mixta probe<text:line-break/>terito et additis aridis unito, animadversione habita ne me-</text:p>
      <text:p text:style-name="P2">dicamentum a calce viva exuratur, si tamen tale quid con se-<text:line-break/>quatur, de myrtite sufficienter assunde, ut omnia dissolvan-<text:line-break/>tur. Oportet autem calente adhuc medicamento pastillos for-<text:line-break/>mare. Usus juxta apponderationis variationem fit secundum<text:line-break/>quod aegri subtili aut hebete sensu praediti id tolerare pos-<text:line-break/>sunt, et secundum magnitudinem affectionis. Injicito autem<text:line-break/>diligenter in non febricitantibus cum vini austeri diluti cya^<text:line-break/>this sex, in scindentibus cum aqua, aut decocto palum-<text:line-break/>farum aut rosarum aut myrti. Ante injectionem de-<text:line-break/>tur panis non salutantibus cum vino diluto, salutantibus ex<text:line-break/>aqua.</text:p>
      <text:p text:style-name="P1"><text:span text:style-name="Default_20_Paragraph_20_Font"><text:span text:style-name="T1">[Alius d</text:span></text:span>y<text:span text:style-name="Default_20_Paragraph_20_Font"><text:span text:style-name="T1">sentericis non febrientibus, facit confestim.] ♃<text:line-break/></text:span></text:span>Chartae ullae Ʒ x, sandarachae, auripigmenti, squamaeaeris,<text:line-break/>aluminis scisti, omphacii, lycii Indici, succi acaciae, succi hypo-<text:line-break/>cystidis, calcis vivae, singulorum Ʒ v, croci, opii, utriusque<text:line-break/>Ʒ ij, excipe vino myrteo et forma pastillos magnitudine di<text:span text:style-name="Default_20_Paragraph_20_Font"><text:span text:style-name="T1">s-<text:line-break/></text:span></text:span>ferentes. Injiciuntur ad <text:span text:style-name="Default_20_Paragraph_20_Font"><text:span text:style-name="T1">s</text:span></text:span>ummum Ʒ iiij. lnjicere autem o p or..<text:line-break/>tet quantitate medicamenti ad magnitudinem assectus appon-</text:p>
      <text:p text:style-name="P2">derasa. Sitque liquor passum Creticum dilutum et ex eo ad<text:line-break/><text:span text:style-name="Default_20_Paragraph_20_Font"><text:span text:style-name="T1">s</text:span></text:span>ummum cyathi sex iniciuntur.</text:p>
      <text:p text:style-name="P1"><text:span text:style-name="Default_20_Paragraph_20_Font"><text:span text:style-name="T1">[Epithemata coeliacis, dysentericis.</text:span></text:span>] Seminis hyos-<text:line-break/>cyami albi, <text:span text:style-name="Default_20_Paragraph_20_Font"><text:span text:style-name="T1">s</text:span></text:span>eminis apii, utriusque trientem, seminis anisi,<text:line-break/>floris rosarum, succi hypocysti dis, balaustii, rhois Syriaci,<text:line-break/>singulorum sextantem, succi papaveris ℥ j, haec lingula cum<text:line-break/>vino myrteo terito, deinde mixta in pastillos cogito, e<text:span text:style-name="Default_20_Paragraph_20_Font"><text:span text:style-name="T1">o</text:span></text:span>sque<text:line-break/>in umbra siccato. Inde vero quantum sufficit tundens et eri-<text:line-break/>brans, palmis passis excipito , deinde linteolo insarta ventri<text:line-break/>imponito. <text:span text:style-name="Default_20_Paragraph_20_Font"><text:span text:style-name="T1">Aliud.</text:span></text:span> ♃ Succi acaciae, malicorii, <text:span text:style-name="Default_20_Paragraph_20_Font"><text:span text:style-name="T1">s</text:span></text:span>eminis<text:line-break/>hyoscyami, opii, gallarnm, omphacii, rhois culinarii, Syri-<text:line-break/>aci, singulorum quadrantem, baccarum myrti nigrarum he-<text:line-break/>minam j, tundito, cribrato et vino austero subacto in pastil-<text:line-break/>los coagmentat<text:span text:style-name="Default_20_Paragraph_20_Font"><text:span text:style-name="T1">a</text:span></text:span>, eosque in umbra siccato. Usus jam osten-<text:line-break/><text:span text:style-name="Default_20_Paragraph_20_Font"><text:span text:style-name="T1">s</text:span></text:span>us est.</text:p>
      <text:h text:style-name="Heading_20_2" text:outline-level="2">Cap. VI.</text:h>
      <text:p text:style-name="P40"><text:s/>[<text:span text:style-name="Default_20_Paragraph_20_Font"><text:span text:style-name="T1">De affectionibus sedis</text:span></text:span>.] Sedis vitia ob<text:line-break/>multas causas difficilem curam accipiunt, exquisito enim sensu<text:line-break/>particula haec praedita est. Dictum autem <text:span text:style-name="Default_20_Paragraph_20_Font"><text:span text:style-name="T1">s</text:span></text:span>aepe est, ejus-</text:p>
      <text:p text:style-name="P3">modi partes facile per acriora et austera medicamenta irritari.<text:line-break/>At vero et ipse excrementorum alimenti transitus per fe<text:line-break/>mordax est et hoc magis ubi eruperit ipsa bilis et lerosi<text:line-break/>quidam aliquando humores, quibus accedit et hoc, quod<text:line-break/>neque flatum tempus habeant medici ad imponenda medica-<text:line-break/>menta, <text:span text:style-name="Default_20_Paragraph_20_Font"><text:span text:style-name="T1">s</text:span></text:span>ed plerumque tempore minime convenienti aegri<text:line-break/>ad excernendum concitantur. Quin et humiditas ac calidi-<text:line-break/>tas ipsius loci siccantibus, simulque refrigerantibus opus ha-<text:line-break/>bens, non parum confert ad hoc, ut aegre curabilis ani<text:line-break/>affectio existat, siquidem mordent astringentia, verum locus<text:line-break/>subtili sensu praeditus acrimoniam ferre non potest. Ob id<text:line-break/>igitur aptissima ipsis medicamenta sunt, quae citra aspritu-<text:line-break/>dinem astringunt, qualia maxime sunt ex metallicis quae<text:line-break/>neque acria neque acerba penitus existunt, haec enim lota<text:line-break/>citra mordacitatem id quod oportet operantur. Horum ita-<text:line-break/>que in summa dictorum memores, deinceps materiae silvam<text:line-break/>experimento cognitam subscriptam habebitis.</text:p>
      <text:p text:style-name="Normal"><text:span text:style-name="Default_20_Paragraph_20_Font"><text:span text:style-name="T1">[Medicamenta ani ab Andromacho conscripta.] Me .</text:span></text:span></text:p>
      <text:p text:style-name="P2"><text:span text:style-name="Default_20_Paragraph_20_Font"><text:span text:style-name="T1">dicamentum sedis quo utor.</text:span></text:span> ♃ Cerussae, spumae argenti,<text:line-break/>utriusque Ʒ v, thuris, aluminis <text:span text:style-name="Default_20_Paragraph_20_Font"><text:span text:style-name="T1">s</text:span></text:span>cissi, utriusque Ʒ iij, croci<text:line-break/>obol. iij, vini et rosacei quod satis est. <text:span text:style-name="Default_20_Paragraph_20_Font"><text:span text:style-name="T1">Aliud ad fedeln,<text:line-break/>ut Apollonius, quo utor. </text:span></text:span>♃ Lycii Indici sextantem, oesypi<text:line-break/>℥ j, cerae Tyrrhenicae trientem, alii sextantem, rosacei<text:line-break/>quod satis est. <text:span text:style-name="Default_20_Paragraph_20_Font"><text:span text:style-name="T1">Aliud</text:span></text:span>. ♃ Butyri ℥ j ẞ, cerae ℥ j ẞ, me-<text:line-break/>d ullae cervinae Ʒ j, oesypi Ʒ j, thuris Ʒ j, aluminis scissi<text:line-break/>℥ iij, lycii sextantem, vini et rosacei quod satis est. <text:span text:style-name="Default_20_Paragraph_20_Font"><text:span text:style-name="T1">Aliud,<text:line-break/>ut Nicostratus</text:span></text:span>. ♃ Cerae Tyrrhenicae Ʒ j, lycii Indici <text:span text:style-name="Default_20_Paragraph_20_Font"><text:span text:style-name="T1">s</text:span></text:span>ex-<text:line-break/>tantam, balaustii ℥ ẞ, oesypi ℥ j, acaciae ℥ ẞ, rosacei trien-<text:line-break/>tem. <text:span text:style-name="Default_20_Paragraph_20_Font"><text:span text:style-name="T1">Aliud, ut Herophilus. </text:span></text:span>♃ Rosarum siccarum aut vi-<text:line-break/>ridium Ʒ ij, cerussae Ʒ ij, pompholygisƷ ij, croci Ʒ ij, spu-<text:line-break/>mae argenti lotae Ʒ ij, meliloti Ʒ ij, junci odorati Ʒ j, succi<text:line-break/>papaveris Ʒ j, oesypi 5 j, ovi assati vitellum j, rosacei quod<text:line-break/>sufficit, succi plantaginis cyathos duos. <text:span text:style-name="Default_20_Paragraph_20_Font"><text:span text:style-name="T1">Aliud, faciet</text:span></text:span>i<text:span text:style-name="Default_20_Paragraph_20_Font"><text:span text:style-name="T1">s et<text:line-break/>adpruritus</text:span></text:span>. ♃ Spumae argenti ℔ ẞ, thuris, terrae Samiae,<text:line-break/>utriusque ℥ j, oesypi sextantem , rosacei sextantem, melini<text:line-break/>℔ ẞ, arida in umbra cum vino Falerno terito, oe<text:span text:style-name="Default_20_Paragraph_20_Font"><text:span text:style-name="T1">s</text:span></text:span>ypum-</text:p>
      <text:p text:style-name="P3">que infarcito et affusis duobus unguentis terito ac com-<text:line-break/>misceto. <text:span text:style-name="Default_20_Paragraph_20_Font"><text:span text:style-name="T1">Aliud ad sedem, quo utor ad couti) domata, in-<text:line-break/>stammationes ani ac ranas.</text:span></text:span> ♃ Ammoniaci thymiamatis,<text:line-break/>lapidis haematitae, thuris; aluminis rotundi singulorum Ʒ ij,<text:line-break/>gallae, croci, utriusque Ʒ j, terebinthinae Ʒ j, cerae Tyr-<text:line-break/>rhenicae Ʒ xij, rosacei heminas iiij, excipe pello, cum Sy-<text:line-break/>riaco, in reliquis cum rosaceo. <text:span text:style-name="Default_20_Paragraph_20_Font"><text:span text:style-name="T1">Medicamentum sedis ex<text:line-break/>cerebellis. ♃ </text:span></text:span>Adipis anserini curati, cerae, thuris, medul-<text:line-break/>lae cervi, florum rosarum, pompholygis, cadmiae, plumbi<text:line-break/>loti , singulorum Ʒ iiij, cerussae Ʒ viij, cerebri gruis Ʒ ij,<text:line-break/>succi papaveris Ʒ j ẞ, oesypi Ʒ v, succi luridis heminam j,<text:line-break/>rosacei heminam dimidiam. <text:span text:style-name="Default_20_Paragraph_20_Font"><text:span text:style-name="T1">Medicamentum sedis a Ru-<text:line-break/>suco, quo utor</text:span></text:span>. ♃ Rosarum viridium Ʒ viij, lactis mulie-<text:line-break/>luis heminam j, spumae argenti Ʒ xl, succi papaveris Ʒ x I,<text:line-break/>ova cruda integra duo, butyri Ʒ xvj , oesypi Ʒ xvj, mali-<text:line-break/>corii Ʒ xvj, mellis Ʒ c. lu ali<text:span text:style-name="Default_20_Paragraph_20_Font"><text:span text:style-name="T1">o</text:span></text:span> exemplati heminam dimi-<text:line-break/>diam, cerae Ʒ xl, rosacei aut myrtei heminam dimidiam.<text:line-break/>Verum Heras pro oesypo adipem anserinum pari pondere</text:p>
      <text:p text:style-name="P2">coniecit et spumae argenti Ʒ x, lactis heminas iiij et ovi<text:line-break/>vitellum assatum. <text:span text:style-name="Default_20_Paragraph_20_Font"><text:span text:style-name="T1">Aliud a</text:span></text:span> T<text:span text:style-name="Default_20_Paragraph_20_Font"><text:span text:style-name="T1">yranno. </text:span></text:span>♃ Spumae argenti<text:line-break/>sextantem, cerussae ℥ ij ẞ, thuris ℥ j, myrrhae ℥ j, cadmiae<text:line-break/>Ʒ j ẞ, aluminis scissi trientem, cerae trientem, vinum et ro-<text:line-break/>sac<text:span text:style-name="Default_20_Paragraph_20_Font"><text:span text:style-name="T1">c</text:span></text:span>um. <text:span text:style-name="Default_20_Paragraph_20_Font"><text:span text:style-name="T1">Aliud Samithrae ad multa commodum</text:span></text:span>. ♃ Spu-<text:line-break/>tuae argenti Ʒ xij, cerussae Ʒ ij, chalcitidis Ʒ ij, misyos as-<text:line-break/>sati Ʒ j, terebinthinae Ʒ vj, olei et aquae heminas iiij. <text:span text:style-name="Default_20_Paragraph_20_Font"><text:span text:style-name="T1">Pin-<text:line-break/>guis compositio ad achoras et psoras</text:span></text:span>. ♃ Spumae argenti,<text:line-break/>cerussae, utriusque Ʒ xxxij, atramenti sutorii Ʒ xvj, s<text:span text:style-name="Default_20_Paragraph_20_Font"><text:span text:style-name="T1">u</text:span></text:span>lsu-<text:line-break/>ris vivi Ʒ viij, olei myrtei et aceti quod sufficit. <text:span text:style-name="Default_20_Paragraph_20_Font"><text:span text:style-name="T1">Alia piu-<text:line-break/>guis Calle</text:span></text:span>. ♃ Spumae argenti Ʒ xxiiij, cerussae Ʒxxiiij, myr-<text:line-break/>rhaeƷ.viij, thuris Ʒ x, olei myrtei Ʒ xiiij, vini austeri tan-<text:line-break/>tundem. <text:span text:style-name="Default_20_Paragraph_20_Font"><text:span text:style-name="T1">Alia pinguis, qua utor, Cleophant</text:span></text:span>I. ♃ Olei myrtei,<text:line-break/>lentiscini , rosacei, singulorum Ʒ xvj, cerussae ℔ j, spumae<text:line-break/>argenti lotae sexuncem , vini veteris Italici sextar. dimi-<text:line-break/>dium, cerae trientem. <text:span text:style-name="Default_20_Paragraph_20_Font"><text:span text:style-name="T1">Alia ex novem medicamentis colle<text:line-break/>stans</text:span></text:span>. ♃ Mellis partem j, cerae albae partem j, medullae<text:line-break/>cervinae, myrrhae, utriusque partem j, butyri partem j,</text:p>
      <text:p text:style-name="P3">adipis anserini, adipis vitulini, utriusque partem j, tere-<text:line-break/>bintlL partem j, olei rosacei partem j, aliqui et ricini ni par-<text:line-break/>tem j. <text:span text:style-name="Default_20_Paragraph_20_Font"><text:span text:style-name="T1">Alia</text:span></text:span> .X<text:span text:style-name="Default_20_Paragraph_20_Font"><text:span text:style-name="T1">anltae mulli ust</text:span></text:span>i<text:span text:style-name="Default_20_Paragraph_20_Font"><text:span text:style-name="T1">s. </text:span></text:span>♃ Cerae Ʒ xvj , butyri<text:line-break/>Ʒ x, oesypi Ʒ x, adipis anserini Ʒ viij, terebinthinae Ʒ vi Q,<text:line-break/>medullae cervinae Ʒ iiij, rosacei parum. <text:span text:style-name="Default_20_Paragraph_20_Font"><text:span text:style-name="T1">Alia ex ruta. ♃<text:line-break/></text:span></text:span>Spumae argenti minam j , rutae minam ẞ, alii minam j,<text:line-break/>aceti Ʒ iiij, olei quod satis est. <text:span text:style-name="Default_20_Paragraph_20_Font"><text:span text:style-name="T1">Alia ad oblurationes et alia<text:line-break/>sedis vitia</text:span></text:span>. ♃ Plumbi usti et loti Ʒ x, cerussae Ʒ iiij, cerae<text:line-break/>Ʒ xij, adipis porcini vel anserini Ʒ iiij, olei quantum sus-<text:line-break/>fici t. <text:span text:style-name="Default_20_Paragraph_20_Font"><text:span text:style-name="T1">Ad obturationes et vitia sedis compositio scodoli,<text:line-break/>qua Astamus curatus est</text:span></text:span>. ♃ Oesypi Ʒ j , obol. iij , adipis<text:line-break/>anserini per hiemem curati Ʒ vj, per aestatem Ʒ ili;, medul-<text:line-break/>lae cervi aut cameli Ʒ ij, cerae Tyrrhenicae Ʒ viij, plumbi<text:line-break/>usti et loti Ʒ iiij , ladani Ʒ ij, adipis vitulini Ʒ iiij, terebin-<text:line-break/>thinae Ʒ iiij , cerussae Ʒ ij , spumae argenti Ʒ j, rosacei he-<text:line-break/>minae iiij partem, hoc est sesquicyathum , hoc est Ʒ i ẞ,<text:line-break/>arida cum liquidis committito. Quando vero temporis pro-<text:line-break/>gressu fuerit induratum, dissolvitur rosaceo et adipe ansa-</text:p>
      <text:p text:style-name="P3">rino. Facit et ad contractos articulos. <text:span text:style-name="Default_20_Paragraph_20_Font"><text:span text:style-name="T1">Ad condylomata,<text:line-break/>quo melius nullum repetitur.</text:span></text:span> ♃ Aluminis scissi Ʒ iij, cerae<text:line-break/>Ʒ viij, croci idj, cerussae Ʒ ij , opobaIsami Ʒ j, oesypi<text:line-break/>Ʒ viij, thuris Ʒ iiij, aloes Ʒ iiij, liquabilia liquefacio ac cum<text:line-break/>aridis tritis committit<text:span text:style-name="Default_20_Paragraph_20_Font"><text:span text:style-name="T1">o.</text:span></text:span></text:p>
      <text:p text:style-name="P1"><text:span text:style-name="Default_20_Paragraph_20_Font"><text:span text:style-name="T1">[Ad prolabentem podicem .Asclepiadae medicamenta<text:line-break/>ex quinto externorum.] .Ad proh</text:span></text:span>i<text:span text:style-name="Default_20_Paragraph_20_Font"><text:span text:style-name="T1">bentes podices, ut Arche-<text:line-break/>laus</text:span></text:span>. ♃ Recrementi plumbi Ʒ viij, rhois Syriaci Ʒ viij,<text:line-break/>floris rosarum Ʒiiij, myrrhae minaeae Ʒ ij. Admove siccum,<text:line-break/>ubi praelaveris vino austero aut lentisci decocto. <text:span text:style-name="Default_20_Paragraph_20_Font"><text:span text:style-name="T1">Aliud.<text:line-break/></text:span></text:span>♃ GalIae omphacinae, malicorii sicci, rhois coriariae, sin-<text:line-break/>gnlorum Ʒ ij, plumbi usti Ʒ iiij, spumae argenti Ʒ viij, thu-<text:line-break/>ris Ʒ ij, trita inspergito<text:span text:style-name="Default_20_Paragraph_20_Font"><text:span text:style-name="T1">. Aliud</text:span></text:span>. ♃ BaIaustiiƷj, malicorii Ʒ ij,<text:line-break/>seminis hyoscyami Ʒ ij, cerussae Ʒ viij, myrrhae Ʒ ij, plumbi<text:line-break/>loti Ʒ ij , tritis utitor. <text:span text:style-name="Default_20_Paragraph_20_Font"><text:span text:style-name="T1">Aliud. ♃ </text:span></text:span>Corticis pinus, spumae<text:line-break/>argenti, mannae, singulorum Ʒ ij, pilularum cupressi arida-<text:line-break/>rum Ʒ ij , plumbaginis Ʒ ij , trita insperge, ubi praelaveIis</text:p>
      <text:p text:style-name="P3">vino acerbo. t <text:span text:style-name="Default_20_Paragraph_20_Font"><text:span text:style-name="T1">Medicamentum nostrum ad procidentem se-<text:line-break/>dem.</text:span></text:span> ♃ Fructus, eticae, gallorum, acaciae, cerussae, succi<text:line-break/>hypocystidis, corticis pinus, thuris, myrrhae minaeae, sin-<text:line-break/>gulosum Ʒiiij, arida trita insperge, vino austero praesulis<text:line-break/>locis.</text:p>
      <text:h text:style-name="Heading_20_2" text:outline-level="2">C.ap. Vll. </text:h>
      <text:p text:style-name="P41">[<text:span text:style-name="Default_20_Paragraph_20_Font"><text:span text:style-name="T1">De haemorrh</text:span></text:span>o<text:span text:style-name="Default_20_Paragraph_20_Font"><text:span text:style-name="T1">idibus.]</text:span></text:span> Quae Asclepiades<text:line-break/>in quinto externorum de haemorrhoidibus scripsit, in sub<text:line-break/>scripto sermone continentur. Quandoquidem vero plurimae<text:line-break/>haemorrhoides opus habent extractione ad facilem medica-<text:line-break/>mentorum impositionem, necesse est etiam hujusmodi com-<text:line-break/>Positiones <text:span text:style-name="Default_20_Paragraph_20_Font"><text:span text:style-name="T1">s</text:span></text:span>ubscribere. <text:span text:style-name="Default_20_Paragraph_20_Font"><text:span text:style-name="T1">.Extractorjom haemorrhoidum ADI-<text:line-break/>gni Dusensis, medicamentum accommodatum ad haemo</text:span></text:span>r-<text:line-break/><text:span text:style-name="Default_20_Paragraph_20_Font"><text:span text:style-name="T1">rhoidum extructiones</text:span></text:span>. ♃ Piperis, nitri, utriusque Ʒ j, terito<text:line-break/>et admoveto ante reliquorum medicamentorum impositio-<text:line-break/>nem<text:span text:style-name="Default_20_Paragraph_20_Font"><text:span text:style-name="T1">. Aliud.</text:span></text:span> ♃ Spumae nitri, fellis tauri, stapbidis Iilve-<text:line-break/>Uris, singulorum Ʒ j, trita adhibe, modico addito meste.<text:line-break/><text:span text:style-name="Default_20_Paragraph_20_Font"><text:span text:style-name="T1">Aliud. ♃ </text:span></text:span>Succi absinthii Ʒ j , salus tauri, llaphidis liIve-<text:line-break/>stris, utriusque Ʒ j. <text:span text:style-name="Default_20_Paragraph_20_Font"><text:span text:style-name="T1">Aliud, ut Diogenes</text:span></text:span>. ♃ Succi cycsa-<text:line-break/>mini, mellis, utriusque parem mensuram, coquito in v<text:span text:style-name="Default_20_Paragraph_20_Font"><text:span text:style-name="T1">ise</text:span></text:span></text:p>
      <text:p text:style-name="P3">aereo ad cerati liquidi <text:span text:style-name="Default_20_Paragraph_20_Font"><text:span text:style-name="T1">s</text:span></text:span>pissitudinem. <text:span text:style-name="Default_20_Paragraph_20_Font"><text:span text:style-name="T1">Aliud ex scriptis<text:line-break/>Largi, quod vix procidentes extrahit haemorrho</text:span></text:span>i<text:span text:style-name="Default_20_Paragraph_20_Font"><text:span text:style-name="T1">ssae. ♃<text:line-break/></text:span></text:span>Succi centaureae Ʒ ij, aluminis liquidi Ʒ ij, mifyos Ʒ j, sta-<text:line-break/>phidis silvestris Ʒ j, excipe melle et anum oblin<text:span text:style-name="Default_20_Paragraph_20_Font"><text:span text:style-name="T1">o</text:span></text:span> aut lanam<text:line-break/>ex eo madefactam in <text:span text:style-name="Default_20_Paragraph_20_Font"><text:span text:style-name="T1">s</text:span></text:span>edem inde. Postquam ver<text:span text:style-name="Default_20_Paragraph_20_Font"><text:span text:style-name="T1">o</text:span></text:span> hoc me-<text:line-break/>dicamentum promptitudinem induxerit ad egerendum et tu-<text:line-break/>mor haemorrhoidum prociderit, medicamenta ad haemor-<text:line-break/>rhoidas conscripta adhibeto. Quand<text:span text:style-name="Default_20_Paragraph_20_Font"><text:span text:style-name="T1">o</text:span></text:span> vero aliquod hujus-<text:line-break/>modi medicamentum illitum, <text:span text:style-name="Default_20_Paragraph_20_Font"><text:span text:style-name="T1">s</text:span></text:span>edem ac anum ipsum extra-<text:line-break/>hit, necessario tales confectiones adhibemus, qualis est et<text:line-break/>Nicodemi Romae medicantis, quae enaphion a lenitudine<text:line-break/>appellatur. ♃ Cerussae ℥ j , <text:span text:style-name="Default_20_Paragraph_20_Font"><text:span text:style-name="T1">s</text:span></text:span>pumae argenti quincuncem,<text:line-break/>cadmiae bessem aut pompholygis Ʒ j , olei myrtei bessem,<text:line-break/>vini boni bessem, butyri Ʒ j. <text:span text:style-name="Default_20_Paragraph_20_Font"><text:span text:style-name="T1">Ad sedem inflammatam ac<text:line-break/>prolapsam.</text:span></text:span> Gallam flavam coctam ac tritam imponito cum<text:line-break/>vino, si fortiore uti velis, aut cum aqua si mitiore. Succus<text:line-break/>it<text:span text:style-name="Default_20_Paragraph_20_Font"><text:span text:style-name="T1">e</text:span></text:span>m echini facit ad inflammationes et prolapsam sudem.<text:line-break/><text:span text:style-name="Default_20_Paragraph_20_Font"><text:span text:style-name="T1">Aliud</text:span></text:span>. ♃ Corticis pinus Ʒ viij, pilularum cupressi aridarum</text:p>
      <text:p text:style-name="P3">Ʒ ij, praesulis vino austero inspergito. Caeterum ad arden-<text:line-break/>Ies <text:span text:style-name="Default_20_Paragraph_20_Font"><text:span text:style-name="T1">s</text:span></text:span>edis dolores ovi assati vitalium vino albo terito et<text:line-break/>cerato rosaceo exceptum illinito. Verum ad pruritus, cimo-<text:line-break/>liam tritam cerato myrteo excipi to. Ad rimas vero tum<text:line-break/>sedis tum pudendi rasuram linteolorum urito , ejusque ci-<text:line-break/>nerent cum pari amylo tritum succo soliorum oleae ad-<text:line-break/>mixto illinito. <text:span text:style-name="Default_20_Paragraph_20_Font"><text:span text:style-name="T1">Pastillus ad eminentias. ♃ </text:span></text:span>Aloes , croci,<text:line-break/>utriusque Ʒ ij et ẞ, aluminis scissi Ʒ j, terito vino Aminaeo<text:line-break/>ac utitor.</text:p>
      <text:h text:style-name="Heading_20_2" text:outline-level="2">Cap. VIII.</text:h>
      <text:p text:style-name="P41"><text:s/>[<text:span text:style-name="Default_20_Paragraph_20_Font"><text:span text:style-name="T1">Ad pudendorum affectus.]</text:span></text:span> Exulcerati<text:line-break/>pudendi cognitio ex manifesto circa ipsum dolore conti<text:span text:style-name="Default_20_Paragraph_20_Font"><text:span text:style-name="T1">o-<text:line-break/></text:span></text:span>git una cum hoc, quod et circa mictiones excernitur quid<text:line-break/>ex corpusculis ulceri ipsi insidentibus. Discernuntur autem<text:line-break/>haec ab eis, quae ex vesica feruntur, quod statim circa pri-<text:line-break/>mum exitum illa appareant, verum ex vesica delata ipsis<text:line-break/>minis admixta sunt. Caeterum ulcera pudendorum et circa<text:line-break/>sedem citra inflammationem consistentia resiccantibus valde<text:line-break/>indigent medicamentis, qualia sunt quod ex charta ulla con-</text:p>
      <text:p text:style-name="P3">stat et anethum ustum siccum et cucurbita usta. Verum<text:line-break/>siccis et recentibus ulceribus etiam aloe bonum est medi-<text:line-break/>camentum, si ejus aridae pulvillus inspergatur. Omnium<text:line-break/>autem maxime dolorem sedat, neque ulto minus efficax est<text:line-break/>pompholyx. Si vero humidiora sint ulcera, pinus cortex<text:line-break/>per se et lapis haematites, verum si profunda etiam sint<text:line-break/>ulcera, manna praedictis addatur. Porro quae circa uterum<text:line-break/>aut vesicam sunt ulcerationes, iisdem medicamentis indigent,<text:line-break/>sed instrumentis insuper opus habent, quae ipsa intremit-<text:line-break/>tant , quae metrenchytae et catheteres Graecis appellantur.<text:line-break/>Aptiora itaque sunt arida, qualis est crocus et pompholyx<text:line-break/>it aloe, quae facile plantaginis aut alteri tali succo misce n-<text:line-break/>tur. <text:span text:style-name="Default_20_Paragraph_20_Font"><text:span text:style-name="T1">Ad scroti et pudendi dolores.</text:span></text:span> Butyro et resina pari<text:line-break/>mensura utere. Aut semen lini cum aqua coquito et ad-<text:line-break/>mixta myrrhae ferme decima parta resinae tantundem etiam<text:line-break/>imponito. <text:span text:style-name="Default_20_Paragraph_20_Font"><text:span text:style-name="T1">Ad pudendum intumescens.</text:span></text:span> ♃ Foliorum vitis<text:line-break/>tenerorum Ʒ j, cerussae Ʒ v, trita cataplasmatis vice impone.<text:line-break/>Utere etiam marinae aquae frigidae pertusione et quiete</text:p>
      <text:p text:style-name="P3">et colis religatione<text:span text:style-name="Default_20_Paragraph_20_Font"><text:span text:style-name="T1">. Aliud</text:span></text:span>. Lenticulam in aqua coquito et<text:line-break/>cum mali punici cortice tritam imponito. Si vero a sudo-<text:line-break/>ribus ulcera in scroto fiant, gallam tritam cum alumine in-<text:line-break/>fpergito. Ad tubercula vero in pudendis nascentia, pyri<text:line-break/>femen inspergito et fel hircinum oblinito. Caeterum fissuras<text:line-break/>ac rimas pudendorum juvat resina fricta cum rosace<text:span text:style-name="Default_20_Paragraph_20_Font"><text:span text:style-name="T1">o</text:span></text:span> trita<text:line-break/>ad strigmentitiam crassitudinem, admixto etiam ovi assati<text:line-break/>vitello. Aut rosacei et amyli ac thuris, singulorum ℥ j. Aut<text:line-break/>foliorum hederae aridorum ustorum cinis cum <text:span text:style-name="Default_20_Paragraph_20_Font"><text:span text:style-name="T1">o</text:span></text:span>leo in mor-<text:line-break/>tari<text:span text:style-name="Default_20_Paragraph_20_Font"><text:span text:style-name="T1">o</text:span></text:span> plumbeo tritus. Ad inflammati<text:span text:style-name="Default_20_Paragraph_20_Font"><text:span text:style-name="T1">o</text:span></text:span>nes autem pudendo-<text:line-break/>rum uvam passam exacinatam et cuminum trita imponito.<text:line-break/>Aut farinam hordeaceam aqua mulsa coquito et vitis folia<text:line-break/>tenera cum polenta terito , omni<text:span text:style-name="Default_20_Paragraph_20_Font"><text:span text:style-name="T1">s</text:span></text:span>que simul imponito. Ad<text:line-break/>cuminum tritum cum butyri et resinae aequalibus partibus<text:line-break/>eliquatis committito. Testiculos porro ulcere aphthae non<text:line-break/>absimili apprehen<text:span text:style-name="Default_20_Paragraph_20_Font"><text:span text:style-name="T1">s</text:span></text:span>os, ex terra cimelia cum aqua oblinito<text:line-break/>et exiccari sinito, indeque aqua calida ablutos myrto arida<text:line-break/>trita et modico fmyrni<text:span text:style-name="Default_20_Paragraph_20_Font"><text:span text:style-name="T1">o</text:span></text:span> item trito conspergito. Excrescens</text:p>
      <text:p text:style-name="P3">tem vero testium carnem cinis sarmen titi<text:span text:style-name="Default_20_Paragraph_20_Font"><text:span text:style-name="T1">a</text:span></text:span>s cum nitro et<text:line-break/>aqua subactus sanat, cataplasmatis vice impositus.</text:p>
      <text:h text:style-name="Heading_20_2" text:outline-level="2">Cap. IX. </text:h>
      <text:p text:style-name="P41">[<text:span text:style-name="Default_20_Paragraph_20_Font"><text:span text:style-name="T1">De priapismo</text:span></text:span>.] Priapismus est incremen-<text:line-break/>tum pudendi stabile in longitudinem ac orbem tumefacti,<text:line-break/>citra rei venereae appetentiam. Est autem flatus ventosus<text:line-break/>videlicet, qui membrum ipsum tumefacit, ex humoribus<text:line-break/>viscosis ac crassis generatus per moderatam caliditatem. Pst-<text:line-break/>lam est igitur non oportere membra ipsa calefacere, sed<text:line-break/>refrigerare leniter per ceratum rosaceum in aqua conquas-<text:line-break/>fatum, item per chamaemelinum ceratum tum pudendo<text:line-break/>tum lumbis impositum. Victus et medicamenta exhibeantur<text:line-break/>attenuante facultatis citra manifestam calefactionem. Adhi-<text:line-break/>benda sunt etiam naturali efficacia praedita per experien-<text:line-break/>tiam inventa, nymphaeaque in potu danda ac viticis se-<text:line-break/>men, ruta etiam viridis obs<text:span text:style-name="Default_20_Paragraph_20_Font"><text:span text:style-name="T1">o</text:span></text:span>niis admisceatur, verum hoc<text:line-break/>a principio ne fiat, multum enim calefacit, sed posterius post<text:line-break/>aliorum extenuantium usum. Quod si evacuatione uti libeat,<text:line-break/>per vomitum id fiat, quae enim per inferiorem ventrem</text:p>
      <text:p text:style-name="P3">fiunt evacuationes, saepenumero vicinas partes fluxione in-<text:line-break/>sistant. <text:span text:style-name="Default_20_Paragraph_20_Font"><text:span text:style-name="T1">Ad eos, qui se in somno permingunt</text:span></text:span>. Vesicam ca-<text:line-break/>prinam aut <text:span text:style-name="Default_20_Paragraph_20_Font"><text:span text:style-name="T1">G</text:span></text:span>VHlam ustam ex posca bibendam praebeto et<text:line-break/>ad vesperam siticulosus somnum petere jubeto. Facit et le-<text:line-break/>poIis testiculus in vino odorato fervefactus, atque ita po-<text:line-break/>tatus<text:span text:style-name="Default_20_Paragraph_20_Font"><text:span text:style-name="T1">. Aliud.</text:span></text:span> Calamintham et myrrham in vino ante coe-<text:line-break/>nam bibenda dato. Oblinat autem et pudendum cimelia<text:line-break/>terra cum perdicii <text:span text:style-name="Default_20_Paragraph_20_Font"><text:span text:style-name="T1">s</text:span></text:span>ucco.</text:p>
      <text:h text:style-name="Heading_20_2" text:outline-level="2">Cap. X. </text:h>
      <text:p text:style-name="P41">[<text:span text:style-name="Default_20_Paragraph_20_Font"><text:span text:style-name="T1">Ad uteri affectus.]</text:span></text:span> In uteri <text:span text:style-name="Default_20_Paragraph_20_Font"><text:span text:style-name="T1">s</text:span></text:span>uffocatione<text:line-break/>contingit <text:span text:style-name="Default_20_Paragraph_20_Font"><text:span text:style-name="T1">s</text:span></text:span>en<text:span text:style-name="Default_20_Paragraph_20_Font"><text:span text:style-name="T1">s</text:span></text:span>us ac motus privatio et pullus obscurus ac<text:line-break/>parvus et penitus interceptus. In aliquibus vero tum <text:span text:style-name="Default_20_Paragraph_20_Font"><text:span text:style-name="T1">s</text:span></text:span>en-<text:line-break/>sus tum motus adest, itemque ratio, verum vix respirant,<text:line-break/>aliquibus etiam vox intercipitur. Aliis contrahuntur artu<text:span text:style-name="Default_20_Paragraph_20_Font"><text:span text:style-name="T1">S.<text:line-break/></text:span></text:span>Fiunt igitur et <text:span text:style-name="Default_20_Paragraph_20_Font"><text:span text:style-name="T1">s</text:span></text:span>en<text:span text:style-name="Default_20_Paragraph_20_Font"><text:span text:style-name="T1">s</text:span></text:span>us et motus et spirationis interceptiones<text:line-break/>ob frigiditatem, quum ipsae <text:span text:style-name="Default_20_Paragraph_20_Font"><text:span text:style-name="T1">s</text:span></text:span>ola perfpiratione totius cor-<text:line-break/>poris per arterias contingente contentae sint et respiratio-<text:line-break/>nem per os non expetant, atque hoc, ut dictum est, ob fri-<text:line-break/>giditatem , quando sane in priori tempore probe purgatae<text:line-break/>et concipientes ac viris coeuntes, his ipsis privatae fuerint,</text:p>
      <text:p text:style-name="P2">ut palam sit humidum et scigidum in ipsis semen, totum<text:line-break/>corpus perliigerare. Ad vulvae igitur strangulatus con ve-<text:line-break/>nit agarici Ʒ j, in potu accepta ex vino. Plantaginis semen<text:line-break/>et succus cum vino. Onyx detractus ex conchylio potatus.<text:line-break/>Acetum scilliticum absorptum. Caeterum olfactu excitant<text:line-break/>strangulatas, bitumen, castorium, galbanum, pix liquida, ce-<text:line-break/>stria, pili usti, ruta, allium, cepa. Eandem in rem cornu cervi<text:line-break/>suffitur. Et ruta cum melle lana excepta in anum inditur.</text:p>
      <text:h text:style-name="P44" text:outline-level="1"><text:bookmark-start text:name="bookmark12"/>CALENI DE COMPoSITIONE MEDI.<text:line-break/>CAMENTORVM SECVND<text:span text:style-name="T37">U</text:span>M L<text:span text:style-name="T37">O</text:span>C<text:span text:style-name="T37">O</text:span>S<text:line-break/>LIBER <text:span text:style-name="T37">X</text:span>.<text:bookmark-end text:name="bookmark12"/></text:h>
      <text:h text:style-name="Heading_20_2" text:outline-level="2">Cap. I. </text:h>
      <text:p text:style-name="P41"><text:span text:style-name="Default_20_Paragraph_20_Font"><text:span text:style-name="T15">Q</text:span></text:span>uod nephriticas antidotos et compositio-<text:line-break/>nes appellent quae renibus affectis conferunt , ex ipsa ap-<text:line-break/>pellatione manifestum effi Nephriticae enim nihil aliud<text:line-break/>quam venales <text:span text:style-name="Default_20_Paragraph_20_Font"><text:span text:style-name="T1">s</text:span></text:span>onant. Est autem differentia ipsarum gene-<text:line-break/>ratissima duplex. Quaedam enim calculosos renes juvant,<text:line-break/>quaedam vero inflammatos et ulceratos, quae etiam ad ve-<text:line-break/>sicam similiter affectam conveniunt. Maxime vero contrariae<text:line-break/>inter fe <text:span text:style-name="Default_20_Paragraph_20_Font"><text:span text:style-name="T1">s</text:span></text:span>unt praedictorum medicamentorum facultates.</text:p>
      <text:p text:style-name="P2">Quae enim ad inflammatas et ulceratus affectiones compo-<text:line-break/>nuntur, mitigaturus medicamentis opus habent, quum vero<text:line-break/>impossibile sit haec cito ad regiones renum pervenire, ob<text:line-break/>id ipsis medicamenta minam cientia miscemus. Quae vero<text:line-break/>calculosis auxiliantur, unica facultate indigent, quae <text:span text:style-name="Default_20_Paragraph_20_Font"><text:span text:style-name="T1">s</text:span></text:span>ecare<text:line-break/>et extergere cum manifesta caliditate potest, <text:span text:style-name="Default_20_Paragraph_20_Font"><text:span text:style-name="T1">s</text:span></text:span>unt autem ta-<text:line-break/>Iia omnia amara. Quemadmodum igitur in aliis, sic etiam<text:line-break/>in his materiam experimento cognitam deinceps <text:span text:style-name="Default_20_Paragraph_20_Font"><text:span text:style-name="T1">s</text:span></text:span>ubscribam,<text:line-break/>initium ab iis, quae ad ulceratas et inflammatas affectiones<text:line-break/>conveniunt, facturus, a quibus etiam Andromachi <text:span text:style-name="Default_20_Paragraph_20_Font"><text:span text:style-name="T1">s</text:span></text:span>ectatores<text:line-break/>et Asclepiadis orsi, inde ad compositiones calculos <text:span text:style-name="Default_20_Paragraph_20_Font"><text:span text:style-name="T1">s</text:span></text:span>ran-<text:line-break/>gentes transierunt.</text:p>
      <text:p text:style-name="P1"><text:span text:style-name="Default_20_Paragraph_20_Font"><text:span text:style-name="T1">[ Confectiones renales ab Andromacho ad renum et<text:line-break/>vesicae affectiones conscriptae.] Potio</text:span></text:span>. ♃ Seminis lini, fe-<text:line-break/>minis papaveris albi, feminis cucumeris, tragacanthae, sin-<text:line-break/>gulo<text:span text:style-name="Default_20_Paragraph_20_Font"><text:span text:style-name="T1">s</text:span></text:span>um Ʒ ij, amyli Ʒ iiq, <text:span text:style-name="Default_20_Paragraph_20_Font"><text:span text:style-name="T1">c</text:span></text:span>um aqua in pastillos redigito et<text:line-break/>ad vesicam ulcera tam ac dysuriam exhibeto. <text:span text:style-name="Default_20_Paragraph_20_Font"><text:span text:style-name="T1">Alia</text:span></text:span>. ♃ Nu-</text:p>
      <text:p text:style-name="P3">ces pineas xxx, amygdalas XX, palmas xv, tragacanthae Ʒiiij,<text:line-break/>succi radicis dulcis Ʒ ij, croci obol. j, myrrhae oboI. j, vino<text:line-break/>protropo diluito ac utitor ut accommodato. <text:span text:style-name="Default_20_Paragraph_20_Font"><text:span text:style-name="T1">Alia ad ve-<text:line-break/>sicae affectus et ulcerationes; Pastillus quo utor</text:span></text:span>. ♃ Se-<text:line-break/>minis cucumeris Ʒ xij, seminis hyoscyami Ʒ vj, seminis ci-<text:line-break/>cutae, opii, foeniculi, croci, singulorum Ʒ iij, cassiae Ʒ iiij,<text:line-break/>amygdalas x, nuces Ponticas x, faminis apii Ʒ vj, feminis<text:line-break/>maIvae silvestris Ʒ iij, excipe passo Cretico et praebe oboI.<text:line-break/>tres non febrientibus ex passo. Quidam cicutae Ʒ v habent.<text:line-break/><text:span text:style-name="Default_20_Paragraph_20_Font"><text:span text:style-name="T1">Alia ad eadem et vesicae dolores</text:span></text:span>. ♃ Croci, feminis rutae<text:line-break/>silvestris, feminis malvae silvestris, singuIorum Ʒ vj, semi-<text:line-break/>nis hyoscyami Ʒ xij, opii Ʒ vj , seminis apii Ʒ xij, nu<text:span text:style-name="Default_20_Paragraph_20_Font"><text:span text:style-name="T1">c</text:span></text:span>es<text:line-break/>avellanas vij, amygdalas xx, seminis cucumeris Ʒ xij, mellis<text:line-break/>Attici quod satis est. Datur magnitudo nucis Ponti<text:span text:style-name="Default_20_Paragraph_20_Font"><text:span text:style-name="T1">c</text:span></text:span>ae cum<text:line-break/>vini mulsi cyathis tribus. <text:span text:style-name="Default_20_Paragraph_20_Font"><text:span text:style-name="T1">Alia ad pr</text:span></text:span>o<text:span text:style-name="Default_20_Paragraph_20_Font"><text:span text:style-name="T1">fluvia sanguinis ex<text:line-break/>vesica. </text:span></text:span>♃ Aluminis scissi Ʒ j , tragacanthae Ʒ ij, gummi<text:line-break/>oboI. j. Dato ex passo quandoque obolos duos, quandoque</text:p>
      <text:p text:style-name="P3">unum. <text:span text:style-name="Default_20_Paragraph_20_Font"><text:span text:style-name="T1">Alia ad vesicae affectiones, urinam ciens, a Mace-<text:line-break/>done. Pavit et ad hepaticos, hydropicos, ictericos, nephrle<text:line-break/>ticos ac omnia vesicae fomptomala, frangit etiam lapi-<text:line-break/>des</text:span></text:span>. ♃ Acori Ʒ I, phu Ʒ xxv, nardi Celticae Ʒ xxiiij, se-<text:line-break/>minis dauci Ʒ ^lij, cinnamomi Ʒ xxxij, mei Ʒ xvj, asari<text:line-break/>Ʒ xxiiij, petroselini Ʒ xvj, opobalsami Ʒ xvj et carpobalsami<text:line-break/>tantundem , croci Ʒ xxiiij , myrrhae Ʒ xx , radicis dulcis<text:line-break/>draclu xvj, nardi Indicae Ʒ xvj, cassiae drach. xij, amomi<text:line-break/>drach. xvj, uvae passae drach. viij, tragacanthae drach. ix,<text:line-break/>arida melle excipito et tragacantham vino Aminaeo mace-<text:line-break/>rato. Dato nucis Ponticae magnitudinem cum vini cyathis<text:line-break/>iiij, febricitantibus cum aqua mulsa<text:span text:style-name="Default_20_Paragraph_20_Font"><text:span text:style-name="T1">. Alta ad vesicae ul-<text:line-break/>cera et inflammationes. ♃ </text:span></text:span>Nuces pineas xx, feminis cu-<text:line-break/>cumeris <text:span text:style-name="Default_20_Paragraph_20_Font"><text:span text:style-name="T1">s</text:span></text:span>ativi grana xl, amyli obol. iij, thuris, nardi, sin-<text:line-break/>gulosum Ʒ j, faminis apii cyath. ij, nardus et apium in<text:line-break/>aquae sextario uno coquuntur, deinde ex decocto duo cya-<text:line-break/>thi praescriptis admiscentur. <text:span text:style-name="Default_20_Paragraph_20_Font"><text:span text:style-name="T1">Alia ad calculosos, qua Passu<text:line-break/>uxor stsurii curata est. Prangit ita ut neque rursus gi-</text:span></text:span></text:p>
      <text:p text:style-name="P3"><text:span text:style-name="Default_20_Paragraph_20_Font"><text:span text:style-name="T1">gnantur.</text:span></text:span> ♃ Cassiae drach. i j, seminis apii drach. iij, myrrhae<text:line-break/>nnnaeae drach. iiiij, piperis albi drach. ij, thuris drach. iij,<text:line-break/>lapidis Syriaci masculi drach. j aut feminae drach. j, sc-<text:line-break/>minis pastinacae, anisi, utriusque drach.. ij, styracis drach. iij,<text:line-break/>iridis llIyrscae drach. nj, feminis papaveris albi Ʒ ij, fpi-<text:line-break/>cae nardi tantundem, amygdalarum amararum mundatarum,<text:line-break/>asari, utriusque Ʒ iij^, feminis smyrnii, cyperi, utriusque<text:line-break/>drach. ij, mellis Attici quod satis est. Dat<text:span text:style-name="Default_20_Paragraph_20_Font"><text:span text:style-name="T1">o</text:span></text:span> quotidie. <text:span text:style-name="Default_20_Paragraph_20_Font"><text:span text:style-name="T1">Alia<text:line-break/>ad calculosos, frangens et paulatim expellens, donec muu-<text:line-break/>dum vestcam reddat, deinde aeger pellucida lolia reddat,<text:line-break/>et quod maximum est, curat ut non amplius renascantur.<text:line-break/></text:span></text:span>♃ Seminis dauci, anisi, seminis cucumeris, petroselini,<text:line-break/>myrrhae, singulorum drach. vj, cassiae daphnitidis, cinna-<text:line-break/>m<text:span text:style-name="Default_20_Paragraph_20_Font"><text:span text:style-name="T1">o</text:span></text:span>mi, nardi Celticae, singulorum drach. iiij, terito et cum<text:line-break/>aqua ad parvi lupini quantitatem coagmentat<text:span text:style-name="Default_20_Paragraph_20_Font"><text:span text:style-name="T1">a, </text:span></text:span>et jejunis<text:line-break/>quotidie per dies triginta ex aquae cyathis tribus praebeto.<text:line-break/>Hoc vero medicamentum, quemadmodum accepimus, cum<text:line-break/>quadam religione praeparatur, ligneo enim mortario ac pi-</text:p>
      <text:p text:style-name="P2">stilio tunditur, oportetque eum, qui tundit neque anulum<text:line-break/>habere ferreum, neque calciamenta clavis ferreis transfixa.<text:line-break/>Hoc a Rustico ut mysterium accepimus. <text:span text:style-name="Default_20_Paragraph_20_Font"><text:span text:style-name="T1">Alia ad nephri-<text:line-break/>ticos et omnem siuxionem, ut Apollonius</text:span></text:span>. ♃ Corticis man-<text:line-break/>dragorae tosti Ʒ i ẞ, hyoscyami feminis tosti, feminis- papa-<text:line-break/>veris nigri tosti, utriusque Ʒ i ẞ, anisi tolli 5 i ẞ, traga-<text:line-break/>canthi, carnis palmarum, utriusque Ʒ iij, dato cum melle.</text:p>
      <text:p text:style-name="P1"><text:span text:style-name="Default_20_Paragraph_20_Font"><text:span text:style-name="T1">[Nephriticae compositi</text:span></text:span>o<text:span text:style-name="Default_20_Paragraph_20_Font"><text:span text:style-name="T1">nes ab A</text:span></text:span><text:span text:style-name="Default_20_Paragraph_20_Font"><text:span text:style-name="T15">s</text:span></text:span><text:span text:style-name="Default_20_Paragraph_20_Font"><text:span text:style-name="T1">clepiade conscriptae.]<text:line-break/>Antonii Mesae, ♃ </text:span></text:span>Fructuum pini, tu<text:span text:style-name="Default_20_Paragraph_20_Font"><text:span text:style-name="T1">s</text:span></text:span>orum ordinatorum<text:line-break/>Ʒ xx, feminis papaveris nigri, tragacanthae, utriusque Ʒ ij,<text:line-break/>nardi Celticae, croci, anisi decorticati, radicis dauci Cretici,<text:line-break/>radicis dulcis, singulorum draclL j, costi obol. iij, praepara<text:line-break/>cum protropo et repone in pyxide.. Da nucis Ponticae<text:line-break/>magnitudinem cum protropi cyatho un<text:span text:style-name="Default_20_Paragraph_20_Font"><text:span text:style-name="T1">o</text:span></text:span> et aquae calidae<text:line-break/>cyathis duobus. <text:span text:style-name="Default_20_Paragraph_20_Font"><text:span text:style-name="T1">Allia. </text:span></text:span>♃ Seminis cucumeris sativi tosti<text:line-break/>drach. iij, suminis malvae drach. quinque, nucum pinearum<text:line-break/>testarum drach. vj, seminis apii drach. vij, seminis lini</text:p>
      <text:p text:style-name="P2">drach. unam, amygdalarum amararum mundatorum drach. ix,<text:line-break/>excipe passo et exhibe ut praedictum est. <text:span text:style-name="Default_20_Paragraph_20_Font"><text:span text:style-name="T1">Alia ad nephri-<text:line-break/>ticos Cnest</text:span></text:span>ï<text:span text:style-name="Default_20_Paragraph_20_Font"><text:span text:style-name="T1">lend.</text:span></text:span> ♃ Amygdalarum amararum drach. xvj,<text:line-break/>faminis dauci Cretici, feminis malvae, utriusque drach. vj,<text:line-break/>.radicis iridis silvestris drach. viij, cornu cervi ustsatraga-<text:line-break/>canthae, nardi Celticae, feminis cucumeris sativi, singulo-<text:line-break/>rum drach. vj, passi quantum <text:span text:style-name="Default_20_Paragraph_20_Font"><text:span text:style-name="T1">s</text:span></text:span>ufficit, praepara ut dictum<text:line-break/>est. <text:span text:style-name="Default_20_Paragraph_20_Font"><text:span text:style-name="T1">Aliud medicamentum accommodatum</text:span></text:span>. Hoc scimus musa<text:line-break/>tos nephriticos usos esse et a toto affectu penitus liberatos.<text:line-break/>Oportet per multos dies in medicamenti hujus usu perse-<text:line-break/>Verare. Datur et calculosis et culicis medetur ac vesicae.<text:line-break/>affectibus. Componitur hoc modo. ♃ Nucum Ponticarum<text:line-break/>purgatarum, amygdalarum amararum mundatorum, <text:span text:style-name="Default_20_Paragraph_20_Font"><text:span text:style-name="T1">s</text:span></text:span>eminis<text:line-break/>cucumeris repurgati, singulorum drach. iij, feminis cicutae,<text:line-break/>croci, feminis malvae, opii, singulorum drach. vj , seminis<text:line-break/>hyoscyami albi , suminis apii, utriusque drach. xij, cogito<text:line-break/>in pastillos cum melle, ac dato obol. iij cum aquae mulsae<text:line-break/>cyathis iij, in alio exemplari et <text:span text:style-name="Default_20_Paragraph_20_Font"><text:span text:style-name="T1">s</text:span></text:span>eminis rutae silvestria</text:p>
      <text:p text:style-name="P3">drach. vj. <text:span text:style-name="Default_20_Paragraph_20_Font"><text:span text:style-name="T1">Ad callosas in renibus concretiones, Cuesidend.<text:line-break/></text:span></text:span>Symphytum et sion et artemonium cum vino coquito, et<text:line-break/>expressi liquoris cyathos duos cum pari aqua dato. <text:span text:style-name="Default_20_Paragraph_20_Font"><text:span text:style-name="T1">Aliud,<text:line-break/></text:span></text:span>Malvae silvestris radicem et rutae silvestris radicem et apii<text:line-break/><text:span text:style-name="Default_20_Paragraph_20_Font"><text:span text:style-name="T15">m</text:span></text:span><text:span text:style-name="Default_20_Paragraph_20_Font"><text:span text:style-name="T1">o</text:span></text:span>ntani radicem cum vino coquito, et eo qui dictus est<text:line-break/>modo exhibeto. <text:span text:style-name="Default_20_Paragraph_20_Font"><text:span text:style-name="T1">Aliud ad calculosos iuspetsile</text:span></text:span>. ♃ Seminis<text:line-break/>balsami partes ij, lapidis, qui in spongiis reperitur, tantun-<text:line-break/>dem, pulegii aridi, feminis malvae silvestris, ocimi aridi,<text:line-break/>singulorum tantundem, tusa et cribrata reponito et dato<text:line-break/>cochleare cum vini diluti cyathis duobus. <text:span text:style-name="Default_20_Paragraph_20_Font"><text:span text:style-name="T1">Aliud</text:span></text:span>. ♃ Stru-<text:line-break/>thii radicis partem j, iridis silvestris siccae tantundem, oxa-<text:line-break/>Iidis siccae tantundem, anemones luteum florem habentis<text:line-break/>siccae tantundem. Tusis et cribratis ut dictum est utere.<text:line-break/><text:span text:style-name="Default_20_Paragraph_20_Font"><text:span text:style-name="T1">Catapotia Heraclidae Parentini, dessolvunt vesicae tcphos,<text:line-break/>conserunt et ad vesicae stillicidium. </text:span></text:span>♃ Piperis, galbani,<text:line-break/>utriusque Ʒ j, <text:span text:style-name="Default_20_Paragraph_20_Font"><text:span text:style-name="T1">s</text:span></text:span>ucci I.ibyci Ʒ ij, myrrhae Ʒ iiij, protropi<text:line-break/>quod fatis est, forma catapotia ciceris magnitudine et tria<text:line-break/>devoranda dato et passi cyath. ij, in<text:span text:style-name="Default_20_Paragraph_20_Font"><text:span text:style-name="T1">s</text:span></text:span>uper bibendos. <text:span text:style-name="Default_20_Paragraph_20_Font"><text:span text:style-name="T1">Aliud.</text:span></text:span></text:p>
      <text:p text:style-name="P3">♃ Ammoniaci thymiamatis, piperis, <text:span text:style-name="Default_20_Paragraph_20_Font"><text:span text:style-name="T1">s</text:span></text:span>pumae nitri, singu-<text:line-break/><text:span text:style-name="Default_20_Paragraph_20_Font"><text:span text:style-name="T15">l</text:span></text:span><text:span text:style-name="Default_20_Paragraph_20_Font"><text:span text:style-name="T1">o</text:span></text:span>rum drach. j, carpobalsami Ʒ ij, myrrhae Ʒ iiij, excipe<text:line-break/>protropo et forma catapotia ciceris magnitudine, ac tria<text:line-break/>devoranda dato, ita ut vini dulcis quadrantem insuper pro-<text:line-break/>pines. Hoc ad dies xlviij, aegro praeloto facies. <text:span text:style-name="Default_20_Paragraph_20_Font"><text:span text:style-name="T1">Pastillus<text:line-break/>ciens urinam, detrahit lapillos et tophcsas concretiones.<text:line-break/></text:span></text:span>♃ Asari, petroselini, phu] mei, singulorum Ʒ iiij, acori, se-<text:line-break/>minis anisi, seminis dauci, apii montani, carpobalsami, tra-<text:line-break/>gacanthae, singulorum Ʒ ij, tragacantham pasto dissolutam<text:line-break/>aridis adjicito et pastillos formato, indeque obolos tres cum<text:line-break/>passi diluti cyathis duobus exhibeto. <text:span text:style-name="Default_20_Paragraph_20_Font"><text:span text:style-name="T1">Alius pastillus Cha-<text:line-break/>riclis, educit arenosas sabstdeutias, facit et ad assectiones<text:line-break/>ulceratus. ♃ </text:span></text:span>Seminis apii, seminis petroselini, anisi, sin-<text:line-break/>gulosum Ʒ xvj, floris junci odorati, croci, tragacanthae, sin-<text:line-break/>gustuum Ʒ vj, feminis dauci Cretici, piperis albi, utriusque<text:line-break/><text:span text:style-name="Default_20_Paragraph_20_Font"><text:span text:style-name="T15">Ʒ </text:span></text:span>iiij, praepara ut dictum est, et da Ʒ j, cum protropi di-<text:line-break/>luti cyathis tribus. <text:span text:style-name="Default_20_Paragraph_20_Font"><text:span text:style-name="T1">Antidotus ex lapidibus ut Mithridates,</text:span></text:span></text:p>
      <text:p text:style-name="P2"><text:span text:style-name="Default_20_Paragraph_20_Font"><text:span text:style-name="T1">facit nephriticis et ad vestcae assectus, atterit calculos et<text:line-break/>tophos dessolvit. ♃ </text:span></text:span>Seminis <text:span text:style-name="Default_20_Paragraph_20_Font"><text:span text:style-name="T1">s</text:span></text:span>mymii, cyperi, spicae nardi,<text:line-break/><text:span text:style-name="Default_20_Paragraph_20_Font"><text:span text:style-name="T1">s</text:span></text:span>eminis papaveris albi , cinnamomi , cassiae fistulae , piperis<text:line-break/>albi, seminis pastinacae, singulorum Ʒ j, thuris non secti,<text:line-break/>feminis apii, croci, styracis, iridis, amygdalarum amararum,<text:line-break/>acori, singulorum Ʒ j ẞ, lapidis Syriaci soeminae aut ma-<text:line-break/>fculi, utriusque ℥ ẞ, myrrhae minaeae sextantem, excipe<text:line-break/>melle. Datur nucis Ponticae magnitudine. <text:span text:style-name="Default_20_Paragraph_20_Font"><text:span text:style-name="T1">Alia antidotus<text:line-break/>Riennltae medicamentum accommodatum, sedans dolorem.<text:line-break/></text:span></text:span>L<text:span text:style-name="Default_20_Paragraph_20_Font"><text:span text:style-name="T1">ltile et nephriticis affectibus et ad vestcae ulcerationes.<text:line-break/>Lrangit lapides et lutum per urinam expellit.</text:span></text:span> ♃ Iridis<text:line-break/>Ʒ iiij, mei, sufetis, cbamaedryos, hyperici, cneori, canchryos,<text:line-break/>singulorum tantundem, amomi Ʒ viij, cinnamomi Ʒ xij, ros-<text:line-break/>marini montani, nardi Indicae, croci Cilicii, petroselini,<text:line-break/>polii, seminis rutae silvestris, dictamni Cretici, singulorum<text:line-break/>tantundem, glycyrrhizae, lapidis Syriaci masculi, utriusque<text:line-break/>Ʒ xvj, thlaspeos Ʒ xxiii j , seminis viticis, myrrhae, spon-<text:line-break/>dylii , singulorum tantundem , cardamomi Ʒ xIviij , excipe</text:p>
      <text:p text:style-name="P3">melle cocto et praebe nucis Ponticae magnitudinem cum<text:line-break/>vini mulsi diluti cyathis quatuor.</text:p>
      <text:p text:style-name="P1"><text:span text:style-name="Default_20_Paragraph_20_Font"><text:span text:style-name="T1">[Quae Archiger</text:span></text:span>. e<text:span text:style-name="Default_20_Paragraph_20_Font"><text:span text:style-name="T1">s ad renum affectiones scripsit in<text:line-break/>fecundo medicamentorum secundum genus.]</text:span></text:span> Ncphriticos<text:line-break/>convenienti diaeta adservor Et ceratum quidem rosaceum<text:line-break/>cum styrace ad malagmatis formam redactum impone. Cae-<text:line-break/>terum Antiochus apud Phricen Linophobum, valde juxta<text:line-break/>naturalem contrarietatem auxilio fuisse ait ad mali ever-<text:line-break/>sionem prot<text:span text:style-name="Default_20_Paragraph_20_Font"><text:span text:style-name="T1">o</text:span></text:span>tomi caulis decocti cyathos duos jejuno ad dies<text:line-break/>novem exhibitos. Inspergito autem salem modicum et ma-<text:line-break/>gis proficies. <text:span text:style-name="Default_20_Paragraph_20_Font"><text:span text:style-name="T1">Alia potio</text:span></text:span>. ♃ F<text:span text:style-name="Default_20_Paragraph_20_Font"><text:span text:style-name="T1">o</text:span></text:span>liorum rosarum, amygdala-<text:line-break/>ru m decorticatarum, thuris, aequales partes, capitum papa-<text:line-break/>veris duplum, excipe protrop<text:span text:style-name="Default_20_Paragraph_20_Font"><text:span text:style-name="T1">o</text:span></text:span> et in vas fictile repone in<text:line-break/>loco non humido et obolos duos cum protrop<text:span text:style-name="Default_20_Paragraph_20_Font"><text:span text:style-name="T1">o</text:span></text:span> exhibe.<text:line-break/>Quidam pro amygdalis amylum conjiciunt et pro protropo<text:line-break/>aqua excipiunt, verum cum protropo bibendum exhibent.</text:p>
      <text:h text:style-name="Heading_20_2" text:outline-level="2">Cap. 11. </text:h>
      <text:p text:style-name="P42">[<text:span text:style-name="Default_20_Paragraph_20_Font"><text:span text:style-name="T1">De isohiade , podagra et arthritide]</text:span></text:span> I.x<text:line-break/>genere arthritidis est tum ischias tum podagra; quod enim</text:p>
      <text:p text:style-name="P2">in omnibus articulis arthritis est, hoc in uno juxta coxen-<text:line-break/>dicem quidem ischiada appellant, juxta pedem autem poda-<text:line-break/>gram. Incipit igitur plerumque podagrae generatio ex uno<text:line-break/>articulo et progreditur in omnes temporis diuturnitate ac-<text:line-break/>cedente. C<text:span text:style-name="Default_20_Paragraph_20_Font"><text:span text:style-name="T1">o</text:span></text:span>mmunem habent hi tres assectus humoris redun<text:span text:style-name="Default_20_Paragraph_20_Font"><text:span text:style-name="T1">l<text:line-break/></text:span></text:span>stantiam, quae affectam occupat ^articulationem , qua ex.-<text:line-break/>pleta in omnem partem circum sitae nervosae partis tendun-<text:line-break/>tur et ex his dol<text:span text:style-name="Default_20_Paragraph_20_Font"><text:span text:style-name="T1">o</text:span></text:span>r oritur. Aliquando quidem igitur irruens<text:line-break/>humor sanguineus est, ut plurimum vero pituitosus aut ex<text:line-break/>pituitoso et bilioso mixtus aut etiam sanguine cum ipsis<text:line-break/>permixt<text:span text:style-name="Default_20_Paragraph_20_Font"><text:span text:style-name="T1">o</text:span></text:span>. Quod fi quis exactius interpretari rem velit, non<text:line-break/>pituitofum humorem, sed qui proprie crudus appellatur, ut<text:line-break/>plurimum in artluitide praedominari dixerit. Est autem hic<text:line-break/>crassius ad similitudinem puris crassioris, ubi vero in ipsis<text:line-break/>articulis diutius moram traxerit, non <text:span text:style-name="Default_20_Paragraph_20_Font"><text:span text:style-name="T1">s</text:span></text:span>olum crassior, sed et<text:line-break/>viscosior redditur. Eorum igitur qui tophi appellantur ge-<text:line-break/>Iteratio ex his est, et postquam suerint producti, ne spera-<text:line-break/>veris ad pristinam constitutionem exacte redire articulum</text:p>
      <text:p text:style-name="P3">posse. Caeterum differentiae affligentium humorum facile<text:line-break/>deprehendi possunt tum coloribus tum symptomatis colu-<text:line-break/>cluentibus, itemque per experientiam medicamentorum, quae<text:line-break/>adhibentur. Cognitio igitur ipsorum ex colore omnibus ex-<text:line-break/>posita est, ex symptomatis vero coincidentibus, tametsi non<text:line-break/>omnibus neque ex procinctu manifesta sit, tamen non adeo<text:line-break/>difficilis cognitu existit. Biliosus enim sanguis multae cassa<text:line-break/>ditatis sensum aegroto exhibet et calefacientibus impositis<text:line-break/>exacerbatur, quemadmodum rursus a frigidis relaxatur. A e-<text:line-break/>rum ad humoris noxii cognitionem conseret tibi etiam prae-<text:line-break/>gressa diaeta, sive per exercitia sive per otium transmissa,<text:line-break/>et per balnea post aut ante acceptum cibum. Quemadmo-<text:line-break/>dum conseret etiam horum gymnasiorum et eduliorum tum<text:line-break/>quantitas tum qualitas, item anni hora et regionis ac aeris<text:line-break/>constitutio, insuperque et aetas et habitus corporis, quorum<text:line-break/>omnium facultates saepe in plerisque locis enarravi. Porro<text:line-break/>principium curationis sit tibi evacuatio humoris quem as-<text:line-break/>sligere compereris, ac si plethoricum suerit corpus, venae</text:p>
      <text:p text:style-name="P2">sectione primum omnium assumpta, deinde purgatione, qui-<text:line-break/>bus accedat medicamentorum dicendorum conveniens et<text:line-break/>tempore et ordine usus, ita ut in manibus et pedibus me-<text:line-break/>dicamentis fluxionem repellentibus utamur, circa coxendi-<text:line-break/>cutll vero articulationem id facere vitemus, quum enim in<text:line-break/>profundo ea sita sit, sanguis ex vicinis et ambientibus va-<text:line-break/>sis ac musculis ad illam compellitur. Mitigatoriis igitur in<text:line-break/>principio medicamentis opus est in dolore circa coxendix<text:line-break/>cem haerente, quae neque refrigerent multum neque vehe-<text:line-break/>mentor calefaciant, qualibus sane postea opus habet, exacer-<text:line-break/>bantur enim per ipsas fluxiones, caliditate nimirum plus<text:line-break/>attrahente ipsas, quam impediente. Quandoquidem vero<text:line-break/>praesentis operis institutum est neque de cataplasmatis ne-<text:line-break/>que de irrigationibus quicquam dicere, sed de methodo<text:line-break/>compositorum medicamentorum ad hanc solam progrediar<text:line-break/>initio ab ischiade <text:span text:style-name="Default_20_Paragraph_20_Font"><text:span text:style-name="T1">s</text:span></text:span>umpto. Raro equidem fit i Inhias ex san-<text:line-break/>guinis multitudine, et citissime curatur, venis circa popli-<text:line-break/>tem aut talos <text:span text:style-name="Default_20_Paragraph_20_Font"><text:span text:style-name="T1">s</text:span></text:span>ectis. Quemadmodum autem <text:span text:style-name="Default_20_Paragraph_20_Font"><text:span text:style-name="T1">s</text:span></text:span>aepe <text:span text:style-name="Default_20_Paragraph_20_Font"><text:span text:style-name="T1">s</text:span></text:span>ola fa n-</text:p>
      <text:p text:style-name="P2">guinis evacuatio <text:span text:style-name="Default_20_Paragraph_20_Font"><text:span text:style-name="T1">s</text:span></text:span>ufficiens auxilium existit, sic contra iti<text:line-break/>omni ischia de et prae<text:span text:style-name="Default_20_Paragraph_20_Font"><text:span text:style-name="T1">s</text:span></text:span>ertim ea, quae ex humorum copia<text:line-break/>exorta est, si quis ante evacuationem totius c<text:span text:style-name="Default_20_Paragraph_20_Font"><text:span text:style-name="T1">o</text:span></text:span>rporis acri-<text:line-break/>bus medicamentis circa partem affectam utatur, aegre cura-<text:line-break/>bilem reddet affectionem, copia nimirum indissolubiliter ibi-<text:line-break/>dem condensata, praeter alia enim et crassa et viscosa fit<text:line-break/>ob calorem et siccitatem adium medicamentorum, n<text:span text:style-name="Default_20_Paragraph_20_Font"><text:span text:style-name="T1">o</text:span></text:span>n dis-<text:line-break/>simile quippiam assationi perpetiens. Tanquam igitur maxi-<text:line-break/>mam vim ad affectionis curationem habeat totius corporis<text:line-break/>eVacuatio, ab ipsa incipiendum est, non <text:span text:style-name="Default_20_Paragraph_20_Font"><text:span text:style-name="T1">s</text:span></text:span>olum a cruribus,<text:line-break/><text:span text:style-name="Default_20_Paragraph_20_Font"><text:span text:style-name="T1">s</text:span></text:span>ed a cubit<text:span text:style-name="Default_20_Paragraph_20_Font"><text:span text:style-name="T1">o</text:span></text:span> primum <text:span text:style-name="Default_20_Paragraph_20_Font"><text:span text:style-name="T1">s</text:span></text:span>anguinis detractatione facta. AuxiIian-<text:line-break/>tur etiam vomitus ipsis ischiadicis magis utique quam eva-<text:line-break/>cuationes infernae per ventrem, ut qui revehant repentem<text:line-break/>deorsum hum<text:span text:style-name="Default_20_Paragraph_20_Font"><text:span text:style-name="T1">o</text:span></text:span>rem. Faciendi itaque <text:span text:style-name="Default_20_Paragraph_20_Font"><text:span text:style-name="T1">s</text:span></text:span>unt v<text:span text:style-name="Default_20_Paragraph_20_Font"><text:span text:style-name="T1">o</text:span></text:span>mitus in prin-<text:line-break/>cipio ab accepto cibo, postea vero etiam per vomitoria me^<text:line-break/>dicamenta, initi<text:span text:style-name="Default_20_Paragraph_20_Font"><text:span text:style-name="T1">o</text:span></text:span> a medi<text:span text:style-name="Default_20_Paragraph_20_Font"><text:span text:style-name="T1">o</text:span></text:span>cribus facto. In quibus autem ve-<text:line-break/>hemens humorum densatio, quae aegre dissolvi potest, a<text:line-break/>medicis intempestive acribus medicamentis utentibus <text:span text:style-name="Default_20_Paragraph_20_Font"><text:span text:style-name="T15">facta</text:span></text:span></text:p>
      <text:p text:style-name="P2">est, his cucurbita a<text:span text:style-name="Default_20_Paragraph_20_Font"><text:span text:style-name="T1">i</text:span></text:span>stxa maxime auxiliatur et purgatio per<text:line-break/>efficaciora inlusa, quale est et quod ex colocynthide con-<text:line-break/>staI. Si igitur ea, quae nunc dicta sunt prae oculis habue-<text:line-break/>aitis, medicamentis sane a prioribus medicis traditis juxta<text:line-break/>methodum utemini. Verum in ipsis recensendis suspicabor<text:line-break/>ab iis, quae ab Andromacho scripta sunt in illa parte libri<text:line-break/>de externis medicamentis conscripti, in qua praescriptis ma-<text:line-break/>lagmatis proprie appellatis, inde etiam alia omnia prodit,<text:line-break/>juxta quemcunque tandem modum inveteratos assectus iu-<text:line-break/>vantia, in quibus est etiam ischiadicorum appellatorum cura.</text:p>
      <text:p text:style-name="P19"><text:span text:style-name="Default_20_Paragraph_20_Font"><text:span text:style-name="T1">[Compositiones ab Andromach</text:span></text:span>o <text:span text:style-name="Default_20_Paragraph_20_Font"><text:span text:style-name="T1">conscriptae ad</text:span></text:span> i<text:span text:style-name="Default_20_Paragraph_20_Font"><text:span text:style-name="T1">schia-<text:line-break/>dicos</text:span></text:span> i<text:span text:style-name="Default_20_Paragraph_20_Font"><text:span text:style-name="T1">psis verbis, in libris externorum.]</text:span></text:span> ♃ Seminis rutae<text:line-break/>silvestris Ʒ iiij, silphii, baccarum lauri, singul. Ʒ iti;, spumae<text:line-break/>nitri, abrotoni, colocynthida, cardamomi, ammeos, singul.<text:line-break/>3 sat rutae viridis minae octavam partam. Quidam horum<text:line-break/>singulorum Ʒ xx accipiunt, et picis terebinthinae, retinae,<text:line-break/>cerae, singulorum tantundem, adipis taurini tantundem, gal-<text:line-break/>bani Ʒ vj, ammoniaci thymiamatis Ʒ yj, opopanacis Ʒ in).</text:p>
      <text:p text:style-name="P3"><text:span text:style-name="Default_20_Paragraph_20_Font"><text:span text:style-name="T1">s</text:span></text:span>ulfuris vivi Ʒ iiij. Qu<text:span text:style-name="Default_20_Paragraph_20_Font"><text:span text:style-name="T1">o</text:span></text:span>d hoc medicamentum valde calefit--<text:line-break/>ctorium sit, si memoria tenuerimus ea, quae in libris de<text:line-break/>simplicium medicamentorum facultate <text:span text:style-name="Default_20_Paragraph_20_Font"><text:span text:style-name="T1">s</text:span></text:span>cripta sunt, nihil<text:line-break/>opus recentiore assertione. Est enim vehementissimum et ca-<text:line-break/>lidissimum medicamentum silvestris rutae <text:span text:style-name="Default_20_Paragraph_20_Font"><text:span text:style-name="T1">s</text:span></text:span>emen et cum eo<text:line-break/>silphium et baccae lauri, deinde spuma nitri. Post haec<text:line-break/>abrotonum, indeque colocynthis et cardamomum et ammi.<text:line-break/>Ruta etiam viridis minus quidem his, non tamen contem-<text:line-break/>nendam habet caliditatem, quemadmodum neque sulfur vi-<text:line-break/>vum. Ex profundo itaque attrahere omnia haec possunt<text:line-break/>humores articulum coxendicis vexantes. Quo vero empla-<text:line-break/>strum ex ipsis fieret, picem et terebinthinam, resinam et ce-<text:line-break/>ram ac adipem admiscuit is, qui medicamentum composuit.<text:line-break/>Verum ammoniacum thymiama et galbanum, ultra hoc quod<text:line-break/>conferunt ad emplastri compositionem, etiam emolliendi ac<text:line-break/>mitigandi vim quandam habent. Opopanax vero ejusdem<text:line-break/>cum ipsis est generis, sed vehementiori facultate praeditus.<text:line-break/>Alteram porro comp<text:span text:style-name="Default_20_Paragraph_20_Font"><text:span text:style-name="T1">o</text:span></text:span>sitionem ad eandem affectionem An-</text:p>
      <text:p text:style-name="P2">dromachus sic scripsit. <text:span text:style-name="Default_20_Paragraph_20_Font"><text:span text:style-name="T1">Aliud malagma ad isohiadicos et<text:line-break/>alia multa</text:span></text:span>. ♃ Cerae Ʒ lxxij, terebinthinae Ʒ xlviij, amm<text:span text:style-name="Default_20_Paragraph_20_Font"><text:span text:style-name="T1">o-<text:line-break/></text:span></text:span>niaci thymiamatis Ʒxxxiij, propoleos Ʒ xliij, galbani Ʒ xxxvj,<text:line-break/>bdellii Ʒ <text:span text:style-name="Default_20_Paragraph_20_Font"><text:span text:style-name="T12">χχν</text:span></text:span><text:span text:style-name="Default_20_Paragraph_20_Font"><text:span text:style-name="T20">, </text:span></text:span>croci Ʒ v, opopanacis Ʒ xij, spumae nitri<text:line-break/>Ʒ xxx, unguent<text:span text:style-name="Default_20_Paragraph_20_Font"><text:span text:style-name="T1">o</text:span></text:span> irino admoto fundito. <text:span text:style-name="Default_20_Paragraph_20_Font"><text:span text:style-name="T1">Aliud Pictae Pe-<text:line-break/>lustotae ad coxendicum et capitis dolo</text:span></text:span>r<text:span text:style-name="Default_20_Paragraph_20_Font"><text:span text:style-name="T1">em et ad omnes<text:line-break/>diuturnos dolores. </text:span></text:span>♃ Cerae Ʒ xxiiij, ammoniaci thymiama-<text:line-break/>-lis Ʒ vij, terebinthinae drachmas septem, succi thapsiae Ʒ viij,<text:line-break/>olei cyathum unum. Quin et aliam compositionem inter<text:line-break/>malagmata Andromachus retulit hoc modo. <text:span text:style-name="Default_20_Paragraph_20_Font"><text:span text:style-name="T1">Ad isohiadicos<text:line-break/>ab Hera Cappadoce</text:span></text:span> ♃ Picis liquidae heminas tres aut<text:line-break/>duas et dimidiam , cerae libram unam , resinae pini lilu<text:line-break/>unam, sulfuris vivi libram unam, nitri <text:span text:style-name="Default_20_Paragraph_20_Font"><text:span text:style-name="T1">s</text:span></text:span>esquilibram, staphi-<text:line-break/>dis silvestris <text:span text:style-name="Default_20_Paragraph_20_Font"><text:span text:style-name="T1">s</text:span></text:span>extarium unum, pyrethri libram dimidiam,<text:line-break/>faecis vini ustae libras duas, cardamomi sextarium unum,<text:line-break/>galbani libram dimidiam, arida cum liquidis committito.<text:line-break/>Hoc medicamentum etiam ipse Heras in proprio libro prope<text:line-break/>finem scripsit, sed non appositum esit ad picem aut duas et</text:p>
      <text:p text:style-name="P47">dimidiam, fed simpliciter scriptum est heminas tres. Prae-<text:line-break/>scripsit autem haec verba. Ceratum ad ischiadicos , quod<text:line-break/>eruit etiam valde inveteratos assectus ; hoc usus sum in<text:line-break/>Frontin<text:span text:style-name="Default_20_Paragraph_20_Font"><text:span text:style-name="T1">o</text:span></text:span>. ♃ Picis liquidae heminas tres, cerae libram unam,<text:line-break/>resinae pineae libram unam, sulfuris vivi libram unam,<text:line-break/>nitri libram unam, staphidis silvestris sextarium unum, py-<text:line-break/>rethri libram dimidiam, faecis vini ustae libras duas, car .<text:line-break/>damomi sextarium unum, galbani libram dimidiam, liquida<text:line-break/>cum siccis misce. Scripsit autem et alias duas ischiadicas<text:line-break/>compositiones Heras, quarum altera hoc modo habet. <text:span text:style-name="Default_20_Paragraph_20_Font"><text:span text:style-name="T1">Ad<text:line-break/>isohiadicos valde mitigatoria</text:span></text:span>. ♃ Picis partes duas, sulfuris<text:line-break/>vivi partem unam, utraque trita mixta dolenti l<text:span text:style-name="Default_20_Paragraph_20_Font"><text:span text:style-name="T1">o</text:span></text:span>co imp<text:span text:style-name="Default_20_Paragraph_20_Font"><text:span text:style-name="T1">o-<text:line-break/></text:span></text:span>nito. Verum praelavare aegrum oportet, ut medicamentum<text:line-break/>agglutinetur et superne chartam superponere, ac sinere d<text:span text:style-name="Default_20_Paragraph_20_Font"><text:span text:style-name="T1">o-<text:line-break/></text:span></text:span>nec sina sponte dilabatur, licet etiam lavare charta snpra-<text:line-break/>posita adhuc incumbente. In quibusdam exemplaribus, picis<text:line-break/>pars una habetur, et licet etiam sic praeparare, modo scia-<text:line-break/>mus nos efficacius esse ambo pari mensura misceris Debilius</text:p>
      <text:p text:style-name="P2">vero medicamentum, in quo duplum picis ad sulfur conji-<text:line-break/>citur. Porro quae restat adhuc tertia compositionum ischia-<text:line-break/>dicarunt, hoc modo ab Hera prodita est.</text:p>
      <text:p text:style-name="P1"><text:span text:style-name="Default_20_Paragraph_20_Font"><text:span text:style-name="T1">[Alia isohiadica. Hac usas sum in F</text:span></text:span>r<text:span text:style-name="Default_20_Paragraph_20_Font"><text:span text:style-name="T1">ontino, statim<text:line-break/>in exacerbationibus.]</text:span></text:span> ♃ Cerae Ʒ c, visci quercini Ʒ xvj,<text:line-break/>myrrhae Ʒ vj, terebinthinae Ʒ xxv, galbani Ʒ vj, iridis Illy-<text:line-break/>ricae Ʒ vj, cedriae heminam dimidiam, cyprini heminam<text:line-break/>dimidiam, ceram et cediiam cum cyprino liquefacio, deinde<text:line-break/>resinam et galbanum, atque ubi jam ab igne auferre voles,<text:line-break/>iridem inspergito, itemque viscum indito. Ablata autem jam<text:line-break/>olla in pr<text:span text:style-name="Default_20_Paragraph_20_Font"><text:span text:style-name="T1">o</text:span></text:span>mptu sit tibi myrrha trita, ad quam liquesacta<text:line-break/>diffundes et mixtis simul omnibus uteris. Quidam <text:span text:style-name="Default_20_Paragraph_20_Font"><text:span text:style-name="T1">s</text:span></text:span>upra<text:line-break/>haec omnia etiam nitri Ʒ v addiderunt.</text:p>
      <text:p text:style-name="P1"><text:span text:style-name="Default_20_Paragraph_20_Font"><text:span text:style-name="T1">[Quae medicamenta Asclepiades in quarto externo-<text:line-break/>rum prodidit, quae Marcellae inscribit.]</text:span></text:span> Nominat equidem<text:line-break/>et hic omnia hujusmodi malagmata, apponit autem aliis,<text:line-break/>quod ad ischiada, aliis quod ad splenem, aliis ad latus aut<text:line-break/>aliam aliquam partem conducant, quaedam etiam varii usus</text:p>
      <text:p text:style-name="P3">esse ait, quemadmodum etiam hoc scriptum ab spfo in haec<text:line-break/>verba. <text:span text:style-name="Default_20_Paragraph_20_Font"><text:span text:style-name="T1">Malagma Antiochidis, splenicis, hydropicis, isohia-<text:line-break/>dicis, arthriticis. Praeparatum est Pabullae Libycae. ♃<text:line-break/></text:span></text:span>Cerae libras tres, visci quercini lib. tres, resinae terebin-<text:line-break/>thinae lib. tres, magmatis myrobalani lib. ℔ j, spumae ni-<text:line-break/>tri lib. j, floris lapidis Asii lib. j, ammoniaci thymiamatis<text:line-break/>℔ j, olei cyprini lib. iij , acetum ad ammoniacum dissol-<text:line-break/>vendum. Post hoc scribit rursus aliud sic<text:span text:style-name="Default_20_Paragraph_20_Font"><text:span text:style-name="T1">. Aliud Pabullae<text:line-break/>compositum valde praeclarum ad eosdem assectus.</text:span></text:span> ♃ Myr-<text:line-break/>rhae stactae lib. ij, bdellii onychis lib. ij, medullae cervinae<text:line-break/>lib. ij, ammoniaci thymiamatis lib. ij, iridis siccae lib. ij,<text:line-break/>opopanacis lib. j, galbani, styracis, utriusque Iib. j, masti-<text:line-break/>ches lib. j, floris lapidis Asii lib. unam, succi sycomororum<text:line-break/>lib. j , canchryos lib. unam , piperis albi lib. unam , cerae,<text:line-break/>terebinthinae, utriusque lib. v, tundendum est medicamen-<text:line-break/>tum, ita ut qui tundit faecem unguenti irini adhibeat, quo<text:line-break/>mollius medicamentum fiat. Aliud deinceps Asclepiades feri-</text:p>
      <text:p text:style-name="P2">psit hoc modo. <text:span text:style-name="Default_20_Paragraph_20_Font"><text:span text:style-name="T1">Malagma qu</text:span></text:span>o<text:span text:style-name="Default_20_Paragraph_20_Font"><text:span text:style-name="T1">d et aurei coloris appella-<text:line-break/>mus. ♃ </text:span></text:span>Auripigmenti auricoloris, calcis vivae, utriusque<text:line-break/><text:span text:style-name="Default_20_Paragraph_20_Font"><text:span text:style-name="T1">s</text:span></text:span>extantem, aluminis liquidi ℥ ij , aluminis scissi ℥ ij , arida<text:line-break/>tundimus et cribramus et in pilam conlectis aceti cyathos<text:line-break/>octo effundimus et probe trita liquefactis excipimus. Sunt<text:line-break/>autem haec. ♃ Cerae, resinae frictae et pinus, singulorum<text:line-break/>Iib. ij, olei communis cyath. viij, haec liquefacta srigefieri<text:line-break/>sinimus et erasa tritis admiscemus. Nos ad medicamenti<text:line-break/>praeparationem etiam myrrhae <text:span text:style-name="Default_20_Paragraph_20_Font"><text:span text:style-name="T1">s</text:span></text:span>extantem addimus. Asii<text:line-break/>etiam fandarachae <text:span text:style-name="Default_20_Paragraph_20_Font"><text:span text:style-name="T1">s</text:span></text:span>extantem apponunt, aluminis liquidi <text:span text:style-name="Default_20_Paragraph_20_Font"><text:span text:style-name="T1">s</text:span></text:span>ex-<text:line-break/>tante <text:span text:style-name="Default_20_Paragraph_20_Font"><text:span text:style-name="T1">s</text:span></text:span>ublato. Nos autem conjectis omnibus praescriptis<text:line-break/>conficimus et fit efficacius. Post prae<text:span text:style-name="Default_20_Paragraph_20_Font"><text:span text:style-name="T1">s</text:span></text:span>criptum aliud <text:span text:style-name="Default_20_Paragraph_20_Font"><text:span text:style-name="T1">s</text:span></text:span>ubdi-<text:line-break/>dit hoc modo. <text:span text:style-name="Default_20_Paragraph_20_Font"><text:span text:style-name="T1">Hoc usus est Andromachus. Pacit spleni-<text:line-break/>cis, hydropicis et ad praecordia distenta. Pacit isohiadi-<text:line-break/>cis, arthriticis et ad inveteratos affectus. </text:span></text:span>♃ Cerae, picis<text:line-break/>.Hrutiae, utriusque lib. j, nos pro pice resinam frictam im<text:line-break/>dimus, resinae pinus lib. j, olei cyath. viij, auripigment</text:p>
      <text:p text:style-name="P3">auricoloris, aluminis scissi, calcis vivae, singulorum ℥ ij,<text:line-break/>praepara ut dictum est. Nos apposuimus ad medicamentum<text:line-break/>myrrhae sextantem, visci quercini trientem. Post relata alia<text:line-break/>quaedam ad hydropicos et splenicos recenset et inde rur-<text:line-break/>sus multi usus compositionem tradit, quam etiam ischiadicis<text:line-break/>convenire ait, hoc modo. <text:span text:style-name="Default_20_Paragraph_20_Font"><text:span text:style-name="T1">Andreae malagma. Compositio<text:line-break/>admiranda ad ea quae velis perso</text:span></text:span>n<text:span text:style-name="Default_20_Paragraph_20_Font"><text:span text:style-name="T1">are, dissolvere, adae-<text:line-break/>quare. Educit ossa corrupta, aculeos et infixa. Descr</text:span></text:span><text:span text:style-name="Default_20_Paragraph_20_Font"><text:span text:style-name="T15">i</text:span></text:span><text:span text:style-name="Default_20_Paragraph_20_Font"><text:span text:style-name="T1">ptum<text:line-break/>est etiam a Ser ap io n e empirico. Pacit et ad isohiadicos,<text:line-break/>commodum est suppuratis, facit et ad induratos visoerum<text:line-break/>affectus. Est et acopon bonum diutinis resolutionibus et<text:line-break/>d</text:span></text:span><text:span text:style-name="Default_20_Paragraph_20_Font"><text:span text:style-name="T15">i</text:span></text:span><text:span text:style-name="Default_20_Paragraph_20_Font"><text:span text:style-name="T1">stort</text:span></text:span><text:span text:style-name="Default_20_Paragraph_20_Font"><text:span text:style-name="T15">i</text:span></text:span><text:span text:style-name="Default_20_Paragraph_20_Font"><text:span text:style-name="T1">s corpor</text:span></text:span><text:span text:style-name="Default_20_Paragraph_20_Font"><text:span text:style-name="T15">i</text:span></text:span><text:span text:style-name="Default_20_Paragraph_20_Font"><text:span text:style-name="T1">s partibus. Pacit etiam ad ea, quae pin-<text:line-break/>gui mucore obsessa sunt, educit enim aliena et ulcus ad<text:line-break/>cicatricem perducit. ♃ </text:span></text:span>Grani cnidii purgati, nitri rubri,<text:line-break/>salis ammoniaci, aristolochiae Creticae, radicis cucumeris<text:line-break/>silvestris, terebinthinae, singulorum drach. viginti, piperis<text:line-break/>rotundi et longi, ammoniaci thymiamatis et, ut quidam vo-<text:line-break/>lunt, amomi et xyIobalsami, singulorum drach. x, thuriS</text:p>
      <text:p text:style-name="P3">masculi, myrrhae, resinae siccae, visci subacti, singulorum<text:line-break/>drach. decem, succi mororum drach. x, cerae drach. xxx,<text:line-break/>adipis caprini drach. xv, faecis unguenti irini quantum fa-<text:line-break/>tis excipiendis erit, arida tunduntur et angustissimo cribro<text:line-break/>excernuntur, liquabilia vero singulatim diligenter tunduntur,<text:line-break/>deinde omnia simul miscentur ac rursus tunduntur admota<text:line-break/>irini faece, deinde ubi probe fuerint unita, emollita repo-<text:line-break/>minus. Quod si velis acopo uti, accipe medicamenti qua-<text:line-break/>drantem, adipis an<text:span text:style-name="Default_20_Paragraph_20_Font"><text:span text:style-name="T1">s</text:span></text:span>erini quadrantem, olei cyprini quadran-<text:line-break/>tem ac mixtis utit<text:span text:style-name="Default_20_Paragraph_20_Font"><text:span text:style-name="T1">o</text:span></text:span>r. Postea vero consequenter sic scripsit.<text:line-break/><text:span text:style-name="Default_20_Paragraph_20_Font"><text:span text:style-name="T1">Aliud ad eosdem affectus. </text:span></text:span>♃ Pyrethri Ʒ xx, grani cnidii,<text:line-break/>spumae nitri, utriusque Ʒ xx, falis ammoniaci, aristolochiae<text:line-break/>Creticae tenuis corticis, radicis cucumeris silvestris, tere-<text:line-break/>hinthinae, singulorum Ʒ xx, piperis rotundi et longi, ammo-<text:line-break/>niach thymiamatis, bdellii, xylobalsami, thuris, myrrhae,<text:line-break/>cardamomi, amomi, adipis caprini, resinae siccae, singulo-<text:line-break/>rum Ʒ x, cerae Ʒ xxx, visci probe subacti .Ʒ viij, succi m o-<text:line-break/>rorum Ʒ viij, faecis unguenti irini quod sufficit his exci-</text:p>
      <text:p text:style-name="P3">piendis, vini Italici quod satis est, maceratis his, quae dis-<text:line-break/>solvere oportet, pro more apparato. In ali<text:span text:style-name="Default_20_Paragraph_20_Font"><text:span text:style-name="T1">o</text:span></text:span> exemplari neque<text:line-break/>xylobalsamum neque cardamomum neque amomum reperi.<text:line-break/>Post haec alia medicamenta prodidit et deinde rursus ischia-<text:line-break/>dicorum meminit, sic scribens. <text:span text:style-name="Default_20_Paragraph_20_Font"><text:span text:style-name="T1">Aliud ejusdem epilhema,<text:line-break/></text:span></text:span>I<text:span text:style-name="Default_20_Paragraph_20_Font"><text:span text:style-name="T1">schiadicis et arthriticis auxiliatur confestius</text:span></text:span>. Foenugrae-<text:line-break/>cum in vas sictiIe conjicito et ad ipsum poscam sussicien-<text:line-break/>tem affundito et prunis impositum donec dissolvatur coquito,<text:line-break/>ad dissolutum vero meliis quod satis est injiee ac rursus<text:line-break/>coque, deinde exempta diligenter tere et in linteolum in-<text:line-break/>farta locis affectis impone, fasciaque obligatos sine. Hoc au-<text:line-break/>tem ad biduum ^et triduum facimus. Caeterum si dum teri-<text:line-break/>tur medicamentum induretur, liquoris quantum <text:span text:style-name="Default_20_Paragraph_20_Font"><text:span text:style-name="T1">s</text:span></text:span>ufficit ad-<text:line-break/>dimus, liquor autem tantus sit, ut tractile cataplasma red--<text:line-break/>datur. <text:span text:style-name="Default_20_Paragraph_20_Font"><text:span text:style-name="T1">Aliud quod continenter ad praedicta sequitur hoc<text:line-break/>modo</text:span></text:span>. Sympbyti <text:span text:style-name="Default_20_Paragraph_20_Font"><text:span text:style-name="T1">s</text:span></text:span>esquilibram rasam et minutim concisam<text:line-break/>ac in mortarium testaceum conjectam diligenter terito, et</text:p>
      <text:p text:style-name="P2">ad tritam mannae quadrantem addito, atque ovorum cru-<text:line-break/>dorum recentium trium numero candidum una cum luteo<text:line-break/>et rursus terito, et ubi unita suerint, his adipis suilli ve-<text:line-break/>teris libram unam adjicito et conquassata diligenter atque<text:line-break/>in linte<text:span text:style-name="Default_20_Paragraph_20_Font"><text:span text:style-name="T1">o</text:span></text:span>lum insarta imponito, mitigat confestim. Post prae-<text:line-break/>scriptum aliud deinceps scripsit h<text:span text:style-name="Default_20_Paragraph_20_Font"><text:span text:style-name="T1">o</text:span></text:span>c modo. <text:span text:style-name="Default_20_Paragraph_20_Font"><text:span text:style-name="T1">Aliud ejusdem<text:line-break/>malagma, isohiadicis statim in exacerbationibus imponitur.<text:line-break/>Appellatur did</text:span></text:span>y<text:span text:style-name="Default_20_Paragraph_20_Font"><text:span text:style-name="T1">maea. Pacit ad attrita et omnem nervo-<text:line-break/>rutu per consensum affectum, d</text:span></text:span>i<text:span text:style-name="Default_20_Paragraph_20_Font"><text:span text:style-name="T1">ssolvit omnem duritiem,<text:line-break/>facit etiam ad alias instammationes, delet malignas cica-<text:line-break/>trices, facit ad luxata et collisos, facit et ad mammilla-<text:line-break/>rum affectus malignos</text:span></text:span>. ♃ Cerae, visci quercini, terebin-<text:line-break/>thinae, iridis siccae, myrrhae, galbani, singulorum drach.<text:line-break/>xlviij, olei cyprini aut unguenti Aegyptiaci quod satis esu<text:line-break/>Galbanum in oleum cyprinum aut unguentum Aegyptium<text:line-break/>conjectum ad ignem dissolvimus, et ceram mollimus ac re-<text:line-break/>liquis mixtam probe tundimus, atque his galbanum liquo</text:p>
      <text:p text:style-name="P2">factum cum cyprino injichnus ac rursus tundimus malagma<text:line-break/>lenissimum tactui reddendo, quo utimur. Consequenter etiam<text:line-break/>hoc Asclepiades subdidit. <text:span text:style-name="Default_20_Paragraph_20_Font"><text:span text:style-name="T1">Aliud ejusdem ex Areo. .Facit ad<text:line-break/>colicos supra quam dici potest, in ipsis vexationibus impo-<text:line-break/>situm, et psoras curat citra exulcerationem</text:span></text:span>. ♃ Cerae, pi-<text:line-break/>cis liquidae, utriusque libram j, picis aridae libram j, Iul-<text:line-break/>sutis vivi, aluminis scissi, nitri rubri, singulorum libram di-<text:line-break/>midiam, liquabilia liquefacito, arida vero tundito et per an-<text:line-break/>gustissimum cribrum concernito et ad liquefacta adjicito,<text:line-break/>paulatim ea inspergend<text:span text:style-name="Default_20_Paragraph_20_Font"><text:span text:style-name="T1">a</text:span></text:span> ac assidue movendo , indeque in<text:line-break/>pilam translata ac lusa reponito et utitor. Deinceps rur-<text:line-break/>sum aliud prodidit hoc modo.</text:p>
      <text:p text:style-name="P1"><text:span text:style-name="Default_20_Paragraph_20_Font"><text:span text:style-name="T1">[Aliud eiusdem malagma ex siiphio, isohiadicis valde<text:line-break/>comm</text:span></text:span>o<text:span text:style-name="Default_20_Paragraph_20_Font"><text:span text:style-name="T1">dum.]</text:span></text:span> ♃ Amussi drach. xij, silphii, feminis rutae Iil-<text:line-break/>vestris, baccarum lauri purgatarum, singulorum drach. xiv,<text:line-break/>medullae colocynthida drach. duas, nitri drach. quatuor,<text:line-break/>abrotoni Thebaici drach. quatuor, cardamomi drach. qua-<text:line-break/>tuor, cerae Ponticae minae octavam partem, picis, resinae,</text:p>
      <text:p text:style-name="P2">adipis an<text:span text:style-name="Default_20_Paragraph_20_Font"><text:span text:style-name="T1">s</text:span></text:span>erini, ammoniaci thymiamatis, singulorum minae<text:line-break/>octavam partem, liquida cum aridis committit<text:span text:style-name="Default_20_Paragraph_20_Font"><text:span text:style-name="T1">o</text:span></text:span>. Con<text:span text:style-name="Default_20_Paragraph_20_Font"><text:span text:style-name="T1">s</text:span></text:span>equen-<text:line-break/>ter et hoc ab Asclepiade scriptum est ita.</text:p>
      <text:p text:style-name="P1"><text:span text:style-name="Default_20_Paragraph_20_Font"><text:span text:style-name="T1">[Aliud ejusdem, quo usus est Antipater.]</text:span></text:span> ♃ Silphii,<text:line-break/>rutae silvestris siccae, baccarum lauri siccarum, spumae in-<text:line-break/>tri, medullae colocynthidis, abrotoni Thehaich ammii, car-<text:line-break/>damomi, singulorum drach. quatuor, rutae sativae viridis,<text:line-break/>picis siccae, resinae terebinthinae, ammoniaci thymiamatis,<text:line-break/>adipis vitulini, singulorum minae octavam partem, galbani<text:line-break/>drach. <text:span text:style-name="Default_20_Paragraph_20_Font"><text:span text:style-name="T1">s</text:span></text:span>edecim , opopanacis drach. quatuor , sulfuris vivi<text:line-break/>drach. quatuor, olei cyprini heminas i v. Usus tempore opor-<text:line-break/>tet prius coriandrum aridum ustum cyprino excipere et<text:line-break/>ex e<text:span text:style-name="Default_20_Paragraph_20_Font"><text:span text:style-name="T1">o</text:span></text:span> coxendicem illinere, atque post hujus usum malagma<text:line-break/>ipsum imponere. Post hoc rursus aliud scripsit hoc modo.</text:p>
      <text:p text:style-name="P1"><text:span text:style-name="Default_20_Paragraph_20_Font"><text:span text:style-name="T1">[Aliud ejusdem malagma, in isohiadicis humores ex<text:line-break/>alto evocat ac transfert, liberatque a tota affectione. Pa-<text:line-break/>cit et dessolutis et trementibus et affectibus inveteratis^]<text:line-break/></text:span></text:span>♃ Picis liquidae Brutiae lib. iij, faecis aridae ustae lib. ij,</text:p>
      <text:p text:style-name="P3">nitri rubri <text:span text:style-name="Default_20_Paragraph_20_Font"><text:span text:style-name="T1">s</text:span></text:span>esquilibram, resinae pini lib. j, cerae Iib. j, sta-<text:line-break/>phidis silvestris lib. j, sulfuris vivi lib. j, pyrethri Iib. dimi-<text:line-break/>diam, cardamomi sextarium unum, picem, ceram, resinam<text:line-break/>coquit<text:span text:style-name="Default_20_Paragraph_20_Font"><text:span text:style-name="T1">o</text:span></text:span>, arida fundito et cribrato angustissimo cribro ac cum<text:line-break/>liquefactis committito, et utitor. Post praescriptum adhuc<text:line-break/>aliud medicamentum <text:span text:style-name="Default_20_Paragraph_20_Font"><text:span text:style-name="T1">s</text:span></text:span>ubdidit ita habens.</text:p>
      <text:p text:style-name="P1"><text:span text:style-name="Default_20_Paragraph_20_Font"><text:span text:style-name="T1">[Aliud ejusdem quo usas est Philocalus.</text:span></text:span>] ♃ Sinapi,<text:line-break/>foenigraeci moliti, utriusque <text:span text:style-name="Default_20_Paragraph_20_Font"><text:span text:style-name="T1">s</text:span></text:span>extarium dimidium, pyrethri,<text:line-break/>staphidis silvestris, nitri rubri, singulorum drach. quatuor,<text:line-break/>opopanacis drach. ij, galbani drach. ij, resinae terebinthi-<text:line-break/>nae lib. j, cerae lib. j, <text:span text:style-name="Default_20_Paragraph_20_Font"><text:span text:style-name="T1">o</text:span></text:span>lei cyprini lib. j, arida cum liqui-<text:line-break/>dis committito et utitor.</text:p>
      <text:p text:style-name="P1"><text:span text:style-name="Default_20_Paragraph_20_Font"><text:span text:style-name="T1">[ischiadicorum cura a Damocrate conscripta ex ibe-<text:line-break/>ride</text:span></text:span>.] Dam<text:span text:style-name="Default_20_Paragraph_20_Font"><text:span text:style-name="T1">o</text:span></text:span>cratis extat libellus Clinicus inscriptus, in quo<text:line-break/>versibus iambicis, quemadmodum <text:span text:style-name="Default_20_Paragraph_20_Font"><text:span text:style-name="T1">s</text:span></text:span>olet, de tribus disserit<text:line-break/>medicamentis, ac primo quidem eo, quod ex herba, quam<text:line-break/>ipsa lberidem appellat, constat, fecundo ex femine dolores<text:line-break/><text:span text:style-name="Default_20_Paragraph_20_Font"><text:span text:style-name="T1">s</text:span></text:span>edante compositio , tertio ver<text:span text:style-name="Default_20_Paragraph_20_Font"><text:span text:style-name="T1">o</text:span></text:span> purgatorio et ab ip<text:span text:style-name="Default_20_Paragraph_20_Font"><text:span text:style-name="T1">s</text:span></text:span>o lucra</text:p>
      <text:p text:style-name="P3">appellato. De primo igitur in i<text:span text:style-name="Default_20_Paragraph_20_Font"><text:span text:style-name="T1">s</text:span></text:span>chiadicorum curatione in eo<text:line-break/>libello haec <text:span text:style-name="Default_20_Paragraph_20_Font"><text:span text:style-name="T1">s</text:span></text:span>cripsit. In lberide, inquit, medicum quendam<text:line-break/>amicum suum per hanc herbam curatum esse, quam her-<text:line-break/>bam, ut dixi, ip<text:span text:style-name="Default_20_Paragraph_20_Font"><text:span text:style-name="T1">s</text:span></text:span>e Damocrates Indidem appellat, ut qui<text:line-break/>ipsa visu herbam cognorit, nomen autem ejus nullum au-<text:line-break/>dierit, quum etiam id ip<text:span text:style-name="Default_20_Paragraph_20_Font"><text:span text:style-name="T1">s</text:span></text:span>um ignorarit is, qui eum u<text:span text:style-name="Default_20_Paragraph_20_Font"><text:span text:style-name="T1">s</text:span></text:span>um<text:line-break/>ejus docuit. Verum ex signis, quae scribit, videtur lberidem<text:line-break/>appellare, quae a Graecis lepidium nominatur, a regione,<text:line-break/>in qua amicus ejus curatus est, appellatione ducta. Defcri-<text:line-break/>bit autem ipsius signa per hos iambos.</text:p>
      <text:p text:style-name="P1"><text:span text:style-name="Default_20_Paragraph_20_Font"><text:span text:style-name="T1">Herba haec ubique multaque frequens nascitur<text:line-break/>Monumenta juxta antiqua, muros et veteres,<text:line-break/>Pritasque quondam publice pedibus vias,<text:line-break/>Quas juxta aratrum duxit haud quis agricola.<text:line-break/>Semper virescens, foliis nasturtii<text:line-break/>Plor</text:span></text:span>a<text:span text:style-name="Default_20_Paragraph_20_Font"><text:span text:style-name="T1">ntibus, vere attamen maioribus.</text:span></text:span></text:p>
      <text:p text:style-name="P1"><text:span text:style-name="Default_20_Paragraph_20_Font"><text:span text:style-name="T1">Caulem cubitalis longitudinis gerit,<text:line-break/>Paulo minorem aut rursus ampliorem. Ad hoc</text:span></text:span></text:p>
      <text:p text:style-name="P2"><text:span text:style-name="Default_20_Paragraph_20_Font"><text:span text:style-name="T1">Aestate pendent folia, donec multa hiems<text:line-break/>Sarmentitiam deducat haec ad imaginem et</text:span></text:span> j<text:line-break/><text:span text:style-name="Default_20_Paragraph_20_Font"><text:span text:style-name="T1">Delecta et exiccata depereant gelu,<text:line-break/>Adnata radici tamen cernes alia.</text:span></text:span></text:p>
      <text:p text:style-name="P1"><text:span text:style-name="Default_20_Paragraph_20_Font"><text:span text:style-name="T1">Aestate florem fert colore lacteo</text:span></text:span></text:p>
      <text:p text:style-name="P1"><text:span text:style-name="Default_20_Paragraph_20_Font"><text:span text:style-name="T1">Multum tenuem, variumque valde cauliculus.<text:line-break/>Ad quem sequitur semen penitus sic ex</text:span></text:span><text:span text:style-name="Default_20_Paragraph_20_Font"><text:span text:style-name="T15">i</text:span></text:span><text:span text:style-name="Default_20_Paragraph_20_Font"><text:span text:style-name="T1">guum,<text:line-break/>Vtsum fere ut fallens, oculos quoque effagiat.<text:line-break/></text:span></text:span>O<text:span text:style-name="Default_20_Paragraph_20_Font"><text:span text:style-name="T1">dorem habet radix at inde acerrimum,<text:line-break/>Vero similem quam maxime nasturtio.</text:span></text:span></text:p>
      <text:p text:style-name="P1">Per hos quidem versus figuram herbae indicavit. Con-<text:line-break/>sequenter autem usum ipsius per hujusmodi.</text:p>
      <text:p text:style-name="P1"><text:span text:style-name="Default_20_Paragraph_20_Font"><text:span text:style-name="T1">Hanc erutam larga satis cape copia</text:span></text:span></text:p>
      <text:p text:style-name="P1"><text:span text:style-name="Default_20_Paragraph_20_Font"><text:span text:style-name="T1">Aestate, nam tunc optima et fortissima est<text:line-break/>Adhuc recens, siccata sit sed debilior.</text:span></text:span></text:p>
      <text:p text:style-name="P1"><text:span text:style-name="Default_20_Paragraph_20_Font"><text:span text:style-name="T1">Pusam hinc probe, nam diestculter tunditur,<text:line-break/>Pauca subactamque excipies axungia,<text:line-break/>Crurique toti et maxime coxendici</text:span></text:span></text:p>
      <text:p text:style-name="P2"><text:span text:style-name="Default_20_Paragraph_20_Font"><text:span text:style-name="T1">Adhibebis et ligabis et sines duas<text:line-break/>Horas mulieribus, viris sed quatuor.<text:line-break/>Hinc balneo inductos nec ullo ex unguine,<text:line-break/>Nec sinegmate ullo pinguiore collines,<text:line-break/>Rudore sed modico exiliente in selium<text:line-break/>Merges, manere coge, siquidem saepius<text:line-break/>Molsam caloris quempiam ac selipum cesserat.<text:line-break/>Verum hinc rigatos leniter producito.<text:line-break/>dilati enim quamvis manibus sint plurium,<text:line-break/>Exibit attamen suis pedibus valens.</text:span></text:span></text:p>
      <text:p text:style-name="P1"><text:span text:style-name="Default_20_Paragraph_20_Font"><text:span text:style-name="T1">Ad multum oleum m</text:span></text:span>i<text:span text:style-name="Default_20_Paragraph_20_Font"><text:span text:style-name="T1">scebis hinc vinum modicum<text:line-break/>Et concuties et illiues totos eo.</text:span></text:span></text:p>
      <text:p text:style-name="P1"><text:span text:style-name="Default_20_Paragraph_20_Font"><text:span text:style-name="T1">Ac mox madore telsc et pinguitudine<text:line-break/>Potum teges crus mollibus tu velleribus,<text:line-break/>.lubens obire assueta vitae munia,<text:line-break/>Quaecunque vult et non gravatim suscipit.<text:line-break/>Hoc auxilium certum atque constans integre est,<text:line-break/>Et nullo alio adiiciendo ei simul indigum.</text:span></text:span></text:p>
      <text:p text:style-name="P2"><text:span text:style-name="Default_20_Paragraph_20_Font"><text:span text:style-name="T1">Expers doloris et ubi manseris, fere<text:line-break/>Quod accidit, radiculam laetus cole.<text:line-break/>Quod st tamen inde affectionis vestigium<text:line-break/>Quoddam supersit, post repetes hoc praesidium,<text:line-break/>Diebus ut multum decem bis praeteritis.</text:span></text:span></text:p>
      <text:p text:style-name="P1">Hoc sane utendi modo et inveteratos capitis dolores<text:line-break/>et alias omnes quacunque corporis parte inveteratas et<text:line-break/>aegre solubiles assectiones ac resolutiones se curasse ait. Et<text:line-break/>omnino vitia, in quibus alii sinapismo appellato et auxilio<text:line-break/>ex thapsia conflato utuntur, <text:span text:style-name="Default_20_Paragraph_20_Font"><text:span text:style-name="T1">s</text:span></text:span>e per hanc herbam persanasse<text:line-break/>dicit. Porro de hac lberide etiam AIThigenes scribit in se-<text:line-break/>eundo medicamentorum secundum genus, lepidium ipsam<text:line-break/>appellans. Dicit autem splenicis et ischiadicis ipsam conve-.<text:line-break/>inre. <text:span text:style-name="Default_20_Paragraph_20_Font"><text:span text:style-name="T1">Ad isohiadas et p elfoigeratsanes lsugiaeni.Tlipp archis<text:line-break/></text:span></text:span>Herbam lbeIidem, quam aliqui lepidium vocant, aut n astu r-<text:line-break/>tium silvestre colligito, et radicem ejus tusam ac adipe<text:line-break/>porcino commonitam, emplastri vice imponito ad dolentem<text:line-break/>locum ad horas tres, indeque in balneum mittit<text:span text:style-name="Default_20_Paragraph_20_Font"><text:span text:style-name="T1">o.</text:span></text:span> Idem</text:p>
      <text:p text:style-name="P2">praesidium et veteres capitis dolores depellit, in consimili usu<text:line-break/>adhibitum, quem Damocrates medicus per versus prodidit.</text:p>
      <text:h text:style-name="Heading_20_2" text:outline-level="2">Cap. HI. </text:h>
      <text:p text:style-name="P49">[<text:span text:style-name="Default_20_Paragraph_20_Font"><text:span text:style-name="T1">De podagricis et arthriticis affectionibus.]<text:line-break/></text:span></text:span>Dictum antea est in sermone de ischiade, ex fluxionibus<text:line-break/>generari ejusmodi assectiones irruentibus in locis articulos<text:line-break/>tionum, quare etiam curatio ipsarum juxta eundem fit mo-<text:line-break/>dum, nimirum ut irruentes fluxiones evacuentur. lnfluen-<text:line-break/>tibus igitur adhuc ipsis , <text:span text:style-name="Default_20_Paragraph_20_Font"><text:span text:style-name="T1">s</text:span></text:span>copum <text:span text:style-name="Default_20_Paragraph_20_Font"><text:span text:style-name="T1">o</text:span></text:span>fferendorum auxiliorum<text:line-break/>communi rationi influentium humorum subj icere <text:span text:style-name="Default_20_Paragraph_20_Font"><text:span text:style-name="T1">o</text:span></text:span>portet,<text:line-break/>ita ut repellamus ac restringamus. Ubi vero amplius non<text:line-break/>influant, ut discutiamus jam illapsos. Caeterum materia me-<text:line-break/>dicamentorum, per quae haec fiunt, multiformis est, quem-<text:line-break/>admodum etiam in aliis affecti<text:span text:style-name="Default_20_Paragraph_20_Font"><text:span text:style-name="T1">o</text:span></text:span>nibus, excogitantibus vide-<text:line-break/>licet a principio prudenti<text:span text:style-name="Default_20_Paragraph_20_Font"><text:span text:style-name="T1">o</text:span></text:span>ribus vitis juxta quandam arti-<text:line-break/>fidelem conjecturam modo hoc modo aliud eorum , quae<text:line-break/>optima per experientiam sunt judicata. Quapropter et ego<text:line-break/>velut in aliis affectionibus, sic etiam in his optima ex eis,<text:line-break/>quae priores medici experientia cognoverunt, adscribam.</text:p>
      <text:p text:style-name="P2"><text:span text:style-name="Default_20_Paragraph_20_Font"><text:span text:style-name="T1">[Medicamenta ab Asclepiade ad praedictas affectio-<text:line-break/>nes in quarto extet narum prodita, quae Marcellae inseri-<text:line-break/>bit.] Lpithema podagricis, arthriticis sedans dolorem.<text:line-break/>Esus est in ipsis accessionibus. </text:span></text:span>♃ Succi papaveris drach.<text:line-break/>quatuor, croci drach. unam, cum lacte bubul<text:span text:style-name="Default_20_Paragraph_20_Font"><text:span text:style-name="T1">o</text:span></text:span> aut caprino<text:line-break/>terito, et adjecta medulla panis diligenter laevigato ut molle<text:line-break/>cataplasma fiat et rosaceo admoto mollito, ac utitor leni<text:line-break/>cataplasmate, forinsecus betae aut lactucae soliis custodiendi<text:line-break/>ejus gratia impositis. Quandoque opium et crocum cum lacte<text:line-break/>trita cerato rosaceo excipimus et linteolo i n sarta imponi-<text:line-break/>mus. <text:span text:style-name="Default_20_Paragraph_20_Font"><text:span text:style-name="T1">Aliud. </text:span></text:span>♃ Styracis drach. duas, opii drach. unam,<text:line-break/>confice ac utere ut dictum est<text:span text:style-name="Default_20_Paragraph_20_Font"><text:span text:style-name="T1">. Aliud, confestim a dolore<text:line-break/>liberat, verum ante medicamenti impositionem aegrum la-<text:line-break/>vare oportet et tunc detensis locis imponere</text:span></text:span>. ♃ Succi ab-<text:line-break/>sinthii Pontici, croci, opii, singulorum drach. unam, cerae<text:line-break/>Ponticae drach. quatuor, unguenti irini drach. sex, passi<text:line-break/>Cretici quantum sufficit, opium, absinthium, crocum laevi-</text:p>
      <text:p text:style-name="P3">gato et laevigata liquidis excipe et linteolo insarta impone.<text:line-break/><text:span text:style-name="Default_20_Paragraph_20_Font"><text:span text:style-name="T1">Aliud. </text:span></text:span>♃ Seminis cicutae dempt<text:span text:style-name="Default_20_Paragraph_20_Font"><text:span text:style-name="T1">o</text:span></text:span> cortice expoliti drach.<text:line-break/>sex, croci drach. unam, opii drach. unam, passi Cretici<text:line-break/>quod satis est, trita excipe rosaceo cerato.</text:p>
      <text:p text:style-name="P1"><text:span text:style-name="Default_20_Paragraph_20_Font"><text:span text:style-name="T1">[Lpithema podagricorunt , arthriticorum , facit ad<text:line-break/>maximos affectus. </text:span></text:span>L<text:span text:style-name="Default_20_Paragraph_20_Font"><text:span text:style-name="T1">sas est eo Erasistratus Sicyonius.] ♃<text:line-break/></text:span></text:span>Radicis capparis tusae et cribratae choenicem unum, semi-<text:line-break/>nis hyoscyami, choenicem dimidium, radicis chamaeleonis<text:line-break/>nigri choenicis quartam partem , seminis cicutae choenicis<text:line-break/>quartam partem , radicis mandragorae choenicem j, radicis<text:line-break/>solani aut ut alii dorychnii, choenicis quartam partem,<text:line-break/>omnia tusa et cribrata mixta in vasculum figulinum repo<text:line-break/>nito et probe obturata servato. Usus vero tempore choe-<text:line-break/>nicis quartam partem inde accipito et passo tritam in vas<text:line-break/>fictile non picatum conjicito, et addita faecis vini aridae<text:line-break/>quarta heminae parte ad prunas posita diligenter movendo<text:line-break/>coquito, donec bis aut ter esserveant, deinde ab igne ablata,<text:line-break/>quam calidissima imponito aut quomodo perferre aegri pos-</text:p>
      <text:p text:style-name="P3">funI. Verum ante hujus cataplasmatis usum, pedes multa<text:line-break/>aqua frigida perfundere oportet et spongiis detergere, at-<text:line-break/>que ita medicamentum imponere. Supra vero cataplasma<text:line-break/>linteola tenuissima aceto imbuta imponantur et fascia cir-<text:line-break/>cumdata ad horas duas medicamentum incumbere sinatur.<text:line-break/>Postea vero eo ablato excitatas bullas acubus perforare<text:line-break/>oportet, ab iis enim humor mucosus multus ac glutinosus<text:line-break/>profluet, post cujus excretionem multa aqua frigida pedes<text:line-break/>proluantur et rursus medicamentum, ut dictum est impo-<text:line-break/>natur ita tamen, ut pro aceto aqua potabili utamur et ex<text:line-break/>ea rigatum linteolum medicamento superindemus.</text:p>
      <text:p text:style-name="P1"><text:span text:style-name="Default_20_Paragraph_20_Font"><text:span text:style-name="T1">[Aliud ejusdem. Hoc pro cucurbitis et hirudinibus<text:line-break/>utimur, nam seroscs sanguinis humores exsugit, facit et<text:line-break/>ad toph</text:span></text:span>u<text:span text:style-name="Default_20_Paragraph_20_Font"><text:span text:style-name="T1">s ac duritias, ut inde dessolvantur.] ♃ </text:span></text:span>Farinae<text:line-break/>foenigraeci sextarium unum, floris lapidis Asii sextarium<text:line-break/>unum, lomenti, fabae nigrae molitae, farinae lupinorum, utri-<text:line-break/>usque sextarium unum, omnia mixta et aqua calida subacta</text:p>
      <text:p text:style-name="P3">calida imponito et fascia constringito. Oportet autem prius<text:line-break/>affectos locos perfundere aut etiam in folio lavare. Quum<text:line-break/>ver<text:span text:style-name="Default_20_Paragraph_20_Font"><text:span text:style-name="T1">o</text:span></text:span> fasciae circumdatae madidae ac cruentae factae fue-<text:line-break/>rint, medicamentum tollimus, et f<text:span text:style-name="Default_20_Paragraph_20_Font"><text:span text:style-name="T1">o</text:span></text:span>tis locis pastill<text:span text:style-name="Default_20_Paragraph_20_Font"><text:span text:style-name="T1">o</text:span></text:span> ex amy-<text:line-break/>gdalis amaris utimur et malagmate, quod crocum, iridem et<text:line-break/>aristolochiam habet, hoc ipsum vero inter malagmata ad<text:line-break/>podagram descripta habetur.</text:p>
      <text:p text:style-name="P1"><text:span text:style-name="Default_20_Paragraph_20_Font"><text:span text:style-name="T1">[Pastillus podagricis, arthriticis.</text:span></text:span> E<text:span text:style-name="Default_20_Paragraph_20_Font"><text:span text:style-name="T1">sus ejus est in<text:line-break/>ipsis accessionibus.</text:span></text:span>] ♃ Aloes libram unam, succi centaurii<text:line-break/>fexuncem, thuris non <text:span text:style-name="Default_20_Paragraph_20_Font"><text:span text:style-name="T1">s</text:span></text:span>ecti trientem, myrrhae trientem, flo-<text:line-break/>ris lapidis Asii sextantem, opii sextantem, succi mandrago-<text:line-break/>rae sextantem, aluminis scissi sextantem, excipe passo et<text:line-break/>fac pastillos. Usu expetente, lacte dissolutos cum pennis<text:line-break/>illino et supra initionem linteolum pass<text:span text:style-name="Default_20_Paragraph_20_Font"><text:span text:style-name="T1">o</text:span></text:span> imbutum impone.<text:line-break/><text:span text:style-name="Default_20_Paragraph_20_Font"><text:span text:style-name="T1">Alius Pastillus, .Iuppiter appellatus</text:span></text:span>. ♃ Aloes drach. xij,<text:line-break/>opii drach. octo, succi papaveris drach. sex, succi hyoscy-<text:line-break/>ami drach. sex, aconiti drach. quatuor, hypocystidis drach.</text:p>
      <text:p text:style-name="P3">vj, glandi Ʒ viij, croci Ʒ xij, gummi Ʒxxiv, malorum man-<text:line-break/>dragorae Ʒ xx, aceti heminas duas, mala cum aceto coquito<text:line-break/>et expressa praedictis admiscet<text:span text:style-name="Default_20_Paragraph_20_Font"><text:span text:style-name="T1">o</text:span></text:span>, et ex dilutis ac probe<text:line-break/>levigatis pastillos formato, eosque in umbra siccato. Usus<text:line-break/>ostensus esu</text:p>
      <text:p text:style-name="P1"><text:span text:style-name="Default_20_Paragraph_20_Font"><text:span text:style-name="T1">[Malagma arthriticis, podagricis, ex cicuta et aga-<text:line-break/>rico, accommodatum.</text:span></text:span>] ♃ Seminis cicutae sextarium j, aga-<text:line-break/>rici sextarium j , foenigraeci <text:span text:style-name="Default_20_Paragraph_20_Font"><text:span text:style-name="T1">s</text:span></text:span>extarium j , nitri Ʒ j , cerae<text:line-break/>lib. j , resinae frictae libram unam , olei veteris libram j,<text:line-break/>medullae cervinae trientem, Illyricae trientem , arida tusa<text:line-break/>per angustissimum cribrum concernit<text:span text:style-name="Default_20_Paragraph_20_Font"><text:span text:style-name="T1">o</text:span></text:span>, liquabilia ver<text:span text:style-name="Default_20_Paragraph_20_Font"><text:span text:style-name="T1">o</text:span></text:span> eIi-<text:line-break/>quato et frigesieIi sinito et sic erasa aridis committit<text:span text:style-name="Default_20_Paragraph_20_Font"><text:span text:style-name="T1">o</text:span></text:span>, et<text:line-break/>contusis ac repositis utitor. <text:span text:style-name="Default_20_Paragraph_20_Font"><text:span text:style-name="T1">Aliud ejusdem</text:span></text:span>. ♃ Cerae lib. j,<text:line-break/>olei veteris aut Sabini <text:span text:style-name="Default_20_Paragraph_20_Font"><text:span text:style-name="T1">s</text:span></text:span>extarium j, soenigraeci sextarium j,<text:line-break/>cicutae sextarium dimidium, resinae frictae lib. j, nitri ru-<text:line-break/>brr dodrantem, floris lapidis Asii <text:span text:style-name="Default_20_Paragraph_20_Font"><text:span text:style-name="T1">s</text:span></text:span>emissem, medullae cer-<text:line-break/>vinae .trientem., Illyricae trientem, praepara ut dictum est.</text:p>
      <text:p text:style-name="P2"><text:span text:style-name="Default_20_Paragraph_20_Font"><text:span text:style-name="T1">[Aliud malagma ejusdem ex taedis, Liti Caejaris.<text:line-break/>Pacit podagricis et arthriticis. Emollit omnem duritiem.]<text:line-break/></text:span></text:span>♃ Visci quercini lib. j ẞ, thuris lib. j, cerae lib. j, taeda-<text:line-break/>rum pinguium lib. j, resinae pinus lib. j, liquabilia coquito<text:line-break/>ac pinguibus taedis moveto, postquam vero omnis pin-<text:line-break/>guedo ab ipsis effluxerit, ab igne ablatum liquorem exco-<text:line-break/>lato, atque huic thus tenuissime tritum inspergito, assidue..<text:line-break/>que moveto donec ad consistentiam manus non inquinans<text:line-break/>tem redigatur, et in mortarium translata reponito ac utitor.<text:line-break/><text:span text:style-name="Default_20_Paragraph_20_Font"><text:span text:style-name="T1">Aliud</text:span></text:span>. ♃ Taedarum pinguissimarum lib. j, thuris masculi<text:line-break/>lib. j , resinae pinus lib. j , visci quercini lib. ẞ, praepara<text:line-break/>ut praedictum est.</text:p>
      <text:p text:style-name="P1"><text:span text:style-name="Default_20_Paragraph_20_Font"><text:span text:style-name="T1">[Malagma ex lapide .Afia, podagricis, arthriticis<text:line-break/>valde commodum. Liberat a toto affectu. </text:span></text:span>E<text:span text:style-name="Default_20_Paragraph_20_Font"><text:span text:style-name="T1">sus est in<text:line-break/>intermissione.</text:span></text:span>] ♃ Visci quercini, terebinthinae; utriusque<text:line-break/>lib. j, spumae nitri, floris lapidis Asii, thuris, singulorum<text:line-break/>libram dimidiam, olei cyprini lib. j, adipis quantum satis<text:line-break/>est, arida tunduntur et cribrantur ac cum aqua teruntur</text:p>
      <text:p text:style-name="P3">ad cerasi liquidi <text:span text:style-name="Default_20_Paragraph_20_Font"><text:span text:style-name="T1">s</text:span></text:span>pissitudinem, liquabilia vero eliquantur<text:line-break/>et tritis adficiuntur, quibus simul conquassatis ao repositis<text:line-break/>utimur. <text:span text:style-name="Default_20_Paragraph_20_Font"><text:span text:style-name="T1">Aliud. ♃ </text:span></text:span>Visci lib. j, terebinthinae lib. j, lapidis<text:line-break/>Asii, nitri, utriusque trientem mannae quadrantem, cyprini<text:line-break/><text:span text:style-name="Default_20_Paragraph_20_Font"><text:span text:style-name="T1">s</text:span></text:span>extantem, aquae lixivi figulini quod satis est.</text:p>
      <text:p text:style-name="P1"><text:span text:style-name="Default_20_Paragraph_20_Font"><text:span text:style-name="T1">Aliud ad arthriticos valde praeclarum, auxiliatur<text:line-break/>confestim, humores in alto absorbens</text:span></text:span>.] ♃ Vi<text:span text:style-name="Default_20_Paragraph_20_Font"><text:span text:style-name="T1">s</text:span></text:span>ci lib. j, leIe-<text:line-break/>binthinae lib. j, adipis taurini, floris lapidis Asii, utriusque<text:line-break/>quadrantem, calcis vivae quadrantem, mannae quadrantem,<text:line-break/>cyprini lib. j, praepara ut dictum est. <text:span text:style-name="Default_20_Paragraph_20_Font"><text:span text:style-name="T1">Aliud Diodor</text:span></text:span>o. ♃<text:line-break/>Calcis vivae Ʒ j, thuris, terebinthinae, ammoniaci thymiama-<text:line-break/>tis, ana. Ʒ iv, adipis taurini Ʒ viij, spumae nitri Ʒ iv, floria<text:line-break/>lapidis Asii Ʒ ij, in alio exemplari Ʒ iv, olei cyatb. ij, arida<text:line-break/>cum liquidis committito. Hoc medicamentum valde com-<text:line-break/>modum est. Absorbet etiam collectiones circa articulos con-<text:line-break/>sistentes et a dol<text:span text:style-name="Default_20_Paragraph_20_Font"><text:span text:style-name="T1">o</text:span></text:span>ribus liberat.</text:p>
      <text:p text:style-name="P9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3-01-16T08:06:00Z</meta:creation-date>
    <dc:date>2023-01-16T10:28:20.273000000</dc:date>
    <meta:editing-cycles>21</meta:editing-cycles>
    <meta:editing-duration>PT48M50S</meta:editing-duration>
    <meta:document-statistic meta:table-count="0" meta:image-count="0" meta:object-count="0" meta:page-count="991" meta:paragraph-count="1747" meta:word-count="146379" meta:character-count="990994" meta:non-whitespace-character-count="846294"/>
    <meta:template xlink:type="simple" xlink:actuate="onRequest" xlink:title="" xlink:href="Normal.dotm"/>
  </office:meta>
</office:document-meta>
</file>